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13cm"/>
    </style:style>
    <style:style style:name="co3" style:family="table-column">
      <style:table-column-properties fo:break-before="auto" style:column-width="3.096cm"/>
    </style:style>
    <style:style style:name="co4" style:family="table-column">
      <style:table-column-properties fo:break-before="auto" style:column-width="2.522cm"/>
    </style:style>
    <style:style style:name="co5" style:family="table-column">
      <style:table-column-properties fo:break-before="auto" style:column-width="3.221cm"/>
    </style:style>
    <style:style style:name="co6" style:family="table-column">
      <style:table-column-properties fo:break-before="auto" style:column-width="2.59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7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3"/>
  </office:automatic-styles>
  <office:body>
    <office:spreadsheet>
      <table:table table:name="Sheet1" table:style-name="ta1" table:print="false">
        <table:table-column table:style-name="co1" table:number-columns-repeated="13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2" table:default-cell-style-name="ce1"/>
        <table:table-row table:style-name="ro2">
          <table:table-cell office:value-type="string">
            <text:p>Sobol 1</text:p>
          </table:table-cell>
          <table:table-cell office:value-type="string">
            <text:p>Sobol 2</text:p>
          </table:table-cell>
          <table:table-cell office:value-type="string">
            <text:p>Sobol 3</text:p>
          </table:table-cell>
          <table:table-cell office:value-type="string">
            <text:p>Sobol 4</text:p>
          </table:table-cell>
          <table:table-cell office:value-type="string">
            <text:p>Sobol 5</text:p>
          </table:table-cell>
          <table:table-cell office:value-type="string">
            <text:p>Sobol 6</text:p>
          </table:table-cell>
          <table:table-cell office:value-type="string">
            <text:p>Sobol 7</text:p>
          </table:table-cell>
          <table:table-cell office:value-type="string">
            <text:p>Sobol 8</text:p>
          </table:table-cell>
          <table:table-cell office:value-type="string">
            <text:p>Sobol 9</text:p>
          </table:table-cell>
          <table:table-cell office:value-type="string">
            <text:p>Sobol 10</text:p>
          </table:table-cell>
          <table:table-cell office:value-type="string">
            <text:p>Sobol 11</text:p>
          </table:table-cell>
          <table:table-cell/>
          <table:table-cell office:value-type="string">
            <text:p>MapDim</text:p>
          </table:table-cell>
          <table:table-cell table:style-name="Default" office:value-type="string">
            <text:p>LearningRate</text:p>
          </table:table-cell>
          <table:table-cell table:style-name="Default" office:value-type="string">
            <text:p>LearningRateDecay</text:p>
          </table:table-cell>
          <table:table-cell table:style-name="Default" office:value-type="string">
            <text:p>KernelWidth%</text:p>
          </table:table-cell>
          <table:table-cell table:style-name="Default" office:value-type="string">
            <text:p>KernelWidth</text:p>
          </table:table-cell>
          <table:table-cell table:style-name="Default" office:value-type="string">
            <text:p>KernelWidthDecay</text:p>
          </table:table-cell>
          <table:table-cell table:style-name="Default" office:value-type="string">
            <text:p>CharThreshold</text:p>
          </table:table-cell>
          <table:table-cell table:style-name="Default" office:value-type="string">
            <text:p>CharLow</text:p>
          </table:table-cell>
          <table:table-cell table:style-name="Default" office:value-type="string">
            <text:p>CharHigh</text:p>
          </table:table-cell>
          <table:table-cell table:style-name="Default" office:value-type="string">
            <text:p>DiffThreshold</text:p>
          </table:table-cell>
          <table:table-cell table:style-name="Default" office:value-type="string">
            <text:p>DiffLow</text:p>
          </table:table-cell>
          <table:table-cell table:style-name="Default" office:value-type="string">
            <text:p>DiffHigh</text:p>
          </table:table-cell>
        </table:table-row>
        <table:table-row table:style-name="ro2">
          <table:table-cell table:number-columns-repeated="18"/>
          <table:table-cell table:style-name="Default" table:number-columns-repeated="6"/>
        </table:table-row>
        <table:table-row table:style-name="ro2">
          <table:table-cell table:number-columns-repeated="11" office:value-type="float" office:value="0">
            <text:p>0</text:p>
          </table:table-cell>
          <table:table-cell/>
          <table:table-cell table:formula="of:=ROUND((([.A3]-0)/(1-0))*(27-2)+2)" office:value-type="float" office:value="2">
            <text:p>2</text:p>
          </table:table-cell>
          <table:table-cell table:formula="of:=(([.B3]-0)/(1-0))*(10-0)+0" office:value-type="float" office:value="0">
            <text:p>0.000000000</text:p>
          </table:table-cell>
          <table:table-cell table:formula="of:=(([.C3]-0)/(1-0))*(1500-0.000000001)+0.000000001" office:value-type="float" office:value="0.000000001">
            <text:p>0.000000001</text:p>
          </table:table-cell>
          <table:table-cell table:formula="of:=(([.D3]-0)/(1-0))*(1-0.000000001)+0.000000001" office:value-type="float" office:value="0.000000001">
            <text:p>0.000000001</text:p>
          </table:table-cell>
          <table:table-cell table:formula="of:=[.M3]*[.P3]" office:value-type="float" office:value="0.000000002">
            <text:p>0.000000002</text:p>
          </table:table-cell>
          <table:table-cell table:formula="of:=(([.E3]-0)/(1-0))*(100-0.000000001)+0.000000001" office:value-type="float" office:value="0.000000001">
            <text:p>0.000000001</text:p>
          </table:table-cell>
          <table:table-cell table:formula="of:=(([.F3]-0)/(1-0))*(100-0)+0" office:value-type="float" office:value="0">
            <text:p>0.000000000</text:p>
          </table:table-cell>
          <table:table-cell table:formula="of:=(([.G3]-0)/(1-0))*(3-0)+0" office:value-type="float" office:value="0">
            <text:p>0.000000000</text:p>
          </table:table-cell>
          <table:table-cell table:formula="of:=(([.H3]-0)/(1-0))*(3-0)+0" office:value-type="float" office:value="0">
            <text:p>0.000000000</text:p>
          </table:table-cell>
          <table:table-cell table:formula="of:=(([.I3]-0)/(1-0))*(100-0)+0" office:value-type="float" office:value="0">
            <text:p>0.000000000</text:p>
          </table:table-cell>
          <table:table-cell table:formula="of:=(([.J3]-0)/(1-0))*(3-0)+0" office:value-type="float" office:value="0">
            <text:p>0.000000000</text:p>
          </table:table-cell>
          <table:table-cell table:formula="of:=(([.K3]-0)/(1-0))*(3-0)+0" office:value-type="float" office:value="0">
            <text:p>0.000000000</text:p>
          </table:table-cell>
        </table:table-row>
        <table:table-row table:style-name="ro2">
          <table:table-cell table:number-columns-repeated="11" office:value-type="float" office:value="0.5">
            <text:p>0.5</text:p>
          </table:table-cell>
          <table:table-cell/>
          <table:table-cell table:formula="of:=ROUND((([.A4]-0)/(1-0))*(27-2)+2)" office:value-type="float" office:value="15">
            <text:p>15</text:p>
          </table:table-cell>
          <table:table-cell table:formula="of:=(([.B4]-0)/(1-0))*(10-0)+0" office:value-type="float" office:value="5">
            <text:p>5.000000000</text:p>
          </table:table-cell>
          <table:table-cell table:formula="of:=(([.C4]-0)/(1-0))*(1500-0.000000001)+0.000000001" office:value-type="float" office:value="750.0000000005">
            <text:p>750.000000001</text:p>
          </table:table-cell>
          <table:table-cell table:formula="of:=(([.D4]-0)/(1-0))*(1-0.000000001)+0.000000001" office:value-type="float" office:value="0.5000000005">
            <text:p>0.500000001</text:p>
          </table:table-cell>
          <table:table-cell table:formula="of:=[.M4]*[.P4]" office:value-type="float" office:value="7.5000000075">
            <text:p>7.500000008</text:p>
          </table:table-cell>
          <table:table-cell table:formula="of:=(([.E4]-0)/(1-0))*(100-0.000000001)+0.000000001" office:value-type="float" office:value="50.0000000005">
            <text:p>50.000000001</text:p>
          </table:table-cell>
          <table:table-cell table:formula="of:=(([.F4]-0)/(1-0))*(100-0)+0" office:value-type="float" office:value="50">
            <text:p>50.000000000</text:p>
          </table:table-cell>
          <table:table-cell table:formula="of:=(([.G4]-0)/(1-0))*(3-0)+0" office:value-type="float" office:value="1.5">
            <text:p>1.500000000</text:p>
          </table:table-cell>
          <table:table-cell table:formula="of:=(([.H4]-0)/(1-0))*(3-0)+0" office:value-type="float" office:value="1.5">
            <text:p>1.500000000</text:p>
          </table:table-cell>
          <table:table-cell table:formula="of:=(([.I4]-0)/(1-0))*(100-0)+0" office:value-type="float" office:value="50">
            <text:p>50.000000000</text:p>
          </table:table-cell>
          <table:table-cell table:formula="of:=(([.J4]-0)/(1-0))*(3-0)+0" office:value-type="float" office:value="1.5">
            <text:p>1.500000000</text:p>
          </table:table-cell>
          <table:table-cell table:formula="of:=(([.K4]-0)/(1-0))*(3-0)+0" office:value-type="float" office:value="1.5">
            <text:p>1.500000000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table:number-columns-repeated="3" office:value-type="float" office:value="0.25">
            <text:p>0.25</text:p>
          </table:table-cell>
          <table:table-cell table:number-columns-repeated="2" office:value-type="float" office:value="0.75">
            <text:p>0.75</text:p>
          </table:table-cell>
          <table:table-cell office:value-type="float" office:value="0.25">
            <text:p>0.25</text:p>
          </table:table-cell>
          <table:table-cell table:number-columns-repeated="4" office:value-type="float" office:value="0.75">
            <text:p>0.75</text:p>
          </table:table-cell>
          <table:table-cell/>
          <table:table-cell table:formula="of:=ROUND((([.A5]-0)/(1-0))*(27-2)+2)" office:value-type="float" office:value="21">
            <text:p>21</text:p>
          </table:table-cell>
          <table:table-cell table:formula="of:=(([.B5]-0)/(1-0))*(10-0)+0" office:value-type="float" office:value="2.5">
            <text:p>2.500000000</text:p>
          </table:table-cell>
          <table:table-cell table:formula="of:=(([.C5]-0)/(1-0))*(1500-0.000000001)+0.000000001" office:value-type="float" office:value="375.00000000075">
            <text:p>375.000000001</text:p>
          </table:table-cell>
          <table:table-cell table:formula="of:=(([.D5]-0)/(1-0))*(1-0.000000001)+0.000000001" office:value-type="float" office:value="0.25000000075">
            <text:p>0.250000001</text:p>
          </table:table-cell>
          <table:table-cell table:formula="of:=[.M5]*[.P5]" office:value-type="float" office:value="5.25000001575">
            <text:p>5.250000016</text:p>
          </table:table-cell>
          <table:table-cell table:formula="of:=(([.E5]-0)/(1-0))*(100-0.000000001)+0.000000001" office:value-type="float" office:value="75.00000000025">
            <text:p>75.000000000</text:p>
          </table:table-cell>
          <table:table-cell table:formula="of:=(([.F5]-0)/(1-0))*(100-0)+0" office:value-type="float" office:value="75">
            <text:p>75.000000000</text:p>
          </table:table-cell>
          <table:table-cell table:formula="of:=(([.G5]-0)/(1-0))*(3-0)+0" office:value-type="float" office:value="0.75">
            <text:p>0.750000000</text:p>
          </table:table-cell>
          <table:table-cell table:formula="of:=(([.H5]-0)/(1-0))*(3-0)+0" office:value-type="float" office:value="2.25">
            <text:p>2.250000000</text:p>
          </table:table-cell>
          <table:table-cell table:formula="of:=(([.I5]-0)/(1-0))*(100-0)+0" office:value-type="float" office:value="75">
            <text:p>75.000000000</text:p>
          </table:table-cell>
          <table:table-cell table:formula="of:=(([.J5]-0)/(1-0))*(3-0)+0" office:value-type="float" office:value="2.25">
            <text:p>2.250000000</text:p>
          </table:table-cell>
          <table:table-cell table:formula="of:=(([.K5]-0)/(1-0))*(3-0)+0" office:value-type="float" office:value="2.25">
            <text:p>2.250000000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table:number-columns-repeated="3" office:value-type="float" office:value="0.75">
            <text:p>0.75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.75">
            <text:p>0.75</text:p>
          </table:table-cell>
          <table:table-cell table:number-columns-repeated="4" office:value-type="float" office:value="0.25">
            <text:p>0.25</text:p>
          </table:table-cell>
          <table:table-cell/>
          <table:table-cell table:formula="of:=ROUND((([.A6]-0)/(1-0))*(27-2)+2)" office:value-type="float" office:value="8">
            <text:p>8</text:p>
          </table:table-cell>
          <table:table-cell table:formula="of:=(([.B6]-0)/(1-0))*(10-0)+0" office:value-type="float" office:value="7.5">
            <text:p>7.500000000</text:p>
          </table:table-cell>
          <table:table-cell table:formula="of:=(([.C6]-0)/(1-0))*(1500-0.000000001)+0.000000001" office:value-type="float" office:value="1125.00000000025">
            <text:p>1125.000000000</text:p>
          </table:table-cell>
          <table:table-cell table:formula="of:=(([.D6]-0)/(1-0))*(1-0.000000001)+0.000000001" office:value-type="float" office:value="0.75000000025">
            <text:p>0.750000000</text:p>
          </table:table-cell>
          <table:table-cell table:formula="of:=[.M6]*[.P6]" office:value-type="float" office:value="6.000000002">
            <text:p>6.000000002</text:p>
          </table:table-cell>
          <table:table-cell table:formula="of:=(([.E6]-0)/(1-0))*(100-0.000000001)+0.000000001" office:value-type="float" office:value="25.00000000075">
            <text:p>25.000000001</text:p>
          </table:table-cell>
          <table:table-cell table:formula="of:=(([.F6]-0)/(1-0))*(100-0)+0" office:value-type="float" office:value="25">
            <text:p>25.000000000</text:p>
          </table:table-cell>
          <table:table-cell table:formula="of:=(([.G6]-0)/(1-0))*(3-0)+0" office:value-type="float" office:value="2.25">
            <text:p>2.250000000</text:p>
          </table:table-cell>
          <table:table-cell table:formula="of:=(([.H6]-0)/(1-0))*(3-0)+0" office:value-type="float" office:value="0.75">
            <text:p>0.750000000</text:p>
          </table:table-cell>
          <table:table-cell table:formula="of:=(([.I6]-0)/(1-0))*(100-0)+0" office:value-type="float" office:value="25">
            <text:p>25.000000000</text:p>
          </table:table-cell>
          <table:table-cell table:formula="of:=(([.J6]-0)/(1-0))*(3-0)+0" office:value-type="float" office:value="0.75">
            <text:p>0.750000000</text:p>
          </table:table-cell>
          <table:table-cell table:formula="of:=(([.K6]-0)/(1-0))*(3-0)+0" office:value-type="float" office:value="0.75">
            <text:p>0.750000000</text:p>
          </table:table-cell>
        </table:table-row>
        <table:table-row table:style-name="ro2">
          <table:table-cell table:number-columns-repeated="2"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office:value-type="float" office:value="0.375">
            <text:p>0.375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875">
            <text:p>0.87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/>
          <table:table-cell table:formula="of:=ROUND((([.A7]-0)/(1-0))*(27-2)+2)" office:value-type="float" office:value="11">
            <text:p>11</text:p>
          </table:table-cell>
          <table:table-cell table:formula="of:=(([.B7]-0)/(1-0))*(10-0)+0" office:value-type="float" office:value="3.75">
            <text:p>3.750000000</text:p>
          </table:table-cell>
          <table:table-cell table:formula="of:=(([.C7]-0)/(1-0))*(1500-0.000000001)+0.000000001" office:value-type="float" office:value="937.500000000375">
            <text:p>937.500000000</text:p>
          </table:table-cell>
          <table:table-cell table:formula="of:=(([.D7]-0)/(1-0))*(1-0.000000001)+0.000000001" office:value-type="float" office:value="0.875000000125">
            <text:p>0.875000000</text:p>
          </table:table-cell>
          <table:table-cell table:formula="of:=[.M7]*[.P7]" office:value-type="float" office:value="9.625000001375">
            <text:p>9.625000001</text:p>
          </table:table-cell>
          <table:table-cell table:formula="of:=(([.E7]-0)/(1-0))*(100-0.000000001)+0.000000001" office:value-type="float" office:value="37.500000000625">
            <text:p>37.500000001</text:p>
          </table:table-cell>
          <table:table-cell table:formula="of:=(([.F7]-0)/(1-0))*(100-0)+0" office:value-type="float" office:value="12.5">
            <text:p>12.500000000</text:p>
          </table:table-cell>
          <table:table-cell table:formula="of:=(([.G7]-0)/(1-0))*(3-0)+0" office:value-type="float" office:value="1.125">
            <text:p>1.125000000</text:p>
          </table:table-cell>
          <table:table-cell table:formula="of:=(([.H7]-0)/(1-0))*(3-0)+0" office:value-type="float" office:value="2.625">
            <text:p>2.625000000</text:p>
          </table:table-cell>
          <table:table-cell table:formula="of:=(([.I7]-0)/(1-0))*(100-0)+0" office:value-type="float" office:value="87.5">
            <text:p>87.500000000</text:p>
          </table:table-cell>
          <table:table-cell table:formula="of:=(([.J7]-0)/(1-0))*(3-0)+0" office:value-type="float" office:value="1.875">
            <text:p>1.875000000</text:p>
          </table:table-cell>
          <table:table-cell table:formula="of:=(([.K7]-0)/(1-0))*(3-0)+0" office:value-type="float" office:value="2.625">
            <text:p>2.625000000</text:p>
          </table:table-cell>
        </table:table-row>
        <table:table-row table:style-name="ro2">
          <table:table-cell table:number-columns-repeated="2" office:value-type="float" office:value="0.875">
            <text:p>0.875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875">
            <text:p>0.87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table:number-columns-repeated="2" office:value-type="float" office:value="0.375">
            <text:p>0.375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/>
          <table:table-cell table:formula="of:=ROUND((([.A8]-0)/(1-0))*(27-2)+2)" office:value-type="float" office:value="24">
            <text:p>24</text:p>
          </table:table-cell>
          <table:table-cell table:formula="of:=(([.B8]-0)/(1-0))*(10-0)+0" office:value-type="float" office:value="8.75">
            <text:p>8.750000000</text:p>
          </table:table-cell>
          <table:table-cell table:formula="of:=(([.C8]-0)/(1-0))*(1500-0.000000001)+0.000000001" office:value-type="float" office:value="187.500000000875">
            <text:p>187.500000001</text:p>
          </table:table-cell>
          <table:table-cell table:formula="of:=(([.D8]-0)/(1-0))*(1-0.000000001)+0.000000001" office:value-type="float" office:value="0.375000000625">
            <text:p>0.375000001</text:p>
          </table:table-cell>
          <table:table-cell table:formula="of:=[.M8]*[.P8]" office:value-type="float" office:value="9.000000015">
            <text:p>9.000000015</text:p>
          </table:table-cell>
          <table:table-cell table:formula="of:=(([.E8]-0)/(1-0))*(100-0.000000001)+0.000000001" office:value-type="float" office:value="87.500000000125">
            <text:p>87.500000000</text:p>
          </table:table-cell>
          <table:table-cell table:formula="of:=(([.F8]-0)/(1-0))*(100-0)+0" office:value-type="float" office:value="62.5">
            <text:p>62.500000000</text:p>
          </table:table-cell>
          <table:table-cell table:formula="of:=(([.G8]-0)/(1-0))*(3-0)+0" office:value-type="float" office:value="2.625">
            <text:p>2.625000000</text:p>
          </table:table-cell>
          <table:table-cell table:formula="of:=(([.H8]-0)/(1-0))*(3-0)+0" office:value-type="float" office:value="1.125">
            <text:p>1.125000000</text:p>
          </table:table-cell>
          <table:table-cell table:formula="of:=(([.I8]-0)/(1-0))*(100-0)+0" office:value-type="float" office:value="37.5">
            <text:p>37.500000000</text:p>
          </table:table-cell>
          <table:table-cell table:formula="of:=(([.J8]-0)/(1-0))*(3-0)+0" office:value-type="float" office:value="0.375">
            <text:p>0.375000000</text:p>
          </table:table-cell>
          <table:table-cell table:formula="of:=(([.K8]-0)/(1-0))*(3-0)+0" office:value-type="float" office:value="1.125">
            <text:p>1.125000000</text:p>
          </table:table-cell>
        </table:table-row>
        <table:table-row table:style-name="ro2">
          <table:table-cell office:value-type="float" office:value="0.625">
            <text:p>0.625</text:p>
          </table:table-cell>
          <table:table-cell office:value-type="float" office:value="0.125">
            <text:p>0.125</text:p>
          </table:table-cell>
          <table:table-cell office:value-type="float" office:value="0.875">
            <text:p>0.875</text:p>
          </table:table-cell>
          <table:table-cell table:number-columns-repeated="2"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table:number-columns-repeated="3"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125">
            <text:p>0.125</text:p>
          </table:table-cell>
          <table:table-cell/>
          <table:table-cell table:formula="of:=ROUND((([.A9]-0)/(1-0))*(27-2)+2)" office:value-type="float" office:value="18">
            <text:p>18</text:p>
          </table:table-cell>
          <table:table-cell table:formula="of:=(([.B9]-0)/(1-0))*(10-0)+0" office:value-type="float" office:value="1.25">
            <text:p>1.250000000</text:p>
          </table:table-cell>
          <table:table-cell table:formula="of:=(([.C9]-0)/(1-0))*(1500-0.000000001)+0.000000001" office:value-type="float" office:value="1312.50000000013">
            <text:p>1312.500000000</text:p>
          </table:table-cell>
          <table:table-cell table:formula="of:=(([.D9]-0)/(1-0))*(1-0.000000001)+0.000000001" office:value-type="float" office:value="0.625000000375">
            <text:p>0.625000000</text:p>
          </table:table-cell>
          <table:table-cell table:formula="of:=[.M9]*[.P9]" office:value-type="float" office:value="11.25000000675">
            <text:p>11.250000007</text:p>
          </table:table-cell>
          <table:table-cell table:formula="of:=(([.E9]-0)/(1-0))*(100-0.000000001)+0.000000001" office:value-type="float" office:value="62.500000000375">
            <text:p>62.500000000</text:p>
          </table:table-cell>
          <table:table-cell table:formula="of:=(([.F9]-0)/(1-0))*(100-0)+0" office:value-type="float" office:value="87.5">
            <text:p>87.500000000</text:p>
          </table:table-cell>
          <table:table-cell table:formula="of:=(([.G9]-0)/(1-0))*(3-0)+0" office:value-type="float" office:value="0.375">
            <text:p>0.375000000</text:p>
          </table:table-cell>
          <table:table-cell table:formula="of:=(([.H9]-0)/(1-0))*(3-0)+0" office:value-type="float" office:value="0.375">
            <text:p>0.375000000</text:p>
          </table:table-cell>
          <table:table-cell table:formula="of:=(([.I9]-0)/(1-0))*(100-0)+0" office:value-type="float" office:value="12.5">
            <text:p>12.500000000</text:p>
          </table:table-cell>
          <table:table-cell table:formula="of:=(([.J9]-0)/(1-0))*(3-0)+0" office:value-type="float" office:value="1.125">
            <text:p>1.125000000</text:p>
          </table:table-cell>
          <table:table-cell table:formula="of:=(([.K9]-0)/(1-0))*(3-0)+0" office:value-type="float" office:value="0.375">
            <text:p>0.375000000</text:p>
          </table:table-cell>
        </table:table-row>
        <table:table-row table:style-name="ro2">
          <table:table-cell office:value-type="float" office:value="0.125">
            <text:p>0.125</text:p>
          </table:table-cell>
          <table:table-cell office:value-type="float" office:value="0.625">
            <text:p>0.6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table:number-columns-repeated="3"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office:value-type="float" office:value="0.625">
            <text:p>0.625</text:p>
          </table:table-cell>
          <table:table-cell/>
          <table:table-cell table:formula="of:=ROUND((([.A10]-0)/(1-0))*(27-2)+2)" office:value-type="float" office:value="5">
            <text:p>5</text:p>
          </table:table-cell>
          <table:table-cell table:formula="of:=(([.B10]-0)/(1-0))*(10-0)+0" office:value-type="float" office:value="6.25">
            <text:p>6.250000000</text:p>
          </table:table-cell>
          <table:table-cell table:formula="of:=(([.C10]-0)/(1-0))*(1500-0.000000001)+0.000000001" office:value-type="float" office:value="562.500000000625">
            <text:p>562.500000001</text:p>
          </table:table-cell>
          <table:table-cell table:formula="of:=(([.D10]-0)/(1-0))*(1-0.000000001)+0.000000001" office:value-type="float" office:value="0.125000000875">
            <text:p>0.125000001</text:p>
          </table:table-cell>
          <table:table-cell table:formula="of:=[.M10]*[.P10]" office:value-type="float" office:value="0.625000004375">
            <text:p>0.625000004</text:p>
          </table:table-cell>
          <table:table-cell table:formula="of:=(([.E10]-0)/(1-0))*(100-0.000000001)+0.000000001" office:value-type="float" office:value="12.500000000875">
            <text:p>12.500000001</text:p>
          </table:table-cell>
          <table:table-cell table:formula="of:=(([.F10]-0)/(1-0))*(100-0)+0" office:value-type="float" office:value="37.5">
            <text:p>37.500000000</text:p>
          </table:table-cell>
          <table:table-cell table:formula="of:=(([.G10]-0)/(1-0))*(3-0)+0" office:value-type="float" office:value="1.875">
            <text:p>1.875000000</text:p>
          </table:table-cell>
          <table:table-cell table:formula="of:=(([.H10]-0)/(1-0))*(3-0)+0" office:value-type="float" office:value="1.875">
            <text:p>1.875000000</text:p>
          </table:table-cell>
          <table:table-cell table:formula="of:=(([.I10]-0)/(1-0))*(100-0)+0" office:value-type="float" office:value="62.5">
            <text:p>62.500000000</text:p>
          </table:table-cell>
          <table:table-cell table:formula="of:=(([.J10]-0)/(1-0))*(3-0)+0" office:value-type="float" office:value="2.625">
            <text:p>2.625000000</text:p>
          </table:table-cell>
          <table:table-cell table:formula="of:=(([.K10]-0)/(1-0))*(3-0)+0" office:value-type="float" office:value="1.875">
            <text:p>1.875000000</text:p>
          </table:table-cell>
        </table:table-row>
        <table:table-row table:style-name="ro2"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9375">
            <text:p>0.9375</text:p>
          </table:table-cell>
          <table:table-cell office:value-type="float" office:value="0.4375">
            <text:p>0.4375</text:p>
          </table:table-cell>
          <table:table-cell office:value-type="float" office:value="0.5625">
            <text:p>0.5625</text:p>
          </table:table-cell>
          <table:table-cell office:value-type="float" office:value="0.3125">
            <text:p>0.3125</text:p>
          </table:table-cell>
          <table:table-cell office:value-type="float" office:value="0.4375">
            <text:p>0.4375</text:p>
          </table:table-cell>
          <table:table-cell table:number-columns-repeated="2" office:value-type="float" office:value="0.9375">
            <text:p>0.9375</text:p>
          </table:table-cell>
          <table:table-cell office:value-type="float" office:value="0.3125">
            <text:p>0.3125</text:p>
          </table:table-cell>
          <table:table-cell office:value-type="float" office:value="0.6875">
            <text:p>0.6875</text:p>
          </table:table-cell>
          <table:table-cell/>
          <table:table-cell table:formula="of:=ROUND((([.A11]-0)/(1-0))*(27-2)+2)" office:value-type="float" office:value="7">
            <text:p>7</text:p>
          </table:table-cell>
          <table:table-cell table:formula="of:=(([.B11]-0)/(1-0))*(10-0)+0" office:value-type="float" office:value="3.125">
            <text:p>3.125000000</text:p>
          </table:table-cell>
          <table:table-cell table:formula="of:=(([.C11]-0)/(1-0))*(1500-0.000000001)+0.000000001" office:value-type="float" office:value="1406.25000000006">
            <text:p>1406.250000000</text:p>
          </table:table-cell>
          <table:table-cell table:formula="of:=(([.D11]-0)/(1-0))*(1-0.000000001)+0.000000001" office:value-type="float" office:value="0.4375000005625">
            <text:p>0.437500001</text:p>
          </table:table-cell>
          <table:table-cell table:formula="of:=[.M11]*[.P11]" office:value-type="float" office:value="3.0625000039375">
            <text:p>3.062500004</text:p>
          </table:table-cell>
          <table:table-cell table:formula="of:=(([.E11]-0)/(1-0))*(100-0.000000001)+0.000000001" office:value-type="float" office:value="56.2500000004375">
            <text:p>56.250000000</text:p>
          </table:table-cell>
          <table:table-cell table:formula="of:=(([.F11]-0)/(1-0))*(100-0)+0" office:value-type="float" office:value="31.25">
            <text:p>31.250000000</text:p>
          </table:table-cell>
          <table:table-cell table:formula="of:=(([.G11]-0)/(1-0))*(3-0)+0" office:value-type="float" office:value="1.3125">
            <text:p>1.312500000</text:p>
          </table:table-cell>
          <table:table-cell table:formula="of:=(([.H11]-0)/(1-0))*(3-0)+0" office:value-type="float" office:value="2.8125">
            <text:p>2.812500000</text:p>
          </table:table-cell>
          <table:table-cell table:formula="of:=(([.I11]-0)/(1-0))*(100-0)+0" office:value-type="float" office:value="93.75">
            <text:p>93.750000000</text:p>
          </table:table-cell>
          <table:table-cell table:formula="of:=(([.J11]-0)/(1-0))*(3-0)+0" office:value-type="float" office:value="0.9375">
            <text:p>0.937500000</text:p>
          </table:table-cell>
          <table:table-cell table:formula="of:=(([.K11]-0)/(1-0))*(3-0)+0" office:value-type="float" office:value="2.0625">
            <text:p>2.062500000</text:p>
          </table:table-cell>
        </table:table-row>
        <table:table-row table:style-name="ro2"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4375">
            <text:p>0.4375</text:p>
          </table:table-cell>
          <table:table-cell office:value-type="float" office:value="0.9375">
            <text:p>0.9375</text:p>
          </table:table-cell>
          <table:table-cell office:value-type="float" office:value="0.0625">
            <text:p>0.0625</text:p>
          </table:table-cell>
          <table:table-cell office:value-type="float" office:value="0.8125">
            <text:p>0.8125</text:p>
          </table:table-cell>
          <table:table-cell office:value-type="float" office:value="0.9375">
            <text:p>0.9375</text:p>
          </table:table-cell>
          <table:table-cell table:number-columns-repeated="2" office:value-type="float" office:value="0.4375">
            <text:p>0.4375</text:p>
          </table:table-cell>
          <table:table-cell office:value-type="float" office:value="0.8125">
            <text:p>0.8125</text:p>
          </table:table-cell>
          <table:table-cell office:value-type="float" office:value="0.1875">
            <text:p>0.1875</text:p>
          </table:table-cell>
          <table:table-cell/>
          <table:table-cell table:formula="of:=ROUND((([.A12]-0)/(1-0))*(27-2)+2)" office:value-type="float" office:value="19">
            <text:p>19</text:p>
          </table:table-cell>
          <table:table-cell table:formula="of:=(([.B12]-0)/(1-0))*(10-0)+0" office:value-type="float" office:value="8.125">
            <text:p>8.125000000</text:p>
          </table:table-cell>
          <table:table-cell table:formula="of:=(([.C12]-0)/(1-0))*(1500-0.000000001)+0.000000001" office:value-type="float" office:value="656.250000000563">
            <text:p>656.250000001</text:p>
          </table:table-cell>
          <table:table-cell table:formula="of:=(([.D12]-0)/(1-0))*(1-0.000000001)+0.000000001" office:value-type="float" office:value="0.9375000000625">
            <text:p>0.937500000</text:p>
          </table:table-cell>
          <table:table-cell table:formula="of:=[.M12]*[.P12]" office:value-type="float" office:value="17.8125000011875">
            <text:p>17.812500001</text:p>
          </table:table-cell>
          <table:table-cell table:formula="of:=(([.E12]-0)/(1-0))*(100-0.000000001)+0.000000001" office:value-type="float" office:value="6.2500000009375">
            <text:p>6.250000001</text:p>
          </table:table-cell>
          <table:table-cell table:formula="of:=(([.F12]-0)/(1-0))*(100-0)+0" office:value-type="float" office:value="81.25">
            <text:p>81.250000000</text:p>
          </table:table-cell>
          <table:table-cell table:formula="of:=(([.G12]-0)/(1-0))*(3-0)+0" office:value-type="float" office:value="2.8125">
            <text:p>2.812500000</text:p>
          </table:table-cell>
          <table:table-cell table:formula="of:=(([.H12]-0)/(1-0))*(3-0)+0" office:value-type="float" office:value="1.3125">
            <text:p>1.312500000</text:p>
          </table:table-cell>
          <table:table-cell table:formula="of:=(([.I12]-0)/(1-0))*(100-0)+0" office:value-type="float" office:value="43.75">
            <text:p>43.750000000</text:p>
          </table:table-cell>
          <table:table-cell table:formula="of:=(([.J12]-0)/(1-0))*(3-0)+0" office:value-type="float" office:value="2.4375">
            <text:p>2.437500000</text:p>
          </table:table-cell>
          <table:table-cell table:formula="of:=(([.K12]-0)/(1-0))*(3-0)+0" office:value-type="float" office:value="0.5625">
            <text:p>0.562500000</text:p>
          </table:table-cell>
        </table:table-row>
        <table:table-row table:style-name="ro2">
          <table:table-cell office:value-type="float" office:value="0.9375">
            <text:p>0.9375</text:p>
          </table:table-cell>
          <table:table-cell office:value-type="float" office:value="0.0625">
            <text:p>0.0625</text:p>
          </table:table-cell>
          <table:table-cell office:value-type="float" office:value="0.6875">
            <text:p>0.6875</text:p>
          </table:table-cell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5625">
            <text:p>0.5625</text:p>
          </table:table-cell>
          <table:table-cell table:number-columns-repeated="3" office:value-type="float" office:value="0.1875">
            <text:p>0.1875</text:p>
          </table:table-cell>
          <table:table-cell office:value-type="float" office:value="0.5625">
            <text:p>0.5625</text:p>
          </table:table-cell>
          <table:table-cell office:value-type="float" office:value="0.4375">
            <text:p>0.4375</text:p>
          </table:table-cell>
          <table:table-cell/>
          <table:table-cell table:formula="of:=ROUND((([.A13]-0)/(1-0))*(27-2)+2)" office:value-type="float" office:value="25">
            <text:p>25</text:p>
          </table:table-cell>
          <table:table-cell table:formula="of:=(([.B13]-0)/(1-0))*(10-0)+0" office:value-type="float" office:value="0.625">
            <text:p>0.625000000</text:p>
          </table:table-cell>
          <table:table-cell table:formula="of:=(([.C13]-0)/(1-0))*(1500-0.000000001)+0.000000001" office:value-type="float" office:value="1031.25000000031">
            <text:p>1031.250000000</text:p>
          </table:table-cell>
          <table:table-cell table:formula="of:=(([.D13]-0)/(1-0))*(1-0.000000001)+0.000000001" office:value-type="float" office:value="0.1875000008125">
            <text:p>0.187500001</text:p>
          </table:table-cell>
          <table:table-cell table:formula="of:=[.M13]*[.P13]" office:value-type="float" office:value="4.6875000203125">
            <text:p>4.687500020</text:p>
          </table:table-cell>
          <table:table-cell table:formula="of:=(([.E13]-0)/(1-0))*(100-0.000000001)+0.000000001" office:value-type="float" office:value="31.2500000006875">
            <text:p>31.250000001</text:p>
          </table:table-cell>
          <table:table-cell table:formula="of:=(([.F13]-0)/(1-0))*(100-0)+0" office:value-type="float" office:value="56.25">
            <text:p>56.250000000</text:p>
          </table:table-cell>
          <table:table-cell table:formula="of:=(([.G13]-0)/(1-0))*(3-0)+0" office:value-type="float" office:value="0.5625">
            <text:p>0.562500000</text:p>
          </table:table-cell>
          <table:table-cell table:formula="of:=(([.H13]-0)/(1-0))*(3-0)+0" office:value-type="float" office:value="0.5625">
            <text:p>0.562500000</text:p>
          </table:table-cell>
          <table:table-cell table:formula="of:=(([.I13]-0)/(1-0))*(100-0)+0" office:value-type="float" office:value="18.75">
            <text:p>18.750000000</text:p>
          </table:table-cell>
          <table:table-cell table:formula="of:=(([.J13]-0)/(1-0))*(3-0)+0" office:value-type="float" office:value="1.6875">
            <text:p>1.687500000</text:p>
          </table:table-cell>
          <table:table-cell table:formula="of:=(([.K13]-0)/(1-0))*(3-0)+0" office:value-type="float" office:value="1.3125">
            <text:p>1.312500000</text:p>
          </table:table-cell>
        </table:table-row>
        <table:table-row table:style-name="ro2">
          <table:table-cell office:value-type="float" office:value="0.4375">
            <text:p>0.4375</text:p>
          </table:table-cell>
          <table:table-cell office:value-type="float" office:value="0.5625">
            <text:p>0.5625</text:p>
          </table:table-cell>
          <table:table-cell office:value-type="float" office:value="0.1875">
            <text:p>0.1875</text:p>
          </table:table-cell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0625">
            <text:p>0.0625</text:p>
          </table:table-cell>
          <table:table-cell table:number-columns-repeated="3" office:value-type="float" office:value="0.6875">
            <text:p>0.6875</text:p>
          </table:table-cell>
          <table:table-cell office:value-type="float" office:value="0.0625">
            <text:p>0.0625</text:p>
          </table:table-cell>
          <table:table-cell office:value-type="float" office:value="0.9375">
            <text:p>0.9375</text:p>
          </table:table-cell>
          <table:table-cell/>
          <table:table-cell table:formula="of:=ROUND((([.A14]-0)/(1-0))*(27-2)+2)" office:value-type="float" office:value="13">
            <text:p>13</text:p>
          </table:table-cell>
          <table:table-cell table:formula="of:=(([.B14]-0)/(1-0))*(10-0)+0" office:value-type="float" office:value="5.625">
            <text:p>5.625000000</text:p>
          </table:table-cell>
          <table:table-cell table:formula="of:=(([.C14]-0)/(1-0))*(1500-0.000000001)+0.000000001" office:value-type="float" office:value="281.250000000813">
            <text:p>281.250000001</text:p>
          </table:table-cell>
          <table:table-cell table:formula="of:=(([.D14]-0)/(1-0))*(1-0.000000001)+0.000000001" office:value-type="float" office:value="0.6875000003125">
            <text:p>0.687500000</text:p>
          </table:table-cell>
          <table:table-cell table:formula="of:=[.M14]*[.P14]" office:value-type="float" office:value="8.9375000040625">
            <text:p>8.937500004</text:p>
          </table:table-cell>
          <table:table-cell table:formula="of:=(([.E14]-0)/(1-0))*(100-0.000000001)+0.000000001" office:value-type="float" office:value="81.2500000001875">
            <text:p>81.250000000</text:p>
          </table:table-cell>
          <table:table-cell table:formula="of:=(([.F14]-0)/(1-0))*(100-0)+0" office:value-type="float" office:value="6.25">
            <text:p>6.250000000</text:p>
          </table:table-cell>
          <table:table-cell table:formula="of:=(([.G14]-0)/(1-0))*(3-0)+0" office:value-type="float" office:value="2.0625">
            <text:p>2.062500000</text:p>
          </table:table-cell>
          <table:table-cell table:formula="of:=(([.H14]-0)/(1-0))*(3-0)+0" office:value-type="float" office:value="2.0625">
            <text:p>2.062500000</text:p>
          </table:table-cell>
          <table:table-cell table:formula="of:=(([.I14]-0)/(1-0))*(100-0)+0" office:value-type="float" office:value="68.75">
            <text:p>68.750000000</text:p>
          </table:table-cell>
          <table:table-cell table:formula="of:=(([.J14]-0)/(1-0))*(3-0)+0" office:value-type="float" office:value="0.1875">
            <text:p>0.187500000</text:p>
          </table:table-cell>
          <table:table-cell table:formula="of:=(([.K14]-0)/(1-0))*(3-0)+0" office:value-type="float" office:value="2.8125">
            <text:p>2.812500000</text:p>
          </table:table-cell>
        </table:table-row>
        <table:table-row table:style-name="ro2">
          <table:table-cell office:value-type="float" office:value="0.3125">
            <text:p>0.3125</text:p>
          </table:table-cell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5625">
            <text:p>0.5625</text:p>
          </table:table-cell>
          <table:table-cell office:value-type="float" office:value="0.9375">
            <text:p>0.9375</text:p>
          </table:table-cell>
          <table:table-cell office:value-type="float" office:value="0.4375">
            <text:p>0.4375</text:p>
          </table:table-cell>
          <table:table-cell table:number-columns-repeated="3" office:value-type="float" office:value="0.0625">
            <text:p>0.0625</text:p>
          </table:table-cell>
          <table:table-cell office:value-type="float" office:value="0.9375">
            <text:p>0.9375</text:p>
          </table:table-cell>
          <table:table-cell office:value-type="float" office:value="0.3125">
            <text:p>0.3125</text:p>
          </table:table-cell>
          <table:table-cell/>
          <table:table-cell table:formula="of:=ROUND((([.A15]-0)/(1-0))*(27-2)+2)" office:value-type="float" office:value="10">
            <text:p>10</text:p>
          </table:table-cell>
          <table:table-cell table:formula="of:=(([.B15]-0)/(1-0))*(10-0)+0" office:value-type="float" office:value="1.875">
            <text:p>1.875000000</text:p>
          </table:table-cell>
          <table:table-cell table:formula="of:=(([.C15]-0)/(1-0))*(1500-0.000000001)+0.000000001" office:value-type="float" office:value="468.750000000687">
            <text:p>468.750000001</text:p>
          </table:table-cell>
          <table:table-cell table:formula="of:=(([.D15]-0)/(1-0))*(1-0.000000001)+0.000000001" office:value-type="float" office:value="0.5625000004375">
            <text:p>0.562500000</text:p>
          </table:table-cell>
          <table:table-cell table:formula="of:=[.M15]*[.P15]" office:value-type="float" office:value="5.625000004375">
            <text:p>5.625000004</text:p>
          </table:table-cell>
          <table:table-cell table:formula="of:=(([.E15]-0)/(1-0))*(100-0.000000001)+0.000000001" office:value-type="float" office:value="93.7500000000625">
            <text:p>93.750000000</text:p>
          </table:table-cell>
          <table:table-cell table:formula="of:=(([.F15]-0)/(1-0))*(100-0)+0" office:value-type="float" office:value="43.75">
            <text:p>43.750000000</text:p>
          </table:table-cell>
          <table:table-cell table:formula="of:=(([.G15]-0)/(1-0))*(3-0)+0" office:value-type="float" office:value="0.1875">
            <text:p>0.187500000</text:p>
          </table:table-cell>
          <table:table-cell table:formula="of:=(([.H15]-0)/(1-0))*(3-0)+0" office:value-type="float" office:value="0.1875">
            <text:p>0.187500000</text:p>
          </table:table-cell>
          <table:table-cell table:formula="of:=(([.I15]-0)/(1-0))*(100-0)+0" office:value-type="float" office:value="6.25">
            <text:p>6.250000000</text:p>
          </table:table-cell>
          <table:table-cell table:formula="of:=(([.J15]-0)/(1-0))*(3-0)+0" office:value-type="float" office:value="2.8125">
            <text:p>2.812500000</text:p>
          </table:table-cell>
          <table:table-cell table:formula="of:=(([.K15]-0)/(1-0))*(3-0)+0" office:value-type="float" office:value="0.9375">
            <text:p>0.937500000</text:p>
          </table:table-cell>
        </table:table-row>
        <table:table-row table:style-name="ro2">
          <table:table-cell office:value-type="float" office:value="0.8125">
            <text:p>0.8125</text:p>
          </table:table-cell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0625">
            <text:p>0.0625</text:p>
          </table:table-cell>
          <table:table-cell office:value-type="float" office:value="0.4375">
            <text:p>0.4375</text:p>
          </table:table-cell>
          <table:table-cell office:value-type="float" office:value="0.9375">
            <text:p>0.9375</text:p>
          </table:table-cell>
          <table:table-cell table:number-columns-repeated="3" office:value-type="float" office:value="0.5625">
            <text:p>0.5625</text:p>
          </table:table-cell>
          <table:table-cell office:value-type="float" office:value="0.4375">
            <text:p>0.4375</text:p>
          </table:table-cell>
          <table:table-cell office:value-type="float" office:value="0.8125">
            <text:p>0.8125</text:p>
          </table:table-cell>
          <table:table-cell/>
          <table:table-cell table:formula="of:=ROUND((([.A16]-0)/(1-0))*(27-2)+2)" office:value-type="float" office:value="22">
            <text:p>22</text:p>
          </table:table-cell>
          <table:table-cell table:formula="of:=(([.B16]-0)/(1-0))*(10-0)+0" office:value-type="float" office:value="6.875">
            <text:p>6.875000000</text:p>
          </table:table-cell>
          <table:table-cell table:formula="of:=(([.C16]-0)/(1-0))*(1500-0.000000001)+0.000000001" office:value-type="float" office:value="1218.75000000019">
            <text:p>1218.750000000</text:p>
          </table:table-cell>
          <table:table-cell table:formula="of:=(([.D16]-0)/(1-0))*(1-0.000000001)+0.000000001" office:value-type="float" office:value="0.0625000009375">
            <text:p>0.062500001</text:p>
          </table:table-cell>
          <table:table-cell table:formula="of:=[.M16]*[.P16]" office:value-type="float" office:value="1.375000020625">
            <text:p>1.375000021</text:p>
          </table:table-cell>
          <table:table-cell table:formula="of:=(([.E16]-0)/(1-0))*(100-0.000000001)+0.000000001" office:value-type="float" office:value="43.7500000005625">
            <text:p>43.750000001</text:p>
          </table:table-cell>
          <table:table-cell table:formula="of:=(([.F16]-0)/(1-0))*(100-0)+0" office:value-type="float" office:value="93.75">
            <text:p>93.750000000</text:p>
          </table:table-cell>
          <table:table-cell table:formula="of:=(([.G16]-0)/(1-0))*(3-0)+0" office:value-type="float" office:value="1.6875">
            <text:p>1.687500000</text:p>
          </table:table-cell>
          <table:table-cell table:formula="of:=(([.H16]-0)/(1-0))*(3-0)+0" office:value-type="float" office:value="1.6875">
            <text:p>1.687500000</text:p>
          </table:table-cell>
          <table:table-cell table:formula="of:=(([.I16]-0)/(1-0))*(100-0)+0" office:value-type="float" office:value="56.25">
            <text:p>56.250000000</text:p>
          </table:table-cell>
          <table:table-cell table:formula="of:=(([.J16]-0)/(1-0))*(3-0)+0" office:value-type="float" office:value="1.3125">
            <text:p>1.312500000</text:p>
          </table:table-cell>
          <table:table-cell table:formula="of:=(([.K16]-0)/(1-0))*(3-0)+0" office:value-type="float" office:value="2.4375">
            <text:p>2.437500000</text:p>
          </table:table-cell>
        </table:table-row>
        <table:table-row table:style-name="ro2">
          <table:table-cell office:value-type="float" office:value="0.5625">
            <text:p>0.5625</text:p>
          </table:table-cell>
          <table:table-cell office:value-type="float" office:value="0.4375">
            <text:p>0.4375</text:p>
          </table:table-cell>
          <table:table-cell office:value-type="float" office:value="0.0625">
            <text:p>0.0625</text:p>
          </table:table-cell>
          <table:table-cell office:value-type="float" office:value="0.8125">
            <text:p>0.8125</text:p>
          </table:table-cell>
          <table:table-cell office:value-type="float" office:value="0.1875">
            <text:p>0.1875</text:p>
          </table:table-cell>
          <table:table-cell office:value-type="float" office:value="0.6875">
            <text:p>0.6875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.8125">
            <text:p>0.8125</text:p>
          </table:table-cell>
          <table:table-cell office:value-type="float" office:value="0.1875">
            <text:p>0.1875</text:p>
          </table:table-cell>
          <table:table-cell office:value-type="float" office:value="0.5625">
            <text:p>0.5625</text:p>
          </table:table-cell>
          <table:table-cell/>
          <table:table-cell table:formula="of:=ROUND((([.A17]-0)/(1-0))*(27-2)+2)" office:value-type="float" office:value="16">
            <text:p>16</text:p>
          </table:table-cell>
          <table:table-cell table:formula="of:=(([.B17]-0)/(1-0))*(10-0)+0" office:value-type="float" office:value="4.375">
            <text:p>4.375000000</text:p>
          </table:table-cell>
          <table:table-cell table:formula="of:=(([.C17]-0)/(1-0))*(1500-0.000000001)+0.000000001" office:value-type="float" office:value="93.7500000009375">
            <text:p>93.750000001</text:p>
          </table:table-cell>
          <table:table-cell table:formula="of:=(([.D17]-0)/(1-0))*(1-0.000000001)+0.000000001" office:value-type="float" office:value="0.8125000001875">
            <text:p>0.812500000</text:p>
          </table:table-cell>
          <table:table-cell table:formula="of:=[.M17]*[.P17]" office:value-type="float" office:value="13.000000003">
            <text:p>13.000000003</text:p>
          </table:table-cell>
          <table:table-cell table:formula="of:=(([.E17]-0)/(1-0))*(100-0.000000001)+0.000000001" office:value-type="float" office:value="18.7500000008125">
            <text:p>18.750000001</text:p>
          </table:table-cell>
          <table:table-cell table:formula="of:=(([.F17]-0)/(1-0))*(100-0)+0" office:value-type="float" office:value="68.75">
            <text:p>68.750000000</text:p>
          </table:table-cell>
          <table:table-cell table:formula="of:=(([.G17]-0)/(1-0))*(3-0)+0" office:value-type="float" office:value="0.9375">
            <text:p>0.937500000</text:p>
          </table:table-cell>
          <table:table-cell table:formula="of:=(([.H17]-0)/(1-0))*(3-0)+0" office:value-type="float" office:value="2.4375">
            <text:p>2.437500000</text:p>
          </table:table-cell>
          <table:table-cell table:formula="of:=(([.I17]-0)/(1-0))*(100-0)+0" office:value-type="float" office:value="81.25">
            <text:p>81.250000000</text:p>
          </table:table-cell>
          <table:table-cell table:formula="of:=(([.J17]-0)/(1-0))*(3-0)+0" office:value-type="float" office:value="0.5625">
            <text:p>0.562500000</text:p>
          </table:table-cell>
          <table:table-cell table:formula="of:=(([.K17]-0)/(1-0))*(3-0)+0" office:value-type="float" office:value="1.6875">
            <text:p>1.687500000</text:p>
          </table:table-cell>
        </table:table-row>
        <table:table-row table:style-name="ro2">
          <table:table-cell office:value-type="float" office:value="0.0625">
            <text:p>0.0625</text:p>
          </table:table-cell>
          <table:table-cell office:value-type="float" office:value="0.9375">
            <text:p>0.9375</text:p>
          </table:table-cell>
          <table:table-cell office:value-type="float" office:value="0.5625">
            <text:p>0.5625</text:p>
          </table:table-cell>
          <table:table-cell office:value-type="float" office:value="0.3125">
            <text:p>0.3125</text:p>
          </table:table-cell>
          <table:table-cell office:value-type="float" office:value="0.6875">
            <text:p>0.6875</text:p>
          </table:table-cell>
          <table:table-cell office:value-type="float" office:value="0.1875">
            <text:p>0.1875</text:p>
          </table:table-cell>
          <table:table-cell office:value-type="float" office:value="0.8125">
            <text:p>0.8125</text:p>
          </table:table-cell>
          <table:table-cell table:number-columns-repeated="2" office:value-type="float" office:value="0.3125">
            <text:p>0.3125</text:p>
          </table:table-cell>
          <table:table-cell office:value-type="float" office:value="0.6875">
            <text:p>0.6875</text:p>
          </table:table-cell>
          <table:table-cell office:value-type="float" office:value="0.0625">
            <text:p>0.0625</text:p>
          </table:table-cell>
          <table:table-cell/>
          <table:table-cell table:formula="of:=ROUND((([.A18]-0)/(1-0))*(27-2)+2)" office:value-type="float" office:value="4">
            <text:p>4</text:p>
          </table:table-cell>
          <table:table-cell table:formula="of:=(([.B18]-0)/(1-0))*(10-0)+0" office:value-type="float" office:value="9.375">
            <text:p>9.375000000</text:p>
          </table:table-cell>
          <table:table-cell table:formula="of:=(([.C18]-0)/(1-0))*(1500-0.000000001)+0.000000001" office:value-type="float" office:value="843.750000000438">
            <text:p>843.750000000</text:p>
          </table:table-cell>
          <table:table-cell table:formula="of:=(([.D18]-0)/(1-0))*(1-0.000000001)+0.000000001" office:value-type="float" office:value="0.3125000006875">
            <text:p>0.312500001</text:p>
          </table:table-cell>
          <table:table-cell table:formula="of:=[.M18]*[.P18]" office:value-type="float" office:value="1.25000000275">
            <text:p>1.250000003</text:p>
          </table:table-cell>
          <table:table-cell table:formula="of:=(([.E18]-0)/(1-0))*(100-0.000000001)+0.000000001" office:value-type="float" office:value="68.7500000003125">
            <text:p>68.750000000</text:p>
          </table:table-cell>
          <table:table-cell table:formula="of:=(([.F18]-0)/(1-0))*(100-0)+0" office:value-type="float" office:value="18.75">
            <text:p>18.750000000</text:p>
          </table:table-cell>
          <table:table-cell table:formula="of:=(([.G18]-0)/(1-0))*(3-0)+0" office:value-type="float" office:value="2.4375">
            <text:p>2.437500000</text:p>
          </table:table-cell>
          <table:table-cell table:formula="of:=(([.H18]-0)/(1-0))*(3-0)+0" office:value-type="float" office:value="0.9375">
            <text:p>0.937500000</text:p>
          </table:table-cell>
          <table:table-cell table:formula="of:=(([.I18]-0)/(1-0))*(100-0)+0" office:value-type="float" office:value="31.25">
            <text:p>31.250000000</text:p>
          </table:table-cell>
          <table:table-cell table:formula="of:=(([.J18]-0)/(1-0))*(3-0)+0" office:value-type="float" office:value="2.0625">
            <text:p>2.062500000</text:p>
          </table:table-cell>
          <table:table-cell table:formula="of:=(([.K18]-0)/(1-0))*(3-0)+0" office:value-type="float" office:value="0.1875">
            <text:p>0.187500000</text:p>
          </table:table-cell>
        </table:table-row>
        <table:table-row table:style-name="ro2">
          <table:table-cell office:value-type="float" office:value="0.09375">
            <text:p>0.09375</text:p>
          </table:table-cell>
          <table:table-cell table:number-columns-repeated="2" office:value-type="float" office:value="0.46875">
            <text:p>0.46875</text:p>
          </table:table-cell>
          <table:table-cell office:value-type="float" office:value="0.65625">
            <text:p>0.65625</text:p>
          </table:table-cell>
          <table:table-cell office:value-type="float" office:value="0.28125">
            <text:p>0.28125</text:p>
          </table:table-cell>
          <table:table-cell office:value-type="float" office:value="0.96875">
            <text:p>0.96875</text:p>
          </table:table-cell>
          <table:table-cell office:value-type="float" office:value="0.53125">
            <text:p>0.53125</text:p>
          </table:table-cell>
          <table:table-cell office:value-type="float" office:value="0.84375">
            <text:p>0.84375</text:p>
          </table:table-cell>
          <table:table-cell office:value-type="float" office:value="0.46875">
            <text:p>0.46875</text:p>
          </table:table-cell>
          <table:table-cell office:value-type="float" office:value="0.15625">
            <text:p>0.15625</text:p>
          </table:table-cell>
          <table:table-cell office:value-type="float" office:value="0.09375">
            <text:p>0.09375</text:p>
          </table:table-cell>
          <table:table-cell/>
          <table:table-cell table:formula="of:=ROUND((([.A19]-0)/(1-0))*(27-2)+2)" office:value-type="float" office:value="4">
            <text:p>4</text:p>
          </table:table-cell>
          <table:table-cell table:formula="of:=(([.B19]-0)/(1-0))*(10-0)+0" office:value-type="float" office:value="4.6875">
            <text:p>4.687500000</text:p>
          </table:table-cell>
          <table:table-cell table:formula="of:=(([.C19]-0)/(1-0))*(1500-0.000000001)+0.000000001" office:value-type="float" office:value="703.125000000531">
            <text:p>703.125000001</text:p>
          </table:table-cell>
          <table:table-cell table:formula="of:=(([.D19]-0)/(1-0))*(1-0.000000001)+0.000000001" office:value-type="float" office:value="0.65625000034375">
            <text:p>0.656250000</text:p>
          </table:table-cell>
          <table:table-cell table:formula="of:=[.M19]*[.P19]" office:value-type="float" office:value="2.625000001375">
            <text:p>2.625000001</text:p>
          </table:table-cell>
          <table:table-cell table:formula="of:=(([.E19]-0)/(1-0))*(100-0.000000001)+0.000000001" office:value-type="float" office:value="28.1250000007187">
            <text:p>28.125000001</text:p>
          </table:table-cell>
          <table:table-cell table:formula="of:=(([.F19]-0)/(1-0))*(100-0)+0" office:value-type="float" office:value="96.875">
            <text:p>96.875000000</text:p>
          </table:table-cell>
          <table:table-cell table:formula="of:=(([.G19]-0)/(1-0))*(3-0)+0" office:value-type="float" office:value="1.59375">
            <text:p>1.593750000</text:p>
          </table:table-cell>
          <table:table-cell table:formula="of:=(([.H19]-0)/(1-0))*(3-0)+0" office:value-type="float" office:value="2.53125">
            <text:p>2.531250000</text:p>
          </table:table-cell>
          <table:table-cell table:formula="of:=(([.I19]-0)/(1-0))*(100-0)+0" office:value-type="float" office:value="46.875">
            <text:p>46.875000000</text:p>
          </table:table-cell>
          <table:table-cell table:formula="of:=(([.J19]-0)/(1-0))*(3-0)+0" office:value-type="float" office:value="0.46875">
            <text:p>0.468750000</text:p>
          </table:table-cell>
          <table:table-cell table:formula="of:=(([.K19]-0)/(1-0))*(3-0)+0" office:value-type="float" office:value="0.28125">
            <text:p>0.281250000</text:p>
          </table:table-cell>
        </table:table-row>
        <table:table-row table:style-name="ro2">
          <table:table-cell office:value-type="float" office:value="0.59375">
            <text:p>0.59375</text:p>
          </table:table-cell>
          <table:table-cell table:number-columns-repeated="2" office:value-type="float" office:value="0.96875">
            <text:p>0.96875</text:p>
          </table:table-cell>
          <table:table-cell office:value-type="float" office:value="0.15625">
            <text:p>0.15625</text:p>
          </table:table-cell>
          <table:table-cell office:value-type="float" office:value="0.78125">
            <text:p>0.78125</text:p>
          </table:table-cell>
          <table:table-cell office:value-type="float" office:value="0.46875">
            <text:p>0.46875</text:p>
          </table:table-cell>
          <table:table-cell office:value-type="float" office:value="0.03125">
            <text:p>0.03125</text:p>
          </table:table-cell>
          <table:table-cell office:value-type="float" office:value="0.34375">
            <text:p>0.34375</text:p>
          </table:table-cell>
          <table:table-cell office:value-type="float" office:value="0.96875">
            <text:p>0.96875</text:p>
          </table:table-cell>
          <table:table-cell office:value-type="float" office:value="0.65625">
            <text:p>0.65625</text:p>
          </table:table-cell>
          <table:table-cell office:value-type="float" office:value="0.59375">
            <text:p>0.59375</text:p>
          </table:table-cell>
          <table:table-cell/>
          <table:table-cell table:formula="of:=ROUND((([.A20]-0)/(1-0))*(27-2)+2)" office:value-type="float" office:value="17">
            <text:p>17</text:p>
          </table:table-cell>
          <table:table-cell table:formula="of:=(([.B20]-0)/(1-0))*(10-0)+0" office:value-type="float" office:value="9.6875">
            <text:p>9.687500000</text:p>
          </table:table-cell>
          <table:table-cell table:formula="of:=(([.C20]-0)/(1-0))*(1500-0.000000001)+0.000000001" office:value-type="float" office:value="1453.12500000003">
            <text:p>1453.125000000</text:p>
          </table:table-cell>
          <table:table-cell table:formula="of:=(([.D20]-0)/(1-0))*(1-0.000000001)+0.000000001" office:value-type="float" office:value="0.15625000084375">
            <text:p>0.156250001</text:p>
          </table:table-cell>
          <table:table-cell table:formula="of:=[.M20]*[.P20]" office:value-type="float" office:value="2.65625001434375">
            <text:p>2.656250014</text:p>
          </table:table-cell>
          <table:table-cell table:formula="of:=(([.E20]-0)/(1-0))*(100-0.000000001)+0.000000001" office:value-type="float" office:value="78.1250000002188">
            <text:p>78.125000000</text:p>
          </table:table-cell>
          <table:table-cell table:formula="of:=(([.F20]-0)/(1-0))*(100-0)+0" office:value-type="float" office:value="46.875">
            <text:p>46.875000000</text:p>
          </table:table-cell>
          <table:table-cell table:formula="of:=(([.G20]-0)/(1-0))*(3-0)+0" office:value-type="float" office:value="0.09375">
            <text:p>0.093750000</text:p>
          </table:table-cell>
          <table:table-cell table:formula="of:=(([.H20]-0)/(1-0))*(3-0)+0" office:value-type="float" office:value="1.03125">
            <text:p>1.031250000</text:p>
          </table:table-cell>
          <table:table-cell table:formula="of:=(([.I20]-0)/(1-0))*(100-0)+0" office:value-type="float" office:value="96.875">
            <text:p>96.875000000</text:p>
          </table:table-cell>
          <table:table-cell table:formula="of:=(([.J20]-0)/(1-0))*(3-0)+0" office:value-type="float" office:value="1.96875">
            <text:p>1.968750000</text:p>
          </table:table-cell>
          <table:table-cell table:formula="of:=(([.K20]-0)/(1-0))*(3-0)+0" office:value-type="float" office:value="1.78125">
            <text:p>1.781250000</text:p>
          </table:table-cell>
        </table:table-row>
        <table:table-row table:style-name="ro2">
          <table:table-cell office:value-type="float" office:value="0.84375">
            <text:p>0.84375</text:p>
          </table:table-cell>
          <table:table-cell table:number-columns-repeated="2" office:value-type="float" office:value="0.21875">
            <text:p>0.21875</text:p>
          </table:table-cell>
          <table:table-cell office:value-type="float" office:value="0.90625">
            <text:p>0.90625</text:p>
          </table:table-cell>
          <table:table-cell office:value-type="float" office:value="0.53125">
            <text:p>0.53125</text:p>
          </table:table-cell>
          <table:table-cell office:value-type="float" office:value="0.21875">
            <text:p>0.21875</text:p>
          </table:table-cell>
          <table:table-cell office:value-type="float" office:value="0.78125">
            <text:p>0.78125</text:p>
          </table:table-cell>
          <table:table-cell office:value-type="float" office:value="0.09375">
            <text:p>0.09375</text:p>
          </table:table-cell>
          <table:table-cell office:value-type="float" office:value="0.71875">
            <text:p>0.71875</text:p>
          </table:table-cell>
          <table:table-cell office:value-type="float" office:value="0.90625">
            <text:p>0.90625</text:p>
          </table:table-cell>
          <table:table-cell office:value-type="float" office:value="0.84375">
            <text:p>0.84375</text:p>
          </table:table-cell>
          <table:table-cell/>
          <table:table-cell table:formula="of:=ROUND((([.A21]-0)/(1-0))*(27-2)+2)" office:value-type="float" office:value="23">
            <text:p>23</text:p>
          </table:table-cell>
          <table:table-cell table:formula="of:=(([.B21]-0)/(1-0))*(10-0)+0" office:value-type="float" office:value="2.1875">
            <text:p>2.187500000</text:p>
          </table:table-cell>
          <table:table-cell table:formula="of:=(([.C21]-0)/(1-0))*(1500-0.000000001)+0.000000001" office:value-type="float" office:value="328.125000000781">
            <text:p>328.125000001</text:p>
          </table:table-cell>
          <table:table-cell table:formula="of:=(([.D21]-0)/(1-0))*(1-0.000000001)+0.000000001" office:value-type="float" office:value="0.90625000009375">
            <text:p>0.906250000</text:p>
          </table:table-cell>
          <table:table-cell table:formula="of:=[.M21]*[.P21]" office:value-type="float" office:value="20.8437500021563">
            <text:p>20.843750002</text:p>
          </table:table-cell>
          <table:table-cell table:formula="of:=(([.E21]-0)/(1-0))*(100-0.000000001)+0.000000001" office:value-type="float" office:value="53.1250000004687">
            <text:p>53.125000000</text:p>
          </table:table-cell>
          <table:table-cell table:formula="of:=(([.F21]-0)/(1-0))*(100-0)+0" office:value-type="float" office:value="21.875">
            <text:p>21.875000000</text:p>
          </table:table-cell>
          <table:table-cell table:formula="of:=(([.G21]-0)/(1-0))*(3-0)+0" office:value-type="float" office:value="2.34375">
            <text:p>2.343750000</text:p>
          </table:table-cell>
          <table:table-cell table:formula="of:=(([.H21]-0)/(1-0))*(3-0)+0" office:value-type="float" office:value="0.28125">
            <text:p>0.281250000</text:p>
          </table:table-cell>
          <table:table-cell table:formula="of:=(([.I21]-0)/(1-0))*(100-0)+0" office:value-type="float" office:value="71.875">
            <text:p>71.875000000</text:p>
          </table:table-cell>
          <table:table-cell table:formula="of:=(([.J21]-0)/(1-0))*(3-0)+0" office:value-type="float" office:value="2.71875">
            <text:p>2.718750000</text:p>
          </table:table-cell>
          <table:table-cell table:formula="of:=(([.K21]-0)/(1-0))*(3-0)+0" office:value-type="float" office:value="2.53125">
            <text:p>2.531250000</text:p>
          </table:table-cell>
        </table:table-row>
        <table:table-row table:style-name="ro2">
          <table:table-cell office:value-type="float" office:value="0.34375">
            <text:p>0.34375</text:p>
          </table:table-cell>
          <table:table-cell table:number-columns-repeated="2" office:value-type="float" office:value="0.71875">
            <text:p>0.71875</text:p>
          </table:table-cell>
          <table:table-cell office:value-type="float" office:value="0.40625">
            <text:p>0.40625</text:p>
          </table:table-cell>
          <table:table-cell office:value-type="float" office:value="0.03125">
            <text:p>0.03125</text:p>
          </table:table-cell>
          <table:table-cell office:value-type="float" office:value="0.71875">
            <text:p>0.71875</text:p>
          </table:table-cell>
          <table:table-cell office:value-type="float" office:value="0.28125">
            <text:p>0.28125</text:p>
          </table:table-cell>
          <table:table-cell office:value-type="float" office:value="0.59375">
            <text:p>0.59375</text:p>
          </table:table-cell>
          <table:table-cell office:value-type="float" office:value="0.21875">
            <text:p>0.21875</text:p>
          </table:table-cell>
          <table:table-cell office:value-type="float" office:value="0.40625">
            <text:p>0.40625</text:p>
          </table:table-cell>
          <table:table-cell office:value-type="float" office:value="0.34375">
            <text:p>0.34375</text:p>
          </table:table-cell>
          <table:table-cell/>
          <table:table-cell table:formula="of:=ROUND((([.A22]-0)/(1-0))*(27-2)+2)" office:value-type="float" office:value="11">
            <text:p>11</text:p>
          </table:table-cell>
          <table:table-cell table:formula="of:=(([.B22]-0)/(1-0))*(10-0)+0" office:value-type="float" office:value="7.1875">
            <text:p>7.187500000</text:p>
          </table:table-cell>
          <table:table-cell table:formula="of:=(([.C22]-0)/(1-0))*(1500-0.000000001)+0.000000001" office:value-type="float" office:value="1078.12500000028">
            <text:p>1078.125000000</text:p>
          </table:table-cell>
          <table:table-cell table:formula="of:=(([.D22]-0)/(1-0))*(1-0.000000001)+0.000000001" office:value-type="float" office:value="0.40625000059375">
            <text:p>0.406250001</text:p>
          </table:table-cell>
          <table:table-cell table:formula="of:=[.M22]*[.P22]" office:value-type="float" office:value="4.46875000653125">
            <text:p>4.468750007</text:p>
          </table:table-cell>
          <table:table-cell table:formula="of:=(([.E22]-0)/(1-0))*(100-0.000000001)+0.000000001" office:value-type="float" office:value="3.12500000096875">
            <text:p>3.125000001</text:p>
          </table:table-cell>
          <table:table-cell table:formula="of:=(([.F22]-0)/(1-0))*(100-0)+0" office:value-type="float" office:value="71.875">
            <text:p>71.875000000</text:p>
          </table:table-cell>
          <table:table-cell table:formula="of:=(([.G22]-0)/(1-0))*(3-0)+0" office:value-type="float" office:value="0.84375">
            <text:p>0.843750000</text:p>
          </table:table-cell>
          <table:table-cell table:formula="of:=(([.H22]-0)/(1-0))*(3-0)+0" office:value-type="float" office:value="1.78125">
            <text:p>1.781250000</text:p>
          </table:table-cell>
          <table:table-cell table:formula="of:=(([.I22]-0)/(1-0))*(100-0)+0" office:value-type="float" office:value="21.875">
            <text:p>21.875000000</text:p>
          </table:table-cell>
          <table:table-cell table:formula="of:=(([.J22]-0)/(1-0))*(3-0)+0" office:value-type="float" office:value="1.21875">
            <text:p>1.218750000</text:p>
          </table:table-cell>
          <table:table-cell table:formula="of:=(([.K22]-0)/(1-0))*(3-0)+0" office:value-type="float" office:value="1.03125">
            <text:p>1.031250000</text:p>
          </table:table-cell>
        </table:table-row>
        <table:table-row table:style-name="ro2">
          <table:table-cell office:value-type="float" office:value="0.46875">
            <text:p>0.46875</text:p>
          </table:table-cell>
          <table:table-cell office:value-type="float" office:value="0.09375">
            <text:p>0.09375</text:p>
          </table:table-cell>
          <table:table-cell office:value-type="float" office:value="0.84375">
            <text:p>0.84375</text:p>
          </table:table-cell>
          <table:table-cell office:value-type="float" office:value="0.28125">
            <text:p>0.28125</text:p>
          </table:table-cell>
          <table:table-cell office:value-type="float" office:value="0.15625">
            <text:p>0.15625</text:p>
          </table:table-cell>
          <table:table-cell office:value-type="float" office:value="0.84375">
            <text:p>0.84375</text:p>
          </table:table-cell>
          <table:table-cell office:value-type="float" office:value="0.90625">
            <text:p>0.90625</text:p>
          </table:table-cell>
          <table:table-cell office:value-type="float" office:value="0.21875">
            <text:p>0.21875</text:p>
          </table:table-cell>
          <table:table-cell office:value-type="float" office:value="0.59375">
            <text:p>0.59375</text:p>
          </table:table-cell>
          <table:table-cell office:value-type="float" office:value="0.53125">
            <text:p>0.53125</text:p>
          </table:table-cell>
          <table:table-cell office:value-type="float" office:value="0.96875">
            <text:p>0.96875</text:p>
          </table:table-cell>
          <table:table-cell/>
          <table:table-cell table:formula="of:=ROUND((([.A23]-0)/(1-0))*(27-2)+2)" office:value-type="float" office:value="14">
            <text:p>14</text:p>
          </table:table-cell>
          <table:table-cell table:formula="of:=(([.B23]-0)/(1-0))*(10-0)+0" office:value-type="float" office:value="0.9375">
            <text:p>0.937500000</text:p>
          </table:table-cell>
          <table:table-cell table:formula="of:=(([.C23]-0)/(1-0))*(1500-0.000000001)+0.000000001" office:value-type="float" office:value="1265.62500000016">
            <text:p>1265.625000000</text:p>
          </table:table-cell>
          <table:table-cell table:formula="of:=(([.D23]-0)/(1-0))*(1-0.000000001)+0.000000001" office:value-type="float" office:value="0.28125000071875">
            <text:p>0.281250001</text:p>
          </table:table-cell>
          <table:table-cell table:formula="of:=[.M23]*[.P23]" office:value-type="float" office:value="3.9375000100625">
            <text:p>3.937500010</text:p>
          </table:table-cell>
          <table:table-cell table:formula="of:=(([.E23]-0)/(1-0))*(100-0.000000001)+0.000000001" office:value-type="float" office:value="15.6250000008438">
            <text:p>15.625000001</text:p>
          </table:table-cell>
          <table:table-cell table:formula="of:=(([.F23]-0)/(1-0))*(100-0)+0" office:value-type="float" office:value="84.375">
            <text:p>84.375000000</text:p>
          </table:table-cell>
          <table:table-cell table:formula="of:=(([.G23]-0)/(1-0))*(3-0)+0" office:value-type="float" office:value="2.71875">
            <text:p>2.718750000</text:p>
          </table:table-cell>
          <table:table-cell table:formula="of:=(([.H23]-0)/(1-0))*(3-0)+0" office:value-type="float" office:value="0.65625">
            <text:p>0.656250000</text:p>
          </table:table-cell>
          <table:table-cell table:formula="of:=(([.I23]-0)/(1-0))*(100-0)+0" office:value-type="float" office:value="59.375">
            <text:p>59.375000000</text:p>
          </table:table-cell>
          <table:table-cell table:formula="of:=(([.J23]-0)/(1-0))*(3-0)+0" office:value-type="float" office:value="1.59375">
            <text:p>1.593750000</text:p>
          </table:table-cell>
          <table:table-cell table:formula="of:=(([.K23]-0)/(1-0))*(3-0)+0" office:value-type="float" office:value="2.90625">
            <text:p>2.906250000</text:p>
          </table:table-cell>
        </table:table-row>
        <table:table-row table:style-name="ro2">
          <table:table-cell office:value-type="float" office:value="0.96875">
            <text:p>0.96875</text:p>
          </table:table-cell>
          <table:table-cell office:value-type="float" office:value="0.59375">
            <text:p>0.59375</text:p>
          </table:table-cell>
          <table:table-cell office:value-type="float" office:value="0.34375">
            <text:p>0.34375</text:p>
          </table:table-cell>
          <table:table-cell office:value-type="float" office:value="0.78125">
            <text:p>0.78125</text:p>
          </table:table-cell>
          <table:table-cell office:value-type="float" office:value="0.65625">
            <text:p>0.65625</text:p>
          </table:table-cell>
          <table:table-cell office:value-type="float" office:value="0.34375">
            <text:p>0.34375</text:p>
          </table:table-cell>
          <table:table-cell office:value-type="float" office:value="0.40625">
            <text:p>0.40625</text:p>
          </table:table-cell>
          <table:table-cell office:value-type="float" office:value="0.71875">
            <text:p>0.71875</text:p>
          </table:table-cell>
          <table:table-cell office:value-type="float" office:value="0.09375">
            <text:p>0.09375</text:p>
          </table:table-cell>
          <table:table-cell office:value-type="float" office:value="0.03125">
            <text:p>0.03125</text:p>
          </table:table-cell>
          <table:table-cell office:value-type="float" office:value="0.46875">
            <text:p>0.46875</text:p>
          </table:table-cell>
          <table:table-cell/>
          <table:table-cell table:formula="of:=ROUND((([.A24]-0)/(1-0))*(27-2)+2)" office:value-type="float" office:value="26">
            <text:p>26</text:p>
          </table:table-cell>
          <table:table-cell table:formula="of:=(([.B24]-0)/(1-0))*(10-0)+0" office:value-type="float" office:value="5.9375">
            <text:p>5.937500000</text:p>
          </table:table-cell>
          <table:table-cell table:formula="of:=(([.C24]-0)/(1-0))*(1500-0.000000001)+0.000000001" office:value-type="float" office:value="515.625000000656">
            <text:p>515.625000001</text:p>
          </table:table-cell>
          <table:table-cell table:formula="of:=(([.D24]-0)/(1-0))*(1-0.000000001)+0.000000001" office:value-type="float" office:value="0.78125000021875">
            <text:p>0.781250000</text:p>
          </table:table-cell>
          <table:table-cell table:formula="of:=[.M24]*[.P24]" office:value-type="float" office:value="20.3125000056875">
            <text:p>20.312500006</text:p>
          </table:table-cell>
          <table:table-cell table:formula="of:=(([.E24]-0)/(1-0))*(100-0.000000001)+0.000000001" office:value-type="float" office:value="65.6250000003437">
            <text:p>65.625000000</text:p>
          </table:table-cell>
          <table:table-cell table:formula="of:=(([.F24]-0)/(1-0))*(100-0)+0" office:value-type="float" office:value="34.375">
            <text:p>34.375000000</text:p>
          </table:table-cell>
          <table:table-cell table:formula="of:=(([.G24]-0)/(1-0))*(3-0)+0" office:value-type="float" office:value="1.21875">
            <text:p>1.218750000</text:p>
          </table:table-cell>
          <table:table-cell table:formula="of:=(([.H24]-0)/(1-0))*(3-0)+0" office:value-type="float" office:value="2.15625">
            <text:p>2.156250000</text:p>
          </table:table-cell>
          <table:table-cell table:formula="of:=(([.I24]-0)/(1-0))*(100-0)+0" office:value-type="float" office:value="9.375">
            <text:p>9.375000000</text:p>
          </table:table-cell>
          <table:table-cell table:formula="of:=(([.J24]-0)/(1-0))*(3-0)+0" office:value-type="float" office:value="0.09375">
            <text:p>0.093750000</text:p>
          </table:table-cell>
          <table:table-cell table:formula="of:=(([.K24]-0)/(1-0))*(3-0)+0" office:value-type="float" office:value="1.40625">
            <text:p>1.406250000</text:p>
          </table:table-cell>
        </table:table-row>
        <table:table-row table:style-name="ro2">
          <table:table-cell office:value-type="float" office:value="0.71875">
            <text:p>0.71875</text:p>
          </table:table-cell>
          <table:table-cell office:value-type="float" office:value="0.34375">
            <text:p>0.34375</text:p>
          </table:table-cell>
          <table:table-cell office:value-type="float" office:value="0.59375">
            <text:p>0.59375</text:p>
          </table:table-cell>
          <table:table-cell office:value-type="float" office:value="0.03125">
            <text:p>0.03125</text:p>
          </table:table-cell>
          <table:table-cell office:value-type="float" office:value="0.90625">
            <text:p>0.90625</text:p>
          </table:table-cell>
          <table:table-cell office:value-type="float" office:value="0.09375">
            <text:p>0.09375</text:p>
          </table:table-cell>
          <table:table-cell office:value-type="float" office:value="0.65625">
            <text:p>0.65625</text:p>
          </table:table-cell>
          <table:table-cell office:value-type="float" office:value="0.96875">
            <text:p>0.96875</text:p>
          </table:table-cell>
          <table:table-cell office:value-type="float" office:value="0.34375">
            <text:p>0.34375</text:p>
          </table:table-cell>
          <table:table-cell office:value-type="float" office:value="0.28125">
            <text:p>0.28125</text:p>
          </table:table-cell>
          <table:table-cell office:value-type="float" office:value="0.21875">
            <text:p>0.21875</text:p>
          </table:table-cell>
          <table:table-cell/>
          <table:table-cell table:formula="of:=ROUND((([.A25]-0)/(1-0))*(27-2)+2)" office:value-type="float" office:value="20">
            <text:p>20</text:p>
          </table:table-cell>
          <table:table-cell table:formula="of:=(([.B25]-0)/(1-0))*(10-0)+0" office:value-type="float" office:value="3.4375">
            <text:p>3.437500000</text:p>
          </table:table-cell>
          <table:table-cell table:formula="of:=(([.C25]-0)/(1-0))*(1500-0.000000001)+0.000000001" office:value-type="float" office:value="890.625000000406">
            <text:p>890.625000000</text:p>
          </table:table-cell>
          <table:table-cell table:formula="of:=(([.D25]-0)/(1-0))*(1-0.000000001)+0.000000001" office:value-type="float" office:value="0.03125000096875">
            <text:p>0.031250001</text:p>
          </table:table-cell>
          <table:table-cell table:formula="of:=[.M25]*[.P25]" office:value-type="float" office:value="0.625000019375">
            <text:p>0.625000019</text:p>
          </table:table-cell>
          <table:table-cell table:formula="of:=(([.E25]-0)/(1-0))*(100-0.000000001)+0.000000001" office:value-type="float" office:value="90.6250000000938">
            <text:p>90.625000000</text:p>
          </table:table-cell>
          <table:table-cell table:formula="of:=(([.F25]-0)/(1-0))*(100-0)+0" office:value-type="float" office:value="9.375">
            <text:p>9.375000000</text:p>
          </table:table-cell>
          <table:table-cell table:formula="of:=(([.G25]-0)/(1-0))*(3-0)+0" office:value-type="float" office:value="1.96875">
            <text:p>1.968750000</text:p>
          </table:table-cell>
          <table:table-cell table:formula="of:=(([.H25]-0)/(1-0))*(3-0)+0" office:value-type="float" office:value="2.90625">
            <text:p>2.906250000</text:p>
          </table:table-cell>
          <table:table-cell table:formula="of:=(([.I25]-0)/(1-0))*(100-0)+0" office:value-type="float" office:value="34.375">
            <text:p>34.375000000</text:p>
          </table:table-cell>
          <table:table-cell table:formula="of:=(([.J25]-0)/(1-0))*(3-0)+0" office:value-type="float" office:value="0.84375">
            <text:p>0.843750000</text:p>
          </table:table-cell>
          <table:table-cell table:formula="of:=(([.K25]-0)/(1-0))*(3-0)+0" office:value-type="float" office:value="0.65625">
            <text:p>0.656250000</text:p>
          </table:table-cell>
        </table:table-row>
        <table:table-row table:style-name="ro2">
          <table:table-cell office:value-type="float" office:value="0.21875">
            <text:p>0.21875</text:p>
          </table:table-cell>
          <table:table-cell office:value-type="float" office:value="0.84375">
            <text:p>0.84375</text:p>
          </table:table-cell>
          <table:table-cell office:value-type="float" office:value="0.09375">
            <text:p>0.09375</text:p>
          </table:table-cell>
          <table:table-cell office:value-type="float" office:value="0.53125">
            <text:p>0.53125</text:p>
          </table:table-cell>
          <table:table-cell office:value-type="float" office:value="0.40625">
            <text:p>0.40625</text:p>
          </table:table-cell>
          <table:table-cell office:value-type="float" office:value="0.59375">
            <text:p>0.59375</text:p>
          </table:table-cell>
          <table:table-cell office:value-type="float" office:value="0.15625">
            <text:p>0.15625</text:p>
          </table:table-cell>
          <table:table-cell office:value-type="float" office:value="0.46875">
            <text:p>0.46875</text:p>
          </table:table-cell>
          <table:table-cell office:value-type="float" office:value="0.84375">
            <text:p>0.84375</text:p>
          </table:table-cell>
          <table:table-cell office:value-type="float" office:value="0.78125">
            <text:p>0.78125</text:p>
          </table:table-cell>
          <table:table-cell office:value-type="float" office:value="0.71875">
            <text:p>0.71875</text:p>
          </table:table-cell>
          <table:table-cell/>
          <table:table-cell table:formula="of:=ROUND((([.A26]-0)/(1-0))*(27-2)+2)" office:value-type="float" office:value="7">
            <text:p>7</text:p>
          </table:table-cell>
          <table:table-cell table:formula="of:=(([.B26]-0)/(1-0))*(10-0)+0" office:value-type="float" office:value="8.4375">
            <text:p>8.437500000</text:p>
          </table:table-cell>
          <table:table-cell table:formula="of:=(([.C26]-0)/(1-0))*(1500-0.000000001)+0.000000001" office:value-type="float" office:value="140.625000000906">
            <text:p>140.625000001</text:p>
          </table:table-cell>
          <table:table-cell table:formula="of:=(([.D26]-0)/(1-0))*(1-0.000000001)+0.000000001" office:value-type="float" office:value="0.53125000046875">
            <text:p>0.531250000</text:p>
          </table:table-cell>
          <table:table-cell table:formula="of:=[.M26]*[.P26]" office:value-type="float" office:value="3.71875000328125">
            <text:p>3.718750003</text:p>
          </table:table-cell>
          <table:table-cell table:formula="of:=(([.E26]-0)/(1-0))*(100-0.000000001)+0.000000001" office:value-type="float" office:value="40.6250000005938">
            <text:p>40.625000001</text:p>
          </table:table-cell>
          <table:table-cell table:formula="of:=(([.F26]-0)/(1-0))*(100-0)+0" office:value-type="float" office:value="59.375">
            <text:p>59.375000000</text:p>
          </table:table-cell>
          <table:table-cell table:formula="of:=(([.G26]-0)/(1-0))*(3-0)+0" office:value-type="float" office:value="0.46875">
            <text:p>0.468750000</text:p>
          </table:table-cell>
          <table:table-cell table:formula="of:=(([.H26]-0)/(1-0))*(3-0)+0" office:value-type="float" office:value="1.40625">
            <text:p>1.406250000</text:p>
          </table:table-cell>
          <table:table-cell table:formula="of:=(([.I26]-0)/(1-0))*(100-0)+0" office:value-type="float" office:value="84.375">
            <text:p>84.375000000</text:p>
          </table:table-cell>
          <table:table-cell table:formula="of:=(([.J26]-0)/(1-0))*(3-0)+0" office:value-type="float" office:value="2.34375">
            <text:p>2.343750000</text:p>
          </table:table-cell>
          <table:table-cell table:formula="of:=(([.K26]-0)/(1-0))*(3-0)+0" office:value-type="float" office:value="2.15625">
            <text:p>2.156250000</text:p>
          </table:table-cell>
        </table:table-row>
        <table:table-row table:style-name="ro2">
          <table:table-cell table:number-columns-repeated="2" office:value-type="float" office:value="0.15625">
            <text:p>0.15625</text:p>
          </table:table-cell>
          <table:table-cell office:value-type="float" office:value="0.53125">
            <text:p>0.53125</text:p>
          </table:table-cell>
          <table:table-cell table:number-columns-repeated="2" office:value-type="float" office:value="0.84375">
            <text:p>0.84375</text:p>
          </table:table-cell>
          <table:table-cell office:value-type="float" office:value="0.65625">
            <text:p>0.65625</text:p>
          </table:table-cell>
          <table:table-cell office:value-type="float" office:value="0.96875">
            <text:p>0.96875</text:p>
          </table:table-cell>
          <table:table-cell office:value-type="float" office:value="0.15625">
            <text:p>0.15625</text:p>
          </table:table-cell>
          <table:table-cell office:value-type="float" office:value="0.53125">
            <text:p>0.53125</text:p>
          </table:table-cell>
          <table:table-cell office:value-type="float" office:value="0.46875">
            <text:p>0.46875</text:p>
          </table:table-cell>
          <table:table-cell office:value-type="float" office:value="0.65625">
            <text:p>0.65625</text:p>
          </table:table-cell>
          <table:table-cell/>
          <table:table-cell table:formula="of:=ROUND((([.A27]-0)/(1-0))*(27-2)+2)" office:value-type="float" office:value="6">
            <text:p>6</text:p>
          </table:table-cell>
          <table:table-cell table:formula="of:=(([.B27]-0)/(1-0))*(10-0)+0" office:value-type="float" office:value="1.5625">
            <text:p>1.562500000</text:p>
          </table:table-cell>
          <table:table-cell table:formula="of:=(([.C27]-0)/(1-0))*(1500-0.000000001)+0.000000001" office:value-type="float" office:value="796.875000000469">
            <text:p>796.875000000</text:p>
          </table:table-cell>
          <table:table-cell table:formula="of:=(([.D27]-0)/(1-0))*(1-0.000000001)+0.000000001" office:value-type="float" office:value="0.84375000015625">
            <text:p>0.843750000</text:p>
          </table:table-cell>
          <table:table-cell table:formula="of:=[.M27]*[.P27]" office:value-type="float" office:value="5.0625000009375">
            <text:p>5.062500001</text:p>
          </table:table-cell>
          <table:table-cell table:formula="of:=(([.E27]-0)/(1-0))*(100-0.000000001)+0.000000001" office:value-type="float" office:value="84.3750000001563">
            <text:p>84.375000000</text:p>
          </table:table-cell>
          <table:table-cell table:formula="of:=(([.F27]-0)/(1-0))*(100-0)+0" office:value-type="float" office:value="65.625">
            <text:p>65.625000000</text:p>
          </table:table-cell>
          <table:table-cell table:formula="of:=(([.G27]-0)/(1-0))*(3-0)+0" office:value-type="float" office:value="2.90625">
            <text:p>2.906250000</text:p>
          </table:table-cell>
          <table:table-cell table:formula="of:=(([.H27]-0)/(1-0))*(3-0)+0" office:value-type="float" office:value="0.46875">
            <text:p>0.468750000</text:p>
          </table:table-cell>
          <table:table-cell table:formula="of:=(([.I27]-0)/(1-0))*(100-0)+0" office:value-type="float" office:value="53.125">
            <text:p>53.125000000</text:p>
          </table:table-cell>
          <table:table-cell table:formula="of:=(([.J27]-0)/(1-0))*(3-0)+0" office:value-type="float" office:value="1.40625">
            <text:p>1.406250000</text:p>
          </table:table-cell>
          <table:table-cell table:formula="of:=(([.K27]-0)/(1-0))*(3-0)+0" office:value-type="float" office:value="1.96875">
            <text:p>1.968750000</text:p>
          </table:table-cell>
        </table:table-row>
        <table:table-row table:style-name="ro2">
          <table:table-cell table:number-columns-repeated="2" office:value-type="float" office:value="0.65625">
            <text:p>0.65625</text:p>
          </table:table-cell>
          <table:table-cell office:value-type="float" office:value="0.03125">
            <text:p>0.03125</text:p>
          </table:table-cell>
          <table:table-cell table:number-columns-repeated="2" office:value-type="float" office:value="0.34375">
            <text:p>0.34375</text:p>
          </table:table-cell>
          <table:table-cell office:value-type="float" office:value="0.15625">
            <text:p>0.15625</text:p>
          </table:table-cell>
          <table:table-cell office:value-type="float" office:value="0.46875">
            <text:p>0.46875</text:p>
          </table:table-cell>
          <table:table-cell office:value-type="float" office:value="0.65625">
            <text:p>0.65625</text:p>
          </table:table-cell>
          <table:table-cell office:value-type="float" office:value="0.03125">
            <text:p>0.03125</text:p>
          </table:table-cell>
          <table:table-cell office:value-type="float" office:value="0.96875">
            <text:p>0.96875</text:p>
          </table:table-cell>
          <table:table-cell office:value-type="float" office:value="0.15625">
            <text:p>0.15625</text:p>
          </table:table-cell>
          <table:table-cell/>
          <table:table-cell table:formula="of:=ROUND((([.A28]-0)/(1-0))*(27-2)+2)" office:value-type="float" office:value="18">
            <text:p>18</text:p>
          </table:table-cell>
          <table:table-cell table:formula="of:=(([.B28]-0)/(1-0))*(10-0)+0" office:value-type="float" office:value="6.5625">
            <text:p>6.562500000</text:p>
          </table:table-cell>
          <table:table-cell table:formula="of:=(([.C28]-0)/(1-0))*(1500-0.000000001)+0.000000001" office:value-type="float" office:value="46.8750000009687">
            <text:p>46.875000001</text:p>
          </table:table-cell>
          <table:table-cell table:formula="of:=(([.D28]-0)/(1-0))*(1-0.000000001)+0.000000001" office:value-type="float" office:value="0.34375000065625">
            <text:p>0.343750001</text:p>
          </table:table-cell>
          <table:table-cell table:formula="of:=[.M28]*[.P28]" office:value-type="float" office:value="6.1875000118125">
            <text:p>6.187500012</text:p>
          </table:table-cell>
          <table:table-cell table:formula="of:=(([.E28]-0)/(1-0))*(100-0.000000001)+0.000000001" office:value-type="float" office:value="34.3750000006562">
            <text:p>34.375000001</text:p>
          </table:table-cell>
          <table:table-cell table:formula="of:=(([.F28]-0)/(1-0))*(100-0)+0" office:value-type="float" office:value="15.625">
            <text:p>15.625000000</text:p>
          </table:table-cell>
          <table:table-cell table:formula="of:=(([.G28]-0)/(1-0))*(3-0)+0" office:value-type="float" office:value="1.40625">
            <text:p>1.406250000</text:p>
          </table:table-cell>
          <table:table-cell table:formula="of:=(([.H28]-0)/(1-0))*(3-0)+0" office:value-type="float" office:value="1.96875">
            <text:p>1.968750000</text:p>
          </table:table-cell>
          <table:table-cell table:formula="of:=(([.I28]-0)/(1-0))*(100-0)+0" office:value-type="float" office:value="3.125">
            <text:p>3.125000000</text:p>
          </table:table-cell>
          <table:table-cell table:formula="of:=(([.J28]-0)/(1-0))*(3-0)+0" office:value-type="float" office:value="2.90625">
            <text:p>2.906250000</text:p>
          </table:table-cell>
          <table:table-cell table:formula="of:=(([.K28]-0)/(1-0))*(3-0)+0" office:value-type="float" office:value="0.46875">
            <text:p>0.468750000</text:p>
          </table:table-cell>
        </table:table-row>
        <table:table-row table:style-name="ro2">
          <table:table-cell office:value-type="float" office:value="0.90625">
            <text:p>0.90625</text:p>
          </table:table-cell>
          <table:table-cell office:value-type="float" office:value="0.40625">
            <text:p>0.40625</text:p>
          </table:table-cell>
          <table:table-cell office:value-type="float" office:value="0.78125">
            <text:p>0.78125</text:p>
          </table:table-cell>
          <table:table-cell office:value-type="float" office:value="0.59375">
            <text:p>0.59375</text:p>
          </table:table-cell>
          <table:table-cell office:value-type="float" office:value="0.09375">
            <text:p>0.09375</text:p>
          </table:table-cell>
          <table:table-cell office:value-type="float" office:value="0.40625">
            <text:p>0.40625</text:p>
          </table:table-cell>
          <table:table-cell office:value-type="float" office:value="0.71875">
            <text:p>0.71875</text:p>
          </table:table-cell>
          <table:table-cell office:value-type="float" office:value="0.90625">
            <text:p>0.90625</text:p>
          </table:table-cell>
          <table:table-cell office:value-type="float" office:value="0.28125">
            <text:p>0.28125</text:p>
          </table:table-cell>
          <table:table-cell office:value-type="float" office:value="0.71875">
            <text:p>0.71875</text:p>
          </table:table-cell>
          <table:table-cell office:value-type="float" office:value="0.40625">
            <text:p>0.40625</text:p>
          </table:table-cell>
          <table:table-cell/>
          <table:table-cell table:formula="of:=ROUND((([.A29]-0)/(1-0))*(27-2)+2)" office:value-type="float" office:value="25">
            <text:p>25</text:p>
          </table:table-cell>
          <table:table-cell table:formula="of:=(([.B29]-0)/(1-0))*(10-0)+0" office:value-type="float" office:value="4.0625">
            <text:p>4.062500000</text:p>
          </table:table-cell>
          <table:table-cell table:formula="of:=(([.C29]-0)/(1-0))*(1500-0.000000001)+0.000000001" office:value-type="float" office:value="1171.87500000022">
            <text:p>1171.875000000</text:p>
          </table:table-cell>
          <table:table-cell table:formula="of:=(([.D29]-0)/(1-0))*(1-0.000000001)+0.000000001" office:value-type="float" office:value="0.59375000040625">
            <text:p>0.593750000</text:p>
          </table:table-cell>
          <table:table-cell table:formula="of:=[.M29]*[.P29]" office:value-type="float" office:value="14.8437500101563">
            <text:p>14.843750010</text:p>
          </table:table-cell>
          <table:table-cell table:formula="of:=(([.E29]-0)/(1-0))*(100-0.000000001)+0.000000001" office:value-type="float" office:value="9.37500000090625">
            <text:p>9.375000001</text:p>
          </table:table-cell>
          <table:table-cell table:formula="of:=(([.F29]-0)/(1-0))*(100-0)+0" office:value-type="float" office:value="40.625">
            <text:p>40.625000000</text:p>
          </table:table-cell>
          <table:table-cell table:formula="of:=(([.G29]-0)/(1-0))*(3-0)+0" office:value-type="float" office:value="2.15625">
            <text:p>2.156250000</text:p>
          </table:table-cell>
          <table:table-cell table:formula="of:=(([.H29]-0)/(1-0))*(3-0)+0" office:value-type="float" office:value="2.71875">
            <text:p>2.718750000</text:p>
          </table:table-cell>
          <table:table-cell table:formula="of:=(([.I29]-0)/(1-0))*(100-0)+0" office:value-type="float" office:value="28.125">
            <text:p>28.125000000</text:p>
          </table:table-cell>
          <table:table-cell table:formula="of:=(([.J29]-0)/(1-0))*(3-0)+0" office:value-type="float" office:value="2.15625">
            <text:p>2.156250000</text:p>
          </table:table-cell>
          <table:table-cell table:formula="of:=(([.K29]-0)/(1-0))*(3-0)+0" office:value-type="float" office:value="1.21875">
            <text:p>1.218750000</text:p>
          </table:table-cell>
        </table:table-row>
        <table:table-row table:style-name="ro2">
          <table:table-cell office:value-type="float" office:value="0.40625">
            <text:p>0.40625</text:p>
          </table:table-cell>
          <table:table-cell office:value-type="float" office:value="0.90625">
            <text:p>0.90625</text:p>
          </table:table-cell>
          <table:table-cell office:value-type="float" office:value="0.28125">
            <text:p>0.28125</text:p>
          </table:table-cell>
          <table:table-cell office:value-type="float" office:value="0.09375">
            <text:p>0.09375</text:p>
          </table:table-cell>
          <table:table-cell office:value-type="float" office:value="0.59375">
            <text:p>0.59375</text:p>
          </table:table-cell>
          <table:table-cell office:value-type="float" office:value="0.90625">
            <text:p>0.90625</text:p>
          </table:table-cell>
          <table:table-cell office:value-type="float" office:value="0.21875">
            <text:p>0.21875</text:p>
          </table:table-cell>
          <table:table-cell office:value-type="float" office:value="0.40625">
            <text:p>0.40625</text:p>
          </table:table-cell>
          <table:table-cell office:value-type="float" office:value="0.78125">
            <text:p>0.78125</text:p>
          </table:table-cell>
          <table:table-cell office:value-type="float" office:value="0.21875">
            <text:p>0.21875</text:p>
          </table:table-cell>
          <table:table-cell office:value-type="float" office:value="0.90625">
            <text:p>0.90625</text:p>
          </table:table-cell>
          <table:table-cell/>
          <table:table-cell table:formula="of:=ROUND((([.A30]-0)/(1-0))*(27-2)+2)" office:value-type="float" office:value="12">
            <text:p>12</text:p>
          </table:table-cell>
          <table:table-cell table:formula="of:=(([.B30]-0)/(1-0))*(10-0)+0" office:value-type="float" office:value="9.0625">
            <text:p>9.062500000</text:p>
          </table:table-cell>
          <table:table-cell table:formula="of:=(([.C30]-0)/(1-0))*(1500-0.000000001)+0.000000001" office:value-type="float" office:value="421.875000000719">
            <text:p>421.875000001</text:p>
          </table:table-cell>
          <table:table-cell table:formula="of:=(([.D30]-0)/(1-0))*(1-0.000000001)+0.000000001" office:value-type="float" office:value="0.09375000090625">
            <text:p>0.093750001</text:p>
          </table:table-cell>
          <table:table-cell table:formula="of:=[.M30]*[.P30]" office:value-type="float" office:value="1.125000010875">
            <text:p>1.125000011</text:p>
          </table:table-cell>
          <table:table-cell table:formula="of:=(([.E30]-0)/(1-0))*(100-0.000000001)+0.000000001" office:value-type="float" office:value="59.3750000004062">
            <text:p>59.375000000</text:p>
          </table:table-cell>
          <table:table-cell table:formula="of:=(([.F30]-0)/(1-0))*(100-0)+0" office:value-type="float" office:value="90.625">
            <text:p>90.625000000</text:p>
          </table:table-cell>
          <table:table-cell table:formula="of:=(([.G30]-0)/(1-0))*(3-0)+0" office:value-type="float" office:value="0.65625">
            <text:p>0.656250000</text:p>
          </table:table-cell>
          <table:table-cell table:formula="of:=(([.H30]-0)/(1-0))*(3-0)+0" office:value-type="float" office:value="1.21875">
            <text:p>1.218750000</text:p>
          </table:table-cell>
          <table:table-cell table:formula="of:=(([.I30]-0)/(1-0))*(100-0)+0" office:value-type="float" office:value="78.125">
            <text:p>78.125000000</text:p>
          </table:table-cell>
          <table:table-cell table:formula="of:=(([.J30]-0)/(1-0))*(3-0)+0" office:value-type="float" office:value="0.65625">
            <text:p>0.656250000</text:p>
          </table:table-cell>
          <table:table-cell table:formula="of:=(([.K30]-0)/(1-0))*(3-0)+0" office:value-type="float" office:value="2.71875">
            <text:p>2.718750000</text:p>
          </table:table-cell>
        </table:table-row>
        <table:table-row table:style-name="ro2">
          <table:table-cell table:number-columns-repeated="2" office:value-type="float" office:value="0.28125">
            <text:p>0.28125</text:p>
          </table:table-cell>
          <table:table-cell office:value-type="float" office:value="0.15625">
            <text:p>0.15625</text:p>
          </table:table-cell>
          <table:table-cell office:value-type="float" office:value="0.21875">
            <text:p>0.21875</text:p>
          </table:table-cell>
          <table:table-cell office:value-type="float" office:value="0.71875">
            <text:p>0.71875</text:p>
          </table:table-cell>
          <table:table-cell office:value-type="float" office:value="0.53125">
            <text:p>0.53125</text:p>
          </table:table-cell>
          <table:table-cell office:value-type="float" office:value="0.59375">
            <text:p>0.59375</text:p>
          </table:table-cell>
          <table:table-cell office:value-type="float" office:value="0.78125">
            <text:p>0.78125</text:p>
          </table:table-cell>
          <table:table-cell office:value-type="float" office:value="0.40625">
            <text:p>0.40625</text:p>
          </table:table-cell>
          <table:table-cell office:value-type="float" office:value="0.84375">
            <text:p>0.84375</text:p>
          </table:table-cell>
          <table:table-cell office:value-type="float" office:value="0.28125">
            <text:p>0.28125</text:p>
          </table:table-cell>
          <table:table-cell/>
          <table:table-cell table:formula="of:=ROUND((([.A31]-0)/(1-0))*(27-2)+2)" office:value-type="float" office:value="9">
            <text:p>9</text:p>
          </table:table-cell>
          <table:table-cell table:formula="of:=(([.B31]-0)/(1-0))*(10-0)+0" office:value-type="float" office:value="2.8125">
            <text:p>2.812500000</text:p>
          </table:table-cell>
          <table:table-cell table:formula="of:=(([.C31]-0)/(1-0))*(1500-0.000000001)+0.000000001" office:value-type="float" office:value="234.375000000844">
            <text:p>234.375000001</text:p>
          </table:table-cell>
          <table:table-cell table:formula="of:=(([.D31]-0)/(1-0))*(1-0.000000001)+0.000000001" office:value-type="float" office:value="0.21875000078125">
            <text:p>0.218750001</text:p>
          </table:table-cell>
          <table:table-cell table:formula="of:=[.M31]*[.P31]" office:value-type="float" office:value="1.96875000703125">
            <text:p>1.968750007</text:p>
          </table:table-cell>
          <table:table-cell table:formula="of:=(([.E31]-0)/(1-0))*(100-0.000000001)+0.000000001" office:value-type="float" office:value="71.8750000002813">
            <text:p>71.875000000</text:p>
          </table:table-cell>
          <table:table-cell table:formula="of:=(([.F31]-0)/(1-0))*(100-0)+0" office:value-type="float" office:value="53.125">
            <text:p>53.125000000</text:p>
          </table:table-cell>
          <table:table-cell table:formula="of:=(([.G31]-0)/(1-0))*(3-0)+0" office:value-type="float" office:value="1.78125">
            <text:p>1.781250000</text:p>
          </table:table-cell>
          <table:table-cell table:formula="of:=(([.H31]-0)/(1-0))*(3-0)+0" office:value-type="float" office:value="2.34375">
            <text:p>2.343750000</text:p>
          </table:table-cell>
          <table:table-cell table:formula="of:=(([.I31]-0)/(1-0))*(100-0)+0" office:value-type="float" office:value="40.625">
            <text:p>40.625000000</text:p>
          </table:table-cell>
          <table:table-cell table:formula="of:=(([.J31]-0)/(1-0))*(3-0)+0" office:value-type="float" office:value="2.53125">
            <text:p>2.531250000</text:p>
          </table:table-cell>
          <table:table-cell table:formula="of:=(([.K31]-0)/(1-0))*(3-0)+0" office:value-type="float" office:value="0.84375">
            <text:p>0.843750000</text:p>
          </table:table-cell>
        </table:table-row>
        <table:table-row table:style-name="ro2">
          <table:table-cell table:number-columns-repeated="2" office:value-type="float" office:value="0.78125">
            <text:p>0.78125</text:p>
          </table:table-cell>
          <table:table-cell office:value-type="float" office:value="0.65625">
            <text:p>0.65625</text:p>
          </table:table-cell>
          <table:table-cell office:value-type="float" office:value="0.71875">
            <text:p>0.71875</text:p>
          </table:table-cell>
          <table:table-cell office:value-type="float" office:value="0.21875">
            <text:p>0.21875</text:p>
          </table:table-cell>
          <table:table-cell office:value-type="float" office:value="0.03125">
            <text:p>0.03125</text:p>
          </table:table-cell>
          <table:table-cell office:value-type="float" office:value="0.09375">
            <text:p>0.09375</text:p>
          </table:table-cell>
          <table:table-cell office:value-type="float" office:value="0.28125">
            <text:p>0.28125</text:p>
          </table:table-cell>
          <table:table-cell office:value-type="float" office:value="0.90625">
            <text:p>0.90625</text:p>
          </table:table-cell>
          <table:table-cell office:value-type="float" office:value="0.34375">
            <text:p>0.34375</text:p>
          </table:table-cell>
          <table:table-cell office:value-type="float" office:value="0.78125">
            <text:p>0.78125</text:p>
          </table:table-cell>
          <table:table-cell/>
          <table:table-cell table:formula="of:=ROUND((([.A32]-0)/(1-0))*(27-2)+2)" office:value-type="float" office:value="22">
            <text:p>22</text:p>
          </table:table-cell>
          <table:table-cell table:formula="of:=(([.B32]-0)/(1-0))*(10-0)+0" office:value-type="float" office:value="7.8125">
            <text:p>7.812500000</text:p>
          </table:table-cell>
          <table:table-cell table:formula="of:=(([.C32]-0)/(1-0))*(1500-0.000000001)+0.000000001" office:value-type="float" office:value="984.375000000344">
            <text:p>984.375000000</text:p>
          </table:table-cell>
          <table:table-cell table:formula="of:=(([.D32]-0)/(1-0))*(1-0.000000001)+0.000000001" office:value-type="float" office:value="0.71875000028125">
            <text:p>0.718750000</text:p>
          </table:table-cell>
          <table:table-cell table:formula="of:=[.M32]*[.P32]" office:value-type="float" office:value="15.8125000061875">
            <text:p>15.812500006</text:p>
          </table:table-cell>
          <table:table-cell table:formula="of:=(([.E32]-0)/(1-0))*(100-0.000000001)+0.000000001" office:value-type="float" office:value="21.8750000007812">
            <text:p>21.875000001</text:p>
          </table:table-cell>
          <table:table-cell table:formula="of:=(([.F32]-0)/(1-0))*(100-0)+0" office:value-type="float" office:value="3.125">
            <text:p>3.125000000</text:p>
          </table:table-cell>
          <table:table-cell table:formula="of:=(([.G32]-0)/(1-0))*(3-0)+0" office:value-type="float" office:value="0.28125">
            <text:p>0.281250000</text:p>
          </table:table-cell>
          <table:table-cell table:formula="of:=(([.H32]-0)/(1-0))*(3-0)+0" office:value-type="float" office:value="0.84375">
            <text:p>0.843750000</text:p>
          </table:table-cell>
          <table:table-cell table:formula="of:=(([.I32]-0)/(1-0))*(100-0)+0" office:value-type="float" office:value="90.625">
            <text:p>90.625000000</text:p>
          </table:table-cell>
          <table:table-cell table:formula="of:=(([.J32]-0)/(1-0))*(3-0)+0" office:value-type="float" office:value="1.03125">
            <text:p>1.031250000</text:p>
          </table:table-cell>
          <table:table-cell table:formula="of:=(([.K32]-0)/(1-0))*(3-0)+0" office:value-type="float" office:value="2.34375">
            <text:p>2.343750000</text:p>
          </table:table-cell>
        </table:table-row>
        <table:table-row table:style-name="ro2">
          <table:table-cell office:value-type="float" office:value="0.53125">
            <text:p>0.53125</text:p>
          </table:table-cell>
          <table:table-cell office:value-type="float" office:value="0.03125">
            <text:p>0.03125</text:p>
          </table:table-cell>
          <table:table-cell office:value-type="float" office:value="0.40625">
            <text:p>0.40625</text:p>
          </table:table-cell>
          <table:table-cell table:number-columns-repeated="2" office:value-type="float" office:value="0.46875">
            <text:p>0.46875</text:p>
          </table:table-cell>
          <table:table-cell office:value-type="float" office:value="0.28125">
            <text:p>0.28125</text:p>
          </table:table-cell>
          <table:table-cell office:value-type="float" office:value="0.84375">
            <text:p>0.84375</text:p>
          </table:table-cell>
          <table:table-cell office:value-type="float" office:value="0.03125">
            <text:p>0.03125</text:p>
          </table:table-cell>
          <table:table-cell office:value-type="float" office:value="0.65625">
            <text:p>0.65625</text:p>
          </table:table-cell>
          <table:table-cell office:value-type="float" office:value="0.09375">
            <text:p>0.09375</text:p>
          </table:table-cell>
          <table:table-cell office:value-type="float" office:value="0.53125">
            <text:p>0.53125</text:p>
          </table:table-cell>
          <table:table-cell/>
          <table:table-cell table:formula="of:=ROUND((([.A33]-0)/(1-0))*(27-2)+2)" office:value-type="float" office:value="15">
            <text:p>15</text:p>
          </table:table-cell>
          <table:table-cell table:formula="of:=(([.B33]-0)/(1-0))*(10-0)+0" office:value-type="float" office:value="0.3125">
            <text:p>0.312500000</text:p>
          </table:table-cell>
          <table:table-cell table:formula="of:=(([.C33]-0)/(1-0))*(1500-0.000000001)+0.000000001" office:value-type="float" office:value="609.375000000594">
            <text:p>609.375000001</text:p>
          </table:table-cell>
          <table:table-cell table:formula="of:=(([.D33]-0)/(1-0))*(1-0.000000001)+0.000000001" office:value-type="float" office:value="0.46875000053125">
            <text:p>0.468750001</text:p>
          </table:table-cell>
          <table:table-cell table:formula="of:=[.M33]*[.P33]" office:value-type="float" office:value="7.03125000796875">
            <text:p>7.031250008</text:p>
          </table:table-cell>
          <table:table-cell table:formula="of:=(([.E33]-0)/(1-0))*(100-0.000000001)+0.000000001" office:value-type="float" office:value="46.8750000005313">
            <text:p>46.875000001</text:p>
          </table:table-cell>
          <table:table-cell table:formula="of:=(([.F33]-0)/(1-0))*(100-0)+0" office:value-type="float" office:value="28.125">
            <text:p>28.125000000</text:p>
          </table:table-cell>
          <table:table-cell table:formula="of:=(([.G33]-0)/(1-0))*(3-0)+0" office:value-type="float" office:value="2.53125">
            <text:p>2.531250000</text:p>
          </table:table-cell>
          <table:table-cell table:formula="of:=(([.H33]-0)/(1-0))*(3-0)+0" office:value-type="float" office:value="0.09375">
            <text:p>0.093750000</text:p>
          </table:table-cell>
          <table:table-cell table:formula="of:=(([.I33]-0)/(1-0))*(100-0)+0" office:value-type="float" office:value="65.625">
            <text:p>65.625000000</text:p>
          </table:table-cell>
          <table:table-cell table:formula="of:=(([.J33]-0)/(1-0))*(3-0)+0" office:value-type="float" office:value="0.28125">
            <text:p>0.281250000</text:p>
          </table:table-cell>
          <table:table-cell table:formula="of:=(([.K33]-0)/(1-0))*(3-0)+0" office:value-type="float" office:value="1.59375">
            <text:p>1.593750000</text:p>
          </table:table-cell>
        </table:table-row>
        <table:table-row table:style-name="ro2">
          <table:table-cell office:value-type="float" office:value="0.03125">
            <text:p>0.03125</text:p>
          </table:table-cell>
          <table:table-cell office:value-type="float" office:value="0.53125">
            <text:p>0.53125</text:p>
          </table:table-cell>
          <table:table-cell office:value-type="float" office:value="0.90625">
            <text:p>0.90625</text:p>
          </table:table-cell>
          <table:table-cell table:number-columns-repeated="2" office:value-type="float" office:value="0.96875">
            <text:p>0.96875</text:p>
          </table:table-cell>
          <table:table-cell office:value-type="float" office:value="0.78125">
            <text:p>0.78125</text:p>
          </table:table-cell>
          <table:table-cell office:value-type="float" office:value="0.34375">
            <text:p>0.34375</text:p>
          </table:table-cell>
          <table:table-cell office:value-type="float" office:value="0.53125">
            <text:p>0.53125</text:p>
          </table:table-cell>
          <table:table-cell office:value-type="float" office:value="0.15625">
            <text:p>0.15625</text:p>
          </table:table-cell>
          <table:table-cell office:value-type="float" office:value="0.59375">
            <text:p>0.59375</text:p>
          </table:table-cell>
          <table:table-cell office:value-type="float" office:value="0.03125">
            <text:p>0.03125</text:p>
          </table:table-cell>
          <table:table-cell/>
          <table:table-cell table:formula="of:=ROUND((([.A34]-0)/(1-0))*(27-2)+2)" office:value-type="float" office:value="3">
            <text:p>3</text:p>
          </table:table-cell>
          <table:table-cell table:formula="of:=(([.B34]-0)/(1-0))*(10-0)+0" office:value-type="float" office:value="5.3125">
            <text:p>5.312500000</text:p>
          </table:table-cell>
          <table:table-cell table:formula="of:=(([.C34]-0)/(1-0))*(1500-0.000000001)+0.000000001" office:value-type="float" office:value="1359.37500000009">
            <text:p>1359.375000000</text:p>
          </table:table-cell>
          <table:table-cell table:formula="of:=(([.D34]-0)/(1-0))*(1-0.000000001)+0.000000001" office:value-type="float" office:value="0.96875000003125">
            <text:p>0.968750000</text:p>
          </table:table-cell>
          <table:table-cell table:formula="of:=[.M34]*[.P34]" office:value-type="float" office:value="2.90625000009375">
            <text:p>2.906250000</text:p>
          </table:table-cell>
          <table:table-cell table:formula="of:=(([.E34]-0)/(1-0))*(100-0.000000001)+0.000000001" office:value-type="float" office:value="96.8750000000313">
            <text:p>96.875000000</text:p>
          </table:table-cell>
          <table:table-cell table:formula="of:=(([.F34]-0)/(1-0))*(100-0)+0" office:value-type="float" office:value="78.125">
            <text:p>78.125000000</text:p>
          </table:table-cell>
          <table:table-cell table:formula="of:=(([.G34]-0)/(1-0))*(3-0)+0" office:value-type="float" office:value="1.03125">
            <text:p>1.031250000</text:p>
          </table:table-cell>
          <table:table-cell table:formula="of:=(([.H34]-0)/(1-0))*(3-0)+0" office:value-type="float" office:value="1.59375">
            <text:p>1.593750000</text:p>
          </table:table-cell>
          <table:table-cell table:formula="of:=(([.I34]-0)/(1-0))*(100-0)+0" office:value-type="float" office:value="15.625">
            <text:p>15.625000000</text:p>
          </table:table-cell>
          <table:table-cell table:formula="of:=(([.J34]-0)/(1-0))*(3-0)+0" office:value-type="float" office:value="1.78125">
            <text:p>1.781250000</text:p>
          </table:table-cell>
          <table:table-cell table:formula="of:=(([.K34]-0)/(1-0))*(3-0)+0" office:value-type="float" office:value="0.09375">
            <text:p>0.093750000</text:p>
          </table:table-cell>
        </table:table-row>
        <table:table-row table:style-name="ro2">
          <table:table-cell office:value-type="float" office:value="0.046875">
            <text:p>0.046875</text:p>
          </table:table-cell>
          <table:table-cell office:value-type="float" office:value="0.265625">
            <text:p>0.265625</text:p>
          </table:table-cell>
          <table:table-cell office:value-type="float" office:value="0.703125">
            <text:p>0.703125</text:p>
          </table:table-cell>
          <table:table-cell office:value-type="float" office:value="0.546875">
            <text:p>0.546875</text:p>
          </table:table-cell>
          <table:table-cell office:value-type="float" office:value="0.140625">
            <text:p>0.140625</text:p>
          </table:table-cell>
          <table:table-cell office:value-type="float" office:value="0.921875">
            <text:p>0.921875</text:p>
          </table:table-cell>
          <table:table-cell office:value-type="float" office:value="0.796875">
            <text:p>0.796875</text:p>
          </table:table-cell>
          <table:table-cell office:value-type="float" office:value="0.671875">
            <text:p>0.671875</text:p>
          </table:table-cell>
          <table:table-cell office:value-type="float" office:value="0.984375">
            <text:p>0.984375</text:p>
          </table:table-cell>
          <table:table-cell office:value-type="float" office:value="0.046875">
            <text:p>0.046875</text:p>
          </table:table-cell>
          <table:table-cell office:value-type="float" office:value="0.390625">
            <text:p>0.390625</text:p>
          </table:table-cell>
          <table:table-cell/>
          <table:table-cell table:formula="of:=ROUND((([.A35]-0)/(1-0))*(27-2)+2)" office:value-type="float" office:value="3">
            <text:p>3</text:p>
          </table:table-cell>
          <table:table-cell table:formula="of:=(([.B35]-0)/(1-0))*(10-0)+0" office:value-type="float" office:value="2.65625">
            <text:p>2.656250000</text:p>
          </table:table-cell>
          <table:table-cell table:formula="of:=(([.C35]-0)/(1-0))*(1500-0.000000001)+0.000000001" office:value-type="float" office:value="1054.6875000003">
            <text:p>1054.687500000</text:p>
          </table:table-cell>
          <table:table-cell table:formula="of:=(([.D35]-0)/(1-0))*(1-0.000000001)+0.000000001" office:value-type="float" office:value="0.546875000453125">
            <text:p>0.546875000</text:p>
          </table:table-cell>
          <table:table-cell table:formula="of:=[.M35]*[.P35]" office:value-type="float" office:value="1.64062500135937">
            <text:p>1.640625001</text:p>
          </table:table-cell>
          <table:table-cell table:formula="of:=(([.E35]-0)/(1-0))*(100-0.000000001)+0.000000001" office:value-type="float" office:value="14.0625000008594">
            <text:p>14.062500001</text:p>
          </table:table-cell>
          <table:table-cell table:formula="of:=(([.F35]-0)/(1-0))*(100-0)+0" office:value-type="float" office:value="92.1875">
            <text:p>92.187500000</text:p>
          </table:table-cell>
          <table:table-cell table:formula="of:=(([.G35]-0)/(1-0))*(3-0)+0" office:value-type="float" office:value="2.390625">
            <text:p>2.390625000</text:p>
          </table:table-cell>
          <table:table-cell table:formula="of:=(([.H35]-0)/(1-0))*(3-0)+0" office:value-type="float" office:value="2.015625">
            <text:p>2.015625000</text:p>
          </table:table-cell>
          <table:table-cell table:formula="of:=(([.I35]-0)/(1-0))*(100-0)+0" office:value-type="float" office:value="98.4375">
            <text:p>98.437500000</text:p>
          </table:table-cell>
          <table:table-cell table:formula="of:=(([.J35]-0)/(1-0))*(3-0)+0" office:value-type="float" office:value="0.140625">
            <text:p>0.140625000</text:p>
          </table:table-cell>
          <table:table-cell table:formula="of:=(([.K35]-0)/(1-0))*(3-0)+0" office:value-type="float" office:value="1.171875">
            <text:p>1.171875000</text:p>
          </table:table-cell>
        </table:table-row>
        <table:table-row table:style-name="ro2">
          <table:table-cell office:value-type="float" office:value="0.546875">
            <text:p>0.546875</text:p>
          </table:table-cell>
          <table:table-cell office:value-type="float" office:value="0.765625">
            <text:p>0.765625</text:p>
          </table:table-cell>
          <table:table-cell office:value-type="float" office:value="0.203125">
            <text:p>0.203125</text:p>
          </table:table-cell>
          <table:table-cell office:value-type="float" office:value="0.046875">
            <text:p>0.046875</text:p>
          </table:table-cell>
          <table:table-cell office:value-type="float" office:value="0.640625">
            <text:p>0.640625</text:p>
          </table:table-cell>
          <table:table-cell office:value-type="float" office:value="0.421875">
            <text:p>0.421875</text:p>
          </table:table-cell>
          <table:table-cell office:value-type="float" office:value="0.296875">
            <text:p>0.296875</text:p>
          </table:table-cell>
          <table:table-cell office:value-type="float" office:value="0.171875">
            <text:p>0.171875</text:p>
          </table:table-cell>
          <table:table-cell office:value-type="float" office:value="0.484375">
            <text:p>0.484375</text:p>
          </table:table-cell>
          <table:table-cell office:value-type="float" office:value="0.546875">
            <text:p>0.546875</text:p>
          </table:table-cell>
          <table:table-cell office:value-type="float" office:value="0.890625">
            <text:p>0.890625</text:p>
          </table:table-cell>
          <table:table-cell/>
          <table:table-cell table:formula="of:=ROUND((([.A36]-0)/(1-0))*(27-2)+2)" office:value-type="float" office:value="16">
            <text:p>16</text:p>
          </table:table-cell>
          <table:table-cell table:formula="of:=(([.B36]-0)/(1-0))*(10-0)+0" office:value-type="float" office:value="7.65625">
            <text:p>7.656250000</text:p>
          </table:table-cell>
          <table:table-cell table:formula="of:=(([.C36]-0)/(1-0))*(1500-0.000000001)+0.000000001" office:value-type="float" office:value="304.687500000797">
            <text:p>304.687500001</text:p>
          </table:table-cell>
          <table:table-cell table:formula="of:=(([.D36]-0)/(1-0))*(1-0.000000001)+0.000000001" office:value-type="float" office:value="0.046875000953125">
            <text:p>0.046875001</text:p>
          </table:table-cell>
          <table:table-cell table:formula="of:=[.M36]*[.P36]" office:value-type="float" office:value="0.75000001525">
            <text:p>0.750000015</text:p>
          </table:table-cell>
          <table:table-cell table:formula="of:=(([.E36]-0)/(1-0))*(100-0.000000001)+0.000000001" office:value-type="float" office:value="64.0625000003594">
            <text:p>64.062500000</text:p>
          </table:table-cell>
          <table:table-cell table:formula="of:=(([.F36]-0)/(1-0))*(100-0)+0" office:value-type="float" office:value="42.1875">
            <text:p>42.187500000</text:p>
          </table:table-cell>
          <table:table-cell table:formula="of:=(([.G36]-0)/(1-0))*(3-0)+0" office:value-type="float" office:value="0.890625">
            <text:p>0.890625000</text:p>
          </table:table-cell>
          <table:table-cell table:formula="of:=(([.H36]-0)/(1-0))*(3-0)+0" office:value-type="float" office:value="0.515625">
            <text:p>0.515625000</text:p>
          </table:table-cell>
          <table:table-cell table:formula="of:=(([.I36]-0)/(1-0))*(100-0)+0" office:value-type="float" office:value="48.4375">
            <text:p>48.437500000</text:p>
          </table:table-cell>
          <table:table-cell table:formula="of:=(([.J36]-0)/(1-0))*(3-0)+0" office:value-type="float" office:value="1.640625">
            <text:p>1.640625000</text:p>
          </table:table-cell>
          <table:table-cell table:formula="of:=(([.K36]-0)/(1-0))*(3-0)+0" office:value-type="float" office:value="2.671875">
            <text:p>2.671875000</text:p>
          </table:table-cell>
        </table:table-row>
        <table:table-row table:style-name="ro2">
          <table:table-cell office:value-type="float" office:value="0.796875">
            <text:p>0.796875</text:p>
          </table:table-cell>
          <table:table-cell office:value-type="float" office:value="0.015625">
            <text:p>0.015625</text:p>
          </table:table-cell>
          <table:table-cell office:value-type="float" office:value="0.953125">
            <text:p>0.953125</text:p>
          </table:table-cell>
          <table:table-cell office:value-type="float" office:value="0.796875">
            <text:p>0.796875</text:p>
          </table:table-cell>
          <table:table-cell office:value-type="float" office:value="0.890625">
            <text:p>0.890625</text:p>
          </table:table-cell>
          <table:table-cell office:value-type="float" office:value="0.171875">
            <text:p>0.171875</text:p>
          </table:table-cell>
          <table:table-cell office:value-type="float" office:value="0.546875">
            <text:p>0.546875</text:p>
          </table:table-cell>
          <table:table-cell office:value-type="float" office:value="0.421875">
            <text:p>0.421875</text:p>
          </table:table-cell>
          <table:table-cell office:value-type="float" office:value="0.234375">
            <text:p>0.234375</text:p>
          </table:table-cell>
          <table:table-cell office:value-type="float" office:value="0.796875">
            <text:p>0.796875</text:p>
          </table:table-cell>
          <table:table-cell office:value-type="float" office:value="0.640625">
            <text:p>0.640625</text:p>
          </table:table-cell>
          <table:table-cell/>
          <table:table-cell table:formula="of:=ROUND((([.A37]-0)/(1-0))*(27-2)+2)" office:value-type="float" office:value="22">
            <text:p>22</text:p>
          </table:table-cell>
          <table:table-cell table:formula="of:=(([.B37]-0)/(1-0))*(10-0)+0" office:value-type="float" office:value="0.15625">
            <text:p>0.156250000</text:p>
          </table:table-cell>
          <table:table-cell table:formula="of:=(([.C37]-0)/(1-0))*(1500-0.000000001)+0.000000001" office:value-type="float" office:value="1429.68750000005">
            <text:p>1429.687500000</text:p>
          </table:table-cell>
          <table:table-cell table:formula="of:=(([.D37]-0)/(1-0))*(1-0.000000001)+0.000000001" office:value-type="float" office:value="0.796875000203125">
            <text:p>0.796875000</text:p>
          </table:table-cell>
          <table:table-cell table:formula="of:=[.M37]*[.P37]" office:value-type="float" office:value="17.5312500044687">
            <text:p>17.531250004</text:p>
          </table:table-cell>
          <table:table-cell table:formula="of:=(([.E37]-0)/(1-0))*(100-0.000000001)+0.000000001" office:value-type="float" office:value="89.0625000001094">
            <text:p>89.062500000</text:p>
          </table:table-cell>
          <table:table-cell table:formula="of:=(([.F37]-0)/(1-0))*(100-0)+0" office:value-type="float" office:value="17.1875">
            <text:p>17.187500000</text:p>
          </table:table-cell>
          <table:table-cell table:formula="of:=(([.G37]-0)/(1-0))*(3-0)+0" office:value-type="float" office:value="1.640625">
            <text:p>1.640625000</text:p>
          </table:table-cell>
          <table:table-cell table:formula="of:=(([.H37]-0)/(1-0))*(3-0)+0" office:value-type="float" office:value="1.265625">
            <text:p>1.265625000</text:p>
          </table:table-cell>
          <table:table-cell table:formula="of:=(([.I37]-0)/(1-0))*(100-0)+0" office:value-type="float" office:value="23.4375">
            <text:p>23.437500000</text:p>
          </table:table-cell>
          <table:table-cell table:formula="of:=(([.J37]-0)/(1-0))*(3-0)+0" office:value-type="float" office:value="2.390625">
            <text:p>2.390625000</text:p>
          </table:table-cell>
          <table:table-cell table:formula="of:=(([.K37]-0)/(1-0))*(3-0)+0" office:value-type="float" office:value="1.921875">
            <text:p>1.921875000</text:p>
          </table:table-cell>
        </table:table-row>
        <table:table-row table:style-name="ro2">
          <table:table-cell office:value-type="float" office:value="0.296875">
            <text:p>0.296875</text:p>
          </table:table-cell>
          <table:table-cell office:value-type="float" office:value="0.515625">
            <text:p>0.515625</text:p>
          </table:table-cell>
          <table:table-cell office:value-type="float" office:value="0.453125">
            <text:p>0.453125</text:p>
          </table:table-cell>
          <table:table-cell office:value-type="float" office:value="0.296875">
            <text:p>0.296875</text:p>
          </table:table-cell>
          <table:table-cell office:value-type="float" office:value="0.390625">
            <text:p>0.390625</text:p>
          </table:table-cell>
          <table:table-cell office:value-type="float" office:value="0.671875">
            <text:p>0.671875</text:p>
          </table:table-cell>
          <table:table-cell office:value-type="float" office:value="0.046875">
            <text:p>0.046875</text:p>
          </table:table-cell>
          <table:table-cell office:value-type="float" office:value="0.921875">
            <text:p>0.921875</text:p>
          </table:table-cell>
          <table:table-cell office:value-type="float" office:value="0.734375">
            <text:p>0.734375</text:p>
          </table:table-cell>
          <table:table-cell office:value-type="float" office:value="0.296875">
            <text:p>0.296875</text:p>
          </table:table-cell>
          <table:table-cell office:value-type="float" office:value="0.140625">
            <text:p>0.140625</text:p>
          </table:table-cell>
          <table:table-cell/>
          <table:table-cell table:formula="of:=ROUND((([.A38]-0)/(1-0))*(27-2)+2)" office:value-type="float" office:value="9">
            <text:p>9</text:p>
          </table:table-cell>
          <table:table-cell table:formula="of:=(([.B38]-0)/(1-0))*(10-0)+0" office:value-type="float" office:value="5.15625">
            <text:p>5.156250000</text:p>
          </table:table-cell>
          <table:table-cell table:formula="of:=(([.C38]-0)/(1-0))*(1500-0.000000001)+0.000000001" office:value-type="float" office:value="679.687500000547">
            <text:p>679.687500001</text:p>
          </table:table-cell>
          <table:table-cell table:formula="of:=(([.D38]-0)/(1-0))*(1-0.000000001)+0.000000001" office:value-type="float" office:value="0.296875000703125">
            <text:p>0.296875001</text:p>
          </table:table-cell>
          <table:table-cell table:formula="of:=[.M38]*[.P38]" office:value-type="float" office:value="2.67187500632813">
            <text:p>2.671875006</text:p>
          </table:table-cell>
          <table:table-cell table:formula="of:=(([.E38]-0)/(1-0))*(100-0.000000001)+0.000000001" office:value-type="float" office:value="39.0625000006094">
            <text:p>39.062500001</text:p>
          </table:table-cell>
          <table:table-cell table:formula="of:=(([.F38]-0)/(1-0))*(100-0)+0" office:value-type="float" office:value="67.1875">
            <text:p>67.187500000</text:p>
          </table:table-cell>
          <table:table-cell table:formula="of:=(([.G38]-0)/(1-0))*(3-0)+0" office:value-type="float" office:value="0.140625">
            <text:p>0.140625000</text:p>
          </table:table-cell>
          <table:table-cell table:formula="of:=(([.H38]-0)/(1-0))*(3-0)+0" office:value-type="float" office:value="2.765625">
            <text:p>2.765625000</text:p>
          </table:table-cell>
          <table:table-cell table:formula="of:=(([.I38]-0)/(1-0))*(100-0)+0" office:value-type="float" office:value="73.4375">
            <text:p>73.437500000</text:p>
          </table:table-cell>
          <table:table-cell table:formula="of:=(([.J38]-0)/(1-0))*(3-0)+0" office:value-type="float" office:value="0.890625">
            <text:p>0.890625000</text:p>
          </table:table-cell>
          <table:table-cell table:formula="of:=(([.K38]-0)/(1-0))*(3-0)+0" office:value-type="float" office:value="0.421875">
            <text:p>0.421875000</text:p>
          </table:table-cell>
        </table:table-row>
        <table:table-row table:style-name="ro2">
          <table:table-cell office:value-type="float" office:value="0.421875">
            <text:p>0.421875</text:p>
          </table:table-cell>
          <table:table-cell office:value-type="float" office:value="0.140625">
            <text:p>0.140625</text:p>
          </table:table-cell>
          <table:table-cell office:value-type="float" office:value="0.078125">
            <text:p>0.078125</text:p>
          </table:table-cell>
          <table:table-cell office:value-type="float" office:value="0.421875">
            <text:p>0.421875</text:p>
          </table:table-cell>
          <table:table-cell office:value-type="float" office:value="0.265625">
            <text:p>0.265625</text:p>
          </table:table-cell>
          <table:table-cell office:value-type="float" office:value="0.796875">
            <text:p>0.796875</text:p>
          </table:table-cell>
          <table:table-cell office:value-type="float" office:value="0.671875">
            <text:p>0.671875</text:p>
          </table:table-cell>
          <table:table-cell office:value-type="float" office:value="0.296875">
            <text:p>0.296875</text:p>
          </table:table-cell>
          <table:table-cell office:value-type="float" office:value="0.109375">
            <text:p>0.109375</text:p>
          </table:table-cell>
          <table:table-cell office:value-type="float" office:value="0.671875">
            <text:p>0.671875</text:p>
          </table:table-cell>
          <table:table-cell office:value-type="float" office:value="0.515625">
            <text:p>0.515625</text:p>
          </table:table-cell>
          <table:table-cell/>
          <table:table-cell table:formula="of:=ROUND((([.A39]-0)/(1-0))*(27-2)+2)" office:value-type="float" office:value="13">
            <text:p>13</text:p>
          </table:table-cell>
          <table:table-cell table:formula="of:=(([.B39]-0)/(1-0))*(10-0)+0" office:value-type="float" office:value="1.40625">
            <text:p>1.406250000</text:p>
          </table:table-cell>
          <table:table-cell table:formula="of:=(([.C39]-0)/(1-0))*(1500-0.000000001)+0.000000001" office:value-type="float" office:value="117.187500000922">
            <text:p>117.187500001</text:p>
          </table:table-cell>
          <table:table-cell table:formula="of:=(([.D39]-0)/(1-0))*(1-0.000000001)+0.000000001" office:value-type="float" office:value="0.421875000578125">
            <text:p>0.421875001</text:p>
          </table:table-cell>
          <table:table-cell table:formula="of:=[.M39]*[.P39]" office:value-type="float" office:value="5.48437500751563">
            <text:p>5.484375008</text:p>
          </table:table-cell>
          <table:table-cell table:formula="of:=(([.E39]-0)/(1-0))*(100-0.000000001)+0.000000001" office:value-type="float" office:value="26.5625000007344">
            <text:p>26.562500001</text:p>
          </table:table-cell>
          <table:table-cell table:formula="of:=(([.F39]-0)/(1-0))*(100-0)+0" office:value-type="float" office:value="79.6875">
            <text:p>79.687500000</text:p>
          </table:table-cell>
          <table:table-cell table:formula="of:=(([.G39]-0)/(1-0))*(3-0)+0" office:value-type="float" office:value="2.015625">
            <text:p>2.015625000</text:p>
          </table:table-cell>
          <table:table-cell table:formula="of:=(([.H39]-0)/(1-0))*(3-0)+0" office:value-type="float" office:value="0.890625">
            <text:p>0.890625000</text:p>
          </table:table-cell>
          <table:table-cell table:formula="of:=(([.I39]-0)/(1-0))*(100-0)+0" office:value-type="float" office:value="10.9375">
            <text:p>10.937500000</text:p>
          </table:table-cell>
          <table:table-cell table:formula="of:=(([.J39]-0)/(1-0))*(3-0)+0" office:value-type="float" office:value="2.015625">
            <text:p>2.015625000</text:p>
          </table:table-cell>
          <table:table-cell table:formula="of:=(([.K39]-0)/(1-0))*(3-0)+0" office:value-type="float" office:value="1.546875">
            <text:p>1.546875000</text:p>
          </table:table-cell>
        </table:table-row>
        <table:table-row table:style-name="ro2">
          <table:table-cell office:value-type="float" office:value="0.921875">
            <text:p>0.921875</text:p>
          </table:table-cell>
          <table:table-cell office:value-type="float" office:value="0.640625">
            <text:p>0.640625</text:p>
          </table:table-cell>
          <table:table-cell office:value-type="float" office:value="0.578125">
            <text:p>0.578125</text:p>
          </table:table-cell>
          <table:table-cell office:value-type="float" office:value="0.921875">
            <text:p>0.921875</text:p>
          </table:table-cell>
          <table:table-cell office:value-type="float" office:value="0.765625">
            <text:p>0.765625</text:p>
          </table:table-cell>
          <table:table-cell office:value-type="float" office:value="0.296875">
            <text:p>0.296875</text:p>
          </table:table-cell>
          <table:table-cell office:value-type="float" office:value="0.171875">
            <text:p>0.171875</text:p>
          </table:table-cell>
          <table:table-cell office:value-type="float" office:value="0.796875">
            <text:p>0.796875</text:p>
          </table:table-cell>
          <table:table-cell office:value-type="float" office:value="0.609375">
            <text:p>0.609375</text:p>
          </table:table-cell>
          <table:table-cell office:value-type="float" office:value="0.171875">
            <text:p>0.171875</text:p>
          </table:table-cell>
          <table:table-cell office:value-type="float" office:value="0.015625">
            <text:p>0.015625</text:p>
          </table:table-cell>
          <table:table-cell/>
          <table:table-cell table:formula="of:=ROUND((([.A40]-0)/(1-0))*(27-2)+2)" office:value-type="float" office:value="25">
            <text:p>25</text:p>
          </table:table-cell>
          <table:table-cell table:formula="of:=(([.B40]-0)/(1-0))*(10-0)+0" office:value-type="float" office:value="6.40625">
            <text:p>6.406250000</text:p>
          </table:table-cell>
          <table:table-cell table:formula="of:=(([.C40]-0)/(1-0))*(1500-0.000000001)+0.000000001" office:value-type="float" office:value="867.187500000422">
            <text:p>867.187500000</text:p>
          </table:table-cell>
          <table:table-cell table:formula="of:=(([.D40]-0)/(1-0))*(1-0.000000001)+0.000000001" office:value-type="float" office:value="0.921875000078125">
            <text:p>0.921875000</text:p>
          </table:table-cell>
          <table:table-cell table:formula="of:=[.M40]*[.P40]" office:value-type="float" office:value="23.0468750019531">
            <text:p>23.046875002</text:p>
          </table:table-cell>
          <table:table-cell table:formula="of:=(([.E40]-0)/(1-0))*(100-0.000000001)+0.000000001" office:value-type="float" office:value="76.5625000002344">
            <text:p>76.562500000</text:p>
          </table:table-cell>
          <table:table-cell table:formula="of:=(([.F40]-0)/(1-0))*(100-0)+0" office:value-type="float" office:value="29.6875">
            <text:p>29.687500000</text:p>
          </table:table-cell>
          <table:table-cell table:formula="of:=(([.G40]-0)/(1-0))*(3-0)+0" office:value-type="float" office:value="0.515625">
            <text:p>0.515625000</text:p>
          </table:table-cell>
          <table:table-cell table:formula="of:=(([.H40]-0)/(1-0))*(3-0)+0" office:value-type="float" office:value="2.390625">
            <text:p>2.390625000</text:p>
          </table:table-cell>
          <table:table-cell table:formula="of:=(([.I40]-0)/(1-0))*(100-0)+0" office:value-type="float" office:value="60.9375">
            <text:p>60.937500000</text:p>
          </table:table-cell>
          <table:table-cell table:formula="of:=(([.J40]-0)/(1-0))*(3-0)+0" office:value-type="float" office:value="0.515625">
            <text:p>0.515625000</text:p>
          </table:table-cell>
          <table:table-cell table:formula="of:=(([.K40]-0)/(1-0))*(3-0)+0" office:value-type="float" office:value="0.046875">
            <text:p>0.046875000</text:p>
          </table:table-cell>
        </table:table-row>
        <table:table-row table:style-name="ro2">
          <table:table-cell office:value-type="float" office:value="0.671875">
            <text:p>0.671875</text:p>
          </table:table-cell>
          <table:table-cell office:value-type="float" office:value="0.390625">
            <text:p>0.390625</text:p>
          </table:table-cell>
          <table:table-cell office:value-type="float" office:value="0.328125">
            <text:p>0.328125</text:p>
          </table:table-cell>
          <table:table-cell office:value-type="float" office:value="0.171875">
            <text:p>0.171875</text:p>
          </table:table-cell>
          <table:table-cell office:value-type="float" office:value="0.515625">
            <text:p>0.515625</text:p>
          </table:table-cell>
          <table:table-cell office:value-type="float" office:value="0.046875">
            <text:p>0.046875</text:p>
          </table:table-cell>
          <table:table-cell office:value-type="float" office:value="0.921875">
            <text:p>0.921875</text:p>
          </table:table-cell>
          <table:table-cell office:value-type="float" office:value="0.546875">
            <text:p>0.546875</text:p>
          </table:table-cell>
          <table:table-cell office:value-type="float" office:value="0.859375">
            <text:p>0.859375</text:p>
          </table:table-cell>
          <table:table-cell office:value-type="float" office:value="0.421875">
            <text:p>0.421875</text:p>
          </table:table-cell>
          <table:table-cell office:value-type="float" office:value="0.265625">
            <text:p>0.265625</text:p>
          </table:table-cell>
          <table:table-cell/>
          <table:table-cell table:formula="of:=ROUND((([.A41]-0)/(1-0))*(27-2)+2)" office:value-type="float" office:value="19">
            <text:p>19</text:p>
          </table:table-cell>
          <table:table-cell table:formula="of:=(([.B41]-0)/(1-0))*(10-0)+0" office:value-type="float" office:value="3.90625">
            <text:p>3.906250000</text:p>
          </table:table-cell>
          <table:table-cell table:formula="of:=(([.C41]-0)/(1-0))*(1500-0.000000001)+0.000000001" office:value-type="float" office:value="492.187500000672">
            <text:p>492.187500001</text:p>
          </table:table-cell>
          <table:table-cell table:formula="of:=(([.D41]-0)/(1-0))*(1-0.000000001)+0.000000001" office:value-type="float" office:value="0.171875000828125">
            <text:p>0.171875001</text:p>
          </table:table-cell>
          <table:table-cell table:formula="of:=[.M41]*[.P41]" office:value-type="float" office:value="3.26562501573438">
            <text:p>3.265625016</text:p>
          </table:table-cell>
          <table:table-cell table:formula="of:=(([.E41]-0)/(1-0))*(100-0.000000001)+0.000000001" office:value-type="float" office:value="51.5625000004844">
            <text:p>51.562500000</text:p>
          </table:table-cell>
          <table:table-cell table:formula="of:=(([.F41]-0)/(1-0))*(100-0)+0" office:value-type="float" office:value="4.6875">
            <text:p>4.687500000</text:p>
          </table:table-cell>
          <table:table-cell table:formula="of:=(([.G41]-0)/(1-0))*(3-0)+0" office:value-type="float" office:value="2.765625">
            <text:p>2.765625000</text:p>
          </table:table-cell>
          <table:table-cell table:formula="of:=(([.H41]-0)/(1-0))*(3-0)+0" office:value-type="float" office:value="1.640625">
            <text:p>1.640625000</text:p>
          </table:table-cell>
          <table:table-cell table:formula="of:=(([.I41]-0)/(1-0))*(100-0)+0" office:value-type="float" office:value="85.9375">
            <text:p>85.937500000</text:p>
          </table:table-cell>
          <table:table-cell table:formula="of:=(([.J41]-0)/(1-0))*(3-0)+0" office:value-type="float" office:value="1.265625">
            <text:p>1.265625000</text:p>
          </table:table-cell>
          <table:table-cell table:formula="of:=(([.K41]-0)/(1-0))*(3-0)+0" office:value-type="float" office:value="0.796875">
            <text:p>0.796875000</text:p>
          </table:table-cell>
        </table:table-row>
        <table:table-row table:style-name="ro2">
          <table:table-cell office:value-type="float" office:value="0.171875">
            <text:p>0.171875</text:p>
          </table:table-cell>
          <table:table-cell office:value-type="float" office:value="0.890625">
            <text:p>0.890625</text:p>
          </table:table-cell>
          <table:table-cell office:value-type="float" office:value="0.828125">
            <text:p>0.828125</text:p>
          </table:table-cell>
          <table:table-cell office:value-type="float" office:value="0.671875">
            <text:p>0.671875</text:p>
          </table:table-cell>
          <table:table-cell office:value-type="float" office:value="0.015625">
            <text:p>0.015625</text:p>
          </table:table-cell>
          <table:table-cell office:value-type="float" office:value="0.546875">
            <text:p>0.546875</text:p>
          </table:table-cell>
          <table:table-cell office:value-type="float" office:value="0.421875">
            <text:p>0.421875</text:p>
          </table:table-cell>
          <table:table-cell office:value-type="float" office:value="0.046875">
            <text:p>0.046875</text:p>
          </table:table-cell>
          <table:table-cell office:value-type="float" office:value="0.359375">
            <text:p>0.359375</text:p>
          </table:table-cell>
          <table:table-cell office:value-type="float" office:value="0.921875">
            <text:p>0.921875</text:p>
          </table:table-cell>
          <table:table-cell office:value-type="float" office:value="0.765625">
            <text:p>0.765625</text:p>
          </table:table-cell>
          <table:table-cell/>
          <table:table-cell table:formula="of:=ROUND((([.A42]-0)/(1-0))*(27-2)+2)" office:value-type="float" office:value="6">
            <text:p>6</text:p>
          </table:table-cell>
          <table:table-cell table:formula="of:=(([.B42]-0)/(1-0))*(10-0)+0" office:value-type="float" office:value="8.90625">
            <text:p>8.906250000</text:p>
          </table:table-cell>
          <table:table-cell table:formula="of:=(([.C42]-0)/(1-0))*(1500-0.000000001)+0.000000001" office:value-type="float" office:value="1242.18750000017">
            <text:p>1242.187500000</text:p>
          </table:table-cell>
          <table:table-cell table:formula="of:=(([.D42]-0)/(1-0))*(1-0.000000001)+0.000000001" office:value-type="float" office:value="0.671875000328125">
            <text:p>0.671875000</text:p>
          </table:table-cell>
          <table:table-cell table:formula="of:=[.M42]*[.P42]" office:value-type="float" office:value="4.03125000196875">
            <text:p>4.031250002</text:p>
          </table:table-cell>
          <table:table-cell table:formula="of:=(([.E42]-0)/(1-0))*(100-0.000000001)+0.000000001" office:value-type="float" office:value="1.56250000098438">
            <text:p>1.562500001</text:p>
          </table:table-cell>
          <table:table-cell table:formula="of:=(([.F42]-0)/(1-0))*(100-0)+0" office:value-type="float" office:value="54.6875">
            <text:p>54.687500000</text:p>
          </table:table-cell>
          <table:table-cell table:formula="of:=(([.G42]-0)/(1-0))*(3-0)+0" office:value-type="float" office:value="1.265625">
            <text:p>1.265625000</text:p>
          </table:table-cell>
          <table:table-cell table:formula="of:=(([.H42]-0)/(1-0))*(3-0)+0" office:value-type="float" office:value="0.140625">
            <text:p>0.140625000</text:p>
          </table:table-cell>
          <table:table-cell table:formula="of:=(([.I42]-0)/(1-0))*(100-0)+0" office:value-type="float" office:value="35.9375">
            <text:p>35.937500000</text:p>
          </table:table-cell>
          <table:table-cell table:formula="of:=(([.J42]-0)/(1-0))*(3-0)+0" office:value-type="float" office:value="2.765625">
            <text:p>2.765625000</text:p>
          </table:table-cell>
          <table:table-cell table:formula="of:=(([.K42]-0)/(1-0))*(3-0)+0" office:value-type="float" office:value="2.296875">
            <text:p>2.296875000</text:p>
          </table:table-cell>
        </table:table-row>
        <table:table-row table:style-name="ro2">
          <table:table-cell office:value-type="float" office:value="0.234375">
            <text:p>0.234375</text:p>
          </table:table-cell>
          <table:table-cell office:value-type="float" office:value="0.078125">
            <text:p>0.078125</text:p>
          </table:table-cell>
          <table:table-cell office:value-type="float" office:value="0.265625">
            <text:p>0.265625</text:p>
          </table:table-cell>
          <table:table-cell office:value-type="float" office:value="0.984375">
            <text:p>0.984375</text:p>
          </table:table-cell>
          <table:table-cell office:value-type="float" office:value="0.703125">
            <text:p>0.703125</text:p>
          </table:table-cell>
          <table:table-cell table:number-columns-repeated="2" office:value-type="float" office:value="0.734375">
            <text:p>0.734375</text:p>
          </table:table-cell>
          <table:table-cell office:value-type="float" office:value="0.359375">
            <text:p>0.359375</text:p>
          </table:table-cell>
          <table:table-cell office:value-type="float" office:value="0.046875">
            <text:p>0.046875</text:p>
          </table:table-cell>
          <table:table-cell office:value-type="float" office:value="0.359375">
            <text:p>0.359375</text:p>
          </table:table-cell>
          <table:table-cell office:value-type="float" office:value="0.828125">
            <text:p>0.828125</text:p>
          </table:table-cell>
          <table:table-cell/>
          <table:table-cell table:formula="of:=ROUND((([.A43]-0)/(1-0))*(27-2)+2)" office:value-type="float" office:value="8">
            <text:p>8</text:p>
          </table:table-cell>
          <table:table-cell table:formula="of:=(([.B43]-0)/(1-0))*(10-0)+0" office:value-type="float" office:value="0.78125">
            <text:p>0.781250000</text:p>
          </table:table-cell>
          <table:table-cell table:formula="of:=(([.C43]-0)/(1-0))*(1500-0.000000001)+0.000000001" office:value-type="float" office:value="398.437500000734">
            <text:p>398.437500001</text:p>
          </table:table-cell>
          <table:table-cell table:formula="of:=(([.D43]-0)/(1-0))*(1-0.000000001)+0.000000001" office:value-type="float" office:value="0.984375000015625">
            <text:p>0.984375000</text:p>
          </table:table-cell>
          <table:table-cell table:formula="of:=[.M43]*[.P43]" office:value-type="float" office:value="7.875000000125">
            <text:p>7.875000000</text:p>
          </table:table-cell>
          <table:table-cell table:formula="of:=(([.E43]-0)/(1-0))*(100-0.000000001)+0.000000001" office:value-type="float" office:value="70.3125000002969">
            <text:p>70.312500000</text:p>
          </table:table-cell>
          <table:table-cell table:formula="of:=(([.F43]-0)/(1-0))*(100-0)+0" office:value-type="float" office:value="73.4375">
            <text:p>73.437500000</text:p>
          </table:table-cell>
          <table:table-cell table:formula="of:=(([.G43]-0)/(1-0))*(3-0)+0" office:value-type="float" office:value="2.203125">
            <text:p>2.203125000</text:p>
          </table:table-cell>
          <table:table-cell table:formula="of:=(([.H43]-0)/(1-0))*(3-0)+0" office:value-type="float" office:value="1.078125">
            <text:p>1.078125000</text:p>
          </table:table-cell>
          <table:table-cell table:formula="of:=(([.I43]-0)/(1-0))*(100-0)+0" office:value-type="float" office:value="4.6875">
            <text:p>4.687500000</text:p>
          </table:table-cell>
          <table:table-cell table:formula="of:=(([.J43]-0)/(1-0))*(3-0)+0" office:value-type="float" office:value="1.078125">
            <text:p>1.078125000</text:p>
          </table:table-cell>
          <table:table-cell table:formula="of:=(([.K43]-0)/(1-0))*(3-0)+0" office:value-type="float" office:value="2.484375">
            <text:p>2.484375000</text:p>
          </table:table-cell>
        </table:table-row>
        <table:table-row table:style-name="ro2">
          <table:table-cell office:value-type="float" office:value="0.734375">
            <text:p>0.734375</text:p>
          </table:table-cell>
          <table:table-cell office:value-type="float" office:value="0.578125">
            <text:p>0.578125</text:p>
          </table:table-cell>
          <table:table-cell office:value-type="float" office:value="0.765625">
            <text:p>0.765625</text:p>
          </table:table-cell>
          <table:table-cell office:value-type="float" office:value="0.484375">
            <text:p>0.484375</text:p>
          </table:table-cell>
          <table:table-cell office:value-type="float" office:value="0.203125">
            <text:p>0.203125</text:p>
          </table:table-cell>
          <table:table-cell table:number-columns-repeated="2" office:value-type="float" office:value="0.234375">
            <text:p>0.234375</text:p>
          </table:table-cell>
          <table:table-cell office:value-type="float" office:value="0.859375">
            <text:p>0.859375</text:p>
          </table:table-cell>
          <table:table-cell office:value-type="float" office:value="0.546875">
            <text:p>0.546875</text:p>
          </table:table-cell>
          <table:table-cell office:value-type="float" office:value="0.859375">
            <text:p>0.859375</text:p>
          </table:table-cell>
          <table:table-cell office:value-type="float" office:value="0.328125">
            <text:p>0.328125</text:p>
          </table:table-cell>
          <table:table-cell/>
          <table:table-cell table:formula="of:=ROUND((([.A44]-0)/(1-0))*(27-2)+2)" office:value-type="float" office:value="20">
            <text:p>20</text:p>
          </table:table-cell>
          <table:table-cell table:formula="of:=(([.B44]-0)/(1-0))*(10-0)+0" office:value-type="float" office:value="5.78125">
            <text:p>5.781250000</text:p>
          </table:table-cell>
          <table:table-cell table:formula="of:=(([.C44]-0)/(1-0))*(1500-0.000000001)+0.000000001" office:value-type="float" office:value="1148.43750000023">
            <text:p>1148.437500000</text:p>
          </table:table-cell>
          <table:table-cell table:formula="of:=(([.D44]-0)/(1-0))*(1-0.000000001)+0.000000001" office:value-type="float" office:value="0.484375000515625">
            <text:p>0.484375001</text:p>
          </table:table-cell>
          <table:table-cell table:formula="of:=[.M44]*[.P44]" office:value-type="float" office:value="9.6875000103125">
            <text:p>9.687500010</text:p>
          </table:table-cell>
          <table:table-cell table:formula="of:=(([.E44]-0)/(1-0))*(100-0.000000001)+0.000000001" office:value-type="float" office:value="20.3125000007969">
            <text:p>20.312500001</text:p>
          </table:table-cell>
          <table:table-cell table:formula="of:=(([.F44]-0)/(1-0))*(100-0)+0" office:value-type="float" office:value="23.4375">
            <text:p>23.437500000</text:p>
          </table:table-cell>
          <table:table-cell table:formula="of:=(([.G44]-0)/(1-0))*(3-0)+0" office:value-type="float" office:value="0.703125">
            <text:p>0.703125000</text:p>
          </table:table-cell>
          <table:table-cell table:formula="of:=(([.H44]-0)/(1-0))*(3-0)+0" office:value-type="float" office:value="2.578125">
            <text:p>2.578125000</text:p>
          </table:table-cell>
          <table:table-cell table:formula="of:=(([.I44]-0)/(1-0))*(100-0)+0" office:value-type="float" office:value="54.6875">
            <text:p>54.687500000</text:p>
          </table:table-cell>
          <table:table-cell table:formula="of:=(([.J44]-0)/(1-0))*(3-0)+0" office:value-type="float" office:value="2.578125">
            <text:p>2.578125000</text:p>
          </table:table-cell>
          <table:table-cell table:formula="of:=(([.K44]-0)/(1-0))*(3-0)+0" office:value-type="float" office:value="0.984375">
            <text:p>0.984375000</text:p>
          </table:table-cell>
        </table:table-row>
        <table:table-row table:style-name="ro2">
          <table:table-cell office:value-type="float" office:value="0.984375">
            <text:p>0.984375</text:p>
          </table:table-cell>
          <table:table-cell office:value-type="float" office:value="0.328125">
            <text:p>0.328125</text:p>
          </table:table-cell>
          <table:table-cell office:value-type="float" office:value="0.015625">
            <text:p>0.015625</text:p>
          </table:table-cell>
          <table:table-cell office:value-type="float" office:value="0.734375">
            <text:p>0.734375</text:p>
          </table:table-cell>
          <table:table-cell office:value-type="float" office:value="0.453125">
            <text:p>0.453125</text:p>
          </table:table-cell>
          <table:table-cell office:value-type="float" office:value="0.484375">
            <text:p>0.484375</text:p>
          </table:table-cell>
          <table:table-cell office:value-type="float" office:value="0.984375">
            <text:p>0.984375</text:p>
          </table:table-cell>
          <table:table-cell office:value-type="float" office:value="0.609375">
            <text:p>0.609375</text:p>
          </table:table-cell>
          <table:table-cell office:value-type="float" office:value="0.796875">
            <text:p>0.796875</text:p>
          </table:table-cell>
          <table:table-cell office:value-type="float" office:value="0.609375">
            <text:p>0.609375</text:p>
          </table:table-cell>
          <table:table-cell office:value-type="float" office:value="0.078125">
            <text:p>0.078125</text:p>
          </table:table-cell>
          <table:table-cell/>
          <table:table-cell table:formula="of:=ROUND((([.A45]-0)/(1-0))*(27-2)+2)" office:value-type="float" office:value="27">
            <text:p>27</text:p>
          </table:table-cell>
          <table:table-cell table:formula="of:=(([.B45]-0)/(1-0))*(10-0)+0" office:value-type="float" office:value="3.28125">
            <text:p>3.281250000</text:p>
          </table:table-cell>
          <table:table-cell table:formula="of:=(([.C45]-0)/(1-0))*(1500-0.000000001)+0.000000001" office:value-type="float" office:value="23.4375000009844">
            <text:p>23.437500001</text:p>
          </table:table-cell>
          <table:table-cell table:formula="of:=(([.D45]-0)/(1-0))*(1-0.000000001)+0.000000001" office:value-type="float" office:value="0.734375000265625">
            <text:p>0.734375000</text:p>
          </table:table-cell>
          <table:table-cell table:formula="of:=[.M45]*[.P45]" office:value-type="float" office:value="19.8281250071719">
            <text:p>19.828125007</text:p>
          </table:table-cell>
          <table:table-cell table:formula="of:=(([.E45]-0)/(1-0))*(100-0.000000001)+0.000000001" office:value-type="float" office:value="45.3125000005469">
            <text:p>45.312500001</text:p>
          </table:table-cell>
          <table:table-cell table:formula="of:=(([.F45]-0)/(1-0))*(100-0)+0" office:value-type="float" office:value="48.4375">
            <text:p>48.437500000</text:p>
          </table:table-cell>
          <table:table-cell table:formula="of:=(([.G45]-0)/(1-0))*(3-0)+0" office:value-type="float" office:value="2.953125">
            <text:p>2.953125000</text:p>
          </table:table-cell>
          <table:table-cell table:formula="of:=(([.H45]-0)/(1-0))*(3-0)+0" office:value-type="float" office:value="1.828125">
            <text:p>1.828125000</text:p>
          </table:table-cell>
          <table:table-cell table:formula="of:=(([.I45]-0)/(1-0))*(100-0)+0" office:value-type="float" office:value="79.6875">
            <text:p>79.687500000</text:p>
          </table:table-cell>
          <table:table-cell table:formula="of:=(([.J45]-0)/(1-0))*(3-0)+0" office:value-type="float" office:value="1.828125">
            <text:p>1.828125000</text:p>
          </table:table-cell>
          <table:table-cell table:formula="of:=(([.K45]-0)/(1-0))*(3-0)+0" office:value-type="float" office:value="0.234375">
            <text:p>0.234375000</text:p>
          </table:table-cell>
        </table:table-row>
        <table:table-row table:style-name="ro2">
          <table:table-cell office:value-type="float" office:value="0.484375">
            <text:p>0.484375</text:p>
          </table:table-cell>
          <table:table-cell office:value-type="float" office:value="0.828125">
            <text:p>0.828125</text:p>
          </table:table-cell>
          <table:table-cell office:value-type="float" office:value="0.515625">
            <text:p>0.515625</text:p>
          </table:table-cell>
          <table:table-cell office:value-type="float" office:value="0.234375">
            <text:p>0.234375</text:p>
          </table:table-cell>
          <table:table-cell office:value-type="float" office:value="0.953125">
            <text:p>0.953125</text:p>
          </table:table-cell>
          <table:table-cell office:value-type="float" office:value="0.984375">
            <text:p>0.984375</text:p>
          </table:table-cell>
          <table:table-cell office:value-type="float" office:value="0.484375">
            <text:p>0.484375</text:p>
          </table:table-cell>
          <table:table-cell office:value-type="float" office:value="0.109375">
            <text:p>0.109375</text:p>
          </table:table-cell>
          <table:table-cell office:value-type="float" office:value="0.296875">
            <text:p>0.296875</text:p>
          </table:table-cell>
          <table:table-cell office:value-type="float" office:value="0.109375">
            <text:p>0.109375</text:p>
          </table:table-cell>
          <table:table-cell office:value-type="float" office:value="0.578125">
            <text:p>0.578125</text:p>
          </table:table-cell>
          <table:table-cell/>
          <table:table-cell table:formula="of:=ROUND((([.A46]-0)/(1-0))*(27-2)+2)" office:value-type="float" office:value="14">
            <text:p>14</text:p>
          </table:table-cell>
          <table:table-cell table:formula="of:=(([.B46]-0)/(1-0))*(10-0)+0" office:value-type="float" office:value="8.28125">
            <text:p>8.281250000</text:p>
          </table:table-cell>
          <table:table-cell table:formula="of:=(([.C46]-0)/(1-0))*(1500-0.000000001)+0.000000001" office:value-type="float" office:value="773.437500000484">
            <text:p>773.437500000</text:p>
          </table:table-cell>
          <table:table-cell table:formula="of:=(([.D46]-0)/(1-0))*(1-0.000000001)+0.000000001" office:value-type="float" office:value="0.234375000765625">
            <text:p>0.234375001</text:p>
          </table:table-cell>
          <table:table-cell table:formula="of:=[.M46]*[.P46]" office:value-type="float" office:value="3.28125001071875">
            <text:p>3.281250011</text:p>
          </table:table-cell>
          <table:table-cell table:formula="of:=(([.E46]-0)/(1-0))*(100-0.000000001)+0.000000001" office:value-type="float" office:value="95.3125000000469">
            <text:p>95.312500000</text:p>
          </table:table-cell>
          <table:table-cell table:formula="of:=(([.F46]-0)/(1-0))*(100-0)+0" office:value-type="float" office:value="98.4375">
            <text:p>98.437500000</text:p>
          </table:table-cell>
          <table:table-cell table:formula="of:=(([.G46]-0)/(1-0))*(3-0)+0" office:value-type="float" office:value="1.453125">
            <text:p>1.453125000</text:p>
          </table:table-cell>
          <table:table-cell table:formula="of:=(([.H46]-0)/(1-0))*(3-0)+0" office:value-type="float" office:value="0.328125">
            <text:p>0.328125000</text:p>
          </table:table-cell>
          <table:table-cell table:formula="of:=(([.I46]-0)/(1-0))*(100-0)+0" office:value-type="float" office:value="29.6875">
            <text:p>29.687500000</text:p>
          </table:table-cell>
          <table:table-cell table:formula="of:=(([.J46]-0)/(1-0))*(3-0)+0" office:value-type="float" office:value="0.328125">
            <text:p>0.328125000</text:p>
          </table:table-cell>
          <table:table-cell table:formula="of:=(([.K46]-0)/(1-0))*(3-0)+0" office:value-type="float" office:value="1.734375">
            <text:p>1.734375000</text:p>
          </table:table-cell>
        </table:table-row>
        <table:table-row table:style-name="ro2">
          <table:table-cell office:value-type="float" office:value="0.359375">
            <text:p>0.359375</text:p>
          </table:table-cell>
          <table:table-cell office:value-type="float" office:value="0.453125">
            <text:p>0.453125</text:p>
          </table:table-cell>
          <table:table-cell office:value-type="float" office:value="0.890625">
            <text:p>0.890625</text:p>
          </table:table-cell>
          <table:table-cell office:value-type="float" office:value="0.109375">
            <text:p>0.109375</text:p>
          </table:table-cell>
          <table:table-cell office:value-type="float" office:value="0.828125">
            <text:p>0.828125</text:p>
          </table:table-cell>
          <table:table-cell office:value-type="float" office:value="0.609375">
            <text:p>0.609375</text:p>
          </table:table-cell>
          <table:table-cell office:value-type="float" office:value="0.859375">
            <text:p>0.859375</text:p>
          </table:table-cell>
          <table:table-cell office:value-type="float" office:value="0.734375">
            <text:p>0.734375</text:p>
          </table:table-cell>
          <table:table-cell office:value-type="float" office:value="0.921875">
            <text:p>0.921875</text:p>
          </table:table-cell>
          <table:table-cell office:value-type="float" office:value="0.984375">
            <text:p>0.984375</text:p>
          </table:table-cell>
          <table:table-cell office:value-type="float" office:value="0.203125">
            <text:p>0.203125</text:p>
          </table:table-cell>
          <table:table-cell/>
          <table:table-cell table:formula="of:=ROUND((([.A47]-0)/(1-0))*(27-2)+2)" office:value-type="float" office:value="11">
            <text:p>11</text:p>
          </table:table-cell>
          <table:table-cell table:formula="of:=(([.B47]-0)/(1-0))*(10-0)+0" office:value-type="float" office:value="4.53125">
            <text:p>4.531250000</text:p>
          </table:table-cell>
          <table:table-cell table:formula="of:=(([.C47]-0)/(1-0))*(1500-0.000000001)+0.000000001" office:value-type="float" office:value="1335.93750000011">
            <text:p>1335.937500000</text:p>
          </table:table-cell>
          <table:table-cell table:formula="of:=(([.D47]-0)/(1-0))*(1-0.000000001)+0.000000001" office:value-type="float" office:value="0.109375000890625">
            <text:p>0.109375001</text:p>
          </table:table-cell>
          <table:table-cell table:formula="of:=[.M47]*[.P47]" office:value-type="float" office:value="1.20312500979688">
            <text:p>1.203125010</text:p>
          </table:table-cell>
          <table:table-cell table:formula="of:=(([.E47]-0)/(1-0))*(100-0.000000001)+0.000000001" office:value-type="float" office:value="82.8125000001719">
            <text:p>82.812500000</text:p>
          </table:table-cell>
          <table:table-cell table:formula="of:=(([.F47]-0)/(1-0))*(100-0)+0" office:value-type="float" office:value="60.9375">
            <text:p>60.937500000</text:p>
          </table:table-cell>
          <table:table-cell table:formula="of:=(([.G47]-0)/(1-0))*(3-0)+0" office:value-type="float" office:value="2.578125">
            <text:p>2.578125000</text:p>
          </table:table-cell>
          <table:table-cell table:formula="of:=(([.H47]-0)/(1-0))*(3-0)+0" office:value-type="float" office:value="2.203125">
            <text:p>2.203125000</text:p>
          </table:table-cell>
          <table:table-cell table:formula="of:=(([.I47]-0)/(1-0))*(100-0)+0" office:value-type="float" office:value="92.1875">
            <text:p>92.187500000</text:p>
          </table:table-cell>
          <table:table-cell table:formula="of:=(([.J47]-0)/(1-0))*(3-0)+0" office:value-type="float" office:value="2.953125">
            <text:p>2.953125000</text:p>
          </table:table-cell>
          <table:table-cell table:formula="of:=(([.K47]-0)/(1-0))*(3-0)+0" office:value-type="float" office:value="0.609375">
            <text:p>0.609375000</text:p>
          </table:table-cell>
        </table:table-row>
        <table:table-row table:style-name="ro2">
          <table:table-cell office:value-type="float" office:value="0.859375">
            <text:p>0.859375</text:p>
          </table:table-cell>
          <table:table-cell office:value-type="float" office:value="0.953125">
            <text:p>0.953125</text:p>
          </table:table-cell>
          <table:table-cell office:value-type="float" office:value="0.390625">
            <text:p>0.390625</text:p>
          </table:table-cell>
          <table:table-cell office:value-type="float" office:value="0.609375">
            <text:p>0.609375</text:p>
          </table:table-cell>
          <table:table-cell office:value-type="float" office:value="0.328125">
            <text:p>0.328125</text:p>
          </table:table-cell>
          <table:table-cell office:value-type="float" office:value="0.109375">
            <text:p>0.109375</text:p>
          </table:table-cell>
          <table:table-cell office:value-type="float" office:value="0.359375">
            <text:p>0.359375</text:p>
          </table:table-cell>
          <table:table-cell office:value-type="float" office:value="0.234375">
            <text:p>0.234375</text:p>
          </table:table-cell>
          <table:table-cell office:value-type="float" office:value="0.421875">
            <text:p>0.421875</text:p>
          </table:table-cell>
          <table:table-cell office:value-type="float" office:value="0.484375">
            <text:p>0.484375</text:p>
          </table:table-cell>
          <table:table-cell office:value-type="float" office:value="0.703125">
            <text:p>0.703125</text:p>
          </table:table-cell>
          <table:table-cell/>
          <table:table-cell table:formula="of:=ROUND((([.A48]-0)/(1-0))*(27-2)+2)" office:value-type="float" office:value="23">
            <text:p>23</text:p>
          </table:table-cell>
          <table:table-cell table:formula="of:=(([.B48]-0)/(1-0))*(10-0)+0" office:value-type="float" office:value="9.53125">
            <text:p>9.531250000</text:p>
          </table:table-cell>
          <table:table-cell table:formula="of:=(([.C48]-0)/(1-0))*(1500-0.000000001)+0.000000001" office:value-type="float" office:value="585.937500000609">
            <text:p>585.937500001</text:p>
          </table:table-cell>
          <table:table-cell table:formula="of:=(([.D48]-0)/(1-0))*(1-0.000000001)+0.000000001" office:value-type="float" office:value="0.609375000390625">
            <text:p>0.609375000</text:p>
          </table:table-cell>
          <table:table-cell table:formula="of:=[.M48]*[.P48]" office:value-type="float" office:value="14.0156250089844">
            <text:p>14.015625009</text:p>
          </table:table-cell>
          <table:table-cell table:formula="of:=(([.E48]-0)/(1-0))*(100-0.000000001)+0.000000001" office:value-type="float" office:value="32.8125000006719">
            <text:p>32.812500001</text:p>
          </table:table-cell>
          <table:table-cell table:formula="of:=(([.F48]-0)/(1-0))*(100-0)+0" office:value-type="float" office:value="10.9375">
            <text:p>10.937500000</text:p>
          </table:table-cell>
          <table:table-cell table:formula="of:=(([.G48]-0)/(1-0))*(3-0)+0" office:value-type="float" office:value="1.078125">
            <text:p>1.078125000</text:p>
          </table:table-cell>
          <table:table-cell table:formula="of:=(([.H48]-0)/(1-0))*(3-0)+0" office:value-type="float" office:value="0.703125">
            <text:p>0.703125000</text:p>
          </table:table-cell>
          <table:table-cell table:formula="of:=(([.I48]-0)/(1-0))*(100-0)+0" office:value-type="float" office:value="42.1875">
            <text:p>42.187500000</text:p>
          </table:table-cell>
          <table:table-cell table:formula="of:=(([.J48]-0)/(1-0))*(3-0)+0" office:value-type="float" office:value="1.453125">
            <text:p>1.453125000</text:p>
          </table:table-cell>
          <table:table-cell table:formula="of:=(([.K48]-0)/(1-0))*(3-0)+0" office:value-type="float" office:value="2.109375">
            <text:p>2.109375000</text:p>
          </table:table-cell>
        </table:table-row>
        <table:table-row table:style-name="ro2">
          <table:table-cell office:value-type="float" office:value="0.609375">
            <text:p>0.609375</text:p>
          </table:table-cell>
          <table:table-cell office:value-type="float" office:value="0.203125">
            <text:p>0.203125</text:p>
          </table:table-cell>
          <table:table-cell office:value-type="float" office:value="0.640625">
            <text:p>0.640625</text:p>
          </table:table-cell>
          <table:table-cell office:value-type="float" office:value="0.359375">
            <text:p>0.359375</text:p>
          </table:table-cell>
          <table:table-cell office:value-type="float" office:value="0.078125">
            <text:p>0.078125</text:p>
          </table:table-cell>
          <table:table-cell office:value-type="float" office:value="0.359375">
            <text:p>0.359375</text:p>
          </table:table-cell>
          <table:table-cell office:value-type="float" office:value="0.609375">
            <text:p>0.609375</text:p>
          </table:table-cell>
          <table:table-cell office:value-type="float" office:value="0.484375">
            <text:p>0.484375</text:p>
          </table:table-cell>
          <table:table-cell office:value-type="float" office:value="0.171875">
            <text:p>0.171875</text:p>
          </table:table-cell>
          <table:table-cell office:value-type="float" office:value="0.234375">
            <text:p>0.234375</text:p>
          </table:table-cell>
          <table:table-cell office:value-type="float" office:value="0.953125">
            <text:p>0.953125</text:p>
          </table:table-cell>
          <table:table-cell/>
          <table:table-cell table:formula="of:=ROUND((([.A49]-0)/(1-0))*(27-2)+2)" office:value-type="float" office:value="17">
            <text:p>17</text:p>
          </table:table-cell>
          <table:table-cell table:formula="of:=(([.B49]-0)/(1-0))*(10-0)+0" office:value-type="float" office:value="2.03125">
            <text:p>2.031250000</text:p>
          </table:table-cell>
          <table:table-cell table:formula="of:=(([.C49]-0)/(1-0))*(1500-0.000000001)+0.000000001" office:value-type="float" office:value="960.937500000359">
            <text:p>960.937500000</text:p>
          </table:table-cell>
          <table:table-cell table:formula="of:=(([.D49]-0)/(1-0))*(1-0.000000001)+0.000000001" office:value-type="float" office:value="0.359375000640625">
            <text:p>0.359375001</text:p>
          </table:table-cell>
          <table:table-cell table:formula="of:=[.M49]*[.P49]" office:value-type="float" office:value="6.10937501089063">
            <text:p>6.109375011</text:p>
          </table:table-cell>
          <table:table-cell table:formula="of:=(([.E49]-0)/(1-0))*(100-0.000000001)+0.000000001" office:value-type="float" office:value="7.81250000092188">
            <text:p>7.812500001</text:p>
          </table:table-cell>
          <table:table-cell table:formula="of:=(([.F49]-0)/(1-0))*(100-0)+0" office:value-type="float" office:value="35.9375">
            <text:p>35.937500000</text:p>
          </table:table-cell>
          <table:table-cell table:formula="of:=(([.G49]-0)/(1-0))*(3-0)+0" office:value-type="float" office:value="1.828125">
            <text:p>1.828125000</text:p>
          </table:table-cell>
          <table:table-cell table:formula="of:=(([.H49]-0)/(1-0))*(3-0)+0" office:value-type="float" office:value="1.453125">
            <text:p>1.453125000</text:p>
          </table:table-cell>
          <table:table-cell table:formula="of:=(([.I49]-0)/(1-0))*(100-0)+0" office:value-type="float" office:value="17.1875">
            <text:p>17.187500000</text:p>
          </table:table-cell>
          <table:table-cell table:formula="of:=(([.J49]-0)/(1-0))*(3-0)+0" office:value-type="float" office:value="0.703125">
            <text:p>0.703125000</text:p>
          </table:table-cell>
          <table:table-cell table:formula="of:=(([.K49]-0)/(1-0))*(3-0)+0" office:value-type="float" office:value="2.859375">
            <text:p>2.859375000</text:p>
          </table:table-cell>
        </table:table-row>
        <table:table-row table:style-name="ro2">
          <table:table-cell office:value-type="float" office:value="0.109375">
            <text:p>0.109375</text:p>
          </table:table-cell>
          <table:table-cell office:value-type="float" office:value="0.703125">
            <text:p>0.703125</text:p>
          </table:table-cell>
          <table:table-cell office:value-type="float" office:value="0.140625">
            <text:p>0.140625</text:p>
          </table:table-cell>
          <table:table-cell office:value-type="float" office:value="0.859375">
            <text:p>0.859375</text:p>
          </table:table-cell>
          <table:table-cell office:value-type="float" office:value="0.578125">
            <text:p>0.578125</text:p>
          </table:table-cell>
          <table:table-cell office:value-type="float" office:value="0.859375">
            <text:p>0.859375</text:p>
          </table:table-cell>
          <table:table-cell office:value-type="float" office:value="0.109375">
            <text:p>0.109375</text:p>
          </table:table-cell>
          <table:table-cell office:value-type="float" office:value="0.984375">
            <text:p>0.984375</text:p>
          </table:table-cell>
          <table:table-cell office:value-type="float" office:value="0.671875">
            <text:p>0.671875</text:p>
          </table:table-cell>
          <table:table-cell office:value-type="float" office:value="0.734375">
            <text:p>0.734375</text:p>
          </table:table-cell>
          <table:table-cell office:value-type="float" office:value="0.453125">
            <text:p>0.453125</text:p>
          </table:table-cell>
          <table:table-cell/>
          <table:table-cell table:formula="of:=ROUND((([.A50]-0)/(1-0))*(27-2)+2)" office:value-type="float" office:value="5">
            <text:p>5</text:p>
          </table:table-cell>
          <table:table-cell table:formula="of:=(([.B50]-0)/(1-0))*(10-0)+0" office:value-type="float" office:value="7.03125">
            <text:p>7.031250000</text:p>
          </table:table-cell>
          <table:table-cell table:formula="of:=(([.C50]-0)/(1-0))*(1500-0.000000001)+0.000000001" office:value-type="float" office:value="210.937500000859">
            <text:p>210.937500001</text:p>
          </table:table-cell>
          <table:table-cell table:formula="of:=(([.D50]-0)/(1-0))*(1-0.000000001)+0.000000001" office:value-type="float" office:value="0.859375000140625">
            <text:p>0.859375000</text:p>
          </table:table-cell>
          <table:table-cell table:formula="of:=[.M50]*[.P50]" office:value-type="float" office:value="4.29687500070312">
            <text:p>4.296875001</text:p>
          </table:table-cell>
          <table:table-cell table:formula="of:=(([.E50]-0)/(1-0))*(100-0.000000001)+0.000000001" office:value-type="float" office:value="57.8125000004219">
            <text:p>57.812500000</text:p>
          </table:table-cell>
          <table:table-cell table:formula="of:=(([.F50]-0)/(1-0))*(100-0)+0" office:value-type="float" office:value="85.9375">
            <text:p>85.937500000</text:p>
          </table:table-cell>
          <table:table-cell table:formula="of:=(([.G50]-0)/(1-0))*(3-0)+0" office:value-type="float" office:value="0.328125">
            <text:p>0.328125000</text:p>
          </table:table-cell>
          <table:table-cell table:formula="of:=(([.H50]-0)/(1-0))*(3-0)+0" office:value-type="float" office:value="2.953125">
            <text:p>2.953125000</text:p>
          </table:table-cell>
          <table:table-cell table:formula="of:=(([.I50]-0)/(1-0))*(100-0)+0" office:value-type="float" office:value="67.1875">
            <text:p>67.187500000</text:p>
          </table:table-cell>
          <table:table-cell table:formula="of:=(([.J50]-0)/(1-0))*(3-0)+0" office:value-type="float" office:value="2.203125">
            <text:p>2.203125000</text:p>
          </table:table-cell>
          <table:table-cell table:formula="of:=(([.K50]-0)/(1-0))*(3-0)+0" office:value-type="float" office:value="1.359375">
            <text:p>1.359375000</text:p>
          </table:table-cell>
        </table:table-row>
        <table:table-row table:style-name="ro2">
          <table:table-cell office:value-type="float" office:value="0.078125">
            <text:p>0.078125</text:p>
          </table:table-cell>
          <table:table-cell office:value-type="float" office:value="0.234375">
            <text:p>0.234375</text:p>
          </table:table-cell>
          <table:table-cell office:value-type="float" office:value="0.796875">
            <text:p>0.796875</text:p>
          </table:table-cell>
          <table:table-cell office:value-type="float" office:value="0.140625">
            <text:p>0.140625</text:p>
          </table:table-cell>
          <table:table-cell office:value-type="float" office:value="0.421875">
            <text:p>0.421875</text:p>
          </table:table-cell>
          <table:table-cell office:value-type="float" office:value="0.078125">
            <text:p>0.078125</text:p>
          </table:table-cell>
          <table:table-cell office:value-type="float" office:value="0.265625">
            <text:p>0.265625</text:p>
          </table:table-cell>
          <table:table-cell office:value-type="float" office:value="0.453125">
            <text:p>0.453125</text:p>
          </table:table-cell>
          <table:table-cell office:value-type="float" office:value="0.515625">
            <text:p>0.515625</text:p>
          </table:table-cell>
          <table:table-cell office:value-type="float" office:value="0.140625">
            <text:p>0.140625</text:p>
          </table:table-cell>
          <table:table-cell office:value-type="float" office:value="0.484375">
            <text:p>0.484375</text:p>
          </table:table-cell>
          <table:table-cell/>
          <table:table-cell table:formula="of:=ROUND((([.A51]-0)/(1-0))*(27-2)+2)" office:value-type="float" office:value="4">
            <text:p>4</text:p>
          </table:table-cell>
          <table:table-cell table:formula="of:=(([.B51]-0)/(1-0))*(10-0)+0" office:value-type="float" office:value="2.34375">
            <text:p>2.343750000</text:p>
          </table:table-cell>
          <table:table-cell table:formula="of:=(([.C51]-0)/(1-0))*(1500-0.000000001)+0.000000001" office:value-type="float" office:value="1195.3125000002">
            <text:p>1195.312500000</text:p>
          </table:table-cell>
          <table:table-cell table:formula="of:=(([.D51]-0)/(1-0))*(1-0.000000001)+0.000000001" office:value-type="float" office:value="0.140625000859375">
            <text:p>0.140625001</text:p>
          </table:table-cell>
          <table:table-cell table:formula="of:=[.M51]*[.P51]" office:value-type="float" office:value="0.5625000034375">
            <text:p>0.562500003</text:p>
          </table:table-cell>
          <table:table-cell table:formula="of:=(([.E51]-0)/(1-0))*(100-0.000000001)+0.000000001" office:value-type="float" office:value="42.1875000005781">
            <text:p>42.187500001</text:p>
          </table:table-cell>
          <table:table-cell table:formula="of:=(([.F51]-0)/(1-0))*(100-0)+0" office:value-type="float" office:value="7.8125">
            <text:p>7.812500000</text:p>
          </table:table-cell>
          <table:table-cell table:formula="of:=(([.G51]-0)/(1-0))*(3-0)+0" office:value-type="float" office:value="0.796875">
            <text:p>0.796875000</text:p>
          </table:table-cell>
          <table:table-cell table:formula="of:=(([.H51]-0)/(1-0))*(3-0)+0" office:value-type="float" office:value="1.359375">
            <text:p>1.359375000</text:p>
          </table:table-cell>
          <table:table-cell table:formula="of:=(([.I51]-0)/(1-0))*(100-0)+0" office:value-type="float" office:value="51.5625">
            <text:p>51.562500000</text:p>
          </table:table-cell>
          <table:table-cell table:formula="of:=(([.J51]-0)/(1-0))*(3-0)+0" office:value-type="float" office:value="0.421875">
            <text:p>0.421875000</text:p>
          </table:table-cell>
          <table:table-cell table:formula="of:=(([.K51]-0)/(1-0))*(3-0)+0" office:value-type="float" office:value="1.453125">
            <text:p>1.453125000</text:p>
          </table:table-cell>
        </table:table-row>
        <table:table-row table:style-name="ro2">
          <table:table-cell office:value-type="float" office:value="0.578125">
            <text:p>0.578125</text:p>
          </table:table-cell>
          <table:table-cell office:value-type="float" office:value="0.734375">
            <text:p>0.734375</text:p>
          </table:table-cell>
          <table:table-cell office:value-type="float" office:value="0.296875">
            <text:p>0.296875</text:p>
          </table:table-cell>
          <table:table-cell office:value-type="float" office:value="0.640625">
            <text:p>0.640625</text:p>
          </table:table-cell>
          <table:table-cell office:value-type="float" office:value="0.921875">
            <text:p>0.921875</text:p>
          </table:table-cell>
          <table:table-cell office:value-type="float" office:value="0.578125">
            <text:p>0.578125</text:p>
          </table:table-cell>
          <table:table-cell office:value-type="float" office:value="0.765625">
            <text:p>0.765625</text:p>
          </table:table-cell>
          <table:table-cell office:value-type="float" office:value="0.953125">
            <text:p>0.953125</text:p>
          </table:table-cell>
          <table:table-cell office:value-type="float" office:value="0.015625">
            <text:p>0.015625</text:p>
          </table:table-cell>
          <table:table-cell office:value-type="float" office:value="0.640625">
            <text:p>0.640625</text:p>
          </table:table-cell>
          <table:table-cell office:value-type="float" office:value="0.984375">
            <text:p>0.984375</text:p>
          </table:table-cell>
          <table:table-cell/>
          <table:table-cell table:formula="of:=ROUND((([.A52]-0)/(1-0))*(27-2)+2)" office:value-type="float" office:value="16">
            <text:p>16</text:p>
          </table:table-cell>
          <table:table-cell table:formula="of:=(([.B52]-0)/(1-0))*(10-0)+0" office:value-type="float" office:value="7.34375">
            <text:p>7.343750000</text:p>
          </table:table-cell>
          <table:table-cell table:formula="of:=(([.C52]-0)/(1-0))*(1500-0.000000001)+0.000000001" office:value-type="float" office:value="445.312500000703">
            <text:p>445.312500001</text:p>
          </table:table-cell>
          <table:table-cell table:formula="of:=(([.D52]-0)/(1-0))*(1-0.000000001)+0.000000001" office:value-type="float" office:value="0.640625000359375">
            <text:p>0.640625000</text:p>
          </table:table-cell>
          <table:table-cell table:formula="of:=[.M52]*[.P52]" office:value-type="float" office:value="10.25000000575">
            <text:p>10.250000006</text:p>
          </table:table-cell>
          <table:table-cell table:formula="of:=(([.E52]-0)/(1-0))*(100-0.000000001)+0.000000001" office:value-type="float" office:value="92.1875000000781">
            <text:p>92.187500000</text:p>
          </table:table-cell>
          <table:table-cell table:formula="of:=(([.F52]-0)/(1-0))*(100-0)+0" office:value-type="float" office:value="57.8125">
            <text:p>57.812500000</text:p>
          </table:table-cell>
          <table:table-cell table:formula="of:=(([.G52]-0)/(1-0))*(3-0)+0" office:value-type="float" office:value="2.296875">
            <text:p>2.296875000</text:p>
          </table:table-cell>
          <table:table-cell table:formula="of:=(([.H52]-0)/(1-0))*(3-0)+0" office:value-type="float" office:value="2.859375">
            <text:p>2.859375000</text:p>
          </table:table-cell>
          <table:table-cell table:formula="of:=(([.I52]-0)/(1-0))*(100-0)+0" office:value-type="float" office:value="1.5625">
            <text:p>1.562500000</text:p>
          </table:table-cell>
          <table:table-cell table:formula="of:=(([.J52]-0)/(1-0))*(3-0)+0" office:value-type="float" office:value="1.921875">
            <text:p>1.921875000</text:p>
          </table:table-cell>
          <table:table-cell table:formula="of:=(([.K52]-0)/(1-0))*(3-0)+0" office:value-type="float" office:value="2.953125">
            <text:p>2.953125000</text:p>
          </table:table-cell>
        </table:table-row>
        <table:table-row table:style-name="ro2">
          <table:table-cell office:value-type="float" office:value="0.828125">
            <text:p>0.828125</text:p>
          </table:table-cell>
          <table:table-cell office:value-type="float" office:value="0.484375">
            <text:p>0.484375</text:p>
          </table:table-cell>
          <table:table-cell office:value-type="float" office:value="0.546875">
            <text:p>0.546875</text:p>
          </table:table-cell>
          <table:table-cell office:value-type="float" office:value="0.390625">
            <text:p>0.390625</text:p>
          </table:table-cell>
          <table:table-cell office:value-type="float" office:value="0.671875">
            <text:p>0.671875</text:p>
          </table:table-cell>
          <table:table-cell office:value-type="float" office:value="0.828125">
            <text:p>0.828125</text:p>
          </table:table-cell>
          <table:table-cell office:value-type="float" office:value="0.015625">
            <text:p>0.015625</text:p>
          </table:table-cell>
          <table:table-cell office:value-type="float" office:value="0.703125">
            <text:p>0.703125</text:p>
          </table:table-cell>
          <table:table-cell office:value-type="float" office:value="0.265625">
            <text:p>0.265625</text:p>
          </table:table-cell>
          <table:table-cell office:value-type="float" office:value="0.890625">
            <text:p>0.890625</text:p>
          </table:table-cell>
          <table:table-cell office:value-type="float" office:value="0.734375">
            <text:p>0.734375</text:p>
          </table:table-cell>
          <table:table-cell/>
          <table:table-cell table:formula="of:=ROUND((([.A53]-0)/(1-0))*(27-2)+2)" office:value-type="float" office:value="23">
            <text:p>23</text:p>
          </table:table-cell>
          <table:table-cell table:formula="of:=(([.B53]-0)/(1-0))*(10-0)+0" office:value-type="float" office:value="4.84375">
            <text:p>4.843750000</text:p>
          </table:table-cell>
          <table:table-cell table:formula="of:=(([.C53]-0)/(1-0))*(1500-0.000000001)+0.000000001" office:value-type="float" office:value="820.312500000453">
            <text:p>820.312500000</text:p>
          </table:table-cell>
          <table:table-cell table:formula="of:=(([.D53]-0)/(1-0))*(1-0.000000001)+0.000000001" office:value-type="float" office:value="0.390625000609375">
            <text:p>0.390625001</text:p>
          </table:table-cell>
          <table:table-cell table:formula="of:=[.M53]*[.P53]" office:value-type="float" office:value="8.98437501401563">
            <text:p>8.984375014</text:p>
          </table:table-cell>
          <table:table-cell table:formula="of:=(([.E53]-0)/(1-0))*(100-0.000000001)+0.000000001" office:value-type="float" office:value="67.1875000003281">
            <text:p>67.187500000</text:p>
          </table:table-cell>
          <table:table-cell table:formula="of:=(([.F53]-0)/(1-0))*(100-0)+0" office:value-type="float" office:value="82.8125">
            <text:p>82.812500000</text:p>
          </table:table-cell>
          <table:table-cell table:formula="of:=(([.G53]-0)/(1-0))*(3-0)+0" office:value-type="float" office:value="0.046875">
            <text:p>0.046875000</text:p>
          </table:table-cell>
          <table:table-cell table:formula="of:=(([.H53]-0)/(1-0))*(3-0)+0" office:value-type="float" office:value="2.109375">
            <text:p>2.109375000</text:p>
          </table:table-cell>
          <table:table-cell table:formula="of:=(([.I53]-0)/(1-0))*(100-0)+0" office:value-type="float" office:value="26.5625">
            <text:p>26.562500000</text:p>
          </table:table-cell>
          <table:table-cell table:formula="of:=(([.J53]-0)/(1-0))*(3-0)+0" office:value-type="float" office:value="2.671875">
            <text:p>2.671875000</text:p>
          </table:table-cell>
          <table:table-cell table:formula="of:=(([.K53]-0)/(1-0))*(3-0)+0" office:value-type="float" office:value="2.203125">
            <text:p>2.203125000</text:p>
          </table:table-cell>
        </table:table-row>
        <table:table-row table:style-name="ro2">
          <table:table-cell office:value-type="float" office:value="0.328125">
            <text:p>0.328125</text:p>
          </table:table-cell>
          <table:table-cell office:value-type="float" office:value="0.984375">
            <text:p>0.984375</text:p>
          </table:table-cell>
          <table:table-cell office:value-type="float" office:value="0.046875">
            <text:p>0.046875</text:p>
          </table:table-cell>
          <table:table-cell office:value-type="float" office:value="0.890625">
            <text:p>0.890625</text:p>
          </table:table-cell>
          <table:table-cell office:value-type="float" office:value="0.171875">
            <text:p>0.171875</text:p>
          </table:table-cell>
          <table:table-cell office:value-type="float" office:value="0.328125">
            <text:p>0.328125</text:p>
          </table:table-cell>
          <table:table-cell office:value-type="float" office:value="0.515625">
            <text:p>0.515625</text:p>
          </table:table-cell>
          <table:table-cell office:value-type="float" office:value="0.203125">
            <text:p>0.203125</text:p>
          </table:table-cell>
          <table:table-cell office:value-type="float" office:value="0.765625">
            <text:p>0.765625</text:p>
          </table:table-cell>
          <table:table-cell office:value-type="float" office:value="0.390625">
            <text:p>0.390625</text:p>
          </table:table-cell>
          <table:table-cell office:value-type="float" office:value="0.234375">
            <text:p>0.234375</text:p>
          </table:table-cell>
          <table:table-cell/>
          <table:table-cell table:formula="of:=ROUND((([.A54]-0)/(1-0))*(27-2)+2)" office:value-type="float" office:value="10">
            <text:p>10</text:p>
          </table:table-cell>
          <table:table-cell table:formula="of:=(([.B54]-0)/(1-0))*(10-0)+0" office:value-type="float" office:value="9.84375">
            <text:p>9.843750000</text:p>
          </table:table-cell>
          <table:table-cell table:formula="of:=(([.C54]-0)/(1-0))*(1500-0.000000001)+0.000000001" office:value-type="float" office:value="70.3125000009531">
            <text:p>70.312500001</text:p>
          </table:table-cell>
          <table:table-cell table:formula="of:=(([.D54]-0)/(1-0))*(1-0.000000001)+0.000000001" office:value-type="float" office:value="0.890625000109375">
            <text:p>0.890625000</text:p>
          </table:table-cell>
          <table:table-cell table:formula="of:=[.M54]*[.P54]" office:value-type="float" office:value="8.90625000109375">
            <text:p>8.906250001</text:p>
          </table:table-cell>
          <table:table-cell table:formula="of:=(([.E54]-0)/(1-0))*(100-0.000000001)+0.000000001" office:value-type="float" office:value="17.1875000008281">
            <text:p>17.187500001</text:p>
          </table:table-cell>
          <table:table-cell table:formula="of:=(([.F54]-0)/(1-0))*(100-0)+0" office:value-type="float" office:value="32.8125">
            <text:p>32.812500000</text:p>
          </table:table-cell>
          <table:table-cell table:formula="of:=(([.G54]-0)/(1-0))*(3-0)+0" office:value-type="float" office:value="1.546875">
            <text:p>1.546875000</text:p>
          </table:table-cell>
          <table:table-cell table:formula="of:=(([.H54]-0)/(1-0))*(3-0)+0" office:value-type="float" office:value="0.609375">
            <text:p>0.609375000</text:p>
          </table:table-cell>
          <table:table-cell table:formula="of:=(([.I54]-0)/(1-0))*(100-0)+0" office:value-type="float" office:value="76.5625">
            <text:p>76.562500000</text:p>
          </table:table-cell>
          <table:table-cell table:formula="of:=(([.J54]-0)/(1-0))*(3-0)+0" office:value-type="float" office:value="1.171875">
            <text:p>1.171875000</text:p>
          </table:table-cell>
          <table:table-cell table:formula="of:=(([.K54]-0)/(1-0))*(3-0)+0" office:value-type="float" office:value="0.703125">
            <text:p>0.703125000</text:p>
          </table:table-cell>
        </table:table-row>
        <table:table-row table:style-name="ro2">
          <table:table-cell office:value-type="float" office:value="0.453125">
            <text:p>0.453125</text:p>
          </table:table-cell>
          <table:table-cell office:value-type="float" office:value="0.359375">
            <text:p>0.359375</text:p>
          </table:table-cell>
          <table:table-cell office:value-type="float" office:value="0.421875">
            <text:p>0.421875</text:p>
          </table:table-cell>
          <table:table-cell office:value-type="float" office:value="0.765625">
            <text:p>0.765625</text:p>
          </table:table-cell>
          <table:table-cell office:value-type="float" office:value="0.046875">
            <text:p>0.046875</text:p>
          </table:table-cell>
          <table:table-cell office:value-type="float" office:value="0.203125">
            <text:p>0.203125</text:p>
          </table:table-cell>
          <table:table-cell office:value-type="float" office:value="0.140625">
            <text:p>0.140625</text:p>
          </table:table-cell>
          <table:table-cell office:value-type="float" office:value="0.578125">
            <text:p>0.578125</text:p>
          </table:table-cell>
          <table:table-cell office:value-type="float" office:value="0.390625">
            <text:p>0.390625</text:p>
          </table:table-cell>
          <table:table-cell office:value-type="float" office:value="0.515625">
            <text:p>0.515625</text:p>
          </table:table-cell>
          <table:table-cell office:value-type="float" office:value="0.609375">
            <text:p>0.609375</text:p>
          </table:table-cell>
          <table:table-cell/>
          <table:table-cell table:formula="of:=ROUND((([.A55]-0)/(1-0))*(27-2)+2)" office:value-type="float" office:value="13">
            <text:p>13</text:p>
          </table:table-cell>
          <table:table-cell table:formula="of:=(([.B55]-0)/(1-0))*(10-0)+0" office:value-type="float" office:value="3.59375">
            <text:p>3.593750000</text:p>
          </table:table-cell>
          <table:table-cell table:formula="of:=(([.C55]-0)/(1-0))*(1500-0.000000001)+0.000000001" office:value-type="float" office:value="632.812500000578">
            <text:p>632.812500001</text:p>
          </table:table-cell>
          <table:table-cell table:formula="of:=(([.D55]-0)/(1-0))*(1-0.000000001)+0.000000001" office:value-type="float" office:value="0.765625000234375">
            <text:p>0.765625000</text:p>
          </table:table-cell>
          <table:table-cell table:formula="of:=[.M55]*[.P55]" office:value-type="float" office:value="9.95312500304688">
            <text:p>9.953125003</text:p>
          </table:table-cell>
          <table:table-cell table:formula="of:=(([.E55]-0)/(1-0))*(100-0.000000001)+0.000000001" office:value-type="float" office:value="4.68750000095313">
            <text:p>4.687500001</text:p>
          </table:table-cell>
          <table:table-cell table:formula="of:=(([.F55]-0)/(1-0))*(100-0)+0" office:value-type="float" office:value="20.3125">
            <text:p>20.312500000</text:p>
          </table:table-cell>
          <table:table-cell table:formula="of:=(([.G55]-0)/(1-0))*(3-0)+0" office:value-type="float" office:value="0.421875">
            <text:p>0.421875000</text:p>
          </table:table-cell>
          <table:table-cell table:formula="of:=(([.H55]-0)/(1-0))*(3-0)+0" office:value-type="float" office:value="1.734375">
            <text:p>1.734375000</text:p>
          </table:table-cell>
          <table:table-cell table:formula="of:=(([.I55]-0)/(1-0))*(100-0)+0" office:value-type="float" office:value="39.0625">
            <text:p>39.062500000</text:p>
          </table:table-cell>
          <table:table-cell table:formula="of:=(([.J55]-0)/(1-0))*(3-0)+0" office:value-type="float" office:value="1.546875">
            <text:p>1.546875000</text:p>
          </table:table-cell>
          <table:table-cell table:formula="of:=(([.K55]-0)/(1-0))*(3-0)+0" office:value-type="float" office:value="1.828125">
            <text:p>1.828125000</text:p>
          </table:table-cell>
        </table:table-row>
        <table:table-row table:style-name="ro2">
          <table:table-cell office:value-type="float" office:value="0.953125">
            <text:p>0.953125</text:p>
          </table:table-cell>
          <table:table-cell office:value-type="float" office:value="0.859375">
            <text:p>0.859375</text:p>
          </table:table-cell>
          <table:table-cell office:value-type="float" office:value="0.921875">
            <text:p>0.921875</text:p>
          </table:table-cell>
          <table:table-cell office:value-type="float" office:value="0.265625">
            <text:p>0.265625</text:p>
          </table:table-cell>
          <table:table-cell office:value-type="float" office:value="0.546875">
            <text:p>0.546875</text:p>
          </table:table-cell>
          <table:table-cell office:value-type="float" office:value="0.703125">
            <text:p>0.703125</text:p>
          </table:table-cell>
          <table:table-cell office:value-type="float" office:value="0.640625">
            <text:p>0.640625</text:p>
          </table:table-cell>
          <table:table-cell office:value-type="float" office:value="0.078125">
            <text:p>0.078125</text:p>
          </table:table-cell>
          <table:table-cell office:value-type="float" office:value="0.890625">
            <text:p>0.890625</text:p>
          </table:table-cell>
          <table:table-cell office:value-type="float" office:value="0.015625">
            <text:p>0.015625</text:p>
          </table:table-cell>
          <table:table-cell office:value-type="float" office:value="0.109375">
            <text:p>0.109375</text:p>
          </table:table-cell>
          <table:table-cell/>
          <table:table-cell table:formula="of:=ROUND((([.A56]-0)/(1-0))*(27-2)+2)" office:value-type="float" office:value="26">
            <text:p>26</text:p>
          </table:table-cell>
          <table:table-cell table:formula="of:=(([.B56]-0)/(1-0))*(10-0)+0" office:value-type="float" office:value="8.59375">
            <text:p>8.593750000</text:p>
          </table:table-cell>
          <table:table-cell table:formula="of:=(([.C56]-0)/(1-0))*(1500-0.000000001)+0.000000001" office:value-type="float" office:value="1382.81250000008">
            <text:p>1382.812500000</text:p>
          </table:table-cell>
          <table:table-cell table:formula="of:=(([.D56]-0)/(1-0))*(1-0.000000001)+0.000000001" office:value-type="float" office:value="0.265625000734375">
            <text:p>0.265625001</text:p>
          </table:table-cell>
          <table:table-cell table:formula="of:=[.M56]*[.P56]" office:value-type="float" office:value="6.90625001909375">
            <text:p>6.906250019</text:p>
          </table:table-cell>
          <table:table-cell table:formula="of:=(([.E56]-0)/(1-0))*(100-0.000000001)+0.000000001" office:value-type="float" office:value="54.6875000004531">
            <text:p>54.687500000</text:p>
          </table:table-cell>
          <table:table-cell table:formula="of:=(([.F56]-0)/(1-0))*(100-0)+0" office:value-type="float" office:value="70.3125">
            <text:p>70.312500000</text:p>
          </table:table-cell>
          <table:table-cell table:formula="of:=(([.G56]-0)/(1-0))*(3-0)+0" office:value-type="float" office:value="1.921875">
            <text:p>1.921875000</text:p>
          </table:table-cell>
          <table:table-cell table:formula="of:=(([.H56]-0)/(1-0))*(3-0)+0" office:value-type="float" office:value="0.234375">
            <text:p>0.234375000</text:p>
          </table:table-cell>
          <table:table-cell table:formula="of:=(([.I56]-0)/(1-0))*(100-0)+0" office:value-type="float" office:value="89.0625">
            <text:p>89.062500000</text:p>
          </table:table-cell>
          <table:table-cell table:formula="of:=(([.J56]-0)/(1-0))*(3-0)+0" office:value-type="float" office:value="0.046875">
            <text:p>0.046875000</text:p>
          </table:table-cell>
          <table:table-cell table:formula="of:=(([.K56]-0)/(1-0))*(3-0)+0" office:value-type="float" office:value="0.328125">
            <text:p>0.328125000</text:p>
          </table:table-cell>
        </table:table-row>
        <table:table-row table:style-name="ro2">
          <table:table-cell office:value-type="float" office:value="0.703125">
            <text:p>0.703125</text:p>
          </table:table-cell>
          <table:table-cell office:value-type="float" office:value="0.109375">
            <text:p>0.109375</text:p>
          </table:table-cell>
          <table:table-cell office:value-type="float" office:value="0.171875">
            <text:p>0.171875</text:p>
          </table:table-cell>
          <table:table-cell office:value-type="float" office:value="0.515625">
            <text:p>0.515625</text:p>
          </table:table-cell>
          <table:table-cell office:value-type="float" office:value="0.796875">
            <text:p>0.796875</text:p>
          </table:table-cell>
          <table:table-cell office:value-type="float" office:value="0.953125">
            <text:p>0.953125</text:p>
          </table:table-cell>
          <table:table-cell office:value-type="float" office:value="0.390625">
            <text:p>0.390625</text:p>
          </table:table-cell>
          <table:table-cell office:value-type="float" office:value="0.328125">
            <text:p>0.328125</text:p>
          </table:table-cell>
          <table:table-cell office:value-type="float" office:value="0.640625">
            <text:p>0.640625</text:p>
          </table:table-cell>
          <table:table-cell office:value-type="float" office:value="0.265625">
            <text:p>0.265625</text:p>
          </table:table-cell>
          <table:table-cell office:value-type="float" office:value="0.359375">
            <text:p>0.359375</text:p>
          </table:table-cell>
          <table:table-cell/>
          <table:table-cell table:formula="of:=ROUND((([.A57]-0)/(1-0))*(27-2)+2)" office:value-type="float" office:value="20">
            <text:p>20</text:p>
          </table:table-cell>
          <table:table-cell table:formula="of:=(([.B57]-0)/(1-0))*(10-0)+0" office:value-type="float" office:value="1.09375">
            <text:p>1.093750000</text:p>
          </table:table-cell>
          <table:table-cell table:formula="of:=(([.C57]-0)/(1-0))*(1500-0.000000001)+0.000000001" office:value-type="float" office:value="257.812500000828">
            <text:p>257.812500001</text:p>
          </table:table-cell>
          <table:table-cell table:formula="of:=(([.D57]-0)/(1-0))*(1-0.000000001)+0.000000001" office:value-type="float" office:value="0.515625000484375">
            <text:p>0.515625000</text:p>
          </table:table-cell>
          <table:table-cell table:formula="of:=[.M57]*[.P57]" office:value-type="float" office:value="10.3125000096875">
            <text:p>10.312500010</text:p>
          </table:table-cell>
          <table:table-cell table:formula="of:=(([.E57]-0)/(1-0))*(100-0.000000001)+0.000000001" office:value-type="float" office:value="79.6875000002031">
            <text:p>79.687500000</text:p>
          </table:table-cell>
          <table:table-cell table:formula="of:=(([.F57]-0)/(1-0))*(100-0)+0" office:value-type="float" office:value="95.3125">
            <text:p>95.312500000</text:p>
          </table:table-cell>
          <table:table-cell table:formula="of:=(([.G57]-0)/(1-0))*(3-0)+0" office:value-type="float" office:value="1.171875">
            <text:p>1.171875000</text:p>
          </table:table-cell>
          <table:table-cell table:formula="of:=(([.H57]-0)/(1-0))*(3-0)+0" office:value-type="float" office:value="0.984375">
            <text:p>0.984375000</text:p>
          </table:table-cell>
          <table:table-cell table:formula="of:=(([.I57]-0)/(1-0))*(100-0)+0" office:value-type="float" office:value="64.0625">
            <text:p>64.062500000</text:p>
          </table:table-cell>
          <table:table-cell table:formula="of:=(([.J57]-0)/(1-0))*(3-0)+0" office:value-type="float" office:value="0.796875">
            <text:p>0.796875000</text:p>
          </table:table-cell>
          <table:table-cell table:formula="of:=(([.K57]-0)/(1-0))*(3-0)+0" office:value-type="float" office:value="1.078125">
            <text:p>1.078125000</text:p>
          </table:table-cell>
        </table:table-row>
        <table:table-row table:style-name="ro2">
          <table:table-cell office:value-type="float" office:value="0.203125">
            <text:p>0.203125</text:p>
          </table:table-cell>
          <table:table-cell office:value-type="float" office:value="0.609375">
            <text:p>0.609375</text:p>
          </table:table-cell>
          <table:table-cell office:value-type="float" office:value="0.671875">
            <text:p>0.671875</text:p>
          </table:table-cell>
          <table:table-cell office:value-type="float" office:value="0.015625">
            <text:p>0.015625</text:p>
          </table:table-cell>
          <table:table-cell office:value-type="float" office:value="0.296875">
            <text:p>0.296875</text:p>
          </table:table-cell>
          <table:table-cell office:value-type="float" office:value="0.453125">
            <text:p>0.453125</text:p>
          </table:table-cell>
          <table:table-cell office:value-type="float" office:value="0.890625">
            <text:p>0.890625</text:p>
          </table:table-cell>
          <table:table-cell office:value-type="float" office:value="0.828125">
            <text:p>0.828125</text:p>
          </table:table-cell>
          <table:table-cell office:value-type="float" office:value="0.140625">
            <text:p>0.140625</text:p>
          </table:table-cell>
          <table:table-cell office:value-type="float" office:value="0.765625">
            <text:p>0.765625</text:p>
          </table:table-cell>
          <table:table-cell office:value-type="float" office:value="0.859375">
            <text:p>0.859375</text:p>
          </table:table-cell>
          <table:table-cell/>
          <table:table-cell table:formula="of:=ROUND((([.A58]-0)/(1-0))*(27-2)+2)" office:value-type="float" office:value="7">
            <text:p>7</text:p>
          </table:table-cell>
          <table:table-cell table:formula="of:=(([.B58]-0)/(1-0))*(10-0)+0" office:value-type="float" office:value="6.09375">
            <text:p>6.093750000</text:p>
          </table:table-cell>
          <table:table-cell table:formula="of:=(([.C58]-0)/(1-0))*(1500-0.000000001)+0.000000001" office:value-type="float" office:value="1007.81250000033">
            <text:p>1007.812500000</text:p>
          </table:table-cell>
          <table:table-cell table:formula="of:=(([.D58]-0)/(1-0))*(1-0.000000001)+0.000000001" office:value-type="float" office:value="0.015625000984375">
            <text:p>0.015625001</text:p>
          </table:table-cell>
          <table:table-cell table:formula="of:=[.M58]*[.P58]" office:value-type="float" office:value="0.109375006890625">
            <text:p>0.109375007</text:p>
          </table:table-cell>
          <table:table-cell table:formula="of:=(([.E58]-0)/(1-0))*(100-0.000000001)+0.000000001" office:value-type="float" office:value="29.6875000007031">
            <text:p>29.687500001</text:p>
          </table:table-cell>
          <table:table-cell table:formula="of:=(([.F58]-0)/(1-0))*(100-0)+0" office:value-type="float" office:value="45.3125">
            <text:p>45.312500000</text:p>
          </table:table-cell>
          <table:table-cell table:formula="of:=(([.G58]-0)/(1-0))*(3-0)+0" office:value-type="float" office:value="2.671875">
            <text:p>2.671875000</text:p>
          </table:table-cell>
          <table:table-cell table:formula="of:=(([.H58]-0)/(1-0))*(3-0)+0" office:value-type="float" office:value="2.484375">
            <text:p>2.484375000</text:p>
          </table:table-cell>
          <table:table-cell table:formula="of:=(([.I58]-0)/(1-0))*(100-0)+0" office:value-type="float" office:value="14.0625">
            <text:p>14.062500000</text:p>
          </table:table-cell>
          <table:table-cell table:formula="of:=(([.J58]-0)/(1-0))*(3-0)+0" office:value-type="float" office:value="2.296875">
            <text:p>2.296875000</text:p>
          </table:table-cell>
          <table:table-cell table:formula="of:=(([.K58]-0)/(1-0))*(3-0)+0" office:value-type="float" office:value="2.578125">
            <text:p>2.578125000</text:p>
          </table:table-cell>
        </table:table-row>
        <table:table-row table:style-name="ro2">
          <table:table-cell office:value-type="float" office:value="0.140625">
            <text:p>0.140625</text:p>
          </table:table-cell>
          <table:table-cell office:value-type="float" office:value="0.421875">
            <text:p>0.421875</text:p>
          </table:table-cell>
          <table:table-cell office:value-type="float" office:value="0.234375">
            <text:p>0.234375</text:p>
          </table:table-cell>
          <table:table-cell office:value-type="float" office:value="0.328125">
            <text:p>0.328125</text:p>
          </table:table-cell>
          <table:table-cell office:value-type="float" office:value="0.984375">
            <text:p>0.984375</text:p>
          </table:table-cell>
          <table:table-cell office:value-type="float" office:value="0.265625">
            <text:p>0.265625</text:p>
          </table:table-cell>
          <table:table-cell office:value-type="float" office:value="0.203125">
            <text:p>0.203125</text:p>
          </table:table-cell>
          <table:table-cell office:value-type="float" office:value="0.515625">
            <text:p>0.515625</text:p>
          </table:table-cell>
          <table:table-cell table:number-columns-repeated="2" office:value-type="float" office:value="0.453125">
            <text:p>0.453125</text:p>
          </table:table-cell>
          <table:table-cell office:value-type="float" office:value="0.796875">
            <text:p>0.796875</text:p>
          </table:table-cell>
          <table:table-cell/>
          <table:table-cell table:formula="of:=ROUND((([.A59]-0)/(1-0))*(27-2)+2)" office:value-type="float" office:value="6">
            <text:p>6</text:p>
          </table:table-cell>
          <table:table-cell table:formula="of:=(([.B59]-0)/(1-0))*(10-0)+0" office:value-type="float" office:value="4.21875">
            <text:p>4.218750000</text:p>
          </table:table-cell>
          <table:table-cell table:formula="of:=(([.C59]-0)/(1-0))*(1500-0.000000001)+0.000000001" office:value-type="float" office:value="351.562500000766">
            <text:p>351.562500001</text:p>
          </table:table-cell>
          <table:table-cell table:formula="of:=(([.D59]-0)/(1-0))*(1-0.000000001)+0.000000001" office:value-type="float" office:value="0.328125000671875">
            <text:p>0.328125001</text:p>
          </table:table-cell>
          <table:table-cell table:formula="of:=[.M59]*[.P59]" office:value-type="float" office:value="1.96875000403125">
            <text:p>1.968750004</text:p>
          </table:table-cell>
          <table:table-cell table:formula="of:=(([.E59]-0)/(1-0))*(100-0.000000001)+0.000000001" office:value-type="float" office:value="98.4375000000156">
            <text:p>98.437500000</text:p>
          </table:table-cell>
          <table:table-cell table:formula="of:=(([.F59]-0)/(1-0))*(100-0)+0" office:value-type="float" office:value="26.5625">
            <text:p>26.562500000</text:p>
          </table:table-cell>
          <table:table-cell table:formula="of:=(([.G59]-0)/(1-0))*(3-0)+0" office:value-type="float" office:value="0.609375">
            <text:p>0.609375000</text:p>
          </table:table-cell>
          <table:table-cell table:formula="of:=(([.H59]-0)/(1-0))*(3-0)+0" office:value-type="float" office:value="1.546875">
            <text:p>1.546875000</text:p>
          </table:table-cell>
          <table:table-cell table:formula="of:=(([.I59]-0)/(1-0))*(100-0)+0" office:value-type="float" office:value="45.3125">
            <text:p>45.312500000</text:p>
          </table:table-cell>
          <table:table-cell table:formula="of:=(([.J59]-0)/(1-0))*(3-0)+0" office:value-type="float" office:value="1.359375">
            <text:p>1.359375000</text:p>
          </table:table-cell>
          <table:table-cell table:formula="of:=(([.K59]-0)/(1-0))*(3-0)+0" office:value-type="float" office:value="2.390625">
            <text:p>2.390625000</text:p>
          </table:table-cell>
        </table:table-row>
        <table:table-row table:style-name="ro2">
          <table:table-cell office:value-type="float" office:value="0.640625">
            <text:p>0.640625</text:p>
          </table:table-cell>
          <table:table-cell office:value-type="float" office:value="0.921875">
            <text:p>0.921875</text:p>
          </table:table-cell>
          <table:table-cell office:value-type="float" office:value="0.734375">
            <text:p>0.734375</text:p>
          </table:table-cell>
          <table:table-cell office:value-type="float" office:value="0.828125">
            <text:p>0.828125</text:p>
          </table:table-cell>
          <table:table-cell office:value-type="float" office:value="0.484375">
            <text:p>0.484375</text:p>
          </table:table-cell>
          <table:table-cell office:value-type="float" office:value="0.765625">
            <text:p>0.765625</text:p>
          </table:table-cell>
          <table:table-cell office:value-type="float" office:value="0.703125">
            <text:p>0.703125</text:p>
          </table:table-cell>
          <table:table-cell office:value-type="float" office:value="0.015625">
            <text:p>0.015625</text:p>
          </table:table-cell>
          <table:table-cell table:number-columns-repeated="2" office:value-type="float" office:value="0.953125">
            <text:p>0.953125</text:p>
          </table:table-cell>
          <table:table-cell office:value-type="float" office:value="0.296875">
            <text:p>0.296875</text:p>
          </table:table-cell>
          <table:table-cell/>
          <table:table-cell table:formula="of:=ROUND((([.A60]-0)/(1-0))*(27-2)+2)" office:value-type="float" office:value="18">
            <text:p>18</text:p>
          </table:table-cell>
          <table:table-cell table:formula="of:=(([.B60]-0)/(1-0))*(10-0)+0" office:value-type="float" office:value="9.21875">
            <text:p>9.218750000</text:p>
          </table:table-cell>
          <table:table-cell table:formula="of:=(([.C60]-0)/(1-0))*(1500-0.000000001)+0.000000001" office:value-type="float" office:value="1101.56250000027">
            <text:p>1101.562500000</text:p>
          </table:table-cell>
          <table:table-cell table:formula="of:=(([.D60]-0)/(1-0))*(1-0.000000001)+0.000000001" office:value-type="float" office:value="0.828125000171875">
            <text:p>0.828125000</text:p>
          </table:table-cell>
          <table:table-cell table:formula="of:=[.M60]*[.P60]" office:value-type="float" office:value="14.9062500030937">
            <text:p>14.906250003</text:p>
          </table:table-cell>
          <table:table-cell table:formula="of:=(([.E60]-0)/(1-0))*(100-0.000000001)+0.000000001" office:value-type="float" office:value="48.4375000005156">
            <text:p>48.437500001</text:p>
          </table:table-cell>
          <table:table-cell table:formula="of:=(([.F60]-0)/(1-0))*(100-0)+0" office:value-type="float" office:value="76.5625">
            <text:p>76.562500000</text:p>
          </table:table-cell>
          <table:table-cell table:formula="of:=(([.G60]-0)/(1-0))*(3-0)+0" office:value-type="float" office:value="2.109375">
            <text:p>2.109375000</text:p>
          </table:table-cell>
          <table:table-cell table:formula="of:=(([.H60]-0)/(1-0))*(3-0)+0" office:value-type="float" office:value="0.046875">
            <text:p>0.046875000</text:p>
          </table:table-cell>
          <table:table-cell table:formula="of:=(([.I60]-0)/(1-0))*(100-0)+0" office:value-type="float" office:value="95.3125">
            <text:p>95.312500000</text:p>
          </table:table-cell>
          <table:table-cell table:formula="of:=(([.J60]-0)/(1-0))*(3-0)+0" office:value-type="float" office:value="2.859375">
            <text:p>2.859375000</text:p>
          </table:table-cell>
          <table:table-cell table:formula="of:=(([.K60]-0)/(1-0))*(3-0)+0" office:value-type="float" office:value="0.890625">
            <text:p>0.890625000</text:p>
          </table:table-cell>
        </table:table-row>
        <table:table-row table:style-name="ro2">
          <table:table-cell office:value-type="float" office:value="0.890625">
            <text:p>0.890625</text:p>
          </table:table-cell>
          <table:table-cell office:value-type="float" office:value="0.171875">
            <text:p>0.171875</text:p>
          </table:table-cell>
          <table:table-cell office:value-type="float" office:value="0.484375">
            <text:p>0.484375</text:p>
          </table:table-cell>
          <table:table-cell office:value-type="float" office:value="0.078125">
            <text:p>0.078125</text:p>
          </table:table-cell>
          <table:table-cell office:value-type="float" office:value="0.234375">
            <text:p>0.234375</text:p>
          </table:table-cell>
          <table:table-cell office:value-type="float" office:value="0.515625">
            <text:p>0.515625</text:p>
          </table:table-cell>
          <table:table-cell office:value-type="float" office:value="0.453125">
            <text:p>0.453125</text:p>
          </table:table-cell>
          <table:table-cell office:value-type="float" office:value="0.265625">
            <text:p>0.265625</text:p>
          </table:table-cell>
          <table:table-cell table:number-columns-repeated="2" office:value-type="float" office:value="0.703125">
            <text:p>0.703125</text:p>
          </table:table-cell>
          <table:table-cell office:value-type="float" office:value="0.046875">
            <text:p>0.046875</text:p>
          </table:table-cell>
          <table:table-cell/>
          <table:table-cell table:formula="of:=ROUND((([.A61]-0)/(1-0))*(27-2)+2)" office:value-type="float" office:value="24">
            <text:p>24</text:p>
          </table:table-cell>
          <table:table-cell table:formula="of:=(([.B61]-0)/(1-0))*(10-0)+0" office:value-type="float" office:value="1.71875">
            <text:p>1.718750000</text:p>
          </table:table-cell>
          <table:table-cell table:formula="of:=(([.C61]-0)/(1-0))*(1500-0.000000001)+0.000000001" office:value-type="float" office:value="726.562500000516">
            <text:p>726.562500001</text:p>
          </table:table-cell>
          <table:table-cell table:formula="of:=(([.D61]-0)/(1-0))*(1-0.000000001)+0.000000001" office:value-type="float" office:value="0.078125000921875">
            <text:p>0.078125001</text:p>
          </table:table-cell>
          <table:table-cell table:formula="of:=[.M61]*[.P61]" office:value-type="float" office:value="1.875000022125">
            <text:p>1.875000022</text:p>
          </table:table-cell>
          <table:table-cell table:formula="of:=(([.E61]-0)/(1-0))*(100-0.000000001)+0.000000001" office:value-type="float" office:value="23.4375000007656">
            <text:p>23.437500001</text:p>
          </table:table-cell>
          <table:table-cell table:formula="of:=(([.F61]-0)/(1-0))*(100-0)+0" office:value-type="float" office:value="51.5625">
            <text:p>51.562500000</text:p>
          </table:table-cell>
          <table:table-cell table:formula="of:=(([.G61]-0)/(1-0))*(3-0)+0" office:value-type="float" office:value="1.359375">
            <text:p>1.359375000</text:p>
          </table:table-cell>
          <table:table-cell table:formula="of:=(([.H61]-0)/(1-0))*(3-0)+0" office:value-type="float" office:value="0.796875">
            <text:p>0.796875000</text:p>
          </table:table-cell>
          <table:table-cell table:formula="of:=(([.I61]-0)/(1-0))*(100-0)+0" office:value-type="float" office:value="70.3125">
            <text:p>70.312500000</text:p>
          </table:table-cell>
          <table:table-cell table:formula="of:=(([.J61]-0)/(1-0))*(3-0)+0" office:value-type="float" office:value="2.109375">
            <text:p>2.109375000</text:p>
          </table:table-cell>
          <table:table-cell table:formula="of:=(([.K61]-0)/(1-0))*(3-0)+0" office:value-type="float" office:value="0.140625">
            <text:p>0.140625000</text:p>
          </table:table-cell>
        </table:table-row>
        <table:table-row table:style-name="ro2">
          <table:table-cell office:value-type="float" office:value="0.390625">
            <text:p>0.390625</text:p>
          </table:table-cell>
          <table:table-cell office:value-type="float" office:value="0.671875">
            <text:p>0.671875</text:p>
          </table:table-cell>
          <table:table-cell office:value-type="float" office:value="0.984375">
            <text:p>0.984375</text:p>
          </table:table-cell>
          <table:table-cell office:value-type="float" office:value="0.578125">
            <text:p>0.578125</text:p>
          </table:table-cell>
          <table:table-cell office:value-type="float" office:value="0.734375">
            <text:p>0.734375</text:p>
          </table:table-cell>
          <table:table-cell office:value-type="float" office:value="0.015625">
            <text:p>0.015625</text:p>
          </table:table-cell>
          <table:table-cell office:value-type="float" office:value="0.953125">
            <text:p>0.953125</text:p>
          </table:table-cell>
          <table:table-cell office:value-type="float" office:value="0.765625">
            <text:p>0.765625</text:p>
          </table:table-cell>
          <table:table-cell table:number-columns-repeated="2" office:value-type="float" office:value="0.203125">
            <text:p>0.203125</text:p>
          </table:table-cell>
          <table:table-cell office:value-type="float" office:value="0.546875">
            <text:p>0.546875</text:p>
          </table:table-cell>
          <table:table-cell/>
          <table:table-cell table:formula="of:=ROUND((([.A62]-0)/(1-0))*(27-2)+2)" office:value-type="float" office:value="12">
            <text:p>12</text:p>
          </table:table-cell>
          <table:table-cell table:formula="of:=(([.B62]-0)/(1-0))*(10-0)+0" office:value-type="float" office:value="6.71875">
            <text:p>6.718750000</text:p>
          </table:table-cell>
          <table:table-cell table:formula="of:=(([.C62]-0)/(1-0))*(1500-0.000000001)+0.000000001" office:value-type="float" office:value="1476.56250000002">
            <text:p>1476.562500000</text:p>
          </table:table-cell>
          <table:table-cell table:formula="of:=(([.D62]-0)/(1-0))*(1-0.000000001)+0.000000001" office:value-type="float" office:value="0.578125000421875">
            <text:p>0.578125000</text:p>
          </table:table-cell>
          <table:table-cell table:formula="of:=[.M62]*[.P62]" office:value-type="float" office:value="6.9375000050625">
            <text:p>6.937500005</text:p>
          </table:table-cell>
          <table:table-cell table:formula="of:=(([.E62]-0)/(1-0))*(100-0.000000001)+0.000000001" office:value-type="float" office:value="73.4375000002656">
            <text:p>73.437500000</text:p>
          </table:table-cell>
          <table:table-cell table:formula="of:=(([.F62]-0)/(1-0))*(100-0)+0" office:value-type="float" office:value="1.5625">
            <text:p>1.562500000</text:p>
          </table:table-cell>
          <table:table-cell table:formula="of:=(([.G62]-0)/(1-0))*(3-0)+0" office:value-type="float" office:value="2.859375">
            <text:p>2.859375000</text:p>
          </table:table-cell>
          <table:table-cell table:formula="of:=(([.H62]-0)/(1-0))*(3-0)+0" office:value-type="float" office:value="2.296875">
            <text:p>2.296875000</text:p>
          </table:table-cell>
          <table:table-cell table:formula="of:=(([.I62]-0)/(1-0))*(100-0)+0" office:value-type="float" office:value="20.3125">
            <text:p>20.312500000</text:p>
          </table:table-cell>
          <table:table-cell table:formula="of:=(([.J62]-0)/(1-0))*(3-0)+0" office:value-type="float" office:value="0.609375">
            <text:p>0.609375000</text:p>
          </table:table-cell>
          <table:table-cell table:formula="of:=(([.K62]-0)/(1-0))*(3-0)+0" office:value-type="float" office:value="1.640625">
            <text:p>1.640625000</text:p>
          </table:table-cell>
        </table:table-row>
        <table:table-row table:style-name="ro2">
          <table:table-cell office:value-type="float" office:value="0.265625">
            <text:p>0.265625</text:p>
          </table:table-cell>
          <table:table-cell office:value-type="float" office:value="0.046875">
            <text:p>0.046875</text:p>
          </table:table-cell>
          <table:table-cell office:value-type="float" office:value="0.609375">
            <text:p>0.609375</text:p>
          </table:table-cell>
          <table:table-cell office:value-type="float" office:value="0.703125">
            <text:p>0.703125</text:p>
          </table:table-cell>
          <table:table-cell office:value-type="float" office:value="0.609375">
            <text:p>0.609375</text:p>
          </table:table-cell>
          <table:table-cell office:value-type="float" office:value="0.390625">
            <text:p>0.390625</text:p>
          </table:table-cell>
          <table:table-cell office:value-type="float" office:value="0.328125">
            <text:p>0.328125</text:p>
          </table:table-cell>
          <table:table-cell office:value-type="float" office:value="0.390625">
            <text:p>0.390625</text:p>
          </table:table-cell>
          <table:table-cell office:value-type="float" office:value="0.578125">
            <text:p>0.578125</text:p>
          </table:table-cell>
          <table:table-cell office:value-type="float" office:value="0.828125">
            <text:p>0.828125</text:p>
          </table:table-cell>
          <table:table-cell office:value-type="float" office:value="0.171875">
            <text:p>0.171875</text:p>
          </table:table-cell>
          <table:table-cell/>
          <table:table-cell table:formula="of:=ROUND((([.A63]-0)/(1-0))*(27-2)+2)" office:value-type="float" office:value="9">
            <text:p>9</text:p>
          </table:table-cell>
          <table:table-cell table:formula="of:=(([.B63]-0)/(1-0))*(10-0)+0" office:value-type="float" office:value="0.46875">
            <text:p>0.468750000</text:p>
          </table:table-cell>
          <table:table-cell table:formula="of:=(([.C63]-0)/(1-0))*(1500-0.000000001)+0.000000001" office:value-type="float" office:value="914.062500000391">
            <text:p>914.062500000</text:p>
          </table:table-cell>
          <table:table-cell table:formula="of:=(([.D63]-0)/(1-0))*(1-0.000000001)+0.000000001" office:value-type="float" office:value="0.703125000296875">
            <text:p>0.703125000</text:p>
          </table:table-cell>
          <table:table-cell table:formula="of:=[.M63]*[.P63]" office:value-type="float" office:value="6.32812500267188">
            <text:p>6.328125003</text:p>
          </table:table-cell>
          <table:table-cell table:formula="of:=(([.E63]-0)/(1-0))*(100-0.000000001)+0.000000001" office:value-type="float" office:value="60.9375000003906">
            <text:p>60.937500000</text:p>
          </table:table-cell>
          <table:table-cell table:formula="of:=(([.F63]-0)/(1-0))*(100-0)+0" office:value-type="float" office:value="39.0625">
            <text:p>39.062500000</text:p>
          </table:table-cell>
          <table:table-cell table:formula="of:=(([.G63]-0)/(1-0))*(3-0)+0" office:value-type="float" office:value="0.984375">
            <text:p>0.984375000</text:p>
          </table:table-cell>
          <table:table-cell table:formula="of:=(([.H63]-0)/(1-0))*(3-0)+0" office:value-type="float" office:value="1.171875">
            <text:p>1.171875000</text:p>
          </table:table-cell>
          <table:table-cell table:formula="of:=(([.I63]-0)/(1-0))*(100-0)+0" office:value-type="float" office:value="57.8125">
            <text:p>57.812500000</text:p>
          </table:table-cell>
          <table:table-cell table:formula="of:=(([.J63]-0)/(1-0))*(3-0)+0" office:value-type="float" office:value="2.484375">
            <text:p>2.484375000</text:p>
          </table:table-cell>
          <table:table-cell table:formula="of:=(([.K63]-0)/(1-0))*(3-0)+0" office:value-type="float" office:value="0.515625">
            <text:p>0.515625000</text:p>
          </table:table-cell>
        </table:table-row>
        <table:table-row table:style-name="ro2">
          <table:table-cell office:value-type="float" office:value="0.765625">
            <text:p>0.765625</text:p>
          </table:table-cell>
          <table:table-cell office:value-type="float" office:value="0.546875">
            <text:p>0.546875</text:p>
          </table:table-cell>
          <table:table-cell office:value-type="float" office:value="0.109375">
            <text:p>0.109375</text:p>
          </table:table-cell>
          <table:table-cell office:value-type="float" office:value="0.203125">
            <text:p>0.203125</text:p>
          </table:table-cell>
          <table:table-cell office:value-type="float" office:value="0.109375">
            <text:p>0.109375</text:p>
          </table:table-cell>
          <table:table-cell office:value-type="float" office:value="0.890625">
            <text:p>0.890625</text:p>
          </table:table-cell>
          <table:table-cell office:value-type="float" office:value="0.828125">
            <text:p>0.828125</text:p>
          </table:table-cell>
          <table:table-cell office:value-type="float" office:value="0.890625">
            <text:p>0.890625</text:p>
          </table:table-cell>
          <table:table-cell office:value-type="float" office:value="0.078125">
            <text:p>0.078125</text:p>
          </table:table-cell>
          <table:table-cell office:value-type="float" office:value="0.328125">
            <text:p>0.328125</text:p>
          </table:table-cell>
          <table:table-cell office:value-type="float" office:value="0.671875">
            <text:p>0.671875</text:p>
          </table:table-cell>
          <table:table-cell/>
          <table:table-cell table:formula="of:=ROUND((([.A64]-0)/(1-0))*(27-2)+2)" office:value-type="float" office:value="21">
            <text:p>21</text:p>
          </table:table-cell>
          <table:table-cell table:formula="of:=(([.B64]-0)/(1-0))*(10-0)+0" office:value-type="float" office:value="5.46875">
            <text:p>5.468750000</text:p>
          </table:table-cell>
          <table:table-cell table:formula="of:=(([.C64]-0)/(1-0))*(1500-0.000000001)+0.000000001" office:value-type="float" office:value="164.062500000891">
            <text:p>164.062500001</text:p>
          </table:table-cell>
          <table:table-cell table:formula="of:=(([.D64]-0)/(1-0))*(1-0.000000001)+0.000000001" office:value-type="float" office:value="0.203125000796875">
            <text:p>0.203125001</text:p>
          </table:table-cell>
          <table:table-cell table:formula="of:=[.M64]*[.P64]" office:value-type="float" office:value="4.26562501673438">
            <text:p>4.265625017</text:p>
          </table:table-cell>
          <table:table-cell table:formula="of:=(([.E64]-0)/(1-0))*(100-0.000000001)+0.000000001" office:value-type="float" office:value="10.9375000008906">
            <text:p>10.937500001</text:p>
          </table:table-cell>
          <table:table-cell table:formula="of:=(([.F64]-0)/(1-0))*(100-0)+0" office:value-type="float" office:value="89.0625">
            <text:p>89.062500000</text:p>
          </table:table-cell>
          <table:table-cell table:formula="of:=(([.G64]-0)/(1-0))*(3-0)+0" office:value-type="float" office:value="2.484375">
            <text:p>2.484375000</text:p>
          </table:table-cell>
          <table:table-cell table:formula="of:=(([.H64]-0)/(1-0))*(3-0)+0" office:value-type="float" office:value="2.671875">
            <text:p>2.671875000</text:p>
          </table:table-cell>
          <table:table-cell table:formula="of:=(([.I64]-0)/(1-0))*(100-0)+0" office:value-type="float" office:value="7.8125">
            <text:p>7.812500000</text:p>
          </table:table-cell>
          <table:table-cell table:formula="of:=(([.J64]-0)/(1-0))*(3-0)+0" office:value-type="float" office:value="0.984375">
            <text:p>0.984375000</text:p>
          </table:table-cell>
          <table:table-cell table:formula="of:=(([.K64]-0)/(1-0))*(3-0)+0" office:value-type="float" office:value="2.015625">
            <text:p>2.015625000</text:p>
          </table:table-cell>
        </table:table-row>
        <table:table-row table:style-name="ro2">
          <table:table-cell office:value-type="float" office:value="0.515625">
            <text:p>0.515625</text:p>
          </table:table-cell>
          <table:table-cell office:value-type="float" office:value="0.296875">
            <text:p>0.296875</text:p>
          </table:table-cell>
          <table:table-cell office:value-type="float" office:value="0.859375">
            <text:p>0.859375</text:p>
          </table:table-cell>
          <table:table-cell office:value-type="float" office:value="0.953125">
            <text:p>0.953125</text:p>
          </table:table-cell>
          <table:table-cell office:value-type="float" office:value="0.359375">
            <text:p>0.359375</text:p>
          </table:table-cell>
          <table:table-cell office:value-type="float" office:value="0.640625">
            <text:p>0.640625</text:p>
          </table:table-cell>
          <table:table-cell office:value-type="float" office:value="0.078125">
            <text:p>0.078125</text:p>
          </table:table-cell>
          <table:table-cell office:value-type="float" office:value="0.640625">
            <text:p>0.640625</text:p>
          </table:table-cell>
          <table:table-cell office:value-type="float" office:value="0.328125">
            <text:p>0.328125</text:p>
          </table:table-cell>
          <table:table-cell office:value-type="float" office:value="0.078125">
            <text:p>0.078125</text:p>
          </table:table-cell>
          <table:table-cell office:value-type="float" office:value="0.921875">
            <text:p>0.921875</text:p>
          </table:table-cell>
          <table:table-cell/>
          <table:table-cell table:formula="of:=ROUND((([.A65]-0)/(1-0))*(27-2)+2)" office:value-type="float" office:value="15">
            <text:p>15</text:p>
          </table:table-cell>
          <table:table-cell table:formula="of:=(([.B65]-0)/(1-0))*(10-0)+0" office:value-type="float" office:value="2.96875">
            <text:p>2.968750000</text:p>
          </table:table-cell>
          <table:table-cell table:formula="of:=(([.C65]-0)/(1-0))*(1500-0.000000001)+0.000000001" office:value-type="float" office:value="1289.06250000014">
            <text:p>1289.062500000</text:p>
          </table:table-cell>
          <table:table-cell table:formula="of:=(([.D65]-0)/(1-0))*(1-0.000000001)+0.000000001" office:value-type="float" office:value="0.953125000046875">
            <text:p>0.953125000</text:p>
          </table:table-cell>
          <table:table-cell table:formula="of:=[.M65]*[.P65]" office:value-type="float" office:value="14.2968750007031">
            <text:p>14.296875001</text:p>
          </table:table-cell>
          <table:table-cell table:formula="of:=(([.E65]-0)/(1-0))*(100-0.000000001)+0.000000001" office:value-type="float" office:value="35.9375000006406">
            <text:p>35.937500001</text:p>
          </table:table-cell>
          <table:table-cell table:formula="of:=(([.F65]-0)/(1-0))*(100-0)+0" office:value-type="float" office:value="64.0625">
            <text:p>64.062500000</text:p>
          </table:table-cell>
          <table:table-cell table:formula="of:=(([.G65]-0)/(1-0))*(3-0)+0" office:value-type="float" office:value="0.234375">
            <text:p>0.234375000</text:p>
          </table:table-cell>
          <table:table-cell table:formula="of:=(([.H65]-0)/(1-0))*(3-0)+0" office:value-type="float" office:value="1.921875">
            <text:p>1.921875000</text:p>
          </table:table-cell>
          <table:table-cell table:formula="of:=(([.I65]-0)/(1-0))*(100-0)+0" office:value-type="float" office:value="32.8125">
            <text:p>32.812500000</text:p>
          </table:table-cell>
          <table:table-cell table:formula="of:=(([.J65]-0)/(1-0))*(3-0)+0" office:value-type="float" office:value="0.234375">
            <text:p>0.234375000</text:p>
          </table:table-cell>
          <table:table-cell table:formula="of:=(([.K65]-0)/(1-0))*(3-0)+0" office:value-type="float" office:value="2.765625">
            <text:p>2.765625000</text:p>
          </table:table-cell>
        </table:table-row>
        <table:table-row table:style-name="ro2">
          <table:table-cell office:value-type="float" office:value="0.015625">
            <text:p>0.015625</text:p>
          </table:table-cell>
          <table:table-cell office:value-type="float" office:value="0.796875">
            <text:p>0.796875</text:p>
          </table:table-cell>
          <table:table-cell office:value-type="float" office:value="0.359375">
            <text:p>0.359375</text:p>
          </table:table-cell>
          <table:table-cell office:value-type="float" office:value="0.453125">
            <text:p>0.453125</text:p>
          </table:table-cell>
          <table:table-cell office:value-type="float" office:value="0.859375">
            <text:p>0.859375</text:p>
          </table:table-cell>
          <table:table-cell office:value-type="float" office:value="0.140625">
            <text:p>0.140625</text:p>
          </table:table-cell>
          <table:table-cell office:value-type="float" office:value="0.578125">
            <text:p>0.578125</text:p>
          </table:table-cell>
          <table:table-cell office:value-type="float" office:value="0.140625">
            <text:p>0.140625</text:p>
          </table:table-cell>
          <table:table-cell office:value-type="float" office:value="0.828125">
            <text:p>0.828125</text:p>
          </table:table-cell>
          <table:table-cell office:value-type="float" office:value="0.578125">
            <text:p>0.578125</text:p>
          </table:table-cell>
          <table:table-cell office:value-type="float" office:value="0.421875">
            <text:p>0.421875</text:p>
          </table:table-cell>
          <table:table-cell/>
          <table:table-cell table:formula="of:=ROUND((([.A66]-0)/(1-0))*(27-2)+2)" office:value-type="float" office:value="2">
            <text:p>2</text:p>
          </table:table-cell>
          <table:table-cell table:formula="of:=(([.B66]-0)/(1-0))*(10-0)+0" office:value-type="float" office:value="7.96875">
            <text:p>7.968750000</text:p>
          </table:table-cell>
          <table:table-cell table:formula="of:=(([.C66]-0)/(1-0))*(1500-0.000000001)+0.000000001" office:value-type="float" office:value="539.062500000641">
            <text:p>539.062500001</text:p>
          </table:table-cell>
          <table:table-cell table:formula="of:=(([.D66]-0)/(1-0))*(1-0.000000001)+0.000000001" office:value-type="float" office:value="0.453125000546875">
            <text:p>0.453125001</text:p>
          </table:table-cell>
          <table:table-cell table:formula="of:=[.M66]*[.P66]" office:value-type="float" office:value="0.90625000109375">
            <text:p>0.906250001</text:p>
          </table:table-cell>
          <table:table-cell table:formula="of:=(([.E66]-0)/(1-0))*(100-0.000000001)+0.000000001" office:value-type="float" office:value="85.9375000001406">
            <text:p>85.937500000</text:p>
          </table:table-cell>
          <table:table-cell table:formula="of:=(([.F66]-0)/(1-0))*(100-0)+0" office:value-type="float" office:value="14.0625">
            <text:p>14.062500000</text:p>
          </table:table-cell>
          <table:table-cell table:formula="of:=(([.G66]-0)/(1-0))*(3-0)+0" office:value-type="float" office:value="1.734375">
            <text:p>1.734375000</text:p>
          </table:table-cell>
          <table:table-cell table:formula="of:=(([.H66]-0)/(1-0))*(3-0)+0" office:value-type="float" office:value="0.421875">
            <text:p>0.421875000</text:p>
          </table:table-cell>
          <table:table-cell table:formula="of:=(([.I66]-0)/(1-0))*(100-0)+0" office:value-type="float" office:value="82.8125">
            <text:p>82.812500000</text:p>
          </table:table-cell>
          <table:table-cell table:formula="of:=(([.J66]-0)/(1-0))*(3-0)+0" office:value-type="float" office:value="1.734375">
            <text:p>1.734375000</text:p>
          </table:table-cell>
          <table:table-cell table:formula="of:=(([.K66]-0)/(1-0))*(3-0)+0" office:value-type="float" office:value="1.265625">
            <text:p>1.265625000</text:p>
          </table:table-cell>
        </table:table-row>
        <table:table-row table:style-name="ro2">
          <table:table-cell office:value-type="float" office:value="0.0234375">
            <text:p>0.0234375</text:p>
          </table:table-cell>
          <table:table-cell office:value-type="float" office:value="0.3984375">
            <text:p>0.3984375</text:p>
          </table:table-cell>
          <table:table-cell office:value-type="float" office:value="0.8203125">
            <text:p>0.8203125</text:p>
          </table:table-cell>
          <table:table-cell office:value-type="float" office:value="0.8359375">
            <text:p>0.8359375</text:p>
          </table:table-cell>
          <table:table-cell office:value-type="float" office:value="0.6484375">
            <text:p>0.6484375</text:p>
          </table:table-cell>
          <table:table-cell office:value-type="float" office:value="0.4453125">
            <text:p>0.4453125</text:p>
          </table:table-cell>
          <table:table-cell office:value-type="float" office:value="0.6640625">
            <text:p>0.6640625</text:p>
          </table:table-cell>
          <table:table-cell office:value-type="float" office:value="0.2109375">
            <text:p>0.2109375</text:p>
          </table:table-cell>
          <table:table-cell office:value-type="float" office:value="0.7421875">
            <text:p>0.7421875</text:p>
          </table:table-cell>
          <table:table-cell office:value-type="float" office:value="0.1171875">
            <text:p>0.1171875</text:p>
          </table:table-cell>
          <table:table-cell office:value-type="float" office:value="0.9453125">
            <text:p>0.9453125</text:p>
          </table:table-cell>
          <table:table-cell/>
          <table:table-cell table:formula="of:=ROUND((([.A67]-0)/(1-0))*(27-2)+2)" office:value-type="float" office:value="3">
            <text:p>3</text:p>
          </table:table-cell>
          <table:table-cell table:formula="of:=(([.B67]-0)/(1-0))*(10-0)+0" office:value-type="float" office:value="3.984375">
            <text:p>3.984375000</text:p>
          </table:table-cell>
          <table:table-cell table:formula="of:=(([.C67]-0)/(1-0))*(1500-0.000000001)+0.000000001" office:value-type="float" office:value="1230.46875000018">
            <text:p>1230.468750000</text:p>
          </table:table-cell>
          <table:table-cell table:formula="of:=(([.D67]-0)/(1-0))*(1-0.000000001)+0.000000001" office:value-type="float" office:value="0.835937500164063">
            <text:p>0.835937500</text:p>
          </table:table-cell>
          <table:table-cell table:formula="of:=[.M67]*[.P67]" office:value-type="float" office:value="2.50781250049219">
            <text:p>2.507812500</text:p>
          </table:table-cell>
          <table:table-cell table:formula="of:=(([.E67]-0)/(1-0))*(100-0.000000001)+0.000000001" office:value-type="float" office:value="64.8437500003516">
            <text:p>64.843750000</text:p>
          </table:table-cell>
          <table:table-cell table:formula="of:=(([.F67]-0)/(1-0))*(100-0)+0" office:value-type="float" office:value="44.53125">
            <text:p>44.531250000</text:p>
          </table:table-cell>
          <table:table-cell table:formula="of:=(([.G67]-0)/(1-0))*(3-0)+0" office:value-type="float" office:value="1.9921875">
            <text:p>1.992187500</text:p>
          </table:table-cell>
          <table:table-cell table:formula="of:=(([.H67]-0)/(1-0))*(3-0)+0" office:value-type="float" office:value="0.6328125">
            <text:p>0.632812500</text:p>
          </table:table-cell>
          <table:table-cell table:formula="of:=(([.I67]-0)/(1-0))*(100-0)+0" office:value-type="float" office:value="74.21875">
            <text:p>74.218750000</text:p>
          </table:table-cell>
          <table:table-cell table:formula="of:=(([.J67]-0)/(1-0))*(3-0)+0" office:value-type="float" office:value="0.3515625">
            <text:p>0.351562500</text:p>
          </table:table-cell>
          <table:table-cell table:formula="of:=(([.K67]-0)/(1-0))*(3-0)+0" office:value-type="float" office:value="2.8359375">
            <text:p>2.835937500</text:p>
          </table:table-cell>
        </table:table-row>
        <table:table-row table:style-name="ro2">
          <table:table-cell office:value-type="float" office:value="0.5234375">
            <text:p>0.5234375</text:p>
          </table:table-cell>
          <table:table-cell office:value-type="float" office:value="0.8984375">
            <text:p>0.8984375</text:p>
          </table:table-cell>
          <table:table-cell office:value-type="float" office:value="0.3203125">
            <text:p>0.3203125</text:p>
          </table:table-cell>
          <table:table-cell office:value-type="float" office:value="0.3359375">
            <text:p>0.3359375</text:p>
          </table:table-cell>
          <table:table-cell office:value-type="float" office:value="0.1484375">
            <text:p>0.1484375</text:p>
          </table:table-cell>
          <table:table-cell office:value-type="float" office:value="0.9453125">
            <text:p>0.9453125</text:p>
          </table:table-cell>
          <table:table-cell office:value-type="float" office:value="0.1640625">
            <text:p>0.1640625</text:p>
          </table:table-cell>
          <table:table-cell office:value-type="float" office:value="0.7109375">
            <text:p>0.7109375</text:p>
          </table:table-cell>
          <table:table-cell office:value-type="float" office:value="0.2421875">
            <text:p>0.2421875</text:p>
          </table:table-cell>
          <table:table-cell office:value-type="float" office:value="0.6171875">
            <text:p>0.6171875</text:p>
          </table:table-cell>
          <table:table-cell office:value-type="float" office:value="0.4453125">
            <text:p>0.4453125</text:p>
          </table:table-cell>
          <table:table-cell/>
          <table:table-cell table:formula="of:=ROUND((([.A68]-0)/(1-0))*(27-2)+2)" office:value-type="float" office:value="15">
            <text:p>15</text:p>
          </table:table-cell>
          <table:table-cell table:formula="of:=(([.B68]-0)/(1-0))*(10-0)+0" office:value-type="float" office:value="8.984375">
            <text:p>8.984375000</text:p>
          </table:table-cell>
          <table:table-cell table:formula="of:=(([.C68]-0)/(1-0))*(1500-0.000000001)+0.000000001" office:value-type="float" office:value="480.46875000068">
            <text:p>480.468750001</text:p>
          </table:table-cell>
          <table:table-cell table:formula="of:=(([.D68]-0)/(1-0))*(1-0.000000001)+0.000000001" office:value-type="float" office:value="0.335937500664062">
            <text:p>0.335937501</text:p>
          </table:table-cell>
          <table:table-cell table:formula="of:=[.M68]*[.P68]" office:value-type="float" office:value="5.03906250996094">
            <text:p>5.039062510</text:p>
          </table:table-cell>
          <table:table-cell table:formula="of:=(([.E68]-0)/(1-0))*(100-0.000000001)+0.000000001" office:value-type="float" office:value="14.8437500008516">
            <text:p>14.843750001</text:p>
          </table:table-cell>
          <table:table-cell table:formula="of:=(([.F68]-0)/(1-0))*(100-0)+0" office:value-type="float" office:value="94.53125">
            <text:p>94.531250000</text:p>
          </table:table-cell>
          <table:table-cell table:formula="of:=(([.G68]-0)/(1-0))*(3-0)+0" office:value-type="float" office:value="0.4921875">
            <text:p>0.492187500</text:p>
          </table:table-cell>
          <table:table-cell table:formula="of:=(([.H68]-0)/(1-0))*(3-0)+0" office:value-type="float" office:value="2.1328125">
            <text:p>2.132812500</text:p>
          </table:table-cell>
          <table:table-cell table:formula="of:=(([.I68]-0)/(1-0))*(100-0)+0" office:value-type="float" office:value="24.21875">
            <text:p>24.218750000</text:p>
          </table:table-cell>
          <table:table-cell table:formula="of:=(([.J68]-0)/(1-0))*(3-0)+0" office:value-type="float" office:value="1.8515625">
            <text:p>1.851562500</text:p>
          </table:table-cell>
          <table:table-cell table:formula="of:=(([.K68]-0)/(1-0))*(3-0)+0" office:value-type="float" office:value="1.3359375">
            <text:p>1.335937500</text:p>
          </table:table-cell>
        </table:table-row>
        <table:table-row table:style-name="ro2">
          <table:table-cell office:value-type="float" office:value="0.7734375">
            <text:p>0.7734375</text:p>
          </table:table-cell>
          <table:table-cell office:value-type="float" office:value="0.1484375">
            <text:p>0.1484375</text:p>
          </table:table-cell>
          <table:table-cell office:value-type="float" office:value="0.5703125">
            <text:p>0.5703125</text:p>
          </table:table-cell>
          <table:table-cell office:value-type="float" office:value="0.5859375">
            <text:p>0.5859375</text:p>
          </table:table-cell>
          <table:table-cell office:value-type="float" office:value="0.3984375">
            <text:p>0.3984375</text:p>
          </table:table-cell>
          <table:table-cell office:value-type="float" office:value="0.6953125">
            <text:p>0.6953125</text:p>
          </table:table-cell>
          <table:table-cell office:value-type="float" office:value="0.9140625">
            <text:p>0.9140625</text:p>
          </table:table-cell>
          <table:table-cell office:value-type="float" office:value="0.9609375">
            <text:p>0.9609375</text:p>
          </table:table-cell>
          <table:table-cell office:value-type="float" office:value="0.4921875">
            <text:p>0.4921875</text:p>
          </table:table-cell>
          <table:table-cell office:value-type="float" office:value="0.8671875">
            <text:p>0.8671875</text:p>
          </table:table-cell>
          <table:table-cell office:value-type="float" office:value="0.1953125">
            <text:p>0.1953125</text:p>
          </table:table-cell>
          <table:table-cell/>
          <table:table-cell table:formula="of:=ROUND((([.A69]-0)/(1-0))*(27-2)+2)" office:value-type="float" office:value="21">
            <text:p>21</text:p>
          </table:table-cell>
          <table:table-cell table:formula="of:=(([.B69]-0)/(1-0))*(10-0)+0" office:value-type="float" office:value="1.484375">
            <text:p>1.484375000</text:p>
          </table:table-cell>
          <table:table-cell table:formula="of:=(([.C69]-0)/(1-0))*(1500-0.000000001)+0.000000001" office:value-type="float" office:value="855.46875000043">
            <text:p>855.468750000</text:p>
          </table:table-cell>
          <table:table-cell table:formula="of:=(([.D69]-0)/(1-0))*(1-0.000000001)+0.000000001" office:value-type="float" office:value="0.585937500414062">
            <text:p>0.585937500</text:p>
          </table:table-cell>
          <table:table-cell table:formula="of:=[.M69]*[.P69]" office:value-type="float" office:value="12.3046875086953">
            <text:p>12.304687509</text:p>
          </table:table-cell>
          <table:table-cell table:formula="of:=(([.E69]-0)/(1-0))*(100-0.000000001)+0.000000001" office:value-type="float" office:value="39.8437500006016">
            <text:p>39.843750001</text:p>
          </table:table-cell>
          <table:table-cell table:formula="of:=(([.F69]-0)/(1-0))*(100-0)+0" office:value-type="float" office:value="69.53125">
            <text:p>69.531250000</text:p>
          </table:table-cell>
          <table:table-cell table:formula="of:=(([.G69]-0)/(1-0))*(3-0)+0" office:value-type="float" office:value="2.7421875">
            <text:p>2.742187500</text:p>
          </table:table-cell>
          <table:table-cell table:formula="of:=(([.H69]-0)/(1-0))*(3-0)+0" office:value-type="float" office:value="2.8828125">
            <text:p>2.882812500</text:p>
          </table:table-cell>
          <table:table-cell table:formula="of:=(([.I69]-0)/(1-0))*(100-0)+0" office:value-type="float" office:value="49.21875">
            <text:p>49.218750000</text:p>
          </table:table-cell>
          <table:table-cell table:formula="of:=(([.J69]-0)/(1-0))*(3-0)+0" office:value-type="float" office:value="2.6015625">
            <text:p>2.601562500</text:p>
          </table:table-cell>
          <table:table-cell table:formula="of:=(([.K69]-0)/(1-0))*(3-0)+0" office:value-type="float" office:value="0.5859375">
            <text:p>0.585937500</text:p>
          </table:table-cell>
        </table:table-row>
        <table:table-row table:style-name="ro2">
          <table:table-cell office:value-type="float" office:value="0.2734375">
            <text:p>0.2734375</text:p>
          </table:table-cell>
          <table:table-cell office:value-type="float" office:value="0.6484375">
            <text:p>0.6484375</text:p>
          </table:table-cell>
          <table:table-cell office:value-type="float" office:value="0.0703125">
            <text:p>0.0703125</text:p>
          </table:table-cell>
          <table:table-cell office:value-type="float" office:value="0.0859375">
            <text:p>0.0859375</text:p>
          </table:table-cell>
          <table:table-cell office:value-type="float" office:value="0.8984375">
            <text:p>0.8984375</text:p>
          </table:table-cell>
          <table:table-cell office:value-type="float" office:value="0.1953125">
            <text:p>0.1953125</text:p>
          </table:table-cell>
          <table:table-cell office:value-type="float" office:value="0.4140625">
            <text:p>0.4140625</text:p>
          </table:table-cell>
          <table:table-cell office:value-type="float" office:value="0.4609375">
            <text:p>0.4609375</text:p>
          </table:table-cell>
          <table:table-cell office:value-type="float" office:value="0.9921875">
            <text:p>0.9921875</text:p>
          </table:table-cell>
          <table:table-cell office:value-type="float" office:value="0.3671875">
            <text:p>0.3671875</text:p>
          </table:table-cell>
          <table:table-cell office:value-type="float" office:value="0.6953125">
            <text:p>0.6953125</text:p>
          </table:table-cell>
          <table:table-cell/>
          <table:table-cell table:formula="of:=ROUND((([.A70]-0)/(1-0))*(27-2)+2)" office:value-type="float" office:value="9">
            <text:p>9</text:p>
          </table:table-cell>
          <table:table-cell table:formula="of:=(([.B70]-0)/(1-0))*(10-0)+0" office:value-type="float" office:value="6.484375">
            <text:p>6.484375000</text:p>
          </table:table-cell>
          <table:table-cell table:formula="of:=(([.C70]-0)/(1-0))*(1500-0.000000001)+0.000000001" office:value-type="float" office:value="105.46875000093">
            <text:p>105.468750001</text:p>
          </table:table-cell>
          <table:table-cell table:formula="of:=(([.D70]-0)/(1-0))*(1-0.000000001)+0.000000001" office:value-type="float" office:value="0.0859375009140625">
            <text:p>0.085937501</text:p>
          </table:table-cell>
          <table:table-cell table:formula="of:=[.M70]*[.P70]" office:value-type="float" office:value="0.773437508226563">
            <text:p>0.773437508</text:p>
          </table:table-cell>
          <table:table-cell table:formula="of:=(([.E70]-0)/(1-0))*(100-0.000000001)+0.000000001" office:value-type="float" office:value="89.8437500001016">
            <text:p>89.843750000</text:p>
          </table:table-cell>
          <table:table-cell table:formula="of:=(([.F70]-0)/(1-0))*(100-0)+0" office:value-type="float" office:value="19.53125">
            <text:p>19.531250000</text:p>
          </table:table-cell>
          <table:table-cell table:formula="of:=(([.G70]-0)/(1-0))*(3-0)+0" office:value-type="float" office:value="1.2421875">
            <text:p>1.242187500</text:p>
          </table:table-cell>
          <table:table-cell table:formula="of:=(([.H70]-0)/(1-0))*(3-0)+0" office:value-type="float" office:value="1.3828125">
            <text:p>1.382812500</text:p>
          </table:table-cell>
          <table:table-cell table:formula="of:=(([.I70]-0)/(1-0))*(100-0)+0" office:value-type="float" office:value="99.21875">
            <text:p>99.218750000</text:p>
          </table:table-cell>
          <table:table-cell table:formula="of:=(([.J70]-0)/(1-0))*(3-0)+0" office:value-type="float" office:value="1.1015625">
            <text:p>1.101562500</text:p>
          </table:table-cell>
          <table:table-cell table:formula="of:=(([.K70]-0)/(1-0))*(3-0)+0" office:value-type="float" office:value="2.0859375">
            <text:p>2.085937500</text:p>
          </table:table-cell>
        </table:table-row>
        <table:table-row table:style-name="ro2">
          <table:table-cell office:value-type="float" office:value="0.3984375">
            <text:p>0.3984375</text:p>
          </table:table-cell>
          <table:table-cell office:value-type="float" office:value="0.0234375">
            <text:p>0.0234375</text:p>
          </table:table-cell>
          <table:table-cell office:value-type="float" office:value="0.4453125">
            <text:p>0.4453125</text:p>
          </table:table-cell>
          <table:table-cell office:value-type="float" office:value="0.2109375">
            <text:p>0.2109375</text:p>
          </table:table-cell>
          <table:table-cell office:value-type="float" office:value="0.7734375">
            <text:p>0.7734375</text:p>
          </table:table-cell>
          <table:table-cell office:value-type="float" office:value="0.3203125">
            <text:p>0.3203125</text:p>
          </table:table-cell>
          <table:table-cell office:value-type="float" office:value="0.7890625">
            <text:p>0.7890625</text:p>
          </table:table-cell>
          <table:table-cell office:value-type="float" office:value="0.8359375">
            <text:p>0.8359375</text:p>
          </table:table-cell>
          <table:table-cell office:value-type="float" office:value="0.3671875">
            <text:p>0.3671875</text:p>
          </table:table-cell>
          <table:table-cell office:value-type="float" office:value="0.7421875">
            <text:p>0.7421875</text:p>
          </table:table-cell>
          <table:table-cell office:value-type="float" office:value="0.0703125">
            <text:p>0.0703125</text:p>
          </table:table-cell>
          <table:table-cell/>
          <table:table-cell table:formula="of:=ROUND((([.A71]-0)/(1-0))*(27-2)+2)" office:value-type="float" office:value="12">
            <text:p>12</text:p>
          </table:table-cell>
          <table:table-cell table:formula="of:=(([.B71]-0)/(1-0))*(10-0)+0" office:value-type="float" office:value="0.234375">
            <text:p>0.234375000</text:p>
          </table:table-cell>
          <table:table-cell table:formula="of:=(([.C71]-0)/(1-0))*(1500-0.000000001)+0.000000001" office:value-type="float" office:value="667.968750000555">
            <text:p>667.968750001</text:p>
          </table:table-cell>
          <table:table-cell table:formula="of:=(([.D71]-0)/(1-0))*(1-0.000000001)+0.000000001" office:value-type="float" office:value="0.210937500789062">
            <text:p>0.210937501</text:p>
          </table:table-cell>
          <table:table-cell table:formula="of:=[.M71]*[.P71]" office:value-type="float" office:value="2.53125000946875">
            <text:p>2.531250009</text:p>
          </table:table-cell>
          <table:table-cell table:formula="of:=(([.E71]-0)/(1-0))*(100-0.000000001)+0.000000001" office:value-type="float" office:value="77.3437500002266">
            <text:p>77.343750000</text:p>
          </table:table-cell>
          <table:table-cell table:formula="of:=(([.F71]-0)/(1-0))*(100-0)+0" office:value-type="float" office:value="32.03125">
            <text:p>32.031250000</text:p>
          </table:table-cell>
          <table:table-cell table:formula="of:=(([.G71]-0)/(1-0))*(3-0)+0" office:value-type="float" office:value="2.3671875">
            <text:p>2.367187500</text:p>
          </table:table-cell>
          <table:table-cell table:formula="of:=(([.H71]-0)/(1-0))*(3-0)+0" office:value-type="float" office:value="2.5078125">
            <text:p>2.507812500</text:p>
          </table:table-cell>
          <table:table-cell table:formula="of:=(([.I71]-0)/(1-0))*(100-0)+0" office:value-type="float" office:value="36.71875">
            <text:p>36.718750000</text:p>
          </table:table-cell>
          <table:table-cell table:formula="of:=(([.J71]-0)/(1-0))*(3-0)+0" office:value-type="float" office:value="2.2265625">
            <text:p>2.226562500</text:p>
          </table:table-cell>
          <table:table-cell table:formula="of:=(([.K71]-0)/(1-0))*(3-0)+0" office:value-type="float" office:value="0.2109375">
            <text:p>0.210937500</text:p>
          </table:table-cell>
        </table:table-row>
        <table:table-row table:style-name="ro2">
          <table:table-cell office:value-type="float" office:value="0.8984375">
            <text:p>0.8984375</text:p>
          </table:table-cell>
          <table:table-cell office:value-type="float" office:value="0.5234375">
            <text:p>0.5234375</text:p>
          </table:table-cell>
          <table:table-cell office:value-type="float" office:value="0.9453125">
            <text:p>0.9453125</text:p>
          </table:table-cell>
          <table:table-cell office:value-type="float" office:value="0.7109375">
            <text:p>0.7109375</text:p>
          </table:table-cell>
          <table:table-cell office:value-type="float" office:value="0.2734375">
            <text:p>0.2734375</text:p>
          </table:table-cell>
          <table:table-cell office:value-type="float" office:value="0.8203125">
            <text:p>0.8203125</text:p>
          </table:table-cell>
          <table:table-cell office:value-type="float" office:value="0.2890625">
            <text:p>0.2890625</text:p>
          </table:table-cell>
          <table:table-cell office:value-type="float" office:value="0.3359375">
            <text:p>0.3359375</text:p>
          </table:table-cell>
          <table:table-cell office:value-type="float" office:value="0.8671875">
            <text:p>0.8671875</text:p>
          </table:table-cell>
          <table:table-cell office:value-type="float" office:value="0.2421875">
            <text:p>0.2421875</text:p>
          </table:table-cell>
          <table:table-cell office:value-type="float" office:value="0.5703125">
            <text:p>0.5703125</text:p>
          </table:table-cell>
          <table:table-cell/>
          <table:table-cell table:formula="of:=ROUND((([.A72]-0)/(1-0))*(27-2)+2)" office:value-type="float" office:value="24">
            <text:p>24</text:p>
          </table:table-cell>
          <table:table-cell table:formula="of:=(([.B72]-0)/(1-0))*(10-0)+0" office:value-type="float" office:value="5.234375">
            <text:p>5.234375000</text:p>
          </table:table-cell>
          <table:table-cell table:formula="of:=(([.C72]-0)/(1-0))*(1500-0.000000001)+0.000000001" office:value-type="float" office:value="1417.96875000005">
            <text:p>1417.968750000</text:p>
          </table:table-cell>
          <table:table-cell table:formula="of:=(([.D72]-0)/(1-0))*(1-0.000000001)+0.000000001" office:value-type="float" office:value="0.710937500289062">
            <text:p>0.710937500</text:p>
          </table:table-cell>
          <table:table-cell table:formula="of:=[.M72]*[.P72]" office:value-type="float" office:value="17.0625000069375">
            <text:p>17.062500007</text:p>
          </table:table-cell>
          <table:table-cell table:formula="of:=(([.E72]-0)/(1-0))*(100-0.000000001)+0.000000001" office:value-type="float" office:value="27.3437500007266">
            <text:p>27.343750001</text:p>
          </table:table-cell>
          <table:table-cell table:formula="of:=(([.F72]-0)/(1-0))*(100-0)+0" office:value-type="float" office:value="82.03125">
            <text:p>82.031250000</text:p>
          </table:table-cell>
          <table:table-cell table:formula="of:=(([.G72]-0)/(1-0))*(3-0)+0" office:value-type="float" office:value="0.8671875">
            <text:p>0.867187500</text:p>
          </table:table-cell>
          <table:table-cell table:formula="of:=(([.H72]-0)/(1-0))*(3-0)+0" office:value-type="float" office:value="1.0078125">
            <text:p>1.007812500</text:p>
          </table:table-cell>
          <table:table-cell table:formula="of:=(([.I72]-0)/(1-0))*(100-0)+0" office:value-type="float" office:value="86.71875">
            <text:p>86.718750000</text:p>
          </table:table-cell>
          <table:table-cell table:formula="of:=(([.J72]-0)/(1-0))*(3-0)+0" office:value-type="float" office:value="0.7265625">
            <text:p>0.726562500</text:p>
          </table:table-cell>
          <table:table-cell table:formula="of:=(([.K72]-0)/(1-0))*(3-0)+0" office:value-type="float" office:value="1.7109375">
            <text:p>1.710937500</text:p>
          </table:table-cell>
        </table:table-row>
        <table:table-row table:style-name="ro2">
          <table:table-cell office:value-type="float" office:value="0.6484375">
            <text:p>0.6484375</text:p>
          </table:table-cell>
          <table:table-cell office:value-type="float" office:value="0.2734375">
            <text:p>0.2734375</text:p>
          </table:table-cell>
          <table:table-cell office:value-type="float" office:value="0.1953125">
            <text:p>0.1953125</text:p>
          </table:table-cell>
          <table:table-cell office:value-type="float" office:value="0.4609375">
            <text:p>0.4609375</text:p>
          </table:table-cell>
          <table:table-cell office:value-type="float" office:value="0.0234375">
            <text:p>0.0234375</text:p>
          </table:table-cell>
          <table:table-cell office:value-type="float" office:value="0.5703125">
            <text:p>0.5703125</text:p>
          </table:table-cell>
          <table:table-cell office:value-type="float" office:value="0.5390625">
            <text:p>0.5390625</text:p>
          </table:table-cell>
          <table:table-cell office:value-type="float" office:value="0.0859375">
            <text:p>0.0859375</text:p>
          </table:table-cell>
          <table:table-cell office:value-type="float" office:value="0.6171875">
            <text:p>0.6171875</text:p>
          </table:table-cell>
          <table:table-cell office:value-type="float" office:value="0.4921875">
            <text:p>0.4921875</text:p>
          </table:table-cell>
          <table:table-cell office:value-type="float" office:value="0.8203125">
            <text:p>0.8203125</text:p>
          </table:table-cell>
          <table:table-cell/>
          <table:table-cell table:formula="of:=ROUND((([.A73]-0)/(1-0))*(27-2)+2)" office:value-type="float" office:value="18">
            <text:p>18</text:p>
          </table:table-cell>
          <table:table-cell table:formula="of:=(([.B73]-0)/(1-0))*(10-0)+0" office:value-type="float" office:value="2.734375">
            <text:p>2.734375000</text:p>
          </table:table-cell>
          <table:table-cell table:formula="of:=(([.C73]-0)/(1-0))*(1500-0.000000001)+0.000000001" office:value-type="float" office:value="292.968750000805">
            <text:p>292.968750001</text:p>
          </table:table-cell>
          <table:table-cell table:formula="of:=(([.D73]-0)/(1-0))*(1-0.000000001)+0.000000001" office:value-type="float" office:value="0.460937500539063">
            <text:p>0.460937501</text:p>
          </table:table-cell>
          <table:table-cell table:formula="of:=[.M73]*[.P73]" office:value-type="float" office:value="8.29687500970313">
            <text:p>8.296875010</text:p>
          </table:table-cell>
          <table:table-cell table:formula="of:=(([.E73]-0)/(1-0))*(100-0.000000001)+0.000000001" office:value-type="float" office:value="2.34375000097656">
            <text:p>2.343750001</text:p>
          </table:table-cell>
          <table:table-cell table:formula="of:=(([.F73]-0)/(1-0))*(100-0)+0" office:value-type="float" office:value="57.03125">
            <text:p>57.031250000</text:p>
          </table:table-cell>
          <table:table-cell table:formula="of:=(([.G73]-0)/(1-0))*(3-0)+0" office:value-type="float" office:value="1.6171875">
            <text:p>1.617187500</text:p>
          </table:table-cell>
          <table:table-cell table:formula="of:=(([.H73]-0)/(1-0))*(3-0)+0" office:value-type="float" office:value="0.2578125">
            <text:p>0.257812500</text:p>
          </table:table-cell>
          <table:table-cell table:formula="of:=(([.I73]-0)/(1-0))*(100-0)+0" office:value-type="float" office:value="61.71875">
            <text:p>61.718750000</text:p>
          </table:table-cell>
          <table:table-cell table:formula="of:=(([.J73]-0)/(1-0))*(3-0)+0" office:value-type="float" office:value="1.4765625">
            <text:p>1.476562500</text:p>
          </table:table-cell>
          <table:table-cell table:formula="of:=(([.K73]-0)/(1-0))*(3-0)+0" office:value-type="float" office:value="2.4609375">
            <text:p>2.460937500</text:p>
          </table:table-cell>
        </table:table-row>
        <table:table-row table:style-name="ro2">
          <table:table-cell office:value-type="float" office:value="0.1484375">
            <text:p>0.1484375</text:p>
          </table:table-cell>
          <table:table-cell office:value-type="float" office:value="0.7734375">
            <text:p>0.7734375</text:p>
          </table:table-cell>
          <table:table-cell office:value-type="float" office:value="0.6953125">
            <text:p>0.6953125</text:p>
          </table:table-cell>
          <table:table-cell office:value-type="float" office:value="0.9609375">
            <text:p>0.9609375</text:p>
          </table:table-cell>
          <table:table-cell office:value-type="float" office:value="0.5234375">
            <text:p>0.5234375</text:p>
          </table:table-cell>
          <table:table-cell office:value-type="float" office:value="0.0703125">
            <text:p>0.0703125</text:p>
          </table:table-cell>
          <table:table-cell office:value-type="float" office:value="0.0390625">
            <text:p>0.0390625</text:p>
          </table:table-cell>
          <table:table-cell office:value-type="float" office:value="0.5859375">
            <text:p>0.5859375</text:p>
          </table:table-cell>
          <table:table-cell office:value-type="float" office:value="0.1171875">
            <text:p>0.1171875</text:p>
          </table:table-cell>
          <table:table-cell office:value-type="float" office:value="0.9921875">
            <text:p>0.9921875</text:p>
          </table:table-cell>
          <table:table-cell office:value-type="float" office:value="0.3203125">
            <text:p>0.3203125</text:p>
          </table:table-cell>
          <table:table-cell/>
          <table:table-cell table:formula="of:=ROUND((([.A74]-0)/(1-0))*(27-2)+2)" office:value-type="float" office:value="6">
            <text:p>6</text:p>
          </table:table-cell>
          <table:table-cell table:formula="of:=(([.B74]-0)/(1-0))*(10-0)+0" office:value-type="float" office:value="7.734375">
            <text:p>7.734375000</text:p>
          </table:table-cell>
          <table:table-cell table:formula="of:=(([.C74]-0)/(1-0))*(1500-0.000000001)+0.000000001" office:value-type="float" office:value="1042.9687500003">
            <text:p>1042.968750000</text:p>
          </table:table-cell>
          <table:table-cell table:formula="of:=(([.D74]-0)/(1-0))*(1-0.000000001)+0.000000001" office:value-type="float" office:value="0.960937500039062">
            <text:p>0.960937500</text:p>
          </table:table-cell>
          <table:table-cell table:formula="of:=[.M74]*[.P74]" office:value-type="float" office:value="5.76562500023438">
            <text:p>5.765625000</text:p>
          </table:table-cell>
          <table:table-cell table:formula="of:=(([.E74]-0)/(1-0))*(100-0.000000001)+0.000000001" office:value-type="float" office:value="52.3437500004766">
            <text:p>52.343750000</text:p>
          </table:table-cell>
          <table:table-cell table:formula="of:=(([.F74]-0)/(1-0))*(100-0)+0" office:value-type="float" office:value="7.03125">
            <text:p>7.031250000</text:p>
          </table:table-cell>
          <table:table-cell table:formula="of:=(([.G74]-0)/(1-0))*(3-0)+0" office:value-type="float" office:value="0.1171875">
            <text:p>0.117187500</text:p>
          </table:table-cell>
          <table:table-cell table:formula="of:=(([.H74]-0)/(1-0))*(3-0)+0" office:value-type="float" office:value="1.7578125">
            <text:p>1.757812500</text:p>
          </table:table-cell>
          <table:table-cell table:formula="of:=(([.I74]-0)/(1-0))*(100-0)+0" office:value-type="float" office:value="11.71875">
            <text:p>11.718750000</text:p>
          </table:table-cell>
          <table:table-cell table:formula="of:=(([.J74]-0)/(1-0))*(3-0)+0" office:value-type="float" office:value="2.9765625">
            <text:p>2.976562500</text:p>
          </table:table-cell>
          <table:table-cell table:formula="of:=(([.K74]-0)/(1-0))*(3-0)+0" office:value-type="float" office:value="0.9609375">
            <text:p>0.960937500</text:p>
          </table:table-cell>
        </table:table-row>
        <table:table-row table:style-name="ro2">
          <table:table-cell table:number-columns-repeated="2" office:value-type="float" office:value="0.2109375">
            <text:p>0.2109375</text:p>
          </table:table-cell>
          <table:table-cell office:value-type="float" office:value="0.1328125">
            <text:p>0.1328125</text:p>
          </table:table-cell>
          <table:table-cell office:value-type="float" office:value="0.6484375">
            <text:p>0.6484375</text:p>
          </table:table-cell>
          <table:table-cell office:value-type="float" office:value="0.2109375">
            <text:p>0.2109375</text:p>
          </table:table-cell>
          <table:table-cell office:value-type="float" office:value="0.1328125">
            <text:p>0.1328125</text:p>
          </table:table-cell>
          <table:table-cell office:value-type="float" office:value="0.8515625">
            <text:p>0.8515625</text:p>
          </table:table-cell>
          <table:table-cell office:value-type="float" office:value="0.7734375">
            <text:p>0.7734375</text:p>
          </table:table-cell>
          <table:table-cell table:number-columns-repeated="2" office:value-type="float" office:value="0.3046875">
            <text:p>0.3046875</text:p>
          </table:table-cell>
          <table:table-cell office:value-type="float" office:value="0.2578125">
            <text:p>0.2578125</text:p>
          </table:table-cell>
          <table:table-cell/>
          <table:table-cell table:formula="of:=ROUND((([.A75]-0)/(1-0))*(27-2)+2)" office:value-type="float" office:value="7">
            <text:p>7</text:p>
          </table:table-cell>
          <table:table-cell table:formula="of:=(([.B75]-0)/(1-0))*(10-0)+0" office:value-type="float" office:value="2.109375">
            <text:p>2.109375000</text:p>
          </table:table-cell>
          <table:table-cell table:formula="of:=(([.C75]-0)/(1-0))*(1500-0.000000001)+0.000000001" office:value-type="float" office:value="199.218750000867">
            <text:p>199.218750001</text:p>
          </table:table-cell>
          <table:table-cell table:formula="of:=(([.D75]-0)/(1-0))*(1-0.000000001)+0.000000001" office:value-type="float" office:value="0.648437500351562">
            <text:p>0.648437500</text:p>
          </table:table-cell>
          <table:table-cell table:formula="of:=[.M75]*[.P75]" office:value-type="float" office:value="4.53906250246094">
            <text:p>4.539062502</text:p>
          </table:table-cell>
          <table:table-cell table:formula="of:=(([.E75]-0)/(1-0))*(100-0.000000001)+0.000000001" office:value-type="float" office:value="21.0937500007891">
            <text:p>21.093750001</text:p>
          </table:table-cell>
          <table:table-cell table:formula="of:=(([.F75]-0)/(1-0))*(100-0)+0" office:value-type="float" office:value="13.28125">
            <text:p>13.281250000</text:p>
          </table:table-cell>
          <table:table-cell table:formula="of:=(([.G75]-0)/(1-0))*(3-0)+0" office:value-type="float" office:value="2.5546875">
            <text:p>2.554687500</text:p>
          </table:table-cell>
          <table:table-cell table:formula="of:=(([.H75]-0)/(1-0))*(3-0)+0" office:value-type="float" office:value="2.3203125">
            <text:p>2.320312500</text:p>
          </table:table-cell>
          <table:table-cell table:formula="of:=(([.I75]-0)/(1-0))*(100-0)+0" office:value-type="float" office:value="30.46875">
            <text:p>30.468750000</text:p>
          </table:table-cell>
          <table:table-cell table:formula="of:=(([.J75]-0)/(1-0))*(3-0)+0" office:value-type="float" office:value="0.9140625">
            <text:p>0.914062500</text:p>
          </table:table-cell>
          <table:table-cell table:formula="of:=(([.K75]-0)/(1-0))*(3-0)+0" office:value-type="float" office:value="0.7734375">
            <text:p>0.773437500</text:p>
          </table:table-cell>
        </table:table-row>
        <table:table-row table:style-name="ro2">
          <table:table-cell table:number-columns-repeated="2" office:value-type="float" office:value="0.7109375">
            <text:p>0.7109375</text:p>
          </table:table-cell>
          <table:table-cell office:value-type="float" office:value="0.6328125">
            <text:p>0.6328125</text:p>
          </table:table-cell>
          <table:table-cell office:value-type="float" office:value="0.1484375">
            <text:p>0.1484375</text:p>
          </table:table-cell>
          <table:table-cell office:value-type="float" office:value="0.7109375">
            <text:p>0.7109375</text:p>
          </table:table-cell>
          <table:table-cell office:value-type="float" office:value="0.6328125">
            <text:p>0.6328125</text:p>
          </table:table-cell>
          <table:table-cell office:value-type="float" office:value="0.3515625">
            <text:p>0.3515625</text:p>
          </table:table-cell>
          <table:table-cell office:value-type="float" office:value="0.2734375">
            <text:p>0.2734375</text:p>
          </table:table-cell>
          <table:table-cell table:number-columns-repeated="2" office:value-type="float" office:value="0.8046875">
            <text:p>0.8046875</text:p>
          </table:table-cell>
          <table:table-cell office:value-type="float" office:value="0.7578125">
            <text:p>0.7578125</text:p>
          </table:table-cell>
          <table:table-cell/>
          <table:table-cell table:formula="of:=ROUND((([.A76]-0)/(1-0))*(27-2)+2)" office:value-type="float" office:value="20">
            <text:p>20</text:p>
          </table:table-cell>
          <table:table-cell table:formula="of:=(([.B76]-0)/(1-0))*(10-0)+0" office:value-type="float" office:value="7.109375">
            <text:p>7.109375000</text:p>
          </table:table-cell>
          <table:table-cell table:formula="of:=(([.C76]-0)/(1-0))*(1500-0.000000001)+0.000000001" office:value-type="float" office:value="949.218750000367">
            <text:p>949.218750000</text:p>
          </table:table-cell>
          <table:table-cell table:formula="of:=(([.D76]-0)/(1-0))*(1-0.000000001)+0.000000001" office:value-type="float" office:value="0.148437500851563">
            <text:p>0.148437501</text:p>
          </table:table-cell>
          <table:table-cell table:formula="of:=[.M76]*[.P76]" office:value-type="float" office:value="2.96875001703125">
            <text:p>2.968750017</text:p>
          </table:table-cell>
          <table:table-cell table:formula="of:=(([.E76]-0)/(1-0))*(100-0.000000001)+0.000000001" office:value-type="float" office:value="71.0937500002891">
            <text:p>71.093750000</text:p>
          </table:table-cell>
          <table:table-cell table:formula="of:=(([.F76]-0)/(1-0))*(100-0)+0" office:value-type="float" office:value="63.28125">
            <text:p>63.281250000</text:p>
          </table:table-cell>
          <table:table-cell table:formula="of:=(([.G76]-0)/(1-0))*(3-0)+0" office:value-type="float" office:value="1.0546875">
            <text:p>1.054687500</text:p>
          </table:table-cell>
          <table:table-cell table:formula="of:=(([.H76]-0)/(1-0))*(3-0)+0" office:value-type="float" office:value="0.8203125">
            <text:p>0.820312500</text:p>
          </table:table-cell>
          <table:table-cell table:formula="of:=(([.I76]-0)/(1-0))*(100-0)+0" office:value-type="float" office:value="80.46875">
            <text:p>80.468750000</text:p>
          </table:table-cell>
          <table:table-cell table:formula="of:=(([.J76]-0)/(1-0))*(3-0)+0" office:value-type="float" office:value="2.4140625">
            <text:p>2.414062500</text:p>
          </table:table-cell>
          <table:table-cell table:formula="of:=(([.K76]-0)/(1-0))*(3-0)+0" office:value-type="float" office:value="2.2734375">
            <text:p>2.273437500</text:p>
          </table:table-cell>
        </table:table-row>
        <table:table-row table:style-name="ro2">
          <table:table-cell office:value-type="float" office:value="0.9609375">
            <text:p>0.9609375</text:p>
          </table:table-cell>
          <table:table-cell office:value-type="float" office:value="0.4609375">
            <text:p>0.4609375</text:p>
          </table:table-cell>
          <table:table-cell office:value-type="float" office:value="0.3828125">
            <text:p>0.3828125</text:p>
          </table:table-cell>
          <table:table-cell office:value-type="float" office:value="0.8984375">
            <text:p>0.8984375</text:p>
          </table:table-cell>
          <table:table-cell office:value-type="float" office:value="0.9609375">
            <text:p>0.9609375</text:p>
          </table:table-cell>
          <table:table-cell office:value-type="float" office:value="0.8828125">
            <text:p>0.8828125</text:p>
          </table:table-cell>
          <table:table-cell office:value-type="float" office:value="0.6015625">
            <text:p>0.6015625</text:p>
          </table:table-cell>
          <table:table-cell office:value-type="float" office:value="0.0234375">
            <text:p>0.0234375</text:p>
          </table:table-cell>
          <table:table-cell table:number-columns-repeated="2" office:value-type="float" office:value="0.5546875">
            <text:p>0.5546875</text:p>
          </table:table-cell>
          <table:table-cell office:value-type="float" office:value="0.5078125">
            <text:p>0.5078125</text:p>
          </table:table-cell>
          <table:table-cell/>
          <table:table-cell table:formula="of:=ROUND((([.A77]-0)/(1-0))*(27-2)+2)" office:value-type="float" office:value="26">
            <text:p>26</text:p>
          </table:table-cell>
          <table:table-cell table:formula="of:=(([.B77]-0)/(1-0))*(10-0)+0" office:value-type="float" office:value="4.609375">
            <text:p>4.609375000</text:p>
          </table:table-cell>
          <table:table-cell table:formula="of:=(([.C77]-0)/(1-0))*(1500-0.000000001)+0.000000001" office:value-type="float" office:value="574.218750000617">
            <text:p>574.218750001</text:p>
          </table:table-cell>
          <table:table-cell table:formula="of:=(([.D77]-0)/(1-0))*(1-0.000000001)+0.000000001" office:value-type="float" office:value="0.898437500101563">
            <text:p>0.898437500</text:p>
          </table:table-cell>
          <table:table-cell table:formula="of:=[.M77]*[.P77]" office:value-type="float" office:value="23.3593750026406">
            <text:p>23.359375003</text:p>
          </table:table-cell>
          <table:table-cell table:formula="of:=(([.E77]-0)/(1-0))*(100-0.000000001)+0.000000001" office:value-type="float" office:value="96.0937500000391">
            <text:p>96.093750000</text:p>
          </table:table-cell>
          <table:table-cell table:formula="of:=(([.F77]-0)/(1-0))*(100-0)+0" office:value-type="float" office:value="88.28125">
            <text:p>88.281250000</text:p>
          </table:table-cell>
          <table:table-cell table:formula="of:=(([.G77]-0)/(1-0))*(3-0)+0" office:value-type="float" office:value="1.8046875">
            <text:p>1.804687500</text:p>
          </table:table-cell>
          <table:table-cell table:formula="of:=(([.H77]-0)/(1-0))*(3-0)+0" office:value-type="float" office:value="0.0703125">
            <text:p>0.070312500</text:p>
          </table:table-cell>
          <table:table-cell table:formula="of:=(([.I77]-0)/(1-0))*(100-0)+0" office:value-type="float" office:value="55.46875">
            <text:p>55.468750000</text:p>
          </table:table-cell>
          <table:table-cell table:formula="of:=(([.J77]-0)/(1-0))*(3-0)+0" office:value-type="float" office:value="1.6640625">
            <text:p>1.664062500</text:p>
          </table:table-cell>
          <table:table-cell table:formula="of:=(([.K77]-0)/(1-0))*(3-0)+0" office:value-type="float" office:value="1.5234375">
            <text:p>1.523437500</text:p>
          </table:table-cell>
        </table:table-row>
        <table:table-row table:style-name="ro2">
          <table:table-cell office:value-type="float" office:value="0.4609375">
            <text:p>0.4609375</text:p>
          </table:table-cell>
          <table:table-cell office:value-type="float" office:value="0.9609375">
            <text:p>0.9609375</text:p>
          </table:table-cell>
          <table:table-cell office:value-type="float" office:value="0.8828125">
            <text:p>0.8828125</text:p>
          </table:table-cell>
          <table:table-cell office:value-type="float" office:value="0.3984375">
            <text:p>0.3984375</text:p>
          </table:table-cell>
          <table:table-cell office:value-type="float" office:value="0.4609375">
            <text:p>0.4609375</text:p>
          </table:table-cell>
          <table:table-cell office:value-type="float" office:value="0.3828125">
            <text:p>0.3828125</text:p>
          </table:table-cell>
          <table:table-cell office:value-type="float" office:value="0.1015625">
            <text:p>0.1015625</text:p>
          </table:table-cell>
          <table:table-cell office:value-type="float" office:value="0.5234375">
            <text:p>0.5234375</text:p>
          </table:table-cell>
          <table:table-cell table:number-columns-repeated="2" office:value-type="float" office:value="0.0546875">
            <text:p>0.0546875</text:p>
          </table:table-cell>
          <table:table-cell office:value-type="float" office:value="0.0078125">
            <text:p>0.0078125</text:p>
          </table:table-cell>
          <table:table-cell/>
          <table:table-cell table:formula="of:=ROUND((([.A78]-0)/(1-0))*(27-2)+2)" office:value-type="float" office:value="14">
            <text:p>14</text:p>
          </table:table-cell>
          <table:table-cell table:formula="of:=(([.B78]-0)/(1-0))*(10-0)+0" office:value-type="float" office:value="9.609375">
            <text:p>9.609375000</text:p>
          </table:table-cell>
          <table:table-cell table:formula="of:=(([.C78]-0)/(1-0))*(1500-0.000000001)+0.000000001" office:value-type="float" office:value="1324.21875000012">
            <text:p>1324.218750000</text:p>
          </table:table-cell>
          <table:table-cell table:formula="of:=(([.D78]-0)/(1-0))*(1-0.000000001)+0.000000001" office:value-type="float" office:value="0.398437500601562">
            <text:p>0.398437501</text:p>
          </table:table-cell>
          <table:table-cell table:formula="of:=[.M78]*[.P78]" office:value-type="float" office:value="5.57812500842188">
            <text:p>5.578125008</text:p>
          </table:table-cell>
          <table:table-cell table:formula="of:=(([.E78]-0)/(1-0))*(100-0.000000001)+0.000000001" office:value-type="float" office:value="46.0937500005391">
            <text:p>46.093750001</text:p>
          </table:table-cell>
          <table:table-cell table:formula="of:=(([.F78]-0)/(1-0))*(100-0)+0" office:value-type="float" office:value="38.28125">
            <text:p>38.281250000</text:p>
          </table:table-cell>
          <table:table-cell table:formula="of:=(([.G78]-0)/(1-0))*(3-0)+0" office:value-type="float" office:value="0.3046875">
            <text:p>0.304687500</text:p>
          </table:table-cell>
          <table:table-cell table:formula="of:=(([.H78]-0)/(1-0))*(3-0)+0" office:value-type="float" office:value="1.5703125">
            <text:p>1.570312500</text:p>
          </table:table-cell>
          <table:table-cell table:formula="of:=(([.I78]-0)/(1-0))*(100-0)+0" office:value-type="float" office:value="5.46875">
            <text:p>5.468750000</text:p>
          </table:table-cell>
          <table:table-cell table:formula="of:=(([.J78]-0)/(1-0))*(3-0)+0" office:value-type="float" office:value="0.1640625">
            <text:p>0.164062500</text:p>
          </table:table-cell>
          <table:table-cell table:formula="of:=(([.K78]-0)/(1-0))*(3-0)+0" office:value-type="float" office:value="0.0234375">
            <text:p>0.023437500</text:p>
          </table:table-cell>
        </table:table-row>
        <table:table-row table:style-name="ro2">
          <table:table-cell table:number-columns-repeated="2" office:value-type="float" office:value="0.3359375">
            <text:p>0.3359375</text:p>
          </table:table-cell>
          <table:table-cell office:value-type="float" office:value="0.5078125">
            <text:p>0.5078125</text:p>
          </table:table-cell>
          <table:table-cell office:value-type="float" office:value="0.2734375">
            <text:p>0.2734375</text:p>
          </table:table-cell>
          <table:table-cell office:value-type="float" office:value="0.3359375">
            <text:p>0.3359375</text:p>
          </table:table-cell>
          <table:table-cell office:value-type="float" office:value="0.0078125">
            <text:p>0.0078125</text:p>
          </table:table-cell>
          <table:table-cell office:value-type="float" office:value="0.7265625">
            <text:p>0.7265625</text:p>
          </table:table-cell>
          <table:table-cell office:value-type="float" office:value="0.1484375">
            <text:p>0.1484375</text:p>
          </table:table-cell>
          <table:table-cell office:value-type="float" office:value="0.6796875">
            <text:p>0.6796875</text:p>
          </table:table-cell>
          <table:table-cell office:value-type="float" office:value="0.9296875">
            <text:p>0.9296875</text:p>
          </table:table-cell>
          <table:table-cell office:value-type="float" office:value="0.6328125">
            <text:p>0.6328125</text:p>
          </table:table-cell>
          <table:table-cell/>
          <table:table-cell table:formula="of:=ROUND((([.A79]-0)/(1-0))*(27-2)+2)" office:value-type="float" office:value="10">
            <text:p>10</text:p>
          </table:table-cell>
          <table:table-cell table:formula="of:=(([.B79]-0)/(1-0))*(10-0)+0" office:value-type="float" office:value="3.359375">
            <text:p>3.359375000</text:p>
          </table:table-cell>
          <table:table-cell table:formula="of:=(([.C79]-0)/(1-0))*(1500-0.000000001)+0.000000001" office:value-type="float" office:value="761.718750000492">
            <text:p>761.718750000</text:p>
          </table:table-cell>
          <table:table-cell table:formula="of:=(([.D79]-0)/(1-0))*(1-0.000000001)+0.000000001" office:value-type="float" office:value="0.273437500726562">
            <text:p>0.273437501</text:p>
          </table:table-cell>
          <table:table-cell table:formula="of:=[.M79]*[.P79]" office:value-type="float" office:value="2.73437500726563">
            <text:p>2.734375007</text:p>
          </table:table-cell>
          <table:table-cell table:formula="of:=(([.E79]-0)/(1-0))*(100-0.000000001)+0.000000001" office:value-type="float" office:value="33.5937500006641">
            <text:p>33.593750001</text:p>
          </table:table-cell>
          <table:table-cell table:formula="of:=(([.F79]-0)/(1-0))*(100-0)+0" office:value-type="float" office:value="0.78125">
            <text:p>0.781250000</text:p>
          </table:table-cell>
          <table:table-cell table:formula="of:=(([.G79]-0)/(1-0))*(3-0)+0" office:value-type="float" office:value="2.1796875">
            <text:p>2.179687500</text:p>
          </table:table-cell>
          <table:table-cell table:formula="of:=(([.H79]-0)/(1-0))*(3-0)+0" office:value-type="float" office:value="0.4453125">
            <text:p>0.445312500</text:p>
          </table:table-cell>
          <table:table-cell table:formula="of:=(([.I79]-0)/(1-0))*(100-0)+0" office:value-type="float" office:value="67.96875">
            <text:p>67.968750000</text:p>
          </table:table-cell>
          <table:table-cell table:formula="of:=(([.J79]-0)/(1-0))*(3-0)+0" office:value-type="float" office:value="2.7890625">
            <text:p>2.789062500</text:p>
          </table:table-cell>
          <table:table-cell table:formula="of:=(([.K79]-0)/(1-0))*(3-0)+0" office:value-type="float" office:value="1.8984375">
            <text:p>1.898437500</text:p>
          </table:table-cell>
        </table:table-row>
        <table:table-row table:style-name="ro2">
          <table:table-cell table:number-columns-repeated="2" office:value-type="float" office:value="0.8359375">
            <text:p>0.8359375</text:p>
          </table:table-cell>
          <table:table-cell office:value-type="float" office:value="0.0078125">
            <text:p>0.0078125</text:p>
          </table:table-cell>
          <table:table-cell office:value-type="float" office:value="0.7734375">
            <text:p>0.7734375</text:p>
          </table:table-cell>
          <table:table-cell office:value-type="float" office:value="0.8359375">
            <text:p>0.8359375</text:p>
          </table:table-cell>
          <table:table-cell office:value-type="float" office:value="0.5078125">
            <text:p>0.5078125</text:p>
          </table:table-cell>
          <table:table-cell office:value-type="float" office:value="0.2265625">
            <text:p>0.2265625</text:p>
          </table:table-cell>
          <table:table-cell office:value-type="float" office:value="0.6484375">
            <text:p>0.6484375</text:p>
          </table:table-cell>
          <table:table-cell office:value-type="float" office:value="0.1796875">
            <text:p>0.1796875</text:p>
          </table:table-cell>
          <table:table-cell office:value-type="float" office:value="0.4296875">
            <text:p>0.4296875</text:p>
          </table:table-cell>
          <table:table-cell office:value-type="float" office:value="0.1328125">
            <text:p>0.1328125</text:p>
          </table:table-cell>
          <table:table-cell/>
          <table:table-cell table:formula="of:=ROUND((([.A80]-0)/(1-0))*(27-2)+2)" office:value-type="float" office:value="23">
            <text:p>23</text:p>
          </table:table-cell>
          <table:table-cell table:formula="of:=(([.B80]-0)/(1-0))*(10-0)+0" office:value-type="float" office:value="8.359375">
            <text:p>8.359375000</text:p>
          </table:table-cell>
          <table:table-cell table:formula="of:=(([.C80]-0)/(1-0))*(1500-0.000000001)+0.000000001" office:value-type="float" office:value="11.7187500009922">
            <text:p>11.718750001</text:p>
          </table:table-cell>
          <table:table-cell table:formula="of:=(([.D80]-0)/(1-0))*(1-0.000000001)+0.000000001" office:value-type="float" office:value="0.773437500226563">
            <text:p>0.773437500</text:p>
          </table:table-cell>
          <table:table-cell table:formula="of:=[.M80]*[.P80]" office:value-type="float" office:value="17.7890625052109">
            <text:p>17.789062505</text:p>
          </table:table-cell>
          <table:table-cell table:formula="of:=(([.E80]-0)/(1-0))*(100-0.000000001)+0.000000001" office:value-type="float" office:value="83.5937500001641">
            <text:p>83.593750000</text:p>
          </table:table-cell>
          <table:table-cell table:formula="of:=(([.F80]-0)/(1-0))*(100-0)+0" office:value-type="float" office:value="50.78125">
            <text:p>50.781250000</text:p>
          </table:table-cell>
          <table:table-cell table:formula="of:=(([.G80]-0)/(1-0))*(3-0)+0" office:value-type="float" office:value="0.6796875">
            <text:p>0.679687500</text:p>
          </table:table-cell>
          <table:table-cell table:formula="of:=(([.H80]-0)/(1-0))*(3-0)+0" office:value-type="float" office:value="1.9453125">
            <text:p>1.945312500</text:p>
          </table:table-cell>
          <table:table-cell table:formula="of:=(([.I80]-0)/(1-0))*(100-0)+0" office:value-type="float" office:value="17.96875">
            <text:p>17.968750000</text:p>
          </table:table-cell>
          <table:table-cell table:formula="of:=(([.J80]-0)/(1-0))*(3-0)+0" office:value-type="float" office:value="1.2890625">
            <text:p>1.289062500</text:p>
          </table:table-cell>
          <table:table-cell table:formula="of:=(([.K80]-0)/(1-0))*(3-0)+0" office:value-type="float" office:value="0.3984375">
            <text:p>0.398437500</text:p>
          </table:table-cell>
        </table:table-row>
        <table:table-row table:style-name="ro2">
          <table:table-cell office:value-type="float" office:value="0.5859375">
            <text:p>0.5859375</text:p>
          </table:table-cell>
          <table:table-cell office:value-type="float" office:value="0.0859375">
            <text:p>0.0859375</text:p>
          </table:table-cell>
          <table:table-cell office:value-type="float" office:value="0.7578125">
            <text:p>0.7578125</text:p>
          </table:table-cell>
          <table:table-cell office:value-type="float" office:value="0.0234375">
            <text:p>0.0234375</text:p>
          </table:table-cell>
          <table:table-cell office:value-type="float" office:value="0.5859375">
            <text:p>0.5859375</text:p>
          </table:table-cell>
          <table:table-cell office:value-type="float" office:value="0.7578125">
            <text:p>0.7578125</text:p>
          </table:table-cell>
          <table:table-cell office:value-type="float" office:value="0.9765625">
            <text:p>0.9765625</text:p>
          </table:table-cell>
          <table:table-cell office:value-type="float" office:value="0.8984375">
            <text:p>0.8984375</text:p>
          </table:table-cell>
          <table:table-cell office:value-type="float" office:value="0.4296875">
            <text:p>0.4296875</text:p>
          </table:table-cell>
          <table:table-cell office:value-type="float" office:value="0.1796875">
            <text:p>0.1796875</text:p>
          </table:table-cell>
          <table:table-cell office:value-type="float" office:value="0.3828125">
            <text:p>0.3828125</text:p>
          </table:table-cell>
          <table:table-cell/>
          <table:table-cell table:formula="of:=ROUND((([.A81]-0)/(1-0))*(27-2)+2)" office:value-type="float" office:value="17">
            <text:p>17</text:p>
          </table:table-cell>
          <table:table-cell table:formula="of:=(([.B81]-0)/(1-0))*(10-0)+0" office:value-type="float" office:value="0.859375">
            <text:p>0.859375000</text:p>
          </table:table-cell>
          <table:table-cell table:formula="of:=(([.C81]-0)/(1-0))*(1500-0.000000001)+0.000000001" office:value-type="float" office:value="1136.71875000024">
            <text:p>1136.718750000</text:p>
          </table:table-cell>
          <table:table-cell table:formula="of:=(([.D81]-0)/(1-0))*(1-0.000000001)+0.000000001" office:value-type="float" office:value="0.0234375009765625">
            <text:p>0.023437501</text:p>
          </table:table-cell>
          <table:table-cell table:formula="of:=[.M81]*[.P81]" office:value-type="float" office:value="0.398437516601562">
            <text:p>0.398437517</text:p>
          </table:table-cell>
          <table:table-cell table:formula="of:=(([.E81]-0)/(1-0))*(100-0.000000001)+0.000000001" office:value-type="float" office:value="58.5937500004141">
            <text:p>58.593750000</text:p>
          </table:table-cell>
          <table:table-cell table:formula="of:=(([.F81]-0)/(1-0))*(100-0)+0" office:value-type="float" office:value="75.78125">
            <text:p>75.781250000</text:p>
          </table:table-cell>
          <table:table-cell table:formula="of:=(([.G81]-0)/(1-0))*(3-0)+0" office:value-type="float" office:value="2.9296875">
            <text:p>2.929687500</text:p>
          </table:table-cell>
          <table:table-cell table:formula="of:=(([.H81]-0)/(1-0))*(3-0)+0" office:value-type="float" office:value="2.6953125">
            <text:p>2.695312500</text:p>
          </table:table-cell>
          <table:table-cell table:formula="of:=(([.I81]-0)/(1-0))*(100-0)+0" office:value-type="float" office:value="42.96875">
            <text:p>42.968750000</text:p>
          </table:table-cell>
          <table:table-cell table:formula="of:=(([.J81]-0)/(1-0))*(3-0)+0" office:value-type="float" office:value="0.5390625">
            <text:p>0.539062500</text:p>
          </table:table-cell>
          <table:table-cell table:formula="of:=(([.K81]-0)/(1-0))*(3-0)+0" office:value-type="float" office:value="1.1484375">
            <text:p>1.148437500</text:p>
          </table:table-cell>
        </table:table-row>
        <table:table-row table:style-name="ro2">
          <table:table-cell office:value-type="float" office:value="0.0859375">
            <text:p>0.0859375</text:p>
          </table:table-cell>
          <table:table-cell office:value-type="float" office:value="0.5859375">
            <text:p>0.5859375</text:p>
          </table:table-cell>
          <table:table-cell office:value-type="float" office:value="0.2578125">
            <text:p>0.2578125</text:p>
          </table:table-cell>
          <table:table-cell office:value-type="float" office:value="0.5234375">
            <text:p>0.5234375</text:p>
          </table:table-cell>
          <table:table-cell office:value-type="float" office:value="0.0859375">
            <text:p>0.0859375</text:p>
          </table:table-cell>
          <table:table-cell office:value-type="float" office:value="0.2578125">
            <text:p>0.2578125</text:p>
          </table:table-cell>
          <table:table-cell office:value-type="float" office:value="0.4765625">
            <text:p>0.4765625</text:p>
          </table:table-cell>
          <table:table-cell office:value-type="float" office:value="0.3984375">
            <text:p>0.3984375</text:p>
          </table:table-cell>
          <table:table-cell office:value-type="float" office:value="0.9296875">
            <text:p>0.9296875</text:p>
          </table:table-cell>
          <table:table-cell office:value-type="float" office:value="0.6796875">
            <text:p>0.6796875</text:p>
          </table:table-cell>
          <table:table-cell office:value-type="float" office:value="0.8828125">
            <text:p>0.8828125</text:p>
          </table:table-cell>
          <table:table-cell/>
          <table:table-cell table:formula="of:=ROUND((([.A82]-0)/(1-0))*(27-2)+2)" office:value-type="float" office:value="4">
            <text:p>4</text:p>
          </table:table-cell>
          <table:table-cell table:formula="of:=(([.B82]-0)/(1-0))*(10-0)+0" office:value-type="float" office:value="5.859375">
            <text:p>5.859375000</text:p>
          </table:table-cell>
          <table:table-cell table:formula="of:=(([.C82]-0)/(1-0))*(1500-0.000000001)+0.000000001" office:value-type="float" office:value="386.718750000742">
            <text:p>386.718750001</text:p>
          </table:table-cell>
          <table:table-cell table:formula="of:=(([.D82]-0)/(1-0))*(1-0.000000001)+0.000000001" office:value-type="float" office:value="0.523437500476562">
            <text:p>0.523437500</text:p>
          </table:table-cell>
          <table:table-cell table:formula="of:=[.M82]*[.P82]" office:value-type="float" office:value="2.09375000190625">
            <text:p>2.093750002</text:p>
          </table:table-cell>
          <table:table-cell table:formula="of:=(([.E82]-0)/(1-0))*(100-0.000000001)+0.000000001" office:value-type="float" office:value="8.59375000091406">
            <text:p>8.593750001</text:p>
          </table:table-cell>
          <table:table-cell table:formula="of:=(([.F82]-0)/(1-0))*(100-0)+0" office:value-type="float" office:value="25.78125">
            <text:p>25.781250000</text:p>
          </table:table-cell>
          <table:table-cell table:formula="of:=(([.G82]-0)/(1-0))*(3-0)+0" office:value-type="float" office:value="1.4296875">
            <text:p>1.429687500</text:p>
          </table:table-cell>
          <table:table-cell table:formula="of:=(([.H82]-0)/(1-0))*(3-0)+0" office:value-type="float" office:value="1.1953125">
            <text:p>1.195312500</text:p>
          </table:table-cell>
          <table:table-cell table:formula="of:=(([.I82]-0)/(1-0))*(100-0)+0" office:value-type="float" office:value="92.96875">
            <text:p>92.968750000</text:p>
          </table:table-cell>
          <table:table-cell table:formula="of:=(([.J82]-0)/(1-0))*(3-0)+0" office:value-type="float" office:value="2.0390625">
            <text:p>2.039062500</text:p>
          </table:table-cell>
          <table:table-cell table:formula="of:=(([.K82]-0)/(1-0))*(3-0)+0" office:value-type="float" office:value="2.6484375">
            <text:p>2.648437500</text:p>
          </table:table-cell>
        </table:table-row>
        <table:table-row table:style-name="ro2">
          <table:table-cell table:number-columns-repeated="2" office:value-type="float" office:value="0.1171875">
            <text:p>0.1171875</text:p>
          </table:table-cell>
          <table:table-cell office:value-type="float" office:value="0.6640625">
            <text:p>0.6640625</text:p>
          </table:table-cell>
          <table:table-cell office:value-type="float" office:value="0.4921875">
            <text:p>0.4921875</text:p>
          </table:table-cell>
          <table:table-cell office:value-type="float" office:value="0.9296875">
            <text:p>0.9296875</text:p>
          </table:table-cell>
          <table:table-cell office:value-type="float" office:value="0.5390625">
            <text:p>0.5390625</text:p>
          </table:table-cell>
          <table:table-cell office:value-type="float" office:value="0.1328125">
            <text:p>0.1328125</text:p>
          </table:table-cell>
          <table:table-cell office:value-type="float" office:value="0.9296875">
            <text:p>0.9296875</text:p>
          </table:table-cell>
          <table:table-cell office:value-type="float" office:value="0.7734375">
            <text:p>0.7734375</text:p>
          </table:table-cell>
          <table:table-cell office:value-type="float" office:value="0.2109375">
            <text:p>0.2109375</text:p>
          </table:table-cell>
          <table:table-cell office:value-type="float" office:value="0.9140625">
            <text:p>0.9140625</text:p>
          </table:table-cell>
          <table:table-cell/>
          <table:table-cell table:formula="of:=ROUND((([.A83]-0)/(1-0))*(27-2)+2)" office:value-type="float" office:value="5">
            <text:p>5</text:p>
          </table:table-cell>
          <table:table-cell table:formula="of:=(([.B83]-0)/(1-0))*(10-0)+0" office:value-type="float" office:value="1.171875">
            <text:p>1.171875000</text:p>
          </table:table-cell>
          <table:table-cell table:formula="of:=(([.C83]-0)/(1-0))*(1500-0.000000001)+0.000000001" office:value-type="float" office:value="996.093750000336">
            <text:p>996.093750000</text:p>
          </table:table-cell>
          <table:table-cell table:formula="of:=(([.D83]-0)/(1-0))*(1-0.000000001)+0.000000001" office:value-type="float" office:value="0.492187500507812">
            <text:p>0.492187501</text:p>
          </table:table-cell>
          <table:table-cell table:formula="of:=[.M83]*[.P83]" office:value-type="float" office:value="2.46093750253906">
            <text:p>2.460937503</text:p>
          </table:table-cell>
          <table:table-cell table:formula="of:=(([.E83]-0)/(1-0))*(100-0.000000001)+0.000000001" office:value-type="float" office:value="92.9687500000703">
            <text:p>92.968750000</text:p>
          </table:table-cell>
          <table:table-cell table:formula="of:=(([.F83]-0)/(1-0))*(100-0)+0" office:value-type="float" office:value="53.90625">
            <text:p>53.906250000</text:p>
          </table:table-cell>
          <table:table-cell table:formula="of:=(([.G83]-0)/(1-0))*(3-0)+0" office:value-type="float" office:value="0.3984375">
            <text:p>0.398437500</text:p>
          </table:table-cell>
          <table:table-cell table:formula="of:=(([.H83]-0)/(1-0))*(3-0)+0" office:value-type="float" office:value="2.7890625">
            <text:p>2.789062500</text:p>
          </table:table-cell>
          <table:table-cell table:formula="of:=(([.I83]-0)/(1-0))*(100-0)+0" office:value-type="float" office:value="77.34375">
            <text:p>77.343750000</text:p>
          </table:table-cell>
          <table:table-cell table:formula="of:=(([.J83]-0)/(1-0))*(3-0)+0" office:value-type="float" office:value="0.6328125">
            <text:p>0.632812500</text:p>
          </table:table-cell>
          <table:table-cell table:formula="of:=(([.K83]-0)/(1-0))*(3-0)+0" office:value-type="float" office:value="2.7421875">
            <text:p>2.742187500</text:p>
          </table:table-cell>
        </table:table-row>
        <table:table-row table:style-name="ro2">
          <table:table-cell table:number-columns-repeated="2" office:value-type="float" office:value="0.6171875">
            <text:p>0.6171875</text:p>
          </table:table-cell>
          <table:table-cell office:value-type="float" office:value="0.1640625">
            <text:p>0.1640625</text:p>
          </table:table-cell>
          <table:table-cell office:value-type="float" office:value="0.9921875">
            <text:p>0.9921875</text:p>
          </table:table-cell>
          <table:table-cell office:value-type="float" office:value="0.4296875">
            <text:p>0.4296875</text:p>
          </table:table-cell>
          <table:table-cell office:value-type="float" office:value="0.0390625">
            <text:p>0.0390625</text:p>
          </table:table-cell>
          <table:table-cell office:value-type="float" office:value="0.6328125">
            <text:p>0.6328125</text:p>
          </table:table-cell>
          <table:table-cell office:value-type="float" office:value="0.4296875">
            <text:p>0.4296875</text:p>
          </table:table-cell>
          <table:table-cell office:value-type="float" office:value="0.2734375">
            <text:p>0.2734375</text:p>
          </table:table-cell>
          <table:table-cell office:value-type="float" office:value="0.7109375">
            <text:p>0.7109375</text:p>
          </table:table-cell>
          <table:table-cell office:value-type="float" office:value="0.4140625">
            <text:p>0.4140625</text:p>
          </table:table-cell>
          <table:table-cell/>
          <table:table-cell table:formula="of:=ROUND((([.A84]-0)/(1-0))*(27-2)+2)" office:value-type="float" office:value="17">
            <text:p>17</text:p>
          </table:table-cell>
          <table:table-cell table:formula="of:=(([.B84]-0)/(1-0))*(10-0)+0" office:value-type="float" office:value="6.171875">
            <text:p>6.171875000</text:p>
          </table:table-cell>
          <table:table-cell table:formula="of:=(([.C84]-0)/(1-0))*(1500-0.000000001)+0.000000001" office:value-type="float" office:value="246.093750000836">
            <text:p>246.093750001</text:p>
          </table:table-cell>
          <table:table-cell table:formula="of:=(([.D84]-0)/(1-0))*(1-0.000000001)+0.000000001" office:value-type="float" office:value="0.992187500007812">
            <text:p>0.992187500</text:p>
          </table:table-cell>
          <table:table-cell table:formula="of:=[.M84]*[.P84]" office:value-type="float" office:value="16.8671875001328">
            <text:p>16.867187500</text:p>
          </table:table-cell>
          <table:table-cell table:formula="of:=(([.E84]-0)/(1-0))*(100-0.000000001)+0.000000001" office:value-type="float" office:value="42.9687500005703">
            <text:p>42.968750001</text:p>
          </table:table-cell>
          <table:table-cell table:formula="of:=(([.F84]-0)/(1-0))*(100-0)+0" office:value-type="float" office:value="3.90625">
            <text:p>3.906250000</text:p>
          </table:table-cell>
          <table:table-cell table:formula="of:=(([.G84]-0)/(1-0))*(3-0)+0" office:value-type="float" office:value="1.8984375">
            <text:p>1.898437500</text:p>
          </table:table-cell>
          <table:table-cell table:formula="of:=(([.H84]-0)/(1-0))*(3-0)+0" office:value-type="float" office:value="1.2890625">
            <text:p>1.289062500</text:p>
          </table:table-cell>
          <table:table-cell table:formula="of:=(([.I84]-0)/(1-0))*(100-0)+0" office:value-type="float" office:value="27.34375">
            <text:p>27.343750000</text:p>
          </table:table-cell>
          <table:table-cell table:formula="of:=(([.J84]-0)/(1-0))*(3-0)+0" office:value-type="float" office:value="2.1328125">
            <text:p>2.132812500</text:p>
          </table:table-cell>
          <table:table-cell table:formula="of:=(([.K84]-0)/(1-0))*(3-0)+0" office:value-type="float" office:value="1.2421875">
            <text:p>1.242187500</text:p>
          </table:table-cell>
        </table:table-row>
        <table:table-row table:style-name="ro2">
          <table:table-cell office:value-type="float" office:value="0.8671875">
            <text:p>0.8671875</text:p>
          </table:table-cell>
          <table:table-cell office:value-type="float" office:value="0.3671875">
            <text:p>0.3671875</text:p>
          </table:table-cell>
          <table:table-cell office:value-type="float" office:value="0.9140625">
            <text:p>0.9140625</text:p>
          </table:table-cell>
          <table:table-cell office:value-type="float" office:value="0.2421875">
            <text:p>0.2421875</text:p>
          </table:table-cell>
          <table:table-cell office:value-type="float" office:value="0.1796875">
            <text:p>0.1796875</text:p>
          </table:table-cell>
          <table:table-cell office:value-type="float" office:value="0.2890625">
            <text:p>0.2890625</text:p>
          </table:table-cell>
          <table:table-cell office:value-type="float" office:value="0.3828125">
            <text:p>0.3828125</text:p>
          </table:table-cell>
          <table:table-cell office:value-type="float" office:value="0.1796875">
            <text:p>0.1796875</text:p>
          </table:table-cell>
          <table:table-cell office:value-type="float" office:value="0.0234375">
            <text:p>0.0234375</text:p>
          </table:table-cell>
          <table:table-cell office:value-type="float" office:value="0.9609375">
            <text:p>0.9609375</text:p>
          </table:table-cell>
          <table:table-cell office:value-type="float" office:value="0.1640625">
            <text:p>0.1640625</text:p>
          </table:table-cell>
          <table:table-cell/>
          <table:table-cell table:formula="of:=ROUND((([.A85]-0)/(1-0))*(27-2)+2)" office:value-type="float" office:value="24">
            <text:p>24</text:p>
          </table:table-cell>
          <table:table-cell table:formula="of:=(([.B85]-0)/(1-0))*(10-0)+0" office:value-type="float" office:value="3.671875">
            <text:p>3.671875000</text:p>
          </table:table-cell>
          <table:table-cell table:formula="of:=(([.C85]-0)/(1-0))*(1500-0.000000001)+0.000000001" office:value-type="float" office:value="1371.09375000009">
            <text:p>1371.093750000</text:p>
          </table:table-cell>
          <table:table-cell table:formula="of:=(([.D85]-0)/(1-0))*(1-0.000000001)+0.000000001" office:value-type="float" office:value="0.242187500757812">
            <text:p>0.242187501</text:p>
          </table:table-cell>
          <table:table-cell table:formula="of:=[.M85]*[.P85]" office:value-type="float" office:value="5.8125000181875">
            <text:p>5.812500018</text:p>
          </table:table-cell>
          <table:table-cell table:formula="of:=(([.E85]-0)/(1-0))*(100-0.000000001)+0.000000001" office:value-type="float" office:value="17.9687500008203">
            <text:p>17.968750001</text:p>
          </table:table-cell>
          <table:table-cell table:formula="of:=(([.F85]-0)/(1-0))*(100-0)+0" office:value-type="float" office:value="28.90625">
            <text:p>28.906250000</text:p>
          </table:table-cell>
          <table:table-cell table:formula="of:=(([.G85]-0)/(1-0))*(3-0)+0" office:value-type="float" office:value="1.1484375">
            <text:p>1.148437500</text:p>
          </table:table-cell>
          <table:table-cell table:formula="of:=(([.H85]-0)/(1-0))*(3-0)+0" office:value-type="float" office:value="0.5390625">
            <text:p>0.539062500</text:p>
          </table:table-cell>
          <table:table-cell table:formula="of:=(([.I85]-0)/(1-0))*(100-0)+0" office:value-type="float" office:value="2.34375">
            <text:p>2.343750000</text:p>
          </table:table-cell>
          <table:table-cell table:formula="of:=(([.J85]-0)/(1-0))*(3-0)+0" office:value-type="float" office:value="2.8828125">
            <text:p>2.882812500</text:p>
          </table:table-cell>
          <table:table-cell table:formula="of:=(([.K85]-0)/(1-0))*(3-0)+0" office:value-type="float" office:value="0.4921875">
            <text:p>0.492187500</text:p>
          </table:table-cell>
        </table:table-row>
        <table:table-row table:style-name="ro2">
          <table:table-cell office:value-type="float" office:value="0.3671875">
            <text:p>0.3671875</text:p>
          </table:table-cell>
          <table:table-cell office:value-type="float" office:value="0.8671875">
            <text:p>0.8671875</text:p>
          </table:table-cell>
          <table:table-cell office:value-type="float" office:value="0.4140625">
            <text:p>0.4140625</text:p>
          </table:table-cell>
          <table:table-cell office:value-type="float" office:value="0.7421875">
            <text:p>0.7421875</text:p>
          </table:table-cell>
          <table:table-cell office:value-type="float" office:value="0.6796875">
            <text:p>0.6796875</text:p>
          </table:table-cell>
          <table:table-cell office:value-type="float" office:value="0.7890625">
            <text:p>0.7890625</text:p>
          </table:table-cell>
          <table:table-cell office:value-type="float" office:value="0.8828125">
            <text:p>0.8828125</text:p>
          </table:table-cell>
          <table:table-cell office:value-type="float" office:value="0.6796875">
            <text:p>0.6796875</text:p>
          </table:table-cell>
          <table:table-cell office:value-type="float" office:value="0.5234375">
            <text:p>0.5234375</text:p>
          </table:table-cell>
          <table:table-cell office:value-type="float" office:value="0.4609375">
            <text:p>0.4609375</text:p>
          </table:table-cell>
          <table:table-cell office:value-type="float" office:value="0.6640625">
            <text:p>0.6640625</text:p>
          </table:table-cell>
          <table:table-cell/>
          <table:table-cell table:formula="of:=ROUND((([.A86]-0)/(1-0))*(27-2)+2)" office:value-type="float" office:value="11">
            <text:p>11</text:p>
          </table:table-cell>
          <table:table-cell table:formula="of:=(([.B86]-0)/(1-0))*(10-0)+0" office:value-type="float" office:value="8.671875">
            <text:p>8.671875000</text:p>
          </table:table-cell>
          <table:table-cell table:formula="of:=(([.C86]-0)/(1-0))*(1500-0.000000001)+0.000000001" office:value-type="float" office:value="621.093750000586">
            <text:p>621.093750001</text:p>
          </table:table-cell>
          <table:table-cell table:formula="of:=(([.D86]-0)/(1-0))*(1-0.000000001)+0.000000001" office:value-type="float" office:value="0.742187500257812">
            <text:p>0.742187500</text:p>
          </table:table-cell>
          <table:table-cell table:formula="of:=[.M86]*[.P86]" office:value-type="float" office:value="8.16406250283594">
            <text:p>8.164062503</text:p>
          </table:table-cell>
          <table:table-cell table:formula="of:=(([.E86]-0)/(1-0))*(100-0.000000001)+0.000000001" office:value-type="float" office:value="67.9687500003203">
            <text:p>67.968750000</text:p>
          </table:table-cell>
          <table:table-cell table:formula="of:=(([.F86]-0)/(1-0))*(100-0)+0" office:value-type="float" office:value="78.90625">
            <text:p>78.906250000</text:p>
          </table:table-cell>
          <table:table-cell table:formula="of:=(([.G86]-0)/(1-0))*(3-0)+0" office:value-type="float" office:value="2.6484375">
            <text:p>2.648437500</text:p>
          </table:table-cell>
          <table:table-cell table:formula="of:=(([.H86]-0)/(1-0))*(3-0)+0" office:value-type="float" office:value="2.0390625">
            <text:p>2.039062500</text:p>
          </table:table-cell>
          <table:table-cell table:formula="of:=(([.I86]-0)/(1-0))*(100-0)+0" office:value-type="float" office:value="52.34375">
            <text:p>52.343750000</text:p>
          </table:table-cell>
          <table:table-cell table:formula="of:=(([.J86]-0)/(1-0))*(3-0)+0" office:value-type="float" office:value="1.3828125">
            <text:p>1.382812500</text:p>
          </table:table-cell>
          <table:table-cell table:formula="of:=(([.K86]-0)/(1-0))*(3-0)+0" office:value-type="float" office:value="1.9921875">
            <text:p>1.992187500</text:p>
          </table:table-cell>
        </table:table-row>
        <table:table-row table:style-name="ro2">
          <table:table-cell table:number-columns-repeated="2" office:value-type="float" office:value="0.4921875">
            <text:p>0.4921875</text:p>
          </table:table-cell>
          <table:table-cell office:value-type="float" office:value="0.0390625">
            <text:p>0.0390625</text:p>
          </table:table-cell>
          <table:table-cell office:value-type="float" office:value="0.6171875">
            <text:p>0.6171875</text:p>
          </table:table-cell>
          <table:table-cell office:value-type="float" office:value="0.5546875">
            <text:p>0.5546875</text:p>
          </table:table-cell>
          <table:table-cell office:value-type="float" office:value="0.6640625">
            <text:p>0.6640625</text:p>
          </table:table-cell>
          <table:table-cell office:value-type="float" office:value="0.2578125">
            <text:p>0.2578125</text:p>
          </table:table-cell>
          <table:table-cell office:value-type="float" office:value="0.0546875">
            <text:p>0.0546875</text:p>
          </table:table-cell>
          <table:table-cell office:value-type="float" office:value="0.1484375">
            <text:p>0.1484375</text:p>
          </table:table-cell>
          <table:table-cell office:value-type="float" office:value="0.5859375">
            <text:p>0.5859375</text:p>
          </table:table-cell>
          <table:table-cell office:value-type="float" office:value="0.0390625">
            <text:p>0.0390625</text:p>
          </table:table-cell>
          <table:table-cell/>
          <table:table-cell table:formula="of:=ROUND((([.A87]-0)/(1-0))*(27-2)+2)" office:value-type="float" office:value="14">
            <text:p>14</text:p>
          </table:table-cell>
          <table:table-cell table:formula="of:=(([.B87]-0)/(1-0))*(10-0)+0" office:value-type="float" office:value="4.921875">
            <text:p>4.921875000</text:p>
          </table:table-cell>
          <table:table-cell table:formula="of:=(([.C87]-0)/(1-0))*(1500-0.000000001)+0.000000001" office:value-type="float" office:value="58.5937500009609">
            <text:p>58.593750001</text:p>
          </table:table-cell>
          <table:table-cell table:formula="of:=(([.D87]-0)/(1-0))*(1-0.000000001)+0.000000001" office:value-type="float" office:value="0.617187500382812">
            <text:p>0.617187500</text:p>
          </table:table-cell>
          <table:table-cell table:formula="of:=[.M87]*[.P87]" office:value-type="float" office:value="8.64062500535938">
            <text:p>8.640625005</text:p>
          </table:table-cell>
          <table:table-cell table:formula="of:=(([.E87]-0)/(1-0))*(100-0.000000001)+0.000000001" office:value-type="float" office:value="55.4687500004453">
            <text:p>55.468750000</text:p>
          </table:table-cell>
          <table:table-cell table:formula="of:=(([.F87]-0)/(1-0))*(100-0)+0" office:value-type="float" office:value="66.40625">
            <text:p>66.406250000</text:p>
          </table:table-cell>
          <table:table-cell table:formula="of:=(([.G87]-0)/(1-0))*(3-0)+0" office:value-type="float" office:value="0.7734375">
            <text:p>0.773437500</text:p>
          </table:table-cell>
          <table:table-cell table:formula="of:=(([.H87]-0)/(1-0))*(3-0)+0" office:value-type="float" office:value="0.1640625">
            <text:p>0.164062500</text:p>
          </table:table-cell>
          <table:table-cell table:formula="of:=(([.I87]-0)/(1-0))*(100-0)+0" office:value-type="float" office:value="14.84375">
            <text:p>14.843750000</text:p>
          </table:table-cell>
          <table:table-cell table:formula="of:=(([.J87]-0)/(1-0))*(3-0)+0" office:value-type="float" office:value="1.7578125">
            <text:p>1.757812500</text:p>
          </table:table-cell>
          <table:table-cell table:formula="of:=(([.K87]-0)/(1-0))*(3-0)+0" office:value-type="float" office:value="0.1171875">
            <text:p>0.117187500</text:p>
          </table:table-cell>
        </table:table-row>
        <table:table-row table:style-name="ro2">
          <table:table-cell table:number-columns-repeated="2" office:value-type="float" office:value="0.9921875">
            <text:p>0.9921875</text:p>
          </table:table-cell>
          <table:table-cell office:value-type="float" office:value="0.5390625">
            <text:p>0.5390625</text:p>
          </table:table-cell>
          <table:table-cell office:value-type="float" office:value="0.1171875">
            <text:p>0.1171875</text:p>
          </table:table-cell>
          <table:table-cell office:value-type="float" office:value="0.0546875">
            <text:p>0.0546875</text:p>
          </table:table-cell>
          <table:table-cell office:value-type="float" office:value="0.1640625">
            <text:p>0.1640625</text:p>
          </table:table-cell>
          <table:table-cell office:value-type="float" office:value="0.7578125">
            <text:p>0.7578125</text:p>
          </table:table-cell>
          <table:table-cell office:value-type="float" office:value="0.5546875">
            <text:p>0.5546875</text:p>
          </table:table-cell>
          <table:table-cell office:value-type="float" office:value="0.6484375">
            <text:p>0.6484375</text:p>
          </table:table-cell>
          <table:table-cell office:value-type="float" office:value="0.0859375">
            <text:p>0.0859375</text:p>
          </table:table-cell>
          <table:table-cell office:value-type="float" office:value="0.5390625">
            <text:p>0.5390625</text:p>
          </table:table-cell>
          <table:table-cell/>
          <table:table-cell table:formula="of:=ROUND((([.A88]-0)/(1-0))*(27-2)+2)" office:value-type="float" office:value="27">
            <text:p>27</text:p>
          </table:table-cell>
          <table:table-cell table:formula="of:=(([.B88]-0)/(1-0))*(10-0)+0" office:value-type="float" office:value="9.921875">
            <text:p>9.921875000</text:p>
          </table:table-cell>
          <table:table-cell table:formula="of:=(([.C88]-0)/(1-0))*(1500-0.000000001)+0.000000001" office:value-type="float" office:value="808.593750000461">
            <text:p>808.593750000</text:p>
          </table:table-cell>
          <table:table-cell table:formula="of:=(([.D88]-0)/(1-0))*(1-0.000000001)+0.000000001" office:value-type="float" office:value="0.117187500882813">
            <text:p>0.117187501</text:p>
          </table:table-cell>
          <table:table-cell table:formula="of:=[.M88]*[.P88]" office:value-type="float" office:value="3.16406252383594">
            <text:p>3.164062524</text:p>
          </table:table-cell>
          <table:table-cell table:formula="of:=(([.E88]-0)/(1-0))*(100-0.000000001)+0.000000001" office:value-type="float" office:value="5.46875000094531">
            <text:p>5.468750001</text:p>
          </table:table-cell>
          <table:table-cell table:formula="of:=(([.F88]-0)/(1-0))*(100-0)+0" office:value-type="float" office:value="16.40625">
            <text:p>16.406250000</text:p>
          </table:table-cell>
          <table:table-cell table:formula="of:=(([.G88]-0)/(1-0))*(3-0)+0" office:value-type="float" office:value="2.2734375">
            <text:p>2.273437500</text:p>
          </table:table-cell>
          <table:table-cell table:formula="of:=(([.H88]-0)/(1-0))*(3-0)+0" office:value-type="float" office:value="1.6640625">
            <text:p>1.664062500</text:p>
          </table:table-cell>
          <table:table-cell table:formula="of:=(([.I88]-0)/(1-0))*(100-0)+0" office:value-type="float" office:value="64.84375">
            <text:p>64.843750000</text:p>
          </table:table-cell>
          <table:table-cell table:formula="of:=(([.J88]-0)/(1-0))*(3-0)+0" office:value-type="float" office:value="0.2578125">
            <text:p>0.257812500</text:p>
          </table:table-cell>
          <table:table-cell table:formula="of:=(([.K88]-0)/(1-0))*(3-0)+0" office:value-type="float" office:value="1.6171875">
            <text:p>1.617187500</text:p>
          </table:table-cell>
        </table:table-row>
        <table:table-row table:style-name="ro2">
          <table:table-cell office:value-type="float" office:value="0.7421875">
            <text:p>0.7421875</text:p>
          </table:table-cell>
          <table:table-cell office:value-type="float" office:value="0.2421875">
            <text:p>0.2421875</text:p>
          </table:table-cell>
          <table:table-cell office:value-type="float" office:value="0.2890625">
            <text:p>0.2890625</text:p>
          </table:table-cell>
          <table:table-cell office:value-type="float" office:value="0.8671875">
            <text:p>0.8671875</text:p>
          </table:table-cell>
          <table:table-cell office:value-type="float" office:value="0.3046875">
            <text:p>0.3046875</text:p>
          </table:table-cell>
          <table:table-cell office:value-type="float" office:value="0.4140625">
            <text:p>0.4140625</text:p>
          </table:table-cell>
          <table:table-cell office:value-type="float" office:value="0.0078125">
            <text:p>0.0078125</text:p>
          </table:table-cell>
          <table:table-cell office:value-type="float" office:value="0.8046875">
            <text:p>0.8046875</text:p>
          </table:table-cell>
          <table:table-cell office:value-type="float" office:value="0.8984375">
            <text:p>0.8984375</text:p>
          </table:table-cell>
          <table:table-cell office:value-type="float" office:value="0.3359375">
            <text:p>0.3359375</text:p>
          </table:table-cell>
          <table:table-cell office:value-type="float" office:value="0.7890625">
            <text:p>0.7890625</text:p>
          </table:table-cell>
          <table:table-cell/>
          <table:table-cell table:formula="of:=ROUND((([.A89]-0)/(1-0))*(27-2)+2)" office:value-type="float" office:value="21">
            <text:p>21</text:p>
          </table:table-cell>
          <table:table-cell table:formula="of:=(([.B89]-0)/(1-0))*(10-0)+0" office:value-type="float" office:value="2.421875">
            <text:p>2.421875000</text:p>
          </table:table-cell>
          <table:table-cell table:formula="of:=(([.C89]-0)/(1-0))*(1500-0.000000001)+0.000000001" office:value-type="float" office:value="433.593750000711">
            <text:p>433.593750001</text:p>
          </table:table-cell>
          <table:table-cell table:formula="of:=(([.D89]-0)/(1-0))*(1-0.000000001)+0.000000001" office:value-type="float" office:value="0.867187500132813">
            <text:p>0.867187500</text:p>
          </table:table-cell>
          <table:table-cell table:formula="of:=[.M89]*[.P89]" office:value-type="float" office:value="18.2109375027891">
            <text:p>18.210937503</text:p>
          </table:table-cell>
          <table:table-cell table:formula="of:=(([.E89]-0)/(1-0))*(100-0.000000001)+0.000000001" office:value-type="float" office:value="30.4687500006953">
            <text:p>30.468750001</text:p>
          </table:table-cell>
          <table:table-cell table:formula="of:=(([.F89]-0)/(1-0))*(100-0)+0" office:value-type="float" office:value="41.40625">
            <text:p>41.406250000</text:p>
          </table:table-cell>
          <table:table-cell table:formula="of:=(([.G89]-0)/(1-0))*(3-0)+0" office:value-type="float" office:value="0.0234375">
            <text:p>0.023437500</text:p>
          </table:table-cell>
          <table:table-cell table:formula="of:=(([.H89]-0)/(1-0))*(3-0)+0" office:value-type="float" office:value="2.4140625">
            <text:p>2.414062500</text:p>
          </table:table-cell>
          <table:table-cell table:formula="of:=(([.I89]-0)/(1-0))*(100-0)+0" office:value-type="float" office:value="89.84375">
            <text:p>89.843750000</text:p>
          </table:table-cell>
          <table:table-cell table:formula="of:=(([.J89]-0)/(1-0))*(3-0)+0" office:value-type="float" office:value="1.0078125">
            <text:p>1.007812500</text:p>
          </table:table-cell>
          <table:table-cell table:formula="of:=(([.K89]-0)/(1-0))*(3-0)+0" office:value-type="float" office:value="2.3671875">
            <text:p>2.367187500</text:p>
          </table:table-cell>
        </table:table-row>
        <table:table-row table:style-name="ro2">
          <table:table-cell office:value-type="float" office:value="0.2421875">
            <text:p>0.2421875</text:p>
          </table:table-cell>
          <table:table-cell office:value-type="float" office:value="0.7421875">
            <text:p>0.7421875</text:p>
          </table:table-cell>
          <table:table-cell office:value-type="float" office:value="0.7890625">
            <text:p>0.7890625</text:p>
          </table:table-cell>
          <table:table-cell office:value-type="float" office:value="0.3671875">
            <text:p>0.3671875</text:p>
          </table:table-cell>
          <table:table-cell office:value-type="float" office:value="0.8046875">
            <text:p>0.8046875</text:p>
          </table:table-cell>
          <table:table-cell office:value-type="float" office:value="0.9140625">
            <text:p>0.9140625</text:p>
          </table:table-cell>
          <table:table-cell office:value-type="float" office:value="0.5078125">
            <text:p>0.5078125</text:p>
          </table:table-cell>
          <table:table-cell office:value-type="float" office:value="0.3046875">
            <text:p>0.3046875</text:p>
          </table:table-cell>
          <table:table-cell office:value-type="float" office:value="0.3984375">
            <text:p>0.3984375</text:p>
          </table:table-cell>
          <table:table-cell office:value-type="float" office:value="0.8359375">
            <text:p>0.8359375</text:p>
          </table:table-cell>
          <table:table-cell office:value-type="float" office:value="0.2890625">
            <text:p>0.2890625</text:p>
          </table:table-cell>
          <table:table-cell/>
          <table:table-cell table:formula="of:=ROUND((([.A90]-0)/(1-0))*(27-2)+2)" office:value-type="float" office:value="8">
            <text:p>8</text:p>
          </table:table-cell>
          <table:table-cell table:formula="of:=(([.B90]-0)/(1-0))*(10-0)+0" office:value-type="float" office:value="7.421875">
            <text:p>7.421875000</text:p>
          </table:table-cell>
          <table:table-cell table:formula="of:=(([.C90]-0)/(1-0))*(1500-0.000000001)+0.000000001" office:value-type="float" office:value="1183.59375000021">
            <text:p>1183.593750000</text:p>
          </table:table-cell>
          <table:table-cell table:formula="of:=(([.D90]-0)/(1-0))*(1-0.000000001)+0.000000001" office:value-type="float" office:value="0.367187500632813">
            <text:p>0.367187501</text:p>
          </table:table-cell>
          <table:table-cell table:formula="of:=[.M90]*[.P90]" office:value-type="float" office:value="2.9375000050625">
            <text:p>2.937500005</text:p>
          </table:table-cell>
          <table:table-cell table:formula="of:=(([.E90]-0)/(1-0))*(100-0.000000001)+0.000000001" office:value-type="float" office:value="80.4687500001953">
            <text:p>80.468750000</text:p>
          </table:table-cell>
          <table:table-cell table:formula="of:=(([.F90]-0)/(1-0))*(100-0)+0" office:value-type="float" office:value="91.40625">
            <text:p>91.406250000</text:p>
          </table:table-cell>
          <table:table-cell table:formula="of:=(([.G90]-0)/(1-0))*(3-0)+0" office:value-type="float" office:value="1.5234375">
            <text:p>1.523437500</text:p>
          </table:table-cell>
          <table:table-cell table:formula="of:=(([.H90]-0)/(1-0))*(3-0)+0" office:value-type="float" office:value="0.9140625">
            <text:p>0.914062500</text:p>
          </table:table-cell>
          <table:table-cell table:formula="of:=(([.I90]-0)/(1-0))*(100-0)+0" office:value-type="float" office:value="39.84375">
            <text:p>39.843750000</text:p>
          </table:table-cell>
          <table:table-cell table:formula="of:=(([.J90]-0)/(1-0))*(3-0)+0" office:value-type="float" office:value="2.5078125">
            <text:p>2.507812500</text:p>
          </table:table-cell>
          <table:table-cell table:formula="of:=(([.K90]-0)/(1-0))*(3-0)+0" office:value-type="float" office:value="0.8671875">
            <text:p>0.867187500</text:p>
          </table:table-cell>
        </table:table-row>
        <table:table-row table:style-name="ro2">
          <table:table-cell office:value-type="float" office:value="0.1796875">
            <text:p>0.1796875</text:p>
          </table:table-cell>
          <table:table-cell office:value-type="float" office:value="0.3046875">
            <text:p>0.3046875</text:p>
          </table:table-cell>
          <table:table-cell office:value-type="float" office:value="0.3515625">
            <text:p>0.3515625</text:p>
          </table:table-cell>
          <table:table-cell office:value-type="float" office:value="0.0546875">
            <text:p>0.0546875</text:p>
          </table:table-cell>
          <table:table-cell office:value-type="float" office:value="0.4921875">
            <text:p>0.4921875</text:p>
          </table:table-cell>
          <table:table-cell office:value-type="float" office:value="0.8515625">
            <text:p>0.8515625</text:p>
          </table:table-cell>
          <table:table-cell office:value-type="float" office:value="0.3203125">
            <text:p>0.3203125</text:p>
          </table:table-cell>
          <table:table-cell office:value-type="float" office:value="0.1171875">
            <text:p>0.1171875</text:p>
          </table:table-cell>
          <table:table-cell office:value-type="float" office:value="0.2109375">
            <text:p>0.2109375</text:p>
          </table:table-cell>
          <table:table-cell office:value-type="float" office:value="0.3984375">
            <text:p>0.3984375</text:p>
          </table:table-cell>
          <table:table-cell office:value-type="float" office:value="0.3515625">
            <text:p>0.3515625</text:p>
          </table:table-cell>
          <table:table-cell/>
          <table:table-cell table:formula="of:=ROUND((([.A91]-0)/(1-0))*(27-2)+2)" office:value-type="float" office:value="6">
            <text:p>6</text:p>
          </table:table-cell>
          <table:table-cell table:formula="of:=(([.B91]-0)/(1-0))*(10-0)+0" office:value-type="float" office:value="3.046875">
            <text:p>3.046875000</text:p>
          </table:table-cell>
          <table:table-cell table:formula="of:=(([.C91]-0)/(1-0))*(1500-0.000000001)+0.000000001" office:value-type="float" office:value="527.343750000648">
            <text:p>527.343750001</text:p>
          </table:table-cell>
          <table:table-cell table:formula="of:=(([.D91]-0)/(1-0))*(1-0.000000001)+0.000000001" office:value-type="float" office:value="0.0546875009453125">
            <text:p>0.054687501</text:p>
          </table:table-cell>
          <table:table-cell table:formula="of:=[.M91]*[.P91]" office:value-type="float" office:value="0.328125005671875">
            <text:p>0.328125006</text:p>
          </table:table-cell>
          <table:table-cell table:formula="of:=(([.E91]-0)/(1-0))*(100-0.000000001)+0.000000001" office:value-type="float" office:value="49.2187500005078">
            <text:p>49.218750001</text:p>
          </table:table-cell>
          <table:table-cell table:formula="of:=(([.F91]-0)/(1-0))*(100-0)+0" office:value-type="float" office:value="85.15625">
            <text:p>85.156250000</text:p>
          </table:table-cell>
          <table:table-cell table:formula="of:=(([.G91]-0)/(1-0))*(3-0)+0" office:value-type="float" office:value="0.9609375">
            <text:p>0.960937500</text:p>
          </table:table-cell>
          <table:table-cell table:formula="of:=(([.H91]-0)/(1-0))*(3-0)+0" office:value-type="float" office:value="0.3515625">
            <text:p>0.351562500</text:p>
          </table:table-cell>
          <table:table-cell table:formula="of:=(([.I91]-0)/(1-0))*(100-0)+0" office:value-type="float" office:value="21.09375">
            <text:p>21.093750000</text:p>
          </table:table-cell>
          <table:table-cell table:formula="of:=(([.J91]-0)/(1-0))*(3-0)+0" office:value-type="float" office:value="1.1953125">
            <text:p>1.195312500</text:p>
          </table:table-cell>
          <table:table-cell table:formula="of:=(([.K91]-0)/(1-0))*(3-0)+0" office:value-type="float" office:value="1.0546875">
            <text:p>1.054687500</text:p>
          </table:table-cell>
        </table:table-row>
        <table:table-row table:style-name="ro2">
          <table:table-cell office:value-type="float" office:value="0.6796875">
            <text:p>0.6796875</text:p>
          </table:table-cell>
          <table:table-cell office:value-type="float" office:value="0.8046875">
            <text:p>0.8046875</text:p>
          </table:table-cell>
          <table:table-cell office:value-type="float" office:value="0.8515625">
            <text:p>0.8515625</text:p>
          </table:table-cell>
          <table:table-cell office:value-type="float" office:value="0.5546875">
            <text:p>0.5546875</text:p>
          </table:table-cell>
          <table:table-cell office:value-type="float" office:value="0.9921875">
            <text:p>0.9921875</text:p>
          </table:table-cell>
          <table:table-cell office:value-type="float" office:value="0.3515625">
            <text:p>0.3515625</text:p>
          </table:table-cell>
          <table:table-cell office:value-type="float" office:value="0.8203125">
            <text:p>0.8203125</text:p>
          </table:table-cell>
          <table:table-cell office:value-type="float" office:value="0.6171875">
            <text:p>0.6171875</text:p>
          </table:table-cell>
          <table:table-cell office:value-type="float" office:value="0.7109375">
            <text:p>0.7109375</text:p>
          </table:table-cell>
          <table:table-cell office:value-type="float" office:value="0.8984375">
            <text:p>0.8984375</text:p>
          </table:table-cell>
          <table:table-cell office:value-type="float" office:value="0.8515625">
            <text:p>0.8515625</text:p>
          </table:table-cell>
          <table:table-cell/>
          <table:table-cell table:formula="of:=ROUND((([.A92]-0)/(1-0))*(27-2)+2)" office:value-type="float" office:value="19">
            <text:p>19</text:p>
          </table:table-cell>
          <table:table-cell table:formula="of:=(([.B92]-0)/(1-0))*(10-0)+0" office:value-type="float" office:value="8.046875">
            <text:p>8.046875000</text:p>
          </table:table-cell>
          <table:table-cell table:formula="of:=(([.C92]-0)/(1-0))*(1500-0.000000001)+0.000000001" office:value-type="float" office:value="1277.34375000015">
            <text:p>1277.343750000</text:p>
          </table:table-cell>
          <table:table-cell table:formula="of:=(([.D92]-0)/(1-0))*(1-0.000000001)+0.000000001" office:value-type="float" office:value="0.554687500445312">
            <text:p>0.554687500</text:p>
          </table:table-cell>
          <table:table-cell table:formula="of:=[.M92]*[.P92]" office:value-type="float" office:value="10.5390625084609">
            <text:p>10.539062508</text:p>
          </table:table-cell>
          <table:table-cell table:formula="of:=(([.E92]-0)/(1-0))*(100-0.000000001)+0.000000001" office:value-type="float" office:value="99.2187500000078">
            <text:p>99.218750000</text:p>
          </table:table-cell>
          <table:table-cell table:formula="of:=(([.F92]-0)/(1-0))*(100-0)+0" office:value-type="float" office:value="35.15625">
            <text:p>35.156250000</text:p>
          </table:table-cell>
          <table:table-cell table:formula="of:=(([.G92]-0)/(1-0))*(3-0)+0" office:value-type="float" office:value="2.4609375">
            <text:p>2.460937500</text:p>
          </table:table-cell>
          <table:table-cell table:formula="of:=(([.H92]-0)/(1-0))*(3-0)+0" office:value-type="float" office:value="1.8515625">
            <text:p>1.851562500</text:p>
          </table:table-cell>
          <table:table-cell table:formula="of:=(([.I92]-0)/(1-0))*(100-0)+0" office:value-type="float" office:value="71.09375">
            <text:p>71.093750000</text:p>
          </table:table-cell>
          <table:table-cell table:formula="of:=(([.J92]-0)/(1-0))*(3-0)+0" office:value-type="float" office:value="2.6953125">
            <text:p>2.695312500</text:p>
          </table:table-cell>
          <table:table-cell table:formula="of:=(([.K92]-0)/(1-0))*(3-0)+0" office:value-type="float" office:value="2.5546875">
            <text:p>2.554687500</text:p>
          </table:table-cell>
        </table:table-row>
        <table:table-row table:style-name="ro2">
          <table:table-cell office:value-type="float" office:value="0.9296875">
            <text:p>0.9296875</text:p>
          </table:table-cell>
          <table:table-cell office:value-type="float" office:value="0.0546875">
            <text:p>0.0546875</text:p>
          </table:table-cell>
          <table:table-cell office:value-type="float" office:value="0.1015625">
            <text:p>0.1015625</text:p>
          </table:table-cell>
          <table:table-cell office:value-type="float" office:value="0.3046875">
            <text:p>0.3046875</text:p>
          </table:table-cell>
          <table:table-cell office:value-type="float" office:value="0.7421875">
            <text:p>0.7421875</text:p>
          </table:table-cell>
          <table:table-cell office:value-type="float" office:value="0.1015625">
            <text:p>0.1015625</text:p>
          </table:table-cell>
          <table:table-cell office:value-type="float" office:value="0.0703125">
            <text:p>0.0703125</text:p>
          </table:table-cell>
          <table:table-cell office:value-type="float" office:value="0.8671875">
            <text:p>0.8671875</text:p>
          </table:table-cell>
          <table:table-cell office:value-type="float" office:value="0.9609375">
            <text:p>0.9609375</text:p>
          </table:table-cell>
          <table:table-cell office:value-type="float" office:value="0.6484375">
            <text:p>0.6484375</text:p>
          </table:table-cell>
          <table:table-cell office:value-type="float" office:value="0.6015625">
            <text:p>0.6015625</text:p>
          </table:table-cell>
          <table:table-cell/>
          <table:table-cell table:formula="of:=ROUND((([.A93]-0)/(1-0))*(27-2)+2)" office:value-type="float" office:value="25">
            <text:p>25</text:p>
          </table:table-cell>
          <table:table-cell table:formula="of:=(([.B93]-0)/(1-0))*(10-0)+0" office:value-type="float" office:value="0.546875">
            <text:p>0.546875000</text:p>
          </table:table-cell>
          <table:table-cell table:formula="of:=(([.C93]-0)/(1-0))*(1500-0.000000001)+0.000000001" office:value-type="float" office:value="152.343750000898">
            <text:p>152.343750001</text:p>
          </table:table-cell>
          <table:table-cell table:formula="of:=(([.D93]-0)/(1-0))*(1-0.000000001)+0.000000001" office:value-type="float" office:value="0.304687500695313">
            <text:p>0.304687501</text:p>
          </table:table-cell>
          <table:table-cell table:formula="of:=[.M93]*[.P93]" office:value-type="float" office:value="7.61718751738281">
            <text:p>7.617187517</text:p>
          </table:table-cell>
          <table:table-cell table:formula="of:=(([.E93]-0)/(1-0))*(100-0.000000001)+0.000000001" office:value-type="float" office:value="74.2187500002578">
            <text:p>74.218750000</text:p>
          </table:table-cell>
          <table:table-cell table:formula="of:=(([.F93]-0)/(1-0))*(100-0)+0" office:value-type="float" office:value="10.15625">
            <text:p>10.156250000</text:p>
          </table:table-cell>
          <table:table-cell table:formula="of:=(([.G93]-0)/(1-0))*(3-0)+0" office:value-type="float" office:value="0.2109375">
            <text:p>0.210937500</text:p>
          </table:table-cell>
          <table:table-cell table:formula="of:=(([.H93]-0)/(1-0))*(3-0)+0" office:value-type="float" office:value="2.6015625">
            <text:p>2.601562500</text:p>
          </table:table-cell>
          <table:table-cell table:formula="of:=(([.I93]-0)/(1-0))*(100-0)+0" office:value-type="float" office:value="96.09375">
            <text:p>96.093750000</text:p>
          </table:table-cell>
          <table:table-cell table:formula="of:=(([.J93]-0)/(1-0))*(3-0)+0" office:value-type="float" office:value="1.9453125">
            <text:p>1.945312500</text:p>
          </table:table-cell>
          <table:table-cell table:formula="of:=(([.K93]-0)/(1-0))*(3-0)+0" office:value-type="float" office:value="1.8046875">
            <text:p>1.804687500</text:p>
          </table:table-cell>
        </table:table-row>
        <table:table-row table:style-name="ro2">
          <table:table-cell office:value-type="float" office:value="0.4296875">
            <text:p>0.4296875</text:p>
          </table:table-cell>
          <table:table-cell office:value-type="float" office:value="0.5546875">
            <text:p>0.5546875</text:p>
          </table:table-cell>
          <table:table-cell office:value-type="float" office:value="0.6015625">
            <text:p>0.6015625</text:p>
          </table:table-cell>
          <table:table-cell office:value-type="float" office:value="0.8046875">
            <text:p>0.8046875</text:p>
          </table:table-cell>
          <table:table-cell office:value-type="float" office:value="0.2421875">
            <text:p>0.2421875</text:p>
          </table:table-cell>
          <table:table-cell office:value-type="float" office:value="0.6015625">
            <text:p>0.6015625</text:p>
          </table:table-cell>
          <table:table-cell office:value-type="float" office:value="0.5703125">
            <text:p>0.5703125</text:p>
          </table:table-cell>
          <table:table-cell office:value-type="float" office:value="0.3671875">
            <text:p>0.3671875</text:p>
          </table:table-cell>
          <table:table-cell office:value-type="float" office:value="0.4609375">
            <text:p>0.4609375</text:p>
          </table:table-cell>
          <table:table-cell office:value-type="float" office:value="0.1484375">
            <text:p>0.1484375</text:p>
          </table:table-cell>
          <table:table-cell office:value-type="float" office:value="0.1015625">
            <text:p>0.1015625</text:p>
          </table:table-cell>
          <table:table-cell/>
          <table:table-cell table:formula="of:=ROUND((([.A94]-0)/(1-0))*(27-2)+2)" office:value-type="float" office:value="13">
            <text:p>13</text:p>
          </table:table-cell>
          <table:table-cell table:formula="of:=(([.B94]-0)/(1-0))*(10-0)+0" office:value-type="float" office:value="5.546875">
            <text:p>5.546875000</text:p>
          </table:table-cell>
          <table:table-cell table:formula="of:=(([.C94]-0)/(1-0))*(1500-0.000000001)+0.000000001" office:value-type="float" office:value="902.343750000398">
            <text:p>902.343750000</text:p>
          </table:table-cell>
          <table:table-cell table:formula="of:=(([.D94]-0)/(1-0))*(1-0.000000001)+0.000000001" office:value-type="float" office:value="0.804687500195313">
            <text:p>0.804687500</text:p>
          </table:table-cell>
          <table:table-cell table:formula="of:=[.M94]*[.P94]" office:value-type="float" office:value="10.4609375025391">
            <text:p>10.460937503</text:p>
          </table:table-cell>
          <table:table-cell table:formula="of:=(([.E94]-0)/(1-0))*(100-0.000000001)+0.000000001" office:value-type="float" office:value="24.2187500007578">
            <text:p>24.218750001</text:p>
          </table:table-cell>
          <table:table-cell table:formula="of:=(([.F94]-0)/(1-0))*(100-0)+0" office:value-type="float" office:value="60.15625">
            <text:p>60.156250000</text:p>
          </table:table-cell>
          <table:table-cell table:formula="of:=(([.G94]-0)/(1-0))*(3-0)+0" office:value-type="float" office:value="1.7109375">
            <text:p>1.710937500</text:p>
          </table:table-cell>
          <table:table-cell table:formula="of:=(([.H94]-0)/(1-0))*(3-0)+0" office:value-type="float" office:value="1.1015625">
            <text:p>1.101562500</text:p>
          </table:table-cell>
          <table:table-cell table:formula="of:=(([.I94]-0)/(1-0))*(100-0)+0" office:value-type="float" office:value="46.09375">
            <text:p>46.093750000</text:p>
          </table:table-cell>
          <table:table-cell table:formula="of:=(([.J94]-0)/(1-0))*(3-0)+0" office:value-type="float" office:value="0.4453125">
            <text:p>0.445312500</text:p>
          </table:table-cell>
          <table:table-cell table:formula="of:=(([.K94]-0)/(1-0))*(3-0)+0" office:value-type="float" office:value="0.3046875">
            <text:p>0.304687500</text:p>
          </table:table-cell>
        </table:table-row>
        <table:table-row table:style-name="ro2">
          <table:table-cell office:value-type="float" office:value="0.3046875">
            <text:p>0.3046875</text:p>
          </table:table-cell>
          <table:table-cell office:value-type="float" office:value="0.1796875">
            <text:p>0.1796875</text:p>
          </table:table-cell>
          <table:table-cell office:value-type="float" office:value="0.9765625">
            <text:p>0.9765625</text:p>
          </table:table-cell>
          <table:table-cell office:value-type="float" office:value="0.9296875">
            <text:p>0.9296875</text:p>
          </table:table-cell>
          <table:table-cell office:value-type="float" office:value="0.1171875">
            <text:p>0.1171875</text:p>
          </table:table-cell>
          <table:table-cell office:value-type="float" office:value="0.9765625">
            <text:p>0.9765625</text:p>
          </table:table-cell>
          <table:table-cell office:value-type="float" office:value="0.1953125">
            <text:p>0.1953125</text:p>
          </table:table-cell>
          <table:table-cell office:value-type="float" office:value="0.9921875">
            <text:p>0.9921875</text:p>
          </table:table-cell>
          <table:table-cell office:value-type="float" office:value="0.8359375">
            <text:p>0.8359375</text:p>
          </table:table-cell>
          <table:table-cell office:value-type="float" office:value="0.7734375">
            <text:p>0.7734375</text:p>
          </table:table-cell>
          <table:table-cell office:value-type="float" office:value="0.7265625">
            <text:p>0.7265625</text:p>
          </table:table-cell>
          <table:table-cell/>
          <table:table-cell table:formula="of:=ROUND((([.A95]-0)/(1-0))*(27-2)+2)" office:value-type="float" office:value="10">
            <text:p>10</text:p>
          </table:table-cell>
          <table:table-cell table:formula="of:=(([.B95]-0)/(1-0))*(10-0)+0" office:value-type="float" office:value="1.796875">
            <text:p>1.796875000</text:p>
          </table:table-cell>
          <table:table-cell table:formula="of:=(([.C95]-0)/(1-0))*(1500-0.000000001)+0.000000001" office:value-type="float" office:value="1464.84375000002">
            <text:p>1464.843750000</text:p>
          </table:table-cell>
          <table:table-cell table:formula="of:=(([.D95]-0)/(1-0))*(1-0.000000001)+0.000000001" office:value-type="float" office:value="0.929687500070312">
            <text:p>0.929687500</text:p>
          </table:table-cell>
          <table:table-cell table:formula="of:=[.M95]*[.P95]" office:value-type="float" office:value="9.29687500070312">
            <text:p>9.296875001</text:p>
          </table:table-cell>
          <table:table-cell table:formula="of:=(([.E95]-0)/(1-0))*(100-0.000000001)+0.000000001" office:value-type="float" office:value="11.7187500008828">
            <text:p>11.718750001</text:p>
          </table:table-cell>
          <table:table-cell table:formula="of:=(([.F95]-0)/(1-0))*(100-0)+0" office:value-type="float" office:value="97.65625">
            <text:p>97.656250000</text:p>
          </table:table-cell>
          <table:table-cell table:formula="of:=(([.G95]-0)/(1-0))*(3-0)+0" office:value-type="float" office:value="0.5859375">
            <text:p>0.585937500</text:p>
          </table:table-cell>
          <table:table-cell table:formula="of:=(([.H95]-0)/(1-0))*(3-0)+0" office:value-type="float" office:value="2.9765625">
            <text:p>2.976562500</text:p>
          </table:table-cell>
          <table:table-cell table:formula="of:=(([.I95]-0)/(1-0))*(100-0)+0" office:value-type="float" office:value="83.59375">
            <text:p>83.593750000</text:p>
          </table:table-cell>
          <table:table-cell table:formula="of:=(([.J95]-0)/(1-0))*(3-0)+0" office:value-type="float" office:value="2.3203125">
            <text:p>2.320312500</text:p>
          </table:table-cell>
          <table:table-cell table:formula="of:=(([.K95]-0)/(1-0))*(3-0)+0" office:value-type="float" office:value="2.1796875">
            <text:p>2.179687500</text:p>
          </table:table-cell>
        </table:table-row>
        <table:table-row table:style-name="ro2">
          <table:table-cell office:value-type="float" office:value="0.8046875">
            <text:p>0.8046875</text:p>
          </table:table-cell>
          <table:table-cell office:value-type="float" office:value="0.6796875">
            <text:p>0.6796875</text:p>
          </table:table-cell>
          <table:table-cell office:value-type="float" office:value="0.4765625">
            <text:p>0.4765625</text:p>
          </table:table-cell>
          <table:table-cell office:value-type="float" office:value="0.4296875">
            <text:p>0.4296875</text:p>
          </table:table-cell>
          <table:table-cell office:value-type="float" office:value="0.6171875">
            <text:p>0.6171875</text:p>
          </table:table-cell>
          <table:table-cell office:value-type="float" office:value="0.4765625">
            <text:p>0.4765625</text:p>
          </table:table-cell>
          <table:table-cell office:value-type="float" office:value="0.6953125">
            <text:p>0.6953125</text:p>
          </table:table-cell>
          <table:table-cell office:value-type="float" office:value="0.4921875">
            <text:p>0.4921875</text:p>
          </table:table-cell>
          <table:table-cell office:value-type="float" office:value="0.3359375">
            <text:p>0.3359375</text:p>
          </table:table-cell>
          <table:table-cell office:value-type="float" office:value="0.2734375">
            <text:p>0.2734375</text:p>
          </table:table-cell>
          <table:table-cell office:value-type="float" office:value="0.2265625">
            <text:p>0.2265625</text:p>
          </table:table-cell>
          <table:table-cell/>
          <table:table-cell table:formula="of:=ROUND((([.A96]-0)/(1-0))*(27-2)+2)" office:value-type="float" office:value="22">
            <text:p>22</text:p>
          </table:table-cell>
          <table:table-cell table:formula="of:=(([.B96]-0)/(1-0))*(10-0)+0" office:value-type="float" office:value="6.796875">
            <text:p>6.796875000</text:p>
          </table:table-cell>
          <table:table-cell table:formula="of:=(([.C96]-0)/(1-0))*(1500-0.000000001)+0.000000001" office:value-type="float" office:value="714.843750000523">
            <text:p>714.843750001</text:p>
          </table:table-cell>
          <table:table-cell table:formula="of:=(([.D96]-0)/(1-0))*(1-0.000000001)+0.000000001" office:value-type="float" office:value="0.429687500570313">
            <text:p>0.429687501</text:p>
          </table:table-cell>
          <table:table-cell table:formula="of:=[.M96]*[.P96]" office:value-type="float" office:value="9.45312501254688">
            <text:p>9.453125013</text:p>
          </table:table-cell>
          <table:table-cell table:formula="of:=(([.E96]-0)/(1-0))*(100-0.000000001)+0.000000001" office:value-type="float" office:value="61.7187500003828">
            <text:p>61.718750000</text:p>
          </table:table-cell>
          <table:table-cell table:formula="of:=(([.F96]-0)/(1-0))*(100-0)+0" office:value-type="float" office:value="47.65625">
            <text:p>47.656250000</text:p>
          </table:table-cell>
          <table:table-cell table:formula="of:=(([.G96]-0)/(1-0))*(3-0)+0" office:value-type="float" office:value="2.0859375">
            <text:p>2.085937500</text:p>
          </table:table-cell>
          <table:table-cell table:formula="of:=(([.H96]-0)/(1-0))*(3-0)+0" office:value-type="float" office:value="1.4765625">
            <text:p>1.476562500</text:p>
          </table:table-cell>
          <table:table-cell table:formula="of:=(([.I96]-0)/(1-0))*(100-0)+0" office:value-type="float" office:value="33.59375">
            <text:p>33.593750000</text:p>
          </table:table-cell>
          <table:table-cell table:formula="of:=(([.J96]-0)/(1-0))*(3-0)+0" office:value-type="float" office:value="0.8203125">
            <text:p>0.820312500</text:p>
          </table:table-cell>
          <table:table-cell table:formula="of:=(([.K96]-0)/(1-0))*(3-0)+0" office:value-type="float" office:value="0.6796875">
            <text:p>0.679687500</text:p>
          </table:table-cell>
        </table:table-row>
        <table:table-row table:style-name="ro2">
          <table:table-cell office:value-type="float" office:value="0.5546875">
            <text:p>0.5546875</text:p>
          </table:table-cell>
          <table:table-cell office:value-type="float" office:value="0.4296875">
            <text:p>0.4296875</text:p>
          </table:table-cell>
          <table:table-cell office:value-type="float" office:value="0.7265625">
            <text:p>0.7265625</text:p>
          </table:table-cell>
          <table:table-cell office:value-type="float" office:value="0.6796875">
            <text:p>0.6796875</text:p>
          </table:table-cell>
          <table:table-cell office:value-type="float" office:value="0.8671875">
            <text:p>0.8671875</text:p>
          </table:table-cell>
          <table:table-cell office:value-type="float" office:value="0.2265625">
            <text:p>0.2265625</text:p>
          </table:table-cell>
          <table:table-cell office:value-type="float" office:value="0.4453125">
            <text:p>0.4453125</text:p>
          </table:table-cell>
          <table:table-cell office:value-type="float" office:value="0.2421875">
            <text:p>0.2421875</text:p>
          </table:table-cell>
          <table:table-cell office:value-type="float" office:value="0.0859375">
            <text:p>0.0859375</text:p>
          </table:table-cell>
          <table:table-cell office:value-type="float" office:value="0.0234375">
            <text:p>0.0234375</text:p>
          </table:table-cell>
          <table:table-cell office:value-type="float" office:value="0.4765625">
            <text:p>0.4765625</text:p>
          </table:table-cell>
          <table:table-cell/>
          <table:table-cell table:formula="of:=ROUND((([.A97]-0)/(1-0))*(27-2)+2)" office:value-type="float" office:value="16">
            <text:p>16</text:p>
          </table:table-cell>
          <table:table-cell table:formula="of:=(([.B97]-0)/(1-0))*(10-0)+0" office:value-type="float" office:value="4.296875">
            <text:p>4.296875000</text:p>
          </table:table-cell>
          <table:table-cell table:formula="of:=(([.C97]-0)/(1-0))*(1500-0.000000001)+0.000000001" office:value-type="float" office:value="1089.84375000027">
            <text:p>1089.843750000</text:p>
          </table:table-cell>
          <table:table-cell table:formula="of:=(([.D97]-0)/(1-0))*(1-0.000000001)+0.000000001" office:value-type="float" office:value="0.679687500320312">
            <text:p>0.679687500</text:p>
          </table:table-cell>
          <table:table-cell table:formula="of:=[.M97]*[.P97]" office:value-type="float" office:value="10.875000005125">
            <text:p>10.875000005</text:p>
          </table:table-cell>
          <table:table-cell table:formula="of:=(([.E97]-0)/(1-0))*(100-0.000000001)+0.000000001" office:value-type="float" office:value="86.7187500001328">
            <text:p>86.718750000</text:p>
          </table:table-cell>
          <table:table-cell table:formula="of:=(([.F97]-0)/(1-0))*(100-0)+0" office:value-type="float" office:value="22.65625">
            <text:p>22.656250000</text:p>
          </table:table-cell>
          <table:table-cell table:formula="of:=(([.G97]-0)/(1-0))*(3-0)+0" office:value-type="float" office:value="1.3359375">
            <text:p>1.335937500</text:p>
          </table:table-cell>
          <table:table-cell table:formula="of:=(([.H97]-0)/(1-0))*(3-0)+0" office:value-type="float" office:value="0.7265625">
            <text:p>0.726562500</text:p>
          </table:table-cell>
          <table:table-cell table:formula="of:=(([.I97]-0)/(1-0))*(100-0)+0" office:value-type="float" office:value="8.59375">
            <text:p>8.593750000</text:p>
          </table:table-cell>
          <table:table-cell table:formula="of:=(([.J97]-0)/(1-0))*(3-0)+0" office:value-type="float" office:value="0.0703125">
            <text:p>0.070312500</text:p>
          </table:table-cell>
          <table:table-cell table:formula="of:=(([.K97]-0)/(1-0))*(3-0)+0" office:value-type="float" office:value="1.4296875">
            <text:p>1.429687500</text:p>
          </table:table-cell>
        </table:table-row>
        <table:table-row table:style-name="ro2">
          <table:table-cell office:value-type="float" office:value="0.0546875">
            <text:p>0.0546875</text:p>
          </table:table-cell>
          <table:table-cell office:value-type="float" office:value="0.9296875">
            <text:p>0.9296875</text:p>
          </table:table-cell>
          <table:table-cell office:value-type="float" office:value="0.2265625">
            <text:p>0.2265625</text:p>
          </table:table-cell>
          <table:table-cell office:value-type="float" office:value="0.1796875">
            <text:p>0.1796875</text:p>
          </table:table-cell>
          <table:table-cell office:value-type="float" office:value="0.3671875">
            <text:p>0.3671875</text:p>
          </table:table-cell>
          <table:table-cell office:value-type="float" office:value="0.7265625">
            <text:p>0.7265625</text:p>
          </table:table-cell>
          <table:table-cell office:value-type="float" office:value="0.9453125">
            <text:p>0.9453125</text:p>
          </table:table-cell>
          <table:table-cell office:value-type="float" office:value="0.7421875">
            <text:p>0.7421875</text:p>
          </table:table-cell>
          <table:table-cell office:value-type="float" office:value="0.5859375">
            <text:p>0.5859375</text:p>
          </table:table-cell>
          <table:table-cell office:value-type="float" office:value="0.5234375">
            <text:p>0.5234375</text:p>
          </table:table-cell>
          <table:table-cell office:value-type="float" office:value="0.9765625">
            <text:p>0.9765625</text:p>
          </table:table-cell>
          <table:table-cell/>
          <table:table-cell table:formula="of:=ROUND((([.A98]-0)/(1-0))*(27-2)+2)" office:value-type="float" office:value="3">
            <text:p>3</text:p>
          </table:table-cell>
          <table:table-cell table:formula="of:=(([.B98]-0)/(1-0))*(10-0)+0" office:value-type="float" office:value="9.296875">
            <text:p>9.296875000</text:p>
          </table:table-cell>
          <table:table-cell table:formula="of:=(([.C98]-0)/(1-0))*(1500-0.000000001)+0.000000001" office:value-type="float" office:value="339.843750000773">
            <text:p>339.843750001</text:p>
          </table:table-cell>
          <table:table-cell table:formula="of:=(([.D98]-0)/(1-0))*(1-0.000000001)+0.000000001" office:value-type="float" office:value="0.179687500820313">
            <text:p>0.179687501</text:p>
          </table:table-cell>
          <table:table-cell table:formula="of:=[.M98]*[.P98]" office:value-type="float" office:value="0.539062502460938">
            <text:p>0.539062502</text:p>
          </table:table-cell>
          <table:table-cell table:formula="of:=(([.E98]-0)/(1-0))*(100-0.000000001)+0.000000001" office:value-type="float" office:value="36.7187500006328">
            <text:p>36.718750001</text:p>
          </table:table-cell>
          <table:table-cell table:formula="of:=(([.F98]-0)/(1-0))*(100-0)+0" office:value-type="float" office:value="72.65625">
            <text:p>72.656250000</text:p>
          </table:table-cell>
          <table:table-cell table:formula="of:=(([.G98]-0)/(1-0))*(3-0)+0" office:value-type="float" office:value="2.8359375">
            <text:p>2.835937500</text:p>
          </table:table-cell>
          <table:table-cell table:formula="of:=(([.H98]-0)/(1-0))*(3-0)+0" office:value-type="float" office:value="2.2265625">
            <text:p>2.226562500</text:p>
          </table:table-cell>
          <table:table-cell table:formula="of:=(([.I98]-0)/(1-0))*(100-0)+0" office:value-type="float" office:value="58.59375">
            <text:p>58.593750000</text:p>
          </table:table-cell>
          <table:table-cell table:formula="of:=(([.J98]-0)/(1-0))*(3-0)+0" office:value-type="float" office:value="1.5703125">
            <text:p>1.570312500</text:p>
          </table:table-cell>
          <table:table-cell table:formula="of:=(([.K98]-0)/(1-0))*(3-0)+0" office:value-type="float" office:value="2.9296875">
            <text:p>2.929687500</text:p>
          </table:table-cell>
        </table:table-row>
        <table:table-row table:style-name="ro2">
          <table:table-cell office:value-type="float" office:value="0.0390625">
            <text:p>0.0390625</text:p>
          </table:table-cell>
          <table:table-cell office:value-type="float" office:value="0.1328125">
            <text:p>0.1328125</text:p>
          </table:table-cell>
          <table:table-cell office:value-type="float" office:value="0.3984375">
            <text:p>0.3984375</text:p>
          </table:table-cell>
          <table:table-cell office:value-type="float" office:value="0.3515625">
            <text:p>0.3515625</text:p>
          </table:table-cell>
          <table:table-cell office:value-type="float" office:value="0.5078125">
            <text:p>0.5078125</text:p>
          </table:table-cell>
          <table:table-cell office:value-type="float" office:value="0.6171875">
            <text:p>0.6171875</text:p>
          </table:table-cell>
          <table:table-cell office:value-type="float" office:value="0.3984375">
            <text:p>0.3984375</text:p>
          </table:table-cell>
          <table:table-cell office:value-type="float" office:value="0.6015625">
            <text:p>0.6015625</text:p>
          </table:table-cell>
          <table:table-cell office:value-type="float" office:value="0.2578125">
            <text:p>0.2578125</text:p>
          </table:table-cell>
          <table:table-cell office:value-type="float" office:value="0.0703125">
            <text:p>0.0703125</text:p>
          </table:table-cell>
          <table:table-cell office:value-type="float" office:value="0.5859375">
            <text:p>0.5859375</text:p>
          </table:table-cell>
          <table:table-cell/>
          <table:table-cell table:formula="of:=ROUND((([.A99]-0)/(1-0))*(27-2)+2)" office:value-type="float" office:value="3">
            <text:p>3</text:p>
          </table:table-cell>
          <table:table-cell table:formula="of:=(([.B99]-0)/(1-0))*(10-0)+0" office:value-type="float" office:value="1.328125">
            <text:p>1.328125000</text:p>
          </table:table-cell>
          <table:table-cell table:formula="of:=(([.C99]-0)/(1-0))*(1500-0.000000001)+0.000000001" office:value-type="float" office:value="597.656250000602">
            <text:p>597.656250001</text:p>
          </table:table-cell>
          <table:table-cell table:formula="of:=(([.D99]-0)/(1-0))*(1-0.000000001)+0.000000001" office:value-type="float" office:value="0.351562500648438">
            <text:p>0.351562501</text:p>
          </table:table-cell>
          <table:table-cell table:formula="of:=[.M99]*[.P99]" office:value-type="float" office:value="1.05468750194531">
            <text:p>1.054687502</text:p>
          </table:table-cell>
          <table:table-cell table:formula="of:=(([.E99]-0)/(1-0))*(100-0.000000001)+0.000000001" office:value-type="float" office:value="50.7812500004922">
            <text:p>50.781250000</text:p>
          </table:table-cell>
          <table:table-cell table:formula="of:=(([.F99]-0)/(1-0))*(100-0)+0" office:value-type="float" office:value="61.71875">
            <text:p>61.718750000</text:p>
          </table:table-cell>
          <table:table-cell table:formula="of:=(([.G99]-0)/(1-0))*(3-0)+0" office:value-type="float" office:value="1.1953125">
            <text:p>1.195312500</text:p>
          </table:table-cell>
          <table:table-cell table:formula="of:=(([.H99]-0)/(1-0))*(3-0)+0" office:value-type="float" office:value="1.8046875">
            <text:p>1.804687500</text:p>
          </table:table-cell>
          <table:table-cell table:formula="of:=(([.I99]-0)/(1-0))*(100-0)+0" office:value-type="float" office:value="25.78125">
            <text:p>25.781250000</text:p>
          </table:table-cell>
          <table:table-cell table:formula="of:=(([.J99]-0)/(1-0))*(3-0)+0" office:value-type="float" office:value="0.2109375">
            <text:p>0.210937500</text:p>
          </table:table-cell>
          <table:table-cell table:formula="of:=(([.K99]-0)/(1-0))*(3-0)+0" office:value-type="float" office:value="1.7578125">
            <text:p>1.757812500</text:p>
          </table:table-cell>
        </table:table-row>
        <table:table-row table:style-name="ro2">
          <table:table-cell office:value-type="float" office:value="0.5390625">
            <text:p>0.5390625</text:p>
          </table:table-cell>
          <table:table-cell office:value-type="float" office:value="0.6328125">
            <text:p>0.6328125</text:p>
          </table:table-cell>
          <table:table-cell office:value-type="float" office:value="0.8984375">
            <text:p>0.8984375</text:p>
          </table:table-cell>
          <table:table-cell office:value-type="float" office:value="0.8515625">
            <text:p>0.8515625</text:p>
          </table:table-cell>
          <table:table-cell office:value-type="float" office:value="0.0078125">
            <text:p>0.0078125</text:p>
          </table:table-cell>
          <table:table-cell office:value-type="float" office:value="0.1171875">
            <text:p>0.1171875</text:p>
          </table:table-cell>
          <table:table-cell office:value-type="float" office:value="0.8984375">
            <text:p>0.8984375</text:p>
          </table:table-cell>
          <table:table-cell office:value-type="float" office:value="0.1015625">
            <text:p>0.1015625</text:p>
          </table:table-cell>
          <table:table-cell office:value-type="float" office:value="0.7578125">
            <text:p>0.7578125</text:p>
          </table:table-cell>
          <table:table-cell office:value-type="float" office:value="0.5703125">
            <text:p>0.5703125</text:p>
          </table:table-cell>
          <table:table-cell office:value-type="float" office:value="0.0859375">
            <text:p>0.0859375</text:p>
          </table:table-cell>
          <table:table-cell/>
          <table:table-cell table:formula="of:=ROUND((([.A100]-0)/(1-0))*(27-2)+2)" office:value-type="float" office:value="15">
            <text:p>15</text:p>
          </table:table-cell>
          <table:table-cell table:formula="of:=(([.B100]-0)/(1-0))*(10-0)+0" office:value-type="float" office:value="6.328125">
            <text:p>6.328125000</text:p>
          </table:table-cell>
          <table:table-cell table:formula="of:=(([.C100]-0)/(1-0))*(1500-0.000000001)+0.000000001" office:value-type="float" office:value="1347.6562500001">
            <text:p>1347.656250000</text:p>
          </table:table-cell>
          <table:table-cell table:formula="of:=(([.D100]-0)/(1-0))*(1-0.000000001)+0.000000001" office:value-type="float" office:value="0.851562500148437">
            <text:p>0.851562500</text:p>
          </table:table-cell>
          <table:table-cell table:formula="of:=[.M100]*[.P100]" office:value-type="float" office:value="12.7734375022266">
            <text:p>12.773437502</text:p>
          </table:table-cell>
          <table:table-cell table:formula="of:=(([.E100]-0)/(1-0))*(100-0.000000001)+0.000000001" office:value-type="float" office:value="0.781250000992187">
            <text:p>0.781250001</text:p>
          </table:table-cell>
          <table:table-cell table:formula="of:=(([.F100]-0)/(1-0))*(100-0)+0" office:value-type="float" office:value="11.71875">
            <text:p>11.718750000</text:p>
          </table:table-cell>
          <table:table-cell table:formula="of:=(([.G100]-0)/(1-0))*(3-0)+0" office:value-type="float" office:value="2.6953125">
            <text:p>2.695312500</text:p>
          </table:table-cell>
          <table:table-cell table:formula="of:=(([.H100]-0)/(1-0))*(3-0)+0" office:value-type="float" office:value="0.3046875">
            <text:p>0.304687500</text:p>
          </table:table-cell>
          <table:table-cell table:formula="of:=(([.I100]-0)/(1-0))*(100-0)+0" office:value-type="float" office:value="75.78125">
            <text:p>75.781250000</text:p>
          </table:table-cell>
          <table:table-cell table:formula="of:=(([.J100]-0)/(1-0))*(3-0)+0" office:value-type="float" office:value="1.7109375">
            <text:p>1.710937500</text:p>
          </table:table-cell>
          <table:table-cell table:formula="of:=(([.K100]-0)/(1-0))*(3-0)+0" office:value-type="float" office:value="0.2578125">
            <text:p>0.257812500</text:p>
          </table:table-cell>
        </table:table-row>
        <table:table-row table:style-name="ro2">
          <table:table-cell office:value-type="float" office:value="0.7890625">
            <text:p>0.7890625</text:p>
          </table:table-cell>
          <table:table-cell office:value-type="float" office:value="0.3828125">
            <text:p>0.3828125</text:p>
          </table:table-cell>
          <table:table-cell office:value-type="float" office:value="0.1484375">
            <text:p>0.1484375</text:p>
          </table:table-cell>
          <table:table-cell office:value-type="float" office:value="0.1015625">
            <text:p>0.1015625</text:p>
          </table:table-cell>
          <table:table-cell office:value-type="float" office:value="0.2578125">
            <text:p>0.2578125</text:p>
          </table:table-cell>
          <table:table-cell office:value-type="float" office:value="0.3671875">
            <text:p>0.3671875</text:p>
          </table:table-cell>
          <table:table-cell office:value-type="float" office:value="0.1484375">
            <text:p>0.1484375</text:p>
          </table:table-cell>
          <table:table-cell office:value-type="float" office:value="0.3515625">
            <text:p>0.3515625</text:p>
          </table:table-cell>
          <table:table-cell office:value-type="float" office:value="0.5078125">
            <text:p>0.5078125</text:p>
          </table:table-cell>
          <table:table-cell office:value-type="float" office:value="0.8203125">
            <text:p>0.8203125</text:p>
          </table:table-cell>
          <table:table-cell office:value-type="float" office:value="0.3359375">
            <text:p>0.3359375</text:p>
          </table:table-cell>
          <table:table-cell/>
          <table:table-cell table:formula="of:=ROUND((([.A101]-0)/(1-0))*(27-2)+2)" office:value-type="float" office:value="22">
            <text:p>22</text:p>
          </table:table-cell>
          <table:table-cell table:formula="of:=(([.B101]-0)/(1-0))*(10-0)+0" office:value-type="float" office:value="3.828125">
            <text:p>3.828125000</text:p>
          </table:table-cell>
          <table:table-cell table:formula="of:=(([.C101]-0)/(1-0))*(1500-0.000000001)+0.000000001" office:value-type="float" office:value="222.656250000852">
            <text:p>222.656250001</text:p>
          </table:table-cell>
          <table:table-cell table:formula="of:=(([.D101]-0)/(1-0))*(1-0.000000001)+0.000000001" office:value-type="float" office:value="0.101562500898438">
            <text:p>0.101562501</text:p>
          </table:table-cell>
          <table:table-cell table:formula="of:=[.M101]*[.P101]" office:value-type="float" office:value="2.23437501976563">
            <text:p>2.234375020</text:p>
          </table:table-cell>
          <table:table-cell table:formula="of:=(([.E101]-0)/(1-0))*(100-0.000000001)+0.000000001" office:value-type="float" office:value="25.7812500007422">
            <text:p>25.781250001</text:p>
          </table:table-cell>
          <table:table-cell table:formula="of:=(([.F101]-0)/(1-0))*(100-0)+0" office:value-type="float" office:value="36.71875">
            <text:p>36.718750000</text:p>
          </table:table-cell>
          <table:table-cell table:formula="of:=(([.G101]-0)/(1-0))*(3-0)+0" office:value-type="float" office:value="0.4453125">
            <text:p>0.445312500</text:p>
          </table:table-cell>
          <table:table-cell table:formula="of:=(([.H101]-0)/(1-0))*(3-0)+0" office:value-type="float" office:value="1.0546875">
            <text:p>1.054687500</text:p>
          </table:table-cell>
          <table:table-cell table:formula="of:=(([.I101]-0)/(1-0))*(100-0)+0" office:value-type="float" office:value="50.78125">
            <text:p>50.781250000</text:p>
          </table:table-cell>
          <table:table-cell table:formula="of:=(([.J101]-0)/(1-0))*(3-0)+0" office:value-type="float" office:value="2.4609375">
            <text:p>2.460937500</text:p>
          </table:table-cell>
          <table:table-cell table:formula="of:=(([.K101]-0)/(1-0))*(3-0)+0" office:value-type="float" office:value="1.0078125">
            <text:p>1.007812500</text:p>
          </table:table-cell>
        </table:table-row>
        <table:table-row table:style-name="ro2">
          <table:table-cell office:value-type="float" office:value="0.2890625">
            <text:p>0.2890625</text:p>
          </table:table-cell>
          <table:table-cell office:value-type="float" office:value="0.8828125">
            <text:p>0.8828125</text:p>
          </table:table-cell>
          <table:table-cell office:value-type="float" office:value="0.6484375">
            <text:p>0.6484375</text:p>
          </table:table-cell>
          <table:table-cell office:value-type="float" office:value="0.6015625">
            <text:p>0.6015625</text:p>
          </table:table-cell>
          <table:table-cell office:value-type="float" office:value="0.7578125">
            <text:p>0.7578125</text:p>
          </table:table-cell>
          <table:table-cell office:value-type="float" office:value="0.8671875">
            <text:p>0.8671875</text:p>
          </table:table-cell>
          <table:table-cell office:value-type="float" office:value="0.6484375">
            <text:p>0.6484375</text:p>
          </table:table-cell>
          <table:table-cell office:value-type="float" office:value="0.8515625">
            <text:p>0.8515625</text:p>
          </table:table-cell>
          <table:table-cell office:value-type="float" office:value="0.0078125">
            <text:p>0.0078125</text:p>
          </table:table-cell>
          <table:table-cell office:value-type="float" office:value="0.3203125">
            <text:p>0.3203125</text:p>
          </table:table-cell>
          <table:table-cell office:value-type="float" office:value="0.8359375">
            <text:p>0.8359375</text:p>
          </table:table-cell>
          <table:table-cell/>
          <table:table-cell table:formula="of:=ROUND((([.A102]-0)/(1-0))*(27-2)+2)" office:value-type="float" office:value="9">
            <text:p>9</text:p>
          </table:table-cell>
          <table:table-cell table:formula="of:=(([.B102]-0)/(1-0))*(10-0)+0" office:value-type="float" office:value="8.828125">
            <text:p>8.828125000</text:p>
          </table:table-cell>
          <table:table-cell table:formula="of:=(([.C102]-0)/(1-0))*(1500-0.000000001)+0.000000001" office:value-type="float" office:value="972.656250000352">
            <text:p>972.656250000</text:p>
          </table:table-cell>
          <table:table-cell table:formula="of:=(([.D102]-0)/(1-0))*(1-0.000000001)+0.000000001" office:value-type="float" office:value="0.601562500398437">
            <text:p>0.601562500</text:p>
          </table:table-cell>
          <table:table-cell table:formula="of:=[.M102]*[.P102]" office:value-type="float" office:value="5.41406250358594">
            <text:p>5.414062504</text:p>
          </table:table-cell>
          <table:table-cell table:formula="of:=(([.E102]-0)/(1-0))*(100-0.000000001)+0.000000001" office:value-type="float" office:value="75.7812500002422">
            <text:p>75.781250000</text:p>
          </table:table-cell>
          <table:table-cell table:formula="of:=(([.F102]-0)/(1-0))*(100-0)+0" office:value-type="float" office:value="86.71875">
            <text:p>86.718750000</text:p>
          </table:table-cell>
          <table:table-cell table:formula="of:=(([.G102]-0)/(1-0))*(3-0)+0" office:value-type="float" office:value="1.9453125">
            <text:p>1.945312500</text:p>
          </table:table-cell>
          <table:table-cell table:formula="of:=(([.H102]-0)/(1-0))*(3-0)+0" office:value-type="float" office:value="2.5546875">
            <text:p>2.554687500</text:p>
          </table:table-cell>
          <table:table-cell table:formula="of:=(([.I102]-0)/(1-0))*(100-0)+0" office:value-type="float" office:value="0.78125">
            <text:p>0.781250000</text:p>
          </table:table-cell>
          <table:table-cell table:formula="of:=(([.J102]-0)/(1-0))*(3-0)+0" office:value-type="float" office:value="0.9609375">
            <text:p>0.960937500</text:p>
          </table:table-cell>
          <table:table-cell table:formula="of:=(([.K102]-0)/(1-0))*(3-0)+0" office:value-type="float" office:value="2.5078125">
            <text:p>2.507812500</text:p>
          </table:table-cell>
        </table:table-row>
        <table:table-row table:style-name="ro2">
          <table:table-cell office:value-type="float" office:value="0.4140625">
            <text:p>0.4140625</text:p>
          </table:table-cell>
          <table:table-cell office:value-type="float" office:value="0.2578125">
            <text:p>0.2578125</text:p>
          </table:table-cell>
          <table:table-cell office:value-type="float" office:value="0.7734375">
            <text:p>0.7734375</text:p>
          </table:table-cell>
          <table:table-cell office:value-type="float" office:value="0.7265625">
            <text:p>0.7265625</text:p>
          </table:table-cell>
          <table:table-cell office:value-type="float" office:value="0.8828125">
            <text:p>0.8828125</text:p>
          </table:table-cell>
          <table:table-cell office:value-type="float" office:value="0.7421875">
            <text:p>0.7421875</text:p>
          </table:table-cell>
          <table:table-cell office:value-type="float" office:value="0.0234375">
            <text:p>0.0234375</text:p>
          </table:table-cell>
          <table:table-cell office:value-type="float" office:value="0.4765625">
            <text:p>0.4765625</text:p>
          </table:table-cell>
          <table:table-cell office:value-type="float" office:value="0.6328125">
            <text:p>0.6328125</text:p>
          </table:table-cell>
          <table:table-cell office:value-type="float" office:value="0.6953125">
            <text:p>0.6953125</text:p>
          </table:table-cell>
          <table:table-cell office:value-type="float" office:value="0.4609375">
            <text:p>0.4609375</text:p>
          </table:table-cell>
          <table:table-cell/>
          <table:table-cell table:formula="of:=ROUND((([.A103]-0)/(1-0))*(27-2)+2)" office:value-type="float" office:value="12">
            <text:p>12</text:p>
          </table:table-cell>
          <table:table-cell table:formula="of:=(([.B103]-0)/(1-0))*(10-0)+0" office:value-type="float" office:value="2.578125">
            <text:p>2.578125000</text:p>
          </table:table-cell>
          <table:table-cell table:formula="of:=(([.C103]-0)/(1-0))*(1500-0.000000001)+0.000000001" office:value-type="float" office:value="1160.15625000023">
            <text:p>1160.156250000</text:p>
          </table:table-cell>
          <table:table-cell table:formula="of:=(([.D103]-0)/(1-0))*(1-0.000000001)+0.000000001" office:value-type="float" office:value="0.726562500273437">
            <text:p>0.726562500</text:p>
          </table:table-cell>
          <table:table-cell table:formula="of:=[.M103]*[.P103]" office:value-type="float" office:value="8.71875000328125">
            <text:p>8.718750003</text:p>
          </table:table-cell>
          <table:table-cell table:formula="of:=(([.E103]-0)/(1-0))*(100-0.000000001)+0.000000001" office:value-type="float" office:value="88.2812500001172">
            <text:p>88.281250000</text:p>
          </table:table-cell>
          <table:table-cell table:formula="of:=(([.F103]-0)/(1-0))*(100-0)+0" office:value-type="float" office:value="74.21875">
            <text:p>74.218750000</text:p>
          </table:table-cell>
          <table:table-cell table:formula="of:=(([.G103]-0)/(1-0))*(3-0)+0" office:value-type="float" office:value="0.0703125">
            <text:p>0.070312500</text:p>
          </table:table-cell>
          <table:table-cell table:formula="of:=(([.H103]-0)/(1-0))*(3-0)+0" office:value-type="float" office:value="1.4296875">
            <text:p>1.429687500</text:p>
          </table:table-cell>
          <table:table-cell table:formula="of:=(([.I103]-0)/(1-0))*(100-0)+0" office:value-type="float" office:value="63.28125">
            <text:p>63.281250000</text:p>
          </table:table-cell>
          <table:table-cell table:formula="of:=(([.J103]-0)/(1-0))*(3-0)+0" office:value-type="float" office:value="2.0859375">
            <text:p>2.085937500</text:p>
          </table:table-cell>
          <table:table-cell table:formula="of:=(([.K103]-0)/(1-0))*(3-0)+0" office:value-type="float" office:value="1.3828125">
            <text:p>1.382812500</text:p>
          </table:table-cell>
        </table:table-row>
        <table:table-row table:style-name="ro2">
          <table:table-cell office:value-type="float" office:value="0.9140625">
            <text:p>0.9140625</text:p>
          </table:table-cell>
          <table:table-cell office:value-type="float" office:value="0.7578125">
            <text:p>0.7578125</text:p>
          </table:table-cell>
          <table:table-cell office:value-type="float" office:value="0.2734375">
            <text:p>0.2734375</text:p>
          </table:table-cell>
          <table:table-cell office:value-type="float" office:value="0.2265625">
            <text:p>0.2265625</text:p>
          </table:table-cell>
          <table:table-cell office:value-type="float" office:value="0.3828125">
            <text:p>0.3828125</text:p>
          </table:table-cell>
          <table:table-cell office:value-type="float" office:value="0.2421875">
            <text:p>0.2421875</text:p>
          </table:table-cell>
          <table:table-cell office:value-type="float" office:value="0.5234375">
            <text:p>0.5234375</text:p>
          </table:table-cell>
          <table:table-cell office:value-type="float" office:value="0.9765625">
            <text:p>0.9765625</text:p>
          </table:table-cell>
          <table:table-cell office:value-type="float" office:value="0.1328125">
            <text:p>0.1328125</text:p>
          </table:table-cell>
          <table:table-cell office:value-type="float" office:value="0.1953125">
            <text:p>0.1953125</text:p>
          </table:table-cell>
          <table:table-cell office:value-type="float" office:value="0.9609375">
            <text:p>0.9609375</text:p>
          </table:table-cell>
          <table:table-cell/>
          <table:table-cell table:formula="of:=ROUND((([.A104]-0)/(1-0))*(27-2)+2)" office:value-type="float" office:value="25">
            <text:p>25</text:p>
          </table:table-cell>
          <table:table-cell table:formula="of:=(([.B104]-0)/(1-0))*(10-0)+0" office:value-type="float" office:value="7.578125">
            <text:p>7.578125000</text:p>
          </table:table-cell>
          <table:table-cell table:formula="of:=(([.C104]-0)/(1-0))*(1500-0.000000001)+0.000000001" office:value-type="float" office:value="410.156250000727">
            <text:p>410.156250001</text:p>
          </table:table-cell>
          <table:table-cell table:formula="of:=(([.D104]-0)/(1-0))*(1-0.000000001)+0.000000001" office:value-type="float" office:value="0.226562500773437">
            <text:p>0.226562501</text:p>
          </table:table-cell>
          <table:table-cell table:formula="of:=[.M104]*[.P104]" office:value-type="float" office:value="5.66406251933594">
            <text:p>5.664062519</text:p>
          </table:table-cell>
          <table:table-cell table:formula="of:=(([.E104]-0)/(1-0))*(100-0.000000001)+0.000000001" office:value-type="float" office:value="38.2812500006172">
            <text:p>38.281250001</text:p>
          </table:table-cell>
          <table:table-cell table:formula="of:=(([.F104]-0)/(1-0))*(100-0)+0" office:value-type="float" office:value="24.21875">
            <text:p>24.218750000</text:p>
          </table:table-cell>
          <table:table-cell table:formula="of:=(([.G104]-0)/(1-0))*(3-0)+0" office:value-type="float" office:value="1.5703125">
            <text:p>1.570312500</text:p>
          </table:table-cell>
          <table:table-cell table:formula="of:=(([.H104]-0)/(1-0))*(3-0)+0" office:value-type="float" office:value="2.9296875">
            <text:p>2.929687500</text:p>
          </table:table-cell>
          <table:table-cell table:formula="of:=(([.I104]-0)/(1-0))*(100-0)+0" office:value-type="float" office:value="13.28125">
            <text:p>13.281250000</text:p>
          </table:table-cell>
          <table:table-cell table:formula="of:=(([.J104]-0)/(1-0))*(3-0)+0" office:value-type="float" office:value="0.5859375">
            <text:p>0.585937500</text:p>
          </table:table-cell>
          <table:table-cell table:formula="of:=(([.K104]-0)/(1-0))*(3-0)+0" office:value-type="float" office:value="2.8828125">
            <text:p>2.882812500</text:p>
          </table:table-cell>
        </table:table-row>
        <table:table-row table:style-name="ro2">
          <table:table-cell office:value-type="float" office:value="0.6640625">
            <text:p>0.6640625</text:p>
          </table:table-cell>
          <table:table-cell office:value-type="float" office:value="0.0078125">
            <text:p>0.0078125</text:p>
          </table:table-cell>
          <table:table-cell office:value-type="float" office:value="0.5234375">
            <text:p>0.5234375</text:p>
          </table:table-cell>
          <table:table-cell office:value-type="float" office:value="0.9765625">
            <text:p>0.9765625</text:p>
          </table:table-cell>
          <table:table-cell office:value-type="float" office:value="0.1328125">
            <text:p>0.1328125</text:p>
          </table:table-cell>
          <table:table-cell office:value-type="float" office:value="0.4921875">
            <text:p>0.4921875</text:p>
          </table:table-cell>
          <table:table-cell office:value-type="float" office:value="0.2734375">
            <text:p>0.2734375</text:p>
          </table:table-cell>
          <table:table-cell office:value-type="float" office:value="0.7265625">
            <text:p>0.7265625</text:p>
          </table:table-cell>
          <table:table-cell office:value-type="float" office:value="0.3828125">
            <text:p>0.3828125</text:p>
          </table:table-cell>
          <table:table-cell office:value-type="float" office:value="0.4453125">
            <text:p>0.4453125</text:p>
          </table:table-cell>
          <table:table-cell office:value-type="float" office:value="0.7109375">
            <text:p>0.7109375</text:p>
          </table:table-cell>
          <table:table-cell/>
          <table:table-cell table:formula="of:=ROUND((([.A105]-0)/(1-0))*(27-2)+2)" office:value-type="float" office:value="19">
            <text:p>19</text:p>
          </table:table-cell>
          <table:table-cell table:formula="of:=(([.B105]-0)/(1-0))*(10-0)+0" office:value-type="float" office:value="0.078125">
            <text:p>0.078125000</text:p>
          </table:table-cell>
          <table:table-cell table:formula="of:=(([.C105]-0)/(1-0))*(1500-0.000000001)+0.000000001" office:value-type="float" office:value="785.156250000477">
            <text:p>785.156250000</text:p>
          </table:table-cell>
          <table:table-cell table:formula="of:=(([.D105]-0)/(1-0))*(1-0.000000001)+0.000000001" office:value-type="float" office:value="0.976562500023437">
            <text:p>0.976562500</text:p>
          </table:table-cell>
          <table:table-cell table:formula="of:=[.M105]*[.P105]" office:value-type="float" office:value="18.5546875004453">
            <text:p>18.554687500</text:p>
          </table:table-cell>
          <table:table-cell table:formula="of:=(([.E105]-0)/(1-0))*(100-0.000000001)+0.000000001" office:value-type="float" office:value="13.2812500008672">
            <text:p>13.281250001</text:p>
          </table:table-cell>
          <table:table-cell table:formula="of:=(([.F105]-0)/(1-0))*(100-0)+0" office:value-type="float" office:value="49.21875">
            <text:p>49.218750000</text:p>
          </table:table-cell>
          <table:table-cell table:formula="of:=(([.G105]-0)/(1-0))*(3-0)+0" office:value-type="float" office:value="0.8203125">
            <text:p>0.820312500</text:p>
          </table:table-cell>
          <table:table-cell table:formula="of:=(([.H105]-0)/(1-0))*(3-0)+0" office:value-type="float" office:value="2.1796875">
            <text:p>2.179687500</text:p>
          </table:table-cell>
          <table:table-cell table:formula="of:=(([.I105]-0)/(1-0))*(100-0)+0" office:value-type="float" office:value="38.28125">
            <text:p>38.281250000</text:p>
          </table:table-cell>
          <table:table-cell table:formula="of:=(([.J105]-0)/(1-0))*(3-0)+0" office:value-type="float" office:value="1.3359375">
            <text:p>1.335937500</text:p>
          </table:table-cell>
          <table:table-cell table:formula="of:=(([.K105]-0)/(1-0))*(3-0)+0" office:value-type="float" office:value="2.1328125">
            <text:p>2.132812500</text:p>
          </table:table-cell>
        </table:table-row>
        <table:table-row table:style-name="ro2">
          <table:table-cell office:value-type="float" office:value="0.1640625">
            <text:p>0.1640625</text:p>
          </table:table-cell>
          <table:table-cell office:value-type="float" office:value="0.5078125">
            <text:p>0.5078125</text:p>
          </table:table-cell>
          <table:table-cell office:value-type="float" office:value="0.0234375">
            <text:p>0.0234375</text:p>
          </table:table-cell>
          <table:table-cell office:value-type="float" office:value="0.4765625">
            <text:p>0.4765625</text:p>
          </table:table-cell>
          <table:table-cell office:value-type="float" office:value="0.6328125">
            <text:p>0.6328125</text:p>
          </table:table-cell>
          <table:table-cell office:value-type="float" office:value="0.9921875">
            <text:p>0.9921875</text:p>
          </table:table-cell>
          <table:table-cell office:value-type="float" office:value="0.7734375">
            <text:p>0.7734375</text:p>
          </table:table-cell>
          <table:table-cell office:value-type="float" office:value="0.2265625">
            <text:p>0.2265625</text:p>
          </table:table-cell>
          <table:table-cell office:value-type="float" office:value="0.8828125">
            <text:p>0.8828125</text:p>
          </table:table-cell>
          <table:table-cell office:value-type="float" office:value="0.9453125">
            <text:p>0.9453125</text:p>
          </table:table-cell>
          <table:table-cell office:value-type="float" office:value="0.2109375">
            <text:p>0.2109375</text:p>
          </table:table-cell>
          <table:table-cell/>
          <table:table-cell table:formula="of:=ROUND((([.A106]-0)/(1-0))*(27-2)+2)" office:value-type="float" office:value="6">
            <text:p>6</text:p>
          </table:table-cell>
          <table:table-cell table:formula="of:=(([.B106]-0)/(1-0))*(10-0)+0" office:value-type="float" office:value="5.078125">
            <text:p>5.078125000</text:p>
          </table:table-cell>
          <table:table-cell table:formula="of:=(([.C106]-0)/(1-0))*(1500-0.000000001)+0.000000001" office:value-type="float" office:value="35.1562500009766">
            <text:p>35.156250001</text:p>
          </table:table-cell>
          <table:table-cell table:formula="of:=(([.D106]-0)/(1-0))*(1-0.000000001)+0.000000001" office:value-type="float" office:value="0.476562500523438">
            <text:p>0.476562501</text:p>
          </table:table-cell>
          <table:table-cell table:formula="of:=[.M106]*[.P106]" office:value-type="float" office:value="2.85937500314062">
            <text:p>2.859375003</text:p>
          </table:table-cell>
          <table:table-cell table:formula="of:=(([.E106]-0)/(1-0))*(100-0.000000001)+0.000000001" office:value-type="float" office:value="63.2812500003672">
            <text:p>63.281250000</text:p>
          </table:table-cell>
          <table:table-cell table:formula="of:=(([.F106]-0)/(1-0))*(100-0)+0" office:value-type="float" office:value="99.21875">
            <text:p>99.218750000</text:p>
          </table:table-cell>
          <table:table-cell table:formula="of:=(([.G106]-0)/(1-0))*(3-0)+0" office:value-type="float" office:value="2.3203125">
            <text:p>2.320312500</text:p>
          </table:table-cell>
          <table:table-cell table:formula="of:=(([.H106]-0)/(1-0))*(3-0)+0" office:value-type="float" office:value="0.6796875">
            <text:p>0.679687500</text:p>
          </table:table-cell>
          <table:table-cell table:formula="of:=(([.I106]-0)/(1-0))*(100-0)+0" office:value-type="float" office:value="88.28125">
            <text:p>88.281250000</text:p>
          </table:table-cell>
          <table:table-cell table:formula="of:=(([.J106]-0)/(1-0))*(3-0)+0" office:value-type="float" office:value="2.8359375">
            <text:p>2.835937500</text:p>
          </table:table-cell>
          <table:table-cell table:formula="of:=(([.K106]-0)/(1-0))*(3-0)+0" office:value-type="float" office:value="0.6328125">
            <text:p>0.632812500</text:p>
          </table:table-cell>
        </table:table-row>
        <table:table-row table:style-name="ro2">
          <table:table-cell office:value-type="float" office:value="0.2265625">
            <text:p>0.2265625</text:p>
          </table:table-cell>
          <table:table-cell office:value-type="float" office:value="0.4453125">
            <text:p>0.4453125</text:p>
          </table:table-cell>
          <table:table-cell office:value-type="float" office:value="0.5859375">
            <text:p>0.5859375</text:p>
          </table:table-cell>
          <table:table-cell office:value-type="float" office:value="0.1640625">
            <text:p>0.1640625</text:p>
          </table:table-cell>
          <table:table-cell office:value-type="float" office:value="0.0703125">
            <text:p>0.0703125</text:p>
          </table:table-cell>
          <table:table-cell office:value-type="float" office:value="0.8046875">
            <text:p>0.8046875</text:p>
          </table:table-cell>
          <table:table-cell office:value-type="float" office:value="0.0859375">
            <text:p>0.0859375</text:p>
          </table:table-cell>
          <table:table-cell office:value-type="float" office:value="0.4140625">
            <text:p>0.4140625</text:p>
          </table:table-cell>
          <table:table-cell office:value-type="float" office:value="0.6953125">
            <text:p>0.6953125</text:p>
          </table:table-cell>
          <table:table-cell office:value-type="float" office:value="0.2578125">
            <text:p>0.2578125</text:p>
          </table:table-cell>
          <table:table-cell office:value-type="float" office:value="0.1484375">
            <text:p>0.1484375</text:p>
          </table:table-cell>
          <table:table-cell/>
          <table:table-cell table:formula="of:=ROUND((([.A107]-0)/(1-0))*(27-2)+2)" office:value-type="float" office:value="8">
            <text:p>8</text:p>
          </table:table-cell>
          <table:table-cell table:formula="of:=(([.B107]-0)/(1-0))*(10-0)+0" office:value-type="float" office:value="4.453125">
            <text:p>4.453125000</text:p>
          </table:table-cell>
          <table:table-cell table:formula="of:=(([.C107]-0)/(1-0))*(1500-0.000000001)+0.000000001" office:value-type="float" office:value="878.906250000414">
            <text:p>878.906250000</text:p>
          </table:table-cell>
          <table:table-cell table:formula="of:=(([.D107]-0)/(1-0))*(1-0.000000001)+0.000000001" office:value-type="float" office:value="0.164062500835938">
            <text:p>0.164062501</text:p>
          </table:table-cell>
          <table:table-cell table:formula="of:=[.M107]*[.P107]" office:value-type="float" office:value="1.3125000066875">
            <text:p>1.312500007</text:p>
          </table:table-cell>
          <table:table-cell table:formula="of:=(([.E107]-0)/(1-0))*(100-0.000000001)+0.000000001" office:value-type="float" office:value="7.03125000092969">
            <text:p>7.031250001</text:p>
          </table:table-cell>
          <table:table-cell table:formula="of:=(([.F107]-0)/(1-0))*(100-0)+0" office:value-type="float" office:value="80.46875">
            <text:p>80.468750000</text:p>
          </table:table-cell>
          <table:table-cell table:formula="of:=(([.G107]-0)/(1-0))*(3-0)+0" office:value-type="float" office:value="0.2578125">
            <text:p>0.257812500</text:p>
          </table:table-cell>
          <table:table-cell table:formula="of:=(([.H107]-0)/(1-0))*(3-0)+0" office:value-type="float" office:value="1.2421875">
            <text:p>1.242187500</text:p>
          </table:table-cell>
          <table:table-cell table:formula="of:=(([.I107]-0)/(1-0))*(100-0)+0" office:value-type="float" office:value="69.53125">
            <text:p>69.531250000</text:p>
          </table:table-cell>
          <table:table-cell table:formula="of:=(([.J107]-0)/(1-0))*(3-0)+0" office:value-type="float" office:value="0.7734375">
            <text:p>0.773437500</text:p>
          </table:table-cell>
          <table:table-cell table:formula="of:=(([.K107]-0)/(1-0))*(3-0)+0" office:value-type="float" office:value="0.4453125">
            <text:p>0.445312500</text:p>
          </table:table-cell>
        </table:table-row>
        <table:table-row table:style-name="ro2">
          <table:table-cell office:value-type="float" office:value="0.7265625">
            <text:p>0.7265625</text:p>
          </table:table-cell>
          <table:table-cell office:value-type="float" office:value="0.9453125">
            <text:p>0.9453125</text:p>
          </table:table-cell>
          <table:table-cell office:value-type="float" office:value="0.0859375">
            <text:p>0.0859375</text:p>
          </table:table-cell>
          <table:table-cell office:value-type="float" office:value="0.6640625">
            <text:p>0.6640625</text:p>
          </table:table-cell>
          <table:table-cell office:value-type="float" office:value="0.5703125">
            <text:p>0.5703125</text:p>
          </table:table-cell>
          <table:table-cell office:value-type="float" office:value="0.3046875">
            <text:p>0.3046875</text:p>
          </table:table-cell>
          <table:table-cell office:value-type="float" office:value="0.5859375">
            <text:p>0.5859375</text:p>
          </table:table-cell>
          <table:table-cell office:value-type="float" office:value="0.9140625">
            <text:p>0.9140625</text:p>
          </table:table-cell>
          <table:table-cell office:value-type="float" office:value="0.1953125">
            <text:p>0.1953125</text:p>
          </table:table-cell>
          <table:table-cell office:value-type="float" office:value="0.7578125">
            <text:p>0.7578125</text:p>
          </table:table-cell>
          <table:table-cell office:value-type="float" office:value="0.6484375">
            <text:p>0.6484375</text:p>
          </table:table-cell>
          <table:table-cell/>
          <table:table-cell table:formula="of:=ROUND((([.A108]-0)/(1-0))*(27-2)+2)" office:value-type="float" office:value="20">
            <text:p>20</text:p>
          </table:table-cell>
          <table:table-cell table:formula="of:=(([.B108]-0)/(1-0))*(10-0)+0" office:value-type="float" office:value="9.453125">
            <text:p>9.453125000</text:p>
          </table:table-cell>
          <table:table-cell table:formula="of:=(([.C108]-0)/(1-0))*(1500-0.000000001)+0.000000001" office:value-type="float" office:value="128.906250000914">
            <text:p>128.906250001</text:p>
          </table:table-cell>
          <table:table-cell table:formula="of:=(([.D108]-0)/(1-0))*(1-0.000000001)+0.000000001" office:value-type="float" office:value="0.664062500335938">
            <text:p>0.664062500</text:p>
          </table:table-cell>
          <table:table-cell table:formula="of:=[.M108]*[.P108]" office:value-type="float" office:value="13.2812500067188">
            <text:p>13.281250007</text:p>
          </table:table-cell>
          <table:table-cell table:formula="of:=(([.E108]-0)/(1-0))*(100-0.000000001)+0.000000001" office:value-type="float" office:value="57.0312500004297">
            <text:p>57.031250000</text:p>
          </table:table-cell>
          <table:table-cell table:formula="of:=(([.F108]-0)/(1-0))*(100-0)+0" office:value-type="float" office:value="30.46875">
            <text:p>30.468750000</text:p>
          </table:table-cell>
          <table:table-cell table:formula="of:=(([.G108]-0)/(1-0))*(3-0)+0" office:value-type="float" office:value="1.7578125">
            <text:p>1.757812500</text:p>
          </table:table-cell>
          <table:table-cell table:formula="of:=(([.H108]-0)/(1-0))*(3-0)+0" office:value-type="float" office:value="2.7421875">
            <text:p>2.742187500</text:p>
          </table:table-cell>
          <table:table-cell table:formula="of:=(([.I108]-0)/(1-0))*(100-0)+0" office:value-type="float" office:value="19.53125">
            <text:p>19.531250000</text:p>
          </table:table-cell>
          <table:table-cell table:formula="of:=(([.J108]-0)/(1-0))*(3-0)+0" office:value-type="float" office:value="2.2734375">
            <text:p>2.273437500</text:p>
          </table:table-cell>
          <table:table-cell table:formula="of:=(([.K108]-0)/(1-0))*(3-0)+0" office:value-type="float" office:value="1.9453125">
            <text:p>1.945312500</text:p>
          </table:table-cell>
        </table:table-row>
        <table:table-row table:style-name="ro2">
          <table:table-cell office:value-type="float" office:value="0.9765625">
            <text:p>0.9765625</text:p>
          </table:table-cell>
          <table:table-cell office:value-type="float" office:value="0.1953125">
            <text:p>0.1953125</text:p>
          </table:table-cell>
          <table:table-cell office:value-type="float" office:value="0.8359375">
            <text:p>0.8359375</text:p>
          </table:table-cell>
          <table:table-cell office:value-type="float" office:value="0.4140625">
            <text:p>0.4140625</text:p>
          </table:table-cell>
          <table:table-cell office:value-type="float" office:value="0.8203125">
            <text:p>0.8203125</text:p>
          </table:table-cell>
          <table:table-cell office:value-type="float" office:value="0.0546875">
            <text:p>0.0546875</text:p>
          </table:table-cell>
          <table:table-cell office:value-type="float" office:value="0.3359375">
            <text:p>0.3359375</text:p>
          </table:table-cell>
          <table:table-cell office:value-type="float" office:value="0.6640625">
            <text:p>0.6640625</text:p>
          </table:table-cell>
          <table:table-cell office:value-type="float" office:value="0.4453125">
            <text:p>0.4453125</text:p>
          </table:table-cell>
          <table:table-cell office:value-type="float" office:value="0.5078125">
            <text:p>0.5078125</text:p>
          </table:table-cell>
          <table:table-cell office:value-type="float" office:value="0.8984375">
            <text:p>0.8984375</text:p>
          </table:table-cell>
          <table:table-cell/>
          <table:table-cell table:formula="of:=ROUND((([.A109]-0)/(1-0))*(27-2)+2)" office:value-type="float" office:value="26">
            <text:p>26</text:p>
          </table:table-cell>
          <table:table-cell table:formula="of:=(([.B109]-0)/(1-0))*(10-0)+0" office:value-type="float" office:value="1.953125">
            <text:p>1.953125000</text:p>
          </table:table-cell>
          <table:table-cell table:formula="of:=(([.C109]-0)/(1-0))*(1500-0.000000001)+0.000000001" office:value-type="float" office:value="1253.90625000016">
            <text:p>1253.906250000</text:p>
          </table:table-cell>
          <table:table-cell table:formula="of:=(([.D109]-0)/(1-0))*(1-0.000000001)+0.000000001" office:value-type="float" office:value="0.414062500585938">
            <text:p>0.414062501</text:p>
          </table:table-cell>
          <table:table-cell table:formula="of:=[.M109]*[.P109]" office:value-type="float" office:value="10.7656250152344">
            <text:p>10.765625015</text:p>
          </table:table-cell>
          <table:table-cell table:formula="of:=(([.E109]-0)/(1-0))*(100-0.000000001)+0.000000001" office:value-type="float" office:value="82.0312500001797">
            <text:p>82.031250000</text:p>
          </table:table-cell>
          <table:table-cell table:formula="of:=(([.F109]-0)/(1-0))*(100-0)+0" office:value-type="float" office:value="5.46875">
            <text:p>5.468750000</text:p>
          </table:table-cell>
          <table:table-cell table:formula="of:=(([.G109]-0)/(1-0))*(3-0)+0" office:value-type="float" office:value="1.0078125">
            <text:p>1.007812500</text:p>
          </table:table-cell>
          <table:table-cell table:formula="of:=(([.H109]-0)/(1-0))*(3-0)+0" office:value-type="float" office:value="1.9921875">
            <text:p>1.992187500</text:p>
          </table:table-cell>
          <table:table-cell table:formula="of:=(([.I109]-0)/(1-0))*(100-0)+0" office:value-type="float" office:value="44.53125">
            <text:p>44.531250000</text:p>
          </table:table-cell>
          <table:table-cell table:formula="of:=(([.J109]-0)/(1-0))*(3-0)+0" office:value-type="float" office:value="1.5234375">
            <text:p>1.523437500</text:p>
          </table:table-cell>
          <table:table-cell table:formula="of:=(([.K109]-0)/(1-0))*(3-0)+0" office:value-type="float" office:value="2.6953125">
            <text:p>2.695312500</text:p>
          </table:table-cell>
        </table:table-row>
        <table:table-row table:style-name="ro2">
          <table:table-cell office:value-type="float" office:value="0.4765625">
            <text:p>0.4765625</text:p>
          </table:table-cell>
          <table:table-cell office:value-type="float" office:value="0.6953125">
            <text:p>0.6953125</text:p>
          </table:table-cell>
          <table:table-cell office:value-type="float" office:value="0.3359375">
            <text:p>0.3359375</text:p>
          </table:table-cell>
          <table:table-cell office:value-type="float" office:value="0.9140625">
            <text:p>0.9140625</text:p>
          </table:table-cell>
          <table:table-cell office:value-type="float" office:value="0.3203125">
            <text:p>0.3203125</text:p>
          </table:table-cell>
          <table:table-cell office:value-type="float" office:value="0.5546875">
            <text:p>0.5546875</text:p>
          </table:table-cell>
          <table:table-cell office:value-type="float" office:value="0.8359375">
            <text:p>0.8359375</text:p>
          </table:table-cell>
          <table:table-cell office:value-type="float" office:value="0.1640625">
            <text:p>0.1640625</text:p>
          </table:table-cell>
          <table:table-cell office:value-type="float" office:value="0.9453125">
            <text:p>0.9453125</text:p>
          </table:table-cell>
          <table:table-cell office:value-type="float" office:value="0.0078125">
            <text:p>0.0078125</text:p>
          </table:table-cell>
          <table:table-cell office:value-type="float" office:value="0.3984375">
            <text:p>0.3984375</text:p>
          </table:table-cell>
          <table:table-cell/>
          <table:table-cell table:formula="of:=ROUND((([.A110]-0)/(1-0))*(27-2)+2)" office:value-type="float" office:value="14">
            <text:p>14</text:p>
          </table:table-cell>
          <table:table-cell table:formula="of:=(([.B110]-0)/(1-0))*(10-0)+0" office:value-type="float" office:value="6.953125">
            <text:p>6.953125000</text:p>
          </table:table-cell>
          <table:table-cell table:formula="of:=(([.C110]-0)/(1-0))*(1500-0.000000001)+0.000000001" office:value-type="float" office:value="503.906250000664">
            <text:p>503.906250001</text:p>
          </table:table-cell>
          <table:table-cell table:formula="of:=(([.D110]-0)/(1-0))*(1-0.000000001)+0.000000001" office:value-type="float" office:value="0.914062500085938">
            <text:p>0.914062500</text:p>
          </table:table-cell>
          <table:table-cell table:formula="of:=[.M110]*[.P110]" office:value-type="float" office:value="12.7968750012031">
            <text:p>12.796875001</text:p>
          </table:table-cell>
          <table:table-cell table:formula="of:=(([.E110]-0)/(1-0))*(100-0.000000001)+0.000000001" office:value-type="float" office:value="32.0312500006797">
            <text:p>32.031250001</text:p>
          </table:table-cell>
          <table:table-cell table:formula="of:=(([.F110]-0)/(1-0))*(100-0)+0" office:value-type="float" office:value="55.46875">
            <text:p>55.468750000</text:p>
          </table:table-cell>
          <table:table-cell table:formula="of:=(([.G110]-0)/(1-0))*(3-0)+0" office:value-type="float" office:value="2.5078125">
            <text:p>2.507812500</text:p>
          </table:table-cell>
          <table:table-cell table:formula="of:=(([.H110]-0)/(1-0))*(3-0)+0" office:value-type="float" office:value="0.4921875">
            <text:p>0.492187500</text:p>
          </table:table-cell>
          <table:table-cell table:formula="of:=(([.I110]-0)/(1-0))*(100-0)+0" office:value-type="float" office:value="94.53125">
            <text:p>94.531250000</text:p>
          </table:table-cell>
          <table:table-cell table:formula="of:=(([.J110]-0)/(1-0))*(3-0)+0" office:value-type="float" office:value="0.0234375">
            <text:p>0.023437500</text:p>
          </table:table-cell>
          <table:table-cell table:formula="of:=(([.K110]-0)/(1-0))*(3-0)+0" office:value-type="float" office:value="1.1953125">
            <text:p>1.195312500</text:p>
          </table:table-cell>
        </table:table-row>
        <table:table-row table:style-name="ro2">
          <table:table-cell office:value-type="float" office:value="0.3515625">
            <text:p>0.3515625</text:p>
          </table:table-cell>
          <table:table-cell office:value-type="float" office:value="0.0703125">
            <text:p>0.0703125</text:p>
          </table:table-cell>
          <table:table-cell office:value-type="float" office:value="0.2109375">
            <text:p>0.2109375</text:p>
          </table:table-cell>
          <table:table-cell office:value-type="float" office:value="0.7890625">
            <text:p>0.7890625</text:p>
          </table:table-cell>
          <table:table-cell office:value-type="float" office:value="0.4453125">
            <text:p>0.4453125</text:p>
          </table:table-cell>
          <table:table-cell office:value-type="float" office:value="0.9296875">
            <text:p>0.9296875</text:p>
          </table:table-cell>
          <table:table-cell office:value-type="float" office:value="0.4609375">
            <text:p>0.4609375</text:p>
          </table:table-cell>
          <table:table-cell office:value-type="float" office:value="0.5390625">
            <text:p>0.5390625</text:p>
          </table:table-cell>
          <table:table-cell office:value-type="float" office:value="0.3203125">
            <text:p>0.3203125</text:p>
          </table:table-cell>
          <table:table-cell office:value-type="float" office:value="0.8828125">
            <text:p>0.8828125</text:p>
          </table:table-cell>
          <table:table-cell office:value-type="float" office:value="0.7734375">
            <text:p>0.7734375</text:p>
          </table:table-cell>
          <table:table-cell/>
          <table:table-cell table:formula="of:=ROUND((([.A111]-0)/(1-0))*(27-2)+2)" office:value-type="float" office:value="11">
            <text:p>11</text:p>
          </table:table-cell>
          <table:table-cell table:formula="of:=(([.B111]-0)/(1-0))*(10-0)+0" office:value-type="float" office:value="0.703125">
            <text:p>0.703125000</text:p>
          </table:table-cell>
          <table:table-cell table:formula="of:=(([.C111]-0)/(1-0))*(1500-0.000000001)+0.000000001" office:value-type="float" office:value="316.406250000789">
            <text:p>316.406250001</text:p>
          </table:table-cell>
          <table:table-cell table:formula="of:=(([.D111]-0)/(1-0))*(1-0.000000001)+0.000000001" office:value-type="float" office:value="0.789062500210938">
            <text:p>0.789062500</text:p>
          </table:table-cell>
          <table:table-cell table:formula="of:=[.M111]*[.P111]" office:value-type="float" office:value="8.67968750232031">
            <text:p>8.679687502</text:p>
          </table:table-cell>
          <table:table-cell table:formula="of:=(([.E111]-0)/(1-0))*(100-0.000000001)+0.000000001" office:value-type="float" office:value="44.5312500005547">
            <text:p>44.531250001</text:p>
          </table:table-cell>
          <table:table-cell table:formula="of:=(([.F111]-0)/(1-0))*(100-0)+0" office:value-type="float" office:value="92.96875">
            <text:p>92.968750000</text:p>
          </table:table-cell>
          <table:table-cell table:formula="of:=(([.G111]-0)/(1-0))*(3-0)+0" office:value-type="float" office:value="1.3828125">
            <text:p>1.382812500</text:p>
          </table:table-cell>
          <table:table-cell table:formula="of:=(([.H111]-0)/(1-0))*(3-0)+0" office:value-type="float" office:value="1.6171875">
            <text:p>1.617187500</text:p>
          </table:table-cell>
          <table:table-cell table:formula="of:=(([.I111]-0)/(1-0))*(100-0)+0" office:value-type="float" office:value="32.03125">
            <text:p>32.031250000</text:p>
          </table:table-cell>
          <table:table-cell table:formula="of:=(([.J111]-0)/(1-0))*(3-0)+0" office:value-type="float" office:value="2.6484375">
            <text:p>2.648437500</text:p>
          </table:table-cell>
          <table:table-cell table:formula="of:=(([.K111]-0)/(1-0))*(3-0)+0" office:value-type="float" office:value="2.3203125">
            <text:p>2.320312500</text:p>
          </table:table-cell>
        </table:table-row>
        <table:table-row table:style-name="ro2">
          <table:table-cell office:value-type="float" office:value="0.8515625">
            <text:p>0.8515625</text:p>
          </table:table-cell>
          <table:table-cell office:value-type="float" office:value="0.5703125">
            <text:p>0.5703125</text:p>
          </table:table-cell>
          <table:table-cell office:value-type="float" office:value="0.7109375">
            <text:p>0.7109375</text:p>
          </table:table-cell>
          <table:table-cell office:value-type="float" office:value="0.2890625">
            <text:p>0.2890625</text:p>
          </table:table-cell>
          <table:table-cell office:value-type="float" office:value="0.9453125">
            <text:p>0.9453125</text:p>
          </table:table-cell>
          <table:table-cell office:value-type="float" office:value="0.4296875">
            <text:p>0.4296875</text:p>
          </table:table-cell>
          <table:table-cell office:value-type="float" office:value="0.9609375">
            <text:p>0.9609375</text:p>
          </table:table-cell>
          <table:table-cell office:value-type="float" office:value="0.0390625">
            <text:p>0.0390625</text:p>
          </table:table-cell>
          <table:table-cell office:value-type="float" office:value="0.8203125">
            <text:p>0.8203125</text:p>
          </table:table-cell>
          <table:table-cell office:value-type="float" office:value="0.3828125">
            <text:p>0.3828125</text:p>
          </table:table-cell>
          <table:table-cell office:value-type="float" office:value="0.2734375">
            <text:p>0.2734375</text:p>
          </table:table-cell>
          <table:table-cell/>
          <table:table-cell table:formula="of:=ROUND((([.A112]-0)/(1-0))*(27-2)+2)" office:value-type="float" office:value="23">
            <text:p>23</text:p>
          </table:table-cell>
          <table:table-cell table:formula="of:=(([.B112]-0)/(1-0))*(10-0)+0" office:value-type="float" office:value="5.703125">
            <text:p>5.703125000</text:p>
          </table:table-cell>
          <table:table-cell table:formula="of:=(([.C112]-0)/(1-0))*(1500-0.000000001)+0.000000001" office:value-type="float" office:value="1066.40625000029">
            <text:p>1066.406250000</text:p>
          </table:table-cell>
          <table:table-cell table:formula="of:=(([.D112]-0)/(1-0))*(1-0.000000001)+0.000000001" office:value-type="float" office:value="0.289062500710938">
            <text:p>0.289062501</text:p>
          </table:table-cell>
          <table:table-cell table:formula="of:=[.M112]*[.P112]" office:value-type="float" office:value="6.64843751635156">
            <text:p>6.648437516</text:p>
          </table:table-cell>
          <table:table-cell table:formula="of:=(([.E112]-0)/(1-0))*(100-0.000000001)+0.000000001" office:value-type="float" office:value="94.5312500000547">
            <text:p>94.531250000</text:p>
          </table:table-cell>
          <table:table-cell table:formula="of:=(([.F112]-0)/(1-0))*(100-0)+0" office:value-type="float" office:value="42.96875">
            <text:p>42.968750000</text:p>
          </table:table-cell>
          <table:table-cell table:formula="of:=(([.G112]-0)/(1-0))*(3-0)+0" office:value-type="float" office:value="2.8828125">
            <text:p>2.882812500</text:p>
          </table:table-cell>
          <table:table-cell table:formula="of:=(([.H112]-0)/(1-0))*(3-0)+0" office:value-type="float" office:value="0.1171875">
            <text:p>0.117187500</text:p>
          </table:table-cell>
          <table:table-cell table:formula="of:=(([.I112]-0)/(1-0))*(100-0)+0" office:value-type="float" office:value="82.03125">
            <text:p>82.031250000</text:p>
          </table:table-cell>
          <table:table-cell table:formula="of:=(([.J112]-0)/(1-0))*(3-0)+0" office:value-type="float" office:value="1.1484375">
            <text:p>1.148437500</text:p>
          </table:table-cell>
          <table:table-cell table:formula="of:=(([.K112]-0)/(1-0))*(3-0)+0" office:value-type="float" office:value="0.8203125">
            <text:p>0.820312500</text:p>
          </table:table-cell>
        </table:table-row>
        <table:table-row table:style-name="ro2">
          <table:table-cell office:value-type="float" office:value="0.6015625">
            <text:p>0.6015625</text:p>
          </table:table-cell>
          <table:table-cell office:value-type="float" office:value="0.3203125">
            <text:p>0.3203125</text:p>
          </table:table-cell>
          <table:table-cell office:value-type="float" office:value="0.4609375">
            <text:p>0.4609375</text:p>
          </table:table-cell>
          <table:table-cell office:value-type="float" office:value="0.5390625">
            <text:p>0.5390625</text:p>
          </table:table-cell>
          <table:table-cell office:value-type="float" office:value="0.6953125">
            <text:p>0.6953125</text:p>
          </table:table-cell>
          <table:table-cell office:value-type="float" office:value="0.1796875">
            <text:p>0.1796875</text:p>
          </table:table-cell>
          <table:table-cell office:value-type="float" office:value="0.2109375">
            <text:p>0.2109375</text:p>
          </table:table-cell>
          <table:table-cell office:value-type="float" office:value="0.2890625">
            <text:p>0.2890625</text:p>
          </table:table-cell>
          <table:table-cell office:value-type="float" office:value="0.5703125">
            <text:p>0.5703125</text:p>
          </table:table-cell>
          <table:table-cell office:value-type="float" office:value="0.1328125">
            <text:p>0.1328125</text:p>
          </table:table-cell>
          <table:table-cell office:value-type="float" office:value="0.0234375">
            <text:p>0.0234375</text:p>
          </table:table-cell>
          <table:table-cell/>
          <table:table-cell table:formula="of:=ROUND((([.A113]-0)/(1-0))*(27-2)+2)" office:value-type="float" office:value="17">
            <text:p>17</text:p>
          </table:table-cell>
          <table:table-cell table:formula="of:=(([.B113]-0)/(1-0))*(10-0)+0" office:value-type="float" office:value="3.203125">
            <text:p>3.203125000</text:p>
          </table:table-cell>
          <table:table-cell table:formula="of:=(([.C113]-0)/(1-0))*(1500-0.000000001)+0.000000001" office:value-type="float" office:value="691.406250000539">
            <text:p>691.406250001</text:p>
          </table:table-cell>
          <table:table-cell table:formula="of:=(([.D113]-0)/(1-0))*(1-0.000000001)+0.000000001" office:value-type="float" office:value="0.539062500460938">
            <text:p>0.539062500</text:p>
          </table:table-cell>
          <table:table-cell table:formula="of:=[.M113]*[.P113]" office:value-type="float" office:value="9.16406250783594">
            <text:p>9.164062508</text:p>
          </table:table-cell>
          <table:table-cell table:formula="of:=(([.E113]-0)/(1-0))*(100-0.000000001)+0.000000001" office:value-type="float" office:value="69.5312500003047">
            <text:p>69.531250000</text:p>
          </table:table-cell>
          <table:table-cell table:formula="of:=(([.F113]-0)/(1-0))*(100-0)+0" office:value-type="float" office:value="17.96875">
            <text:p>17.968750000</text:p>
          </table:table-cell>
          <table:table-cell table:formula="of:=(([.G113]-0)/(1-0))*(3-0)+0" office:value-type="float" office:value="0.6328125">
            <text:p>0.632812500</text:p>
          </table:table-cell>
          <table:table-cell table:formula="of:=(([.H113]-0)/(1-0))*(3-0)+0" office:value-type="float" office:value="0.8671875">
            <text:p>0.867187500</text:p>
          </table:table-cell>
          <table:table-cell table:formula="of:=(([.I113]-0)/(1-0))*(100-0)+0" office:value-type="float" office:value="57.03125">
            <text:p>57.031250000</text:p>
          </table:table-cell>
          <table:table-cell table:formula="of:=(([.J113]-0)/(1-0))*(3-0)+0" office:value-type="float" office:value="0.3984375">
            <text:p>0.398437500</text:p>
          </table:table-cell>
          <table:table-cell table:formula="of:=(([.K113]-0)/(1-0))*(3-0)+0" office:value-type="float" office:value="0.0703125">
            <text:p>0.070312500</text:p>
          </table:table-cell>
        </table:table-row>
        <table:table-row table:style-name="ro2">
          <table:table-cell office:value-type="float" office:value="0.1015625">
            <text:p>0.1015625</text:p>
          </table:table-cell>
          <table:table-cell office:value-type="float" office:value="0.8203125">
            <text:p>0.8203125</text:p>
          </table:table-cell>
          <table:table-cell office:value-type="float" office:value="0.9609375">
            <text:p>0.9609375</text:p>
          </table:table-cell>
          <table:table-cell office:value-type="float" office:value="0.0390625">
            <text:p>0.0390625</text:p>
          </table:table-cell>
          <table:table-cell office:value-type="float" office:value="0.1953125">
            <text:p>0.1953125</text:p>
          </table:table-cell>
          <table:table-cell office:value-type="float" office:value="0.6796875">
            <text:p>0.6796875</text:p>
          </table:table-cell>
          <table:table-cell office:value-type="float" office:value="0.7109375">
            <text:p>0.7109375</text:p>
          </table:table-cell>
          <table:table-cell office:value-type="float" office:value="0.7890625">
            <text:p>0.7890625</text:p>
          </table:table-cell>
          <table:table-cell office:value-type="float" office:value="0.0703125">
            <text:p>0.0703125</text:p>
          </table:table-cell>
          <table:table-cell office:value-type="float" office:value="0.6328125">
            <text:p>0.6328125</text:p>
          </table:table-cell>
          <table:table-cell office:value-type="float" office:value="0.5234375">
            <text:p>0.5234375</text:p>
          </table:table-cell>
          <table:table-cell/>
          <table:table-cell table:formula="of:=ROUND((([.A114]-0)/(1-0))*(27-2)+2)" office:value-type="float" office:value="5">
            <text:p>5</text:p>
          </table:table-cell>
          <table:table-cell table:formula="of:=(([.B114]-0)/(1-0))*(10-0)+0" office:value-type="float" office:value="8.203125">
            <text:p>8.203125000</text:p>
          </table:table-cell>
          <table:table-cell table:formula="of:=(([.C114]-0)/(1-0))*(1500-0.000000001)+0.000000001" office:value-type="float" office:value="1441.40625000004">
            <text:p>1441.406250000</text:p>
          </table:table-cell>
          <table:table-cell table:formula="of:=(([.D114]-0)/(1-0))*(1-0.000000001)+0.000000001" office:value-type="float" office:value="0.0390625009609375">
            <text:p>0.039062501</text:p>
          </table:table-cell>
          <table:table-cell table:formula="of:=[.M114]*[.P114]" office:value-type="float" office:value="0.195312504804688">
            <text:p>0.195312505</text:p>
          </table:table-cell>
          <table:table-cell table:formula="of:=(([.E114]-0)/(1-0))*(100-0.000000001)+0.000000001" office:value-type="float" office:value="19.5312500008047">
            <text:p>19.531250001</text:p>
          </table:table-cell>
          <table:table-cell table:formula="of:=(([.F114]-0)/(1-0))*(100-0)+0" office:value-type="float" office:value="67.96875">
            <text:p>67.968750000</text:p>
          </table:table-cell>
          <table:table-cell table:formula="of:=(([.G114]-0)/(1-0))*(3-0)+0" office:value-type="float" office:value="2.1328125">
            <text:p>2.132812500</text:p>
          </table:table-cell>
          <table:table-cell table:formula="of:=(([.H114]-0)/(1-0))*(3-0)+0" office:value-type="float" office:value="2.3671875">
            <text:p>2.367187500</text:p>
          </table:table-cell>
          <table:table-cell table:formula="of:=(([.I114]-0)/(1-0))*(100-0)+0" office:value-type="float" office:value="7.03125">
            <text:p>7.031250000</text:p>
          </table:table-cell>
          <table:table-cell table:formula="of:=(([.J114]-0)/(1-0))*(3-0)+0" office:value-type="float" office:value="1.8984375">
            <text:p>1.898437500</text:p>
          </table:table-cell>
          <table:table-cell table:formula="of:=(([.K114]-0)/(1-0))*(3-0)+0" office:value-type="float" office:value="1.5703125">
            <text:p>1.570312500</text:p>
          </table:table-cell>
        </table:table-row>
        <table:table-row table:style-name="ro2">
          <table:table-cell office:value-type="float" office:value="0.0703125">
            <text:p>0.0703125</text:p>
          </table:table-cell>
          <table:table-cell office:value-type="float" office:value="0.3515625">
            <text:p>0.3515625</text:p>
          </table:table-cell>
          <table:table-cell office:value-type="float" office:value="0.1171875">
            <text:p>0.1171875</text:p>
          </table:table-cell>
          <table:table-cell office:value-type="float" office:value="0.9453125">
            <text:p>0.9453125</text:p>
          </table:table-cell>
          <table:table-cell office:value-type="float" office:value="0.7890625">
            <text:p>0.7890625</text:p>
          </table:table-cell>
          <table:table-cell office:value-type="float" office:value="0.3984375">
            <text:p>0.3984375</text:p>
          </table:table-cell>
          <table:table-cell office:value-type="float" office:value="0.9296875">
            <text:p>0.9296875</text:p>
          </table:table-cell>
          <table:table-cell office:value-type="float" office:value="0.2578125">
            <text:p>0.2578125</text:p>
          </table:table-cell>
          <table:table-cell table:number-columns-repeated="2" office:value-type="float" office:value="0.2265625">
            <text:p>0.2265625</text:p>
          </table:table-cell>
          <table:table-cell office:value-type="float" office:value="0.5546875">
            <text:p>0.5546875</text:p>
          </table:table-cell>
          <table:table-cell/>
          <table:table-cell table:formula="of:=ROUND((([.A115]-0)/(1-0))*(27-2)+2)" office:value-type="float" office:value="4">
            <text:p>4</text:p>
          </table:table-cell>
          <table:table-cell table:formula="of:=(([.B115]-0)/(1-0))*(10-0)+0" office:value-type="float" office:value="3.515625">
            <text:p>3.515625000</text:p>
          </table:table-cell>
          <table:table-cell table:formula="of:=(([.C115]-0)/(1-0))*(1500-0.000000001)+0.000000001" office:value-type="float" office:value="175.781250000883">
            <text:p>175.781250001</text:p>
          </table:table-cell>
          <table:table-cell table:formula="of:=(([.D115]-0)/(1-0))*(1-0.000000001)+0.000000001" office:value-type="float" office:value="0.945312500054687">
            <text:p>0.945312500</text:p>
          </table:table-cell>
          <table:table-cell table:formula="of:=[.M115]*[.P115]" office:value-type="float" office:value="3.78125000021875">
            <text:p>3.781250000</text:p>
          </table:table-cell>
          <table:table-cell table:formula="of:=(([.E115]-0)/(1-0))*(100-0.000000001)+0.000000001" office:value-type="float" office:value="78.9062500002109">
            <text:p>78.906250000</text:p>
          </table:table-cell>
          <table:table-cell table:formula="of:=(([.F115]-0)/(1-0))*(100-0)+0" office:value-type="float" office:value="39.84375">
            <text:p>39.843750000</text:p>
          </table:table-cell>
          <table:table-cell table:formula="of:=(([.G115]-0)/(1-0))*(3-0)+0" office:value-type="float" office:value="2.7890625">
            <text:p>2.789062500</text:p>
          </table:table-cell>
          <table:table-cell table:formula="of:=(([.H115]-0)/(1-0))*(3-0)+0" office:value-type="float" office:value="0.7734375">
            <text:p>0.773437500</text:p>
          </table:table-cell>
          <table:table-cell table:formula="of:=(([.I115]-0)/(1-0))*(100-0)+0" office:value-type="float" office:value="22.65625">
            <text:p>22.656250000</text:p>
          </table:table-cell>
          <table:table-cell table:formula="of:=(([.J115]-0)/(1-0))*(3-0)+0" office:value-type="float" office:value="0.6796875">
            <text:p>0.679687500</text:p>
          </table:table-cell>
          <table:table-cell table:formula="of:=(([.K115]-0)/(1-0))*(3-0)+0" office:value-type="float" office:value="1.6640625">
            <text:p>1.664062500</text:p>
          </table:table-cell>
        </table:table-row>
        <table:table-row table:style-name="ro2">
          <table:table-cell office:value-type="float" office:value="0.5703125">
            <text:p>0.5703125</text:p>
          </table:table-cell>
          <table:table-cell office:value-type="float" office:value="0.8515625">
            <text:p>0.8515625</text:p>
          </table:table-cell>
          <table:table-cell office:value-type="float" office:value="0.6171875">
            <text:p>0.6171875</text:p>
          </table:table-cell>
          <table:table-cell office:value-type="float" office:value="0.4453125">
            <text:p>0.4453125</text:p>
          </table:table-cell>
          <table:table-cell office:value-type="float" office:value="0.2890625">
            <text:p>0.2890625</text:p>
          </table:table-cell>
          <table:table-cell office:value-type="float" office:value="0.8984375">
            <text:p>0.8984375</text:p>
          </table:table-cell>
          <table:table-cell office:value-type="float" office:value="0.4296875">
            <text:p>0.4296875</text:p>
          </table:table-cell>
          <table:table-cell office:value-type="float" office:value="0.7578125">
            <text:p>0.7578125</text:p>
          </table:table-cell>
          <table:table-cell table:number-columns-repeated="2" office:value-type="float" office:value="0.7265625">
            <text:p>0.7265625</text:p>
          </table:table-cell>
          <table:table-cell office:value-type="float" office:value="0.0546875">
            <text:p>0.0546875</text:p>
          </table:table-cell>
          <table:table-cell/>
          <table:table-cell table:formula="of:=ROUND((([.A116]-0)/(1-0))*(27-2)+2)" office:value-type="float" office:value="16">
            <text:p>16</text:p>
          </table:table-cell>
          <table:table-cell table:formula="of:=(([.B116]-0)/(1-0))*(10-0)+0" office:value-type="float" office:value="8.515625">
            <text:p>8.515625000</text:p>
          </table:table-cell>
          <table:table-cell table:formula="of:=(([.C116]-0)/(1-0))*(1500-0.000000001)+0.000000001" office:value-type="float" office:value="925.781250000383">
            <text:p>925.781250000</text:p>
          </table:table-cell>
          <table:table-cell table:formula="of:=(([.D116]-0)/(1-0))*(1-0.000000001)+0.000000001" office:value-type="float" office:value="0.445312500554688">
            <text:p>0.445312501</text:p>
          </table:table-cell>
          <table:table-cell table:formula="of:=[.M116]*[.P116]" office:value-type="float" office:value="7.125000008875">
            <text:p>7.125000009</text:p>
          </table:table-cell>
          <table:table-cell table:formula="of:=(([.E116]-0)/(1-0))*(100-0.000000001)+0.000000001" office:value-type="float" office:value="28.9062500007109">
            <text:p>28.906250001</text:p>
          </table:table-cell>
          <table:table-cell table:formula="of:=(([.F116]-0)/(1-0))*(100-0)+0" office:value-type="float" office:value="89.84375">
            <text:p>89.843750000</text:p>
          </table:table-cell>
          <table:table-cell table:formula="of:=(([.G116]-0)/(1-0))*(3-0)+0" office:value-type="float" office:value="1.2890625">
            <text:p>1.289062500</text:p>
          </table:table-cell>
          <table:table-cell table:formula="of:=(([.H116]-0)/(1-0))*(3-0)+0" office:value-type="float" office:value="2.2734375">
            <text:p>2.273437500</text:p>
          </table:table-cell>
          <table:table-cell table:formula="of:=(([.I116]-0)/(1-0))*(100-0)+0" office:value-type="float" office:value="72.65625">
            <text:p>72.656250000</text:p>
          </table:table-cell>
          <table:table-cell table:formula="of:=(([.J116]-0)/(1-0))*(3-0)+0" office:value-type="float" office:value="2.1796875">
            <text:p>2.179687500</text:p>
          </table:table-cell>
          <table:table-cell table:formula="of:=(([.K116]-0)/(1-0))*(3-0)+0" office:value-type="float" office:value="0.1640625">
            <text:p>0.164062500</text:p>
          </table:table-cell>
        </table:table-row>
        <table:table-row table:style-name="ro2">
          <table:table-cell office:value-type="float" office:value="0.8203125">
            <text:p>0.8203125</text:p>
          </table:table-cell>
          <table:table-cell office:value-type="float" office:value="0.1015625">
            <text:p>0.1015625</text:p>
          </table:table-cell>
          <table:table-cell office:value-type="float" office:value="0.3671875">
            <text:p>0.3671875</text:p>
          </table:table-cell>
          <table:table-cell office:value-type="float" office:value="0.6953125">
            <text:p>0.6953125</text:p>
          </table:table-cell>
          <table:table-cell office:value-type="float" office:value="0.0390625">
            <text:p>0.0390625</text:p>
          </table:table-cell>
          <table:table-cell office:value-type="float" office:value="0.6484375">
            <text:p>0.6484375</text:p>
          </table:table-cell>
          <table:table-cell office:value-type="float" office:value="0.6796875">
            <text:p>0.6796875</text:p>
          </table:table-cell>
          <table:table-cell office:value-type="float" office:value="0.5078125">
            <text:p>0.5078125</text:p>
          </table:table-cell>
          <table:table-cell table:number-columns-repeated="2" office:value-type="float" office:value="0.9765625">
            <text:p>0.9765625</text:p>
          </table:table-cell>
          <table:table-cell office:value-type="float" office:value="0.3046875">
            <text:p>0.3046875</text:p>
          </table:table-cell>
          <table:table-cell/>
          <table:table-cell table:formula="of:=ROUND((([.A117]-0)/(1-0))*(27-2)+2)" office:value-type="float" office:value="23">
            <text:p>23</text:p>
          </table:table-cell>
          <table:table-cell table:formula="of:=(([.B117]-0)/(1-0))*(10-0)+0" office:value-type="float" office:value="1.015625">
            <text:p>1.015625000</text:p>
          </table:table-cell>
          <table:table-cell table:formula="of:=(([.C117]-0)/(1-0))*(1500-0.000000001)+0.000000001" office:value-type="float" office:value="550.781250000633">
            <text:p>550.781250001</text:p>
          </table:table-cell>
          <table:table-cell table:formula="of:=(([.D117]-0)/(1-0))*(1-0.000000001)+0.000000001" office:value-type="float" office:value="0.695312500304688">
            <text:p>0.695312500</text:p>
          </table:table-cell>
          <table:table-cell table:formula="of:=[.M117]*[.P117]" office:value-type="float" office:value="15.9921875070078">
            <text:p>15.992187507</text:p>
          </table:table-cell>
          <table:table-cell table:formula="of:=(([.E117]-0)/(1-0))*(100-0.000000001)+0.000000001" office:value-type="float" office:value="3.90625000096094">
            <text:p>3.906250001</text:p>
          </table:table-cell>
          <table:table-cell table:formula="of:=(([.F117]-0)/(1-0))*(100-0)+0" office:value-type="float" office:value="64.84375">
            <text:p>64.843750000</text:p>
          </table:table-cell>
          <table:table-cell table:formula="of:=(([.G117]-0)/(1-0))*(3-0)+0" office:value-type="float" office:value="2.0390625">
            <text:p>2.039062500</text:p>
          </table:table-cell>
          <table:table-cell table:formula="of:=(([.H117]-0)/(1-0))*(3-0)+0" office:value-type="float" office:value="1.5234375">
            <text:p>1.523437500</text:p>
          </table:table-cell>
          <table:table-cell table:formula="of:=(([.I117]-0)/(1-0))*(100-0)+0" office:value-type="float" office:value="97.65625">
            <text:p>97.656250000</text:p>
          </table:table-cell>
          <table:table-cell table:formula="of:=(([.J117]-0)/(1-0))*(3-0)+0" office:value-type="float" office:value="2.9296875">
            <text:p>2.929687500</text:p>
          </table:table-cell>
          <table:table-cell table:formula="of:=(([.K117]-0)/(1-0))*(3-0)+0" office:value-type="float" office:value="0.9140625">
            <text:p>0.914062500</text:p>
          </table:table-cell>
        </table:table-row>
        <table:table-row table:style-name="ro2">
          <table:table-cell office:value-type="float" office:value="0.3203125">
            <text:p>0.3203125</text:p>
          </table:table-cell>
          <table:table-cell office:value-type="float" office:value="0.6015625">
            <text:p>0.6015625</text:p>
          </table:table-cell>
          <table:table-cell office:value-type="float" office:value="0.8671875">
            <text:p>0.8671875</text:p>
          </table:table-cell>
          <table:table-cell office:value-type="float" office:value="0.1953125">
            <text:p>0.1953125</text:p>
          </table:table-cell>
          <table:table-cell office:value-type="float" office:value="0.5390625">
            <text:p>0.5390625</text:p>
          </table:table-cell>
          <table:table-cell office:value-type="float" office:value="0.1484375">
            <text:p>0.1484375</text:p>
          </table:table-cell>
          <table:table-cell office:value-type="float" office:value="0.1796875">
            <text:p>0.1796875</text:p>
          </table:table-cell>
          <table:table-cell office:value-type="float" office:value="0.0078125">
            <text:p>0.0078125</text:p>
          </table:table-cell>
          <table:table-cell table:number-columns-repeated="2" office:value-type="float" office:value="0.4765625">
            <text:p>0.4765625</text:p>
          </table:table-cell>
          <table:table-cell office:value-type="float" office:value="0.8046875">
            <text:p>0.8046875</text:p>
          </table:table-cell>
          <table:table-cell/>
          <table:table-cell table:formula="of:=ROUND((([.A118]-0)/(1-0))*(27-2)+2)" office:value-type="float" office:value="10">
            <text:p>10</text:p>
          </table:table-cell>
          <table:table-cell table:formula="of:=(([.B118]-0)/(1-0))*(10-0)+0" office:value-type="float" office:value="6.015625">
            <text:p>6.015625000</text:p>
          </table:table-cell>
          <table:table-cell table:formula="of:=(([.C118]-0)/(1-0))*(1500-0.000000001)+0.000000001" office:value-type="float" office:value="1300.78125000013">
            <text:p>1300.781250000</text:p>
          </table:table-cell>
          <table:table-cell table:formula="of:=(([.D118]-0)/(1-0))*(1-0.000000001)+0.000000001" office:value-type="float" office:value="0.195312500804688">
            <text:p>0.195312501</text:p>
          </table:table-cell>
          <table:table-cell table:formula="of:=[.M118]*[.P118]" office:value-type="float" office:value="1.95312500804688">
            <text:p>1.953125008</text:p>
          </table:table-cell>
          <table:table-cell table:formula="of:=(([.E118]-0)/(1-0))*(100-0.000000001)+0.000000001" office:value-type="float" office:value="53.9062500004609">
            <text:p>53.906250000</text:p>
          </table:table-cell>
          <table:table-cell table:formula="of:=(([.F118]-0)/(1-0))*(100-0)+0" office:value-type="float" office:value="14.84375">
            <text:p>14.843750000</text:p>
          </table:table-cell>
          <table:table-cell table:formula="of:=(([.G118]-0)/(1-0))*(3-0)+0" office:value-type="float" office:value="0.5390625">
            <text:p>0.539062500</text:p>
          </table:table-cell>
          <table:table-cell table:formula="of:=(([.H118]-0)/(1-0))*(3-0)+0" office:value-type="float" office:value="0.0234375">
            <text:p>0.023437500</text:p>
          </table:table-cell>
          <table:table-cell table:formula="of:=(([.I118]-0)/(1-0))*(100-0)+0" office:value-type="float" office:value="47.65625">
            <text:p>47.656250000</text:p>
          </table:table-cell>
          <table:table-cell table:formula="of:=(([.J118]-0)/(1-0))*(3-0)+0" office:value-type="float" office:value="1.4296875">
            <text:p>1.429687500</text:p>
          </table:table-cell>
          <table:table-cell table:formula="of:=(([.K118]-0)/(1-0))*(3-0)+0" office:value-type="float" office:value="2.4140625">
            <text:p>2.414062500</text:p>
          </table:table-cell>
        </table:table-row>
        <table:table-row table:style-name="ro2">
          <table:table-cell office:value-type="float" office:value="0.4453125">
            <text:p>0.4453125</text:p>
          </table:table-cell>
          <table:table-cell office:value-type="float" office:value="0.2265625">
            <text:p>0.2265625</text:p>
          </table:table-cell>
          <table:table-cell office:value-type="float" office:value="0.7421875">
            <text:p>0.7421875</text:p>
          </table:table-cell>
          <table:table-cell office:value-type="float" office:value="0.0703125">
            <text:p>0.0703125</text:p>
          </table:table-cell>
          <table:table-cell office:value-type="float" office:value="0.6640625">
            <text:p>0.6640625</text:p>
          </table:table-cell>
          <table:table-cell office:value-type="float" office:value="0.2734375">
            <text:p>0.2734375</text:p>
          </table:table-cell>
          <table:table-cell office:value-type="float" office:value="0.5546875">
            <text:p>0.5546875</text:p>
          </table:table-cell>
          <table:table-cell office:value-type="float" office:value="0.6328125">
            <text:p>0.6328125</text:p>
          </table:table-cell>
          <table:table-cell office:value-type="float" office:value="0.8515625">
            <text:p>0.8515625</text:p>
          </table:table-cell>
          <table:table-cell office:value-type="float" office:value="0.6015625">
            <text:p>0.6015625</text:p>
          </table:table-cell>
          <table:table-cell office:value-type="float" office:value="0.4296875">
            <text:p>0.4296875</text:p>
          </table:table-cell>
          <table:table-cell/>
          <table:table-cell table:formula="of:=ROUND((([.A119]-0)/(1-0))*(27-2)+2)" office:value-type="float" office:value="13">
            <text:p>13</text:p>
          </table:table-cell>
          <table:table-cell table:formula="of:=(([.B119]-0)/(1-0))*(10-0)+0" office:value-type="float" office:value="2.265625">
            <text:p>2.265625000</text:p>
          </table:table-cell>
          <table:table-cell table:formula="of:=(([.C119]-0)/(1-0))*(1500-0.000000001)+0.000000001" office:value-type="float" office:value="1113.28125000026">
            <text:p>1113.281250000</text:p>
          </table:table-cell>
          <table:table-cell table:formula="of:=(([.D119]-0)/(1-0))*(1-0.000000001)+0.000000001" office:value-type="float" office:value="0.0703125009296875">
            <text:p>0.070312501</text:p>
          </table:table-cell>
          <table:table-cell table:formula="of:=[.M119]*[.P119]" office:value-type="float" office:value="0.914062512085938">
            <text:p>0.914062512</text:p>
          </table:table-cell>
          <table:table-cell table:formula="of:=(([.E119]-0)/(1-0))*(100-0.000000001)+0.000000001" office:value-type="float" office:value="66.4062500003359">
            <text:p>66.406250000</text:p>
          </table:table-cell>
          <table:table-cell table:formula="of:=(([.F119]-0)/(1-0))*(100-0)+0" office:value-type="float" office:value="27.34375">
            <text:p>27.343750000</text:p>
          </table:table-cell>
          <table:table-cell table:formula="of:=(([.G119]-0)/(1-0))*(3-0)+0" office:value-type="float" office:value="1.6640625">
            <text:p>1.664062500</text:p>
          </table:table-cell>
          <table:table-cell table:formula="of:=(([.H119]-0)/(1-0))*(3-0)+0" office:value-type="float" office:value="1.8984375">
            <text:p>1.898437500</text:p>
          </table:table-cell>
          <table:table-cell table:formula="of:=(([.I119]-0)/(1-0))*(100-0)+0" office:value-type="float" office:value="85.15625">
            <text:p>85.156250000</text:p>
          </table:table-cell>
          <table:table-cell table:formula="of:=(([.J119]-0)/(1-0))*(3-0)+0" office:value-type="float" office:value="1.8046875">
            <text:p>1.804687500</text:p>
          </table:table-cell>
          <table:table-cell table:formula="of:=(([.K119]-0)/(1-0))*(3-0)+0" office:value-type="float" office:value="1.2890625">
            <text:p>1.289062500</text:p>
          </table:table-cell>
        </table:table-row>
        <table:table-row table:style-name="ro2">
          <table:table-cell office:value-type="float" office:value="0.9453125">
            <text:p>0.9453125</text:p>
          </table:table-cell>
          <table:table-cell office:value-type="float" office:value="0.7265625">
            <text:p>0.7265625</text:p>
          </table:table-cell>
          <table:table-cell office:value-type="float" office:value="0.2421875">
            <text:p>0.2421875</text:p>
          </table:table-cell>
          <table:table-cell office:value-type="float" office:value="0.5703125">
            <text:p>0.5703125</text:p>
          </table:table-cell>
          <table:table-cell office:value-type="float" office:value="0.1640625">
            <text:p>0.1640625</text:p>
          </table:table-cell>
          <table:table-cell office:value-type="float" office:value="0.7734375">
            <text:p>0.7734375</text:p>
          </table:table-cell>
          <table:table-cell office:value-type="float" office:value="0.0546875">
            <text:p>0.0546875</text:p>
          </table:table-cell>
          <table:table-cell office:value-type="float" office:value="0.1328125">
            <text:p>0.1328125</text:p>
          </table:table-cell>
          <table:table-cell office:value-type="float" office:value="0.3515625">
            <text:p>0.3515625</text:p>
          </table:table-cell>
          <table:table-cell office:value-type="float" office:value="0.1015625">
            <text:p>0.1015625</text:p>
          </table:table-cell>
          <table:table-cell office:value-type="float" office:value="0.9296875">
            <text:p>0.9296875</text:p>
          </table:table-cell>
          <table:table-cell/>
          <table:table-cell table:formula="of:=ROUND((([.A120]-0)/(1-0))*(27-2)+2)" office:value-type="float" office:value="26">
            <text:p>26</text:p>
          </table:table-cell>
          <table:table-cell table:formula="of:=(([.B120]-0)/(1-0))*(10-0)+0" office:value-type="float" office:value="7.265625">
            <text:p>7.265625000</text:p>
          </table:table-cell>
          <table:table-cell table:formula="of:=(([.C120]-0)/(1-0))*(1500-0.000000001)+0.000000001" office:value-type="float" office:value="363.281250000758">
            <text:p>363.281250001</text:p>
          </table:table-cell>
          <table:table-cell table:formula="of:=(([.D120]-0)/(1-0))*(1-0.000000001)+0.000000001" office:value-type="float" office:value="0.570312500429688">
            <text:p>0.570312500</text:p>
          </table:table-cell>
          <table:table-cell table:formula="of:=[.M120]*[.P120]" office:value-type="float" office:value="14.8281250111719">
            <text:p>14.828125011</text:p>
          </table:table-cell>
          <table:table-cell table:formula="of:=(([.E120]-0)/(1-0))*(100-0.000000001)+0.000000001" office:value-type="float" office:value="16.4062500008359">
            <text:p>16.406250001</text:p>
          </table:table-cell>
          <table:table-cell table:formula="of:=(([.F120]-0)/(1-0))*(100-0)+0" office:value-type="float" office:value="77.34375">
            <text:p>77.343750000</text:p>
          </table:table-cell>
          <table:table-cell table:formula="of:=(([.G120]-0)/(1-0))*(3-0)+0" office:value-type="float" office:value="0.1640625">
            <text:p>0.164062500</text:p>
          </table:table-cell>
          <table:table-cell table:formula="of:=(([.H120]-0)/(1-0))*(3-0)+0" office:value-type="float" office:value="0.3984375">
            <text:p>0.398437500</text:p>
          </table:table-cell>
          <table:table-cell table:formula="of:=(([.I120]-0)/(1-0))*(100-0)+0" office:value-type="float" office:value="35.15625">
            <text:p>35.156250000</text:p>
          </table:table-cell>
          <table:table-cell table:formula="of:=(([.J120]-0)/(1-0))*(3-0)+0" office:value-type="float" office:value="0.3046875">
            <text:p>0.304687500</text:p>
          </table:table-cell>
          <table:table-cell table:formula="of:=(([.K120]-0)/(1-0))*(3-0)+0" office:value-type="float" office:value="2.7890625">
            <text:p>2.789062500</text:p>
          </table:table-cell>
        </table:table-row>
        <table:table-row table:style-name="ro2">
          <table:table-cell office:value-type="float" office:value="0.6953125">
            <text:p>0.6953125</text:p>
          </table:table-cell>
          <table:table-cell office:value-type="float" office:value="0.4765625">
            <text:p>0.4765625</text:p>
          </table:table-cell>
          <table:table-cell office:value-type="float" office:value="0.9921875">
            <text:p>0.9921875</text:p>
          </table:table-cell>
          <table:table-cell office:value-type="float" office:value="0.3203125">
            <text:p>0.3203125</text:p>
          </table:table-cell>
          <table:table-cell office:value-type="float" office:value="0.4140625">
            <text:p>0.4140625</text:p>
          </table:table-cell>
          <table:table-cell office:value-type="float" office:value="0.5234375">
            <text:p>0.5234375</text:p>
          </table:table-cell>
          <table:table-cell office:value-type="float" office:value="0.8046875">
            <text:p>0.8046875</text:p>
          </table:table-cell>
          <table:table-cell office:value-type="float" office:value="0.3828125">
            <text:p>0.3828125</text:p>
          </table:table-cell>
          <table:table-cell office:value-type="float" office:value="0.1015625">
            <text:p>0.1015625</text:p>
          </table:table-cell>
          <table:table-cell office:value-type="float" office:value="0.3515625">
            <text:p>0.3515625</text:p>
          </table:table-cell>
          <table:table-cell office:value-type="float" office:value="0.6796875">
            <text:p>0.6796875</text:p>
          </table:table-cell>
          <table:table-cell/>
          <table:table-cell table:formula="of:=ROUND((([.A121]-0)/(1-0))*(27-2)+2)" office:value-type="float" office:value="19">
            <text:p>19</text:p>
          </table:table-cell>
          <table:table-cell table:formula="of:=(([.B121]-0)/(1-0))*(10-0)+0" office:value-type="float" office:value="4.765625">
            <text:p>4.765625000</text:p>
          </table:table-cell>
          <table:table-cell table:formula="of:=(([.C121]-0)/(1-0))*(1500-0.000000001)+0.000000001" office:value-type="float" office:value="1488.28125000001">
            <text:p>1488.281250000</text:p>
          </table:table-cell>
          <table:table-cell table:formula="of:=(([.D121]-0)/(1-0))*(1-0.000000001)+0.000000001" office:value-type="float" office:value="0.320312500679687">
            <text:p>0.320312501</text:p>
          </table:table-cell>
          <table:table-cell table:formula="of:=[.M121]*[.P121]" office:value-type="float" office:value="6.08593751291406">
            <text:p>6.085937513</text:p>
          </table:table-cell>
          <table:table-cell table:formula="of:=(([.E121]-0)/(1-0))*(100-0.000000001)+0.000000001" office:value-type="float" office:value="41.4062500005859">
            <text:p>41.406250001</text:p>
          </table:table-cell>
          <table:table-cell table:formula="of:=(([.F121]-0)/(1-0))*(100-0)+0" office:value-type="float" office:value="52.34375">
            <text:p>52.343750000</text:p>
          </table:table-cell>
          <table:table-cell table:formula="of:=(([.G121]-0)/(1-0))*(3-0)+0" office:value-type="float" office:value="2.4140625">
            <text:p>2.414062500</text:p>
          </table:table-cell>
          <table:table-cell table:formula="of:=(([.H121]-0)/(1-0))*(3-0)+0" office:value-type="float" office:value="1.1484375">
            <text:p>1.148437500</text:p>
          </table:table-cell>
          <table:table-cell table:formula="of:=(([.I121]-0)/(1-0))*(100-0)+0" office:value-type="float" office:value="10.15625">
            <text:p>10.156250000</text:p>
          </table:table-cell>
          <table:table-cell table:formula="of:=(([.J121]-0)/(1-0))*(3-0)+0" office:value-type="float" office:value="1.0546875">
            <text:p>1.054687500</text:p>
          </table:table-cell>
          <table:table-cell table:formula="of:=(([.K121]-0)/(1-0))*(3-0)+0" office:value-type="float" office:value="2.0390625">
            <text:p>2.039062500</text:p>
          </table:table-cell>
        </table:table-row>
        <table:table-row table:style-name="ro2">
          <table:table-cell office:value-type="float" office:value="0.1953125">
            <text:p>0.1953125</text:p>
          </table:table-cell>
          <table:table-cell office:value-type="float" office:value="0.9765625">
            <text:p>0.9765625</text:p>
          </table:table-cell>
          <table:table-cell office:value-type="float" office:value="0.4921875">
            <text:p>0.4921875</text:p>
          </table:table-cell>
          <table:table-cell office:value-type="float" office:value="0.8203125">
            <text:p>0.8203125</text:p>
          </table:table-cell>
          <table:table-cell office:value-type="float" office:value="0.9140625">
            <text:p>0.9140625</text:p>
          </table:table-cell>
          <table:table-cell office:value-type="float" office:value="0.0234375">
            <text:p>0.0234375</text:p>
          </table:table-cell>
          <table:table-cell office:value-type="float" office:value="0.3046875">
            <text:p>0.3046875</text:p>
          </table:table-cell>
          <table:table-cell office:value-type="float" office:value="0.8828125">
            <text:p>0.8828125</text:p>
          </table:table-cell>
          <table:table-cell office:value-type="float" office:value="0.6015625">
            <text:p>0.6015625</text:p>
          </table:table-cell>
          <table:table-cell office:value-type="float" office:value="0.8515625">
            <text:p>0.8515625</text:p>
          </table:table-cell>
          <table:table-cell office:value-type="float" office:value="0.1796875">
            <text:p>0.1796875</text:p>
          </table:table-cell>
          <table:table-cell/>
          <table:table-cell table:formula="of:=ROUND((([.A122]-0)/(1-0))*(27-2)+2)" office:value-type="float" office:value="7">
            <text:p>7</text:p>
          </table:table-cell>
          <table:table-cell table:formula="of:=(([.B122]-0)/(1-0))*(10-0)+0" office:value-type="float" office:value="9.765625">
            <text:p>9.765625000</text:p>
          </table:table-cell>
          <table:table-cell table:formula="of:=(([.C122]-0)/(1-0))*(1500-0.000000001)+0.000000001" office:value-type="float" office:value="738.281250000508">
            <text:p>738.281250001</text:p>
          </table:table-cell>
          <table:table-cell table:formula="of:=(([.D122]-0)/(1-0))*(1-0.000000001)+0.000000001" office:value-type="float" office:value="0.820312500179687">
            <text:p>0.820312500</text:p>
          </table:table-cell>
          <table:table-cell table:formula="of:=[.M122]*[.P122]" office:value-type="float" office:value="5.74218750125781">
            <text:p>5.742187501</text:p>
          </table:table-cell>
          <table:table-cell table:formula="of:=(([.E122]-0)/(1-0))*(100-0.000000001)+0.000000001" office:value-type="float" office:value="91.4062500000859">
            <text:p>91.406250000</text:p>
          </table:table-cell>
          <table:table-cell table:formula="of:=(([.F122]-0)/(1-0))*(100-0)+0" office:value-type="float" office:value="2.34375">
            <text:p>2.343750000</text:p>
          </table:table-cell>
          <table:table-cell table:formula="of:=(([.G122]-0)/(1-0))*(3-0)+0" office:value-type="float" office:value="0.9140625">
            <text:p>0.914062500</text:p>
          </table:table-cell>
          <table:table-cell table:formula="of:=(([.H122]-0)/(1-0))*(3-0)+0" office:value-type="float" office:value="2.6484375">
            <text:p>2.648437500</text:p>
          </table:table-cell>
          <table:table-cell table:formula="of:=(([.I122]-0)/(1-0))*(100-0)+0" office:value-type="float" office:value="60.15625">
            <text:p>60.156250000</text:p>
          </table:table-cell>
          <table:table-cell table:formula="of:=(([.J122]-0)/(1-0))*(3-0)+0" office:value-type="float" office:value="2.5546875">
            <text:p>2.554687500</text:p>
          </table:table-cell>
          <table:table-cell table:formula="of:=(([.K122]-0)/(1-0))*(3-0)+0" office:value-type="float" office:value="0.5390625">
            <text:p>0.539062500</text:p>
          </table:table-cell>
        </table:table-row>
        <table:table-row table:style-name="ro2">
          <table:table-cell office:value-type="float" office:value="0.1328125">
            <text:p>0.1328125</text:p>
          </table:table-cell>
          <table:table-cell office:value-type="float" office:value="0.0390625">
            <text:p>0.0390625</text:p>
          </table:table-cell>
          <table:table-cell office:value-type="float" office:value="0.9296875">
            <text:p>0.9296875</text:p>
          </table:table-cell>
          <table:table-cell office:value-type="float" office:value="0.5078125">
            <text:p>0.5078125</text:p>
          </table:table-cell>
          <table:table-cell office:value-type="float" office:value="0.3515625">
            <text:p>0.3515625</text:p>
          </table:table-cell>
          <table:table-cell office:value-type="float" office:value="0.2109375">
            <text:p>0.2109375</text:p>
          </table:table-cell>
          <table:table-cell office:value-type="float" office:value="0.6171875">
            <text:p>0.6171875</text:p>
          </table:table-cell>
          <table:table-cell office:value-type="float" office:value="0.6953125">
            <text:p>0.6953125</text:p>
          </table:table-cell>
          <table:table-cell office:value-type="float" office:value="0.7890625">
            <text:p>0.7890625</text:p>
          </table:table-cell>
          <table:table-cell office:value-type="float" office:value="0.4140625">
            <text:p>0.4140625</text:p>
          </table:table-cell>
          <table:table-cell office:value-type="float" office:value="0.2421875">
            <text:p>0.2421875</text:p>
          </table:table-cell>
          <table:table-cell/>
          <table:table-cell table:formula="of:=ROUND((([.A123]-0)/(1-0))*(27-2)+2)" office:value-type="float" office:value="5">
            <text:p>5</text:p>
          </table:table-cell>
          <table:table-cell table:formula="of:=(([.B123]-0)/(1-0))*(10-0)+0" office:value-type="float" office:value="0.390625">
            <text:p>0.390625000</text:p>
          </table:table-cell>
          <table:table-cell table:formula="of:=(([.C123]-0)/(1-0))*(1500-0.000000001)+0.000000001" office:value-type="float" office:value="1394.53125000007">
            <text:p>1394.531250000</text:p>
          </table:table-cell>
          <table:table-cell table:formula="of:=(([.D123]-0)/(1-0))*(1-0.000000001)+0.000000001" office:value-type="float" office:value="0.507812500492187">
            <text:p>0.507812500</text:p>
          </table:table-cell>
          <table:table-cell table:formula="of:=[.M123]*[.P123]" office:value-type="float" office:value="2.53906250246094">
            <text:p>2.539062502</text:p>
          </table:table-cell>
          <table:table-cell table:formula="of:=(([.E123]-0)/(1-0))*(100-0.000000001)+0.000000001" office:value-type="float" office:value="35.1562500006484">
            <text:p>35.156250001</text:p>
          </table:table-cell>
          <table:table-cell table:formula="of:=(([.F123]-0)/(1-0))*(100-0)+0" office:value-type="float" office:value="21.09375">
            <text:p>21.093750000</text:p>
          </table:table-cell>
          <table:table-cell table:formula="of:=(([.G123]-0)/(1-0))*(3-0)+0" office:value-type="float" office:value="1.8515625">
            <text:p>1.851562500</text:p>
          </table:table-cell>
          <table:table-cell table:formula="of:=(([.H123]-0)/(1-0))*(3-0)+0" office:value-type="float" office:value="2.0859375">
            <text:p>2.085937500</text:p>
          </table:table-cell>
          <table:table-cell table:formula="of:=(([.I123]-0)/(1-0))*(100-0)+0" office:value-type="float" office:value="78.90625">
            <text:p>78.906250000</text:p>
          </table:table-cell>
          <table:table-cell table:formula="of:=(([.J123]-0)/(1-0))*(3-0)+0" office:value-type="float" office:value="1.2421875">
            <text:p>1.242187500</text:p>
          </table:table-cell>
          <table:table-cell table:formula="of:=(([.K123]-0)/(1-0))*(3-0)+0" office:value-type="float" office:value="0.7265625">
            <text:p>0.726562500</text:p>
          </table:table-cell>
        </table:table-row>
        <table:table-row table:style-name="ro2">
          <table:table-cell office:value-type="float" office:value="0.6328125">
            <text:p>0.6328125</text:p>
          </table:table-cell>
          <table:table-cell office:value-type="float" office:value="0.5390625">
            <text:p>0.5390625</text:p>
          </table:table-cell>
          <table:table-cell office:value-type="float" office:value="0.4296875">
            <text:p>0.4296875</text:p>
          </table:table-cell>
          <table:table-cell office:value-type="float" office:value="0.0078125">
            <text:p>0.0078125</text:p>
          </table:table-cell>
          <table:table-cell office:value-type="float" office:value="0.8515625">
            <text:p>0.8515625</text:p>
          </table:table-cell>
          <table:table-cell office:value-type="float" office:value="0.7109375">
            <text:p>0.7109375</text:p>
          </table:table-cell>
          <table:table-cell office:value-type="float" office:value="0.1171875">
            <text:p>0.1171875</text:p>
          </table:table-cell>
          <table:table-cell office:value-type="float" office:value="0.1953125">
            <text:p>0.1953125</text:p>
          </table:table-cell>
          <table:table-cell office:value-type="float" office:value="0.2890625">
            <text:p>0.2890625</text:p>
          </table:table-cell>
          <table:table-cell office:value-type="float" office:value="0.9140625">
            <text:p>0.9140625</text:p>
          </table:table-cell>
          <table:table-cell office:value-type="float" office:value="0.7421875">
            <text:p>0.7421875</text:p>
          </table:table-cell>
          <table:table-cell/>
          <table:table-cell table:formula="of:=ROUND((([.A124]-0)/(1-0))*(27-2)+2)" office:value-type="float" office:value="18">
            <text:p>18</text:p>
          </table:table-cell>
          <table:table-cell table:formula="of:=(([.B124]-0)/(1-0))*(10-0)+0" office:value-type="float" office:value="5.390625">
            <text:p>5.390625000</text:p>
          </table:table-cell>
          <table:table-cell table:formula="of:=(([.C124]-0)/(1-0))*(1500-0.000000001)+0.000000001" office:value-type="float" office:value="644.53125000057">
            <text:p>644.531250001</text:p>
          </table:table-cell>
          <table:table-cell table:formula="of:=(([.D124]-0)/(1-0))*(1-0.000000001)+0.000000001" office:value-type="float" office:value="0.0078125009921875">
            <text:p>0.007812501</text:p>
          </table:table-cell>
          <table:table-cell table:formula="of:=[.M124]*[.P124]" office:value-type="float" office:value="0.140625017859375">
            <text:p>0.140625018</text:p>
          </table:table-cell>
          <table:table-cell table:formula="of:=(([.E124]-0)/(1-0))*(100-0.000000001)+0.000000001" office:value-type="float" office:value="85.1562500001484">
            <text:p>85.156250000</text:p>
          </table:table-cell>
          <table:table-cell table:formula="of:=(([.F124]-0)/(1-0))*(100-0)+0" office:value-type="float" office:value="71.09375">
            <text:p>71.093750000</text:p>
          </table:table-cell>
          <table:table-cell table:formula="of:=(([.G124]-0)/(1-0))*(3-0)+0" office:value-type="float" office:value="0.3515625">
            <text:p>0.351562500</text:p>
          </table:table-cell>
          <table:table-cell table:formula="of:=(([.H124]-0)/(1-0))*(3-0)+0" office:value-type="float" office:value="0.5859375">
            <text:p>0.585937500</text:p>
          </table:table-cell>
          <table:table-cell table:formula="of:=(([.I124]-0)/(1-0))*(100-0)+0" office:value-type="float" office:value="28.90625">
            <text:p>28.906250000</text:p>
          </table:table-cell>
          <table:table-cell table:formula="of:=(([.J124]-0)/(1-0))*(3-0)+0" office:value-type="float" office:value="2.7421875">
            <text:p>2.742187500</text:p>
          </table:table-cell>
          <table:table-cell table:formula="of:=(([.K124]-0)/(1-0))*(3-0)+0" office:value-type="float" office:value="2.2265625">
            <text:p>2.226562500</text:p>
          </table:table-cell>
        </table:table-row>
        <table:table-row table:style-name="ro2">
          <table:table-cell office:value-type="float" office:value="0.8828125">
            <text:p>0.8828125</text:p>
          </table:table-cell>
          <table:table-cell office:value-type="float" office:value="0.2890625">
            <text:p>0.2890625</text:p>
          </table:table-cell>
          <table:table-cell office:value-type="float" office:value="0.6796875">
            <text:p>0.6796875</text:p>
          </table:table-cell>
          <table:table-cell office:value-type="float" office:value="0.7578125">
            <text:p>0.7578125</text:p>
          </table:table-cell>
          <table:table-cell office:value-type="float" office:value="0.6015625">
            <text:p>0.6015625</text:p>
          </table:table-cell>
          <table:table-cell office:value-type="float" office:value="0.9609375">
            <text:p>0.9609375</text:p>
          </table:table-cell>
          <table:table-cell office:value-type="float" office:value="0.8671875">
            <text:p>0.8671875</text:p>
          </table:table-cell>
          <table:table-cell office:value-type="float" office:value="0.4453125">
            <text:p>0.4453125</text:p>
          </table:table-cell>
          <table:table-cell office:value-type="float" office:value="0.0390625">
            <text:p>0.0390625</text:p>
          </table:table-cell>
          <table:table-cell office:value-type="float" office:value="0.6640625">
            <text:p>0.6640625</text:p>
          </table:table-cell>
          <table:table-cell office:value-type="float" office:value="0.9921875">
            <text:p>0.9921875</text:p>
          </table:table-cell>
          <table:table-cell/>
          <table:table-cell table:formula="of:=ROUND((([.A125]-0)/(1-0))*(27-2)+2)" office:value-type="float" office:value="24">
            <text:p>24</text:p>
          </table:table-cell>
          <table:table-cell table:formula="of:=(([.B125]-0)/(1-0))*(10-0)+0" office:value-type="float" office:value="2.890625">
            <text:p>2.890625000</text:p>
          </table:table-cell>
          <table:table-cell table:formula="of:=(([.C125]-0)/(1-0))*(1500-0.000000001)+0.000000001" office:value-type="float" office:value="1019.53125000032">
            <text:p>1019.531250000</text:p>
          </table:table-cell>
          <table:table-cell table:formula="of:=(([.D125]-0)/(1-0))*(1-0.000000001)+0.000000001" office:value-type="float" office:value="0.757812500242187">
            <text:p>0.757812500</text:p>
          </table:table-cell>
          <table:table-cell table:formula="of:=[.M125]*[.P125]" office:value-type="float" office:value="18.1875000058125">
            <text:p>18.187500006</text:p>
          </table:table-cell>
          <table:table-cell table:formula="of:=(([.E125]-0)/(1-0))*(100-0.000000001)+0.000000001" office:value-type="float" office:value="60.1562500003984">
            <text:p>60.156250000</text:p>
          </table:table-cell>
          <table:table-cell table:formula="of:=(([.F125]-0)/(1-0))*(100-0)+0" office:value-type="float" office:value="96.09375">
            <text:p>96.093750000</text:p>
          </table:table-cell>
          <table:table-cell table:formula="of:=(([.G125]-0)/(1-0))*(3-0)+0" office:value-type="float" office:value="2.6015625">
            <text:p>2.601562500</text:p>
          </table:table-cell>
          <table:table-cell table:formula="of:=(([.H125]-0)/(1-0))*(3-0)+0" office:value-type="float" office:value="1.3359375">
            <text:p>1.335937500</text:p>
          </table:table-cell>
          <table:table-cell table:formula="of:=(([.I125]-0)/(1-0))*(100-0)+0" office:value-type="float" office:value="3.90625">
            <text:p>3.906250000</text:p>
          </table:table-cell>
          <table:table-cell table:formula="of:=(([.J125]-0)/(1-0))*(3-0)+0" office:value-type="float" office:value="1.9921875">
            <text:p>1.992187500</text:p>
          </table:table-cell>
          <table:table-cell table:formula="of:=(([.K125]-0)/(1-0))*(3-0)+0" office:value-type="float" office:value="2.9765625">
            <text:p>2.976562500</text:p>
          </table:table-cell>
        </table:table-row>
        <table:table-row table:style-name="ro2">
          <table:table-cell office:value-type="float" office:value="0.3828125">
            <text:p>0.3828125</text:p>
          </table:table-cell>
          <table:table-cell office:value-type="float" office:value="0.7890625">
            <text:p>0.7890625</text:p>
          </table:table-cell>
          <table:table-cell office:value-type="float" office:value="0.1796875">
            <text:p>0.1796875</text:p>
          </table:table-cell>
          <table:table-cell office:value-type="float" office:value="0.2578125">
            <text:p>0.2578125</text:p>
          </table:table-cell>
          <table:table-cell office:value-type="float" office:value="0.1015625">
            <text:p>0.1015625</text:p>
          </table:table-cell>
          <table:table-cell office:value-type="float" office:value="0.4609375">
            <text:p>0.4609375</text:p>
          </table:table-cell>
          <table:table-cell office:value-type="float" office:value="0.3671875">
            <text:p>0.3671875</text:p>
          </table:table-cell>
          <table:table-cell office:value-type="float" office:value="0.9453125">
            <text:p>0.9453125</text:p>
          </table:table-cell>
          <table:table-cell office:value-type="float" office:value="0.5390625">
            <text:p>0.5390625</text:p>
          </table:table-cell>
          <table:table-cell office:value-type="float" office:value="0.1640625">
            <text:p>0.1640625</text:p>
          </table:table-cell>
          <table:table-cell office:value-type="float" office:value="0.4921875">
            <text:p>0.4921875</text:p>
          </table:table-cell>
          <table:table-cell/>
          <table:table-cell table:formula="of:=ROUND((([.A126]-0)/(1-0))*(27-2)+2)" office:value-type="float" office:value="12">
            <text:p>12</text:p>
          </table:table-cell>
          <table:table-cell table:formula="of:=(([.B126]-0)/(1-0))*(10-0)+0" office:value-type="float" office:value="7.890625">
            <text:p>7.890625000</text:p>
          </table:table-cell>
          <table:table-cell table:formula="of:=(([.C126]-0)/(1-0))*(1500-0.000000001)+0.000000001" office:value-type="float" office:value="269.53125000082">
            <text:p>269.531250001</text:p>
          </table:table-cell>
          <table:table-cell table:formula="of:=(([.D126]-0)/(1-0))*(1-0.000000001)+0.000000001" office:value-type="float" office:value="0.257812500742187">
            <text:p>0.257812501</text:p>
          </table:table-cell>
          <table:table-cell table:formula="of:=[.M126]*[.P126]" office:value-type="float" office:value="3.09375000890625">
            <text:p>3.093750009</text:p>
          </table:table-cell>
          <table:table-cell table:formula="of:=(([.E126]-0)/(1-0))*(100-0.000000001)+0.000000001" office:value-type="float" office:value="10.1562500008984">
            <text:p>10.156250001</text:p>
          </table:table-cell>
          <table:table-cell table:formula="of:=(([.F126]-0)/(1-0))*(100-0)+0" office:value-type="float" office:value="46.09375">
            <text:p>46.093750000</text:p>
          </table:table-cell>
          <table:table-cell table:formula="of:=(([.G126]-0)/(1-0))*(3-0)+0" office:value-type="float" office:value="1.1015625">
            <text:p>1.101562500</text:p>
          </table:table-cell>
          <table:table-cell table:formula="of:=(([.H126]-0)/(1-0))*(3-0)+0" office:value-type="float" office:value="2.8359375">
            <text:p>2.835937500</text:p>
          </table:table-cell>
          <table:table-cell table:formula="of:=(([.I126]-0)/(1-0))*(100-0)+0" office:value-type="float" office:value="53.90625">
            <text:p>53.906250000</text:p>
          </table:table-cell>
          <table:table-cell table:formula="of:=(([.J126]-0)/(1-0))*(3-0)+0" office:value-type="float" office:value="0.4921875">
            <text:p>0.492187500</text:p>
          </table:table-cell>
          <table:table-cell table:formula="of:=(([.K126]-0)/(1-0))*(3-0)+0" office:value-type="float" office:value="1.4765625">
            <text:p>1.476562500</text:p>
          </table:table-cell>
        </table:table-row>
        <table:table-row table:style-name="ro2">
          <table:table-cell office:value-type="float" office:value="0.2578125">
            <text:p>0.2578125</text:p>
          </table:table-cell>
          <table:table-cell office:value-type="float" office:value="0.4140625">
            <text:p>0.4140625</text:p>
          </table:table-cell>
          <table:table-cell office:value-type="float" office:value="0.3046875">
            <text:p>0.3046875</text:p>
          </table:table-cell>
          <table:table-cell office:value-type="float" office:value="0.3828125">
            <text:p>0.3828125</text:p>
          </table:table-cell>
          <table:table-cell office:value-type="float" office:value="0.2265625">
            <text:p>0.2265625</text:p>
          </table:table-cell>
          <table:table-cell office:value-type="float" office:value="0.0859375">
            <text:p>0.0859375</text:p>
          </table:table-cell>
          <table:table-cell office:value-type="float" office:value="0.9921875">
            <text:p>0.9921875</text:p>
          </table:table-cell>
          <table:table-cell office:value-type="float" office:value="0.3203125">
            <text:p>0.3203125</text:p>
          </table:table-cell>
          <table:table-cell office:value-type="float" office:value="0.1640625">
            <text:p>0.1640625</text:p>
          </table:table-cell>
          <table:table-cell office:value-type="float" office:value="0.7890625">
            <text:p>0.7890625</text:p>
          </table:table-cell>
          <table:table-cell office:value-type="float" office:value="0.8671875">
            <text:p>0.8671875</text:p>
          </table:table-cell>
          <table:table-cell/>
          <table:table-cell table:formula="of:=ROUND((([.A127]-0)/(1-0))*(27-2)+2)" office:value-type="float" office:value="8">
            <text:p>8</text:p>
          </table:table-cell>
          <table:table-cell table:formula="of:=(([.B127]-0)/(1-0))*(10-0)+0" office:value-type="float" office:value="4.140625">
            <text:p>4.140625000</text:p>
          </table:table-cell>
          <table:table-cell table:formula="of:=(([.C127]-0)/(1-0))*(1500-0.000000001)+0.000000001" office:value-type="float" office:value="457.031250000695">
            <text:p>457.031250001</text:p>
          </table:table-cell>
          <table:table-cell table:formula="of:=(([.D127]-0)/(1-0))*(1-0.000000001)+0.000000001" office:value-type="float" office:value="0.382812500617187">
            <text:p>0.382812501</text:p>
          </table:table-cell>
          <table:table-cell table:formula="of:=[.M127]*[.P127]" office:value-type="float" office:value="3.0625000049375">
            <text:p>3.062500005</text:p>
          </table:table-cell>
          <table:table-cell table:formula="of:=(([.E127]-0)/(1-0))*(100-0.000000001)+0.000000001" office:value-type="float" office:value="22.6562500007734">
            <text:p>22.656250001</text:p>
          </table:table-cell>
          <table:table-cell table:formula="of:=(([.F127]-0)/(1-0))*(100-0)+0" office:value-type="float" office:value="8.59375">
            <text:p>8.593750000</text:p>
          </table:table-cell>
          <table:table-cell table:formula="of:=(([.G127]-0)/(1-0))*(3-0)+0" office:value-type="float" office:value="2.9765625">
            <text:p>2.976562500</text:p>
          </table:table-cell>
          <table:table-cell table:formula="of:=(([.H127]-0)/(1-0))*(3-0)+0" office:value-type="float" office:value="0.9609375">
            <text:p>0.960937500</text:p>
          </table:table-cell>
          <table:table-cell table:formula="of:=(([.I127]-0)/(1-0))*(100-0)+0" office:value-type="float" office:value="16.40625">
            <text:p>16.406250000</text:p>
          </table:table-cell>
          <table:table-cell table:formula="of:=(([.J127]-0)/(1-0))*(3-0)+0" office:value-type="float" office:value="2.3671875">
            <text:p>2.367187500</text:p>
          </table:table-cell>
          <table:table-cell table:formula="of:=(([.K127]-0)/(1-0))*(3-0)+0" office:value-type="float" office:value="2.6015625">
            <text:p>2.601562500</text:p>
          </table:table-cell>
        </table:table-row>
        <table:table-row table:style-name="ro2">
          <table:table-cell office:value-type="float" office:value="0.7578125">
            <text:p>0.7578125</text:p>
          </table:table-cell>
          <table:table-cell office:value-type="float" office:value="0.9140625">
            <text:p>0.9140625</text:p>
          </table:table-cell>
          <table:table-cell office:value-type="float" office:value="0.8046875">
            <text:p>0.8046875</text:p>
          </table:table-cell>
          <table:table-cell office:value-type="float" office:value="0.8828125">
            <text:p>0.8828125</text:p>
          </table:table-cell>
          <table:table-cell office:value-type="float" office:value="0.7265625">
            <text:p>0.7265625</text:p>
          </table:table-cell>
          <table:table-cell office:value-type="float" office:value="0.5859375">
            <text:p>0.5859375</text:p>
          </table:table-cell>
          <table:table-cell office:value-type="float" office:value="0.4921875">
            <text:p>0.4921875</text:p>
          </table:table-cell>
          <table:table-cell office:value-type="float" office:value="0.8203125">
            <text:p>0.8203125</text:p>
          </table:table-cell>
          <table:table-cell office:value-type="float" office:value="0.6640625">
            <text:p>0.6640625</text:p>
          </table:table-cell>
          <table:table-cell office:value-type="float" office:value="0.2890625">
            <text:p>0.2890625</text:p>
          </table:table-cell>
          <table:table-cell office:value-type="float" office:value="0.3671875">
            <text:p>0.3671875</text:p>
          </table:table-cell>
          <table:table-cell/>
          <table:table-cell table:formula="of:=ROUND((([.A128]-0)/(1-0))*(27-2)+2)" office:value-type="float" office:value="21">
            <text:p>21</text:p>
          </table:table-cell>
          <table:table-cell table:formula="of:=(([.B128]-0)/(1-0))*(10-0)+0" office:value-type="float" office:value="9.140625">
            <text:p>9.140625000</text:p>
          </table:table-cell>
          <table:table-cell table:formula="of:=(([.C128]-0)/(1-0))*(1500-0.000000001)+0.000000001" office:value-type="float" office:value="1207.0312500002">
            <text:p>1207.031250000</text:p>
          </table:table-cell>
          <table:table-cell table:formula="of:=(([.D128]-0)/(1-0))*(1-0.000000001)+0.000000001" office:value-type="float" office:value="0.882812500117188">
            <text:p>0.882812500</text:p>
          </table:table-cell>
          <table:table-cell table:formula="of:=[.M128]*[.P128]" office:value-type="float" office:value="18.5390625024609">
            <text:p>18.539062502</text:p>
          </table:table-cell>
          <table:table-cell table:formula="of:=(([.E128]-0)/(1-0))*(100-0.000000001)+0.000000001" office:value-type="float" office:value="72.6562500002734">
            <text:p>72.656250000</text:p>
          </table:table-cell>
          <table:table-cell table:formula="of:=(([.F128]-0)/(1-0))*(100-0)+0" office:value-type="float" office:value="58.59375">
            <text:p>58.593750000</text:p>
          </table:table-cell>
          <table:table-cell table:formula="of:=(([.G128]-0)/(1-0))*(3-0)+0" office:value-type="float" office:value="1.4765625">
            <text:p>1.476562500</text:p>
          </table:table-cell>
          <table:table-cell table:formula="of:=(([.H128]-0)/(1-0))*(3-0)+0" office:value-type="float" office:value="2.4609375">
            <text:p>2.460937500</text:p>
          </table:table-cell>
          <table:table-cell table:formula="of:=(([.I128]-0)/(1-0))*(100-0)+0" office:value-type="float" office:value="66.40625">
            <text:p>66.406250000</text:p>
          </table:table-cell>
          <table:table-cell table:formula="of:=(([.J128]-0)/(1-0))*(3-0)+0" office:value-type="float" office:value="0.8671875">
            <text:p>0.867187500</text:p>
          </table:table-cell>
          <table:table-cell table:formula="of:=(([.K128]-0)/(1-0))*(3-0)+0" office:value-type="float" office:value="1.1015625">
            <text:p>1.101562500</text:p>
          </table:table-cell>
        </table:table-row>
        <table:table-row table:style-name="ro2">
          <table:table-cell office:value-type="float" office:value="0.5078125">
            <text:p>0.5078125</text:p>
          </table:table-cell>
          <table:table-cell office:value-type="float" office:value="0.1640625">
            <text:p>0.1640625</text:p>
          </table:table-cell>
          <table:table-cell office:value-type="float" office:value="0.0546875">
            <text:p>0.0546875</text:p>
          </table:table-cell>
          <table:table-cell office:value-type="float" office:value="0.1328125">
            <text:p>0.1328125</text:p>
          </table:table-cell>
          <table:table-cell office:value-type="float" office:value="0.9765625">
            <text:p>0.9765625</text:p>
          </table:table-cell>
          <table:table-cell office:value-type="float" office:value="0.8359375">
            <text:p>0.8359375</text:p>
          </table:table-cell>
          <table:table-cell office:value-type="float" office:value="0.7421875">
            <text:p>0.7421875</text:p>
          </table:table-cell>
          <table:table-cell office:value-type="float" office:value="0.5703125">
            <text:p>0.5703125</text:p>
          </table:table-cell>
          <table:table-cell office:value-type="float" office:value="0.9140625">
            <text:p>0.9140625</text:p>
          </table:table-cell>
          <table:table-cell office:value-type="float" office:value="0.0390625">
            <text:p>0.0390625</text:p>
          </table:table-cell>
          <table:table-cell office:value-type="float" office:value="0.1171875">
            <text:p>0.1171875</text:p>
          </table:table-cell>
          <table:table-cell/>
          <table:table-cell table:formula="of:=ROUND((([.A129]-0)/(1-0))*(27-2)+2)" office:value-type="float" office:value="15">
            <text:p>15</text:p>
          </table:table-cell>
          <table:table-cell table:formula="of:=(([.B129]-0)/(1-0))*(10-0)+0" office:value-type="float" office:value="1.640625">
            <text:p>1.640625000</text:p>
          </table:table-cell>
          <table:table-cell table:formula="of:=(([.C129]-0)/(1-0))*(1500-0.000000001)+0.000000001" office:value-type="float" office:value="82.0312500009453">
            <text:p>82.031250001</text:p>
          </table:table-cell>
          <table:table-cell table:formula="of:=(([.D129]-0)/(1-0))*(1-0.000000001)+0.000000001" office:value-type="float" office:value="0.132812500867188">
            <text:p>0.132812501</text:p>
          </table:table-cell>
          <table:table-cell table:formula="of:=[.M129]*[.P129]" office:value-type="float" office:value="1.99218751300781">
            <text:p>1.992187513</text:p>
          </table:table-cell>
          <table:table-cell table:formula="of:=(([.E129]-0)/(1-0))*(100-0.000000001)+0.000000001" office:value-type="float" office:value="97.6562500000234">
            <text:p>97.656250000</text:p>
          </table:table-cell>
          <table:table-cell table:formula="of:=(([.F129]-0)/(1-0))*(100-0)+0" office:value-type="float" office:value="83.59375">
            <text:p>83.593750000</text:p>
          </table:table-cell>
          <table:table-cell table:formula="of:=(([.G129]-0)/(1-0))*(3-0)+0" office:value-type="float" office:value="2.2265625">
            <text:p>2.226562500</text:p>
          </table:table-cell>
          <table:table-cell table:formula="of:=(([.H129]-0)/(1-0))*(3-0)+0" office:value-type="float" office:value="1.7109375">
            <text:p>1.710937500</text:p>
          </table:table-cell>
          <table:table-cell table:formula="of:=(([.I129]-0)/(1-0))*(100-0)+0" office:value-type="float" office:value="91.40625">
            <text:p>91.406250000</text:p>
          </table:table-cell>
          <table:table-cell table:formula="of:=(([.J129]-0)/(1-0))*(3-0)+0" office:value-type="float" office:value="0.1171875">
            <text:p>0.117187500</text:p>
          </table:table-cell>
          <table:table-cell table:formula="of:=(([.K129]-0)/(1-0))*(3-0)+0" office:value-type="float" office:value="0.3515625">
            <text:p>0.351562500</text:p>
          </table:table-cell>
        </table:table-row>
        <table:table-row table:style-name="ro2">
          <table:table-cell office:value-type="float" office:value="0.0078125">
            <text:p>0.0078125</text:p>
          </table:table-cell>
          <table:table-cell office:value-type="float" office:value="0.6640625">
            <text:p>0.6640625</text:p>
          </table:table-cell>
          <table:table-cell office:value-type="float" office:value="0.5546875">
            <text:p>0.5546875</text:p>
          </table:table-cell>
          <table:table-cell office:value-type="float" office:value="0.6328125">
            <text:p>0.6328125</text:p>
          </table:table-cell>
          <table:table-cell office:value-type="float" office:value="0.4765625">
            <text:p>0.4765625</text:p>
          </table:table-cell>
          <table:table-cell office:value-type="float" office:value="0.3359375">
            <text:p>0.3359375</text:p>
          </table:table-cell>
          <table:table-cell office:value-type="float" office:value="0.2421875">
            <text:p>0.2421875</text:p>
          </table:table-cell>
          <table:table-cell office:value-type="float" office:value="0.0703125">
            <text:p>0.0703125</text:p>
          </table:table-cell>
          <table:table-cell office:value-type="float" office:value="0.4140625">
            <text:p>0.4140625</text:p>
          </table:table-cell>
          <table:table-cell office:value-type="float" office:value="0.5390625">
            <text:p>0.5390625</text:p>
          </table:table-cell>
          <table:table-cell office:value-type="float" office:value="0.6171875">
            <text:p>0.6171875</text:p>
          </table:table-cell>
          <table:table-cell/>
          <table:table-cell table:formula="of:=ROUND((([.A130]-0)/(1-0))*(27-2)+2)" office:value-type="float" office:value="2">
            <text:p>2</text:p>
          </table:table-cell>
          <table:table-cell table:formula="of:=(([.B130]-0)/(1-0))*(10-0)+0" office:value-type="float" office:value="6.640625">
            <text:p>6.640625000</text:p>
          </table:table-cell>
          <table:table-cell table:formula="of:=(([.C130]-0)/(1-0))*(1500-0.000000001)+0.000000001" office:value-type="float" office:value="832.031250000445">
            <text:p>832.031250000</text:p>
          </table:table-cell>
          <table:table-cell table:formula="of:=(([.D130]-0)/(1-0))*(1-0.000000001)+0.000000001" office:value-type="float" office:value="0.632812500367187">
            <text:p>0.632812500</text:p>
          </table:table-cell>
          <table:table-cell table:formula="of:=[.M130]*[.P130]" office:value-type="float" office:value="1.26562500073438">
            <text:p>1.265625001</text:p>
          </table:table-cell>
          <table:table-cell table:formula="of:=(([.E130]-0)/(1-0))*(100-0.000000001)+0.000000001" office:value-type="float" office:value="47.6562500005234">
            <text:p>47.656250001</text:p>
          </table:table-cell>
          <table:table-cell table:formula="of:=(([.F130]-0)/(1-0))*(100-0)+0" office:value-type="float" office:value="33.59375">
            <text:p>33.593750000</text:p>
          </table:table-cell>
          <table:table-cell table:formula="of:=(([.G130]-0)/(1-0))*(3-0)+0" office:value-type="float" office:value="0.7265625">
            <text:p>0.726562500</text:p>
          </table:table-cell>
          <table:table-cell table:formula="of:=(([.H130]-0)/(1-0))*(3-0)+0" office:value-type="float" office:value="0.2109375">
            <text:p>0.210937500</text:p>
          </table:table-cell>
          <table:table-cell table:formula="of:=(([.I130]-0)/(1-0))*(100-0)+0" office:value-type="float" office:value="41.40625">
            <text:p>41.406250000</text:p>
          </table:table-cell>
          <table:table-cell table:formula="of:=(([.J130]-0)/(1-0))*(3-0)+0" office:value-type="float" office:value="1.6171875">
            <text:p>1.617187500</text:p>
          </table:table-cell>
          <table:table-cell table:formula="of:=(([.K130]-0)/(1-0))*(3-0)+0" office:value-type="float" office:value="1.8515625">
            <text:p>1.851562500</text:p>
          </table:table-cell>
        </table:table-row>
        <table:table-row table:style-name="ro2">
          <table:table-cell office:value-type="float" office:value="0.01171875">
            <text:p>0.01171875</text:p>
          </table:table-cell>
          <table:table-cell office:value-type="float" office:value="0.33203125">
            <text:p>0.33203125</text:p>
          </table:table-cell>
          <table:table-cell office:value-type="float" office:value="0.29296875">
            <text:p>0.29296875</text:p>
          </table:table-cell>
          <table:table-cell office:value-type="float" office:value="0.19140625">
            <text:p>0.19140625</text:p>
          </table:table-cell>
          <table:table-cell office:value-type="float" office:value="0.90234375">
            <text:p>0.90234375</text:p>
          </table:table-cell>
          <table:table-cell office:value-type="float" office:value="0.67578125">
            <text:p>0.67578125</text:p>
          </table:table-cell>
          <table:table-cell office:value-type="float" office:value="0.86328125">
            <text:p>0.86328125</text:p>
          </table:table-cell>
          <table:table-cell office:value-type="float" office:value="0.24609375">
            <text:p>0.24609375</text:p>
          </table:table-cell>
          <table:table-cell office:value-type="float" office:value="0.10546875">
            <text:p>0.10546875</text:p>
          </table:table-cell>
          <table:table-cell office:value-type="float" office:value="0.81640625">
            <text:p>0.81640625</text:p>
          </table:table-cell>
          <table:table-cell office:value-type="float" office:value="0.73828125">
            <text:p>0.73828125</text:p>
          </table:table-cell>
          <table:table-cell/>
          <table:table-cell table:formula="of:=ROUND((([.A131]-0)/(1-0))*(27-2)+2)" office:value-type="float" office:value="2">
            <text:p>2</text:p>
          </table:table-cell>
          <table:table-cell table:formula="of:=(([.B131]-0)/(1-0))*(10-0)+0" office:value-type="float" office:value="3.3203125">
            <text:p>3.320312500</text:p>
          </table:table-cell>
          <table:table-cell table:formula="of:=(([.C131]-0)/(1-0))*(1500-0.000000001)+0.000000001" office:value-type="float" office:value="439.453125000707">
            <text:p>439.453125001</text:p>
          </table:table-cell>
          <table:table-cell table:formula="of:=(([.D131]-0)/(1-0))*(1-0.000000001)+0.000000001" office:value-type="float" office:value="0.191406250808594">
            <text:p>0.191406251</text:p>
          </table:table-cell>
          <table:table-cell table:formula="of:=[.M131]*[.P131]" office:value-type="float" office:value="0.382812501617187">
            <text:p>0.382812502</text:p>
          </table:table-cell>
          <table:table-cell table:formula="of:=(([.E131]-0)/(1-0))*(100-0.000000001)+0.000000001" office:value-type="float" office:value="90.2343750000977">
            <text:p>90.234375000</text:p>
          </table:table-cell>
          <table:table-cell table:formula="of:=(([.F131]-0)/(1-0))*(100-0)+0" office:value-type="float" office:value="67.578125">
            <text:p>67.578125000</text:p>
          </table:table-cell>
          <table:table-cell table:formula="of:=(([.G131]-0)/(1-0))*(3-0)+0" office:value-type="float" office:value="2.58984375">
            <text:p>2.589843750</text:p>
          </table:table-cell>
          <table:table-cell table:formula="of:=(([.H131]-0)/(1-0))*(3-0)+0" office:value-type="float" office:value="0.73828125">
            <text:p>0.738281250</text:p>
          </table:table-cell>
          <table:table-cell table:formula="of:=(([.I131]-0)/(1-0))*(100-0)+0" office:value-type="float" office:value="10.546875">
            <text:p>10.546875000</text:p>
          </table:table-cell>
          <table:table-cell table:formula="of:=(([.J131]-0)/(1-0))*(3-0)+0" office:value-type="float" office:value="2.44921875">
            <text:p>2.449218750</text:p>
          </table:table-cell>
          <table:table-cell table:formula="of:=(([.K131]-0)/(1-0))*(3-0)+0" office:value-type="float" office:value="2.21484375">
            <text:p>2.214843750</text:p>
          </table:table-cell>
        </table:table-row>
        <table:table-row table:style-name="ro2">
          <table:table-cell office:value-type="float" office:value="0.51171875">
            <text:p>0.51171875</text:p>
          </table:table-cell>
          <table:table-cell office:value-type="float" office:value="0.83203125">
            <text:p>0.83203125</text:p>
          </table:table-cell>
          <table:table-cell office:value-type="float" office:value="0.79296875">
            <text:p>0.79296875</text:p>
          </table:table-cell>
          <table:table-cell office:value-type="float" office:value="0.69140625">
            <text:p>0.69140625</text:p>
          </table:table-cell>
          <table:table-cell office:value-type="float" office:value="0.40234375">
            <text:p>0.40234375</text:p>
          </table:table-cell>
          <table:table-cell office:value-type="float" office:value="0.17578125">
            <text:p>0.17578125</text:p>
          </table:table-cell>
          <table:table-cell office:value-type="float" office:value="0.36328125">
            <text:p>0.36328125</text:p>
          </table:table-cell>
          <table:table-cell office:value-type="float" office:value="0.74609375">
            <text:p>0.74609375</text:p>
          </table:table-cell>
          <table:table-cell office:value-type="float" office:value="0.60546875">
            <text:p>0.60546875</text:p>
          </table:table-cell>
          <table:table-cell office:value-type="float" office:value="0.31640625">
            <text:p>0.31640625</text:p>
          </table:table-cell>
          <table:table-cell office:value-type="float" office:value="0.23828125">
            <text:p>0.23828125</text:p>
          </table:table-cell>
          <table:table-cell/>
          <table:table-cell table:formula="of:=ROUND((([.A132]-0)/(1-0))*(27-2)+2)" office:value-type="float" office:value="15">
            <text:p>15</text:p>
          </table:table-cell>
          <table:table-cell table:formula="of:=(([.B132]-0)/(1-0))*(10-0)+0" office:value-type="float" office:value="8.3203125">
            <text:p>8.320312500</text:p>
          </table:table-cell>
          <table:table-cell table:formula="of:=(([.C132]-0)/(1-0))*(1500-0.000000001)+0.000000001" office:value-type="float" office:value="1189.45312500021">
            <text:p>1189.453125000</text:p>
          </table:table-cell>
          <table:table-cell table:formula="of:=(([.D132]-0)/(1-0))*(1-0.000000001)+0.000000001" office:value-type="float" office:value="0.691406250308594">
            <text:p>0.691406250</text:p>
          </table:table-cell>
          <table:table-cell table:formula="of:=[.M132]*[.P132]" office:value-type="float" office:value="10.3710937546289">
            <text:p>10.371093755</text:p>
          </table:table-cell>
          <table:table-cell table:formula="of:=(([.E132]-0)/(1-0))*(100-0.000000001)+0.000000001" office:value-type="float" office:value="40.2343750005977">
            <text:p>40.234375001</text:p>
          </table:table-cell>
          <table:table-cell table:formula="of:=(([.F132]-0)/(1-0))*(100-0)+0" office:value-type="float" office:value="17.578125">
            <text:p>17.578125000</text:p>
          </table:table-cell>
          <table:table-cell table:formula="of:=(([.G132]-0)/(1-0))*(3-0)+0" office:value-type="float" office:value="1.08984375">
            <text:p>1.089843750</text:p>
          </table:table-cell>
          <table:table-cell table:formula="of:=(([.H132]-0)/(1-0))*(3-0)+0" office:value-type="float" office:value="2.23828125">
            <text:p>2.238281250</text:p>
          </table:table-cell>
          <table:table-cell table:formula="of:=(([.I132]-0)/(1-0))*(100-0)+0" office:value-type="float" office:value="60.546875">
            <text:p>60.546875000</text:p>
          </table:table-cell>
          <table:table-cell table:formula="of:=(([.J132]-0)/(1-0))*(3-0)+0" office:value-type="float" office:value="0.94921875">
            <text:p>0.949218750</text:p>
          </table:table-cell>
          <table:table-cell table:formula="of:=(([.K132]-0)/(1-0))*(3-0)+0" office:value-type="float" office:value="0.71484375">
            <text:p>0.714843750</text:p>
          </table:table-cell>
        </table:table-row>
        <table:table-row table:style-name="ro2">
          <table:table-cell office:value-type="float" office:value="0.76171875">
            <text:p>0.76171875</text:p>
          </table:table-cell>
          <table:table-cell office:value-type="float" office:value="0.08203125">
            <text:p>0.08203125</text:p>
          </table:table-cell>
          <table:table-cell office:value-type="float" office:value="0.04296875">
            <text:p>0.04296875</text:p>
          </table:table-cell>
          <table:table-cell office:value-type="float" office:value="0.44140625">
            <text:p>0.44140625</text:p>
          </table:table-cell>
          <table:table-cell office:value-type="float" office:value="0.15234375">
            <text:p>0.15234375</text:p>
          </table:table-cell>
          <table:table-cell office:value-type="float" office:value="0.42578125">
            <text:p>0.42578125</text:p>
          </table:table-cell>
          <table:table-cell office:value-type="float" office:value="0.61328125">
            <text:p>0.61328125</text:p>
          </table:table-cell>
          <table:table-cell office:value-type="float" office:value="0.99609375">
            <text:p>0.99609375</text:p>
          </table:table-cell>
          <table:table-cell office:value-type="float" office:value="0.85546875">
            <text:p>0.85546875</text:p>
          </table:table-cell>
          <table:table-cell office:value-type="float" office:value="0.06640625">
            <text:p>0.06640625</text:p>
          </table:table-cell>
          <table:table-cell office:value-type="float" office:value="0.48828125">
            <text:p>0.48828125</text:p>
          </table:table-cell>
          <table:table-cell/>
          <table:table-cell table:formula="of:=ROUND((([.A133]-0)/(1-0))*(27-2)+2)" office:value-type="float" office:value="21">
            <text:p>21</text:p>
          </table:table-cell>
          <table:table-cell table:formula="of:=(([.B133]-0)/(1-0))*(10-0)+0" office:value-type="float" office:value="0.8203125">
            <text:p>0.820312500</text:p>
          </table:table-cell>
          <table:table-cell table:formula="of:=(([.C133]-0)/(1-0))*(1500-0.000000001)+0.000000001" office:value-type="float" office:value="64.453125000957">
            <text:p>64.453125001</text:p>
          </table:table-cell>
          <table:table-cell table:formula="of:=(([.D133]-0)/(1-0))*(1-0.000000001)+0.000000001" office:value-type="float" office:value="0.441406250558594">
            <text:p>0.441406251</text:p>
          </table:table-cell>
          <table:table-cell table:formula="of:=[.M133]*[.P133]" office:value-type="float" office:value="9.26953126173047">
            <text:p>9.269531262</text:p>
          </table:table-cell>
          <table:table-cell table:formula="of:=(([.E133]-0)/(1-0))*(100-0.000000001)+0.000000001" office:value-type="float" office:value="15.2343750008477">
            <text:p>15.234375001</text:p>
          </table:table-cell>
          <table:table-cell table:formula="of:=(([.F133]-0)/(1-0))*(100-0)+0" office:value-type="float" office:value="42.578125">
            <text:p>42.578125000</text:p>
          </table:table-cell>
          <table:table-cell table:formula="of:=(([.G133]-0)/(1-0))*(3-0)+0" office:value-type="float" office:value="1.83984375">
            <text:p>1.839843750</text:p>
          </table:table-cell>
          <table:table-cell table:formula="of:=(([.H133]-0)/(1-0))*(3-0)+0" office:value-type="float" office:value="2.98828125">
            <text:p>2.988281250</text:p>
          </table:table-cell>
          <table:table-cell table:formula="of:=(([.I133]-0)/(1-0))*(100-0)+0" office:value-type="float" office:value="85.546875">
            <text:p>85.546875000</text:p>
          </table:table-cell>
          <table:table-cell table:formula="of:=(([.J133]-0)/(1-0))*(3-0)+0" office:value-type="float" office:value="0.19921875">
            <text:p>0.199218750</text:p>
          </table:table-cell>
          <table:table-cell table:formula="of:=(([.K133]-0)/(1-0))*(3-0)+0" office:value-type="float" office:value="1.46484375">
            <text:p>1.464843750</text:p>
          </table:table-cell>
        </table:table-row>
        <table:table-row table:style-name="ro2">
          <table:table-cell office:value-type="float" office:value="0.26171875">
            <text:p>0.26171875</text:p>
          </table:table-cell>
          <table:table-cell office:value-type="float" office:value="0.58203125">
            <text:p>0.58203125</text:p>
          </table:table-cell>
          <table:table-cell office:value-type="float" office:value="0.54296875">
            <text:p>0.54296875</text:p>
          </table:table-cell>
          <table:table-cell office:value-type="float" office:value="0.94140625">
            <text:p>0.94140625</text:p>
          </table:table-cell>
          <table:table-cell office:value-type="float" office:value="0.65234375">
            <text:p>0.65234375</text:p>
          </table:table-cell>
          <table:table-cell office:value-type="float" office:value="0.92578125">
            <text:p>0.92578125</text:p>
          </table:table-cell>
          <table:table-cell office:value-type="float" office:value="0.11328125">
            <text:p>0.11328125</text:p>
          </table:table-cell>
          <table:table-cell office:value-type="float" office:value="0.49609375">
            <text:p>0.49609375</text:p>
          </table:table-cell>
          <table:table-cell office:value-type="float" office:value="0.35546875">
            <text:p>0.35546875</text:p>
          </table:table-cell>
          <table:table-cell office:value-type="float" office:value="0.56640625">
            <text:p>0.56640625</text:p>
          </table:table-cell>
          <table:table-cell office:value-type="float" office:value="0.98828125">
            <text:p>0.98828125</text:p>
          </table:table-cell>
          <table:table-cell/>
          <table:table-cell table:formula="of:=ROUND((([.A134]-0)/(1-0))*(27-2)+2)" office:value-type="float" office:value="9">
            <text:p>9</text:p>
          </table:table-cell>
          <table:table-cell table:formula="of:=(([.B134]-0)/(1-0))*(10-0)+0" office:value-type="float" office:value="5.8203125">
            <text:p>5.820312500</text:p>
          </table:table-cell>
          <table:table-cell table:formula="of:=(([.C134]-0)/(1-0))*(1500-0.000000001)+0.000000001" office:value-type="float" office:value="814.453125000457">
            <text:p>814.453125000</text:p>
          </table:table-cell>
          <table:table-cell table:formula="of:=(([.D134]-0)/(1-0))*(1-0.000000001)+0.000000001" office:value-type="float" office:value="0.941406250058594">
            <text:p>0.941406250</text:p>
          </table:table-cell>
          <table:table-cell table:formula="of:=[.M134]*[.P134]" office:value-type="float" office:value="8.47265625052734">
            <text:p>8.472656251</text:p>
          </table:table-cell>
          <table:table-cell table:formula="of:=(([.E134]-0)/(1-0))*(100-0.000000001)+0.000000001" office:value-type="float" office:value="65.2343750003477">
            <text:p>65.234375000</text:p>
          </table:table-cell>
          <table:table-cell table:formula="of:=(([.F134]-0)/(1-0))*(100-0)+0" office:value-type="float" office:value="92.578125">
            <text:p>92.578125000</text:p>
          </table:table-cell>
          <table:table-cell table:formula="of:=(([.G134]-0)/(1-0))*(3-0)+0" office:value-type="float" office:value="0.33984375">
            <text:p>0.339843750</text:p>
          </table:table-cell>
          <table:table-cell table:formula="of:=(([.H134]-0)/(1-0))*(3-0)+0" office:value-type="float" office:value="1.48828125">
            <text:p>1.488281250</text:p>
          </table:table-cell>
          <table:table-cell table:formula="of:=(([.I134]-0)/(1-0))*(100-0)+0" office:value-type="float" office:value="35.546875">
            <text:p>35.546875000</text:p>
          </table:table-cell>
          <table:table-cell table:formula="of:=(([.J134]-0)/(1-0))*(3-0)+0" office:value-type="float" office:value="1.69921875">
            <text:p>1.699218750</text:p>
          </table:table-cell>
          <table:table-cell table:formula="of:=(([.K134]-0)/(1-0))*(3-0)+0" office:value-type="float" office:value="2.96484375">
            <text:p>2.964843750</text:p>
          </table:table-cell>
        </table:table-row>
        <table:table-row table:style-name="ro2">
          <table:table-cell office:value-type="float" office:value="0.38671875">
            <text:p>0.38671875</text:p>
          </table:table-cell>
          <table:table-cell office:value-type="float" office:value="0.20703125">
            <text:p>0.20703125</text:p>
          </table:table-cell>
          <table:table-cell office:value-type="float" office:value="0.91796875">
            <text:p>0.91796875</text:p>
          </table:table-cell>
          <table:table-cell office:value-type="float" office:value="0.81640625">
            <text:p>0.81640625</text:p>
          </table:table-cell>
          <table:table-cell office:value-type="float" office:value="0.52734375">
            <text:p>0.52734375</text:p>
          </table:table-cell>
          <table:table-cell office:value-type="float" office:value="0.55078125">
            <text:p>0.55078125</text:p>
          </table:table-cell>
          <table:table-cell office:value-type="float" office:value="0.73828125">
            <text:p>0.73828125</text:p>
          </table:table-cell>
          <table:table-cell office:value-type="float" office:value="0.87109375">
            <text:p>0.87109375</text:p>
          </table:table-cell>
          <table:table-cell office:value-type="float" office:value="0.98046875">
            <text:p>0.98046875</text:p>
          </table:table-cell>
          <table:table-cell office:value-type="float" office:value="0.44140625">
            <text:p>0.44140625</text:p>
          </table:table-cell>
          <table:table-cell office:value-type="float" office:value="0.36328125">
            <text:p>0.36328125</text:p>
          </table:table-cell>
          <table:table-cell/>
          <table:table-cell table:formula="of:=ROUND((([.A135]-0)/(1-0))*(27-2)+2)" office:value-type="float" office:value="12">
            <text:p>12</text:p>
          </table:table-cell>
          <table:table-cell table:formula="of:=(([.B135]-0)/(1-0))*(10-0)+0" office:value-type="float" office:value="2.0703125">
            <text:p>2.070312500</text:p>
          </table:table-cell>
          <table:table-cell table:formula="of:=(([.C135]-0)/(1-0))*(1500-0.000000001)+0.000000001" office:value-type="float" office:value="1376.95312500008">
            <text:p>1376.953125000</text:p>
          </table:table-cell>
          <table:table-cell table:formula="of:=(([.D135]-0)/(1-0))*(1-0.000000001)+0.000000001" office:value-type="float" office:value="0.816406250183594">
            <text:p>0.816406250</text:p>
          </table:table-cell>
          <table:table-cell table:formula="of:=[.M135]*[.P135]" office:value-type="float" office:value="9.79687500220313">
            <text:p>9.796875002</text:p>
          </table:table-cell>
          <table:table-cell table:formula="of:=(([.E135]-0)/(1-0))*(100-0.000000001)+0.000000001" office:value-type="float" office:value="52.7343750004727">
            <text:p>52.734375000</text:p>
          </table:table-cell>
          <table:table-cell table:formula="of:=(([.F135]-0)/(1-0))*(100-0)+0" office:value-type="float" office:value="55.078125">
            <text:p>55.078125000</text:p>
          </table:table-cell>
          <table:table-cell table:formula="of:=(([.G135]-0)/(1-0))*(3-0)+0" office:value-type="float" office:value="2.21484375">
            <text:p>2.214843750</text:p>
          </table:table-cell>
          <table:table-cell table:formula="of:=(([.H135]-0)/(1-0))*(3-0)+0" office:value-type="float" office:value="2.61328125">
            <text:p>2.613281250</text:p>
          </table:table-cell>
          <table:table-cell table:formula="of:=(([.I135]-0)/(1-0))*(100-0)+0" office:value-type="float" office:value="98.046875">
            <text:p>98.046875000</text:p>
          </table:table-cell>
          <table:table-cell table:formula="of:=(([.J135]-0)/(1-0))*(3-0)+0" office:value-type="float" office:value="1.32421875">
            <text:p>1.324218750</text:p>
          </table:table-cell>
          <table:table-cell table:formula="of:=(([.K135]-0)/(1-0))*(3-0)+0" office:value-type="float" office:value="1.08984375">
            <text:p>1.089843750</text:p>
          </table:table-cell>
        </table:table-row>
        <table:table-row table:style-name="ro2">
          <table:table-cell office:value-type="float" office:value="0.88671875">
            <text:p>0.88671875</text:p>
          </table:table-cell>
          <table:table-cell office:value-type="float" office:value="0.70703125">
            <text:p>0.70703125</text:p>
          </table:table-cell>
          <table:table-cell office:value-type="float" office:value="0.41796875">
            <text:p>0.41796875</text:p>
          </table:table-cell>
          <table:table-cell office:value-type="float" office:value="0.31640625">
            <text:p>0.31640625</text:p>
          </table:table-cell>
          <table:table-cell office:value-type="float" office:value="0.02734375">
            <text:p>0.02734375</text:p>
          </table:table-cell>
          <table:table-cell office:value-type="float" office:value="0.05078125">
            <text:p>0.05078125</text:p>
          </table:table-cell>
          <table:table-cell office:value-type="float" office:value="0.23828125">
            <text:p>0.23828125</text:p>
          </table:table-cell>
          <table:table-cell office:value-type="float" office:value="0.37109375">
            <text:p>0.37109375</text:p>
          </table:table-cell>
          <table:table-cell office:value-type="float" office:value="0.48046875">
            <text:p>0.48046875</text:p>
          </table:table-cell>
          <table:table-cell office:value-type="float" office:value="0.94140625">
            <text:p>0.94140625</text:p>
          </table:table-cell>
          <table:table-cell office:value-type="float" office:value="0.86328125">
            <text:p>0.86328125</text:p>
          </table:table-cell>
          <table:table-cell/>
          <table:table-cell table:formula="of:=ROUND((([.A136]-0)/(1-0))*(27-2)+2)" office:value-type="float" office:value="24">
            <text:p>24</text:p>
          </table:table-cell>
          <table:table-cell table:formula="of:=(([.B136]-0)/(1-0))*(10-0)+0" office:value-type="float" office:value="7.0703125">
            <text:p>7.070312500</text:p>
          </table:table-cell>
          <table:table-cell table:formula="of:=(([.C136]-0)/(1-0))*(1500-0.000000001)+0.000000001" office:value-type="float" office:value="626.953125000582">
            <text:p>626.953125001</text:p>
          </table:table-cell>
          <table:table-cell table:formula="of:=(([.D136]-0)/(1-0))*(1-0.000000001)+0.000000001" office:value-type="float" office:value="0.316406250683594">
            <text:p>0.316406251</text:p>
          </table:table-cell>
          <table:table-cell table:formula="of:=[.M136]*[.P136]" office:value-type="float" office:value="7.59375001640625">
            <text:p>7.593750016</text:p>
          </table:table-cell>
          <table:table-cell table:formula="of:=(([.E136]-0)/(1-0))*(100-0.000000001)+0.000000001" office:value-type="float" office:value="2.73437500097266">
            <text:p>2.734375001</text:p>
          </table:table-cell>
          <table:table-cell table:formula="of:=(([.F136]-0)/(1-0))*(100-0)+0" office:value-type="float" office:value="5.078125">
            <text:p>5.078125000</text:p>
          </table:table-cell>
          <table:table-cell table:formula="of:=(([.G136]-0)/(1-0))*(3-0)+0" office:value-type="float" office:value="0.71484375">
            <text:p>0.714843750</text:p>
          </table:table-cell>
          <table:table-cell table:formula="of:=(([.H136]-0)/(1-0))*(3-0)+0" office:value-type="float" office:value="1.11328125">
            <text:p>1.113281250</text:p>
          </table:table-cell>
          <table:table-cell table:formula="of:=(([.I136]-0)/(1-0))*(100-0)+0" office:value-type="float" office:value="48.046875">
            <text:p>48.046875000</text:p>
          </table:table-cell>
          <table:table-cell table:formula="of:=(([.J136]-0)/(1-0))*(3-0)+0" office:value-type="float" office:value="2.82421875">
            <text:p>2.824218750</text:p>
          </table:table-cell>
          <table:table-cell table:formula="of:=(([.K136]-0)/(1-0))*(3-0)+0" office:value-type="float" office:value="2.58984375">
            <text:p>2.589843750</text:p>
          </table:table-cell>
        </table:table-row>
        <table:table-row table:style-name="ro2">
          <table:table-cell office:value-type="float" office:value="0.63671875">
            <text:p>0.63671875</text:p>
          </table:table-cell>
          <table:table-cell office:value-type="float" office:value="0.45703125">
            <text:p>0.45703125</text:p>
          </table:table-cell>
          <table:table-cell office:value-type="float" office:value="0.66796875">
            <text:p>0.66796875</text:p>
          </table:table-cell>
          <table:table-cell office:value-type="float" office:value="0.56640625">
            <text:p>0.56640625</text:p>
          </table:table-cell>
          <table:table-cell office:value-type="float" office:value="0.27734375">
            <text:p>0.27734375</text:p>
          </table:table-cell>
          <table:table-cell office:value-type="float" office:value="0.30078125">
            <text:p>0.30078125</text:p>
          </table:table-cell>
          <table:table-cell office:value-type="float" office:value="0.98828125">
            <text:p>0.98828125</text:p>
          </table:table-cell>
          <table:table-cell office:value-type="float" office:value="0.12109375">
            <text:p>0.12109375</text:p>
          </table:table-cell>
          <table:table-cell office:value-type="float" office:value="0.23046875">
            <text:p>0.23046875</text:p>
          </table:table-cell>
          <table:table-cell office:value-type="float" office:value="0.69140625">
            <text:p>0.69140625</text:p>
          </table:table-cell>
          <table:table-cell office:value-type="float" office:value="0.61328125">
            <text:p>0.61328125</text:p>
          </table:table-cell>
          <table:table-cell/>
          <table:table-cell table:formula="of:=ROUND((([.A137]-0)/(1-0))*(27-2)+2)" office:value-type="float" office:value="18">
            <text:p>18</text:p>
          </table:table-cell>
          <table:table-cell table:formula="of:=(([.B137]-0)/(1-0))*(10-0)+0" office:value-type="float" office:value="4.5703125">
            <text:p>4.570312500</text:p>
          </table:table-cell>
          <table:table-cell table:formula="of:=(([.C137]-0)/(1-0))*(1500-0.000000001)+0.000000001" office:value-type="float" office:value="1001.95312500033">
            <text:p>1001.953125000</text:p>
          </table:table-cell>
          <table:table-cell table:formula="of:=(([.D137]-0)/(1-0))*(1-0.000000001)+0.000000001" office:value-type="float" office:value="0.566406250433594">
            <text:p>0.566406250</text:p>
          </table:table-cell>
          <table:table-cell table:formula="of:=[.M137]*[.P137]" office:value-type="float" office:value="10.1953125078047">
            <text:p>10.195312508</text:p>
          </table:table-cell>
          <table:table-cell table:formula="of:=(([.E137]-0)/(1-0))*(100-0.000000001)+0.000000001" office:value-type="float" office:value="27.7343750007227">
            <text:p>27.734375001</text:p>
          </table:table-cell>
          <table:table-cell table:formula="of:=(([.F137]-0)/(1-0))*(100-0)+0" office:value-type="float" office:value="30.078125">
            <text:p>30.078125000</text:p>
          </table:table-cell>
          <table:table-cell table:formula="of:=(([.G137]-0)/(1-0))*(3-0)+0" office:value-type="float" office:value="2.96484375">
            <text:p>2.964843750</text:p>
          </table:table-cell>
          <table:table-cell table:formula="of:=(([.H137]-0)/(1-0))*(3-0)+0" office:value-type="float" office:value="0.36328125">
            <text:p>0.363281250</text:p>
          </table:table-cell>
          <table:table-cell table:formula="of:=(([.I137]-0)/(1-0))*(100-0)+0" office:value-type="float" office:value="23.046875">
            <text:p>23.046875000</text:p>
          </table:table-cell>
          <table:table-cell table:formula="of:=(([.J137]-0)/(1-0))*(3-0)+0" office:value-type="float" office:value="2.07421875">
            <text:p>2.074218750</text:p>
          </table:table-cell>
          <table:table-cell table:formula="of:=(([.K137]-0)/(1-0))*(3-0)+0" office:value-type="float" office:value="1.83984375">
            <text:p>1.839843750</text:p>
          </table:table-cell>
        </table:table-row>
        <table:table-row table:style-name="ro2">
          <table:table-cell office:value-type="float" office:value="0.13671875">
            <text:p>0.13671875</text:p>
          </table:table-cell>
          <table:table-cell office:value-type="float" office:value="0.95703125">
            <text:p>0.95703125</text:p>
          </table:table-cell>
          <table:table-cell office:value-type="float" office:value="0.16796875">
            <text:p>0.16796875</text:p>
          </table:table-cell>
          <table:table-cell office:value-type="float" office:value="0.06640625">
            <text:p>0.06640625</text:p>
          </table:table-cell>
          <table:table-cell office:value-type="float" office:value="0.77734375">
            <text:p>0.77734375</text:p>
          </table:table-cell>
          <table:table-cell office:value-type="float" office:value="0.80078125">
            <text:p>0.80078125</text:p>
          </table:table-cell>
          <table:table-cell office:value-type="float" office:value="0.48828125">
            <text:p>0.48828125</text:p>
          </table:table-cell>
          <table:table-cell office:value-type="float" office:value="0.62109375">
            <text:p>0.62109375</text:p>
          </table:table-cell>
          <table:table-cell office:value-type="float" office:value="0.73046875">
            <text:p>0.73046875</text:p>
          </table:table-cell>
          <table:table-cell office:value-type="float" office:value="0.19140625">
            <text:p>0.19140625</text:p>
          </table:table-cell>
          <table:table-cell office:value-type="float" office:value="0.11328125">
            <text:p>0.11328125</text:p>
          </table:table-cell>
          <table:table-cell/>
          <table:table-cell table:formula="of:=ROUND((([.A138]-0)/(1-0))*(27-2)+2)" office:value-type="float" office:value="5">
            <text:p>5</text:p>
          </table:table-cell>
          <table:table-cell table:formula="of:=(([.B138]-0)/(1-0))*(10-0)+0" office:value-type="float" office:value="9.5703125">
            <text:p>9.570312500</text:p>
          </table:table-cell>
          <table:table-cell table:formula="of:=(([.C138]-0)/(1-0))*(1500-0.000000001)+0.000000001" office:value-type="float" office:value="251.953125000832">
            <text:p>251.953125001</text:p>
          </table:table-cell>
          <table:table-cell table:formula="of:=(([.D138]-0)/(1-0))*(1-0.000000001)+0.000000001" office:value-type="float" office:value="0.0664062509335938">
            <text:p>0.066406251</text:p>
          </table:table-cell>
          <table:table-cell table:formula="of:=[.M138]*[.P138]" office:value-type="float" office:value="0.332031254667969">
            <text:p>0.332031255</text:p>
          </table:table-cell>
          <table:table-cell table:formula="of:=(([.E138]-0)/(1-0))*(100-0.000000001)+0.000000001" office:value-type="float" office:value="77.7343750002227">
            <text:p>77.734375000</text:p>
          </table:table-cell>
          <table:table-cell table:formula="of:=(([.F138]-0)/(1-0))*(100-0)+0" office:value-type="float" office:value="80.078125">
            <text:p>80.078125000</text:p>
          </table:table-cell>
          <table:table-cell table:formula="of:=(([.G138]-0)/(1-0))*(3-0)+0" office:value-type="float" office:value="1.46484375">
            <text:p>1.464843750</text:p>
          </table:table-cell>
          <table:table-cell table:formula="of:=(([.H138]-0)/(1-0))*(3-0)+0" office:value-type="float" office:value="1.86328125">
            <text:p>1.863281250</text:p>
          </table:table-cell>
          <table:table-cell table:formula="of:=(([.I138]-0)/(1-0))*(100-0)+0" office:value-type="float" office:value="73.046875">
            <text:p>73.046875000</text:p>
          </table:table-cell>
          <table:table-cell table:formula="of:=(([.J138]-0)/(1-0))*(3-0)+0" office:value-type="float" office:value="0.57421875">
            <text:p>0.574218750</text:p>
          </table:table-cell>
          <table:table-cell table:formula="of:=(([.K138]-0)/(1-0))*(3-0)+0" office:value-type="float" office:value="0.33984375">
            <text:p>0.339843750</text:p>
          </table:table-cell>
        </table:table-row>
        <table:table-row table:style-name="ro2">
          <table:table-cell office:value-type="float" office:value="0.19921875">
            <text:p>0.19921875</text:p>
          </table:table-cell>
          <table:table-cell office:value-type="float" office:value="0.01953125">
            <text:p>0.01953125</text:p>
          </table:table-cell>
          <table:table-cell office:value-type="float" office:value="0.73046875">
            <text:p>0.73046875</text:p>
          </table:table-cell>
          <table:table-cell office:value-type="float" office:value="0.25390625">
            <text:p>0.25390625</text:p>
          </table:table-cell>
          <table:table-cell office:value-type="float" office:value="0.46484375">
            <text:p>0.46484375</text:p>
          </table:table-cell>
          <table:table-cell office:value-type="float" office:value="0.98828125">
            <text:p>0.98828125</text:p>
          </table:table-cell>
          <table:table-cell office:value-type="float" office:value="0.67578125">
            <text:p>0.67578125</text:p>
          </table:table-cell>
          <table:table-cell office:value-type="float" office:value="0.80859375">
            <text:p>0.80859375</text:p>
          </table:table-cell>
          <table:table-cell office:value-type="float" office:value="0.91796875">
            <text:p>0.91796875</text:p>
          </table:table-cell>
          <table:table-cell office:value-type="float" office:value="0.50390625">
            <text:p>0.50390625</text:p>
          </table:table-cell>
          <table:table-cell office:value-type="float" office:value="0.05078125">
            <text:p>0.05078125</text:p>
          </table:table-cell>
          <table:table-cell/>
          <table:table-cell table:formula="of:=ROUND((([.A139]-0)/(1-0))*(27-2)+2)" office:value-type="float" office:value="7">
            <text:p>7</text:p>
          </table:table-cell>
          <table:table-cell table:formula="of:=(([.B139]-0)/(1-0))*(10-0)+0" office:value-type="float" office:value="0.1953125">
            <text:p>0.195312500</text:p>
          </table:table-cell>
          <table:table-cell table:formula="of:=(([.C139]-0)/(1-0))*(1500-0.000000001)+0.000000001" office:value-type="float" office:value="1095.70312500027">
            <text:p>1095.703125000</text:p>
          </table:table-cell>
          <table:table-cell table:formula="of:=(([.D139]-0)/(1-0))*(1-0.000000001)+0.000000001" office:value-type="float" office:value="0.253906250746094">
            <text:p>0.253906251</text:p>
          </table:table-cell>
          <table:table-cell table:formula="of:=[.M139]*[.P139]" office:value-type="float" office:value="1.77734375522266">
            <text:p>1.777343755</text:p>
          </table:table-cell>
          <table:table-cell table:formula="of:=(([.E139]-0)/(1-0))*(100-0.000000001)+0.000000001" office:value-type="float" office:value="46.4843750005352">
            <text:p>46.484375001</text:p>
          </table:table-cell>
          <table:table-cell table:formula="of:=(([.F139]-0)/(1-0))*(100-0)+0" office:value-type="float" office:value="98.828125">
            <text:p>98.828125000</text:p>
          </table:table-cell>
          <table:table-cell table:formula="of:=(([.G139]-0)/(1-0))*(3-0)+0" office:value-type="float" office:value="2.02734375">
            <text:p>2.027343750</text:p>
          </table:table-cell>
          <table:table-cell table:formula="of:=(([.H139]-0)/(1-0))*(3-0)+0" office:value-type="float" office:value="2.42578125">
            <text:p>2.425781250</text:p>
          </table:table-cell>
          <table:table-cell table:formula="of:=(([.I139]-0)/(1-0))*(100-0)+0" office:value-type="float" office:value="91.796875">
            <text:p>91.796875000</text:p>
          </table:table-cell>
          <table:table-cell table:formula="of:=(([.J139]-0)/(1-0))*(3-0)+0" office:value-type="float" office:value="1.51171875">
            <text:p>1.511718750</text:p>
          </table:table-cell>
          <table:table-cell table:formula="of:=(([.K139]-0)/(1-0))*(3-0)+0" office:value-type="float" office:value="0.15234375">
            <text:p>0.152343750</text:p>
          </table:table-cell>
        </table:table-row>
        <table:table-row table:style-name="ro2">
          <table:table-cell office:value-type="float" office:value="0.69921875">
            <text:p>0.69921875</text:p>
          </table:table-cell>
          <table:table-cell office:value-type="float" office:value="0.51953125">
            <text:p>0.51953125</text:p>
          </table:table-cell>
          <table:table-cell office:value-type="float" office:value="0.23046875">
            <text:p>0.23046875</text:p>
          </table:table-cell>
          <table:table-cell office:value-type="float" office:value="0.75390625">
            <text:p>0.75390625</text:p>
          </table:table-cell>
          <table:table-cell office:value-type="float" office:value="0.96484375">
            <text:p>0.96484375</text:p>
          </table:table-cell>
          <table:table-cell office:value-type="float" office:value="0.48828125">
            <text:p>0.48828125</text:p>
          </table:table-cell>
          <table:table-cell office:value-type="float" office:value="0.17578125">
            <text:p>0.17578125</text:p>
          </table:table-cell>
          <table:table-cell office:value-type="float" office:value="0.30859375">
            <text:p>0.30859375</text:p>
          </table:table-cell>
          <table:table-cell office:value-type="float" office:value="0.41796875">
            <text:p>0.41796875</text:p>
          </table:table-cell>
          <table:table-cell office:value-type="float" office:value="0.00390625">
            <text:p>0.00390625</text:p>
          </table:table-cell>
          <table:table-cell office:value-type="float" office:value="0.55078125">
            <text:p>0.55078125</text:p>
          </table:table-cell>
          <table:table-cell/>
          <table:table-cell table:formula="of:=ROUND((([.A140]-0)/(1-0))*(27-2)+2)" office:value-type="float" office:value="19">
            <text:p>19</text:p>
          </table:table-cell>
          <table:table-cell table:formula="of:=(([.B140]-0)/(1-0))*(10-0)+0" office:value-type="float" office:value="5.1953125">
            <text:p>5.195312500</text:p>
          </table:table-cell>
          <table:table-cell table:formula="of:=(([.C140]-0)/(1-0))*(1500-0.000000001)+0.000000001" office:value-type="float" office:value="345.70312500077">
            <text:p>345.703125001</text:p>
          </table:table-cell>
          <table:table-cell table:formula="of:=(([.D140]-0)/(1-0))*(1-0.000000001)+0.000000001" office:value-type="float" office:value="0.753906250246094">
            <text:p>0.753906250</text:p>
          </table:table-cell>
          <table:table-cell table:formula="of:=[.M140]*[.P140]" office:value-type="float" office:value="14.3242187546758">
            <text:p>14.324218755</text:p>
          </table:table-cell>
          <table:table-cell table:formula="of:=(([.E140]-0)/(1-0))*(100-0.000000001)+0.000000001" office:value-type="float" office:value="96.4843750000352">
            <text:p>96.484375000</text:p>
          </table:table-cell>
          <table:table-cell table:formula="of:=(([.F140]-0)/(1-0))*(100-0)+0" office:value-type="float" office:value="48.828125">
            <text:p>48.828125000</text:p>
          </table:table-cell>
          <table:table-cell table:formula="of:=(([.G140]-0)/(1-0))*(3-0)+0" office:value-type="float" office:value="0.52734375">
            <text:p>0.527343750</text:p>
          </table:table-cell>
          <table:table-cell table:formula="of:=(([.H140]-0)/(1-0))*(3-0)+0" office:value-type="float" office:value="0.92578125">
            <text:p>0.925781250</text:p>
          </table:table-cell>
          <table:table-cell table:formula="of:=(([.I140]-0)/(1-0))*(100-0)+0" office:value-type="float" office:value="41.796875">
            <text:p>41.796875000</text:p>
          </table:table-cell>
          <table:table-cell table:formula="of:=(([.J140]-0)/(1-0))*(3-0)+0" office:value-type="float" office:value="0.01171875">
            <text:p>0.011718750</text:p>
          </table:table-cell>
          <table:table-cell table:formula="of:=(([.K140]-0)/(1-0))*(3-0)+0" office:value-type="float" office:value="1.65234375">
            <text:p>1.652343750</text:p>
          </table:table-cell>
        </table:table-row>
        <table:table-row table:style-name="ro2">
          <table:table-cell office:value-type="float" office:value="0.94921875">
            <text:p>0.94921875</text:p>
          </table:table-cell>
          <table:table-cell office:value-type="float" office:value="0.26953125">
            <text:p>0.26953125</text:p>
          </table:table-cell>
          <table:table-cell office:value-type="float" office:value="0.98046875">
            <text:p>0.98046875</text:p>
          </table:table-cell>
          <table:table-cell office:value-type="float" office:value="0.00390625">
            <text:p>0.00390625</text:p>
          </table:table-cell>
          <table:table-cell office:value-type="float" office:value="0.71484375">
            <text:p>0.71484375</text:p>
          </table:table-cell>
          <table:table-cell office:value-type="float" office:value="0.23828125">
            <text:p>0.23828125</text:p>
          </table:table-cell>
          <table:table-cell office:value-type="float" office:value="0.92578125">
            <text:p>0.92578125</text:p>
          </table:table-cell>
          <table:table-cell office:value-type="float" office:value="0.05859375">
            <text:p>0.05859375</text:p>
          </table:table-cell>
          <table:table-cell office:value-type="float" office:value="0.16796875">
            <text:p>0.16796875</text:p>
          </table:table-cell>
          <table:table-cell office:value-type="float" office:value="0.25390625">
            <text:p>0.25390625</text:p>
          </table:table-cell>
          <table:table-cell office:value-type="float" office:value="0.80078125">
            <text:p>0.80078125</text:p>
          </table:table-cell>
          <table:table-cell/>
          <table:table-cell table:formula="of:=ROUND((([.A141]-0)/(1-0))*(27-2)+2)" office:value-type="float" office:value="26">
            <text:p>26</text:p>
          </table:table-cell>
          <table:table-cell table:formula="of:=(([.B141]-0)/(1-0))*(10-0)+0" office:value-type="float" office:value="2.6953125">
            <text:p>2.695312500</text:p>
          </table:table-cell>
          <table:table-cell table:formula="of:=(([.C141]-0)/(1-0))*(1500-0.000000001)+0.000000001" office:value-type="float" office:value="1470.70312500002">
            <text:p>1470.703125000</text:p>
          </table:table-cell>
          <table:table-cell table:formula="of:=(([.D141]-0)/(1-0))*(1-0.000000001)+0.000000001" office:value-type="float" office:value="0.00390625099609375">
            <text:p>0.003906251</text:p>
          </table:table-cell>
          <table:table-cell table:formula="of:=[.M141]*[.P141]" office:value-type="float" office:value="0.101562525898438">
            <text:p>0.101562526</text:p>
          </table:table-cell>
          <table:table-cell table:formula="of:=(([.E141]-0)/(1-0))*(100-0.000000001)+0.000000001" office:value-type="float" office:value="71.4843750002852">
            <text:p>71.484375000</text:p>
          </table:table-cell>
          <table:table-cell table:formula="of:=(([.F141]-0)/(1-0))*(100-0)+0" office:value-type="float" office:value="23.828125">
            <text:p>23.828125000</text:p>
          </table:table-cell>
          <table:table-cell table:formula="of:=(([.G141]-0)/(1-0))*(3-0)+0" office:value-type="float" office:value="2.77734375">
            <text:p>2.777343750</text:p>
          </table:table-cell>
          <table:table-cell table:formula="of:=(([.H141]-0)/(1-0))*(3-0)+0" office:value-type="float" office:value="0.17578125">
            <text:p>0.175781250</text:p>
          </table:table-cell>
          <table:table-cell table:formula="of:=(([.I141]-0)/(1-0))*(100-0)+0" office:value-type="float" office:value="16.796875">
            <text:p>16.796875000</text:p>
          </table:table-cell>
          <table:table-cell table:formula="of:=(([.J141]-0)/(1-0))*(3-0)+0" office:value-type="float" office:value="0.76171875">
            <text:p>0.761718750</text:p>
          </table:table-cell>
          <table:table-cell table:formula="of:=(([.K141]-0)/(1-0))*(3-0)+0" office:value-type="float" office:value="2.40234375">
            <text:p>2.402343750</text:p>
          </table:table-cell>
        </table:table-row>
        <table:table-row table:style-name="ro2">
          <table:table-cell office:value-type="float" office:value="0.44921875">
            <text:p>0.44921875</text:p>
          </table:table-cell>
          <table:table-cell office:value-type="float" office:value="0.76953125">
            <text:p>0.76953125</text:p>
          </table:table-cell>
          <table:table-cell office:value-type="float" office:value="0.48046875">
            <text:p>0.48046875</text:p>
          </table:table-cell>
          <table:table-cell office:value-type="float" office:value="0.50390625">
            <text:p>0.50390625</text:p>
          </table:table-cell>
          <table:table-cell office:value-type="float" office:value="0.21484375">
            <text:p>0.21484375</text:p>
          </table:table-cell>
          <table:table-cell office:value-type="float" office:value="0.73828125">
            <text:p>0.73828125</text:p>
          </table:table-cell>
          <table:table-cell office:value-type="float" office:value="0.42578125">
            <text:p>0.42578125</text:p>
          </table:table-cell>
          <table:table-cell office:value-type="float" office:value="0.55859375">
            <text:p>0.55859375</text:p>
          </table:table-cell>
          <table:table-cell office:value-type="float" office:value="0.66796875">
            <text:p>0.66796875</text:p>
          </table:table-cell>
          <table:table-cell office:value-type="float" office:value="0.75390625">
            <text:p>0.75390625</text:p>
          </table:table-cell>
          <table:table-cell office:value-type="float" office:value="0.30078125">
            <text:p>0.30078125</text:p>
          </table:table-cell>
          <table:table-cell/>
          <table:table-cell table:formula="of:=ROUND((([.A142]-0)/(1-0))*(27-2)+2)" office:value-type="float" office:value="13">
            <text:p>13</text:p>
          </table:table-cell>
          <table:table-cell table:formula="of:=(([.B142]-0)/(1-0))*(10-0)+0" office:value-type="float" office:value="7.6953125">
            <text:p>7.695312500</text:p>
          </table:table-cell>
          <table:table-cell table:formula="of:=(([.C142]-0)/(1-0))*(1500-0.000000001)+0.000000001" office:value-type="float" office:value="720.70312500052">
            <text:p>720.703125001</text:p>
          </table:table-cell>
          <table:table-cell table:formula="of:=(([.D142]-0)/(1-0))*(1-0.000000001)+0.000000001" office:value-type="float" office:value="0.503906250496094">
            <text:p>0.503906250</text:p>
          </table:table-cell>
          <table:table-cell table:formula="of:=[.M142]*[.P142]" office:value-type="float" office:value="6.55078125644922">
            <text:p>6.550781256</text:p>
          </table:table-cell>
          <table:table-cell table:formula="of:=(([.E142]-0)/(1-0))*(100-0.000000001)+0.000000001" office:value-type="float" office:value="21.4843750007852">
            <text:p>21.484375001</text:p>
          </table:table-cell>
          <table:table-cell table:formula="of:=(([.F142]-0)/(1-0))*(100-0)+0" office:value-type="float" office:value="73.828125">
            <text:p>73.828125000</text:p>
          </table:table-cell>
          <table:table-cell table:formula="of:=(([.G142]-0)/(1-0))*(3-0)+0" office:value-type="float" office:value="1.27734375">
            <text:p>1.277343750</text:p>
          </table:table-cell>
          <table:table-cell table:formula="of:=(([.H142]-0)/(1-0))*(3-0)+0" office:value-type="float" office:value="1.67578125">
            <text:p>1.675781250</text:p>
          </table:table-cell>
          <table:table-cell table:formula="of:=(([.I142]-0)/(1-0))*(100-0)+0" office:value-type="float" office:value="66.796875">
            <text:p>66.796875000</text:p>
          </table:table-cell>
          <table:table-cell table:formula="of:=(([.J142]-0)/(1-0))*(3-0)+0" office:value-type="float" office:value="2.26171875">
            <text:p>2.261718750</text:p>
          </table:table-cell>
          <table:table-cell table:formula="of:=(([.K142]-0)/(1-0))*(3-0)+0" office:value-type="float" office:value="0.90234375">
            <text:p>0.902343750</text:p>
          </table:table-cell>
        </table:table-row>
        <table:table-row table:style-name="ro2">
          <table:table-cell office:value-type="float" office:value="0.32421875">
            <text:p>0.32421875</text:p>
          </table:table-cell>
          <table:table-cell office:value-type="float" office:value="0.39453125">
            <text:p>0.39453125</text:p>
          </table:table-cell>
          <table:table-cell office:value-type="float" office:value="0.10546875">
            <text:p>0.10546875</text:p>
          </table:table-cell>
          <table:table-cell office:value-type="float" office:value="0.62890625">
            <text:p>0.62890625</text:p>
          </table:table-cell>
          <table:table-cell office:value-type="float" office:value="0.08984375">
            <text:p>0.08984375</text:p>
          </table:table-cell>
          <table:table-cell office:value-type="float" office:value="0.86328125">
            <text:p>0.86328125</text:p>
          </table:table-cell>
          <table:table-cell office:value-type="float" office:value="0.80078125">
            <text:p>0.80078125</text:p>
          </table:table-cell>
          <table:table-cell office:value-type="float" office:value="0.18359375">
            <text:p>0.18359375</text:p>
          </table:table-cell>
          <table:table-cell office:value-type="float" office:value="0.04296875">
            <text:p>0.04296875</text:p>
          </table:table-cell>
          <table:table-cell office:value-type="float" office:value="0.12890625">
            <text:p>0.12890625</text:p>
          </table:table-cell>
          <table:table-cell office:value-type="float" office:value="0.92578125">
            <text:p>0.92578125</text:p>
          </table:table-cell>
          <table:table-cell/>
          <table:table-cell table:formula="of:=ROUND((([.A143]-0)/(1-0))*(27-2)+2)" office:value-type="float" office:value="10">
            <text:p>10</text:p>
          </table:table-cell>
          <table:table-cell table:formula="of:=(([.B143]-0)/(1-0))*(10-0)+0" office:value-type="float" office:value="3.9453125">
            <text:p>3.945312500</text:p>
          </table:table-cell>
          <table:table-cell table:formula="of:=(([.C143]-0)/(1-0))*(1500-0.000000001)+0.000000001" office:value-type="float" office:value="158.203125000895">
            <text:p>158.203125001</text:p>
          </table:table-cell>
          <table:table-cell table:formula="of:=(([.D143]-0)/(1-0))*(1-0.000000001)+0.000000001" office:value-type="float" office:value="0.628906250371094">
            <text:p>0.628906250</text:p>
          </table:table-cell>
          <table:table-cell table:formula="of:=[.M143]*[.P143]" office:value-type="float" office:value="6.28906250371094">
            <text:p>6.289062504</text:p>
          </table:table-cell>
          <table:table-cell table:formula="of:=(([.E143]-0)/(1-0))*(100-0.000000001)+0.000000001" office:value-type="float" office:value="8.98437500091016">
            <text:p>8.984375001</text:p>
          </table:table-cell>
          <table:table-cell table:formula="of:=(([.F143]-0)/(1-0))*(100-0)+0" office:value-type="float" office:value="86.328125">
            <text:p>86.328125000</text:p>
          </table:table-cell>
          <table:table-cell table:formula="of:=(([.G143]-0)/(1-0))*(3-0)+0" office:value-type="float" office:value="2.40234375">
            <text:p>2.402343750</text:p>
          </table:table-cell>
          <table:table-cell table:formula="of:=(([.H143]-0)/(1-0))*(3-0)+0" office:value-type="float" office:value="0.55078125">
            <text:p>0.550781250</text:p>
          </table:table-cell>
          <table:table-cell table:formula="of:=(([.I143]-0)/(1-0))*(100-0)+0" office:value-type="float" office:value="4.296875">
            <text:p>4.296875000</text:p>
          </table:table-cell>
          <table:table-cell table:formula="of:=(([.J143]-0)/(1-0))*(3-0)+0" office:value-type="float" office:value="0.38671875">
            <text:p>0.386718750</text:p>
          </table:table-cell>
          <table:table-cell table:formula="of:=(([.K143]-0)/(1-0))*(3-0)+0" office:value-type="float" office:value="2.77734375">
            <text:p>2.777343750</text:p>
          </table:table-cell>
        </table:table-row>
        <table:table-row table:style-name="ro2">
          <table:table-cell office:value-type="float" office:value="0.82421875">
            <text:p>0.82421875</text:p>
          </table:table-cell>
          <table:table-cell office:value-type="float" office:value="0.89453125">
            <text:p>0.89453125</text:p>
          </table:table-cell>
          <table:table-cell office:value-type="float" office:value="0.60546875">
            <text:p>0.60546875</text:p>
          </table:table-cell>
          <table:table-cell office:value-type="float" office:value="0.12890625">
            <text:p>0.12890625</text:p>
          </table:table-cell>
          <table:table-cell office:value-type="float" office:value="0.58984375">
            <text:p>0.58984375</text:p>
          </table:table-cell>
          <table:table-cell office:value-type="float" office:value="0.36328125">
            <text:p>0.36328125</text:p>
          </table:table-cell>
          <table:table-cell office:value-type="float" office:value="0.30078125">
            <text:p>0.30078125</text:p>
          </table:table-cell>
          <table:table-cell office:value-type="float" office:value="0.68359375">
            <text:p>0.68359375</text:p>
          </table:table-cell>
          <table:table-cell office:value-type="float" office:value="0.54296875">
            <text:p>0.54296875</text:p>
          </table:table-cell>
          <table:table-cell office:value-type="float" office:value="0.62890625">
            <text:p>0.62890625</text:p>
          </table:table-cell>
          <table:table-cell office:value-type="float" office:value="0.42578125">
            <text:p>0.42578125</text:p>
          </table:table-cell>
          <table:table-cell/>
          <table:table-cell table:formula="of:=ROUND((([.A144]-0)/(1-0))*(27-2)+2)" office:value-type="float" office:value="23">
            <text:p>23</text:p>
          </table:table-cell>
          <table:table-cell table:formula="of:=(([.B144]-0)/(1-0))*(10-0)+0" office:value-type="float" office:value="8.9453125">
            <text:p>8.945312500</text:p>
          </table:table-cell>
          <table:table-cell table:formula="of:=(([.C144]-0)/(1-0))*(1500-0.000000001)+0.000000001" office:value-type="float" office:value="908.203125000395">
            <text:p>908.203125000</text:p>
          </table:table-cell>
          <table:table-cell table:formula="of:=(([.D144]-0)/(1-0))*(1-0.000000001)+0.000000001" office:value-type="float" office:value="0.128906250871094">
            <text:p>0.128906251</text:p>
          </table:table-cell>
          <table:table-cell table:formula="of:=[.M144]*[.P144]" office:value-type="float" office:value="2.96484377003516">
            <text:p>2.964843770</text:p>
          </table:table-cell>
          <table:table-cell table:formula="of:=(([.E144]-0)/(1-0))*(100-0.000000001)+0.000000001" office:value-type="float" office:value="58.9843750004102">
            <text:p>58.984375000</text:p>
          </table:table-cell>
          <table:table-cell table:formula="of:=(([.F144]-0)/(1-0))*(100-0)+0" office:value-type="float" office:value="36.328125">
            <text:p>36.328125000</text:p>
          </table:table-cell>
          <table:table-cell table:formula="of:=(([.G144]-0)/(1-0))*(3-0)+0" office:value-type="float" office:value="0.90234375">
            <text:p>0.902343750</text:p>
          </table:table-cell>
          <table:table-cell table:formula="of:=(([.H144]-0)/(1-0))*(3-0)+0" office:value-type="float" office:value="2.05078125">
            <text:p>2.050781250</text:p>
          </table:table-cell>
          <table:table-cell table:formula="of:=(([.I144]-0)/(1-0))*(100-0)+0" office:value-type="float" office:value="54.296875">
            <text:p>54.296875000</text:p>
          </table:table-cell>
          <table:table-cell table:formula="of:=(([.J144]-0)/(1-0))*(3-0)+0" office:value-type="float" office:value="1.88671875">
            <text:p>1.886718750</text:p>
          </table:table-cell>
          <table:table-cell table:formula="of:=(([.K144]-0)/(1-0))*(3-0)+0" office:value-type="float" office:value="1.27734375">
            <text:p>1.277343750</text:p>
          </table:table-cell>
        </table:table-row>
        <table:table-row table:style-name="ro2">
          <table:table-cell office:value-type="float" office:value="0.57421875">
            <text:p>0.57421875</text:p>
          </table:table-cell>
          <table:table-cell office:value-type="float" office:value="0.14453125">
            <text:p>0.14453125</text:p>
          </table:table-cell>
          <table:table-cell office:value-type="float" office:value="0.35546875">
            <text:p>0.35546875</text:p>
          </table:table-cell>
          <table:table-cell office:value-type="float" office:value="0.87890625">
            <text:p>0.87890625</text:p>
          </table:table-cell>
          <table:table-cell office:value-type="float" office:value="0.83984375">
            <text:p>0.83984375</text:p>
          </table:table-cell>
          <table:table-cell office:value-type="float" office:value="0.11328125">
            <text:p>0.11328125</text:p>
          </table:table-cell>
          <table:table-cell office:value-type="float" office:value="0.55078125">
            <text:p>0.55078125</text:p>
          </table:table-cell>
          <table:table-cell office:value-type="float" office:value="0.93359375">
            <text:p>0.93359375</text:p>
          </table:table-cell>
          <table:table-cell office:value-type="float" office:value="0.79296875">
            <text:p>0.79296875</text:p>
          </table:table-cell>
          <table:table-cell office:value-type="float" office:value="0.87890625">
            <text:p>0.87890625</text:p>
          </table:table-cell>
          <table:table-cell office:value-type="float" office:value="0.17578125">
            <text:p>0.17578125</text:p>
          </table:table-cell>
          <table:table-cell/>
          <table:table-cell table:formula="of:=ROUND((([.A145]-0)/(1-0))*(27-2)+2)" office:value-type="float" office:value="16">
            <text:p>16</text:p>
          </table:table-cell>
          <table:table-cell table:formula="of:=(([.B145]-0)/(1-0))*(10-0)+0" office:value-type="float" office:value="1.4453125">
            <text:p>1.445312500</text:p>
          </table:table-cell>
          <table:table-cell table:formula="of:=(([.C145]-0)/(1-0))*(1500-0.000000001)+0.000000001" office:value-type="float" office:value="533.203125000644">
            <text:p>533.203125001</text:p>
          </table:table-cell>
          <table:table-cell table:formula="of:=(([.D145]-0)/(1-0))*(1-0.000000001)+0.000000001" office:value-type="float" office:value="0.878906250121094">
            <text:p>0.878906250</text:p>
          </table:table-cell>
          <table:table-cell table:formula="of:=[.M145]*[.P145]" office:value-type="float" office:value="14.0625000019375">
            <text:p>14.062500002</text:p>
          </table:table-cell>
          <table:table-cell table:formula="of:=(([.E145]-0)/(1-0))*(100-0.000000001)+0.000000001" office:value-type="float" office:value="83.9843750001602">
            <text:p>83.984375000</text:p>
          </table:table-cell>
          <table:table-cell table:formula="of:=(([.F145]-0)/(1-0))*(100-0)+0" office:value-type="float" office:value="11.328125">
            <text:p>11.328125000</text:p>
          </table:table-cell>
          <table:table-cell table:formula="of:=(([.G145]-0)/(1-0))*(3-0)+0" office:value-type="float" office:value="1.65234375">
            <text:p>1.652343750</text:p>
          </table:table-cell>
          <table:table-cell table:formula="of:=(([.H145]-0)/(1-0))*(3-0)+0" office:value-type="float" office:value="2.80078125">
            <text:p>2.800781250</text:p>
          </table:table-cell>
          <table:table-cell table:formula="of:=(([.I145]-0)/(1-0))*(100-0)+0" office:value-type="float" office:value="79.296875">
            <text:p>79.296875000</text:p>
          </table:table-cell>
          <table:table-cell table:formula="of:=(([.J145]-0)/(1-0))*(3-0)+0" office:value-type="float" office:value="2.63671875">
            <text:p>2.636718750</text:p>
          </table:table-cell>
          <table:table-cell table:formula="of:=(([.K145]-0)/(1-0))*(3-0)+0" office:value-type="float" office:value="0.52734375">
            <text:p>0.527343750</text:p>
          </table:table-cell>
        </table:table-row>
        <table:table-row table:style-name="ro2">
          <table:table-cell office:value-type="float" office:value="0.07421875">
            <text:p>0.07421875</text:p>
          </table:table-cell>
          <table:table-cell office:value-type="float" office:value="0.64453125">
            <text:p>0.64453125</text:p>
          </table:table-cell>
          <table:table-cell office:value-type="float" office:value="0.85546875">
            <text:p>0.85546875</text:p>
          </table:table-cell>
          <table:table-cell office:value-type="float" office:value="0.37890625">
            <text:p>0.37890625</text:p>
          </table:table-cell>
          <table:table-cell office:value-type="float" office:value="0.33984375">
            <text:p>0.33984375</text:p>
          </table:table-cell>
          <table:table-cell office:value-type="float" office:value="0.61328125">
            <text:p>0.61328125</text:p>
          </table:table-cell>
          <table:table-cell office:value-type="float" office:value="0.05078125">
            <text:p>0.05078125</text:p>
          </table:table-cell>
          <table:table-cell office:value-type="float" office:value="0.43359375">
            <text:p>0.43359375</text:p>
          </table:table-cell>
          <table:table-cell office:value-type="float" office:value="0.29296875">
            <text:p>0.29296875</text:p>
          </table:table-cell>
          <table:table-cell office:value-type="float" office:value="0.37890625">
            <text:p>0.37890625</text:p>
          </table:table-cell>
          <table:table-cell office:value-type="float" office:value="0.67578125">
            <text:p>0.67578125</text:p>
          </table:table-cell>
          <table:table-cell/>
          <table:table-cell table:formula="of:=ROUND((([.A146]-0)/(1-0))*(27-2)+2)" office:value-type="float" office:value="4">
            <text:p>4</text:p>
          </table:table-cell>
          <table:table-cell table:formula="of:=(([.B146]-0)/(1-0))*(10-0)+0" office:value-type="float" office:value="6.4453125">
            <text:p>6.445312500</text:p>
          </table:table-cell>
          <table:table-cell table:formula="of:=(([.C146]-0)/(1-0))*(1500-0.000000001)+0.000000001" office:value-type="float" office:value="1283.20312500014">
            <text:p>1283.203125000</text:p>
          </table:table-cell>
          <table:table-cell table:formula="of:=(([.D146]-0)/(1-0))*(1-0.000000001)+0.000000001" office:value-type="float" office:value="0.378906250621094">
            <text:p>0.378906251</text:p>
          </table:table-cell>
          <table:table-cell table:formula="of:=[.M146]*[.P146]" office:value-type="float" office:value="1.51562500248438">
            <text:p>1.515625002</text:p>
          </table:table-cell>
          <table:table-cell table:formula="of:=(([.E146]-0)/(1-0))*(100-0.000000001)+0.000000001" office:value-type="float" office:value="33.9843750006602">
            <text:p>33.984375001</text:p>
          </table:table-cell>
          <table:table-cell table:formula="of:=(([.F146]-0)/(1-0))*(100-0)+0" office:value-type="float" office:value="61.328125">
            <text:p>61.328125000</text:p>
          </table:table-cell>
          <table:table-cell table:formula="of:=(([.G146]-0)/(1-0))*(3-0)+0" office:value-type="float" office:value="0.15234375">
            <text:p>0.152343750</text:p>
          </table:table-cell>
          <table:table-cell table:formula="of:=(([.H146]-0)/(1-0))*(3-0)+0" office:value-type="float" office:value="1.30078125">
            <text:p>1.300781250</text:p>
          </table:table-cell>
          <table:table-cell table:formula="of:=(([.I146]-0)/(1-0))*(100-0)+0" office:value-type="float" office:value="29.296875">
            <text:p>29.296875000</text:p>
          </table:table-cell>
          <table:table-cell table:formula="of:=(([.J146]-0)/(1-0))*(3-0)+0" office:value-type="float" office:value="1.13671875">
            <text:p>1.136718750</text:p>
          </table:table-cell>
          <table:table-cell table:formula="of:=(([.K146]-0)/(1-0))*(3-0)+0" office:value-type="float" office:value="2.02734375">
            <text:p>2.027343750</text:p>
          </table:table-cell>
        </table:table-row>
        <table:table-row table:style-name="ro2">
          <table:table-cell office:value-type="float" office:value="0.10546875">
            <text:p>0.10546875</text:p>
          </table:table-cell>
          <table:table-cell office:value-type="float" office:value="0.17578125">
            <text:p>0.17578125</text:p>
          </table:table-cell>
          <table:table-cell office:value-type="float" office:value="0.19921875">
            <text:p>0.19921875</text:p>
          </table:table-cell>
          <table:table-cell office:value-type="float" office:value="0.59765625">
            <text:p>0.59765625</text:p>
          </table:table-cell>
          <table:table-cell office:value-type="float" office:value="0.68359375">
            <text:p>0.68359375</text:p>
          </table:table-cell>
          <table:table-cell table:number-columns-repeated="2" office:value-type="float" office:value="0.33203125">
            <text:p>0.33203125</text:p>
          </table:table-cell>
          <table:table-cell office:value-type="float" office:value="0.90234375">
            <text:p>0.90234375</text:p>
          </table:table-cell>
          <table:table-cell office:value-type="float" office:value="0.38671875">
            <text:p>0.38671875</text:p>
          </table:table-cell>
          <table:table-cell office:value-type="float" office:value="0.97265625">
            <text:p>0.97265625</text:p>
          </table:table-cell>
          <table:table-cell office:value-type="float" office:value="0.64453125">
            <text:p>0.64453125</text:p>
          </table:table-cell>
          <table:table-cell/>
          <table:table-cell table:formula="of:=ROUND((([.A147]-0)/(1-0))*(27-2)+2)" office:value-type="float" office:value="5">
            <text:p>5</text:p>
          </table:table-cell>
          <table:table-cell table:formula="of:=(([.B147]-0)/(1-0))*(10-0)+0" office:value-type="float" office:value="1.7578125">
            <text:p>1.757812500</text:p>
          </table:table-cell>
          <table:table-cell table:formula="of:=(([.C147]-0)/(1-0))*(1500-0.000000001)+0.000000001" office:value-type="float" office:value="298.828125000801">
            <text:p>298.828125001</text:p>
          </table:table-cell>
          <table:table-cell table:formula="of:=(([.D147]-0)/(1-0))*(1-0.000000001)+0.000000001" office:value-type="float" office:value="0.597656250402344">
            <text:p>0.597656250</text:p>
          </table:table-cell>
          <table:table-cell table:formula="of:=[.M147]*[.P147]" office:value-type="float" office:value="2.98828125201172">
            <text:p>2.988281252</text:p>
          </table:table-cell>
          <table:table-cell table:formula="of:=(([.E147]-0)/(1-0))*(100-0.000000001)+0.000000001" office:value-type="float" office:value="68.3593750003164">
            <text:p>68.359375000</text:p>
          </table:table-cell>
          <table:table-cell table:formula="of:=(([.F147]-0)/(1-0))*(100-0)+0" office:value-type="float" office:value="33.203125">
            <text:p>33.203125000</text:p>
          </table:table-cell>
          <table:table-cell table:formula="of:=(([.G147]-0)/(1-0))*(3-0)+0" office:value-type="float" office:value="0.99609375">
            <text:p>0.996093750</text:p>
          </table:table-cell>
          <table:table-cell table:formula="of:=(([.H147]-0)/(1-0))*(3-0)+0" office:value-type="float" office:value="2.70703125">
            <text:p>2.707031250</text:p>
          </table:table-cell>
          <table:table-cell table:formula="of:=(([.I147]-0)/(1-0))*(100-0)+0" office:value-type="float" office:value="38.671875">
            <text:p>38.671875000</text:p>
          </table:table-cell>
          <table:table-cell table:formula="of:=(([.J147]-0)/(1-0))*(3-0)+0" office:value-type="float" office:value="2.91796875">
            <text:p>2.917968750</text:p>
          </table:table-cell>
          <table:table-cell table:formula="of:=(([.K147]-0)/(1-0))*(3-0)+0" office:value-type="float" office:value="1.93359375">
            <text:p>1.933593750</text:p>
          </table:table-cell>
        </table:table-row>
        <table:table-row table:style-name="ro2">
          <table:table-cell office:value-type="float" office:value="0.60546875">
            <text:p>0.60546875</text:p>
          </table:table-cell>
          <table:table-cell office:value-type="float" office:value="0.67578125">
            <text:p>0.67578125</text:p>
          </table:table-cell>
          <table:table-cell office:value-type="float" office:value="0.69921875">
            <text:p>0.69921875</text:p>
          </table:table-cell>
          <table:table-cell office:value-type="float" office:value="0.09765625">
            <text:p>0.09765625</text:p>
          </table:table-cell>
          <table:table-cell office:value-type="float" office:value="0.18359375">
            <text:p>0.18359375</text:p>
          </table:table-cell>
          <table:table-cell table:number-columns-repeated="2" office:value-type="float" office:value="0.83203125">
            <text:p>0.83203125</text:p>
          </table:table-cell>
          <table:table-cell office:value-type="float" office:value="0.40234375">
            <text:p>0.40234375</text:p>
          </table:table-cell>
          <table:table-cell office:value-type="float" office:value="0.88671875">
            <text:p>0.88671875</text:p>
          </table:table-cell>
          <table:table-cell office:value-type="float" office:value="0.47265625">
            <text:p>0.47265625</text:p>
          </table:table-cell>
          <table:table-cell office:value-type="float" office:value="0.14453125">
            <text:p>0.14453125</text:p>
          </table:table-cell>
          <table:table-cell/>
          <table:table-cell table:formula="of:=ROUND((([.A148]-0)/(1-0))*(27-2)+2)" office:value-type="float" office:value="17">
            <text:p>17</text:p>
          </table:table-cell>
          <table:table-cell table:formula="of:=(([.B148]-0)/(1-0))*(10-0)+0" office:value-type="float" office:value="6.7578125">
            <text:p>6.757812500</text:p>
          </table:table-cell>
          <table:table-cell table:formula="of:=(([.C148]-0)/(1-0))*(1500-0.000000001)+0.000000001" office:value-type="float" office:value="1048.8281250003">
            <text:p>1048.828125000</text:p>
          </table:table-cell>
          <table:table-cell table:formula="of:=(([.D148]-0)/(1-0))*(1-0.000000001)+0.000000001" office:value-type="float" office:value="0.0976562509023437">
            <text:p>0.097656251</text:p>
          </table:table-cell>
          <table:table-cell table:formula="of:=[.M148]*[.P148]" office:value-type="float" office:value="1.66015626533984">
            <text:p>1.660156265</text:p>
          </table:table-cell>
          <table:table-cell table:formula="of:=(([.E148]-0)/(1-0))*(100-0.000000001)+0.000000001" office:value-type="float" office:value="18.3593750008164">
            <text:p>18.359375001</text:p>
          </table:table-cell>
          <table:table-cell table:formula="of:=(([.F148]-0)/(1-0))*(100-0)+0" office:value-type="float" office:value="83.203125">
            <text:p>83.203125000</text:p>
          </table:table-cell>
          <table:table-cell table:formula="of:=(([.G148]-0)/(1-0))*(3-0)+0" office:value-type="float" office:value="2.49609375">
            <text:p>2.496093750</text:p>
          </table:table-cell>
          <table:table-cell table:formula="of:=(([.H148]-0)/(1-0))*(3-0)+0" office:value-type="float" office:value="1.20703125">
            <text:p>1.207031250</text:p>
          </table:table-cell>
          <table:table-cell table:formula="of:=(([.I148]-0)/(1-0))*(100-0)+0" office:value-type="float" office:value="88.671875">
            <text:p>88.671875000</text:p>
          </table:table-cell>
          <table:table-cell table:formula="of:=(([.J148]-0)/(1-0))*(3-0)+0" office:value-type="float" office:value="1.41796875">
            <text:p>1.417968750</text:p>
          </table:table-cell>
          <table:table-cell table:formula="of:=(([.K148]-0)/(1-0))*(3-0)+0" office:value-type="float" office:value="0.43359375">
            <text:p>0.433593750</text:p>
          </table:table-cell>
        </table:table-row>
        <table:table-row table:style-name="ro2">
          <table:table-cell office:value-type="float" office:value="0.85546875">
            <text:p>0.85546875</text:p>
          </table:table-cell>
          <table:table-cell office:value-type="float" office:value="0.42578125">
            <text:p>0.42578125</text:p>
          </table:table-cell>
          <table:table-cell office:value-type="float" office:value="0.44921875">
            <text:p>0.44921875</text:p>
          </table:table-cell>
          <table:table-cell office:value-type="float" office:value="0.84765625">
            <text:p>0.84765625</text:p>
          </table:table-cell>
          <table:table-cell office:value-type="float" office:value="0.43359375">
            <text:p>0.43359375</text:p>
          </table:table-cell>
          <table:table-cell office:value-type="float" office:value="0.58203125">
            <text:p>0.58203125</text:p>
          </table:table-cell>
          <table:table-cell office:value-type="float" office:value="0.08203125">
            <text:p>0.08203125</text:p>
          </table:table-cell>
          <table:table-cell office:value-type="float" office:value="0.15234375">
            <text:p>0.15234375</text:p>
          </table:table-cell>
          <table:table-cell office:value-type="float" office:value="0.63671875">
            <text:p>0.63671875</text:p>
          </table:table-cell>
          <table:table-cell office:value-type="float" office:value="0.22265625">
            <text:p>0.22265625</text:p>
          </table:table-cell>
          <table:table-cell office:value-type="float" office:value="0.39453125">
            <text:p>0.39453125</text:p>
          </table:table-cell>
          <table:table-cell/>
          <table:table-cell table:formula="of:=ROUND((([.A149]-0)/(1-0))*(27-2)+2)" office:value-type="float" office:value="23">
            <text:p>23</text:p>
          </table:table-cell>
          <table:table-cell table:formula="of:=(([.B149]-0)/(1-0))*(10-0)+0" office:value-type="float" office:value="4.2578125">
            <text:p>4.257812500</text:p>
          </table:table-cell>
          <table:table-cell table:formula="of:=(([.C149]-0)/(1-0))*(1500-0.000000001)+0.000000001" office:value-type="float" office:value="673.828125000551">
            <text:p>673.828125001</text:p>
          </table:table-cell>
          <table:table-cell table:formula="of:=(([.D149]-0)/(1-0))*(1-0.000000001)+0.000000001" office:value-type="float" office:value="0.847656250152344">
            <text:p>0.847656250</text:p>
          </table:table-cell>
          <table:table-cell table:formula="of:=[.M149]*[.P149]" office:value-type="float" office:value="19.4960937535039">
            <text:p>19.496093754</text:p>
          </table:table-cell>
          <table:table-cell table:formula="of:=(([.E149]-0)/(1-0))*(100-0.000000001)+0.000000001" office:value-type="float" office:value="43.3593750005664">
            <text:p>43.359375001</text:p>
          </table:table-cell>
          <table:table-cell table:formula="of:=(([.F149]-0)/(1-0))*(100-0)+0" office:value-type="float" office:value="58.203125">
            <text:p>58.203125000</text:p>
          </table:table-cell>
          <table:table-cell table:formula="of:=(([.G149]-0)/(1-0))*(3-0)+0" office:value-type="float" office:value="0.24609375">
            <text:p>0.246093750</text:p>
          </table:table-cell>
          <table:table-cell table:formula="of:=(([.H149]-0)/(1-0))*(3-0)+0" office:value-type="float" office:value="0.45703125">
            <text:p>0.457031250</text:p>
          </table:table-cell>
          <table:table-cell table:formula="of:=(([.I149]-0)/(1-0))*(100-0)+0" office:value-type="float" office:value="63.671875">
            <text:p>63.671875000</text:p>
          </table:table-cell>
          <table:table-cell table:formula="of:=(([.J149]-0)/(1-0))*(3-0)+0" office:value-type="float" office:value="0.66796875">
            <text:p>0.667968750</text:p>
          </table:table-cell>
          <table:table-cell table:formula="of:=(([.K149]-0)/(1-0))*(3-0)+0" office:value-type="float" office:value="1.18359375">
            <text:p>1.183593750</text:p>
          </table:table-cell>
        </table:table-row>
        <table:table-row table:style-name="ro2">
          <table:table-cell office:value-type="float" office:value="0.35546875">
            <text:p>0.35546875</text:p>
          </table:table-cell>
          <table:table-cell office:value-type="float" office:value="0.92578125">
            <text:p>0.92578125</text:p>
          </table:table-cell>
          <table:table-cell office:value-type="float" office:value="0.94921875">
            <text:p>0.94921875</text:p>
          </table:table-cell>
          <table:table-cell office:value-type="float" office:value="0.34765625">
            <text:p>0.34765625</text:p>
          </table:table-cell>
          <table:table-cell office:value-type="float" office:value="0.93359375">
            <text:p>0.93359375</text:p>
          </table:table-cell>
          <table:table-cell office:value-type="float" office:value="0.08203125">
            <text:p>0.08203125</text:p>
          </table:table-cell>
          <table:table-cell office:value-type="float" office:value="0.58203125">
            <text:p>0.58203125</text:p>
          </table:table-cell>
          <table:table-cell office:value-type="float" office:value="0.65234375">
            <text:p>0.65234375</text:p>
          </table:table-cell>
          <table:table-cell office:value-type="float" office:value="0.13671875">
            <text:p>0.13671875</text:p>
          </table:table-cell>
          <table:table-cell office:value-type="float" office:value="0.72265625">
            <text:p>0.72265625</text:p>
          </table:table-cell>
          <table:table-cell office:value-type="float" office:value="0.89453125">
            <text:p>0.89453125</text:p>
          </table:table-cell>
          <table:table-cell/>
          <table:table-cell table:formula="of:=ROUND((([.A150]-0)/(1-0))*(27-2)+2)" office:value-type="float" office:value="11">
            <text:p>11</text:p>
          </table:table-cell>
          <table:table-cell table:formula="of:=(([.B150]-0)/(1-0))*(10-0)+0" office:value-type="float" office:value="9.2578125">
            <text:p>9.257812500</text:p>
          </table:table-cell>
          <table:table-cell table:formula="of:=(([.C150]-0)/(1-0))*(1500-0.000000001)+0.000000001" office:value-type="float" office:value="1423.82812500005">
            <text:p>1423.828125000</text:p>
          </table:table-cell>
          <table:table-cell table:formula="of:=(([.D150]-0)/(1-0))*(1-0.000000001)+0.000000001" office:value-type="float" office:value="0.347656250652344">
            <text:p>0.347656251</text:p>
          </table:table-cell>
          <table:table-cell table:formula="of:=[.M150]*[.P150]" office:value-type="float" office:value="3.82421875717578">
            <text:p>3.824218757</text:p>
          </table:table-cell>
          <table:table-cell table:formula="of:=(([.E150]-0)/(1-0))*(100-0.000000001)+0.000000001" office:value-type="float" office:value="93.3593750000664">
            <text:p>93.359375000</text:p>
          </table:table-cell>
          <table:table-cell table:formula="of:=(([.F150]-0)/(1-0))*(100-0)+0" office:value-type="float" office:value="8.203125">
            <text:p>8.203125000</text:p>
          </table:table-cell>
          <table:table-cell table:formula="of:=(([.G150]-0)/(1-0))*(3-0)+0" office:value-type="float" office:value="1.74609375">
            <text:p>1.746093750</text:p>
          </table:table-cell>
          <table:table-cell table:formula="of:=(([.H150]-0)/(1-0))*(3-0)+0" office:value-type="float" office:value="1.95703125">
            <text:p>1.957031250</text:p>
          </table:table-cell>
          <table:table-cell table:formula="of:=(([.I150]-0)/(1-0))*(100-0)+0" office:value-type="float" office:value="13.671875">
            <text:p>13.671875000</text:p>
          </table:table-cell>
          <table:table-cell table:formula="of:=(([.J150]-0)/(1-0))*(3-0)+0" office:value-type="float" office:value="2.16796875">
            <text:p>2.167968750</text:p>
          </table:table-cell>
          <table:table-cell table:formula="of:=(([.K150]-0)/(1-0))*(3-0)+0" office:value-type="float" office:value="2.68359375">
            <text:p>2.683593750</text:p>
          </table:table-cell>
        </table:table-row>
        <table:table-row table:style-name="ro2">
          <table:table-cell office:value-type="float" office:value="0.48046875">
            <text:p>0.48046875</text:p>
          </table:table-cell>
          <table:table-cell office:value-type="float" office:value="0.30078125">
            <text:p>0.30078125</text:p>
          </table:table-cell>
          <table:table-cell office:value-type="float" office:value="0.57421875">
            <text:p>0.57421875</text:p>
          </table:table-cell>
          <table:table-cell office:value-type="float" office:value="0.47265625">
            <text:p>0.47265625</text:p>
          </table:table-cell>
          <table:table-cell office:value-type="float" office:value="0.80859375">
            <text:p>0.80859375</text:p>
          </table:table-cell>
          <table:table-cell office:value-type="float" office:value="0.45703125">
            <text:p>0.45703125</text:p>
          </table:table-cell>
          <table:table-cell office:value-type="float" office:value="0.20703125">
            <text:p>0.20703125</text:p>
          </table:table-cell>
          <table:table-cell office:value-type="float" office:value="0.02734375">
            <text:p>0.02734375</text:p>
          </table:table-cell>
          <table:table-cell office:value-type="float" office:value="0.51171875">
            <text:p>0.51171875</text:p>
          </table:table-cell>
          <table:table-cell office:value-type="float" office:value="0.34765625">
            <text:p>0.34765625</text:p>
          </table:table-cell>
          <table:table-cell office:value-type="float" office:value="0.26953125">
            <text:p>0.26953125</text:p>
          </table:table-cell>
          <table:table-cell/>
          <table:table-cell table:formula="of:=ROUND((([.A151]-0)/(1-0))*(27-2)+2)" office:value-type="float" office:value="14">
            <text:p>14</text:p>
          </table:table-cell>
          <table:table-cell table:formula="of:=(([.B151]-0)/(1-0))*(10-0)+0" office:value-type="float" office:value="3.0078125">
            <text:p>3.007812500</text:p>
          </table:table-cell>
          <table:table-cell table:formula="of:=(([.C151]-0)/(1-0))*(1500-0.000000001)+0.000000001" office:value-type="float" office:value="861.328125000426">
            <text:p>861.328125000</text:p>
          </table:table-cell>
          <table:table-cell table:formula="of:=(([.D151]-0)/(1-0))*(1-0.000000001)+0.000000001" office:value-type="float" office:value="0.472656250527344">
            <text:p>0.472656251</text:p>
          </table:table-cell>
          <table:table-cell table:formula="of:=[.M151]*[.P151]" office:value-type="float" office:value="6.61718750738281">
            <text:p>6.617187507</text:p>
          </table:table-cell>
          <table:table-cell table:formula="of:=(([.E151]-0)/(1-0))*(100-0.000000001)+0.000000001" office:value-type="float" office:value="80.8593750001914">
            <text:p>80.859375000</text:p>
          </table:table-cell>
          <table:table-cell table:formula="of:=(([.F151]-0)/(1-0))*(100-0)+0" office:value-type="float" office:value="45.703125">
            <text:p>45.703125000</text:p>
          </table:table-cell>
          <table:table-cell table:formula="of:=(([.G151]-0)/(1-0))*(3-0)+0" office:value-type="float" office:value="0.62109375">
            <text:p>0.621093750</text:p>
          </table:table-cell>
          <table:table-cell table:formula="of:=(([.H151]-0)/(1-0))*(3-0)+0" office:value-type="float" office:value="0.08203125">
            <text:p>0.082031250</text:p>
          </table:table-cell>
          <table:table-cell table:formula="of:=(([.I151]-0)/(1-0))*(100-0)+0" office:value-type="float" office:value="51.171875">
            <text:p>51.171875000</text:p>
          </table:table-cell>
          <table:table-cell table:formula="of:=(([.J151]-0)/(1-0))*(3-0)+0" office:value-type="float" office:value="1.04296875">
            <text:p>1.042968750</text:p>
          </table:table-cell>
          <table:table-cell table:formula="of:=(([.K151]-0)/(1-0))*(3-0)+0" office:value-type="float" office:value="0.80859375">
            <text:p>0.808593750</text:p>
          </table:table-cell>
        </table:table-row>
        <table:table-row table:style-name="ro2">
          <table:table-cell office:value-type="float" office:value="0.98046875">
            <text:p>0.98046875</text:p>
          </table:table-cell>
          <table:table-cell office:value-type="float" office:value="0.80078125">
            <text:p>0.80078125</text:p>
          </table:table-cell>
          <table:table-cell office:value-type="float" office:value="0.07421875">
            <text:p>0.07421875</text:p>
          </table:table-cell>
          <table:table-cell office:value-type="float" office:value="0.97265625">
            <text:p>0.97265625</text:p>
          </table:table-cell>
          <table:table-cell office:value-type="float" office:value="0.30859375">
            <text:p>0.30859375</text:p>
          </table:table-cell>
          <table:table-cell office:value-type="float" office:value="0.95703125">
            <text:p>0.95703125</text:p>
          </table:table-cell>
          <table:table-cell office:value-type="float" office:value="0.70703125">
            <text:p>0.70703125</text:p>
          </table:table-cell>
          <table:table-cell office:value-type="float" office:value="0.52734375">
            <text:p>0.52734375</text:p>
          </table:table-cell>
          <table:table-cell office:value-type="float" office:value="0.01171875">
            <text:p>0.01171875</text:p>
          </table:table-cell>
          <table:table-cell office:value-type="float" office:value="0.84765625">
            <text:p>0.84765625</text:p>
          </table:table-cell>
          <table:table-cell office:value-type="float" office:value="0.76953125">
            <text:p>0.76953125</text:p>
          </table:table-cell>
          <table:table-cell/>
          <table:table-cell table:formula="of:=ROUND((([.A152]-0)/(1-0))*(27-2)+2)" office:value-type="float" office:value="27">
            <text:p>27</text:p>
          </table:table-cell>
          <table:table-cell table:formula="of:=(([.B152]-0)/(1-0))*(10-0)+0" office:value-type="float" office:value="8.0078125">
            <text:p>8.007812500</text:p>
          </table:table-cell>
          <table:table-cell table:formula="of:=(([.C152]-0)/(1-0))*(1500-0.000000001)+0.000000001" office:value-type="float" office:value="111.328125000926">
            <text:p>111.328125001</text:p>
          </table:table-cell>
          <table:table-cell table:formula="of:=(([.D152]-0)/(1-0))*(1-0.000000001)+0.000000001" office:value-type="float" office:value="0.972656250027344">
            <text:p>0.972656250</text:p>
          </table:table-cell>
          <table:table-cell table:formula="of:=[.M152]*[.P152]" office:value-type="float" office:value="26.2617187507383">
            <text:p>26.261718751</text:p>
          </table:table-cell>
          <table:table-cell table:formula="of:=(([.E152]-0)/(1-0))*(100-0.000000001)+0.000000001" office:value-type="float" office:value="30.8593750006914">
            <text:p>30.859375001</text:p>
          </table:table-cell>
          <table:table-cell table:formula="of:=(([.F152]-0)/(1-0))*(100-0)+0" office:value-type="float" office:value="95.703125">
            <text:p>95.703125000</text:p>
          </table:table-cell>
          <table:table-cell table:formula="of:=(([.G152]-0)/(1-0))*(3-0)+0" office:value-type="float" office:value="2.12109375">
            <text:p>2.121093750</text:p>
          </table:table-cell>
          <table:table-cell table:formula="of:=(([.H152]-0)/(1-0))*(3-0)+0" office:value-type="float" office:value="1.58203125">
            <text:p>1.582031250</text:p>
          </table:table-cell>
          <table:table-cell table:formula="of:=(([.I152]-0)/(1-0))*(100-0)+0" office:value-type="float" office:value="1.171875">
            <text:p>1.171875000</text:p>
          </table:table-cell>
          <table:table-cell table:formula="of:=(([.J152]-0)/(1-0))*(3-0)+0" office:value-type="float" office:value="2.54296875">
            <text:p>2.542968750</text:p>
          </table:table-cell>
          <table:table-cell table:formula="of:=(([.K152]-0)/(1-0))*(3-0)+0" office:value-type="float" office:value="2.30859375">
            <text:p>2.308593750</text:p>
          </table:table-cell>
        </table:table-row>
        <table:table-row table:style-name="ro2">
          <table:table-cell office:value-type="float" office:value="0.73046875">
            <text:p>0.73046875</text:p>
          </table:table-cell>
          <table:table-cell office:value-type="float" office:value="0.05078125">
            <text:p>0.05078125</text:p>
          </table:table-cell>
          <table:table-cell office:value-type="float" office:value="0.82421875">
            <text:p>0.82421875</text:p>
          </table:table-cell>
          <table:table-cell office:value-type="float" office:value="0.22265625">
            <text:p>0.22265625</text:p>
          </table:table-cell>
          <table:table-cell office:value-type="float" office:value="0.05859375">
            <text:p>0.05859375</text:p>
          </table:table-cell>
          <table:table-cell office:value-type="float" office:value="0.70703125">
            <text:p>0.70703125</text:p>
          </table:table-cell>
          <table:table-cell office:value-type="float" office:value="0.45703125">
            <text:p>0.45703125</text:p>
          </table:table-cell>
          <table:table-cell office:value-type="float" office:value="0.77734375">
            <text:p>0.77734375</text:p>
          </table:table-cell>
          <table:table-cell office:value-type="float" office:value="0.26171875">
            <text:p>0.26171875</text:p>
          </table:table-cell>
          <table:table-cell office:value-type="float" office:value="0.59765625">
            <text:p>0.59765625</text:p>
          </table:table-cell>
          <table:table-cell office:value-type="float" office:value="0.51953125">
            <text:p>0.51953125</text:p>
          </table:table-cell>
          <table:table-cell/>
          <table:table-cell table:formula="of:=ROUND((([.A153]-0)/(1-0))*(27-2)+2)" office:value-type="float" office:value="20">
            <text:p>20</text:p>
          </table:table-cell>
          <table:table-cell table:formula="of:=(([.B153]-0)/(1-0))*(10-0)+0" office:value-type="float" office:value="0.5078125">
            <text:p>0.507812500</text:p>
          </table:table-cell>
          <table:table-cell table:formula="of:=(([.C153]-0)/(1-0))*(1500-0.000000001)+0.000000001" office:value-type="float" office:value="1236.32812500018">
            <text:p>1236.328125000</text:p>
          </table:table-cell>
          <table:table-cell table:formula="of:=(([.D153]-0)/(1-0))*(1-0.000000001)+0.000000001" office:value-type="float" office:value="0.222656250777344">
            <text:p>0.222656251</text:p>
          </table:table-cell>
          <table:table-cell table:formula="of:=[.M153]*[.P153]" office:value-type="float" office:value="4.45312501554688">
            <text:p>4.453125016</text:p>
          </table:table-cell>
          <table:table-cell table:formula="of:=(([.E153]-0)/(1-0))*(100-0.000000001)+0.000000001" office:value-type="float" office:value="5.85937500094141">
            <text:p>5.859375001</text:p>
          </table:table-cell>
          <table:table-cell table:formula="of:=(([.F153]-0)/(1-0))*(100-0)+0" office:value-type="float" office:value="70.703125">
            <text:p>70.703125000</text:p>
          </table:table-cell>
          <table:table-cell table:formula="of:=(([.G153]-0)/(1-0))*(3-0)+0" office:value-type="float" office:value="1.37109375">
            <text:p>1.371093750</text:p>
          </table:table-cell>
          <table:table-cell table:formula="of:=(([.H153]-0)/(1-0))*(3-0)+0" office:value-type="float" office:value="2.33203125">
            <text:p>2.332031250</text:p>
          </table:table-cell>
          <table:table-cell table:formula="of:=(([.I153]-0)/(1-0))*(100-0)+0" office:value-type="float" office:value="26.171875">
            <text:p>26.171875000</text:p>
          </table:table-cell>
          <table:table-cell table:formula="of:=(([.J153]-0)/(1-0))*(3-0)+0" office:value-type="float" office:value="1.79296875">
            <text:p>1.792968750</text:p>
          </table:table-cell>
          <table:table-cell table:formula="of:=(([.K153]-0)/(1-0))*(3-0)+0" office:value-type="float" office:value="1.55859375">
            <text:p>1.558593750</text:p>
          </table:table-cell>
        </table:table-row>
        <table:table-row table:style-name="ro2">
          <table:table-cell office:value-type="float" office:value="0.23046875">
            <text:p>0.23046875</text:p>
          </table:table-cell>
          <table:table-cell office:value-type="float" office:value="0.55078125">
            <text:p>0.55078125</text:p>
          </table:table-cell>
          <table:table-cell office:value-type="float" office:value="0.32421875">
            <text:p>0.32421875</text:p>
          </table:table-cell>
          <table:table-cell office:value-type="float" office:value="0.72265625">
            <text:p>0.72265625</text:p>
          </table:table-cell>
          <table:table-cell office:value-type="float" office:value="0.55859375">
            <text:p>0.55859375</text:p>
          </table:table-cell>
          <table:table-cell office:value-type="float" office:value="0.20703125">
            <text:p>0.20703125</text:p>
          </table:table-cell>
          <table:table-cell office:value-type="float" office:value="0.95703125">
            <text:p>0.95703125</text:p>
          </table:table-cell>
          <table:table-cell office:value-type="float" office:value="0.27734375">
            <text:p>0.27734375</text:p>
          </table:table-cell>
          <table:table-cell office:value-type="float" office:value="0.76171875">
            <text:p>0.76171875</text:p>
          </table:table-cell>
          <table:table-cell office:value-type="float" office:value="0.09765625">
            <text:p>0.09765625</text:p>
          </table:table-cell>
          <table:table-cell office:value-type="float" office:value="0.01953125">
            <text:p>0.01953125</text:p>
          </table:table-cell>
          <table:table-cell/>
          <table:table-cell table:formula="of:=ROUND((([.A154]-0)/(1-0))*(27-2)+2)" office:value-type="float" office:value="8">
            <text:p>8</text:p>
          </table:table-cell>
          <table:table-cell table:formula="of:=(([.B154]-0)/(1-0))*(10-0)+0" office:value-type="float" office:value="5.5078125">
            <text:p>5.507812500</text:p>
          </table:table-cell>
          <table:table-cell table:formula="of:=(([.C154]-0)/(1-0))*(1500-0.000000001)+0.000000001" office:value-type="float" office:value="486.328125000676">
            <text:p>486.328125001</text:p>
          </table:table-cell>
          <table:table-cell table:formula="of:=(([.D154]-0)/(1-0))*(1-0.000000001)+0.000000001" office:value-type="float" office:value="0.722656250277344">
            <text:p>0.722656250</text:p>
          </table:table-cell>
          <table:table-cell table:formula="of:=[.M154]*[.P154]" office:value-type="float" office:value="5.78125000221875">
            <text:p>5.781250002</text:p>
          </table:table-cell>
          <table:table-cell table:formula="of:=(([.E154]-0)/(1-0))*(100-0.000000001)+0.000000001" office:value-type="float" office:value="55.8593750004414">
            <text:p>55.859375000</text:p>
          </table:table-cell>
          <table:table-cell table:formula="of:=(([.F154]-0)/(1-0))*(100-0)+0" office:value-type="float" office:value="20.703125">
            <text:p>20.703125000</text:p>
          </table:table-cell>
          <table:table-cell table:formula="of:=(([.G154]-0)/(1-0))*(3-0)+0" office:value-type="float" office:value="2.87109375">
            <text:p>2.871093750</text:p>
          </table:table-cell>
          <table:table-cell table:formula="of:=(([.H154]-0)/(1-0))*(3-0)+0" office:value-type="float" office:value="0.83203125">
            <text:p>0.832031250</text:p>
          </table:table-cell>
          <table:table-cell table:formula="of:=(([.I154]-0)/(1-0))*(100-0)+0" office:value-type="float" office:value="76.171875">
            <text:p>76.171875000</text:p>
          </table:table-cell>
          <table:table-cell table:formula="of:=(([.J154]-0)/(1-0))*(3-0)+0" office:value-type="float" office:value="0.29296875">
            <text:p>0.292968750</text:p>
          </table:table-cell>
          <table:table-cell table:formula="of:=(([.K154]-0)/(1-0))*(3-0)+0" office:value-type="float" office:value="0.05859375">
            <text:p>0.058593750</text:p>
          </table:table-cell>
        </table:table-row>
        <table:table-row table:style-name="ro2">
          <table:table-cell office:value-type="float" office:value="0.16796875">
            <text:p>0.16796875</text:p>
          </table:table-cell>
          <table:table-cell office:value-type="float" office:value="0.48828125">
            <text:p>0.48828125</text:p>
          </table:table-cell>
          <table:table-cell office:value-type="float" office:value="0.76171875">
            <text:p>0.76171875</text:p>
          </table:table-cell>
          <table:table-cell office:value-type="float" office:value="0.91015625">
            <text:p>0.91015625</text:p>
          </table:table-cell>
          <table:table-cell office:value-type="float" office:value="0.24609375">
            <text:p>0.24609375</text:p>
          </table:table-cell>
          <table:table-cell office:value-type="float" office:value="0.01953125">
            <text:p>0.01953125</text:p>
          </table:table-cell>
          <table:table-cell office:value-type="float" office:value="0.14453125">
            <text:p>0.14453125</text:p>
          </table:table-cell>
          <table:table-cell office:value-type="float" office:value="0.08984375">
            <text:p>0.08984375</text:p>
          </table:table-cell>
          <table:table-cell office:value-type="float" office:value="0.57421875">
            <text:p>0.57421875</text:p>
          </table:table-cell>
          <table:table-cell office:value-type="float" office:value="0.66015625">
            <text:p>0.66015625</text:p>
          </table:table-cell>
          <table:table-cell office:value-type="float" office:value="0.08203125">
            <text:p>0.08203125</text:p>
          </table:table-cell>
          <table:table-cell/>
          <table:table-cell table:formula="of:=ROUND((([.A155]-0)/(1-0))*(27-2)+2)" office:value-type="float" office:value="6">
            <text:p>6</text:p>
          </table:table-cell>
          <table:table-cell table:formula="of:=(([.B155]-0)/(1-0))*(10-0)+0" office:value-type="float" office:value="4.8828125">
            <text:p>4.882812500</text:p>
          </table:table-cell>
          <table:table-cell table:formula="of:=(([.C155]-0)/(1-0))*(1500-0.000000001)+0.000000001" office:value-type="float" office:value="1142.57812500024">
            <text:p>1142.578125000</text:p>
          </table:table-cell>
          <table:table-cell table:formula="of:=(([.D155]-0)/(1-0))*(1-0.000000001)+0.000000001" office:value-type="float" office:value="0.910156250089844">
            <text:p>0.910156250</text:p>
          </table:table-cell>
          <table:table-cell table:formula="of:=[.M155]*[.P155]" office:value-type="float" office:value="5.46093750053906">
            <text:p>5.460937501</text:p>
          </table:table-cell>
          <table:table-cell table:formula="of:=(([.E155]-0)/(1-0))*(100-0.000000001)+0.000000001" office:value-type="float" office:value="24.6093750007539">
            <text:p>24.609375001</text:p>
          </table:table-cell>
          <table:table-cell table:formula="of:=(([.F155]-0)/(1-0))*(100-0)+0" office:value-type="float" office:value="1.953125">
            <text:p>1.953125000</text:p>
          </table:table-cell>
          <table:table-cell table:formula="of:=(([.G155]-0)/(1-0))*(3-0)+0" office:value-type="float" office:value="0.43359375">
            <text:p>0.433593750</text:p>
          </table:table-cell>
          <table:table-cell table:formula="of:=(([.H155]-0)/(1-0))*(3-0)+0" office:value-type="float" office:value="0.26953125">
            <text:p>0.269531250</text:p>
          </table:table-cell>
          <table:table-cell table:formula="of:=(([.I155]-0)/(1-0))*(100-0)+0" office:value-type="float" office:value="57.421875">
            <text:p>57.421875000</text:p>
          </table:table-cell>
          <table:table-cell table:formula="of:=(([.J155]-0)/(1-0))*(3-0)+0" office:value-type="float" office:value="1.98046875">
            <text:p>1.980468750</text:p>
          </table:table-cell>
          <table:table-cell table:formula="of:=(([.K155]-0)/(1-0))*(3-0)+0" office:value-type="float" office:value="0.24609375">
            <text:p>0.246093750</text:p>
          </table:table-cell>
        </table:table-row>
        <table:table-row table:style-name="ro2">
          <table:table-cell office:value-type="float" office:value="0.66796875">
            <text:p>0.66796875</text:p>
          </table:table-cell>
          <table:table-cell office:value-type="float" office:value="0.98828125">
            <text:p>0.98828125</text:p>
          </table:table-cell>
          <table:table-cell office:value-type="float" office:value="0.26171875">
            <text:p>0.26171875</text:p>
          </table:table-cell>
          <table:table-cell office:value-type="float" office:value="0.41015625">
            <text:p>0.41015625</text:p>
          </table:table-cell>
          <table:table-cell office:value-type="float" office:value="0.74609375">
            <text:p>0.74609375</text:p>
          </table:table-cell>
          <table:table-cell office:value-type="float" office:value="0.51953125">
            <text:p>0.51953125</text:p>
          </table:table-cell>
          <table:table-cell office:value-type="float" office:value="0.64453125">
            <text:p>0.64453125</text:p>
          </table:table-cell>
          <table:table-cell office:value-type="float" office:value="0.58984375">
            <text:p>0.58984375</text:p>
          </table:table-cell>
          <table:table-cell office:value-type="float" office:value="0.07421875">
            <text:p>0.07421875</text:p>
          </table:table-cell>
          <table:table-cell office:value-type="float" office:value="0.16015625">
            <text:p>0.16015625</text:p>
          </table:table-cell>
          <table:table-cell office:value-type="float" office:value="0.58203125">
            <text:p>0.58203125</text:p>
          </table:table-cell>
          <table:table-cell/>
          <table:table-cell table:formula="of:=ROUND((([.A156]-0)/(1-0))*(27-2)+2)" office:value-type="float" office:value="19">
            <text:p>19</text:p>
          </table:table-cell>
          <table:table-cell table:formula="of:=(([.B156]-0)/(1-0))*(10-0)+0" office:value-type="float" office:value="9.8828125">
            <text:p>9.882812500</text:p>
          </table:table-cell>
          <table:table-cell table:formula="of:=(([.C156]-0)/(1-0))*(1500-0.000000001)+0.000000001" office:value-type="float" office:value="392.578125000738">
            <text:p>392.578125001</text:p>
          </table:table-cell>
          <table:table-cell table:formula="of:=(([.D156]-0)/(1-0))*(1-0.000000001)+0.000000001" office:value-type="float" office:value="0.410156250589844">
            <text:p>0.410156251</text:p>
          </table:table-cell>
          <table:table-cell table:formula="of:=[.M156]*[.P156]" office:value-type="float" office:value="7.79296876120703">
            <text:p>7.792968761</text:p>
          </table:table-cell>
          <table:table-cell table:formula="of:=(([.E156]-0)/(1-0))*(100-0.000000001)+0.000000001" office:value-type="float" office:value="74.6093750002539">
            <text:p>74.609375000</text:p>
          </table:table-cell>
          <table:table-cell table:formula="of:=(([.F156]-0)/(1-0))*(100-0)+0" office:value-type="float" office:value="51.953125">
            <text:p>51.953125000</text:p>
          </table:table-cell>
          <table:table-cell table:formula="of:=(([.G156]-0)/(1-0))*(3-0)+0" office:value-type="float" office:value="1.93359375">
            <text:p>1.933593750</text:p>
          </table:table-cell>
          <table:table-cell table:formula="of:=(([.H156]-0)/(1-0))*(3-0)+0" office:value-type="float" office:value="1.76953125">
            <text:p>1.769531250</text:p>
          </table:table-cell>
          <table:table-cell table:formula="of:=(([.I156]-0)/(1-0))*(100-0)+0" office:value-type="float" office:value="7.421875">
            <text:p>7.421875000</text:p>
          </table:table-cell>
          <table:table-cell table:formula="of:=(([.J156]-0)/(1-0))*(3-0)+0" office:value-type="float" office:value="0.48046875">
            <text:p>0.480468750</text:p>
          </table:table-cell>
          <table:table-cell table:formula="of:=(([.K156]-0)/(1-0))*(3-0)+0" office:value-type="float" office:value="1.74609375">
            <text:p>1.746093750</text:p>
          </table:table-cell>
        </table:table-row>
        <table:table-row table:style-name="ro2">
          <table:table-cell office:value-type="float" office:value="0.91796875">
            <text:p>0.91796875</text:p>
          </table:table-cell>
          <table:table-cell office:value-type="float" office:value="0.23828125">
            <text:p>0.23828125</text:p>
          </table:table-cell>
          <table:table-cell office:value-type="float" office:value="0.51171875">
            <text:p>0.51171875</text:p>
          </table:table-cell>
          <table:table-cell office:value-type="float" office:value="0.66015625">
            <text:p>0.66015625</text:p>
          </table:table-cell>
          <table:table-cell office:value-type="float" office:value="0.99609375">
            <text:p>0.99609375</text:p>
          </table:table-cell>
          <table:table-cell office:value-type="float" office:value="0.76953125">
            <text:p>0.76953125</text:p>
          </table:table-cell>
          <table:table-cell office:value-type="float" office:value="0.39453125">
            <text:p>0.39453125</text:p>
          </table:table-cell>
          <table:table-cell office:value-type="float" office:value="0.83984375">
            <text:p>0.83984375</text:p>
          </table:table-cell>
          <table:table-cell office:value-type="float" office:value="0.32421875">
            <text:p>0.32421875</text:p>
          </table:table-cell>
          <table:table-cell office:value-type="float" office:value="0.41015625">
            <text:p>0.41015625</text:p>
          </table:table-cell>
          <table:table-cell office:value-type="float" office:value="0.83203125">
            <text:p>0.83203125</text:p>
          </table:table-cell>
          <table:table-cell/>
          <table:table-cell table:formula="of:=ROUND((([.A157]-0)/(1-0))*(27-2)+2)" office:value-type="float" office:value="25">
            <text:p>25</text:p>
          </table:table-cell>
          <table:table-cell table:formula="of:=(([.B157]-0)/(1-0))*(10-0)+0" office:value-type="float" office:value="2.3828125">
            <text:p>2.382812500</text:p>
          </table:table-cell>
          <table:table-cell table:formula="of:=(([.C157]-0)/(1-0))*(1500-0.000000001)+0.000000001" office:value-type="float" office:value="767.578125000488">
            <text:p>767.578125000</text:p>
          </table:table-cell>
          <table:table-cell table:formula="of:=(([.D157]-0)/(1-0))*(1-0.000000001)+0.000000001" office:value-type="float" office:value="0.660156250339844">
            <text:p>0.660156250</text:p>
          </table:table-cell>
          <table:table-cell table:formula="of:=[.M157]*[.P157]" office:value-type="float" office:value="16.5039062584961">
            <text:p>16.503906258</text:p>
          </table:table-cell>
          <table:table-cell table:formula="of:=(([.E157]-0)/(1-0))*(100-0.000000001)+0.000000001" office:value-type="float" office:value="99.6093750000039">
            <text:p>99.609375000</text:p>
          </table:table-cell>
          <table:table-cell table:formula="of:=(([.F157]-0)/(1-0))*(100-0)+0" office:value-type="float" office:value="76.953125">
            <text:p>76.953125000</text:p>
          </table:table-cell>
          <table:table-cell table:formula="of:=(([.G157]-0)/(1-0))*(3-0)+0" office:value-type="float" office:value="1.18359375">
            <text:p>1.183593750</text:p>
          </table:table-cell>
          <table:table-cell table:formula="of:=(([.H157]-0)/(1-0))*(3-0)+0" office:value-type="float" office:value="2.51953125">
            <text:p>2.519531250</text:p>
          </table:table-cell>
          <table:table-cell table:formula="of:=(([.I157]-0)/(1-0))*(100-0)+0" office:value-type="float" office:value="32.421875">
            <text:p>32.421875000</text:p>
          </table:table-cell>
          <table:table-cell table:formula="of:=(([.J157]-0)/(1-0))*(3-0)+0" office:value-type="float" office:value="1.23046875">
            <text:p>1.230468750</text:p>
          </table:table-cell>
          <table:table-cell table:formula="of:=(([.K157]-0)/(1-0))*(3-0)+0" office:value-type="float" office:value="2.49609375">
            <text:p>2.496093750</text:p>
          </table:table-cell>
        </table:table-row>
        <table:table-row table:style-name="ro2">
          <table:table-cell office:value-type="float" office:value="0.41796875">
            <text:p>0.41796875</text:p>
          </table:table-cell>
          <table:table-cell office:value-type="float" office:value="0.73828125">
            <text:p>0.73828125</text:p>
          </table:table-cell>
          <table:table-cell office:value-type="float" office:value="0.01171875">
            <text:p>0.01171875</text:p>
          </table:table-cell>
          <table:table-cell office:value-type="float" office:value="0.16015625">
            <text:p>0.16015625</text:p>
          </table:table-cell>
          <table:table-cell office:value-type="float" office:value="0.49609375">
            <text:p>0.49609375</text:p>
          </table:table-cell>
          <table:table-cell office:value-type="float" office:value="0.26953125">
            <text:p>0.26953125</text:p>
          </table:table-cell>
          <table:table-cell office:value-type="float" office:value="0.89453125">
            <text:p>0.89453125</text:p>
          </table:table-cell>
          <table:table-cell office:value-type="float" office:value="0.33984375">
            <text:p>0.33984375</text:p>
          </table:table-cell>
          <table:table-cell office:value-type="float" office:value="0.82421875">
            <text:p>0.82421875</text:p>
          </table:table-cell>
          <table:table-cell office:value-type="float" office:value="0.91015625">
            <text:p>0.91015625</text:p>
          </table:table-cell>
          <table:table-cell office:value-type="float" office:value="0.33203125">
            <text:p>0.33203125</text:p>
          </table:table-cell>
          <table:table-cell/>
          <table:table-cell table:formula="of:=ROUND((([.A158]-0)/(1-0))*(27-2)+2)" office:value-type="float" office:value="12">
            <text:p>12</text:p>
          </table:table-cell>
          <table:table-cell table:formula="of:=(([.B158]-0)/(1-0))*(10-0)+0" office:value-type="float" office:value="7.3828125">
            <text:p>7.382812500</text:p>
          </table:table-cell>
          <table:table-cell table:formula="of:=(([.C158]-0)/(1-0))*(1500-0.000000001)+0.000000001" office:value-type="float" office:value="17.5781250009883">
            <text:p>17.578125001</text:p>
          </table:table-cell>
          <table:table-cell table:formula="of:=(([.D158]-0)/(1-0))*(1-0.000000001)+0.000000001" office:value-type="float" office:value="0.160156250839844">
            <text:p>0.160156251</text:p>
          </table:table-cell>
          <table:table-cell table:formula="of:=[.M158]*[.P158]" office:value-type="float" office:value="1.92187501007813">
            <text:p>1.921875010</text:p>
          </table:table-cell>
          <table:table-cell table:formula="of:=(([.E158]-0)/(1-0))*(100-0.000000001)+0.000000001" office:value-type="float" office:value="49.6093750005039">
            <text:p>49.609375001</text:p>
          </table:table-cell>
          <table:table-cell table:formula="of:=(([.F158]-0)/(1-0))*(100-0)+0" office:value-type="float" office:value="26.953125">
            <text:p>26.953125000</text:p>
          </table:table-cell>
          <table:table-cell table:formula="of:=(([.G158]-0)/(1-0))*(3-0)+0" office:value-type="float" office:value="2.68359375">
            <text:p>2.683593750</text:p>
          </table:table-cell>
          <table:table-cell table:formula="of:=(([.H158]-0)/(1-0))*(3-0)+0" office:value-type="float" office:value="1.01953125">
            <text:p>1.019531250</text:p>
          </table:table-cell>
          <table:table-cell table:formula="of:=(([.I158]-0)/(1-0))*(100-0)+0" office:value-type="float" office:value="82.421875">
            <text:p>82.421875000</text:p>
          </table:table-cell>
          <table:table-cell table:formula="of:=(([.J158]-0)/(1-0))*(3-0)+0" office:value-type="float" office:value="2.73046875">
            <text:p>2.730468750</text:p>
          </table:table-cell>
          <table:table-cell table:formula="of:=(([.K158]-0)/(1-0))*(3-0)+0" office:value-type="float" office:value="0.99609375">
            <text:p>0.996093750</text:p>
          </table:table-cell>
        </table:table-row>
        <table:table-row table:style-name="ro2">
          <table:table-cell office:value-type="float" office:value="0.29296875">
            <text:p>0.29296875</text:p>
          </table:table-cell>
          <table:table-cell office:value-type="float" office:value="0.11328125">
            <text:p>0.11328125</text:p>
          </table:table-cell>
          <table:table-cell office:value-type="float" office:value="0.38671875">
            <text:p>0.38671875</text:p>
          </table:table-cell>
          <table:table-cell office:value-type="float" office:value="0.03515625">
            <text:p>0.03515625</text:p>
          </table:table-cell>
          <table:table-cell office:value-type="float" office:value="0.37109375">
            <text:p>0.37109375</text:p>
          </table:table-cell>
          <table:table-cell office:value-type="float" office:value="0.14453125">
            <text:p>0.14453125</text:p>
          </table:table-cell>
          <table:table-cell office:value-type="float" office:value="0.26953125">
            <text:p>0.26953125</text:p>
          </table:table-cell>
          <table:table-cell office:value-type="float" office:value="0.96484375">
            <text:p>0.96484375</text:p>
          </table:table-cell>
          <table:table-cell office:value-type="float" office:value="0.44921875">
            <text:p>0.44921875</text:p>
          </table:table-cell>
          <table:table-cell office:value-type="float" office:value="0.03515625">
            <text:p>0.03515625</text:p>
          </table:table-cell>
          <table:table-cell office:value-type="float" office:value="0.95703125">
            <text:p>0.95703125</text:p>
          </table:table-cell>
          <table:table-cell/>
          <table:table-cell table:formula="of:=ROUND((([.A159]-0)/(1-0))*(27-2)+2)" office:value-type="float" office:value="9">
            <text:p>9</text:p>
          </table:table-cell>
          <table:table-cell table:formula="of:=(([.B159]-0)/(1-0))*(10-0)+0" office:value-type="float" office:value="1.1328125">
            <text:p>1.132812500</text:p>
          </table:table-cell>
          <table:table-cell table:formula="of:=(([.C159]-0)/(1-0))*(1500-0.000000001)+0.000000001" office:value-type="float" office:value="580.078125000613">
            <text:p>580.078125001</text:p>
          </table:table-cell>
          <table:table-cell table:formula="of:=(([.D159]-0)/(1-0))*(1-0.000000001)+0.000000001" office:value-type="float" office:value="0.0351562509648438">
            <text:p>0.035156251</text:p>
          </table:table-cell>
          <table:table-cell table:formula="of:=[.M159]*[.P159]" office:value-type="float" office:value="0.316406258683594">
            <text:p>0.316406259</text:p>
          </table:table-cell>
          <table:table-cell table:formula="of:=(([.E159]-0)/(1-0))*(100-0.000000001)+0.000000001" office:value-type="float" office:value="37.1093750006289">
            <text:p>37.109375001</text:p>
          </table:table-cell>
          <table:table-cell table:formula="of:=(([.F159]-0)/(1-0))*(100-0)+0" office:value-type="float" office:value="14.453125">
            <text:p>14.453125000</text:p>
          </table:table-cell>
          <table:table-cell table:formula="of:=(([.G159]-0)/(1-0))*(3-0)+0" office:value-type="float" office:value="0.80859375">
            <text:p>0.808593750</text:p>
          </table:table-cell>
          <table:table-cell table:formula="of:=(([.H159]-0)/(1-0))*(3-0)+0" office:value-type="float" office:value="2.89453125">
            <text:p>2.894531250</text:p>
          </table:table-cell>
          <table:table-cell table:formula="of:=(([.I159]-0)/(1-0))*(100-0)+0" office:value-type="float" office:value="44.921875">
            <text:p>44.921875000</text:p>
          </table:table-cell>
          <table:table-cell table:formula="of:=(([.J159]-0)/(1-0))*(3-0)+0" office:value-type="float" office:value="0.10546875">
            <text:p>0.105468750</text:p>
          </table:table-cell>
          <table:table-cell table:formula="of:=(([.K159]-0)/(1-0))*(3-0)+0" office:value-type="float" office:value="2.87109375">
            <text:p>2.871093750</text:p>
          </table:table-cell>
        </table:table-row>
        <table:table-row table:style-name="ro2">
          <table:table-cell office:value-type="float" office:value="0.79296875">
            <text:p>0.79296875</text:p>
          </table:table-cell>
          <table:table-cell office:value-type="float" office:value="0.61328125">
            <text:p>0.61328125</text:p>
          </table:table-cell>
          <table:table-cell office:value-type="float" office:value="0.88671875">
            <text:p>0.88671875</text:p>
          </table:table-cell>
          <table:table-cell office:value-type="float" office:value="0.53515625">
            <text:p>0.53515625</text:p>
          </table:table-cell>
          <table:table-cell office:value-type="float" office:value="0.87109375">
            <text:p>0.87109375</text:p>
          </table:table-cell>
          <table:table-cell office:value-type="float" office:value="0.64453125">
            <text:p>0.64453125</text:p>
          </table:table-cell>
          <table:table-cell office:value-type="float" office:value="0.76953125">
            <text:p>0.76953125</text:p>
          </table:table-cell>
          <table:table-cell office:value-type="float" office:value="0.46484375">
            <text:p>0.46484375</text:p>
          </table:table-cell>
          <table:table-cell office:value-type="float" office:value="0.94921875">
            <text:p>0.94921875</text:p>
          </table:table-cell>
          <table:table-cell office:value-type="float" office:value="0.53515625">
            <text:p>0.53515625</text:p>
          </table:table-cell>
          <table:table-cell office:value-type="float" office:value="0.45703125">
            <text:p>0.45703125</text:p>
          </table:table-cell>
          <table:table-cell/>
          <table:table-cell table:formula="of:=ROUND((([.A160]-0)/(1-0))*(27-2)+2)" office:value-type="float" office:value="22">
            <text:p>22</text:p>
          </table:table-cell>
          <table:table-cell table:formula="of:=(([.B160]-0)/(1-0))*(10-0)+0" office:value-type="float" office:value="6.1328125">
            <text:p>6.132812500</text:p>
          </table:table-cell>
          <table:table-cell table:formula="of:=(([.C160]-0)/(1-0))*(1500-0.000000001)+0.000000001" office:value-type="float" office:value="1330.07812500011">
            <text:p>1330.078125000</text:p>
          </table:table-cell>
          <table:table-cell table:formula="of:=(([.D160]-0)/(1-0))*(1-0.000000001)+0.000000001" office:value-type="float" office:value="0.535156250464844">
            <text:p>0.535156250</text:p>
          </table:table-cell>
          <table:table-cell table:formula="of:=[.M160]*[.P160]" office:value-type="float" office:value="11.7734375102266">
            <text:p>11.773437510</text:p>
          </table:table-cell>
          <table:table-cell table:formula="of:=(([.E160]-0)/(1-0))*(100-0.000000001)+0.000000001" office:value-type="float" office:value="87.1093750001289">
            <text:p>87.109375000</text:p>
          </table:table-cell>
          <table:table-cell table:formula="of:=(([.F160]-0)/(1-0))*(100-0)+0" office:value-type="float" office:value="64.453125">
            <text:p>64.453125000</text:p>
          </table:table-cell>
          <table:table-cell table:formula="of:=(([.G160]-0)/(1-0))*(3-0)+0" office:value-type="float" office:value="2.30859375">
            <text:p>2.308593750</text:p>
          </table:table-cell>
          <table:table-cell table:formula="of:=(([.H160]-0)/(1-0))*(3-0)+0" office:value-type="float" office:value="1.39453125">
            <text:p>1.394531250</text:p>
          </table:table-cell>
          <table:table-cell table:formula="of:=(([.I160]-0)/(1-0))*(100-0)+0" office:value-type="float" office:value="94.921875">
            <text:p>94.921875000</text:p>
          </table:table-cell>
          <table:table-cell table:formula="of:=(([.J160]-0)/(1-0))*(3-0)+0" office:value-type="float" office:value="1.60546875">
            <text:p>1.605468750</text:p>
          </table:table-cell>
          <table:table-cell table:formula="of:=(([.K160]-0)/(1-0))*(3-0)+0" office:value-type="float" office:value="1.37109375">
            <text:p>1.371093750</text:p>
          </table:table-cell>
        </table:table-row>
        <table:table-row table:style-name="ro2">
          <table:table-cell office:value-type="float" office:value="0.54296875">
            <text:p>0.54296875</text:p>
          </table:table-cell>
          <table:table-cell office:value-type="float" office:value="0.36328125">
            <text:p>0.36328125</text:p>
          </table:table-cell>
          <table:table-cell office:value-type="float" office:value="0.13671875">
            <text:p>0.13671875</text:p>
          </table:table-cell>
          <table:table-cell office:value-type="float" office:value="0.28515625">
            <text:p>0.28515625</text:p>
          </table:table-cell>
          <table:table-cell office:value-type="float" office:value="0.62109375">
            <text:p>0.62109375</text:p>
          </table:table-cell>
          <table:table-cell office:value-type="float" office:value="0.89453125">
            <text:p>0.89453125</text:p>
          </table:table-cell>
          <table:table-cell office:value-type="float" office:value="0.01953125">
            <text:p>0.01953125</text:p>
          </table:table-cell>
          <table:table-cell office:value-type="float" office:value="0.21484375">
            <text:p>0.21484375</text:p>
          </table:table-cell>
          <table:table-cell office:value-type="float" office:value="0.69921875">
            <text:p>0.69921875</text:p>
          </table:table-cell>
          <table:table-cell office:value-type="float" office:value="0.78515625">
            <text:p>0.78515625</text:p>
          </table:table-cell>
          <table:table-cell office:value-type="float" office:value="0.20703125">
            <text:p>0.20703125</text:p>
          </table:table-cell>
          <table:table-cell/>
          <table:table-cell table:formula="of:=ROUND((([.A161]-0)/(1-0))*(27-2)+2)" office:value-type="float" office:value="16">
            <text:p>16</text:p>
          </table:table-cell>
          <table:table-cell table:formula="of:=(([.B161]-0)/(1-0))*(10-0)+0" office:value-type="float" office:value="3.6328125">
            <text:p>3.632812500</text:p>
          </table:table-cell>
          <table:table-cell table:formula="of:=(([.C161]-0)/(1-0))*(1500-0.000000001)+0.000000001" office:value-type="float" office:value="205.078125000863">
            <text:p>205.078125001</text:p>
          </table:table-cell>
          <table:table-cell table:formula="of:=(([.D161]-0)/(1-0))*(1-0.000000001)+0.000000001" office:value-type="float" office:value="0.285156250714844">
            <text:p>0.285156251</text:p>
          </table:table-cell>
          <table:table-cell table:formula="of:=[.M161]*[.P161]" office:value-type="float" office:value="4.5625000114375">
            <text:p>4.562500011</text:p>
          </table:table-cell>
          <table:table-cell table:formula="of:=(([.E161]-0)/(1-0))*(100-0.000000001)+0.000000001" office:value-type="float" office:value="62.1093750003789">
            <text:p>62.109375000</text:p>
          </table:table-cell>
          <table:table-cell table:formula="of:=(([.F161]-0)/(1-0))*(100-0)+0" office:value-type="float" office:value="89.453125">
            <text:p>89.453125000</text:p>
          </table:table-cell>
          <table:table-cell table:formula="of:=(([.G161]-0)/(1-0))*(3-0)+0" office:value-type="float" office:value="0.05859375">
            <text:p>0.058593750</text:p>
          </table:table-cell>
          <table:table-cell table:formula="of:=(([.H161]-0)/(1-0))*(3-0)+0" office:value-type="float" office:value="0.64453125">
            <text:p>0.644531250</text:p>
          </table:table-cell>
          <table:table-cell table:formula="of:=(([.I161]-0)/(1-0))*(100-0)+0" office:value-type="float" office:value="69.921875">
            <text:p>69.921875000</text:p>
          </table:table-cell>
          <table:table-cell table:formula="of:=(([.J161]-0)/(1-0))*(3-0)+0" office:value-type="float" office:value="2.35546875">
            <text:p>2.355468750</text:p>
          </table:table-cell>
          <table:table-cell table:formula="of:=(([.K161]-0)/(1-0))*(3-0)+0" office:value-type="float" office:value="0.62109375">
            <text:p>0.621093750</text:p>
          </table:table-cell>
        </table:table-row>
        <table:table-row table:style-name="ro2">
          <table:table-cell office:value-type="float" office:value="0.04296875">
            <text:p>0.04296875</text:p>
          </table:table-cell>
          <table:table-cell office:value-type="float" office:value="0.86328125">
            <text:p>0.86328125</text:p>
          </table:table-cell>
          <table:table-cell office:value-type="float" office:value="0.63671875">
            <text:p>0.63671875</text:p>
          </table:table-cell>
          <table:table-cell office:value-type="float" office:value="0.78515625">
            <text:p>0.78515625</text:p>
          </table:table-cell>
          <table:table-cell office:value-type="float" office:value="0.12109375">
            <text:p>0.12109375</text:p>
          </table:table-cell>
          <table:table-cell office:value-type="float" office:value="0.39453125">
            <text:p>0.39453125</text:p>
          </table:table-cell>
          <table:table-cell office:value-type="float" office:value="0.51953125">
            <text:p>0.51953125</text:p>
          </table:table-cell>
          <table:table-cell office:value-type="float" office:value="0.71484375">
            <text:p>0.71484375</text:p>
          </table:table-cell>
          <table:table-cell office:value-type="float" office:value="0.19921875">
            <text:p>0.19921875</text:p>
          </table:table-cell>
          <table:table-cell office:value-type="float" office:value="0.28515625">
            <text:p>0.28515625</text:p>
          </table:table-cell>
          <table:table-cell office:value-type="float" office:value="0.70703125">
            <text:p>0.70703125</text:p>
          </table:table-cell>
          <table:table-cell/>
          <table:table-cell table:formula="of:=ROUND((([.A162]-0)/(1-0))*(27-2)+2)" office:value-type="float" office:value="3">
            <text:p>3</text:p>
          </table:table-cell>
          <table:table-cell table:formula="of:=(([.B162]-0)/(1-0))*(10-0)+0" office:value-type="float" office:value="8.6328125">
            <text:p>8.632812500</text:p>
          </table:table-cell>
          <table:table-cell table:formula="of:=(([.C162]-0)/(1-0))*(1500-0.000000001)+0.000000001" office:value-type="float" office:value="955.078125000363">
            <text:p>955.078125000</text:p>
          </table:table-cell>
          <table:table-cell table:formula="of:=(([.D162]-0)/(1-0))*(1-0.000000001)+0.000000001" office:value-type="float" office:value="0.785156250214844">
            <text:p>0.785156250</text:p>
          </table:table-cell>
          <table:table-cell table:formula="of:=[.M162]*[.P162]" office:value-type="float" office:value="2.35546875064453">
            <text:p>2.355468751</text:p>
          </table:table-cell>
          <table:table-cell table:formula="of:=(([.E162]-0)/(1-0))*(100-0.000000001)+0.000000001" office:value-type="float" office:value="12.1093750008789">
            <text:p>12.109375001</text:p>
          </table:table-cell>
          <table:table-cell table:formula="of:=(([.F162]-0)/(1-0))*(100-0)+0" office:value-type="float" office:value="39.453125">
            <text:p>39.453125000</text:p>
          </table:table-cell>
          <table:table-cell table:formula="of:=(([.G162]-0)/(1-0))*(3-0)+0" office:value-type="float" office:value="1.55859375">
            <text:p>1.558593750</text:p>
          </table:table-cell>
          <table:table-cell table:formula="of:=(([.H162]-0)/(1-0))*(3-0)+0" office:value-type="float" office:value="2.14453125">
            <text:p>2.144531250</text:p>
          </table:table-cell>
          <table:table-cell table:formula="of:=(([.I162]-0)/(1-0))*(100-0)+0" office:value-type="float" office:value="19.921875">
            <text:p>19.921875000</text:p>
          </table:table-cell>
          <table:table-cell table:formula="of:=(([.J162]-0)/(1-0))*(3-0)+0" office:value-type="float" office:value="0.85546875">
            <text:p>0.855468750</text:p>
          </table:table-cell>
          <table:table-cell table:formula="of:=(([.K162]-0)/(1-0))*(3-0)+0" office:value-type="float" office:value="2.12109375">
            <text:p>2.121093750</text:p>
          </table:table-cell>
        </table:table-row>
        <table:table-row table:style-name="ro2">
          <table:table-cell office:value-type="float" office:value="0.05859375">
            <text:p>0.05859375</text:p>
          </table:table-cell>
          <table:table-cell office:value-type="float" office:value="0.06640625">
            <text:p>0.06640625</text:p>
          </table:table-cell>
          <table:table-cell office:value-type="float" office:value="0.99609375">
            <text:p>0.99609375</text:p>
          </table:table-cell>
          <table:table-cell office:value-type="float" office:value="0.73828125">
            <text:p>0.73828125</text:p>
          </table:table-cell>
          <table:table-cell office:value-type="float" office:value="0.76171875">
            <text:p>0.76171875</text:p>
          </table:table-cell>
          <table:table-cell office:value-type="float" office:value="0.25390625">
            <text:p>0.25390625</text:p>
          </table:table-cell>
          <table:table-cell office:value-type="float" office:value="0.06640625">
            <text:p>0.06640625</text:p>
          </table:table-cell>
          <table:table-cell office:value-type="float" office:value="0.57421875">
            <text:p>0.57421875</text:p>
          </table:table-cell>
          <table:table-cell office:value-type="float" office:value="0.90234375">
            <text:p>0.90234375</text:p>
          </table:table-cell>
          <table:table-cell office:value-type="float" office:value="0.86328125">
            <text:p>0.86328125</text:p>
          </table:table-cell>
          <table:table-cell office:value-type="float" office:value="0.84765625">
            <text:p>0.84765625</text:p>
          </table:table-cell>
          <table:table-cell/>
          <table:table-cell table:formula="of:=ROUND((([.A163]-0)/(1-0))*(27-2)+2)" office:value-type="float" office:value="3">
            <text:p>3</text:p>
          </table:table-cell>
          <table:table-cell table:formula="of:=(([.B163]-0)/(1-0))*(10-0)+0" office:value-type="float" office:value="0.6640625">
            <text:p>0.664062500</text:p>
          </table:table-cell>
          <table:table-cell table:formula="of:=(([.C163]-0)/(1-0))*(1500-0.000000001)+0.000000001" office:value-type="float" office:value="1494.140625">
            <text:p>1494.140625000</text:p>
          </table:table-cell>
          <table:table-cell table:formula="of:=(([.D163]-0)/(1-0))*(1-0.000000001)+0.000000001" office:value-type="float" office:value="0.738281250261719">
            <text:p>0.738281250</text:p>
          </table:table-cell>
          <table:table-cell table:formula="of:=[.M163]*[.P163]" office:value-type="float" office:value="2.21484375078516">
            <text:p>2.214843751</text:p>
          </table:table-cell>
          <table:table-cell table:formula="of:=(([.E163]-0)/(1-0))*(100-0.000000001)+0.000000001" office:value-type="float" office:value="76.1718750002383">
            <text:p>76.171875000</text:p>
          </table:table-cell>
          <table:table-cell table:formula="of:=(([.F163]-0)/(1-0))*(100-0)+0" office:value-type="float" office:value="25.390625">
            <text:p>25.390625000</text:p>
          </table:table-cell>
          <table:table-cell table:formula="of:=(([.G163]-0)/(1-0))*(3-0)+0" office:value-type="float" office:value="0.19921875">
            <text:p>0.199218750</text:p>
          </table:table-cell>
          <table:table-cell table:formula="of:=(([.H163]-0)/(1-0))*(3-0)+0" office:value-type="float" office:value="1.72265625">
            <text:p>1.722656250</text:p>
          </table:table-cell>
          <table:table-cell table:formula="of:=(([.I163]-0)/(1-0))*(100-0)+0" office:value-type="float" office:value="90.234375">
            <text:p>90.234375000</text:p>
          </table:table-cell>
          <table:table-cell table:formula="of:=(([.J163]-0)/(1-0))*(3-0)+0" office:value-type="float" office:value="2.58984375">
            <text:p>2.589843750</text:p>
          </table:table-cell>
          <table:table-cell table:formula="of:=(([.K163]-0)/(1-0))*(3-0)+0" office:value-type="float" office:value="2.54296875">
            <text:p>2.542968750</text:p>
          </table:table-cell>
        </table:table-row>
        <table:table-row table:style-name="ro2">
          <table:table-cell office:value-type="float" office:value="0.55859375">
            <text:p>0.55859375</text:p>
          </table:table-cell>
          <table:table-cell office:value-type="float" office:value="0.56640625">
            <text:p>0.56640625</text:p>
          </table:table-cell>
          <table:table-cell office:value-type="float" office:value="0.49609375">
            <text:p>0.49609375</text:p>
          </table:table-cell>
          <table:table-cell office:value-type="float" office:value="0.23828125">
            <text:p>0.23828125</text:p>
          </table:table-cell>
          <table:table-cell office:value-type="float" office:value="0.26171875">
            <text:p>0.26171875</text:p>
          </table:table-cell>
          <table:table-cell office:value-type="float" office:value="0.75390625">
            <text:p>0.75390625</text:p>
          </table:table-cell>
          <table:table-cell office:value-type="float" office:value="0.56640625">
            <text:p>0.56640625</text:p>
          </table:table-cell>
          <table:table-cell office:value-type="float" office:value="0.07421875">
            <text:p>0.07421875</text:p>
          </table:table-cell>
          <table:table-cell office:value-type="float" office:value="0.40234375">
            <text:p>0.40234375</text:p>
          </table:table-cell>
          <table:table-cell office:value-type="float" office:value="0.36328125">
            <text:p>0.36328125</text:p>
          </table:table-cell>
          <table:table-cell office:value-type="float" office:value="0.34765625">
            <text:p>0.34765625</text:p>
          </table:table-cell>
          <table:table-cell/>
          <table:table-cell table:formula="of:=ROUND((([.A164]-0)/(1-0))*(27-2)+2)" office:value-type="float" office:value="16">
            <text:p>16</text:p>
          </table:table-cell>
          <table:table-cell table:formula="of:=(([.B164]-0)/(1-0))*(10-0)+0" office:value-type="float" office:value="5.6640625">
            <text:p>5.664062500</text:p>
          </table:table-cell>
          <table:table-cell table:formula="of:=(([.C164]-0)/(1-0))*(1500-0.000000001)+0.000000001" office:value-type="float" office:value="744.140625000504">
            <text:p>744.140625001</text:p>
          </table:table-cell>
          <table:table-cell table:formula="of:=(([.D164]-0)/(1-0))*(1-0.000000001)+0.000000001" office:value-type="float" office:value="0.238281250761719">
            <text:p>0.238281251</text:p>
          </table:table-cell>
          <table:table-cell table:formula="of:=[.M164]*[.P164]" office:value-type="float" office:value="3.8125000121875">
            <text:p>3.812500012</text:p>
          </table:table-cell>
          <table:table-cell table:formula="of:=(([.E164]-0)/(1-0))*(100-0.000000001)+0.000000001" office:value-type="float" office:value="26.1718750007383">
            <text:p>26.171875001</text:p>
          </table:table-cell>
          <table:table-cell table:formula="of:=(([.F164]-0)/(1-0))*(100-0)+0" office:value-type="float" office:value="75.390625">
            <text:p>75.390625000</text:p>
          </table:table-cell>
          <table:table-cell table:formula="of:=(([.G164]-0)/(1-0))*(3-0)+0" office:value-type="float" office:value="1.69921875">
            <text:p>1.699218750</text:p>
          </table:table-cell>
          <table:table-cell table:formula="of:=(([.H164]-0)/(1-0))*(3-0)+0" office:value-type="float" office:value="0.22265625">
            <text:p>0.222656250</text:p>
          </table:table-cell>
          <table:table-cell table:formula="of:=(([.I164]-0)/(1-0))*(100-0)+0" office:value-type="float" office:value="40.234375">
            <text:p>40.234375000</text:p>
          </table:table-cell>
          <table:table-cell table:formula="of:=(([.J164]-0)/(1-0))*(3-0)+0" office:value-type="float" office:value="1.08984375">
            <text:p>1.089843750</text:p>
          </table:table-cell>
          <table:table-cell table:formula="of:=(([.K164]-0)/(1-0))*(3-0)+0" office:value-type="float" office:value="1.04296875">
            <text:p>1.042968750</text:p>
          </table:table-cell>
        </table:table-row>
        <table:table-row table:style-name="ro2">
          <table:table-cell office:value-type="float" office:value="0.80859375">
            <text:p>0.80859375</text:p>
          </table:table-cell>
          <table:table-cell office:value-type="float" office:value="0.31640625">
            <text:p>0.31640625</text:p>
          </table:table-cell>
          <table:table-cell office:value-type="float" office:value="0.74609375">
            <text:p>0.74609375</text:p>
          </table:table-cell>
          <table:table-cell office:value-type="float" office:value="0.98828125">
            <text:p>0.98828125</text:p>
          </table:table-cell>
          <table:table-cell office:value-type="float" office:value="0.01171875">
            <text:p>0.01171875</text:p>
          </table:table-cell>
          <table:table-cell office:value-type="float" office:value="0.50390625">
            <text:p>0.50390625</text:p>
          </table:table-cell>
          <table:table-cell office:value-type="float" office:value="0.31640625">
            <text:p>0.31640625</text:p>
          </table:table-cell>
          <table:table-cell office:value-type="float" office:value="0.32421875">
            <text:p>0.32421875</text:p>
          </table:table-cell>
          <table:table-cell office:value-type="float" office:value="0.15234375">
            <text:p>0.15234375</text:p>
          </table:table-cell>
          <table:table-cell office:value-type="float" office:value="0.11328125">
            <text:p>0.11328125</text:p>
          </table:table-cell>
          <table:table-cell office:value-type="float" office:value="0.09765625">
            <text:p>0.09765625</text:p>
          </table:table-cell>
          <table:table-cell/>
          <table:table-cell table:formula="of:=ROUND((([.A165]-0)/(1-0))*(27-2)+2)" office:value-type="float" office:value="22">
            <text:p>22</text:p>
          </table:table-cell>
          <table:table-cell table:formula="of:=(([.B165]-0)/(1-0))*(10-0)+0" office:value-type="float" office:value="3.1640625">
            <text:p>3.164062500</text:p>
          </table:table-cell>
          <table:table-cell table:formula="of:=(([.C165]-0)/(1-0))*(1500-0.000000001)+0.000000001" office:value-type="float" office:value="1119.14062500025">
            <text:p>1119.140625000</text:p>
          </table:table-cell>
          <table:table-cell table:formula="of:=(([.D165]-0)/(1-0))*(1-0.000000001)+0.000000001" office:value-type="float" office:value="0.988281250011719">
            <text:p>0.988281250</text:p>
          </table:table-cell>
          <table:table-cell table:formula="of:=[.M165]*[.P165]" office:value-type="float" office:value="21.7421875002578">
            <text:p>21.742187500</text:p>
          </table:table-cell>
          <table:table-cell table:formula="of:=(([.E165]-0)/(1-0))*(100-0.000000001)+0.000000001" office:value-type="float" office:value="1.17187500098828">
            <text:p>1.171875001</text:p>
          </table:table-cell>
          <table:table-cell table:formula="of:=(([.F165]-0)/(1-0))*(100-0)+0" office:value-type="float" office:value="50.390625">
            <text:p>50.390625000</text:p>
          </table:table-cell>
          <table:table-cell table:formula="of:=(([.G165]-0)/(1-0))*(3-0)+0" office:value-type="float" office:value="0.94921875">
            <text:p>0.949218750</text:p>
          </table:table-cell>
          <table:table-cell table:formula="of:=(([.H165]-0)/(1-0))*(3-0)+0" office:value-type="float" office:value="0.97265625">
            <text:p>0.972656250</text:p>
          </table:table-cell>
          <table:table-cell table:formula="of:=(([.I165]-0)/(1-0))*(100-0)+0" office:value-type="float" office:value="15.234375">
            <text:p>15.234375000</text:p>
          </table:table-cell>
          <table:table-cell table:formula="of:=(([.J165]-0)/(1-0))*(3-0)+0" office:value-type="float" office:value="0.33984375">
            <text:p>0.339843750</text:p>
          </table:table-cell>
          <table:table-cell table:formula="of:=(([.K165]-0)/(1-0))*(3-0)+0" office:value-type="float" office:value="0.29296875">
            <text:p>0.292968750</text:p>
          </table:table-cell>
        </table:table-row>
        <table:table-row table:style-name="ro2">
          <table:table-cell office:value-type="float" office:value="0.30859375">
            <text:p>0.30859375</text:p>
          </table:table-cell>
          <table:table-cell office:value-type="float" office:value="0.81640625">
            <text:p>0.81640625</text:p>
          </table:table-cell>
          <table:table-cell office:value-type="float" office:value="0.24609375">
            <text:p>0.24609375</text:p>
          </table:table-cell>
          <table:table-cell office:value-type="float" office:value="0.48828125">
            <text:p>0.48828125</text:p>
          </table:table-cell>
          <table:table-cell office:value-type="float" office:value="0.51171875">
            <text:p>0.51171875</text:p>
          </table:table-cell>
          <table:table-cell office:value-type="float" office:value="0.00390625">
            <text:p>0.00390625</text:p>
          </table:table-cell>
          <table:table-cell office:value-type="float" office:value="0.81640625">
            <text:p>0.81640625</text:p>
          </table:table-cell>
          <table:table-cell office:value-type="float" office:value="0.82421875">
            <text:p>0.82421875</text:p>
          </table:table-cell>
          <table:table-cell office:value-type="float" office:value="0.65234375">
            <text:p>0.65234375</text:p>
          </table:table-cell>
          <table:table-cell office:value-type="float" office:value="0.61328125">
            <text:p>0.61328125</text:p>
          </table:table-cell>
          <table:table-cell office:value-type="float" office:value="0.59765625">
            <text:p>0.59765625</text:p>
          </table:table-cell>
          <table:table-cell/>
          <table:table-cell table:formula="of:=ROUND((([.A166]-0)/(1-0))*(27-2)+2)" office:value-type="float" office:value="10">
            <text:p>10</text:p>
          </table:table-cell>
          <table:table-cell table:formula="of:=(([.B166]-0)/(1-0))*(10-0)+0" office:value-type="float" office:value="8.1640625">
            <text:p>8.164062500</text:p>
          </table:table-cell>
          <table:table-cell table:formula="of:=(([.C166]-0)/(1-0))*(1500-0.000000001)+0.000000001" office:value-type="float" office:value="369.140625000754">
            <text:p>369.140625001</text:p>
          </table:table-cell>
          <table:table-cell table:formula="of:=(([.D166]-0)/(1-0))*(1-0.000000001)+0.000000001" office:value-type="float" office:value="0.488281250511719">
            <text:p>0.488281251</text:p>
          </table:table-cell>
          <table:table-cell table:formula="of:=[.M166]*[.P166]" office:value-type="float" office:value="4.88281250511719">
            <text:p>4.882812505</text:p>
          </table:table-cell>
          <table:table-cell table:formula="of:=(([.E166]-0)/(1-0))*(100-0.000000001)+0.000000001" office:value-type="float" office:value="51.1718750004883">
            <text:p>51.171875000</text:p>
          </table:table-cell>
          <table:table-cell table:formula="of:=(([.F166]-0)/(1-0))*(100-0)+0" office:value-type="float" office:value="0.390625">
            <text:p>0.390625000</text:p>
          </table:table-cell>
          <table:table-cell table:formula="of:=(([.G166]-0)/(1-0))*(3-0)+0" office:value-type="float" office:value="2.44921875">
            <text:p>2.449218750</text:p>
          </table:table-cell>
          <table:table-cell table:formula="of:=(([.H166]-0)/(1-0))*(3-0)+0" office:value-type="float" office:value="2.47265625">
            <text:p>2.472656250</text:p>
          </table:table-cell>
          <table:table-cell table:formula="of:=(([.I166]-0)/(1-0))*(100-0)+0" office:value-type="float" office:value="65.234375">
            <text:p>65.234375000</text:p>
          </table:table-cell>
          <table:table-cell table:formula="of:=(([.J166]-0)/(1-0))*(3-0)+0" office:value-type="float" office:value="1.83984375">
            <text:p>1.839843750</text:p>
          </table:table-cell>
          <table:table-cell table:formula="of:=(([.K166]-0)/(1-0))*(3-0)+0" office:value-type="float" office:value="1.79296875">
            <text:p>1.792968750</text:p>
          </table:table-cell>
        </table:table-row>
        <table:table-row table:style-name="ro2">
          <table:table-cell office:value-type="float" office:value="0.43359375">
            <text:p>0.43359375</text:p>
          </table:table-cell>
          <table:table-cell office:value-type="float" office:value="0.44140625">
            <text:p>0.44140625</text:p>
          </table:table-cell>
          <table:table-cell office:value-type="float" office:value="0.37109375">
            <text:p>0.37109375</text:p>
          </table:table-cell>
          <table:table-cell office:value-type="float" office:value="0.36328125">
            <text:p>0.36328125</text:p>
          </table:table-cell>
          <table:table-cell office:value-type="float" office:value="0.63671875">
            <text:p>0.63671875</text:p>
          </table:table-cell>
          <table:table-cell office:value-type="float" office:value="0.37890625">
            <text:p>0.37890625</text:p>
          </table:table-cell>
          <table:table-cell office:value-type="float" office:value="0.44140625">
            <text:p>0.44140625</text:p>
          </table:table-cell>
          <table:table-cell office:value-type="float" office:value="0.44921875">
            <text:p>0.44921875</text:p>
          </table:table-cell>
          <table:table-cell office:value-type="float" office:value="0.02734375">
            <text:p>0.02734375</text:p>
          </table:table-cell>
          <table:table-cell office:value-type="float" office:value="0.48828125">
            <text:p>0.48828125</text:p>
          </table:table-cell>
          <table:table-cell office:value-type="float" office:value="0.22265625">
            <text:p>0.22265625</text:p>
          </table:table-cell>
          <table:table-cell/>
          <table:table-cell table:formula="of:=ROUND((([.A167]-0)/(1-0))*(27-2)+2)" office:value-type="float" office:value="13">
            <text:p>13</text:p>
          </table:table-cell>
          <table:table-cell table:formula="of:=(([.B167]-0)/(1-0))*(10-0)+0" office:value-type="float" office:value="4.4140625">
            <text:p>4.414062500</text:p>
          </table:table-cell>
          <table:table-cell table:formula="of:=(([.C167]-0)/(1-0))*(1500-0.000000001)+0.000000001" office:value-type="float" office:value="556.640625000629">
            <text:p>556.640625001</text:p>
          </table:table-cell>
          <table:table-cell table:formula="of:=(([.D167]-0)/(1-0))*(1-0.000000001)+0.000000001" office:value-type="float" office:value="0.363281250636719">
            <text:p>0.363281251</text:p>
          </table:table-cell>
          <table:table-cell table:formula="of:=[.M167]*[.P167]" office:value-type="float" office:value="4.72265625827734">
            <text:p>4.722656258</text:p>
          </table:table-cell>
          <table:table-cell table:formula="of:=(([.E167]-0)/(1-0))*(100-0.000000001)+0.000000001" office:value-type="float" office:value="63.6718750003633">
            <text:p>63.671875000</text:p>
          </table:table-cell>
          <table:table-cell table:formula="of:=(([.F167]-0)/(1-0))*(100-0)+0" office:value-type="float" office:value="37.890625">
            <text:p>37.890625000</text:p>
          </table:table-cell>
          <table:table-cell table:formula="of:=(([.G167]-0)/(1-0))*(3-0)+0" office:value-type="float" office:value="1.32421875">
            <text:p>1.324218750</text:p>
          </table:table-cell>
          <table:table-cell table:formula="of:=(([.H167]-0)/(1-0))*(3-0)+0" office:value-type="float" office:value="1.34765625">
            <text:p>1.347656250</text:p>
          </table:table-cell>
          <table:table-cell table:formula="of:=(([.I167]-0)/(1-0))*(100-0)+0" office:value-type="float" office:value="2.734375">
            <text:p>2.734375000</text:p>
          </table:table-cell>
          <table:table-cell table:formula="of:=(([.J167]-0)/(1-0))*(3-0)+0" office:value-type="float" office:value="1.46484375">
            <text:p>1.464843750</text:p>
          </table:table-cell>
          <table:table-cell table:formula="of:=(([.K167]-0)/(1-0))*(3-0)+0" office:value-type="float" office:value="0.66796875">
            <text:p>0.667968750</text:p>
          </table:table-cell>
        </table:table-row>
        <table:table-row table:style-name="ro2">
          <table:table-cell office:value-type="float" office:value="0.93359375">
            <text:p>0.93359375</text:p>
          </table:table-cell>
          <table:table-cell office:value-type="float" office:value="0.94140625">
            <text:p>0.94140625</text:p>
          </table:table-cell>
          <table:table-cell office:value-type="float" office:value="0.87109375">
            <text:p>0.87109375</text:p>
          </table:table-cell>
          <table:table-cell office:value-type="float" office:value="0.86328125">
            <text:p>0.86328125</text:p>
          </table:table-cell>
          <table:table-cell office:value-type="float" office:value="0.13671875">
            <text:p>0.13671875</text:p>
          </table:table-cell>
          <table:table-cell office:value-type="float" office:value="0.87890625">
            <text:p>0.87890625</text:p>
          </table:table-cell>
          <table:table-cell office:value-type="float" office:value="0.94140625">
            <text:p>0.94140625</text:p>
          </table:table-cell>
          <table:table-cell office:value-type="float" office:value="0.94921875">
            <text:p>0.94921875</text:p>
          </table:table-cell>
          <table:table-cell office:value-type="float" office:value="0.52734375">
            <text:p>0.52734375</text:p>
          </table:table-cell>
          <table:table-cell office:value-type="float" office:value="0.98828125">
            <text:p>0.98828125</text:p>
          </table:table-cell>
          <table:table-cell office:value-type="float" office:value="0.72265625">
            <text:p>0.72265625</text:p>
          </table:table-cell>
          <table:table-cell/>
          <table:table-cell table:formula="of:=ROUND((([.A168]-0)/(1-0))*(27-2)+2)" office:value-type="float" office:value="25">
            <text:p>25</text:p>
          </table:table-cell>
          <table:table-cell table:formula="of:=(([.B168]-0)/(1-0))*(10-0)+0" office:value-type="float" office:value="9.4140625">
            <text:p>9.414062500</text:p>
          </table:table-cell>
          <table:table-cell table:formula="of:=(([.C168]-0)/(1-0))*(1500-0.000000001)+0.000000001" office:value-type="float" office:value="1306.64062500013">
            <text:p>1306.640625000</text:p>
          </table:table-cell>
          <table:table-cell table:formula="of:=(([.D168]-0)/(1-0))*(1-0.000000001)+0.000000001" office:value-type="float" office:value="0.863281250136719">
            <text:p>0.863281250</text:p>
          </table:table-cell>
          <table:table-cell table:formula="of:=[.M168]*[.P168]" office:value-type="float" office:value="21.582031253418">
            <text:p>21.582031253</text:p>
          </table:table-cell>
          <table:table-cell table:formula="of:=(([.E168]-0)/(1-0))*(100-0.000000001)+0.000000001" office:value-type="float" office:value="13.6718750008633">
            <text:p>13.671875001</text:p>
          </table:table-cell>
          <table:table-cell table:formula="of:=(([.F168]-0)/(1-0))*(100-0)+0" office:value-type="float" office:value="87.890625">
            <text:p>87.890625000</text:p>
          </table:table-cell>
          <table:table-cell table:formula="of:=(([.G168]-0)/(1-0))*(3-0)+0" office:value-type="float" office:value="2.82421875">
            <text:p>2.824218750</text:p>
          </table:table-cell>
          <table:table-cell table:formula="of:=(([.H168]-0)/(1-0))*(3-0)+0" office:value-type="float" office:value="2.84765625">
            <text:p>2.847656250</text:p>
          </table:table-cell>
          <table:table-cell table:formula="of:=(([.I168]-0)/(1-0))*(100-0)+0" office:value-type="float" office:value="52.734375">
            <text:p>52.734375000</text:p>
          </table:table-cell>
          <table:table-cell table:formula="of:=(([.J168]-0)/(1-0))*(3-0)+0" office:value-type="float" office:value="2.96484375">
            <text:p>2.964843750</text:p>
          </table:table-cell>
          <table:table-cell table:formula="of:=(([.K168]-0)/(1-0))*(3-0)+0" office:value-type="float" office:value="2.16796875">
            <text:p>2.167968750</text:p>
          </table:table-cell>
        </table:table-row>
        <table:table-row table:style-name="ro2">
          <table:table-cell office:value-type="float" office:value="0.68359375">
            <text:p>0.68359375</text:p>
          </table:table-cell>
          <table:table-cell office:value-type="float" office:value="0.19140625">
            <text:p>0.19140625</text:p>
          </table:table-cell>
          <table:table-cell office:value-type="float" office:value="0.12109375">
            <text:p>0.12109375</text:p>
          </table:table-cell>
          <table:table-cell office:value-type="float" office:value="0.11328125">
            <text:p>0.11328125</text:p>
          </table:table-cell>
          <table:table-cell office:value-type="float" office:value="0.38671875">
            <text:p>0.38671875</text:p>
          </table:table-cell>
          <table:table-cell office:value-type="float" office:value="0.62890625">
            <text:p>0.62890625</text:p>
          </table:table-cell>
          <table:table-cell office:value-type="float" office:value="0.19140625">
            <text:p>0.19140625</text:p>
          </table:table-cell>
          <table:table-cell office:value-type="float" office:value="0.69921875">
            <text:p>0.69921875</text:p>
          </table:table-cell>
          <table:table-cell office:value-type="float" office:value="0.77734375">
            <text:p>0.77734375</text:p>
          </table:table-cell>
          <table:table-cell office:value-type="float" office:value="0.73828125">
            <text:p>0.73828125</text:p>
          </table:table-cell>
          <table:table-cell office:value-type="float" office:value="0.97265625">
            <text:p>0.97265625</text:p>
          </table:table-cell>
          <table:table-cell/>
          <table:table-cell table:formula="of:=ROUND((([.A169]-0)/(1-0))*(27-2)+2)" office:value-type="float" office:value="19">
            <text:p>19</text:p>
          </table:table-cell>
          <table:table-cell table:formula="of:=(([.B169]-0)/(1-0))*(10-0)+0" office:value-type="float" office:value="1.9140625">
            <text:p>1.914062500</text:p>
          </table:table-cell>
          <table:table-cell table:formula="of:=(([.C169]-0)/(1-0))*(1500-0.000000001)+0.000000001" office:value-type="float" office:value="181.640625000879">
            <text:p>181.640625001</text:p>
          </table:table-cell>
          <table:table-cell table:formula="of:=(([.D169]-0)/(1-0))*(1-0.000000001)+0.000000001" office:value-type="float" office:value="0.113281250886719">
            <text:p>0.113281251</text:p>
          </table:table-cell>
          <table:table-cell table:formula="of:=[.M169]*[.P169]" office:value-type="float" office:value="2.15234376684766">
            <text:p>2.152343767</text:p>
          </table:table-cell>
          <table:table-cell table:formula="of:=(([.E169]-0)/(1-0))*(100-0.000000001)+0.000000001" office:value-type="float" office:value="38.6718750006133">
            <text:p>38.671875001</text:p>
          </table:table-cell>
          <table:table-cell table:formula="of:=(([.F169]-0)/(1-0))*(100-0)+0" office:value-type="float" office:value="62.890625">
            <text:p>62.890625000</text:p>
          </table:table-cell>
          <table:table-cell table:formula="of:=(([.G169]-0)/(1-0))*(3-0)+0" office:value-type="float" office:value="0.57421875">
            <text:p>0.574218750</text:p>
          </table:table-cell>
          <table:table-cell table:formula="of:=(([.H169]-0)/(1-0))*(3-0)+0" office:value-type="float" office:value="2.09765625">
            <text:p>2.097656250</text:p>
          </table:table-cell>
          <table:table-cell table:formula="of:=(([.I169]-0)/(1-0))*(100-0)+0" office:value-type="float" office:value="77.734375">
            <text:p>77.734375000</text:p>
          </table:table-cell>
          <table:table-cell table:formula="of:=(([.J169]-0)/(1-0))*(3-0)+0" office:value-type="float" office:value="2.21484375">
            <text:p>2.214843750</text:p>
          </table:table-cell>
          <table:table-cell table:formula="of:=(([.K169]-0)/(1-0))*(3-0)+0" office:value-type="float" office:value="2.91796875">
            <text:p>2.917968750</text:p>
          </table:table-cell>
        </table:table-row>
        <table:table-row table:style-name="ro2">
          <table:table-cell office:value-type="float" office:value="0.18359375">
            <text:p>0.18359375</text:p>
          </table:table-cell>
          <table:table-cell office:value-type="float" office:value="0.69140625">
            <text:p>0.69140625</text:p>
          </table:table-cell>
          <table:table-cell office:value-type="float" office:value="0.62109375">
            <text:p>0.62109375</text:p>
          </table:table-cell>
          <table:table-cell office:value-type="float" office:value="0.61328125">
            <text:p>0.61328125</text:p>
          </table:table-cell>
          <table:table-cell office:value-type="float" office:value="0.88671875">
            <text:p>0.88671875</text:p>
          </table:table-cell>
          <table:table-cell office:value-type="float" office:value="0.12890625">
            <text:p>0.12890625</text:p>
          </table:table-cell>
          <table:table-cell office:value-type="float" office:value="0.69140625">
            <text:p>0.69140625</text:p>
          </table:table-cell>
          <table:table-cell office:value-type="float" office:value="0.19921875">
            <text:p>0.19921875</text:p>
          </table:table-cell>
          <table:table-cell office:value-type="float" office:value="0.27734375">
            <text:p>0.27734375</text:p>
          </table:table-cell>
          <table:table-cell office:value-type="float" office:value="0.23828125">
            <text:p>0.23828125</text:p>
          </table:table-cell>
          <table:table-cell office:value-type="float" office:value="0.47265625">
            <text:p>0.47265625</text:p>
          </table:table-cell>
          <table:table-cell/>
          <table:table-cell table:formula="of:=ROUND((([.A170]-0)/(1-0))*(27-2)+2)" office:value-type="float" office:value="7">
            <text:p>7</text:p>
          </table:table-cell>
          <table:table-cell table:formula="of:=(([.B170]-0)/(1-0))*(10-0)+0" office:value-type="float" office:value="6.9140625">
            <text:p>6.914062500</text:p>
          </table:table-cell>
          <table:table-cell table:formula="of:=(([.C170]-0)/(1-0))*(1500-0.000000001)+0.000000001" office:value-type="float" office:value="931.640625000379">
            <text:p>931.640625000</text:p>
          </table:table-cell>
          <table:table-cell table:formula="of:=(([.D170]-0)/(1-0))*(1-0.000000001)+0.000000001" office:value-type="float" office:value="0.613281250386719">
            <text:p>0.613281250</text:p>
          </table:table-cell>
          <table:table-cell table:formula="of:=[.M170]*[.P170]" office:value-type="float" office:value="4.29296875270703">
            <text:p>4.292968753</text:p>
          </table:table-cell>
          <table:table-cell table:formula="of:=(([.E170]-0)/(1-0))*(100-0.000000001)+0.000000001" office:value-type="float" office:value="88.6718750001133">
            <text:p>88.671875000</text:p>
          </table:table-cell>
          <table:table-cell table:formula="of:=(([.F170]-0)/(1-0))*(100-0)+0" office:value-type="float" office:value="12.890625">
            <text:p>12.890625000</text:p>
          </table:table-cell>
          <table:table-cell table:formula="of:=(([.G170]-0)/(1-0))*(3-0)+0" office:value-type="float" office:value="2.07421875">
            <text:p>2.074218750</text:p>
          </table:table-cell>
          <table:table-cell table:formula="of:=(([.H170]-0)/(1-0))*(3-0)+0" office:value-type="float" office:value="0.59765625">
            <text:p>0.597656250</text:p>
          </table:table-cell>
          <table:table-cell table:formula="of:=(([.I170]-0)/(1-0))*(100-0)+0" office:value-type="float" office:value="27.734375">
            <text:p>27.734375000</text:p>
          </table:table-cell>
          <table:table-cell table:formula="of:=(([.J170]-0)/(1-0))*(3-0)+0" office:value-type="float" office:value="0.71484375">
            <text:p>0.714843750</text:p>
          </table:table-cell>
          <table:table-cell table:formula="of:=(([.K170]-0)/(1-0))*(3-0)+0" office:value-type="float" office:value="1.41796875">
            <text:p>1.417968750</text:p>
          </table:table-cell>
        </table:table-row>
        <table:table-row table:style-name="ro2">
          <table:table-cell office:value-type="float" office:value="0.24609375">
            <text:p>0.24609375</text:p>
          </table:table-cell>
          <table:table-cell office:value-type="float" office:value="0.25390625">
            <text:p>0.25390625</text:p>
          </table:table-cell>
          <table:table-cell office:value-type="float" office:value="0.05859375">
            <text:p>0.05859375</text:p>
          </table:table-cell>
          <table:table-cell office:value-type="float" office:value="0.80078125">
            <text:p>0.80078125</text:p>
          </table:table-cell>
          <table:table-cell office:value-type="float" office:value="0.32421875">
            <text:p>0.32421875</text:p>
          </table:table-cell>
          <table:table-cell office:value-type="float" office:value="0.06640625">
            <text:p>0.06640625</text:p>
          </table:table-cell>
          <table:table-cell office:value-type="float" office:value="0.37890625">
            <text:p>0.37890625</text:p>
          </table:table-cell>
          <table:table-cell office:value-type="float" office:value="0.38671875">
            <text:p>0.38671875</text:p>
          </table:table-cell>
          <table:table-cell office:value-type="float" office:value="0.08984375">
            <text:p>0.08984375</text:p>
          </table:table-cell>
          <table:table-cell office:value-type="float" office:value="0.55078125">
            <text:p>0.55078125</text:p>
          </table:table-cell>
          <table:table-cell office:value-type="float" office:value="0.41015625">
            <text:p>0.41015625</text:p>
          </table:table-cell>
          <table:table-cell/>
          <table:table-cell table:formula="of:=ROUND((([.A171]-0)/(1-0))*(27-2)+2)" office:value-type="float" office:value="8">
            <text:p>8</text:p>
          </table:table-cell>
          <table:table-cell table:formula="of:=(([.B171]-0)/(1-0))*(10-0)+0" office:value-type="float" office:value="2.5390625">
            <text:p>2.539062500</text:p>
          </table:table-cell>
          <table:table-cell table:formula="of:=(([.C171]-0)/(1-0))*(1500-0.000000001)+0.000000001" office:value-type="float" office:value="87.8906250009414">
            <text:p>87.890625001</text:p>
          </table:table-cell>
          <table:table-cell table:formula="of:=(([.D171]-0)/(1-0))*(1-0.000000001)+0.000000001" office:value-type="float" office:value="0.800781250199219">
            <text:p>0.800781250</text:p>
          </table:table-cell>
          <table:table-cell table:formula="of:=[.M171]*[.P171]" office:value-type="float" office:value="6.40625000159375">
            <text:p>6.406250002</text:p>
          </table:table-cell>
          <table:table-cell table:formula="of:=(([.E171]-0)/(1-0))*(100-0.000000001)+0.000000001" office:value-type="float" office:value="32.4218750006758">
            <text:p>32.421875001</text:p>
          </table:table-cell>
          <table:table-cell table:formula="of:=(([.F171]-0)/(1-0))*(100-0)+0" office:value-type="float" office:value="6.640625">
            <text:p>6.640625000</text:p>
          </table:table-cell>
          <table:table-cell table:formula="of:=(([.G171]-0)/(1-0))*(3-0)+0" office:value-type="float" office:value="1.13671875">
            <text:p>1.136718750</text:p>
          </table:table-cell>
          <table:table-cell table:formula="of:=(([.H171]-0)/(1-0))*(3-0)+0" office:value-type="float" office:value="1.16015625">
            <text:p>1.160156250</text:p>
          </table:table-cell>
          <table:table-cell table:formula="of:=(([.I171]-0)/(1-0))*(100-0)+0" office:value-type="float" office:value="8.984375">
            <text:p>8.984375000</text:p>
          </table:table-cell>
          <table:table-cell table:formula="of:=(([.J171]-0)/(1-0))*(3-0)+0" office:value-type="float" office:value="1.65234375">
            <text:p>1.652343750</text:p>
          </table:table-cell>
          <table:table-cell table:formula="of:=(([.K171]-0)/(1-0))*(3-0)+0" office:value-type="float" office:value="1.23046875">
            <text:p>1.230468750</text:p>
          </table:table-cell>
        </table:table-row>
        <table:table-row table:style-name="ro2">
          <table:table-cell office:value-type="float" office:value="0.74609375">
            <text:p>0.74609375</text:p>
          </table:table-cell>
          <table:table-cell office:value-type="float" office:value="0.75390625">
            <text:p>0.75390625</text:p>
          </table:table-cell>
          <table:table-cell office:value-type="float" office:value="0.55859375">
            <text:p>0.55859375</text:p>
          </table:table-cell>
          <table:table-cell office:value-type="float" office:value="0.30078125">
            <text:p>0.30078125</text:p>
          </table:table-cell>
          <table:table-cell office:value-type="float" office:value="0.82421875">
            <text:p>0.82421875</text:p>
          </table:table-cell>
          <table:table-cell office:value-type="float" office:value="0.56640625">
            <text:p>0.56640625</text:p>
          </table:table-cell>
          <table:table-cell office:value-type="float" office:value="0.87890625">
            <text:p>0.87890625</text:p>
          </table:table-cell>
          <table:table-cell office:value-type="float" office:value="0.88671875">
            <text:p>0.88671875</text:p>
          </table:table-cell>
          <table:table-cell office:value-type="float" office:value="0.58984375">
            <text:p>0.58984375</text:p>
          </table:table-cell>
          <table:table-cell office:value-type="float" office:value="0.05078125">
            <text:p>0.05078125</text:p>
          </table:table-cell>
          <table:table-cell office:value-type="float" office:value="0.91015625">
            <text:p>0.91015625</text:p>
          </table:table-cell>
          <table:table-cell/>
          <table:table-cell table:formula="of:=ROUND((([.A172]-0)/(1-0))*(27-2)+2)" office:value-type="float" office:value="21">
            <text:p>21</text:p>
          </table:table-cell>
          <table:table-cell table:formula="of:=(([.B172]-0)/(1-0))*(10-0)+0" office:value-type="float" office:value="7.5390625">
            <text:p>7.539062500</text:p>
          </table:table-cell>
          <table:table-cell table:formula="of:=(([.C172]-0)/(1-0))*(1500-0.000000001)+0.000000001" office:value-type="float" office:value="837.890625000441">
            <text:p>837.890625000</text:p>
          </table:table-cell>
          <table:table-cell table:formula="of:=(([.D172]-0)/(1-0))*(1-0.000000001)+0.000000001" office:value-type="float" office:value="0.300781250699219">
            <text:p>0.300781251</text:p>
          </table:table-cell>
          <table:table-cell table:formula="of:=[.M172]*[.P172]" office:value-type="float" office:value="6.3164062646836">
            <text:p>6.316406265</text:p>
          </table:table-cell>
          <table:table-cell table:formula="of:=(([.E172]-0)/(1-0))*(100-0.000000001)+0.000000001" office:value-type="float" office:value="82.4218750001758">
            <text:p>82.421875000</text:p>
          </table:table-cell>
          <table:table-cell table:formula="of:=(([.F172]-0)/(1-0))*(100-0)+0" office:value-type="float" office:value="56.640625">
            <text:p>56.640625000</text:p>
          </table:table-cell>
          <table:table-cell table:formula="of:=(([.G172]-0)/(1-0))*(3-0)+0" office:value-type="float" office:value="2.63671875">
            <text:p>2.636718750</text:p>
          </table:table-cell>
          <table:table-cell table:formula="of:=(([.H172]-0)/(1-0))*(3-0)+0" office:value-type="float" office:value="2.66015625">
            <text:p>2.660156250</text:p>
          </table:table-cell>
          <table:table-cell table:formula="of:=(([.I172]-0)/(1-0))*(100-0)+0" office:value-type="float" office:value="58.984375">
            <text:p>58.984375000</text:p>
          </table:table-cell>
          <table:table-cell table:formula="of:=(([.J172]-0)/(1-0))*(3-0)+0" office:value-type="float" office:value="0.15234375">
            <text:p>0.152343750</text:p>
          </table:table-cell>
          <table:table-cell table:formula="of:=(([.K172]-0)/(1-0))*(3-0)+0" office:value-type="float" office:value="2.73046875">
            <text:p>2.730468750</text:p>
          </table:table-cell>
        </table:table-row>
        <table:table-row table:style-name="ro2">
          <table:table-cell office:value-type="float" office:value="0.99609375">
            <text:p>0.99609375</text:p>
          </table:table-cell>
          <table:table-cell office:value-type="float" office:value="0.00390625">
            <text:p>0.00390625</text:p>
          </table:table-cell>
          <table:table-cell office:value-type="float" office:value="0.30859375">
            <text:p>0.30859375</text:p>
          </table:table-cell>
          <table:table-cell office:value-type="float" office:value="0.55078125">
            <text:p>0.55078125</text:p>
          </table:table-cell>
          <table:table-cell office:value-type="float" office:value="0.57421875">
            <text:p>0.57421875</text:p>
          </table:table-cell>
          <table:table-cell office:value-type="float" office:value="0.81640625">
            <text:p>0.81640625</text:p>
          </table:table-cell>
          <table:table-cell office:value-type="float" office:value="0.12890625">
            <text:p>0.12890625</text:p>
          </table:table-cell>
          <table:table-cell office:value-type="float" office:value="0.63671875">
            <text:p>0.63671875</text:p>
          </table:table-cell>
          <table:table-cell office:value-type="float" office:value="0.83984375">
            <text:p>0.83984375</text:p>
          </table:table-cell>
          <table:table-cell office:value-type="float" office:value="0.30078125">
            <text:p>0.30078125</text:p>
          </table:table-cell>
          <table:table-cell office:value-type="float" office:value="0.66015625">
            <text:p>0.66015625</text:p>
          </table:table-cell>
          <table:table-cell/>
          <table:table-cell table:formula="of:=ROUND((([.A173]-0)/(1-0))*(27-2)+2)" office:value-type="float" office:value="27">
            <text:p>27</text:p>
          </table:table-cell>
          <table:table-cell table:formula="of:=(([.B173]-0)/(1-0))*(10-0)+0" office:value-type="float" office:value="0.0390625">
            <text:p>0.039062500</text:p>
          </table:table-cell>
          <table:table-cell table:formula="of:=(([.C173]-0)/(1-0))*(1500-0.000000001)+0.000000001" office:value-type="float" office:value="462.890625000691">
            <text:p>462.890625001</text:p>
          </table:table-cell>
          <table:table-cell table:formula="of:=(([.D173]-0)/(1-0))*(1-0.000000001)+0.000000001" office:value-type="float" office:value="0.550781250449219">
            <text:p>0.550781250</text:p>
          </table:table-cell>
          <table:table-cell table:formula="of:=[.M173]*[.P173]" office:value-type="float" office:value="14.8710937621289">
            <text:p>14.871093762</text:p>
          </table:table-cell>
          <table:table-cell table:formula="of:=(([.E173]-0)/(1-0))*(100-0.000000001)+0.000000001" office:value-type="float" office:value="57.4218750004258">
            <text:p>57.421875000</text:p>
          </table:table-cell>
          <table:table-cell table:formula="of:=(([.F173]-0)/(1-0))*(100-0)+0" office:value-type="float" office:value="81.640625">
            <text:p>81.640625000</text:p>
          </table:table-cell>
          <table:table-cell table:formula="of:=(([.G173]-0)/(1-0))*(3-0)+0" office:value-type="float" office:value="0.38671875">
            <text:p>0.386718750</text:p>
          </table:table-cell>
          <table:table-cell table:formula="of:=(([.H173]-0)/(1-0))*(3-0)+0" office:value-type="float" office:value="1.91015625">
            <text:p>1.910156250</text:p>
          </table:table-cell>
          <table:table-cell table:formula="of:=(([.I173]-0)/(1-0))*(100-0)+0" office:value-type="float" office:value="83.984375">
            <text:p>83.984375000</text:p>
          </table:table-cell>
          <table:table-cell table:formula="of:=(([.J173]-0)/(1-0))*(3-0)+0" office:value-type="float" office:value="0.90234375">
            <text:p>0.902343750</text:p>
          </table:table-cell>
          <table:table-cell table:formula="of:=(([.K173]-0)/(1-0))*(3-0)+0" office:value-type="float" office:value="1.98046875">
            <text:p>1.980468750</text:p>
          </table:table-cell>
        </table:table-row>
        <table:table-row table:style-name="ro2">
          <table:table-cell office:value-type="float" office:value="0.49609375">
            <text:p>0.49609375</text:p>
          </table:table-cell>
          <table:table-cell office:value-type="float" office:value="0.50390625">
            <text:p>0.50390625</text:p>
          </table:table-cell>
          <table:table-cell office:value-type="float" office:value="0.80859375">
            <text:p>0.80859375</text:p>
          </table:table-cell>
          <table:table-cell office:value-type="float" office:value="0.05078125">
            <text:p>0.05078125</text:p>
          </table:table-cell>
          <table:table-cell office:value-type="float" office:value="0.07421875">
            <text:p>0.07421875</text:p>
          </table:table-cell>
          <table:table-cell office:value-type="float" office:value="0.31640625">
            <text:p>0.31640625</text:p>
          </table:table-cell>
          <table:table-cell office:value-type="float" office:value="0.62890625">
            <text:p>0.62890625</text:p>
          </table:table-cell>
          <table:table-cell office:value-type="float" office:value="0.13671875">
            <text:p>0.13671875</text:p>
          </table:table-cell>
          <table:table-cell office:value-type="float" office:value="0.33984375">
            <text:p>0.33984375</text:p>
          </table:table-cell>
          <table:table-cell office:value-type="float" office:value="0.80078125">
            <text:p>0.80078125</text:p>
          </table:table-cell>
          <table:table-cell office:value-type="float" office:value="0.16015625">
            <text:p>0.16015625</text:p>
          </table:table-cell>
          <table:table-cell/>
          <table:table-cell table:formula="of:=ROUND((([.A174]-0)/(1-0))*(27-2)+2)" office:value-type="float" office:value="14">
            <text:p>14</text:p>
          </table:table-cell>
          <table:table-cell table:formula="of:=(([.B174]-0)/(1-0))*(10-0)+0" office:value-type="float" office:value="5.0390625">
            <text:p>5.039062500</text:p>
          </table:table-cell>
          <table:table-cell table:formula="of:=(([.C174]-0)/(1-0))*(1500-0.000000001)+0.000000001" office:value-type="float" office:value="1212.89062500019">
            <text:p>1212.890625000</text:p>
          </table:table-cell>
          <table:table-cell table:formula="of:=(([.D174]-0)/(1-0))*(1-0.000000001)+0.000000001" office:value-type="float" office:value="0.0507812509492188">
            <text:p>0.050781251</text:p>
          </table:table-cell>
          <table:table-cell table:formula="of:=[.M174]*[.P174]" office:value-type="float" office:value="0.710937513289063">
            <text:p>0.710937513</text:p>
          </table:table-cell>
          <table:table-cell table:formula="of:=(([.E174]-0)/(1-0))*(100-0.000000001)+0.000000001" office:value-type="float" office:value="7.42187500092578">
            <text:p>7.421875001</text:p>
          </table:table-cell>
          <table:table-cell table:formula="of:=(([.F174]-0)/(1-0))*(100-0)+0" office:value-type="float" office:value="31.640625">
            <text:p>31.640625000</text:p>
          </table:table-cell>
          <table:table-cell table:formula="of:=(([.G174]-0)/(1-0))*(3-0)+0" office:value-type="float" office:value="1.88671875">
            <text:p>1.886718750</text:p>
          </table:table-cell>
          <table:table-cell table:formula="of:=(([.H174]-0)/(1-0))*(3-0)+0" office:value-type="float" office:value="0.41015625">
            <text:p>0.410156250</text:p>
          </table:table-cell>
          <table:table-cell table:formula="of:=(([.I174]-0)/(1-0))*(100-0)+0" office:value-type="float" office:value="33.984375">
            <text:p>33.984375000</text:p>
          </table:table-cell>
          <table:table-cell table:formula="of:=(([.J174]-0)/(1-0))*(3-0)+0" office:value-type="float" office:value="2.40234375">
            <text:p>2.402343750</text:p>
          </table:table-cell>
          <table:table-cell table:formula="of:=(([.K174]-0)/(1-0))*(3-0)+0" office:value-type="float" office:value="0.48046875">
            <text:p>0.480468750</text:p>
          </table:table-cell>
        </table:table-row>
        <table:table-row table:style-name="ro2">
          <table:table-cell office:value-type="float" office:value="0.37109375">
            <text:p>0.37109375</text:p>
          </table:table-cell>
          <table:table-cell office:value-type="float" office:value="0.12890625">
            <text:p>0.12890625</text:p>
          </table:table-cell>
          <table:table-cell office:value-type="float" office:value="0.68359375">
            <text:p>0.68359375</text:p>
          </table:table-cell>
          <table:table-cell office:value-type="float" office:value="0.17578125">
            <text:p>0.17578125</text:p>
          </table:table-cell>
          <table:table-cell office:value-type="float" office:value="0.19921875">
            <text:p>0.19921875</text:p>
          </table:table-cell>
          <table:table-cell office:value-type="float" office:value="0.19140625">
            <text:p>0.19140625</text:p>
          </table:table-cell>
          <table:table-cell office:value-type="float" office:value="0.00390625">
            <text:p>0.00390625</text:p>
          </table:table-cell>
          <table:table-cell office:value-type="float" office:value="0.51171875">
            <text:p>0.51171875</text:p>
          </table:table-cell>
          <table:table-cell office:value-type="float" office:value="0.96484375">
            <text:p>0.96484375</text:p>
          </table:table-cell>
          <table:table-cell office:value-type="float" office:value="0.17578125">
            <text:p>0.17578125</text:p>
          </table:table-cell>
          <table:table-cell office:value-type="float" office:value="0.53515625">
            <text:p>0.53515625</text:p>
          </table:table-cell>
          <table:table-cell/>
          <table:table-cell table:formula="of:=ROUND((([.A175]-0)/(1-0))*(27-2)+2)" office:value-type="float" office:value="11">
            <text:p>11</text:p>
          </table:table-cell>
          <table:table-cell table:formula="of:=(([.B175]-0)/(1-0))*(10-0)+0" office:value-type="float" office:value="1.2890625">
            <text:p>1.289062500</text:p>
          </table:table-cell>
          <table:table-cell table:formula="of:=(([.C175]-0)/(1-0))*(1500-0.000000001)+0.000000001" office:value-type="float" office:value="1025.39062500032">
            <text:p>1025.390625000</text:p>
          </table:table-cell>
          <table:table-cell table:formula="of:=(([.D175]-0)/(1-0))*(1-0.000000001)+0.000000001" office:value-type="float" office:value="0.175781250824219">
            <text:p>0.175781251</text:p>
          </table:table-cell>
          <table:table-cell table:formula="of:=[.M175]*[.P175]" office:value-type="float" office:value="1.93359375906641">
            <text:p>1.933593759</text:p>
          </table:table-cell>
          <table:table-cell table:formula="of:=(([.E175]-0)/(1-0))*(100-0.000000001)+0.000000001" office:value-type="float" office:value="19.9218750008008">
            <text:p>19.921875001</text:p>
          </table:table-cell>
          <table:table-cell table:formula="of:=(([.F175]-0)/(1-0))*(100-0)+0" office:value-type="float" office:value="19.140625">
            <text:p>19.140625000</text:p>
          </table:table-cell>
          <table:table-cell table:formula="of:=(([.G175]-0)/(1-0))*(3-0)+0" office:value-type="float" office:value="0.01171875">
            <text:p>0.011718750</text:p>
          </table:table-cell>
          <table:table-cell table:formula="of:=(([.H175]-0)/(1-0))*(3-0)+0" office:value-type="float" office:value="1.53515625">
            <text:p>1.535156250</text:p>
          </table:table-cell>
          <table:table-cell table:formula="of:=(([.I175]-0)/(1-0))*(100-0)+0" office:value-type="float" office:value="96.484375">
            <text:p>96.484375000</text:p>
          </table:table-cell>
          <table:table-cell table:formula="of:=(([.J175]-0)/(1-0))*(3-0)+0" office:value-type="float" office:value="0.52734375">
            <text:p>0.527343750</text:p>
          </table:table-cell>
          <table:table-cell table:formula="of:=(([.K175]-0)/(1-0))*(3-0)+0" office:value-type="float" office:value="1.60546875">
            <text:p>1.605468750</text:p>
          </table:table-cell>
        </table:table-row>
        <table:table-row table:style-name="ro2">
          <table:table-cell office:value-type="float" office:value="0.87109375">
            <text:p>0.87109375</text:p>
          </table:table-cell>
          <table:table-cell office:value-type="float" office:value="0.62890625">
            <text:p>0.62890625</text:p>
          </table:table-cell>
          <table:table-cell office:value-type="float" office:value="0.18359375">
            <text:p>0.18359375</text:p>
          </table:table-cell>
          <table:table-cell office:value-type="float" office:value="0.67578125">
            <text:p>0.67578125</text:p>
          </table:table-cell>
          <table:table-cell office:value-type="float" office:value="0.69921875">
            <text:p>0.69921875</text:p>
          </table:table-cell>
          <table:table-cell office:value-type="float" office:value="0.69140625">
            <text:p>0.69140625</text:p>
          </table:table-cell>
          <table:table-cell office:value-type="float" office:value="0.50390625">
            <text:p>0.50390625</text:p>
          </table:table-cell>
          <table:table-cell office:value-type="float" office:value="0.01171875">
            <text:p>0.01171875</text:p>
          </table:table-cell>
          <table:table-cell office:value-type="float" office:value="0.46484375">
            <text:p>0.46484375</text:p>
          </table:table-cell>
          <table:table-cell office:value-type="float" office:value="0.67578125">
            <text:p>0.67578125</text:p>
          </table:table-cell>
          <table:table-cell office:value-type="float" office:value="0.03515625">
            <text:p>0.03515625</text:p>
          </table:table-cell>
          <table:table-cell/>
          <table:table-cell table:formula="of:=ROUND((([.A176]-0)/(1-0))*(27-2)+2)" office:value-type="float" office:value="24">
            <text:p>24</text:p>
          </table:table-cell>
          <table:table-cell table:formula="of:=(([.B176]-0)/(1-0))*(10-0)+0" office:value-type="float" office:value="6.2890625">
            <text:p>6.289062500</text:p>
          </table:table-cell>
          <table:table-cell table:formula="of:=(([.C176]-0)/(1-0))*(1500-0.000000001)+0.000000001" office:value-type="float" office:value="275.390625000816">
            <text:p>275.390625001</text:p>
          </table:table-cell>
          <table:table-cell table:formula="of:=(([.D176]-0)/(1-0))*(1-0.000000001)+0.000000001" office:value-type="float" office:value="0.675781250324219">
            <text:p>0.675781250</text:p>
          </table:table-cell>
          <table:table-cell table:formula="of:=[.M176]*[.P176]" office:value-type="float" office:value="16.2187500077812">
            <text:p>16.218750008</text:p>
          </table:table-cell>
          <table:table-cell table:formula="of:=(([.E176]-0)/(1-0))*(100-0.000000001)+0.000000001" office:value-type="float" office:value="69.9218750003008">
            <text:p>69.921875000</text:p>
          </table:table-cell>
          <table:table-cell table:formula="of:=(([.F176]-0)/(1-0))*(100-0)+0" office:value-type="float" office:value="69.140625">
            <text:p>69.140625000</text:p>
          </table:table-cell>
          <table:table-cell table:formula="of:=(([.G176]-0)/(1-0))*(3-0)+0" office:value-type="float" office:value="1.51171875">
            <text:p>1.511718750</text:p>
          </table:table-cell>
          <table:table-cell table:formula="of:=(([.H176]-0)/(1-0))*(3-0)+0" office:value-type="float" office:value="0.03515625">
            <text:p>0.035156250</text:p>
          </table:table-cell>
          <table:table-cell table:formula="of:=(([.I176]-0)/(1-0))*(100-0)+0" office:value-type="float" office:value="46.484375">
            <text:p>46.484375000</text:p>
          </table:table-cell>
          <table:table-cell table:formula="of:=(([.J176]-0)/(1-0))*(3-0)+0" office:value-type="float" office:value="2.02734375">
            <text:p>2.027343750</text:p>
          </table:table-cell>
          <table:table-cell table:formula="of:=(([.K176]-0)/(1-0))*(3-0)+0" office:value-type="float" office:value="0.10546875">
            <text:p>0.105468750</text:p>
          </table:table-cell>
        </table:table-row>
        <table:table-row table:style-name="ro2">
          <table:table-cell office:value-type="float" office:value="0.62109375">
            <text:p>0.62109375</text:p>
          </table:table-cell>
          <table:table-cell office:value-type="float" office:value="0.37890625">
            <text:p>0.37890625</text:p>
          </table:table-cell>
          <table:table-cell office:value-type="float" office:value="0.93359375">
            <text:p>0.93359375</text:p>
          </table:table-cell>
          <table:table-cell office:value-type="float" office:value="0.42578125">
            <text:p>0.42578125</text:p>
          </table:table-cell>
          <table:table-cell office:value-type="float" office:value="0.94921875">
            <text:p>0.94921875</text:p>
          </table:table-cell>
          <table:table-cell office:value-type="float" office:value="0.94140625">
            <text:p>0.94140625</text:p>
          </table:table-cell>
          <table:table-cell office:value-type="float" office:value="0.25390625">
            <text:p>0.25390625</text:p>
          </table:table-cell>
          <table:table-cell office:value-type="float" office:value="0.26171875">
            <text:p>0.26171875</text:p>
          </table:table-cell>
          <table:table-cell office:value-type="float" office:value="0.21484375">
            <text:p>0.21484375</text:p>
          </table:table-cell>
          <table:table-cell office:value-type="float" office:value="0.92578125">
            <text:p>0.92578125</text:p>
          </table:table-cell>
          <table:table-cell office:value-type="float" office:value="0.28515625">
            <text:p>0.28515625</text:p>
          </table:table-cell>
          <table:table-cell/>
          <table:table-cell table:formula="of:=ROUND((([.A177]-0)/(1-0))*(27-2)+2)" office:value-type="float" office:value="18">
            <text:p>18</text:p>
          </table:table-cell>
          <table:table-cell table:formula="of:=(([.B177]-0)/(1-0))*(10-0)+0" office:value-type="float" office:value="3.7890625">
            <text:p>3.789062500</text:p>
          </table:table-cell>
          <table:table-cell table:formula="of:=(([.C177]-0)/(1-0))*(1500-0.000000001)+0.000000001" office:value-type="float" office:value="1400.39062500007">
            <text:p>1400.390625000</text:p>
          </table:table-cell>
          <table:table-cell table:formula="of:=(([.D177]-0)/(1-0))*(1-0.000000001)+0.000000001" office:value-type="float" office:value="0.425781250574219">
            <text:p>0.425781251</text:p>
          </table:table-cell>
          <table:table-cell table:formula="of:=[.M177]*[.P177]" office:value-type="float" office:value="7.66406251033594">
            <text:p>7.664062510</text:p>
          </table:table-cell>
          <table:table-cell table:formula="of:=(([.E177]-0)/(1-0))*(100-0.000000001)+0.000000001" office:value-type="float" office:value="94.9218750000508">
            <text:p>94.921875000</text:p>
          </table:table-cell>
          <table:table-cell table:formula="of:=(([.F177]-0)/(1-0))*(100-0)+0" office:value-type="float" office:value="94.140625">
            <text:p>94.140625000</text:p>
          </table:table-cell>
          <table:table-cell table:formula="of:=(([.G177]-0)/(1-0))*(3-0)+0" office:value-type="float" office:value="0.76171875">
            <text:p>0.761718750</text:p>
          </table:table-cell>
          <table:table-cell table:formula="of:=(([.H177]-0)/(1-0))*(3-0)+0" office:value-type="float" office:value="0.78515625">
            <text:p>0.785156250</text:p>
          </table:table-cell>
          <table:table-cell table:formula="of:=(([.I177]-0)/(1-0))*(100-0)+0" office:value-type="float" office:value="21.484375">
            <text:p>21.484375000</text:p>
          </table:table-cell>
          <table:table-cell table:formula="of:=(([.J177]-0)/(1-0))*(3-0)+0" office:value-type="float" office:value="2.77734375">
            <text:p>2.777343750</text:p>
          </table:table-cell>
          <table:table-cell table:formula="of:=(([.K177]-0)/(1-0))*(3-0)+0" office:value-type="float" office:value="0.85546875">
            <text:p>0.855468750</text:p>
          </table:table-cell>
        </table:table-row>
        <table:table-row table:style-name="ro2">
          <table:table-cell office:value-type="float" office:value="0.12109375">
            <text:p>0.12109375</text:p>
          </table:table-cell>
          <table:table-cell office:value-type="float" office:value="0.87890625">
            <text:p>0.87890625</text:p>
          </table:table-cell>
          <table:table-cell office:value-type="float" office:value="0.43359375">
            <text:p>0.43359375</text:p>
          </table:table-cell>
          <table:table-cell office:value-type="float" office:value="0.92578125">
            <text:p>0.92578125</text:p>
          </table:table-cell>
          <table:table-cell office:value-type="float" office:value="0.44921875">
            <text:p>0.44921875</text:p>
          </table:table-cell>
          <table:table-cell office:value-type="float" office:value="0.44140625">
            <text:p>0.44140625</text:p>
          </table:table-cell>
          <table:table-cell office:value-type="float" office:value="0.75390625">
            <text:p>0.75390625</text:p>
          </table:table-cell>
          <table:table-cell office:value-type="float" office:value="0.76171875">
            <text:p>0.76171875</text:p>
          </table:table-cell>
          <table:table-cell office:value-type="float" office:value="0.71484375">
            <text:p>0.71484375</text:p>
          </table:table-cell>
          <table:table-cell office:value-type="float" office:value="0.42578125">
            <text:p>0.42578125</text:p>
          </table:table-cell>
          <table:table-cell office:value-type="float" office:value="0.78515625">
            <text:p>0.78515625</text:p>
          </table:table-cell>
          <table:table-cell/>
          <table:table-cell table:formula="of:=ROUND((([.A178]-0)/(1-0))*(27-2)+2)" office:value-type="float" office:value="5">
            <text:p>5</text:p>
          </table:table-cell>
          <table:table-cell table:formula="of:=(([.B178]-0)/(1-0))*(10-0)+0" office:value-type="float" office:value="8.7890625">
            <text:p>8.789062500</text:p>
          </table:table-cell>
          <table:table-cell table:formula="of:=(([.C178]-0)/(1-0))*(1500-0.000000001)+0.000000001" office:value-type="float" office:value="650.390625000566">
            <text:p>650.390625001</text:p>
          </table:table-cell>
          <table:table-cell table:formula="of:=(([.D178]-0)/(1-0))*(1-0.000000001)+0.000000001" office:value-type="float" office:value="0.925781250074219">
            <text:p>0.925781250</text:p>
          </table:table-cell>
          <table:table-cell table:formula="of:=[.M178]*[.P178]" office:value-type="float" office:value="4.62890625037109">
            <text:p>4.628906250</text:p>
          </table:table-cell>
          <table:table-cell table:formula="of:=(([.E178]-0)/(1-0))*(100-0.000000001)+0.000000001" office:value-type="float" office:value="44.9218750005508">
            <text:p>44.921875001</text:p>
          </table:table-cell>
          <table:table-cell table:formula="of:=(([.F178]-0)/(1-0))*(100-0)+0" office:value-type="float" office:value="44.140625">
            <text:p>44.140625000</text:p>
          </table:table-cell>
          <table:table-cell table:formula="of:=(([.G178]-0)/(1-0))*(3-0)+0" office:value-type="float" office:value="2.26171875">
            <text:p>2.261718750</text:p>
          </table:table-cell>
          <table:table-cell table:formula="of:=(([.H178]-0)/(1-0))*(3-0)+0" office:value-type="float" office:value="2.28515625">
            <text:p>2.285156250</text:p>
          </table:table-cell>
          <table:table-cell table:formula="of:=(([.I178]-0)/(1-0))*(100-0)+0" office:value-type="float" office:value="71.484375">
            <text:p>71.484375000</text:p>
          </table:table-cell>
          <table:table-cell table:formula="of:=(([.J178]-0)/(1-0))*(3-0)+0" office:value-type="float" office:value="1.27734375">
            <text:p>1.277343750</text:p>
          </table:table-cell>
          <table:table-cell table:formula="of:=(([.K178]-0)/(1-0))*(3-0)+0" office:value-type="float" office:value="2.35546875">
            <text:p>2.355468750</text:p>
          </table:table-cell>
        </table:table-row>
        <table:table-row table:style-name="ro2">
          <table:table-cell office:value-type="float" office:value="0.08984375">
            <text:p>0.08984375</text:p>
          </table:table-cell>
          <table:table-cell office:value-type="float" office:value="0.41015625">
            <text:p>0.41015625</text:p>
          </table:table-cell>
          <table:table-cell office:value-type="float" office:value="0.52734375">
            <text:p>0.52734375</text:p>
          </table:table-cell>
          <table:table-cell office:value-type="float" office:value="0.08203125">
            <text:p>0.08203125</text:p>
          </table:table-cell>
          <table:table-cell office:value-type="float" office:value="0.54296875">
            <text:p>0.54296875</text:p>
          </table:table-cell>
          <table:table-cell office:value-type="float" office:value="0.72265625">
            <text:p>0.72265625</text:p>
          </table:table-cell>
          <table:table-cell office:value-type="float" office:value="0.59765625">
            <text:p>0.59765625</text:p>
          </table:table-cell>
          <table:table-cell office:value-type="float" office:value="0.29296875">
            <text:p>0.29296875</text:p>
          </table:table-cell>
          <table:table-cell office:value-type="float" office:value="0.62109375">
            <text:p>0.62109375</text:p>
          </table:table-cell>
          <table:table-cell office:value-type="float" office:value="0.95703125">
            <text:p>0.95703125</text:p>
          </table:table-cell>
          <table:table-cell office:value-type="float" office:value="0.75390625">
            <text:p>0.75390625</text:p>
          </table:table-cell>
          <table:table-cell/>
          <table:table-cell table:formula="of:=ROUND((([.A179]-0)/(1-0))*(27-2)+2)" office:value-type="float" office:value="4">
            <text:p>4</text:p>
          </table:table-cell>
          <table:table-cell table:formula="of:=(([.B179]-0)/(1-0))*(10-0)+0" office:value-type="float" office:value="4.1015625">
            <text:p>4.101562500</text:p>
          </table:table-cell>
          <table:table-cell table:formula="of:=(([.C179]-0)/(1-0))*(1500-0.000000001)+0.000000001" office:value-type="float" office:value="791.015625000473">
            <text:p>791.015625000</text:p>
          </table:table-cell>
          <table:table-cell table:formula="of:=(([.D179]-0)/(1-0))*(1-0.000000001)+0.000000001" office:value-type="float" office:value="0.0820312509179688">
            <text:p>0.082031251</text:p>
          </table:table-cell>
          <table:table-cell table:formula="of:=[.M179]*[.P179]" office:value-type="float" office:value="0.328125003671875">
            <text:p>0.328125004</text:p>
          </table:table-cell>
          <table:table-cell table:formula="of:=(([.E179]-0)/(1-0))*(100-0.000000001)+0.000000001" office:value-type="float" office:value="54.296875000457">
            <text:p>54.296875000</text:p>
          </table:table-cell>
          <table:table-cell table:formula="of:=(([.F179]-0)/(1-0))*(100-0)+0" office:value-type="float" office:value="72.265625">
            <text:p>72.265625000</text:p>
          </table:table-cell>
          <table:table-cell table:formula="of:=(([.G179]-0)/(1-0))*(3-0)+0" office:value-type="float" office:value="1.79296875">
            <text:p>1.792968750</text:p>
          </table:table-cell>
          <table:table-cell table:formula="of:=(([.H179]-0)/(1-0))*(3-0)+0" office:value-type="float" office:value="0.87890625">
            <text:p>0.878906250</text:p>
          </table:table-cell>
          <table:table-cell table:formula="of:=(([.I179]-0)/(1-0))*(100-0)+0" office:value-type="float" office:value="62.109375">
            <text:p>62.109375000</text:p>
          </table:table-cell>
          <table:table-cell table:formula="of:=(([.J179]-0)/(1-0))*(3-0)+0" office:value-type="float" office:value="2.87109375">
            <text:p>2.871093750</text:p>
          </table:table-cell>
          <table:table-cell table:formula="of:=(([.K179]-0)/(1-0))*(3-0)+0" office:value-type="float" office:value="2.26171875">
            <text:p>2.261718750</text:p>
          </table:table-cell>
        </table:table-row>
        <table:table-row table:style-name="ro2">
          <table:table-cell office:value-type="float" office:value="0.58984375">
            <text:p>0.58984375</text:p>
          </table:table-cell>
          <table:table-cell office:value-type="float" office:value="0.91015625">
            <text:p>0.91015625</text:p>
          </table:table-cell>
          <table:table-cell office:value-type="float" office:value="0.02734375">
            <text:p>0.02734375</text:p>
          </table:table-cell>
          <table:table-cell office:value-type="float" office:value="0.58203125">
            <text:p>0.58203125</text:p>
          </table:table-cell>
          <table:table-cell office:value-type="float" office:value="0.04296875">
            <text:p>0.04296875</text:p>
          </table:table-cell>
          <table:table-cell office:value-type="float" office:value="0.22265625">
            <text:p>0.22265625</text:p>
          </table:table-cell>
          <table:table-cell office:value-type="float" office:value="0.09765625">
            <text:p>0.09765625</text:p>
          </table:table-cell>
          <table:table-cell office:value-type="float" office:value="0.79296875">
            <text:p>0.79296875</text:p>
          </table:table-cell>
          <table:table-cell office:value-type="float" office:value="0.12109375">
            <text:p>0.12109375</text:p>
          </table:table-cell>
          <table:table-cell office:value-type="float" office:value="0.45703125">
            <text:p>0.45703125</text:p>
          </table:table-cell>
          <table:table-cell office:value-type="float" office:value="0.25390625">
            <text:p>0.25390625</text:p>
          </table:table-cell>
          <table:table-cell/>
          <table:table-cell table:formula="of:=ROUND((([.A180]-0)/(1-0))*(27-2)+2)" office:value-type="float" office:value="17">
            <text:p>17</text:p>
          </table:table-cell>
          <table:table-cell table:formula="of:=(([.B180]-0)/(1-0))*(10-0)+0" office:value-type="float" office:value="9.1015625">
            <text:p>9.101562500</text:p>
          </table:table-cell>
          <table:table-cell table:formula="of:=(([.C180]-0)/(1-0))*(1500-0.000000001)+0.000000001" office:value-type="float" office:value="41.0156250009727">
            <text:p>41.015625001</text:p>
          </table:table-cell>
          <table:table-cell table:formula="of:=(([.D180]-0)/(1-0))*(1-0.000000001)+0.000000001" office:value-type="float" office:value="0.582031250417969">
            <text:p>0.582031250</text:p>
          </table:table-cell>
          <table:table-cell table:formula="of:=[.M180]*[.P180]" office:value-type="float" office:value="9.89453125710547">
            <text:p>9.894531257</text:p>
          </table:table-cell>
          <table:table-cell table:formula="of:=(([.E180]-0)/(1-0))*(100-0.000000001)+0.000000001" office:value-type="float" office:value="4.29687500095703">
            <text:p>4.296875001</text:p>
          </table:table-cell>
          <table:table-cell table:formula="of:=(([.F180]-0)/(1-0))*(100-0)+0" office:value-type="float" office:value="22.265625">
            <text:p>22.265625000</text:p>
          </table:table-cell>
          <table:table-cell table:formula="of:=(([.G180]-0)/(1-0))*(3-0)+0" office:value-type="float" office:value="0.29296875">
            <text:p>0.292968750</text:p>
          </table:table-cell>
          <table:table-cell table:formula="of:=(([.H180]-0)/(1-0))*(3-0)+0" office:value-type="float" office:value="2.37890625">
            <text:p>2.378906250</text:p>
          </table:table-cell>
          <table:table-cell table:formula="of:=(([.I180]-0)/(1-0))*(100-0)+0" office:value-type="float" office:value="12.109375">
            <text:p>12.109375000</text:p>
          </table:table-cell>
          <table:table-cell table:formula="of:=(([.J180]-0)/(1-0))*(3-0)+0" office:value-type="float" office:value="1.37109375">
            <text:p>1.371093750</text:p>
          </table:table-cell>
          <table:table-cell table:formula="of:=(([.K180]-0)/(1-0))*(3-0)+0" office:value-type="float" office:value="0.76171875">
            <text:p>0.761718750</text:p>
          </table:table-cell>
        </table:table-row>
        <table:table-row table:style-name="ro2">
          <table:table-cell office:value-type="float" office:value="0.83984375">
            <text:p>0.83984375</text:p>
          </table:table-cell>
          <table:table-cell office:value-type="float" office:value="0.16015625">
            <text:p>0.16015625</text:p>
          </table:table-cell>
          <table:table-cell office:value-type="float" office:value="0.77734375">
            <text:p>0.77734375</text:p>
          </table:table-cell>
          <table:table-cell office:value-type="float" office:value="0.33203125">
            <text:p>0.33203125</text:p>
          </table:table-cell>
          <table:table-cell office:value-type="float" office:value="0.29296875">
            <text:p>0.29296875</text:p>
          </table:table-cell>
          <table:table-cell office:value-type="float" office:value="0.47265625">
            <text:p>0.47265625</text:p>
          </table:table-cell>
          <table:table-cell office:value-type="float" office:value="0.84765625">
            <text:p>0.84765625</text:p>
          </table:table-cell>
          <table:table-cell office:value-type="float" office:value="0.54296875">
            <text:p>0.54296875</text:p>
          </table:table-cell>
          <table:table-cell office:value-type="float" office:value="0.37109375">
            <text:p>0.37109375</text:p>
          </table:table-cell>
          <table:table-cell office:value-type="float" office:value="0.20703125">
            <text:p>0.20703125</text:p>
          </table:table-cell>
          <table:table-cell office:value-type="float" office:value="0.00390625">
            <text:p>0.00390625</text:p>
          </table:table-cell>
          <table:table-cell/>
          <table:table-cell table:formula="of:=ROUND((([.A181]-0)/(1-0))*(27-2)+2)" office:value-type="float" office:value="23">
            <text:p>23</text:p>
          </table:table-cell>
          <table:table-cell table:formula="of:=(([.B181]-0)/(1-0))*(10-0)+0" office:value-type="float" office:value="1.6015625">
            <text:p>1.601562500</text:p>
          </table:table-cell>
          <table:table-cell table:formula="of:=(([.C181]-0)/(1-0))*(1500-0.000000001)+0.000000001" office:value-type="float" office:value="1166.01562500022">
            <text:p>1166.015625000</text:p>
          </table:table-cell>
          <table:table-cell table:formula="of:=(([.D181]-0)/(1-0))*(1-0.000000001)+0.000000001" office:value-type="float" office:value="0.332031250667969">
            <text:p>0.332031251</text:p>
          </table:table-cell>
          <table:table-cell table:formula="of:=[.M181]*[.P181]" office:value-type="float" office:value="7.63671876536328">
            <text:p>7.636718765</text:p>
          </table:table-cell>
          <table:table-cell table:formula="of:=(([.E181]-0)/(1-0))*(100-0.000000001)+0.000000001" office:value-type="float" office:value="29.296875000707">
            <text:p>29.296875001</text:p>
          </table:table-cell>
          <table:table-cell table:formula="of:=(([.F181]-0)/(1-0))*(100-0)+0" office:value-type="float" office:value="47.265625">
            <text:p>47.265625000</text:p>
          </table:table-cell>
          <table:table-cell table:formula="of:=(([.G181]-0)/(1-0))*(3-0)+0" office:value-type="float" office:value="2.54296875">
            <text:p>2.542968750</text:p>
          </table:table-cell>
          <table:table-cell table:formula="of:=(([.H181]-0)/(1-0))*(3-0)+0" office:value-type="float" office:value="1.62890625">
            <text:p>1.628906250</text:p>
          </table:table-cell>
          <table:table-cell table:formula="of:=(([.I181]-0)/(1-0))*(100-0)+0" office:value-type="float" office:value="37.109375">
            <text:p>37.109375000</text:p>
          </table:table-cell>
          <table:table-cell table:formula="of:=(([.J181]-0)/(1-0))*(3-0)+0" office:value-type="float" office:value="0.62109375">
            <text:p>0.621093750</text:p>
          </table:table-cell>
          <table:table-cell table:formula="of:=(([.K181]-0)/(1-0))*(3-0)+0" office:value-type="float" office:value="0.01171875">
            <text:p>0.011718750</text:p>
          </table:table-cell>
        </table:table-row>
        <table:table-row table:style-name="ro2">
          <table:table-cell office:value-type="float" office:value="0.33984375">
            <text:p>0.33984375</text:p>
          </table:table-cell>
          <table:table-cell office:value-type="float" office:value="0.66015625">
            <text:p>0.66015625</text:p>
          </table:table-cell>
          <table:table-cell office:value-type="float" office:value="0.27734375">
            <text:p>0.27734375</text:p>
          </table:table-cell>
          <table:table-cell office:value-type="float" office:value="0.83203125">
            <text:p>0.83203125</text:p>
          </table:table-cell>
          <table:table-cell office:value-type="float" office:value="0.79296875">
            <text:p>0.79296875</text:p>
          </table:table-cell>
          <table:table-cell office:value-type="float" office:value="0.97265625">
            <text:p>0.97265625</text:p>
          </table:table-cell>
          <table:table-cell office:value-type="float" office:value="0.34765625">
            <text:p>0.34765625</text:p>
          </table:table-cell>
          <table:table-cell office:value-type="float" office:value="0.04296875">
            <text:p>0.04296875</text:p>
          </table:table-cell>
          <table:table-cell office:value-type="float" office:value="0.87109375">
            <text:p>0.87109375</text:p>
          </table:table-cell>
          <table:table-cell office:value-type="float" office:value="0.70703125">
            <text:p>0.70703125</text:p>
          </table:table-cell>
          <table:table-cell office:value-type="float" office:value="0.50390625">
            <text:p>0.50390625</text:p>
          </table:table-cell>
          <table:table-cell/>
          <table:table-cell table:formula="of:=ROUND((([.A182]-0)/(1-0))*(27-2)+2)" office:value-type="float" office:value="10">
            <text:p>10</text:p>
          </table:table-cell>
          <table:table-cell table:formula="of:=(([.B182]-0)/(1-0))*(10-0)+0" office:value-type="float" office:value="6.6015625">
            <text:p>6.601562500</text:p>
          </table:table-cell>
          <table:table-cell table:formula="of:=(([.C182]-0)/(1-0))*(1500-0.000000001)+0.000000001" office:value-type="float" office:value="416.015625000723">
            <text:p>416.015625001</text:p>
          </table:table-cell>
          <table:table-cell table:formula="of:=(([.D182]-0)/(1-0))*(1-0.000000001)+0.000000001" office:value-type="float" office:value="0.832031250167969">
            <text:p>0.832031250</text:p>
          </table:table-cell>
          <table:table-cell table:formula="of:=[.M182]*[.P182]" office:value-type="float" office:value="8.32031250167969">
            <text:p>8.320312502</text:p>
          </table:table-cell>
          <table:table-cell table:formula="of:=(([.E182]-0)/(1-0))*(100-0.000000001)+0.000000001" office:value-type="float" office:value="79.296875000207">
            <text:p>79.296875000</text:p>
          </table:table-cell>
          <table:table-cell table:formula="of:=(([.F182]-0)/(1-0))*(100-0)+0" office:value-type="float" office:value="97.265625">
            <text:p>97.265625000</text:p>
          </table:table-cell>
          <table:table-cell table:formula="of:=(([.G182]-0)/(1-0))*(3-0)+0" office:value-type="float" office:value="1.04296875">
            <text:p>1.042968750</text:p>
          </table:table-cell>
          <table:table-cell table:formula="of:=(([.H182]-0)/(1-0))*(3-0)+0" office:value-type="float" office:value="0.12890625">
            <text:p>0.128906250</text:p>
          </table:table-cell>
          <table:table-cell table:formula="of:=(([.I182]-0)/(1-0))*(100-0)+0" office:value-type="float" office:value="87.109375">
            <text:p>87.109375000</text:p>
          </table:table-cell>
          <table:table-cell table:formula="of:=(([.J182]-0)/(1-0))*(3-0)+0" office:value-type="float" office:value="2.12109375">
            <text:p>2.121093750</text:p>
          </table:table-cell>
          <table:table-cell table:formula="of:=(([.K182]-0)/(1-0))*(3-0)+0" office:value-type="float" office:value="1.51171875">
            <text:p>1.511718750</text:p>
          </table:table-cell>
        </table:table-row>
        <table:table-row table:style-name="ro2">
          <table:table-cell office:value-type="float" office:value="0.46484375">
            <text:p>0.46484375</text:p>
          </table:table-cell>
          <table:table-cell office:value-type="float" office:value="0.03515625">
            <text:p>0.03515625</text:p>
          </table:table-cell>
          <table:table-cell office:value-type="float" office:value="0.15234375">
            <text:p>0.15234375</text:p>
          </table:table-cell>
          <table:table-cell office:value-type="float" office:value="0.95703125">
            <text:p>0.95703125</text:p>
          </table:table-cell>
          <table:table-cell office:value-type="float" office:value="0.91796875">
            <text:p>0.91796875</text:p>
          </table:table-cell>
          <table:table-cell office:value-type="float" office:value="0.59765625">
            <text:p>0.59765625</text:p>
          </table:table-cell>
          <table:table-cell office:value-type="float" office:value="0.97265625">
            <text:p>0.97265625</text:p>
          </table:table-cell>
          <table:table-cell office:value-type="float" office:value="0.66796875">
            <text:p>0.66796875</text:p>
          </table:table-cell>
          <table:table-cell office:value-type="float" office:value="0.49609375">
            <text:p>0.49609375</text:p>
          </table:table-cell>
          <table:table-cell office:value-type="float" office:value="0.33203125">
            <text:p>0.33203125</text:p>
          </table:table-cell>
          <table:table-cell office:value-type="float" office:value="0.12890625">
            <text:p>0.12890625</text:p>
          </table:table-cell>
          <table:table-cell/>
          <table:table-cell table:formula="of:=ROUND((([.A183]-0)/(1-0))*(27-2)+2)" office:value-type="float" office:value="14">
            <text:p>14</text:p>
          </table:table-cell>
          <table:table-cell table:formula="of:=(([.B183]-0)/(1-0))*(10-0)+0" office:value-type="float" office:value="0.3515625">
            <text:p>0.351562500</text:p>
          </table:table-cell>
          <table:table-cell table:formula="of:=(([.C183]-0)/(1-0))*(1500-0.000000001)+0.000000001" office:value-type="float" office:value="228.515625000848">
            <text:p>228.515625001</text:p>
          </table:table-cell>
          <table:table-cell table:formula="of:=(([.D183]-0)/(1-0))*(1-0.000000001)+0.000000001" office:value-type="float" office:value="0.957031250042969">
            <text:p>0.957031250</text:p>
          </table:table-cell>
          <table:table-cell table:formula="of:=[.M183]*[.P183]" office:value-type="float" office:value="13.3984375006016">
            <text:p>13.398437501</text:p>
          </table:table-cell>
          <table:table-cell table:formula="of:=(([.E183]-0)/(1-0))*(100-0.000000001)+0.000000001" office:value-type="float" office:value="91.796875000082">
            <text:p>91.796875000</text:p>
          </table:table-cell>
          <table:table-cell table:formula="of:=(([.F183]-0)/(1-0))*(100-0)+0" office:value-type="float" office:value="59.765625">
            <text:p>59.765625000</text:p>
          </table:table-cell>
          <table:table-cell table:formula="of:=(([.G183]-0)/(1-0))*(3-0)+0" office:value-type="float" office:value="2.91796875">
            <text:p>2.917968750</text:p>
          </table:table-cell>
          <table:table-cell table:formula="of:=(([.H183]-0)/(1-0))*(3-0)+0" office:value-type="float" office:value="2.00390625">
            <text:p>2.003906250</text:p>
          </table:table-cell>
          <table:table-cell table:formula="of:=(([.I183]-0)/(1-0))*(100-0)+0" office:value-type="float" office:value="49.609375">
            <text:p>49.609375000</text:p>
          </table:table-cell>
          <table:table-cell table:formula="of:=(([.J183]-0)/(1-0))*(3-0)+0" office:value-type="float" office:value="0.99609375">
            <text:p>0.996093750</text:p>
          </table:table-cell>
          <table:table-cell table:formula="of:=(([.K183]-0)/(1-0))*(3-0)+0" office:value-type="float" office:value="0.38671875">
            <text:p>0.386718750</text:p>
          </table:table-cell>
        </table:table-row>
        <table:table-row table:style-name="ro2">
          <table:table-cell office:value-type="float" office:value="0.96484375">
            <text:p>0.96484375</text:p>
          </table:table-cell>
          <table:table-cell office:value-type="float" office:value="0.53515625">
            <text:p>0.53515625</text:p>
          </table:table-cell>
          <table:table-cell office:value-type="float" office:value="0.65234375">
            <text:p>0.65234375</text:p>
          </table:table-cell>
          <table:table-cell office:value-type="float" office:value="0.45703125">
            <text:p>0.45703125</text:p>
          </table:table-cell>
          <table:table-cell office:value-type="float" office:value="0.41796875">
            <text:p>0.41796875</text:p>
          </table:table-cell>
          <table:table-cell office:value-type="float" office:value="0.09765625">
            <text:p>0.09765625</text:p>
          </table:table-cell>
          <table:table-cell office:value-type="float" office:value="0.47265625">
            <text:p>0.47265625</text:p>
          </table:table-cell>
          <table:table-cell office:value-type="float" office:value="0.16796875">
            <text:p>0.16796875</text:p>
          </table:table-cell>
          <table:table-cell office:value-type="float" office:value="0.99609375">
            <text:p>0.99609375</text:p>
          </table:table-cell>
          <table:table-cell office:value-type="float" office:value="0.83203125">
            <text:p>0.83203125</text:p>
          </table:table-cell>
          <table:table-cell office:value-type="float" office:value="0.62890625">
            <text:p>0.62890625</text:p>
          </table:table-cell>
          <table:table-cell/>
          <table:table-cell table:formula="of:=ROUND((([.A184]-0)/(1-0))*(27-2)+2)" office:value-type="float" office:value="26">
            <text:p>26</text:p>
          </table:table-cell>
          <table:table-cell table:formula="of:=(([.B184]-0)/(1-0))*(10-0)+0" office:value-type="float" office:value="5.3515625">
            <text:p>5.351562500</text:p>
          </table:table-cell>
          <table:table-cell table:formula="of:=(([.C184]-0)/(1-0))*(1500-0.000000001)+0.000000001" office:value-type="float" office:value="978.515625000348">
            <text:p>978.515625000</text:p>
          </table:table-cell>
          <table:table-cell table:formula="of:=(([.D184]-0)/(1-0))*(1-0.000000001)+0.000000001" office:value-type="float" office:value="0.457031250542969">
            <text:p>0.457031251</text:p>
          </table:table-cell>
          <table:table-cell table:formula="of:=[.M184]*[.P184]" office:value-type="float" office:value="11.8828125141172">
            <text:p>11.882812514</text:p>
          </table:table-cell>
          <table:table-cell table:formula="of:=(([.E184]-0)/(1-0))*(100-0.000000001)+0.000000001" office:value-type="float" office:value="41.796875000582">
            <text:p>41.796875001</text:p>
          </table:table-cell>
          <table:table-cell table:formula="of:=(([.F184]-0)/(1-0))*(100-0)+0" office:value-type="float" office:value="9.765625">
            <text:p>9.765625000</text:p>
          </table:table-cell>
          <table:table-cell table:formula="of:=(([.G184]-0)/(1-0))*(3-0)+0" office:value-type="float" office:value="1.41796875">
            <text:p>1.417968750</text:p>
          </table:table-cell>
          <table:table-cell table:formula="of:=(([.H184]-0)/(1-0))*(3-0)+0" office:value-type="float" office:value="0.50390625">
            <text:p>0.503906250</text:p>
          </table:table-cell>
          <table:table-cell table:formula="of:=(([.I184]-0)/(1-0))*(100-0)+0" office:value-type="float" office:value="99.609375">
            <text:p>99.609375000</text:p>
          </table:table-cell>
          <table:table-cell table:formula="of:=(([.J184]-0)/(1-0))*(3-0)+0" office:value-type="float" office:value="2.49609375">
            <text:p>2.496093750</text:p>
          </table:table-cell>
          <table:table-cell table:formula="of:=(([.K184]-0)/(1-0))*(3-0)+0" office:value-type="float" office:value="1.88671875">
            <text:p>1.886718750</text:p>
          </table:table-cell>
        </table:table-row>
        <table:table-row table:style-name="ro2">
          <table:table-cell office:value-type="float" office:value="0.71484375">
            <text:p>0.71484375</text:p>
          </table:table-cell>
          <table:table-cell office:value-type="float" office:value="0.28515625">
            <text:p>0.28515625</text:p>
          </table:table-cell>
          <table:table-cell office:value-type="float" office:value="0.40234375">
            <text:p>0.40234375</text:p>
          </table:table-cell>
          <table:table-cell office:value-type="float" office:value="0.70703125">
            <text:p>0.70703125</text:p>
          </table:table-cell>
          <table:table-cell office:value-type="float" office:value="0.16796875">
            <text:p>0.16796875</text:p>
          </table:table-cell>
          <table:table-cell office:value-type="float" office:value="0.34765625">
            <text:p>0.34765625</text:p>
          </table:table-cell>
          <table:table-cell office:value-type="float" office:value="0.72265625">
            <text:p>0.72265625</text:p>
          </table:table-cell>
          <table:table-cell office:value-type="float" office:value="0.41796875">
            <text:p>0.41796875</text:p>
          </table:table-cell>
          <table:table-cell office:value-type="float" office:value="0.74609375">
            <text:p>0.74609375</text:p>
          </table:table-cell>
          <table:table-cell office:value-type="float" office:value="0.58203125">
            <text:p>0.58203125</text:p>
          </table:table-cell>
          <table:table-cell office:value-type="float" office:value="0.87890625">
            <text:p>0.87890625</text:p>
          </table:table-cell>
          <table:table-cell/>
          <table:table-cell table:formula="of:=ROUND((([.A185]-0)/(1-0))*(27-2)+2)" office:value-type="float" office:value="20">
            <text:p>20</text:p>
          </table:table-cell>
          <table:table-cell table:formula="of:=(([.B185]-0)/(1-0))*(10-0)+0" office:value-type="float" office:value="2.8515625">
            <text:p>2.851562500</text:p>
          </table:table-cell>
          <table:table-cell table:formula="of:=(([.C185]-0)/(1-0))*(1500-0.000000001)+0.000000001" office:value-type="float" office:value="603.515625000598">
            <text:p>603.515625001</text:p>
          </table:table-cell>
          <table:table-cell table:formula="of:=(([.D185]-0)/(1-0))*(1-0.000000001)+0.000000001" office:value-type="float" office:value="0.707031250292969">
            <text:p>0.707031250</text:p>
          </table:table-cell>
          <table:table-cell table:formula="of:=[.M185]*[.P185]" office:value-type="float" office:value="14.1406250058594">
            <text:p>14.140625006</text:p>
          </table:table-cell>
          <table:table-cell table:formula="of:=(([.E185]-0)/(1-0))*(100-0.000000001)+0.000000001" office:value-type="float" office:value="16.796875000832">
            <text:p>16.796875001</text:p>
          </table:table-cell>
          <table:table-cell table:formula="of:=(([.F185]-0)/(1-0))*(100-0)+0" office:value-type="float" office:value="34.765625">
            <text:p>34.765625000</text:p>
          </table:table-cell>
          <table:table-cell table:formula="of:=(([.G185]-0)/(1-0))*(3-0)+0" office:value-type="float" office:value="2.16796875">
            <text:p>2.167968750</text:p>
          </table:table-cell>
          <table:table-cell table:formula="of:=(([.H185]-0)/(1-0))*(3-0)+0" office:value-type="float" office:value="1.25390625">
            <text:p>1.253906250</text:p>
          </table:table-cell>
          <table:table-cell table:formula="of:=(([.I185]-0)/(1-0))*(100-0)+0" office:value-type="float" office:value="74.609375">
            <text:p>74.609375000</text:p>
          </table:table-cell>
          <table:table-cell table:formula="of:=(([.J185]-0)/(1-0))*(3-0)+0" office:value-type="float" office:value="1.74609375">
            <text:p>1.746093750</text:p>
          </table:table-cell>
          <table:table-cell table:formula="of:=(([.K185]-0)/(1-0))*(3-0)+0" office:value-type="float" office:value="2.63671875">
            <text:p>2.636718750</text:p>
          </table:table-cell>
        </table:table-row>
        <table:table-row table:style-name="ro2">
          <table:table-cell office:value-type="float" office:value="0.21484375">
            <text:p>0.21484375</text:p>
          </table:table-cell>
          <table:table-cell office:value-type="float" office:value="0.78515625">
            <text:p>0.78515625</text:p>
          </table:table-cell>
          <table:table-cell office:value-type="float" office:value="0.90234375">
            <text:p>0.90234375</text:p>
          </table:table-cell>
          <table:table-cell office:value-type="float" office:value="0.20703125">
            <text:p>0.20703125</text:p>
          </table:table-cell>
          <table:table-cell office:value-type="float" office:value="0.66796875">
            <text:p>0.66796875</text:p>
          </table:table-cell>
          <table:table-cell office:value-type="float" office:value="0.84765625">
            <text:p>0.84765625</text:p>
          </table:table-cell>
          <table:table-cell office:value-type="float" office:value="0.22265625">
            <text:p>0.22265625</text:p>
          </table:table-cell>
          <table:table-cell office:value-type="float" office:value="0.91796875">
            <text:p>0.91796875</text:p>
          </table:table-cell>
          <table:table-cell office:value-type="float" office:value="0.24609375">
            <text:p>0.24609375</text:p>
          </table:table-cell>
          <table:table-cell office:value-type="float" office:value="0.08203125">
            <text:p>0.08203125</text:p>
          </table:table-cell>
          <table:table-cell office:value-type="float" office:value="0.37890625">
            <text:p>0.37890625</text:p>
          </table:table-cell>
          <table:table-cell/>
          <table:table-cell table:formula="of:=ROUND((([.A186]-0)/(1-0))*(27-2)+2)" office:value-type="float" office:value="7">
            <text:p>7</text:p>
          </table:table-cell>
          <table:table-cell table:formula="of:=(([.B186]-0)/(1-0))*(10-0)+0" office:value-type="float" office:value="7.8515625">
            <text:p>7.851562500</text:p>
          </table:table-cell>
          <table:table-cell table:formula="of:=(([.C186]-0)/(1-0))*(1500-0.000000001)+0.000000001" office:value-type="float" office:value="1353.5156250001">
            <text:p>1353.515625000</text:p>
          </table:table-cell>
          <table:table-cell table:formula="of:=(([.D186]-0)/(1-0))*(1-0.000000001)+0.000000001" office:value-type="float" office:value="0.207031250792969">
            <text:p>0.207031251</text:p>
          </table:table-cell>
          <table:table-cell table:formula="of:=[.M186]*[.P186]" office:value-type="float" office:value="1.44921875555078">
            <text:p>1.449218756</text:p>
          </table:table-cell>
          <table:table-cell table:formula="of:=(([.E186]-0)/(1-0))*(100-0.000000001)+0.000000001" office:value-type="float" office:value="66.796875000332">
            <text:p>66.796875000</text:p>
          </table:table-cell>
          <table:table-cell table:formula="of:=(([.F186]-0)/(1-0))*(100-0)+0" office:value-type="float" office:value="84.765625">
            <text:p>84.765625000</text:p>
          </table:table-cell>
          <table:table-cell table:formula="of:=(([.G186]-0)/(1-0))*(3-0)+0" office:value-type="float" office:value="0.66796875">
            <text:p>0.667968750</text:p>
          </table:table-cell>
          <table:table-cell table:formula="of:=(([.H186]-0)/(1-0))*(3-0)+0" office:value-type="float" office:value="2.75390625">
            <text:p>2.753906250</text:p>
          </table:table-cell>
          <table:table-cell table:formula="of:=(([.I186]-0)/(1-0))*(100-0)+0" office:value-type="float" office:value="24.609375">
            <text:p>24.609375000</text:p>
          </table:table-cell>
          <table:table-cell table:formula="of:=(([.J186]-0)/(1-0))*(3-0)+0" office:value-type="float" office:value="0.24609375">
            <text:p>0.246093750</text:p>
          </table:table-cell>
          <table:table-cell table:formula="of:=(([.K186]-0)/(1-0))*(3-0)+0" office:value-type="float" office:value="1.13671875">
            <text:p>1.136718750</text:p>
          </table:table-cell>
        </table:table-row>
        <table:table-row table:style-name="ro2">
          <table:table-cell office:value-type="float" office:value="0.15234375">
            <text:p>0.15234375</text:p>
          </table:table-cell>
          <table:table-cell office:value-type="float" office:value="0.22265625">
            <text:p>0.22265625</text:p>
          </table:table-cell>
          <table:table-cell office:value-type="float" office:value="0.46484375">
            <text:p>0.46484375</text:p>
          </table:table-cell>
          <table:table-cell office:value-type="float" office:value="0.39453125">
            <text:p>0.39453125</text:p>
          </table:table-cell>
          <table:table-cell office:value-type="float" office:value="0.10546875">
            <text:p>0.10546875</text:p>
          </table:table-cell>
          <table:table-cell table:number-columns-repeated="2" office:value-type="float" office:value="0.91015625">
            <text:p>0.91015625</text:p>
          </table:table-cell>
          <table:table-cell office:value-type="float" office:value="0.73046875">
            <text:p>0.73046875</text:p>
          </table:table-cell>
          <table:table-cell office:value-type="float" office:value="0.43359375">
            <text:p>0.43359375</text:p>
          </table:table-cell>
          <table:table-cell office:value-type="float" office:value="0.64453125">
            <text:p>0.64453125</text:p>
          </table:table-cell>
          <table:table-cell office:value-type="float" office:value="0.44140625">
            <text:p>0.44140625</text:p>
          </table:table-cell>
          <table:table-cell/>
          <table:table-cell table:formula="of:=ROUND((([.A187]-0)/(1-0))*(27-2)+2)" office:value-type="float" office:value="6">
            <text:p>6</text:p>
          </table:table-cell>
          <table:table-cell table:formula="of:=(([.B187]-0)/(1-0))*(10-0)+0" office:value-type="float" office:value="2.2265625">
            <text:p>2.226562500</text:p>
          </table:table-cell>
          <table:table-cell table:formula="of:=(([.C187]-0)/(1-0))*(1500-0.000000001)+0.000000001" office:value-type="float" office:value="697.265625000535">
            <text:p>697.265625001</text:p>
          </table:table-cell>
          <table:table-cell table:formula="of:=(([.D187]-0)/(1-0))*(1-0.000000001)+0.000000001" office:value-type="float" office:value="0.394531250605469">
            <text:p>0.394531251</text:p>
          </table:table-cell>
          <table:table-cell table:formula="of:=[.M187]*[.P187]" office:value-type="float" office:value="2.36718750363281">
            <text:p>2.367187504</text:p>
          </table:table-cell>
          <table:table-cell table:formula="of:=(([.E187]-0)/(1-0))*(100-0.000000001)+0.000000001" office:value-type="float" office:value="10.5468750008945">
            <text:p>10.546875001</text:p>
          </table:table-cell>
          <table:table-cell table:formula="of:=(([.F187]-0)/(1-0))*(100-0)+0" office:value-type="float" office:value="91.015625">
            <text:p>91.015625000</text:p>
          </table:table-cell>
          <table:table-cell table:formula="of:=(([.G187]-0)/(1-0))*(3-0)+0" office:value-type="float" office:value="2.73046875">
            <text:p>2.730468750</text:p>
          </table:table-cell>
          <table:table-cell table:formula="of:=(([.H187]-0)/(1-0))*(3-0)+0" office:value-type="float" office:value="2.19140625">
            <text:p>2.191406250</text:p>
          </table:table-cell>
          <table:table-cell table:formula="of:=(([.I187]-0)/(1-0))*(100-0)+0" office:value-type="float" office:value="43.359375">
            <text:p>43.359375000</text:p>
          </table:table-cell>
          <table:table-cell table:formula="of:=(([.J187]-0)/(1-0))*(3-0)+0" office:value-type="float" office:value="1.93359375">
            <text:p>1.933593750</text:p>
          </table:table-cell>
          <table:table-cell table:formula="of:=(([.K187]-0)/(1-0))*(3-0)+0" office:value-type="float" office:value="1.32421875">
            <text:p>1.324218750</text:p>
          </table:table-cell>
        </table:table-row>
        <table:table-row table:style-name="ro2">
          <table:table-cell office:value-type="float" office:value="0.65234375">
            <text:p>0.65234375</text:p>
          </table:table-cell>
          <table:table-cell office:value-type="float" office:value="0.72265625">
            <text:p>0.72265625</text:p>
          </table:table-cell>
          <table:table-cell office:value-type="float" office:value="0.96484375">
            <text:p>0.96484375</text:p>
          </table:table-cell>
          <table:table-cell office:value-type="float" office:value="0.89453125">
            <text:p>0.89453125</text:p>
          </table:table-cell>
          <table:table-cell office:value-type="float" office:value="0.60546875">
            <text:p>0.60546875</text:p>
          </table:table-cell>
          <table:table-cell table:number-columns-repeated="2" office:value-type="float" office:value="0.41015625">
            <text:p>0.41015625</text:p>
          </table:table-cell>
          <table:table-cell office:value-type="float" office:value="0.23046875">
            <text:p>0.23046875</text:p>
          </table:table-cell>
          <table:table-cell office:value-type="float" office:value="0.93359375">
            <text:p>0.93359375</text:p>
          </table:table-cell>
          <table:table-cell office:value-type="float" office:value="0.14453125">
            <text:p>0.14453125</text:p>
          </table:table-cell>
          <table:table-cell office:value-type="float" office:value="0.94140625">
            <text:p>0.94140625</text:p>
          </table:table-cell>
          <table:table-cell/>
          <table:table-cell table:formula="of:=ROUND((([.A188]-0)/(1-0))*(27-2)+2)" office:value-type="float" office:value="18">
            <text:p>18</text:p>
          </table:table-cell>
          <table:table-cell table:formula="of:=(([.B188]-0)/(1-0))*(10-0)+0" office:value-type="float" office:value="7.2265625">
            <text:p>7.226562500</text:p>
          </table:table-cell>
          <table:table-cell table:formula="of:=(([.C188]-0)/(1-0))*(1500-0.000000001)+0.000000001" office:value-type="float" office:value="1447.26562500004">
            <text:p>1447.265625000</text:p>
          </table:table-cell>
          <table:table-cell table:formula="of:=(([.D188]-0)/(1-0))*(1-0.000000001)+0.000000001" office:value-type="float" office:value="0.894531250105469">
            <text:p>0.894531250</text:p>
          </table:table-cell>
          <table:table-cell table:formula="of:=[.M188]*[.P188]" office:value-type="float" office:value="16.1015625018984">
            <text:p>16.101562502</text:p>
          </table:table-cell>
          <table:table-cell table:formula="of:=(([.E188]-0)/(1-0))*(100-0.000000001)+0.000000001" office:value-type="float" office:value="60.5468750003945">
            <text:p>60.546875000</text:p>
          </table:table-cell>
          <table:table-cell table:formula="of:=(([.F188]-0)/(1-0))*(100-0)+0" office:value-type="float" office:value="41.015625">
            <text:p>41.015625000</text:p>
          </table:table-cell>
          <table:table-cell table:formula="of:=(([.G188]-0)/(1-0))*(3-0)+0" office:value-type="float" office:value="1.23046875">
            <text:p>1.230468750</text:p>
          </table:table-cell>
          <table:table-cell table:formula="of:=(([.H188]-0)/(1-0))*(3-0)+0" office:value-type="float" office:value="0.69140625">
            <text:p>0.691406250</text:p>
          </table:table-cell>
          <table:table-cell table:formula="of:=(([.I188]-0)/(1-0))*(100-0)+0" office:value-type="float" office:value="93.359375">
            <text:p>93.359375000</text:p>
          </table:table-cell>
          <table:table-cell table:formula="of:=(([.J188]-0)/(1-0))*(3-0)+0" office:value-type="float" office:value="0.43359375">
            <text:p>0.433593750</text:p>
          </table:table-cell>
          <table:table-cell table:formula="of:=(([.K188]-0)/(1-0))*(3-0)+0" office:value-type="float" office:value="2.82421875">
            <text:p>2.824218750</text:p>
          </table:table-cell>
        </table:table-row>
        <table:table-row table:style-name="ro2">
          <table:table-cell office:value-type="float" office:value="0.90234375">
            <text:p>0.90234375</text:p>
          </table:table-cell>
          <table:table-cell office:value-type="float" office:value="0.47265625">
            <text:p>0.47265625</text:p>
          </table:table-cell>
          <table:table-cell office:value-type="float" office:value="0.21484375">
            <text:p>0.21484375</text:p>
          </table:table-cell>
          <table:table-cell office:value-type="float" office:value="0.14453125">
            <text:p>0.14453125</text:p>
          </table:table-cell>
          <table:table-cell office:value-type="float" office:value="0.85546875">
            <text:p>0.85546875</text:p>
          </table:table-cell>
          <table:table-cell office:value-type="float" office:value="0.16015625">
            <text:p>0.16015625</text:p>
          </table:table-cell>
          <table:table-cell office:value-type="float" office:value="0.66015625">
            <text:p>0.66015625</text:p>
          </table:table-cell>
          <table:table-cell office:value-type="float" office:value="0.48046875">
            <text:p>0.48046875</text:p>
          </table:table-cell>
          <table:table-cell office:value-type="float" office:value="0.68359375">
            <text:p>0.68359375</text:p>
          </table:table-cell>
          <table:table-cell office:value-type="float" office:value="0.39453125">
            <text:p>0.39453125</text:p>
          </table:table-cell>
          <table:table-cell office:value-type="float" office:value="0.69140625">
            <text:p>0.69140625</text:p>
          </table:table-cell>
          <table:table-cell/>
          <table:table-cell table:formula="of:=ROUND((([.A189]-0)/(1-0))*(27-2)+2)" office:value-type="float" office:value="25">
            <text:p>25</text:p>
          </table:table-cell>
          <table:table-cell table:formula="of:=(([.B189]-0)/(1-0))*(10-0)+0" office:value-type="float" office:value="4.7265625">
            <text:p>4.726562500</text:p>
          </table:table-cell>
          <table:table-cell table:formula="of:=(([.C189]-0)/(1-0))*(1500-0.000000001)+0.000000001" office:value-type="float" office:value="322.265625000785">
            <text:p>322.265625001</text:p>
          </table:table-cell>
          <table:table-cell table:formula="of:=(([.D189]-0)/(1-0))*(1-0.000000001)+0.000000001" office:value-type="float" office:value="0.144531250855469">
            <text:p>0.144531251</text:p>
          </table:table-cell>
          <table:table-cell table:formula="of:=[.M189]*[.P189]" office:value-type="float" office:value="3.61328127138672">
            <text:p>3.613281271</text:p>
          </table:table-cell>
          <table:table-cell table:formula="of:=(([.E189]-0)/(1-0))*(100-0.000000001)+0.000000001" office:value-type="float" office:value="85.5468750001445">
            <text:p>85.546875000</text:p>
          </table:table-cell>
          <table:table-cell table:formula="of:=(([.F189]-0)/(1-0))*(100-0)+0" office:value-type="float" office:value="16.015625">
            <text:p>16.015625000</text:p>
          </table:table-cell>
          <table:table-cell table:formula="of:=(([.G189]-0)/(1-0))*(3-0)+0" office:value-type="float" office:value="1.98046875">
            <text:p>1.980468750</text:p>
          </table:table-cell>
          <table:table-cell table:formula="of:=(([.H189]-0)/(1-0))*(3-0)+0" office:value-type="float" office:value="1.44140625">
            <text:p>1.441406250</text:p>
          </table:table-cell>
          <table:table-cell table:formula="of:=(([.I189]-0)/(1-0))*(100-0)+0" office:value-type="float" office:value="68.359375">
            <text:p>68.359375000</text:p>
          </table:table-cell>
          <table:table-cell table:formula="of:=(([.J189]-0)/(1-0))*(3-0)+0" office:value-type="float" office:value="1.18359375">
            <text:p>1.183593750</text:p>
          </table:table-cell>
          <table:table-cell table:formula="of:=(([.K189]-0)/(1-0))*(3-0)+0" office:value-type="float" office:value="2.07421875">
            <text:p>2.074218750</text:p>
          </table:table-cell>
        </table:table-row>
        <table:table-row table:style-name="ro2">
          <table:table-cell office:value-type="float" office:value="0.40234375">
            <text:p>0.40234375</text:p>
          </table:table-cell>
          <table:table-cell office:value-type="float" office:value="0.97265625">
            <text:p>0.97265625</text:p>
          </table:table-cell>
          <table:table-cell office:value-type="float" office:value="0.71484375">
            <text:p>0.71484375</text:p>
          </table:table-cell>
          <table:table-cell office:value-type="float" office:value="0.64453125">
            <text:p>0.64453125</text:p>
          </table:table-cell>
          <table:table-cell office:value-type="float" office:value="0.35546875">
            <text:p>0.35546875</text:p>
          </table:table-cell>
          <table:table-cell office:value-type="float" office:value="0.66015625">
            <text:p>0.66015625</text:p>
          </table:table-cell>
          <table:table-cell office:value-type="float" office:value="0.16015625">
            <text:p>0.16015625</text:p>
          </table:table-cell>
          <table:table-cell office:value-type="float" office:value="0.98046875">
            <text:p>0.98046875</text:p>
          </table:table-cell>
          <table:table-cell office:value-type="float" office:value="0.18359375">
            <text:p>0.18359375</text:p>
          </table:table-cell>
          <table:table-cell office:value-type="float" office:value="0.89453125">
            <text:p>0.89453125</text:p>
          </table:table-cell>
          <table:table-cell office:value-type="float" office:value="0.19140625">
            <text:p>0.19140625</text:p>
          </table:table-cell>
          <table:table-cell/>
          <table:table-cell table:formula="of:=ROUND((([.A190]-0)/(1-0))*(27-2)+2)" office:value-type="float" office:value="12">
            <text:p>12</text:p>
          </table:table-cell>
          <table:table-cell table:formula="of:=(([.B190]-0)/(1-0))*(10-0)+0" office:value-type="float" office:value="9.7265625">
            <text:p>9.726562500</text:p>
          </table:table-cell>
          <table:table-cell table:formula="of:=(([.C190]-0)/(1-0))*(1500-0.000000001)+0.000000001" office:value-type="float" office:value="1072.26562500029">
            <text:p>1072.265625000</text:p>
          </table:table-cell>
          <table:table-cell table:formula="of:=(([.D190]-0)/(1-0))*(1-0.000000001)+0.000000001" office:value-type="float" office:value="0.644531250355469">
            <text:p>0.644531250</text:p>
          </table:table-cell>
          <table:table-cell table:formula="of:=[.M190]*[.P190]" office:value-type="float" office:value="7.73437500426563">
            <text:p>7.734375004</text:p>
          </table:table-cell>
          <table:table-cell table:formula="of:=(([.E190]-0)/(1-0))*(100-0.000000001)+0.000000001" office:value-type="float" office:value="35.5468750006445">
            <text:p>35.546875001</text:p>
          </table:table-cell>
          <table:table-cell table:formula="of:=(([.F190]-0)/(1-0))*(100-0)+0" office:value-type="float" office:value="66.015625">
            <text:p>66.015625000</text:p>
          </table:table-cell>
          <table:table-cell table:formula="of:=(([.G190]-0)/(1-0))*(3-0)+0" office:value-type="float" office:value="0.48046875">
            <text:p>0.480468750</text:p>
          </table:table-cell>
          <table:table-cell table:formula="of:=(([.H190]-0)/(1-0))*(3-0)+0" office:value-type="float" office:value="2.94140625">
            <text:p>2.941406250</text:p>
          </table:table-cell>
          <table:table-cell table:formula="of:=(([.I190]-0)/(1-0))*(100-0)+0" office:value-type="float" office:value="18.359375">
            <text:p>18.359375000</text:p>
          </table:table-cell>
          <table:table-cell table:formula="of:=(([.J190]-0)/(1-0))*(3-0)+0" office:value-type="float" office:value="2.68359375">
            <text:p>2.683593750</text:p>
          </table:table-cell>
          <table:table-cell table:formula="of:=(([.K190]-0)/(1-0))*(3-0)+0" office:value-type="float" office:value="0.57421875">
            <text:p>0.574218750</text:p>
          </table:table-cell>
        </table:table-row>
        <table:table-row table:style-name="ro2">
          <table:table-cell office:value-type="float" office:value="0.27734375">
            <text:p>0.27734375</text:p>
          </table:table-cell>
          <table:table-cell office:value-type="float" office:value="0.34765625">
            <text:p>0.34765625</text:p>
          </table:table-cell>
          <table:table-cell office:value-type="float" office:value="0.83984375">
            <text:p>0.83984375</text:p>
          </table:table-cell>
          <table:table-cell office:value-type="float" office:value="0.51953125">
            <text:p>0.51953125</text:p>
          </table:table-cell>
          <table:table-cell office:value-type="float" office:value="0.48046875">
            <text:p>0.48046875</text:p>
          </table:table-cell>
          <table:table-cell office:value-type="float" office:value="0.78515625">
            <text:p>0.78515625</text:p>
          </table:table-cell>
          <table:table-cell office:value-type="float" office:value="0.53515625">
            <text:p>0.53515625</text:p>
          </table:table-cell>
          <table:table-cell office:value-type="float" office:value="0.35546875">
            <text:p>0.35546875</text:p>
          </table:table-cell>
          <table:table-cell office:value-type="float" office:value="0.55859375">
            <text:p>0.55859375</text:p>
          </table:table-cell>
          <table:table-cell office:value-type="float" office:value="0.01953125">
            <text:p>0.01953125</text:p>
          </table:table-cell>
          <table:table-cell office:value-type="float" office:value="0.56640625">
            <text:p>0.56640625</text:p>
          </table:table-cell>
          <table:table-cell/>
          <table:table-cell table:formula="of:=ROUND((([.A191]-0)/(1-0))*(27-2)+2)" office:value-type="float" office:value="9">
            <text:p>9</text:p>
          </table:table-cell>
          <table:table-cell table:formula="of:=(([.B191]-0)/(1-0))*(10-0)+0" office:value-type="float" office:value="3.4765625">
            <text:p>3.476562500</text:p>
          </table:table-cell>
          <table:table-cell table:formula="of:=(([.C191]-0)/(1-0))*(1500-0.000000001)+0.000000001" office:value-type="float" office:value="1259.76562500016">
            <text:p>1259.765625000</text:p>
          </table:table-cell>
          <table:table-cell table:formula="of:=(([.D191]-0)/(1-0))*(1-0.000000001)+0.000000001" office:value-type="float" office:value="0.519531250480469">
            <text:p>0.519531250</text:p>
          </table:table-cell>
          <table:table-cell table:formula="of:=[.M191]*[.P191]" office:value-type="float" office:value="4.67578125432422">
            <text:p>4.675781254</text:p>
          </table:table-cell>
          <table:table-cell table:formula="of:=(([.E191]-0)/(1-0))*(100-0.000000001)+0.000000001" office:value-type="float" office:value="48.0468750005195">
            <text:p>48.046875001</text:p>
          </table:table-cell>
          <table:table-cell table:formula="of:=(([.F191]-0)/(1-0))*(100-0)+0" office:value-type="float" office:value="78.515625">
            <text:p>78.515625000</text:p>
          </table:table-cell>
          <table:table-cell table:formula="of:=(([.G191]-0)/(1-0))*(3-0)+0" office:value-type="float" office:value="1.60546875">
            <text:p>1.605468750</text:p>
          </table:table-cell>
          <table:table-cell table:formula="of:=(([.H191]-0)/(1-0))*(3-0)+0" office:value-type="float" office:value="1.06640625">
            <text:p>1.066406250</text:p>
          </table:table-cell>
          <table:table-cell table:formula="of:=(([.I191]-0)/(1-0))*(100-0)+0" office:value-type="float" office:value="55.859375">
            <text:p>55.859375000</text:p>
          </table:table-cell>
          <table:table-cell table:formula="of:=(([.J191]-0)/(1-0))*(3-0)+0" office:value-type="float" office:value="0.05859375">
            <text:p>0.058593750</text:p>
          </table:table-cell>
          <table:table-cell table:formula="of:=(([.K191]-0)/(1-0))*(3-0)+0" office:value-type="float" office:value="1.69921875">
            <text:p>1.699218750</text:p>
          </table:table-cell>
        </table:table-row>
        <table:table-row table:style-name="ro2">
          <table:table-cell office:value-type="float" office:value="0.77734375">
            <text:p>0.77734375</text:p>
          </table:table-cell>
          <table:table-cell office:value-type="float" office:value="0.84765625">
            <text:p>0.84765625</text:p>
          </table:table-cell>
          <table:table-cell office:value-type="float" office:value="0.33984375">
            <text:p>0.33984375</text:p>
          </table:table-cell>
          <table:table-cell office:value-type="float" office:value="0.01953125">
            <text:p>0.01953125</text:p>
          </table:table-cell>
          <table:table-cell office:value-type="float" office:value="0.98046875">
            <text:p>0.98046875</text:p>
          </table:table-cell>
          <table:table-cell office:value-type="float" office:value="0.28515625">
            <text:p>0.28515625</text:p>
          </table:table-cell>
          <table:table-cell office:value-type="float" office:value="0.03515625">
            <text:p>0.03515625</text:p>
          </table:table-cell>
          <table:table-cell office:value-type="float" office:value="0.85546875">
            <text:p>0.85546875</text:p>
          </table:table-cell>
          <table:table-cell office:value-type="float" office:value="0.05859375">
            <text:p>0.05859375</text:p>
          </table:table-cell>
          <table:table-cell office:value-type="float" office:value="0.51953125">
            <text:p>0.51953125</text:p>
          </table:table-cell>
          <table:table-cell office:value-type="float" office:value="0.06640625">
            <text:p>0.06640625</text:p>
          </table:table-cell>
          <table:table-cell/>
          <table:table-cell table:formula="of:=ROUND((([.A192]-0)/(1-0))*(27-2)+2)" office:value-type="float" office:value="21">
            <text:p>21</text:p>
          </table:table-cell>
          <table:table-cell table:formula="of:=(([.B192]-0)/(1-0))*(10-0)+0" office:value-type="float" office:value="8.4765625">
            <text:p>8.476562500</text:p>
          </table:table-cell>
          <table:table-cell table:formula="of:=(([.C192]-0)/(1-0))*(1500-0.000000001)+0.000000001" office:value-type="float" office:value="509.76562500066">
            <text:p>509.765625001</text:p>
          </table:table-cell>
          <table:table-cell table:formula="of:=(([.D192]-0)/(1-0))*(1-0.000000001)+0.000000001" office:value-type="float" office:value="0.0195312509804688">
            <text:p>0.019531251</text:p>
          </table:table-cell>
          <table:table-cell table:formula="of:=[.M192]*[.P192]" office:value-type="float" office:value="0.410156270589844">
            <text:p>0.410156271</text:p>
          </table:table-cell>
          <table:table-cell table:formula="of:=(([.E192]-0)/(1-0))*(100-0.000000001)+0.000000001" office:value-type="float" office:value="98.0468750000195">
            <text:p>98.046875000</text:p>
          </table:table-cell>
          <table:table-cell table:formula="of:=(([.F192]-0)/(1-0))*(100-0)+0" office:value-type="float" office:value="28.515625">
            <text:p>28.515625000</text:p>
          </table:table-cell>
          <table:table-cell table:formula="of:=(([.G192]-0)/(1-0))*(3-0)+0" office:value-type="float" office:value="0.10546875">
            <text:p>0.105468750</text:p>
          </table:table-cell>
          <table:table-cell table:formula="of:=(([.H192]-0)/(1-0))*(3-0)+0" office:value-type="float" office:value="2.56640625">
            <text:p>2.566406250</text:p>
          </table:table-cell>
          <table:table-cell table:formula="of:=(([.I192]-0)/(1-0))*(100-0)+0" office:value-type="float" office:value="5.859375">
            <text:p>5.859375000</text:p>
          </table:table-cell>
          <table:table-cell table:formula="of:=(([.J192]-0)/(1-0))*(3-0)+0" office:value-type="float" office:value="1.55859375">
            <text:p>1.558593750</text:p>
          </table:table-cell>
          <table:table-cell table:formula="of:=(([.K192]-0)/(1-0))*(3-0)+0" office:value-type="float" office:value="0.19921875">
            <text:p>0.199218750</text:p>
          </table:table-cell>
        </table:table-row>
        <table:table-row table:style-name="ro2">
          <table:table-cell office:value-type="float" office:value="0.52734375">
            <text:p>0.52734375</text:p>
          </table:table-cell>
          <table:table-cell office:value-type="float" office:value="0.09765625">
            <text:p>0.09765625</text:p>
          </table:table-cell>
          <table:table-cell office:value-type="float" office:value="0.58984375">
            <text:p>0.58984375</text:p>
          </table:table-cell>
          <table:table-cell office:value-type="float" office:value="0.76953125">
            <text:p>0.76953125</text:p>
          </table:table-cell>
          <table:table-cell office:value-type="float" office:value="0.73046875">
            <text:p>0.73046875</text:p>
          </table:table-cell>
          <table:table-cell office:value-type="float" office:value="0.03515625">
            <text:p>0.03515625</text:p>
          </table:table-cell>
          <table:table-cell office:value-type="float" office:value="0.78515625">
            <text:p>0.78515625</text:p>
          </table:table-cell>
          <table:table-cell office:value-type="float" office:value="0.60546875">
            <text:p>0.60546875</text:p>
          </table:table-cell>
          <table:table-cell office:value-type="float" office:value="0.30859375">
            <text:p>0.30859375</text:p>
          </table:table-cell>
          <table:table-cell office:value-type="float" office:value="0.76953125">
            <text:p>0.76953125</text:p>
          </table:table-cell>
          <table:table-cell office:value-type="float" office:value="0.31640625">
            <text:p>0.31640625</text:p>
          </table:table-cell>
          <table:table-cell/>
          <table:table-cell table:formula="of:=ROUND((([.A193]-0)/(1-0))*(27-2)+2)" office:value-type="float" office:value="15">
            <text:p>15</text:p>
          </table:table-cell>
          <table:table-cell table:formula="of:=(([.B193]-0)/(1-0))*(10-0)+0" office:value-type="float" office:value="0.9765625">
            <text:p>0.976562500</text:p>
          </table:table-cell>
          <table:table-cell table:formula="of:=(([.C193]-0)/(1-0))*(1500-0.000000001)+0.000000001" office:value-type="float" office:value="884.76562500041">
            <text:p>884.765625000</text:p>
          </table:table-cell>
          <table:table-cell table:formula="of:=(([.D193]-0)/(1-0))*(1-0.000000001)+0.000000001" office:value-type="float" office:value="0.769531250230469">
            <text:p>0.769531250</text:p>
          </table:table-cell>
          <table:table-cell table:formula="of:=[.M193]*[.P193]" office:value-type="float" office:value="11.542968753457">
            <text:p>11.542968753</text:p>
          </table:table-cell>
          <table:table-cell table:formula="of:=(([.E193]-0)/(1-0))*(100-0.000000001)+0.000000001" office:value-type="float" office:value="73.0468750002695">
            <text:p>73.046875000</text:p>
          </table:table-cell>
          <table:table-cell table:formula="of:=(([.F193]-0)/(1-0))*(100-0)+0" office:value-type="float" office:value="3.515625">
            <text:p>3.515625000</text:p>
          </table:table-cell>
          <table:table-cell table:formula="of:=(([.G193]-0)/(1-0))*(3-0)+0" office:value-type="float" office:value="2.35546875">
            <text:p>2.355468750</text:p>
          </table:table-cell>
          <table:table-cell table:formula="of:=(([.H193]-0)/(1-0))*(3-0)+0" office:value-type="float" office:value="1.81640625">
            <text:p>1.816406250</text:p>
          </table:table-cell>
          <table:table-cell table:formula="of:=(([.I193]-0)/(1-0))*(100-0)+0" office:value-type="float" office:value="30.859375">
            <text:p>30.859375000</text:p>
          </table:table-cell>
          <table:table-cell table:formula="of:=(([.J193]-0)/(1-0))*(3-0)+0" office:value-type="float" office:value="2.30859375">
            <text:p>2.308593750</text:p>
          </table:table-cell>
          <table:table-cell table:formula="of:=(([.K193]-0)/(1-0))*(3-0)+0" office:value-type="float" office:value="0.94921875">
            <text:p>0.949218750</text:p>
          </table:table-cell>
        </table:table-row>
        <table:table-row table:style-name="ro2">
          <table:table-cell office:value-type="float" office:value="0.02734375">
            <text:p>0.02734375</text:p>
          </table:table-cell>
          <table:table-cell office:value-type="float" office:value="0.59765625">
            <text:p>0.59765625</text:p>
          </table:table-cell>
          <table:table-cell office:value-type="float" office:value="0.08984375">
            <text:p>0.08984375</text:p>
          </table:table-cell>
          <table:table-cell office:value-type="float" office:value="0.26953125">
            <text:p>0.26953125</text:p>
          </table:table-cell>
          <table:table-cell office:value-type="float" office:value="0.23046875">
            <text:p>0.23046875</text:p>
          </table:table-cell>
          <table:table-cell office:value-type="float" office:value="0.53515625">
            <text:p>0.53515625</text:p>
          </table:table-cell>
          <table:table-cell office:value-type="float" office:value="0.28515625">
            <text:p>0.28515625</text:p>
          </table:table-cell>
          <table:table-cell office:value-type="float" office:value="0.10546875">
            <text:p>0.10546875</text:p>
          </table:table-cell>
          <table:table-cell office:value-type="float" office:value="0.80859375">
            <text:p>0.80859375</text:p>
          </table:table-cell>
          <table:table-cell office:value-type="float" office:value="0.26953125">
            <text:p>0.26953125</text:p>
          </table:table-cell>
          <table:table-cell office:value-type="float" office:value="0.81640625">
            <text:p>0.81640625</text:p>
          </table:table-cell>
          <table:table-cell/>
          <table:table-cell table:formula="of:=ROUND((([.A194]-0)/(1-0))*(27-2)+2)" office:value-type="float" office:value="3">
            <text:p>3</text:p>
          </table:table-cell>
          <table:table-cell table:formula="of:=(([.B194]-0)/(1-0))*(10-0)+0" office:value-type="float" office:value="5.9765625">
            <text:p>5.976562500</text:p>
          </table:table-cell>
          <table:table-cell table:formula="of:=(([.C194]-0)/(1-0))*(1500-0.000000001)+0.000000001" office:value-type="float" office:value="134.76562500091">
            <text:p>134.765625001</text:p>
          </table:table-cell>
          <table:table-cell table:formula="of:=(([.D194]-0)/(1-0))*(1-0.000000001)+0.000000001" office:value-type="float" office:value="0.269531250730469">
            <text:p>0.269531251</text:p>
          </table:table-cell>
          <table:table-cell table:formula="of:=[.M194]*[.P194]" office:value-type="float" office:value="0.808593752191406">
            <text:p>0.808593752</text:p>
          </table:table-cell>
          <table:table-cell table:formula="of:=(([.E194]-0)/(1-0))*(100-0.000000001)+0.000000001" office:value-type="float" office:value="23.0468750007695">
            <text:p>23.046875001</text:p>
          </table:table-cell>
          <table:table-cell table:formula="of:=(([.F194]-0)/(1-0))*(100-0)+0" office:value-type="float" office:value="53.515625">
            <text:p>53.515625000</text:p>
          </table:table-cell>
          <table:table-cell table:formula="of:=(([.G194]-0)/(1-0))*(3-0)+0" office:value-type="float" office:value="0.85546875">
            <text:p>0.855468750</text:p>
          </table:table-cell>
          <table:table-cell table:formula="of:=(([.H194]-0)/(1-0))*(3-0)+0" office:value-type="float" office:value="0.31640625">
            <text:p>0.316406250</text:p>
          </table:table-cell>
          <table:table-cell table:formula="of:=(([.I194]-0)/(1-0))*(100-0)+0" office:value-type="float" office:value="80.859375">
            <text:p>80.859375000</text:p>
          </table:table-cell>
          <table:table-cell table:formula="of:=(([.J194]-0)/(1-0))*(3-0)+0" office:value-type="float" office:value="0.80859375">
            <text:p>0.808593750</text:p>
          </table:table-cell>
          <table:table-cell table:formula="of:=(([.K194]-0)/(1-0))*(3-0)+0" office:value-type="float" office:value="2.44921875">
            <text:p>2.449218750</text:p>
          </table:table-cell>
        </table:table-row>
        <table:table-row table:style-name="ro2">
          <table:table-cell office:value-type="float" office:value="0.01953125">
            <text:p>0.01953125</text:p>
          </table:table-cell>
          <table:table-cell office:value-type="float" office:value="0.19921875">
            <text:p>0.19921875</text:p>
          </table:table-cell>
          <table:table-cell office:value-type="float" office:value="0.59765625">
            <text:p>0.59765625</text:p>
          </table:table-cell>
          <table:table-cell office:value-type="float" office:value="0.90234375">
            <text:p>0.90234375</text:p>
          </table:table-cell>
          <table:table-cell office:value-type="float" office:value="0.25390625">
            <text:p>0.25390625</text:p>
          </table:table-cell>
          <table:table-cell office:value-type="float" office:value="0.87109375">
            <text:p>0.87109375</text:p>
          </table:table-cell>
          <table:table-cell office:value-type="float" office:value="0.46484375">
            <text:p>0.46484375</text:p>
          </table:table-cell>
          <table:table-cell office:value-type="float" office:value="0.03515625">
            <text:p>0.03515625</text:p>
          </table:table-cell>
          <table:table-cell office:value-type="float" office:value="0.64453125">
            <text:p>0.64453125</text:p>
          </table:table-cell>
          <table:table-cell office:value-type="float" office:value="0.80859375">
            <text:p>0.80859375</text:p>
          </table:table-cell>
          <table:table-cell office:value-type="float" office:value="0.30859375">
            <text:p>0.30859375</text:p>
          </table:table-cell>
          <table:table-cell/>
          <table:table-cell table:formula="of:=ROUND((([.A195]-0)/(1-0))*(27-2)+2)" office:value-type="float" office:value="2">
            <text:p>2</text:p>
          </table:table-cell>
          <table:table-cell table:formula="of:=(([.B195]-0)/(1-0))*(10-0)+0" office:value-type="float" office:value="1.9921875">
            <text:p>1.992187500</text:p>
          </table:table-cell>
          <table:table-cell table:formula="of:=(([.C195]-0)/(1-0))*(1500-0.000000001)+0.000000001" office:value-type="float" office:value="896.484375000402">
            <text:p>896.484375000</text:p>
          </table:table-cell>
          <table:table-cell table:formula="of:=(([.D195]-0)/(1-0))*(1-0.000000001)+0.000000001" office:value-type="float" office:value="0.902343750097656">
            <text:p>0.902343750</text:p>
          </table:table-cell>
          <table:table-cell table:formula="of:=[.M195]*[.P195]" office:value-type="float" office:value="1.80468750019531">
            <text:p>1.804687500</text:p>
          </table:table-cell>
          <table:table-cell table:formula="of:=(([.E195]-0)/(1-0))*(100-0.000000001)+0.000000001" office:value-type="float" office:value="25.3906250007461">
            <text:p>25.390625001</text:p>
          </table:table-cell>
          <table:table-cell table:formula="of:=(([.F195]-0)/(1-0))*(100-0)+0" office:value-type="float" office:value="87.109375">
            <text:p>87.109375000</text:p>
          </table:table-cell>
          <table:table-cell table:formula="of:=(([.G195]-0)/(1-0))*(3-0)+0" office:value-type="float" office:value="1.39453125">
            <text:p>1.394531250</text:p>
          </table:table-cell>
          <table:table-cell table:formula="of:=(([.H195]-0)/(1-0))*(3-0)+0" office:value-type="float" office:value="0.10546875">
            <text:p>0.105468750</text:p>
          </table:table-cell>
          <table:table-cell table:formula="of:=(([.I195]-0)/(1-0))*(100-0)+0" office:value-type="float" office:value="64.453125">
            <text:p>64.453125000</text:p>
          </table:table-cell>
          <table:table-cell table:formula="of:=(([.J195]-0)/(1-0))*(3-0)+0" office:value-type="float" office:value="2.42578125">
            <text:p>2.425781250</text:p>
          </table:table-cell>
          <table:table-cell table:formula="of:=(([.K195]-0)/(1-0))*(3-0)+0" office:value-type="float" office:value="0.92578125">
            <text:p>0.925781250</text:p>
          </table:table-cell>
        </table:table-row>
        <table:table-row table:style-name="ro2">
          <table:table-cell office:value-type="float" office:value="0.51953125">
            <text:p>0.51953125</text:p>
          </table:table-cell>
          <table:table-cell office:value-type="float" office:value="0.69921875">
            <text:p>0.69921875</text:p>
          </table:table-cell>
          <table:table-cell office:value-type="float" office:value="0.09765625">
            <text:p>0.09765625</text:p>
          </table:table-cell>
          <table:table-cell office:value-type="float" office:value="0.40234375">
            <text:p>0.40234375</text:p>
          </table:table-cell>
          <table:table-cell office:value-type="float" office:value="0.75390625">
            <text:p>0.75390625</text:p>
          </table:table-cell>
          <table:table-cell office:value-type="float" office:value="0.37109375">
            <text:p>0.37109375</text:p>
          </table:table-cell>
          <table:table-cell office:value-type="float" office:value="0.96484375">
            <text:p>0.96484375</text:p>
          </table:table-cell>
          <table:table-cell office:value-type="float" office:value="0.53515625">
            <text:p>0.53515625</text:p>
          </table:table-cell>
          <table:table-cell office:value-type="float" office:value="0.14453125">
            <text:p>0.14453125</text:p>
          </table:table-cell>
          <table:table-cell office:value-type="float" office:value="0.30859375">
            <text:p>0.30859375</text:p>
          </table:table-cell>
          <table:table-cell office:value-type="float" office:value="0.80859375">
            <text:p>0.80859375</text:p>
          </table:table-cell>
          <table:table-cell/>
          <table:table-cell table:formula="of:=ROUND((([.A196]-0)/(1-0))*(27-2)+2)" office:value-type="float" office:value="15">
            <text:p>15</text:p>
          </table:table-cell>
          <table:table-cell table:formula="of:=(([.B196]-0)/(1-0))*(10-0)+0" office:value-type="float" office:value="6.9921875">
            <text:p>6.992187500</text:p>
          </table:table-cell>
          <table:table-cell table:formula="of:=(([.C196]-0)/(1-0))*(1500-0.000000001)+0.000000001" office:value-type="float" office:value="146.484375000902">
            <text:p>146.484375001</text:p>
          </table:table-cell>
          <table:table-cell table:formula="of:=(([.D196]-0)/(1-0))*(1-0.000000001)+0.000000001" office:value-type="float" office:value="0.402343750597656">
            <text:p>0.402343751</text:p>
          </table:table-cell>
          <table:table-cell table:formula="of:=[.M196]*[.P196]" office:value-type="float" office:value="6.03515625896485">
            <text:p>6.035156259</text:p>
          </table:table-cell>
          <table:table-cell table:formula="of:=(([.E196]-0)/(1-0))*(100-0.000000001)+0.000000001" office:value-type="float" office:value="75.3906250002461">
            <text:p>75.390625000</text:p>
          </table:table-cell>
          <table:table-cell table:formula="of:=(([.F196]-0)/(1-0))*(100-0)+0" office:value-type="float" office:value="37.109375">
            <text:p>37.109375000</text:p>
          </table:table-cell>
          <table:table-cell table:formula="of:=(([.G196]-0)/(1-0))*(3-0)+0" office:value-type="float" office:value="2.89453125">
            <text:p>2.894531250</text:p>
          </table:table-cell>
          <table:table-cell table:formula="of:=(([.H196]-0)/(1-0))*(3-0)+0" office:value-type="float" office:value="1.60546875">
            <text:p>1.605468750</text:p>
          </table:table-cell>
          <table:table-cell table:formula="of:=(([.I196]-0)/(1-0))*(100-0)+0" office:value-type="float" office:value="14.453125">
            <text:p>14.453125000</text:p>
          </table:table-cell>
          <table:table-cell table:formula="of:=(([.J196]-0)/(1-0))*(3-0)+0" office:value-type="float" office:value="0.92578125">
            <text:p>0.925781250</text:p>
          </table:table-cell>
          <table:table-cell table:formula="of:=(([.K196]-0)/(1-0))*(3-0)+0" office:value-type="float" office:value="2.42578125">
            <text:p>2.425781250</text:p>
          </table:table-cell>
        </table:table-row>
        <table:table-row table:style-name="ro2">
          <table:table-cell office:value-type="float" office:value="0.76953125">
            <text:p>0.76953125</text:p>
          </table:table-cell>
          <table:table-cell office:value-type="float" office:value="0.44921875">
            <text:p>0.44921875</text:p>
          </table:table-cell>
          <table:table-cell office:value-type="float" office:value="0.84765625">
            <text:p>0.84765625</text:p>
          </table:table-cell>
          <table:table-cell office:value-type="float" office:value="0.65234375">
            <text:p>0.65234375</text:p>
          </table:table-cell>
          <table:table-cell office:value-type="float" office:value="0.50390625">
            <text:p>0.50390625</text:p>
          </table:table-cell>
          <table:table-cell office:value-type="float" office:value="0.12109375">
            <text:p>0.12109375</text:p>
          </table:table-cell>
          <table:table-cell office:value-type="float" office:value="0.21484375">
            <text:p>0.21484375</text:p>
          </table:table-cell>
          <table:table-cell office:value-type="float" office:value="0.78515625">
            <text:p>0.78515625</text:p>
          </table:table-cell>
          <table:table-cell office:value-type="float" office:value="0.39453125">
            <text:p>0.39453125</text:p>
          </table:table-cell>
          <table:table-cell office:value-type="float" office:value="0.05859375">
            <text:p>0.05859375</text:p>
          </table:table-cell>
          <table:table-cell office:value-type="float" office:value="0.55859375">
            <text:p>0.55859375</text:p>
          </table:table-cell>
          <table:table-cell/>
          <table:table-cell table:formula="of:=ROUND((([.A197]-0)/(1-0))*(27-2)+2)" office:value-type="float" office:value="21">
            <text:p>21</text:p>
          </table:table-cell>
          <table:table-cell table:formula="of:=(([.B197]-0)/(1-0))*(10-0)+0" office:value-type="float" office:value="4.4921875">
            <text:p>4.492187500</text:p>
          </table:table-cell>
          <table:table-cell table:formula="of:=(([.C197]-0)/(1-0))*(1500-0.000000001)+0.000000001" office:value-type="float" office:value="1271.48437500015">
            <text:p>1271.484375000</text:p>
          </table:table-cell>
          <table:table-cell table:formula="of:=(([.D197]-0)/(1-0))*(1-0.000000001)+0.000000001" office:value-type="float" office:value="0.652343750347656">
            <text:p>0.652343750</text:p>
          </table:table-cell>
          <table:table-cell table:formula="of:=[.M197]*[.P197]" office:value-type="float" office:value="13.6992187573008">
            <text:p>13.699218757</text:p>
          </table:table-cell>
          <table:table-cell table:formula="of:=(([.E197]-0)/(1-0))*(100-0.000000001)+0.000000001" office:value-type="float" office:value="50.3906250004961">
            <text:p>50.390625000</text:p>
          </table:table-cell>
          <table:table-cell table:formula="of:=(([.F197]-0)/(1-0))*(100-0)+0" office:value-type="float" office:value="12.109375">
            <text:p>12.109375000</text:p>
          </table:table-cell>
          <table:table-cell table:formula="of:=(([.G197]-0)/(1-0))*(3-0)+0" office:value-type="float" office:value="0.64453125">
            <text:p>0.644531250</text:p>
          </table:table-cell>
          <table:table-cell table:formula="of:=(([.H197]-0)/(1-0))*(3-0)+0" office:value-type="float" office:value="2.35546875">
            <text:p>2.355468750</text:p>
          </table:table-cell>
          <table:table-cell table:formula="of:=(([.I197]-0)/(1-0))*(100-0)+0" office:value-type="float" office:value="39.453125">
            <text:p>39.453125000</text:p>
          </table:table-cell>
          <table:table-cell table:formula="of:=(([.J197]-0)/(1-0))*(3-0)+0" office:value-type="float" office:value="0.17578125">
            <text:p>0.175781250</text:p>
          </table:table-cell>
          <table:table-cell table:formula="of:=(([.K197]-0)/(1-0))*(3-0)+0" office:value-type="float" office:value="1.67578125">
            <text:p>1.675781250</text:p>
          </table:table-cell>
        </table:table-row>
        <table:table-row table:style-name="ro2">
          <table:table-cell office:value-type="float" office:value="0.26953125">
            <text:p>0.26953125</text:p>
          </table:table-cell>
          <table:table-cell office:value-type="float" office:value="0.94921875">
            <text:p>0.94921875</text:p>
          </table:table-cell>
          <table:table-cell office:value-type="float" office:value="0.34765625">
            <text:p>0.34765625</text:p>
          </table:table-cell>
          <table:table-cell office:value-type="float" office:value="0.15234375">
            <text:p>0.15234375</text:p>
          </table:table-cell>
          <table:table-cell office:value-type="float" office:value="0.00390625">
            <text:p>0.00390625</text:p>
          </table:table-cell>
          <table:table-cell office:value-type="float" office:value="0.62109375">
            <text:p>0.62109375</text:p>
          </table:table-cell>
          <table:table-cell office:value-type="float" office:value="0.71484375">
            <text:p>0.71484375</text:p>
          </table:table-cell>
          <table:table-cell office:value-type="float" office:value="0.28515625">
            <text:p>0.28515625</text:p>
          </table:table-cell>
          <table:table-cell office:value-type="float" office:value="0.89453125">
            <text:p>0.89453125</text:p>
          </table:table-cell>
          <table:table-cell office:value-type="float" office:value="0.55859375">
            <text:p>0.55859375</text:p>
          </table:table-cell>
          <table:table-cell office:value-type="float" office:value="0.05859375">
            <text:p>0.05859375</text:p>
          </table:table-cell>
          <table:table-cell/>
          <table:table-cell table:formula="of:=ROUND((([.A198]-0)/(1-0))*(27-2)+2)" office:value-type="float" office:value="9">
            <text:p>9</text:p>
          </table:table-cell>
          <table:table-cell table:formula="of:=(([.B198]-0)/(1-0))*(10-0)+0" office:value-type="float" office:value="9.4921875">
            <text:p>9.492187500</text:p>
          </table:table-cell>
          <table:table-cell table:formula="of:=(([.C198]-0)/(1-0))*(1500-0.000000001)+0.000000001" office:value-type="float" office:value="521.484375000652">
            <text:p>521.484375001</text:p>
          </table:table-cell>
          <table:table-cell table:formula="of:=(([.D198]-0)/(1-0))*(1-0.000000001)+0.000000001" office:value-type="float" office:value="0.152343750847656">
            <text:p>0.152343751</text:p>
          </table:table-cell>
          <table:table-cell table:formula="of:=[.M198]*[.P198]" office:value-type="float" office:value="1.37109375762891">
            <text:p>1.371093758</text:p>
          </table:table-cell>
          <table:table-cell table:formula="of:=(([.E198]-0)/(1-0))*(100-0.000000001)+0.000000001" office:value-type="float" office:value="0.390625000996094">
            <text:p>0.390625001</text:p>
          </table:table-cell>
          <table:table-cell table:formula="of:=(([.F198]-0)/(1-0))*(100-0)+0" office:value-type="float" office:value="62.109375">
            <text:p>62.109375000</text:p>
          </table:table-cell>
          <table:table-cell table:formula="of:=(([.G198]-0)/(1-0))*(3-0)+0" office:value-type="float" office:value="2.14453125">
            <text:p>2.144531250</text:p>
          </table:table-cell>
          <table:table-cell table:formula="of:=(([.H198]-0)/(1-0))*(3-0)+0" office:value-type="float" office:value="0.85546875">
            <text:p>0.855468750</text:p>
          </table:table-cell>
          <table:table-cell table:formula="of:=(([.I198]-0)/(1-0))*(100-0)+0" office:value-type="float" office:value="89.453125">
            <text:p>89.453125000</text:p>
          </table:table-cell>
          <table:table-cell table:formula="of:=(([.J198]-0)/(1-0))*(3-0)+0" office:value-type="float" office:value="1.67578125">
            <text:p>1.675781250</text:p>
          </table:table-cell>
          <table:table-cell table:formula="of:=(([.K198]-0)/(1-0))*(3-0)+0" office:value-type="float" office:value="0.17578125">
            <text:p>0.175781250</text:p>
          </table:table-cell>
        </table:table-row>
        <table:table-row table:style-name="ro2">
          <table:table-cell office:value-type="float" office:value="0.39453125">
            <text:p>0.39453125</text:p>
          </table:table-cell>
          <table:table-cell office:value-type="float" office:value="0.32421875">
            <text:p>0.32421875</text:p>
          </table:table-cell>
          <table:table-cell office:value-type="float" office:value="0.22265625">
            <text:p>0.22265625</text:p>
          </table:table-cell>
          <table:table-cell office:value-type="float" office:value="0.02734375">
            <text:p>0.02734375</text:p>
          </table:table-cell>
          <table:table-cell office:value-type="float" office:value="0.12890625">
            <text:p>0.12890625</text:p>
          </table:table-cell>
          <table:table-cell office:value-type="float" office:value="0.99609375">
            <text:p>0.99609375</text:p>
          </table:table-cell>
          <table:table-cell office:value-type="float" office:value="0.08984375">
            <text:p>0.08984375</text:p>
          </table:table-cell>
          <table:table-cell office:value-type="float" office:value="0.91015625">
            <text:p>0.91015625</text:p>
          </table:table-cell>
          <table:table-cell office:value-type="float" office:value="0.26953125">
            <text:p>0.26953125</text:p>
          </table:table-cell>
          <table:table-cell office:value-type="float" office:value="0.43359375">
            <text:p>0.43359375</text:p>
          </table:table-cell>
          <table:table-cell office:value-type="float" office:value="0.68359375">
            <text:p>0.68359375</text:p>
          </table:table-cell>
          <table:table-cell/>
          <table:table-cell table:formula="of:=ROUND((([.A199]-0)/(1-0))*(27-2)+2)" office:value-type="float" office:value="12">
            <text:p>12</text:p>
          </table:table-cell>
          <table:table-cell table:formula="of:=(([.B199]-0)/(1-0))*(10-0)+0" office:value-type="float" office:value="3.2421875">
            <text:p>3.242187500</text:p>
          </table:table-cell>
          <table:table-cell table:formula="of:=(([.C199]-0)/(1-0))*(1500-0.000000001)+0.000000001" office:value-type="float" office:value="333.984375000777">
            <text:p>333.984375001</text:p>
          </table:table-cell>
          <table:table-cell table:formula="of:=(([.D199]-0)/(1-0))*(1-0.000000001)+0.000000001" office:value-type="float" office:value="0.0273437509726562">
            <text:p>0.027343751</text:p>
          </table:table-cell>
          <table:table-cell table:formula="of:=[.M199]*[.P199]" office:value-type="float" office:value="0.328125011671875">
            <text:p>0.328125012</text:p>
          </table:table-cell>
          <table:table-cell table:formula="of:=(([.E199]-0)/(1-0))*(100-0.000000001)+0.000000001" office:value-type="float" office:value="12.8906250008711">
            <text:p>12.890625001</text:p>
          </table:table-cell>
          <table:table-cell table:formula="of:=(([.F199]-0)/(1-0))*(100-0)+0" office:value-type="float" office:value="99.609375">
            <text:p>99.609375000</text:p>
          </table:table-cell>
          <table:table-cell table:formula="of:=(([.G199]-0)/(1-0))*(3-0)+0" office:value-type="float" office:value="0.26953125">
            <text:p>0.269531250</text:p>
          </table:table-cell>
          <table:table-cell table:formula="of:=(([.H199]-0)/(1-0))*(3-0)+0" office:value-type="float" office:value="2.73046875">
            <text:p>2.730468750</text:p>
          </table:table-cell>
          <table:table-cell table:formula="of:=(([.I199]-0)/(1-0))*(100-0)+0" office:value-type="float" office:value="26.953125">
            <text:p>26.953125000</text:p>
          </table:table-cell>
          <table:table-cell table:formula="of:=(([.J199]-0)/(1-0))*(3-0)+0" office:value-type="float" office:value="1.30078125">
            <text:p>1.300781250</text:p>
          </table:table-cell>
          <table:table-cell table:formula="of:=(([.K199]-0)/(1-0))*(3-0)+0" office:value-type="float" office:value="2.05078125">
            <text:p>2.050781250</text:p>
          </table:table-cell>
        </table:table-row>
        <table:table-row table:style-name="ro2">
          <table:table-cell office:value-type="float" office:value="0.89453125">
            <text:p>0.89453125</text:p>
          </table:table-cell>
          <table:table-cell office:value-type="float" office:value="0.82421875">
            <text:p>0.82421875</text:p>
          </table:table-cell>
          <table:table-cell office:value-type="float" office:value="0.72265625">
            <text:p>0.72265625</text:p>
          </table:table-cell>
          <table:table-cell office:value-type="float" office:value="0.52734375">
            <text:p>0.52734375</text:p>
          </table:table-cell>
          <table:table-cell office:value-type="float" office:value="0.62890625">
            <text:p>0.62890625</text:p>
          </table:table-cell>
          <table:table-cell office:value-type="float" office:value="0.49609375">
            <text:p>0.49609375</text:p>
          </table:table-cell>
          <table:table-cell office:value-type="float" office:value="0.58984375">
            <text:p>0.58984375</text:p>
          </table:table-cell>
          <table:table-cell office:value-type="float" office:value="0.41015625">
            <text:p>0.41015625</text:p>
          </table:table-cell>
          <table:table-cell office:value-type="float" office:value="0.76953125">
            <text:p>0.76953125</text:p>
          </table:table-cell>
          <table:table-cell office:value-type="float" office:value="0.93359375">
            <text:p>0.93359375</text:p>
          </table:table-cell>
          <table:table-cell office:value-type="float" office:value="0.18359375">
            <text:p>0.18359375</text:p>
          </table:table-cell>
          <table:table-cell/>
          <table:table-cell table:formula="of:=ROUND((([.A200]-0)/(1-0))*(27-2)+2)" office:value-type="float" office:value="24">
            <text:p>24</text:p>
          </table:table-cell>
          <table:table-cell table:formula="of:=(([.B200]-0)/(1-0))*(10-0)+0" office:value-type="float" office:value="8.2421875">
            <text:p>8.242187500</text:p>
          </table:table-cell>
          <table:table-cell table:formula="of:=(([.C200]-0)/(1-0))*(1500-0.000000001)+0.000000001" office:value-type="float" office:value="1083.98437500028">
            <text:p>1083.984375000</text:p>
          </table:table-cell>
          <table:table-cell table:formula="of:=(([.D200]-0)/(1-0))*(1-0.000000001)+0.000000001" office:value-type="float" office:value="0.527343750472656">
            <text:p>0.527343750</text:p>
          </table:table-cell>
          <table:table-cell table:formula="of:=[.M200]*[.P200]" office:value-type="float" office:value="12.6562500113438">
            <text:p>12.656250011</text:p>
          </table:table-cell>
          <table:table-cell table:formula="of:=(([.E200]-0)/(1-0))*(100-0.000000001)+0.000000001" office:value-type="float" office:value="62.8906250003711">
            <text:p>62.890625000</text:p>
          </table:table-cell>
          <table:table-cell table:formula="of:=(([.F200]-0)/(1-0))*(100-0)+0" office:value-type="float" office:value="49.609375">
            <text:p>49.609375000</text:p>
          </table:table-cell>
          <table:table-cell table:formula="of:=(([.G200]-0)/(1-0))*(3-0)+0" office:value-type="float" office:value="1.76953125">
            <text:p>1.769531250</text:p>
          </table:table-cell>
          <table:table-cell table:formula="of:=(([.H200]-0)/(1-0))*(3-0)+0" office:value-type="float" office:value="1.23046875">
            <text:p>1.230468750</text:p>
          </table:table-cell>
          <table:table-cell table:formula="of:=(([.I200]-0)/(1-0))*(100-0)+0" office:value-type="float" office:value="76.953125">
            <text:p>76.953125000</text:p>
          </table:table-cell>
          <table:table-cell table:formula="of:=(([.J200]-0)/(1-0))*(3-0)+0" office:value-type="float" office:value="2.80078125">
            <text:p>2.800781250</text:p>
          </table:table-cell>
          <table:table-cell table:formula="of:=(([.K200]-0)/(1-0))*(3-0)+0" office:value-type="float" office:value="0.55078125">
            <text:p>0.550781250</text:p>
          </table:table-cell>
        </table:table-row>
        <table:table-row table:style-name="ro2">
          <table:table-cell office:value-type="float" office:value="0.64453125">
            <text:p>0.64453125</text:p>
          </table:table-cell>
          <table:table-cell office:value-type="float" office:value="0.07421875">
            <text:p>0.07421875</text:p>
          </table:table-cell>
          <table:table-cell office:value-type="float" office:value="0.47265625">
            <text:p>0.47265625</text:p>
          </table:table-cell>
          <table:table-cell office:value-type="float" office:value="0.27734375">
            <text:p>0.27734375</text:p>
          </table:table-cell>
          <table:table-cell office:value-type="float" office:value="0.87890625">
            <text:p>0.87890625</text:p>
          </table:table-cell>
          <table:table-cell office:value-type="float" office:value="0.24609375">
            <text:p>0.24609375</text:p>
          </table:table-cell>
          <table:table-cell office:value-type="float" office:value="0.33984375">
            <text:p>0.33984375</text:p>
          </table:table-cell>
          <table:table-cell office:value-type="float" office:value="0.16015625">
            <text:p>0.16015625</text:p>
          </table:table-cell>
          <table:table-cell office:value-type="float" office:value="0.51953125">
            <text:p>0.51953125</text:p>
          </table:table-cell>
          <table:table-cell office:value-type="float" office:value="0.68359375">
            <text:p>0.68359375</text:p>
          </table:table-cell>
          <table:table-cell office:value-type="float" office:value="0.43359375">
            <text:p>0.43359375</text:p>
          </table:table-cell>
          <table:table-cell/>
          <table:table-cell table:formula="of:=ROUND((([.A201]-0)/(1-0))*(27-2)+2)" office:value-type="float" office:value="18">
            <text:p>18</text:p>
          </table:table-cell>
          <table:table-cell table:formula="of:=(([.B201]-0)/(1-0))*(10-0)+0" office:value-type="float" office:value="0.7421875">
            <text:p>0.742187500</text:p>
          </table:table-cell>
          <table:table-cell table:formula="of:=(([.C201]-0)/(1-0))*(1500-0.000000001)+0.000000001" office:value-type="float" office:value="708.984375000527">
            <text:p>708.984375001</text:p>
          </table:table-cell>
          <table:table-cell table:formula="of:=(([.D201]-0)/(1-0))*(1-0.000000001)+0.000000001" office:value-type="float" office:value="0.277343750722656">
            <text:p>0.277343751</text:p>
          </table:table-cell>
          <table:table-cell table:formula="of:=[.M201]*[.P201]" office:value-type="float" office:value="4.99218751300781">
            <text:p>4.992187513</text:p>
          </table:table-cell>
          <table:table-cell table:formula="of:=(([.E201]-0)/(1-0))*(100-0.000000001)+0.000000001" office:value-type="float" office:value="87.8906250001211">
            <text:p>87.890625000</text:p>
          </table:table-cell>
          <table:table-cell table:formula="of:=(([.F201]-0)/(1-0))*(100-0)+0" office:value-type="float" office:value="24.609375">
            <text:p>24.609375000</text:p>
          </table:table-cell>
          <table:table-cell table:formula="of:=(([.G201]-0)/(1-0))*(3-0)+0" office:value-type="float" office:value="1.01953125">
            <text:p>1.019531250</text:p>
          </table:table-cell>
          <table:table-cell table:formula="of:=(([.H201]-0)/(1-0))*(3-0)+0" office:value-type="float" office:value="0.48046875">
            <text:p>0.480468750</text:p>
          </table:table-cell>
          <table:table-cell table:formula="of:=(([.I201]-0)/(1-0))*(100-0)+0" office:value-type="float" office:value="51.953125">
            <text:p>51.953125000</text:p>
          </table:table-cell>
          <table:table-cell table:formula="of:=(([.J201]-0)/(1-0))*(3-0)+0" office:value-type="float" office:value="2.05078125">
            <text:p>2.050781250</text:p>
          </table:table-cell>
          <table:table-cell table:formula="of:=(([.K201]-0)/(1-0))*(3-0)+0" office:value-type="float" office:value="1.30078125">
            <text:p>1.300781250</text:p>
          </table:table-cell>
        </table:table-row>
        <table:table-row table:style-name="ro2">
          <table:table-cell office:value-type="float" office:value="0.14453125">
            <text:p>0.14453125</text:p>
          </table:table-cell>
          <table:table-cell office:value-type="float" office:value="0.57421875">
            <text:p>0.57421875</text:p>
          </table:table-cell>
          <table:table-cell office:value-type="float" office:value="0.97265625">
            <text:p>0.97265625</text:p>
          </table:table-cell>
          <table:table-cell office:value-type="float" office:value="0.77734375">
            <text:p>0.77734375</text:p>
          </table:table-cell>
          <table:table-cell office:value-type="float" office:value="0.37890625">
            <text:p>0.37890625</text:p>
          </table:table-cell>
          <table:table-cell office:value-type="float" office:value="0.74609375">
            <text:p>0.74609375</text:p>
          </table:table-cell>
          <table:table-cell office:value-type="float" office:value="0.83984375">
            <text:p>0.83984375</text:p>
          </table:table-cell>
          <table:table-cell office:value-type="float" office:value="0.66015625">
            <text:p>0.66015625</text:p>
          </table:table-cell>
          <table:table-cell office:value-type="float" office:value="0.01953125">
            <text:p>0.01953125</text:p>
          </table:table-cell>
          <table:table-cell office:value-type="float" office:value="0.18359375">
            <text:p>0.18359375</text:p>
          </table:table-cell>
          <table:table-cell office:value-type="float" office:value="0.93359375">
            <text:p>0.93359375</text:p>
          </table:table-cell>
          <table:table-cell/>
          <table:table-cell table:formula="of:=ROUND((([.A202]-0)/(1-0))*(27-2)+2)" office:value-type="float" office:value="6">
            <text:p>6</text:p>
          </table:table-cell>
          <table:table-cell table:formula="of:=(([.B202]-0)/(1-0))*(10-0)+0" office:value-type="float" office:value="5.7421875">
            <text:p>5.742187500</text:p>
          </table:table-cell>
          <table:table-cell table:formula="of:=(([.C202]-0)/(1-0))*(1500-0.000000001)+0.000000001" office:value-type="float" office:value="1458.98437500003">
            <text:p>1458.984375000</text:p>
          </table:table-cell>
          <table:table-cell table:formula="of:=(([.D202]-0)/(1-0))*(1-0.000000001)+0.000000001" office:value-type="float" office:value="0.777343750222656">
            <text:p>0.777343750</text:p>
          </table:table-cell>
          <table:table-cell table:formula="of:=[.M202]*[.P202]" office:value-type="float" office:value="4.66406250133594">
            <text:p>4.664062501</text:p>
          </table:table-cell>
          <table:table-cell table:formula="of:=(([.E202]-0)/(1-0))*(100-0.000000001)+0.000000001" office:value-type="float" office:value="37.8906250006211">
            <text:p>37.890625001</text:p>
          </table:table-cell>
          <table:table-cell table:formula="of:=(([.F202]-0)/(1-0))*(100-0)+0" office:value-type="float" office:value="74.609375">
            <text:p>74.609375000</text:p>
          </table:table-cell>
          <table:table-cell table:formula="of:=(([.G202]-0)/(1-0))*(3-0)+0" office:value-type="float" office:value="2.51953125">
            <text:p>2.519531250</text:p>
          </table:table-cell>
          <table:table-cell table:formula="of:=(([.H202]-0)/(1-0))*(3-0)+0" office:value-type="float" office:value="1.98046875">
            <text:p>1.980468750</text:p>
          </table:table-cell>
          <table:table-cell table:formula="of:=(([.I202]-0)/(1-0))*(100-0)+0" office:value-type="float" office:value="1.953125">
            <text:p>1.953125000</text:p>
          </table:table-cell>
          <table:table-cell table:formula="of:=(([.J202]-0)/(1-0))*(3-0)+0" office:value-type="float" office:value="0.55078125">
            <text:p>0.550781250</text:p>
          </table:table-cell>
          <table:table-cell table:formula="of:=(([.K202]-0)/(1-0))*(3-0)+0" office:value-type="float" office:value="2.80078125">
            <text:p>2.800781250</text:p>
          </table:table-cell>
        </table:table-row>
        <table:table-row table:style-name="ro2">
          <table:table-cell office:value-type="float" office:value="0.20703125">
            <text:p>0.20703125</text:p>
          </table:table-cell>
          <table:table-cell office:value-type="float" office:value="0.38671875">
            <text:p>0.38671875</text:p>
          </table:table-cell>
          <table:table-cell office:value-type="float" office:value="0.41015625">
            <text:p>0.41015625</text:p>
          </table:table-cell>
          <table:table-cell office:value-type="float" office:value="0.58984375">
            <text:p>0.58984375</text:p>
          </table:table-cell>
          <table:table-cell office:value-type="float" office:value="0.81640625">
            <text:p>0.81640625</text:p>
          </table:table-cell>
          <table:table-cell office:value-type="float" office:value="0.55859375">
            <text:p>0.55859375</text:p>
          </table:table-cell>
          <table:table-cell office:value-type="float" office:value="0.02734375">
            <text:p>0.02734375</text:p>
          </table:table-cell>
          <table:table-cell office:value-type="float" office:value="0.97265625">
            <text:p>0.97265625</text:p>
          </table:table-cell>
          <table:table-cell office:value-type="float" office:value="0.33203125">
            <text:p>0.33203125</text:p>
          </table:table-cell>
          <table:table-cell office:value-type="float" office:value="0.62109375">
            <text:p>0.62109375</text:p>
          </table:table-cell>
          <table:table-cell office:value-type="float" office:value="0.99609375">
            <text:p>0.99609375</text:p>
          </table:table-cell>
          <table:table-cell/>
          <table:table-cell table:formula="of:=ROUND((([.A203]-0)/(1-0))*(27-2)+2)" office:value-type="float" office:value="7">
            <text:p>7</text:p>
          </table:table-cell>
          <table:table-cell table:formula="of:=(([.B203]-0)/(1-0))*(10-0)+0" office:value-type="float" office:value="3.8671875">
            <text:p>3.867187500</text:p>
          </table:table-cell>
          <table:table-cell table:formula="of:=(([.C203]-0)/(1-0))*(1500-0.000000001)+0.000000001" office:value-type="float" office:value="615.23437500059">
            <text:p>615.234375001</text:p>
          </table:table-cell>
          <table:table-cell table:formula="of:=(([.D203]-0)/(1-0))*(1-0.000000001)+0.000000001" office:value-type="float" office:value="0.589843750410156">
            <text:p>0.589843750</text:p>
          </table:table-cell>
          <table:table-cell table:formula="of:=[.M203]*[.P203]" office:value-type="float" office:value="4.12890625287109">
            <text:p>4.128906253</text:p>
          </table:table-cell>
          <table:table-cell table:formula="of:=(([.E203]-0)/(1-0))*(100-0.000000001)+0.000000001" office:value-type="float" office:value="81.6406250001836">
            <text:p>81.640625000</text:p>
          </table:table-cell>
          <table:table-cell table:formula="of:=(([.F203]-0)/(1-0))*(100-0)+0" office:value-type="float" office:value="55.859375">
            <text:p>55.859375000</text:p>
          </table:table-cell>
          <table:table-cell table:formula="of:=(([.G203]-0)/(1-0))*(3-0)+0" office:value-type="float" office:value="0.08203125">
            <text:p>0.082031250</text:p>
          </table:table-cell>
          <table:table-cell table:formula="of:=(([.H203]-0)/(1-0))*(3-0)+0" office:value-type="float" office:value="2.91796875">
            <text:p>2.917968750</text:p>
          </table:table-cell>
          <table:table-cell table:formula="of:=(([.I203]-0)/(1-0))*(100-0)+0" office:value-type="float" office:value="33.203125">
            <text:p>33.203125000</text:p>
          </table:table-cell>
          <table:table-cell table:formula="of:=(([.J203]-0)/(1-0))*(3-0)+0" office:value-type="float" office:value="1.86328125">
            <text:p>1.863281250</text:p>
          </table:table-cell>
          <table:table-cell table:formula="of:=(([.K203]-0)/(1-0))*(3-0)+0" office:value-type="float" office:value="2.98828125">
            <text:p>2.988281250</text:p>
          </table:table-cell>
        </table:table-row>
        <table:table-row table:style-name="ro2">
          <table:table-cell office:value-type="float" office:value="0.70703125">
            <text:p>0.70703125</text:p>
          </table:table-cell>
          <table:table-cell office:value-type="float" office:value="0.88671875">
            <text:p>0.88671875</text:p>
          </table:table-cell>
          <table:table-cell office:value-type="float" office:value="0.91015625">
            <text:p>0.91015625</text:p>
          </table:table-cell>
          <table:table-cell office:value-type="float" office:value="0.08984375">
            <text:p>0.08984375</text:p>
          </table:table-cell>
          <table:table-cell office:value-type="float" office:value="0.31640625">
            <text:p>0.31640625</text:p>
          </table:table-cell>
          <table:table-cell office:value-type="float" office:value="0.05859375">
            <text:p>0.05859375</text:p>
          </table:table-cell>
          <table:table-cell office:value-type="float" office:value="0.52734375">
            <text:p>0.52734375</text:p>
          </table:table-cell>
          <table:table-cell office:value-type="float" office:value="0.47265625">
            <text:p>0.47265625</text:p>
          </table:table-cell>
          <table:table-cell office:value-type="float" office:value="0.83203125">
            <text:p>0.83203125</text:p>
          </table:table-cell>
          <table:table-cell office:value-type="float" office:value="0.12109375">
            <text:p>0.12109375</text:p>
          </table:table-cell>
          <table:table-cell office:value-type="float" office:value="0.49609375">
            <text:p>0.49609375</text:p>
          </table:table-cell>
          <table:table-cell/>
          <table:table-cell table:formula="of:=ROUND((([.A204]-0)/(1-0))*(27-2)+2)" office:value-type="float" office:value="20">
            <text:p>20</text:p>
          </table:table-cell>
          <table:table-cell table:formula="of:=(([.B204]-0)/(1-0))*(10-0)+0" office:value-type="float" office:value="8.8671875">
            <text:p>8.867187500</text:p>
          </table:table-cell>
          <table:table-cell table:formula="of:=(([.C204]-0)/(1-0))*(1500-0.000000001)+0.000000001" office:value-type="float" office:value="1365.23437500009">
            <text:p>1365.234375000</text:p>
          </table:table-cell>
          <table:table-cell table:formula="of:=(([.D204]-0)/(1-0))*(1-0.000000001)+0.000000001" office:value-type="float" office:value="0.0898437509101563">
            <text:p>0.089843751</text:p>
          </table:table-cell>
          <table:table-cell table:formula="of:=[.M204]*[.P204]" office:value-type="float" office:value="1.79687501820313">
            <text:p>1.796875018</text:p>
          </table:table-cell>
          <table:table-cell table:formula="of:=(([.E204]-0)/(1-0))*(100-0.000000001)+0.000000001" office:value-type="float" office:value="31.6406250006836">
            <text:p>31.640625001</text:p>
          </table:table-cell>
          <table:table-cell table:formula="of:=(([.F204]-0)/(1-0))*(100-0)+0" office:value-type="float" office:value="5.859375">
            <text:p>5.859375000</text:p>
          </table:table-cell>
          <table:table-cell table:formula="of:=(([.G204]-0)/(1-0))*(3-0)+0" office:value-type="float" office:value="1.58203125">
            <text:p>1.582031250</text:p>
          </table:table-cell>
          <table:table-cell table:formula="of:=(([.H204]-0)/(1-0))*(3-0)+0" office:value-type="float" office:value="1.41796875">
            <text:p>1.417968750</text:p>
          </table:table-cell>
          <table:table-cell table:formula="of:=(([.I204]-0)/(1-0))*(100-0)+0" office:value-type="float" office:value="83.203125">
            <text:p>83.203125000</text:p>
          </table:table-cell>
          <table:table-cell table:formula="of:=(([.J204]-0)/(1-0))*(3-0)+0" office:value-type="float" office:value="0.36328125">
            <text:p>0.363281250</text:p>
          </table:table-cell>
          <table:table-cell table:formula="of:=(([.K204]-0)/(1-0))*(3-0)+0" office:value-type="float" office:value="1.48828125">
            <text:p>1.488281250</text:p>
          </table:table-cell>
        </table:table-row>
        <table:table-row table:style-name="ro2">
          <table:table-cell office:value-type="float" office:value="0.95703125">
            <text:p>0.95703125</text:p>
          </table:table-cell>
          <table:table-cell office:value-type="float" office:value="0.13671875">
            <text:p>0.13671875</text:p>
          </table:table-cell>
          <table:table-cell office:value-type="float" office:value="0.16015625">
            <text:p>0.16015625</text:p>
          </table:table-cell>
          <table:table-cell office:value-type="float" office:value="0.83984375">
            <text:p>0.83984375</text:p>
          </table:table-cell>
          <table:table-cell office:value-type="float" office:value="0.06640625">
            <text:p>0.06640625</text:p>
          </table:table-cell>
          <table:table-cell office:value-type="float" office:value="0.30859375">
            <text:p>0.30859375</text:p>
          </table:table-cell>
          <table:table-cell office:value-type="float" office:value="0.27734375">
            <text:p>0.27734375</text:p>
          </table:table-cell>
          <table:table-cell office:value-type="float" office:value="0.22265625">
            <text:p>0.22265625</text:p>
          </table:table-cell>
          <table:table-cell office:value-type="float" office:value="0.58203125">
            <text:p>0.58203125</text:p>
          </table:table-cell>
          <table:table-cell office:value-type="float" office:value="0.37109375">
            <text:p>0.37109375</text:p>
          </table:table-cell>
          <table:table-cell office:value-type="float" office:value="0.24609375">
            <text:p>0.24609375</text:p>
          </table:table-cell>
          <table:table-cell/>
          <table:table-cell table:formula="of:=ROUND((([.A205]-0)/(1-0))*(27-2)+2)" office:value-type="float" office:value="26">
            <text:p>26</text:p>
          </table:table-cell>
          <table:table-cell table:formula="of:=(([.B205]-0)/(1-0))*(10-0)+0" office:value-type="float" office:value="1.3671875">
            <text:p>1.367187500</text:p>
          </table:table-cell>
          <table:table-cell table:formula="of:=(([.C205]-0)/(1-0))*(1500-0.000000001)+0.000000001" office:value-type="float" office:value="240.23437500084">
            <text:p>240.234375001</text:p>
          </table:table-cell>
          <table:table-cell table:formula="of:=(([.D205]-0)/(1-0))*(1-0.000000001)+0.000000001" office:value-type="float" office:value="0.839843750160156">
            <text:p>0.839843750</text:p>
          </table:table-cell>
          <table:table-cell table:formula="of:=[.M205]*[.P205]" office:value-type="float" office:value="21.8359375041641">
            <text:p>21.835937504</text:p>
          </table:table-cell>
          <table:table-cell table:formula="of:=(([.E205]-0)/(1-0))*(100-0.000000001)+0.000000001" office:value-type="float" office:value="6.64062500093359">
            <text:p>6.640625001</text:p>
          </table:table-cell>
          <table:table-cell table:formula="of:=(([.F205]-0)/(1-0))*(100-0)+0" office:value-type="float" office:value="30.859375">
            <text:p>30.859375000</text:p>
          </table:table-cell>
          <table:table-cell table:formula="of:=(([.G205]-0)/(1-0))*(3-0)+0" office:value-type="float" office:value="0.83203125">
            <text:p>0.832031250</text:p>
          </table:table-cell>
          <table:table-cell table:formula="of:=(([.H205]-0)/(1-0))*(3-0)+0" office:value-type="float" office:value="0.66796875">
            <text:p>0.667968750</text:p>
          </table:table-cell>
          <table:table-cell table:formula="of:=(([.I205]-0)/(1-0))*(100-0)+0" office:value-type="float" office:value="58.203125">
            <text:p>58.203125000</text:p>
          </table:table-cell>
          <table:table-cell table:formula="of:=(([.J205]-0)/(1-0))*(3-0)+0" office:value-type="float" office:value="1.11328125">
            <text:p>1.113281250</text:p>
          </table:table-cell>
          <table:table-cell table:formula="of:=(([.K205]-0)/(1-0))*(3-0)+0" office:value-type="float" office:value="0.73828125">
            <text:p>0.738281250</text:p>
          </table:table-cell>
        </table:table-row>
        <table:table-row table:style-name="ro2">
          <table:table-cell office:value-type="float" office:value="0.45703125">
            <text:p>0.45703125</text:p>
          </table:table-cell>
          <table:table-cell office:value-type="float" office:value="0.63671875">
            <text:p>0.63671875</text:p>
          </table:table-cell>
          <table:table-cell office:value-type="float" office:value="0.66015625">
            <text:p>0.66015625</text:p>
          </table:table-cell>
          <table:table-cell office:value-type="float" office:value="0.33984375">
            <text:p>0.33984375</text:p>
          </table:table-cell>
          <table:table-cell office:value-type="float" office:value="0.56640625">
            <text:p>0.56640625</text:p>
          </table:table-cell>
          <table:table-cell office:value-type="float" office:value="0.80859375">
            <text:p>0.80859375</text:p>
          </table:table-cell>
          <table:table-cell office:value-type="float" office:value="0.77734375">
            <text:p>0.77734375</text:p>
          </table:table-cell>
          <table:table-cell office:value-type="float" office:value="0.72265625">
            <text:p>0.72265625</text:p>
          </table:table-cell>
          <table:table-cell office:value-type="float" office:value="0.08203125">
            <text:p>0.08203125</text:p>
          </table:table-cell>
          <table:table-cell office:value-type="float" office:value="0.87109375">
            <text:p>0.87109375</text:p>
          </table:table-cell>
          <table:table-cell office:value-type="float" office:value="0.74609375">
            <text:p>0.74609375</text:p>
          </table:table-cell>
          <table:table-cell/>
          <table:table-cell table:formula="of:=ROUND((([.A206]-0)/(1-0))*(27-2)+2)" office:value-type="float" office:value="13">
            <text:p>13</text:p>
          </table:table-cell>
          <table:table-cell table:formula="of:=(([.B206]-0)/(1-0))*(10-0)+0" office:value-type="float" office:value="6.3671875">
            <text:p>6.367187500</text:p>
          </table:table-cell>
          <table:table-cell table:formula="of:=(([.C206]-0)/(1-0))*(1500-0.000000001)+0.000000001" office:value-type="float" office:value="990.23437500034">
            <text:p>990.234375000</text:p>
          </table:table-cell>
          <table:table-cell table:formula="of:=(([.D206]-0)/(1-0))*(1-0.000000001)+0.000000001" office:value-type="float" office:value="0.339843750660156">
            <text:p>0.339843751</text:p>
          </table:table-cell>
          <table:table-cell table:formula="of:=[.M206]*[.P206]" office:value-type="float" office:value="4.41796875858203">
            <text:p>4.417968759</text:p>
          </table:table-cell>
          <table:table-cell table:formula="of:=(([.E206]-0)/(1-0))*(100-0.000000001)+0.000000001" office:value-type="float" office:value="56.6406250004336">
            <text:p>56.640625000</text:p>
          </table:table-cell>
          <table:table-cell table:formula="of:=(([.F206]-0)/(1-0))*(100-0)+0" office:value-type="float" office:value="80.859375">
            <text:p>80.859375000</text:p>
          </table:table-cell>
          <table:table-cell table:formula="of:=(([.G206]-0)/(1-0))*(3-0)+0" office:value-type="float" office:value="2.33203125">
            <text:p>2.332031250</text:p>
          </table:table-cell>
          <table:table-cell table:formula="of:=(([.H206]-0)/(1-0))*(3-0)+0" office:value-type="float" office:value="2.16796875">
            <text:p>2.167968750</text:p>
          </table:table-cell>
          <table:table-cell table:formula="of:=(([.I206]-0)/(1-0))*(100-0)+0" office:value-type="float" office:value="8.203125">
            <text:p>8.203125000</text:p>
          </table:table-cell>
          <table:table-cell table:formula="of:=(([.J206]-0)/(1-0))*(3-0)+0" office:value-type="float" office:value="2.61328125">
            <text:p>2.613281250</text:p>
          </table:table-cell>
          <table:table-cell table:formula="of:=(([.K206]-0)/(1-0))*(3-0)+0" office:value-type="float" office:value="2.23828125">
            <text:p>2.238281250</text:p>
          </table:table-cell>
        </table:table-row>
        <table:table-row table:style-name="ro2">
          <table:table-cell office:value-type="float" office:value="0.33203125">
            <text:p>0.33203125</text:p>
          </table:table-cell>
          <table:table-cell office:value-type="float" office:value="0.01171875">
            <text:p>0.01171875</text:p>
          </table:table-cell>
          <table:table-cell office:value-type="float" office:value="0.78515625">
            <text:p>0.78515625</text:p>
          </table:table-cell>
          <table:table-cell office:value-type="float" office:value="0.46484375">
            <text:p>0.46484375</text:p>
          </table:table-cell>
          <table:table-cell office:value-type="float" office:value="0.69140625">
            <text:p>0.69140625</text:p>
          </table:table-cell>
          <table:table-cell office:value-type="float" office:value="0.68359375">
            <text:p>0.68359375</text:p>
          </table:table-cell>
          <table:table-cell office:value-type="float" office:value="0.40234375">
            <text:p>0.40234375</text:p>
          </table:table-cell>
          <table:table-cell office:value-type="float" office:value="0.09765625">
            <text:p>0.09765625</text:p>
          </table:table-cell>
          <table:table-cell office:value-type="float" office:value="0.70703125">
            <text:p>0.70703125</text:p>
          </table:table-cell>
          <table:table-cell office:value-type="float" office:value="0.24609375">
            <text:p>0.24609375</text:p>
          </table:table-cell>
          <table:table-cell office:value-type="float" office:value="0.12109375">
            <text:p>0.12109375</text:p>
          </table:table-cell>
          <table:table-cell/>
          <table:table-cell table:formula="of:=ROUND((([.A207]-0)/(1-0))*(27-2)+2)" office:value-type="float" office:value="10">
            <text:p>10</text:p>
          </table:table-cell>
          <table:table-cell table:formula="of:=(([.B207]-0)/(1-0))*(10-0)+0" office:value-type="float" office:value="0.1171875">
            <text:p>0.117187500</text:p>
          </table:table-cell>
          <table:table-cell table:formula="of:=(([.C207]-0)/(1-0))*(1500-0.000000001)+0.000000001" office:value-type="float" office:value="1177.73437500022">
            <text:p>1177.734375000</text:p>
          </table:table-cell>
          <table:table-cell table:formula="of:=(([.D207]-0)/(1-0))*(1-0.000000001)+0.000000001" office:value-type="float" office:value="0.464843750535156">
            <text:p>0.464843751</text:p>
          </table:table-cell>
          <table:table-cell table:formula="of:=[.M207]*[.P207]" office:value-type="float" office:value="4.64843750535156">
            <text:p>4.648437505</text:p>
          </table:table-cell>
          <table:table-cell table:formula="of:=(([.E207]-0)/(1-0))*(100-0.000000001)+0.000000001" office:value-type="float" office:value="69.1406250003086">
            <text:p>69.140625000</text:p>
          </table:table-cell>
          <table:table-cell table:formula="of:=(([.F207]-0)/(1-0))*(100-0)+0" office:value-type="float" office:value="68.359375">
            <text:p>68.359375000</text:p>
          </table:table-cell>
          <table:table-cell table:formula="of:=(([.G207]-0)/(1-0))*(3-0)+0" office:value-type="float" office:value="1.20703125">
            <text:p>1.207031250</text:p>
          </table:table-cell>
          <table:table-cell table:formula="of:=(([.H207]-0)/(1-0))*(3-0)+0" office:value-type="float" office:value="0.29296875">
            <text:p>0.292968750</text:p>
          </table:table-cell>
          <table:table-cell table:formula="of:=(([.I207]-0)/(1-0))*(100-0)+0" office:value-type="float" office:value="70.703125">
            <text:p>70.703125000</text:p>
          </table:table-cell>
          <table:table-cell table:formula="of:=(([.J207]-0)/(1-0))*(3-0)+0" office:value-type="float" office:value="0.73828125">
            <text:p>0.738281250</text:p>
          </table:table-cell>
          <table:table-cell table:formula="of:=(([.K207]-0)/(1-0))*(3-0)+0" office:value-type="float" office:value="0.36328125">
            <text:p>0.363281250</text:p>
          </table:table-cell>
        </table:table-row>
        <table:table-row table:style-name="ro2">
          <table:table-cell office:value-type="float" office:value="0.83203125">
            <text:p>0.83203125</text:p>
          </table:table-cell>
          <table:table-cell office:value-type="float" office:value="0.51171875">
            <text:p>0.51171875</text:p>
          </table:table-cell>
          <table:table-cell office:value-type="float" office:value="0.28515625">
            <text:p>0.28515625</text:p>
          </table:table-cell>
          <table:table-cell office:value-type="float" office:value="0.96484375">
            <text:p>0.96484375</text:p>
          </table:table-cell>
          <table:table-cell office:value-type="float" office:value="0.19140625">
            <text:p>0.19140625</text:p>
          </table:table-cell>
          <table:table-cell office:value-type="float" office:value="0.18359375">
            <text:p>0.18359375</text:p>
          </table:table-cell>
          <table:table-cell office:value-type="float" office:value="0.90234375">
            <text:p>0.90234375</text:p>
          </table:table-cell>
          <table:table-cell office:value-type="float" office:value="0.59765625">
            <text:p>0.59765625</text:p>
          </table:table-cell>
          <table:table-cell office:value-type="float" office:value="0.20703125">
            <text:p>0.20703125</text:p>
          </table:table-cell>
          <table:table-cell office:value-type="float" office:value="0.74609375">
            <text:p>0.74609375</text:p>
          </table:table-cell>
          <table:table-cell office:value-type="float" office:value="0.62109375">
            <text:p>0.62109375</text:p>
          </table:table-cell>
          <table:table-cell/>
          <table:table-cell table:formula="of:=ROUND((([.A208]-0)/(1-0))*(27-2)+2)" office:value-type="float" office:value="23">
            <text:p>23</text:p>
          </table:table-cell>
          <table:table-cell table:formula="of:=(([.B208]-0)/(1-0))*(10-0)+0" office:value-type="float" office:value="5.1171875">
            <text:p>5.117187500</text:p>
          </table:table-cell>
          <table:table-cell table:formula="of:=(([.C208]-0)/(1-0))*(1500-0.000000001)+0.000000001" office:value-type="float" office:value="427.734375000715">
            <text:p>427.734375001</text:p>
          </table:table-cell>
          <table:table-cell table:formula="of:=(([.D208]-0)/(1-0))*(1-0.000000001)+0.000000001" office:value-type="float" office:value="0.964843750035156">
            <text:p>0.964843750</text:p>
          </table:table-cell>
          <table:table-cell table:formula="of:=[.M208]*[.P208]" office:value-type="float" office:value="22.1914062508086">
            <text:p>22.191406251</text:p>
          </table:table-cell>
          <table:table-cell table:formula="of:=(([.E208]-0)/(1-0))*(100-0.000000001)+0.000000001" office:value-type="float" office:value="19.1406250008086">
            <text:p>19.140625001</text:p>
          </table:table-cell>
          <table:table-cell table:formula="of:=(([.F208]-0)/(1-0))*(100-0)+0" office:value-type="float" office:value="18.359375">
            <text:p>18.359375000</text:p>
          </table:table-cell>
          <table:table-cell table:formula="of:=(([.G208]-0)/(1-0))*(3-0)+0" office:value-type="float" office:value="2.70703125">
            <text:p>2.707031250</text:p>
          </table:table-cell>
          <table:table-cell table:formula="of:=(([.H208]-0)/(1-0))*(3-0)+0" office:value-type="float" office:value="1.79296875">
            <text:p>1.792968750</text:p>
          </table:table-cell>
          <table:table-cell table:formula="of:=(([.I208]-0)/(1-0))*(100-0)+0" office:value-type="float" office:value="20.703125">
            <text:p>20.703125000</text:p>
          </table:table-cell>
          <table:table-cell table:formula="of:=(([.J208]-0)/(1-0))*(3-0)+0" office:value-type="float" office:value="2.23828125">
            <text:p>2.238281250</text:p>
          </table:table-cell>
          <table:table-cell table:formula="of:=(([.K208]-0)/(1-0))*(3-0)+0" office:value-type="float" office:value="1.86328125">
            <text:p>1.863281250</text:p>
          </table:table-cell>
        </table:table-row>
        <table:table-row table:style-name="ro2">
          <table:table-cell office:value-type="float" office:value="0.58203125">
            <text:p>0.58203125</text:p>
          </table:table-cell>
          <table:table-cell office:value-type="float" office:value="0.26171875">
            <text:p>0.26171875</text:p>
          </table:table-cell>
          <table:table-cell office:value-type="float" office:value="0.53515625">
            <text:p>0.53515625</text:p>
          </table:table-cell>
          <table:table-cell office:value-type="float" office:value="0.21484375">
            <text:p>0.21484375</text:p>
          </table:table-cell>
          <table:table-cell office:value-type="float" office:value="0.44140625">
            <text:p>0.44140625</text:p>
          </table:table-cell>
          <table:table-cell office:value-type="float" office:value="0.43359375">
            <text:p>0.43359375</text:p>
          </table:table-cell>
          <table:table-cell office:value-type="float" office:value="0.15234375">
            <text:p>0.15234375</text:p>
          </table:table-cell>
          <table:table-cell office:value-type="float" office:value="0.84765625">
            <text:p>0.84765625</text:p>
          </table:table-cell>
          <table:table-cell office:value-type="float" office:value="0.45703125">
            <text:p>0.45703125</text:p>
          </table:table-cell>
          <table:table-cell office:value-type="float" office:value="0.99609375">
            <text:p>0.99609375</text:p>
          </table:table-cell>
          <table:table-cell office:value-type="float" office:value="0.87109375">
            <text:p>0.87109375</text:p>
          </table:table-cell>
          <table:table-cell/>
          <table:table-cell table:formula="of:=ROUND((([.A209]-0)/(1-0))*(27-2)+2)" office:value-type="float" office:value="17">
            <text:p>17</text:p>
          </table:table-cell>
          <table:table-cell table:formula="of:=(([.B209]-0)/(1-0))*(10-0)+0" office:value-type="float" office:value="2.6171875">
            <text:p>2.617187500</text:p>
          </table:table-cell>
          <table:table-cell table:formula="of:=(([.C209]-0)/(1-0))*(1500-0.000000001)+0.000000001" office:value-type="float" office:value="802.734375000465">
            <text:p>802.734375000</text:p>
          </table:table-cell>
          <table:table-cell table:formula="of:=(([.D209]-0)/(1-0))*(1-0.000000001)+0.000000001" office:value-type="float" office:value="0.214843750785156">
            <text:p>0.214843751</text:p>
          </table:table-cell>
          <table:table-cell table:formula="of:=[.M209]*[.P209]" office:value-type="float" office:value="3.65234376334766">
            <text:p>3.652343763</text:p>
          </table:table-cell>
          <table:table-cell table:formula="of:=(([.E209]-0)/(1-0))*(100-0.000000001)+0.000000001" office:value-type="float" office:value="44.1406250005586">
            <text:p>44.140625001</text:p>
          </table:table-cell>
          <table:table-cell table:formula="of:=(([.F209]-0)/(1-0))*(100-0)+0" office:value-type="float" office:value="43.359375">
            <text:p>43.359375000</text:p>
          </table:table-cell>
          <table:table-cell table:formula="of:=(([.G209]-0)/(1-0))*(3-0)+0" office:value-type="float" office:value="0.45703125">
            <text:p>0.457031250</text:p>
          </table:table-cell>
          <table:table-cell table:formula="of:=(([.H209]-0)/(1-0))*(3-0)+0" office:value-type="float" office:value="2.54296875">
            <text:p>2.542968750</text:p>
          </table:table-cell>
          <table:table-cell table:formula="of:=(([.I209]-0)/(1-0))*(100-0)+0" office:value-type="float" office:value="45.703125">
            <text:p>45.703125000</text:p>
          </table:table-cell>
          <table:table-cell table:formula="of:=(([.J209]-0)/(1-0))*(3-0)+0" office:value-type="float" office:value="2.98828125">
            <text:p>2.988281250</text:p>
          </table:table-cell>
          <table:table-cell table:formula="of:=(([.K209]-0)/(1-0))*(3-0)+0" office:value-type="float" office:value="2.61328125">
            <text:p>2.613281250</text:p>
          </table:table-cell>
        </table:table-row>
        <table:table-row table:style-name="ro2">
          <table:table-cell office:value-type="float" office:value="0.08203125">
            <text:p>0.08203125</text:p>
          </table:table-cell>
          <table:table-cell office:value-type="float" office:value="0.76171875">
            <text:p>0.76171875</text:p>
          </table:table-cell>
          <table:table-cell office:value-type="float" office:value="0.03515625">
            <text:p>0.03515625</text:p>
          </table:table-cell>
          <table:table-cell office:value-type="float" office:value="0.71484375">
            <text:p>0.71484375</text:p>
          </table:table-cell>
          <table:table-cell office:value-type="float" office:value="0.94140625">
            <text:p>0.94140625</text:p>
          </table:table-cell>
          <table:table-cell office:value-type="float" office:value="0.93359375">
            <text:p>0.93359375</text:p>
          </table:table-cell>
          <table:table-cell office:value-type="float" office:value="0.65234375">
            <text:p>0.65234375</text:p>
          </table:table-cell>
          <table:table-cell office:value-type="float" office:value="0.34765625">
            <text:p>0.34765625</text:p>
          </table:table-cell>
          <table:table-cell office:value-type="float" office:value="0.95703125">
            <text:p>0.95703125</text:p>
          </table:table-cell>
          <table:table-cell office:value-type="float" office:value="0.49609375">
            <text:p>0.49609375</text:p>
          </table:table-cell>
          <table:table-cell office:value-type="float" office:value="0.37109375">
            <text:p>0.37109375</text:p>
          </table:table-cell>
          <table:table-cell/>
          <table:table-cell table:formula="of:=ROUND((([.A210]-0)/(1-0))*(27-2)+2)" office:value-type="float" office:value="4">
            <text:p>4</text:p>
          </table:table-cell>
          <table:table-cell table:formula="of:=(([.B210]-0)/(1-0))*(10-0)+0" office:value-type="float" office:value="7.6171875">
            <text:p>7.617187500</text:p>
          </table:table-cell>
          <table:table-cell table:formula="of:=(([.C210]-0)/(1-0))*(1500-0.000000001)+0.000000001" office:value-type="float" office:value="52.7343750009648">
            <text:p>52.734375001</text:p>
          </table:table-cell>
          <table:table-cell table:formula="of:=(([.D210]-0)/(1-0))*(1-0.000000001)+0.000000001" office:value-type="float" office:value="0.714843750285156">
            <text:p>0.714843750</text:p>
          </table:table-cell>
          <table:table-cell table:formula="of:=[.M210]*[.P210]" office:value-type="float" office:value="2.85937500114062">
            <text:p>2.859375001</text:p>
          </table:table-cell>
          <table:table-cell table:formula="of:=(([.E210]-0)/(1-0))*(100-0.000000001)+0.000000001" office:value-type="float" office:value="94.1406250000586">
            <text:p>94.140625000</text:p>
          </table:table-cell>
          <table:table-cell table:formula="of:=(([.F210]-0)/(1-0))*(100-0)+0" office:value-type="float" office:value="93.359375">
            <text:p>93.359375000</text:p>
          </table:table-cell>
          <table:table-cell table:formula="of:=(([.G210]-0)/(1-0))*(3-0)+0" office:value-type="float" office:value="1.95703125">
            <text:p>1.957031250</text:p>
          </table:table-cell>
          <table:table-cell table:formula="of:=(([.H210]-0)/(1-0))*(3-0)+0" office:value-type="float" office:value="1.04296875">
            <text:p>1.042968750</text:p>
          </table:table-cell>
          <table:table-cell table:formula="of:=(([.I210]-0)/(1-0))*(100-0)+0" office:value-type="float" office:value="95.703125">
            <text:p>95.703125000</text:p>
          </table:table-cell>
          <table:table-cell table:formula="of:=(([.J210]-0)/(1-0))*(3-0)+0" office:value-type="float" office:value="1.48828125">
            <text:p>1.488281250</text:p>
          </table:table-cell>
          <table:table-cell table:formula="of:=(([.K210]-0)/(1-0))*(3-0)+0" office:value-type="float" office:value="1.11328125">
            <text:p>1.113281250</text:p>
          </table:table-cell>
        </table:table-row>
        <table:table-row table:style-name="ro2">
          <table:table-cell office:value-type="float" office:value="0.11328125">
            <text:p>0.11328125</text:p>
          </table:table-cell>
          <table:table-cell office:value-type="float" office:value="0.29296875">
            <text:p>0.29296875</text:p>
          </table:table-cell>
          <table:table-cell office:value-type="float" office:value="0.87890625">
            <text:p>0.87890625</text:p>
          </table:table-cell>
          <table:table-cell office:value-type="float" office:value="0.30859375">
            <text:p>0.30859375</text:p>
          </table:table-cell>
          <table:table-cell office:value-type="float" office:value="0.03515625">
            <text:p>0.03515625</text:p>
          </table:table-cell>
          <table:table-cell office:value-type="float" office:value="0.15234375">
            <text:p>0.15234375</text:p>
          </table:table-cell>
          <table:table-cell office:value-type="float" office:value="0.99609375">
            <text:p>0.99609375</text:p>
          </table:table-cell>
          <table:table-cell office:value-type="float" office:value="0.81640625">
            <text:p>0.81640625</text:p>
          </table:table-cell>
          <table:table-cell office:value-type="float" office:value="0.86328125">
            <text:p>0.86328125</text:p>
          </table:table-cell>
          <table:table-cell office:value-type="float" office:value="0.90234375">
            <text:p>0.90234375</text:p>
          </table:table-cell>
          <table:table-cell office:value-type="float" office:value="0.33984375">
            <text:p>0.33984375</text:p>
          </table:table-cell>
          <table:table-cell/>
          <table:table-cell table:formula="of:=ROUND((([.A211]-0)/(1-0))*(27-2)+2)" office:value-type="float" office:value="5">
            <text:p>5</text:p>
          </table:table-cell>
          <table:table-cell table:formula="of:=(([.B211]-0)/(1-0))*(10-0)+0" office:value-type="float" office:value="2.9296875">
            <text:p>2.929687500</text:p>
          </table:table-cell>
          <table:table-cell table:formula="of:=(([.C211]-0)/(1-0))*(1500-0.000000001)+0.000000001" office:value-type="float" office:value="1318.35937500012">
            <text:p>1318.359375000</text:p>
          </table:table-cell>
          <table:table-cell table:formula="of:=(([.D211]-0)/(1-0))*(1-0.000000001)+0.000000001" office:value-type="float" office:value="0.308593750691406">
            <text:p>0.308593751</text:p>
          </table:table-cell>
          <table:table-cell table:formula="of:=[.M211]*[.P211]" office:value-type="float" office:value="1.54296875345703">
            <text:p>1.542968753</text:p>
          </table:table-cell>
          <table:table-cell table:formula="of:=(([.E211]-0)/(1-0))*(100-0.000000001)+0.000000001" office:value-type="float" office:value="3.51562500096484">
            <text:p>3.515625001</text:p>
          </table:table-cell>
          <table:table-cell table:formula="of:=(([.F211]-0)/(1-0))*(100-0)+0" office:value-type="float" office:value="15.234375">
            <text:p>15.234375000</text:p>
          </table:table-cell>
          <table:table-cell table:formula="of:=(([.G211]-0)/(1-0))*(3-0)+0" office:value-type="float" office:value="2.98828125">
            <text:p>2.988281250</text:p>
          </table:table-cell>
          <table:table-cell table:formula="of:=(([.H211]-0)/(1-0))*(3-0)+0" office:value-type="float" office:value="2.44921875">
            <text:p>2.449218750</text:p>
          </table:table-cell>
          <table:table-cell table:formula="of:=(([.I211]-0)/(1-0))*(100-0)+0" office:value-type="float" office:value="86.328125">
            <text:p>86.328125000</text:p>
          </table:table-cell>
          <table:table-cell table:formula="of:=(([.J211]-0)/(1-0))*(3-0)+0" office:value-type="float" office:value="2.70703125">
            <text:p>2.707031250</text:p>
          </table:table-cell>
          <table:table-cell table:formula="of:=(([.K211]-0)/(1-0))*(3-0)+0" office:value-type="float" office:value="1.01953125">
            <text:p>1.019531250</text:p>
          </table:table-cell>
        </table:table-row>
        <table:table-row table:style-name="ro2">
          <table:table-cell office:value-type="float" office:value="0.61328125">
            <text:p>0.61328125</text:p>
          </table:table-cell>
          <table:table-cell office:value-type="float" office:value="0.79296875">
            <text:p>0.79296875</text:p>
          </table:table-cell>
          <table:table-cell office:value-type="float" office:value="0.37890625">
            <text:p>0.37890625</text:p>
          </table:table-cell>
          <table:table-cell office:value-type="float" office:value="0.80859375">
            <text:p>0.80859375</text:p>
          </table:table-cell>
          <table:table-cell office:value-type="float" office:value="0.53515625">
            <text:p>0.53515625</text:p>
          </table:table-cell>
          <table:table-cell office:value-type="float" office:value="0.65234375">
            <text:p>0.65234375</text:p>
          </table:table-cell>
          <table:table-cell office:value-type="float" office:value="0.49609375">
            <text:p>0.49609375</text:p>
          </table:table-cell>
          <table:table-cell office:value-type="float" office:value="0.31640625">
            <text:p>0.31640625</text:p>
          </table:table-cell>
          <table:table-cell office:value-type="float" office:value="0.36328125">
            <text:p>0.36328125</text:p>
          </table:table-cell>
          <table:table-cell office:value-type="float" office:value="0.40234375">
            <text:p>0.40234375</text:p>
          </table:table-cell>
          <table:table-cell office:value-type="float" office:value="0.83984375">
            <text:p>0.83984375</text:p>
          </table:table-cell>
          <table:table-cell/>
          <table:table-cell table:formula="of:=ROUND((([.A212]-0)/(1-0))*(27-2)+2)" office:value-type="float" office:value="17">
            <text:p>17</text:p>
          </table:table-cell>
          <table:table-cell table:formula="of:=(([.B212]-0)/(1-0))*(10-0)+0" office:value-type="float" office:value="7.9296875">
            <text:p>7.929687500</text:p>
          </table:table-cell>
          <table:table-cell table:formula="of:=(([.C212]-0)/(1-0))*(1500-0.000000001)+0.000000001" office:value-type="float" office:value="568.359375000621">
            <text:p>568.359375001</text:p>
          </table:table-cell>
          <table:table-cell table:formula="of:=(([.D212]-0)/(1-0))*(1-0.000000001)+0.000000001" office:value-type="float" office:value="0.808593750191406">
            <text:p>0.808593750</text:p>
          </table:table-cell>
          <table:table-cell table:formula="of:=[.M212]*[.P212]" office:value-type="float" office:value="13.7460937532539">
            <text:p>13.746093753</text:p>
          </table:table-cell>
          <table:table-cell table:formula="of:=(([.E212]-0)/(1-0))*(100-0.000000001)+0.000000001" office:value-type="float" office:value="53.5156250004648">
            <text:p>53.515625000</text:p>
          </table:table-cell>
          <table:table-cell table:formula="of:=(([.F212]-0)/(1-0))*(100-0)+0" office:value-type="float" office:value="65.234375">
            <text:p>65.234375000</text:p>
          </table:table-cell>
          <table:table-cell table:formula="of:=(([.G212]-0)/(1-0))*(3-0)+0" office:value-type="float" office:value="1.48828125">
            <text:p>1.488281250</text:p>
          </table:table-cell>
          <table:table-cell table:formula="of:=(([.H212]-0)/(1-0))*(3-0)+0" office:value-type="float" office:value="0.94921875">
            <text:p>0.949218750</text:p>
          </table:table-cell>
          <table:table-cell table:formula="of:=(([.I212]-0)/(1-0))*(100-0)+0" office:value-type="float" office:value="36.328125">
            <text:p>36.328125000</text:p>
          </table:table-cell>
          <table:table-cell table:formula="of:=(([.J212]-0)/(1-0))*(3-0)+0" office:value-type="float" office:value="1.20703125">
            <text:p>1.207031250</text:p>
          </table:table-cell>
          <table:table-cell table:formula="of:=(([.K212]-0)/(1-0))*(3-0)+0" office:value-type="float" office:value="2.51953125">
            <text:p>2.519531250</text:p>
          </table:table-cell>
        </table:table-row>
        <table:table-row table:style-name="ro2">
          <table:table-cell office:value-type="float" office:value="0.86328125">
            <text:p>0.86328125</text:p>
          </table:table-cell>
          <table:table-cell office:value-type="float" office:value="0.04296875">
            <text:p>0.04296875</text:p>
          </table:table-cell>
          <table:table-cell office:value-type="float" office:value="0.62890625">
            <text:p>0.62890625</text:p>
          </table:table-cell>
          <table:table-cell office:value-type="float" office:value="0.05859375">
            <text:p>0.05859375</text:p>
          </table:table-cell>
          <table:table-cell office:value-type="float" office:value="0.78515625">
            <text:p>0.78515625</text:p>
          </table:table-cell>
          <table:table-cell office:value-type="float" office:value="0.90234375">
            <text:p>0.90234375</text:p>
          </table:table-cell>
          <table:table-cell office:value-type="float" office:value="0.74609375">
            <text:p>0.74609375</text:p>
          </table:table-cell>
          <table:table-cell office:value-type="float" office:value="0.06640625">
            <text:p>0.06640625</text:p>
          </table:table-cell>
          <table:table-cell office:value-type="float" office:value="0.11328125">
            <text:p>0.11328125</text:p>
          </table:table-cell>
          <table:table-cell office:value-type="float" office:value="0.15234375">
            <text:p>0.15234375</text:p>
          </table:table-cell>
          <table:table-cell office:value-type="float" office:value="0.58984375">
            <text:p>0.58984375</text:p>
          </table:table-cell>
          <table:table-cell/>
          <table:table-cell table:formula="of:=ROUND((([.A213]-0)/(1-0))*(27-2)+2)" office:value-type="float" office:value="24">
            <text:p>24</text:p>
          </table:table-cell>
          <table:table-cell table:formula="of:=(([.B213]-0)/(1-0))*(10-0)+0" office:value-type="float" office:value="0.4296875">
            <text:p>0.429687500</text:p>
          </table:table-cell>
          <table:table-cell table:formula="of:=(([.C213]-0)/(1-0))*(1500-0.000000001)+0.000000001" office:value-type="float" office:value="943.359375000371">
            <text:p>943.359375000</text:p>
          </table:table-cell>
          <table:table-cell table:formula="of:=(([.D213]-0)/(1-0))*(1-0.000000001)+0.000000001" office:value-type="float" office:value="0.0585937509414063">
            <text:p>0.058593751</text:p>
          </table:table-cell>
          <table:table-cell table:formula="of:=[.M213]*[.P213]" office:value-type="float" office:value="1.40625002259375">
            <text:p>1.406250023</text:p>
          </table:table-cell>
          <table:table-cell table:formula="of:=(([.E213]-0)/(1-0))*(100-0.000000001)+0.000000001" office:value-type="float" office:value="78.5156250002148">
            <text:p>78.515625000</text:p>
          </table:table-cell>
          <table:table-cell table:formula="of:=(([.F213]-0)/(1-0))*(100-0)+0" office:value-type="float" office:value="90.234375">
            <text:p>90.234375000</text:p>
          </table:table-cell>
          <table:table-cell table:formula="of:=(([.G213]-0)/(1-0))*(3-0)+0" office:value-type="float" office:value="2.23828125">
            <text:p>2.238281250</text:p>
          </table:table-cell>
          <table:table-cell table:formula="of:=(([.H213]-0)/(1-0))*(3-0)+0" office:value-type="float" office:value="0.19921875">
            <text:p>0.199218750</text:p>
          </table:table-cell>
          <table:table-cell table:formula="of:=(([.I213]-0)/(1-0))*(100-0)+0" office:value-type="float" office:value="11.328125">
            <text:p>11.328125000</text:p>
          </table:table-cell>
          <table:table-cell table:formula="of:=(([.J213]-0)/(1-0))*(3-0)+0" office:value-type="float" office:value="0.45703125">
            <text:p>0.457031250</text:p>
          </table:table-cell>
          <table:table-cell table:formula="of:=(([.K213]-0)/(1-0))*(3-0)+0" office:value-type="float" office:value="1.76953125">
            <text:p>1.769531250</text:p>
          </table:table-cell>
        </table:table-row>
        <table:table-row table:style-name="ro2">
          <table:table-cell office:value-type="float" office:value="0.36328125">
            <text:p>0.36328125</text:p>
          </table:table-cell>
          <table:table-cell office:value-type="float" office:value="0.54296875">
            <text:p>0.54296875</text:p>
          </table:table-cell>
          <table:table-cell office:value-type="float" office:value="0.12890625">
            <text:p>0.12890625</text:p>
          </table:table-cell>
          <table:table-cell office:value-type="float" office:value="0.55859375">
            <text:p>0.55859375</text:p>
          </table:table-cell>
          <table:table-cell office:value-type="float" office:value="0.28515625">
            <text:p>0.28515625</text:p>
          </table:table-cell>
          <table:table-cell office:value-type="float" office:value="0.40234375">
            <text:p>0.40234375</text:p>
          </table:table-cell>
          <table:table-cell office:value-type="float" office:value="0.24609375">
            <text:p>0.24609375</text:p>
          </table:table-cell>
          <table:table-cell office:value-type="float" office:value="0.56640625">
            <text:p>0.56640625</text:p>
          </table:table-cell>
          <table:table-cell office:value-type="float" office:value="0.61328125">
            <text:p>0.61328125</text:p>
          </table:table-cell>
          <table:table-cell office:value-type="float" office:value="0.65234375">
            <text:p>0.65234375</text:p>
          </table:table-cell>
          <table:table-cell office:value-type="float" office:value="0.08984375">
            <text:p>0.08984375</text:p>
          </table:table-cell>
          <table:table-cell/>
          <table:table-cell table:formula="of:=ROUND((([.A214]-0)/(1-0))*(27-2)+2)" office:value-type="float" office:value="11">
            <text:p>11</text:p>
          </table:table-cell>
          <table:table-cell table:formula="of:=(([.B214]-0)/(1-0))*(10-0)+0" office:value-type="float" office:value="5.4296875">
            <text:p>5.429687500</text:p>
          </table:table-cell>
          <table:table-cell table:formula="of:=(([.C214]-0)/(1-0))*(1500-0.000000001)+0.000000001" office:value-type="float" office:value="193.359375000871">
            <text:p>193.359375001</text:p>
          </table:table-cell>
          <table:table-cell table:formula="of:=(([.D214]-0)/(1-0))*(1-0.000000001)+0.000000001" office:value-type="float" office:value="0.558593750441406">
            <text:p>0.558593750</text:p>
          </table:table-cell>
          <table:table-cell table:formula="of:=[.M214]*[.P214]" office:value-type="float" office:value="6.14453125485547">
            <text:p>6.144531255</text:p>
          </table:table-cell>
          <table:table-cell table:formula="of:=(([.E214]-0)/(1-0))*(100-0.000000001)+0.000000001" office:value-type="float" office:value="28.5156250007148">
            <text:p>28.515625001</text:p>
          </table:table-cell>
          <table:table-cell table:formula="of:=(([.F214]-0)/(1-0))*(100-0)+0" office:value-type="float" office:value="40.234375">
            <text:p>40.234375000</text:p>
          </table:table-cell>
          <table:table-cell table:formula="of:=(([.G214]-0)/(1-0))*(3-0)+0" office:value-type="float" office:value="0.73828125">
            <text:p>0.738281250</text:p>
          </table:table-cell>
          <table:table-cell table:formula="of:=(([.H214]-0)/(1-0))*(3-0)+0" office:value-type="float" office:value="1.69921875">
            <text:p>1.699218750</text:p>
          </table:table-cell>
          <table:table-cell table:formula="of:=(([.I214]-0)/(1-0))*(100-0)+0" office:value-type="float" office:value="61.328125">
            <text:p>61.328125000</text:p>
          </table:table-cell>
          <table:table-cell table:formula="of:=(([.J214]-0)/(1-0))*(3-0)+0" office:value-type="float" office:value="1.95703125">
            <text:p>1.957031250</text:p>
          </table:table-cell>
          <table:table-cell table:formula="of:=(([.K214]-0)/(1-0))*(3-0)+0" office:value-type="float" office:value="0.26953125">
            <text:p>0.269531250</text:p>
          </table:table-cell>
        </table:table-row>
        <table:table-row table:style-name="ro2">
          <table:table-cell office:value-type="float" office:value="0.48828125">
            <text:p>0.48828125</text:p>
          </table:table-cell>
          <table:table-cell office:value-type="float" office:value="0.16796875">
            <text:p>0.16796875</text:p>
          </table:table-cell>
          <table:table-cell office:value-type="float" office:value="0.25390625">
            <text:p>0.25390625</text:p>
          </table:table-cell>
          <table:table-cell office:value-type="float" office:value="0.68359375">
            <text:p>0.68359375</text:p>
          </table:table-cell>
          <table:table-cell office:value-type="float" office:value="0.41015625">
            <text:p>0.41015625</text:p>
          </table:table-cell>
          <table:table-cell office:value-type="float" office:value="0.02734375">
            <text:p>0.02734375</text:p>
          </table:table-cell>
          <table:table-cell office:value-type="float" office:value="0.62109375">
            <text:p>0.62109375</text:p>
          </table:table-cell>
          <table:table-cell office:value-type="float" office:value="0.19140625">
            <text:p>0.19140625</text:p>
          </table:table-cell>
          <table:table-cell office:value-type="float" office:value="0.23828125">
            <text:p>0.23828125</text:p>
          </table:table-cell>
          <table:table-cell office:value-type="float" office:value="0.27734375">
            <text:p>0.27734375</text:p>
          </table:table-cell>
          <table:table-cell office:value-type="float" office:value="0.71484375">
            <text:p>0.71484375</text:p>
          </table:table-cell>
          <table:table-cell/>
          <table:table-cell table:formula="of:=ROUND((([.A215]-0)/(1-0))*(27-2)+2)" office:value-type="float" office:value="14">
            <text:p>14</text:p>
          </table:table-cell>
          <table:table-cell table:formula="of:=(([.B215]-0)/(1-0))*(10-0)+0" office:value-type="float" office:value="1.6796875">
            <text:p>1.679687500</text:p>
          </table:table-cell>
          <table:table-cell table:formula="of:=(([.C215]-0)/(1-0))*(1500-0.000000001)+0.000000001" office:value-type="float" office:value="380.859375000746">
            <text:p>380.859375001</text:p>
          </table:table-cell>
          <table:table-cell table:formula="of:=(([.D215]-0)/(1-0))*(1-0.000000001)+0.000000001" office:value-type="float" office:value="0.683593750316406">
            <text:p>0.683593750</text:p>
          </table:table-cell>
          <table:table-cell table:formula="of:=[.M215]*[.P215]" office:value-type="float" office:value="9.57031250442969">
            <text:p>9.570312504</text:p>
          </table:table-cell>
          <table:table-cell table:formula="of:=(([.E215]-0)/(1-0))*(100-0.000000001)+0.000000001" office:value-type="float" office:value="41.0156250005898">
            <text:p>41.015625001</text:p>
          </table:table-cell>
          <table:table-cell table:formula="of:=(([.F215]-0)/(1-0))*(100-0)+0" office:value-type="float" office:value="2.734375">
            <text:p>2.734375000</text:p>
          </table:table-cell>
          <table:table-cell table:formula="of:=(([.G215]-0)/(1-0))*(3-0)+0" office:value-type="float" office:value="1.86328125">
            <text:p>1.863281250</text:p>
          </table:table-cell>
          <table:table-cell table:formula="of:=(([.H215]-0)/(1-0))*(3-0)+0" office:value-type="float" office:value="0.57421875">
            <text:p>0.574218750</text:p>
          </table:table-cell>
          <table:table-cell table:formula="of:=(([.I215]-0)/(1-0))*(100-0)+0" office:value-type="float" office:value="23.828125">
            <text:p>23.828125000</text:p>
          </table:table-cell>
          <table:table-cell table:formula="of:=(([.J215]-0)/(1-0))*(3-0)+0" office:value-type="float" office:value="0.83203125">
            <text:p>0.832031250</text:p>
          </table:table-cell>
          <table:table-cell table:formula="of:=(([.K215]-0)/(1-0))*(3-0)+0" office:value-type="float" office:value="2.14453125">
            <text:p>2.144531250</text:p>
          </table:table-cell>
        </table:table-row>
        <table:table-row table:style-name="ro2">
          <table:table-cell office:value-type="float" office:value="0.98828125">
            <text:p>0.98828125</text:p>
          </table:table-cell>
          <table:table-cell office:value-type="float" office:value="0.66796875">
            <text:p>0.66796875</text:p>
          </table:table-cell>
          <table:table-cell office:value-type="float" office:value="0.75390625">
            <text:p>0.75390625</text:p>
          </table:table-cell>
          <table:table-cell office:value-type="float" office:value="0.18359375">
            <text:p>0.18359375</text:p>
          </table:table-cell>
          <table:table-cell office:value-type="float" office:value="0.91015625">
            <text:p>0.91015625</text:p>
          </table:table-cell>
          <table:table-cell office:value-type="float" office:value="0.52734375">
            <text:p>0.52734375</text:p>
          </table:table-cell>
          <table:table-cell office:value-type="float" office:value="0.12109375">
            <text:p>0.12109375</text:p>
          </table:table-cell>
          <table:table-cell office:value-type="float" office:value="0.69140625">
            <text:p>0.69140625</text:p>
          </table:table-cell>
          <table:table-cell office:value-type="float" office:value="0.73828125">
            <text:p>0.73828125</text:p>
          </table:table-cell>
          <table:table-cell office:value-type="float" office:value="0.77734375">
            <text:p>0.77734375</text:p>
          </table:table-cell>
          <table:table-cell office:value-type="float" office:value="0.21484375">
            <text:p>0.21484375</text:p>
          </table:table-cell>
          <table:table-cell/>
          <table:table-cell table:formula="of:=ROUND((([.A216]-0)/(1-0))*(27-2)+2)" office:value-type="float" office:value="27">
            <text:p>27</text:p>
          </table:table-cell>
          <table:table-cell table:formula="of:=(([.B216]-0)/(1-0))*(10-0)+0" office:value-type="float" office:value="6.6796875">
            <text:p>6.679687500</text:p>
          </table:table-cell>
          <table:table-cell table:formula="of:=(([.C216]-0)/(1-0))*(1500-0.000000001)+0.000000001" office:value-type="float" office:value="1130.85937500025">
            <text:p>1130.859375000</text:p>
          </table:table-cell>
          <table:table-cell table:formula="of:=(([.D216]-0)/(1-0))*(1-0.000000001)+0.000000001" office:value-type="float" office:value="0.183593750816406">
            <text:p>0.183593751</text:p>
          </table:table-cell>
          <table:table-cell table:formula="of:=[.M216]*[.P216]" office:value-type="float" office:value="4.95703127204297">
            <text:p>4.957031272</text:p>
          </table:table-cell>
          <table:table-cell table:formula="of:=(([.E216]-0)/(1-0))*(100-0.000000001)+0.000000001" office:value-type="float" office:value="91.0156250000899">
            <text:p>91.015625000</text:p>
          </table:table-cell>
          <table:table-cell table:formula="of:=(([.F216]-0)/(1-0))*(100-0)+0" office:value-type="float" office:value="52.734375">
            <text:p>52.734375000</text:p>
          </table:table-cell>
          <table:table-cell table:formula="of:=(([.G216]-0)/(1-0))*(3-0)+0" office:value-type="float" office:value="0.36328125">
            <text:p>0.363281250</text:p>
          </table:table-cell>
          <table:table-cell table:formula="of:=(([.H216]-0)/(1-0))*(3-0)+0" office:value-type="float" office:value="2.07421875">
            <text:p>2.074218750</text:p>
          </table:table-cell>
          <table:table-cell table:formula="of:=(([.I216]-0)/(1-0))*(100-0)+0" office:value-type="float" office:value="73.828125">
            <text:p>73.828125000</text:p>
          </table:table-cell>
          <table:table-cell table:formula="of:=(([.J216]-0)/(1-0))*(3-0)+0" office:value-type="float" office:value="2.33203125">
            <text:p>2.332031250</text:p>
          </table:table-cell>
          <table:table-cell table:formula="of:=(([.K216]-0)/(1-0))*(3-0)+0" office:value-type="float" office:value="0.64453125">
            <text:p>0.644531250</text:p>
          </table:table-cell>
        </table:table-row>
        <table:table-row table:style-name="ro2">
          <table:table-cell office:value-type="float" office:value="0.73828125">
            <text:p>0.73828125</text:p>
          </table:table-cell>
          <table:table-cell office:value-type="float" office:value="0.41796875">
            <text:p>0.41796875</text:p>
          </table:table-cell>
          <table:table-cell office:value-type="float" office:value="0.00390625">
            <text:p>0.00390625</text:p>
          </table:table-cell>
          <table:table-cell office:value-type="float" office:value="0.93359375">
            <text:p>0.93359375</text:p>
          </table:table-cell>
          <table:table-cell office:value-type="float" office:value="0.66015625">
            <text:p>0.66015625</text:p>
          </table:table-cell>
          <table:table-cell office:value-type="float" office:value="0.77734375">
            <text:p>0.77734375</text:p>
          </table:table-cell>
          <table:table-cell office:value-type="float" office:value="0.87109375">
            <text:p>0.87109375</text:p>
          </table:table-cell>
          <table:table-cell office:value-type="float" office:value="0.94140625">
            <text:p>0.94140625</text:p>
          </table:table-cell>
          <table:table-cell office:value-type="float" office:value="0.98828125">
            <text:p>0.98828125</text:p>
          </table:table-cell>
          <table:table-cell office:value-type="float" office:value="0.52734375">
            <text:p>0.52734375</text:p>
          </table:table-cell>
          <table:table-cell office:value-type="float" office:value="0.46484375">
            <text:p>0.46484375</text:p>
          </table:table-cell>
          <table:table-cell/>
          <table:table-cell table:formula="of:=ROUND((([.A217]-0)/(1-0))*(27-2)+2)" office:value-type="float" office:value="20">
            <text:p>20</text:p>
          </table:table-cell>
          <table:table-cell table:formula="of:=(([.B217]-0)/(1-0))*(10-0)+0" office:value-type="float" office:value="4.1796875">
            <text:p>4.179687500</text:p>
          </table:table-cell>
          <table:table-cell table:formula="of:=(([.C217]-0)/(1-0))*(1500-0.000000001)+0.000000001" office:value-type="float" office:value="5.85937500099609">
            <text:p>5.859375001</text:p>
          </table:table-cell>
          <table:table-cell table:formula="of:=(([.D217]-0)/(1-0))*(1-0.000000001)+0.000000001" office:value-type="float" office:value="0.933593750066406">
            <text:p>0.933593750</text:p>
          </table:table-cell>
          <table:table-cell table:formula="of:=[.M217]*[.P217]" office:value-type="float" office:value="18.6718750013281">
            <text:p>18.671875001</text:p>
          </table:table-cell>
          <table:table-cell table:formula="of:=(([.E217]-0)/(1-0))*(100-0.000000001)+0.000000001" office:value-type="float" office:value="66.0156250003398">
            <text:p>66.015625000</text:p>
          </table:table-cell>
          <table:table-cell table:formula="of:=(([.F217]-0)/(1-0))*(100-0)+0" office:value-type="float" office:value="77.734375">
            <text:p>77.734375000</text:p>
          </table:table-cell>
          <table:table-cell table:formula="of:=(([.G217]-0)/(1-0))*(3-0)+0" office:value-type="float" office:value="2.61328125">
            <text:p>2.613281250</text:p>
          </table:table-cell>
          <table:table-cell table:formula="of:=(([.H217]-0)/(1-0))*(3-0)+0" office:value-type="float" office:value="2.82421875">
            <text:p>2.824218750</text:p>
          </table:table-cell>
          <table:table-cell table:formula="of:=(([.I217]-0)/(1-0))*(100-0)+0" office:value-type="float" office:value="98.828125">
            <text:p>98.828125000</text:p>
          </table:table-cell>
          <table:table-cell table:formula="of:=(([.J217]-0)/(1-0))*(3-0)+0" office:value-type="float" office:value="1.58203125">
            <text:p>1.582031250</text:p>
          </table:table-cell>
          <table:table-cell table:formula="of:=(([.K217]-0)/(1-0))*(3-0)+0" office:value-type="float" office:value="1.39453125">
            <text:p>1.394531250</text:p>
          </table:table-cell>
        </table:table-row>
        <table:table-row table:style-name="ro2">
          <table:table-cell office:value-type="float" office:value="0.23828125">
            <text:p>0.23828125</text:p>
          </table:table-cell>
          <table:table-cell office:value-type="float" office:value="0.91796875">
            <text:p>0.91796875</text:p>
          </table:table-cell>
          <table:table-cell office:value-type="float" office:value="0.50390625">
            <text:p>0.50390625</text:p>
          </table:table-cell>
          <table:table-cell office:value-type="float" office:value="0.43359375">
            <text:p>0.43359375</text:p>
          </table:table-cell>
          <table:table-cell office:value-type="float" office:value="0.16015625">
            <text:p>0.16015625</text:p>
          </table:table-cell>
          <table:table-cell office:value-type="float" office:value="0.27734375">
            <text:p>0.27734375</text:p>
          </table:table-cell>
          <table:table-cell office:value-type="float" office:value="0.37109375">
            <text:p>0.37109375</text:p>
          </table:table-cell>
          <table:table-cell office:value-type="float" office:value="0.44140625">
            <text:p>0.44140625</text:p>
          </table:table-cell>
          <table:table-cell office:value-type="float" office:value="0.48828125">
            <text:p>0.48828125</text:p>
          </table:table-cell>
          <table:table-cell office:value-type="float" office:value="0.02734375">
            <text:p>0.02734375</text:p>
          </table:table-cell>
          <table:table-cell office:value-type="float" office:value="0.96484375">
            <text:p>0.96484375</text:p>
          </table:table-cell>
          <table:table-cell/>
          <table:table-cell table:formula="of:=ROUND((([.A218]-0)/(1-0))*(27-2)+2)" office:value-type="float" office:value="8">
            <text:p>8</text:p>
          </table:table-cell>
          <table:table-cell table:formula="of:=(([.B218]-0)/(1-0))*(10-0)+0" office:value-type="float" office:value="9.1796875">
            <text:p>9.179687500</text:p>
          </table:table-cell>
          <table:table-cell table:formula="of:=(([.C218]-0)/(1-0))*(1500-0.000000001)+0.000000001" office:value-type="float" office:value="755.859375000496">
            <text:p>755.859375000</text:p>
          </table:table-cell>
          <table:table-cell table:formula="of:=(([.D218]-0)/(1-0))*(1-0.000000001)+0.000000001" office:value-type="float" office:value="0.433593750566406">
            <text:p>0.433593751</text:p>
          </table:table-cell>
          <table:table-cell table:formula="of:=[.M218]*[.P218]" office:value-type="float" office:value="3.46875000453125">
            <text:p>3.468750005</text:p>
          </table:table-cell>
          <table:table-cell table:formula="of:=(([.E218]-0)/(1-0))*(100-0.000000001)+0.000000001" office:value-type="float" office:value="16.0156250008398">
            <text:p>16.015625001</text:p>
          </table:table-cell>
          <table:table-cell table:formula="of:=(([.F218]-0)/(1-0))*(100-0)+0" office:value-type="float" office:value="27.734375">
            <text:p>27.734375000</text:p>
          </table:table-cell>
          <table:table-cell table:formula="of:=(([.G218]-0)/(1-0))*(3-0)+0" office:value-type="float" office:value="1.11328125">
            <text:p>1.113281250</text:p>
          </table:table-cell>
          <table:table-cell table:formula="of:=(([.H218]-0)/(1-0))*(3-0)+0" office:value-type="float" office:value="1.32421875">
            <text:p>1.324218750</text:p>
          </table:table-cell>
          <table:table-cell table:formula="of:=(([.I218]-0)/(1-0))*(100-0)+0" office:value-type="float" office:value="48.828125">
            <text:p>48.828125000</text:p>
          </table:table-cell>
          <table:table-cell table:formula="of:=(([.J218]-0)/(1-0))*(3-0)+0" office:value-type="float" office:value="0.08203125">
            <text:p>0.082031250</text:p>
          </table:table-cell>
          <table:table-cell table:formula="of:=(([.K218]-0)/(1-0))*(3-0)+0" office:value-type="float" office:value="2.89453125">
            <text:p>2.894531250</text:p>
          </table:table-cell>
        </table:table-row>
        <table:table-row table:style-name="ro2">
          <table:table-cell office:value-type="float" office:value="0.17578125">
            <text:p>0.17578125</text:p>
          </table:table-cell>
          <table:table-cell office:value-type="float" office:value="0.10546875">
            <text:p>0.10546875</text:p>
          </table:table-cell>
          <table:table-cell office:value-type="float" office:value="0.06640625">
            <text:p>0.06640625</text:p>
          </table:table-cell>
          <table:table-cell office:value-type="float" office:value="0.24609375">
            <text:p>0.24609375</text:p>
          </table:table-cell>
          <table:table-cell office:value-type="float" office:value="0.59765625">
            <text:p>0.59765625</text:p>
          </table:table-cell>
          <table:table-cell office:value-type="float" office:value="0.46484375">
            <text:p>0.46484375</text:p>
          </table:table-cell>
          <table:table-cell office:value-type="float" office:value="0.55859375">
            <text:p>0.55859375</text:p>
          </table:table-cell>
          <table:table-cell office:value-type="float" office:value="0.12890625">
            <text:p>0.12890625</text:p>
          </table:table-cell>
          <table:table-cell office:value-type="float" office:value="0.17578125">
            <text:p>0.17578125</text:p>
          </table:table-cell>
          <table:table-cell office:value-type="float" office:value="0.71484375">
            <text:p>0.71484375</text:p>
          </table:table-cell>
          <table:table-cell office:value-type="float" office:value="0.90234375">
            <text:p>0.90234375</text:p>
          </table:table-cell>
          <table:table-cell/>
          <table:table-cell table:formula="of:=ROUND((([.A219]-0)/(1-0))*(27-2)+2)" office:value-type="float" office:value="6">
            <text:p>6</text:p>
          </table:table-cell>
          <table:table-cell table:formula="of:=(([.B219]-0)/(1-0))*(10-0)+0" office:value-type="float" office:value="1.0546875">
            <text:p>1.054687500</text:p>
          </table:table-cell>
          <table:table-cell table:formula="of:=(([.C219]-0)/(1-0))*(1500-0.000000001)+0.000000001" office:value-type="float" office:value="99.6093750009336">
            <text:p>99.609375001</text:p>
          </table:table-cell>
          <table:table-cell table:formula="of:=(([.D219]-0)/(1-0))*(1-0.000000001)+0.000000001" office:value-type="float" office:value="0.246093750753906">
            <text:p>0.246093751</text:p>
          </table:table-cell>
          <table:table-cell table:formula="of:=[.M219]*[.P219]" office:value-type="float" office:value="1.47656250452344">
            <text:p>1.476562505</text:p>
          </table:table-cell>
          <table:table-cell table:formula="of:=(([.E219]-0)/(1-0))*(100-0.000000001)+0.000000001" office:value-type="float" office:value="59.7656250004023">
            <text:p>59.765625000</text:p>
          </table:table-cell>
          <table:table-cell table:formula="of:=(([.F219]-0)/(1-0))*(100-0)+0" office:value-type="float" office:value="46.484375">
            <text:p>46.484375000</text:p>
          </table:table-cell>
          <table:table-cell table:formula="of:=(([.G219]-0)/(1-0))*(3-0)+0" office:value-type="float" office:value="1.67578125">
            <text:p>1.675781250</text:p>
          </table:table-cell>
          <table:table-cell table:formula="of:=(([.H219]-0)/(1-0))*(3-0)+0" office:value-type="float" office:value="0.38671875">
            <text:p>0.386718750</text:p>
          </table:table-cell>
          <table:table-cell table:formula="of:=(([.I219]-0)/(1-0))*(100-0)+0" office:value-type="float" office:value="17.578125">
            <text:p>17.578125000</text:p>
          </table:table-cell>
          <table:table-cell table:formula="of:=(([.J219]-0)/(1-0))*(3-0)+0" office:value-type="float" office:value="2.14453125">
            <text:p>2.144531250</text:p>
          </table:table-cell>
          <table:table-cell table:formula="of:=(([.K219]-0)/(1-0))*(3-0)+0" office:value-type="float" office:value="2.70703125">
            <text:p>2.707031250</text:p>
          </table:table-cell>
        </table:table-row>
        <table:table-row table:style-name="ro2">
          <table:table-cell office:value-type="float" office:value="0.67578125">
            <text:p>0.67578125</text:p>
          </table:table-cell>
          <table:table-cell office:value-type="float" office:value="0.60546875">
            <text:p>0.60546875</text:p>
          </table:table-cell>
          <table:table-cell office:value-type="float" office:value="0.56640625">
            <text:p>0.56640625</text:p>
          </table:table-cell>
          <table:table-cell office:value-type="float" office:value="0.74609375">
            <text:p>0.74609375</text:p>
          </table:table-cell>
          <table:table-cell office:value-type="float" office:value="0.09765625">
            <text:p>0.09765625</text:p>
          </table:table-cell>
          <table:table-cell office:value-type="float" office:value="0.96484375">
            <text:p>0.96484375</text:p>
          </table:table-cell>
          <table:table-cell office:value-type="float" office:value="0.05859375">
            <text:p>0.05859375</text:p>
          </table:table-cell>
          <table:table-cell office:value-type="float" office:value="0.62890625">
            <text:p>0.62890625</text:p>
          </table:table-cell>
          <table:table-cell office:value-type="float" office:value="0.67578125">
            <text:p>0.67578125</text:p>
          </table:table-cell>
          <table:table-cell office:value-type="float" office:value="0.21484375">
            <text:p>0.21484375</text:p>
          </table:table-cell>
          <table:table-cell office:value-type="float" office:value="0.40234375">
            <text:p>0.40234375</text:p>
          </table:table-cell>
          <table:table-cell/>
          <table:table-cell table:formula="of:=ROUND((([.A220]-0)/(1-0))*(27-2)+2)" office:value-type="float" office:value="19">
            <text:p>19</text:p>
          </table:table-cell>
          <table:table-cell table:formula="of:=(([.B220]-0)/(1-0))*(10-0)+0" office:value-type="float" office:value="6.0546875">
            <text:p>6.054687500</text:p>
          </table:table-cell>
          <table:table-cell table:formula="of:=(([.C220]-0)/(1-0))*(1500-0.000000001)+0.000000001" office:value-type="float" office:value="849.609375000434">
            <text:p>849.609375000</text:p>
          </table:table-cell>
          <table:table-cell table:formula="of:=(([.D220]-0)/(1-0))*(1-0.000000001)+0.000000001" office:value-type="float" office:value="0.746093750253906">
            <text:p>0.746093750</text:p>
          </table:table-cell>
          <table:table-cell table:formula="of:=[.M220]*[.P220]" office:value-type="float" office:value="14.1757812548242">
            <text:p>14.175781255</text:p>
          </table:table-cell>
          <table:table-cell table:formula="of:=(([.E220]-0)/(1-0))*(100-0.000000001)+0.000000001" office:value-type="float" office:value="9.76562500090234">
            <text:p>9.765625001</text:p>
          </table:table-cell>
          <table:table-cell table:formula="of:=(([.F220]-0)/(1-0))*(100-0)+0" office:value-type="float" office:value="96.484375">
            <text:p>96.484375000</text:p>
          </table:table-cell>
          <table:table-cell table:formula="of:=(([.G220]-0)/(1-0))*(3-0)+0" office:value-type="float" office:value="0.17578125">
            <text:p>0.175781250</text:p>
          </table:table-cell>
          <table:table-cell table:formula="of:=(([.H220]-0)/(1-0))*(3-0)+0" office:value-type="float" office:value="1.88671875">
            <text:p>1.886718750</text:p>
          </table:table-cell>
          <table:table-cell table:formula="of:=(([.I220]-0)/(1-0))*(100-0)+0" office:value-type="float" office:value="67.578125">
            <text:p>67.578125000</text:p>
          </table:table-cell>
          <table:table-cell table:formula="of:=(([.J220]-0)/(1-0))*(3-0)+0" office:value-type="float" office:value="0.64453125">
            <text:p>0.644531250</text:p>
          </table:table-cell>
          <table:table-cell table:formula="of:=(([.K220]-0)/(1-0))*(3-0)+0" office:value-type="float" office:value="1.20703125">
            <text:p>1.207031250</text:p>
          </table:table-cell>
        </table:table-row>
        <table:table-row table:style-name="ro2">
          <table:table-cell office:value-type="float" office:value="0.92578125">
            <text:p>0.92578125</text:p>
          </table:table-cell>
          <table:table-cell office:value-type="float" office:value="0.35546875">
            <text:p>0.35546875</text:p>
          </table:table-cell>
          <table:table-cell office:value-type="float" office:value="0.31640625">
            <text:p>0.31640625</text:p>
          </table:table-cell>
          <table:table-cell office:value-type="float" office:value="0.49609375">
            <text:p>0.49609375</text:p>
          </table:table-cell>
          <table:table-cell office:value-type="float" office:value="0.34765625">
            <text:p>0.34765625</text:p>
          </table:table-cell>
          <table:table-cell office:value-type="float" office:value="0.71484375">
            <text:p>0.71484375</text:p>
          </table:table-cell>
          <table:table-cell office:value-type="float" office:value="0.80859375">
            <text:p>0.80859375</text:p>
          </table:table-cell>
          <table:table-cell office:value-type="float" office:value="0.87890625">
            <text:p>0.87890625</text:p>
          </table:table-cell>
          <table:table-cell office:value-type="float" office:value="0.92578125">
            <text:p>0.92578125</text:p>
          </table:table-cell>
          <table:table-cell office:value-type="float" office:value="0.46484375">
            <text:p>0.46484375</text:p>
          </table:table-cell>
          <table:table-cell office:value-type="float" office:value="0.15234375">
            <text:p>0.15234375</text:p>
          </table:table-cell>
          <table:table-cell/>
          <table:table-cell table:formula="of:=ROUND((([.A221]-0)/(1-0))*(27-2)+2)" office:value-type="float" office:value="25">
            <text:p>25</text:p>
          </table:table-cell>
          <table:table-cell table:formula="of:=(([.B221]-0)/(1-0))*(10-0)+0" office:value-type="float" office:value="3.5546875">
            <text:p>3.554687500</text:p>
          </table:table-cell>
          <table:table-cell table:formula="of:=(([.C221]-0)/(1-0))*(1500-0.000000001)+0.000000001" office:value-type="float" office:value="474.609375000684">
            <text:p>474.609375001</text:p>
          </table:table-cell>
          <table:table-cell table:formula="of:=(([.D221]-0)/(1-0))*(1-0.000000001)+0.000000001" office:value-type="float" office:value="0.496093750503906">
            <text:p>0.496093751</text:p>
          </table:table-cell>
          <table:table-cell table:formula="of:=[.M221]*[.P221]" office:value-type="float" office:value="12.4023437625977">
            <text:p>12.402343763</text:p>
          </table:table-cell>
          <table:table-cell table:formula="of:=(([.E221]-0)/(1-0))*(100-0.000000001)+0.000000001" office:value-type="float" office:value="34.7656250006523">
            <text:p>34.765625001</text:p>
          </table:table-cell>
          <table:table-cell table:formula="of:=(([.F221]-0)/(1-0))*(100-0)+0" office:value-type="float" office:value="71.484375">
            <text:p>71.484375000</text:p>
          </table:table-cell>
          <table:table-cell table:formula="of:=(([.G221]-0)/(1-0))*(3-0)+0" office:value-type="float" office:value="2.42578125">
            <text:p>2.425781250</text:p>
          </table:table-cell>
          <table:table-cell table:formula="of:=(([.H221]-0)/(1-0))*(3-0)+0" office:value-type="float" office:value="2.63671875">
            <text:p>2.636718750</text:p>
          </table:table-cell>
          <table:table-cell table:formula="of:=(([.I221]-0)/(1-0))*(100-0)+0" office:value-type="float" office:value="92.578125">
            <text:p>92.578125000</text:p>
          </table:table-cell>
          <table:table-cell table:formula="of:=(([.J221]-0)/(1-0))*(3-0)+0" office:value-type="float" office:value="1.39453125">
            <text:p>1.394531250</text:p>
          </table:table-cell>
          <table:table-cell table:formula="of:=(([.K221]-0)/(1-0))*(3-0)+0" office:value-type="float" office:value="0.45703125">
            <text:p>0.457031250</text:p>
          </table:table-cell>
        </table:table-row>
        <table:table-row table:style-name="ro2">
          <table:table-cell office:value-type="float" office:value="0.42578125">
            <text:p>0.42578125</text:p>
          </table:table-cell>
          <table:table-cell office:value-type="float" office:value="0.85546875">
            <text:p>0.85546875</text:p>
          </table:table-cell>
          <table:table-cell office:value-type="float" office:value="0.81640625">
            <text:p>0.81640625</text:p>
          </table:table-cell>
          <table:table-cell office:value-type="float" office:value="0.99609375">
            <text:p>0.99609375</text:p>
          </table:table-cell>
          <table:table-cell office:value-type="float" office:value="0.84765625">
            <text:p>0.84765625</text:p>
          </table:table-cell>
          <table:table-cell office:value-type="float" office:value="0.21484375">
            <text:p>0.21484375</text:p>
          </table:table-cell>
          <table:table-cell office:value-type="float" office:value="0.30859375">
            <text:p>0.30859375</text:p>
          </table:table-cell>
          <table:table-cell office:value-type="float" office:value="0.37890625">
            <text:p>0.37890625</text:p>
          </table:table-cell>
          <table:table-cell office:value-type="float" office:value="0.42578125">
            <text:p>0.42578125</text:p>
          </table:table-cell>
          <table:table-cell office:value-type="float" office:value="0.96484375">
            <text:p>0.96484375</text:p>
          </table:table-cell>
          <table:table-cell office:value-type="float" office:value="0.65234375">
            <text:p>0.65234375</text:p>
          </table:table-cell>
          <table:table-cell/>
          <table:table-cell table:formula="of:=ROUND((([.A222]-0)/(1-0))*(27-2)+2)" office:value-type="float" office:value="13">
            <text:p>13</text:p>
          </table:table-cell>
          <table:table-cell table:formula="of:=(([.B222]-0)/(1-0))*(10-0)+0" office:value-type="float" office:value="8.5546875">
            <text:p>8.554687500</text:p>
          </table:table-cell>
          <table:table-cell table:formula="of:=(([.C222]-0)/(1-0))*(1500-0.000000001)+0.000000001" office:value-type="float" office:value="1224.60937500018">
            <text:p>1224.609375000</text:p>
          </table:table-cell>
          <table:table-cell table:formula="of:=(([.D222]-0)/(1-0))*(1-0.000000001)+0.000000001" office:value-type="float" office:value="0.996093750003906">
            <text:p>0.996093750</text:p>
          </table:table-cell>
          <table:table-cell table:formula="of:=[.M222]*[.P222]" office:value-type="float" office:value="12.9492187500508">
            <text:p>12.949218750</text:p>
          </table:table-cell>
          <table:table-cell table:formula="of:=(([.E222]-0)/(1-0))*(100-0.000000001)+0.000000001" office:value-type="float" office:value="84.7656250001523">
            <text:p>84.765625000</text:p>
          </table:table-cell>
          <table:table-cell table:formula="of:=(([.F222]-0)/(1-0))*(100-0)+0" office:value-type="float" office:value="21.484375">
            <text:p>21.484375000</text:p>
          </table:table-cell>
          <table:table-cell table:formula="of:=(([.G222]-0)/(1-0))*(3-0)+0" office:value-type="float" office:value="0.92578125">
            <text:p>0.925781250</text:p>
          </table:table-cell>
          <table:table-cell table:formula="of:=(([.H222]-0)/(1-0))*(3-0)+0" office:value-type="float" office:value="1.13671875">
            <text:p>1.136718750</text:p>
          </table:table-cell>
          <table:table-cell table:formula="of:=(([.I222]-0)/(1-0))*(100-0)+0" office:value-type="float" office:value="42.578125">
            <text:p>42.578125000</text:p>
          </table:table-cell>
          <table:table-cell table:formula="of:=(([.J222]-0)/(1-0))*(3-0)+0" office:value-type="float" office:value="2.89453125">
            <text:p>2.894531250</text:p>
          </table:table-cell>
          <table:table-cell table:formula="of:=(([.K222]-0)/(1-0))*(3-0)+0" office:value-type="float" office:value="1.95703125">
            <text:p>1.957031250</text:p>
          </table:table-cell>
        </table:table-row>
        <table:table-row table:style-name="ro2">
          <table:table-cell office:value-type="float" office:value="0.30078125">
            <text:p>0.30078125</text:p>
          </table:table-cell>
          <table:table-cell office:value-type="float" office:value="0.48046875">
            <text:p>0.48046875</text:p>
          </table:table-cell>
          <table:table-cell office:value-type="float" office:value="0.69140625">
            <text:p>0.69140625</text:p>
          </table:table-cell>
          <table:table-cell office:value-type="float" office:value="0.87109375">
            <text:p>0.87109375</text:p>
          </table:table-cell>
          <table:table-cell office:value-type="float" office:value="0.97265625">
            <text:p>0.97265625</text:p>
          </table:table-cell>
          <table:table-cell office:value-type="float" office:value="0.33984375">
            <text:p>0.33984375</text:p>
          </table:table-cell>
          <table:table-cell office:value-type="float" office:value="0.93359375">
            <text:p>0.93359375</text:p>
          </table:table-cell>
          <table:table-cell office:value-type="float" office:value="0.75390625">
            <text:p>0.75390625</text:p>
          </table:table-cell>
          <table:table-cell office:value-type="float" office:value="0.80078125">
            <text:p>0.80078125</text:p>
          </table:table-cell>
          <table:table-cell office:value-type="float" office:value="0.08984375">
            <text:p>0.08984375</text:p>
          </table:table-cell>
          <table:table-cell office:value-type="float" office:value="0.02734375">
            <text:p>0.02734375</text:p>
          </table:table-cell>
          <table:table-cell/>
          <table:table-cell table:formula="of:=ROUND((([.A223]-0)/(1-0))*(27-2)+2)" office:value-type="float" office:value="10">
            <text:p>10</text:p>
          </table:table-cell>
          <table:table-cell table:formula="of:=(([.B223]-0)/(1-0))*(10-0)+0" office:value-type="float" office:value="4.8046875">
            <text:p>4.804687500</text:p>
          </table:table-cell>
          <table:table-cell table:formula="of:=(([.C223]-0)/(1-0))*(1500-0.000000001)+0.000000001" office:value-type="float" office:value="1037.10937500031">
            <text:p>1037.109375000</text:p>
          </table:table-cell>
          <table:table-cell table:formula="of:=(([.D223]-0)/(1-0))*(1-0.000000001)+0.000000001" office:value-type="float" office:value="0.871093750128906">
            <text:p>0.871093750</text:p>
          </table:table-cell>
          <table:table-cell table:formula="of:=[.M223]*[.P223]" office:value-type="float" office:value="8.71093750128906">
            <text:p>8.710937501</text:p>
          </table:table-cell>
          <table:table-cell table:formula="of:=(([.E223]-0)/(1-0))*(100-0.000000001)+0.000000001" office:value-type="float" office:value="97.2656250000273">
            <text:p>97.265625000</text:p>
          </table:table-cell>
          <table:table-cell table:formula="of:=(([.F223]-0)/(1-0))*(100-0)+0" office:value-type="float" office:value="33.984375">
            <text:p>33.984375000</text:p>
          </table:table-cell>
          <table:table-cell table:formula="of:=(([.G223]-0)/(1-0))*(3-0)+0" office:value-type="float" office:value="2.80078125">
            <text:p>2.800781250</text:p>
          </table:table-cell>
          <table:table-cell table:formula="of:=(([.H223]-0)/(1-0))*(3-0)+0" office:value-type="float" office:value="2.26171875">
            <text:p>2.261718750</text:p>
          </table:table-cell>
          <table:table-cell table:formula="of:=(([.I223]-0)/(1-0))*(100-0)+0" office:value-type="float" office:value="80.078125">
            <text:p>80.078125000</text:p>
          </table:table-cell>
          <table:table-cell table:formula="of:=(([.J223]-0)/(1-0))*(3-0)+0" office:value-type="float" office:value="0.26953125">
            <text:p>0.269531250</text:p>
          </table:table-cell>
          <table:table-cell table:formula="of:=(([.K223]-0)/(1-0))*(3-0)+0" office:value-type="float" office:value="0.08203125">
            <text:p>0.082031250</text:p>
          </table:table-cell>
        </table:table-row>
        <table:table-row table:style-name="ro2">
          <table:table-cell office:value-type="float" office:value="0.80078125">
            <text:p>0.80078125</text:p>
          </table:table-cell>
          <table:table-cell office:value-type="float" office:value="0.98046875">
            <text:p>0.98046875</text:p>
          </table:table-cell>
          <table:table-cell office:value-type="float" office:value="0.19140625">
            <text:p>0.19140625</text:p>
          </table:table-cell>
          <table:table-cell office:value-type="float" office:value="0.37109375">
            <text:p>0.37109375</text:p>
          </table:table-cell>
          <table:table-cell office:value-type="float" office:value="0.47265625">
            <text:p>0.47265625</text:p>
          </table:table-cell>
          <table:table-cell office:value-type="float" office:value="0.83984375">
            <text:p>0.83984375</text:p>
          </table:table-cell>
          <table:table-cell office:value-type="float" office:value="0.43359375">
            <text:p>0.43359375</text:p>
          </table:table-cell>
          <table:table-cell office:value-type="float" office:value="0.25390625">
            <text:p>0.25390625</text:p>
          </table:table-cell>
          <table:table-cell office:value-type="float" office:value="0.30078125">
            <text:p>0.30078125</text:p>
          </table:table-cell>
          <table:table-cell office:value-type="float" office:value="0.58984375">
            <text:p>0.58984375</text:p>
          </table:table-cell>
          <table:table-cell office:value-type="float" office:value="0.52734375">
            <text:p>0.52734375</text:p>
          </table:table-cell>
          <table:table-cell/>
          <table:table-cell table:formula="of:=ROUND((([.A224]-0)/(1-0))*(27-2)+2)" office:value-type="float" office:value="22">
            <text:p>22</text:p>
          </table:table-cell>
          <table:table-cell table:formula="of:=(([.B224]-0)/(1-0))*(10-0)+0" office:value-type="float" office:value="9.8046875">
            <text:p>9.804687500</text:p>
          </table:table-cell>
          <table:table-cell table:formula="of:=(([.C224]-0)/(1-0))*(1500-0.000000001)+0.000000001" office:value-type="float" office:value="287.109375000809">
            <text:p>287.109375001</text:p>
          </table:table-cell>
          <table:table-cell table:formula="of:=(([.D224]-0)/(1-0))*(1-0.000000001)+0.000000001" office:value-type="float" office:value="0.371093750628906">
            <text:p>0.371093751</text:p>
          </table:table-cell>
          <table:table-cell table:formula="of:=[.M224]*[.P224]" office:value-type="float" office:value="8.16406251383594">
            <text:p>8.164062514</text:p>
          </table:table-cell>
          <table:table-cell table:formula="of:=(([.E224]-0)/(1-0))*(100-0.000000001)+0.000000001" office:value-type="float" office:value="47.2656250005273">
            <text:p>47.265625001</text:p>
          </table:table-cell>
          <table:table-cell table:formula="of:=(([.F224]-0)/(1-0))*(100-0)+0" office:value-type="float" office:value="83.984375">
            <text:p>83.984375000</text:p>
          </table:table-cell>
          <table:table-cell table:formula="of:=(([.G224]-0)/(1-0))*(3-0)+0" office:value-type="float" office:value="1.30078125">
            <text:p>1.300781250</text:p>
          </table:table-cell>
          <table:table-cell table:formula="of:=(([.H224]-0)/(1-0))*(3-0)+0" office:value-type="float" office:value="0.76171875">
            <text:p>0.761718750</text:p>
          </table:table-cell>
          <table:table-cell table:formula="of:=(([.I224]-0)/(1-0))*(100-0)+0" office:value-type="float" office:value="30.078125">
            <text:p>30.078125000</text:p>
          </table:table-cell>
          <table:table-cell table:formula="of:=(([.J224]-0)/(1-0))*(3-0)+0" office:value-type="float" office:value="1.76953125">
            <text:p>1.769531250</text:p>
          </table:table-cell>
          <table:table-cell table:formula="of:=(([.K224]-0)/(1-0))*(3-0)+0" office:value-type="float" office:value="1.58203125">
            <text:p>1.582031250</text:p>
          </table:table-cell>
        </table:table-row>
        <table:table-row table:style-name="ro2">
          <table:table-cell office:value-type="float" office:value="0.55078125">
            <text:p>0.55078125</text:p>
          </table:table-cell>
          <table:table-cell office:value-type="float" office:value="0.23046875">
            <text:p>0.23046875</text:p>
          </table:table-cell>
          <table:table-cell office:value-type="float" office:value="0.94140625">
            <text:p>0.94140625</text:p>
          </table:table-cell>
          <table:table-cell office:value-type="float" office:value="0.62109375">
            <text:p>0.62109375</text:p>
          </table:table-cell>
          <table:table-cell office:value-type="float" office:value="0.22265625">
            <text:p>0.22265625</text:p>
          </table:table-cell>
          <table:table-cell office:value-type="float" office:value="0.58984375">
            <text:p>0.58984375</text:p>
          </table:table-cell>
          <table:table-cell office:value-type="float" office:value="0.68359375">
            <text:p>0.68359375</text:p>
          </table:table-cell>
          <table:table-cell office:value-type="float" office:value="0.00390625">
            <text:p>0.00390625</text:p>
          </table:table-cell>
          <table:table-cell office:value-type="float" office:value="0.05078125">
            <text:p>0.05078125</text:p>
          </table:table-cell>
          <table:table-cell office:value-type="float" office:value="0.83984375">
            <text:p>0.83984375</text:p>
          </table:table-cell>
          <table:table-cell office:value-type="float" office:value="0.77734375">
            <text:p>0.77734375</text:p>
          </table:table-cell>
          <table:table-cell/>
          <table:table-cell table:formula="of:=ROUND((([.A225]-0)/(1-0))*(27-2)+2)" office:value-type="float" office:value="16">
            <text:p>16</text:p>
          </table:table-cell>
          <table:table-cell table:formula="of:=(([.B225]-0)/(1-0))*(10-0)+0" office:value-type="float" office:value="2.3046875">
            <text:p>2.304687500</text:p>
          </table:table-cell>
          <table:table-cell table:formula="of:=(([.C225]-0)/(1-0))*(1500-0.000000001)+0.000000001" office:value-type="float" office:value="1412.10937500006">
            <text:p>1412.109375000</text:p>
          </table:table-cell>
          <table:table-cell table:formula="of:=(([.D225]-0)/(1-0))*(1-0.000000001)+0.000000001" office:value-type="float" office:value="0.621093750378906">
            <text:p>0.621093750</text:p>
          </table:table-cell>
          <table:table-cell table:formula="of:=[.M225]*[.P225]" office:value-type="float" office:value="9.9375000060625">
            <text:p>9.937500006</text:p>
          </table:table-cell>
          <table:table-cell table:formula="of:=(([.E225]-0)/(1-0))*(100-0.000000001)+0.000000001" office:value-type="float" office:value="22.2656250007773">
            <text:p>22.265625001</text:p>
          </table:table-cell>
          <table:table-cell table:formula="of:=(([.F225]-0)/(1-0))*(100-0)+0" office:value-type="float" office:value="58.984375">
            <text:p>58.984375000</text:p>
          </table:table-cell>
          <table:table-cell table:formula="of:=(([.G225]-0)/(1-0))*(3-0)+0" office:value-type="float" office:value="2.05078125">
            <text:p>2.050781250</text:p>
          </table:table-cell>
          <table:table-cell table:formula="of:=(([.H225]-0)/(1-0))*(3-0)+0" office:value-type="float" office:value="0.01171875">
            <text:p>0.011718750</text:p>
          </table:table-cell>
          <table:table-cell table:formula="of:=(([.I225]-0)/(1-0))*(100-0)+0" office:value-type="float" office:value="5.078125">
            <text:p>5.078125000</text:p>
          </table:table-cell>
          <table:table-cell table:formula="of:=(([.J225]-0)/(1-0))*(3-0)+0" office:value-type="float" office:value="2.51953125">
            <text:p>2.519531250</text:p>
          </table:table-cell>
          <table:table-cell table:formula="of:=(([.K225]-0)/(1-0))*(3-0)+0" office:value-type="float" office:value="2.33203125">
            <text:p>2.332031250</text:p>
          </table:table-cell>
        </table:table-row>
        <table:table-row table:style-name="ro2">
          <table:table-cell office:value-type="float" office:value="0.05078125">
            <text:p>0.05078125</text:p>
          </table:table-cell>
          <table:table-cell office:value-type="float" office:value="0.73046875">
            <text:p>0.73046875</text:p>
          </table:table-cell>
          <table:table-cell office:value-type="float" office:value="0.44140625">
            <text:p>0.44140625</text:p>
          </table:table-cell>
          <table:table-cell office:value-type="float" office:value="0.12109375">
            <text:p>0.12109375</text:p>
          </table:table-cell>
          <table:table-cell office:value-type="float" office:value="0.72265625">
            <text:p>0.72265625</text:p>
          </table:table-cell>
          <table:table-cell office:value-type="float" office:value="0.08984375">
            <text:p>0.08984375</text:p>
          </table:table-cell>
          <table:table-cell office:value-type="float" office:value="0.18359375">
            <text:p>0.18359375</text:p>
          </table:table-cell>
          <table:table-cell office:value-type="float" office:value="0.50390625">
            <text:p>0.50390625</text:p>
          </table:table-cell>
          <table:table-cell office:value-type="float" office:value="0.55078125">
            <text:p>0.55078125</text:p>
          </table:table-cell>
          <table:table-cell office:value-type="float" office:value="0.33984375">
            <text:p>0.33984375</text:p>
          </table:table-cell>
          <table:table-cell office:value-type="float" office:value="0.27734375">
            <text:p>0.27734375</text:p>
          </table:table-cell>
          <table:table-cell/>
          <table:table-cell table:formula="of:=ROUND((([.A226]-0)/(1-0))*(27-2)+2)" office:value-type="float" office:value="3">
            <text:p>3</text:p>
          </table:table-cell>
          <table:table-cell table:formula="of:=(([.B226]-0)/(1-0))*(10-0)+0" office:value-type="float" office:value="7.3046875">
            <text:p>7.304687500</text:p>
          </table:table-cell>
          <table:table-cell table:formula="of:=(([.C226]-0)/(1-0))*(1500-0.000000001)+0.000000001" office:value-type="float" office:value="662.109375000559">
            <text:p>662.109375001</text:p>
          </table:table-cell>
          <table:table-cell table:formula="of:=(([.D226]-0)/(1-0))*(1-0.000000001)+0.000000001" office:value-type="float" office:value="0.121093750878906">
            <text:p>0.121093751</text:p>
          </table:table-cell>
          <table:table-cell table:formula="of:=[.M226]*[.P226]" office:value-type="float" office:value="0.363281252636719">
            <text:p>0.363281253</text:p>
          </table:table-cell>
          <table:table-cell table:formula="of:=(([.E226]-0)/(1-0))*(100-0.000000001)+0.000000001" office:value-type="float" office:value="72.2656250002773">
            <text:p>72.265625000</text:p>
          </table:table-cell>
          <table:table-cell table:formula="of:=(([.F226]-0)/(1-0))*(100-0)+0" office:value-type="float" office:value="8.984375">
            <text:p>8.984375000</text:p>
          </table:table-cell>
          <table:table-cell table:formula="of:=(([.G226]-0)/(1-0))*(3-0)+0" office:value-type="float" office:value="0.55078125">
            <text:p>0.550781250</text:p>
          </table:table-cell>
          <table:table-cell table:formula="of:=(([.H226]-0)/(1-0))*(3-0)+0" office:value-type="float" office:value="1.51171875">
            <text:p>1.511718750</text:p>
          </table:table-cell>
          <table:table-cell table:formula="of:=(([.I226]-0)/(1-0))*(100-0)+0" office:value-type="float" office:value="55.078125">
            <text:p>55.078125000</text:p>
          </table:table-cell>
          <table:table-cell table:formula="of:=(([.J226]-0)/(1-0))*(3-0)+0" office:value-type="float" office:value="1.01953125">
            <text:p>1.019531250</text:p>
          </table:table-cell>
          <table:table-cell table:formula="of:=(([.K226]-0)/(1-0))*(3-0)+0" office:value-type="float" office:value="0.83203125">
            <text:p>0.832031250</text:p>
          </table:table-cell>
        </table:table-row>
        <table:table-row table:style-name="ro2">
          <table:table-cell office:value-type="float" office:value="0.03515625">
            <text:p>0.03515625</text:p>
          </table:table-cell>
          <table:table-cell office:value-type="float" office:value="0.46484375">
            <text:p>0.46484375</text:p>
          </table:table-cell>
          <table:table-cell office:value-type="float" office:value="0.17578125">
            <text:p>0.17578125</text:p>
          </table:table-cell>
          <table:table-cell office:value-type="float" office:value="0.41796875">
            <text:p>0.41796875</text:p>
          </table:table-cell>
          <table:table-cell office:value-type="float" office:value="0.39453125">
            <text:p>0.39453125</text:p>
          </table:table-cell>
          <table:table-cell office:value-type="float" office:value="0.19921875">
            <text:p>0.19921875</text:p>
          </table:table-cell>
          <table:table-cell office:value-type="float" office:value="0.73046875">
            <text:p>0.73046875</text:p>
          </table:table-cell>
          <table:table-cell office:value-type="float" office:value="0.64453125">
            <text:p>0.64453125</text:p>
          </table:table-cell>
          <table:table-cell office:value-type="float" office:value="0.34765625">
            <text:p>0.34765625</text:p>
          </table:table-cell>
          <table:table-cell office:value-type="float" office:value="0.76171875">
            <text:p>0.76171875</text:p>
          </table:table-cell>
          <table:table-cell office:value-type="float" office:value="0.16796875">
            <text:p>0.16796875</text:p>
          </table:table-cell>
          <table:table-cell/>
          <table:table-cell table:formula="of:=ROUND((([.A227]-0)/(1-0))*(27-2)+2)" office:value-type="float" office:value="3">
            <text:p>3</text:p>
          </table:table-cell>
          <table:table-cell table:formula="of:=(([.B227]-0)/(1-0))*(10-0)+0" office:value-type="float" office:value="4.6484375">
            <text:p>4.648437500</text:p>
          </table:table-cell>
          <table:table-cell table:formula="of:=(([.C227]-0)/(1-0))*(1500-0.000000001)+0.000000001" office:value-type="float" office:value="263.671875000824">
            <text:p>263.671875001</text:p>
          </table:table-cell>
          <table:table-cell table:formula="of:=(([.D227]-0)/(1-0))*(1-0.000000001)+0.000000001" office:value-type="float" office:value="0.417968750582031">
            <text:p>0.417968751</text:p>
          </table:table-cell>
          <table:table-cell table:formula="of:=[.M227]*[.P227]" office:value-type="float" office:value="1.25390625174609">
            <text:p>1.253906252</text:p>
          </table:table-cell>
          <table:table-cell table:formula="of:=(([.E227]-0)/(1-0))*(100-0.000000001)+0.000000001" office:value-type="float" office:value="39.4531250006055">
            <text:p>39.453125001</text:p>
          </table:table-cell>
          <table:table-cell table:formula="of:=(([.F227]-0)/(1-0))*(100-0)+0" office:value-type="float" office:value="19.921875">
            <text:p>19.921875000</text:p>
          </table:table-cell>
          <table:table-cell table:formula="of:=(([.G227]-0)/(1-0))*(3-0)+0" office:value-type="float" office:value="2.19140625">
            <text:p>2.191406250</text:p>
          </table:table-cell>
          <table:table-cell table:formula="of:=(([.H227]-0)/(1-0))*(3-0)+0" office:value-type="float" office:value="1.93359375">
            <text:p>1.933593750</text:p>
          </table:table-cell>
          <table:table-cell table:formula="of:=(([.I227]-0)/(1-0))*(100-0)+0" office:value-type="float" office:value="34.765625">
            <text:p>34.765625000</text:p>
          </table:table-cell>
          <table:table-cell table:formula="of:=(([.J227]-0)/(1-0))*(3-0)+0" office:value-type="float" office:value="2.28515625">
            <text:p>2.285156250</text:p>
          </table:table-cell>
          <table:table-cell table:formula="of:=(([.K227]-0)/(1-0))*(3-0)+0" office:value-type="float" office:value="0.50390625">
            <text:p>0.503906250</text:p>
          </table:table-cell>
        </table:table-row>
        <table:table-row table:style-name="ro2">
          <table:table-cell office:value-type="float" office:value="0.53515625">
            <text:p>0.53515625</text:p>
          </table:table-cell>
          <table:table-cell office:value-type="float" office:value="0.96484375">
            <text:p>0.96484375</text:p>
          </table:table-cell>
          <table:table-cell office:value-type="float" office:value="0.67578125">
            <text:p>0.67578125</text:p>
          </table:table-cell>
          <table:table-cell office:value-type="float" office:value="0.91796875">
            <text:p>0.91796875</text:p>
          </table:table-cell>
          <table:table-cell office:value-type="float" office:value="0.89453125">
            <text:p>0.89453125</text:p>
          </table:table-cell>
          <table:table-cell office:value-type="float" office:value="0.69921875">
            <text:p>0.69921875</text:p>
          </table:table-cell>
          <table:table-cell office:value-type="float" office:value="0.23046875">
            <text:p>0.23046875</text:p>
          </table:table-cell>
          <table:table-cell office:value-type="float" office:value="0.14453125">
            <text:p>0.14453125</text:p>
          </table:table-cell>
          <table:table-cell office:value-type="float" office:value="0.84765625">
            <text:p>0.84765625</text:p>
          </table:table-cell>
          <table:table-cell office:value-type="float" office:value="0.26171875">
            <text:p>0.26171875</text:p>
          </table:table-cell>
          <table:table-cell office:value-type="float" office:value="0.66796875">
            <text:p>0.66796875</text:p>
          </table:table-cell>
          <table:table-cell/>
          <table:table-cell table:formula="of:=ROUND((([.A228]-0)/(1-0))*(27-2)+2)" office:value-type="float" office:value="15">
            <text:p>15</text:p>
          </table:table-cell>
          <table:table-cell table:formula="of:=(([.B228]-0)/(1-0))*(10-0)+0" office:value-type="float" office:value="9.6484375">
            <text:p>9.648437500</text:p>
          </table:table-cell>
          <table:table-cell table:formula="of:=(([.C228]-0)/(1-0))*(1500-0.000000001)+0.000000001" office:value-type="float" office:value="1013.67187500032">
            <text:p>1013.671875000</text:p>
          </table:table-cell>
          <table:table-cell table:formula="of:=(([.D228]-0)/(1-0))*(1-0.000000001)+0.000000001" office:value-type="float" office:value="0.917968750082031">
            <text:p>0.917968750</text:p>
          </table:table-cell>
          <table:table-cell table:formula="of:=[.M228]*[.P228]" office:value-type="float" office:value="13.7695312512305">
            <text:p>13.769531251</text:p>
          </table:table-cell>
          <table:table-cell table:formula="of:=(([.E228]-0)/(1-0))*(100-0.000000001)+0.000000001" office:value-type="float" office:value="89.4531250001055">
            <text:p>89.453125000</text:p>
          </table:table-cell>
          <table:table-cell table:formula="of:=(([.F228]-0)/(1-0))*(100-0)+0" office:value-type="float" office:value="69.921875">
            <text:p>69.921875000</text:p>
          </table:table-cell>
          <table:table-cell table:formula="of:=(([.G228]-0)/(1-0))*(3-0)+0" office:value-type="float" office:value="0.69140625">
            <text:p>0.691406250</text:p>
          </table:table-cell>
          <table:table-cell table:formula="of:=(([.H228]-0)/(1-0))*(3-0)+0" office:value-type="float" office:value="0.43359375">
            <text:p>0.433593750</text:p>
          </table:table-cell>
          <table:table-cell table:formula="of:=(([.I228]-0)/(1-0))*(100-0)+0" office:value-type="float" office:value="84.765625">
            <text:p>84.765625000</text:p>
          </table:table-cell>
          <table:table-cell table:formula="of:=(([.J228]-0)/(1-0))*(3-0)+0" office:value-type="float" office:value="0.78515625">
            <text:p>0.785156250</text:p>
          </table:table-cell>
          <table:table-cell table:formula="of:=(([.K228]-0)/(1-0))*(3-0)+0" office:value-type="float" office:value="2.00390625">
            <text:p>2.003906250</text:p>
          </table:table-cell>
        </table:table-row>
        <table:table-row table:style-name="ro2">
          <table:table-cell office:value-type="float" office:value="0.78515625">
            <text:p>0.78515625</text:p>
          </table:table-cell>
          <table:table-cell office:value-type="float" office:value="0.21484375">
            <text:p>0.21484375</text:p>
          </table:table-cell>
          <table:table-cell office:value-type="float" office:value="0.42578125">
            <text:p>0.42578125</text:p>
          </table:table-cell>
          <table:table-cell office:value-type="float" office:value="0.16796875">
            <text:p>0.16796875</text:p>
          </table:table-cell>
          <table:table-cell office:value-type="float" office:value="0.64453125">
            <text:p>0.64453125</text:p>
          </table:table-cell>
          <table:table-cell office:value-type="float" office:value="0.94921875">
            <text:p>0.94921875</text:p>
          </table:table-cell>
          <table:table-cell office:value-type="float" office:value="0.98046875">
            <text:p>0.98046875</text:p>
          </table:table-cell>
          <table:table-cell office:value-type="float" office:value="0.39453125">
            <text:p>0.39453125</text:p>
          </table:table-cell>
          <table:table-cell office:value-type="float" office:value="0.59765625">
            <text:p>0.59765625</text:p>
          </table:table-cell>
          <table:table-cell office:value-type="float" office:value="0.01171875">
            <text:p>0.01171875</text:p>
          </table:table-cell>
          <table:table-cell office:value-type="float" office:value="0.91796875">
            <text:p>0.91796875</text:p>
          </table:table-cell>
          <table:table-cell/>
          <table:table-cell table:formula="of:=ROUND((([.A229]-0)/(1-0))*(27-2)+2)" office:value-type="float" office:value="22">
            <text:p>22</text:p>
          </table:table-cell>
          <table:table-cell table:formula="of:=(([.B229]-0)/(1-0))*(10-0)+0" office:value-type="float" office:value="2.1484375">
            <text:p>2.148437500</text:p>
          </table:table-cell>
          <table:table-cell table:formula="of:=(([.C229]-0)/(1-0))*(1500-0.000000001)+0.000000001" office:value-type="float" office:value="638.671875000574">
            <text:p>638.671875001</text:p>
          </table:table-cell>
          <table:table-cell table:formula="of:=(([.D229]-0)/(1-0))*(1-0.000000001)+0.000000001" office:value-type="float" office:value="0.167968750832031">
            <text:p>0.167968751</text:p>
          </table:table-cell>
          <table:table-cell table:formula="of:=[.M229]*[.P229]" office:value-type="float" office:value="3.69531251830469">
            <text:p>3.695312518</text:p>
          </table:table-cell>
          <table:table-cell table:formula="of:=(([.E229]-0)/(1-0))*(100-0.000000001)+0.000000001" office:value-type="float" office:value="64.4531250003555">
            <text:p>64.453125000</text:p>
          </table:table-cell>
          <table:table-cell table:formula="of:=(([.F229]-0)/(1-0))*(100-0)+0" office:value-type="float" office:value="94.921875">
            <text:p>94.921875000</text:p>
          </table:table-cell>
          <table:table-cell table:formula="of:=(([.G229]-0)/(1-0))*(3-0)+0" office:value-type="float" office:value="2.94140625">
            <text:p>2.941406250</text:p>
          </table:table-cell>
          <table:table-cell table:formula="of:=(([.H229]-0)/(1-0))*(3-0)+0" office:value-type="float" office:value="1.18359375">
            <text:p>1.183593750</text:p>
          </table:table-cell>
          <table:table-cell table:formula="of:=(([.I229]-0)/(1-0))*(100-0)+0" office:value-type="float" office:value="59.765625">
            <text:p>59.765625000</text:p>
          </table:table-cell>
          <table:table-cell table:formula="of:=(([.J229]-0)/(1-0))*(3-0)+0" office:value-type="float" office:value="0.03515625">
            <text:p>0.035156250</text:p>
          </table:table-cell>
          <table:table-cell table:formula="of:=(([.K229]-0)/(1-0))*(3-0)+0" office:value-type="float" office:value="2.75390625">
            <text:p>2.753906250</text:p>
          </table:table-cell>
        </table:table-row>
        <table:table-row table:style-name="ro2">
          <table:table-cell office:value-type="float" office:value="0.28515625">
            <text:p>0.28515625</text:p>
          </table:table-cell>
          <table:table-cell office:value-type="float" office:value="0.71484375">
            <text:p>0.71484375</text:p>
          </table:table-cell>
          <table:table-cell office:value-type="float" office:value="0.92578125">
            <text:p>0.92578125</text:p>
          </table:table-cell>
          <table:table-cell office:value-type="float" office:value="0.66796875">
            <text:p>0.66796875</text:p>
          </table:table-cell>
          <table:table-cell office:value-type="float" office:value="0.14453125">
            <text:p>0.14453125</text:p>
          </table:table-cell>
          <table:table-cell office:value-type="float" office:value="0.44921875">
            <text:p>0.44921875</text:p>
          </table:table-cell>
          <table:table-cell office:value-type="float" office:value="0.48046875">
            <text:p>0.48046875</text:p>
          </table:table-cell>
          <table:table-cell office:value-type="float" office:value="0.89453125">
            <text:p>0.89453125</text:p>
          </table:table-cell>
          <table:table-cell office:value-type="float" office:value="0.09765625">
            <text:p>0.09765625</text:p>
          </table:table-cell>
          <table:table-cell office:value-type="float" office:value="0.51171875">
            <text:p>0.51171875</text:p>
          </table:table-cell>
          <table:table-cell office:value-type="float" office:value="0.41796875">
            <text:p>0.41796875</text:p>
          </table:table-cell>
          <table:table-cell/>
          <table:table-cell table:formula="of:=ROUND((([.A230]-0)/(1-0))*(27-2)+2)" office:value-type="float" office:value="9">
            <text:p>9</text:p>
          </table:table-cell>
          <table:table-cell table:formula="of:=(([.B230]-0)/(1-0))*(10-0)+0" office:value-type="float" office:value="7.1484375">
            <text:p>7.148437500</text:p>
          </table:table-cell>
          <table:table-cell table:formula="of:=(([.C230]-0)/(1-0))*(1500-0.000000001)+0.000000001" office:value-type="float" office:value="1388.67187500007">
            <text:p>1388.671875000</text:p>
          </table:table-cell>
          <table:table-cell table:formula="of:=(([.D230]-0)/(1-0))*(1-0.000000001)+0.000000001" office:value-type="float" office:value="0.667968750332031">
            <text:p>0.667968750</text:p>
          </table:table-cell>
          <table:table-cell table:formula="of:=[.M230]*[.P230]" office:value-type="float" office:value="6.01171875298828">
            <text:p>6.011718753</text:p>
          </table:table-cell>
          <table:table-cell table:formula="of:=(([.E230]-0)/(1-0))*(100-0.000000001)+0.000000001" office:value-type="float" office:value="14.4531250008555">
            <text:p>14.453125001</text:p>
          </table:table-cell>
          <table:table-cell table:formula="of:=(([.F230]-0)/(1-0))*(100-0)+0" office:value-type="float" office:value="44.921875">
            <text:p>44.921875000</text:p>
          </table:table-cell>
          <table:table-cell table:formula="of:=(([.G230]-0)/(1-0))*(3-0)+0" office:value-type="float" office:value="1.44140625">
            <text:p>1.441406250</text:p>
          </table:table-cell>
          <table:table-cell table:formula="of:=(([.H230]-0)/(1-0))*(3-0)+0" office:value-type="float" office:value="2.68359375">
            <text:p>2.683593750</text:p>
          </table:table-cell>
          <table:table-cell table:formula="of:=(([.I230]-0)/(1-0))*(100-0)+0" office:value-type="float" office:value="9.765625">
            <text:p>9.765625000</text:p>
          </table:table-cell>
          <table:table-cell table:formula="of:=(([.J230]-0)/(1-0))*(3-0)+0" office:value-type="float" office:value="1.53515625">
            <text:p>1.535156250</text:p>
          </table:table-cell>
          <table:table-cell table:formula="of:=(([.K230]-0)/(1-0))*(3-0)+0" office:value-type="float" office:value="1.25390625">
            <text:p>1.253906250</text:p>
          </table:table-cell>
        </table:table-row>
        <table:table-row table:style-name="ro2">
          <table:table-cell office:value-type="float" office:value="0.41015625">
            <text:p>0.41015625</text:p>
          </table:table-cell>
          <table:table-cell office:value-type="float" office:value="0.08984375">
            <text:p>0.08984375</text:p>
          </table:table-cell>
          <table:table-cell office:value-type="float" office:value="0.55078125">
            <text:p>0.55078125</text:p>
          </table:table-cell>
          <table:table-cell office:value-type="float" office:value="0.54296875">
            <text:p>0.54296875</text:p>
          </table:table-cell>
          <table:table-cell office:value-type="float" office:value="0.01953125">
            <text:p>0.01953125</text:p>
          </table:table-cell>
          <table:table-cell office:value-type="float" office:value="0.07421875">
            <text:p>0.07421875</text:p>
          </table:table-cell>
          <table:table-cell office:value-type="float" office:value="0.85546875">
            <text:p>0.85546875</text:p>
          </table:table-cell>
          <table:table-cell office:value-type="float" office:value="0.26953125">
            <text:p>0.26953125</text:p>
          </table:table-cell>
          <table:table-cell office:value-type="float" office:value="0.72265625">
            <text:p>0.72265625</text:p>
          </table:table-cell>
          <table:table-cell office:value-type="float" office:value="0.38671875">
            <text:p>0.38671875</text:p>
          </table:table-cell>
          <table:table-cell office:value-type="float" office:value="0.79296875">
            <text:p>0.79296875</text:p>
          </table:table-cell>
          <table:table-cell/>
          <table:table-cell table:formula="of:=ROUND((([.A231]-0)/(1-0))*(27-2)+2)" office:value-type="float" office:value="12">
            <text:p>12</text:p>
          </table:table-cell>
          <table:table-cell table:formula="of:=(([.B231]-0)/(1-0))*(10-0)+0" office:value-type="float" office:value="0.8984375">
            <text:p>0.898437500</text:p>
          </table:table-cell>
          <table:table-cell table:formula="of:=(([.C231]-0)/(1-0))*(1500-0.000000001)+0.000000001" office:value-type="float" office:value="826.171875000449">
            <text:p>826.171875000</text:p>
          </table:table-cell>
          <table:table-cell table:formula="of:=(([.D231]-0)/(1-0))*(1-0.000000001)+0.000000001" office:value-type="float" office:value="0.542968750457031">
            <text:p>0.542968750</text:p>
          </table:table-cell>
          <table:table-cell table:formula="of:=[.M231]*[.P231]" office:value-type="float" office:value="6.51562500548437">
            <text:p>6.515625005</text:p>
          </table:table-cell>
          <table:table-cell table:formula="of:=(([.E231]-0)/(1-0))*(100-0.000000001)+0.000000001" office:value-type="float" office:value="1.95312500098047">
            <text:p>1.953125001</text:p>
          </table:table-cell>
          <table:table-cell table:formula="of:=(([.F231]-0)/(1-0))*(100-0)+0" office:value-type="float" office:value="7.421875">
            <text:p>7.421875000</text:p>
          </table:table-cell>
          <table:table-cell table:formula="of:=(([.G231]-0)/(1-0))*(3-0)+0" office:value-type="float" office:value="2.56640625">
            <text:p>2.566406250</text:p>
          </table:table-cell>
          <table:table-cell table:formula="of:=(([.H231]-0)/(1-0))*(3-0)+0" office:value-type="float" office:value="0.80859375">
            <text:p>0.808593750</text:p>
          </table:table-cell>
          <table:table-cell table:formula="of:=(([.I231]-0)/(1-0))*(100-0)+0" office:value-type="float" office:value="72.265625">
            <text:p>72.265625000</text:p>
          </table:table-cell>
          <table:table-cell table:formula="of:=(([.J231]-0)/(1-0))*(3-0)+0" office:value-type="float" office:value="1.16015625">
            <text:p>1.160156250</text:p>
          </table:table-cell>
          <table:table-cell table:formula="of:=(([.K231]-0)/(1-0))*(3-0)+0" office:value-type="float" office:value="2.37890625">
            <text:p>2.378906250</text:p>
          </table:table-cell>
        </table:table-row>
        <table:table-row table:style-name="ro2">
          <table:table-cell office:value-type="float" office:value="0.91015625">
            <text:p>0.91015625</text:p>
          </table:table-cell>
          <table:table-cell office:value-type="float" office:value="0.58984375">
            <text:p>0.58984375</text:p>
          </table:table-cell>
          <table:table-cell office:value-type="float" office:value="0.05078125">
            <text:p>0.05078125</text:p>
          </table:table-cell>
          <table:table-cell office:value-type="float" office:value="0.04296875">
            <text:p>0.04296875</text:p>
          </table:table-cell>
          <table:table-cell office:value-type="float" office:value="0.51953125">
            <text:p>0.51953125</text:p>
          </table:table-cell>
          <table:table-cell office:value-type="float" office:value="0.57421875">
            <text:p>0.57421875</text:p>
          </table:table-cell>
          <table:table-cell office:value-type="float" office:value="0.35546875">
            <text:p>0.35546875</text:p>
          </table:table-cell>
          <table:table-cell office:value-type="float" office:value="0.76953125">
            <text:p>0.76953125</text:p>
          </table:table-cell>
          <table:table-cell office:value-type="float" office:value="0.22265625">
            <text:p>0.22265625</text:p>
          </table:table-cell>
          <table:table-cell office:value-type="float" office:value="0.88671875">
            <text:p>0.88671875</text:p>
          </table:table-cell>
          <table:table-cell office:value-type="float" office:value="0.29296875">
            <text:p>0.29296875</text:p>
          </table:table-cell>
          <table:table-cell/>
          <table:table-cell table:formula="of:=ROUND((([.A232]-0)/(1-0))*(27-2)+2)" office:value-type="float" office:value="25">
            <text:p>25</text:p>
          </table:table-cell>
          <table:table-cell table:formula="of:=(([.B232]-0)/(1-0))*(10-0)+0" office:value-type="float" office:value="5.8984375">
            <text:p>5.898437500</text:p>
          </table:table-cell>
          <table:table-cell table:formula="of:=(([.C232]-0)/(1-0))*(1500-0.000000001)+0.000000001" office:value-type="float" office:value="76.1718750009492">
            <text:p>76.171875001</text:p>
          </table:table-cell>
          <table:table-cell table:formula="of:=(([.D232]-0)/(1-0))*(1-0.000000001)+0.000000001" office:value-type="float" office:value="0.0429687509570313">
            <text:p>0.042968751</text:p>
          </table:table-cell>
          <table:table-cell table:formula="of:=[.M232]*[.P232]" office:value-type="float" office:value="1.07421877392578">
            <text:p>1.074218774</text:p>
          </table:table-cell>
          <table:table-cell table:formula="of:=(([.E232]-0)/(1-0))*(100-0.000000001)+0.000000001" office:value-type="float" office:value="51.9531250004805">
            <text:p>51.953125000</text:p>
          </table:table-cell>
          <table:table-cell table:formula="of:=(([.F232]-0)/(1-0))*(100-0)+0" office:value-type="float" office:value="57.421875">
            <text:p>57.421875000</text:p>
          </table:table-cell>
          <table:table-cell table:formula="of:=(([.G232]-0)/(1-0))*(3-0)+0" office:value-type="float" office:value="1.06640625">
            <text:p>1.066406250</text:p>
          </table:table-cell>
          <table:table-cell table:formula="of:=(([.H232]-0)/(1-0))*(3-0)+0" office:value-type="float" office:value="2.30859375">
            <text:p>2.308593750</text:p>
          </table:table-cell>
          <table:table-cell table:formula="of:=(([.I232]-0)/(1-0))*(100-0)+0" office:value-type="float" office:value="22.265625">
            <text:p>22.265625000</text:p>
          </table:table-cell>
          <table:table-cell table:formula="of:=(([.J232]-0)/(1-0))*(3-0)+0" office:value-type="float" office:value="2.66015625">
            <text:p>2.660156250</text:p>
          </table:table-cell>
          <table:table-cell table:formula="of:=(([.K232]-0)/(1-0))*(3-0)+0" office:value-type="float" office:value="0.87890625">
            <text:p>0.878906250</text:p>
          </table:table-cell>
        </table:table-row>
        <table:table-row table:style-name="ro2">
          <table:table-cell office:value-type="float" office:value="0.66015625">
            <text:p>0.66015625</text:p>
          </table:table-cell>
          <table:table-cell office:value-type="float" office:value="0.33984375">
            <text:p>0.33984375</text:p>
          </table:table-cell>
          <table:table-cell office:value-type="float" office:value="0.80078125">
            <text:p>0.80078125</text:p>
          </table:table-cell>
          <table:table-cell office:value-type="float" office:value="0.79296875">
            <text:p>0.79296875</text:p>
          </table:table-cell>
          <table:table-cell office:value-type="float" office:value="0.76953125">
            <text:p>0.76953125</text:p>
          </table:table-cell>
          <table:table-cell office:value-type="float" office:value="0.82421875">
            <text:p>0.82421875</text:p>
          </table:table-cell>
          <table:table-cell office:value-type="float" office:value="0.60546875">
            <text:p>0.60546875</text:p>
          </table:table-cell>
          <table:table-cell office:value-type="float" office:value="0.51953125">
            <text:p>0.51953125</text:p>
          </table:table-cell>
          <table:table-cell office:value-type="float" office:value="0.47265625">
            <text:p>0.47265625</text:p>
          </table:table-cell>
          <table:table-cell office:value-type="float" office:value="0.63671875">
            <text:p>0.63671875</text:p>
          </table:table-cell>
          <table:table-cell office:value-type="float" office:value="0.04296875">
            <text:p>0.04296875</text:p>
          </table:table-cell>
          <table:table-cell/>
          <table:table-cell table:formula="of:=ROUND((([.A233]-0)/(1-0))*(27-2)+2)" office:value-type="float" office:value="19">
            <text:p>19</text:p>
          </table:table-cell>
          <table:table-cell table:formula="of:=(([.B233]-0)/(1-0))*(10-0)+0" office:value-type="float" office:value="3.3984375">
            <text:p>3.398437500</text:p>
          </table:table-cell>
          <table:table-cell table:formula="of:=(([.C233]-0)/(1-0))*(1500-0.000000001)+0.000000001" office:value-type="float" office:value="1201.1718750002">
            <text:p>1201.171875000</text:p>
          </table:table-cell>
          <table:table-cell table:formula="of:=(([.D233]-0)/(1-0))*(1-0.000000001)+0.000000001" office:value-type="float" office:value="0.792968750207031">
            <text:p>0.792968750</text:p>
          </table:table-cell>
          <table:table-cell table:formula="of:=[.M233]*[.P233]" office:value-type="float" office:value="15.0664062539336">
            <text:p>15.066406254</text:p>
          </table:table-cell>
          <table:table-cell table:formula="of:=(([.E233]-0)/(1-0))*(100-0.000000001)+0.000000001" office:value-type="float" office:value="76.9531250002305">
            <text:p>76.953125000</text:p>
          </table:table-cell>
          <table:table-cell table:formula="of:=(([.F233]-0)/(1-0))*(100-0)+0" office:value-type="float" office:value="82.421875">
            <text:p>82.421875000</text:p>
          </table:table-cell>
          <table:table-cell table:formula="of:=(([.G233]-0)/(1-0))*(3-0)+0" office:value-type="float" office:value="1.81640625">
            <text:p>1.816406250</text:p>
          </table:table-cell>
          <table:table-cell table:formula="of:=(([.H233]-0)/(1-0))*(3-0)+0" office:value-type="float" office:value="1.55859375">
            <text:p>1.558593750</text:p>
          </table:table-cell>
          <table:table-cell table:formula="of:=(([.I233]-0)/(1-0))*(100-0)+0" office:value-type="float" office:value="47.265625">
            <text:p>47.265625000</text:p>
          </table:table-cell>
          <table:table-cell table:formula="of:=(([.J233]-0)/(1-0))*(3-0)+0" office:value-type="float" office:value="1.91015625">
            <text:p>1.910156250</text:p>
          </table:table-cell>
          <table:table-cell table:formula="of:=(([.K233]-0)/(1-0))*(3-0)+0" office:value-type="float" office:value="0.12890625">
            <text:p>0.128906250</text:p>
          </table:table-cell>
        </table:table-row>
        <table:table-row table:style-name="ro2">
          <table:table-cell office:value-type="float" office:value="0.16015625">
            <text:p>0.16015625</text:p>
          </table:table-cell>
          <table:table-cell office:value-type="float" office:value="0.83984375">
            <text:p>0.83984375</text:p>
          </table:table-cell>
          <table:table-cell office:value-type="float" office:value="0.30078125">
            <text:p>0.30078125</text:p>
          </table:table-cell>
          <table:table-cell office:value-type="float" office:value="0.29296875">
            <text:p>0.29296875</text:p>
          </table:table-cell>
          <table:table-cell office:value-type="float" office:value="0.26953125">
            <text:p>0.26953125</text:p>
          </table:table-cell>
          <table:table-cell office:value-type="float" office:value="0.32421875">
            <text:p>0.32421875</text:p>
          </table:table-cell>
          <table:table-cell office:value-type="float" office:value="0.10546875">
            <text:p>0.10546875</text:p>
          </table:table-cell>
          <table:table-cell office:value-type="float" office:value="0.01953125">
            <text:p>0.01953125</text:p>
          </table:table-cell>
          <table:table-cell office:value-type="float" office:value="0.97265625">
            <text:p>0.97265625</text:p>
          </table:table-cell>
          <table:table-cell office:value-type="float" office:value="0.13671875">
            <text:p>0.13671875</text:p>
          </table:table-cell>
          <table:table-cell office:value-type="float" office:value="0.54296875">
            <text:p>0.54296875</text:p>
          </table:table-cell>
          <table:table-cell/>
          <table:table-cell table:formula="of:=ROUND((([.A234]-0)/(1-0))*(27-2)+2)" office:value-type="float" office:value="6">
            <text:p>6</text:p>
          </table:table-cell>
          <table:table-cell table:formula="of:=(([.B234]-0)/(1-0))*(10-0)+0" office:value-type="float" office:value="8.3984375">
            <text:p>8.398437500</text:p>
          </table:table-cell>
          <table:table-cell table:formula="of:=(([.C234]-0)/(1-0))*(1500-0.000000001)+0.000000001" office:value-type="float" office:value="451.171875000699">
            <text:p>451.171875001</text:p>
          </table:table-cell>
          <table:table-cell table:formula="of:=(([.D234]-0)/(1-0))*(1-0.000000001)+0.000000001" office:value-type="float" office:value="0.292968750707031">
            <text:p>0.292968751</text:p>
          </table:table-cell>
          <table:table-cell table:formula="of:=[.M234]*[.P234]" office:value-type="float" office:value="1.75781250424219">
            <text:p>1.757812504</text:p>
          </table:table-cell>
          <table:table-cell table:formula="of:=(([.E234]-0)/(1-0))*(100-0.000000001)+0.000000001" office:value-type="float" office:value="26.9531250007305">
            <text:p>26.953125001</text:p>
          </table:table-cell>
          <table:table-cell table:formula="of:=(([.F234]-0)/(1-0))*(100-0)+0" office:value-type="float" office:value="32.421875">
            <text:p>32.421875000</text:p>
          </table:table-cell>
          <table:table-cell table:formula="of:=(([.G234]-0)/(1-0))*(3-0)+0" office:value-type="float" office:value="0.31640625">
            <text:p>0.316406250</text:p>
          </table:table-cell>
          <table:table-cell table:formula="of:=(([.H234]-0)/(1-0))*(3-0)+0" office:value-type="float" office:value="0.05859375">
            <text:p>0.058593750</text:p>
          </table:table-cell>
          <table:table-cell table:formula="of:=(([.I234]-0)/(1-0))*(100-0)+0" office:value-type="float" office:value="97.265625">
            <text:p>97.265625000</text:p>
          </table:table-cell>
          <table:table-cell table:formula="of:=(([.J234]-0)/(1-0))*(3-0)+0" office:value-type="float" office:value="0.41015625">
            <text:p>0.410156250</text:p>
          </table:table-cell>
          <table:table-cell table:formula="of:=(([.K234]-0)/(1-0))*(3-0)+0" office:value-type="float" office:value="1.62890625">
            <text:p>1.628906250</text:p>
          </table:table-cell>
        </table:table-row>
        <table:table-row table:style-name="ro2">
          <table:table-cell office:value-type="float" office:value="0.22265625">
            <text:p>0.22265625</text:p>
          </table:table-cell>
          <table:table-cell office:value-type="float" office:value="0.15234375">
            <text:p>0.15234375</text:p>
          </table:table-cell>
          <table:table-cell office:value-type="float" office:value="0.86328125">
            <text:p>0.86328125</text:p>
          </table:table-cell>
          <table:table-cell office:value-type="float" office:value="0.10546875">
            <text:p>0.10546875</text:p>
          </table:table-cell>
          <table:table-cell office:value-type="float" office:value="0.95703125">
            <text:p>0.95703125</text:p>
          </table:table-cell>
          <table:table-cell office:value-type="float" office:value="0.38671875">
            <text:p>0.38671875</text:p>
          </table:table-cell>
          <table:table-cell office:value-type="float" office:value="0.79296875">
            <text:p>0.79296875</text:p>
          </table:table-cell>
          <table:table-cell office:value-type="float" office:value="0.33203125">
            <text:p>0.33203125</text:p>
          </table:table-cell>
          <table:table-cell office:value-type="float" office:value="0.66015625">
            <text:p>0.66015625</text:p>
          </table:table-cell>
          <table:table-cell office:value-type="float" office:value="0.57421875">
            <text:p>0.57421875</text:p>
          </table:table-cell>
          <table:table-cell office:value-type="float" office:value="0.60546875">
            <text:p>0.60546875</text:p>
          </table:table-cell>
          <table:table-cell/>
          <table:table-cell table:formula="of:=ROUND((([.A235]-0)/(1-0))*(27-2)+2)" office:value-type="float" office:value="8">
            <text:p>8</text:p>
          </table:table-cell>
          <table:table-cell table:formula="of:=(([.B235]-0)/(1-0))*(10-0)+0" office:value-type="float" office:value="1.5234375">
            <text:p>1.523437500</text:p>
          </table:table-cell>
          <table:table-cell table:formula="of:=(([.C235]-0)/(1-0))*(1500-0.000000001)+0.000000001" office:value-type="float" office:value="1294.92187500014">
            <text:p>1294.921875000</text:p>
          </table:table-cell>
          <table:table-cell table:formula="of:=(([.D235]-0)/(1-0))*(1-0.000000001)+0.000000001" office:value-type="float" office:value="0.105468750894531">
            <text:p>0.105468751</text:p>
          </table:table-cell>
          <table:table-cell table:formula="of:=[.M235]*[.P235]" office:value-type="float" office:value="0.84375000715625">
            <text:p>0.843750007</text:p>
          </table:table-cell>
          <table:table-cell table:formula="of:=(([.E235]-0)/(1-0))*(100-0.000000001)+0.000000001" office:value-type="float" office:value="95.703125000043">
            <text:p>95.703125000</text:p>
          </table:table-cell>
          <table:table-cell table:formula="of:=(([.F235]-0)/(1-0))*(100-0)+0" office:value-type="float" office:value="38.671875">
            <text:p>38.671875000</text:p>
          </table:table-cell>
          <table:table-cell table:formula="of:=(([.G235]-0)/(1-0))*(3-0)+0" office:value-type="float" office:value="2.37890625">
            <text:p>2.378906250</text:p>
          </table:table-cell>
          <table:table-cell table:formula="of:=(([.H235]-0)/(1-0))*(3-0)+0" office:value-type="float" office:value="0.99609375">
            <text:p>0.996093750</text:p>
          </table:table-cell>
          <table:table-cell table:formula="of:=(([.I235]-0)/(1-0))*(100-0)+0" office:value-type="float" office:value="66.015625">
            <text:p>66.015625000</text:p>
          </table:table-cell>
          <table:table-cell table:formula="of:=(([.J235]-0)/(1-0))*(3-0)+0" office:value-type="float" office:value="1.72265625">
            <text:p>1.722656250</text:p>
          </table:table-cell>
          <table:table-cell table:formula="of:=(([.K235]-0)/(1-0))*(3-0)+0" office:value-type="float" office:value="1.81640625">
            <text:p>1.816406250</text:p>
          </table:table-cell>
        </table:table-row>
        <table:table-row table:style-name="ro2">
          <table:table-cell office:value-type="float" office:value="0.72265625">
            <text:p>0.72265625</text:p>
          </table:table-cell>
          <table:table-cell office:value-type="float" office:value="0.65234375">
            <text:p>0.65234375</text:p>
          </table:table-cell>
          <table:table-cell office:value-type="float" office:value="0.36328125">
            <text:p>0.36328125</text:p>
          </table:table-cell>
          <table:table-cell office:value-type="float" office:value="0.60546875">
            <text:p>0.60546875</text:p>
          </table:table-cell>
          <table:table-cell office:value-type="float" office:value="0.45703125">
            <text:p>0.45703125</text:p>
          </table:table-cell>
          <table:table-cell office:value-type="float" office:value="0.88671875">
            <text:p>0.88671875</text:p>
          </table:table-cell>
          <table:table-cell office:value-type="float" office:value="0.29296875">
            <text:p>0.29296875</text:p>
          </table:table-cell>
          <table:table-cell office:value-type="float" office:value="0.83203125">
            <text:p>0.83203125</text:p>
          </table:table-cell>
          <table:table-cell office:value-type="float" office:value="0.16015625">
            <text:p>0.16015625</text:p>
          </table:table-cell>
          <table:table-cell office:value-type="float" office:value="0.07421875">
            <text:p>0.07421875</text:p>
          </table:table-cell>
          <table:table-cell office:value-type="float" office:value="0.10546875">
            <text:p>0.10546875</text:p>
          </table:table-cell>
          <table:table-cell/>
          <table:table-cell table:formula="of:=ROUND((([.A236]-0)/(1-0))*(27-2)+2)" office:value-type="float" office:value="20">
            <text:p>20</text:p>
          </table:table-cell>
          <table:table-cell table:formula="of:=(([.B236]-0)/(1-0))*(10-0)+0" office:value-type="float" office:value="6.5234375">
            <text:p>6.523437500</text:p>
          </table:table-cell>
          <table:table-cell table:formula="of:=(([.C236]-0)/(1-0))*(1500-0.000000001)+0.000000001" office:value-type="float" office:value="544.921875000637">
            <text:p>544.921875001</text:p>
          </table:table-cell>
          <table:table-cell table:formula="of:=(([.D236]-0)/(1-0))*(1-0.000000001)+0.000000001" office:value-type="float" office:value="0.605468750394531">
            <text:p>0.605468750</text:p>
          </table:table-cell>
          <table:table-cell table:formula="of:=[.M236]*[.P236]" office:value-type="float" office:value="12.1093750078906">
            <text:p>12.109375008</text:p>
          </table:table-cell>
          <table:table-cell table:formula="of:=(([.E236]-0)/(1-0))*(100-0.000000001)+0.000000001" office:value-type="float" office:value="45.703125000543">
            <text:p>45.703125001</text:p>
          </table:table-cell>
          <table:table-cell table:formula="of:=(([.F236]-0)/(1-0))*(100-0)+0" office:value-type="float" office:value="88.671875">
            <text:p>88.671875000</text:p>
          </table:table-cell>
          <table:table-cell table:formula="of:=(([.G236]-0)/(1-0))*(3-0)+0" office:value-type="float" office:value="0.87890625">
            <text:p>0.878906250</text:p>
          </table:table-cell>
          <table:table-cell table:formula="of:=(([.H236]-0)/(1-0))*(3-0)+0" office:value-type="float" office:value="2.49609375">
            <text:p>2.496093750</text:p>
          </table:table-cell>
          <table:table-cell table:formula="of:=(([.I236]-0)/(1-0))*(100-0)+0" office:value-type="float" office:value="16.015625">
            <text:p>16.015625000</text:p>
          </table:table-cell>
          <table:table-cell table:formula="of:=(([.J236]-0)/(1-0))*(3-0)+0" office:value-type="float" office:value="0.22265625">
            <text:p>0.222656250</text:p>
          </table:table-cell>
          <table:table-cell table:formula="of:=(([.K236]-0)/(1-0))*(3-0)+0" office:value-type="float" office:value="0.31640625">
            <text:p>0.316406250</text:p>
          </table:table-cell>
        </table:table-row>
        <table:table-row table:style-name="ro2">
          <table:table-cell office:value-type="float" office:value="0.97265625">
            <text:p>0.97265625</text:p>
          </table:table-cell>
          <table:table-cell office:value-type="float" office:value="0.40234375">
            <text:p>0.40234375</text:p>
          </table:table-cell>
          <table:table-cell office:value-type="float" office:value="0.61328125">
            <text:p>0.61328125</text:p>
          </table:table-cell>
          <table:table-cell office:value-type="float" office:value="0.35546875">
            <text:p>0.35546875</text:p>
          </table:table-cell>
          <table:table-cell office:value-type="float" office:value="0.20703125">
            <text:p>0.20703125</text:p>
          </table:table-cell>
          <table:table-cell office:value-type="float" office:value="0.63671875">
            <text:p>0.63671875</text:p>
          </table:table-cell>
          <table:table-cell office:value-type="float" office:value="0.54296875">
            <text:p>0.54296875</text:p>
          </table:table-cell>
          <table:table-cell office:value-type="float" office:value="0.58203125">
            <text:p>0.58203125</text:p>
          </table:table-cell>
          <table:table-cell office:value-type="float" office:value="0.41015625">
            <text:p>0.41015625</text:p>
          </table:table-cell>
          <table:table-cell office:value-type="float" office:value="0.32421875">
            <text:p>0.32421875</text:p>
          </table:table-cell>
          <table:table-cell office:value-type="float" office:value="0.35546875">
            <text:p>0.35546875</text:p>
          </table:table-cell>
          <table:table-cell/>
          <table:table-cell table:formula="of:=ROUND((([.A237]-0)/(1-0))*(27-2)+2)" office:value-type="float" office:value="26">
            <text:p>26</text:p>
          </table:table-cell>
          <table:table-cell table:formula="of:=(([.B237]-0)/(1-0))*(10-0)+0" office:value-type="float" office:value="4.0234375">
            <text:p>4.023437500</text:p>
          </table:table-cell>
          <table:table-cell table:formula="of:=(([.C237]-0)/(1-0))*(1500-0.000000001)+0.000000001" office:value-type="float" office:value="919.921875000387">
            <text:p>919.921875000</text:p>
          </table:table-cell>
          <table:table-cell table:formula="of:=(([.D237]-0)/(1-0))*(1-0.000000001)+0.000000001" office:value-type="float" office:value="0.355468750644531">
            <text:p>0.355468751</text:p>
          </table:table-cell>
          <table:table-cell table:formula="of:=[.M237]*[.P237]" office:value-type="float" office:value="9.24218751675781">
            <text:p>9.242187517</text:p>
          </table:table-cell>
          <table:table-cell table:formula="of:=(([.E237]-0)/(1-0))*(100-0.000000001)+0.000000001" office:value-type="float" office:value="20.703125000793">
            <text:p>20.703125001</text:p>
          </table:table-cell>
          <table:table-cell table:formula="of:=(([.F237]-0)/(1-0))*(100-0)+0" office:value-type="float" office:value="63.671875">
            <text:p>63.671875000</text:p>
          </table:table-cell>
          <table:table-cell table:formula="of:=(([.G237]-0)/(1-0))*(3-0)+0" office:value-type="float" office:value="1.62890625">
            <text:p>1.628906250</text:p>
          </table:table-cell>
          <table:table-cell table:formula="of:=(([.H237]-0)/(1-0))*(3-0)+0" office:value-type="float" office:value="1.74609375">
            <text:p>1.746093750</text:p>
          </table:table-cell>
          <table:table-cell table:formula="of:=(([.I237]-0)/(1-0))*(100-0)+0" office:value-type="float" office:value="41.015625">
            <text:p>41.015625000</text:p>
          </table:table-cell>
          <table:table-cell table:formula="of:=(([.J237]-0)/(1-0))*(3-0)+0" office:value-type="float" office:value="0.97265625">
            <text:p>0.972656250</text:p>
          </table:table-cell>
          <table:table-cell table:formula="of:=(([.K237]-0)/(1-0))*(3-0)+0" office:value-type="float" office:value="1.06640625">
            <text:p>1.066406250</text:p>
          </table:table-cell>
        </table:table-row>
        <table:table-row table:style-name="ro2">
          <table:table-cell office:value-type="float" office:value="0.47265625">
            <text:p>0.47265625</text:p>
          </table:table-cell>
          <table:table-cell office:value-type="float" office:value="0.90234375">
            <text:p>0.90234375</text:p>
          </table:table-cell>
          <table:table-cell office:value-type="float" office:value="0.11328125">
            <text:p>0.11328125</text:p>
          </table:table-cell>
          <table:table-cell office:value-type="float" office:value="0.85546875">
            <text:p>0.85546875</text:p>
          </table:table-cell>
          <table:table-cell office:value-type="float" office:value="0.70703125">
            <text:p>0.70703125</text:p>
          </table:table-cell>
          <table:table-cell office:value-type="float" office:value="0.13671875">
            <text:p>0.13671875</text:p>
          </table:table-cell>
          <table:table-cell office:value-type="float" office:value="0.04296875">
            <text:p>0.04296875</text:p>
          </table:table-cell>
          <table:table-cell office:value-type="float" office:value="0.08203125">
            <text:p>0.08203125</text:p>
          </table:table-cell>
          <table:table-cell office:value-type="float" office:value="0.91015625">
            <text:p>0.91015625</text:p>
          </table:table-cell>
          <table:table-cell office:value-type="float" office:value="0.82421875">
            <text:p>0.82421875</text:p>
          </table:table-cell>
          <table:table-cell office:value-type="float" office:value="0.85546875">
            <text:p>0.85546875</text:p>
          </table:table-cell>
          <table:table-cell/>
          <table:table-cell table:formula="of:=ROUND((([.A238]-0)/(1-0))*(27-2)+2)" office:value-type="float" office:value="14">
            <text:p>14</text:p>
          </table:table-cell>
          <table:table-cell table:formula="of:=(([.B238]-0)/(1-0))*(10-0)+0" office:value-type="float" office:value="9.0234375">
            <text:p>9.023437500</text:p>
          </table:table-cell>
          <table:table-cell table:formula="of:=(([.C238]-0)/(1-0))*(1500-0.000000001)+0.000000001" office:value-type="float" office:value="169.921875000887">
            <text:p>169.921875001</text:p>
          </table:table-cell>
          <table:table-cell table:formula="of:=(([.D238]-0)/(1-0))*(1-0.000000001)+0.000000001" office:value-type="float" office:value="0.855468750144531">
            <text:p>0.855468750</text:p>
          </table:table-cell>
          <table:table-cell table:formula="of:=[.M238]*[.P238]" office:value-type="float" office:value="11.9765625020234">
            <text:p>11.976562502</text:p>
          </table:table-cell>
          <table:table-cell table:formula="of:=(([.E238]-0)/(1-0))*(100-0.000000001)+0.000000001" office:value-type="float" office:value="70.703125000293">
            <text:p>70.703125000</text:p>
          </table:table-cell>
          <table:table-cell table:formula="of:=(([.F238]-0)/(1-0))*(100-0)+0" office:value-type="float" office:value="13.671875">
            <text:p>13.671875000</text:p>
          </table:table-cell>
          <table:table-cell table:formula="of:=(([.G238]-0)/(1-0))*(3-0)+0" office:value-type="float" office:value="0.12890625">
            <text:p>0.128906250</text:p>
          </table:table-cell>
          <table:table-cell table:formula="of:=(([.H238]-0)/(1-0))*(3-0)+0" office:value-type="float" office:value="0.24609375">
            <text:p>0.246093750</text:p>
          </table:table-cell>
          <table:table-cell table:formula="of:=(([.I238]-0)/(1-0))*(100-0)+0" office:value-type="float" office:value="91.015625">
            <text:p>91.015625000</text:p>
          </table:table-cell>
          <table:table-cell table:formula="of:=(([.J238]-0)/(1-0))*(3-0)+0" office:value-type="float" office:value="2.47265625">
            <text:p>2.472656250</text:p>
          </table:table-cell>
          <table:table-cell table:formula="of:=(([.K238]-0)/(1-0))*(3-0)+0" office:value-type="float" office:value="2.56640625">
            <text:p>2.566406250</text:p>
          </table:table-cell>
        </table:table-row>
        <table:table-row table:style-name="ro2">
          <table:table-cell office:value-type="float" office:value="0.34765625">
            <text:p>0.34765625</text:p>
          </table:table-cell>
          <table:table-cell office:value-type="float" office:value="0.27734375">
            <text:p>0.27734375</text:p>
          </table:table-cell>
          <table:table-cell office:value-type="float" office:value="0.48828125">
            <text:p>0.48828125</text:p>
          </table:table-cell>
          <table:table-cell office:value-type="float" office:value="0.98046875">
            <text:p>0.98046875</text:p>
          </table:table-cell>
          <table:table-cell office:value-type="float" office:value="0.58203125">
            <text:p>0.58203125</text:p>
          </table:table-cell>
          <table:table-cell office:value-type="float" office:value="0.26171875">
            <text:p>0.26171875</text:p>
          </table:table-cell>
          <table:table-cell office:value-type="float" office:value="0.66796875">
            <text:p>0.66796875</text:p>
          </table:table-cell>
          <table:table-cell office:value-type="float" office:value="0.70703125">
            <text:p>0.70703125</text:p>
          </table:table-cell>
          <table:table-cell office:value-type="float" office:value="0.28515625">
            <text:p>0.28515625</text:p>
          </table:table-cell>
          <table:table-cell office:value-type="float" office:value="0.19921875">
            <text:p>0.19921875</text:p>
          </table:table-cell>
          <table:table-cell office:value-type="float" office:value="0.48046875">
            <text:p>0.48046875</text:p>
          </table:table-cell>
          <table:table-cell/>
          <table:table-cell table:formula="of:=ROUND((([.A239]-0)/(1-0))*(27-2)+2)" office:value-type="float" office:value="11">
            <text:p>11</text:p>
          </table:table-cell>
          <table:table-cell table:formula="of:=(([.B239]-0)/(1-0))*(10-0)+0" office:value-type="float" office:value="2.7734375">
            <text:p>2.773437500</text:p>
          </table:table-cell>
          <table:table-cell table:formula="of:=(([.C239]-0)/(1-0))*(1500-0.000000001)+0.000000001" office:value-type="float" office:value="732.421875000512">
            <text:p>732.421875001</text:p>
          </table:table-cell>
          <table:table-cell table:formula="of:=(([.D239]-0)/(1-0))*(1-0.000000001)+0.000000001" office:value-type="float" office:value="0.980468750019531">
            <text:p>0.980468750</text:p>
          </table:table-cell>
          <table:table-cell table:formula="of:=[.M239]*[.P239]" office:value-type="float" office:value="10.7851562502148">
            <text:p>10.785156250</text:p>
          </table:table-cell>
          <table:table-cell table:formula="of:=(([.E239]-0)/(1-0))*(100-0.000000001)+0.000000001" office:value-type="float" office:value="58.203125000418">
            <text:p>58.203125000</text:p>
          </table:table-cell>
          <table:table-cell table:formula="of:=(([.F239]-0)/(1-0))*(100-0)+0" office:value-type="float" office:value="26.171875">
            <text:p>26.171875000</text:p>
          </table:table-cell>
          <table:table-cell table:formula="of:=(([.G239]-0)/(1-0))*(3-0)+0" office:value-type="float" office:value="2.00390625">
            <text:p>2.003906250</text:p>
          </table:table-cell>
          <table:table-cell table:formula="of:=(([.H239]-0)/(1-0))*(3-0)+0" office:value-type="float" office:value="2.12109375">
            <text:p>2.121093750</text:p>
          </table:table-cell>
          <table:table-cell table:formula="of:=(([.I239]-0)/(1-0))*(100-0)+0" office:value-type="float" office:value="28.515625">
            <text:p>28.515625000</text:p>
          </table:table-cell>
          <table:table-cell table:formula="of:=(([.J239]-0)/(1-0))*(3-0)+0" office:value-type="float" office:value="0.59765625">
            <text:p>0.597656250</text:p>
          </table:table-cell>
          <table:table-cell table:formula="of:=(([.K239]-0)/(1-0))*(3-0)+0" office:value-type="float" office:value="1.44140625">
            <text:p>1.441406250</text:p>
          </table:table-cell>
        </table:table-row>
        <table:table-row table:style-name="ro2">
          <table:table-cell office:value-type="float" office:value="0.84765625">
            <text:p>0.84765625</text:p>
          </table:table-cell>
          <table:table-cell office:value-type="float" office:value="0.77734375">
            <text:p>0.77734375</text:p>
          </table:table-cell>
          <table:table-cell office:value-type="float" office:value="0.98828125">
            <text:p>0.98828125</text:p>
          </table:table-cell>
          <table:table-cell office:value-type="float" office:value="0.48046875">
            <text:p>0.48046875</text:p>
          </table:table-cell>
          <table:table-cell office:value-type="float" office:value="0.08203125">
            <text:p>0.08203125</text:p>
          </table:table-cell>
          <table:table-cell office:value-type="float" office:value="0.76171875">
            <text:p>0.76171875</text:p>
          </table:table-cell>
          <table:table-cell office:value-type="float" office:value="0.16796875">
            <text:p>0.16796875</text:p>
          </table:table-cell>
          <table:table-cell office:value-type="float" office:value="0.20703125">
            <text:p>0.20703125</text:p>
          </table:table-cell>
          <table:table-cell office:value-type="float" office:value="0.78515625">
            <text:p>0.78515625</text:p>
          </table:table-cell>
          <table:table-cell office:value-type="float" office:value="0.69921875">
            <text:p>0.69921875</text:p>
          </table:table-cell>
          <table:table-cell office:value-type="float" office:value="0.98046875">
            <text:p>0.98046875</text:p>
          </table:table-cell>
          <table:table-cell/>
          <table:table-cell table:formula="of:=ROUND((([.A240]-0)/(1-0))*(27-2)+2)" office:value-type="float" office:value="23">
            <text:p>23</text:p>
          </table:table-cell>
          <table:table-cell table:formula="of:=(([.B240]-0)/(1-0))*(10-0)+0" office:value-type="float" office:value="7.7734375">
            <text:p>7.773437500</text:p>
          </table:table-cell>
          <table:table-cell table:formula="of:=(([.C240]-0)/(1-0))*(1500-0.000000001)+0.000000001" office:value-type="float" office:value="1482.42187500001">
            <text:p>1482.421875000</text:p>
          </table:table-cell>
          <table:table-cell table:formula="of:=(([.D240]-0)/(1-0))*(1-0.000000001)+0.000000001" office:value-type="float" office:value="0.480468750519531">
            <text:p>0.480468751</text:p>
          </table:table-cell>
          <table:table-cell table:formula="of:=[.M240]*[.P240]" office:value-type="float" office:value="11.0507812619492">
            <text:p>11.050781262</text:p>
          </table:table-cell>
          <table:table-cell table:formula="of:=(([.E240]-0)/(1-0))*(100-0.000000001)+0.000000001" office:value-type="float" office:value="8.20312500091797">
            <text:p>8.203125001</text:p>
          </table:table-cell>
          <table:table-cell table:formula="of:=(([.F240]-0)/(1-0))*(100-0)+0" office:value-type="float" office:value="76.171875">
            <text:p>76.171875000</text:p>
          </table:table-cell>
          <table:table-cell table:formula="of:=(([.G240]-0)/(1-0))*(3-0)+0" office:value-type="float" office:value="0.50390625">
            <text:p>0.503906250</text:p>
          </table:table-cell>
          <table:table-cell table:formula="of:=(([.H240]-0)/(1-0))*(3-0)+0" office:value-type="float" office:value="0.62109375">
            <text:p>0.621093750</text:p>
          </table:table-cell>
          <table:table-cell table:formula="of:=(([.I240]-0)/(1-0))*(100-0)+0" office:value-type="float" office:value="78.515625">
            <text:p>78.515625000</text:p>
          </table:table-cell>
          <table:table-cell table:formula="of:=(([.J240]-0)/(1-0))*(3-0)+0" office:value-type="float" office:value="2.09765625">
            <text:p>2.097656250</text:p>
          </table:table-cell>
          <table:table-cell table:formula="of:=(([.K240]-0)/(1-0))*(3-0)+0" office:value-type="float" office:value="2.94140625">
            <text:p>2.941406250</text:p>
          </table:table-cell>
        </table:table-row>
        <table:table-row table:style-name="ro2">
          <table:table-cell office:value-type="float" office:value="0.59765625">
            <text:p>0.59765625</text:p>
          </table:table-cell>
          <table:table-cell office:value-type="float" office:value="0.02734375">
            <text:p>0.02734375</text:p>
          </table:table-cell>
          <table:table-cell office:value-type="float" office:value="0.23828125">
            <text:p>0.23828125</text:p>
          </table:table-cell>
          <table:table-cell office:value-type="float" office:value="0.73046875">
            <text:p>0.73046875</text:p>
          </table:table-cell>
          <table:table-cell office:value-type="float" office:value="0.33203125">
            <text:p>0.33203125</text:p>
          </table:table-cell>
          <table:table-cell office:value-type="float" office:value="0.51171875">
            <text:p>0.51171875</text:p>
          </table:table-cell>
          <table:table-cell office:value-type="float" office:value="0.91796875">
            <text:p>0.91796875</text:p>
          </table:table-cell>
          <table:table-cell office:value-type="float" office:value="0.45703125">
            <text:p>0.45703125</text:p>
          </table:table-cell>
          <table:table-cell office:value-type="float" office:value="0.53515625">
            <text:p>0.53515625</text:p>
          </table:table-cell>
          <table:table-cell office:value-type="float" office:value="0.94921875">
            <text:p>0.94921875</text:p>
          </table:table-cell>
          <table:table-cell office:value-type="float" office:value="0.73046875">
            <text:p>0.73046875</text:p>
          </table:table-cell>
          <table:table-cell/>
          <table:table-cell table:formula="of:=ROUND((([.A241]-0)/(1-0))*(27-2)+2)" office:value-type="float" office:value="17">
            <text:p>17</text:p>
          </table:table-cell>
          <table:table-cell table:formula="of:=(([.B241]-0)/(1-0))*(10-0)+0" office:value-type="float" office:value="0.2734375">
            <text:p>0.273437500</text:p>
          </table:table-cell>
          <table:table-cell table:formula="of:=(([.C241]-0)/(1-0))*(1500-0.000000001)+0.000000001" office:value-type="float" office:value="357.421875000762">
            <text:p>357.421875001</text:p>
          </table:table-cell>
          <table:table-cell table:formula="of:=(([.D241]-0)/(1-0))*(1-0.000000001)+0.000000001" office:value-type="float" office:value="0.730468750269531">
            <text:p>0.730468750</text:p>
          </table:table-cell>
          <table:table-cell table:formula="of:=[.M241]*[.P241]" office:value-type="float" office:value="12.417968754582">
            <text:p>12.417968755</text:p>
          </table:table-cell>
          <table:table-cell table:formula="of:=(([.E241]-0)/(1-0))*(100-0.000000001)+0.000000001" office:value-type="float" office:value="33.203125000668">
            <text:p>33.203125001</text:p>
          </table:table-cell>
          <table:table-cell table:formula="of:=(([.F241]-0)/(1-0))*(100-0)+0" office:value-type="float" office:value="51.171875">
            <text:p>51.171875000</text:p>
          </table:table-cell>
          <table:table-cell table:formula="of:=(([.G241]-0)/(1-0))*(3-0)+0" office:value-type="float" office:value="2.75390625">
            <text:p>2.753906250</text:p>
          </table:table-cell>
          <table:table-cell table:formula="of:=(([.H241]-0)/(1-0))*(3-0)+0" office:value-type="float" office:value="1.37109375">
            <text:p>1.371093750</text:p>
          </table:table-cell>
          <table:table-cell table:formula="of:=(([.I241]-0)/(1-0))*(100-0)+0" office:value-type="float" office:value="53.515625">
            <text:p>53.515625000</text:p>
          </table:table-cell>
          <table:table-cell table:formula="of:=(([.J241]-0)/(1-0))*(3-0)+0" office:value-type="float" office:value="2.84765625">
            <text:p>2.847656250</text:p>
          </table:table-cell>
          <table:table-cell table:formula="of:=(([.K241]-0)/(1-0))*(3-0)+0" office:value-type="float" office:value="2.19140625">
            <text:p>2.191406250</text:p>
          </table:table-cell>
        </table:table-row>
        <table:table-row table:style-name="ro2">
          <table:table-cell office:value-type="float" office:value="0.09765625">
            <text:p>0.09765625</text:p>
          </table:table-cell>
          <table:table-cell office:value-type="float" office:value="0.52734375">
            <text:p>0.52734375</text:p>
          </table:table-cell>
          <table:table-cell office:value-type="float" office:value="0.73828125">
            <text:p>0.73828125</text:p>
          </table:table-cell>
          <table:table-cell office:value-type="float" office:value="0.23046875">
            <text:p>0.23046875</text:p>
          </table:table-cell>
          <table:table-cell office:value-type="float" office:value="0.83203125">
            <text:p>0.83203125</text:p>
          </table:table-cell>
          <table:table-cell office:value-type="float" office:value="0.01171875">
            <text:p>0.01171875</text:p>
          </table:table-cell>
          <table:table-cell office:value-type="float" office:value="0.41796875">
            <text:p>0.41796875</text:p>
          </table:table-cell>
          <table:table-cell office:value-type="float" office:value="0.95703125">
            <text:p>0.95703125</text:p>
          </table:table-cell>
          <table:table-cell office:value-type="float" office:value="0.03515625">
            <text:p>0.03515625</text:p>
          </table:table-cell>
          <table:table-cell office:value-type="float" office:value="0.44921875">
            <text:p>0.44921875</text:p>
          </table:table-cell>
          <table:table-cell office:value-type="float" office:value="0.23046875">
            <text:p>0.23046875</text:p>
          </table:table-cell>
          <table:table-cell/>
          <table:table-cell table:formula="of:=ROUND((([.A242]-0)/(1-0))*(27-2)+2)" office:value-type="float" office:value="4">
            <text:p>4</text:p>
          </table:table-cell>
          <table:table-cell table:formula="of:=(([.B242]-0)/(1-0))*(10-0)+0" office:value-type="float" office:value="5.2734375">
            <text:p>5.273437500</text:p>
          </table:table-cell>
          <table:table-cell table:formula="of:=(([.C242]-0)/(1-0))*(1500-0.000000001)+0.000000001" office:value-type="float" office:value="1107.42187500026">
            <text:p>1107.421875000</text:p>
          </table:table-cell>
          <table:table-cell table:formula="of:=(([.D242]-0)/(1-0))*(1-0.000000001)+0.000000001" office:value-type="float" office:value="0.230468750769531">
            <text:p>0.230468751</text:p>
          </table:table-cell>
          <table:table-cell table:formula="of:=[.M242]*[.P242]" office:value-type="float" office:value="0.921875003078125">
            <text:p>0.921875003</text:p>
          </table:table-cell>
          <table:table-cell table:formula="of:=(([.E242]-0)/(1-0))*(100-0.000000001)+0.000000001" office:value-type="float" office:value="83.203125000168">
            <text:p>83.203125000</text:p>
          </table:table-cell>
          <table:table-cell table:formula="of:=(([.F242]-0)/(1-0))*(100-0)+0" office:value-type="float" office:value="1.171875">
            <text:p>1.171875000</text:p>
          </table:table-cell>
          <table:table-cell table:formula="of:=(([.G242]-0)/(1-0))*(3-0)+0" office:value-type="float" office:value="1.25390625">
            <text:p>1.253906250</text:p>
          </table:table-cell>
          <table:table-cell table:formula="of:=(([.H242]-0)/(1-0))*(3-0)+0" office:value-type="float" office:value="2.87109375">
            <text:p>2.871093750</text:p>
          </table:table-cell>
          <table:table-cell table:formula="of:=(([.I242]-0)/(1-0))*(100-0)+0" office:value-type="float" office:value="3.515625">
            <text:p>3.515625000</text:p>
          </table:table-cell>
          <table:table-cell table:formula="of:=(([.J242]-0)/(1-0))*(3-0)+0" office:value-type="float" office:value="1.34765625">
            <text:p>1.347656250</text:p>
          </table:table-cell>
          <table:table-cell table:formula="of:=(([.K242]-0)/(1-0))*(3-0)+0" office:value-type="float" office:value="0.69140625">
            <text:p>0.691406250</text:p>
          </table:table-cell>
        </table:table-row>
        <table:table-row table:style-name="ro2">
          <table:table-cell office:value-type="float" office:value="0.06640625">
            <text:p>0.06640625</text:p>
          </table:table-cell>
          <table:table-cell office:value-type="float" office:value="0.05859375">
            <text:p>0.05859375</text:p>
          </table:table-cell>
          <table:table-cell office:value-type="float" office:value="0.33203125">
            <text:p>0.33203125</text:p>
          </table:table-cell>
          <table:table-cell office:value-type="float" office:value="0.76171875">
            <text:p>0.76171875</text:p>
          </table:table-cell>
          <table:table-cell office:value-type="float" office:value="0.17578125">
            <text:p>0.17578125</text:p>
          </table:table-cell>
          <table:table-cell office:value-type="float" office:value="0.79296875">
            <text:p>0.79296875</text:p>
          </table:table-cell>
          <table:table-cell office:value-type="float" office:value="0.19921875">
            <text:p>0.19921875</text:p>
          </table:table-cell>
          <table:table-cell office:value-type="float" office:value="0.48828125">
            <text:p>0.48828125</text:p>
          </table:table-cell>
          <table:table-cell office:value-type="float" office:value="0.12890625">
            <text:p>0.12890625</text:p>
          </table:table-cell>
          <table:table-cell office:value-type="float" office:value="0.91796875">
            <text:p>0.91796875</text:p>
          </table:table-cell>
          <table:table-cell office:value-type="float" office:value="0.19921875">
            <text:p>0.19921875</text:p>
          </table:table-cell>
          <table:table-cell/>
          <table:table-cell table:formula="of:=ROUND((([.A243]-0)/(1-0))*(27-2)+2)" office:value-type="float" office:value="4">
            <text:p>4</text:p>
          </table:table-cell>
          <table:table-cell table:formula="of:=(([.B243]-0)/(1-0))*(10-0)+0" office:value-type="float" office:value="0.5859375">
            <text:p>0.585937500</text:p>
          </table:table-cell>
          <table:table-cell table:formula="of:=(([.C243]-0)/(1-0))*(1500-0.000000001)+0.000000001" office:value-type="float" office:value="498.046875000668">
            <text:p>498.046875001</text:p>
          </table:table-cell>
          <table:table-cell table:formula="of:=(([.D243]-0)/(1-0))*(1-0.000000001)+0.000000001" office:value-type="float" office:value="0.761718750238281">
            <text:p>0.761718750</text:p>
          </table:table-cell>
          <table:table-cell table:formula="of:=[.M243]*[.P243]" office:value-type="float" office:value="3.04687500095313">
            <text:p>3.046875001</text:p>
          </table:table-cell>
          <table:table-cell table:formula="of:=(([.E243]-0)/(1-0))*(100-0.000000001)+0.000000001" office:value-type="float" office:value="17.5781250008242">
            <text:p>17.578125001</text:p>
          </table:table-cell>
          <table:table-cell table:formula="of:=(([.F243]-0)/(1-0))*(100-0)+0" office:value-type="float" office:value="79.296875">
            <text:p>79.296875000</text:p>
          </table:table-cell>
          <table:table-cell table:formula="of:=(([.G243]-0)/(1-0))*(3-0)+0" office:value-type="float" office:value="0.59765625">
            <text:p>0.597656250</text:p>
          </table:table-cell>
          <table:table-cell table:formula="of:=(([.H243]-0)/(1-0))*(3-0)+0" office:value-type="float" office:value="1.46484375">
            <text:p>1.464843750</text:p>
          </table:table-cell>
          <table:table-cell table:formula="of:=(([.I243]-0)/(1-0))*(100-0)+0" office:value-type="float" office:value="12.890625">
            <text:p>12.890625000</text:p>
          </table:table-cell>
          <table:table-cell table:formula="of:=(([.J243]-0)/(1-0))*(3-0)+0" office:value-type="float" office:value="2.75390625">
            <text:p>2.753906250</text:p>
          </table:table-cell>
          <table:table-cell table:formula="of:=(([.K243]-0)/(1-0))*(3-0)+0" office:value-type="float" office:value="0.59765625">
            <text:p>0.597656250</text:p>
          </table:table-cell>
        </table:table-row>
        <table:table-row table:style-name="ro2">
          <table:table-cell office:value-type="float" office:value="0.56640625">
            <text:p>0.56640625</text:p>
          </table:table-cell>
          <table:table-cell office:value-type="float" office:value="0.55859375">
            <text:p>0.55859375</text:p>
          </table:table-cell>
          <table:table-cell office:value-type="float" office:value="0.83203125">
            <text:p>0.83203125</text:p>
          </table:table-cell>
          <table:table-cell office:value-type="float" office:value="0.26171875">
            <text:p>0.26171875</text:p>
          </table:table-cell>
          <table:table-cell office:value-type="float" office:value="0.67578125">
            <text:p>0.67578125</text:p>
          </table:table-cell>
          <table:table-cell office:value-type="float" office:value="0.29296875">
            <text:p>0.29296875</text:p>
          </table:table-cell>
          <table:table-cell office:value-type="float" office:value="0.69921875">
            <text:p>0.69921875</text:p>
          </table:table-cell>
          <table:table-cell office:value-type="float" office:value="0.98828125">
            <text:p>0.98828125</text:p>
          </table:table-cell>
          <table:table-cell office:value-type="float" office:value="0.62890625">
            <text:p>0.62890625</text:p>
          </table:table-cell>
          <table:table-cell office:value-type="float" office:value="0.41796875">
            <text:p>0.41796875</text:p>
          </table:table-cell>
          <table:table-cell office:value-type="float" office:value="0.69921875">
            <text:p>0.69921875</text:p>
          </table:table-cell>
          <table:table-cell/>
          <table:table-cell table:formula="of:=ROUND((([.A244]-0)/(1-0))*(27-2)+2)" office:value-type="float" office:value="16">
            <text:p>16</text:p>
          </table:table-cell>
          <table:table-cell table:formula="of:=(([.B244]-0)/(1-0))*(10-0)+0" office:value-type="float" office:value="5.5859375">
            <text:p>5.585937500</text:p>
          </table:table-cell>
          <table:table-cell table:formula="of:=(([.C244]-0)/(1-0))*(1500-0.000000001)+0.000000001" office:value-type="float" office:value="1248.04687500017">
            <text:p>1248.046875000</text:p>
          </table:table-cell>
          <table:table-cell table:formula="of:=(([.D244]-0)/(1-0))*(1-0.000000001)+0.000000001" office:value-type="float" office:value="0.261718750738281">
            <text:p>0.261718751</text:p>
          </table:table-cell>
          <table:table-cell table:formula="of:=[.M244]*[.P244]" office:value-type="float" office:value="4.1875000118125">
            <text:p>4.187500012</text:p>
          </table:table-cell>
          <table:table-cell table:formula="of:=(([.E244]-0)/(1-0))*(100-0.000000001)+0.000000001" office:value-type="float" office:value="67.5781250003242">
            <text:p>67.578125000</text:p>
          </table:table-cell>
          <table:table-cell table:formula="of:=(([.F244]-0)/(1-0))*(100-0)+0" office:value-type="float" office:value="29.296875">
            <text:p>29.296875000</text:p>
          </table:table-cell>
          <table:table-cell table:formula="of:=(([.G244]-0)/(1-0))*(3-0)+0" office:value-type="float" office:value="2.09765625">
            <text:p>2.097656250</text:p>
          </table:table-cell>
          <table:table-cell table:formula="of:=(([.H244]-0)/(1-0))*(3-0)+0" office:value-type="float" office:value="2.96484375">
            <text:p>2.964843750</text:p>
          </table:table-cell>
          <table:table-cell table:formula="of:=(([.I244]-0)/(1-0))*(100-0)+0" office:value-type="float" office:value="62.890625">
            <text:p>62.890625000</text:p>
          </table:table-cell>
          <table:table-cell table:formula="of:=(([.J244]-0)/(1-0))*(3-0)+0" office:value-type="float" office:value="1.25390625">
            <text:p>1.253906250</text:p>
          </table:table-cell>
          <table:table-cell table:formula="of:=(([.K244]-0)/(1-0))*(3-0)+0" office:value-type="float" office:value="2.09765625">
            <text:p>2.097656250</text:p>
          </table:table-cell>
        </table:table-row>
        <table:table-row table:style-name="ro2">
          <table:table-cell office:value-type="float" office:value="0.81640625">
            <text:p>0.81640625</text:p>
          </table:table-cell>
          <table:table-cell office:value-type="float" office:value="0.30859375">
            <text:p>0.30859375</text:p>
          </table:table-cell>
          <table:table-cell office:value-type="float" office:value="0.08203125">
            <text:p>0.08203125</text:p>
          </table:table-cell>
          <table:table-cell office:value-type="float" office:value="0.51171875">
            <text:p>0.51171875</text:p>
          </table:table-cell>
          <table:table-cell office:value-type="float" office:value="0.92578125">
            <text:p>0.92578125</text:p>
          </table:table-cell>
          <table:table-cell office:value-type="float" office:value="0.04296875">
            <text:p>0.04296875</text:p>
          </table:table-cell>
          <table:table-cell office:value-type="float" office:value="0.44921875">
            <text:p>0.44921875</text:p>
          </table:table-cell>
          <table:table-cell office:value-type="float" office:value="0.73828125">
            <text:p>0.73828125</text:p>
          </table:table-cell>
          <table:table-cell office:value-type="float" office:value="0.87890625">
            <text:p>0.87890625</text:p>
          </table:table-cell>
          <table:table-cell office:value-type="float" office:value="0.16796875">
            <text:p>0.16796875</text:p>
          </table:table-cell>
          <table:table-cell office:value-type="float" office:value="0.94921875">
            <text:p>0.94921875</text:p>
          </table:table-cell>
          <table:table-cell/>
          <table:table-cell table:formula="of:=ROUND((([.A245]-0)/(1-0))*(27-2)+2)" office:value-type="float" office:value="22">
            <text:p>22</text:p>
          </table:table-cell>
          <table:table-cell table:formula="of:=(([.B245]-0)/(1-0))*(10-0)+0" office:value-type="float" office:value="3.0859375">
            <text:p>3.085937500</text:p>
          </table:table-cell>
          <table:table-cell table:formula="of:=(([.C245]-0)/(1-0))*(1500-0.000000001)+0.000000001" office:value-type="float" office:value="123.046875000918">
            <text:p>123.046875001</text:p>
          </table:table-cell>
          <table:table-cell table:formula="of:=(([.D245]-0)/(1-0))*(1-0.000000001)+0.000000001" office:value-type="float" office:value="0.511718750488281">
            <text:p>0.511718750</text:p>
          </table:table-cell>
          <table:table-cell table:formula="of:=[.M245]*[.P245]" office:value-type="float" office:value="11.2578125107422">
            <text:p>11.257812511</text:p>
          </table:table-cell>
          <table:table-cell table:formula="of:=(([.E245]-0)/(1-0))*(100-0.000000001)+0.000000001" office:value-type="float" office:value="92.5781250000742">
            <text:p>92.578125000</text:p>
          </table:table-cell>
          <table:table-cell table:formula="of:=(([.F245]-0)/(1-0))*(100-0)+0" office:value-type="float" office:value="4.296875">
            <text:p>4.296875000</text:p>
          </table:table-cell>
          <table:table-cell table:formula="of:=(([.G245]-0)/(1-0))*(3-0)+0" office:value-type="float" office:value="1.34765625">
            <text:p>1.347656250</text:p>
          </table:table-cell>
          <table:table-cell table:formula="of:=(([.H245]-0)/(1-0))*(3-0)+0" office:value-type="float" office:value="2.21484375">
            <text:p>2.214843750</text:p>
          </table:table-cell>
          <table:table-cell table:formula="of:=(([.I245]-0)/(1-0))*(100-0)+0" office:value-type="float" office:value="87.890625">
            <text:p>87.890625000</text:p>
          </table:table-cell>
          <table:table-cell table:formula="of:=(([.J245]-0)/(1-0))*(3-0)+0" office:value-type="float" office:value="0.50390625">
            <text:p>0.503906250</text:p>
          </table:table-cell>
          <table:table-cell table:formula="of:=(([.K245]-0)/(1-0))*(3-0)+0" office:value-type="float" office:value="2.84765625">
            <text:p>2.847656250</text:p>
          </table:table-cell>
        </table:table-row>
        <table:table-row table:style-name="ro2">
          <table:table-cell office:value-type="float" office:value="0.31640625">
            <text:p>0.31640625</text:p>
          </table:table-cell>
          <table:table-cell office:value-type="float" office:value="0.80859375">
            <text:p>0.80859375</text:p>
          </table:table-cell>
          <table:table-cell office:value-type="float" office:value="0.58203125">
            <text:p>0.58203125</text:p>
          </table:table-cell>
          <table:table-cell office:value-type="float" office:value="0.01171875">
            <text:p>0.01171875</text:p>
          </table:table-cell>
          <table:table-cell office:value-type="float" office:value="0.42578125">
            <text:p>0.42578125</text:p>
          </table:table-cell>
          <table:table-cell office:value-type="float" office:value="0.54296875">
            <text:p>0.54296875</text:p>
          </table:table-cell>
          <table:table-cell office:value-type="float" office:value="0.94921875">
            <text:p>0.94921875</text:p>
          </table:table-cell>
          <table:table-cell office:value-type="float" office:value="0.23828125">
            <text:p>0.23828125</text:p>
          </table:table-cell>
          <table:table-cell office:value-type="float" office:value="0.37890625">
            <text:p>0.37890625</text:p>
          </table:table-cell>
          <table:table-cell office:value-type="float" office:value="0.66796875">
            <text:p>0.66796875</text:p>
          </table:table-cell>
          <table:table-cell office:value-type="float" office:value="0.44921875">
            <text:p>0.44921875</text:p>
          </table:table-cell>
          <table:table-cell/>
          <table:table-cell table:formula="of:=ROUND((([.A246]-0)/(1-0))*(27-2)+2)" office:value-type="float" office:value="10">
            <text:p>10</text:p>
          </table:table-cell>
          <table:table-cell table:formula="of:=(([.B246]-0)/(1-0))*(10-0)+0" office:value-type="float" office:value="8.0859375">
            <text:p>8.085937500</text:p>
          </table:table-cell>
          <table:table-cell table:formula="of:=(([.C246]-0)/(1-0))*(1500-0.000000001)+0.000000001" office:value-type="float" office:value="873.046875000418">
            <text:p>873.046875000</text:p>
          </table:table-cell>
          <table:table-cell table:formula="of:=(([.D246]-0)/(1-0))*(1-0.000000001)+0.000000001" office:value-type="float" office:value="0.0117187509882813">
            <text:p>0.011718751</text:p>
          </table:table-cell>
          <table:table-cell table:formula="of:=[.M246]*[.P246]" office:value-type="float" office:value="0.117187509882813">
            <text:p>0.117187510</text:p>
          </table:table-cell>
          <table:table-cell table:formula="of:=(([.E246]-0)/(1-0))*(100-0.000000001)+0.000000001" office:value-type="float" office:value="42.5781250005742">
            <text:p>42.578125001</text:p>
          </table:table-cell>
          <table:table-cell table:formula="of:=(([.F246]-0)/(1-0))*(100-0)+0" office:value-type="float" office:value="54.296875">
            <text:p>54.296875000</text:p>
          </table:table-cell>
          <table:table-cell table:formula="of:=(([.G246]-0)/(1-0))*(3-0)+0" office:value-type="float" office:value="2.84765625">
            <text:p>2.847656250</text:p>
          </table:table-cell>
          <table:table-cell table:formula="of:=(([.H246]-0)/(1-0))*(3-0)+0" office:value-type="float" office:value="0.71484375">
            <text:p>0.714843750</text:p>
          </table:table-cell>
          <table:table-cell table:formula="of:=(([.I246]-0)/(1-0))*(100-0)+0" office:value-type="float" office:value="37.890625">
            <text:p>37.890625000</text:p>
          </table:table-cell>
          <table:table-cell table:formula="of:=(([.J246]-0)/(1-0))*(3-0)+0" office:value-type="float" office:value="2.00390625">
            <text:p>2.003906250</text:p>
          </table:table-cell>
          <table:table-cell table:formula="of:=(([.K246]-0)/(1-0))*(3-0)+0" office:value-type="float" office:value="1.34765625">
            <text:p>1.347656250</text:p>
          </table:table-cell>
        </table:table-row>
        <table:table-row table:style-name="ro2">
          <table:table-cell office:value-type="float" office:value="0.44140625">
            <text:p>0.44140625</text:p>
          </table:table-cell>
          <table:table-cell office:value-type="float" office:value="0.43359375">
            <text:p>0.43359375</text:p>
          </table:table-cell>
          <table:table-cell office:value-type="float" office:value="0.95703125">
            <text:p>0.95703125</text:p>
          </table:table-cell>
          <table:table-cell office:value-type="float" office:value="0.13671875">
            <text:p>0.13671875</text:p>
          </table:table-cell>
          <table:table-cell office:value-type="float" office:value="0.30078125">
            <text:p>0.30078125</text:p>
          </table:table-cell>
          <table:table-cell office:value-type="float" office:value="0.91796875">
            <text:p>0.91796875</text:p>
          </table:table-cell>
          <table:table-cell office:value-type="float" office:value="0.32421875">
            <text:p>0.32421875</text:p>
          </table:table-cell>
          <table:table-cell office:value-type="float" office:value="0.61328125">
            <text:p>0.61328125</text:p>
          </table:table-cell>
          <table:table-cell office:value-type="float" office:value="0.75390625">
            <text:p>0.75390625</text:p>
          </table:table-cell>
          <table:table-cell office:value-type="float" office:value="0.29296875">
            <text:p>0.29296875</text:p>
          </table:table-cell>
          <table:table-cell office:value-type="float" office:value="0.82421875">
            <text:p>0.82421875</text:p>
          </table:table-cell>
          <table:table-cell/>
          <table:table-cell table:formula="of:=ROUND((([.A247]-0)/(1-0))*(27-2)+2)" office:value-type="float" office:value="13">
            <text:p>13</text:p>
          </table:table-cell>
          <table:table-cell table:formula="of:=(([.B247]-0)/(1-0))*(10-0)+0" office:value-type="float" office:value="4.3359375">
            <text:p>4.335937500</text:p>
          </table:table-cell>
          <table:table-cell table:formula="of:=(([.C247]-0)/(1-0))*(1500-0.000000001)+0.000000001" office:value-type="float" office:value="1435.54687500004">
            <text:p>1435.546875000</text:p>
          </table:table-cell>
          <table:table-cell table:formula="of:=(([.D247]-0)/(1-0))*(1-0.000000001)+0.000000001" office:value-type="float" office:value="0.136718750863281">
            <text:p>0.136718751</text:p>
          </table:table-cell>
          <table:table-cell table:formula="of:=[.M247]*[.P247]" office:value-type="float" office:value="1.77734376122266">
            <text:p>1.777343761</text:p>
          </table:table-cell>
          <table:table-cell table:formula="of:=(([.E247]-0)/(1-0))*(100-0.000000001)+0.000000001" office:value-type="float" office:value="30.0781250006992">
            <text:p>30.078125001</text:p>
          </table:table-cell>
          <table:table-cell table:formula="of:=(([.F247]-0)/(1-0))*(100-0)+0" office:value-type="float" office:value="91.796875">
            <text:p>91.796875000</text:p>
          </table:table-cell>
          <table:table-cell table:formula="of:=(([.G247]-0)/(1-0))*(3-0)+0" office:value-type="float" office:value="0.97265625">
            <text:p>0.972656250</text:p>
          </table:table-cell>
          <table:table-cell table:formula="of:=(([.H247]-0)/(1-0))*(3-0)+0" office:value-type="float" office:value="1.83984375">
            <text:p>1.839843750</text:p>
          </table:table-cell>
          <table:table-cell table:formula="of:=(([.I247]-0)/(1-0))*(100-0)+0" office:value-type="float" office:value="75.390625">
            <text:p>75.390625000</text:p>
          </table:table-cell>
          <table:table-cell table:formula="of:=(([.J247]-0)/(1-0))*(3-0)+0" office:value-type="float" office:value="0.87890625">
            <text:p>0.878906250</text:p>
          </table:table-cell>
          <table:table-cell table:formula="of:=(([.K247]-0)/(1-0))*(3-0)+0" office:value-type="float" office:value="2.47265625">
            <text:p>2.472656250</text:p>
          </table:table-cell>
        </table:table-row>
        <table:table-row table:style-name="ro2">
          <table:table-cell office:value-type="float" office:value="0.94140625">
            <text:p>0.94140625</text:p>
          </table:table-cell>
          <table:table-cell office:value-type="float" office:value="0.93359375">
            <text:p>0.93359375</text:p>
          </table:table-cell>
          <table:table-cell office:value-type="float" office:value="0.45703125">
            <text:p>0.45703125</text:p>
          </table:table-cell>
          <table:table-cell office:value-type="float" office:value="0.63671875">
            <text:p>0.63671875</text:p>
          </table:table-cell>
          <table:table-cell office:value-type="float" office:value="0.80078125">
            <text:p>0.80078125</text:p>
          </table:table-cell>
          <table:table-cell office:value-type="float" office:value="0.41796875">
            <text:p>0.41796875</text:p>
          </table:table-cell>
          <table:table-cell office:value-type="float" office:value="0.82421875">
            <text:p>0.82421875</text:p>
          </table:table-cell>
          <table:table-cell office:value-type="float" office:value="0.11328125">
            <text:p>0.11328125</text:p>
          </table:table-cell>
          <table:table-cell office:value-type="float" office:value="0.25390625">
            <text:p>0.25390625</text:p>
          </table:table-cell>
          <table:table-cell office:value-type="float" office:value="0.79296875">
            <text:p>0.79296875</text:p>
          </table:table-cell>
          <table:table-cell office:value-type="float" office:value="0.32421875">
            <text:p>0.32421875</text:p>
          </table:table-cell>
          <table:table-cell/>
          <table:table-cell table:formula="of:=ROUND((([.A248]-0)/(1-0))*(27-2)+2)" office:value-type="float" office:value="26">
            <text:p>26</text:p>
          </table:table-cell>
          <table:table-cell table:formula="of:=(([.B248]-0)/(1-0))*(10-0)+0" office:value-type="float" office:value="9.3359375">
            <text:p>9.335937500</text:p>
          </table:table-cell>
          <table:table-cell table:formula="of:=(([.C248]-0)/(1-0))*(1500-0.000000001)+0.000000001" office:value-type="float" office:value="685.546875000543">
            <text:p>685.546875001</text:p>
          </table:table-cell>
          <table:table-cell table:formula="of:=(([.D248]-0)/(1-0))*(1-0.000000001)+0.000000001" office:value-type="float" office:value="0.636718750363281">
            <text:p>0.636718750</text:p>
          </table:table-cell>
          <table:table-cell table:formula="of:=[.M248]*[.P248]" office:value-type="float" office:value="16.5546875094453">
            <text:p>16.554687509</text:p>
          </table:table-cell>
          <table:table-cell table:formula="of:=(([.E248]-0)/(1-0))*(100-0.000000001)+0.000000001" office:value-type="float" office:value="80.0781250001992">
            <text:p>80.078125000</text:p>
          </table:table-cell>
          <table:table-cell table:formula="of:=(([.F248]-0)/(1-0))*(100-0)+0" office:value-type="float" office:value="41.796875">
            <text:p>41.796875000</text:p>
          </table:table-cell>
          <table:table-cell table:formula="of:=(([.G248]-0)/(1-0))*(3-0)+0" office:value-type="float" office:value="2.47265625">
            <text:p>2.472656250</text:p>
          </table:table-cell>
          <table:table-cell table:formula="of:=(([.H248]-0)/(1-0))*(3-0)+0" office:value-type="float" office:value="0.33984375">
            <text:p>0.339843750</text:p>
          </table:table-cell>
          <table:table-cell table:formula="of:=(([.I248]-0)/(1-0))*(100-0)+0" office:value-type="float" office:value="25.390625">
            <text:p>25.390625000</text:p>
          </table:table-cell>
          <table:table-cell table:formula="of:=(([.J248]-0)/(1-0))*(3-0)+0" office:value-type="float" office:value="2.37890625">
            <text:p>2.378906250</text:p>
          </table:table-cell>
          <table:table-cell table:formula="of:=(([.K248]-0)/(1-0))*(3-0)+0" office:value-type="float" office:value="0.97265625">
            <text:p>0.972656250</text:p>
          </table:table-cell>
        </table:table-row>
        <table:table-row table:style-name="ro2">
          <table:table-cell office:value-type="float" office:value="0.69140625">
            <text:p>0.69140625</text:p>
          </table:table-cell>
          <table:table-cell office:value-type="float" office:value="0.18359375">
            <text:p>0.18359375</text:p>
          </table:table-cell>
          <table:table-cell office:value-type="float" office:value="0.70703125">
            <text:p>0.70703125</text:p>
          </table:table-cell>
          <table:table-cell office:value-type="float" office:value="0.38671875">
            <text:p>0.38671875</text:p>
          </table:table-cell>
          <table:table-cell office:value-type="float" office:value="0.55078125">
            <text:p>0.55078125</text:p>
          </table:table-cell>
          <table:table-cell office:value-type="float" office:value="0.16796875">
            <text:p>0.16796875</text:p>
          </table:table-cell>
          <table:table-cell office:value-type="float" office:value="0.07421875">
            <text:p>0.07421875</text:p>
          </table:table-cell>
          <table:table-cell office:value-type="float" office:value="0.36328125">
            <text:p>0.36328125</text:p>
          </table:table-cell>
          <table:table-cell office:value-type="float" office:value="0.00390625">
            <text:p>0.00390625</text:p>
          </table:table-cell>
          <table:table-cell office:value-type="float" office:value="0.54296875">
            <text:p>0.54296875</text:p>
          </table:table-cell>
          <table:table-cell office:value-type="float" office:value="0.07421875">
            <text:p>0.07421875</text:p>
          </table:table-cell>
          <table:table-cell/>
          <table:table-cell table:formula="of:=ROUND((([.A249]-0)/(1-0))*(27-2)+2)" office:value-type="float" office:value="19">
            <text:p>19</text:p>
          </table:table-cell>
          <table:table-cell table:formula="of:=(([.B249]-0)/(1-0))*(10-0)+0" office:value-type="float" office:value="1.8359375">
            <text:p>1.835937500</text:p>
          </table:table-cell>
          <table:table-cell table:formula="of:=(([.C249]-0)/(1-0))*(1500-0.000000001)+0.000000001" office:value-type="float" office:value="1060.54687500029">
            <text:p>1060.546875000</text:p>
          </table:table-cell>
          <table:table-cell table:formula="of:=(([.D249]-0)/(1-0))*(1-0.000000001)+0.000000001" office:value-type="float" office:value="0.386718750613281">
            <text:p>0.386718751</text:p>
          </table:table-cell>
          <table:table-cell table:formula="of:=[.M249]*[.P249]" office:value-type="float" office:value="7.34765626165235">
            <text:p>7.347656262</text:p>
          </table:table-cell>
          <table:table-cell table:formula="of:=(([.E249]-0)/(1-0))*(100-0.000000001)+0.000000001" office:value-type="float" office:value="55.0781250004492">
            <text:p>55.078125000</text:p>
          </table:table-cell>
          <table:table-cell table:formula="of:=(([.F249]-0)/(1-0))*(100-0)+0" office:value-type="float" office:value="16.796875">
            <text:p>16.796875000</text:p>
          </table:table-cell>
          <table:table-cell table:formula="of:=(([.G249]-0)/(1-0))*(3-0)+0" office:value-type="float" office:value="0.22265625">
            <text:p>0.222656250</text:p>
          </table:table-cell>
          <table:table-cell table:formula="of:=(([.H249]-0)/(1-0))*(3-0)+0" office:value-type="float" office:value="1.08984375">
            <text:p>1.089843750</text:p>
          </table:table-cell>
          <table:table-cell table:formula="of:=(([.I249]-0)/(1-0))*(100-0)+0" office:value-type="float" office:value="0.390625">
            <text:p>0.390625000</text:p>
          </table:table-cell>
          <table:table-cell table:formula="of:=(([.J249]-0)/(1-0))*(3-0)+0" office:value-type="float" office:value="1.62890625">
            <text:p>1.628906250</text:p>
          </table:table-cell>
          <table:table-cell table:formula="of:=(([.K249]-0)/(1-0))*(3-0)+0" office:value-type="float" office:value="0.22265625">
            <text:p>0.222656250</text:p>
          </table:table-cell>
        </table:table-row>
        <table:table-row table:style-name="ro2">
          <table:table-cell office:value-type="float" office:value="0.19140625">
            <text:p>0.19140625</text:p>
          </table:table-cell>
          <table:table-cell office:value-type="float" office:value="0.68359375">
            <text:p>0.68359375</text:p>
          </table:table-cell>
          <table:table-cell office:value-type="float" office:value="0.20703125">
            <text:p>0.20703125</text:p>
          </table:table-cell>
          <table:table-cell office:value-type="float" office:value="0.88671875">
            <text:p>0.88671875</text:p>
          </table:table-cell>
          <table:table-cell office:value-type="float" office:value="0.05078125">
            <text:p>0.05078125</text:p>
          </table:table-cell>
          <table:table-cell office:value-type="float" office:value="0.66796875">
            <text:p>0.66796875</text:p>
          </table:table-cell>
          <table:table-cell office:value-type="float" office:value="0.57421875">
            <text:p>0.57421875</text:p>
          </table:table-cell>
          <table:table-cell office:value-type="float" office:value="0.86328125">
            <text:p>0.86328125</text:p>
          </table:table-cell>
          <table:table-cell office:value-type="float" office:value="0.50390625">
            <text:p>0.50390625</text:p>
          </table:table-cell>
          <table:table-cell office:value-type="float" office:value="0.04296875">
            <text:p>0.04296875</text:p>
          </table:table-cell>
          <table:table-cell office:value-type="float" office:value="0.57421875">
            <text:p>0.57421875</text:p>
          </table:table-cell>
          <table:table-cell/>
          <table:table-cell table:formula="of:=ROUND((([.A250]-0)/(1-0))*(27-2)+2)" office:value-type="float" office:value="7">
            <text:p>7</text:p>
          </table:table-cell>
          <table:table-cell table:formula="of:=(([.B250]-0)/(1-0))*(10-0)+0" office:value-type="float" office:value="6.8359375">
            <text:p>6.835937500</text:p>
          </table:table-cell>
          <table:table-cell table:formula="of:=(([.C250]-0)/(1-0))*(1500-0.000000001)+0.000000001" office:value-type="float" office:value="310.546875000793">
            <text:p>310.546875001</text:p>
          </table:table-cell>
          <table:table-cell table:formula="of:=(([.D250]-0)/(1-0))*(1-0.000000001)+0.000000001" office:value-type="float" office:value="0.886718750113281">
            <text:p>0.886718750</text:p>
          </table:table-cell>
          <table:table-cell table:formula="of:=[.M250]*[.P250]" office:value-type="float" office:value="6.20703125079297">
            <text:p>6.207031251</text:p>
          </table:table-cell>
          <table:table-cell table:formula="of:=(([.E250]-0)/(1-0))*(100-0.000000001)+0.000000001" office:value-type="float" office:value="5.07812500094922">
            <text:p>5.078125001</text:p>
          </table:table-cell>
          <table:table-cell table:formula="of:=(([.F250]-0)/(1-0))*(100-0)+0" office:value-type="float" office:value="66.796875">
            <text:p>66.796875000</text:p>
          </table:table-cell>
          <table:table-cell table:formula="of:=(([.G250]-0)/(1-0))*(3-0)+0" office:value-type="float" office:value="1.72265625">
            <text:p>1.722656250</text:p>
          </table:table-cell>
          <table:table-cell table:formula="of:=(([.H250]-0)/(1-0))*(3-0)+0" office:value-type="float" office:value="2.58984375">
            <text:p>2.589843750</text:p>
          </table:table-cell>
          <table:table-cell table:formula="of:=(([.I250]-0)/(1-0))*(100-0)+0" office:value-type="float" office:value="50.390625">
            <text:p>50.390625000</text:p>
          </table:table-cell>
          <table:table-cell table:formula="of:=(([.J250]-0)/(1-0))*(3-0)+0" office:value-type="float" office:value="0.12890625">
            <text:p>0.128906250</text:p>
          </table:table-cell>
          <table:table-cell table:formula="of:=(([.K250]-0)/(1-0))*(3-0)+0" office:value-type="float" office:value="1.72265625">
            <text:p>1.722656250</text:p>
          </table:table-cell>
        </table:table-row>
        <table:table-row table:style-name="ro2">
          <table:table-cell office:value-type="float" office:value="0.12890625">
            <text:p>0.12890625</text:p>
          </table:table-cell>
          <table:table-cell office:value-type="float" office:value="0.37109375">
            <text:p>0.37109375</text:p>
          </table:table-cell>
          <table:table-cell office:value-type="float" office:value="0.64453125">
            <text:p>0.64453125</text:p>
          </table:table-cell>
          <table:table-cell office:value-type="float" office:value="0.69921875">
            <text:p>0.69921875</text:p>
          </table:table-cell>
          <table:table-cell office:value-type="float" office:value="0.73828125">
            <text:p>0.73828125</text:p>
          </table:table-cell>
          <table:table-cell office:value-type="float" office:value="0.60546875">
            <text:p>0.60546875</text:p>
          </table:table-cell>
          <table:table-cell office:value-type="float" office:value="0.26171875">
            <text:p>0.26171875</text:p>
          </table:table-cell>
          <table:table-cell office:value-type="float" office:value="0.55078125">
            <text:p>0.55078125</text:p>
          </table:table-cell>
          <table:table-cell office:value-type="float" office:value="0.81640625">
            <text:p>0.81640625</text:p>
          </table:table-cell>
          <table:table-cell office:value-type="float" office:value="0.73046875">
            <text:p>0.73046875</text:p>
          </table:table-cell>
          <table:table-cell office:value-type="float" office:value="0.51171875">
            <text:p>0.51171875</text:p>
          </table:table-cell>
          <table:table-cell/>
          <table:table-cell table:formula="of:=ROUND((([.A251]-0)/(1-0))*(27-2)+2)" office:value-type="float" office:value="5">
            <text:p>5</text:p>
          </table:table-cell>
          <table:table-cell table:formula="of:=(([.B251]-0)/(1-0))*(10-0)+0" office:value-type="float" office:value="3.7109375">
            <text:p>3.710937500</text:p>
          </table:table-cell>
          <table:table-cell table:formula="of:=(([.C251]-0)/(1-0))*(1500-0.000000001)+0.000000001" office:value-type="float" office:value="966.796875000355">
            <text:p>966.796875000</text:p>
          </table:table-cell>
          <table:table-cell table:formula="of:=(([.D251]-0)/(1-0))*(1-0.000000001)+0.000000001" office:value-type="float" office:value="0.699218750300781">
            <text:p>0.699218750</text:p>
          </table:table-cell>
          <table:table-cell table:formula="of:=[.M251]*[.P251]" office:value-type="float" office:value="3.49609375150391">
            <text:p>3.496093752</text:p>
          </table:table-cell>
          <table:table-cell table:formula="of:=(([.E251]-0)/(1-0))*(100-0.000000001)+0.000000001" office:value-type="float" office:value="73.8281250002617">
            <text:p>73.828125000</text:p>
          </table:table-cell>
          <table:table-cell table:formula="of:=(([.F251]-0)/(1-0))*(100-0)+0" office:value-type="float" office:value="60.546875">
            <text:p>60.546875000</text:p>
          </table:table-cell>
          <table:table-cell table:formula="of:=(([.G251]-0)/(1-0))*(3-0)+0" office:value-type="float" office:value="0.78515625">
            <text:p>0.785156250</text:p>
          </table:table-cell>
          <table:table-cell table:formula="of:=(([.H251]-0)/(1-0))*(3-0)+0" office:value-type="float" office:value="1.65234375">
            <text:p>1.652343750</text:p>
          </table:table-cell>
          <table:table-cell table:formula="of:=(([.I251]-0)/(1-0))*(100-0)+0" office:value-type="float" office:value="81.640625">
            <text:p>81.640625000</text:p>
          </table:table-cell>
          <table:table-cell table:formula="of:=(([.J251]-0)/(1-0))*(3-0)+0" office:value-type="float" office:value="2.19140625">
            <text:p>2.191406250</text:p>
          </table:table-cell>
          <table:table-cell table:formula="of:=(([.K251]-0)/(1-0))*(3-0)+0" office:value-type="float" office:value="1.53515625">
            <text:p>1.535156250</text:p>
          </table:table-cell>
        </table:table-row>
        <table:table-row table:style-name="ro2">
          <table:table-cell office:value-type="float" office:value="0.62890625">
            <text:p>0.62890625</text:p>
          </table:table-cell>
          <table:table-cell office:value-type="float" office:value="0.87109375">
            <text:p>0.87109375</text:p>
          </table:table-cell>
          <table:table-cell office:value-type="float" office:value="0.14453125">
            <text:p>0.14453125</text:p>
          </table:table-cell>
          <table:table-cell office:value-type="float" office:value="0.19921875">
            <text:p>0.19921875</text:p>
          </table:table-cell>
          <table:table-cell office:value-type="float" office:value="0.23828125">
            <text:p>0.23828125</text:p>
          </table:table-cell>
          <table:table-cell office:value-type="float" office:value="0.10546875">
            <text:p>0.10546875</text:p>
          </table:table-cell>
          <table:table-cell office:value-type="float" office:value="0.76171875">
            <text:p>0.76171875</text:p>
          </table:table-cell>
          <table:table-cell office:value-type="float" office:value="0.05078125">
            <text:p>0.05078125</text:p>
          </table:table-cell>
          <table:table-cell office:value-type="float" office:value="0.31640625">
            <text:p>0.31640625</text:p>
          </table:table-cell>
          <table:table-cell office:value-type="float" office:value="0.23046875">
            <text:p>0.23046875</text:p>
          </table:table-cell>
          <table:table-cell office:value-type="float" office:value="0.01171875">
            <text:p>0.01171875</text:p>
          </table:table-cell>
          <table:table-cell/>
          <table:table-cell table:formula="of:=ROUND((([.A252]-0)/(1-0))*(27-2)+2)" office:value-type="float" office:value="18">
            <text:p>18</text:p>
          </table:table-cell>
          <table:table-cell table:formula="of:=(([.B252]-0)/(1-0))*(10-0)+0" office:value-type="float" office:value="8.7109375">
            <text:p>8.710937500</text:p>
          </table:table-cell>
          <table:table-cell table:formula="of:=(([.C252]-0)/(1-0))*(1500-0.000000001)+0.000000001" office:value-type="float" office:value="216.796875000855">
            <text:p>216.796875001</text:p>
          </table:table-cell>
          <table:table-cell table:formula="of:=(([.D252]-0)/(1-0))*(1-0.000000001)+0.000000001" office:value-type="float" office:value="0.199218750800781">
            <text:p>0.199218751</text:p>
          </table:table-cell>
          <table:table-cell table:formula="of:=[.M252]*[.P252]" office:value-type="float" office:value="3.58593751441406">
            <text:p>3.585937514</text:p>
          </table:table-cell>
          <table:table-cell table:formula="of:=(([.E252]-0)/(1-0))*(100-0.000000001)+0.000000001" office:value-type="float" office:value="23.8281250007617">
            <text:p>23.828125001</text:p>
          </table:table-cell>
          <table:table-cell table:formula="of:=(([.F252]-0)/(1-0))*(100-0)+0" office:value-type="float" office:value="10.546875">
            <text:p>10.546875000</text:p>
          </table:table-cell>
          <table:table-cell table:formula="of:=(([.G252]-0)/(1-0))*(3-0)+0" office:value-type="float" office:value="2.28515625">
            <text:p>2.285156250</text:p>
          </table:table-cell>
          <table:table-cell table:formula="of:=(([.H252]-0)/(1-0))*(3-0)+0" office:value-type="float" office:value="0.15234375">
            <text:p>0.152343750</text:p>
          </table:table-cell>
          <table:table-cell table:formula="of:=(([.I252]-0)/(1-0))*(100-0)+0" office:value-type="float" office:value="31.640625">
            <text:p>31.640625000</text:p>
          </table:table-cell>
          <table:table-cell table:formula="of:=(([.J252]-0)/(1-0))*(3-0)+0" office:value-type="float" office:value="0.69140625">
            <text:p>0.691406250</text:p>
          </table:table-cell>
          <table:table-cell table:formula="of:=(([.K252]-0)/(1-0))*(3-0)+0" office:value-type="float" office:value="0.03515625">
            <text:p>0.035156250</text:p>
          </table:table-cell>
        </table:table-row>
        <table:table-row table:style-name="ro2">
          <table:table-cell office:value-type="float" office:value="0.87890625">
            <text:p>0.87890625</text:p>
          </table:table-cell>
          <table:table-cell office:value-type="float" office:value="0.12109375">
            <text:p>0.12109375</text:p>
          </table:table-cell>
          <table:table-cell office:value-type="float" office:value="0.89453125">
            <text:p>0.89453125</text:p>
          </table:table-cell>
          <table:table-cell office:value-type="float" office:value="0.94921875">
            <text:p>0.94921875</text:p>
          </table:table-cell>
          <table:table-cell office:value-type="float" office:value="0.48828125">
            <text:p>0.48828125</text:p>
          </table:table-cell>
          <table:table-cell office:value-type="float" office:value="0.35546875">
            <text:p>0.35546875</text:p>
          </table:table-cell>
          <table:table-cell office:value-type="float" office:value="0.01171875">
            <text:p>0.01171875</text:p>
          </table:table-cell>
          <table:table-cell office:value-type="float" office:value="0.30078125">
            <text:p>0.30078125</text:p>
          </table:table-cell>
          <table:table-cell office:value-type="float" office:value="0.06640625">
            <text:p>0.06640625</text:p>
          </table:table-cell>
          <table:table-cell office:value-type="float" office:value="0.48046875">
            <text:p>0.48046875</text:p>
          </table:table-cell>
          <table:table-cell office:value-type="float" office:value="0.26171875">
            <text:p>0.26171875</text:p>
          </table:table-cell>
          <table:table-cell/>
          <table:table-cell table:formula="of:=ROUND((([.A253]-0)/(1-0))*(27-2)+2)" office:value-type="float" office:value="24">
            <text:p>24</text:p>
          </table:table-cell>
          <table:table-cell table:formula="of:=(([.B253]-0)/(1-0))*(10-0)+0" office:value-type="float" office:value="1.2109375">
            <text:p>1.210937500</text:p>
          </table:table-cell>
          <table:table-cell table:formula="of:=(([.C253]-0)/(1-0))*(1500-0.000000001)+0.000000001" office:value-type="float" office:value="1341.79687500011">
            <text:p>1341.796875000</text:p>
          </table:table-cell>
          <table:table-cell table:formula="of:=(([.D253]-0)/(1-0))*(1-0.000000001)+0.000000001" office:value-type="float" office:value="0.949218750050781">
            <text:p>0.949218750</text:p>
          </table:table-cell>
          <table:table-cell table:formula="of:=[.M253]*[.P253]" office:value-type="float" office:value="22.7812500012188">
            <text:p>22.781250001</text:p>
          </table:table-cell>
          <table:table-cell table:formula="of:=(([.E253]-0)/(1-0))*(100-0.000000001)+0.000000001" office:value-type="float" office:value="48.8281250005117">
            <text:p>48.828125001</text:p>
          </table:table-cell>
          <table:table-cell table:formula="of:=(([.F253]-0)/(1-0))*(100-0)+0" office:value-type="float" office:value="35.546875">
            <text:p>35.546875000</text:p>
          </table:table-cell>
          <table:table-cell table:formula="of:=(([.G253]-0)/(1-0))*(3-0)+0" office:value-type="float" office:value="0.03515625">
            <text:p>0.035156250</text:p>
          </table:table-cell>
          <table:table-cell table:formula="of:=(([.H253]-0)/(1-0))*(3-0)+0" office:value-type="float" office:value="0.90234375">
            <text:p>0.902343750</text:p>
          </table:table-cell>
          <table:table-cell table:formula="of:=(([.I253]-0)/(1-0))*(100-0)+0" office:value-type="float" office:value="6.640625">
            <text:p>6.640625000</text:p>
          </table:table-cell>
          <table:table-cell table:formula="of:=(([.J253]-0)/(1-0))*(3-0)+0" office:value-type="float" office:value="1.44140625">
            <text:p>1.441406250</text:p>
          </table:table-cell>
          <table:table-cell table:formula="of:=(([.K253]-0)/(1-0))*(3-0)+0" office:value-type="float" office:value="0.78515625">
            <text:p>0.785156250</text:p>
          </table:table-cell>
        </table:table-row>
        <table:table-row table:style-name="ro2">
          <table:table-cell office:value-type="float" office:value="0.37890625">
            <text:p>0.37890625</text:p>
          </table:table-cell>
          <table:table-cell office:value-type="float" office:value="0.62109375">
            <text:p>0.62109375</text:p>
          </table:table-cell>
          <table:table-cell office:value-type="float" office:value="0.39453125">
            <text:p>0.39453125</text:p>
          </table:table-cell>
          <table:table-cell office:value-type="float" office:value="0.44921875">
            <text:p>0.44921875</text:p>
          </table:table-cell>
          <table:table-cell office:value-type="float" office:value="0.98828125">
            <text:p>0.98828125</text:p>
          </table:table-cell>
          <table:table-cell office:value-type="float" office:value="0.85546875">
            <text:p>0.85546875</text:p>
          </table:table-cell>
          <table:table-cell office:value-type="float" office:value="0.51171875">
            <text:p>0.51171875</text:p>
          </table:table-cell>
          <table:table-cell office:value-type="float" office:value="0.80078125">
            <text:p>0.80078125</text:p>
          </table:table-cell>
          <table:table-cell office:value-type="float" office:value="0.56640625">
            <text:p>0.56640625</text:p>
          </table:table-cell>
          <table:table-cell office:value-type="float" office:value="0.98046875">
            <text:p>0.98046875</text:p>
          </table:table-cell>
          <table:table-cell office:value-type="float" office:value="0.76171875">
            <text:p>0.76171875</text:p>
          </table:table-cell>
          <table:table-cell/>
          <table:table-cell table:formula="of:=ROUND((([.A254]-0)/(1-0))*(27-2)+2)" office:value-type="float" office:value="11">
            <text:p>11</text:p>
          </table:table-cell>
          <table:table-cell table:formula="of:=(([.B254]-0)/(1-0))*(10-0)+0" office:value-type="float" office:value="6.2109375">
            <text:p>6.210937500</text:p>
          </table:table-cell>
          <table:table-cell table:formula="of:=(([.C254]-0)/(1-0))*(1500-0.000000001)+0.000000001" office:value-type="float" office:value="591.796875000606">
            <text:p>591.796875001</text:p>
          </table:table-cell>
          <table:table-cell table:formula="of:=(([.D254]-0)/(1-0))*(1-0.000000001)+0.000000001" office:value-type="float" office:value="0.449218750550781">
            <text:p>0.449218751</text:p>
          </table:table-cell>
          <table:table-cell table:formula="of:=[.M254]*[.P254]" office:value-type="float" office:value="4.94140625605859">
            <text:p>4.941406256</text:p>
          </table:table-cell>
          <table:table-cell table:formula="of:=(([.E254]-0)/(1-0))*(100-0.000000001)+0.000000001" office:value-type="float" office:value="98.8281250000117">
            <text:p>98.828125000</text:p>
          </table:table-cell>
          <table:table-cell table:formula="of:=(([.F254]-0)/(1-0))*(100-0)+0" office:value-type="float" office:value="85.546875">
            <text:p>85.546875000</text:p>
          </table:table-cell>
          <table:table-cell table:formula="of:=(([.G254]-0)/(1-0))*(3-0)+0" office:value-type="float" office:value="1.53515625">
            <text:p>1.535156250</text:p>
          </table:table-cell>
          <table:table-cell table:formula="of:=(([.H254]-0)/(1-0))*(3-0)+0" office:value-type="float" office:value="2.40234375">
            <text:p>2.402343750</text:p>
          </table:table-cell>
          <table:table-cell table:formula="of:=(([.I254]-0)/(1-0))*(100-0)+0" office:value-type="float" office:value="56.640625">
            <text:p>56.640625000</text:p>
          </table:table-cell>
          <table:table-cell table:formula="of:=(([.J254]-0)/(1-0))*(3-0)+0" office:value-type="float" office:value="2.94140625">
            <text:p>2.941406250</text:p>
          </table:table-cell>
          <table:table-cell table:formula="of:=(([.K254]-0)/(1-0))*(3-0)+0" office:value-type="float" office:value="2.28515625">
            <text:p>2.285156250</text:p>
          </table:table-cell>
        </table:table-row>
        <table:table-row table:style-name="ro2">
          <table:table-cell office:value-type="float" office:value="0.25390625">
            <text:p>0.25390625</text:p>
          </table:table-cell>
          <table:table-cell office:value-type="float" office:value="0.24609375">
            <text:p>0.24609375</text:p>
          </table:table-cell>
          <table:table-cell office:value-type="float" office:value="0.01953125">
            <text:p>0.01953125</text:p>
          </table:table-cell>
          <table:table-cell office:value-type="float" office:value="0.32421875">
            <text:p>0.32421875</text:p>
          </table:table-cell>
          <table:table-cell office:value-type="float" office:value="0.86328125">
            <text:p>0.86328125</text:p>
          </table:table-cell>
          <table:table-cell office:value-type="float" office:value="0.73046875">
            <text:p>0.73046875</text:p>
          </table:table-cell>
          <table:table-cell office:value-type="float" office:value="0.13671875">
            <text:p>0.13671875</text:p>
          </table:table-cell>
          <table:table-cell office:value-type="float" office:value="0.42578125">
            <text:p>0.42578125</text:p>
          </table:table-cell>
          <table:table-cell office:value-type="float" office:value="0.19140625">
            <text:p>0.19140625</text:p>
          </table:table-cell>
          <table:table-cell office:value-type="float" office:value="0.10546875">
            <text:p>0.10546875</text:p>
          </table:table-cell>
          <table:table-cell office:value-type="float" office:value="0.38671875">
            <text:p>0.38671875</text:p>
          </table:table-cell>
          <table:table-cell/>
          <table:table-cell table:formula="of:=ROUND((([.A255]-0)/(1-0))*(27-2)+2)" office:value-type="float" office:value="8">
            <text:p>8</text:p>
          </table:table-cell>
          <table:table-cell table:formula="of:=(([.B255]-0)/(1-0))*(10-0)+0" office:value-type="float" office:value="2.4609375">
            <text:p>2.460937500</text:p>
          </table:table-cell>
          <table:table-cell table:formula="of:=(([.C255]-0)/(1-0))*(1500-0.000000001)+0.000000001" office:value-type="float" office:value="29.2968750009805">
            <text:p>29.296875001</text:p>
          </table:table-cell>
          <table:table-cell table:formula="of:=(([.D255]-0)/(1-0))*(1-0.000000001)+0.000000001" office:value-type="float" office:value="0.324218750675781">
            <text:p>0.324218751</text:p>
          </table:table-cell>
          <table:table-cell table:formula="of:=[.M255]*[.P255]" office:value-type="float" office:value="2.59375000540625">
            <text:p>2.593750005</text:p>
          </table:table-cell>
          <table:table-cell table:formula="of:=(([.E255]-0)/(1-0))*(100-0.000000001)+0.000000001" office:value-type="float" office:value="86.3281250001367">
            <text:p>86.328125000</text:p>
          </table:table-cell>
          <table:table-cell table:formula="of:=(([.F255]-0)/(1-0))*(100-0)+0" office:value-type="float" office:value="73.046875">
            <text:p>73.046875000</text:p>
          </table:table-cell>
          <table:table-cell table:formula="of:=(([.G255]-0)/(1-0))*(3-0)+0" office:value-type="float" office:value="0.41015625">
            <text:p>0.410156250</text:p>
          </table:table-cell>
          <table:table-cell table:formula="of:=(([.H255]-0)/(1-0))*(3-0)+0" office:value-type="float" office:value="1.27734375">
            <text:p>1.277343750</text:p>
          </table:table-cell>
          <table:table-cell table:formula="of:=(([.I255]-0)/(1-0))*(100-0)+0" office:value-type="float" office:value="19.140625">
            <text:p>19.140625000</text:p>
          </table:table-cell>
          <table:table-cell table:formula="of:=(([.J255]-0)/(1-0))*(3-0)+0" office:value-type="float" office:value="0.31640625">
            <text:p>0.316406250</text:p>
          </table:table-cell>
          <table:table-cell table:formula="of:=(([.K255]-0)/(1-0))*(3-0)+0" office:value-type="float" office:value="1.16015625">
            <text:p>1.160156250</text:p>
          </table:table-cell>
        </table:table-row>
        <table:table-row table:style-name="ro2">
          <table:table-cell office:value-type="float" office:value="0.75390625">
            <text:p>0.75390625</text:p>
          </table:table-cell>
          <table:table-cell office:value-type="float" office:value="0.74609375">
            <text:p>0.74609375</text:p>
          </table:table-cell>
          <table:table-cell office:value-type="float" office:value="0.51953125">
            <text:p>0.51953125</text:p>
          </table:table-cell>
          <table:table-cell office:value-type="float" office:value="0.82421875">
            <text:p>0.82421875</text:p>
          </table:table-cell>
          <table:table-cell office:value-type="float" office:value="0.36328125">
            <text:p>0.36328125</text:p>
          </table:table-cell>
          <table:table-cell office:value-type="float" office:value="0.23046875">
            <text:p>0.23046875</text:p>
          </table:table-cell>
          <table:table-cell office:value-type="float" office:value="0.63671875">
            <text:p>0.63671875</text:p>
          </table:table-cell>
          <table:table-cell office:value-type="float" office:value="0.92578125">
            <text:p>0.92578125</text:p>
          </table:table-cell>
          <table:table-cell office:value-type="float" office:value="0.69140625">
            <text:p>0.69140625</text:p>
          </table:table-cell>
          <table:table-cell office:value-type="float" office:value="0.60546875">
            <text:p>0.60546875</text:p>
          </table:table-cell>
          <table:table-cell office:value-type="float" office:value="0.88671875">
            <text:p>0.88671875</text:p>
          </table:table-cell>
          <table:table-cell/>
          <table:table-cell table:formula="of:=ROUND((([.A256]-0)/(1-0))*(27-2)+2)" office:value-type="float" office:value="21">
            <text:p>21</text:p>
          </table:table-cell>
          <table:table-cell table:formula="of:=(([.B256]-0)/(1-0))*(10-0)+0" office:value-type="float" office:value="7.4609375">
            <text:p>7.460937500</text:p>
          </table:table-cell>
          <table:table-cell table:formula="of:=(([.C256]-0)/(1-0))*(1500-0.000000001)+0.000000001" office:value-type="float" office:value="779.29687500048">
            <text:p>779.296875000</text:p>
          </table:table-cell>
          <table:table-cell table:formula="of:=(([.D256]-0)/(1-0))*(1-0.000000001)+0.000000001" office:value-type="float" office:value="0.824218750175781">
            <text:p>0.824218750</text:p>
          </table:table-cell>
          <table:table-cell table:formula="of:=[.M256]*[.P256]" office:value-type="float" office:value="17.3085937536914">
            <text:p>17.308593754</text:p>
          </table:table-cell>
          <table:table-cell table:formula="of:=(([.E256]-0)/(1-0))*(100-0.000000001)+0.000000001" office:value-type="float" office:value="36.3281250006367">
            <text:p>36.328125001</text:p>
          </table:table-cell>
          <table:table-cell table:formula="of:=(([.F256]-0)/(1-0))*(100-0)+0" office:value-type="float" office:value="23.046875">
            <text:p>23.046875000</text:p>
          </table:table-cell>
          <table:table-cell table:formula="of:=(([.G256]-0)/(1-0))*(3-0)+0" office:value-type="float" office:value="1.91015625">
            <text:p>1.910156250</text:p>
          </table:table-cell>
          <table:table-cell table:formula="of:=(([.H256]-0)/(1-0))*(3-0)+0" office:value-type="float" office:value="2.77734375">
            <text:p>2.777343750</text:p>
          </table:table-cell>
          <table:table-cell table:formula="of:=(([.I256]-0)/(1-0))*(100-0)+0" office:value-type="float" office:value="69.140625">
            <text:p>69.140625000</text:p>
          </table:table-cell>
          <table:table-cell table:formula="of:=(([.J256]-0)/(1-0))*(3-0)+0" office:value-type="float" office:value="1.81640625">
            <text:p>1.816406250</text:p>
          </table:table-cell>
          <table:table-cell table:formula="of:=(([.K256]-0)/(1-0))*(3-0)+0" office:value-type="float" office:value="2.66015625">
            <text:p>2.660156250</text:p>
          </table:table-cell>
        </table:table-row>
        <table:table-row table:style-name="ro2">
          <table:table-cell office:value-type="float" office:value="0.50390625">
            <text:p>0.50390625</text:p>
          </table:table-cell>
          <table:table-cell office:value-type="float" office:value="0.49609375">
            <text:p>0.49609375</text:p>
          </table:table-cell>
          <table:table-cell office:value-type="float" office:value="0.26953125">
            <text:p>0.26953125</text:p>
          </table:table-cell>
          <table:table-cell office:value-type="float" office:value="0.07421875">
            <text:p>0.07421875</text:p>
          </table:table-cell>
          <table:table-cell office:value-type="float" office:value="0.11328125">
            <text:p>0.11328125</text:p>
          </table:table-cell>
          <table:table-cell office:value-type="float" office:value="0.48046875">
            <text:p>0.48046875</text:p>
          </table:table-cell>
          <table:table-cell office:value-type="float" office:value="0.38671875">
            <text:p>0.38671875</text:p>
          </table:table-cell>
          <table:table-cell office:value-type="float" office:value="0.67578125">
            <text:p>0.67578125</text:p>
          </table:table-cell>
          <table:table-cell office:value-type="float" office:value="0.94140625">
            <text:p>0.94140625</text:p>
          </table:table-cell>
          <table:table-cell office:value-type="float" office:value="0.85546875">
            <text:p>0.85546875</text:p>
          </table:table-cell>
          <table:table-cell office:value-type="float" office:value="0.63671875">
            <text:p>0.63671875</text:p>
          </table:table-cell>
          <table:table-cell/>
          <table:table-cell table:formula="of:=ROUND((([.A257]-0)/(1-0))*(27-2)+2)" office:value-type="float" office:value="15">
            <text:p>15</text:p>
          </table:table-cell>
          <table:table-cell table:formula="of:=(([.B257]-0)/(1-0))*(10-0)+0" office:value-type="float" office:value="4.9609375">
            <text:p>4.960937500</text:p>
          </table:table-cell>
          <table:table-cell table:formula="of:=(([.C257]-0)/(1-0))*(1500-0.000000001)+0.000000001" office:value-type="float" office:value="404.29687500073">
            <text:p>404.296875001</text:p>
          </table:table-cell>
          <table:table-cell table:formula="of:=(([.D257]-0)/(1-0))*(1-0.000000001)+0.000000001" office:value-type="float" office:value="0.0742187509257813">
            <text:p>0.074218751</text:p>
          </table:table-cell>
          <table:table-cell table:formula="of:=[.M257]*[.P257]" office:value-type="float" office:value="1.11328126388672">
            <text:p>1.113281264</text:p>
          </table:table-cell>
          <table:table-cell table:formula="of:=(([.E257]-0)/(1-0))*(100-0.000000001)+0.000000001" office:value-type="float" office:value="11.3281250008867">
            <text:p>11.328125001</text:p>
          </table:table-cell>
          <table:table-cell table:formula="of:=(([.F257]-0)/(1-0))*(100-0)+0" office:value-type="float" office:value="48.046875">
            <text:p>48.046875000</text:p>
          </table:table-cell>
          <table:table-cell table:formula="of:=(([.G257]-0)/(1-0))*(3-0)+0" office:value-type="float" office:value="1.16015625">
            <text:p>1.160156250</text:p>
          </table:table-cell>
          <table:table-cell table:formula="of:=(([.H257]-0)/(1-0))*(3-0)+0" office:value-type="float" office:value="2.02734375">
            <text:p>2.027343750</text:p>
          </table:table-cell>
          <table:table-cell table:formula="of:=(([.I257]-0)/(1-0))*(100-0)+0" office:value-type="float" office:value="94.140625">
            <text:p>94.140625000</text:p>
          </table:table-cell>
          <table:table-cell table:formula="of:=(([.J257]-0)/(1-0))*(3-0)+0" office:value-type="float" office:value="2.56640625">
            <text:p>2.566406250</text:p>
          </table:table-cell>
          <table:table-cell table:formula="of:=(([.K257]-0)/(1-0))*(3-0)+0" office:value-type="float" office:value="1.91015625">
            <text:p>1.910156250</text:p>
          </table:table-cell>
        </table:table-row>
        <table:table-row table:style-name="ro2">
          <table:table-cell office:value-type="float" office:value="0.00390625">
            <text:p>0.00390625</text:p>
          </table:table-cell>
          <table:table-cell office:value-type="float" office:value="0.99609375">
            <text:p>0.99609375</text:p>
          </table:table-cell>
          <table:table-cell office:value-type="float" office:value="0.76953125">
            <text:p>0.76953125</text:p>
          </table:table-cell>
          <table:table-cell office:value-type="float" office:value="0.57421875">
            <text:p>0.57421875</text:p>
          </table:table-cell>
          <table:table-cell office:value-type="float" office:value="0.61328125">
            <text:p>0.61328125</text:p>
          </table:table-cell>
          <table:table-cell office:value-type="float" office:value="0.98046875">
            <text:p>0.98046875</text:p>
          </table:table-cell>
          <table:table-cell office:value-type="float" office:value="0.88671875">
            <text:p>0.88671875</text:p>
          </table:table-cell>
          <table:table-cell office:value-type="float" office:value="0.17578125">
            <text:p>0.17578125</text:p>
          </table:table-cell>
          <table:table-cell office:value-type="float" office:value="0.44140625">
            <text:p>0.44140625</text:p>
          </table:table-cell>
          <table:table-cell office:value-type="float" office:value="0.35546875">
            <text:p>0.35546875</text:p>
          </table:table-cell>
          <table:table-cell office:value-type="float" office:value="0.13671875">
            <text:p>0.13671875</text:p>
          </table:table-cell>
          <table:table-cell/>
          <table:table-cell table:formula="of:=ROUND((([.A258]-0)/(1-0))*(27-2)+2)" office:value-type="float" office:value="2">
            <text:p>2</text:p>
          </table:table-cell>
          <table:table-cell table:formula="of:=(([.B258]-0)/(1-0))*(10-0)+0" office:value-type="float" office:value="9.9609375">
            <text:p>9.960937500</text:p>
          </table:table-cell>
          <table:table-cell table:formula="of:=(([.C258]-0)/(1-0))*(1500-0.000000001)+0.000000001" office:value-type="float" office:value="1154.29687500023">
            <text:p>1154.296875000</text:p>
          </table:table-cell>
          <table:table-cell table:formula="of:=(([.D258]-0)/(1-0))*(1-0.000000001)+0.000000001" office:value-type="float" office:value="0.574218750425781">
            <text:p>0.574218750</text:p>
          </table:table-cell>
          <table:table-cell table:formula="of:=[.M258]*[.P258]" office:value-type="float" office:value="1.14843750085156">
            <text:p>1.148437501</text:p>
          </table:table-cell>
          <table:table-cell table:formula="of:=(([.E258]-0)/(1-0))*(100-0.000000001)+0.000000001" office:value-type="float" office:value="61.3281250003867">
            <text:p>61.328125000</text:p>
          </table:table-cell>
          <table:table-cell table:formula="of:=(([.F258]-0)/(1-0))*(100-0)+0" office:value-type="float" office:value="98.046875">
            <text:p>98.046875000</text:p>
          </table:table-cell>
          <table:table-cell table:formula="of:=(([.G258]-0)/(1-0))*(3-0)+0" office:value-type="float" office:value="2.66015625">
            <text:p>2.660156250</text:p>
          </table:table-cell>
          <table:table-cell table:formula="of:=(([.H258]-0)/(1-0))*(3-0)+0" office:value-type="float" office:value="0.52734375">
            <text:p>0.527343750</text:p>
          </table:table-cell>
          <table:table-cell table:formula="of:=(([.I258]-0)/(1-0))*(100-0)+0" office:value-type="float" office:value="44.140625">
            <text:p>44.140625000</text:p>
          </table:table-cell>
          <table:table-cell table:formula="of:=(([.J258]-0)/(1-0))*(3-0)+0" office:value-type="float" office:value="1.06640625">
            <text:p>1.066406250</text:p>
          </table:table-cell>
          <table:table-cell table:formula="of:=(([.K258]-0)/(1-0))*(3-0)+0" office:value-type="float" office:value="0.41015625">
            <text:p>0.410156250</text:p>
          </table:table-cell>
        </table:table-row>
        <table:table-row table:style-name="ro2">
          <table:table-cell office:value-type="float" office:value="0.005859375">
            <text:p>0.005859375</text:p>
          </table:table-cell>
          <table:table-cell office:value-type="float" office:value="0.498046875">
            <text:p>0.498046875</text:p>
          </table:table-cell>
          <table:table-cell office:value-type="float" office:value="0.677734375">
            <text:p>0.677734375</text:p>
          </table:table-cell>
          <table:table-cell office:value-type="float" office:value="0.294921875">
            <text:p>0.294921875</text:p>
          </table:table-cell>
          <table:table-cell office:value-type="float" office:value="0.779296875">
            <text:p>0.779296875</text:p>
          </table:table-cell>
          <table:table-cell office:value-type="float" office:value="0.107421875">
            <text:p>0.107421875</text:p>
          </table:table-cell>
          <table:table-cell office:value-type="float" office:value="0.365234375">
            <text:p>0.365234375</text:p>
          </table:table-cell>
          <table:table-cell office:value-type="float" office:value="0.357421875">
            <text:p>0.357421875</text:p>
          </table:table-cell>
          <table:table-cell office:value-type="float" office:value="0.287109375">
            <text:p>0.287109375</text:p>
          </table:table-cell>
          <table:table-cell office:value-type="float" office:value="0.408203125">
            <text:p>0.408203125</text:p>
          </table:table-cell>
          <table:table-cell office:value-type="float" office:value="0.455078125">
            <text:p>0.455078125</text:p>
          </table:table-cell>
          <table:table-cell/>
          <table:table-cell table:formula="of:=ROUND((([.A259]-0)/(1-0))*(27-2)+2)" office:value-type="float" office:value="2">
            <text:p>2</text:p>
          </table:table-cell>
          <table:table-cell table:formula="of:=(([.B259]-0)/(1-0))*(10-0)+0" office:value-type="float" office:value="4.98046875">
            <text:p>4.980468750</text:p>
          </table:table-cell>
          <table:table-cell table:formula="of:=(([.C259]-0)/(1-0))*(1500-0.000000001)+0.000000001" office:value-type="float" office:value="1016.60156250032">
            <text:p>1016.601562500</text:p>
          </table:table-cell>
          <table:table-cell table:formula="of:=(([.D259]-0)/(1-0))*(1-0.000000001)+0.000000001" office:value-type="float" office:value="0.294921875705078">
            <text:p>0.294921876</text:p>
          </table:table-cell>
          <table:table-cell table:formula="of:=[.M259]*[.P259]" office:value-type="float" office:value="0.589843751410156">
            <text:p>0.589843751</text:p>
          </table:table-cell>
          <table:table-cell table:formula="of:=(([.E259]-0)/(1-0))*(100-0.000000001)+0.000000001" office:value-type="float" office:value="77.9296875002207">
            <text:p>77.929687500</text:p>
          </table:table-cell>
          <table:table-cell table:formula="of:=(([.F259]-0)/(1-0))*(100-0)+0" office:value-type="float" office:value="10.7421875">
            <text:p>10.742187500</text:p>
          </table:table-cell>
          <table:table-cell table:formula="of:=(([.G259]-0)/(1-0))*(3-0)+0" office:value-type="float" office:value="1.095703125">
            <text:p>1.095703125</text:p>
          </table:table-cell>
          <table:table-cell table:formula="of:=(([.H259]-0)/(1-0))*(3-0)+0" office:value-type="float" office:value="1.072265625">
            <text:p>1.072265625</text:p>
          </table:table-cell>
          <table:table-cell table:formula="of:=(([.I259]-0)/(1-0))*(100-0)+0" office:value-type="float" office:value="28.7109375">
            <text:p>28.710937500</text:p>
          </table:table-cell>
          <table:table-cell table:formula="of:=(([.J259]-0)/(1-0))*(3-0)+0" office:value-type="float" office:value="1.224609375">
            <text:p>1.224609375</text:p>
          </table:table-cell>
          <table:table-cell table:formula="of:=(([.K259]-0)/(1-0))*(3-0)+0" office:value-type="float" office:value="1.365234375">
            <text:p>1.365234375</text:p>
          </table:table-cell>
        </table:table-row>
        <table:table-row table:style-name="ro2">
          <table:table-cell office:value-type="float" office:value="0.505859375">
            <text:p>0.505859375</text:p>
          </table:table-cell>
          <table:table-cell office:value-type="float" office:value="0.998046875">
            <text:p>0.998046875</text:p>
          </table:table-cell>
          <table:table-cell office:value-type="float" office:value="0.177734375">
            <text:p>0.177734375</text:p>
          </table:table-cell>
          <table:table-cell office:value-type="float" office:value="0.794921875">
            <text:p>0.794921875</text:p>
          </table:table-cell>
          <table:table-cell office:value-type="float" office:value="0.279296875">
            <text:p>0.279296875</text:p>
          </table:table-cell>
          <table:table-cell office:value-type="float" office:value="0.607421875">
            <text:p>0.607421875</text:p>
          </table:table-cell>
          <table:table-cell office:value-type="float" office:value="0.865234375">
            <text:p>0.865234375</text:p>
          </table:table-cell>
          <table:table-cell office:value-type="float" office:value="0.857421875">
            <text:p>0.857421875</text:p>
          </table:table-cell>
          <table:table-cell office:value-type="float" office:value="0.787109375">
            <text:p>0.787109375</text:p>
          </table:table-cell>
          <table:table-cell office:value-type="float" office:value="0.908203125">
            <text:p>0.908203125</text:p>
          </table:table-cell>
          <table:table-cell office:value-type="float" office:value="0.955078125">
            <text:p>0.955078125</text:p>
          </table:table-cell>
          <table:table-cell/>
          <table:table-cell table:formula="of:=ROUND((([.A260]-0)/(1-0))*(27-2)+2)" office:value-type="float" office:value="15">
            <text:p>15</text:p>
          </table:table-cell>
          <table:table-cell table:formula="of:=(([.B260]-0)/(1-0))*(10-0)+0" office:value-type="float" office:value="9.98046875">
            <text:p>9.980468750</text:p>
          </table:table-cell>
          <table:table-cell table:formula="of:=(([.C260]-0)/(1-0))*(1500-0.000000001)+0.000000001" office:value-type="float" office:value="266.601562500822">
            <text:p>266.601562501</text:p>
          </table:table-cell>
          <table:table-cell table:formula="of:=(([.D260]-0)/(1-0))*(1-0.000000001)+0.000000001" office:value-type="float" office:value="0.794921875205078">
            <text:p>0.794921875</text:p>
          </table:table-cell>
          <table:table-cell table:formula="of:=[.M260]*[.P260]" office:value-type="float" office:value="11.9238281280762">
            <text:p>11.923828128</text:p>
          </table:table-cell>
          <table:table-cell table:formula="of:=(([.E260]-0)/(1-0))*(100-0.000000001)+0.000000001" office:value-type="float" office:value="27.9296875007207">
            <text:p>27.929687501</text:p>
          </table:table-cell>
          <table:table-cell table:formula="of:=(([.F260]-0)/(1-0))*(100-0)+0" office:value-type="float" office:value="60.7421875">
            <text:p>60.742187500</text:p>
          </table:table-cell>
          <table:table-cell table:formula="of:=(([.G260]-0)/(1-0))*(3-0)+0" office:value-type="float" office:value="2.595703125">
            <text:p>2.595703125</text:p>
          </table:table-cell>
          <table:table-cell table:formula="of:=(([.H260]-0)/(1-0))*(3-0)+0" office:value-type="float" office:value="2.572265625">
            <text:p>2.572265625</text:p>
          </table:table-cell>
          <table:table-cell table:formula="of:=(([.I260]-0)/(1-0))*(100-0)+0" office:value-type="float" office:value="78.7109375">
            <text:p>78.710937500</text:p>
          </table:table-cell>
          <table:table-cell table:formula="of:=(([.J260]-0)/(1-0))*(3-0)+0" office:value-type="float" office:value="2.724609375">
            <text:p>2.724609375</text:p>
          </table:table-cell>
          <table:table-cell table:formula="of:=(([.K260]-0)/(1-0))*(3-0)+0" office:value-type="float" office:value="2.865234375">
            <text:p>2.865234375</text:p>
          </table:table-cell>
        </table:table-row>
        <table:table-row table:style-name="ro2">
          <table:table-cell office:value-type="float" office:value="0.755859375">
            <text:p>0.755859375</text:p>
          </table:table-cell>
          <table:table-cell office:value-type="float" office:value="0.248046875">
            <text:p>0.248046875</text:p>
          </table:table-cell>
          <table:table-cell office:value-type="float" office:value="0.927734375">
            <text:p>0.927734375</text:p>
          </table:table-cell>
          <table:table-cell office:value-type="float" office:value="0.044921875">
            <text:p>0.044921875</text:p>
          </table:table-cell>
          <table:table-cell office:value-type="float" office:value="0.029296875">
            <text:p>0.029296875</text:p>
          </table:table-cell>
          <table:table-cell office:value-type="float" office:value="0.857421875">
            <text:p>0.857421875</text:p>
          </table:table-cell>
          <table:table-cell office:value-type="float" office:value="0.115234375">
            <text:p>0.115234375</text:p>
          </table:table-cell>
          <table:table-cell office:value-type="float" office:value="0.607421875">
            <text:p>0.607421875</text:p>
          </table:table-cell>
          <table:table-cell office:value-type="float" office:value="0.537109375">
            <text:p>0.537109375</text:p>
          </table:table-cell>
          <table:table-cell office:value-type="float" office:value="0.658203125">
            <text:p>0.658203125</text:p>
          </table:table-cell>
          <table:table-cell office:value-type="float" office:value="0.705078125">
            <text:p>0.705078125</text:p>
          </table:table-cell>
          <table:table-cell/>
          <table:table-cell table:formula="of:=ROUND((([.A261]-0)/(1-0))*(27-2)+2)" office:value-type="float" office:value="21">
            <text:p>21</text:p>
          </table:table-cell>
          <table:table-cell table:formula="of:=(([.B261]-0)/(1-0))*(10-0)+0" office:value-type="float" office:value="2.48046875">
            <text:p>2.480468750</text:p>
          </table:table-cell>
          <table:table-cell table:formula="of:=(([.C261]-0)/(1-0))*(1500-0.000000001)+0.000000001" office:value-type="float" office:value="1391.60156250007">
            <text:p>1391.601562500</text:p>
          </table:table-cell>
          <table:table-cell table:formula="of:=(([.D261]-0)/(1-0))*(1-0.000000001)+0.000000001" office:value-type="float" office:value="0.0449218759550781">
            <text:p>0.044921876</text:p>
          </table:table-cell>
          <table:table-cell table:formula="of:=[.M261]*[.P261]" office:value-type="float" office:value="0.943359395056641">
            <text:p>0.943359395</text:p>
          </table:table-cell>
          <table:table-cell table:formula="of:=(([.E261]-0)/(1-0))*(100-0.000000001)+0.000000001" office:value-type="float" office:value="2.9296875009707">
            <text:p>2.929687501</text:p>
          </table:table-cell>
          <table:table-cell table:formula="of:=(([.F261]-0)/(1-0))*(100-0)+0" office:value-type="float" office:value="85.7421875">
            <text:p>85.742187500</text:p>
          </table:table-cell>
          <table:table-cell table:formula="of:=(([.G261]-0)/(1-0))*(3-0)+0" office:value-type="float" office:value="0.345703125">
            <text:p>0.345703125</text:p>
          </table:table-cell>
          <table:table-cell table:formula="of:=(([.H261]-0)/(1-0))*(3-0)+0" office:value-type="float" office:value="1.822265625">
            <text:p>1.822265625</text:p>
          </table:table-cell>
          <table:table-cell table:formula="of:=(([.I261]-0)/(1-0))*(100-0)+0" office:value-type="float" office:value="53.7109375">
            <text:p>53.710937500</text:p>
          </table:table-cell>
          <table:table-cell table:formula="of:=(([.J261]-0)/(1-0))*(3-0)+0" office:value-type="float" office:value="1.974609375">
            <text:p>1.974609375</text:p>
          </table:table-cell>
          <table:table-cell table:formula="of:=(([.K261]-0)/(1-0))*(3-0)+0" office:value-type="float" office:value="2.115234375">
            <text:p>2.115234375</text:p>
          </table:table-cell>
        </table:table-row>
        <table:table-row table:style-name="ro2">
          <table:table-cell office:value-type="float" office:value="0.255859375">
            <text:p>0.255859375</text:p>
          </table:table-cell>
          <table:table-cell office:value-type="float" office:value="0.748046875">
            <text:p>0.748046875</text:p>
          </table:table-cell>
          <table:table-cell office:value-type="float" office:value="0.427734375">
            <text:p>0.427734375</text:p>
          </table:table-cell>
          <table:table-cell office:value-type="float" office:value="0.544921875">
            <text:p>0.544921875</text:p>
          </table:table-cell>
          <table:table-cell office:value-type="float" office:value="0.529296875">
            <text:p>0.529296875</text:p>
          </table:table-cell>
          <table:table-cell office:value-type="float" office:value="0.357421875">
            <text:p>0.357421875</text:p>
          </table:table-cell>
          <table:table-cell office:value-type="float" office:value="0.615234375">
            <text:p>0.615234375</text:p>
          </table:table-cell>
          <table:table-cell office:value-type="float" office:value="0.107421875">
            <text:p>0.107421875</text:p>
          </table:table-cell>
          <table:table-cell office:value-type="float" office:value="0.037109375">
            <text:p>0.037109375</text:p>
          </table:table-cell>
          <table:table-cell office:value-type="float" office:value="0.158203125">
            <text:p>0.158203125</text:p>
          </table:table-cell>
          <table:table-cell office:value-type="float" office:value="0.205078125">
            <text:p>0.205078125</text:p>
          </table:table-cell>
          <table:table-cell/>
          <table:table-cell table:formula="of:=ROUND((([.A262]-0)/(1-0))*(27-2)+2)" office:value-type="float" office:value="8">
            <text:p>8</text:p>
          </table:table-cell>
          <table:table-cell table:formula="of:=(([.B262]-0)/(1-0))*(10-0)+0" office:value-type="float" office:value="7.48046875">
            <text:p>7.480468750</text:p>
          </table:table-cell>
          <table:table-cell table:formula="of:=(([.C262]-0)/(1-0))*(1500-0.000000001)+0.000000001" office:value-type="float" office:value="641.601562500572">
            <text:p>641.601562501</text:p>
          </table:table-cell>
          <table:table-cell table:formula="of:=(([.D262]-0)/(1-0))*(1-0.000000001)+0.000000001" office:value-type="float" office:value="0.544921875455078">
            <text:p>0.544921875</text:p>
          </table:table-cell>
          <table:table-cell table:formula="of:=[.M262]*[.P262]" office:value-type="float" office:value="4.35937500364063">
            <text:p>4.359375004</text:p>
          </table:table-cell>
          <table:table-cell table:formula="of:=(([.E262]-0)/(1-0))*(100-0.000000001)+0.000000001" office:value-type="float" office:value="52.9296875004707">
            <text:p>52.929687500</text:p>
          </table:table-cell>
          <table:table-cell table:formula="of:=(([.F262]-0)/(1-0))*(100-0)+0" office:value-type="float" office:value="35.7421875">
            <text:p>35.742187500</text:p>
          </table:table-cell>
          <table:table-cell table:formula="of:=(([.G262]-0)/(1-0))*(3-0)+0" office:value-type="float" office:value="1.845703125">
            <text:p>1.845703125</text:p>
          </table:table-cell>
          <table:table-cell table:formula="of:=(([.H262]-0)/(1-0))*(3-0)+0" office:value-type="float" office:value="0.322265625">
            <text:p>0.322265625</text:p>
          </table:table-cell>
          <table:table-cell table:formula="of:=(([.I262]-0)/(1-0))*(100-0)+0" office:value-type="float" office:value="3.7109375">
            <text:p>3.710937500</text:p>
          </table:table-cell>
          <table:table-cell table:formula="of:=(([.J262]-0)/(1-0))*(3-0)+0" office:value-type="float" office:value="0.474609375">
            <text:p>0.474609375</text:p>
          </table:table-cell>
          <table:table-cell table:formula="of:=(([.K262]-0)/(1-0))*(3-0)+0" office:value-type="float" office:value="0.615234375">
            <text:p>0.615234375</text:p>
          </table:table-cell>
        </table:table-row>
        <table:table-row table:style-name="ro2">
          <table:table-cell office:value-type="float" office:value="0.380859375">
            <text:p>0.380859375</text:p>
          </table:table-cell>
          <table:table-cell office:value-type="float" office:value="0.123046875">
            <text:p>0.123046875</text:p>
          </table:table-cell>
          <table:table-cell office:value-type="float" office:value="0.052734375">
            <text:p>0.052734375</text:p>
          </table:table-cell>
          <table:table-cell office:value-type="float" office:value="0.669921875">
            <text:p>0.669921875</text:p>
          </table:table-cell>
          <table:table-cell office:value-type="float" office:value="0.654296875">
            <text:p>0.654296875</text:p>
          </table:table-cell>
          <table:table-cell office:value-type="float" office:value="0.232421875">
            <text:p>0.232421875</text:p>
          </table:table-cell>
          <table:table-cell office:value-type="float" office:value="0.240234375">
            <text:p>0.240234375</text:p>
          </table:table-cell>
          <table:table-cell office:value-type="float" office:value="0.732421875">
            <text:p>0.732421875</text:p>
          </table:table-cell>
          <table:table-cell office:value-type="float" office:value="0.662109375">
            <text:p>0.662109375</text:p>
          </table:table-cell>
          <table:table-cell office:value-type="float" office:value="0.783203125">
            <text:p>0.783203125</text:p>
          </table:table-cell>
          <table:table-cell office:value-type="float" office:value="0.580078125">
            <text:p>0.580078125</text:p>
          </table:table-cell>
          <table:table-cell/>
          <table:table-cell table:formula="of:=ROUND((([.A263]-0)/(1-0))*(27-2)+2)" office:value-type="float" office:value="12">
            <text:p>12</text:p>
          </table:table-cell>
          <table:table-cell table:formula="of:=(([.B263]-0)/(1-0))*(10-0)+0" office:value-type="float" office:value="1.23046875">
            <text:p>1.230468750</text:p>
          </table:table-cell>
          <table:table-cell table:formula="of:=(([.C263]-0)/(1-0))*(1500-0.000000001)+0.000000001" office:value-type="float" office:value="79.1015625009473">
            <text:p>79.101562501</text:p>
          </table:table-cell>
          <table:table-cell table:formula="of:=(([.D263]-0)/(1-0))*(1-0.000000001)+0.000000001" office:value-type="float" office:value="0.669921875330078">
            <text:p>0.669921875</text:p>
          </table:table-cell>
          <table:table-cell table:formula="of:=[.M263]*[.P263]" office:value-type="float" office:value="8.03906250396094">
            <text:p>8.039062504</text:p>
          </table:table-cell>
          <table:table-cell table:formula="of:=(([.E263]-0)/(1-0))*(100-0.000000001)+0.000000001" office:value-type="float" office:value="65.4296875003457">
            <text:p>65.429687500</text:p>
          </table:table-cell>
          <table:table-cell table:formula="of:=(([.F263]-0)/(1-0))*(100-0)+0" office:value-type="float" office:value="23.2421875">
            <text:p>23.242187500</text:p>
          </table:table-cell>
          <table:table-cell table:formula="of:=(([.G263]-0)/(1-0))*(3-0)+0" office:value-type="float" office:value="0.720703125">
            <text:p>0.720703125</text:p>
          </table:table-cell>
          <table:table-cell table:formula="of:=(([.H263]-0)/(1-0))*(3-0)+0" office:value-type="float" office:value="2.197265625">
            <text:p>2.197265625</text:p>
          </table:table-cell>
          <table:table-cell table:formula="of:=(([.I263]-0)/(1-0))*(100-0)+0" office:value-type="float" office:value="66.2109375">
            <text:p>66.210937500</text:p>
          </table:table-cell>
          <table:table-cell table:formula="of:=(([.J263]-0)/(1-0))*(3-0)+0" office:value-type="float" office:value="2.349609375">
            <text:p>2.349609375</text:p>
          </table:table-cell>
          <table:table-cell table:formula="of:=(([.K263]-0)/(1-0))*(3-0)+0" office:value-type="float" office:value="1.740234375">
            <text:p>1.740234375</text:p>
          </table:table-cell>
        </table:table-row>
        <table:table-row table:style-name="ro2">
          <table:table-cell office:value-type="float" office:value="0.880859375">
            <text:p>0.880859375</text:p>
          </table:table-cell>
          <table:table-cell office:value-type="float" office:value="0.623046875">
            <text:p>0.623046875</text:p>
          </table:table-cell>
          <table:table-cell office:value-type="float" office:value="0.552734375">
            <text:p>0.552734375</text:p>
          </table:table-cell>
          <table:table-cell office:value-type="float" office:value="0.169921875">
            <text:p>0.169921875</text:p>
          </table:table-cell>
          <table:table-cell office:value-type="float" office:value="0.154296875">
            <text:p>0.154296875</text:p>
          </table:table-cell>
          <table:table-cell office:value-type="float" office:value="0.732421875">
            <text:p>0.732421875</text:p>
          </table:table-cell>
          <table:table-cell office:value-type="float" office:value="0.740234375">
            <text:p>0.740234375</text:p>
          </table:table-cell>
          <table:table-cell office:value-type="float" office:value="0.232421875">
            <text:p>0.232421875</text:p>
          </table:table-cell>
          <table:table-cell office:value-type="float" office:value="0.162109375">
            <text:p>0.162109375</text:p>
          </table:table-cell>
          <table:table-cell office:value-type="float" office:value="0.283203125">
            <text:p>0.283203125</text:p>
          </table:table-cell>
          <table:table-cell office:value-type="float" office:value="0.080078125">
            <text:p>0.080078125</text:p>
          </table:table-cell>
          <table:table-cell/>
          <table:table-cell table:formula="of:=ROUND((([.A264]-0)/(1-0))*(27-2)+2)" office:value-type="float" office:value="24">
            <text:p>24</text:p>
          </table:table-cell>
          <table:table-cell table:formula="of:=(([.B264]-0)/(1-0))*(10-0)+0" office:value-type="float" office:value="6.23046875">
            <text:p>6.230468750</text:p>
          </table:table-cell>
          <table:table-cell table:formula="of:=(([.C264]-0)/(1-0))*(1500-0.000000001)+0.000000001" office:value-type="float" office:value="829.101562500447">
            <text:p>829.101562500</text:p>
          </table:table-cell>
          <table:table-cell table:formula="of:=(([.D264]-0)/(1-0))*(1-0.000000001)+0.000000001" office:value-type="float" office:value="0.169921875830078">
            <text:p>0.169921876</text:p>
          </table:table-cell>
          <table:table-cell table:formula="of:=[.M264]*[.P264]" office:value-type="float" office:value="4.07812501992188">
            <text:p>4.078125020</text:p>
          </table:table-cell>
          <table:table-cell table:formula="of:=(([.E264]-0)/(1-0))*(100-0.000000001)+0.000000001" office:value-type="float" office:value="15.4296875008457">
            <text:p>15.429687501</text:p>
          </table:table-cell>
          <table:table-cell table:formula="of:=(([.F264]-0)/(1-0))*(100-0)+0" office:value-type="float" office:value="73.2421875">
            <text:p>73.242187500</text:p>
          </table:table-cell>
          <table:table-cell table:formula="of:=(([.G264]-0)/(1-0))*(3-0)+0" office:value-type="float" office:value="2.220703125">
            <text:p>2.220703125</text:p>
          </table:table-cell>
          <table:table-cell table:formula="of:=(([.H264]-0)/(1-0))*(3-0)+0" office:value-type="float" office:value="0.697265625">
            <text:p>0.697265625</text:p>
          </table:table-cell>
          <table:table-cell table:formula="of:=(([.I264]-0)/(1-0))*(100-0)+0" office:value-type="float" office:value="16.2109375">
            <text:p>16.210937500</text:p>
          </table:table-cell>
          <table:table-cell table:formula="of:=(([.J264]-0)/(1-0))*(3-0)+0" office:value-type="float" office:value="0.849609375">
            <text:p>0.849609375</text:p>
          </table:table-cell>
          <table:table-cell table:formula="of:=(([.K264]-0)/(1-0))*(3-0)+0" office:value-type="float" office:value="0.240234375">
            <text:p>0.240234375</text:p>
          </table:table-cell>
        </table:table-row>
        <table:table-row table:style-name="ro2">
          <table:table-cell office:value-type="float" office:value="0.630859375">
            <text:p>0.630859375</text:p>
          </table:table-cell>
          <table:table-cell office:value-type="float" office:value="0.373046875">
            <text:p>0.373046875</text:p>
          </table:table-cell>
          <table:table-cell office:value-type="float" office:value="0.302734375">
            <text:p>0.302734375</text:p>
          </table:table-cell>
          <table:table-cell office:value-type="float" office:value="0.919921875">
            <text:p>0.919921875</text:p>
          </table:table-cell>
          <table:table-cell office:value-type="float" office:value="0.404296875">
            <text:p>0.404296875</text:p>
          </table:table-cell>
          <table:table-cell office:value-type="float" office:value="0.982421875">
            <text:p>0.982421875</text:p>
          </table:table-cell>
          <table:table-cell office:value-type="float" office:value="0.490234375">
            <text:p>0.490234375</text:p>
          </table:table-cell>
          <table:table-cell office:value-type="float" office:value="0.482421875">
            <text:p>0.482421875</text:p>
          </table:table-cell>
          <table:table-cell office:value-type="float" office:value="0.412109375">
            <text:p>0.412109375</text:p>
          </table:table-cell>
          <table:table-cell office:value-type="float" office:value="0.033203125">
            <text:p>0.033203125</text:p>
          </table:table-cell>
          <table:table-cell office:value-type="float" office:value="0.330078125">
            <text:p>0.330078125</text:p>
          </table:table-cell>
          <table:table-cell/>
          <table:table-cell table:formula="of:=ROUND((([.A265]-0)/(1-0))*(27-2)+2)" office:value-type="float" office:value="18">
            <text:p>18</text:p>
          </table:table-cell>
          <table:table-cell table:formula="of:=(([.B265]-0)/(1-0))*(10-0)+0" office:value-type="float" office:value="3.73046875">
            <text:p>3.730468750</text:p>
          </table:table-cell>
          <table:table-cell table:formula="of:=(([.C265]-0)/(1-0))*(1500-0.000000001)+0.000000001" office:value-type="float" office:value="454.101562500697">
            <text:p>454.101562501</text:p>
          </table:table-cell>
          <table:table-cell table:formula="of:=(([.D265]-0)/(1-0))*(1-0.000000001)+0.000000001" office:value-type="float" office:value="0.919921875080078">
            <text:p>0.919921875</text:p>
          </table:table-cell>
          <table:table-cell table:formula="of:=[.M265]*[.P265]" office:value-type="float" office:value="16.5585937514414">
            <text:p>16.558593751</text:p>
          </table:table-cell>
          <table:table-cell table:formula="of:=(([.E265]-0)/(1-0))*(100-0.000000001)+0.000000001" office:value-type="float" office:value="40.4296875005957">
            <text:p>40.429687501</text:p>
          </table:table-cell>
          <table:table-cell table:formula="of:=(([.F265]-0)/(1-0))*(100-0)+0" office:value-type="float" office:value="98.2421875">
            <text:p>98.242187500</text:p>
          </table:table-cell>
          <table:table-cell table:formula="of:=(([.G265]-0)/(1-0))*(3-0)+0" office:value-type="float" office:value="1.470703125">
            <text:p>1.470703125</text:p>
          </table:table-cell>
          <table:table-cell table:formula="of:=(([.H265]-0)/(1-0))*(3-0)+0" office:value-type="float" office:value="1.447265625">
            <text:p>1.447265625</text:p>
          </table:table-cell>
          <table:table-cell table:formula="of:=(([.I265]-0)/(1-0))*(100-0)+0" office:value-type="float" office:value="41.2109375">
            <text:p>41.210937500</text:p>
          </table:table-cell>
          <table:table-cell table:formula="of:=(([.J265]-0)/(1-0))*(3-0)+0" office:value-type="float" office:value="0.099609375">
            <text:p>0.099609375</text:p>
          </table:table-cell>
          <table:table-cell table:formula="of:=(([.K265]-0)/(1-0))*(3-0)+0" office:value-type="float" office:value="0.990234375">
            <text:p>0.990234375</text:p>
          </table:table-cell>
        </table:table-row>
        <table:table-row table:style-name="ro2">
          <table:table-cell office:value-type="float" office:value="0.130859375">
            <text:p>0.130859375</text:p>
          </table:table-cell>
          <table:table-cell office:value-type="float" office:value="0.873046875">
            <text:p>0.873046875</text:p>
          </table:table-cell>
          <table:table-cell office:value-type="float" office:value="0.802734375">
            <text:p>0.802734375</text:p>
          </table:table-cell>
          <table:table-cell office:value-type="float" office:value="0.419921875">
            <text:p>0.419921875</text:p>
          </table:table-cell>
          <table:table-cell office:value-type="float" office:value="0.904296875">
            <text:p>0.904296875</text:p>
          </table:table-cell>
          <table:table-cell office:value-type="float" office:value="0.482421875">
            <text:p>0.482421875</text:p>
          </table:table-cell>
          <table:table-cell office:value-type="float" office:value="0.990234375">
            <text:p>0.990234375</text:p>
          </table:table-cell>
          <table:table-cell office:value-type="float" office:value="0.982421875">
            <text:p>0.982421875</text:p>
          </table:table-cell>
          <table:table-cell office:value-type="float" office:value="0.912109375">
            <text:p>0.912109375</text:p>
          </table:table-cell>
          <table:table-cell office:value-type="float" office:value="0.533203125">
            <text:p>0.533203125</text:p>
          </table:table-cell>
          <table:table-cell office:value-type="float" office:value="0.830078125">
            <text:p>0.830078125</text:p>
          </table:table-cell>
          <table:table-cell/>
          <table:table-cell table:formula="of:=ROUND((([.A266]-0)/(1-0))*(27-2)+2)" office:value-type="float" office:value="5">
            <text:p>5</text:p>
          </table:table-cell>
          <table:table-cell table:formula="of:=(([.B266]-0)/(1-0))*(10-0)+0" office:value-type="float" office:value="8.73046875">
            <text:p>8.730468750</text:p>
          </table:table-cell>
          <table:table-cell table:formula="of:=(([.C266]-0)/(1-0))*(1500-0.000000001)+0.000000001" office:value-type="float" office:value="1204.1015625002">
            <text:p>1204.101562500</text:p>
          </table:table-cell>
          <table:table-cell table:formula="of:=(([.D266]-0)/(1-0))*(1-0.000000001)+0.000000001" office:value-type="float" office:value="0.419921875580078">
            <text:p>0.419921876</text:p>
          </table:table-cell>
          <table:table-cell table:formula="of:=[.M266]*[.P266]" office:value-type="float" office:value="2.09960937790039">
            <text:p>2.099609378</text:p>
          </table:table-cell>
          <table:table-cell table:formula="of:=(([.E266]-0)/(1-0))*(100-0.000000001)+0.000000001" office:value-type="float" office:value="90.4296875000957">
            <text:p>90.429687500</text:p>
          </table:table-cell>
          <table:table-cell table:formula="of:=(([.F266]-0)/(1-0))*(100-0)+0" office:value-type="float" office:value="48.2421875">
            <text:p>48.242187500</text:p>
          </table:table-cell>
          <table:table-cell table:formula="of:=(([.G266]-0)/(1-0))*(3-0)+0" office:value-type="float" office:value="2.970703125">
            <text:p>2.970703125</text:p>
          </table:table-cell>
          <table:table-cell table:formula="of:=(([.H266]-0)/(1-0))*(3-0)+0" office:value-type="float" office:value="2.947265625">
            <text:p>2.947265625</text:p>
          </table:table-cell>
          <table:table-cell table:formula="of:=(([.I266]-0)/(1-0))*(100-0)+0" office:value-type="float" office:value="91.2109375">
            <text:p>91.210937500</text:p>
          </table:table-cell>
          <table:table-cell table:formula="of:=(([.J266]-0)/(1-0))*(3-0)+0" office:value-type="float" office:value="1.599609375">
            <text:p>1.599609375</text:p>
          </table:table-cell>
          <table:table-cell table:formula="of:=(([.K266]-0)/(1-0))*(3-0)+0" office:value-type="float" office:value="2.490234375">
            <text:p>2.490234375</text:p>
          </table:table-cell>
        </table:table-row>
        <table:table-row table:style-name="ro2">
          <table:table-cell office:value-type="float" office:value="0.193359375">
            <text:p>0.193359375</text:p>
          </table:table-cell>
          <table:table-cell office:value-type="float" office:value="0.185546875">
            <text:p>0.185546875</text:p>
          </table:table-cell>
          <table:table-cell office:value-type="float" office:value="0.365234375">
            <text:p>0.365234375</text:p>
          </table:table-cell>
          <table:table-cell office:value-type="float" office:value="0.232421875">
            <text:p>0.232421875</text:p>
          </table:table-cell>
          <table:table-cell office:value-type="float" office:value="0.341796875">
            <text:p>0.341796875</text:p>
          </table:table-cell>
          <table:table-cell office:value-type="float" office:value="0.294921875">
            <text:p>0.294921875</text:p>
          </table:table-cell>
          <table:table-cell office:value-type="float" office:value="0.177734375">
            <text:p>0.177734375</text:p>
          </table:table-cell>
          <table:table-cell office:value-type="float" office:value="0.669921875">
            <text:p>0.669921875</text:p>
          </table:table-cell>
          <table:table-cell office:value-type="float" office:value="0.724609375">
            <text:p>0.724609375</text:p>
          </table:table-cell>
          <table:table-cell office:value-type="float" office:value="0.220703125">
            <text:p>0.220703125</text:p>
          </table:table-cell>
          <table:table-cell office:value-type="float" office:value="0.767578125">
            <text:p>0.767578125</text:p>
          </table:table-cell>
          <table:table-cell/>
          <table:table-cell table:formula="of:=ROUND((([.A267]-0)/(1-0))*(27-2)+2)" office:value-type="float" office:value="7">
            <text:p>7</text:p>
          </table:table-cell>
          <table:table-cell table:formula="of:=(([.B267]-0)/(1-0))*(10-0)+0" office:value-type="float" office:value="1.85546875">
            <text:p>1.855468750</text:p>
          </table:table-cell>
          <table:table-cell table:formula="of:=(([.C267]-0)/(1-0))*(1500-0.000000001)+0.000000001" office:value-type="float" office:value="547.851562500635">
            <text:p>547.851562501</text:p>
          </table:table-cell>
          <table:table-cell table:formula="of:=(([.D267]-0)/(1-0))*(1-0.000000001)+0.000000001" office:value-type="float" office:value="0.232421875767578">
            <text:p>0.232421876</text:p>
          </table:table-cell>
          <table:table-cell table:formula="of:=[.M267]*[.P267]" office:value-type="float" office:value="1.62695313037305">
            <text:p>1.626953130</text:p>
          </table:table-cell>
          <table:table-cell table:formula="of:=(([.E267]-0)/(1-0))*(100-0.000000001)+0.000000001" office:value-type="float" office:value="34.1796875006582">
            <text:p>34.179687501</text:p>
          </table:table-cell>
          <table:table-cell table:formula="of:=(([.F267]-0)/(1-0))*(100-0)+0" office:value-type="float" office:value="29.4921875">
            <text:p>29.492187500</text:p>
          </table:table-cell>
          <table:table-cell table:formula="of:=(([.G267]-0)/(1-0))*(3-0)+0" office:value-type="float" office:value="0.533203125">
            <text:p>0.533203125</text:p>
          </table:table-cell>
          <table:table-cell table:formula="of:=(([.H267]-0)/(1-0))*(3-0)+0" office:value-type="float" office:value="2.009765625">
            <text:p>2.009765625</text:p>
          </table:table-cell>
          <table:table-cell table:formula="of:=(([.I267]-0)/(1-0))*(100-0)+0" office:value-type="float" office:value="72.4609375">
            <text:p>72.460937500</text:p>
          </table:table-cell>
          <table:table-cell table:formula="of:=(([.J267]-0)/(1-0))*(3-0)+0" office:value-type="float" office:value="0.662109375">
            <text:p>0.662109375</text:p>
          </table:table-cell>
          <table:table-cell table:formula="of:=(([.K267]-0)/(1-0))*(3-0)+0" office:value-type="float" office:value="2.302734375">
            <text:p>2.302734375</text:p>
          </table:table-cell>
        </table:table-row>
        <table:table-row table:style-name="ro2">
          <table:table-cell office:value-type="float" office:value="0.693359375">
            <text:p>0.693359375</text:p>
          </table:table-cell>
          <table:table-cell office:value-type="float" office:value="0.685546875">
            <text:p>0.685546875</text:p>
          </table:table-cell>
          <table:table-cell office:value-type="float" office:value="0.865234375">
            <text:p>0.865234375</text:p>
          </table:table-cell>
          <table:table-cell office:value-type="float" office:value="0.732421875">
            <text:p>0.732421875</text:p>
          </table:table-cell>
          <table:table-cell office:value-type="float" office:value="0.841796875">
            <text:p>0.841796875</text:p>
          </table:table-cell>
          <table:table-cell office:value-type="float" office:value="0.794921875">
            <text:p>0.794921875</text:p>
          </table:table-cell>
          <table:table-cell office:value-type="float" office:value="0.677734375">
            <text:p>0.677734375</text:p>
          </table:table-cell>
          <table:table-cell office:value-type="float" office:value="0.169921875">
            <text:p>0.169921875</text:p>
          </table:table-cell>
          <table:table-cell office:value-type="float" office:value="0.224609375">
            <text:p>0.224609375</text:p>
          </table:table-cell>
          <table:table-cell office:value-type="float" office:value="0.720703125">
            <text:p>0.720703125</text:p>
          </table:table-cell>
          <table:table-cell office:value-type="float" office:value="0.267578125">
            <text:p>0.267578125</text:p>
          </table:table-cell>
          <table:table-cell/>
          <table:table-cell table:formula="of:=ROUND((([.A268]-0)/(1-0))*(27-2)+2)" office:value-type="float" office:value="19">
            <text:p>19</text:p>
          </table:table-cell>
          <table:table-cell table:formula="of:=(([.B268]-0)/(1-0))*(10-0)+0" office:value-type="float" office:value="6.85546875">
            <text:p>6.855468750</text:p>
          </table:table-cell>
          <table:table-cell table:formula="of:=(([.C268]-0)/(1-0))*(1500-0.000000001)+0.000000001" office:value-type="float" office:value="1297.85156250013">
            <text:p>1297.851562500</text:p>
          </table:table-cell>
          <table:table-cell table:formula="of:=(([.D268]-0)/(1-0))*(1-0.000000001)+0.000000001" office:value-type="float" office:value="0.732421875267578">
            <text:p>0.732421875</text:p>
          </table:table-cell>
          <table:table-cell table:formula="of:=[.M268]*[.P268]" office:value-type="float" office:value="13.916015630084">
            <text:p>13.916015630</text:p>
          </table:table-cell>
          <table:table-cell table:formula="of:=(([.E268]-0)/(1-0))*(100-0.000000001)+0.000000001" office:value-type="float" office:value="84.1796875001582">
            <text:p>84.179687500</text:p>
          </table:table-cell>
          <table:table-cell table:formula="of:=(([.F268]-0)/(1-0))*(100-0)+0" office:value-type="float" office:value="79.4921875">
            <text:p>79.492187500</text:p>
          </table:table-cell>
          <table:table-cell table:formula="of:=(([.G268]-0)/(1-0))*(3-0)+0" office:value-type="float" office:value="2.033203125">
            <text:p>2.033203125</text:p>
          </table:table-cell>
          <table:table-cell table:formula="of:=(([.H268]-0)/(1-0))*(3-0)+0" office:value-type="float" office:value="0.509765625">
            <text:p>0.509765625</text:p>
          </table:table-cell>
          <table:table-cell table:formula="of:=(([.I268]-0)/(1-0))*(100-0)+0" office:value-type="float" office:value="22.4609375">
            <text:p>22.460937500</text:p>
          </table:table-cell>
          <table:table-cell table:formula="of:=(([.J268]-0)/(1-0))*(3-0)+0" office:value-type="float" office:value="2.162109375">
            <text:p>2.162109375</text:p>
          </table:table-cell>
          <table:table-cell table:formula="of:=(([.K268]-0)/(1-0))*(3-0)+0" office:value-type="float" office:value="0.802734375">
            <text:p>0.802734375</text:p>
          </table:table-cell>
        </table:table-row>
        <table:table-row table:style-name="ro2">
          <table:table-cell office:value-type="float" office:value="0.943359375">
            <text:p>0.943359375</text:p>
          </table:table-cell>
          <table:table-cell office:value-type="float" office:value="0.435546875">
            <text:p>0.435546875</text:p>
          </table:table-cell>
          <table:table-cell office:value-type="float" office:value="0.115234375">
            <text:p>0.115234375</text:p>
          </table:table-cell>
          <table:table-cell office:value-type="float" office:value="0.482421875">
            <text:p>0.482421875</text:p>
          </table:table-cell>
          <table:table-cell office:value-type="float" office:value="0.591796875">
            <text:p>0.591796875</text:p>
          </table:table-cell>
          <table:table-cell office:value-type="float" office:value="0.544921875">
            <text:p>0.544921875</text:p>
          </table:table-cell>
          <table:table-cell office:value-type="float" office:value="0.427734375">
            <text:p>0.427734375</text:p>
          </table:table-cell>
          <table:table-cell office:value-type="float" office:value="0.419921875">
            <text:p>0.419921875</text:p>
          </table:table-cell>
          <table:table-cell office:value-type="float" office:value="0.474609375">
            <text:p>0.474609375</text:p>
          </table:table-cell>
          <table:table-cell office:value-type="float" office:value="0.970703125">
            <text:p>0.970703125</text:p>
          </table:table-cell>
          <table:table-cell office:value-type="float" office:value="0.017578125">
            <text:p>0.017578125</text:p>
          </table:table-cell>
          <table:table-cell/>
          <table:table-cell table:formula="of:=ROUND((([.A269]-0)/(1-0))*(27-2)+2)" office:value-type="float" office:value="26">
            <text:p>26</text:p>
          </table:table-cell>
          <table:table-cell table:formula="of:=(([.B269]-0)/(1-0))*(10-0)+0" office:value-type="float" office:value="4.35546875">
            <text:p>4.355468750</text:p>
          </table:table-cell>
          <table:table-cell table:formula="of:=(([.C269]-0)/(1-0))*(1500-0.000000001)+0.000000001" office:value-type="float" office:value="172.851562500885">
            <text:p>172.851562501</text:p>
          </table:table-cell>
          <table:table-cell table:formula="of:=(([.D269]-0)/(1-0))*(1-0.000000001)+0.000000001" office:value-type="float" office:value="0.482421875517578">
            <text:p>0.482421876</text:p>
          </table:table-cell>
          <table:table-cell table:formula="of:=[.M269]*[.P269]" office:value-type="float" office:value="12.542968763457">
            <text:p>12.542968763</text:p>
          </table:table-cell>
          <table:table-cell table:formula="of:=(([.E269]-0)/(1-0))*(100-0.000000001)+0.000000001" office:value-type="float" office:value="59.1796875004082">
            <text:p>59.179687500</text:p>
          </table:table-cell>
          <table:table-cell table:formula="of:=(([.F269]-0)/(1-0))*(100-0)+0" office:value-type="float" office:value="54.4921875">
            <text:p>54.492187500</text:p>
          </table:table-cell>
          <table:table-cell table:formula="of:=(([.G269]-0)/(1-0))*(3-0)+0" office:value-type="float" office:value="1.283203125">
            <text:p>1.283203125</text:p>
          </table:table-cell>
          <table:table-cell table:formula="of:=(([.H269]-0)/(1-0))*(3-0)+0" office:value-type="float" office:value="1.259765625">
            <text:p>1.259765625</text:p>
          </table:table-cell>
          <table:table-cell table:formula="of:=(([.I269]-0)/(1-0))*(100-0)+0" office:value-type="float" office:value="47.4609375">
            <text:p>47.460937500</text:p>
          </table:table-cell>
          <table:table-cell table:formula="of:=(([.J269]-0)/(1-0))*(3-0)+0" office:value-type="float" office:value="2.912109375">
            <text:p>2.912109375</text:p>
          </table:table-cell>
          <table:table-cell table:formula="of:=(([.K269]-0)/(1-0))*(3-0)+0" office:value-type="float" office:value="0.052734375">
            <text:p>0.052734375</text:p>
          </table:table-cell>
        </table:table-row>
        <table:table-row table:style-name="ro2">
          <table:table-cell office:value-type="float" office:value="0.443359375">
            <text:p>0.443359375</text:p>
          </table:table-cell>
          <table:table-cell office:value-type="float" office:value="0.935546875">
            <text:p>0.935546875</text:p>
          </table:table-cell>
          <table:table-cell office:value-type="float" office:value="0.615234375">
            <text:p>0.615234375</text:p>
          </table:table-cell>
          <table:table-cell office:value-type="float" office:value="0.982421875">
            <text:p>0.982421875</text:p>
          </table:table-cell>
          <table:table-cell office:value-type="float" office:value="0.091796875">
            <text:p>0.091796875</text:p>
          </table:table-cell>
          <table:table-cell office:value-type="float" office:value="0.044921875">
            <text:p>0.044921875</text:p>
          </table:table-cell>
          <table:table-cell office:value-type="float" office:value="0.927734375">
            <text:p>0.927734375</text:p>
          </table:table-cell>
          <table:table-cell office:value-type="float" office:value="0.919921875">
            <text:p>0.919921875</text:p>
          </table:table-cell>
          <table:table-cell office:value-type="float" office:value="0.974609375">
            <text:p>0.974609375</text:p>
          </table:table-cell>
          <table:table-cell office:value-type="float" office:value="0.470703125">
            <text:p>0.470703125</text:p>
          </table:table-cell>
          <table:table-cell office:value-type="float" office:value="0.517578125">
            <text:p>0.517578125</text:p>
          </table:table-cell>
          <table:table-cell/>
          <table:table-cell table:formula="of:=ROUND((([.A270]-0)/(1-0))*(27-2)+2)" office:value-type="float" office:value="13">
            <text:p>13</text:p>
          </table:table-cell>
          <table:table-cell table:formula="of:=(([.B270]-0)/(1-0))*(10-0)+0" office:value-type="float" office:value="9.35546875">
            <text:p>9.355468750</text:p>
          </table:table-cell>
          <table:table-cell table:formula="of:=(([.C270]-0)/(1-0))*(1500-0.000000001)+0.000000001" office:value-type="float" office:value="922.851562500385">
            <text:p>922.851562500</text:p>
          </table:table-cell>
          <table:table-cell table:formula="of:=(([.D270]-0)/(1-0))*(1-0.000000001)+0.000000001" office:value-type="float" office:value="0.982421875017578">
            <text:p>0.982421875</text:p>
          </table:table-cell>
          <table:table-cell table:formula="of:=[.M270]*[.P270]" office:value-type="float" office:value="12.7714843752285">
            <text:p>12.771484375</text:p>
          </table:table-cell>
          <table:table-cell table:formula="of:=(([.E270]-0)/(1-0))*(100-0.000000001)+0.000000001" office:value-type="float" office:value="9.1796875009082">
            <text:p>9.179687501</text:p>
          </table:table-cell>
          <table:table-cell table:formula="of:=(([.F270]-0)/(1-0))*(100-0)+0" office:value-type="float" office:value="4.4921875">
            <text:p>4.492187500</text:p>
          </table:table-cell>
          <table:table-cell table:formula="of:=(([.G270]-0)/(1-0))*(3-0)+0" office:value-type="float" office:value="2.783203125">
            <text:p>2.783203125</text:p>
          </table:table-cell>
          <table:table-cell table:formula="of:=(([.H270]-0)/(1-0))*(3-0)+0" office:value-type="float" office:value="2.759765625">
            <text:p>2.759765625</text:p>
          </table:table-cell>
          <table:table-cell table:formula="of:=(([.I270]-0)/(1-0))*(100-0)+0" office:value-type="float" office:value="97.4609375">
            <text:p>97.460937500</text:p>
          </table:table-cell>
          <table:table-cell table:formula="of:=(([.J270]-0)/(1-0))*(3-0)+0" office:value-type="float" office:value="1.412109375">
            <text:p>1.412109375</text:p>
          </table:table-cell>
          <table:table-cell table:formula="of:=(([.K270]-0)/(1-0))*(3-0)+0" office:value-type="float" office:value="1.552734375">
            <text:p>1.552734375</text:p>
          </table:table-cell>
        </table:table-row>
        <table:table-row table:style-name="ro2">
          <table:table-cell office:value-type="float" office:value="0.318359375">
            <text:p>0.318359375</text:p>
          </table:table-cell>
          <table:table-cell office:value-type="float" office:value="0.310546875">
            <text:p>0.310546875</text:p>
          </table:table-cell>
          <table:table-cell office:value-type="float" office:value="0.990234375">
            <text:p>0.990234375</text:p>
          </table:table-cell>
          <table:table-cell office:value-type="float" office:value="0.857421875">
            <text:p>0.857421875</text:p>
          </table:table-cell>
          <table:table-cell office:value-type="float" office:value="0.216796875">
            <text:p>0.216796875</text:p>
          </table:table-cell>
          <table:table-cell office:value-type="float" office:value="0.419921875">
            <text:p>0.419921875</text:p>
          </table:table-cell>
          <table:table-cell office:value-type="float" office:value="0.302734375">
            <text:p>0.302734375</text:p>
          </table:table-cell>
          <table:table-cell office:value-type="float" office:value="0.294921875">
            <text:p>0.294921875</text:p>
          </table:table-cell>
          <table:table-cell office:value-type="float" office:value="0.349609375">
            <text:p>0.349609375</text:p>
          </table:table-cell>
          <table:table-cell office:value-type="float" office:value="0.595703125">
            <text:p>0.595703125</text:p>
          </table:table-cell>
          <table:table-cell office:value-type="float" office:value="0.142578125">
            <text:p>0.142578125</text:p>
          </table:table-cell>
          <table:table-cell/>
          <table:table-cell table:formula="of:=ROUND((([.A271]-0)/(1-0))*(27-2)+2)" office:value-type="float" office:value="10">
            <text:p>10</text:p>
          </table:table-cell>
          <table:table-cell table:formula="of:=(([.B271]-0)/(1-0))*(10-0)+0" office:value-type="float" office:value="3.10546875">
            <text:p>3.105468750</text:p>
          </table:table-cell>
          <table:table-cell table:formula="of:=(([.C271]-0)/(1-0))*(1500-0.000000001)+0.000000001" office:value-type="float" office:value="1485.35156250001">
            <text:p>1485.351562500</text:p>
          </table:table-cell>
          <table:table-cell table:formula="of:=(([.D271]-0)/(1-0))*(1-0.000000001)+0.000000001" office:value-type="float" office:value="0.857421875142578">
            <text:p>0.857421875</text:p>
          </table:table-cell>
          <table:table-cell table:formula="of:=[.M271]*[.P271]" office:value-type="float" office:value="8.57421875142578">
            <text:p>8.574218751</text:p>
          </table:table-cell>
          <table:table-cell table:formula="of:=(([.E271]-0)/(1-0))*(100-0.000000001)+0.000000001" office:value-type="float" office:value="21.6796875007832">
            <text:p>21.679687501</text:p>
          </table:table-cell>
          <table:table-cell table:formula="of:=(([.F271]-0)/(1-0))*(100-0)+0" office:value-type="float" office:value="41.9921875">
            <text:p>41.992187500</text:p>
          </table:table-cell>
          <table:table-cell table:formula="of:=(([.G271]-0)/(1-0))*(3-0)+0" office:value-type="float" office:value="0.908203125">
            <text:p>0.908203125</text:p>
          </table:table-cell>
          <table:table-cell table:formula="of:=(([.H271]-0)/(1-0))*(3-0)+0" office:value-type="float" office:value="0.884765625">
            <text:p>0.884765625</text:p>
          </table:table-cell>
          <table:table-cell table:formula="of:=(([.I271]-0)/(1-0))*(100-0)+0" office:value-type="float" office:value="34.9609375">
            <text:p>34.960937500</text:p>
          </table:table-cell>
          <table:table-cell table:formula="of:=(([.J271]-0)/(1-0))*(3-0)+0" office:value-type="float" office:value="1.787109375">
            <text:p>1.787109375</text:p>
          </table:table-cell>
          <table:table-cell table:formula="of:=(([.K271]-0)/(1-0))*(3-0)+0" office:value-type="float" office:value="0.427734375">
            <text:p>0.427734375</text:p>
          </table:table-cell>
        </table:table-row>
        <table:table-row table:style-name="ro2">
          <table:table-cell office:value-type="float" office:value="0.818359375">
            <text:p>0.818359375</text:p>
          </table:table-cell>
          <table:table-cell office:value-type="float" office:value="0.810546875">
            <text:p>0.810546875</text:p>
          </table:table-cell>
          <table:table-cell office:value-type="float" office:value="0.490234375">
            <text:p>0.490234375</text:p>
          </table:table-cell>
          <table:table-cell office:value-type="float" office:value="0.357421875">
            <text:p>0.357421875</text:p>
          </table:table-cell>
          <table:table-cell office:value-type="float" office:value="0.716796875">
            <text:p>0.716796875</text:p>
          </table:table-cell>
          <table:table-cell office:value-type="float" office:value="0.919921875">
            <text:p>0.919921875</text:p>
          </table:table-cell>
          <table:table-cell office:value-type="float" office:value="0.802734375">
            <text:p>0.802734375</text:p>
          </table:table-cell>
          <table:table-cell office:value-type="float" office:value="0.794921875">
            <text:p>0.794921875</text:p>
          </table:table-cell>
          <table:table-cell office:value-type="float" office:value="0.849609375">
            <text:p>0.849609375</text:p>
          </table:table-cell>
          <table:table-cell office:value-type="float" office:value="0.095703125">
            <text:p>0.095703125</text:p>
          </table:table-cell>
          <table:table-cell office:value-type="float" office:value="0.642578125">
            <text:p>0.642578125</text:p>
          </table:table-cell>
          <table:table-cell/>
          <table:table-cell table:formula="of:=ROUND((([.A272]-0)/(1-0))*(27-2)+2)" office:value-type="float" office:value="22">
            <text:p>22</text:p>
          </table:table-cell>
          <table:table-cell table:formula="of:=(([.B272]-0)/(1-0))*(10-0)+0" office:value-type="float" office:value="8.10546875">
            <text:p>8.105468750</text:p>
          </table:table-cell>
          <table:table-cell table:formula="of:=(([.C272]-0)/(1-0))*(1500-0.000000001)+0.000000001" office:value-type="float" office:value="735.35156250051">
            <text:p>735.351562501</text:p>
          </table:table-cell>
          <table:table-cell table:formula="of:=(([.D272]-0)/(1-0))*(1-0.000000001)+0.000000001" office:value-type="float" office:value="0.357421875642578">
            <text:p>0.357421876</text:p>
          </table:table-cell>
          <table:table-cell table:formula="of:=[.M272]*[.P272]" office:value-type="float" office:value="7.86328126413672">
            <text:p>7.863281264</text:p>
          </table:table-cell>
          <table:table-cell table:formula="of:=(([.E272]-0)/(1-0))*(100-0.000000001)+0.000000001" office:value-type="float" office:value="71.6796875002832">
            <text:p>71.679687500</text:p>
          </table:table-cell>
          <table:table-cell table:formula="of:=(([.F272]-0)/(1-0))*(100-0)+0" office:value-type="float" office:value="91.9921875">
            <text:p>91.992187500</text:p>
          </table:table-cell>
          <table:table-cell table:formula="of:=(([.G272]-0)/(1-0))*(3-0)+0" office:value-type="float" office:value="2.408203125">
            <text:p>2.408203125</text:p>
          </table:table-cell>
          <table:table-cell table:formula="of:=(([.H272]-0)/(1-0))*(3-0)+0" office:value-type="float" office:value="2.384765625">
            <text:p>2.384765625</text:p>
          </table:table-cell>
          <table:table-cell table:formula="of:=(([.I272]-0)/(1-0))*(100-0)+0" office:value-type="float" office:value="84.9609375">
            <text:p>84.960937500</text:p>
          </table:table-cell>
          <table:table-cell table:formula="of:=(([.J272]-0)/(1-0))*(3-0)+0" office:value-type="float" office:value="0.287109375">
            <text:p>0.287109375</text:p>
          </table:table-cell>
          <table:table-cell table:formula="of:=(([.K272]-0)/(1-0))*(3-0)+0" office:value-type="float" office:value="1.927734375">
            <text:p>1.927734375</text:p>
          </table:table-cell>
        </table:table-row>
        <table:table-row table:style-name="ro2">
          <table:table-cell office:value-type="float" office:value="0.568359375">
            <text:p>0.568359375</text:p>
          </table:table-cell>
          <table:table-cell office:value-type="float" office:value="0.060546875">
            <text:p>0.060546875</text:p>
          </table:table-cell>
          <table:table-cell office:value-type="float" office:value="0.740234375">
            <text:p>0.740234375</text:p>
          </table:table-cell>
          <table:table-cell office:value-type="float" office:value="0.607421875">
            <text:p>0.607421875</text:p>
          </table:table-cell>
          <table:table-cell office:value-type="float" office:value="0.966796875">
            <text:p>0.966796875</text:p>
          </table:table-cell>
          <table:table-cell office:value-type="float" office:value="0.669921875">
            <text:p>0.669921875</text:p>
          </table:table-cell>
          <table:table-cell office:value-type="float" office:value="0.052734375">
            <text:p>0.052734375</text:p>
          </table:table-cell>
          <table:table-cell office:value-type="float" office:value="0.544921875">
            <text:p>0.544921875</text:p>
          </table:table-cell>
          <table:table-cell office:value-type="float" office:value="0.599609375">
            <text:p>0.599609375</text:p>
          </table:table-cell>
          <table:table-cell office:value-type="float" office:value="0.345703125">
            <text:p>0.345703125</text:p>
          </table:table-cell>
          <table:table-cell office:value-type="float" office:value="0.892578125">
            <text:p>0.892578125</text:p>
          </table:table-cell>
          <table:table-cell/>
          <table:table-cell table:formula="of:=ROUND((([.A273]-0)/(1-0))*(27-2)+2)" office:value-type="float" office:value="16">
            <text:p>16</text:p>
          </table:table-cell>
          <table:table-cell table:formula="of:=(([.B273]-0)/(1-0))*(10-0)+0" office:value-type="float" office:value="0.60546875">
            <text:p>0.605468750</text:p>
          </table:table-cell>
          <table:table-cell table:formula="of:=(([.C273]-0)/(1-0))*(1500-0.000000001)+0.000000001" office:value-type="float" office:value="1110.35156250026">
            <text:p>1110.351562500</text:p>
          </table:table-cell>
          <table:table-cell table:formula="of:=(([.D273]-0)/(1-0))*(1-0.000000001)+0.000000001" office:value-type="float" office:value="0.607421875392578">
            <text:p>0.607421875</text:p>
          </table:table-cell>
          <table:table-cell table:formula="of:=[.M273]*[.P273]" office:value-type="float" office:value="9.71875000628125">
            <text:p>9.718750006</text:p>
          </table:table-cell>
          <table:table-cell table:formula="of:=(([.E273]-0)/(1-0))*(100-0.000000001)+0.000000001" office:value-type="float" office:value="96.6796875000332">
            <text:p>96.679687500</text:p>
          </table:table-cell>
          <table:table-cell table:formula="of:=(([.F273]-0)/(1-0))*(100-0)+0" office:value-type="float" office:value="66.9921875">
            <text:p>66.992187500</text:p>
          </table:table-cell>
          <table:table-cell table:formula="of:=(([.G273]-0)/(1-0))*(3-0)+0" office:value-type="float" office:value="0.158203125">
            <text:p>0.158203125</text:p>
          </table:table-cell>
          <table:table-cell table:formula="of:=(([.H273]-0)/(1-0))*(3-0)+0" office:value-type="float" office:value="1.634765625">
            <text:p>1.634765625</text:p>
          </table:table-cell>
          <table:table-cell table:formula="of:=(([.I273]-0)/(1-0))*(100-0)+0" office:value-type="float" office:value="59.9609375">
            <text:p>59.960937500</text:p>
          </table:table-cell>
          <table:table-cell table:formula="of:=(([.J273]-0)/(1-0))*(3-0)+0" office:value-type="float" office:value="1.037109375">
            <text:p>1.037109375</text:p>
          </table:table-cell>
          <table:table-cell table:formula="of:=(([.K273]-0)/(1-0))*(3-0)+0" office:value-type="float" office:value="2.677734375">
            <text:p>2.677734375</text:p>
          </table:table-cell>
        </table:table-row>
        <table:table-row table:style-name="ro2">
          <table:table-cell office:value-type="float" office:value="0.068359375">
            <text:p>0.068359375</text:p>
          </table:table-cell>
          <table:table-cell office:value-type="float" office:value="0.560546875">
            <text:p>0.560546875</text:p>
          </table:table-cell>
          <table:table-cell office:value-type="float" office:value="0.240234375">
            <text:p>0.240234375</text:p>
          </table:table-cell>
          <table:table-cell office:value-type="float" office:value="0.107421875">
            <text:p>0.107421875</text:p>
          </table:table-cell>
          <table:table-cell office:value-type="float" office:value="0.466796875">
            <text:p>0.466796875</text:p>
          </table:table-cell>
          <table:table-cell office:value-type="float" office:value="0.169921875">
            <text:p>0.169921875</text:p>
          </table:table-cell>
          <table:table-cell office:value-type="float" office:value="0.552734375">
            <text:p>0.552734375</text:p>
          </table:table-cell>
          <table:table-cell office:value-type="float" office:value="0.044921875">
            <text:p>0.044921875</text:p>
          </table:table-cell>
          <table:table-cell office:value-type="float" office:value="0.099609375">
            <text:p>0.099609375</text:p>
          </table:table-cell>
          <table:table-cell office:value-type="float" office:value="0.845703125">
            <text:p>0.845703125</text:p>
          </table:table-cell>
          <table:table-cell office:value-type="float" office:value="0.392578125">
            <text:p>0.392578125</text:p>
          </table:table-cell>
          <table:table-cell/>
          <table:table-cell table:formula="of:=ROUND((([.A274]-0)/(1-0))*(27-2)+2)" office:value-type="float" office:value="4">
            <text:p>4</text:p>
          </table:table-cell>
          <table:table-cell table:formula="of:=(([.B274]-0)/(1-0))*(10-0)+0" office:value-type="float" office:value="5.60546875">
            <text:p>5.605468750</text:p>
          </table:table-cell>
          <table:table-cell table:formula="of:=(([.C274]-0)/(1-0))*(1500-0.000000001)+0.000000001" office:value-type="float" office:value="360.35156250076">
            <text:p>360.351562501</text:p>
          </table:table-cell>
          <table:table-cell table:formula="of:=(([.D274]-0)/(1-0))*(1-0.000000001)+0.000000001" office:value-type="float" office:value="0.107421875892578">
            <text:p>0.107421876</text:p>
          </table:table-cell>
          <table:table-cell table:formula="of:=[.M274]*[.P274]" office:value-type="float" office:value="0.429687503570313">
            <text:p>0.429687504</text:p>
          </table:table-cell>
          <table:table-cell table:formula="of:=(([.E274]-0)/(1-0))*(100-0.000000001)+0.000000001" office:value-type="float" office:value="46.6796875005332">
            <text:p>46.679687501</text:p>
          </table:table-cell>
          <table:table-cell table:formula="of:=(([.F274]-0)/(1-0))*(100-0)+0" office:value-type="float" office:value="16.9921875">
            <text:p>16.992187500</text:p>
          </table:table-cell>
          <table:table-cell table:formula="of:=(([.G274]-0)/(1-0))*(3-0)+0" office:value-type="float" office:value="1.658203125">
            <text:p>1.658203125</text:p>
          </table:table-cell>
          <table:table-cell table:formula="of:=(([.H274]-0)/(1-0))*(3-0)+0" office:value-type="float" office:value="0.134765625">
            <text:p>0.134765625</text:p>
          </table:table-cell>
          <table:table-cell table:formula="of:=(([.I274]-0)/(1-0))*(100-0)+0" office:value-type="float" office:value="9.9609375">
            <text:p>9.960937500</text:p>
          </table:table-cell>
          <table:table-cell table:formula="of:=(([.J274]-0)/(1-0))*(3-0)+0" office:value-type="float" office:value="2.537109375">
            <text:p>2.537109375</text:p>
          </table:table-cell>
          <table:table-cell table:formula="of:=(([.K274]-0)/(1-0))*(3-0)+0" office:value-type="float" office:value="1.177734375">
            <text:p>1.177734375</text:p>
          </table:table-cell>
        </table:table-row>
        <table:table-row table:style-name="ro2">
          <table:table-cell office:value-type="float" office:value="0.099609375">
            <text:p>0.099609375</text:p>
          </table:table-cell>
          <table:table-cell office:value-type="float" office:value="0.029296875">
            <text:p>0.029296875</text:p>
          </table:table-cell>
          <table:table-cell office:value-type="float" office:value="0.833984375">
            <text:p>0.833984375</text:p>
          </table:table-cell>
          <table:table-cell office:value-type="float" office:value="0.888671875">
            <text:p>0.888671875</text:p>
          </table:table-cell>
          <table:table-cell office:value-type="float" office:value="0.560546875">
            <text:p>0.560546875</text:p>
          </table:table-cell>
          <table:table-cell office:value-type="float" office:value="0.888671875">
            <text:p>0.888671875</text:p>
          </table:table-cell>
          <table:table-cell office:value-type="float" office:value="0.833984375">
            <text:p>0.833984375</text:p>
          </table:table-cell>
          <table:table-cell office:value-type="float" office:value="0.513671875">
            <text:p>0.513671875</text:p>
          </table:table-cell>
          <table:table-cell office:value-type="float" office:value="0.193359375">
            <text:p>0.193359375</text:p>
          </table:table-cell>
          <table:table-cell office:value-type="float" office:value="0.251953125">
            <text:p>0.251953125</text:p>
          </table:table-cell>
          <table:table-cell office:value-type="float" office:value="0.423828125">
            <text:p>0.423828125</text:p>
          </table:table-cell>
          <table:table-cell/>
          <table:table-cell table:formula="of:=ROUND((([.A275]-0)/(1-0))*(27-2)+2)" office:value-type="float" office:value="4">
            <text:p>4</text:p>
          </table:table-cell>
          <table:table-cell table:formula="of:=(([.B275]-0)/(1-0))*(10-0)+0" office:value-type="float" office:value="0.29296875">
            <text:p>0.292968750</text:p>
          </table:table-cell>
          <table:table-cell table:formula="of:=(([.C275]-0)/(1-0))*(1500-0.000000001)+0.000000001" office:value-type="float" office:value="1250.97656250017">
            <text:p>1250.976562500</text:p>
          </table:table-cell>
          <table:table-cell table:formula="of:=(([.D275]-0)/(1-0))*(1-0.000000001)+0.000000001" office:value-type="float" office:value="0.888671875111328">
            <text:p>0.888671875</text:p>
          </table:table-cell>
          <table:table-cell table:formula="of:=[.M275]*[.P275]" office:value-type="float" office:value="3.55468750044531">
            <text:p>3.554687500</text:p>
          </table:table-cell>
          <table:table-cell table:formula="of:=(([.E275]-0)/(1-0))*(100-0.000000001)+0.000000001" office:value-type="float" office:value="56.0546875004395">
            <text:p>56.054687500</text:p>
          </table:table-cell>
          <table:table-cell table:formula="of:=(([.F275]-0)/(1-0))*(100-0)+0" office:value-type="float" office:value="88.8671875">
            <text:p>88.867187500</text:p>
          </table:table-cell>
          <table:table-cell table:formula="of:=(([.G275]-0)/(1-0))*(3-0)+0" office:value-type="float" office:value="2.501953125">
            <text:p>2.501953125</text:p>
          </table:table-cell>
          <table:table-cell table:formula="of:=(([.H275]-0)/(1-0))*(3-0)+0" office:value-type="float" office:value="1.541015625">
            <text:p>1.541015625</text:p>
          </table:table-cell>
          <table:table-cell table:formula="of:=(([.I275]-0)/(1-0))*(100-0)+0" office:value-type="float" office:value="19.3359375">
            <text:p>19.335937500</text:p>
          </table:table-cell>
          <table:table-cell table:formula="of:=(([.J275]-0)/(1-0))*(3-0)+0" office:value-type="float" office:value="0.755859375">
            <text:p>0.755859375</text:p>
          </table:table-cell>
          <table:table-cell table:formula="of:=(([.K275]-0)/(1-0))*(3-0)+0" office:value-type="float" office:value="1.271484375">
            <text:p>1.271484375</text:p>
          </table:table-cell>
        </table:table-row>
        <table:table-row table:style-name="ro2">
          <table:table-cell office:value-type="float" office:value="0.599609375">
            <text:p>0.599609375</text:p>
          </table:table-cell>
          <table:table-cell office:value-type="float" office:value="0.529296875">
            <text:p>0.529296875</text:p>
          </table:table-cell>
          <table:table-cell office:value-type="float" office:value="0.333984375">
            <text:p>0.333984375</text:p>
          </table:table-cell>
          <table:table-cell office:value-type="float" office:value="0.388671875">
            <text:p>0.388671875</text:p>
          </table:table-cell>
          <table:table-cell office:value-type="float" office:value="0.060546875">
            <text:p>0.060546875</text:p>
          </table:table-cell>
          <table:table-cell office:value-type="float" office:value="0.388671875">
            <text:p>0.388671875</text:p>
          </table:table-cell>
          <table:table-cell office:value-type="float" office:value="0.333984375">
            <text:p>0.333984375</text:p>
          </table:table-cell>
          <table:table-cell office:value-type="float" office:value="0.013671875">
            <text:p>0.013671875</text:p>
          </table:table-cell>
          <table:table-cell office:value-type="float" office:value="0.693359375">
            <text:p>0.693359375</text:p>
          </table:table-cell>
          <table:table-cell office:value-type="float" office:value="0.751953125">
            <text:p>0.751953125</text:p>
          </table:table-cell>
          <table:table-cell office:value-type="float" office:value="0.923828125">
            <text:p>0.923828125</text:p>
          </table:table-cell>
          <table:table-cell/>
          <table:table-cell table:formula="of:=ROUND((([.A276]-0)/(1-0))*(27-2)+2)" office:value-type="float" office:value="17">
            <text:p>17</text:p>
          </table:table-cell>
          <table:table-cell table:formula="of:=(([.B276]-0)/(1-0))*(10-0)+0" office:value-type="float" office:value="5.29296875">
            <text:p>5.292968750</text:p>
          </table:table-cell>
          <table:table-cell table:formula="of:=(([.C276]-0)/(1-0))*(1500-0.000000001)+0.000000001" office:value-type="float" office:value="500.976562500666">
            <text:p>500.976562501</text:p>
          </table:table-cell>
          <table:table-cell table:formula="of:=(([.D276]-0)/(1-0))*(1-0.000000001)+0.000000001" office:value-type="float" office:value="0.388671875611328">
            <text:p>0.388671876</text:p>
          </table:table-cell>
          <table:table-cell table:formula="of:=[.M276]*[.P276]" office:value-type="float" office:value="6.60742188539258">
            <text:p>6.607421885</text:p>
          </table:table-cell>
          <table:table-cell table:formula="of:=(([.E276]-0)/(1-0))*(100-0.000000001)+0.000000001" office:value-type="float" office:value="6.05468750093945">
            <text:p>6.054687501</text:p>
          </table:table-cell>
          <table:table-cell table:formula="of:=(([.F276]-0)/(1-0))*(100-0)+0" office:value-type="float" office:value="38.8671875">
            <text:p>38.867187500</text:p>
          </table:table-cell>
          <table:table-cell table:formula="of:=(([.G276]-0)/(1-0))*(3-0)+0" office:value-type="float" office:value="1.001953125">
            <text:p>1.001953125</text:p>
          </table:table-cell>
          <table:table-cell table:formula="of:=(([.H276]-0)/(1-0))*(3-0)+0" office:value-type="float" office:value="0.041015625">
            <text:p>0.041015625</text:p>
          </table:table-cell>
          <table:table-cell table:formula="of:=(([.I276]-0)/(1-0))*(100-0)+0" office:value-type="float" office:value="69.3359375">
            <text:p>69.335937500</text:p>
          </table:table-cell>
          <table:table-cell table:formula="of:=(([.J276]-0)/(1-0))*(3-0)+0" office:value-type="float" office:value="2.255859375">
            <text:p>2.255859375</text:p>
          </table:table-cell>
          <table:table-cell table:formula="of:=(([.K276]-0)/(1-0))*(3-0)+0" office:value-type="float" office:value="2.771484375">
            <text:p>2.771484375</text:p>
          </table:table-cell>
        </table:table-row>
        <table:table-row table:style-name="ro2">
          <table:table-cell office:value-type="float" office:value="0.849609375">
            <text:p>0.849609375</text:p>
          </table:table-cell>
          <table:table-cell office:value-type="float" office:value="0.279296875">
            <text:p>0.279296875</text:p>
          </table:table-cell>
          <table:table-cell office:value-type="float" office:value="0.583984375">
            <text:p>0.583984375</text:p>
          </table:table-cell>
          <table:table-cell office:value-type="float" office:value="0.638671875">
            <text:p>0.638671875</text:p>
          </table:table-cell>
          <table:table-cell office:value-type="float" office:value="0.310546875">
            <text:p>0.310546875</text:p>
          </table:table-cell>
          <table:table-cell office:value-type="float" office:value="0.138671875">
            <text:p>0.138671875</text:p>
          </table:table-cell>
          <table:table-cell office:value-type="float" office:value="0.583984375">
            <text:p>0.583984375</text:p>
          </table:table-cell>
          <table:table-cell office:value-type="float" office:value="0.263671875">
            <text:p>0.263671875</text:p>
          </table:table-cell>
          <table:table-cell office:value-type="float" office:value="0.943359375">
            <text:p>0.943359375</text:p>
          </table:table-cell>
          <table:table-cell office:value-type="float" office:value="0.501953125">
            <text:p>0.501953125</text:p>
          </table:table-cell>
          <table:table-cell office:value-type="float" office:value="0.673828125">
            <text:p>0.673828125</text:p>
          </table:table-cell>
          <table:table-cell/>
          <table:table-cell table:formula="of:=ROUND((([.A277]-0)/(1-0))*(27-2)+2)" office:value-type="float" office:value="23">
            <text:p>23</text:p>
          </table:table-cell>
          <table:table-cell table:formula="of:=(([.B277]-0)/(1-0))*(10-0)+0" office:value-type="float" office:value="2.79296875">
            <text:p>2.792968750</text:p>
          </table:table-cell>
          <table:table-cell table:formula="of:=(([.C277]-0)/(1-0))*(1500-0.000000001)+0.000000001" office:value-type="float" office:value="875.976562500416">
            <text:p>875.976562500</text:p>
          </table:table-cell>
          <table:table-cell table:formula="of:=(([.D277]-0)/(1-0))*(1-0.000000001)+0.000000001" office:value-type="float" office:value="0.638671875361328">
            <text:p>0.638671875</text:p>
          </table:table-cell>
          <table:table-cell table:formula="of:=[.M277]*[.P277]" office:value-type="float" office:value="14.6894531333105">
            <text:p>14.689453133</text:p>
          </table:table-cell>
          <table:table-cell table:formula="of:=(([.E277]-0)/(1-0))*(100-0.000000001)+0.000000001" office:value-type="float" office:value="31.0546875006895">
            <text:p>31.054687501</text:p>
          </table:table-cell>
          <table:table-cell table:formula="of:=(([.F277]-0)/(1-0))*(100-0)+0" office:value-type="float" office:value="13.8671875">
            <text:p>13.867187500</text:p>
          </table:table-cell>
          <table:table-cell table:formula="of:=(([.G277]-0)/(1-0))*(3-0)+0" office:value-type="float" office:value="1.751953125">
            <text:p>1.751953125</text:p>
          </table:table-cell>
          <table:table-cell table:formula="of:=(([.H277]-0)/(1-0))*(3-0)+0" office:value-type="float" office:value="0.791015625">
            <text:p>0.791015625</text:p>
          </table:table-cell>
          <table:table-cell table:formula="of:=(([.I277]-0)/(1-0))*(100-0)+0" office:value-type="float" office:value="94.3359375">
            <text:p>94.335937500</text:p>
          </table:table-cell>
          <table:table-cell table:formula="of:=(([.J277]-0)/(1-0))*(3-0)+0" office:value-type="float" office:value="1.505859375">
            <text:p>1.505859375</text:p>
          </table:table-cell>
          <table:table-cell table:formula="of:=(([.K277]-0)/(1-0))*(3-0)+0" office:value-type="float" office:value="2.021484375">
            <text:p>2.021484375</text:p>
          </table:table-cell>
        </table:table-row>
        <table:table-row table:style-name="ro2">
          <table:table-cell office:value-type="float" office:value="0.349609375">
            <text:p>0.349609375</text:p>
          </table:table-cell>
          <table:table-cell office:value-type="float" office:value="0.779296875">
            <text:p>0.779296875</text:p>
          </table:table-cell>
          <table:table-cell office:value-type="float" office:value="0.083984375">
            <text:p>0.083984375</text:p>
          </table:table-cell>
          <table:table-cell office:value-type="float" office:value="0.138671875">
            <text:p>0.138671875</text:p>
          </table:table-cell>
          <table:table-cell office:value-type="float" office:value="0.810546875">
            <text:p>0.810546875</text:p>
          </table:table-cell>
          <table:table-cell office:value-type="float" office:value="0.638671875">
            <text:p>0.638671875</text:p>
          </table:table-cell>
          <table:table-cell office:value-type="float" office:value="0.083984375">
            <text:p>0.083984375</text:p>
          </table:table-cell>
          <table:table-cell office:value-type="float" office:value="0.763671875">
            <text:p>0.763671875</text:p>
          </table:table-cell>
          <table:table-cell office:value-type="float" office:value="0.443359375">
            <text:p>0.443359375</text:p>
          </table:table-cell>
          <table:table-cell office:value-type="float" office:value="0.001953125">
            <text:p>0.001953125</text:p>
          </table:table-cell>
          <table:table-cell office:value-type="float" office:value="0.173828125">
            <text:p>0.173828125</text:p>
          </table:table-cell>
          <table:table-cell/>
          <table:table-cell table:formula="of:=ROUND((([.A278]-0)/(1-0))*(27-2)+2)" office:value-type="float" office:value="11">
            <text:p>11</text:p>
          </table:table-cell>
          <table:table-cell table:formula="of:=(([.B278]-0)/(1-0))*(10-0)+0" office:value-type="float" office:value="7.79296875">
            <text:p>7.792968750</text:p>
          </table:table-cell>
          <table:table-cell table:formula="of:=(([.C278]-0)/(1-0))*(1500-0.000000001)+0.000000001" office:value-type="float" office:value="125.976562500916">
            <text:p>125.976562501</text:p>
          </table:table-cell>
          <table:table-cell table:formula="of:=(([.D278]-0)/(1-0))*(1-0.000000001)+0.000000001" office:value-type="float" office:value="0.138671875861328">
            <text:p>0.138671876</text:p>
          </table:table-cell>
          <table:table-cell table:formula="of:=[.M278]*[.P278]" office:value-type="float" office:value="1.52539063447461">
            <text:p>1.525390634</text:p>
          </table:table-cell>
          <table:table-cell table:formula="of:=(([.E278]-0)/(1-0))*(100-0.000000001)+0.000000001" office:value-type="float" office:value="81.0546875001895">
            <text:p>81.054687500</text:p>
          </table:table-cell>
          <table:table-cell table:formula="of:=(([.F278]-0)/(1-0))*(100-0)+0" office:value-type="float" office:value="63.8671875">
            <text:p>63.867187500</text:p>
          </table:table-cell>
          <table:table-cell table:formula="of:=(([.G278]-0)/(1-0))*(3-0)+0" office:value-type="float" office:value="0.251953125">
            <text:p>0.251953125</text:p>
          </table:table-cell>
          <table:table-cell table:formula="of:=(([.H278]-0)/(1-0))*(3-0)+0" office:value-type="float" office:value="2.291015625">
            <text:p>2.291015625</text:p>
          </table:table-cell>
          <table:table-cell table:formula="of:=(([.I278]-0)/(1-0))*(100-0)+0" office:value-type="float" office:value="44.3359375">
            <text:p>44.335937500</text:p>
          </table:table-cell>
          <table:table-cell table:formula="of:=(([.J278]-0)/(1-0))*(3-0)+0" office:value-type="float" office:value="0.005859375">
            <text:p>0.005859375</text:p>
          </table:table-cell>
          <table:table-cell table:formula="of:=(([.K278]-0)/(1-0))*(3-0)+0" office:value-type="float" office:value="0.521484375">
            <text:p>0.521484375</text:p>
          </table:table-cell>
        </table:table-row>
        <table:table-row table:style-name="ro2">
          <table:table-cell office:value-type="float" office:value="0.474609375">
            <text:p>0.474609375</text:p>
          </table:table-cell>
          <table:table-cell office:value-type="float" office:value="0.404296875">
            <text:p>0.404296875</text:p>
          </table:table-cell>
          <table:table-cell office:value-type="float" office:value="0.458984375">
            <text:p>0.458984375</text:p>
          </table:table-cell>
          <table:table-cell office:value-type="float" office:value="0.013671875">
            <text:p>0.013671875</text:p>
          </table:table-cell>
          <table:table-cell office:value-type="float" office:value="0.935546875">
            <text:p>0.935546875</text:p>
          </table:table-cell>
          <table:table-cell office:value-type="float" office:value="0.763671875">
            <text:p>0.763671875</text:p>
          </table:table-cell>
          <table:table-cell office:value-type="float" office:value="0.708984375">
            <text:p>0.708984375</text:p>
          </table:table-cell>
          <table:table-cell office:value-type="float" office:value="0.388671875">
            <text:p>0.388671875</text:p>
          </table:table-cell>
          <table:table-cell office:value-type="float" office:value="0.818359375">
            <text:p>0.818359375</text:p>
          </table:table-cell>
          <table:table-cell office:value-type="float" office:value="0.876953125">
            <text:p>0.876953125</text:p>
          </table:table-cell>
          <table:table-cell office:value-type="float" office:value="0.548828125">
            <text:p>0.548828125</text:p>
          </table:table-cell>
          <table:table-cell/>
          <table:table-cell table:formula="of:=ROUND((([.A279]-0)/(1-0))*(27-2)+2)" office:value-type="float" office:value="14">
            <text:p>14</text:p>
          </table:table-cell>
          <table:table-cell table:formula="of:=(([.B279]-0)/(1-0))*(10-0)+0" office:value-type="float" office:value="4.04296875">
            <text:p>4.042968750</text:p>
          </table:table-cell>
          <table:table-cell table:formula="of:=(([.C279]-0)/(1-0))*(1500-0.000000001)+0.000000001" office:value-type="float" office:value="688.476562500541">
            <text:p>688.476562501</text:p>
          </table:table-cell>
          <table:table-cell table:formula="of:=(([.D279]-0)/(1-0))*(1-0.000000001)+0.000000001" office:value-type="float" office:value="0.0136718759863281">
            <text:p>0.013671876</text:p>
          </table:table-cell>
          <table:table-cell table:formula="of:=[.M279]*[.P279]" office:value-type="float" office:value="0.191406263808594">
            <text:p>0.191406264</text:p>
          </table:table-cell>
          <table:table-cell table:formula="of:=(([.E279]-0)/(1-0))*(100-0.000000001)+0.000000001" office:value-type="float" office:value="93.5546875000645">
            <text:p>93.554687500</text:p>
          </table:table-cell>
          <table:table-cell table:formula="of:=(([.F279]-0)/(1-0))*(100-0)+0" office:value-type="float" office:value="76.3671875">
            <text:p>76.367187500</text:p>
          </table:table-cell>
          <table:table-cell table:formula="of:=(([.G279]-0)/(1-0))*(3-0)+0" office:value-type="float" office:value="2.126953125">
            <text:p>2.126953125</text:p>
          </table:table-cell>
          <table:table-cell table:formula="of:=(([.H279]-0)/(1-0))*(3-0)+0" office:value-type="float" office:value="1.166015625">
            <text:p>1.166015625</text:p>
          </table:table-cell>
          <table:table-cell table:formula="of:=(([.I279]-0)/(1-0))*(100-0)+0" office:value-type="float" office:value="81.8359375">
            <text:p>81.835937500</text:p>
          </table:table-cell>
          <table:table-cell table:formula="of:=(([.J279]-0)/(1-0))*(3-0)+0" office:value-type="float" office:value="2.630859375">
            <text:p>2.630859375</text:p>
          </table:table-cell>
          <table:table-cell table:formula="of:=(([.K279]-0)/(1-0))*(3-0)+0" office:value-type="float" office:value="1.646484375">
            <text:p>1.646484375</text:p>
          </table:table-cell>
        </table:table-row>
        <table:table-row table:style-name="ro2">
          <table:table-cell office:value-type="float" office:value="0.974609375">
            <text:p>0.974609375</text:p>
          </table:table-cell>
          <table:table-cell office:value-type="float" office:value="0.904296875">
            <text:p>0.904296875</text:p>
          </table:table-cell>
          <table:table-cell office:value-type="float" office:value="0.958984375">
            <text:p>0.958984375</text:p>
          </table:table-cell>
          <table:table-cell office:value-type="float" office:value="0.513671875">
            <text:p>0.513671875</text:p>
          </table:table-cell>
          <table:table-cell office:value-type="float" office:value="0.435546875">
            <text:p>0.435546875</text:p>
          </table:table-cell>
          <table:table-cell office:value-type="float" office:value="0.263671875">
            <text:p>0.263671875</text:p>
          </table:table-cell>
          <table:table-cell office:value-type="float" office:value="0.208984375">
            <text:p>0.208984375</text:p>
          </table:table-cell>
          <table:table-cell office:value-type="float" office:value="0.888671875">
            <text:p>0.888671875</text:p>
          </table:table-cell>
          <table:table-cell office:value-type="float" office:value="0.318359375">
            <text:p>0.318359375</text:p>
          </table:table-cell>
          <table:table-cell office:value-type="float" office:value="0.376953125">
            <text:p>0.376953125</text:p>
          </table:table-cell>
          <table:table-cell office:value-type="float" office:value="0.048828125">
            <text:p>0.048828125</text:p>
          </table:table-cell>
          <table:table-cell/>
          <table:table-cell table:formula="of:=ROUND((([.A280]-0)/(1-0))*(27-2)+2)" office:value-type="float" office:value="26">
            <text:p>26</text:p>
          </table:table-cell>
          <table:table-cell table:formula="of:=(([.B280]-0)/(1-0))*(10-0)+0" office:value-type="float" office:value="9.04296875">
            <text:p>9.042968750</text:p>
          </table:table-cell>
          <table:table-cell table:formula="of:=(([.C280]-0)/(1-0))*(1500-0.000000001)+0.000000001" office:value-type="float" office:value="1438.47656250004">
            <text:p>1438.476562500</text:p>
          </table:table-cell>
          <table:table-cell table:formula="of:=(([.D280]-0)/(1-0))*(1-0.000000001)+0.000000001" office:value-type="float" office:value="0.513671875486328">
            <text:p>0.513671875</text:p>
          </table:table-cell>
          <table:table-cell table:formula="of:=[.M280]*[.P280]" office:value-type="float" office:value="13.3554687626445">
            <text:p>13.355468763</text:p>
          </table:table-cell>
          <table:table-cell table:formula="of:=(([.E280]-0)/(1-0))*(100-0.000000001)+0.000000001" office:value-type="float" office:value="43.5546875005644">
            <text:p>43.554687501</text:p>
          </table:table-cell>
          <table:table-cell table:formula="of:=(([.F280]-0)/(1-0))*(100-0)+0" office:value-type="float" office:value="26.3671875">
            <text:p>26.367187500</text:p>
          </table:table-cell>
          <table:table-cell table:formula="of:=(([.G280]-0)/(1-0))*(3-0)+0" office:value-type="float" office:value="0.626953125">
            <text:p>0.626953125</text:p>
          </table:table-cell>
          <table:table-cell table:formula="of:=(([.H280]-0)/(1-0))*(3-0)+0" office:value-type="float" office:value="2.666015625">
            <text:p>2.666015625</text:p>
          </table:table-cell>
          <table:table-cell table:formula="of:=(([.I280]-0)/(1-0))*(100-0)+0" office:value-type="float" office:value="31.8359375">
            <text:p>31.835937500</text:p>
          </table:table-cell>
          <table:table-cell table:formula="of:=(([.J280]-0)/(1-0))*(3-0)+0" office:value-type="float" office:value="1.130859375">
            <text:p>1.130859375</text:p>
          </table:table-cell>
          <table:table-cell table:formula="of:=(([.K280]-0)/(1-0))*(3-0)+0" office:value-type="float" office:value="0.146484375">
            <text:p>0.146484375</text:p>
          </table:table-cell>
        </table:table-row>
        <table:table-row table:style-name="ro2">
          <table:table-cell office:value-type="float" office:value="0.724609375">
            <text:p>0.724609375</text:p>
          </table:table-cell>
          <table:table-cell office:value-type="float" office:value="0.154296875">
            <text:p>0.154296875</text:p>
          </table:table-cell>
          <table:table-cell office:value-type="float" office:value="0.208984375">
            <text:p>0.208984375</text:p>
          </table:table-cell>
          <table:table-cell office:value-type="float" office:value="0.263671875">
            <text:p>0.263671875</text:p>
          </table:table-cell>
          <table:table-cell office:value-type="float" office:value="0.185546875">
            <text:p>0.185546875</text:p>
          </table:table-cell>
          <table:table-cell office:value-type="float" office:value="0.013671875">
            <text:p>0.013671875</text:p>
          </table:table-cell>
          <table:table-cell office:value-type="float" office:value="0.958984375">
            <text:p>0.958984375</text:p>
          </table:table-cell>
          <table:table-cell office:value-type="float" office:value="0.638671875">
            <text:p>0.638671875</text:p>
          </table:table-cell>
          <table:table-cell office:value-type="float" office:value="0.068359375">
            <text:p>0.068359375</text:p>
          </table:table-cell>
          <table:table-cell office:value-type="float" office:value="0.126953125">
            <text:p>0.126953125</text:p>
          </table:table-cell>
          <table:table-cell office:value-type="float" office:value="0.298828125">
            <text:p>0.298828125</text:p>
          </table:table-cell>
          <table:table-cell/>
          <table:table-cell table:formula="of:=ROUND((([.A281]-0)/(1-0))*(27-2)+2)" office:value-type="float" office:value="20">
            <text:p>20</text:p>
          </table:table-cell>
          <table:table-cell table:formula="of:=(([.B281]-0)/(1-0))*(10-0)+0" office:value-type="float" office:value="1.54296875">
            <text:p>1.542968750</text:p>
          </table:table-cell>
          <table:table-cell table:formula="of:=(([.C281]-0)/(1-0))*(1500-0.000000001)+0.000000001" office:value-type="float" office:value="313.476562500791">
            <text:p>313.476562501</text:p>
          </table:table-cell>
          <table:table-cell table:formula="of:=(([.D281]-0)/(1-0))*(1-0.000000001)+0.000000001" office:value-type="float" office:value="0.263671875736328">
            <text:p>0.263671876</text:p>
          </table:table-cell>
          <table:table-cell table:formula="of:=[.M281]*[.P281]" office:value-type="float" office:value="5.27343751472656">
            <text:p>5.273437515</text:p>
          </table:table-cell>
          <table:table-cell table:formula="of:=(([.E281]-0)/(1-0))*(100-0.000000001)+0.000000001" office:value-type="float" office:value="18.5546875008145">
            <text:p>18.554687501</text:p>
          </table:table-cell>
          <table:table-cell table:formula="of:=(([.F281]-0)/(1-0))*(100-0)+0" office:value-type="float" office:value="1.3671875">
            <text:p>1.367187500</text:p>
          </table:table-cell>
          <table:table-cell table:formula="of:=(([.G281]-0)/(1-0))*(3-0)+0" office:value-type="float" office:value="2.876953125">
            <text:p>2.876953125</text:p>
          </table:table-cell>
          <table:table-cell table:formula="of:=(([.H281]-0)/(1-0))*(3-0)+0" office:value-type="float" office:value="1.916015625">
            <text:p>1.916015625</text:p>
          </table:table-cell>
          <table:table-cell table:formula="of:=(([.I281]-0)/(1-0))*(100-0)+0" office:value-type="float" office:value="6.8359375">
            <text:p>6.835937500</text:p>
          </table:table-cell>
          <table:table-cell table:formula="of:=(([.J281]-0)/(1-0))*(3-0)+0" office:value-type="float" office:value="0.380859375">
            <text:p>0.380859375</text:p>
          </table:table-cell>
          <table:table-cell table:formula="of:=(([.K281]-0)/(1-0))*(3-0)+0" office:value-type="float" office:value="0.896484375">
            <text:p>0.896484375</text:p>
          </table:table-cell>
        </table:table-row>
        <table:table-row table:style-name="ro2">
          <table:table-cell office:value-type="float" office:value="0.224609375">
            <text:p>0.224609375</text:p>
          </table:table-cell>
          <table:table-cell office:value-type="float" office:value="0.654296875">
            <text:p>0.654296875</text:p>
          </table:table-cell>
          <table:table-cell office:value-type="float" office:value="0.708984375">
            <text:p>0.708984375</text:p>
          </table:table-cell>
          <table:table-cell office:value-type="float" office:value="0.763671875">
            <text:p>0.763671875</text:p>
          </table:table-cell>
          <table:table-cell office:value-type="float" office:value="0.685546875">
            <text:p>0.685546875</text:p>
          </table:table-cell>
          <table:table-cell office:value-type="float" office:value="0.513671875">
            <text:p>0.513671875</text:p>
          </table:table-cell>
          <table:table-cell office:value-type="float" office:value="0.458984375">
            <text:p>0.458984375</text:p>
          </table:table-cell>
          <table:table-cell office:value-type="float" office:value="0.138671875">
            <text:p>0.138671875</text:p>
          </table:table-cell>
          <table:table-cell office:value-type="float" office:value="0.568359375">
            <text:p>0.568359375</text:p>
          </table:table-cell>
          <table:table-cell office:value-type="float" office:value="0.626953125">
            <text:p>0.626953125</text:p>
          </table:table-cell>
          <table:table-cell office:value-type="float" office:value="0.798828125">
            <text:p>0.798828125</text:p>
          </table:table-cell>
          <table:table-cell/>
          <table:table-cell table:formula="of:=ROUND((([.A282]-0)/(1-0))*(27-2)+2)" office:value-type="float" office:value="8">
            <text:p>8</text:p>
          </table:table-cell>
          <table:table-cell table:formula="of:=(([.B282]-0)/(1-0))*(10-0)+0" office:value-type="float" office:value="6.54296875">
            <text:p>6.542968750</text:p>
          </table:table-cell>
          <table:table-cell table:formula="of:=(([.C282]-0)/(1-0))*(1500-0.000000001)+0.000000001" office:value-type="float" office:value="1063.47656250029">
            <text:p>1063.476562500</text:p>
          </table:table-cell>
          <table:table-cell table:formula="of:=(([.D282]-0)/(1-0))*(1-0.000000001)+0.000000001" office:value-type="float" office:value="0.763671875236328">
            <text:p>0.763671875</text:p>
          </table:table-cell>
          <table:table-cell table:formula="of:=[.M282]*[.P282]" office:value-type="float" office:value="6.10937500189062">
            <text:p>6.109375002</text:p>
          </table:table-cell>
          <table:table-cell table:formula="of:=(([.E282]-0)/(1-0))*(100-0.000000001)+0.000000001" office:value-type="float" office:value="68.5546875003145">
            <text:p>68.554687500</text:p>
          </table:table-cell>
          <table:table-cell table:formula="of:=(([.F282]-0)/(1-0))*(100-0)+0" office:value-type="float" office:value="51.3671875">
            <text:p>51.367187500</text:p>
          </table:table-cell>
          <table:table-cell table:formula="of:=(([.G282]-0)/(1-0))*(3-0)+0" office:value-type="float" office:value="1.376953125">
            <text:p>1.376953125</text:p>
          </table:table-cell>
          <table:table-cell table:formula="of:=(([.H282]-0)/(1-0))*(3-0)+0" office:value-type="float" office:value="0.416015625">
            <text:p>0.416015625</text:p>
          </table:table-cell>
          <table:table-cell table:formula="of:=(([.I282]-0)/(1-0))*(100-0)+0" office:value-type="float" office:value="56.8359375">
            <text:p>56.835937500</text:p>
          </table:table-cell>
          <table:table-cell table:formula="of:=(([.J282]-0)/(1-0))*(3-0)+0" office:value-type="float" office:value="1.880859375">
            <text:p>1.880859375</text:p>
          </table:table-cell>
          <table:table-cell table:formula="of:=(([.K282]-0)/(1-0))*(3-0)+0" office:value-type="float" office:value="2.396484375">
            <text:p>2.396484375</text:p>
          </table:table-cell>
        </table:table-row>
        <table:table-row table:style-name="ro2">
          <table:table-cell office:value-type="float" office:value="0.162109375">
            <text:p>0.162109375</text:p>
          </table:table-cell>
          <table:table-cell office:value-type="float" office:value="0.341796875">
            <text:p>0.341796875</text:p>
          </table:table-cell>
          <table:table-cell office:value-type="float" office:value="0.146484375">
            <text:p>0.146484375</text:p>
          </table:table-cell>
          <table:table-cell office:value-type="float" office:value="0.576171875">
            <text:p>0.576171875</text:p>
          </table:table-cell>
          <table:table-cell office:value-type="float" office:value="0.123046875">
            <text:p>0.123046875</text:p>
          </table:table-cell>
          <table:table-cell office:value-type="float" office:value="0.701171875">
            <text:p>0.701171875</text:p>
          </table:table-cell>
          <table:table-cell office:value-type="float" office:value="0.646484375">
            <text:p>0.646484375</text:p>
          </table:table-cell>
          <table:table-cell office:value-type="float" office:value="0.451171875">
            <text:p>0.451171875</text:p>
          </table:table-cell>
          <table:table-cell office:value-type="float" office:value="0.755859375">
            <text:p>0.755859375</text:p>
          </table:table-cell>
          <table:table-cell office:value-type="float" office:value="0.064453125">
            <text:p>0.064453125</text:p>
          </table:table-cell>
          <table:table-cell office:value-type="float" office:value="0.861328125">
            <text:p>0.861328125</text:p>
          </table:table-cell>
          <table:table-cell/>
          <table:table-cell table:formula="of:=ROUND((([.A283]-0)/(1-0))*(27-2)+2)" office:value-type="float" office:value="6">
            <text:p>6</text:p>
          </table:table-cell>
          <table:table-cell table:formula="of:=(([.B283]-0)/(1-0))*(10-0)+0" office:value-type="float" office:value="3.41796875">
            <text:p>3.417968750</text:p>
          </table:table-cell>
          <table:table-cell table:formula="of:=(([.C283]-0)/(1-0))*(1500-0.000000001)+0.000000001" office:value-type="float" office:value="219.726562500853">
            <text:p>219.726562501</text:p>
          </table:table-cell>
          <table:table-cell table:formula="of:=(([.D283]-0)/(1-0))*(1-0.000000001)+0.000000001" office:value-type="float" office:value="0.576171875423828">
            <text:p>0.576171875</text:p>
          </table:table-cell>
          <table:table-cell table:formula="of:=[.M283]*[.P283]" office:value-type="float" office:value="3.45703125254297">
            <text:p>3.457031253</text:p>
          </table:table-cell>
          <table:table-cell table:formula="of:=(([.E283]-0)/(1-0))*(100-0.000000001)+0.000000001" office:value-type="float" office:value="12.304687500877">
            <text:p>12.304687501</text:p>
          </table:table-cell>
          <table:table-cell table:formula="of:=(([.F283]-0)/(1-0))*(100-0)+0" office:value-type="float" office:value="70.1171875">
            <text:p>70.117187500</text:p>
          </table:table-cell>
          <table:table-cell table:formula="of:=(([.G283]-0)/(1-0))*(3-0)+0" office:value-type="float" office:value="1.939453125">
            <text:p>1.939453125</text:p>
          </table:table-cell>
          <table:table-cell table:formula="of:=(([.H283]-0)/(1-0))*(3-0)+0" office:value-type="float" office:value="1.353515625">
            <text:p>1.353515625</text:p>
          </table:table-cell>
          <table:table-cell table:formula="of:=(([.I283]-0)/(1-0))*(100-0)+0" office:value-type="float" office:value="75.5859375">
            <text:p>75.585937500</text:p>
          </table:table-cell>
          <table:table-cell table:formula="of:=(([.J283]-0)/(1-0))*(3-0)+0" office:value-type="float" office:value="0.193359375">
            <text:p>0.193359375</text:p>
          </table:table-cell>
          <table:table-cell table:formula="of:=(([.K283]-0)/(1-0))*(3-0)+0" office:value-type="float" office:value="2.583984375">
            <text:p>2.583984375</text:p>
          </table:table-cell>
        </table:table-row>
        <table:table-row table:style-name="ro2">
          <table:table-cell office:value-type="float" office:value="0.662109375">
            <text:p>0.662109375</text:p>
          </table:table-cell>
          <table:table-cell office:value-type="float" office:value="0.841796875">
            <text:p>0.841796875</text:p>
          </table:table-cell>
          <table:table-cell office:value-type="float" office:value="0.646484375">
            <text:p>0.646484375</text:p>
          </table:table-cell>
          <table:table-cell office:value-type="float" office:value="0.076171875">
            <text:p>0.076171875</text:p>
          </table:table-cell>
          <table:table-cell office:value-type="float" office:value="0.623046875">
            <text:p>0.623046875</text:p>
          </table:table-cell>
          <table:table-cell office:value-type="float" office:value="0.201171875">
            <text:p>0.201171875</text:p>
          </table:table-cell>
          <table:table-cell office:value-type="float" office:value="0.146484375">
            <text:p>0.146484375</text:p>
          </table:table-cell>
          <table:table-cell office:value-type="float" office:value="0.951171875">
            <text:p>0.951171875</text:p>
          </table:table-cell>
          <table:table-cell office:value-type="float" office:value="0.255859375">
            <text:p>0.255859375</text:p>
          </table:table-cell>
          <table:table-cell office:value-type="float" office:value="0.564453125">
            <text:p>0.564453125</text:p>
          </table:table-cell>
          <table:table-cell office:value-type="float" office:value="0.361328125">
            <text:p>0.361328125</text:p>
          </table:table-cell>
          <table:table-cell/>
          <table:table-cell table:formula="of:=ROUND((([.A284]-0)/(1-0))*(27-2)+2)" office:value-type="float" office:value="19">
            <text:p>19</text:p>
          </table:table-cell>
          <table:table-cell table:formula="of:=(([.B284]-0)/(1-0))*(10-0)+0" office:value-type="float" office:value="8.41796875">
            <text:p>8.417968750</text:p>
          </table:table-cell>
          <table:table-cell table:formula="of:=(([.C284]-0)/(1-0))*(1500-0.000000001)+0.000000001" office:value-type="float" office:value="969.726562500354">
            <text:p>969.726562500</text:p>
          </table:table-cell>
          <table:table-cell table:formula="of:=(([.D284]-0)/(1-0))*(1-0.000000001)+0.000000001" office:value-type="float" office:value="0.0761718759238281">
            <text:p>0.076171876</text:p>
          </table:table-cell>
          <table:table-cell table:formula="of:=[.M284]*[.P284]" office:value-type="float" office:value="1.44726564255273">
            <text:p>1.447265643</text:p>
          </table:table-cell>
          <table:table-cell table:formula="of:=(([.E284]-0)/(1-0))*(100-0.000000001)+0.000000001" office:value-type="float" office:value="62.304687500377">
            <text:p>62.304687500</text:p>
          </table:table-cell>
          <table:table-cell table:formula="of:=(([.F284]-0)/(1-0))*(100-0)+0" office:value-type="float" office:value="20.1171875">
            <text:p>20.117187500</text:p>
          </table:table-cell>
          <table:table-cell table:formula="of:=(([.G284]-0)/(1-0))*(3-0)+0" office:value-type="float" office:value="0.439453125">
            <text:p>0.439453125</text:p>
          </table:table-cell>
          <table:table-cell table:formula="of:=(([.H284]-0)/(1-0))*(3-0)+0" office:value-type="float" office:value="2.853515625">
            <text:p>2.853515625</text:p>
          </table:table-cell>
          <table:table-cell table:formula="of:=(([.I284]-0)/(1-0))*(100-0)+0" office:value-type="float" office:value="25.5859375">
            <text:p>25.585937500</text:p>
          </table:table-cell>
          <table:table-cell table:formula="of:=(([.J284]-0)/(1-0))*(3-0)+0" office:value-type="float" office:value="1.693359375">
            <text:p>1.693359375</text:p>
          </table:table-cell>
          <table:table-cell table:formula="of:=(([.K284]-0)/(1-0))*(3-0)+0" office:value-type="float" office:value="1.083984375">
            <text:p>1.083984375</text:p>
          </table:table-cell>
        </table:table-row>
        <table:table-row table:style-name="ro2">
          <table:table-cell office:value-type="float" office:value="0.912109375">
            <text:p>0.912109375</text:p>
          </table:table-cell>
          <table:table-cell office:value-type="float" office:value="0.091796875">
            <text:p>0.091796875</text:p>
          </table:table-cell>
          <table:table-cell office:value-type="float" office:value="0.396484375">
            <text:p>0.396484375</text:p>
          </table:table-cell>
          <table:table-cell office:value-type="float" office:value="0.826171875">
            <text:p>0.826171875</text:p>
          </table:table-cell>
          <table:table-cell office:value-type="float" office:value="0.873046875">
            <text:p>0.873046875</text:p>
          </table:table-cell>
          <table:table-cell office:value-type="float" office:value="0.451171875">
            <text:p>0.451171875</text:p>
          </table:table-cell>
          <table:table-cell office:value-type="float" office:value="0.896484375">
            <text:p>0.896484375</text:p>
          </table:table-cell>
          <table:table-cell office:value-type="float" office:value="0.701171875">
            <text:p>0.701171875</text:p>
          </table:table-cell>
          <table:table-cell office:value-type="float" office:value="0.005859375">
            <text:p>0.005859375</text:p>
          </table:table-cell>
          <table:table-cell office:value-type="float" office:value="0.814453125">
            <text:p>0.814453125</text:p>
          </table:table-cell>
          <table:table-cell office:value-type="float" office:value="0.111328125">
            <text:p>0.111328125</text:p>
          </table:table-cell>
          <table:table-cell/>
          <table:table-cell table:formula="of:=ROUND((([.A285]-0)/(1-0))*(27-2)+2)" office:value-type="float" office:value="25">
            <text:p>25</text:p>
          </table:table-cell>
          <table:table-cell table:formula="of:=(([.B285]-0)/(1-0))*(10-0)+0" office:value-type="float" office:value="0.91796875">
            <text:p>0.917968750</text:p>
          </table:table-cell>
          <table:table-cell table:formula="of:=(([.C285]-0)/(1-0))*(1500-0.000000001)+0.000000001" office:value-type="float" office:value="594.726562500604">
            <text:p>594.726562501</text:p>
          </table:table-cell>
          <table:table-cell table:formula="of:=(([.D285]-0)/(1-0))*(1-0.000000001)+0.000000001" office:value-type="float" office:value="0.826171875173828">
            <text:p>0.826171875</text:p>
          </table:table-cell>
          <table:table-cell table:formula="of:=[.M285]*[.P285]" office:value-type="float" office:value="20.6542968793457">
            <text:p>20.654296879</text:p>
          </table:table-cell>
          <table:table-cell table:formula="of:=(([.E285]-0)/(1-0))*(100-0.000000001)+0.000000001" office:value-type="float" office:value="87.304687500127">
            <text:p>87.304687500</text:p>
          </table:table-cell>
          <table:table-cell table:formula="of:=(([.F285]-0)/(1-0))*(100-0)+0" office:value-type="float" office:value="45.1171875">
            <text:p>45.117187500</text:p>
          </table:table-cell>
          <table:table-cell table:formula="of:=(([.G285]-0)/(1-0))*(3-0)+0" office:value-type="float" office:value="2.689453125">
            <text:p>2.689453125</text:p>
          </table:table-cell>
          <table:table-cell table:formula="of:=(([.H285]-0)/(1-0))*(3-0)+0" office:value-type="float" office:value="2.103515625">
            <text:p>2.103515625</text:p>
          </table:table-cell>
          <table:table-cell table:formula="of:=(([.I285]-0)/(1-0))*(100-0)+0" office:value-type="float" office:value="0.5859375">
            <text:p>0.585937500</text:p>
          </table:table-cell>
          <table:table-cell table:formula="of:=(([.J285]-0)/(1-0))*(3-0)+0" office:value-type="float" office:value="2.443359375">
            <text:p>2.443359375</text:p>
          </table:table-cell>
          <table:table-cell table:formula="of:=(([.K285]-0)/(1-0))*(3-0)+0" office:value-type="float" office:value="0.333984375">
            <text:p>0.333984375</text:p>
          </table:table-cell>
        </table:table-row>
        <table:table-row table:style-name="ro2">
          <table:table-cell office:value-type="float" office:value="0.412109375">
            <text:p>0.412109375</text:p>
          </table:table-cell>
          <table:table-cell office:value-type="float" office:value="0.591796875">
            <text:p>0.591796875</text:p>
          </table:table-cell>
          <table:table-cell office:value-type="float" office:value="0.896484375">
            <text:p>0.896484375</text:p>
          </table:table-cell>
          <table:table-cell office:value-type="float" office:value="0.326171875">
            <text:p>0.326171875</text:p>
          </table:table-cell>
          <table:table-cell office:value-type="float" office:value="0.373046875">
            <text:p>0.373046875</text:p>
          </table:table-cell>
          <table:table-cell office:value-type="float" office:value="0.951171875">
            <text:p>0.951171875</text:p>
          </table:table-cell>
          <table:table-cell office:value-type="float" office:value="0.396484375">
            <text:p>0.396484375</text:p>
          </table:table-cell>
          <table:table-cell office:value-type="float" office:value="0.201171875">
            <text:p>0.201171875</text:p>
          </table:table-cell>
          <table:table-cell office:value-type="float" office:value="0.505859375">
            <text:p>0.505859375</text:p>
          </table:table-cell>
          <table:table-cell office:value-type="float" office:value="0.314453125">
            <text:p>0.314453125</text:p>
          </table:table-cell>
          <table:table-cell office:value-type="float" office:value="0.611328125">
            <text:p>0.611328125</text:p>
          </table:table-cell>
          <table:table-cell/>
          <table:table-cell table:formula="of:=ROUND((([.A286]-0)/(1-0))*(27-2)+2)" office:value-type="float" office:value="12">
            <text:p>12</text:p>
          </table:table-cell>
          <table:table-cell table:formula="of:=(([.B286]-0)/(1-0))*(10-0)+0" office:value-type="float" office:value="5.91796875">
            <text:p>5.917968750</text:p>
          </table:table-cell>
          <table:table-cell table:formula="of:=(([.C286]-0)/(1-0))*(1500-0.000000001)+0.000000001" office:value-type="float" office:value="1344.7265625001">
            <text:p>1344.726562500</text:p>
          </table:table-cell>
          <table:table-cell table:formula="of:=(([.D286]-0)/(1-0))*(1-0.000000001)+0.000000001" office:value-type="float" office:value="0.326171875673828">
            <text:p>0.326171876</text:p>
          </table:table-cell>
          <table:table-cell table:formula="of:=[.M286]*[.P286]" office:value-type="float" office:value="3.91406250808594">
            <text:p>3.914062508</text:p>
          </table:table-cell>
          <table:table-cell table:formula="of:=(([.E286]-0)/(1-0))*(100-0.000000001)+0.000000001" office:value-type="float" office:value="37.3046875006269">
            <text:p>37.304687501</text:p>
          </table:table-cell>
          <table:table-cell table:formula="of:=(([.F286]-0)/(1-0))*(100-0)+0" office:value-type="float" office:value="95.1171875">
            <text:p>95.117187500</text:p>
          </table:table-cell>
          <table:table-cell table:formula="of:=(([.G286]-0)/(1-0))*(3-0)+0" office:value-type="float" office:value="1.189453125">
            <text:p>1.189453125</text:p>
          </table:table-cell>
          <table:table-cell table:formula="of:=(([.H286]-0)/(1-0))*(3-0)+0" office:value-type="float" office:value="0.603515625">
            <text:p>0.603515625</text:p>
          </table:table-cell>
          <table:table-cell table:formula="of:=(([.I286]-0)/(1-0))*(100-0)+0" office:value-type="float" office:value="50.5859375">
            <text:p>50.585937500</text:p>
          </table:table-cell>
          <table:table-cell table:formula="of:=(([.J286]-0)/(1-0))*(3-0)+0" office:value-type="float" office:value="0.943359375">
            <text:p>0.943359375</text:p>
          </table:table-cell>
          <table:table-cell table:formula="of:=(([.K286]-0)/(1-0))*(3-0)+0" office:value-type="float" office:value="1.833984375">
            <text:p>1.833984375</text:p>
          </table:table-cell>
        </table:table-row>
        <table:table-row table:style-name="ro2">
          <table:table-cell office:value-type="float" office:value="0.287109375">
            <text:p>0.287109375</text:p>
          </table:table-cell>
          <table:table-cell office:value-type="float" office:value="0.216796875">
            <text:p>0.216796875</text:p>
          </table:table-cell>
          <table:table-cell office:value-type="float" office:value="0.521484375">
            <text:p>0.521484375</text:p>
          </table:table-cell>
          <table:table-cell office:value-type="float" office:value="0.451171875">
            <text:p>0.451171875</text:p>
          </table:table-cell>
          <table:table-cell office:value-type="float" office:value="0.498046875">
            <text:p>0.498046875</text:p>
          </table:table-cell>
          <table:table-cell office:value-type="float" office:value="0.576171875">
            <text:p>0.576171875</text:p>
          </table:table-cell>
          <table:table-cell office:value-type="float" office:value="0.771484375">
            <text:p>0.771484375</text:p>
          </table:table-cell>
          <table:table-cell office:value-type="float" office:value="0.576171875">
            <text:p>0.576171875</text:p>
          </table:table-cell>
          <table:table-cell office:value-type="float" office:value="0.130859375">
            <text:p>0.130859375</text:p>
          </table:table-cell>
          <table:table-cell office:value-type="float" office:value="0.689453125">
            <text:p>0.689453125</text:p>
          </table:table-cell>
          <table:table-cell office:value-type="float" office:value="0.236328125">
            <text:p>0.236328125</text:p>
          </table:table-cell>
          <table:table-cell/>
          <table:table-cell table:formula="of:=ROUND((([.A287]-0)/(1-0))*(27-2)+2)" office:value-type="float" office:value="9">
            <text:p>9</text:p>
          </table:table-cell>
          <table:table-cell table:formula="of:=(([.B287]-0)/(1-0))*(10-0)+0" office:value-type="float" office:value="2.16796875">
            <text:p>2.167968750</text:p>
          </table:table-cell>
          <table:table-cell table:formula="of:=(([.C287]-0)/(1-0))*(1500-0.000000001)+0.000000001" office:value-type="float" office:value="782.226562500479">
            <text:p>782.226562500</text:p>
          </table:table-cell>
          <table:table-cell table:formula="of:=(([.D287]-0)/(1-0))*(1-0.000000001)+0.000000001" office:value-type="float" office:value="0.451171875548828">
            <text:p>0.451171876</text:p>
          </table:table-cell>
          <table:table-cell table:formula="of:=[.M287]*[.P287]" office:value-type="float" office:value="4.06054687993945">
            <text:p>4.060546880</text:p>
          </table:table-cell>
          <table:table-cell table:formula="of:=(([.E287]-0)/(1-0))*(100-0.000000001)+0.000000001" office:value-type="float" office:value="49.804687500502">
            <text:p>49.804687501</text:p>
          </table:table-cell>
          <table:table-cell table:formula="of:=(([.F287]-0)/(1-0))*(100-0)+0" office:value-type="float" office:value="57.6171875">
            <text:p>57.617187500</text:p>
          </table:table-cell>
          <table:table-cell table:formula="of:=(([.G287]-0)/(1-0))*(3-0)+0" office:value-type="float" office:value="2.314453125">
            <text:p>2.314453125</text:p>
          </table:table-cell>
          <table:table-cell table:formula="of:=(([.H287]-0)/(1-0))*(3-0)+0" office:value-type="float" office:value="1.728515625">
            <text:p>1.728515625</text:p>
          </table:table-cell>
          <table:table-cell table:formula="of:=(([.I287]-0)/(1-0))*(100-0)+0" office:value-type="float" office:value="13.0859375">
            <text:p>13.085937500</text:p>
          </table:table-cell>
          <table:table-cell table:formula="of:=(([.J287]-0)/(1-0))*(3-0)+0" office:value-type="float" office:value="2.068359375">
            <text:p>2.068359375</text:p>
          </table:table-cell>
          <table:table-cell table:formula="of:=(([.K287]-0)/(1-0))*(3-0)+0" office:value-type="float" office:value="0.708984375">
            <text:p>0.708984375</text:p>
          </table:table-cell>
        </table:table-row>
        <table:table-row table:style-name="ro2">
          <table:table-cell office:value-type="float" office:value="0.787109375">
            <text:p>0.787109375</text:p>
          </table:table-cell>
          <table:table-cell office:value-type="float" office:value="0.716796875">
            <text:p>0.716796875</text:p>
          </table:table-cell>
          <table:table-cell office:value-type="float" office:value="0.021484375">
            <text:p>0.021484375</text:p>
          </table:table-cell>
          <table:table-cell office:value-type="float" office:value="0.951171875">
            <text:p>0.951171875</text:p>
          </table:table-cell>
          <table:table-cell office:value-type="float" office:value="0.998046875">
            <text:p>0.998046875</text:p>
          </table:table-cell>
          <table:table-cell office:value-type="float" office:value="0.076171875">
            <text:p>0.076171875</text:p>
          </table:table-cell>
          <table:table-cell office:value-type="float" office:value="0.271484375">
            <text:p>0.271484375</text:p>
          </table:table-cell>
          <table:table-cell office:value-type="float" office:value="0.076171875">
            <text:p>0.076171875</text:p>
          </table:table-cell>
          <table:table-cell office:value-type="float" office:value="0.630859375">
            <text:p>0.630859375</text:p>
          </table:table-cell>
          <table:table-cell office:value-type="float" office:value="0.189453125">
            <text:p>0.189453125</text:p>
          </table:table-cell>
          <table:table-cell office:value-type="float" office:value="0.736328125">
            <text:p>0.736328125</text:p>
          </table:table-cell>
          <table:table-cell/>
          <table:table-cell table:formula="of:=ROUND((([.A288]-0)/(1-0))*(27-2)+2)" office:value-type="float" office:value="22">
            <text:p>22</text:p>
          </table:table-cell>
          <table:table-cell table:formula="of:=(([.B288]-0)/(1-0))*(10-0)+0" office:value-type="float" office:value="7.16796875">
            <text:p>7.167968750</text:p>
          </table:table-cell>
          <table:table-cell table:formula="of:=(([.C288]-0)/(1-0))*(1500-0.000000001)+0.000000001" office:value-type="float" office:value="32.2265625009785">
            <text:p>32.226562501</text:p>
          </table:table-cell>
          <table:table-cell table:formula="of:=(([.D288]-0)/(1-0))*(1-0.000000001)+0.000000001" office:value-type="float" office:value="0.951171875048828">
            <text:p>0.951171875</text:p>
          </table:table-cell>
          <table:table-cell table:formula="of:=[.M288]*[.P288]" office:value-type="float" office:value="20.9257812510742">
            <text:p>20.925781251</text:p>
          </table:table-cell>
          <table:table-cell table:formula="of:=(([.E288]-0)/(1-0))*(100-0.000000001)+0.000000001" office:value-type="float" office:value="99.804687500002">
            <text:p>99.804687500</text:p>
          </table:table-cell>
          <table:table-cell table:formula="of:=(([.F288]-0)/(1-0))*(100-0)+0" office:value-type="float" office:value="7.6171875">
            <text:p>7.617187500</text:p>
          </table:table-cell>
          <table:table-cell table:formula="of:=(([.G288]-0)/(1-0))*(3-0)+0" office:value-type="float" office:value="0.814453125">
            <text:p>0.814453125</text:p>
          </table:table-cell>
          <table:table-cell table:formula="of:=(([.H288]-0)/(1-0))*(3-0)+0" office:value-type="float" office:value="0.228515625">
            <text:p>0.228515625</text:p>
          </table:table-cell>
          <table:table-cell table:formula="of:=(([.I288]-0)/(1-0))*(100-0)+0" office:value-type="float" office:value="63.0859375">
            <text:p>63.085937500</text:p>
          </table:table-cell>
          <table:table-cell table:formula="of:=(([.J288]-0)/(1-0))*(3-0)+0" office:value-type="float" office:value="0.568359375">
            <text:p>0.568359375</text:p>
          </table:table-cell>
          <table:table-cell table:formula="of:=(([.K288]-0)/(1-0))*(3-0)+0" office:value-type="float" office:value="2.208984375">
            <text:p>2.208984375</text:p>
          </table:table-cell>
        </table:table-row>
        <table:table-row table:style-name="ro2">
          <table:table-cell office:value-type="float" office:value="0.537109375">
            <text:p>0.537109375</text:p>
          </table:table-cell>
          <table:table-cell office:value-type="float" office:value="0.466796875">
            <text:p>0.466796875</text:p>
          </table:table-cell>
          <table:table-cell office:value-type="float" office:value="0.771484375">
            <text:p>0.771484375</text:p>
          </table:table-cell>
          <table:table-cell office:value-type="float" office:value="0.201171875">
            <text:p>0.201171875</text:p>
          </table:table-cell>
          <table:table-cell office:value-type="float" office:value="0.748046875">
            <text:p>0.748046875</text:p>
          </table:table-cell>
          <table:table-cell office:value-type="float" office:value="0.326171875">
            <text:p>0.326171875</text:p>
          </table:table-cell>
          <table:table-cell office:value-type="float" office:value="0.521484375">
            <text:p>0.521484375</text:p>
          </table:table-cell>
          <table:table-cell office:value-type="float" office:value="0.326171875">
            <text:p>0.326171875</text:p>
          </table:table-cell>
          <table:table-cell office:value-type="float" office:value="0.880859375">
            <text:p>0.880859375</text:p>
          </table:table-cell>
          <table:table-cell office:value-type="float" office:value="0.439453125">
            <text:p>0.439453125</text:p>
          </table:table-cell>
          <table:table-cell office:value-type="float" office:value="0.986328125">
            <text:p>0.986328125</text:p>
          </table:table-cell>
          <table:table-cell/>
          <table:table-cell table:formula="of:=ROUND((([.A289]-0)/(1-0))*(27-2)+2)" office:value-type="float" office:value="15">
            <text:p>15</text:p>
          </table:table-cell>
          <table:table-cell table:formula="of:=(([.B289]-0)/(1-0))*(10-0)+0" office:value-type="float" office:value="4.66796875">
            <text:p>4.667968750</text:p>
          </table:table-cell>
          <table:table-cell table:formula="of:=(([.C289]-0)/(1-0))*(1500-0.000000001)+0.000000001" office:value-type="float" office:value="1157.22656250023">
            <text:p>1157.226562500</text:p>
          </table:table-cell>
          <table:table-cell table:formula="of:=(([.D289]-0)/(1-0))*(1-0.000000001)+0.000000001" office:value-type="float" office:value="0.201171875798828">
            <text:p>0.201171876</text:p>
          </table:table-cell>
          <table:table-cell table:formula="of:=[.M289]*[.P289]" office:value-type="float" office:value="3.01757813698242">
            <text:p>3.017578137</text:p>
          </table:table-cell>
          <table:table-cell table:formula="of:=(([.E289]-0)/(1-0))*(100-0.000000001)+0.000000001" office:value-type="float" office:value="74.804687500252">
            <text:p>74.804687500</text:p>
          </table:table-cell>
          <table:table-cell table:formula="of:=(([.F289]-0)/(1-0))*(100-0)+0" office:value-type="float" office:value="32.6171875">
            <text:p>32.617187500</text:p>
          </table:table-cell>
          <table:table-cell table:formula="of:=(([.G289]-0)/(1-0))*(3-0)+0" office:value-type="float" office:value="1.564453125">
            <text:p>1.564453125</text:p>
          </table:table-cell>
          <table:table-cell table:formula="of:=(([.H289]-0)/(1-0))*(3-0)+0" office:value-type="float" office:value="0.978515625">
            <text:p>0.978515625</text:p>
          </table:table-cell>
          <table:table-cell table:formula="of:=(([.I289]-0)/(1-0))*(100-0)+0" office:value-type="float" office:value="88.0859375">
            <text:p>88.085937500</text:p>
          </table:table-cell>
          <table:table-cell table:formula="of:=(([.J289]-0)/(1-0))*(3-0)+0" office:value-type="float" office:value="1.318359375">
            <text:p>1.318359375</text:p>
          </table:table-cell>
          <table:table-cell table:formula="of:=(([.K289]-0)/(1-0))*(3-0)+0" office:value-type="float" office:value="2.958984375">
            <text:p>2.958984375</text:p>
          </table:table-cell>
        </table:table-row>
        <table:table-row table:style-name="ro2">
          <table:table-cell office:value-type="float" office:value="0.037109375">
            <text:p>0.037109375</text:p>
          </table:table-cell>
          <table:table-cell office:value-type="float" office:value="0.966796875">
            <text:p>0.966796875</text:p>
          </table:table-cell>
          <table:table-cell office:value-type="float" office:value="0.271484375">
            <text:p>0.271484375</text:p>
          </table:table-cell>
          <table:table-cell office:value-type="float" office:value="0.701171875">
            <text:p>0.701171875</text:p>
          </table:table-cell>
          <table:table-cell office:value-type="float" office:value="0.248046875">
            <text:p>0.248046875</text:p>
          </table:table-cell>
          <table:table-cell office:value-type="float" office:value="0.826171875">
            <text:p>0.826171875</text:p>
          </table:table-cell>
          <table:table-cell office:value-type="float" office:value="0.021484375">
            <text:p>0.021484375</text:p>
          </table:table-cell>
          <table:table-cell office:value-type="float" office:value="0.826171875">
            <text:p>0.826171875</text:p>
          </table:table-cell>
          <table:table-cell office:value-type="float" office:value="0.380859375">
            <text:p>0.380859375</text:p>
          </table:table-cell>
          <table:table-cell office:value-type="float" office:value="0.939453125">
            <text:p>0.939453125</text:p>
          </table:table-cell>
          <table:table-cell office:value-type="float" office:value="0.486328125">
            <text:p>0.486328125</text:p>
          </table:table-cell>
          <table:table-cell/>
          <table:table-cell table:formula="of:=ROUND((([.A290]-0)/(1-0))*(27-2)+2)" office:value-type="float" office:value="3">
            <text:p>3</text:p>
          </table:table-cell>
          <table:table-cell table:formula="of:=(([.B290]-0)/(1-0))*(10-0)+0" office:value-type="float" office:value="9.66796875">
            <text:p>9.667968750</text:p>
          </table:table-cell>
          <table:table-cell table:formula="of:=(([.C290]-0)/(1-0))*(1500-0.000000001)+0.000000001" office:value-type="float" office:value="407.226562500729">
            <text:p>407.226562501</text:p>
          </table:table-cell>
          <table:table-cell table:formula="of:=(([.D290]-0)/(1-0))*(1-0.000000001)+0.000000001" office:value-type="float" office:value="0.701171875298828">
            <text:p>0.701171875</text:p>
          </table:table-cell>
          <table:table-cell table:formula="of:=[.M290]*[.P290]" office:value-type="float" office:value="2.10351562589648">
            <text:p>2.103515626</text:p>
          </table:table-cell>
          <table:table-cell table:formula="of:=(([.E290]-0)/(1-0))*(100-0.000000001)+0.000000001" office:value-type="float" office:value="24.804687500752">
            <text:p>24.804687501</text:p>
          </table:table-cell>
          <table:table-cell table:formula="of:=(([.F290]-0)/(1-0))*(100-0)+0" office:value-type="float" office:value="82.6171875">
            <text:p>82.617187500</text:p>
          </table:table-cell>
          <table:table-cell table:formula="of:=(([.G290]-0)/(1-0))*(3-0)+0" office:value-type="float" office:value="0.064453125">
            <text:p>0.064453125</text:p>
          </table:table-cell>
          <table:table-cell table:formula="of:=(([.H290]-0)/(1-0))*(3-0)+0" office:value-type="float" office:value="2.478515625">
            <text:p>2.478515625</text:p>
          </table:table-cell>
          <table:table-cell table:formula="of:=(([.I290]-0)/(1-0))*(100-0)+0" office:value-type="float" office:value="38.0859375">
            <text:p>38.085937500</text:p>
          </table:table-cell>
          <table:table-cell table:formula="of:=(([.J290]-0)/(1-0))*(3-0)+0" office:value-type="float" office:value="2.818359375">
            <text:p>2.818359375</text:p>
          </table:table-cell>
          <table:table-cell table:formula="of:=(([.K290]-0)/(1-0))*(3-0)+0" office:value-type="float" office:value="1.458984375">
            <text:p>1.458984375</text:p>
          </table:table-cell>
        </table:table-row>
        <table:table-row table:style-name="ro2">
          <table:table-cell office:value-type="float" office:value="0.052734375">
            <text:p>0.052734375</text:p>
          </table:table-cell>
          <table:table-cell office:value-type="float" office:value="0.232421875">
            <text:p>0.232421875</text:p>
          </table:table-cell>
          <table:table-cell office:value-type="float" office:value="0.099609375">
            <text:p>0.099609375</text:p>
          </table:table-cell>
          <table:table-cell office:value-type="float" office:value="0.779296875">
            <text:p>0.779296875</text:p>
          </table:table-cell>
          <table:table-cell office:value-type="float" office:value="0.888671875">
            <text:p>0.888671875</text:p>
          </table:table-cell>
          <table:table-cell office:value-type="float" office:value="0.966796875">
            <text:p>0.966796875</text:p>
          </table:table-cell>
          <table:table-cell office:value-type="float" office:value="0.568359375">
            <text:p>0.568359375</text:p>
          </table:table-cell>
          <table:table-cell office:value-type="float" office:value="0.966796875">
            <text:p>0.966796875</text:p>
          </table:table-cell>
          <table:table-cell office:value-type="float" office:value="0.708984375">
            <text:p>0.708984375</text:p>
          </table:table-cell>
          <table:table-cell office:value-type="float" office:value="0.392578125">
            <text:p>0.392578125</text:p>
          </table:table-cell>
          <table:table-cell office:value-type="float" office:value="0.064453125">
            <text:p>0.064453125</text:p>
          </table:table-cell>
          <table:table-cell/>
          <table:table-cell table:formula="of:=ROUND((([.A291]-0)/(1-0))*(27-2)+2)" office:value-type="float" office:value="3">
            <text:p>3</text:p>
          </table:table-cell>
          <table:table-cell table:formula="of:=(([.B291]-0)/(1-0))*(10-0)+0" office:value-type="float" office:value="2.32421875">
            <text:p>2.324218750</text:p>
          </table:table-cell>
          <table:table-cell table:formula="of:=(([.C291]-0)/(1-0))*(1500-0.000000001)+0.000000001" office:value-type="float" office:value="149.4140625009">
            <text:p>149.414062501</text:p>
          </table:table-cell>
          <table:table-cell table:formula="of:=(([.D291]-0)/(1-0))*(1-0.000000001)+0.000000001" office:value-type="float" office:value="0.779296875220703">
            <text:p>0.779296875</text:p>
          </table:table-cell>
          <table:table-cell table:formula="of:=[.M291]*[.P291]" office:value-type="float" office:value="2.33789062566211">
            <text:p>2.337890626</text:p>
          </table:table-cell>
          <table:table-cell table:formula="of:=(([.E291]-0)/(1-0))*(100-0.000000001)+0.000000001" office:value-type="float" office:value="88.8671875001113">
            <text:p>88.867187500</text:p>
          </table:table-cell>
          <table:table-cell table:formula="of:=(([.F291]-0)/(1-0))*(100-0)+0" office:value-type="float" office:value="96.6796875">
            <text:p>96.679687500</text:p>
          </table:table-cell>
          <table:table-cell table:formula="of:=(([.G291]-0)/(1-0))*(3-0)+0" office:value-type="float" office:value="1.705078125">
            <text:p>1.705078125</text:p>
          </table:table-cell>
          <table:table-cell table:formula="of:=(([.H291]-0)/(1-0))*(3-0)+0" office:value-type="float" office:value="2.900390625">
            <text:p>2.900390625</text:p>
          </table:table-cell>
          <table:table-cell table:formula="of:=(([.I291]-0)/(1-0))*(100-0)+0" office:value-type="float" office:value="70.8984375">
            <text:p>70.898437500</text:p>
          </table:table-cell>
          <table:table-cell table:formula="of:=(([.J291]-0)/(1-0))*(3-0)+0" office:value-type="float" office:value="1.177734375">
            <text:p>1.177734375</text:p>
          </table:table-cell>
          <table:table-cell table:formula="of:=(([.K291]-0)/(1-0))*(3-0)+0" office:value-type="float" office:value="0.193359375">
            <text:p>0.193359375</text:p>
          </table:table-cell>
        </table:table-row>
        <table:table-row table:style-name="ro2">
          <table:table-cell office:value-type="float" office:value="0.552734375">
            <text:p>0.552734375</text:p>
          </table:table-cell>
          <table:table-cell office:value-type="float" office:value="0.732421875">
            <text:p>0.732421875</text:p>
          </table:table-cell>
          <table:table-cell office:value-type="float" office:value="0.599609375">
            <text:p>0.599609375</text:p>
          </table:table-cell>
          <table:table-cell office:value-type="float" office:value="0.279296875">
            <text:p>0.279296875</text:p>
          </table:table-cell>
          <table:table-cell office:value-type="float" office:value="0.388671875">
            <text:p>0.388671875</text:p>
          </table:table-cell>
          <table:table-cell office:value-type="float" office:value="0.466796875">
            <text:p>0.466796875</text:p>
          </table:table-cell>
          <table:table-cell office:value-type="float" office:value="0.068359375">
            <text:p>0.068359375</text:p>
          </table:table-cell>
          <table:table-cell office:value-type="float" office:value="0.466796875">
            <text:p>0.466796875</text:p>
          </table:table-cell>
          <table:table-cell office:value-type="float" office:value="0.208984375">
            <text:p>0.208984375</text:p>
          </table:table-cell>
          <table:table-cell office:value-type="float" office:value="0.892578125">
            <text:p>0.892578125</text:p>
          </table:table-cell>
          <table:table-cell office:value-type="float" office:value="0.564453125">
            <text:p>0.564453125</text:p>
          </table:table-cell>
          <table:table-cell/>
          <table:table-cell table:formula="of:=ROUND((([.A292]-0)/(1-0))*(27-2)+2)" office:value-type="float" office:value="16">
            <text:p>16</text:p>
          </table:table-cell>
          <table:table-cell table:formula="of:=(([.B292]-0)/(1-0))*(10-0)+0" office:value-type="float" office:value="7.32421875">
            <text:p>7.324218750</text:p>
          </table:table-cell>
          <table:table-cell table:formula="of:=(([.C292]-0)/(1-0))*(1500-0.000000001)+0.000000001" office:value-type="float" office:value="899.4140625004">
            <text:p>899.414062500</text:p>
          </table:table-cell>
          <table:table-cell table:formula="of:=(([.D292]-0)/(1-0))*(1-0.000000001)+0.000000001" office:value-type="float" office:value="0.279296875720703">
            <text:p>0.279296876</text:p>
          </table:table-cell>
          <table:table-cell table:formula="of:=[.M292]*[.P292]" office:value-type="float" office:value="4.46875001153125">
            <text:p>4.468750012</text:p>
          </table:table-cell>
          <table:table-cell table:formula="of:=(([.E292]-0)/(1-0))*(100-0.000000001)+0.000000001" office:value-type="float" office:value="38.8671875006113">
            <text:p>38.867187501</text:p>
          </table:table-cell>
          <table:table-cell table:formula="of:=(([.F292]-0)/(1-0))*(100-0)+0" office:value-type="float" office:value="46.6796875">
            <text:p>46.679687500</text:p>
          </table:table-cell>
          <table:table-cell table:formula="of:=(([.G292]-0)/(1-0))*(3-0)+0" office:value-type="float" office:value="0.205078125">
            <text:p>0.205078125</text:p>
          </table:table-cell>
          <table:table-cell table:formula="of:=(([.H292]-0)/(1-0))*(3-0)+0" office:value-type="float" office:value="1.400390625">
            <text:p>1.400390625</text:p>
          </table:table-cell>
          <table:table-cell table:formula="of:=(([.I292]-0)/(1-0))*(100-0)+0" office:value-type="float" office:value="20.8984375">
            <text:p>20.898437500</text:p>
          </table:table-cell>
          <table:table-cell table:formula="of:=(([.J292]-0)/(1-0))*(3-0)+0" office:value-type="float" office:value="2.677734375">
            <text:p>2.677734375</text:p>
          </table:table-cell>
          <table:table-cell table:formula="of:=(([.K292]-0)/(1-0))*(3-0)+0" office:value-type="float" office:value="1.693359375">
            <text:p>1.693359375</text:p>
          </table:table-cell>
        </table:table-row>
        <table:table-row table:style-name="ro2">
          <table:table-cell office:value-type="float" office:value="0.802734375">
            <text:p>0.802734375</text:p>
          </table:table-cell>
          <table:table-cell office:value-type="float" office:value="0.482421875">
            <text:p>0.482421875</text:p>
          </table:table-cell>
          <table:table-cell office:value-type="float" office:value="0.349609375">
            <text:p>0.349609375</text:p>
          </table:table-cell>
          <table:table-cell office:value-type="float" office:value="0.529296875">
            <text:p>0.529296875</text:p>
          </table:table-cell>
          <table:table-cell office:value-type="float" office:value="0.138671875">
            <text:p>0.138671875</text:p>
          </table:table-cell>
          <table:table-cell office:value-type="float" office:value="0.216796875">
            <text:p>0.216796875</text:p>
          </table:table-cell>
          <table:table-cell office:value-type="float" office:value="0.818359375">
            <text:p>0.818359375</text:p>
          </table:table-cell>
          <table:table-cell office:value-type="float" office:value="0.216796875">
            <text:p>0.216796875</text:p>
          </table:table-cell>
          <table:table-cell office:value-type="float" office:value="0.458984375">
            <text:p>0.458984375</text:p>
          </table:table-cell>
          <table:table-cell office:value-type="float" office:value="0.642578125">
            <text:p>0.642578125</text:p>
          </table:table-cell>
          <table:table-cell office:value-type="float" office:value="0.814453125">
            <text:p>0.814453125</text:p>
          </table:table-cell>
          <table:table-cell/>
          <table:table-cell table:formula="of:=ROUND((([.A293]-0)/(1-0))*(27-2)+2)" office:value-type="float" office:value="22">
            <text:p>22</text:p>
          </table:table-cell>
          <table:table-cell table:formula="of:=(([.B293]-0)/(1-0))*(10-0)+0" office:value-type="float" office:value="4.82421875">
            <text:p>4.824218750</text:p>
          </table:table-cell>
          <table:table-cell table:formula="of:=(([.C293]-0)/(1-0))*(1500-0.000000001)+0.000000001" office:value-type="float" office:value="524.41406250065">
            <text:p>524.414062501</text:p>
          </table:table-cell>
          <table:table-cell table:formula="of:=(([.D293]-0)/(1-0))*(1-0.000000001)+0.000000001" office:value-type="float" office:value="0.529296875470703">
            <text:p>0.529296875</text:p>
          </table:table-cell>
          <table:table-cell table:formula="of:=[.M293]*[.P293]" office:value-type="float" office:value="11.6445312603555">
            <text:p>11.644531260</text:p>
          </table:table-cell>
          <table:table-cell table:formula="of:=(([.E293]-0)/(1-0))*(100-0.000000001)+0.000000001" office:value-type="float" office:value="13.8671875008613">
            <text:p>13.867187501</text:p>
          </table:table-cell>
          <table:table-cell table:formula="of:=(([.F293]-0)/(1-0))*(100-0)+0" office:value-type="float" office:value="21.6796875">
            <text:p>21.679687500</text:p>
          </table:table-cell>
          <table:table-cell table:formula="of:=(([.G293]-0)/(1-0))*(3-0)+0" office:value-type="float" office:value="2.455078125">
            <text:p>2.455078125</text:p>
          </table:table-cell>
          <table:table-cell table:formula="of:=(([.H293]-0)/(1-0))*(3-0)+0" office:value-type="float" office:value="0.650390625">
            <text:p>0.650390625</text:p>
          </table:table-cell>
          <table:table-cell table:formula="of:=(([.I293]-0)/(1-0))*(100-0)+0" office:value-type="float" office:value="45.8984375">
            <text:p>45.898437500</text:p>
          </table:table-cell>
          <table:table-cell table:formula="of:=(([.J293]-0)/(1-0))*(3-0)+0" office:value-type="float" office:value="1.927734375">
            <text:p>1.927734375</text:p>
          </table:table-cell>
          <table:table-cell table:formula="of:=(([.K293]-0)/(1-0))*(3-0)+0" office:value-type="float" office:value="2.443359375">
            <text:p>2.443359375</text:p>
          </table:table-cell>
        </table:table-row>
        <table:table-row table:style-name="ro2">
          <table:table-cell office:value-type="float" office:value="0.302734375">
            <text:p>0.302734375</text:p>
          </table:table-cell>
          <table:table-cell office:value-type="float" office:value="0.982421875">
            <text:p>0.982421875</text:p>
          </table:table-cell>
          <table:table-cell office:value-type="float" office:value="0.849609375">
            <text:p>0.849609375</text:p>
          </table:table-cell>
          <table:table-cell office:value-type="float" office:value="0.029296875">
            <text:p>0.029296875</text:p>
          </table:table-cell>
          <table:table-cell office:value-type="float" office:value="0.638671875">
            <text:p>0.638671875</text:p>
          </table:table-cell>
          <table:table-cell office:value-type="float" office:value="0.716796875">
            <text:p>0.716796875</text:p>
          </table:table-cell>
          <table:table-cell office:value-type="float" office:value="0.318359375">
            <text:p>0.318359375</text:p>
          </table:table-cell>
          <table:table-cell office:value-type="float" office:value="0.716796875">
            <text:p>0.716796875</text:p>
          </table:table-cell>
          <table:table-cell office:value-type="float" office:value="0.958984375">
            <text:p>0.958984375</text:p>
          </table:table-cell>
          <table:table-cell office:value-type="float" office:value="0.142578125">
            <text:p>0.142578125</text:p>
          </table:table-cell>
          <table:table-cell office:value-type="float" office:value="0.314453125">
            <text:p>0.314453125</text:p>
          </table:table-cell>
          <table:table-cell/>
          <table:table-cell table:formula="of:=ROUND((([.A294]-0)/(1-0))*(27-2)+2)" office:value-type="float" office:value="10">
            <text:p>10</text:p>
          </table:table-cell>
          <table:table-cell table:formula="of:=(([.B294]-0)/(1-0))*(10-0)+0" office:value-type="float" office:value="9.82421875">
            <text:p>9.824218750</text:p>
          </table:table-cell>
          <table:table-cell table:formula="of:=(([.C294]-0)/(1-0))*(1500-0.000000001)+0.000000001" office:value-type="float" office:value="1274.41406250015">
            <text:p>1274.414062500</text:p>
          </table:table-cell>
          <table:table-cell table:formula="of:=(([.D294]-0)/(1-0))*(1-0.000000001)+0.000000001" office:value-type="float" office:value="0.0292968759707031">
            <text:p>0.029296876</text:p>
          </table:table-cell>
          <table:table-cell table:formula="of:=[.M294]*[.P294]" office:value-type="float" office:value="0.292968759707031">
            <text:p>0.292968760</text:p>
          </table:table-cell>
          <table:table-cell table:formula="of:=(([.E294]-0)/(1-0))*(100-0.000000001)+0.000000001" office:value-type="float" office:value="63.8671875003613">
            <text:p>63.867187500</text:p>
          </table:table-cell>
          <table:table-cell table:formula="of:=(([.F294]-0)/(1-0))*(100-0)+0" office:value-type="float" office:value="71.6796875">
            <text:p>71.679687500</text:p>
          </table:table-cell>
          <table:table-cell table:formula="of:=(([.G294]-0)/(1-0))*(3-0)+0" office:value-type="float" office:value="0.955078125">
            <text:p>0.955078125</text:p>
          </table:table-cell>
          <table:table-cell table:formula="of:=(([.H294]-0)/(1-0))*(3-0)+0" office:value-type="float" office:value="2.150390625">
            <text:p>2.150390625</text:p>
          </table:table-cell>
          <table:table-cell table:formula="of:=(([.I294]-0)/(1-0))*(100-0)+0" office:value-type="float" office:value="95.8984375">
            <text:p>95.898437500</text:p>
          </table:table-cell>
          <table:table-cell table:formula="of:=(([.J294]-0)/(1-0))*(3-0)+0" office:value-type="float" office:value="0.427734375">
            <text:p>0.427734375</text:p>
          </table:table-cell>
          <table:table-cell table:formula="of:=(([.K294]-0)/(1-0))*(3-0)+0" office:value-type="float" office:value="0.943359375">
            <text:p>0.943359375</text:p>
          </table:table-cell>
        </table:table-row>
        <table:table-row table:style-name="ro2">
          <table:table-cell office:value-type="float" office:value="0.427734375">
            <text:p>0.427734375</text:p>
          </table:table-cell>
          <table:table-cell office:value-type="float" office:value="0.357421875">
            <text:p>0.357421875</text:p>
          </table:table-cell>
          <table:table-cell office:value-type="float" office:value="0.724609375">
            <text:p>0.724609375</text:p>
          </table:table-cell>
          <table:table-cell office:value-type="float" office:value="0.154296875">
            <text:p>0.154296875</text:p>
          </table:table-cell>
          <table:table-cell office:value-type="float" office:value="0.513671875">
            <text:p>0.513671875</text:p>
          </table:table-cell>
          <table:table-cell office:value-type="float" office:value="0.841796875">
            <text:p>0.841796875</text:p>
          </table:table-cell>
          <table:table-cell office:value-type="float" office:value="0.943359375">
            <text:p>0.943359375</text:p>
          </table:table-cell>
          <table:table-cell office:value-type="float" office:value="0.091796875">
            <text:p>0.091796875</text:p>
          </table:table-cell>
          <table:table-cell office:value-type="float" office:value="0.333984375">
            <text:p>0.333984375</text:p>
          </table:table-cell>
          <table:table-cell office:value-type="float" office:value="0.767578125">
            <text:p>0.767578125</text:p>
          </table:table-cell>
          <table:table-cell office:value-type="float" office:value="0.939453125">
            <text:p>0.939453125</text:p>
          </table:table-cell>
          <table:table-cell/>
          <table:table-cell table:formula="of:=ROUND((([.A295]-0)/(1-0))*(27-2)+2)" office:value-type="float" office:value="13">
            <text:p>13</text:p>
          </table:table-cell>
          <table:table-cell table:formula="of:=(([.B295]-0)/(1-0))*(10-0)+0" office:value-type="float" office:value="3.57421875">
            <text:p>3.574218750</text:p>
          </table:table-cell>
          <table:table-cell table:formula="of:=(([.C295]-0)/(1-0))*(1500-0.000000001)+0.000000001" office:value-type="float" office:value="1086.91406250028">
            <text:p>1086.914062500</text:p>
          </table:table-cell>
          <table:table-cell table:formula="of:=(([.D295]-0)/(1-0))*(1-0.000000001)+0.000000001" office:value-type="float" office:value="0.154296875845703">
            <text:p>0.154296876</text:p>
          </table:table-cell>
          <table:table-cell table:formula="of:=[.M295]*[.P295]" office:value-type="float" office:value="2.00585938599414">
            <text:p>2.005859386</text:p>
          </table:table-cell>
          <table:table-cell table:formula="of:=(([.E295]-0)/(1-0))*(100-0.000000001)+0.000000001" office:value-type="float" office:value="51.3671875004863">
            <text:p>51.367187500</text:p>
          </table:table-cell>
          <table:table-cell table:formula="of:=(([.F295]-0)/(1-0))*(100-0)+0" office:value-type="float" office:value="84.1796875">
            <text:p>84.179687500</text:p>
          </table:table-cell>
          <table:table-cell table:formula="of:=(([.G295]-0)/(1-0))*(3-0)+0" office:value-type="float" office:value="2.830078125">
            <text:p>2.830078125</text:p>
          </table:table-cell>
          <table:table-cell table:formula="of:=(([.H295]-0)/(1-0))*(3-0)+0" office:value-type="float" office:value="0.275390625">
            <text:p>0.275390625</text:p>
          </table:table-cell>
          <table:table-cell table:formula="of:=(([.I295]-0)/(1-0))*(100-0)+0" office:value-type="float" office:value="33.3984375">
            <text:p>33.398437500</text:p>
          </table:table-cell>
          <table:table-cell table:formula="of:=(([.J295]-0)/(1-0))*(3-0)+0" office:value-type="float" office:value="2.302734375">
            <text:p>2.302734375</text:p>
          </table:table-cell>
          <table:table-cell table:formula="of:=(([.K295]-0)/(1-0))*(3-0)+0" office:value-type="float" office:value="2.818359375">
            <text:p>2.818359375</text:p>
          </table:table-cell>
        </table:table-row>
        <table:table-row table:style-name="ro2">
          <table:table-cell office:value-type="float" office:value="0.927734375">
            <text:p>0.927734375</text:p>
          </table:table-cell>
          <table:table-cell office:value-type="float" office:value="0.857421875">
            <text:p>0.857421875</text:p>
          </table:table-cell>
          <table:table-cell office:value-type="float" office:value="0.224609375">
            <text:p>0.224609375</text:p>
          </table:table-cell>
          <table:table-cell office:value-type="float" office:value="0.654296875">
            <text:p>0.654296875</text:p>
          </table:table-cell>
          <table:table-cell office:value-type="float" office:value="0.013671875">
            <text:p>0.013671875</text:p>
          </table:table-cell>
          <table:table-cell office:value-type="float" office:value="0.341796875">
            <text:p>0.341796875</text:p>
          </table:table-cell>
          <table:table-cell office:value-type="float" office:value="0.443359375">
            <text:p>0.443359375</text:p>
          </table:table-cell>
          <table:table-cell office:value-type="float" office:value="0.591796875">
            <text:p>0.591796875</text:p>
          </table:table-cell>
          <table:table-cell office:value-type="float" office:value="0.833984375">
            <text:p>0.833984375</text:p>
          </table:table-cell>
          <table:table-cell office:value-type="float" office:value="0.267578125">
            <text:p>0.267578125</text:p>
          </table:table-cell>
          <table:table-cell office:value-type="float" office:value="0.439453125">
            <text:p>0.439453125</text:p>
          </table:table-cell>
          <table:table-cell/>
          <table:table-cell table:formula="of:=ROUND((([.A296]-0)/(1-0))*(27-2)+2)" office:value-type="float" office:value="25">
            <text:p>25</text:p>
          </table:table-cell>
          <table:table-cell table:formula="of:=(([.B296]-0)/(1-0))*(10-0)+0" office:value-type="float" office:value="8.57421875">
            <text:p>8.574218750</text:p>
          </table:table-cell>
          <table:table-cell table:formula="of:=(([.C296]-0)/(1-0))*(1500-0.000000001)+0.000000001" office:value-type="float" office:value="336.914062500775">
            <text:p>336.914062501</text:p>
          </table:table-cell>
          <table:table-cell table:formula="of:=(([.D296]-0)/(1-0))*(1-0.000000001)+0.000000001" office:value-type="float" office:value="0.654296875345703">
            <text:p>0.654296875</text:p>
          </table:table-cell>
          <table:table-cell table:formula="of:=[.M296]*[.P296]" office:value-type="float" office:value="16.3574218836426">
            <text:p>16.357421884</text:p>
          </table:table-cell>
          <table:table-cell table:formula="of:=(([.E296]-0)/(1-0))*(100-0.000000001)+0.000000001" office:value-type="float" office:value="1.36718750098633">
            <text:p>1.367187501</text:p>
          </table:table-cell>
          <table:table-cell table:formula="of:=(([.F296]-0)/(1-0))*(100-0)+0" office:value-type="float" office:value="34.1796875">
            <text:p>34.179687500</text:p>
          </table:table-cell>
          <table:table-cell table:formula="of:=(([.G296]-0)/(1-0))*(3-0)+0" office:value-type="float" office:value="1.330078125">
            <text:p>1.330078125</text:p>
          </table:table-cell>
          <table:table-cell table:formula="of:=(([.H296]-0)/(1-0))*(3-0)+0" office:value-type="float" office:value="1.775390625">
            <text:p>1.775390625</text:p>
          </table:table-cell>
          <table:table-cell table:formula="of:=(([.I296]-0)/(1-0))*(100-0)+0" office:value-type="float" office:value="83.3984375">
            <text:p>83.398437500</text:p>
          </table:table-cell>
          <table:table-cell table:formula="of:=(([.J296]-0)/(1-0))*(3-0)+0" office:value-type="float" office:value="0.802734375">
            <text:p>0.802734375</text:p>
          </table:table-cell>
          <table:table-cell table:formula="of:=(([.K296]-0)/(1-0))*(3-0)+0" office:value-type="float" office:value="1.318359375">
            <text:p>1.318359375</text:p>
          </table:table-cell>
        </table:table-row>
        <table:table-row table:style-name="ro2">
          <table:table-cell office:value-type="float" office:value="0.677734375">
            <text:p>0.677734375</text:p>
          </table:table-cell>
          <table:table-cell office:value-type="float" office:value="0.107421875">
            <text:p>0.107421875</text:p>
          </table:table-cell>
          <table:table-cell office:value-type="float" office:value="0.974609375">
            <text:p>0.974609375</text:p>
          </table:table-cell>
          <table:table-cell office:value-type="float" office:value="0.404296875">
            <text:p>0.404296875</text:p>
          </table:table-cell>
          <table:table-cell office:value-type="float" office:value="0.263671875">
            <text:p>0.263671875</text:p>
          </table:table-cell>
          <table:table-cell office:value-type="float" office:value="0.091796875">
            <text:p>0.091796875</text:p>
          </table:table-cell>
          <table:table-cell office:value-type="float" office:value="0.693359375">
            <text:p>0.693359375</text:p>
          </table:table-cell>
          <table:table-cell office:value-type="float" office:value="0.841796875">
            <text:p>0.841796875</text:p>
          </table:table-cell>
          <table:table-cell office:value-type="float" office:value="0.583984375">
            <text:p>0.583984375</text:p>
          </table:table-cell>
          <table:table-cell office:value-type="float" office:value="0.017578125">
            <text:p>0.017578125</text:p>
          </table:table-cell>
          <table:table-cell office:value-type="float" office:value="0.189453125">
            <text:p>0.189453125</text:p>
          </table:table-cell>
          <table:table-cell/>
          <table:table-cell table:formula="of:=ROUND((([.A297]-0)/(1-0))*(27-2)+2)" office:value-type="float" office:value="19">
            <text:p>19</text:p>
          </table:table-cell>
          <table:table-cell table:formula="of:=(([.B297]-0)/(1-0))*(10-0)+0" office:value-type="float" office:value="1.07421875">
            <text:p>1.074218750</text:p>
          </table:table-cell>
          <table:table-cell table:formula="of:=(([.C297]-0)/(1-0))*(1500-0.000000001)+0.000000001" office:value-type="float" office:value="1461.91406250003">
            <text:p>1461.914062500</text:p>
          </table:table-cell>
          <table:table-cell table:formula="of:=(([.D297]-0)/(1-0))*(1-0.000000001)+0.000000001" office:value-type="float" office:value="0.404296875595703">
            <text:p>0.404296876</text:p>
          </table:table-cell>
          <table:table-cell table:formula="of:=[.M297]*[.P297]" office:value-type="float" office:value="7.68164063631836">
            <text:p>7.681640636</text:p>
          </table:table-cell>
          <table:table-cell table:formula="of:=(([.E297]-0)/(1-0))*(100-0.000000001)+0.000000001" office:value-type="float" office:value="26.3671875007363">
            <text:p>26.367187501</text:p>
          </table:table-cell>
          <table:table-cell table:formula="of:=(([.F297]-0)/(1-0))*(100-0)+0" office:value-type="float" office:value="9.1796875">
            <text:p>9.179687500</text:p>
          </table:table-cell>
          <table:table-cell table:formula="of:=(([.G297]-0)/(1-0))*(3-0)+0" office:value-type="float" office:value="2.080078125">
            <text:p>2.080078125</text:p>
          </table:table-cell>
          <table:table-cell table:formula="of:=(([.H297]-0)/(1-0))*(3-0)+0" office:value-type="float" office:value="2.525390625">
            <text:p>2.525390625</text:p>
          </table:table-cell>
          <table:table-cell table:formula="of:=(([.I297]-0)/(1-0))*(100-0)+0" office:value-type="float" office:value="58.3984375">
            <text:p>58.398437500</text:p>
          </table:table-cell>
          <table:table-cell table:formula="of:=(([.J297]-0)/(1-0))*(3-0)+0" office:value-type="float" office:value="0.052734375">
            <text:p>0.052734375</text:p>
          </table:table-cell>
          <table:table-cell table:formula="of:=(([.K297]-0)/(1-0))*(3-0)+0" office:value-type="float" office:value="0.568359375">
            <text:p>0.568359375</text:p>
          </table:table-cell>
        </table:table-row>
        <table:table-row table:style-name="ro2">
          <table:table-cell office:value-type="float" office:value="0.177734375">
            <text:p>0.177734375</text:p>
          </table:table-cell>
          <table:table-cell office:value-type="float" office:value="0.607421875">
            <text:p>0.607421875</text:p>
          </table:table-cell>
          <table:table-cell office:value-type="float" office:value="0.474609375">
            <text:p>0.474609375</text:p>
          </table:table-cell>
          <table:table-cell office:value-type="float" office:value="0.904296875">
            <text:p>0.904296875</text:p>
          </table:table-cell>
          <table:table-cell office:value-type="float" office:value="0.763671875">
            <text:p>0.763671875</text:p>
          </table:table-cell>
          <table:table-cell office:value-type="float" office:value="0.591796875">
            <text:p>0.591796875</text:p>
          </table:table-cell>
          <table:table-cell office:value-type="float" office:value="0.193359375">
            <text:p>0.193359375</text:p>
          </table:table-cell>
          <table:table-cell office:value-type="float" office:value="0.341796875">
            <text:p>0.341796875</text:p>
          </table:table-cell>
          <table:table-cell office:value-type="float" office:value="0.083984375">
            <text:p>0.083984375</text:p>
          </table:table-cell>
          <table:table-cell office:value-type="float" office:value="0.517578125">
            <text:p>0.517578125</text:p>
          </table:table-cell>
          <table:table-cell office:value-type="float" office:value="0.689453125">
            <text:p>0.689453125</text:p>
          </table:table-cell>
          <table:table-cell/>
          <table:table-cell table:formula="of:=ROUND((([.A298]-0)/(1-0))*(27-2)+2)" office:value-type="float" office:value="6">
            <text:p>6</text:p>
          </table:table-cell>
          <table:table-cell table:formula="of:=(([.B298]-0)/(1-0))*(10-0)+0" office:value-type="float" office:value="6.07421875">
            <text:p>6.074218750</text:p>
          </table:table-cell>
          <table:table-cell table:formula="of:=(([.C298]-0)/(1-0))*(1500-0.000000001)+0.000000001" office:value-type="float" office:value="711.914062500525">
            <text:p>711.914062501</text:p>
          </table:table-cell>
          <table:table-cell table:formula="of:=(([.D298]-0)/(1-0))*(1-0.000000001)+0.000000001" office:value-type="float" office:value="0.904296875095703">
            <text:p>0.904296875</text:p>
          </table:table-cell>
          <table:table-cell table:formula="of:=[.M298]*[.P298]" office:value-type="float" office:value="5.42578125057422">
            <text:p>5.425781251</text:p>
          </table:table-cell>
          <table:table-cell table:formula="of:=(([.E298]-0)/(1-0))*(100-0.000000001)+0.000000001" office:value-type="float" office:value="76.3671875002363">
            <text:p>76.367187500</text:p>
          </table:table-cell>
          <table:table-cell table:formula="of:=(([.F298]-0)/(1-0))*(100-0)+0" office:value-type="float" office:value="59.1796875">
            <text:p>59.179687500</text:p>
          </table:table-cell>
          <table:table-cell table:formula="of:=(([.G298]-0)/(1-0))*(3-0)+0" office:value-type="float" office:value="0.580078125">
            <text:p>0.580078125</text:p>
          </table:table-cell>
          <table:table-cell table:formula="of:=(([.H298]-0)/(1-0))*(3-0)+0" office:value-type="float" office:value="1.025390625">
            <text:p>1.025390625</text:p>
          </table:table-cell>
          <table:table-cell table:formula="of:=(([.I298]-0)/(1-0))*(100-0)+0" office:value-type="float" office:value="8.3984375">
            <text:p>8.398437500</text:p>
          </table:table-cell>
          <table:table-cell table:formula="of:=(([.J298]-0)/(1-0))*(3-0)+0" office:value-type="float" office:value="1.552734375">
            <text:p>1.552734375</text:p>
          </table:table-cell>
          <table:table-cell table:formula="of:=(([.K298]-0)/(1-0))*(3-0)+0" office:value-type="float" office:value="2.068359375">
            <text:p>2.068359375</text:p>
          </table:table-cell>
        </table:table-row>
        <table:table-row table:style-name="ro2">
          <table:table-cell office:value-type="float" office:value="0.240234375">
            <text:p>0.240234375</text:p>
          </table:table-cell>
          <table:table-cell office:value-type="float" office:value="0.419921875">
            <text:p>0.419921875</text:p>
          </table:table-cell>
          <table:table-cell office:value-type="float" office:value="0.912109375">
            <text:p>0.912109375</text:p>
          </table:table-cell>
          <table:table-cell office:value-type="float" office:value="0.716796875">
            <text:p>0.716796875</text:p>
          </table:table-cell>
          <table:table-cell office:value-type="float" office:value="0.451171875">
            <text:p>0.451171875</text:p>
          </table:table-cell>
          <table:table-cell office:value-type="float" office:value="0.654296875">
            <text:p>0.654296875</text:p>
          </table:table-cell>
          <table:table-cell office:value-type="float" office:value="0.880859375">
            <text:p>0.880859375</text:p>
          </table:table-cell>
          <table:table-cell office:value-type="float" office:value="0.029296875">
            <text:p>0.029296875</text:p>
          </table:table-cell>
          <table:table-cell office:value-type="float" office:value="0.271484375">
            <text:p>0.271484375</text:p>
          </table:table-cell>
          <table:table-cell office:value-type="float" office:value="0.205078125">
            <text:p>0.205078125</text:p>
          </table:table-cell>
          <table:table-cell office:value-type="float" office:value="0.626953125">
            <text:p>0.626953125</text:p>
          </table:table-cell>
          <table:table-cell/>
          <table:table-cell table:formula="of:=ROUND((([.A299]-0)/(1-0))*(27-2)+2)" office:value-type="float" office:value="8">
            <text:p>8</text:p>
          </table:table-cell>
          <table:table-cell table:formula="of:=(([.B299]-0)/(1-0))*(10-0)+0" office:value-type="float" office:value="4.19921875">
            <text:p>4.199218750</text:p>
          </table:table-cell>
          <table:table-cell table:formula="of:=(([.C299]-0)/(1-0))*(1500-0.000000001)+0.000000001" office:value-type="float" office:value="1368.16406250009">
            <text:p>1368.164062500</text:p>
          </table:table-cell>
          <table:table-cell table:formula="of:=(([.D299]-0)/(1-0))*(1-0.000000001)+0.000000001" office:value-type="float" office:value="0.716796875283203">
            <text:p>0.716796875</text:p>
          </table:table-cell>
          <table:table-cell table:formula="of:=[.M299]*[.P299]" office:value-type="float" office:value="5.73437500226563">
            <text:p>5.734375002</text:p>
          </table:table-cell>
          <table:table-cell table:formula="of:=(([.E299]-0)/(1-0))*(100-0.000000001)+0.000000001" office:value-type="float" office:value="45.1171875005488">
            <text:p>45.117187501</text:p>
          </table:table-cell>
          <table:table-cell table:formula="of:=(([.F299]-0)/(1-0))*(100-0)+0" office:value-type="float" office:value="65.4296875">
            <text:p>65.429687500</text:p>
          </table:table-cell>
          <table:table-cell table:formula="of:=(([.G299]-0)/(1-0))*(3-0)+0" office:value-type="float" office:value="2.642578125">
            <text:p>2.642578125</text:p>
          </table:table-cell>
          <table:table-cell table:formula="of:=(([.H299]-0)/(1-0))*(3-0)+0" office:value-type="float" office:value="0.087890625">
            <text:p>0.087890625</text:p>
          </table:table-cell>
          <table:table-cell table:formula="of:=(([.I299]-0)/(1-0))*(100-0)+0" office:value-type="float" office:value="27.1484375">
            <text:p>27.148437500</text:p>
          </table:table-cell>
          <table:table-cell table:formula="of:=(([.J299]-0)/(1-0))*(3-0)+0" office:value-type="float" office:value="0.615234375">
            <text:p>0.615234375</text:p>
          </table:table-cell>
          <table:table-cell table:formula="of:=(([.K299]-0)/(1-0))*(3-0)+0" office:value-type="float" office:value="1.880859375">
            <text:p>1.880859375</text:p>
          </table:table-cell>
        </table:table-row>
        <table:table-row table:style-name="ro2">
          <table:table-cell office:value-type="float" office:value="0.740234375">
            <text:p>0.740234375</text:p>
          </table:table-cell>
          <table:table-cell office:value-type="float" office:value="0.919921875">
            <text:p>0.919921875</text:p>
          </table:table-cell>
          <table:table-cell office:value-type="float" office:value="0.412109375">
            <text:p>0.412109375</text:p>
          </table:table-cell>
          <table:table-cell office:value-type="float" office:value="0.216796875">
            <text:p>0.216796875</text:p>
          </table:table-cell>
          <table:table-cell office:value-type="float" office:value="0.951171875">
            <text:p>0.951171875</text:p>
          </table:table-cell>
          <table:table-cell office:value-type="float" office:value="0.154296875">
            <text:p>0.154296875</text:p>
          </table:table-cell>
          <table:table-cell office:value-type="float" office:value="0.380859375">
            <text:p>0.380859375</text:p>
          </table:table-cell>
          <table:table-cell office:value-type="float" office:value="0.529296875">
            <text:p>0.529296875</text:p>
          </table:table-cell>
          <table:table-cell office:value-type="float" office:value="0.771484375">
            <text:p>0.771484375</text:p>
          </table:table-cell>
          <table:table-cell office:value-type="float" office:value="0.705078125">
            <text:p>0.705078125</text:p>
          </table:table-cell>
          <table:table-cell office:value-type="float" office:value="0.126953125">
            <text:p>0.126953125</text:p>
          </table:table-cell>
          <table:table-cell/>
          <table:table-cell table:formula="of:=ROUND((([.A300]-0)/(1-0))*(27-2)+2)" office:value-type="float" office:value="21">
            <text:p>21</text:p>
          </table:table-cell>
          <table:table-cell table:formula="of:=(([.B300]-0)/(1-0))*(10-0)+0" office:value-type="float" office:value="9.19921875">
            <text:p>9.199218750</text:p>
          </table:table-cell>
          <table:table-cell table:formula="of:=(([.C300]-0)/(1-0))*(1500-0.000000001)+0.000000001" office:value-type="float" office:value="618.164062500588">
            <text:p>618.164062501</text:p>
          </table:table-cell>
          <table:table-cell table:formula="of:=(([.D300]-0)/(1-0))*(1-0.000000001)+0.000000001" office:value-type="float" office:value="0.216796875783203">
            <text:p>0.216796876</text:p>
          </table:table-cell>
          <table:table-cell table:formula="of:=[.M300]*[.P300]" office:value-type="float" office:value="4.55273439144727">
            <text:p>4.552734391</text:p>
          </table:table-cell>
          <table:table-cell table:formula="of:=(([.E300]-0)/(1-0))*(100-0.000000001)+0.000000001" office:value-type="float" office:value="95.1171875000489">
            <text:p>95.117187500</text:p>
          </table:table-cell>
          <table:table-cell table:formula="of:=(([.F300]-0)/(1-0))*(100-0)+0" office:value-type="float" office:value="15.4296875">
            <text:p>15.429687500</text:p>
          </table:table-cell>
          <table:table-cell table:formula="of:=(([.G300]-0)/(1-0))*(3-0)+0" office:value-type="float" office:value="1.142578125">
            <text:p>1.142578125</text:p>
          </table:table-cell>
          <table:table-cell table:formula="of:=(([.H300]-0)/(1-0))*(3-0)+0" office:value-type="float" office:value="1.587890625">
            <text:p>1.587890625</text:p>
          </table:table-cell>
          <table:table-cell table:formula="of:=(([.I300]-0)/(1-0))*(100-0)+0" office:value-type="float" office:value="77.1484375">
            <text:p>77.148437500</text:p>
          </table:table-cell>
          <table:table-cell table:formula="of:=(([.J300]-0)/(1-0))*(3-0)+0" office:value-type="float" office:value="2.115234375">
            <text:p>2.115234375</text:p>
          </table:table-cell>
          <table:table-cell table:formula="of:=(([.K300]-0)/(1-0))*(3-0)+0" office:value-type="float" office:value="0.380859375">
            <text:p>0.380859375</text:p>
          </table:table-cell>
        </table:table-row>
        <table:table-row table:style-name="ro2">
          <table:table-cell office:value-type="float" office:value="0.990234375">
            <text:p>0.990234375</text:p>
          </table:table-cell>
          <table:table-cell office:value-type="float" office:value="0.169921875">
            <text:p>0.169921875</text:p>
          </table:table-cell>
          <table:table-cell office:value-type="float" office:value="0.662109375">
            <text:p>0.662109375</text:p>
          </table:table-cell>
          <table:table-cell office:value-type="float" office:value="0.966796875">
            <text:p>0.966796875</text:p>
          </table:table-cell>
          <table:table-cell office:value-type="float" office:value="0.701171875">
            <text:p>0.701171875</text:p>
          </table:table-cell>
          <table:table-cell office:value-type="float" office:value="0.404296875">
            <text:p>0.404296875</text:p>
          </table:table-cell>
          <table:table-cell office:value-type="float" office:value="0.630859375">
            <text:p>0.630859375</text:p>
          </table:table-cell>
          <table:table-cell office:value-type="float" office:value="0.779296875">
            <text:p>0.779296875</text:p>
          </table:table-cell>
          <table:table-cell office:value-type="float" office:value="0.521484375">
            <text:p>0.521484375</text:p>
          </table:table-cell>
          <table:table-cell office:value-type="float" office:value="0.955078125">
            <text:p>0.955078125</text:p>
          </table:table-cell>
          <table:table-cell office:value-type="float" office:value="0.376953125">
            <text:p>0.376953125</text:p>
          </table:table-cell>
          <table:table-cell/>
          <table:table-cell table:formula="of:=ROUND((([.A301]-0)/(1-0))*(27-2)+2)" office:value-type="float" office:value="27">
            <text:p>27</text:p>
          </table:table-cell>
          <table:table-cell table:formula="of:=(([.B301]-0)/(1-0))*(10-0)+0" office:value-type="float" office:value="1.69921875">
            <text:p>1.699218750</text:p>
          </table:table-cell>
          <table:table-cell table:formula="of:=(([.C301]-0)/(1-0))*(1500-0.000000001)+0.000000001" office:value-type="float" office:value="993.164062500338">
            <text:p>993.164062500</text:p>
          </table:table-cell>
          <table:table-cell table:formula="of:=(([.D301]-0)/(1-0))*(1-0.000000001)+0.000000001" office:value-type="float" office:value="0.966796875033203">
            <text:p>0.966796875</text:p>
          </table:table-cell>
          <table:table-cell table:formula="of:=[.M301]*[.P301]" office:value-type="float" office:value="26.1035156258965">
            <text:p>26.103515626</text:p>
          </table:table-cell>
          <table:table-cell table:formula="of:=(([.E301]-0)/(1-0))*(100-0.000000001)+0.000000001" office:value-type="float" office:value="70.1171875002988">
            <text:p>70.117187500</text:p>
          </table:table-cell>
          <table:table-cell table:formula="of:=(([.F301]-0)/(1-0))*(100-0)+0" office:value-type="float" office:value="40.4296875">
            <text:p>40.429687500</text:p>
          </table:table-cell>
          <table:table-cell table:formula="of:=(([.G301]-0)/(1-0))*(3-0)+0" office:value-type="float" office:value="1.892578125">
            <text:p>1.892578125</text:p>
          </table:table-cell>
          <table:table-cell table:formula="of:=(([.H301]-0)/(1-0))*(3-0)+0" office:value-type="float" office:value="2.337890625">
            <text:p>2.337890625</text:p>
          </table:table-cell>
          <table:table-cell table:formula="of:=(([.I301]-0)/(1-0))*(100-0)+0" office:value-type="float" office:value="52.1484375">
            <text:p>52.148437500</text:p>
          </table:table-cell>
          <table:table-cell table:formula="of:=(([.J301]-0)/(1-0))*(3-0)+0" office:value-type="float" office:value="2.865234375">
            <text:p>2.865234375</text:p>
          </table:table-cell>
          <table:table-cell table:formula="of:=(([.K301]-0)/(1-0))*(3-0)+0" office:value-type="float" office:value="1.130859375">
            <text:p>1.130859375</text:p>
          </table:table-cell>
        </table:table-row>
        <table:table-row table:style-name="ro2">
          <table:table-cell office:value-type="float" office:value="0.490234375">
            <text:p>0.490234375</text:p>
          </table:table-cell>
          <table:table-cell office:value-type="float" office:value="0.669921875">
            <text:p>0.669921875</text:p>
          </table:table-cell>
          <table:table-cell office:value-type="float" office:value="0.162109375">
            <text:p>0.162109375</text:p>
          </table:table-cell>
          <table:table-cell office:value-type="float" office:value="0.466796875">
            <text:p>0.466796875</text:p>
          </table:table-cell>
          <table:table-cell office:value-type="float" office:value="0.201171875">
            <text:p>0.201171875</text:p>
          </table:table-cell>
          <table:table-cell office:value-type="float" office:value="0.904296875">
            <text:p>0.904296875</text:p>
          </table:table-cell>
          <table:table-cell office:value-type="float" office:value="0.130859375">
            <text:p>0.130859375</text:p>
          </table:table-cell>
          <table:table-cell office:value-type="float" office:value="0.279296875">
            <text:p>0.279296875</text:p>
          </table:table-cell>
          <table:table-cell office:value-type="float" office:value="0.021484375">
            <text:p>0.021484375</text:p>
          </table:table-cell>
          <table:table-cell office:value-type="float" office:value="0.455078125">
            <text:p>0.455078125</text:p>
          </table:table-cell>
          <table:table-cell office:value-type="float" office:value="0.876953125">
            <text:p>0.876953125</text:p>
          </table:table-cell>
          <table:table-cell/>
          <table:table-cell table:formula="of:=ROUND((([.A302]-0)/(1-0))*(27-2)+2)" office:value-type="float" office:value="14">
            <text:p>14</text:p>
          </table:table-cell>
          <table:table-cell table:formula="of:=(([.B302]-0)/(1-0))*(10-0)+0" office:value-type="float" office:value="6.69921875">
            <text:p>6.699218750</text:p>
          </table:table-cell>
          <table:table-cell table:formula="of:=(([.C302]-0)/(1-0))*(1500-0.000000001)+0.000000001" office:value-type="float" office:value="243.164062500838">
            <text:p>243.164062501</text:p>
          </table:table-cell>
          <table:table-cell table:formula="of:=(([.D302]-0)/(1-0))*(1-0.000000001)+0.000000001" office:value-type="float" office:value="0.466796875533203">
            <text:p>0.466796876</text:p>
          </table:table-cell>
          <table:table-cell table:formula="of:=[.M302]*[.P302]" office:value-type="float" office:value="6.53515625746485">
            <text:p>6.535156257</text:p>
          </table:table-cell>
          <table:table-cell table:formula="of:=(([.E302]-0)/(1-0))*(100-0.000000001)+0.000000001" office:value-type="float" office:value="20.1171875007988">
            <text:p>20.117187501</text:p>
          </table:table-cell>
          <table:table-cell table:formula="of:=(([.F302]-0)/(1-0))*(100-0)+0" office:value-type="float" office:value="90.4296875">
            <text:p>90.429687500</text:p>
          </table:table-cell>
          <table:table-cell table:formula="of:=(([.G302]-0)/(1-0))*(3-0)+0" office:value-type="float" office:value="0.392578125">
            <text:p>0.392578125</text:p>
          </table:table-cell>
          <table:table-cell table:formula="of:=(([.H302]-0)/(1-0))*(3-0)+0" office:value-type="float" office:value="0.837890625">
            <text:p>0.837890625</text:p>
          </table:table-cell>
          <table:table-cell table:formula="of:=(([.I302]-0)/(1-0))*(100-0)+0" office:value-type="float" office:value="2.1484375">
            <text:p>2.148437500</text:p>
          </table:table-cell>
          <table:table-cell table:formula="of:=(([.J302]-0)/(1-0))*(3-0)+0" office:value-type="float" office:value="1.365234375">
            <text:p>1.365234375</text:p>
          </table:table-cell>
          <table:table-cell table:formula="of:=(([.K302]-0)/(1-0))*(3-0)+0" office:value-type="float" office:value="2.630859375">
            <text:p>2.630859375</text:p>
          </table:table-cell>
        </table:table-row>
        <table:table-row table:style-name="ro2">
          <table:table-cell office:value-type="float" office:value="0.365234375">
            <text:p>0.365234375</text:p>
          </table:table-cell>
          <table:table-cell office:value-type="float" office:value="0.044921875">
            <text:p>0.044921875</text:p>
          </table:table-cell>
          <table:table-cell office:value-type="float" office:value="0.287109375">
            <text:p>0.287109375</text:p>
          </table:table-cell>
          <table:table-cell office:value-type="float" office:value="0.341796875">
            <text:p>0.341796875</text:p>
          </table:table-cell>
          <table:table-cell office:value-type="float" office:value="0.076171875">
            <text:p>0.076171875</text:p>
          </table:table-cell>
          <table:table-cell office:value-type="float" office:value="0.529296875">
            <text:p>0.529296875</text:p>
          </table:table-cell>
          <table:table-cell office:value-type="float" office:value="0.505859375">
            <text:p>0.505859375</text:p>
          </table:table-cell>
          <table:table-cell office:value-type="float" office:value="0.904296875">
            <text:p>0.904296875</text:p>
          </table:table-cell>
          <table:table-cell office:value-type="float" office:value="0.646484375">
            <text:p>0.646484375</text:p>
          </table:table-cell>
          <table:table-cell office:value-type="float" office:value="0.580078125">
            <text:p>0.580078125</text:p>
          </table:table-cell>
          <table:table-cell office:value-type="float" office:value="0.251953125">
            <text:p>0.251953125</text:p>
          </table:table-cell>
          <table:table-cell/>
          <table:table-cell table:formula="of:=ROUND((([.A303]-0)/(1-0))*(27-2)+2)" office:value-type="float" office:value="11">
            <text:p>11</text:p>
          </table:table-cell>
          <table:table-cell table:formula="of:=(([.B303]-0)/(1-0))*(10-0)+0" office:value-type="float" office:value="0.44921875">
            <text:p>0.449218750</text:p>
          </table:table-cell>
          <table:table-cell table:formula="of:=(([.C303]-0)/(1-0))*(1500-0.000000001)+0.000000001" office:value-type="float" office:value="430.664062500713">
            <text:p>430.664062501</text:p>
          </table:table-cell>
          <table:table-cell table:formula="of:=(([.D303]-0)/(1-0))*(1-0.000000001)+0.000000001" office:value-type="float" office:value="0.341796875658203">
            <text:p>0.341796876</text:p>
          </table:table-cell>
          <table:table-cell table:formula="of:=[.M303]*[.P303]" office:value-type="float" office:value="3.75976563224023">
            <text:p>3.759765632</text:p>
          </table:table-cell>
          <table:table-cell table:formula="of:=(([.E303]-0)/(1-0))*(100-0.000000001)+0.000000001" office:value-type="float" office:value="7.61718750092383">
            <text:p>7.617187501</text:p>
          </table:table-cell>
          <table:table-cell table:formula="of:=(([.F303]-0)/(1-0))*(100-0)+0" office:value-type="float" office:value="52.9296875">
            <text:p>52.929687500</text:p>
          </table:table-cell>
          <table:table-cell table:formula="of:=(([.G303]-0)/(1-0))*(3-0)+0" office:value-type="float" office:value="1.517578125">
            <text:p>1.517578125</text:p>
          </table:table-cell>
          <table:table-cell table:formula="of:=(([.H303]-0)/(1-0))*(3-0)+0" office:value-type="float" office:value="2.712890625">
            <text:p>2.712890625</text:p>
          </table:table-cell>
          <table:table-cell table:formula="of:=(([.I303]-0)/(1-0))*(100-0)+0" office:value-type="float" office:value="64.6484375">
            <text:p>64.648437500</text:p>
          </table:table-cell>
          <table:table-cell table:formula="of:=(([.J303]-0)/(1-0))*(3-0)+0" office:value-type="float" office:value="1.740234375">
            <text:p>1.740234375</text:p>
          </table:table-cell>
          <table:table-cell table:formula="of:=(([.K303]-0)/(1-0))*(3-0)+0" office:value-type="float" office:value="0.755859375">
            <text:p>0.755859375</text:p>
          </table:table-cell>
        </table:table-row>
        <table:table-row table:style-name="ro2">
          <table:table-cell office:value-type="float" office:value="0.865234375">
            <text:p>0.865234375</text:p>
          </table:table-cell>
          <table:table-cell office:value-type="float" office:value="0.544921875">
            <text:p>0.544921875</text:p>
          </table:table-cell>
          <table:table-cell office:value-type="float" office:value="0.787109375">
            <text:p>0.787109375</text:p>
          </table:table-cell>
          <table:table-cell office:value-type="float" office:value="0.841796875">
            <text:p>0.841796875</text:p>
          </table:table-cell>
          <table:table-cell office:value-type="float" office:value="0.576171875">
            <text:p>0.576171875</text:p>
          </table:table-cell>
          <table:table-cell office:value-type="float" office:value="0.029296875">
            <text:p>0.029296875</text:p>
          </table:table-cell>
          <table:table-cell office:value-type="float" office:value="0.005859375">
            <text:p>0.005859375</text:p>
          </table:table-cell>
          <table:table-cell office:value-type="float" office:value="0.404296875">
            <text:p>0.404296875</text:p>
          </table:table-cell>
          <table:table-cell office:value-type="float" office:value="0.146484375">
            <text:p>0.146484375</text:p>
          </table:table-cell>
          <table:table-cell office:value-type="float" office:value="0.080078125">
            <text:p>0.080078125</text:p>
          </table:table-cell>
          <table:table-cell office:value-type="float" office:value="0.751953125">
            <text:p>0.751953125</text:p>
          </table:table-cell>
          <table:table-cell/>
          <table:table-cell table:formula="of:=ROUND((([.A304]-0)/(1-0))*(27-2)+2)" office:value-type="float" office:value="24">
            <text:p>24</text:p>
          </table:table-cell>
          <table:table-cell table:formula="of:=(([.B304]-0)/(1-0))*(10-0)+0" office:value-type="float" office:value="5.44921875">
            <text:p>5.449218750</text:p>
          </table:table-cell>
          <table:table-cell table:formula="of:=(([.C304]-0)/(1-0))*(1500-0.000000001)+0.000000001" office:value-type="float" office:value="1180.66406250021">
            <text:p>1180.664062500</text:p>
          </table:table-cell>
          <table:table-cell table:formula="of:=(([.D304]-0)/(1-0))*(1-0.000000001)+0.000000001" office:value-type="float" office:value="0.841796875158203">
            <text:p>0.841796875</text:p>
          </table:table-cell>
          <table:table-cell table:formula="of:=[.M304]*[.P304]" office:value-type="float" office:value="20.2031250037969">
            <text:p>20.203125004</text:p>
          </table:table-cell>
          <table:table-cell table:formula="of:=(([.E304]-0)/(1-0))*(100-0.000000001)+0.000000001" office:value-type="float" office:value="57.6171875004238">
            <text:p>57.617187500</text:p>
          </table:table-cell>
          <table:table-cell table:formula="of:=(([.F304]-0)/(1-0))*(100-0)+0" office:value-type="float" office:value="2.9296875">
            <text:p>2.929687500</text:p>
          </table:table-cell>
          <table:table-cell table:formula="of:=(([.G304]-0)/(1-0))*(3-0)+0" office:value-type="float" office:value="0.017578125">
            <text:p>0.017578125</text:p>
          </table:table-cell>
          <table:table-cell table:formula="of:=(([.H304]-0)/(1-0))*(3-0)+0" office:value-type="float" office:value="1.212890625">
            <text:p>1.212890625</text:p>
          </table:table-cell>
          <table:table-cell table:formula="of:=(([.I304]-0)/(1-0))*(100-0)+0" office:value-type="float" office:value="14.6484375">
            <text:p>14.648437500</text:p>
          </table:table-cell>
          <table:table-cell table:formula="of:=(([.J304]-0)/(1-0))*(3-0)+0" office:value-type="float" office:value="0.240234375">
            <text:p>0.240234375</text:p>
          </table:table-cell>
          <table:table-cell table:formula="of:=(([.K304]-0)/(1-0))*(3-0)+0" office:value-type="float" office:value="2.255859375">
            <text:p>2.255859375</text:p>
          </table:table-cell>
        </table:table-row>
        <table:table-row table:style-name="ro2">
          <table:table-cell office:value-type="float" office:value="0.615234375">
            <text:p>0.615234375</text:p>
          </table:table-cell>
          <table:table-cell office:value-type="float" office:value="0.294921875">
            <text:p>0.294921875</text:p>
          </table:table-cell>
          <table:table-cell office:value-type="float" office:value="0.037109375">
            <text:p>0.037109375</text:p>
          </table:table-cell>
          <table:table-cell office:value-type="float" office:value="0.091796875">
            <text:p>0.091796875</text:p>
          </table:table-cell>
          <table:table-cell office:value-type="float" office:value="0.826171875">
            <text:p>0.826171875</text:p>
          </table:table-cell>
          <table:table-cell office:value-type="float" office:value="0.279296875">
            <text:p>0.279296875</text:p>
          </table:table-cell>
          <table:table-cell office:value-type="float" office:value="0.755859375">
            <text:p>0.755859375</text:p>
          </table:table-cell>
          <table:table-cell office:value-type="float" office:value="0.154296875">
            <text:p>0.154296875</text:p>
          </table:table-cell>
          <table:table-cell office:value-type="float" office:value="0.396484375">
            <text:p>0.396484375</text:p>
          </table:table-cell>
          <table:table-cell office:value-type="float" office:value="0.330078125">
            <text:p>0.330078125</text:p>
          </table:table-cell>
          <table:table-cell office:value-type="float" office:value="0.501953125">
            <text:p>0.501953125</text:p>
          </table:table-cell>
          <table:table-cell/>
          <table:table-cell table:formula="of:=ROUND((([.A305]-0)/(1-0))*(27-2)+2)" office:value-type="float" office:value="17">
            <text:p>17</text:p>
          </table:table-cell>
          <table:table-cell table:formula="of:=(([.B305]-0)/(1-0))*(10-0)+0" office:value-type="float" office:value="2.94921875">
            <text:p>2.949218750</text:p>
          </table:table-cell>
          <table:table-cell table:formula="of:=(([.C305]-0)/(1-0))*(1500-0.000000001)+0.000000001" office:value-type="float" office:value="55.6640625009629">
            <text:p>55.664062501</text:p>
          </table:table-cell>
          <table:table-cell table:formula="of:=(([.D305]-0)/(1-0))*(1-0.000000001)+0.000000001" office:value-type="float" office:value="0.0917968759082031">
            <text:p>0.091796876</text:p>
          </table:table-cell>
          <table:table-cell table:formula="of:=[.M305]*[.P305]" office:value-type="float" office:value="1.56054689043945">
            <text:p>1.560546890</text:p>
          </table:table-cell>
          <table:table-cell table:formula="of:=(([.E305]-0)/(1-0))*(100-0.000000001)+0.000000001" office:value-type="float" office:value="82.6171875001738">
            <text:p>82.617187500</text:p>
          </table:table-cell>
          <table:table-cell table:formula="of:=(([.F305]-0)/(1-0))*(100-0)+0" office:value-type="float" office:value="27.9296875">
            <text:p>27.929687500</text:p>
          </table:table-cell>
          <table:table-cell table:formula="of:=(([.G305]-0)/(1-0))*(3-0)+0" office:value-type="float" office:value="2.267578125">
            <text:p>2.267578125</text:p>
          </table:table-cell>
          <table:table-cell table:formula="of:=(([.H305]-0)/(1-0))*(3-0)+0" office:value-type="float" office:value="0.462890625">
            <text:p>0.462890625</text:p>
          </table:table-cell>
          <table:table-cell table:formula="of:=(([.I305]-0)/(1-0))*(100-0)+0" office:value-type="float" office:value="39.6484375">
            <text:p>39.648437500</text:p>
          </table:table-cell>
          <table:table-cell table:formula="of:=(([.J305]-0)/(1-0))*(3-0)+0" office:value-type="float" office:value="0.990234375">
            <text:p>0.990234375</text:p>
          </table:table-cell>
          <table:table-cell table:formula="of:=(([.K305]-0)/(1-0))*(3-0)+0" office:value-type="float" office:value="1.505859375">
            <text:p>1.505859375</text:p>
          </table:table-cell>
        </table:table-row>
        <table:table-row table:style-name="ro2">
          <table:table-cell office:value-type="float" office:value="0.115234375">
            <text:p>0.115234375</text:p>
          </table:table-cell>
          <table:table-cell office:value-type="float" office:value="0.794921875">
            <text:p>0.794921875</text:p>
          </table:table-cell>
          <table:table-cell office:value-type="float" office:value="0.537109375">
            <text:p>0.537109375</text:p>
          </table:table-cell>
          <table:table-cell office:value-type="float" office:value="0.591796875">
            <text:p>0.591796875</text:p>
          </table:table-cell>
          <table:table-cell office:value-type="float" office:value="0.326171875">
            <text:p>0.326171875</text:p>
          </table:table-cell>
          <table:table-cell office:value-type="float" office:value="0.779296875">
            <text:p>0.779296875</text:p>
          </table:table-cell>
          <table:table-cell office:value-type="float" office:value="0.255859375">
            <text:p>0.255859375</text:p>
          </table:table-cell>
          <table:table-cell office:value-type="float" office:value="0.654296875">
            <text:p>0.654296875</text:p>
          </table:table-cell>
          <table:table-cell office:value-type="float" office:value="0.896484375">
            <text:p>0.896484375</text:p>
          </table:table-cell>
          <table:table-cell office:value-type="float" office:value="0.830078125">
            <text:p>0.830078125</text:p>
          </table:table-cell>
          <table:table-cell office:value-type="float" office:value="0.001953125">
            <text:p>0.001953125</text:p>
          </table:table-cell>
          <table:table-cell/>
          <table:table-cell table:formula="of:=ROUND((([.A306]-0)/(1-0))*(27-2)+2)" office:value-type="float" office:value="5">
            <text:p>5</text:p>
          </table:table-cell>
          <table:table-cell table:formula="of:=(([.B306]-0)/(1-0))*(10-0)+0" office:value-type="float" office:value="7.94921875">
            <text:p>7.949218750</text:p>
          </table:table-cell>
          <table:table-cell table:formula="of:=(([.C306]-0)/(1-0))*(1500-0.000000001)+0.000000001" office:value-type="float" office:value="805.664062500463">
            <text:p>805.664062500</text:p>
          </table:table-cell>
          <table:table-cell table:formula="of:=(([.D306]-0)/(1-0))*(1-0.000000001)+0.000000001" office:value-type="float" office:value="0.591796875408203">
            <text:p>0.591796875</text:p>
          </table:table-cell>
          <table:table-cell table:formula="of:=[.M306]*[.P306]" office:value-type="float" office:value="2.95898437704102">
            <text:p>2.958984377</text:p>
          </table:table-cell>
          <table:table-cell table:formula="of:=(([.E306]-0)/(1-0))*(100-0.000000001)+0.000000001" office:value-type="float" office:value="32.6171875006738">
            <text:p>32.617187501</text:p>
          </table:table-cell>
          <table:table-cell table:formula="of:=(([.F306]-0)/(1-0))*(100-0)+0" office:value-type="float" office:value="77.9296875">
            <text:p>77.929687500</text:p>
          </table:table-cell>
          <table:table-cell table:formula="of:=(([.G306]-0)/(1-0))*(3-0)+0" office:value-type="float" office:value="0.767578125">
            <text:p>0.767578125</text:p>
          </table:table-cell>
          <table:table-cell table:formula="of:=(([.H306]-0)/(1-0))*(3-0)+0" office:value-type="float" office:value="1.962890625">
            <text:p>1.962890625</text:p>
          </table:table-cell>
          <table:table-cell table:formula="of:=(([.I306]-0)/(1-0))*(100-0)+0" office:value-type="float" office:value="89.6484375">
            <text:p>89.648437500</text:p>
          </table:table-cell>
          <table:table-cell table:formula="of:=(([.J306]-0)/(1-0))*(3-0)+0" office:value-type="float" office:value="2.490234375">
            <text:p>2.490234375</text:p>
          </table:table-cell>
          <table:table-cell table:formula="of:=(([.K306]-0)/(1-0))*(3-0)+0" office:value-type="float" office:value="0.005859375">
            <text:p>0.005859375</text:p>
          </table:table-cell>
        </table:table-row>
        <table:table-row table:style-name="ro2">
          <table:table-cell office:value-type="float" office:value="0.083984375">
            <text:p>0.083984375</text:p>
          </table:table-cell>
          <table:table-cell office:value-type="float" office:value="0.263671875">
            <text:p>0.263671875</text:p>
          </table:table-cell>
          <table:table-cell office:value-type="float" office:value="0.380859375">
            <text:p>0.380859375</text:p>
          </table:table-cell>
          <table:table-cell office:value-type="float" office:value="0.435546875">
            <text:p>0.435546875</text:p>
          </table:table-cell>
          <table:table-cell office:value-type="float" office:value="0.669921875">
            <text:p>0.669921875</text:p>
          </table:table-cell>
          <table:table-cell office:value-type="float" office:value="0.060546875">
            <text:p>0.060546875</text:p>
          </table:table-cell>
          <table:table-cell office:value-type="float" office:value="0.099609375">
            <text:p>0.099609375</text:p>
          </table:table-cell>
          <table:table-cell office:value-type="float" office:value="0.185546875">
            <text:p>0.185546875</text:p>
          </table:table-cell>
          <table:table-cell office:value-type="float" office:value="0.802734375">
            <text:p>0.802734375</text:p>
          </table:table-cell>
          <table:table-cell office:value-type="float" office:value="0.298828125">
            <text:p>0.298828125</text:p>
          </table:table-cell>
          <table:table-cell office:value-type="float" office:value="0.033203125">
            <text:p>0.033203125</text:p>
          </table:table-cell>
          <table:table-cell/>
          <table:table-cell table:formula="of:=ROUND((([.A307]-0)/(1-0))*(27-2)+2)" office:value-type="float" office:value="4">
            <text:p>4</text:p>
          </table:table-cell>
          <table:table-cell table:formula="of:=(([.B307]-0)/(1-0))*(10-0)+0" office:value-type="float" office:value="2.63671875">
            <text:p>2.636718750</text:p>
          </table:table-cell>
          <table:table-cell table:formula="of:=(([.C307]-0)/(1-0))*(1500-0.000000001)+0.000000001" office:value-type="float" office:value="571.289062500619">
            <text:p>571.289062501</text:p>
          </table:table-cell>
          <table:table-cell table:formula="of:=(([.D307]-0)/(1-0))*(1-0.000000001)+0.000000001" office:value-type="float" office:value="0.435546875564453">
            <text:p>0.435546876</text:p>
          </table:table-cell>
          <table:table-cell table:formula="of:=[.M307]*[.P307]" office:value-type="float" office:value="1.74218750225781">
            <text:p>1.742187502</text:p>
          </table:table-cell>
          <table:table-cell table:formula="of:=(([.E307]-0)/(1-0))*(100-0.000000001)+0.000000001" office:value-type="float" office:value="66.9921875003301">
            <text:p>66.992187500</text:p>
          </table:table-cell>
          <table:table-cell table:formula="of:=(([.F307]-0)/(1-0))*(100-0)+0" office:value-type="float" office:value="6.0546875">
            <text:p>6.054687500</text:p>
          </table:table-cell>
          <table:table-cell table:formula="of:=(([.G307]-0)/(1-0))*(3-0)+0" office:value-type="float" office:value="0.298828125">
            <text:p>0.298828125</text:p>
          </table:table-cell>
          <table:table-cell table:formula="of:=(([.H307]-0)/(1-0))*(3-0)+0" office:value-type="float" office:value="0.556640625">
            <text:p>0.556640625</text:p>
          </table:table-cell>
          <table:table-cell table:formula="of:=(([.I307]-0)/(1-0))*(100-0)+0" office:value-type="float" office:value="80.2734375">
            <text:p>80.273437500</text:p>
          </table:table-cell>
          <table:table-cell table:formula="of:=(([.J307]-0)/(1-0))*(3-0)+0" office:value-type="float" office:value="0.896484375">
            <text:p>0.896484375</text:p>
          </table:table-cell>
          <table:table-cell table:formula="of:=(([.K307]-0)/(1-0))*(3-0)+0" office:value-type="float" office:value="0.099609375">
            <text:p>0.099609375</text:p>
          </table:table-cell>
        </table:table-row>
        <table:table-row table:style-name="ro2">
          <table:table-cell office:value-type="float" office:value="0.583984375">
            <text:p>0.583984375</text:p>
          </table:table-cell>
          <table:table-cell office:value-type="float" office:value="0.763671875">
            <text:p>0.763671875</text:p>
          </table:table-cell>
          <table:table-cell office:value-type="float" office:value="0.880859375">
            <text:p>0.880859375</text:p>
          </table:table-cell>
          <table:table-cell office:value-type="float" office:value="0.935546875">
            <text:p>0.935546875</text:p>
          </table:table-cell>
          <table:table-cell office:value-type="float" office:value="0.169921875">
            <text:p>0.169921875</text:p>
          </table:table-cell>
          <table:table-cell office:value-type="float" office:value="0.560546875">
            <text:p>0.560546875</text:p>
          </table:table-cell>
          <table:table-cell office:value-type="float" office:value="0.599609375">
            <text:p>0.599609375</text:p>
          </table:table-cell>
          <table:table-cell office:value-type="float" office:value="0.685546875">
            <text:p>0.685546875</text:p>
          </table:table-cell>
          <table:table-cell office:value-type="float" office:value="0.302734375">
            <text:p>0.302734375</text:p>
          </table:table-cell>
          <table:table-cell office:value-type="float" office:value="0.798828125">
            <text:p>0.798828125</text:p>
          </table:table-cell>
          <table:table-cell office:value-type="float" office:value="0.533203125">
            <text:p>0.533203125</text:p>
          </table:table-cell>
          <table:table-cell/>
          <table:table-cell table:formula="of:=ROUND((([.A308]-0)/(1-0))*(27-2)+2)" office:value-type="float" office:value="17">
            <text:p>17</text:p>
          </table:table-cell>
          <table:table-cell table:formula="of:=(([.B308]-0)/(1-0))*(10-0)+0" office:value-type="float" office:value="7.63671875">
            <text:p>7.636718750</text:p>
          </table:table-cell>
          <table:table-cell table:formula="of:=(([.C308]-0)/(1-0))*(1500-0.000000001)+0.000000001" office:value-type="float" office:value="1321.28906250012">
            <text:p>1321.289062500</text:p>
          </table:table-cell>
          <table:table-cell table:formula="of:=(([.D308]-0)/(1-0))*(1-0.000000001)+0.000000001" office:value-type="float" office:value="0.935546875064453">
            <text:p>0.935546875</text:p>
          </table:table-cell>
          <table:table-cell table:formula="of:=[.M308]*[.P308]" office:value-type="float" office:value="15.9042968760957">
            <text:p>15.904296876</text:p>
          </table:table-cell>
          <table:table-cell table:formula="of:=(([.E308]-0)/(1-0))*(100-0.000000001)+0.000000001" office:value-type="float" office:value="16.9921875008301">
            <text:p>16.992187501</text:p>
          </table:table-cell>
          <table:table-cell table:formula="of:=(([.F308]-0)/(1-0))*(100-0)+0" office:value-type="float" office:value="56.0546875">
            <text:p>56.054687500</text:p>
          </table:table-cell>
          <table:table-cell table:formula="of:=(([.G308]-0)/(1-0))*(3-0)+0" office:value-type="float" office:value="1.798828125">
            <text:p>1.798828125</text:p>
          </table:table-cell>
          <table:table-cell table:formula="of:=(([.H308]-0)/(1-0))*(3-0)+0" office:value-type="float" office:value="2.056640625">
            <text:p>2.056640625</text:p>
          </table:table-cell>
          <table:table-cell table:formula="of:=(([.I308]-0)/(1-0))*(100-0)+0" office:value-type="float" office:value="30.2734375">
            <text:p>30.273437500</text:p>
          </table:table-cell>
          <table:table-cell table:formula="of:=(([.J308]-0)/(1-0))*(3-0)+0" office:value-type="float" office:value="2.396484375">
            <text:p>2.396484375</text:p>
          </table:table-cell>
          <table:table-cell table:formula="of:=(([.K308]-0)/(1-0))*(3-0)+0" office:value-type="float" office:value="1.599609375">
            <text:p>1.599609375</text:p>
          </table:table-cell>
        </table:table-row>
        <table:table-row table:style-name="ro2">
          <table:table-cell office:value-type="float" office:value="0.833984375">
            <text:p>0.833984375</text:p>
          </table:table-cell>
          <table:table-cell office:value-type="float" office:value="0.013671875">
            <text:p>0.013671875</text:p>
          </table:table-cell>
          <table:table-cell office:value-type="float" office:value="0.130859375">
            <text:p>0.130859375</text:p>
          </table:table-cell>
          <table:table-cell office:value-type="float" office:value="0.185546875">
            <text:p>0.185546875</text:p>
          </table:table-cell>
          <table:table-cell office:value-type="float" office:value="0.419921875">
            <text:p>0.419921875</text:p>
          </table:table-cell>
          <table:table-cell office:value-type="float" office:value="0.810546875">
            <text:p>0.810546875</text:p>
          </table:table-cell>
          <table:table-cell office:value-type="float" office:value="0.349609375">
            <text:p>0.349609375</text:p>
          </table:table-cell>
          <table:table-cell office:value-type="float" office:value="0.935546875">
            <text:p>0.935546875</text:p>
          </table:table-cell>
          <table:table-cell office:value-type="float" office:value="0.052734375">
            <text:p>0.052734375</text:p>
          </table:table-cell>
          <table:table-cell office:value-type="float" office:value="0.548828125">
            <text:p>0.548828125</text:p>
          </table:table-cell>
          <table:table-cell office:value-type="float" office:value="0.783203125">
            <text:p>0.783203125</text:p>
          </table:table-cell>
          <table:table-cell/>
          <table:table-cell table:formula="of:=ROUND((([.A309]-0)/(1-0))*(27-2)+2)" office:value-type="float" office:value="23">
            <text:p>23</text:p>
          </table:table-cell>
          <table:table-cell table:formula="of:=(([.B309]-0)/(1-0))*(10-0)+0" office:value-type="float" office:value="0.13671875">
            <text:p>0.136718750</text:p>
          </table:table-cell>
          <table:table-cell table:formula="of:=(([.C309]-0)/(1-0))*(1500-0.000000001)+0.000000001" office:value-type="float" office:value="196.289062500869">
            <text:p>196.289062501</text:p>
          </table:table-cell>
          <table:table-cell table:formula="of:=(([.D309]-0)/(1-0))*(1-0.000000001)+0.000000001" office:value-type="float" office:value="0.185546875814453">
            <text:p>0.185546876</text:p>
          </table:table-cell>
          <table:table-cell table:formula="of:=[.M309]*[.P309]" office:value-type="float" office:value="4.26757814373242">
            <text:p>4.267578144</text:p>
          </table:table-cell>
          <table:table-cell table:formula="of:=(([.E309]-0)/(1-0))*(100-0.000000001)+0.000000001" office:value-type="float" office:value="41.9921875005801">
            <text:p>41.992187501</text:p>
          </table:table-cell>
          <table:table-cell table:formula="of:=(([.F309]-0)/(1-0))*(100-0)+0" office:value-type="float" office:value="81.0546875">
            <text:p>81.054687500</text:p>
          </table:table-cell>
          <table:table-cell table:formula="of:=(([.G309]-0)/(1-0))*(3-0)+0" office:value-type="float" office:value="1.048828125">
            <text:p>1.048828125</text:p>
          </table:table-cell>
          <table:table-cell table:formula="of:=(([.H309]-0)/(1-0))*(3-0)+0" office:value-type="float" office:value="2.806640625">
            <text:p>2.806640625</text:p>
          </table:table-cell>
          <table:table-cell table:formula="of:=(([.I309]-0)/(1-0))*(100-0)+0" office:value-type="float" office:value="5.2734375">
            <text:p>5.273437500</text:p>
          </table:table-cell>
          <table:table-cell table:formula="of:=(([.J309]-0)/(1-0))*(3-0)+0" office:value-type="float" office:value="1.646484375">
            <text:p>1.646484375</text:p>
          </table:table-cell>
          <table:table-cell table:formula="of:=(([.K309]-0)/(1-0))*(3-0)+0" office:value-type="float" office:value="2.349609375">
            <text:p>2.349609375</text:p>
          </table:table-cell>
        </table:table-row>
        <table:table-row table:style-name="ro2">
          <table:table-cell office:value-type="float" office:value="0.333984375">
            <text:p>0.333984375</text:p>
          </table:table-cell>
          <table:table-cell office:value-type="float" office:value="0.513671875">
            <text:p>0.513671875</text:p>
          </table:table-cell>
          <table:table-cell office:value-type="float" office:value="0.630859375">
            <text:p>0.630859375</text:p>
          </table:table-cell>
          <table:table-cell office:value-type="float" office:value="0.685546875">
            <text:p>0.685546875</text:p>
          </table:table-cell>
          <table:table-cell office:value-type="float" office:value="0.919921875">
            <text:p>0.919921875</text:p>
          </table:table-cell>
          <table:table-cell office:value-type="float" office:value="0.310546875">
            <text:p>0.310546875</text:p>
          </table:table-cell>
          <table:table-cell office:value-type="float" office:value="0.849609375">
            <text:p>0.849609375</text:p>
          </table:table-cell>
          <table:table-cell office:value-type="float" office:value="0.435546875">
            <text:p>0.435546875</text:p>
          </table:table-cell>
          <table:table-cell office:value-type="float" office:value="0.552734375">
            <text:p>0.552734375</text:p>
          </table:table-cell>
          <table:table-cell office:value-type="float" office:value="0.048828125">
            <text:p>0.048828125</text:p>
          </table:table-cell>
          <table:table-cell office:value-type="float" office:value="0.283203125">
            <text:p>0.283203125</text:p>
          </table:table-cell>
          <table:table-cell/>
          <table:table-cell table:formula="of:=ROUND((([.A310]-0)/(1-0))*(27-2)+2)" office:value-type="float" office:value="10">
            <text:p>10</text:p>
          </table:table-cell>
          <table:table-cell table:formula="of:=(([.B310]-0)/(1-0))*(10-0)+0" office:value-type="float" office:value="5.13671875">
            <text:p>5.136718750</text:p>
          </table:table-cell>
          <table:table-cell table:formula="of:=(([.C310]-0)/(1-0))*(1500-0.000000001)+0.000000001" office:value-type="float" office:value="946.289062500369">
            <text:p>946.289062500</text:p>
          </table:table-cell>
          <table:table-cell table:formula="of:=(([.D310]-0)/(1-0))*(1-0.000000001)+0.000000001" office:value-type="float" office:value="0.685546875314453">
            <text:p>0.685546875</text:p>
          </table:table-cell>
          <table:table-cell table:formula="of:=[.M310]*[.P310]" office:value-type="float" office:value="6.85546875314453">
            <text:p>6.855468753</text:p>
          </table:table-cell>
          <table:table-cell table:formula="of:=(([.E310]-0)/(1-0))*(100-0.000000001)+0.000000001" office:value-type="float" office:value="91.9921875000801">
            <text:p>91.992187500</text:p>
          </table:table-cell>
          <table:table-cell table:formula="of:=(([.F310]-0)/(1-0))*(100-0)+0" office:value-type="float" office:value="31.0546875">
            <text:p>31.054687500</text:p>
          </table:table-cell>
          <table:table-cell table:formula="of:=(([.G310]-0)/(1-0))*(3-0)+0" office:value-type="float" office:value="2.548828125">
            <text:p>2.548828125</text:p>
          </table:table-cell>
          <table:table-cell table:formula="of:=(([.H310]-0)/(1-0))*(3-0)+0" office:value-type="float" office:value="1.306640625">
            <text:p>1.306640625</text:p>
          </table:table-cell>
          <table:table-cell table:formula="of:=(([.I310]-0)/(1-0))*(100-0)+0" office:value-type="float" office:value="55.2734375">
            <text:p>55.273437500</text:p>
          </table:table-cell>
          <table:table-cell table:formula="of:=(([.J310]-0)/(1-0))*(3-0)+0" office:value-type="float" office:value="0.146484375">
            <text:p>0.146484375</text:p>
          </table:table-cell>
          <table:table-cell table:formula="of:=(([.K310]-0)/(1-0))*(3-0)+0" office:value-type="float" office:value="0.849609375">
            <text:p>0.849609375</text:p>
          </table:table-cell>
        </table:table-row>
        <table:table-row table:style-name="ro2">
          <table:table-cell office:value-type="float" office:value="0.458984375">
            <text:p>0.458984375</text:p>
          </table:table-cell>
          <table:table-cell office:value-type="float" office:value="0.138671875">
            <text:p>0.138671875</text:p>
          </table:table-cell>
          <table:table-cell office:value-type="float" office:value="0.755859375">
            <text:p>0.755859375</text:p>
          </table:table-cell>
          <table:table-cell office:value-type="float" office:value="0.560546875">
            <text:p>0.560546875</text:p>
          </table:table-cell>
          <table:table-cell office:value-type="float" office:value="0.794921875">
            <text:p>0.794921875</text:p>
          </table:table-cell>
          <table:table-cell office:value-type="float" office:value="0.185546875">
            <text:p>0.185546875</text:p>
          </table:table-cell>
          <table:table-cell office:value-type="float" office:value="0.474609375">
            <text:p>0.474609375</text:p>
          </table:table-cell>
          <table:table-cell office:value-type="float" office:value="0.810546875">
            <text:p>0.810546875</text:p>
          </table:table-cell>
          <table:table-cell office:value-type="float" office:value="0.177734375">
            <text:p>0.177734375</text:p>
          </table:table-cell>
          <table:table-cell office:value-type="float" office:value="0.923828125">
            <text:p>0.923828125</text:p>
          </table:table-cell>
          <table:table-cell office:value-type="float" office:value="0.908203125">
            <text:p>0.908203125</text:p>
          </table:table-cell>
          <table:table-cell/>
          <table:table-cell table:formula="of:=ROUND((([.A311]-0)/(1-0))*(27-2)+2)" office:value-type="float" office:value="13">
            <text:p>13</text:p>
          </table:table-cell>
          <table:table-cell table:formula="of:=(([.B311]-0)/(1-0))*(10-0)+0" office:value-type="float" office:value="1.38671875">
            <text:p>1.386718750</text:p>
          </table:table-cell>
          <table:table-cell table:formula="of:=(([.C311]-0)/(1-0))*(1500-0.000000001)+0.000000001" office:value-type="float" office:value="1133.78906250024">
            <text:p>1133.789062500</text:p>
          </table:table-cell>
          <table:table-cell table:formula="of:=(([.D311]-0)/(1-0))*(1-0.000000001)+0.000000001" office:value-type="float" office:value="0.560546875439453">
            <text:p>0.560546875</text:p>
          </table:table-cell>
          <table:table-cell table:formula="of:=[.M311]*[.P311]" office:value-type="float" office:value="7.28710938071289">
            <text:p>7.287109381</text:p>
          </table:table-cell>
          <table:table-cell table:formula="of:=(([.E311]-0)/(1-0))*(100-0.000000001)+0.000000001" office:value-type="float" office:value="79.4921875002051">
            <text:p>79.492187500</text:p>
          </table:table-cell>
          <table:table-cell table:formula="of:=(([.F311]-0)/(1-0))*(100-0)+0" office:value-type="float" office:value="18.5546875">
            <text:p>18.554687500</text:p>
          </table:table-cell>
          <table:table-cell table:formula="of:=(([.G311]-0)/(1-0))*(3-0)+0" office:value-type="float" office:value="1.423828125">
            <text:p>1.423828125</text:p>
          </table:table-cell>
          <table:table-cell table:formula="of:=(([.H311]-0)/(1-0))*(3-0)+0" office:value-type="float" office:value="2.431640625">
            <text:p>2.431640625</text:p>
          </table:table-cell>
          <table:table-cell table:formula="of:=(([.I311]-0)/(1-0))*(100-0)+0" office:value-type="float" office:value="17.7734375">
            <text:p>17.773437500</text:p>
          </table:table-cell>
          <table:table-cell table:formula="of:=(([.J311]-0)/(1-0))*(3-0)+0" office:value-type="float" office:value="2.771484375">
            <text:p>2.771484375</text:p>
          </table:table-cell>
          <table:table-cell table:formula="of:=(([.K311]-0)/(1-0))*(3-0)+0" office:value-type="float" office:value="2.724609375">
            <text:p>2.724609375</text:p>
          </table:table-cell>
        </table:table-row>
        <table:table-row table:style-name="ro2">
          <table:table-cell office:value-type="float" office:value="0.958984375">
            <text:p>0.958984375</text:p>
          </table:table-cell>
          <table:table-cell office:value-type="float" office:value="0.638671875">
            <text:p>0.638671875</text:p>
          </table:table-cell>
          <table:table-cell office:value-type="float" office:value="0.255859375">
            <text:p>0.255859375</text:p>
          </table:table-cell>
          <table:table-cell office:value-type="float" office:value="0.060546875">
            <text:p>0.060546875</text:p>
          </table:table-cell>
          <table:table-cell office:value-type="float" office:value="0.294921875">
            <text:p>0.294921875</text:p>
          </table:table-cell>
          <table:table-cell office:value-type="float" office:value="0.685546875">
            <text:p>0.685546875</text:p>
          </table:table-cell>
          <table:table-cell office:value-type="float" office:value="0.974609375">
            <text:p>0.974609375</text:p>
          </table:table-cell>
          <table:table-cell office:value-type="float" office:value="0.310546875">
            <text:p>0.310546875</text:p>
          </table:table-cell>
          <table:table-cell office:value-type="float" office:value="0.677734375">
            <text:p>0.677734375</text:p>
          </table:table-cell>
          <table:table-cell office:value-type="float" office:value="0.423828125">
            <text:p>0.423828125</text:p>
          </table:table-cell>
          <table:table-cell office:value-type="float" office:value="0.408203125">
            <text:p>0.408203125</text:p>
          </table:table-cell>
          <table:table-cell/>
          <table:table-cell table:formula="of:=ROUND((([.A312]-0)/(1-0))*(27-2)+2)" office:value-type="float" office:value="26">
            <text:p>26</text:p>
          </table:table-cell>
          <table:table-cell table:formula="of:=(([.B312]-0)/(1-0))*(10-0)+0" office:value-type="float" office:value="6.38671875">
            <text:p>6.386718750</text:p>
          </table:table-cell>
          <table:table-cell table:formula="of:=(([.C312]-0)/(1-0))*(1500-0.000000001)+0.000000001" office:value-type="float" office:value="383.789062500744">
            <text:p>383.789062501</text:p>
          </table:table-cell>
          <table:table-cell table:formula="of:=(([.D312]-0)/(1-0))*(1-0.000000001)+0.000000001" office:value-type="float" office:value="0.0605468759394531">
            <text:p>0.060546876</text:p>
          </table:table-cell>
          <table:table-cell table:formula="of:=[.M312]*[.P312]" office:value-type="float" office:value="1.57421877442578">
            <text:p>1.574218774</text:p>
          </table:table-cell>
          <table:table-cell table:formula="of:=(([.E312]-0)/(1-0))*(100-0.000000001)+0.000000001" office:value-type="float" office:value="29.4921875007051">
            <text:p>29.492187501</text:p>
          </table:table-cell>
          <table:table-cell table:formula="of:=(([.F312]-0)/(1-0))*(100-0)+0" office:value-type="float" office:value="68.5546875">
            <text:p>68.554687500</text:p>
          </table:table-cell>
          <table:table-cell table:formula="of:=(([.G312]-0)/(1-0))*(3-0)+0" office:value-type="float" office:value="2.923828125">
            <text:p>2.923828125</text:p>
          </table:table-cell>
          <table:table-cell table:formula="of:=(([.H312]-0)/(1-0))*(3-0)+0" office:value-type="float" office:value="0.931640625">
            <text:p>0.931640625</text:p>
          </table:table-cell>
          <table:table-cell table:formula="of:=(([.I312]-0)/(1-0))*(100-0)+0" office:value-type="float" office:value="67.7734375">
            <text:p>67.773437500</text:p>
          </table:table-cell>
          <table:table-cell table:formula="of:=(([.J312]-0)/(1-0))*(3-0)+0" office:value-type="float" office:value="1.271484375">
            <text:p>1.271484375</text:p>
          </table:table-cell>
          <table:table-cell table:formula="of:=(([.K312]-0)/(1-0))*(3-0)+0" office:value-type="float" office:value="1.224609375">
            <text:p>1.224609375</text:p>
          </table:table-cell>
        </table:table-row>
        <table:table-row table:style-name="ro2">
          <table:table-cell office:value-type="float" office:value="0.708984375">
            <text:p>0.708984375</text:p>
          </table:table-cell>
          <table:table-cell office:value-type="float" office:value="0.388671875">
            <text:p>0.388671875</text:p>
          </table:table-cell>
          <table:table-cell office:value-type="float" office:value="0.505859375">
            <text:p>0.505859375</text:p>
          </table:table-cell>
          <table:table-cell office:value-type="float" office:value="0.810546875">
            <text:p>0.810546875</text:p>
          </table:table-cell>
          <table:table-cell office:value-type="float" office:value="0.044921875">
            <text:p>0.044921875</text:p>
          </table:table-cell>
          <table:table-cell office:value-type="float" office:value="0.935546875">
            <text:p>0.935546875</text:p>
          </table:table-cell>
          <table:table-cell office:value-type="float" office:value="0.224609375">
            <text:p>0.224609375</text:p>
          </table:table-cell>
          <table:table-cell office:value-type="float" office:value="0.060546875">
            <text:p>0.060546875</text:p>
          </table:table-cell>
          <table:table-cell office:value-type="float" office:value="0.927734375">
            <text:p>0.927734375</text:p>
          </table:table-cell>
          <table:table-cell office:value-type="float" office:value="0.173828125">
            <text:p>0.173828125</text:p>
          </table:table-cell>
          <table:table-cell office:value-type="float" office:value="0.158203125">
            <text:p>0.158203125</text:p>
          </table:table-cell>
          <table:table-cell/>
          <table:table-cell table:formula="of:=ROUND((([.A313]-0)/(1-0))*(27-2)+2)" office:value-type="float" office:value="20">
            <text:p>20</text:p>
          </table:table-cell>
          <table:table-cell table:formula="of:=(([.B313]-0)/(1-0))*(10-0)+0" office:value-type="float" office:value="3.88671875">
            <text:p>3.886718750</text:p>
          </table:table-cell>
          <table:table-cell table:formula="of:=(([.C313]-0)/(1-0))*(1500-0.000000001)+0.000000001" office:value-type="float" office:value="758.789062500494">
            <text:p>758.789062500</text:p>
          </table:table-cell>
          <table:table-cell table:formula="of:=(([.D313]-0)/(1-0))*(1-0.000000001)+0.000000001" office:value-type="float" office:value="0.810546875189453">
            <text:p>0.810546875</text:p>
          </table:table-cell>
          <table:table-cell table:formula="of:=[.M313]*[.P313]" office:value-type="float" office:value="16.2109375037891">
            <text:p>16.210937504</text:p>
          </table:table-cell>
          <table:table-cell table:formula="of:=(([.E313]-0)/(1-0))*(100-0.000000001)+0.000000001" office:value-type="float" office:value="4.49218750095508">
            <text:p>4.492187501</text:p>
          </table:table-cell>
          <table:table-cell table:formula="of:=(([.F313]-0)/(1-0))*(100-0)+0" office:value-type="float" office:value="93.5546875">
            <text:p>93.554687500</text:p>
          </table:table-cell>
          <table:table-cell table:formula="of:=(([.G313]-0)/(1-0))*(3-0)+0" office:value-type="float" office:value="0.673828125">
            <text:p>0.673828125</text:p>
          </table:table-cell>
          <table:table-cell table:formula="of:=(([.H313]-0)/(1-0))*(3-0)+0" office:value-type="float" office:value="0.181640625">
            <text:p>0.181640625</text:p>
          </table:table-cell>
          <table:table-cell table:formula="of:=(([.I313]-0)/(1-0))*(100-0)+0" office:value-type="float" office:value="92.7734375">
            <text:p>92.773437500</text:p>
          </table:table-cell>
          <table:table-cell table:formula="of:=(([.J313]-0)/(1-0))*(3-0)+0" office:value-type="float" office:value="0.521484375">
            <text:p>0.521484375</text:p>
          </table:table-cell>
          <table:table-cell table:formula="of:=(([.K313]-0)/(1-0))*(3-0)+0" office:value-type="float" office:value="0.474609375">
            <text:p>0.474609375</text:p>
          </table:table-cell>
        </table:table-row>
        <table:table-row table:style-name="ro2">
          <table:table-cell office:value-type="float" office:value="0.208984375">
            <text:p>0.208984375</text:p>
          </table:table-cell>
          <table:table-cell office:value-type="float" office:value="0.888671875">
            <text:p>0.888671875</text:p>
          </table:table-cell>
          <table:table-cell office:value-type="float" office:value="0.005859375">
            <text:p>0.005859375</text:p>
          </table:table-cell>
          <table:table-cell office:value-type="float" office:value="0.310546875">
            <text:p>0.310546875</text:p>
          </table:table-cell>
          <table:table-cell office:value-type="float" office:value="0.544921875">
            <text:p>0.544921875</text:p>
          </table:table-cell>
          <table:table-cell office:value-type="float" office:value="0.435546875">
            <text:p>0.435546875</text:p>
          </table:table-cell>
          <table:table-cell office:value-type="float" office:value="0.724609375">
            <text:p>0.724609375</text:p>
          </table:table-cell>
          <table:table-cell office:value-type="float" office:value="0.560546875">
            <text:p>0.560546875</text:p>
          </table:table-cell>
          <table:table-cell office:value-type="float" office:value="0.427734375">
            <text:p>0.427734375</text:p>
          </table:table-cell>
          <table:table-cell office:value-type="float" office:value="0.673828125">
            <text:p>0.673828125</text:p>
          </table:table-cell>
          <table:table-cell office:value-type="float" office:value="0.658203125">
            <text:p>0.658203125</text:p>
          </table:table-cell>
          <table:table-cell/>
          <table:table-cell table:formula="of:=ROUND((([.A314]-0)/(1-0))*(27-2)+2)" office:value-type="float" office:value="7">
            <text:p>7</text:p>
          </table:table-cell>
          <table:table-cell table:formula="of:=(([.B314]-0)/(1-0))*(10-0)+0" office:value-type="float" office:value="8.88671875">
            <text:p>8.886718750</text:p>
          </table:table-cell>
          <table:table-cell table:formula="of:=(([.C314]-0)/(1-0))*(1500-0.000000001)+0.000000001" office:value-type="float" office:value="8.78906250099414">
            <text:p>8.789062501</text:p>
          </table:table-cell>
          <table:table-cell table:formula="of:=(([.D314]-0)/(1-0))*(1-0.000000001)+0.000000001" office:value-type="float" office:value="0.310546875689453">
            <text:p>0.310546876</text:p>
          </table:table-cell>
          <table:table-cell table:formula="of:=[.M314]*[.P314]" office:value-type="float" office:value="2.17382812982617">
            <text:p>2.173828130</text:p>
          </table:table-cell>
          <table:table-cell table:formula="of:=(([.E314]-0)/(1-0))*(100-0.000000001)+0.000000001" office:value-type="float" office:value="54.4921875004551">
            <text:p>54.492187500</text:p>
          </table:table-cell>
          <table:table-cell table:formula="of:=(([.F314]-0)/(1-0))*(100-0)+0" office:value-type="float" office:value="43.5546875">
            <text:p>43.554687500</text:p>
          </table:table-cell>
          <table:table-cell table:formula="of:=(([.G314]-0)/(1-0))*(3-0)+0" office:value-type="float" office:value="2.173828125">
            <text:p>2.173828125</text:p>
          </table:table-cell>
          <table:table-cell table:formula="of:=(([.H314]-0)/(1-0))*(3-0)+0" office:value-type="float" office:value="1.681640625">
            <text:p>1.681640625</text:p>
          </table:table-cell>
          <table:table-cell table:formula="of:=(([.I314]-0)/(1-0))*(100-0)+0" office:value-type="float" office:value="42.7734375">
            <text:p>42.773437500</text:p>
          </table:table-cell>
          <table:table-cell table:formula="of:=(([.J314]-0)/(1-0))*(3-0)+0" office:value-type="float" office:value="2.021484375">
            <text:p>2.021484375</text:p>
          </table:table-cell>
          <table:table-cell table:formula="of:=(([.K314]-0)/(1-0))*(3-0)+0" office:value-type="float" office:value="1.974609375">
            <text:p>1.974609375</text:p>
          </table:table-cell>
        </table:table-row>
        <table:table-row table:style-name="ro2">
          <table:table-cell office:value-type="float" office:value="0.146484375">
            <text:p>0.146484375</text:p>
          </table:table-cell>
          <table:table-cell office:value-type="float" office:value="0.076171875">
            <text:p>0.076171875</text:p>
          </table:table-cell>
          <table:table-cell office:value-type="float" office:value="0.568359375">
            <text:p>0.568359375</text:p>
          </table:table-cell>
          <table:table-cell office:value-type="float" office:value="0.123046875">
            <text:p>0.123046875</text:p>
          </table:table-cell>
          <table:table-cell office:value-type="float" office:value="0.232421875">
            <text:p>0.232421875</text:p>
          </table:table-cell>
          <table:table-cell office:value-type="float" office:value="0.373046875">
            <text:p>0.373046875</text:p>
          </table:table-cell>
          <table:table-cell office:value-type="float" office:value="0.412109375">
            <text:p>0.412109375</text:p>
          </table:table-cell>
          <table:table-cell office:value-type="float" office:value="0.873046875">
            <text:p>0.873046875</text:p>
          </table:table-cell>
          <table:table-cell office:value-type="float" office:value="0.240234375">
            <text:p>0.240234375</text:p>
          </table:table-cell>
          <table:table-cell office:value-type="float" office:value="0.111328125">
            <text:p>0.111328125</text:p>
          </table:table-cell>
          <table:table-cell office:value-type="float" office:value="0.720703125">
            <text:p>0.720703125</text:p>
          </table:table-cell>
          <table:table-cell/>
          <table:table-cell table:formula="of:=ROUND((([.A315]-0)/(1-0))*(27-2)+2)" office:value-type="float" office:value="6">
            <text:p>6</text:p>
          </table:table-cell>
          <table:table-cell table:formula="of:=(([.B315]-0)/(1-0))*(10-0)+0" office:value-type="float" office:value="0.76171875">
            <text:p>0.761718750</text:p>
          </table:table-cell>
          <table:table-cell table:formula="of:=(([.C315]-0)/(1-0))*(1500-0.000000001)+0.000000001" office:value-type="float" office:value="852.539062500432">
            <text:p>852.539062500</text:p>
          </table:table-cell>
          <table:table-cell table:formula="of:=(([.D315]-0)/(1-0))*(1-0.000000001)+0.000000001" office:value-type="float" office:value="0.123046875876953">
            <text:p>0.123046876</text:p>
          </table:table-cell>
          <table:table-cell table:formula="of:=[.M315]*[.P315]" office:value-type="float" office:value="0.738281255261719">
            <text:p>0.738281255</text:p>
          </table:table-cell>
          <table:table-cell table:formula="of:=(([.E315]-0)/(1-0))*(100-0.000000001)+0.000000001" office:value-type="float" office:value="23.2421875007676">
            <text:p>23.242187501</text:p>
          </table:table-cell>
          <table:table-cell table:formula="of:=(([.F315]-0)/(1-0))*(100-0)+0" office:value-type="float" office:value="37.3046875">
            <text:p>37.304687500</text:p>
          </table:table-cell>
          <table:table-cell table:formula="of:=(([.G315]-0)/(1-0))*(3-0)+0" office:value-type="float" office:value="1.236328125">
            <text:p>1.236328125</text:p>
          </table:table-cell>
          <table:table-cell table:formula="of:=(([.H315]-0)/(1-0))*(3-0)+0" office:value-type="float" office:value="2.619140625">
            <text:p>2.619140625</text:p>
          </table:table-cell>
          <table:table-cell table:formula="of:=(([.I315]-0)/(1-0))*(100-0)+0" office:value-type="float" office:value="24.0234375">
            <text:p>24.023437500</text:p>
          </table:table-cell>
          <table:table-cell table:formula="of:=(([.J315]-0)/(1-0))*(3-0)+0" office:value-type="float" office:value="0.333984375">
            <text:p>0.333984375</text:p>
          </table:table-cell>
          <table:table-cell table:formula="of:=(([.K315]-0)/(1-0))*(3-0)+0" office:value-type="float" office:value="2.162109375">
            <text:p>2.162109375</text:p>
          </table:table-cell>
        </table:table-row>
        <table:table-row table:style-name="ro2">
          <table:table-cell office:value-type="float" office:value="0.646484375">
            <text:p>0.646484375</text:p>
          </table:table-cell>
          <table:table-cell office:value-type="float" office:value="0.576171875">
            <text:p>0.576171875</text:p>
          </table:table-cell>
          <table:table-cell office:value-type="float" office:value="0.068359375">
            <text:p>0.068359375</text:p>
          </table:table-cell>
          <table:table-cell office:value-type="float" office:value="0.623046875">
            <text:p>0.623046875</text:p>
          </table:table-cell>
          <table:table-cell office:value-type="float" office:value="0.732421875">
            <text:p>0.732421875</text:p>
          </table:table-cell>
          <table:table-cell office:value-type="float" office:value="0.873046875">
            <text:p>0.873046875</text:p>
          </table:table-cell>
          <table:table-cell office:value-type="float" office:value="0.912109375">
            <text:p>0.912109375</text:p>
          </table:table-cell>
          <table:table-cell office:value-type="float" office:value="0.373046875">
            <text:p>0.373046875</text:p>
          </table:table-cell>
          <table:table-cell office:value-type="float" office:value="0.740234375">
            <text:p>0.740234375</text:p>
          </table:table-cell>
          <table:table-cell office:value-type="float" office:value="0.611328125">
            <text:p>0.611328125</text:p>
          </table:table-cell>
          <table:table-cell office:value-type="float" office:value="0.220703125">
            <text:p>0.220703125</text:p>
          </table:table-cell>
          <table:table-cell/>
          <table:table-cell table:formula="of:=ROUND((([.A316]-0)/(1-0))*(27-2)+2)" office:value-type="float" office:value="18">
            <text:p>18</text:p>
          </table:table-cell>
          <table:table-cell table:formula="of:=(([.B316]-0)/(1-0))*(10-0)+0" office:value-type="float" office:value="5.76171875">
            <text:p>5.761718750</text:p>
          </table:table-cell>
          <table:table-cell table:formula="of:=(([.C316]-0)/(1-0))*(1500-0.000000001)+0.000000001" office:value-type="float" office:value="102.539062500932">
            <text:p>102.539062501</text:p>
          </table:table-cell>
          <table:table-cell table:formula="of:=(([.D316]-0)/(1-0))*(1-0.000000001)+0.000000001" office:value-type="float" office:value="0.623046875376953">
            <text:p>0.623046875</text:p>
          </table:table-cell>
          <table:table-cell table:formula="of:=[.M316]*[.P316]" office:value-type="float" office:value="11.2148437567852">
            <text:p>11.214843757</text:p>
          </table:table-cell>
          <table:table-cell table:formula="of:=(([.E316]-0)/(1-0))*(100-0.000000001)+0.000000001" office:value-type="float" office:value="73.2421875002676">
            <text:p>73.242187500</text:p>
          </table:table-cell>
          <table:table-cell table:formula="of:=(([.F316]-0)/(1-0))*(100-0)+0" office:value-type="float" office:value="87.3046875">
            <text:p>87.304687500</text:p>
          </table:table-cell>
          <table:table-cell table:formula="of:=(([.G316]-0)/(1-0))*(3-0)+0" office:value-type="float" office:value="2.736328125">
            <text:p>2.736328125</text:p>
          </table:table-cell>
          <table:table-cell table:formula="of:=(([.H316]-0)/(1-0))*(3-0)+0" office:value-type="float" office:value="1.119140625">
            <text:p>1.119140625</text:p>
          </table:table-cell>
          <table:table-cell table:formula="of:=(([.I316]-0)/(1-0))*(100-0)+0" office:value-type="float" office:value="74.0234375">
            <text:p>74.023437500</text:p>
          </table:table-cell>
          <table:table-cell table:formula="of:=(([.J316]-0)/(1-0))*(3-0)+0" office:value-type="float" office:value="1.833984375">
            <text:p>1.833984375</text:p>
          </table:table-cell>
          <table:table-cell table:formula="of:=(([.K316]-0)/(1-0))*(3-0)+0" office:value-type="float" office:value="0.662109375">
            <text:p>0.662109375</text:p>
          </table:table-cell>
        </table:table-row>
        <table:table-row table:style-name="ro2">
          <table:table-cell office:value-type="float" office:value="0.896484375">
            <text:p>0.896484375</text:p>
          </table:table-cell>
          <table:table-cell office:value-type="float" office:value="0.326171875">
            <text:p>0.326171875</text:p>
          </table:table-cell>
          <table:table-cell office:value-type="float" office:value="0.818359375">
            <text:p>0.818359375</text:p>
          </table:table-cell>
          <table:table-cell office:value-type="float" office:value="0.373046875">
            <text:p>0.373046875</text:p>
          </table:table-cell>
          <table:table-cell office:value-type="float" office:value="0.982421875">
            <text:p>0.982421875</text:p>
          </table:table-cell>
          <table:table-cell office:value-type="float" office:value="0.623046875">
            <text:p>0.623046875</text:p>
          </table:table-cell>
          <table:table-cell office:value-type="float" office:value="0.162109375">
            <text:p>0.162109375</text:p>
          </table:table-cell>
          <table:table-cell office:value-type="float" office:value="0.123046875">
            <text:p>0.123046875</text:p>
          </table:table-cell>
          <table:table-cell office:value-type="float" office:value="0.990234375">
            <text:p>0.990234375</text:p>
          </table:table-cell>
          <table:table-cell office:value-type="float" office:value="0.861328125">
            <text:p>0.861328125</text:p>
          </table:table-cell>
          <table:table-cell office:value-type="float" office:value="0.470703125">
            <text:p>0.470703125</text:p>
          </table:table-cell>
          <table:table-cell/>
          <table:table-cell table:formula="of:=ROUND((([.A317]-0)/(1-0))*(27-2)+2)" office:value-type="float" office:value="24">
            <text:p>24</text:p>
          </table:table-cell>
          <table:table-cell table:formula="of:=(([.B317]-0)/(1-0))*(10-0)+0" office:value-type="float" office:value="3.26171875">
            <text:p>3.261718750</text:p>
          </table:table-cell>
          <table:table-cell table:formula="of:=(([.C317]-0)/(1-0))*(1500-0.000000001)+0.000000001" office:value-type="float" office:value="1227.53906250018">
            <text:p>1227.539062500</text:p>
          </table:table-cell>
          <table:table-cell table:formula="of:=(([.D317]-0)/(1-0))*(1-0.000000001)+0.000000001" office:value-type="float" office:value="0.373046875626953">
            <text:p>0.373046876</text:p>
          </table:table-cell>
          <table:table-cell table:formula="of:=[.M317]*[.P317]" office:value-type="float" office:value="8.95312501504688">
            <text:p>8.953125015</text:p>
          </table:table-cell>
          <table:table-cell table:formula="of:=(([.E317]-0)/(1-0))*(100-0.000000001)+0.000000001" office:value-type="float" office:value="98.2421875000176">
            <text:p>98.242187500</text:p>
          </table:table-cell>
          <table:table-cell table:formula="of:=(([.F317]-0)/(1-0))*(100-0)+0" office:value-type="float" office:value="62.3046875">
            <text:p>62.304687500</text:p>
          </table:table-cell>
          <table:table-cell table:formula="of:=(([.G317]-0)/(1-0))*(3-0)+0" office:value-type="float" office:value="0.486328125">
            <text:p>0.486328125</text:p>
          </table:table-cell>
          <table:table-cell table:formula="of:=(([.H317]-0)/(1-0))*(3-0)+0" office:value-type="float" office:value="0.369140625">
            <text:p>0.369140625</text:p>
          </table:table-cell>
          <table:table-cell table:formula="of:=(([.I317]-0)/(1-0))*(100-0)+0" office:value-type="float" office:value="99.0234375">
            <text:p>99.023437500</text:p>
          </table:table-cell>
          <table:table-cell table:formula="of:=(([.J317]-0)/(1-0))*(3-0)+0" office:value-type="float" office:value="2.583984375">
            <text:p>2.583984375</text:p>
          </table:table-cell>
          <table:table-cell table:formula="of:=(([.K317]-0)/(1-0))*(3-0)+0" office:value-type="float" office:value="1.412109375">
            <text:p>1.412109375</text:p>
          </table:table-cell>
        </table:table-row>
        <table:table-row table:style-name="ro2">
          <table:table-cell office:value-type="float" office:value="0.396484375">
            <text:p>0.396484375</text:p>
          </table:table-cell>
          <table:table-cell office:value-type="float" office:value="0.826171875">
            <text:p>0.826171875</text:p>
          </table:table-cell>
          <table:table-cell office:value-type="float" office:value="0.318359375">
            <text:p>0.318359375</text:p>
          </table:table-cell>
          <table:table-cell office:value-type="float" office:value="0.873046875">
            <text:p>0.873046875</text:p>
          </table:table-cell>
          <table:table-cell office:value-type="float" office:value="0.482421875">
            <text:p>0.482421875</text:p>
          </table:table-cell>
          <table:table-cell office:value-type="float" office:value="0.123046875">
            <text:p>0.123046875</text:p>
          </table:table-cell>
          <table:table-cell office:value-type="float" office:value="0.662109375">
            <text:p>0.662109375</text:p>
          </table:table-cell>
          <table:table-cell office:value-type="float" office:value="0.623046875">
            <text:p>0.623046875</text:p>
          </table:table-cell>
          <table:table-cell office:value-type="float" office:value="0.490234375">
            <text:p>0.490234375</text:p>
          </table:table-cell>
          <table:table-cell office:value-type="float" office:value="0.361328125">
            <text:p>0.361328125</text:p>
          </table:table-cell>
          <table:table-cell office:value-type="float" office:value="0.970703125">
            <text:p>0.970703125</text:p>
          </table:table-cell>
          <table:table-cell/>
          <table:table-cell table:formula="of:=ROUND((([.A318]-0)/(1-0))*(27-2)+2)" office:value-type="float" office:value="12">
            <text:p>12</text:p>
          </table:table-cell>
          <table:table-cell table:formula="of:=(([.B318]-0)/(1-0))*(10-0)+0" office:value-type="float" office:value="8.26171875">
            <text:p>8.261718750</text:p>
          </table:table-cell>
          <table:table-cell table:formula="of:=(([.C318]-0)/(1-0))*(1500-0.000000001)+0.000000001" office:value-type="float" office:value="477.539062500682">
            <text:p>477.539062501</text:p>
          </table:table-cell>
          <table:table-cell table:formula="of:=(([.D318]-0)/(1-0))*(1-0.000000001)+0.000000001" office:value-type="float" office:value="0.873046875126953">
            <text:p>0.873046875</text:p>
          </table:table-cell>
          <table:table-cell table:formula="of:=[.M318]*[.P318]" office:value-type="float" office:value="10.4765625015234">
            <text:p>10.476562502</text:p>
          </table:table-cell>
          <table:table-cell table:formula="of:=(([.E318]-0)/(1-0))*(100-0.000000001)+0.000000001" office:value-type="float" office:value="48.2421875005176">
            <text:p>48.242187501</text:p>
          </table:table-cell>
          <table:table-cell table:formula="of:=(([.F318]-0)/(1-0))*(100-0)+0" office:value-type="float" office:value="12.3046875">
            <text:p>12.304687500</text:p>
          </table:table-cell>
          <table:table-cell table:formula="of:=(([.G318]-0)/(1-0))*(3-0)+0" office:value-type="float" office:value="1.986328125">
            <text:p>1.986328125</text:p>
          </table:table-cell>
          <table:table-cell table:formula="of:=(([.H318]-0)/(1-0))*(3-0)+0" office:value-type="float" office:value="1.869140625">
            <text:p>1.869140625</text:p>
          </table:table-cell>
          <table:table-cell table:formula="of:=(([.I318]-0)/(1-0))*(100-0)+0" office:value-type="float" office:value="49.0234375">
            <text:p>49.023437500</text:p>
          </table:table-cell>
          <table:table-cell table:formula="of:=(([.J318]-0)/(1-0))*(3-0)+0" office:value-type="float" office:value="1.083984375">
            <text:p>1.083984375</text:p>
          </table:table-cell>
          <table:table-cell table:formula="of:=(([.K318]-0)/(1-0))*(3-0)+0" office:value-type="float" office:value="2.912109375">
            <text:p>2.912109375</text:p>
          </table:table-cell>
        </table:table-row>
        <table:table-row table:style-name="ro2">
          <table:table-cell office:value-type="float" office:value="0.271484375">
            <text:p>0.271484375</text:p>
          </table:table-cell>
          <table:table-cell office:value-type="float" office:value="0.451171875">
            <text:p>0.451171875</text:p>
          </table:table-cell>
          <table:table-cell office:value-type="float" office:value="0.193359375">
            <text:p>0.193359375</text:p>
          </table:table-cell>
          <table:table-cell office:value-type="float" office:value="0.998046875">
            <text:p>0.998046875</text:p>
          </table:table-cell>
          <table:table-cell office:value-type="float" office:value="0.357421875">
            <text:p>0.357421875</text:p>
          </table:table-cell>
          <table:table-cell office:value-type="float" office:value="0.498046875">
            <text:p>0.498046875</text:p>
          </table:table-cell>
          <table:table-cell office:value-type="float" office:value="0.037109375">
            <text:p>0.037109375</text:p>
          </table:table-cell>
          <table:table-cell office:value-type="float" office:value="0.248046875">
            <text:p>0.248046875</text:p>
          </table:table-cell>
          <table:table-cell office:value-type="float" office:value="0.865234375">
            <text:p>0.865234375</text:p>
          </table:table-cell>
          <table:table-cell office:value-type="float" office:value="0.736328125">
            <text:p>0.736328125</text:p>
          </table:table-cell>
          <table:table-cell office:value-type="float" office:value="0.345703125">
            <text:p>0.345703125</text:p>
          </table:table-cell>
          <table:table-cell/>
          <table:table-cell table:formula="of:=ROUND((([.A319]-0)/(1-0))*(27-2)+2)" office:value-type="float" office:value="9">
            <text:p>9</text:p>
          </table:table-cell>
          <table:table-cell table:formula="of:=(([.B319]-0)/(1-0))*(10-0)+0" office:value-type="float" office:value="4.51171875">
            <text:p>4.511718750</text:p>
          </table:table-cell>
          <table:table-cell table:formula="of:=(([.C319]-0)/(1-0))*(1500-0.000000001)+0.000000001" office:value-type="float" office:value="290.039062500807">
            <text:p>290.039062501</text:p>
          </table:table-cell>
          <table:table-cell table:formula="of:=(([.D319]-0)/(1-0))*(1-0.000000001)+0.000000001" office:value-type="float" office:value="0.998046875001953">
            <text:p>0.998046875</text:p>
          </table:table-cell>
          <table:table-cell table:formula="of:=[.M319]*[.P319]" office:value-type="float" office:value="8.98242187501758">
            <text:p>8.982421875</text:p>
          </table:table-cell>
          <table:table-cell table:formula="of:=(([.E319]-0)/(1-0))*(100-0.000000001)+0.000000001" office:value-type="float" office:value="35.7421875006426">
            <text:p>35.742187501</text:p>
          </table:table-cell>
          <table:table-cell table:formula="of:=(([.F319]-0)/(1-0))*(100-0)+0" office:value-type="float" office:value="49.8046875">
            <text:p>49.804687500</text:p>
          </table:table-cell>
          <table:table-cell table:formula="of:=(([.G319]-0)/(1-0))*(3-0)+0" office:value-type="float" office:value="0.111328125">
            <text:p>0.111328125</text:p>
          </table:table-cell>
          <table:table-cell table:formula="of:=(([.H319]-0)/(1-0))*(3-0)+0" office:value-type="float" office:value="0.744140625">
            <text:p>0.744140625</text:p>
          </table:table-cell>
          <table:table-cell table:formula="of:=(([.I319]-0)/(1-0))*(100-0)+0" office:value-type="float" office:value="86.5234375">
            <text:p>86.523437500</text:p>
          </table:table-cell>
          <table:table-cell table:formula="of:=(([.J319]-0)/(1-0))*(3-0)+0" office:value-type="float" office:value="2.208984375">
            <text:p>2.208984375</text:p>
          </table:table-cell>
          <table:table-cell table:formula="of:=(([.K319]-0)/(1-0))*(3-0)+0" office:value-type="float" office:value="1.037109375">
            <text:p>1.037109375</text:p>
          </table:table-cell>
        </table:table-row>
        <table:table-row table:style-name="ro2">
          <table:table-cell office:value-type="float" office:value="0.771484375">
            <text:p>0.771484375</text:p>
          </table:table-cell>
          <table:table-cell office:value-type="float" office:value="0.951171875">
            <text:p>0.951171875</text:p>
          </table:table-cell>
          <table:table-cell office:value-type="float" office:value="0.693359375">
            <text:p>0.693359375</text:p>
          </table:table-cell>
          <table:table-cell office:value-type="float" office:value="0.498046875">
            <text:p>0.498046875</text:p>
          </table:table-cell>
          <table:table-cell office:value-type="float" office:value="0.857421875">
            <text:p>0.857421875</text:p>
          </table:table-cell>
          <table:table-cell office:value-type="float" office:value="0.998046875">
            <text:p>0.998046875</text:p>
          </table:table-cell>
          <table:table-cell office:value-type="float" office:value="0.537109375">
            <text:p>0.537109375</text:p>
          </table:table-cell>
          <table:table-cell office:value-type="float" office:value="0.748046875">
            <text:p>0.748046875</text:p>
          </table:table-cell>
          <table:table-cell office:value-type="float" office:value="0.365234375">
            <text:p>0.365234375</text:p>
          </table:table-cell>
          <table:table-cell office:value-type="float" office:value="0.236328125">
            <text:p>0.236328125</text:p>
          </table:table-cell>
          <table:table-cell office:value-type="float" office:value="0.845703125">
            <text:p>0.845703125</text:p>
          </table:table-cell>
          <table:table-cell/>
          <table:table-cell table:formula="of:=ROUND((([.A320]-0)/(1-0))*(27-2)+2)" office:value-type="float" office:value="21">
            <text:p>21</text:p>
          </table:table-cell>
          <table:table-cell table:formula="of:=(([.B320]-0)/(1-0))*(10-0)+0" office:value-type="float" office:value="9.51171875">
            <text:p>9.511718750</text:p>
          </table:table-cell>
          <table:table-cell table:formula="of:=(([.C320]-0)/(1-0))*(1500-0.000000001)+0.000000001" office:value-type="float" office:value="1040.03906250031">
            <text:p>1040.039062500</text:p>
          </table:table-cell>
          <table:table-cell table:formula="of:=(([.D320]-0)/(1-0))*(1-0.000000001)+0.000000001" office:value-type="float" office:value="0.498046875501953">
            <text:p>0.498046876</text:p>
          </table:table-cell>
          <table:table-cell table:formula="of:=[.M320]*[.P320]" office:value-type="float" office:value="10.458984385541">
            <text:p>10.458984386</text:p>
          </table:table-cell>
          <table:table-cell table:formula="of:=(([.E320]-0)/(1-0))*(100-0.000000001)+0.000000001" office:value-type="float" office:value="85.7421875001426">
            <text:p>85.742187500</text:p>
          </table:table-cell>
          <table:table-cell table:formula="of:=(([.F320]-0)/(1-0))*(100-0)+0" office:value-type="float" office:value="99.8046875">
            <text:p>99.804687500</text:p>
          </table:table-cell>
          <table:table-cell table:formula="of:=(([.G320]-0)/(1-0))*(3-0)+0" office:value-type="float" office:value="1.611328125">
            <text:p>1.611328125</text:p>
          </table:table-cell>
          <table:table-cell table:formula="of:=(([.H320]-0)/(1-0))*(3-0)+0" office:value-type="float" office:value="2.244140625">
            <text:p>2.244140625</text:p>
          </table:table-cell>
          <table:table-cell table:formula="of:=(([.I320]-0)/(1-0))*(100-0)+0" office:value-type="float" office:value="36.5234375">
            <text:p>36.523437500</text:p>
          </table:table-cell>
          <table:table-cell table:formula="of:=(([.J320]-0)/(1-0))*(3-0)+0" office:value-type="float" office:value="0.708984375">
            <text:p>0.708984375</text:p>
          </table:table-cell>
          <table:table-cell table:formula="of:=(([.K320]-0)/(1-0))*(3-0)+0" office:value-type="float" office:value="2.537109375">
            <text:p>2.537109375</text:p>
          </table:table-cell>
        </table:table-row>
        <table:table-row table:style-name="ro2">
          <table:table-cell office:value-type="float" office:value="0.521484375">
            <text:p>0.521484375</text:p>
          </table:table-cell>
          <table:table-cell office:value-type="float" office:value="0.201171875">
            <text:p>0.201171875</text:p>
          </table:table-cell>
          <table:table-cell office:value-type="float" office:value="0.443359375">
            <text:p>0.443359375</text:p>
          </table:table-cell>
          <table:table-cell office:value-type="float" office:value="0.748046875">
            <text:p>0.748046875</text:p>
          </table:table-cell>
          <table:table-cell office:value-type="float" office:value="0.607421875">
            <text:p>0.607421875</text:p>
          </table:table-cell>
          <table:table-cell office:value-type="float" office:value="0.748046875">
            <text:p>0.748046875</text:p>
          </table:table-cell>
          <table:table-cell office:value-type="float" office:value="0.287109375">
            <text:p>0.287109375</text:p>
          </table:table-cell>
          <table:table-cell office:value-type="float" office:value="0.998046875">
            <text:p>0.998046875</text:p>
          </table:table-cell>
          <table:table-cell office:value-type="float" office:value="0.115234375">
            <text:p>0.115234375</text:p>
          </table:table-cell>
          <table:table-cell office:value-type="float" office:value="0.486328125">
            <text:p>0.486328125</text:p>
          </table:table-cell>
          <table:table-cell office:value-type="float" office:value="0.595703125">
            <text:p>0.595703125</text:p>
          </table:table-cell>
          <table:table-cell/>
          <table:table-cell table:formula="of:=ROUND((([.A321]-0)/(1-0))*(27-2)+2)" office:value-type="float" office:value="15">
            <text:p>15</text:p>
          </table:table-cell>
          <table:table-cell table:formula="of:=(([.B321]-0)/(1-0))*(10-0)+0" office:value-type="float" office:value="2.01171875">
            <text:p>2.011718750</text:p>
          </table:table-cell>
          <table:table-cell table:formula="of:=(([.C321]-0)/(1-0))*(1500-0.000000001)+0.000000001" office:value-type="float" office:value="665.039062500557">
            <text:p>665.039062501</text:p>
          </table:table-cell>
          <table:table-cell table:formula="of:=(([.D321]-0)/(1-0))*(1-0.000000001)+0.000000001" office:value-type="float" office:value="0.748046875251953">
            <text:p>0.748046875</text:p>
          </table:table-cell>
          <table:table-cell table:formula="of:=[.M321]*[.P321]" office:value-type="float" office:value="11.2207031287793">
            <text:p>11.220703129</text:p>
          </table:table-cell>
          <table:table-cell table:formula="of:=(([.E321]-0)/(1-0))*(100-0.000000001)+0.000000001" office:value-type="float" office:value="60.7421875003926">
            <text:p>60.742187500</text:p>
          </table:table-cell>
          <table:table-cell table:formula="of:=(([.F321]-0)/(1-0))*(100-0)+0" office:value-type="float" office:value="74.8046875">
            <text:p>74.804687500</text:p>
          </table:table-cell>
          <table:table-cell table:formula="of:=(([.G321]-0)/(1-0))*(3-0)+0" office:value-type="float" office:value="0.861328125">
            <text:p>0.861328125</text:p>
          </table:table-cell>
          <table:table-cell table:formula="of:=(([.H321]-0)/(1-0))*(3-0)+0" office:value-type="float" office:value="2.994140625">
            <text:p>2.994140625</text:p>
          </table:table-cell>
          <table:table-cell table:formula="of:=(([.I321]-0)/(1-0))*(100-0)+0" office:value-type="float" office:value="11.5234375">
            <text:p>11.523437500</text:p>
          </table:table-cell>
          <table:table-cell table:formula="of:=(([.J321]-0)/(1-0))*(3-0)+0" office:value-type="float" office:value="1.458984375">
            <text:p>1.458984375</text:p>
          </table:table-cell>
          <table:table-cell table:formula="of:=(([.K321]-0)/(1-0))*(3-0)+0" office:value-type="float" office:value="1.787109375">
            <text:p>1.787109375</text:p>
          </table:table-cell>
        </table:table-row>
        <table:table-row table:style-name="ro2">
          <table:table-cell office:value-type="float" office:value="0.021484375">
            <text:p>0.021484375</text:p>
          </table:table-cell>
          <table:table-cell office:value-type="float" office:value="0.701171875">
            <text:p>0.701171875</text:p>
          </table:table-cell>
          <table:table-cell office:value-type="float" office:value="0.943359375">
            <text:p>0.943359375</text:p>
          </table:table-cell>
          <table:table-cell office:value-type="float" office:value="0.248046875">
            <text:p>0.248046875</text:p>
          </table:table-cell>
          <table:table-cell office:value-type="float" office:value="0.107421875">
            <text:p>0.107421875</text:p>
          </table:table-cell>
          <table:table-cell office:value-type="float" office:value="0.248046875">
            <text:p>0.248046875</text:p>
          </table:table-cell>
          <table:table-cell office:value-type="float" office:value="0.787109375">
            <text:p>0.787109375</text:p>
          </table:table-cell>
          <table:table-cell office:value-type="float" office:value="0.498046875">
            <text:p>0.498046875</text:p>
          </table:table-cell>
          <table:table-cell office:value-type="float" office:value="0.615234375">
            <text:p>0.615234375</text:p>
          </table:table-cell>
          <table:table-cell office:value-type="float" office:value="0.986328125">
            <text:p>0.986328125</text:p>
          </table:table-cell>
          <table:table-cell office:value-type="float" office:value="0.095703125">
            <text:p>0.095703125</text:p>
          </table:table-cell>
          <table:table-cell/>
          <table:table-cell table:formula="of:=ROUND((([.A322]-0)/(1-0))*(27-2)+2)" office:value-type="float" office:value="3">
            <text:p>3</text:p>
          </table:table-cell>
          <table:table-cell table:formula="of:=(([.B322]-0)/(1-0))*(10-0)+0" office:value-type="float" office:value="7.01171875">
            <text:p>7.011718750</text:p>
          </table:table-cell>
          <table:table-cell table:formula="of:=(([.C322]-0)/(1-0))*(1500-0.000000001)+0.000000001" office:value-type="float" office:value="1415.03906250006">
            <text:p>1415.039062500</text:p>
          </table:table-cell>
          <table:table-cell table:formula="of:=(([.D322]-0)/(1-0))*(1-0.000000001)+0.000000001" office:value-type="float" office:value="0.248046875751953">
            <text:p>0.248046876</text:p>
          </table:table-cell>
          <table:table-cell table:formula="of:=[.M322]*[.P322]" office:value-type="float" office:value="0.74414062725586">
            <text:p>0.744140627</text:p>
          </table:table-cell>
          <table:table-cell table:formula="of:=(([.E322]-0)/(1-0))*(100-0.000000001)+0.000000001" office:value-type="float" office:value="10.7421875008926">
            <text:p>10.742187501</text:p>
          </table:table-cell>
          <table:table-cell table:formula="of:=(([.F322]-0)/(1-0))*(100-0)+0" office:value-type="float" office:value="24.8046875">
            <text:p>24.804687500</text:p>
          </table:table-cell>
          <table:table-cell table:formula="of:=(([.G322]-0)/(1-0))*(3-0)+0" office:value-type="float" office:value="2.361328125">
            <text:p>2.361328125</text:p>
          </table:table-cell>
          <table:table-cell table:formula="of:=(([.H322]-0)/(1-0))*(3-0)+0" office:value-type="float" office:value="1.494140625">
            <text:p>1.494140625</text:p>
          </table:table-cell>
          <table:table-cell table:formula="of:=(([.I322]-0)/(1-0))*(100-0)+0" office:value-type="float" office:value="61.5234375">
            <text:p>61.523437500</text:p>
          </table:table-cell>
          <table:table-cell table:formula="of:=(([.J322]-0)/(1-0))*(3-0)+0" office:value-type="float" office:value="2.958984375">
            <text:p>2.958984375</text:p>
          </table:table-cell>
          <table:table-cell table:formula="of:=(([.K322]-0)/(1-0))*(3-0)+0" office:value-type="float" office:value="0.287109375">
            <text:p>0.287109375</text:p>
          </table:table-cell>
        </table:table-row>
        <table:table-row table:style-name="ro2">
          <table:table-cell office:value-type="float" office:value="0.029296875">
            <text:p>0.029296875</text:p>
          </table:table-cell>
          <table:table-cell office:value-type="float" office:value="0.099609375">
            <text:p>0.099609375</text:p>
          </table:table-cell>
          <table:table-cell office:value-type="float" office:value="0.498046875">
            <text:p>0.498046875</text:p>
          </table:table-cell>
          <table:table-cell office:value-type="float" office:value="0.615234375">
            <text:p>0.615234375</text:p>
          </table:table-cell>
          <table:table-cell office:value-type="float" office:value="0.380859375">
            <text:p>0.380859375</text:p>
          </table:table-cell>
          <table:table-cell office:value-type="float" office:value="0.412109375">
            <text:p>0.412109375</text:p>
          </table:table-cell>
          <table:table-cell office:value-type="float" office:value="0.966796875">
            <text:p>0.966796875</text:p>
          </table:table-cell>
          <table:table-cell office:value-type="float" office:value="0.427734375">
            <text:p>0.427734375</text:p>
          </table:table-cell>
          <table:table-cell office:value-type="float" office:value="0.966796875">
            <text:p>0.966796875</text:p>
          </table:table-cell>
          <table:table-cell office:value-type="float" office:value="0.462890625">
            <text:p>0.462890625</text:p>
          </table:table-cell>
          <table:table-cell office:value-type="float" office:value="0.525390625">
            <text:p>0.525390625</text:p>
          </table:table-cell>
          <table:table-cell/>
          <table:table-cell table:formula="of:=ROUND((([.A323]-0)/(1-0))*(27-2)+2)" office:value-type="float" office:value="3">
            <text:p>3</text:p>
          </table:table-cell>
          <table:table-cell table:formula="of:=(([.B323]-0)/(1-0))*(10-0)+0" office:value-type="float" office:value="0.99609375">
            <text:p>0.996093750</text:p>
          </table:table-cell>
          <table:table-cell table:formula="of:=(([.C323]-0)/(1-0))*(1500-0.000000001)+0.000000001" office:value-type="float" office:value="747.070312500502">
            <text:p>747.070312501</text:p>
          </table:table-cell>
          <table:table-cell table:formula="of:=(([.D323]-0)/(1-0))*(1-0.000000001)+0.000000001" office:value-type="float" office:value="0.615234375384766">
            <text:p>0.615234375</text:p>
          </table:table-cell>
          <table:table-cell table:formula="of:=[.M323]*[.P323]" office:value-type="float" office:value="1.8457031261543">
            <text:p>1.845703126</text:p>
          </table:table-cell>
          <table:table-cell table:formula="of:=(([.E323]-0)/(1-0))*(100-0.000000001)+0.000000001" office:value-type="float" office:value="38.0859375006191">
            <text:p>38.085937501</text:p>
          </table:table-cell>
          <table:table-cell table:formula="of:=(([.F323]-0)/(1-0))*(100-0)+0" office:value-type="float" office:value="41.2109375">
            <text:p>41.210937500</text:p>
          </table:table-cell>
          <table:table-cell table:formula="of:=(([.G323]-0)/(1-0))*(3-0)+0" office:value-type="float" office:value="2.900390625">
            <text:p>2.900390625</text:p>
          </table:table-cell>
          <table:table-cell table:formula="of:=(([.H323]-0)/(1-0))*(3-0)+0" office:value-type="float" office:value="1.283203125">
            <text:p>1.283203125</text:p>
          </table:table-cell>
          <table:table-cell table:formula="of:=(([.I323]-0)/(1-0))*(100-0)+0" office:value-type="float" office:value="96.6796875">
            <text:p>96.679687500</text:p>
          </table:table-cell>
          <table:table-cell table:formula="of:=(([.J323]-0)/(1-0))*(3-0)+0" office:value-type="float" office:value="1.388671875">
            <text:p>1.388671875</text:p>
          </table:table-cell>
          <table:table-cell table:formula="of:=(([.K323]-0)/(1-0))*(3-0)+0" office:value-type="float" office:value="1.576171875">
            <text:p>1.576171875</text:p>
          </table:table-cell>
        </table:table-row>
        <table:table-row table:style-name="ro2">
          <table:table-cell office:value-type="float" office:value="0.529296875">
            <text:p>0.529296875</text:p>
          </table:table-cell>
          <table:table-cell office:value-type="float" office:value="0.599609375">
            <text:p>0.599609375</text:p>
          </table:table-cell>
          <table:table-cell office:value-type="float" office:value="0.998046875">
            <text:p>0.998046875</text:p>
          </table:table-cell>
          <table:table-cell office:value-type="float" office:value="0.115234375">
            <text:p>0.115234375</text:p>
          </table:table-cell>
          <table:table-cell office:value-type="float" office:value="0.880859375">
            <text:p>0.880859375</text:p>
          </table:table-cell>
          <table:table-cell office:value-type="float" office:value="0.912109375">
            <text:p>0.912109375</text:p>
          </table:table-cell>
          <table:table-cell office:value-type="float" office:value="0.466796875">
            <text:p>0.466796875</text:p>
          </table:table-cell>
          <table:table-cell office:value-type="float" office:value="0.927734375">
            <text:p>0.927734375</text:p>
          </table:table-cell>
          <table:table-cell office:value-type="float" office:value="0.466796875">
            <text:p>0.466796875</text:p>
          </table:table-cell>
          <table:table-cell office:value-type="float" office:value="0.962890625">
            <text:p>0.962890625</text:p>
          </table:table-cell>
          <table:table-cell office:value-type="float" office:value="0.025390625">
            <text:p>0.025390625</text:p>
          </table:table-cell>
          <table:table-cell/>
          <table:table-cell table:formula="of:=ROUND((([.A324]-0)/(1-0))*(27-2)+2)" office:value-type="float" office:value="15">
            <text:p>15</text:p>
          </table:table-cell>
          <table:table-cell table:formula="of:=(([.B324]-0)/(1-0))*(10-0)+0" office:value-type="float" office:value="5.99609375">
            <text:p>5.996093750</text:p>
          </table:table-cell>
          <table:table-cell table:formula="of:=(([.C324]-0)/(1-0))*(1500-0.000000001)+0.000000001" office:value-type="float" office:value="1497.0703125">
            <text:p>1497.070312500</text:p>
          </table:table-cell>
          <table:table-cell table:formula="of:=(([.D324]-0)/(1-0))*(1-0.000000001)+0.000000001" office:value-type="float" office:value="0.115234375884766">
            <text:p>0.115234376</text:p>
          </table:table-cell>
          <table:table-cell table:formula="of:=[.M324]*[.P324]" office:value-type="float" office:value="1.72851563827148">
            <text:p>1.728515638</text:p>
          </table:table-cell>
          <table:table-cell table:formula="of:=(([.E324]-0)/(1-0))*(100-0.000000001)+0.000000001" office:value-type="float" office:value="88.0859375001191">
            <text:p>88.085937500</text:p>
          </table:table-cell>
          <table:table-cell table:formula="of:=(([.F324]-0)/(1-0))*(100-0)+0" office:value-type="float" office:value="91.2109375">
            <text:p>91.210937500</text:p>
          </table:table-cell>
          <table:table-cell table:formula="of:=(([.G324]-0)/(1-0))*(3-0)+0" office:value-type="float" office:value="1.400390625">
            <text:p>1.400390625</text:p>
          </table:table-cell>
          <table:table-cell table:formula="of:=(([.H324]-0)/(1-0))*(3-0)+0" office:value-type="float" office:value="2.783203125">
            <text:p>2.783203125</text:p>
          </table:table-cell>
          <table:table-cell table:formula="of:=(([.I324]-0)/(1-0))*(100-0)+0" office:value-type="float" office:value="46.6796875">
            <text:p>46.679687500</text:p>
          </table:table-cell>
          <table:table-cell table:formula="of:=(([.J324]-0)/(1-0))*(3-0)+0" office:value-type="float" office:value="2.888671875">
            <text:p>2.888671875</text:p>
          </table:table-cell>
          <table:table-cell table:formula="of:=(([.K324]-0)/(1-0))*(3-0)+0" office:value-type="float" office:value="0.076171875">
            <text:p>0.076171875</text:p>
          </table:table-cell>
        </table:table-row>
        <table:table-row table:style-name="ro2">
          <table:table-cell office:value-type="float" office:value="0.779296875">
            <text:p>0.779296875</text:p>
          </table:table-cell>
          <table:table-cell office:value-type="float" office:value="0.349609375">
            <text:p>0.349609375</text:p>
          </table:table-cell>
          <table:table-cell office:value-type="float" office:value="0.248046875">
            <text:p>0.248046875</text:p>
          </table:table-cell>
          <table:table-cell office:value-type="float" office:value="0.865234375">
            <text:p>0.865234375</text:p>
          </table:table-cell>
          <table:table-cell office:value-type="float" office:value="0.630859375">
            <text:p>0.630859375</text:p>
          </table:table-cell>
          <table:table-cell office:value-type="float" office:value="0.662109375">
            <text:p>0.662109375</text:p>
          </table:table-cell>
          <table:table-cell office:value-type="float" office:value="0.716796875">
            <text:p>0.716796875</text:p>
          </table:table-cell>
          <table:table-cell office:value-type="float" office:value="0.677734375">
            <text:p>0.677734375</text:p>
          </table:table-cell>
          <table:table-cell office:value-type="float" office:value="0.216796875">
            <text:p>0.216796875</text:p>
          </table:table-cell>
          <table:table-cell office:value-type="float" office:value="0.712890625">
            <text:p>0.712890625</text:p>
          </table:table-cell>
          <table:table-cell office:value-type="float" office:value="0.275390625">
            <text:p>0.275390625</text:p>
          </table:table-cell>
          <table:table-cell/>
          <table:table-cell table:formula="of:=ROUND((([.A325]-0)/(1-0))*(27-2)+2)" office:value-type="float" office:value="21">
            <text:p>21</text:p>
          </table:table-cell>
          <table:table-cell table:formula="of:=(([.B325]-0)/(1-0))*(10-0)+0" office:value-type="float" office:value="3.49609375">
            <text:p>3.496093750</text:p>
          </table:table-cell>
          <table:table-cell table:formula="of:=(([.C325]-0)/(1-0))*(1500-0.000000001)+0.000000001" office:value-type="float" office:value="372.070312500752">
            <text:p>372.070312501</text:p>
          </table:table-cell>
          <table:table-cell table:formula="of:=(([.D325]-0)/(1-0))*(1-0.000000001)+0.000000001" office:value-type="float" office:value="0.865234375134766">
            <text:p>0.865234375</text:p>
          </table:table-cell>
          <table:table-cell table:formula="of:=[.M325]*[.P325]" office:value-type="float" office:value="18.1699218778301">
            <text:p>18.169921878</text:p>
          </table:table-cell>
          <table:table-cell table:formula="of:=(([.E325]-0)/(1-0))*(100-0.000000001)+0.000000001" office:value-type="float" office:value="63.0859375003691">
            <text:p>63.085937500</text:p>
          </table:table-cell>
          <table:table-cell table:formula="of:=(([.F325]-0)/(1-0))*(100-0)+0" office:value-type="float" office:value="66.2109375">
            <text:p>66.210937500</text:p>
          </table:table-cell>
          <table:table-cell table:formula="of:=(([.G325]-0)/(1-0))*(3-0)+0" office:value-type="float" office:value="2.150390625">
            <text:p>2.150390625</text:p>
          </table:table-cell>
          <table:table-cell table:formula="of:=(([.H325]-0)/(1-0))*(3-0)+0" office:value-type="float" office:value="2.033203125">
            <text:p>2.033203125</text:p>
          </table:table-cell>
          <table:table-cell table:formula="of:=(([.I325]-0)/(1-0))*(100-0)+0" office:value-type="float" office:value="21.6796875">
            <text:p>21.679687500</text:p>
          </table:table-cell>
          <table:table-cell table:formula="of:=(([.J325]-0)/(1-0))*(3-0)+0" office:value-type="float" office:value="2.138671875">
            <text:p>2.138671875</text:p>
          </table:table-cell>
          <table:table-cell table:formula="of:=(([.K325]-0)/(1-0))*(3-0)+0" office:value-type="float" office:value="0.826171875">
            <text:p>0.826171875</text:p>
          </table:table-cell>
        </table:table-row>
        <table:table-row table:style-name="ro2">
          <table:table-cell office:value-type="float" office:value="0.279296875">
            <text:p>0.279296875</text:p>
          </table:table-cell>
          <table:table-cell office:value-type="float" office:value="0.849609375">
            <text:p>0.849609375</text:p>
          </table:table-cell>
          <table:table-cell office:value-type="float" office:value="0.748046875">
            <text:p>0.748046875</text:p>
          </table:table-cell>
          <table:table-cell office:value-type="float" office:value="0.365234375">
            <text:p>0.365234375</text:p>
          </table:table-cell>
          <table:table-cell office:value-type="float" office:value="0.130859375">
            <text:p>0.130859375</text:p>
          </table:table-cell>
          <table:table-cell office:value-type="float" office:value="0.162109375">
            <text:p>0.162109375</text:p>
          </table:table-cell>
          <table:table-cell office:value-type="float" office:value="0.216796875">
            <text:p>0.216796875</text:p>
          </table:table-cell>
          <table:table-cell office:value-type="float" office:value="0.177734375">
            <text:p>0.177734375</text:p>
          </table:table-cell>
          <table:table-cell office:value-type="float" office:value="0.716796875">
            <text:p>0.716796875</text:p>
          </table:table-cell>
          <table:table-cell office:value-type="float" office:value="0.212890625">
            <text:p>0.212890625</text:p>
          </table:table-cell>
          <table:table-cell office:value-type="float" office:value="0.775390625">
            <text:p>0.775390625</text:p>
          </table:table-cell>
          <table:table-cell/>
          <table:table-cell table:formula="of:=ROUND((([.A326]-0)/(1-0))*(27-2)+2)" office:value-type="float" office:value="9">
            <text:p>9</text:p>
          </table:table-cell>
          <table:table-cell table:formula="of:=(([.B326]-0)/(1-0))*(10-0)+0" office:value-type="float" office:value="8.49609375">
            <text:p>8.496093750</text:p>
          </table:table-cell>
          <table:table-cell table:formula="of:=(([.C326]-0)/(1-0))*(1500-0.000000001)+0.000000001" office:value-type="float" office:value="1122.07031250025">
            <text:p>1122.070312500</text:p>
          </table:table-cell>
          <table:table-cell table:formula="of:=(([.D326]-0)/(1-0))*(1-0.000000001)+0.000000001" office:value-type="float" office:value="0.365234375634766">
            <text:p>0.365234376</text:p>
          </table:table-cell>
          <table:table-cell table:formula="of:=[.M326]*[.P326]" office:value-type="float" office:value="3.28710938071289">
            <text:p>3.287109381</text:p>
          </table:table-cell>
          <table:table-cell table:formula="of:=(([.E326]-0)/(1-0))*(100-0.000000001)+0.000000001" office:value-type="float" office:value="13.0859375008691">
            <text:p>13.085937501</text:p>
          </table:table-cell>
          <table:table-cell table:formula="of:=(([.F326]-0)/(1-0))*(100-0)+0" office:value-type="float" office:value="16.2109375">
            <text:p>16.210937500</text:p>
          </table:table-cell>
          <table:table-cell table:formula="of:=(([.G326]-0)/(1-0))*(3-0)+0" office:value-type="float" office:value="0.650390625">
            <text:p>0.650390625</text:p>
          </table:table-cell>
          <table:table-cell table:formula="of:=(([.H326]-0)/(1-0))*(3-0)+0" office:value-type="float" office:value="0.533203125">
            <text:p>0.533203125</text:p>
          </table:table-cell>
          <table:table-cell table:formula="of:=(([.I326]-0)/(1-0))*(100-0)+0" office:value-type="float" office:value="71.6796875">
            <text:p>71.679687500</text:p>
          </table:table-cell>
          <table:table-cell table:formula="of:=(([.J326]-0)/(1-0))*(3-0)+0" office:value-type="float" office:value="0.638671875">
            <text:p>0.638671875</text:p>
          </table:table-cell>
          <table:table-cell table:formula="of:=(([.K326]-0)/(1-0))*(3-0)+0" office:value-type="float" office:value="2.326171875">
            <text:p>2.326171875</text:p>
          </table:table-cell>
        </table:table-row>
        <table:table-row table:style-name="ro2">
          <table:table-cell office:value-type="float" office:value="0.404296875">
            <text:p>0.404296875</text:p>
          </table:table-cell>
          <table:table-cell office:value-type="float" office:value="0.474609375">
            <text:p>0.474609375</text:p>
          </table:table-cell>
          <table:table-cell office:value-type="float" office:value="0.873046875">
            <text:p>0.873046875</text:p>
          </table:table-cell>
          <table:table-cell office:value-type="float" office:value="0.490234375">
            <text:p>0.490234375</text:p>
          </table:table-cell>
          <table:table-cell office:value-type="float" office:value="0.005859375">
            <text:p>0.005859375</text:p>
          </table:table-cell>
          <table:table-cell office:value-type="float" office:value="0.287109375">
            <text:p>0.287109375</text:p>
          </table:table-cell>
          <table:table-cell office:value-type="float" office:value="0.591796875">
            <text:p>0.591796875</text:p>
          </table:table-cell>
          <table:table-cell office:value-type="float" office:value="0.552734375">
            <text:p>0.552734375</text:p>
          </table:table-cell>
          <table:table-cell office:value-type="float" office:value="0.091796875">
            <text:p>0.091796875</text:p>
          </table:table-cell>
          <table:table-cell office:value-type="float" office:value="0.837890625">
            <text:p>0.837890625</text:p>
          </table:table-cell>
          <table:table-cell office:value-type="float" office:value="0.400390625">
            <text:p>0.400390625</text:p>
          </table:table-cell>
          <table:table-cell/>
          <table:table-cell table:formula="of:=ROUND((([.A327]-0)/(1-0))*(27-2)+2)" office:value-type="float" office:value="12">
            <text:p>12</text:p>
          </table:table-cell>
          <table:table-cell table:formula="of:=(([.B327]-0)/(1-0))*(10-0)+0" office:value-type="float" office:value="4.74609375">
            <text:p>4.746093750</text:p>
          </table:table-cell>
          <table:table-cell table:formula="of:=(([.C327]-0)/(1-0))*(1500-0.000000001)+0.000000001" office:value-type="float" office:value="1309.57031250013">
            <text:p>1309.570312500</text:p>
          </table:table-cell>
          <table:table-cell table:formula="of:=(([.D327]-0)/(1-0))*(1-0.000000001)+0.000000001" office:value-type="float" office:value="0.490234375509766">
            <text:p>0.490234376</text:p>
          </table:table-cell>
          <table:table-cell table:formula="of:=[.M327]*[.P327]" office:value-type="float" office:value="5.88281250611719">
            <text:p>5.882812506</text:p>
          </table:table-cell>
          <table:table-cell table:formula="of:=(([.E327]-0)/(1-0))*(100-0.000000001)+0.000000001" office:value-type="float" office:value="0.585937500994141">
            <text:p>0.585937501</text:p>
          </table:table-cell>
          <table:table-cell table:formula="of:=(([.F327]-0)/(1-0))*(100-0)+0" office:value-type="float" office:value="28.7109375">
            <text:p>28.710937500</text:p>
          </table:table-cell>
          <table:table-cell table:formula="of:=(([.G327]-0)/(1-0))*(3-0)+0" office:value-type="float" office:value="1.775390625">
            <text:p>1.775390625</text:p>
          </table:table-cell>
          <table:table-cell table:formula="of:=(([.H327]-0)/(1-0))*(3-0)+0" office:value-type="float" office:value="1.658203125">
            <text:p>1.658203125</text:p>
          </table:table-cell>
          <table:table-cell table:formula="of:=(([.I327]-0)/(1-0))*(100-0)+0" office:value-type="float" office:value="9.1796875">
            <text:p>9.179687500</text:p>
          </table:table-cell>
          <table:table-cell table:formula="of:=(([.J327]-0)/(1-0))*(3-0)+0" office:value-type="float" office:value="2.513671875">
            <text:p>2.513671875</text:p>
          </table:table-cell>
          <table:table-cell table:formula="of:=(([.K327]-0)/(1-0))*(3-0)+0" office:value-type="float" office:value="1.201171875">
            <text:p>1.201171875</text:p>
          </table:table-cell>
        </table:table-row>
        <table:table-row table:style-name="ro2">
          <table:table-cell office:value-type="float" office:value="0.904296875">
            <text:p>0.904296875</text:p>
          </table:table-cell>
          <table:table-cell office:value-type="float" office:value="0.974609375">
            <text:p>0.974609375</text:p>
          </table:table-cell>
          <table:table-cell office:value-type="float" office:value="0.373046875">
            <text:p>0.373046875</text:p>
          </table:table-cell>
          <table:table-cell office:value-type="float" office:value="0.990234375">
            <text:p>0.990234375</text:p>
          </table:table-cell>
          <table:table-cell office:value-type="float" office:value="0.505859375">
            <text:p>0.505859375</text:p>
          </table:table-cell>
          <table:table-cell office:value-type="float" office:value="0.787109375">
            <text:p>0.787109375</text:p>
          </table:table-cell>
          <table:table-cell office:value-type="float" office:value="0.091796875">
            <text:p>0.091796875</text:p>
          </table:table-cell>
          <table:table-cell office:value-type="float" office:value="0.052734375">
            <text:p>0.052734375</text:p>
          </table:table-cell>
          <table:table-cell office:value-type="float" office:value="0.591796875">
            <text:p>0.591796875</text:p>
          </table:table-cell>
          <table:table-cell office:value-type="float" office:value="0.337890625">
            <text:p>0.337890625</text:p>
          </table:table-cell>
          <table:table-cell office:value-type="float" office:value="0.900390625">
            <text:p>0.900390625</text:p>
          </table:table-cell>
          <table:table-cell/>
          <table:table-cell table:formula="of:=ROUND((([.A328]-0)/(1-0))*(27-2)+2)" office:value-type="float" office:value="25">
            <text:p>25</text:p>
          </table:table-cell>
          <table:table-cell table:formula="of:=(([.B328]-0)/(1-0))*(10-0)+0" office:value-type="float" office:value="9.74609375">
            <text:p>9.746093750</text:p>
          </table:table-cell>
          <table:table-cell table:formula="of:=(([.C328]-0)/(1-0))*(1500-0.000000001)+0.000000001" office:value-type="float" office:value="559.570312500627">
            <text:p>559.570312501</text:p>
          </table:table-cell>
          <table:table-cell table:formula="of:=(([.D328]-0)/(1-0))*(1-0.000000001)+0.000000001" office:value-type="float" office:value="0.990234375009766">
            <text:p>0.990234375</text:p>
          </table:table-cell>
          <table:table-cell table:formula="of:=[.M328]*[.P328]" office:value-type="float" office:value="24.7558593752441">
            <text:p>24.755859375</text:p>
          </table:table-cell>
          <table:table-cell table:formula="of:=(([.E328]-0)/(1-0))*(100-0.000000001)+0.000000001" office:value-type="float" office:value="50.5859375004941">
            <text:p>50.585937500</text:p>
          </table:table-cell>
          <table:table-cell table:formula="of:=(([.F328]-0)/(1-0))*(100-0)+0" office:value-type="float" office:value="78.7109375">
            <text:p>78.710937500</text:p>
          </table:table-cell>
          <table:table-cell table:formula="of:=(([.G328]-0)/(1-0))*(3-0)+0" office:value-type="float" office:value="0.275390625">
            <text:p>0.275390625</text:p>
          </table:table-cell>
          <table:table-cell table:formula="of:=(([.H328]-0)/(1-0))*(3-0)+0" office:value-type="float" office:value="0.158203125">
            <text:p>0.158203125</text:p>
          </table:table-cell>
          <table:table-cell table:formula="of:=(([.I328]-0)/(1-0))*(100-0)+0" office:value-type="float" office:value="59.1796875">
            <text:p>59.179687500</text:p>
          </table:table-cell>
          <table:table-cell table:formula="of:=(([.J328]-0)/(1-0))*(3-0)+0" office:value-type="float" office:value="1.013671875">
            <text:p>1.013671875</text:p>
          </table:table-cell>
          <table:table-cell table:formula="of:=(([.K328]-0)/(1-0))*(3-0)+0" office:value-type="float" office:value="2.701171875">
            <text:p>2.701171875</text:p>
          </table:table-cell>
        </table:table-row>
        <table:table-row table:style-name="ro2">
          <table:table-cell office:value-type="float" office:value="0.654296875">
            <text:p>0.654296875</text:p>
          </table:table-cell>
          <table:table-cell office:value-type="float" office:value="0.224609375">
            <text:p>0.224609375</text:p>
          </table:table-cell>
          <table:table-cell office:value-type="float" office:value="0.623046875">
            <text:p>0.623046875</text:p>
          </table:table-cell>
          <table:table-cell office:value-type="float" office:value="0.240234375">
            <text:p>0.240234375</text:p>
          </table:table-cell>
          <table:table-cell office:value-type="float" office:value="0.755859375">
            <text:p>0.755859375</text:p>
          </table:table-cell>
          <table:table-cell office:value-type="float" office:value="0.537109375">
            <text:p>0.537109375</text:p>
          </table:table-cell>
          <table:table-cell office:value-type="float" office:value="0.841796875">
            <text:p>0.841796875</text:p>
          </table:table-cell>
          <table:table-cell office:value-type="float" office:value="0.302734375">
            <text:p>0.302734375</text:p>
          </table:table-cell>
          <table:table-cell office:value-type="float" office:value="0.841796875">
            <text:p>0.841796875</text:p>
          </table:table-cell>
          <table:table-cell office:value-type="float" office:value="0.087890625">
            <text:p>0.087890625</text:p>
          </table:table-cell>
          <table:table-cell office:value-type="float" office:value="0.650390625">
            <text:p>0.650390625</text:p>
          </table:table-cell>
          <table:table-cell/>
          <table:table-cell table:formula="of:=ROUND((([.A329]-0)/(1-0))*(27-2)+2)" office:value-type="float" office:value="18">
            <text:p>18</text:p>
          </table:table-cell>
          <table:table-cell table:formula="of:=(([.B329]-0)/(1-0))*(10-0)+0" office:value-type="float" office:value="2.24609375">
            <text:p>2.246093750</text:p>
          </table:table-cell>
          <table:table-cell table:formula="of:=(([.C329]-0)/(1-0))*(1500-0.000000001)+0.000000001" office:value-type="float" office:value="934.570312500377">
            <text:p>934.570312500</text:p>
          </table:table-cell>
          <table:table-cell table:formula="of:=(([.D329]-0)/(1-0))*(1-0.000000001)+0.000000001" office:value-type="float" office:value="0.240234375759766">
            <text:p>0.240234376</text:p>
          </table:table-cell>
          <table:table-cell table:formula="of:=[.M329]*[.P329]" office:value-type="float" office:value="4.32421876367578">
            <text:p>4.324218764</text:p>
          </table:table-cell>
          <table:table-cell table:formula="of:=(([.E329]-0)/(1-0))*(100-0.000000001)+0.000000001" office:value-type="float" office:value="75.5859375002441">
            <text:p>75.585937500</text:p>
          </table:table-cell>
          <table:table-cell table:formula="of:=(([.F329]-0)/(1-0))*(100-0)+0" office:value-type="float" office:value="53.7109375">
            <text:p>53.710937500</text:p>
          </table:table-cell>
          <table:table-cell table:formula="of:=(([.G329]-0)/(1-0))*(3-0)+0" office:value-type="float" office:value="2.525390625">
            <text:p>2.525390625</text:p>
          </table:table-cell>
          <table:table-cell table:formula="of:=(([.H329]-0)/(1-0))*(3-0)+0" office:value-type="float" office:value="0.908203125">
            <text:p>0.908203125</text:p>
          </table:table-cell>
          <table:table-cell table:formula="of:=(([.I329]-0)/(1-0))*(100-0)+0" office:value-type="float" office:value="84.1796875">
            <text:p>84.179687500</text:p>
          </table:table-cell>
          <table:table-cell table:formula="of:=(([.J329]-0)/(1-0))*(3-0)+0" office:value-type="float" office:value="0.263671875">
            <text:p>0.263671875</text:p>
          </table:table-cell>
          <table:table-cell table:formula="of:=(([.K329]-0)/(1-0))*(3-0)+0" office:value-type="float" office:value="1.951171875">
            <text:p>1.951171875</text:p>
          </table:table-cell>
        </table:table-row>
        <table:table-row table:style-name="ro2">
          <table:table-cell office:value-type="float" office:value="0.154296875">
            <text:p>0.154296875</text:p>
          </table:table-cell>
          <table:table-cell office:value-type="float" office:value="0.724609375">
            <text:p>0.724609375</text:p>
          </table:table-cell>
          <table:table-cell office:value-type="float" office:value="0.123046875">
            <text:p>0.123046875</text:p>
          </table:table-cell>
          <table:table-cell office:value-type="float" office:value="0.740234375">
            <text:p>0.740234375</text:p>
          </table:table-cell>
          <table:table-cell office:value-type="float" office:value="0.255859375">
            <text:p>0.255859375</text:p>
          </table:table-cell>
          <table:table-cell office:value-type="float" office:value="0.037109375">
            <text:p>0.037109375</text:p>
          </table:table-cell>
          <table:table-cell office:value-type="float" office:value="0.341796875">
            <text:p>0.341796875</text:p>
          </table:table-cell>
          <table:table-cell office:value-type="float" office:value="0.802734375">
            <text:p>0.802734375</text:p>
          </table:table-cell>
          <table:table-cell office:value-type="float" office:value="0.341796875">
            <text:p>0.341796875</text:p>
          </table:table-cell>
          <table:table-cell office:value-type="float" office:value="0.587890625">
            <text:p>0.587890625</text:p>
          </table:table-cell>
          <table:table-cell office:value-type="float" office:value="0.150390625">
            <text:p>0.150390625</text:p>
          </table:table-cell>
          <table:table-cell/>
          <table:table-cell table:formula="of:=ROUND((([.A330]-0)/(1-0))*(27-2)+2)" office:value-type="float" office:value="6">
            <text:p>6</text:p>
          </table:table-cell>
          <table:table-cell table:formula="of:=(([.B330]-0)/(1-0))*(10-0)+0" office:value-type="float" office:value="7.24609375">
            <text:p>7.246093750</text:p>
          </table:table-cell>
          <table:table-cell table:formula="of:=(([.C330]-0)/(1-0))*(1500-0.000000001)+0.000000001" office:value-type="float" office:value="184.570312500877">
            <text:p>184.570312501</text:p>
          </table:table-cell>
          <table:table-cell table:formula="of:=(([.D330]-0)/(1-0))*(1-0.000000001)+0.000000001" office:value-type="float" office:value="0.740234375259766">
            <text:p>0.740234375</text:p>
          </table:table-cell>
          <table:table-cell table:formula="of:=[.M330]*[.P330]" office:value-type="float" office:value="4.44140625155859">
            <text:p>4.441406252</text:p>
          </table:table-cell>
          <table:table-cell table:formula="of:=(([.E330]-0)/(1-0))*(100-0.000000001)+0.000000001" office:value-type="float" office:value="25.5859375007441">
            <text:p>25.585937501</text:p>
          </table:table-cell>
          <table:table-cell table:formula="of:=(([.F330]-0)/(1-0))*(100-0)+0" office:value-type="float" office:value="3.7109375">
            <text:p>3.710937500</text:p>
          </table:table-cell>
          <table:table-cell table:formula="of:=(([.G330]-0)/(1-0))*(3-0)+0" office:value-type="float" office:value="1.025390625">
            <text:p>1.025390625</text:p>
          </table:table-cell>
          <table:table-cell table:formula="of:=(([.H330]-0)/(1-0))*(3-0)+0" office:value-type="float" office:value="2.408203125">
            <text:p>2.408203125</text:p>
          </table:table-cell>
          <table:table-cell table:formula="of:=(([.I330]-0)/(1-0))*(100-0)+0" office:value-type="float" office:value="34.1796875">
            <text:p>34.179687500</text:p>
          </table:table-cell>
          <table:table-cell table:formula="of:=(([.J330]-0)/(1-0))*(3-0)+0" office:value-type="float" office:value="1.763671875">
            <text:p>1.763671875</text:p>
          </table:table-cell>
          <table:table-cell table:formula="of:=(([.K330]-0)/(1-0))*(3-0)+0" office:value-type="float" office:value="0.451171875">
            <text:p>0.451171875</text:p>
          </table:table-cell>
        </table:table-row>
        <table:table-row table:style-name="ro2">
          <table:table-cell office:value-type="float" office:value="0.216796875">
            <text:p>0.216796875</text:p>
          </table:table-cell>
          <table:table-cell office:value-type="float" office:value="0.287109375">
            <text:p>0.287109375</text:p>
          </table:table-cell>
          <table:table-cell office:value-type="float" office:value="0.560546875">
            <text:p>0.560546875</text:p>
          </table:table-cell>
          <table:table-cell office:value-type="float" office:value="0.927734375">
            <text:p>0.927734375</text:p>
          </table:table-cell>
          <table:table-cell office:value-type="float" office:value="0.943359375">
            <text:p>0.943359375</text:p>
          </table:table-cell>
          <table:table-cell office:value-type="float" office:value="0.224609375">
            <text:p>0.224609375</text:p>
          </table:table-cell>
          <table:table-cell office:value-type="float" office:value="0.529296875">
            <text:p>0.529296875</text:p>
          </table:table-cell>
          <table:table-cell office:value-type="float" office:value="0.615234375">
            <text:p>0.615234375</text:p>
          </table:table-cell>
          <table:table-cell office:value-type="float" office:value="0.029296875">
            <text:p>0.029296875</text:p>
          </table:table-cell>
          <table:table-cell office:value-type="float" office:value="0.150390625">
            <text:p>0.150390625</text:p>
          </table:table-cell>
          <table:table-cell office:value-type="float" office:value="0.212890625">
            <text:p>0.212890625</text:p>
          </table:table-cell>
          <table:table-cell/>
          <table:table-cell table:formula="of:=ROUND((([.A331]-0)/(1-0))*(27-2)+2)" office:value-type="float" office:value="7">
            <text:p>7</text:p>
          </table:table-cell>
          <table:table-cell table:formula="of:=(([.B331]-0)/(1-0))*(10-0)+0" office:value-type="float" office:value="2.87109375">
            <text:p>2.871093750</text:p>
          </table:table-cell>
          <table:table-cell table:formula="of:=(([.C331]-0)/(1-0))*(1500-0.000000001)+0.000000001" office:value-type="float" office:value="840.82031250044">
            <text:p>840.820312500</text:p>
          </table:table-cell>
          <table:table-cell table:formula="of:=(([.D331]-0)/(1-0))*(1-0.000000001)+0.000000001" office:value-type="float" office:value="0.927734375072266">
            <text:p>0.927734375</text:p>
          </table:table-cell>
          <table:table-cell table:formula="of:=[.M331]*[.P331]" office:value-type="float" office:value="6.49414062550586">
            <text:p>6.494140626</text:p>
          </table:table-cell>
          <table:table-cell table:formula="of:=(([.E331]-0)/(1-0))*(100-0.000000001)+0.000000001" office:value-type="float" office:value="94.3359375000567">
            <text:p>94.335937500</text:p>
          </table:table-cell>
          <table:table-cell table:formula="of:=(([.F331]-0)/(1-0))*(100-0)+0" office:value-type="float" office:value="22.4609375">
            <text:p>22.460937500</text:p>
          </table:table-cell>
          <table:table-cell table:formula="of:=(([.G331]-0)/(1-0))*(3-0)+0" office:value-type="float" office:value="1.587890625">
            <text:p>1.587890625</text:p>
          </table:table-cell>
          <table:table-cell table:formula="of:=(([.H331]-0)/(1-0))*(3-0)+0" office:value-type="float" office:value="1.845703125">
            <text:p>1.845703125</text:p>
          </table:table-cell>
          <table:table-cell table:formula="of:=(([.I331]-0)/(1-0))*(100-0)+0" office:value-type="float" office:value="2.9296875">
            <text:p>2.929687500</text:p>
          </table:table-cell>
          <table:table-cell table:formula="of:=(([.J331]-0)/(1-0))*(3-0)+0" office:value-type="float" office:value="0.451171875">
            <text:p>0.451171875</text:p>
          </table:table-cell>
          <table:table-cell table:formula="of:=(([.K331]-0)/(1-0))*(3-0)+0" office:value-type="float" office:value="0.638671875">
            <text:p>0.638671875</text:p>
          </table:table-cell>
        </table:table-row>
        <table:table-row table:style-name="ro2">
          <table:table-cell office:value-type="float" office:value="0.716796875">
            <text:p>0.716796875</text:p>
          </table:table-cell>
          <table:table-cell office:value-type="float" office:value="0.787109375">
            <text:p>0.787109375</text:p>
          </table:table-cell>
          <table:table-cell office:value-type="float" office:value="0.060546875">
            <text:p>0.060546875</text:p>
          </table:table-cell>
          <table:table-cell office:value-type="float" office:value="0.427734375">
            <text:p>0.427734375</text:p>
          </table:table-cell>
          <table:table-cell office:value-type="float" office:value="0.443359375">
            <text:p>0.443359375</text:p>
          </table:table-cell>
          <table:table-cell office:value-type="float" office:value="0.724609375">
            <text:p>0.724609375</text:p>
          </table:table-cell>
          <table:table-cell office:value-type="float" office:value="0.029296875">
            <text:p>0.029296875</text:p>
          </table:table-cell>
          <table:table-cell office:value-type="float" office:value="0.115234375">
            <text:p>0.115234375</text:p>
          </table:table-cell>
          <table:table-cell office:value-type="float" office:value="0.529296875">
            <text:p>0.529296875</text:p>
          </table:table-cell>
          <table:table-cell office:value-type="float" office:value="0.650390625">
            <text:p>0.650390625</text:p>
          </table:table-cell>
          <table:table-cell office:value-type="float" office:value="0.712890625">
            <text:p>0.712890625</text:p>
          </table:table-cell>
          <table:table-cell/>
          <table:table-cell table:formula="of:=ROUND((([.A332]-0)/(1-0))*(27-2)+2)" office:value-type="float" office:value="20">
            <text:p>20</text:p>
          </table:table-cell>
          <table:table-cell table:formula="of:=(([.B332]-0)/(1-0))*(10-0)+0" office:value-type="float" office:value="7.87109375">
            <text:p>7.871093750</text:p>
          </table:table-cell>
          <table:table-cell table:formula="of:=(([.C332]-0)/(1-0))*(1500-0.000000001)+0.000000001" office:value-type="float" office:value="90.8203125009395">
            <text:p>90.820312501</text:p>
          </table:table-cell>
          <table:table-cell table:formula="of:=(([.D332]-0)/(1-0))*(1-0.000000001)+0.000000001" office:value-type="float" office:value="0.427734375572266">
            <text:p>0.427734376</text:p>
          </table:table-cell>
          <table:table-cell table:formula="of:=[.M332]*[.P332]" office:value-type="float" office:value="8.55468751144531">
            <text:p>8.554687511</text:p>
          </table:table-cell>
          <table:table-cell table:formula="of:=(([.E332]-0)/(1-0))*(100-0.000000001)+0.000000001" office:value-type="float" office:value="44.3359375005566">
            <text:p>44.335937501</text:p>
          </table:table-cell>
          <table:table-cell table:formula="of:=(([.F332]-0)/(1-0))*(100-0)+0" office:value-type="float" office:value="72.4609375">
            <text:p>72.460937500</text:p>
          </table:table-cell>
          <table:table-cell table:formula="of:=(([.G332]-0)/(1-0))*(3-0)+0" office:value-type="float" office:value="0.087890625">
            <text:p>0.087890625</text:p>
          </table:table-cell>
          <table:table-cell table:formula="of:=(([.H332]-0)/(1-0))*(3-0)+0" office:value-type="float" office:value="0.345703125">
            <text:p>0.345703125</text:p>
          </table:table-cell>
          <table:table-cell table:formula="of:=(([.I332]-0)/(1-0))*(100-0)+0" office:value-type="float" office:value="52.9296875">
            <text:p>52.929687500</text:p>
          </table:table-cell>
          <table:table-cell table:formula="of:=(([.J332]-0)/(1-0))*(3-0)+0" office:value-type="float" office:value="1.951171875">
            <text:p>1.951171875</text:p>
          </table:table-cell>
          <table:table-cell table:formula="of:=(([.K332]-0)/(1-0))*(3-0)+0" office:value-type="float" office:value="2.138671875">
            <text:p>2.138671875</text:p>
          </table:table-cell>
        </table:table-row>
        <table:table-row table:style-name="ro2">
          <table:table-cell office:value-type="float" office:value="0.966796875">
            <text:p>0.966796875</text:p>
          </table:table-cell>
          <table:table-cell office:value-type="float" office:value="0.037109375">
            <text:p>0.037109375</text:p>
          </table:table-cell>
          <table:table-cell office:value-type="float" office:value="0.810546875">
            <text:p>0.810546875</text:p>
          </table:table-cell>
          <table:table-cell office:value-type="float" office:value="0.677734375">
            <text:p>0.677734375</text:p>
          </table:table-cell>
          <table:table-cell office:value-type="float" office:value="0.193359375">
            <text:p>0.193359375</text:p>
          </table:table-cell>
          <table:table-cell office:value-type="float" office:value="0.974609375">
            <text:p>0.974609375</text:p>
          </table:table-cell>
          <table:table-cell office:value-type="float" office:value="0.779296875">
            <text:p>0.779296875</text:p>
          </table:table-cell>
          <table:table-cell office:value-type="float" office:value="0.365234375">
            <text:p>0.365234375</text:p>
          </table:table-cell>
          <table:table-cell office:value-type="float" office:value="0.779296875">
            <text:p>0.779296875</text:p>
          </table:table-cell>
          <table:table-cell office:value-type="float" office:value="0.900390625">
            <text:p>0.900390625</text:p>
          </table:table-cell>
          <table:table-cell office:value-type="float" office:value="0.962890625">
            <text:p>0.962890625</text:p>
          </table:table-cell>
          <table:table-cell/>
          <table:table-cell table:formula="of:=ROUND((([.A333]-0)/(1-0))*(27-2)+2)" office:value-type="float" office:value="26">
            <text:p>26</text:p>
          </table:table-cell>
          <table:table-cell table:formula="of:=(([.B333]-0)/(1-0))*(10-0)+0" office:value-type="float" office:value="0.37109375">
            <text:p>0.371093750</text:p>
          </table:table-cell>
          <table:table-cell table:formula="of:=(([.C333]-0)/(1-0))*(1500-0.000000001)+0.000000001" office:value-type="float" office:value="1215.82031250019">
            <text:p>1215.820312500</text:p>
          </table:table-cell>
          <table:table-cell table:formula="of:=(([.D333]-0)/(1-0))*(1-0.000000001)+0.000000001" office:value-type="float" office:value="0.677734375322266">
            <text:p>0.677734375</text:p>
          </table:table-cell>
          <table:table-cell table:formula="of:=[.M333]*[.P333]" office:value-type="float" office:value="17.6210937583789">
            <text:p>17.621093758</text:p>
          </table:table-cell>
          <table:table-cell table:formula="of:=(([.E333]-0)/(1-0))*(100-0.000000001)+0.000000001" office:value-type="float" office:value="19.3359375008066">
            <text:p>19.335937501</text:p>
          </table:table-cell>
          <table:table-cell table:formula="of:=(([.F333]-0)/(1-0))*(100-0)+0" office:value-type="float" office:value="97.4609375">
            <text:p>97.460937500</text:p>
          </table:table-cell>
          <table:table-cell table:formula="of:=(([.G333]-0)/(1-0))*(3-0)+0" office:value-type="float" office:value="2.337890625">
            <text:p>2.337890625</text:p>
          </table:table-cell>
          <table:table-cell table:formula="of:=(([.H333]-0)/(1-0))*(3-0)+0" office:value-type="float" office:value="1.095703125">
            <text:p>1.095703125</text:p>
          </table:table-cell>
          <table:table-cell table:formula="of:=(([.I333]-0)/(1-0))*(100-0)+0" office:value-type="float" office:value="77.9296875">
            <text:p>77.929687500</text:p>
          </table:table-cell>
          <table:table-cell table:formula="of:=(([.J333]-0)/(1-0))*(3-0)+0" office:value-type="float" office:value="2.701171875">
            <text:p>2.701171875</text:p>
          </table:table-cell>
          <table:table-cell table:formula="of:=(([.K333]-0)/(1-0))*(3-0)+0" office:value-type="float" office:value="2.888671875">
            <text:p>2.888671875</text:p>
          </table:table-cell>
        </table:table-row>
        <table:table-row table:style-name="ro2">
          <table:table-cell office:value-type="float" office:value="0.466796875">
            <text:p>0.466796875</text:p>
          </table:table-cell>
          <table:table-cell office:value-type="float" office:value="0.537109375">
            <text:p>0.537109375</text:p>
          </table:table-cell>
          <table:table-cell office:value-type="float" office:value="0.310546875">
            <text:p>0.310546875</text:p>
          </table:table-cell>
          <table:table-cell office:value-type="float" office:value="0.177734375">
            <text:p>0.177734375</text:p>
          </table:table-cell>
          <table:table-cell office:value-type="float" office:value="0.693359375">
            <text:p>0.693359375</text:p>
          </table:table-cell>
          <table:table-cell office:value-type="float" office:value="0.474609375">
            <text:p>0.474609375</text:p>
          </table:table-cell>
          <table:table-cell office:value-type="float" office:value="0.279296875">
            <text:p>0.279296875</text:p>
          </table:table-cell>
          <table:table-cell office:value-type="float" office:value="0.865234375">
            <text:p>0.865234375</text:p>
          </table:table-cell>
          <table:table-cell office:value-type="float" office:value="0.279296875">
            <text:p>0.279296875</text:p>
          </table:table-cell>
          <table:table-cell office:value-type="float" office:value="0.400390625">
            <text:p>0.400390625</text:p>
          </table:table-cell>
          <table:table-cell office:value-type="float" office:value="0.462890625">
            <text:p>0.462890625</text:p>
          </table:table-cell>
          <table:table-cell/>
          <table:table-cell table:formula="of:=ROUND((([.A334]-0)/(1-0))*(27-2)+2)" office:value-type="float" office:value="14">
            <text:p>14</text:p>
          </table:table-cell>
          <table:table-cell table:formula="of:=(([.B334]-0)/(1-0))*(10-0)+0" office:value-type="float" office:value="5.37109375">
            <text:p>5.371093750</text:p>
          </table:table-cell>
          <table:table-cell table:formula="of:=(([.C334]-0)/(1-0))*(1500-0.000000001)+0.000000001" office:value-type="float" office:value="465.82031250069">
            <text:p>465.820312501</text:p>
          </table:table-cell>
          <table:table-cell table:formula="of:=(([.D334]-0)/(1-0))*(1-0.000000001)+0.000000001" office:value-type="float" office:value="0.177734375822266">
            <text:p>0.177734376</text:p>
          </table:table-cell>
          <table:table-cell table:formula="of:=[.M334]*[.P334]" office:value-type="float" office:value="2.48828126151172">
            <text:p>2.488281262</text:p>
          </table:table-cell>
          <table:table-cell table:formula="of:=(([.E334]-0)/(1-0))*(100-0.000000001)+0.000000001" office:value-type="float" office:value="69.3359375003066">
            <text:p>69.335937500</text:p>
          </table:table-cell>
          <table:table-cell table:formula="of:=(([.F334]-0)/(1-0))*(100-0)+0" office:value-type="float" office:value="47.4609375">
            <text:p>47.460937500</text:p>
          </table:table-cell>
          <table:table-cell table:formula="of:=(([.G334]-0)/(1-0))*(3-0)+0" office:value-type="float" office:value="0.837890625">
            <text:p>0.837890625</text:p>
          </table:table-cell>
          <table:table-cell table:formula="of:=(([.H334]-0)/(1-0))*(3-0)+0" office:value-type="float" office:value="2.595703125">
            <text:p>2.595703125</text:p>
          </table:table-cell>
          <table:table-cell table:formula="of:=(([.I334]-0)/(1-0))*(100-0)+0" office:value-type="float" office:value="27.9296875">
            <text:p>27.929687500</text:p>
          </table:table-cell>
          <table:table-cell table:formula="of:=(([.J334]-0)/(1-0))*(3-0)+0" office:value-type="float" office:value="1.201171875">
            <text:p>1.201171875</text:p>
          </table:table-cell>
          <table:table-cell table:formula="of:=(([.K334]-0)/(1-0))*(3-0)+0" office:value-type="float" office:value="1.388671875">
            <text:p>1.388671875</text:p>
          </table:table-cell>
        </table:table-row>
        <table:table-row table:style-name="ro2">
          <table:table-cell office:value-type="float" office:value="0.341796875">
            <text:p>0.341796875</text:p>
          </table:table-cell>
          <table:table-cell office:value-type="float" office:value="0.162109375">
            <text:p>0.162109375</text:p>
          </table:table-cell>
          <table:table-cell office:value-type="float" office:value="0.185546875">
            <text:p>0.185546875</text:p>
          </table:table-cell>
          <table:table-cell office:value-type="float" office:value="0.052734375">
            <text:p>0.052734375</text:p>
          </table:table-cell>
          <table:table-cell office:value-type="float" office:value="0.568359375">
            <text:p>0.568359375</text:p>
          </table:table-cell>
          <table:table-cell office:value-type="float" office:value="0.099609375">
            <text:p>0.099609375</text:p>
          </table:table-cell>
          <table:table-cell office:value-type="float" office:value="0.904296875">
            <text:p>0.904296875</text:p>
          </table:table-cell>
          <table:table-cell office:value-type="float" office:value="0.490234375">
            <text:p>0.490234375</text:p>
          </table:table-cell>
          <table:table-cell office:value-type="float" office:value="0.904296875">
            <text:p>0.904296875</text:p>
          </table:table-cell>
          <table:table-cell office:value-type="float" office:value="0.525390625">
            <text:p>0.525390625</text:p>
          </table:table-cell>
          <table:table-cell office:value-type="float" office:value="0.837890625">
            <text:p>0.837890625</text:p>
          </table:table-cell>
          <table:table-cell/>
          <table:table-cell table:formula="of:=ROUND((([.A335]-0)/(1-0))*(27-2)+2)" office:value-type="float" office:value="11">
            <text:p>11</text:p>
          </table:table-cell>
          <table:table-cell table:formula="of:=(([.B335]-0)/(1-0))*(10-0)+0" office:value-type="float" office:value="1.62109375">
            <text:p>1.621093750</text:p>
          </table:table-cell>
          <table:table-cell table:formula="of:=(([.C335]-0)/(1-0))*(1500-0.000000001)+0.000000001" office:value-type="float" office:value="278.320312500814">
            <text:p>278.320312501</text:p>
          </table:table-cell>
          <table:table-cell table:formula="of:=(([.D335]-0)/(1-0))*(1-0.000000001)+0.000000001" office:value-type="float" office:value="0.0527343759472656">
            <text:p>0.052734376</text:p>
          </table:table-cell>
          <table:table-cell table:formula="of:=[.M335]*[.P335]" office:value-type="float" office:value="0.580078135419922">
            <text:p>0.580078135</text:p>
          </table:table-cell>
          <table:table-cell table:formula="of:=(([.E335]-0)/(1-0))*(100-0.000000001)+0.000000001" office:value-type="float" office:value="56.8359375004316">
            <text:p>56.835937500</text:p>
          </table:table-cell>
          <table:table-cell table:formula="of:=(([.F335]-0)/(1-0))*(100-0)+0" office:value-type="float" office:value="9.9609375">
            <text:p>9.960937500</text:p>
          </table:table-cell>
          <table:table-cell table:formula="of:=(([.G335]-0)/(1-0))*(3-0)+0" office:value-type="float" office:value="2.712890625">
            <text:p>2.712890625</text:p>
          </table:table-cell>
          <table:table-cell table:formula="of:=(([.H335]-0)/(1-0))*(3-0)+0" office:value-type="float" office:value="1.470703125">
            <text:p>1.470703125</text:p>
          </table:table-cell>
          <table:table-cell table:formula="of:=(([.I335]-0)/(1-0))*(100-0)+0" office:value-type="float" office:value="90.4296875">
            <text:p>90.429687500</text:p>
          </table:table-cell>
          <table:table-cell table:formula="of:=(([.J335]-0)/(1-0))*(3-0)+0" office:value-type="float" office:value="1.576171875">
            <text:p>1.576171875</text:p>
          </table:table-cell>
          <table:table-cell table:formula="of:=(([.K335]-0)/(1-0))*(3-0)+0" office:value-type="float" office:value="2.513671875">
            <text:p>2.513671875</text:p>
          </table:table-cell>
        </table:table-row>
        <table:table-row table:style-name="ro2">
          <table:table-cell office:value-type="float" office:value="0.841796875">
            <text:p>0.841796875</text:p>
          </table:table-cell>
          <table:table-cell office:value-type="float" office:value="0.662109375">
            <text:p>0.662109375</text:p>
          </table:table-cell>
          <table:table-cell office:value-type="float" office:value="0.685546875">
            <text:p>0.685546875</text:p>
          </table:table-cell>
          <table:table-cell office:value-type="float" office:value="0.552734375">
            <text:p>0.552734375</text:p>
          </table:table-cell>
          <table:table-cell office:value-type="float" office:value="0.068359375">
            <text:p>0.068359375</text:p>
          </table:table-cell>
          <table:table-cell office:value-type="float" office:value="0.599609375">
            <text:p>0.599609375</text:p>
          </table:table-cell>
          <table:table-cell office:value-type="float" office:value="0.404296875">
            <text:p>0.404296875</text:p>
          </table:table-cell>
          <table:table-cell office:value-type="float" office:value="0.990234375">
            <text:p>0.990234375</text:p>
          </table:table-cell>
          <table:table-cell office:value-type="float" office:value="0.404296875">
            <text:p>0.404296875</text:p>
          </table:table-cell>
          <table:table-cell office:value-type="float" office:value="0.025390625">
            <text:p>0.025390625</text:p>
          </table:table-cell>
          <table:table-cell office:value-type="float" office:value="0.337890625">
            <text:p>0.337890625</text:p>
          </table:table-cell>
          <table:table-cell/>
          <table:table-cell table:formula="of:=ROUND((([.A336]-0)/(1-0))*(27-2)+2)" office:value-type="float" office:value="23">
            <text:p>23</text:p>
          </table:table-cell>
          <table:table-cell table:formula="of:=(([.B336]-0)/(1-0))*(10-0)+0" office:value-type="float" office:value="6.62109375">
            <text:p>6.621093750</text:p>
          </table:table-cell>
          <table:table-cell table:formula="of:=(([.C336]-0)/(1-0))*(1500-0.000000001)+0.000000001" office:value-type="float" office:value="1028.32031250031">
            <text:p>1028.320312500</text:p>
          </table:table-cell>
          <table:table-cell table:formula="of:=(([.D336]-0)/(1-0))*(1-0.000000001)+0.000000001" office:value-type="float" office:value="0.552734375447266">
            <text:p>0.552734375</text:p>
          </table:table-cell>
          <table:table-cell table:formula="of:=[.M336]*[.P336]" office:value-type="float" office:value="12.7128906352871">
            <text:p>12.712890635</text:p>
          </table:table-cell>
          <table:table-cell table:formula="of:=(([.E336]-0)/(1-0))*(100-0.000000001)+0.000000001" office:value-type="float" office:value="6.83593750093164">
            <text:p>6.835937501</text:p>
          </table:table-cell>
          <table:table-cell table:formula="of:=(([.F336]-0)/(1-0))*(100-0)+0" office:value-type="float" office:value="59.9609375">
            <text:p>59.960937500</text:p>
          </table:table-cell>
          <table:table-cell table:formula="of:=(([.G336]-0)/(1-0))*(3-0)+0" office:value-type="float" office:value="1.212890625">
            <text:p>1.212890625</text:p>
          </table:table-cell>
          <table:table-cell table:formula="of:=(([.H336]-0)/(1-0))*(3-0)+0" office:value-type="float" office:value="2.970703125">
            <text:p>2.970703125</text:p>
          </table:table-cell>
          <table:table-cell table:formula="of:=(([.I336]-0)/(1-0))*(100-0)+0" office:value-type="float" office:value="40.4296875">
            <text:p>40.429687500</text:p>
          </table:table-cell>
          <table:table-cell table:formula="of:=(([.J336]-0)/(1-0))*(3-0)+0" office:value-type="float" office:value="0.076171875">
            <text:p>0.076171875</text:p>
          </table:table-cell>
          <table:table-cell table:formula="of:=(([.K336]-0)/(1-0))*(3-0)+0" office:value-type="float" office:value="1.013671875">
            <text:p>1.013671875</text:p>
          </table:table-cell>
        </table:table-row>
        <table:table-row table:style-name="ro2">
          <table:table-cell office:value-type="float" office:value="0.591796875">
            <text:p>0.591796875</text:p>
          </table:table-cell>
          <table:table-cell office:value-type="float" office:value="0.412109375">
            <text:p>0.412109375</text:p>
          </table:table-cell>
          <table:table-cell office:value-type="float" office:value="0.435546875">
            <text:p>0.435546875</text:p>
          </table:table-cell>
          <table:table-cell office:value-type="float" office:value="0.302734375">
            <text:p>0.302734375</text:p>
          </table:table-cell>
          <table:table-cell office:value-type="float" office:value="0.318359375">
            <text:p>0.318359375</text:p>
          </table:table-cell>
          <table:table-cell office:value-type="float" office:value="0.849609375">
            <text:p>0.849609375</text:p>
          </table:table-cell>
          <table:table-cell office:value-type="float" office:value="0.654296875">
            <text:p>0.654296875</text:p>
          </table:table-cell>
          <table:table-cell office:value-type="float" office:value="0.740234375">
            <text:p>0.740234375</text:p>
          </table:table-cell>
          <table:table-cell office:value-type="float" office:value="0.154296875">
            <text:p>0.154296875</text:p>
          </table:table-cell>
          <table:table-cell office:value-type="float" office:value="0.275390625">
            <text:p>0.275390625</text:p>
          </table:table-cell>
          <table:table-cell office:value-type="float" office:value="0.087890625">
            <text:p>0.087890625</text:p>
          </table:table-cell>
          <table:table-cell/>
          <table:table-cell table:formula="of:=ROUND((([.A337]-0)/(1-0))*(27-2)+2)" office:value-type="float" office:value="17">
            <text:p>17</text:p>
          </table:table-cell>
          <table:table-cell table:formula="of:=(([.B337]-0)/(1-0))*(10-0)+0" office:value-type="float" office:value="4.12109375">
            <text:p>4.121093750</text:p>
          </table:table-cell>
          <table:table-cell table:formula="of:=(([.C337]-0)/(1-0))*(1500-0.000000001)+0.000000001" office:value-type="float" office:value="653.320312500564">
            <text:p>653.320312501</text:p>
          </table:table-cell>
          <table:table-cell table:formula="of:=(([.D337]-0)/(1-0))*(1-0.000000001)+0.000000001" office:value-type="float" office:value="0.302734375697266">
            <text:p>0.302734376</text:p>
          </table:table-cell>
          <table:table-cell table:formula="of:=[.M337]*[.P337]" office:value-type="float" office:value="5.14648438685352">
            <text:p>5.146484387</text:p>
          </table:table-cell>
          <table:table-cell table:formula="of:=(([.E337]-0)/(1-0))*(100-0.000000001)+0.000000001" office:value-type="float" office:value="31.8359375006816">
            <text:p>31.835937501</text:p>
          </table:table-cell>
          <table:table-cell table:formula="of:=(([.F337]-0)/(1-0))*(100-0)+0" office:value-type="float" office:value="84.9609375">
            <text:p>84.960937500</text:p>
          </table:table-cell>
          <table:table-cell table:formula="of:=(([.G337]-0)/(1-0))*(3-0)+0" office:value-type="float" office:value="1.962890625">
            <text:p>1.962890625</text:p>
          </table:table-cell>
          <table:table-cell table:formula="of:=(([.H337]-0)/(1-0))*(3-0)+0" office:value-type="float" office:value="2.220703125">
            <text:p>2.220703125</text:p>
          </table:table-cell>
          <table:table-cell table:formula="of:=(([.I337]-0)/(1-0))*(100-0)+0" office:value-type="float" office:value="15.4296875">
            <text:p>15.429687500</text:p>
          </table:table-cell>
          <table:table-cell table:formula="of:=(([.J337]-0)/(1-0))*(3-0)+0" office:value-type="float" office:value="0.826171875">
            <text:p>0.826171875</text:p>
          </table:table-cell>
          <table:table-cell table:formula="of:=(([.K337]-0)/(1-0))*(3-0)+0" office:value-type="float" office:value="0.263671875">
            <text:p>0.263671875</text:p>
          </table:table-cell>
        </table:table-row>
        <table:table-row table:style-name="ro2">
          <table:table-cell office:value-type="float" office:value="0.091796875">
            <text:p>0.091796875</text:p>
          </table:table-cell>
          <table:table-cell office:value-type="float" office:value="0.912109375">
            <text:p>0.912109375</text:p>
          </table:table-cell>
          <table:table-cell office:value-type="float" office:value="0.935546875">
            <text:p>0.935546875</text:p>
          </table:table-cell>
          <table:table-cell office:value-type="float" office:value="0.802734375">
            <text:p>0.802734375</text:p>
          </table:table-cell>
          <table:table-cell office:value-type="float" office:value="0.818359375">
            <text:p>0.818359375</text:p>
          </table:table-cell>
          <table:table-cell office:value-type="float" office:value="0.349609375">
            <text:p>0.349609375</text:p>
          </table:table-cell>
          <table:table-cell office:value-type="float" office:value="0.154296875">
            <text:p>0.154296875</text:p>
          </table:table-cell>
          <table:table-cell office:value-type="float" office:value="0.240234375">
            <text:p>0.240234375</text:p>
          </table:table-cell>
          <table:table-cell office:value-type="float" office:value="0.654296875">
            <text:p>0.654296875</text:p>
          </table:table-cell>
          <table:table-cell office:value-type="float" office:value="0.775390625">
            <text:p>0.775390625</text:p>
          </table:table-cell>
          <table:table-cell office:value-type="float" office:value="0.587890625">
            <text:p>0.587890625</text:p>
          </table:table-cell>
          <table:table-cell/>
          <table:table-cell table:formula="of:=ROUND((([.A338]-0)/(1-0))*(27-2)+2)" office:value-type="float" office:value="4">
            <text:p>4</text:p>
          </table:table-cell>
          <table:table-cell table:formula="of:=(([.B338]-0)/(1-0))*(10-0)+0" office:value-type="float" office:value="9.12109375">
            <text:p>9.121093750</text:p>
          </table:table-cell>
          <table:table-cell table:formula="of:=(([.C338]-0)/(1-0))*(1500-0.000000001)+0.000000001" office:value-type="float" office:value="1403.32031250006">
            <text:p>1403.320312500</text:p>
          </table:table-cell>
          <table:table-cell table:formula="of:=(([.D338]-0)/(1-0))*(1-0.000000001)+0.000000001" office:value-type="float" office:value="0.802734375197266">
            <text:p>0.802734375</text:p>
          </table:table-cell>
          <table:table-cell table:formula="of:=[.M338]*[.P338]" office:value-type="float" office:value="3.21093750078906">
            <text:p>3.210937501</text:p>
          </table:table-cell>
          <table:table-cell table:formula="of:=(([.E338]-0)/(1-0))*(100-0.000000001)+0.000000001" office:value-type="float" office:value="81.8359375001817">
            <text:p>81.835937500</text:p>
          </table:table-cell>
          <table:table-cell table:formula="of:=(([.F338]-0)/(1-0))*(100-0)+0" office:value-type="float" office:value="34.9609375">
            <text:p>34.960937500</text:p>
          </table:table-cell>
          <table:table-cell table:formula="of:=(([.G338]-0)/(1-0))*(3-0)+0" office:value-type="float" office:value="0.462890625">
            <text:p>0.462890625</text:p>
          </table:table-cell>
          <table:table-cell table:formula="of:=(([.H338]-0)/(1-0))*(3-0)+0" office:value-type="float" office:value="0.720703125">
            <text:p>0.720703125</text:p>
          </table:table-cell>
          <table:table-cell table:formula="of:=(([.I338]-0)/(1-0))*(100-0)+0" office:value-type="float" office:value="65.4296875">
            <text:p>65.429687500</text:p>
          </table:table-cell>
          <table:table-cell table:formula="of:=(([.J338]-0)/(1-0))*(3-0)+0" office:value-type="float" office:value="2.326171875">
            <text:p>2.326171875</text:p>
          </table:table-cell>
          <table:table-cell table:formula="of:=(([.K338]-0)/(1-0))*(3-0)+0" office:value-type="float" office:value="1.763671875">
            <text:p>1.763671875</text:p>
          </table:table-cell>
        </table:table-row>
        <table:table-row table:style-name="ro2">
          <table:table-cell office:value-type="float" office:value="0.123046875">
            <text:p>0.123046875</text:p>
          </table:table-cell>
          <table:table-cell office:value-type="float" office:value="0.380859375">
            <text:p>0.380859375</text:p>
          </table:table-cell>
          <table:table-cell office:value-type="float" office:value="0.029296875">
            <text:p>0.029296875</text:p>
          </table:table-cell>
          <table:table-cell office:value-type="float" office:value="0.208984375">
            <text:p>0.208984375</text:p>
          </table:table-cell>
          <table:table-cell office:value-type="float" office:value="0.162109375">
            <text:p>0.162109375</text:p>
          </table:table-cell>
          <table:table-cell office:value-type="float" office:value="0.568359375">
            <text:p>0.568359375</text:p>
          </table:table-cell>
          <table:table-cell office:value-type="float" office:value="0.498046875">
            <text:p>0.498046875</text:p>
          </table:table-cell>
          <table:table-cell office:value-type="float" office:value="0.708984375">
            <text:p>0.708984375</text:p>
          </table:table-cell>
          <table:table-cell office:value-type="float" office:value="0.560546875">
            <text:p>0.560546875</text:p>
          </table:table-cell>
          <table:table-cell office:value-type="float" office:value="0.369140625">
            <text:p>0.369140625</text:p>
          </table:table-cell>
          <table:table-cell office:value-type="float" office:value="0.619140625">
            <text:p>0.619140625</text:p>
          </table:table-cell>
          <table:table-cell/>
          <table:table-cell table:formula="of:=ROUND((([.A339]-0)/(1-0))*(27-2)+2)" office:value-type="float" office:value="5">
            <text:p>5</text:p>
          </table:table-cell>
          <table:table-cell table:formula="of:=(([.B339]-0)/(1-0))*(10-0)+0" office:value-type="float" office:value="3.80859375">
            <text:p>3.808593750</text:p>
          </table:table-cell>
          <table:table-cell table:formula="of:=(([.C339]-0)/(1-0))*(1500-0.000000001)+0.000000001" office:value-type="float" office:value="43.9453125009707">
            <text:p>43.945312501</text:p>
          </table:table-cell>
          <table:table-cell table:formula="of:=(([.D339]-0)/(1-0))*(1-0.000000001)+0.000000001" office:value-type="float" office:value="0.208984375791016">
            <text:p>0.208984376</text:p>
          </table:table-cell>
          <table:table-cell table:formula="of:=[.M339]*[.P339]" office:value-type="float" office:value="1.04492187895508">
            <text:p>1.044921879</text:p>
          </table:table-cell>
          <table:table-cell table:formula="of:=(([.E339]-0)/(1-0))*(100-0.000000001)+0.000000001" office:value-type="float" office:value="16.2109375008379">
            <text:p>16.210937501</text:p>
          </table:table-cell>
          <table:table-cell table:formula="of:=(([.F339]-0)/(1-0))*(100-0)+0" office:value-type="float" office:value="56.8359375">
            <text:p>56.835937500</text:p>
          </table:table-cell>
          <table:table-cell table:formula="of:=(([.G339]-0)/(1-0))*(3-0)+0" office:value-type="float" office:value="1.494140625">
            <text:p>1.494140625</text:p>
          </table:table-cell>
          <table:table-cell table:formula="of:=(([.H339]-0)/(1-0))*(3-0)+0" office:value-type="float" office:value="2.126953125">
            <text:p>2.126953125</text:p>
          </table:table-cell>
          <table:table-cell table:formula="of:=(([.I339]-0)/(1-0))*(100-0)+0" office:value-type="float" office:value="56.0546875">
            <text:p>56.054687500</text:p>
          </table:table-cell>
          <table:table-cell table:formula="of:=(([.J339]-0)/(1-0))*(3-0)+0" office:value-type="float" office:value="1.107421875">
            <text:p>1.107421875</text:p>
          </table:table-cell>
          <table:table-cell table:formula="of:=(([.K339]-0)/(1-0))*(3-0)+0" office:value-type="float" office:value="1.857421875">
            <text:p>1.857421875</text:p>
          </table:table-cell>
        </table:table-row>
        <table:table-row table:style-name="ro2">
          <table:table-cell office:value-type="float" office:value="0.623046875">
            <text:p>0.623046875</text:p>
          </table:table-cell>
          <table:table-cell office:value-type="float" office:value="0.880859375">
            <text:p>0.880859375</text:p>
          </table:table-cell>
          <table:table-cell office:value-type="float" office:value="0.529296875">
            <text:p>0.529296875</text:p>
          </table:table-cell>
          <table:table-cell office:value-type="float" office:value="0.708984375">
            <text:p>0.708984375</text:p>
          </table:table-cell>
          <table:table-cell office:value-type="float" office:value="0.662109375">
            <text:p>0.662109375</text:p>
          </table:table-cell>
          <table:table-cell office:value-type="float" office:value="0.068359375">
            <text:p>0.068359375</text:p>
          </table:table-cell>
          <table:table-cell office:value-type="float" office:value="0.998046875">
            <text:p>0.998046875</text:p>
          </table:table-cell>
          <table:table-cell office:value-type="float" office:value="0.208984375">
            <text:p>0.208984375</text:p>
          </table:table-cell>
          <table:table-cell office:value-type="float" office:value="0.060546875">
            <text:p>0.060546875</text:p>
          </table:table-cell>
          <table:table-cell office:value-type="float" office:value="0.869140625">
            <text:p>0.869140625</text:p>
          </table:table-cell>
          <table:table-cell office:value-type="float" office:value="0.119140625">
            <text:p>0.119140625</text:p>
          </table:table-cell>
          <table:table-cell/>
          <table:table-cell table:formula="of:=ROUND((([.A340]-0)/(1-0))*(27-2)+2)" office:value-type="float" office:value="18">
            <text:p>18</text:p>
          </table:table-cell>
          <table:table-cell table:formula="of:=(([.B340]-0)/(1-0))*(10-0)+0" office:value-type="float" office:value="8.80859375">
            <text:p>8.808593750</text:p>
          </table:table-cell>
          <table:table-cell table:formula="of:=(([.C340]-0)/(1-0))*(1500-0.000000001)+0.000000001" office:value-type="float" office:value="793.945312500471">
            <text:p>793.945312500</text:p>
          </table:table-cell>
          <table:table-cell table:formula="of:=(([.D340]-0)/(1-0))*(1-0.000000001)+0.000000001" office:value-type="float" office:value="0.708984375291016">
            <text:p>0.708984375</text:p>
          </table:table-cell>
          <table:table-cell table:formula="of:=[.M340]*[.P340]" office:value-type="float" office:value="12.7617187552383">
            <text:p>12.761718755</text:p>
          </table:table-cell>
          <table:table-cell table:formula="of:=(([.E340]-0)/(1-0))*(100-0.000000001)+0.000000001" office:value-type="float" office:value="66.2109375003379">
            <text:p>66.210937500</text:p>
          </table:table-cell>
          <table:table-cell table:formula="of:=(([.F340]-0)/(1-0))*(100-0)+0" office:value-type="float" office:value="6.8359375">
            <text:p>6.835937500</text:p>
          </table:table-cell>
          <table:table-cell table:formula="of:=(([.G340]-0)/(1-0))*(3-0)+0" office:value-type="float" office:value="2.994140625">
            <text:p>2.994140625</text:p>
          </table:table-cell>
          <table:table-cell table:formula="of:=(([.H340]-0)/(1-0))*(3-0)+0" office:value-type="float" office:value="0.626953125">
            <text:p>0.626953125</text:p>
          </table:table-cell>
          <table:table-cell table:formula="of:=(([.I340]-0)/(1-0))*(100-0)+0" office:value-type="float" office:value="6.0546875">
            <text:p>6.054687500</text:p>
          </table:table-cell>
          <table:table-cell table:formula="of:=(([.J340]-0)/(1-0))*(3-0)+0" office:value-type="float" office:value="2.607421875">
            <text:p>2.607421875</text:p>
          </table:table-cell>
          <table:table-cell table:formula="of:=(([.K340]-0)/(1-0))*(3-0)+0" office:value-type="float" office:value="0.357421875">
            <text:p>0.357421875</text:p>
          </table:table-cell>
        </table:table-row>
        <table:table-row table:style-name="ro2">
          <table:table-cell office:value-type="float" office:value="0.873046875">
            <text:p>0.873046875</text:p>
          </table:table-cell>
          <table:table-cell office:value-type="float" office:value="0.130859375">
            <text:p>0.130859375</text:p>
          </table:table-cell>
          <table:table-cell office:value-type="float" office:value="0.279296875">
            <text:p>0.279296875</text:p>
          </table:table-cell>
          <table:table-cell office:value-type="float" office:value="0.458984375">
            <text:p>0.458984375</text:p>
          </table:table-cell>
          <table:table-cell office:value-type="float" office:value="0.912109375">
            <text:p>0.912109375</text:p>
          </table:table-cell>
          <table:table-cell office:value-type="float" office:value="0.318359375">
            <text:p>0.318359375</text:p>
          </table:table-cell>
          <table:table-cell office:value-type="float" office:value="0.248046875">
            <text:p>0.248046875</text:p>
          </table:table-cell>
          <table:table-cell office:value-type="float" office:value="0.458984375">
            <text:p>0.458984375</text:p>
          </table:table-cell>
          <table:table-cell office:value-type="float" office:value="0.310546875">
            <text:p>0.310546875</text:p>
          </table:table-cell>
          <table:table-cell office:value-type="float" office:value="0.619140625">
            <text:p>0.619140625</text:p>
          </table:table-cell>
          <table:table-cell office:value-type="float" office:value="0.369140625">
            <text:p>0.369140625</text:p>
          </table:table-cell>
          <table:table-cell/>
          <table:table-cell table:formula="of:=ROUND((([.A341]-0)/(1-0))*(27-2)+2)" office:value-type="float" office:value="24">
            <text:p>24</text:p>
          </table:table-cell>
          <table:table-cell table:formula="of:=(([.B341]-0)/(1-0))*(10-0)+0" office:value-type="float" office:value="1.30859375">
            <text:p>1.308593750</text:p>
          </table:table-cell>
          <table:table-cell table:formula="of:=(([.C341]-0)/(1-0))*(1500-0.000000001)+0.000000001" office:value-type="float" office:value="418.945312500721">
            <text:p>418.945312501</text:p>
          </table:table-cell>
          <table:table-cell table:formula="of:=(([.D341]-0)/(1-0))*(1-0.000000001)+0.000000001" office:value-type="float" office:value="0.458984375541016">
            <text:p>0.458984376</text:p>
          </table:table-cell>
          <table:table-cell table:formula="of:=[.M341]*[.P341]" office:value-type="float" office:value="11.0156250129844">
            <text:p>11.015625013</text:p>
          </table:table-cell>
          <table:table-cell table:formula="of:=(([.E341]-0)/(1-0))*(100-0.000000001)+0.000000001" office:value-type="float" office:value="91.2109375000879">
            <text:p>91.210937500</text:p>
          </table:table-cell>
          <table:table-cell table:formula="of:=(([.F341]-0)/(1-0))*(100-0)+0" office:value-type="float" office:value="31.8359375">
            <text:p>31.835937500</text:p>
          </table:table-cell>
          <table:table-cell table:formula="of:=(([.G341]-0)/(1-0))*(3-0)+0" office:value-type="float" office:value="0.744140625">
            <text:p>0.744140625</text:p>
          </table:table-cell>
          <table:table-cell table:formula="of:=(([.H341]-0)/(1-0))*(3-0)+0" office:value-type="float" office:value="1.376953125">
            <text:p>1.376953125</text:p>
          </table:table-cell>
          <table:table-cell table:formula="of:=(([.I341]-0)/(1-0))*(100-0)+0" office:value-type="float" office:value="31.0546875">
            <text:p>31.054687500</text:p>
          </table:table-cell>
          <table:table-cell table:formula="of:=(([.J341]-0)/(1-0))*(3-0)+0" office:value-type="float" office:value="1.857421875">
            <text:p>1.857421875</text:p>
          </table:table-cell>
          <table:table-cell table:formula="of:=(([.K341]-0)/(1-0))*(3-0)+0" office:value-type="float" office:value="1.107421875">
            <text:p>1.107421875</text:p>
          </table:table-cell>
        </table:table-row>
        <table:table-row table:style-name="ro2">
          <table:table-cell office:value-type="float" office:value="0.373046875">
            <text:p>0.373046875</text:p>
          </table:table-cell>
          <table:table-cell office:value-type="float" office:value="0.630859375">
            <text:p>0.630859375</text:p>
          </table:table-cell>
          <table:table-cell office:value-type="float" office:value="0.779296875">
            <text:p>0.779296875</text:p>
          </table:table-cell>
          <table:table-cell office:value-type="float" office:value="0.958984375">
            <text:p>0.958984375</text:p>
          </table:table-cell>
          <table:table-cell office:value-type="float" office:value="0.412109375">
            <text:p>0.412109375</text:p>
          </table:table-cell>
          <table:table-cell office:value-type="float" office:value="0.818359375">
            <text:p>0.818359375</text:p>
          </table:table-cell>
          <table:table-cell office:value-type="float" office:value="0.748046875">
            <text:p>0.748046875</text:p>
          </table:table-cell>
          <table:table-cell office:value-type="float" office:value="0.958984375">
            <text:p>0.958984375</text:p>
          </table:table-cell>
          <table:table-cell office:value-type="float" office:value="0.810546875">
            <text:p>0.810546875</text:p>
          </table:table-cell>
          <table:table-cell office:value-type="float" office:value="0.119140625">
            <text:p>0.119140625</text:p>
          </table:table-cell>
          <table:table-cell office:value-type="float" office:value="0.869140625">
            <text:p>0.869140625</text:p>
          </table:table-cell>
          <table:table-cell/>
          <table:table-cell table:formula="of:=ROUND((([.A342]-0)/(1-0))*(27-2)+2)" office:value-type="float" office:value="11">
            <text:p>11</text:p>
          </table:table-cell>
          <table:table-cell table:formula="of:=(([.B342]-0)/(1-0))*(10-0)+0" office:value-type="float" office:value="6.30859375">
            <text:p>6.308593750</text:p>
          </table:table-cell>
          <table:table-cell table:formula="of:=(([.C342]-0)/(1-0))*(1500-0.000000001)+0.000000001" office:value-type="float" office:value="1168.94531250022">
            <text:p>1168.945312500</text:p>
          </table:table-cell>
          <table:table-cell table:formula="of:=(([.D342]-0)/(1-0))*(1-0.000000001)+0.000000001" office:value-type="float" office:value="0.958984375041016">
            <text:p>0.958984375</text:p>
          </table:table-cell>
          <table:table-cell table:formula="of:=[.M342]*[.P342]" office:value-type="float" office:value="10.5488281254512">
            <text:p>10.548828125</text:p>
          </table:table-cell>
          <table:table-cell table:formula="of:=(([.E342]-0)/(1-0))*(100-0.000000001)+0.000000001" office:value-type="float" office:value="41.2109375005879">
            <text:p>41.210937501</text:p>
          </table:table-cell>
          <table:table-cell table:formula="of:=(([.F342]-0)/(1-0))*(100-0)+0" office:value-type="float" office:value="81.8359375">
            <text:p>81.835937500</text:p>
          </table:table-cell>
          <table:table-cell table:formula="of:=(([.G342]-0)/(1-0))*(3-0)+0" office:value-type="float" office:value="2.244140625">
            <text:p>2.244140625</text:p>
          </table:table-cell>
          <table:table-cell table:formula="of:=(([.H342]-0)/(1-0))*(3-0)+0" office:value-type="float" office:value="2.876953125">
            <text:p>2.876953125</text:p>
          </table:table-cell>
          <table:table-cell table:formula="of:=(([.I342]-0)/(1-0))*(100-0)+0" office:value-type="float" office:value="81.0546875">
            <text:p>81.054687500</text:p>
          </table:table-cell>
          <table:table-cell table:formula="of:=(([.J342]-0)/(1-0))*(3-0)+0" office:value-type="float" office:value="0.357421875">
            <text:p>0.357421875</text:p>
          </table:table-cell>
          <table:table-cell table:formula="of:=(([.K342]-0)/(1-0))*(3-0)+0" office:value-type="float" office:value="2.607421875">
            <text:p>2.607421875</text:p>
          </table:table-cell>
        </table:table-row>
        <table:table-row table:style-name="ro2">
          <table:table-cell office:value-type="float" office:value="0.498046875">
            <text:p>0.498046875</text:p>
          </table:table-cell>
          <table:table-cell office:value-type="float" office:value="0.005859375">
            <text:p>0.005859375</text:p>
          </table:table-cell>
          <table:table-cell office:value-type="float" office:value="0.654296875">
            <text:p>0.654296875</text:p>
          </table:table-cell>
          <table:table-cell office:value-type="float" office:value="0.833984375">
            <text:p>0.833984375</text:p>
          </table:table-cell>
          <table:table-cell office:value-type="float" office:value="0.287109375">
            <text:p>0.287109375</text:p>
          </table:table-cell>
          <table:table-cell office:value-type="float" office:value="0.693359375">
            <text:p>0.693359375</text:p>
          </table:table-cell>
          <table:table-cell office:value-type="float" office:value="0.123046875">
            <text:p>0.123046875</text:p>
          </table:table-cell>
          <table:table-cell office:value-type="float" office:value="0.333984375">
            <text:p>0.333984375</text:p>
          </table:table-cell>
          <table:table-cell office:value-type="float" office:value="0.435546875">
            <text:p>0.435546875</text:p>
          </table:table-cell>
          <table:table-cell office:value-type="float" office:value="0.994140625">
            <text:p>0.994140625</text:p>
          </table:table-cell>
          <table:table-cell office:value-type="float" office:value="0.494140625">
            <text:p>0.494140625</text:p>
          </table:table-cell>
          <table:table-cell/>
          <table:table-cell table:formula="of:=ROUND((([.A343]-0)/(1-0))*(27-2)+2)" office:value-type="float" office:value="14">
            <text:p>14</text:p>
          </table:table-cell>
          <table:table-cell table:formula="of:=(([.B343]-0)/(1-0))*(10-0)+0" office:value-type="float" office:value="0.05859375">
            <text:p>0.058593750</text:p>
          </table:table-cell>
          <table:table-cell table:formula="of:=(([.C343]-0)/(1-0))*(1500-0.000000001)+0.000000001" office:value-type="float" office:value="981.445312500346">
            <text:p>981.445312500</text:p>
          </table:table-cell>
          <table:table-cell table:formula="of:=(([.D343]-0)/(1-0))*(1-0.000000001)+0.000000001" office:value-type="float" office:value="0.833984375166016">
            <text:p>0.833984375</text:p>
          </table:table-cell>
          <table:table-cell table:formula="of:=[.M343]*[.P343]" office:value-type="float" office:value="11.6757812523242">
            <text:p>11.675781252</text:p>
          </table:table-cell>
          <table:table-cell table:formula="of:=(([.E343]-0)/(1-0))*(100-0.000000001)+0.000000001" office:value-type="float" office:value="28.7109375007129">
            <text:p>28.710937501</text:p>
          </table:table-cell>
          <table:table-cell table:formula="of:=(([.F343]-0)/(1-0))*(100-0)+0" office:value-type="float" office:value="69.3359375">
            <text:p>69.335937500</text:p>
          </table:table-cell>
          <table:table-cell table:formula="of:=(([.G343]-0)/(1-0))*(3-0)+0" office:value-type="float" office:value="0.369140625">
            <text:p>0.369140625</text:p>
          </table:table-cell>
          <table:table-cell table:formula="of:=(([.H343]-0)/(1-0))*(3-0)+0" office:value-type="float" office:value="1.001953125">
            <text:p>1.001953125</text:p>
          </table:table-cell>
          <table:table-cell table:formula="of:=(([.I343]-0)/(1-0))*(100-0)+0" office:value-type="float" office:value="43.5546875">
            <text:p>43.554687500</text:p>
          </table:table-cell>
          <table:table-cell table:formula="of:=(([.J343]-0)/(1-0))*(3-0)+0" office:value-type="float" office:value="2.982421875">
            <text:p>2.982421875</text:p>
          </table:table-cell>
          <table:table-cell table:formula="of:=(([.K343]-0)/(1-0))*(3-0)+0" office:value-type="float" office:value="1.482421875">
            <text:p>1.482421875</text:p>
          </table:table-cell>
        </table:table-row>
        <table:table-row table:style-name="ro2">
          <table:table-cell office:value-type="float" office:value="0.998046875">
            <text:p>0.998046875</text:p>
          </table:table-cell>
          <table:table-cell office:value-type="float" office:value="0.505859375">
            <text:p>0.505859375</text:p>
          </table:table-cell>
          <table:table-cell office:value-type="float" office:value="0.154296875">
            <text:p>0.154296875</text:p>
          </table:table-cell>
          <table:table-cell office:value-type="float" office:value="0.333984375">
            <text:p>0.333984375</text:p>
          </table:table-cell>
          <table:table-cell office:value-type="float" office:value="0.787109375">
            <text:p>0.787109375</text:p>
          </table:table-cell>
          <table:table-cell office:value-type="float" office:value="0.193359375">
            <text:p>0.193359375</text:p>
          </table:table-cell>
          <table:table-cell office:value-type="float" office:value="0.623046875">
            <text:p>0.623046875</text:p>
          </table:table-cell>
          <table:table-cell office:value-type="float" office:value="0.833984375">
            <text:p>0.833984375</text:p>
          </table:table-cell>
          <table:table-cell office:value-type="float" office:value="0.935546875">
            <text:p>0.935546875</text:p>
          </table:table-cell>
          <table:table-cell office:value-type="float" office:value="0.494140625">
            <text:p>0.494140625</text:p>
          </table:table-cell>
          <table:table-cell office:value-type="float" office:value="0.994140625">
            <text:p>0.994140625</text:p>
          </table:table-cell>
          <table:table-cell/>
          <table:table-cell table:formula="of:=ROUND((([.A344]-0)/(1-0))*(27-2)+2)" office:value-type="float" office:value="27">
            <text:p>27</text:p>
          </table:table-cell>
          <table:table-cell table:formula="of:=(([.B344]-0)/(1-0))*(10-0)+0" office:value-type="float" office:value="5.05859375">
            <text:p>5.058593750</text:p>
          </table:table-cell>
          <table:table-cell table:formula="of:=(([.C344]-0)/(1-0))*(1500-0.000000001)+0.000000001" office:value-type="float" office:value="231.445312500846">
            <text:p>231.445312501</text:p>
          </table:table-cell>
          <table:table-cell table:formula="of:=(([.D344]-0)/(1-0))*(1-0.000000001)+0.000000001" office:value-type="float" office:value="0.333984375666016">
            <text:p>0.333984376</text:p>
          </table:table-cell>
          <table:table-cell table:formula="of:=[.M344]*[.P344]" office:value-type="float" office:value="9.01757814298242">
            <text:p>9.017578143</text:p>
          </table:table-cell>
          <table:table-cell table:formula="of:=(([.E344]-0)/(1-0))*(100-0.000000001)+0.000000001" office:value-type="float" office:value="78.7109375002129">
            <text:p>78.710937500</text:p>
          </table:table-cell>
          <table:table-cell table:formula="of:=(([.F344]-0)/(1-0))*(100-0)+0" office:value-type="float" office:value="19.3359375">
            <text:p>19.335937500</text:p>
          </table:table-cell>
          <table:table-cell table:formula="of:=(([.G344]-0)/(1-0))*(3-0)+0" office:value-type="float" office:value="1.869140625">
            <text:p>1.869140625</text:p>
          </table:table-cell>
          <table:table-cell table:formula="of:=(([.H344]-0)/(1-0))*(3-0)+0" office:value-type="float" office:value="2.501953125">
            <text:p>2.501953125</text:p>
          </table:table-cell>
          <table:table-cell table:formula="of:=(([.I344]-0)/(1-0))*(100-0)+0" office:value-type="float" office:value="93.5546875">
            <text:p>93.554687500</text:p>
          </table:table-cell>
          <table:table-cell table:formula="of:=(([.J344]-0)/(1-0))*(3-0)+0" office:value-type="float" office:value="1.482421875">
            <text:p>1.482421875</text:p>
          </table:table-cell>
          <table:table-cell table:formula="of:=(([.K344]-0)/(1-0))*(3-0)+0" office:value-type="float" office:value="2.982421875">
            <text:p>2.982421875</text:p>
          </table:table-cell>
        </table:table-row>
        <table:table-row table:style-name="ro2">
          <table:table-cell office:value-type="float" office:value="0.748046875">
            <text:p>0.748046875</text:p>
          </table:table-cell>
          <table:table-cell office:value-type="float" office:value="0.255859375">
            <text:p>0.255859375</text:p>
          </table:table-cell>
          <table:table-cell office:value-type="float" office:value="0.904296875">
            <text:p>0.904296875</text:p>
          </table:table-cell>
          <table:table-cell office:value-type="float" office:value="0.583984375">
            <text:p>0.583984375</text:p>
          </table:table-cell>
          <table:table-cell office:value-type="float" office:value="0.537109375">
            <text:p>0.537109375</text:p>
          </table:table-cell>
          <table:table-cell office:value-type="float" office:value="0.443359375">
            <text:p>0.443359375</text:p>
          </table:table-cell>
          <table:table-cell office:value-type="float" office:value="0.373046875">
            <text:p>0.373046875</text:p>
          </table:table-cell>
          <table:table-cell office:value-type="float" office:value="0.583984375">
            <text:p>0.583984375</text:p>
          </table:table-cell>
          <table:table-cell office:value-type="float" office:value="0.685546875">
            <text:p>0.685546875</text:p>
          </table:table-cell>
          <table:table-cell office:value-type="float" office:value="0.244140625">
            <text:p>0.244140625</text:p>
          </table:table-cell>
          <table:table-cell office:value-type="float" office:value="0.744140625">
            <text:p>0.744140625</text:p>
          </table:table-cell>
          <table:table-cell/>
          <table:table-cell table:formula="of:=ROUND((([.A345]-0)/(1-0))*(27-2)+2)" office:value-type="float" office:value="21">
            <text:p>21</text:p>
          </table:table-cell>
          <table:table-cell table:formula="of:=(([.B345]-0)/(1-0))*(10-0)+0" office:value-type="float" office:value="2.55859375">
            <text:p>2.558593750</text:p>
          </table:table-cell>
          <table:table-cell table:formula="of:=(([.C345]-0)/(1-0))*(1500-0.000000001)+0.000000001" office:value-type="float" office:value="1356.4453125001">
            <text:p>1356.445312500</text:p>
          </table:table-cell>
          <table:table-cell table:formula="of:=(([.D345]-0)/(1-0))*(1-0.000000001)+0.000000001" office:value-type="float" office:value="0.583984375416016">
            <text:p>0.583984375</text:p>
          </table:table-cell>
          <table:table-cell table:formula="of:=[.M345]*[.P345]" office:value-type="float" office:value="12.2636718837363">
            <text:p>12.263671884</text:p>
          </table:table-cell>
          <table:table-cell table:formula="of:=(([.E345]-0)/(1-0))*(100-0.000000001)+0.000000001" office:value-type="float" office:value="53.7109375004629">
            <text:p>53.710937500</text:p>
          </table:table-cell>
          <table:table-cell table:formula="of:=(([.F345]-0)/(1-0))*(100-0)+0" office:value-type="float" office:value="44.3359375">
            <text:p>44.335937500</text:p>
          </table:table-cell>
          <table:table-cell table:formula="of:=(([.G345]-0)/(1-0))*(3-0)+0" office:value-type="float" office:value="1.119140625">
            <text:p>1.119140625</text:p>
          </table:table-cell>
          <table:table-cell table:formula="of:=(([.H345]-0)/(1-0))*(3-0)+0" office:value-type="float" office:value="1.751953125">
            <text:p>1.751953125</text:p>
          </table:table-cell>
          <table:table-cell table:formula="of:=(([.I345]-0)/(1-0))*(100-0)+0" office:value-type="float" office:value="68.5546875">
            <text:p>68.554687500</text:p>
          </table:table-cell>
          <table:table-cell table:formula="of:=(([.J345]-0)/(1-0))*(3-0)+0" office:value-type="float" office:value="0.732421875">
            <text:p>0.732421875</text:p>
          </table:table-cell>
          <table:table-cell table:formula="of:=(([.K345]-0)/(1-0))*(3-0)+0" office:value-type="float" office:value="2.232421875">
            <text:p>2.232421875</text:p>
          </table:table-cell>
        </table:table-row>
        <table:table-row table:style-name="ro2">
          <table:table-cell office:value-type="float" office:value="0.248046875">
            <text:p>0.248046875</text:p>
          </table:table-cell>
          <table:table-cell office:value-type="float" office:value="0.755859375">
            <text:p>0.755859375</text:p>
          </table:table-cell>
          <table:table-cell office:value-type="float" office:value="0.404296875">
            <text:p>0.404296875</text:p>
          </table:table-cell>
          <table:table-cell office:value-type="float" office:value="0.083984375">
            <text:p>0.083984375</text:p>
          </table:table-cell>
          <table:table-cell office:value-type="float" office:value="0.037109375">
            <text:p>0.037109375</text:p>
          </table:table-cell>
          <table:table-cell office:value-type="float" office:value="0.943359375">
            <text:p>0.943359375</text:p>
          </table:table-cell>
          <table:table-cell office:value-type="float" office:value="0.873046875">
            <text:p>0.873046875</text:p>
          </table:table-cell>
          <table:table-cell office:value-type="float" office:value="0.083984375">
            <text:p>0.083984375</text:p>
          </table:table-cell>
          <table:table-cell office:value-type="float" office:value="0.185546875">
            <text:p>0.185546875</text:p>
          </table:table-cell>
          <table:table-cell office:value-type="float" office:value="0.744140625">
            <text:p>0.744140625</text:p>
          </table:table-cell>
          <table:table-cell office:value-type="float" office:value="0.244140625">
            <text:p>0.244140625</text:p>
          </table:table-cell>
          <table:table-cell/>
          <table:table-cell table:formula="of:=ROUND((([.A346]-0)/(1-0))*(27-2)+2)" office:value-type="float" office:value="8">
            <text:p>8</text:p>
          </table:table-cell>
          <table:table-cell table:formula="of:=(([.B346]-0)/(1-0))*(10-0)+0" office:value-type="float" office:value="7.55859375">
            <text:p>7.558593750</text:p>
          </table:table-cell>
          <table:table-cell table:formula="of:=(([.C346]-0)/(1-0))*(1500-0.000000001)+0.000000001" office:value-type="float" office:value="606.445312500596">
            <text:p>606.445312501</text:p>
          </table:table-cell>
          <table:table-cell table:formula="of:=(([.D346]-0)/(1-0))*(1-0.000000001)+0.000000001" office:value-type="float" office:value="0.0839843759160156">
            <text:p>0.083984376</text:p>
          </table:table-cell>
          <table:table-cell table:formula="of:=[.M346]*[.P346]" office:value-type="float" office:value="0.671875007328125">
            <text:p>0.671875007</text:p>
          </table:table-cell>
          <table:table-cell table:formula="of:=(([.E346]-0)/(1-0))*(100-0.000000001)+0.000000001" office:value-type="float" office:value="3.71093750096289">
            <text:p>3.710937501</text:p>
          </table:table-cell>
          <table:table-cell table:formula="of:=(([.F346]-0)/(1-0))*(100-0)+0" office:value-type="float" office:value="94.3359375">
            <text:p>94.335937500</text:p>
          </table:table-cell>
          <table:table-cell table:formula="of:=(([.G346]-0)/(1-0))*(3-0)+0" office:value-type="float" office:value="2.619140625">
            <text:p>2.619140625</text:p>
          </table:table-cell>
          <table:table-cell table:formula="of:=(([.H346]-0)/(1-0))*(3-0)+0" office:value-type="float" office:value="0.251953125">
            <text:p>0.251953125</text:p>
          </table:table-cell>
          <table:table-cell table:formula="of:=(([.I346]-0)/(1-0))*(100-0)+0" office:value-type="float" office:value="18.5546875">
            <text:p>18.554687500</text:p>
          </table:table-cell>
          <table:table-cell table:formula="of:=(([.J346]-0)/(1-0))*(3-0)+0" office:value-type="float" office:value="2.232421875">
            <text:p>2.232421875</text:p>
          </table:table-cell>
          <table:table-cell table:formula="of:=(([.K346]-0)/(1-0))*(3-0)+0" office:value-type="float" office:value="0.732421875">
            <text:p>0.732421875</text:p>
          </table:table-cell>
        </table:table-row>
        <table:table-row table:style-name="ro2">
          <table:table-cell office:value-type="float" office:value="0.185546875">
            <text:p>0.185546875</text:p>
          </table:table-cell>
          <table:table-cell office:value-type="float" office:value="0.193359375">
            <text:p>0.193359375</text:p>
          </table:table-cell>
          <table:table-cell office:value-type="float" office:value="0.966796875">
            <text:p>0.966796875</text:p>
          </table:table-cell>
          <table:table-cell office:value-type="float" office:value="0.271484375">
            <text:p>0.271484375</text:p>
          </table:table-cell>
          <table:table-cell office:value-type="float" office:value="0.724609375">
            <text:p>0.724609375</text:p>
          </table:table-cell>
          <table:table-cell office:value-type="float" office:value="0.755859375">
            <text:p>0.755859375</text:p>
          </table:table-cell>
          <table:table-cell office:value-type="float" office:value="0.060546875">
            <text:p>0.060546875</text:p>
          </table:table-cell>
          <table:table-cell office:value-type="float" office:value="0.271484375">
            <text:p>0.271484375</text:p>
          </table:table-cell>
          <table:table-cell office:value-type="float" office:value="0.498046875">
            <text:p>0.498046875</text:p>
          </table:table-cell>
          <table:table-cell office:value-type="float" office:value="0.056640625">
            <text:p>0.056640625</text:p>
          </table:table-cell>
          <table:table-cell office:value-type="float" office:value="0.181640625">
            <text:p>0.181640625</text:p>
          </table:table-cell>
          <table:table-cell/>
          <table:table-cell table:formula="of:=ROUND((([.A347]-0)/(1-0))*(27-2)+2)" office:value-type="float" office:value="7">
            <text:p>7</text:p>
          </table:table-cell>
          <table:table-cell table:formula="of:=(([.B347]-0)/(1-0))*(10-0)+0" office:value-type="float" office:value="1.93359375">
            <text:p>1.933593750</text:p>
          </table:table-cell>
          <table:table-cell table:formula="of:=(([.C347]-0)/(1-0))*(1500-0.000000001)+0.000000001" office:value-type="float" office:value="1450.19531250003">
            <text:p>1450.195312500</text:p>
          </table:table-cell>
          <table:table-cell table:formula="of:=(([.D347]-0)/(1-0))*(1-0.000000001)+0.000000001" office:value-type="float" office:value="0.271484375728516">
            <text:p>0.271484376</text:p>
          </table:table-cell>
          <table:table-cell table:formula="of:=[.M347]*[.P347]" office:value-type="float" office:value="1.90039063009961">
            <text:p>1.900390630</text:p>
          </table:table-cell>
          <table:table-cell table:formula="of:=(([.E347]-0)/(1-0))*(100-0.000000001)+0.000000001" office:value-type="float" office:value="72.4609375002754">
            <text:p>72.460937500</text:p>
          </table:table-cell>
          <table:table-cell table:formula="of:=(([.F347]-0)/(1-0))*(100-0)+0" office:value-type="float" office:value="75.5859375">
            <text:p>75.585937500</text:p>
          </table:table-cell>
          <table:table-cell table:formula="of:=(([.G347]-0)/(1-0))*(3-0)+0" office:value-type="float" office:value="0.181640625">
            <text:p>0.181640625</text:p>
          </table:table-cell>
          <table:table-cell table:formula="of:=(([.H347]-0)/(1-0))*(3-0)+0" office:value-type="float" office:value="0.814453125">
            <text:p>0.814453125</text:p>
          </table:table-cell>
          <table:table-cell table:formula="of:=(([.I347]-0)/(1-0))*(100-0)+0" office:value-type="float" office:value="49.8046875">
            <text:p>49.804687500</text:p>
          </table:table-cell>
          <table:table-cell table:formula="of:=(([.J347]-0)/(1-0))*(3-0)+0" office:value-type="float" office:value="0.169921875">
            <text:p>0.169921875</text:p>
          </table:table-cell>
          <table:table-cell table:formula="of:=(([.K347]-0)/(1-0))*(3-0)+0" office:value-type="float" office:value="0.544921875">
            <text:p>0.544921875</text:p>
          </table:table-cell>
        </table:table-row>
        <table:table-row table:style-name="ro2">
          <table:table-cell office:value-type="float" office:value="0.685546875">
            <text:p>0.685546875</text:p>
          </table:table-cell>
          <table:table-cell office:value-type="float" office:value="0.693359375">
            <text:p>0.693359375</text:p>
          </table:table-cell>
          <table:table-cell office:value-type="float" office:value="0.466796875">
            <text:p>0.466796875</text:p>
          </table:table-cell>
          <table:table-cell office:value-type="float" office:value="0.771484375">
            <text:p>0.771484375</text:p>
          </table:table-cell>
          <table:table-cell office:value-type="float" office:value="0.224609375">
            <text:p>0.224609375</text:p>
          </table:table-cell>
          <table:table-cell office:value-type="float" office:value="0.255859375">
            <text:p>0.255859375</text:p>
          </table:table-cell>
          <table:table-cell office:value-type="float" office:value="0.560546875">
            <text:p>0.560546875</text:p>
          </table:table-cell>
          <table:table-cell office:value-type="float" office:value="0.771484375">
            <text:p>0.771484375</text:p>
          </table:table-cell>
          <table:table-cell office:value-type="float" office:value="0.998046875">
            <text:p>0.998046875</text:p>
          </table:table-cell>
          <table:table-cell office:value-type="float" office:value="0.556640625">
            <text:p>0.556640625</text:p>
          </table:table-cell>
          <table:table-cell office:value-type="float" office:value="0.681640625">
            <text:p>0.681640625</text:p>
          </table:table-cell>
          <table:table-cell/>
          <table:table-cell table:formula="of:=ROUND((([.A348]-0)/(1-0))*(27-2)+2)" office:value-type="float" office:value="19">
            <text:p>19</text:p>
          </table:table-cell>
          <table:table-cell table:formula="of:=(([.B348]-0)/(1-0))*(10-0)+0" office:value-type="float" office:value="6.93359375">
            <text:p>6.933593750</text:p>
          </table:table-cell>
          <table:table-cell table:formula="of:=(([.C348]-0)/(1-0))*(1500-0.000000001)+0.000000001" office:value-type="float" office:value="700.195312500533">
            <text:p>700.195312501</text:p>
          </table:table-cell>
          <table:table-cell table:formula="of:=(([.D348]-0)/(1-0))*(1-0.000000001)+0.000000001" office:value-type="float" office:value="0.771484375228516">
            <text:p>0.771484375</text:p>
          </table:table-cell>
          <table:table-cell table:formula="of:=[.M348]*[.P348]" office:value-type="float" office:value="14.6582031293418">
            <text:p>14.658203129</text:p>
          </table:table-cell>
          <table:table-cell table:formula="of:=(([.E348]-0)/(1-0))*(100-0.000000001)+0.000000001" office:value-type="float" office:value="22.4609375007754">
            <text:p>22.460937501</text:p>
          </table:table-cell>
          <table:table-cell table:formula="of:=(([.F348]-0)/(1-0))*(100-0)+0" office:value-type="float" office:value="25.5859375">
            <text:p>25.585937500</text:p>
          </table:table-cell>
          <table:table-cell table:formula="of:=(([.G348]-0)/(1-0))*(3-0)+0" office:value-type="float" office:value="1.681640625">
            <text:p>1.681640625</text:p>
          </table:table-cell>
          <table:table-cell table:formula="of:=(([.H348]-0)/(1-0))*(3-0)+0" office:value-type="float" office:value="2.314453125">
            <text:p>2.314453125</text:p>
          </table:table-cell>
          <table:table-cell table:formula="of:=(([.I348]-0)/(1-0))*(100-0)+0" office:value-type="float" office:value="99.8046875">
            <text:p>99.804687500</text:p>
          </table:table-cell>
          <table:table-cell table:formula="of:=(([.J348]-0)/(1-0))*(3-0)+0" office:value-type="float" office:value="1.669921875">
            <text:p>1.669921875</text:p>
          </table:table-cell>
          <table:table-cell table:formula="of:=(([.K348]-0)/(1-0))*(3-0)+0" office:value-type="float" office:value="2.044921875">
            <text:p>2.044921875</text:p>
          </table:table-cell>
        </table:table-row>
        <table:table-row table:style-name="ro2">
          <table:table-cell office:value-type="float" office:value="0.935546875">
            <text:p>0.935546875</text:p>
          </table:table-cell>
          <table:table-cell office:value-type="float" office:value="0.443359375">
            <text:p>0.443359375</text:p>
          </table:table-cell>
          <table:table-cell office:value-type="float" office:value="0.716796875">
            <text:p>0.716796875</text:p>
          </table:table-cell>
          <table:table-cell office:value-type="float" office:value="0.021484375">
            <text:p>0.021484375</text:p>
          </table:table-cell>
          <table:table-cell office:value-type="float" office:value="0.474609375">
            <text:p>0.474609375</text:p>
          </table:table-cell>
          <table:table-cell office:value-type="float" office:value="0.005859375">
            <text:p>0.005859375</text:p>
          </table:table-cell>
          <table:table-cell office:value-type="float" office:value="0.310546875">
            <text:p>0.310546875</text:p>
          </table:table-cell>
          <table:table-cell office:value-type="float" office:value="0.521484375">
            <text:p>0.521484375</text:p>
          </table:table-cell>
          <table:table-cell office:value-type="float" office:value="0.748046875">
            <text:p>0.748046875</text:p>
          </table:table-cell>
          <table:table-cell office:value-type="float" office:value="0.806640625">
            <text:p>0.806640625</text:p>
          </table:table-cell>
          <table:table-cell office:value-type="float" office:value="0.931640625">
            <text:p>0.931640625</text:p>
          </table:table-cell>
          <table:table-cell/>
          <table:table-cell table:formula="of:=ROUND((([.A349]-0)/(1-0))*(27-2)+2)" office:value-type="float" office:value="25">
            <text:p>25</text:p>
          </table:table-cell>
          <table:table-cell table:formula="of:=(([.B349]-0)/(1-0))*(10-0)+0" office:value-type="float" office:value="4.43359375">
            <text:p>4.433593750</text:p>
          </table:table-cell>
          <table:table-cell table:formula="of:=(([.C349]-0)/(1-0))*(1500-0.000000001)+0.000000001" office:value-type="float" office:value="1075.19531250028">
            <text:p>1075.195312500</text:p>
          </table:table-cell>
          <table:table-cell table:formula="of:=(([.D349]-0)/(1-0))*(1-0.000000001)+0.000000001" office:value-type="float" office:value="0.0214843759785156">
            <text:p>0.021484376</text:p>
          </table:table-cell>
          <table:table-cell table:formula="of:=[.M349]*[.P349]" office:value-type="float" office:value="0.537109399462891">
            <text:p>0.537109399</text:p>
          </table:table-cell>
          <table:table-cell table:formula="of:=(([.E349]-0)/(1-0))*(100-0.000000001)+0.000000001" office:value-type="float" office:value="47.4609375005254">
            <text:p>47.460937501</text:p>
          </table:table-cell>
          <table:table-cell table:formula="of:=(([.F349]-0)/(1-0))*(100-0)+0" office:value-type="float" office:value="0.5859375">
            <text:p>0.585937500</text:p>
          </table:table-cell>
          <table:table-cell table:formula="of:=(([.G349]-0)/(1-0))*(3-0)+0" office:value-type="float" office:value="0.931640625">
            <text:p>0.931640625</text:p>
          </table:table-cell>
          <table:table-cell table:formula="of:=(([.H349]-0)/(1-0))*(3-0)+0" office:value-type="float" office:value="1.564453125">
            <text:p>1.564453125</text:p>
          </table:table-cell>
          <table:table-cell table:formula="of:=(([.I349]-0)/(1-0))*(100-0)+0" office:value-type="float" office:value="74.8046875">
            <text:p>74.804687500</text:p>
          </table:table-cell>
          <table:table-cell table:formula="of:=(([.J349]-0)/(1-0))*(3-0)+0" office:value-type="float" office:value="2.419921875">
            <text:p>2.419921875</text:p>
          </table:table-cell>
          <table:table-cell table:formula="of:=(([.K349]-0)/(1-0))*(3-0)+0" office:value-type="float" office:value="2.794921875">
            <text:p>2.794921875</text:p>
          </table:table-cell>
        </table:table-row>
        <table:table-row table:style-name="ro2">
          <table:table-cell office:value-type="float" office:value="0.435546875">
            <text:p>0.435546875</text:p>
          </table:table-cell>
          <table:table-cell office:value-type="float" office:value="0.943359375">
            <text:p>0.943359375</text:p>
          </table:table-cell>
          <table:table-cell office:value-type="float" office:value="0.216796875">
            <text:p>0.216796875</text:p>
          </table:table-cell>
          <table:table-cell office:value-type="float" office:value="0.521484375">
            <text:p>0.521484375</text:p>
          </table:table-cell>
          <table:table-cell office:value-type="float" office:value="0.974609375">
            <text:p>0.974609375</text:p>
          </table:table-cell>
          <table:table-cell office:value-type="float" office:value="0.505859375">
            <text:p>0.505859375</text:p>
          </table:table-cell>
          <table:table-cell office:value-type="float" office:value="0.810546875">
            <text:p>0.810546875</text:p>
          </table:table-cell>
          <table:table-cell office:value-type="float" office:value="0.021484375">
            <text:p>0.021484375</text:p>
          </table:table-cell>
          <table:table-cell office:value-type="float" office:value="0.248046875">
            <text:p>0.248046875</text:p>
          </table:table-cell>
          <table:table-cell office:value-type="float" office:value="0.306640625">
            <text:p>0.306640625</text:p>
          </table:table-cell>
          <table:table-cell office:value-type="float" office:value="0.431640625">
            <text:p>0.431640625</text:p>
          </table:table-cell>
          <table:table-cell/>
          <table:table-cell table:formula="of:=ROUND((([.A350]-0)/(1-0))*(27-2)+2)" office:value-type="float" office:value="13">
            <text:p>13</text:p>
          </table:table-cell>
          <table:table-cell table:formula="of:=(([.B350]-0)/(1-0))*(10-0)+0" office:value-type="float" office:value="9.43359375">
            <text:p>9.433593750</text:p>
          </table:table-cell>
          <table:table-cell table:formula="of:=(([.C350]-0)/(1-0))*(1500-0.000000001)+0.000000001" office:value-type="float" office:value="325.195312500783">
            <text:p>325.195312501</text:p>
          </table:table-cell>
          <table:table-cell table:formula="of:=(([.D350]-0)/(1-0))*(1-0.000000001)+0.000000001" office:value-type="float" office:value="0.521484375478516">
            <text:p>0.521484375</text:p>
          </table:table-cell>
          <table:table-cell table:formula="of:=[.M350]*[.P350]" office:value-type="float" office:value="6.7792968812207">
            <text:p>6.779296881</text:p>
          </table:table-cell>
          <table:table-cell table:formula="of:=(([.E350]-0)/(1-0))*(100-0.000000001)+0.000000001" office:value-type="float" office:value="97.4609375000254">
            <text:p>97.460937500</text:p>
          </table:table-cell>
          <table:table-cell table:formula="of:=(([.F350]-0)/(1-0))*(100-0)+0" office:value-type="float" office:value="50.5859375">
            <text:p>50.585937500</text:p>
          </table:table-cell>
          <table:table-cell table:formula="of:=(([.G350]-0)/(1-0))*(3-0)+0" office:value-type="float" office:value="2.431640625">
            <text:p>2.431640625</text:p>
          </table:table-cell>
          <table:table-cell table:formula="of:=(([.H350]-0)/(1-0))*(3-0)+0" office:value-type="float" office:value="0.064453125">
            <text:p>0.064453125</text:p>
          </table:table-cell>
          <table:table-cell table:formula="of:=(([.I350]-0)/(1-0))*(100-0)+0" office:value-type="float" office:value="24.8046875">
            <text:p>24.804687500</text:p>
          </table:table-cell>
          <table:table-cell table:formula="of:=(([.J350]-0)/(1-0))*(3-0)+0" office:value-type="float" office:value="0.919921875">
            <text:p>0.919921875</text:p>
          </table:table-cell>
          <table:table-cell table:formula="of:=(([.K350]-0)/(1-0))*(3-0)+0" office:value-type="float" office:value="1.294921875">
            <text:p>1.294921875</text:p>
          </table:table-cell>
        </table:table-row>
        <table:table-row table:style-name="ro2">
          <table:table-cell office:value-type="float" office:value="0.310546875">
            <text:p>0.310546875</text:p>
          </table:table-cell>
          <table:table-cell office:value-type="float" office:value="0.318359375">
            <text:p>0.318359375</text:p>
          </table:table-cell>
          <table:table-cell office:value-type="float" office:value="0.341796875">
            <text:p>0.341796875</text:p>
          </table:table-cell>
          <table:table-cell office:value-type="float" office:value="0.646484375">
            <text:p>0.646484375</text:p>
          </table:table-cell>
          <table:table-cell office:value-type="float" office:value="0.849609375">
            <text:p>0.849609375</text:p>
          </table:table-cell>
          <table:table-cell office:value-type="float" office:value="0.880859375">
            <text:p>0.880859375</text:p>
          </table:table-cell>
          <table:table-cell office:value-type="float" office:value="0.435546875">
            <text:p>0.435546875</text:p>
          </table:table-cell>
          <table:table-cell office:value-type="float" office:value="0.646484375">
            <text:p>0.646484375</text:p>
          </table:table-cell>
          <table:table-cell office:value-type="float" office:value="0.623046875">
            <text:p>0.623046875</text:p>
          </table:table-cell>
          <table:table-cell office:value-type="float" office:value="0.681640625">
            <text:p>0.681640625</text:p>
          </table:table-cell>
          <table:table-cell office:value-type="float" office:value="0.806640625">
            <text:p>0.806640625</text:p>
          </table:table-cell>
          <table:table-cell/>
          <table:table-cell table:formula="of:=ROUND((([.A351]-0)/(1-0))*(27-2)+2)" office:value-type="float" office:value="10">
            <text:p>10</text:p>
          </table:table-cell>
          <table:table-cell table:formula="of:=(([.B351]-0)/(1-0))*(10-0)+0" office:value-type="float" office:value="3.18359375">
            <text:p>3.183593750</text:p>
          </table:table-cell>
          <table:table-cell table:formula="of:=(([.C351]-0)/(1-0))*(1500-0.000000001)+0.000000001" office:value-type="float" office:value="512.695312500658">
            <text:p>512.695312501</text:p>
          </table:table-cell>
          <table:table-cell table:formula="of:=(([.D351]-0)/(1-0))*(1-0.000000001)+0.000000001" office:value-type="float" office:value="0.646484375353516">
            <text:p>0.646484375</text:p>
          </table:table-cell>
          <table:table-cell table:formula="of:=[.M351]*[.P351]" office:value-type="float" office:value="6.46484375353516">
            <text:p>6.464843754</text:p>
          </table:table-cell>
          <table:table-cell table:formula="of:=(([.E351]-0)/(1-0))*(100-0.000000001)+0.000000001" office:value-type="float" office:value="84.9609375001504">
            <text:p>84.960937500</text:p>
          </table:table-cell>
          <table:table-cell table:formula="of:=(([.F351]-0)/(1-0))*(100-0)+0" office:value-type="float" office:value="88.0859375">
            <text:p>88.085937500</text:p>
          </table:table-cell>
          <table:table-cell table:formula="of:=(([.G351]-0)/(1-0))*(3-0)+0" office:value-type="float" office:value="1.306640625">
            <text:p>1.306640625</text:p>
          </table:table-cell>
          <table:table-cell table:formula="of:=(([.H351]-0)/(1-0))*(3-0)+0" office:value-type="float" office:value="1.939453125">
            <text:p>1.939453125</text:p>
          </table:table-cell>
          <table:table-cell table:formula="of:=(([.I351]-0)/(1-0))*(100-0)+0" office:value-type="float" office:value="62.3046875">
            <text:p>62.304687500</text:p>
          </table:table-cell>
          <table:table-cell table:formula="of:=(([.J351]-0)/(1-0))*(3-0)+0" office:value-type="float" office:value="2.044921875">
            <text:p>2.044921875</text:p>
          </table:table-cell>
          <table:table-cell table:formula="of:=(([.K351]-0)/(1-0))*(3-0)+0" office:value-type="float" office:value="2.419921875">
            <text:p>2.419921875</text:p>
          </table:table-cell>
        </table:table-row>
        <table:table-row table:style-name="ro2">
          <table:table-cell office:value-type="float" office:value="0.810546875">
            <text:p>0.810546875</text:p>
          </table:table-cell>
          <table:table-cell office:value-type="float" office:value="0.818359375">
            <text:p>0.818359375</text:p>
          </table:table-cell>
          <table:table-cell office:value-type="float" office:value="0.841796875">
            <text:p>0.841796875</text:p>
          </table:table-cell>
          <table:table-cell office:value-type="float" office:value="0.146484375">
            <text:p>0.146484375</text:p>
          </table:table-cell>
          <table:table-cell office:value-type="float" office:value="0.349609375">
            <text:p>0.349609375</text:p>
          </table:table-cell>
          <table:table-cell office:value-type="float" office:value="0.380859375">
            <text:p>0.380859375</text:p>
          </table:table-cell>
          <table:table-cell office:value-type="float" office:value="0.935546875">
            <text:p>0.935546875</text:p>
          </table:table-cell>
          <table:table-cell office:value-type="float" office:value="0.146484375">
            <text:p>0.146484375</text:p>
          </table:table-cell>
          <table:table-cell office:value-type="float" office:value="0.123046875">
            <text:p>0.123046875</text:p>
          </table:table-cell>
          <table:table-cell office:value-type="float" office:value="0.181640625">
            <text:p>0.181640625</text:p>
          </table:table-cell>
          <table:table-cell office:value-type="float" office:value="0.306640625">
            <text:p>0.306640625</text:p>
          </table:table-cell>
          <table:table-cell/>
          <table:table-cell table:formula="of:=ROUND((([.A352]-0)/(1-0))*(27-2)+2)" office:value-type="float" office:value="22">
            <text:p>22</text:p>
          </table:table-cell>
          <table:table-cell table:formula="of:=(([.B352]-0)/(1-0))*(10-0)+0" office:value-type="float" office:value="8.18359375">
            <text:p>8.183593750</text:p>
          </table:table-cell>
          <table:table-cell table:formula="of:=(([.C352]-0)/(1-0))*(1500-0.000000001)+0.000000001" office:value-type="float" office:value="1262.69531250016">
            <text:p>1262.695312500</text:p>
          </table:table-cell>
          <table:table-cell table:formula="of:=(([.D352]-0)/(1-0))*(1-0.000000001)+0.000000001" office:value-type="float" office:value="0.146484375853516">
            <text:p>0.146484376</text:p>
          </table:table-cell>
          <table:table-cell table:formula="of:=[.M352]*[.P352]" office:value-type="float" office:value="3.22265626877734">
            <text:p>3.222656269</text:p>
          </table:table-cell>
          <table:table-cell table:formula="of:=(([.E352]-0)/(1-0))*(100-0.000000001)+0.000000001" office:value-type="float" office:value="34.9609375006504">
            <text:p>34.960937501</text:p>
          </table:table-cell>
          <table:table-cell table:formula="of:=(([.F352]-0)/(1-0))*(100-0)+0" office:value-type="float" office:value="38.0859375">
            <text:p>38.085937500</text:p>
          </table:table-cell>
          <table:table-cell table:formula="of:=(([.G352]-0)/(1-0))*(3-0)+0" office:value-type="float" office:value="2.806640625">
            <text:p>2.806640625</text:p>
          </table:table-cell>
          <table:table-cell table:formula="of:=(([.H352]-0)/(1-0))*(3-0)+0" office:value-type="float" office:value="0.439453125">
            <text:p>0.439453125</text:p>
          </table:table-cell>
          <table:table-cell table:formula="of:=(([.I352]-0)/(1-0))*(100-0)+0" office:value-type="float" office:value="12.3046875">
            <text:p>12.304687500</text:p>
          </table:table-cell>
          <table:table-cell table:formula="of:=(([.J352]-0)/(1-0))*(3-0)+0" office:value-type="float" office:value="0.544921875">
            <text:p>0.544921875</text:p>
          </table:table-cell>
          <table:table-cell table:formula="of:=(([.K352]-0)/(1-0))*(3-0)+0" office:value-type="float" office:value="0.919921875">
            <text:p>0.919921875</text:p>
          </table:table-cell>
        </table:table-row>
        <table:table-row table:style-name="ro2">
          <table:table-cell office:value-type="float" office:value="0.560546875">
            <text:p>0.560546875</text:p>
          </table:table-cell>
          <table:table-cell office:value-type="float" office:value="0.068359375">
            <text:p>0.068359375</text:p>
          </table:table-cell>
          <table:table-cell office:value-type="float" office:value="0.091796875">
            <text:p>0.091796875</text:p>
          </table:table-cell>
          <table:table-cell office:value-type="float" office:value="0.896484375">
            <text:p>0.896484375</text:p>
          </table:table-cell>
          <table:table-cell office:value-type="float" office:value="0.099609375">
            <text:p>0.099609375</text:p>
          </table:table-cell>
          <table:table-cell office:value-type="float" office:value="0.130859375">
            <text:p>0.130859375</text:p>
          </table:table-cell>
          <table:table-cell office:value-type="float" office:value="0.185546875">
            <text:p>0.185546875</text:p>
          </table:table-cell>
          <table:table-cell office:value-type="float" office:value="0.396484375">
            <text:p>0.396484375</text:p>
          </table:table-cell>
          <table:table-cell office:value-type="float" office:value="0.373046875">
            <text:p>0.373046875</text:p>
          </table:table-cell>
          <table:table-cell office:value-type="float" office:value="0.431640625">
            <text:p>0.431640625</text:p>
          </table:table-cell>
          <table:table-cell office:value-type="float" office:value="0.056640625">
            <text:p>0.056640625</text:p>
          </table:table-cell>
          <table:table-cell/>
          <table:table-cell table:formula="of:=ROUND((([.A353]-0)/(1-0))*(27-2)+2)" office:value-type="float" office:value="16">
            <text:p>16</text:p>
          </table:table-cell>
          <table:table-cell table:formula="of:=(([.B353]-0)/(1-0))*(10-0)+0" office:value-type="float" office:value="0.68359375">
            <text:p>0.683593750</text:p>
          </table:table-cell>
          <table:table-cell table:formula="of:=(([.C353]-0)/(1-0))*(1500-0.000000001)+0.000000001" office:value-type="float" office:value="137.695312500908">
            <text:p>137.695312501</text:p>
          </table:table-cell>
          <table:table-cell table:formula="of:=(([.D353]-0)/(1-0))*(1-0.000000001)+0.000000001" office:value-type="float" office:value="0.896484375103516">
            <text:p>0.896484375</text:p>
          </table:table-cell>
          <table:table-cell table:formula="of:=[.M353]*[.P353]" office:value-type="float" office:value="14.3437500016563">
            <text:p>14.343750002</text:p>
          </table:table-cell>
          <table:table-cell table:formula="of:=(([.E353]-0)/(1-0))*(100-0.000000001)+0.000000001" office:value-type="float" office:value="9.96093750090039">
            <text:p>9.960937501</text:p>
          </table:table-cell>
          <table:table-cell table:formula="of:=(([.F353]-0)/(1-0))*(100-0)+0" office:value-type="float" office:value="13.0859375">
            <text:p>13.085937500</text:p>
          </table:table-cell>
          <table:table-cell table:formula="of:=(([.G353]-0)/(1-0))*(3-0)+0" office:value-type="float" office:value="0.556640625">
            <text:p>0.556640625</text:p>
          </table:table-cell>
          <table:table-cell table:formula="of:=(([.H353]-0)/(1-0))*(3-0)+0" office:value-type="float" office:value="1.189453125">
            <text:p>1.189453125</text:p>
          </table:table-cell>
          <table:table-cell table:formula="of:=(([.I353]-0)/(1-0))*(100-0)+0" office:value-type="float" office:value="37.3046875">
            <text:p>37.304687500</text:p>
          </table:table-cell>
          <table:table-cell table:formula="of:=(([.J353]-0)/(1-0))*(3-0)+0" office:value-type="float" office:value="1.294921875">
            <text:p>1.294921875</text:p>
          </table:table-cell>
          <table:table-cell table:formula="of:=(([.K353]-0)/(1-0))*(3-0)+0" office:value-type="float" office:value="0.169921875">
            <text:p>0.169921875</text:p>
          </table:table-cell>
        </table:table-row>
        <table:table-row table:style-name="ro2">
          <table:table-cell office:value-type="float" office:value="0.060546875">
            <text:p>0.060546875</text:p>
          </table:table-cell>
          <table:table-cell office:value-type="float" office:value="0.568359375">
            <text:p>0.568359375</text:p>
          </table:table-cell>
          <table:table-cell office:value-type="float" office:value="0.591796875">
            <text:p>0.591796875</text:p>
          </table:table-cell>
          <table:table-cell office:value-type="float" office:value="0.396484375">
            <text:p>0.396484375</text:p>
          </table:table-cell>
          <table:table-cell office:value-type="float" office:value="0.599609375">
            <text:p>0.599609375</text:p>
          </table:table-cell>
          <table:table-cell office:value-type="float" office:value="0.630859375">
            <text:p>0.630859375</text:p>
          </table:table-cell>
          <table:table-cell office:value-type="float" office:value="0.685546875">
            <text:p>0.685546875</text:p>
          </table:table-cell>
          <table:table-cell office:value-type="float" office:value="0.896484375">
            <text:p>0.896484375</text:p>
          </table:table-cell>
          <table:table-cell office:value-type="float" office:value="0.873046875">
            <text:p>0.873046875</text:p>
          </table:table-cell>
          <table:table-cell office:value-type="float" office:value="0.931640625">
            <text:p>0.931640625</text:p>
          </table:table-cell>
          <table:table-cell office:value-type="float" office:value="0.556640625">
            <text:p>0.556640625</text:p>
          </table:table-cell>
          <table:table-cell/>
          <table:table-cell table:formula="of:=ROUND((([.A354]-0)/(1-0))*(27-2)+2)" office:value-type="float" office:value="4">
            <text:p>4</text:p>
          </table:table-cell>
          <table:table-cell table:formula="of:=(([.B354]-0)/(1-0))*(10-0)+0" office:value-type="float" office:value="5.68359375">
            <text:p>5.683593750</text:p>
          </table:table-cell>
          <table:table-cell table:formula="of:=(([.C354]-0)/(1-0))*(1500-0.000000001)+0.000000001" office:value-type="float" office:value="887.695312500408">
            <text:p>887.695312500</text:p>
          </table:table-cell>
          <table:table-cell table:formula="of:=(([.D354]-0)/(1-0))*(1-0.000000001)+0.000000001" office:value-type="float" office:value="0.396484375603516">
            <text:p>0.396484376</text:p>
          </table:table-cell>
          <table:table-cell table:formula="of:=[.M354]*[.P354]" office:value-type="float" office:value="1.58593750241406">
            <text:p>1.585937502</text:p>
          </table:table-cell>
          <table:table-cell table:formula="of:=(([.E354]-0)/(1-0))*(100-0.000000001)+0.000000001" office:value-type="float" office:value="59.9609375004004">
            <text:p>59.960937500</text:p>
          </table:table-cell>
          <table:table-cell table:formula="of:=(([.F354]-0)/(1-0))*(100-0)+0" office:value-type="float" office:value="63.0859375">
            <text:p>63.085937500</text:p>
          </table:table-cell>
          <table:table-cell table:formula="of:=(([.G354]-0)/(1-0))*(3-0)+0" office:value-type="float" office:value="2.056640625">
            <text:p>2.056640625</text:p>
          </table:table-cell>
          <table:table-cell table:formula="of:=(([.H354]-0)/(1-0))*(3-0)+0" office:value-type="float" office:value="2.689453125">
            <text:p>2.689453125</text:p>
          </table:table-cell>
          <table:table-cell table:formula="of:=(([.I354]-0)/(1-0))*(100-0)+0" office:value-type="float" office:value="87.3046875">
            <text:p>87.304687500</text:p>
          </table:table-cell>
          <table:table-cell table:formula="of:=(([.J354]-0)/(1-0))*(3-0)+0" office:value-type="float" office:value="2.794921875">
            <text:p>2.794921875</text:p>
          </table:table-cell>
          <table:table-cell table:formula="of:=(([.K354]-0)/(1-0))*(3-0)+0" office:value-type="float" office:value="1.669921875">
            <text:p>1.669921875</text:p>
          </table:table-cell>
        </table:table-row>
        <table:table-row table:style-name="ro2">
          <table:table-cell office:value-type="float" office:value="0.044921875">
            <text:p>0.044921875</text:p>
          </table:table-cell>
          <table:table-cell office:value-type="float" office:value="0.365234375">
            <text:p>0.365234375</text:p>
          </table:table-cell>
          <table:table-cell office:value-type="float" office:value="0.794921875">
            <text:p>0.794921875</text:p>
          </table:table-cell>
          <table:table-cell office:value-type="float" office:value="0.068359375">
            <text:p>0.068359375</text:p>
          </table:table-cell>
          <table:table-cell office:value-type="float" office:value="0.271484375">
            <text:p>0.271484375</text:p>
          </table:table-cell>
          <table:table-cell office:value-type="float" office:value="0.521484375">
            <text:p>0.521484375</text:p>
          </table:table-cell>
          <table:table-cell office:value-type="float" office:value="0.232421875">
            <text:p>0.232421875</text:p>
          </table:table-cell>
          <table:table-cell office:value-type="float" office:value="0.755859375">
            <text:p>0.755859375</text:p>
          </table:table-cell>
          <table:table-cell office:value-type="float" office:value="0.044921875">
            <text:p>0.044921875</text:p>
          </table:table-cell>
          <table:table-cell office:value-type="float" office:value="0.478515625">
            <text:p>0.478515625</text:p>
          </table:table-cell>
          <table:table-cell office:value-type="float" office:value="0.884765625">
            <text:p>0.884765625</text:p>
          </table:table-cell>
          <table:table-cell/>
          <table:table-cell table:formula="of:=ROUND((([.A355]-0)/(1-0))*(27-2)+2)" office:value-type="float" office:value="3">
            <text:p>3</text:p>
          </table:table-cell>
          <table:table-cell table:formula="of:=(([.B355]-0)/(1-0))*(10-0)+0" office:value-type="float" office:value="3.65234375">
            <text:p>3.652343750</text:p>
          </table:table-cell>
          <table:table-cell table:formula="of:=(([.C355]-0)/(1-0))*(1500-0.000000001)+0.000000001" office:value-type="float" office:value="1192.38281250021">
            <text:p>1192.382812500</text:p>
          </table:table-cell>
          <table:table-cell table:formula="of:=(([.D355]-0)/(1-0))*(1-0.000000001)+0.000000001" office:value-type="float" office:value="0.0683593759316406">
            <text:p>0.068359376</text:p>
          </table:table-cell>
          <table:table-cell table:formula="of:=[.M355]*[.P355]" office:value-type="float" office:value="0.205078127794922">
            <text:p>0.205078128</text:p>
          </table:table-cell>
          <table:table-cell table:formula="of:=(([.E355]-0)/(1-0))*(100-0.000000001)+0.000000001" office:value-type="float" office:value="27.1484375007285">
            <text:p>27.148437501</text:p>
          </table:table-cell>
          <table:table-cell table:formula="of:=(([.F355]-0)/(1-0))*(100-0)+0" office:value-type="float" office:value="52.1484375">
            <text:p>52.148437500</text:p>
          </table:table-cell>
          <table:table-cell table:formula="of:=(([.G355]-0)/(1-0))*(3-0)+0" office:value-type="float" office:value="0.697265625">
            <text:p>0.697265625</text:p>
          </table:table-cell>
          <table:table-cell table:formula="of:=(([.H355]-0)/(1-0))*(3-0)+0" office:value-type="float" office:value="2.267578125">
            <text:p>2.267578125</text:p>
          </table:table-cell>
          <table:table-cell table:formula="of:=(([.I355]-0)/(1-0))*(100-0)+0" office:value-type="float" office:value="4.4921875">
            <text:p>4.492187500</text:p>
          </table:table-cell>
          <table:table-cell table:formula="of:=(([.J355]-0)/(1-0))*(3-0)+0" office:value-type="float" office:value="1.435546875">
            <text:p>1.435546875</text:p>
          </table:table-cell>
          <table:table-cell table:formula="of:=(([.K355]-0)/(1-0))*(3-0)+0" office:value-type="float" office:value="2.654296875">
            <text:p>2.654296875</text:p>
          </table:table-cell>
        </table:table-row>
        <table:table-row table:style-name="ro2">
          <table:table-cell office:value-type="float" office:value="0.544921875">
            <text:p>0.544921875</text:p>
          </table:table-cell>
          <table:table-cell office:value-type="float" office:value="0.865234375">
            <text:p>0.865234375</text:p>
          </table:table-cell>
          <table:table-cell office:value-type="float" office:value="0.294921875">
            <text:p>0.294921875</text:p>
          </table:table-cell>
          <table:table-cell office:value-type="float" office:value="0.568359375">
            <text:p>0.568359375</text:p>
          </table:table-cell>
          <table:table-cell office:value-type="float" office:value="0.771484375">
            <text:p>0.771484375</text:p>
          </table:table-cell>
          <table:table-cell office:value-type="float" office:value="0.021484375">
            <text:p>0.021484375</text:p>
          </table:table-cell>
          <table:table-cell office:value-type="float" office:value="0.732421875">
            <text:p>0.732421875</text:p>
          </table:table-cell>
          <table:table-cell office:value-type="float" office:value="0.255859375">
            <text:p>0.255859375</text:p>
          </table:table-cell>
          <table:table-cell office:value-type="float" office:value="0.544921875">
            <text:p>0.544921875</text:p>
          </table:table-cell>
          <table:table-cell office:value-type="float" office:value="0.978515625">
            <text:p>0.978515625</text:p>
          </table:table-cell>
          <table:table-cell office:value-type="float" office:value="0.384765625">
            <text:p>0.384765625</text:p>
          </table:table-cell>
          <table:table-cell/>
          <table:table-cell table:formula="of:=ROUND((([.A356]-0)/(1-0))*(27-2)+2)" office:value-type="float" office:value="16">
            <text:p>16</text:p>
          </table:table-cell>
          <table:table-cell table:formula="of:=(([.B356]-0)/(1-0))*(10-0)+0" office:value-type="float" office:value="8.65234375">
            <text:p>8.652343750</text:p>
          </table:table-cell>
          <table:table-cell table:formula="of:=(([.C356]-0)/(1-0))*(1500-0.000000001)+0.000000001" office:value-type="float" office:value="442.382812500705">
            <text:p>442.382812501</text:p>
          </table:table-cell>
          <table:table-cell table:formula="of:=(([.D356]-0)/(1-0))*(1-0.000000001)+0.000000001" office:value-type="float" office:value="0.568359375431641">
            <text:p>0.568359375</text:p>
          </table:table-cell>
          <table:table-cell table:formula="of:=[.M356]*[.P356]" office:value-type="float" office:value="9.09375000690625">
            <text:p>9.093750007</text:p>
          </table:table-cell>
          <table:table-cell table:formula="of:=(([.E356]-0)/(1-0))*(100-0.000000001)+0.000000001" office:value-type="float" office:value="77.1484375002285">
            <text:p>77.148437500</text:p>
          </table:table-cell>
          <table:table-cell table:formula="of:=(([.F356]-0)/(1-0))*(100-0)+0" office:value-type="float" office:value="2.1484375">
            <text:p>2.148437500</text:p>
          </table:table-cell>
          <table:table-cell table:formula="of:=(([.G356]-0)/(1-0))*(3-0)+0" office:value-type="float" office:value="2.197265625">
            <text:p>2.197265625</text:p>
          </table:table-cell>
          <table:table-cell table:formula="of:=(([.H356]-0)/(1-0))*(3-0)+0" office:value-type="float" office:value="0.767578125">
            <text:p>0.767578125</text:p>
          </table:table-cell>
          <table:table-cell table:formula="of:=(([.I356]-0)/(1-0))*(100-0)+0" office:value-type="float" office:value="54.4921875">
            <text:p>54.492187500</text:p>
          </table:table-cell>
          <table:table-cell table:formula="of:=(([.J356]-0)/(1-0))*(3-0)+0" office:value-type="float" office:value="2.935546875">
            <text:p>2.935546875</text:p>
          </table:table-cell>
          <table:table-cell table:formula="of:=(([.K356]-0)/(1-0))*(3-0)+0" office:value-type="float" office:value="1.154296875">
            <text:p>1.154296875</text:p>
          </table:table-cell>
        </table:table-row>
        <table:table-row table:style-name="ro2">
          <table:table-cell office:value-type="float" office:value="0.794921875">
            <text:p>0.794921875</text:p>
          </table:table-cell>
          <table:table-cell office:value-type="float" office:value="0.115234375">
            <text:p>0.115234375</text:p>
          </table:table-cell>
          <table:table-cell office:value-type="float" office:value="0.544921875">
            <text:p>0.544921875</text:p>
          </table:table-cell>
          <table:table-cell office:value-type="float" office:value="0.318359375">
            <text:p>0.318359375</text:p>
          </table:table-cell>
          <table:table-cell office:value-type="float" office:value="0.521484375">
            <text:p>0.521484375</text:p>
          </table:table-cell>
          <table:table-cell office:value-type="float" office:value="0.271484375">
            <text:p>0.271484375</text:p>
          </table:table-cell>
          <table:table-cell office:value-type="float" office:value="0.482421875">
            <text:p>0.482421875</text:p>
          </table:table-cell>
          <table:table-cell office:value-type="float" office:value="0.005859375">
            <text:p>0.005859375</text:p>
          </table:table-cell>
          <table:table-cell office:value-type="float" office:value="0.794921875">
            <text:p>0.794921875</text:p>
          </table:table-cell>
          <table:table-cell office:value-type="float" office:value="0.728515625">
            <text:p>0.728515625</text:p>
          </table:table-cell>
          <table:table-cell office:value-type="float" office:value="0.134765625">
            <text:p>0.134765625</text:p>
          </table:table-cell>
          <table:table-cell/>
          <table:table-cell table:formula="of:=ROUND((([.A357]-0)/(1-0))*(27-2)+2)" office:value-type="float" office:value="22">
            <text:p>22</text:p>
          </table:table-cell>
          <table:table-cell table:formula="of:=(([.B357]-0)/(1-0))*(10-0)+0" office:value-type="float" office:value="1.15234375">
            <text:p>1.152343750</text:p>
          </table:table-cell>
          <table:table-cell table:formula="of:=(([.C357]-0)/(1-0))*(1500-0.000000001)+0.000000001" office:value-type="float" office:value="817.382812500455">
            <text:p>817.382812500</text:p>
          </table:table-cell>
          <table:table-cell table:formula="of:=(([.D357]-0)/(1-0))*(1-0.000000001)+0.000000001" office:value-type="float" office:value="0.318359375681641">
            <text:p>0.318359376</text:p>
          </table:table-cell>
          <table:table-cell table:formula="of:=[.M357]*[.P357]" office:value-type="float" office:value="7.0039062649961">
            <text:p>7.003906265</text:p>
          </table:table-cell>
          <table:table-cell table:formula="of:=(([.E357]-0)/(1-0))*(100-0.000000001)+0.000000001" office:value-type="float" office:value="52.1484375004785">
            <text:p>52.148437500</text:p>
          </table:table-cell>
          <table:table-cell table:formula="of:=(([.F357]-0)/(1-0))*(100-0)+0" office:value-type="float" office:value="27.1484375">
            <text:p>27.148437500</text:p>
          </table:table-cell>
          <table:table-cell table:formula="of:=(([.G357]-0)/(1-0))*(3-0)+0" office:value-type="float" office:value="1.447265625">
            <text:p>1.447265625</text:p>
          </table:table-cell>
          <table:table-cell table:formula="of:=(([.H357]-0)/(1-0))*(3-0)+0" office:value-type="float" office:value="0.017578125">
            <text:p>0.017578125</text:p>
          </table:table-cell>
          <table:table-cell table:formula="of:=(([.I357]-0)/(1-0))*(100-0)+0" office:value-type="float" office:value="79.4921875">
            <text:p>79.492187500</text:p>
          </table:table-cell>
          <table:table-cell table:formula="of:=(([.J357]-0)/(1-0))*(3-0)+0" office:value-type="float" office:value="2.185546875">
            <text:p>2.185546875</text:p>
          </table:table-cell>
          <table:table-cell table:formula="of:=(([.K357]-0)/(1-0))*(3-0)+0" office:value-type="float" office:value="0.404296875">
            <text:p>0.404296875</text:p>
          </table:table-cell>
        </table:table-row>
        <table:table-row table:style-name="ro2">
          <table:table-cell office:value-type="float" office:value="0.294921875">
            <text:p>0.294921875</text:p>
          </table:table-cell>
          <table:table-cell office:value-type="float" office:value="0.615234375">
            <text:p>0.615234375</text:p>
          </table:table-cell>
          <table:table-cell office:value-type="float" office:value="0.044921875">
            <text:p>0.044921875</text:p>
          </table:table-cell>
          <table:table-cell office:value-type="float" office:value="0.818359375">
            <text:p>0.818359375</text:p>
          </table:table-cell>
          <table:table-cell office:value-type="float" office:value="0.021484375">
            <text:p>0.021484375</text:p>
          </table:table-cell>
          <table:table-cell office:value-type="float" office:value="0.771484375">
            <text:p>0.771484375</text:p>
          </table:table-cell>
          <table:table-cell office:value-type="float" office:value="0.982421875">
            <text:p>0.982421875</text:p>
          </table:table-cell>
          <table:table-cell office:value-type="float" office:value="0.505859375">
            <text:p>0.505859375</text:p>
          </table:table-cell>
          <table:table-cell office:value-type="float" office:value="0.294921875">
            <text:p>0.294921875</text:p>
          </table:table-cell>
          <table:table-cell office:value-type="float" office:value="0.228515625">
            <text:p>0.228515625</text:p>
          </table:table-cell>
          <table:table-cell office:value-type="float" office:value="0.634765625">
            <text:p>0.634765625</text:p>
          </table:table-cell>
          <table:table-cell/>
          <table:table-cell table:formula="of:=ROUND((([.A358]-0)/(1-0))*(27-2)+2)" office:value-type="float" office:value="9">
            <text:p>9</text:p>
          </table:table-cell>
          <table:table-cell table:formula="of:=(([.B358]-0)/(1-0))*(10-0)+0" office:value-type="float" office:value="6.15234375">
            <text:p>6.152343750</text:p>
          </table:table-cell>
          <table:table-cell table:formula="of:=(([.C358]-0)/(1-0))*(1500-0.000000001)+0.000000001" office:value-type="float" office:value="67.3828125009551">
            <text:p>67.382812501</text:p>
          </table:table-cell>
          <table:table-cell table:formula="of:=(([.D358]-0)/(1-0))*(1-0.000000001)+0.000000001" office:value-type="float" office:value="0.818359375181641">
            <text:p>0.818359375</text:p>
          </table:table-cell>
          <table:table-cell table:formula="of:=[.M358]*[.P358]" office:value-type="float" office:value="7.36523437663477">
            <text:p>7.365234377</text:p>
          </table:table-cell>
          <table:table-cell table:formula="of:=(([.E358]-0)/(1-0))*(100-0.000000001)+0.000000001" office:value-type="float" office:value="2.14843750097852">
            <text:p>2.148437501</text:p>
          </table:table-cell>
          <table:table-cell table:formula="of:=(([.F358]-0)/(1-0))*(100-0)+0" office:value-type="float" office:value="77.1484375">
            <text:p>77.148437500</text:p>
          </table:table-cell>
          <table:table-cell table:formula="of:=(([.G358]-0)/(1-0))*(3-0)+0" office:value-type="float" office:value="2.947265625">
            <text:p>2.947265625</text:p>
          </table:table-cell>
          <table:table-cell table:formula="of:=(([.H358]-0)/(1-0))*(3-0)+0" office:value-type="float" office:value="1.517578125">
            <text:p>1.517578125</text:p>
          </table:table-cell>
          <table:table-cell table:formula="of:=(([.I358]-0)/(1-0))*(100-0)+0" office:value-type="float" office:value="29.4921875">
            <text:p>29.492187500</text:p>
          </table:table-cell>
          <table:table-cell table:formula="of:=(([.J358]-0)/(1-0))*(3-0)+0" office:value-type="float" office:value="0.685546875">
            <text:p>0.685546875</text:p>
          </table:table-cell>
          <table:table-cell table:formula="of:=(([.K358]-0)/(1-0))*(3-0)+0" office:value-type="float" office:value="1.904296875">
            <text:p>1.904296875</text:p>
          </table:table-cell>
        </table:table-row>
        <table:table-row table:style-name="ro2">
          <table:table-cell office:value-type="float" office:value="0.419921875">
            <text:p>0.419921875</text:p>
          </table:table-cell>
          <table:table-cell office:value-type="float" office:value="0.240234375">
            <text:p>0.240234375</text:p>
          </table:table-cell>
          <table:table-cell office:value-type="float" office:value="0.419921875">
            <text:p>0.419921875</text:p>
          </table:table-cell>
          <table:table-cell office:value-type="float" office:value="0.943359375">
            <text:p>0.943359375</text:p>
          </table:table-cell>
          <table:table-cell office:value-type="float" office:value="0.146484375">
            <text:p>0.146484375</text:p>
          </table:table-cell>
          <table:table-cell office:value-type="float" office:value="0.646484375">
            <text:p>0.646484375</text:p>
          </table:table-cell>
          <table:table-cell office:value-type="float" office:value="0.357421875">
            <text:p>0.357421875</text:p>
          </table:table-cell>
          <table:table-cell office:value-type="float" office:value="0.130859375">
            <text:p>0.130859375</text:p>
          </table:table-cell>
          <table:table-cell office:value-type="float" office:value="0.919921875">
            <text:p>0.919921875</text:p>
          </table:table-cell>
          <table:table-cell office:value-type="float" office:value="0.853515625">
            <text:p>0.853515625</text:p>
          </table:table-cell>
          <table:table-cell office:value-type="float" office:value="0.009765625">
            <text:p>0.009765625</text:p>
          </table:table-cell>
          <table:table-cell/>
          <table:table-cell table:formula="of:=ROUND((([.A359]-0)/(1-0))*(27-2)+2)" office:value-type="float" office:value="12">
            <text:p>12</text:p>
          </table:table-cell>
          <table:table-cell table:formula="of:=(([.B359]-0)/(1-0))*(10-0)+0" office:value-type="float" office:value="2.40234375">
            <text:p>2.402343750</text:p>
          </table:table-cell>
          <table:table-cell table:formula="of:=(([.C359]-0)/(1-0))*(1500-0.000000001)+0.000000001" office:value-type="float" office:value="629.88281250058">
            <text:p>629.882812501</text:p>
          </table:table-cell>
          <table:table-cell table:formula="of:=(([.D359]-0)/(1-0))*(1-0.000000001)+0.000000001" office:value-type="float" office:value="0.943359375056641">
            <text:p>0.943359375</text:p>
          </table:table-cell>
          <table:table-cell table:formula="of:=[.M359]*[.P359]" office:value-type="float" office:value="11.3203125006797">
            <text:p>11.320312501</text:p>
          </table:table-cell>
          <table:table-cell table:formula="of:=(([.E359]-0)/(1-0))*(100-0.000000001)+0.000000001" office:value-type="float" office:value="14.6484375008535">
            <text:p>14.648437501</text:p>
          </table:table-cell>
          <table:table-cell table:formula="of:=(([.F359]-0)/(1-0))*(100-0)+0" office:value-type="float" office:value="64.6484375">
            <text:p>64.648437500</text:p>
          </table:table-cell>
          <table:table-cell table:formula="of:=(([.G359]-0)/(1-0))*(3-0)+0" office:value-type="float" office:value="1.072265625">
            <text:p>1.072265625</text:p>
          </table:table-cell>
          <table:table-cell table:formula="of:=(([.H359]-0)/(1-0))*(3-0)+0" office:value-type="float" office:value="0.392578125">
            <text:p>0.392578125</text:p>
          </table:table-cell>
          <table:table-cell table:formula="of:=(([.I359]-0)/(1-0))*(100-0)+0" office:value-type="float" office:value="91.9921875">
            <text:p>91.992187500</text:p>
          </table:table-cell>
          <table:table-cell table:formula="of:=(([.J359]-0)/(1-0))*(3-0)+0" office:value-type="float" office:value="2.560546875">
            <text:p>2.560546875</text:p>
          </table:table-cell>
          <table:table-cell table:formula="of:=(([.K359]-0)/(1-0))*(3-0)+0" office:value-type="float" office:value="0.029296875">
            <text:p>0.029296875</text:p>
          </table:table-cell>
        </table:table-row>
        <table:table-row table:style-name="ro2">
          <table:table-cell office:value-type="float" office:value="0.919921875">
            <text:p>0.919921875</text:p>
          </table:table-cell>
          <table:table-cell office:value-type="float" office:value="0.740234375">
            <text:p>0.740234375</text:p>
          </table:table-cell>
          <table:table-cell office:value-type="float" office:value="0.919921875">
            <text:p>0.919921875</text:p>
          </table:table-cell>
          <table:table-cell office:value-type="float" office:value="0.443359375">
            <text:p>0.443359375</text:p>
          </table:table-cell>
          <table:table-cell office:value-type="float" office:value="0.646484375">
            <text:p>0.646484375</text:p>
          </table:table-cell>
          <table:table-cell office:value-type="float" office:value="0.146484375">
            <text:p>0.146484375</text:p>
          </table:table-cell>
          <table:table-cell office:value-type="float" office:value="0.857421875">
            <text:p>0.857421875</text:p>
          </table:table-cell>
          <table:table-cell office:value-type="float" office:value="0.630859375">
            <text:p>0.630859375</text:p>
          </table:table-cell>
          <table:table-cell office:value-type="float" office:value="0.419921875">
            <text:p>0.419921875</text:p>
          </table:table-cell>
          <table:table-cell office:value-type="float" office:value="0.353515625">
            <text:p>0.353515625</text:p>
          </table:table-cell>
          <table:table-cell office:value-type="float" office:value="0.509765625">
            <text:p>0.509765625</text:p>
          </table:table-cell>
          <table:table-cell/>
          <table:table-cell table:formula="of:=ROUND((([.A360]-0)/(1-0))*(27-2)+2)" office:value-type="float" office:value="25">
            <text:p>25</text:p>
          </table:table-cell>
          <table:table-cell table:formula="of:=(([.B360]-0)/(1-0))*(10-0)+0" office:value-type="float" office:value="7.40234375">
            <text:p>7.402343750</text:p>
          </table:table-cell>
          <table:table-cell table:formula="of:=(([.C360]-0)/(1-0))*(1500-0.000000001)+0.000000001" office:value-type="float" office:value="1379.88281250008">
            <text:p>1379.882812500</text:p>
          </table:table-cell>
          <table:table-cell table:formula="of:=(([.D360]-0)/(1-0))*(1-0.000000001)+0.000000001" office:value-type="float" office:value="0.443359375556641">
            <text:p>0.443359376</text:p>
          </table:table-cell>
          <table:table-cell table:formula="of:=[.M360]*[.P360]" office:value-type="float" office:value="11.083984388916">
            <text:p>11.083984389</text:p>
          </table:table-cell>
          <table:table-cell table:formula="of:=(([.E360]-0)/(1-0))*(100-0.000000001)+0.000000001" office:value-type="float" office:value="64.6484375003535">
            <text:p>64.648437500</text:p>
          </table:table-cell>
          <table:table-cell table:formula="of:=(([.F360]-0)/(1-0))*(100-0)+0" office:value-type="float" office:value="14.6484375">
            <text:p>14.648437500</text:p>
          </table:table-cell>
          <table:table-cell table:formula="of:=(([.G360]-0)/(1-0))*(3-0)+0" office:value-type="float" office:value="2.572265625">
            <text:p>2.572265625</text:p>
          </table:table-cell>
          <table:table-cell table:formula="of:=(([.H360]-0)/(1-0))*(3-0)+0" office:value-type="float" office:value="1.892578125">
            <text:p>1.892578125</text:p>
          </table:table-cell>
          <table:table-cell table:formula="of:=(([.I360]-0)/(1-0))*(100-0)+0" office:value-type="float" office:value="41.9921875">
            <text:p>41.992187500</text:p>
          </table:table-cell>
          <table:table-cell table:formula="of:=(([.J360]-0)/(1-0))*(3-0)+0" office:value-type="float" office:value="1.060546875">
            <text:p>1.060546875</text:p>
          </table:table-cell>
          <table:table-cell table:formula="of:=(([.K360]-0)/(1-0))*(3-0)+0" office:value-type="float" office:value="1.529296875">
            <text:p>1.529296875</text:p>
          </table:table-cell>
        </table:table-row>
        <table:table-row table:style-name="ro2">
          <table:table-cell office:value-type="float" office:value="0.669921875">
            <text:p>0.669921875</text:p>
          </table:table-cell>
          <table:table-cell office:value-type="float" office:value="0.490234375">
            <text:p>0.490234375</text:p>
          </table:table-cell>
          <table:table-cell office:value-type="float" office:value="0.169921875">
            <text:p>0.169921875</text:p>
          </table:table-cell>
          <table:table-cell office:value-type="float" office:value="0.693359375">
            <text:p>0.693359375</text:p>
          </table:table-cell>
          <table:table-cell office:value-type="float" office:value="0.896484375">
            <text:p>0.896484375</text:p>
          </table:table-cell>
          <table:table-cell office:value-type="float" office:value="0.396484375">
            <text:p>0.396484375</text:p>
          </table:table-cell>
          <table:table-cell office:value-type="float" office:value="0.107421875">
            <text:p>0.107421875</text:p>
          </table:table-cell>
          <table:table-cell office:value-type="float" office:value="0.880859375">
            <text:p>0.880859375</text:p>
          </table:table-cell>
          <table:table-cell office:value-type="float" office:value="0.169921875">
            <text:p>0.169921875</text:p>
          </table:table-cell>
          <table:table-cell office:value-type="float" office:value="0.103515625">
            <text:p>0.103515625</text:p>
          </table:table-cell>
          <table:table-cell office:value-type="float" office:value="0.759765625">
            <text:p>0.759765625</text:p>
          </table:table-cell>
          <table:table-cell/>
          <table:table-cell table:formula="of:=ROUND((([.A361]-0)/(1-0))*(27-2)+2)" office:value-type="float" office:value="19">
            <text:p>19</text:p>
          </table:table-cell>
          <table:table-cell table:formula="of:=(([.B361]-0)/(1-0))*(10-0)+0" office:value-type="float" office:value="4.90234375">
            <text:p>4.902343750</text:p>
          </table:table-cell>
          <table:table-cell table:formula="of:=(([.C361]-0)/(1-0))*(1500-0.000000001)+0.000000001" office:value-type="float" office:value="254.88281250083">
            <text:p>254.882812501</text:p>
          </table:table-cell>
          <table:table-cell table:formula="of:=(([.D361]-0)/(1-0))*(1-0.000000001)+0.000000001" office:value-type="float" office:value="0.693359375306641">
            <text:p>0.693359375</text:p>
          </table:table-cell>
          <table:table-cell table:formula="of:=[.M361]*[.P361]" office:value-type="float" office:value="13.1738281308262">
            <text:p>13.173828131</text:p>
          </table:table-cell>
          <table:table-cell table:formula="of:=(([.E361]-0)/(1-0))*(100-0.000000001)+0.000000001" office:value-type="float" office:value="89.6484375001035">
            <text:p>89.648437500</text:p>
          </table:table-cell>
          <table:table-cell table:formula="of:=(([.F361]-0)/(1-0))*(100-0)+0" office:value-type="float" office:value="39.6484375">
            <text:p>39.648437500</text:p>
          </table:table-cell>
          <table:table-cell table:formula="of:=(([.G361]-0)/(1-0))*(3-0)+0" office:value-type="float" office:value="0.322265625">
            <text:p>0.322265625</text:p>
          </table:table-cell>
          <table:table-cell table:formula="of:=(([.H361]-0)/(1-0))*(3-0)+0" office:value-type="float" office:value="2.642578125">
            <text:p>2.642578125</text:p>
          </table:table-cell>
          <table:table-cell table:formula="of:=(([.I361]-0)/(1-0))*(100-0)+0" office:value-type="float" office:value="16.9921875">
            <text:p>16.992187500</text:p>
          </table:table-cell>
          <table:table-cell table:formula="of:=(([.J361]-0)/(1-0))*(3-0)+0" office:value-type="float" office:value="0.310546875">
            <text:p>0.310546875</text:p>
          </table:table-cell>
          <table:table-cell table:formula="of:=(([.K361]-0)/(1-0))*(3-0)+0" office:value-type="float" office:value="2.279296875">
            <text:p>2.279296875</text:p>
          </table:table-cell>
        </table:table-row>
        <table:table-row table:style-name="ro2">
          <table:table-cell office:value-type="float" office:value="0.169921875">
            <text:p>0.169921875</text:p>
          </table:table-cell>
          <table:table-cell office:value-type="float" office:value="0.990234375">
            <text:p>0.990234375</text:p>
          </table:table-cell>
          <table:table-cell office:value-type="float" office:value="0.669921875">
            <text:p>0.669921875</text:p>
          </table:table-cell>
          <table:table-cell office:value-type="float" office:value="0.193359375">
            <text:p>0.193359375</text:p>
          </table:table-cell>
          <table:table-cell office:value-type="float" office:value="0.396484375">
            <text:p>0.396484375</text:p>
          </table:table-cell>
          <table:table-cell office:value-type="float" office:value="0.896484375">
            <text:p>0.896484375</text:p>
          </table:table-cell>
          <table:table-cell office:value-type="float" office:value="0.607421875">
            <text:p>0.607421875</text:p>
          </table:table-cell>
          <table:table-cell office:value-type="float" office:value="0.380859375">
            <text:p>0.380859375</text:p>
          </table:table-cell>
          <table:table-cell office:value-type="float" office:value="0.669921875">
            <text:p>0.669921875</text:p>
          </table:table-cell>
          <table:table-cell office:value-type="float" office:value="0.603515625">
            <text:p>0.603515625</text:p>
          </table:table-cell>
          <table:table-cell office:value-type="float" office:value="0.259765625">
            <text:p>0.259765625</text:p>
          </table:table-cell>
          <table:table-cell/>
          <table:table-cell table:formula="of:=ROUND((([.A362]-0)/(1-0))*(27-2)+2)" office:value-type="float" office:value="6">
            <text:p>6</text:p>
          </table:table-cell>
          <table:table-cell table:formula="of:=(([.B362]-0)/(1-0))*(10-0)+0" office:value-type="float" office:value="9.90234375">
            <text:p>9.902343750</text:p>
          </table:table-cell>
          <table:table-cell table:formula="of:=(([.C362]-0)/(1-0))*(1500-0.000000001)+0.000000001" office:value-type="float" office:value="1004.88281250033">
            <text:p>1004.882812500</text:p>
          </table:table-cell>
          <table:table-cell table:formula="of:=(([.D362]-0)/(1-0))*(1-0.000000001)+0.000000001" office:value-type="float" office:value="0.193359375806641">
            <text:p>0.193359376</text:p>
          </table:table-cell>
          <table:table-cell table:formula="of:=[.M362]*[.P362]" office:value-type="float" office:value="1.16015625483984">
            <text:p>1.160156255</text:p>
          </table:table-cell>
          <table:table-cell table:formula="of:=(([.E362]-0)/(1-0))*(100-0.000000001)+0.000000001" office:value-type="float" office:value="39.6484375006035">
            <text:p>39.648437501</text:p>
          </table:table-cell>
          <table:table-cell table:formula="of:=(([.F362]-0)/(1-0))*(100-0)+0" office:value-type="float" office:value="89.6484375">
            <text:p>89.648437500</text:p>
          </table:table-cell>
          <table:table-cell table:formula="of:=(([.G362]-0)/(1-0))*(3-0)+0" office:value-type="float" office:value="1.822265625">
            <text:p>1.822265625</text:p>
          </table:table-cell>
          <table:table-cell table:formula="of:=(([.H362]-0)/(1-0))*(3-0)+0" office:value-type="float" office:value="1.142578125">
            <text:p>1.142578125</text:p>
          </table:table-cell>
          <table:table-cell table:formula="of:=(([.I362]-0)/(1-0))*(100-0)+0" office:value-type="float" office:value="66.9921875">
            <text:p>66.992187500</text:p>
          </table:table-cell>
          <table:table-cell table:formula="of:=(([.J362]-0)/(1-0))*(3-0)+0" office:value-type="float" office:value="1.810546875">
            <text:p>1.810546875</text:p>
          </table:table-cell>
          <table:table-cell table:formula="of:=(([.K362]-0)/(1-0))*(3-0)+0" office:value-type="float" office:value="0.779296875">
            <text:p>0.779296875</text:p>
          </table:table-cell>
        </table:table-row>
        <table:table-row table:style-name="ro2">
          <table:table-cell office:value-type="float" office:value="0.232421875">
            <text:p>0.232421875</text:p>
          </table:table-cell>
          <table:table-cell office:value-type="float" office:value="0.052734375">
            <text:p>0.052734375</text:p>
          </table:table-cell>
          <table:table-cell office:value-type="float" office:value="0.232421875">
            <text:p>0.232421875</text:p>
          </table:table-cell>
          <table:table-cell office:value-type="float" office:value="0.380859375">
            <text:p>0.380859375</text:p>
          </table:table-cell>
          <table:table-cell table:number-columns-repeated="2" office:value-type="float" office:value="0.833984375">
            <text:p>0.833984375</text:p>
          </table:table-cell>
          <table:table-cell office:value-type="float" office:value="0.294921875">
            <text:p>0.294921875</text:p>
          </table:table-cell>
          <table:table-cell office:value-type="float" office:value="0.193359375">
            <text:p>0.193359375</text:p>
          </table:table-cell>
          <table:table-cell office:value-type="float" office:value="0.982421875">
            <text:p>0.982421875</text:p>
          </table:table-cell>
          <table:table-cell office:value-type="float" office:value="0.166015625">
            <text:p>0.166015625</text:p>
          </table:table-cell>
          <table:table-cell office:value-type="float" office:value="0.322265625">
            <text:p>0.322265625</text:p>
          </table:table-cell>
          <table:table-cell/>
          <table:table-cell table:formula="of:=ROUND((([.A363]-0)/(1-0))*(27-2)+2)" office:value-type="float" office:value="8">
            <text:p>8</text:p>
          </table:table-cell>
          <table:table-cell table:formula="of:=(([.B363]-0)/(1-0))*(10-0)+0" office:value-type="float" office:value="0.52734375">
            <text:p>0.527343750</text:p>
          </table:table-cell>
          <table:table-cell table:formula="of:=(([.C363]-0)/(1-0))*(1500-0.000000001)+0.000000001" office:value-type="float" office:value="348.632812500768">
            <text:p>348.632812501</text:p>
          </table:table-cell>
          <table:table-cell table:formula="of:=(([.D363]-0)/(1-0))*(1-0.000000001)+0.000000001" office:value-type="float" office:value="0.380859375619141">
            <text:p>0.380859376</text:p>
          </table:table-cell>
          <table:table-cell table:formula="of:=[.M363]*[.P363]" office:value-type="float" office:value="3.04687500495313">
            <text:p>3.046875005</text:p>
          </table:table-cell>
          <table:table-cell table:formula="of:=(([.E363]-0)/(1-0))*(100-0.000000001)+0.000000001" office:value-type="float" office:value="83.398437500166">
            <text:p>83.398437500</text:p>
          </table:table-cell>
          <table:table-cell table:formula="of:=(([.F363]-0)/(1-0))*(100-0)+0" office:value-type="float" office:value="83.3984375">
            <text:p>83.398437500</text:p>
          </table:table-cell>
          <table:table-cell table:formula="of:=(([.G363]-0)/(1-0))*(3-0)+0" office:value-type="float" office:value="0.884765625">
            <text:p>0.884765625</text:p>
          </table:table-cell>
          <table:table-cell table:formula="of:=(([.H363]-0)/(1-0))*(3-0)+0" office:value-type="float" office:value="0.580078125">
            <text:p>0.580078125</text:p>
          </table:table-cell>
          <table:table-cell table:formula="of:=(([.I363]-0)/(1-0))*(100-0)+0" office:value-type="float" office:value="98.2421875">
            <text:p>98.242187500</text:p>
          </table:table-cell>
          <table:table-cell table:formula="of:=(([.J363]-0)/(1-0))*(3-0)+0" office:value-type="float" office:value="0.498046875">
            <text:p>0.498046875</text:p>
          </table:table-cell>
          <table:table-cell table:formula="of:=(([.K363]-0)/(1-0))*(3-0)+0" office:value-type="float" office:value="0.966796875">
            <text:p>0.966796875</text:p>
          </table:table-cell>
        </table:table-row>
        <table:table-row table:style-name="ro2">
          <table:table-cell office:value-type="float" office:value="0.732421875">
            <text:p>0.732421875</text:p>
          </table:table-cell>
          <table:table-cell office:value-type="float" office:value="0.552734375">
            <text:p>0.552734375</text:p>
          </table:table-cell>
          <table:table-cell office:value-type="float" office:value="0.732421875">
            <text:p>0.732421875</text:p>
          </table:table-cell>
          <table:table-cell office:value-type="float" office:value="0.880859375">
            <text:p>0.880859375</text:p>
          </table:table-cell>
          <table:table-cell table:number-columns-repeated="2" office:value-type="float" office:value="0.333984375">
            <text:p>0.333984375</text:p>
          </table:table-cell>
          <table:table-cell office:value-type="float" office:value="0.794921875">
            <text:p>0.794921875</text:p>
          </table:table-cell>
          <table:table-cell office:value-type="float" office:value="0.693359375">
            <text:p>0.693359375</text:p>
          </table:table-cell>
          <table:table-cell office:value-type="float" office:value="0.482421875">
            <text:p>0.482421875</text:p>
          </table:table-cell>
          <table:table-cell office:value-type="float" office:value="0.666015625">
            <text:p>0.666015625</text:p>
          </table:table-cell>
          <table:table-cell office:value-type="float" office:value="0.822265625">
            <text:p>0.822265625</text:p>
          </table:table-cell>
          <table:table-cell/>
          <table:table-cell table:formula="of:=ROUND((([.A364]-0)/(1-0))*(27-2)+2)" office:value-type="float" office:value="20">
            <text:p>20</text:p>
          </table:table-cell>
          <table:table-cell table:formula="of:=(([.B364]-0)/(1-0))*(10-0)+0" office:value-type="float" office:value="5.52734375">
            <text:p>5.527343750</text:p>
          </table:table-cell>
          <table:table-cell table:formula="of:=(([.C364]-0)/(1-0))*(1500-0.000000001)+0.000000001" office:value-type="float" office:value="1098.63281250027">
            <text:p>1098.632812500</text:p>
          </table:table-cell>
          <table:table-cell table:formula="of:=(([.D364]-0)/(1-0))*(1-0.000000001)+0.000000001" office:value-type="float" office:value="0.880859375119141">
            <text:p>0.880859375</text:p>
          </table:table-cell>
          <table:table-cell table:formula="of:=[.M364]*[.P364]" office:value-type="float" office:value="17.6171875023828">
            <text:p>17.617187502</text:p>
          </table:table-cell>
          <table:table-cell table:formula="of:=(([.E364]-0)/(1-0))*(100-0.000000001)+0.000000001" office:value-type="float" office:value="33.398437500666">
            <text:p>33.398437501</text:p>
          </table:table-cell>
          <table:table-cell table:formula="of:=(([.F364]-0)/(1-0))*(100-0)+0" office:value-type="float" office:value="33.3984375">
            <text:p>33.398437500</text:p>
          </table:table-cell>
          <table:table-cell table:formula="of:=(([.G364]-0)/(1-0))*(3-0)+0" office:value-type="float" office:value="2.384765625">
            <text:p>2.384765625</text:p>
          </table:table-cell>
          <table:table-cell table:formula="of:=(([.H364]-0)/(1-0))*(3-0)+0" office:value-type="float" office:value="2.080078125">
            <text:p>2.080078125</text:p>
          </table:table-cell>
          <table:table-cell table:formula="of:=(([.I364]-0)/(1-0))*(100-0)+0" office:value-type="float" office:value="48.2421875">
            <text:p>48.242187500</text:p>
          </table:table-cell>
          <table:table-cell table:formula="of:=(([.J364]-0)/(1-0))*(3-0)+0" office:value-type="float" office:value="1.998046875">
            <text:p>1.998046875</text:p>
          </table:table-cell>
          <table:table-cell table:formula="of:=(([.K364]-0)/(1-0))*(3-0)+0" office:value-type="float" office:value="2.466796875">
            <text:p>2.466796875</text:p>
          </table:table-cell>
        </table:table-row>
        <table:table-row table:style-name="ro2">
          <table:table-cell office:value-type="float" office:value="0.982421875">
            <text:p>0.982421875</text:p>
          </table:table-cell>
          <table:table-cell office:value-type="float" office:value="0.302734375">
            <text:p>0.302734375</text:p>
          </table:table-cell>
          <table:table-cell office:value-type="float" office:value="0.482421875">
            <text:p>0.482421875</text:p>
          </table:table-cell>
          <table:table-cell office:value-type="float" office:value="0.130859375">
            <text:p>0.130859375</text:p>
          </table:table-cell>
          <table:table-cell table:number-columns-repeated="2" office:value-type="float" office:value="0.083984375">
            <text:p>0.083984375</text:p>
          </table:table-cell>
          <table:table-cell office:value-type="float" office:value="0.044921875">
            <text:p>0.044921875</text:p>
          </table:table-cell>
          <table:table-cell office:value-type="float" office:value="0.943359375">
            <text:p>0.943359375</text:p>
          </table:table-cell>
          <table:table-cell office:value-type="float" office:value="0.232421875">
            <text:p>0.232421875</text:p>
          </table:table-cell>
          <table:table-cell office:value-type="float" office:value="0.916015625">
            <text:p>0.916015625</text:p>
          </table:table-cell>
          <table:table-cell office:value-type="float" office:value="0.572265625">
            <text:p>0.572265625</text:p>
          </table:table-cell>
          <table:table-cell/>
          <table:table-cell table:formula="of:=ROUND((([.A365]-0)/(1-0))*(27-2)+2)" office:value-type="float" office:value="27">
            <text:p>27</text:p>
          </table:table-cell>
          <table:table-cell table:formula="of:=(([.B365]-0)/(1-0))*(10-0)+0" office:value-type="float" office:value="3.02734375">
            <text:p>3.027343750</text:p>
          </table:table-cell>
          <table:table-cell table:formula="of:=(([.C365]-0)/(1-0))*(1500-0.000000001)+0.000000001" office:value-type="float" office:value="723.632812500518">
            <text:p>723.632812501</text:p>
          </table:table-cell>
          <table:table-cell table:formula="of:=(([.D365]-0)/(1-0))*(1-0.000000001)+0.000000001" office:value-type="float" office:value="0.130859375869141">
            <text:p>0.130859376</text:p>
          </table:table-cell>
          <table:table-cell table:formula="of:=[.M365]*[.P365]" office:value-type="float" office:value="3.5332031484668">
            <text:p>3.533203148</text:p>
          </table:table-cell>
          <table:table-cell table:formula="of:=(([.E365]-0)/(1-0))*(100-0.000000001)+0.000000001" office:value-type="float" office:value="8.39843750091602">
            <text:p>8.398437501</text:p>
          </table:table-cell>
          <table:table-cell table:formula="of:=(([.F365]-0)/(1-0))*(100-0)+0" office:value-type="float" office:value="8.3984375">
            <text:p>8.398437500</text:p>
          </table:table-cell>
          <table:table-cell table:formula="of:=(([.G365]-0)/(1-0))*(3-0)+0" office:value-type="float" office:value="0.134765625">
            <text:p>0.134765625</text:p>
          </table:table-cell>
          <table:table-cell table:formula="of:=(([.H365]-0)/(1-0))*(3-0)+0" office:value-type="float" office:value="2.830078125">
            <text:p>2.830078125</text:p>
          </table:table-cell>
          <table:table-cell table:formula="of:=(([.I365]-0)/(1-0))*(100-0)+0" office:value-type="float" office:value="23.2421875">
            <text:p>23.242187500</text:p>
          </table:table-cell>
          <table:table-cell table:formula="of:=(([.J365]-0)/(1-0))*(3-0)+0" office:value-type="float" office:value="2.748046875">
            <text:p>2.748046875</text:p>
          </table:table-cell>
          <table:table-cell table:formula="of:=(([.K365]-0)/(1-0))*(3-0)+0" office:value-type="float" office:value="1.716796875">
            <text:p>1.716796875</text:p>
          </table:table-cell>
        </table:table-row>
        <table:table-row table:style-name="ro2">
          <table:table-cell office:value-type="float" office:value="0.482421875">
            <text:p>0.482421875</text:p>
          </table:table-cell>
          <table:table-cell office:value-type="float" office:value="0.802734375">
            <text:p>0.802734375</text:p>
          </table:table-cell>
          <table:table-cell office:value-type="float" office:value="0.982421875">
            <text:p>0.982421875</text:p>
          </table:table-cell>
          <table:table-cell office:value-type="float" office:value="0.630859375">
            <text:p>0.630859375</text:p>
          </table:table-cell>
          <table:table-cell table:number-columns-repeated="2" office:value-type="float" office:value="0.583984375">
            <text:p>0.583984375</text:p>
          </table:table-cell>
          <table:table-cell office:value-type="float" office:value="0.544921875">
            <text:p>0.544921875</text:p>
          </table:table-cell>
          <table:table-cell office:value-type="float" office:value="0.443359375">
            <text:p>0.443359375</text:p>
          </table:table-cell>
          <table:table-cell office:value-type="float" office:value="0.732421875">
            <text:p>0.732421875</text:p>
          </table:table-cell>
          <table:table-cell office:value-type="float" office:value="0.416015625">
            <text:p>0.416015625</text:p>
          </table:table-cell>
          <table:table-cell office:value-type="float" office:value="0.072265625">
            <text:p>0.072265625</text:p>
          </table:table-cell>
          <table:table-cell/>
          <table:table-cell table:formula="of:=ROUND((([.A366]-0)/(1-0))*(27-2)+2)" office:value-type="float" office:value="14">
            <text:p>14</text:p>
          </table:table-cell>
          <table:table-cell table:formula="of:=(([.B366]-0)/(1-0))*(10-0)+0" office:value-type="float" office:value="8.02734375">
            <text:p>8.027343750</text:p>
          </table:table-cell>
          <table:table-cell table:formula="of:=(([.C366]-0)/(1-0))*(1500-0.000000001)+0.000000001" office:value-type="float" office:value="1473.63281250002">
            <text:p>1473.632812500</text:p>
          </table:table-cell>
          <table:table-cell table:formula="of:=(([.D366]-0)/(1-0))*(1-0.000000001)+0.000000001" office:value-type="float" office:value="0.630859375369141">
            <text:p>0.630859375</text:p>
          </table:table-cell>
          <table:table-cell table:formula="of:=[.M366]*[.P366]" office:value-type="float" office:value="8.83203125516797">
            <text:p>8.832031255</text:p>
          </table:table-cell>
          <table:table-cell table:formula="of:=(([.E366]-0)/(1-0))*(100-0.000000001)+0.000000001" office:value-type="float" office:value="58.398437500416">
            <text:p>58.398437500</text:p>
          </table:table-cell>
          <table:table-cell table:formula="of:=(([.F366]-0)/(1-0))*(100-0)+0" office:value-type="float" office:value="58.3984375">
            <text:p>58.398437500</text:p>
          </table:table-cell>
          <table:table-cell table:formula="of:=(([.G366]-0)/(1-0))*(3-0)+0" office:value-type="float" office:value="1.634765625">
            <text:p>1.634765625</text:p>
          </table:table-cell>
          <table:table-cell table:formula="of:=(([.H366]-0)/(1-0))*(3-0)+0" office:value-type="float" office:value="1.330078125">
            <text:p>1.330078125</text:p>
          </table:table-cell>
          <table:table-cell table:formula="of:=(([.I366]-0)/(1-0))*(100-0)+0" office:value-type="float" office:value="73.2421875">
            <text:p>73.242187500</text:p>
          </table:table-cell>
          <table:table-cell table:formula="of:=(([.J366]-0)/(1-0))*(3-0)+0" office:value-type="float" office:value="1.248046875">
            <text:p>1.248046875</text:p>
          </table:table-cell>
          <table:table-cell table:formula="of:=(([.K366]-0)/(1-0))*(3-0)+0" office:value-type="float" office:value="0.216796875">
            <text:p>0.216796875</text:p>
          </table:table-cell>
        </table:table-row>
        <table:table-row table:style-name="ro2">
          <table:table-cell office:value-type="float" office:value="0.357421875">
            <text:p>0.357421875</text:p>
          </table:table-cell>
          <table:table-cell office:value-type="float" office:value="0.427734375">
            <text:p>0.427734375</text:p>
          </table:table-cell>
          <table:table-cell office:value-type="float" office:value="0.607421875">
            <text:p>0.607421875</text:p>
          </table:table-cell>
          <table:table-cell office:value-type="float" office:value="0.505859375">
            <text:p>0.505859375</text:p>
          </table:table-cell>
          <table:table-cell office:value-type="float" office:value="0.708984375">
            <text:p>0.708984375</text:p>
          </table:table-cell>
          <table:table-cell office:value-type="float" office:value="0.958984375">
            <text:p>0.958984375</text:p>
          </table:table-cell>
          <table:table-cell office:value-type="float" office:value="0.169921875">
            <text:p>0.169921875</text:p>
          </table:table-cell>
          <table:table-cell office:value-type="float" office:value="0.818359375">
            <text:p>0.818359375</text:p>
          </table:table-cell>
          <table:table-cell office:value-type="float" office:value="0.107421875">
            <text:p>0.107421875</text:p>
          </table:table-cell>
          <table:table-cell office:value-type="float" office:value="0.541015625">
            <text:p>0.541015625</text:p>
          </table:table-cell>
          <table:table-cell office:value-type="float" office:value="0.697265625">
            <text:p>0.697265625</text:p>
          </table:table-cell>
          <table:table-cell/>
          <table:table-cell table:formula="of:=ROUND((([.A367]-0)/(1-0))*(27-2)+2)" office:value-type="float" office:value="11">
            <text:p>11</text:p>
          </table:table-cell>
          <table:table-cell table:formula="of:=(([.B367]-0)/(1-0))*(10-0)+0" office:value-type="float" office:value="4.27734375">
            <text:p>4.277343750</text:p>
          </table:table-cell>
          <table:table-cell table:formula="of:=(([.C367]-0)/(1-0))*(1500-0.000000001)+0.000000001" office:value-type="float" office:value="911.132812500393">
            <text:p>911.132812500</text:p>
          </table:table-cell>
          <table:table-cell table:formula="of:=(([.D367]-0)/(1-0))*(1-0.000000001)+0.000000001" office:value-type="float" office:value="0.505859375494141">
            <text:p>0.505859375</text:p>
          </table:table-cell>
          <table:table-cell table:formula="of:=[.M367]*[.P367]" office:value-type="float" office:value="5.56445313043555">
            <text:p>5.564453130</text:p>
          </table:table-cell>
          <table:table-cell table:formula="of:=(([.E367]-0)/(1-0))*(100-0.000000001)+0.000000001" office:value-type="float" office:value="70.898437500291">
            <text:p>70.898437500</text:p>
          </table:table-cell>
          <table:table-cell table:formula="of:=(([.F367]-0)/(1-0))*(100-0)+0" office:value-type="float" office:value="95.8984375">
            <text:p>95.898437500</text:p>
          </table:table-cell>
          <table:table-cell table:formula="of:=(([.G367]-0)/(1-0))*(3-0)+0" office:value-type="float" office:value="0.509765625">
            <text:p>0.509765625</text:p>
          </table:table-cell>
          <table:table-cell table:formula="of:=(([.H367]-0)/(1-0))*(3-0)+0" office:value-type="float" office:value="2.455078125">
            <text:p>2.455078125</text:p>
          </table:table-cell>
          <table:table-cell table:formula="of:=(([.I367]-0)/(1-0))*(100-0)+0" office:value-type="float" office:value="10.7421875">
            <text:p>10.742187500</text:p>
          </table:table-cell>
          <table:table-cell table:formula="of:=(([.J367]-0)/(1-0))*(3-0)+0" office:value-type="float" office:value="1.623046875">
            <text:p>1.623046875</text:p>
          </table:table-cell>
          <table:table-cell table:formula="of:=(([.K367]-0)/(1-0))*(3-0)+0" office:value-type="float" office:value="2.091796875">
            <text:p>2.091796875</text:p>
          </table:table-cell>
        </table:table-row>
        <table:table-row table:style-name="ro2">
          <table:table-cell office:value-type="float" office:value="0.857421875">
            <text:p>0.857421875</text:p>
          </table:table-cell>
          <table:table-cell office:value-type="float" office:value="0.927734375">
            <text:p>0.927734375</text:p>
          </table:table-cell>
          <table:table-cell office:value-type="float" office:value="0.107421875">
            <text:p>0.107421875</text:p>
          </table:table-cell>
          <table:table-cell office:value-type="float" office:value="0.005859375">
            <text:p>0.005859375</text:p>
          </table:table-cell>
          <table:table-cell office:value-type="float" office:value="0.208984375">
            <text:p>0.208984375</text:p>
          </table:table-cell>
          <table:table-cell office:value-type="float" office:value="0.458984375">
            <text:p>0.458984375</text:p>
          </table:table-cell>
          <table:table-cell office:value-type="float" office:value="0.669921875">
            <text:p>0.669921875</text:p>
          </table:table-cell>
          <table:table-cell office:value-type="float" office:value="0.318359375">
            <text:p>0.318359375</text:p>
          </table:table-cell>
          <table:table-cell office:value-type="float" office:value="0.607421875">
            <text:p>0.607421875</text:p>
          </table:table-cell>
          <table:table-cell office:value-type="float" office:value="0.041015625">
            <text:p>0.041015625</text:p>
          </table:table-cell>
          <table:table-cell office:value-type="float" office:value="0.197265625">
            <text:p>0.197265625</text:p>
          </table:table-cell>
          <table:table-cell/>
          <table:table-cell table:formula="of:=ROUND((([.A368]-0)/(1-0))*(27-2)+2)" office:value-type="float" office:value="23">
            <text:p>23</text:p>
          </table:table-cell>
          <table:table-cell table:formula="of:=(([.B368]-0)/(1-0))*(10-0)+0" office:value-type="float" office:value="9.27734375">
            <text:p>9.277343750</text:p>
          </table:table-cell>
          <table:table-cell table:formula="of:=(([.C368]-0)/(1-0))*(1500-0.000000001)+0.000000001" office:value-type="float" office:value="161.132812500893">
            <text:p>161.132812501</text:p>
          </table:table-cell>
          <table:table-cell table:formula="of:=(([.D368]-0)/(1-0))*(1-0.000000001)+0.000000001" office:value-type="float" office:value="0.00585937599414063">
            <text:p>0.005859376</text:p>
          </table:table-cell>
          <table:table-cell table:formula="of:=[.M368]*[.P368]" office:value-type="float" office:value="0.134765647865234">
            <text:p>0.134765648</text:p>
          </table:table-cell>
          <table:table-cell table:formula="of:=(([.E368]-0)/(1-0))*(100-0.000000001)+0.000000001" office:value-type="float" office:value="20.898437500791">
            <text:p>20.898437501</text:p>
          </table:table-cell>
          <table:table-cell table:formula="of:=(([.F368]-0)/(1-0))*(100-0)+0" office:value-type="float" office:value="45.8984375">
            <text:p>45.898437500</text:p>
          </table:table-cell>
          <table:table-cell table:formula="of:=(([.G368]-0)/(1-0))*(3-0)+0" office:value-type="float" office:value="2.009765625">
            <text:p>2.009765625</text:p>
          </table:table-cell>
          <table:table-cell table:formula="of:=(([.H368]-0)/(1-0))*(3-0)+0" office:value-type="float" office:value="0.955078125">
            <text:p>0.955078125</text:p>
          </table:table-cell>
          <table:table-cell table:formula="of:=(([.I368]-0)/(1-0))*(100-0)+0" office:value-type="float" office:value="60.7421875">
            <text:p>60.742187500</text:p>
          </table:table-cell>
          <table:table-cell table:formula="of:=(([.J368]-0)/(1-0))*(3-0)+0" office:value-type="float" office:value="0.123046875">
            <text:p>0.123046875</text:p>
          </table:table-cell>
          <table:table-cell table:formula="of:=(([.K368]-0)/(1-0))*(3-0)+0" office:value-type="float" office:value="0.591796875">
            <text:p>0.591796875</text:p>
          </table:table-cell>
        </table:table-row>
        <table:table-row table:style-name="ro2">
          <table:table-cell office:value-type="float" office:value="0.607421875">
            <text:p>0.607421875</text:p>
          </table:table-cell>
          <table:table-cell office:value-type="float" office:value="0.177734375">
            <text:p>0.177734375</text:p>
          </table:table-cell>
          <table:table-cell office:value-type="float" office:value="0.857421875">
            <text:p>0.857421875</text:p>
          </table:table-cell>
          <table:table-cell office:value-type="float" office:value="0.755859375">
            <text:p>0.755859375</text:p>
          </table:table-cell>
          <table:table-cell office:value-type="float" office:value="0.458984375">
            <text:p>0.458984375</text:p>
          </table:table-cell>
          <table:table-cell office:value-type="float" office:value="0.208984375">
            <text:p>0.208984375</text:p>
          </table:table-cell>
          <table:table-cell office:value-type="float" office:value="0.419921875">
            <text:p>0.419921875</text:p>
          </table:table-cell>
          <table:table-cell office:value-type="float" office:value="0.068359375">
            <text:p>0.068359375</text:p>
          </table:table-cell>
          <table:table-cell office:value-type="float" office:value="0.857421875">
            <text:p>0.857421875</text:p>
          </table:table-cell>
          <table:table-cell office:value-type="float" office:value="0.291015625">
            <text:p>0.291015625</text:p>
          </table:table-cell>
          <table:table-cell office:value-type="float" office:value="0.447265625">
            <text:p>0.447265625</text:p>
          </table:table-cell>
          <table:table-cell/>
          <table:table-cell table:formula="of:=ROUND((([.A369]-0)/(1-0))*(27-2)+2)" office:value-type="float" office:value="17">
            <text:p>17</text:p>
          </table:table-cell>
          <table:table-cell table:formula="of:=(([.B369]-0)/(1-0))*(10-0)+0" office:value-type="float" office:value="1.77734375">
            <text:p>1.777343750</text:p>
          </table:table-cell>
          <table:table-cell table:formula="of:=(([.C369]-0)/(1-0))*(1500-0.000000001)+0.000000001" office:value-type="float" office:value="1286.13281250014">
            <text:p>1286.132812500</text:p>
          </table:table-cell>
          <table:table-cell table:formula="of:=(([.D369]-0)/(1-0))*(1-0.000000001)+0.000000001" office:value-type="float" office:value="0.755859375244141">
            <text:p>0.755859375</text:p>
          </table:table-cell>
          <table:table-cell table:formula="of:=[.M369]*[.P369]" office:value-type="float" office:value="12.8496093791504">
            <text:p>12.849609379</text:p>
          </table:table-cell>
          <table:table-cell table:formula="of:=(([.E369]-0)/(1-0))*(100-0.000000001)+0.000000001" office:value-type="float" office:value="45.898437500541">
            <text:p>45.898437501</text:p>
          </table:table-cell>
          <table:table-cell table:formula="of:=(([.F369]-0)/(1-0))*(100-0)+0" office:value-type="float" office:value="20.8984375">
            <text:p>20.898437500</text:p>
          </table:table-cell>
          <table:table-cell table:formula="of:=(([.G369]-0)/(1-0))*(3-0)+0" office:value-type="float" office:value="1.259765625">
            <text:p>1.259765625</text:p>
          </table:table-cell>
          <table:table-cell table:formula="of:=(([.H369]-0)/(1-0))*(3-0)+0" office:value-type="float" office:value="0.205078125">
            <text:p>0.205078125</text:p>
          </table:table-cell>
          <table:table-cell table:formula="of:=(([.I369]-0)/(1-0))*(100-0)+0" office:value-type="float" office:value="85.7421875">
            <text:p>85.742187500</text:p>
          </table:table-cell>
          <table:table-cell table:formula="of:=(([.J369]-0)/(1-0))*(3-0)+0" office:value-type="float" office:value="0.873046875">
            <text:p>0.873046875</text:p>
          </table:table-cell>
          <table:table-cell table:formula="of:=(([.K369]-0)/(1-0))*(3-0)+0" office:value-type="float" office:value="1.341796875">
            <text:p>1.341796875</text:p>
          </table:table-cell>
        </table:table-row>
        <table:table-row table:style-name="ro2">
          <table:table-cell office:value-type="float" office:value="0.107421875">
            <text:p>0.107421875</text:p>
          </table:table-cell>
          <table:table-cell office:value-type="float" office:value="0.677734375">
            <text:p>0.677734375</text:p>
          </table:table-cell>
          <table:table-cell office:value-type="float" office:value="0.357421875">
            <text:p>0.357421875</text:p>
          </table:table-cell>
          <table:table-cell office:value-type="float" office:value="0.255859375">
            <text:p>0.255859375</text:p>
          </table:table-cell>
          <table:table-cell office:value-type="float" office:value="0.958984375">
            <text:p>0.958984375</text:p>
          </table:table-cell>
          <table:table-cell office:value-type="float" office:value="0.708984375">
            <text:p>0.708984375</text:p>
          </table:table-cell>
          <table:table-cell office:value-type="float" office:value="0.919921875">
            <text:p>0.919921875</text:p>
          </table:table-cell>
          <table:table-cell office:value-type="float" office:value="0.568359375">
            <text:p>0.568359375</text:p>
          </table:table-cell>
          <table:table-cell office:value-type="float" office:value="0.357421875">
            <text:p>0.357421875</text:p>
          </table:table-cell>
          <table:table-cell office:value-type="float" office:value="0.791015625">
            <text:p>0.791015625</text:p>
          </table:table-cell>
          <table:table-cell office:value-type="float" office:value="0.947265625">
            <text:p>0.947265625</text:p>
          </table:table-cell>
          <table:table-cell/>
          <table:table-cell table:formula="of:=ROUND((([.A370]-0)/(1-0))*(27-2)+2)" office:value-type="float" office:value="5">
            <text:p>5</text:p>
          </table:table-cell>
          <table:table-cell table:formula="of:=(([.B370]-0)/(1-0))*(10-0)+0" office:value-type="float" office:value="6.77734375">
            <text:p>6.777343750</text:p>
          </table:table-cell>
          <table:table-cell table:formula="of:=(([.C370]-0)/(1-0))*(1500-0.000000001)+0.000000001" office:value-type="float" office:value="536.132812500643">
            <text:p>536.132812501</text:p>
          </table:table-cell>
          <table:table-cell table:formula="of:=(([.D370]-0)/(1-0))*(1-0.000000001)+0.000000001" office:value-type="float" office:value="0.255859375744141">
            <text:p>0.255859376</text:p>
          </table:table-cell>
          <table:table-cell table:formula="of:=[.M370]*[.P370]" office:value-type="float" office:value="1.2792968787207">
            <text:p>1.279296879</text:p>
          </table:table-cell>
          <table:table-cell table:formula="of:=(([.E370]-0)/(1-0))*(100-0.000000001)+0.000000001" office:value-type="float" office:value="95.898437500041">
            <text:p>95.898437500</text:p>
          </table:table-cell>
          <table:table-cell table:formula="of:=(([.F370]-0)/(1-0))*(100-0)+0" office:value-type="float" office:value="70.8984375">
            <text:p>70.898437500</text:p>
          </table:table-cell>
          <table:table-cell table:formula="of:=(([.G370]-0)/(1-0))*(3-0)+0" office:value-type="float" office:value="2.759765625">
            <text:p>2.759765625</text:p>
          </table:table-cell>
          <table:table-cell table:formula="of:=(([.H370]-0)/(1-0))*(3-0)+0" office:value-type="float" office:value="1.705078125">
            <text:p>1.705078125</text:p>
          </table:table-cell>
          <table:table-cell table:formula="of:=(([.I370]-0)/(1-0))*(100-0)+0" office:value-type="float" office:value="35.7421875">
            <text:p>35.742187500</text:p>
          </table:table-cell>
          <table:table-cell table:formula="of:=(([.J370]-0)/(1-0))*(3-0)+0" office:value-type="float" office:value="2.373046875">
            <text:p>2.373046875</text:p>
          </table:table-cell>
          <table:table-cell table:formula="of:=(([.K370]-0)/(1-0))*(3-0)+0" office:value-type="float" office:value="2.841796875">
            <text:p>2.841796875</text:p>
          </table:table-cell>
        </table:table-row>
        <table:table-row table:style-name="ro2">
          <table:table-cell office:value-type="float" office:value="0.076171875">
            <text:p>0.076171875</text:p>
          </table:table-cell>
          <table:table-cell office:value-type="float" office:value="0.146484375">
            <text:p>0.146484375</text:p>
          </table:table-cell>
          <table:table-cell office:value-type="float" office:value="0.701171875">
            <text:p>0.701171875</text:p>
          </table:table-cell>
          <table:table-cell office:value-type="float" office:value="0.724609375">
            <text:p>0.724609375</text:p>
          </table:table-cell>
          <table:table-cell office:value-type="float" office:value="0.052734375">
            <text:p>0.052734375</text:p>
          </table:table-cell>
          <table:table-cell office:value-type="float" office:value="0.490234375">
            <text:p>0.490234375</text:p>
          </table:table-cell>
          <table:table-cell office:value-type="float" office:value="0.701171875">
            <text:p>0.701171875</text:p>
          </table:table-cell>
          <table:table-cell office:value-type="float" office:value="0.099609375">
            <text:p>0.099609375</text:p>
          </table:table-cell>
          <table:table-cell office:value-type="float" office:value="0.451171875">
            <text:p>0.451171875</text:p>
          </table:table-cell>
          <table:table-cell office:value-type="float" office:value="0.322265625">
            <text:p>0.322265625</text:p>
          </table:table-cell>
          <table:table-cell office:value-type="float" office:value="0.978515625">
            <text:p>0.978515625</text:p>
          </table:table-cell>
          <table:table-cell/>
          <table:table-cell table:formula="of:=ROUND((([.A371]-0)/(1-0))*(27-2)+2)" office:value-type="float" office:value="4">
            <text:p>4</text:p>
          </table:table-cell>
          <table:table-cell table:formula="of:=(([.B371]-0)/(1-0))*(10-0)+0" office:value-type="float" office:value="1.46484375">
            <text:p>1.464843750</text:p>
          </table:table-cell>
          <table:table-cell table:formula="of:=(([.C371]-0)/(1-0))*(1500-0.000000001)+0.000000001" office:value-type="float" office:value="1051.7578125003">
            <text:p>1051.757812500</text:p>
          </table:table-cell>
          <table:table-cell table:formula="of:=(([.D371]-0)/(1-0))*(1-0.000000001)+0.000000001" office:value-type="float" office:value="0.724609375275391">
            <text:p>0.724609375</text:p>
          </table:table-cell>
          <table:table-cell table:formula="of:=[.M371]*[.P371]" office:value-type="float" office:value="2.89843750110156">
            <text:p>2.898437501</text:p>
          </table:table-cell>
          <table:table-cell table:formula="of:=(([.E371]-0)/(1-0))*(100-0.000000001)+0.000000001" office:value-type="float" office:value="5.27343750094727">
            <text:p>5.273437501</text:p>
          </table:table-cell>
          <table:table-cell table:formula="of:=(([.F371]-0)/(1-0))*(100-0)+0" office:value-type="float" office:value="49.0234375">
            <text:p>49.023437500</text:p>
          </table:table-cell>
          <table:table-cell table:formula="of:=(([.G371]-0)/(1-0))*(3-0)+0" office:value-type="float" office:value="2.103515625">
            <text:p>2.103515625</text:p>
          </table:table-cell>
          <table:table-cell table:formula="of:=(([.H371]-0)/(1-0))*(3-0)+0" office:value-type="float" office:value="0.298828125">
            <text:p>0.298828125</text:p>
          </table:table-cell>
          <table:table-cell table:formula="of:=(([.I371]-0)/(1-0))*(100-0)+0" office:value-type="float" office:value="45.1171875">
            <text:p>45.117187500</text:p>
          </table:table-cell>
          <table:table-cell table:formula="of:=(([.J371]-0)/(1-0))*(3-0)+0" office:value-type="float" office:value="0.966796875">
            <text:p>0.966796875</text:p>
          </table:table-cell>
          <table:table-cell table:formula="of:=(([.K371]-0)/(1-0))*(3-0)+0" office:value-type="float" office:value="2.935546875">
            <text:p>2.935546875</text:p>
          </table:table-cell>
        </table:table-row>
        <table:table-row table:style-name="ro2">
          <table:table-cell office:value-type="float" office:value="0.576171875">
            <text:p>0.576171875</text:p>
          </table:table-cell>
          <table:table-cell office:value-type="float" office:value="0.646484375">
            <text:p>0.646484375</text:p>
          </table:table-cell>
          <table:table-cell office:value-type="float" office:value="0.201171875">
            <text:p>0.201171875</text:p>
          </table:table-cell>
          <table:table-cell office:value-type="float" office:value="0.224609375">
            <text:p>0.224609375</text:p>
          </table:table-cell>
          <table:table-cell office:value-type="float" office:value="0.552734375">
            <text:p>0.552734375</text:p>
          </table:table-cell>
          <table:table-cell office:value-type="float" office:value="0.990234375">
            <text:p>0.990234375</text:p>
          </table:table-cell>
          <table:table-cell office:value-type="float" office:value="0.201171875">
            <text:p>0.201171875</text:p>
          </table:table-cell>
          <table:table-cell office:value-type="float" office:value="0.599609375">
            <text:p>0.599609375</text:p>
          </table:table-cell>
          <table:table-cell office:value-type="float" office:value="0.951171875">
            <text:p>0.951171875</text:p>
          </table:table-cell>
          <table:table-cell office:value-type="float" office:value="0.822265625">
            <text:p>0.822265625</text:p>
          </table:table-cell>
          <table:table-cell office:value-type="float" office:value="0.478515625">
            <text:p>0.478515625</text:p>
          </table:table-cell>
          <table:table-cell/>
          <table:table-cell table:formula="of:=ROUND((([.A372]-0)/(1-0))*(27-2)+2)" office:value-type="float" office:value="16">
            <text:p>16</text:p>
          </table:table-cell>
          <table:table-cell table:formula="of:=(([.B372]-0)/(1-0))*(10-0)+0" office:value-type="float" office:value="6.46484375">
            <text:p>6.464843750</text:p>
          </table:table-cell>
          <table:table-cell table:formula="of:=(([.C372]-0)/(1-0))*(1500-0.000000001)+0.000000001" office:value-type="float" office:value="301.757812500799">
            <text:p>301.757812501</text:p>
          </table:table-cell>
          <table:table-cell table:formula="of:=(([.D372]-0)/(1-0))*(1-0.000000001)+0.000000001" office:value-type="float" office:value="0.224609375775391">
            <text:p>0.224609376</text:p>
          </table:table-cell>
          <table:table-cell table:formula="of:=[.M372]*[.P372]" office:value-type="float" office:value="3.59375001240625">
            <text:p>3.593750012</text:p>
          </table:table-cell>
          <table:table-cell table:formula="of:=(([.E372]-0)/(1-0))*(100-0.000000001)+0.000000001" office:value-type="float" office:value="55.2734375004473">
            <text:p>55.273437500</text:p>
          </table:table-cell>
          <table:table-cell table:formula="of:=(([.F372]-0)/(1-0))*(100-0)+0" office:value-type="float" office:value="99.0234375">
            <text:p>99.023437500</text:p>
          </table:table-cell>
          <table:table-cell table:formula="of:=(([.G372]-0)/(1-0))*(3-0)+0" office:value-type="float" office:value="0.603515625">
            <text:p>0.603515625</text:p>
          </table:table-cell>
          <table:table-cell table:formula="of:=(([.H372]-0)/(1-0))*(3-0)+0" office:value-type="float" office:value="1.798828125">
            <text:p>1.798828125</text:p>
          </table:table-cell>
          <table:table-cell table:formula="of:=(([.I372]-0)/(1-0))*(100-0)+0" office:value-type="float" office:value="95.1171875">
            <text:p>95.117187500</text:p>
          </table:table-cell>
          <table:table-cell table:formula="of:=(([.J372]-0)/(1-0))*(3-0)+0" office:value-type="float" office:value="2.466796875">
            <text:p>2.466796875</text:p>
          </table:table-cell>
          <table:table-cell table:formula="of:=(([.K372]-0)/(1-0))*(3-0)+0" office:value-type="float" office:value="1.435546875">
            <text:p>1.435546875</text:p>
          </table:table-cell>
        </table:table-row>
        <table:table-row table:style-name="ro2">
          <table:table-cell office:value-type="float" office:value="0.826171875">
            <text:p>0.826171875</text:p>
          </table:table-cell>
          <table:table-cell office:value-type="float" office:value="0.396484375">
            <text:p>0.396484375</text:p>
          </table:table-cell>
          <table:table-cell office:value-type="float" office:value="0.951171875">
            <text:p>0.951171875</text:p>
          </table:table-cell>
          <table:table-cell office:value-type="float" office:value="0.974609375">
            <text:p>0.974609375</text:p>
          </table:table-cell>
          <table:table-cell office:value-type="float" office:value="0.802734375">
            <text:p>0.802734375</text:p>
          </table:table-cell>
          <table:table-cell office:value-type="float" office:value="0.740234375">
            <text:p>0.740234375</text:p>
          </table:table-cell>
          <table:table-cell office:value-type="float" office:value="0.951171875">
            <text:p>0.951171875</text:p>
          </table:table-cell>
          <table:table-cell office:value-type="float" office:value="0.849609375">
            <text:p>0.849609375</text:p>
          </table:table-cell>
          <table:table-cell office:value-type="float" office:value="0.701171875">
            <text:p>0.701171875</text:p>
          </table:table-cell>
          <table:table-cell office:value-type="float" office:value="0.572265625">
            <text:p>0.572265625</text:p>
          </table:table-cell>
          <table:table-cell office:value-type="float" office:value="0.228515625">
            <text:p>0.228515625</text:p>
          </table:table-cell>
          <table:table-cell/>
          <table:table-cell table:formula="of:=ROUND((([.A373]-0)/(1-0))*(27-2)+2)" office:value-type="float" office:value="23">
            <text:p>23</text:p>
          </table:table-cell>
          <table:table-cell table:formula="of:=(([.B373]-0)/(1-0))*(10-0)+0" office:value-type="float" office:value="3.96484375">
            <text:p>3.964843750</text:p>
          </table:table-cell>
          <table:table-cell table:formula="of:=(([.C373]-0)/(1-0))*(1500-0.000000001)+0.000000001" office:value-type="float" office:value="1426.75781250005">
            <text:p>1426.757812500</text:p>
          </table:table-cell>
          <table:table-cell table:formula="of:=(([.D373]-0)/(1-0))*(1-0.000000001)+0.000000001" office:value-type="float" office:value="0.974609375025391">
            <text:p>0.974609375</text:p>
          </table:table-cell>
          <table:table-cell table:formula="of:=[.M373]*[.P373]" office:value-type="float" office:value="22.416015625584">
            <text:p>22.416015626</text:p>
          </table:table-cell>
          <table:table-cell table:formula="of:=(([.E373]-0)/(1-0))*(100-0.000000001)+0.000000001" office:value-type="float" office:value="80.2734375001973">
            <text:p>80.273437500</text:p>
          </table:table-cell>
          <table:table-cell table:formula="of:=(([.F373]-0)/(1-0))*(100-0)+0" office:value-type="float" office:value="74.0234375">
            <text:p>74.023437500</text:p>
          </table:table-cell>
          <table:table-cell table:formula="of:=(([.G373]-0)/(1-0))*(3-0)+0" office:value-type="float" office:value="2.853515625">
            <text:p>2.853515625</text:p>
          </table:table-cell>
          <table:table-cell table:formula="of:=(([.H373]-0)/(1-0))*(3-0)+0" office:value-type="float" office:value="2.548828125">
            <text:p>2.548828125</text:p>
          </table:table-cell>
          <table:table-cell table:formula="of:=(([.I373]-0)/(1-0))*(100-0)+0" office:value-type="float" office:value="70.1171875">
            <text:p>70.117187500</text:p>
          </table:table-cell>
          <table:table-cell table:formula="of:=(([.J373]-0)/(1-0))*(3-0)+0" office:value-type="float" office:value="1.716796875">
            <text:p>1.716796875</text:p>
          </table:table-cell>
          <table:table-cell table:formula="of:=(([.K373]-0)/(1-0))*(3-0)+0" office:value-type="float" office:value="0.685546875">
            <text:p>0.685546875</text:p>
          </table:table-cell>
        </table:table-row>
        <table:table-row table:style-name="ro2">
          <table:table-cell office:value-type="float" office:value="0.326171875">
            <text:p>0.326171875</text:p>
          </table:table-cell>
          <table:table-cell office:value-type="float" office:value="0.896484375">
            <text:p>0.896484375</text:p>
          </table:table-cell>
          <table:table-cell office:value-type="float" office:value="0.451171875">
            <text:p>0.451171875</text:p>
          </table:table-cell>
          <table:table-cell office:value-type="float" office:value="0.474609375">
            <text:p>0.474609375</text:p>
          </table:table-cell>
          <table:table-cell office:value-type="float" office:value="0.302734375">
            <text:p>0.302734375</text:p>
          </table:table-cell>
          <table:table-cell office:value-type="float" office:value="0.240234375">
            <text:p>0.240234375</text:p>
          </table:table-cell>
          <table:table-cell office:value-type="float" office:value="0.451171875">
            <text:p>0.451171875</text:p>
          </table:table-cell>
          <table:table-cell office:value-type="float" office:value="0.349609375">
            <text:p>0.349609375</text:p>
          </table:table-cell>
          <table:table-cell office:value-type="float" office:value="0.201171875">
            <text:p>0.201171875</text:p>
          </table:table-cell>
          <table:table-cell office:value-type="float" office:value="0.072265625">
            <text:p>0.072265625</text:p>
          </table:table-cell>
          <table:table-cell office:value-type="float" office:value="0.728515625">
            <text:p>0.728515625</text:p>
          </table:table-cell>
          <table:table-cell/>
          <table:table-cell table:formula="of:=ROUND((([.A374]-0)/(1-0))*(27-2)+2)" office:value-type="float" office:value="10">
            <text:p>10</text:p>
          </table:table-cell>
          <table:table-cell table:formula="of:=(([.B374]-0)/(1-0))*(10-0)+0" office:value-type="float" office:value="8.96484375">
            <text:p>8.964843750</text:p>
          </table:table-cell>
          <table:table-cell table:formula="of:=(([.C374]-0)/(1-0))*(1500-0.000000001)+0.000000001" office:value-type="float" office:value="676.757812500549">
            <text:p>676.757812501</text:p>
          </table:table-cell>
          <table:table-cell table:formula="of:=(([.D374]-0)/(1-0))*(1-0.000000001)+0.000000001" office:value-type="float" office:value="0.474609375525391">
            <text:p>0.474609376</text:p>
          </table:table-cell>
          <table:table-cell table:formula="of:=[.M374]*[.P374]" office:value-type="float" office:value="4.74609375525391">
            <text:p>4.746093755</text:p>
          </table:table-cell>
          <table:table-cell table:formula="of:=(([.E374]-0)/(1-0))*(100-0.000000001)+0.000000001" office:value-type="float" office:value="30.2734375006973">
            <text:p>30.273437501</text:p>
          </table:table-cell>
          <table:table-cell table:formula="of:=(([.F374]-0)/(1-0))*(100-0)+0" office:value-type="float" office:value="24.0234375">
            <text:p>24.023437500</text:p>
          </table:table-cell>
          <table:table-cell table:formula="of:=(([.G374]-0)/(1-0))*(3-0)+0" office:value-type="float" office:value="1.353515625">
            <text:p>1.353515625</text:p>
          </table:table-cell>
          <table:table-cell table:formula="of:=(([.H374]-0)/(1-0))*(3-0)+0" office:value-type="float" office:value="1.048828125">
            <text:p>1.048828125</text:p>
          </table:table-cell>
          <table:table-cell table:formula="of:=(([.I374]-0)/(1-0))*(100-0)+0" office:value-type="float" office:value="20.1171875">
            <text:p>20.117187500</text:p>
          </table:table-cell>
          <table:table-cell table:formula="of:=(([.J374]-0)/(1-0))*(3-0)+0" office:value-type="float" office:value="0.216796875">
            <text:p>0.216796875</text:p>
          </table:table-cell>
          <table:table-cell table:formula="of:=(([.K374]-0)/(1-0))*(3-0)+0" office:value-type="float" office:value="2.185546875">
            <text:p>2.185546875</text:p>
          </table:table-cell>
        </table:table-row>
        <table:table-row table:style-name="ro2">
          <table:table-cell office:value-type="float" office:value="0.451171875">
            <text:p>0.451171875</text:p>
          </table:table-cell>
          <table:table-cell office:value-type="float" office:value="0.271484375">
            <text:p>0.271484375</text:p>
          </table:table-cell>
          <table:table-cell office:value-type="float" office:value="0.076171875">
            <text:p>0.076171875</text:p>
          </table:table-cell>
          <table:table-cell office:value-type="float" office:value="0.349609375">
            <text:p>0.349609375</text:p>
          </table:table-cell>
          <table:table-cell office:value-type="float" office:value="0.427734375">
            <text:p>0.427734375</text:p>
          </table:table-cell>
          <table:table-cell office:value-type="float" office:value="0.365234375">
            <text:p>0.365234375</text:p>
          </table:table-cell>
          <table:table-cell office:value-type="float" office:value="0.826171875">
            <text:p>0.826171875</text:p>
          </table:table-cell>
          <table:table-cell office:value-type="float" office:value="0.974609375">
            <text:p>0.974609375</text:p>
          </table:table-cell>
          <table:table-cell office:value-type="float" office:value="0.576171875">
            <text:p>0.576171875</text:p>
          </table:table-cell>
          <table:table-cell office:value-type="float" office:value="0.947265625">
            <text:p>0.947265625</text:p>
          </table:table-cell>
          <table:table-cell office:value-type="float" office:value="0.103515625">
            <text:p>0.103515625</text:p>
          </table:table-cell>
          <table:table-cell/>
          <table:table-cell table:formula="of:=ROUND((([.A375]-0)/(1-0))*(27-2)+2)" office:value-type="float" office:value="13">
            <text:p>13</text:p>
          </table:table-cell>
          <table:table-cell table:formula="of:=(([.B375]-0)/(1-0))*(10-0)+0" office:value-type="float" office:value="2.71484375">
            <text:p>2.714843750</text:p>
          </table:table-cell>
          <table:table-cell table:formula="of:=(([.C375]-0)/(1-0))*(1500-0.000000001)+0.000000001" office:value-type="float" office:value="114.257812500924">
            <text:p>114.257812501</text:p>
          </table:table-cell>
          <table:table-cell table:formula="of:=(([.D375]-0)/(1-0))*(1-0.000000001)+0.000000001" office:value-type="float" office:value="0.349609375650391">
            <text:p>0.349609376</text:p>
          </table:table-cell>
          <table:table-cell table:formula="of:=[.M375]*[.P375]" office:value-type="float" office:value="4.54492188345508">
            <text:p>4.544921883</text:p>
          </table:table-cell>
          <table:table-cell table:formula="of:=(([.E375]-0)/(1-0))*(100-0.000000001)+0.000000001" office:value-type="float" office:value="42.7734375005723">
            <text:p>42.773437501</text:p>
          </table:table-cell>
          <table:table-cell table:formula="of:=(([.F375]-0)/(1-0))*(100-0)+0" office:value-type="float" office:value="36.5234375">
            <text:p>36.523437500</text:p>
          </table:table-cell>
          <table:table-cell table:formula="of:=(([.G375]-0)/(1-0))*(3-0)+0" office:value-type="float" office:value="2.478515625">
            <text:p>2.478515625</text:p>
          </table:table-cell>
          <table:table-cell table:formula="of:=(([.H375]-0)/(1-0))*(3-0)+0" office:value-type="float" office:value="2.923828125">
            <text:p>2.923828125</text:p>
          </table:table-cell>
          <table:table-cell table:formula="of:=(([.I375]-0)/(1-0))*(100-0)+0" office:value-type="float" office:value="57.6171875">
            <text:p>57.617187500</text:p>
          </table:table-cell>
          <table:table-cell table:formula="of:=(([.J375]-0)/(1-0))*(3-0)+0" office:value-type="float" office:value="2.841796875">
            <text:p>2.841796875</text:p>
          </table:table-cell>
          <table:table-cell table:formula="of:=(([.K375]-0)/(1-0))*(3-0)+0" office:value-type="float" office:value="0.310546875">
            <text:p>0.310546875</text:p>
          </table:table-cell>
        </table:table-row>
        <table:table-row table:style-name="ro2">
          <table:table-cell office:value-type="float" office:value="0.951171875">
            <text:p>0.951171875</text:p>
          </table:table-cell>
          <table:table-cell office:value-type="float" office:value="0.771484375">
            <text:p>0.771484375</text:p>
          </table:table-cell>
          <table:table-cell office:value-type="float" office:value="0.576171875">
            <text:p>0.576171875</text:p>
          </table:table-cell>
          <table:table-cell office:value-type="float" office:value="0.849609375">
            <text:p>0.849609375</text:p>
          </table:table-cell>
          <table:table-cell office:value-type="float" office:value="0.927734375">
            <text:p>0.927734375</text:p>
          </table:table-cell>
          <table:table-cell office:value-type="float" office:value="0.865234375">
            <text:p>0.865234375</text:p>
          </table:table-cell>
          <table:table-cell office:value-type="float" office:value="0.326171875">
            <text:p>0.326171875</text:p>
          </table:table-cell>
          <table:table-cell office:value-type="float" office:value="0.474609375">
            <text:p>0.474609375</text:p>
          </table:table-cell>
          <table:table-cell office:value-type="float" office:value="0.076171875">
            <text:p>0.076171875</text:p>
          </table:table-cell>
          <table:table-cell office:value-type="float" office:value="0.447265625">
            <text:p>0.447265625</text:p>
          </table:table-cell>
          <table:table-cell office:value-type="float" office:value="0.603515625">
            <text:p>0.603515625</text:p>
          </table:table-cell>
          <table:table-cell/>
          <table:table-cell table:formula="of:=ROUND((([.A376]-0)/(1-0))*(27-2)+2)" office:value-type="float" office:value="26">
            <text:p>26</text:p>
          </table:table-cell>
          <table:table-cell table:formula="of:=(([.B376]-0)/(1-0))*(10-0)+0" office:value-type="float" office:value="7.71484375">
            <text:p>7.714843750</text:p>
          </table:table-cell>
          <table:table-cell table:formula="of:=(([.C376]-0)/(1-0))*(1500-0.000000001)+0.000000001" office:value-type="float" office:value="864.257812500424">
            <text:p>864.257812500</text:p>
          </table:table-cell>
          <table:table-cell table:formula="of:=(([.D376]-0)/(1-0))*(1-0.000000001)+0.000000001" office:value-type="float" office:value="0.84960937515039">
            <text:p>0.849609375</text:p>
          </table:table-cell>
          <table:table-cell table:formula="of:=[.M376]*[.P376]" office:value-type="float" office:value="22.0898437539102">
            <text:p>22.089843754</text:p>
          </table:table-cell>
          <table:table-cell table:formula="of:=(([.E376]-0)/(1-0))*(100-0.000000001)+0.000000001" office:value-type="float" office:value="92.7734375000723">
            <text:p>92.773437500</text:p>
          </table:table-cell>
          <table:table-cell table:formula="of:=(([.F376]-0)/(1-0))*(100-0)+0" office:value-type="float" office:value="86.5234375">
            <text:p>86.523437500</text:p>
          </table:table-cell>
          <table:table-cell table:formula="of:=(([.G376]-0)/(1-0))*(3-0)+0" office:value-type="float" office:value="0.978515625">
            <text:p>0.978515625</text:p>
          </table:table-cell>
          <table:table-cell table:formula="of:=(([.H376]-0)/(1-0))*(3-0)+0" office:value-type="float" office:value="1.423828125">
            <text:p>1.423828125</text:p>
          </table:table-cell>
          <table:table-cell table:formula="of:=(([.I376]-0)/(1-0))*(100-0)+0" office:value-type="float" office:value="7.6171875">
            <text:p>7.617187500</text:p>
          </table:table-cell>
          <table:table-cell table:formula="of:=(([.J376]-0)/(1-0))*(3-0)+0" office:value-type="float" office:value="1.341796875">
            <text:p>1.341796875</text:p>
          </table:table-cell>
          <table:table-cell table:formula="of:=(([.K376]-0)/(1-0))*(3-0)+0" office:value-type="float" office:value="1.810546875">
            <text:p>1.810546875</text:p>
          </table:table-cell>
        </table:table-row>
        <table:table-row table:style-name="ro2">
          <table:table-cell office:value-type="float" office:value="0.701171875">
            <text:p>0.701171875</text:p>
          </table:table-cell>
          <table:table-cell office:value-type="float" office:value="0.021484375">
            <text:p>0.021484375</text:p>
          </table:table-cell>
          <table:table-cell office:value-type="float" office:value="0.326171875">
            <text:p>0.326171875</text:p>
          </table:table-cell>
          <table:table-cell office:value-type="float" office:value="0.099609375">
            <text:p>0.099609375</text:p>
          </table:table-cell>
          <table:table-cell office:value-type="float" office:value="0.677734375">
            <text:p>0.677734375</text:p>
          </table:table-cell>
          <table:table-cell office:value-type="float" office:value="0.615234375">
            <text:p>0.615234375</text:p>
          </table:table-cell>
          <table:table-cell office:value-type="float" office:value="0.576171875">
            <text:p>0.576171875</text:p>
          </table:table-cell>
          <table:table-cell office:value-type="float" office:value="0.224609375">
            <text:p>0.224609375</text:p>
          </table:table-cell>
          <table:table-cell office:value-type="float" office:value="0.326171875">
            <text:p>0.326171875</text:p>
          </table:table-cell>
          <table:table-cell office:value-type="float" office:value="0.197265625">
            <text:p>0.197265625</text:p>
          </table:table-cell>
          <table:table-cell office:value-type="float" office:value="0.853515625">
            <text:p>0.853515625</text:p>
          </table:table-cell>
          <table:table-cell/>
          <table:table-cell table:formula="of:=ROUND((([.A377]-0)/(1-0))*(27-2)+2)" office:value-type="float" office:value="20">
            <text:p>20</text:p>
          </table:table-cell>
          <table:table-cell table:formula="of:=(([.B377]-0)/(1-0))*(10-0)+0" office:value-type="float" office:value="0.21484375">
            <text:p>0.214843750</text:p>
          </table:table-cell>
          <table:table-cell table:formula="of:=(([.C377]-0)/(1-0))*(1500-0.000000001)+0.000000001" office:value-type="float" office:value="489.257812500674">
            <text:p>489.257812501</text:p>
          </table:table-cell>
          <table:table-cell table:formula="of:=(([.D377]-0)/(1-0))*(1-0.000000001)+0.000000001" office:value-type="float" office:value="0.0996093759003906">
            <text:p>0.099609376</text:p>
          </table:table-cell>
          <table:table-cell table:formula="of:=[.M377]*[.P377]" office:value-type="float" office:value="1.99218751800781">
            <text:p>1.992187518</text:p>
          </table:table-cell>
          <table:table-cell table:formula="of:=(([.E377]-0)/(1-0))*(100-0.000000001)+0.000000001" office:value-type="float" office:value="67.7734375003223">
            <text:p>67.773437500</text:p>
          </table:table-cell>
          <table:table-cell table:formula="of:=(([.F377]-0)/(1-0))*(100-0)+0" office:value-type="float" office:value="61.5234375">
            <text:p>61.523437500</text:p>
          </table:table-cell>
          <table:table-cell table:formula="of:=(([.G377]-0)/(1-0))*(3-0)+0" office:value-type="float" office:value="1.728515625">
            <text:p>1.728515625</text:p>
          </table:table-cell>
          <table:table-cell table:formula="of:=(([.H377]-0)/(1-0))*(3-0)+0" office:value-type="float" office:value="0.673828125">
            <text:p>0.673828125</text:p>
          </table:table-cell>
          <table:table-cell table:formula="of:=(([.I377]-0)/(1-0))*(100-0)+0" office:value-type="float" office:value="32.6171875">
            <text:p>32.617187500</text:p>
          </table:table-cell>
          <table:table-cell table:formula="of:=(([.J377]-0)/(1-0))*(3-0)+0" office:value-type="float" office:value="0.591796875">
            <text:p>0.591796875</text:p>
          </table:table-cell>
          <table:table-cell table:formula="of:=(([.K377]-0)/(1-0))*(3-0)+0" office:value-type="float" office:value="2.560546875">
            <text:p>2.560546875</text:p>
          </table:table-cell>
        </table:table-row>
        <table:table-row table:style-name="ro2">
          <table:table-cell office:value-type="float" office:value="0.201171875">
            <text:p>0.201171875</text:p>
          </table:table-cell>
          <table:table-cell office:value-type="float" office:value="0.521484375">
            <text:p>0.521484375</text:p>
          </table:table-cell>
          <table:table-cell office:value-type="float" office:value="0.826171875">
            <text:p>0.826171875</text:p>
          </table:table-cell>
          <table:table-cell office:value-type="float" office:value="0.599609375">
            <text:p>0.599609375</text:p>
          </table:table-cell>
          <table:table-cell office:value-type="float" office:value="0.177734375">
            <text:p>0.177734375</text:p>
          </table:table-cell>
          <table:table-cell office:value-type="float" office:value="0.115234375">
            <text:p>0.115234375</text:p>
          </table:table-cell>
          <table:table-cell office:value-type="float" office:value="0.076171875">
            <text:p>0.076171875</text:p>
          </table:table-cell>
          <table:table-cell office:value-type="float" office:value="0.724609375">
            <text:p>0.724609375</text:p>
          </table:table-cell>
          <table:table-cell office:value-type="float" office:value="0.826171875">
            <text:p>0.826171875</text:p>
          </table:table-cell>
          <table:table-cell office:value-type="float" office:value="0.697265625">
            <text:p>0.697265625</text:p>
          </table:table-cell>
          <table:table-cell office:value-type="float" office:value="0.353515625">
            <text:p>0.353515625</text:p>
          </table:table-cell>
          <table:table-cell/>
          <table:table-cell table:formula="of:=ROUND((([.A378]-0)/(1-0))*(27-2)+2)" office:value-type="float" office:value="7">
            <text:p>7</text:p>
          </table:table-cell>
          <table:table-cell table:formula="of:=(([.B378]-0)/(1-0))*(10-0)+0" office:value-type="float" office:value="5.21484375">
            <text:p>5.214843750</text:p>
          </table:table-cell>
          <table:table-cell table:formula="of:=(([.C378]-0)/(1-0))*(1500-0.000000001)+0.000000001" office:value-type="float" office:value="1239.25781250017">
            <text:p>1239.257812500</text:p>
          </table:table-cell>
          <table:table-cell table:formula="of:=(([.D378]-0)/(1-0))*(1-0.000000001)+0.000000001" office:value-type="float" office:value="0.599609375400391">
            <text:p>0.599609375</text:p>
          </table:table-cell>
          <table:table-cell table:formula="of:=[.M378]*[.P378]" office:value-type="float" office:value="4.19726562780273">
            <text:p>4.197265628</text:p>
          </table:table-cell>
          <table:table-cell table:formula="of:=(([.E378]-0)/(1-0))*(100-0.000000001)+0.000000001" office:value-type="float" office:value="17.7734375008223">
            <text:p>17.773437501</text:p>
          </table:table-cell>
          <table:table-cell table:formula="of:=(([.F378]-0)/(1-0))*(100-0)+0" office:value-type="float" office:value="11.5234375">
            <text:p>11.523437500</text:p>
          </table:table-cell>
          <table:table-cell table:formula="of:=(([.G378]-0)/(1-0))*(3-0)+0" office:value-type="float" office:value="0.228515625">
            <text:p>0.228515625</text:p>
          </table:table-cell>
          <table:table-cell table:formula="of:=(([.H378]-0)/(1-0))*(3-0)+0" office:value-type="float" office:value="2.173828125">
            <text:p>2.173828125</text:p>
          </table:table-cell>
          <table:table-cell table:formula="of:=(([.I378]-0)/(1-0))*(100-0)+0" office:value-type="float" office:value="82.6171875">
            <text:p>82.617187500</text:p>
          </table:table-cell>
          <table:table-cell table:formula="of:=(([.J378]-0)/(1-0))*(3-0)+0" office:value-type="float" office:value="2.091796875">
            <text:p>2.091796875</text:p>
          </table:table-cell>
          <table:table-cell table:formula="of:=(([.K378]-0)/(1-0))*(3-0)+0" office:value-type="float" office:value="1.060546875">
            <text:p>1.060546875</text:p>
          </table:table-cell>
        </table:table-row>
        <table:table-row table:style-name="ro2">
          <table:table-cell office:value-type="float" office:value="0.138671875">
            <text:p>0.138671875</text:p>
          </table:table-cell>
          <table:table-cell office:value-type="float" office:value="0.458984375">
            <text:p>0.458984375</text:p>
          </table:table-cell>
          <table:table-cell office:value-type="float" office:value="0.263671875">
            <text:p>0.263671875</text:p>
          </table:table-cell>
          <table:table-cell office:value-type="float" office:value="0.787109375">
            <text:p>0.787109375</text:p>
          </table:table-cell>
          <table:table-cell office:value-type="float" office:value="0.615234375">
            <text:p>0.615234375</text:p>
          </table:table-cell>
          <table:table-cell office:value-type="float" office:value="0.177734375">
            <text:p>0.177734375</text:p>
          </table:table-cell>
          <table:table-cell office:value-type="float" office:value="0.763671875">
            <text:p>0.763671875</text:p>
          </table:table-cell>
          <table:table-cell office:value-type="float" office:value="0.912109375">
            <text:p>0.912109375</text:p>
          </table:table-cell>
          <table:table-cell office:value-type="float" office:value="0.513671875">
            <text:p>0.513671875</text:p>
          </table:table-cell>
          <table:table-cell office:value-type="float" office:value="0.009765625">
            <text:p>0.009765625</text:p>
          </table:table-cell>
          <table:table-cell office:value-type="float" office:value="0.291015625">
            <text:p>0.291015625</text:p>
          </table:table-cell>
          <table:table-cell/>
          <table:table-cell table:formula="of:=ROUND((([.A379]-0)/(1-0))*(27-2)+2)" office:value-type="float" office:value="5">
            <text:p>5</text:p>
          </table:table-cell>
          <table:table-cell table:formula="of:=(([.B379]-0)/(1-0))*(10-0)+0" office:value-type="float" office:value="4.58984375">
            <text:p>4.589843750</text:p>
          </table:table-cell>
          <table:table-cell table:formula="of:=(([.C379]-0)/(1-0))*(1500-0.000000001)+0.000000001" office:value-type="float" office:value="395.507812500736">
            <text:p>395.507812501</text:p>
          </table:table-cell>
          <table:table-cell table:formula="of:=(([.D379]-0)/(1-0))*(1-0.000000001)+0.000000001" office:value-type="float" office:value="0.787109375212891">
            <text:p>0.787109375</text:p>
          </table:table-cell>
          <table:table-cell table:formula="of:=[.M379]*[.P379]" office:value-type="float" office:value="3.93554687606445">
            <text:p>3.935546876</text:p>
          </table:table-cell>
          <table:table-cell table:formula="of:=(([.E379]-0)/(1-0))*(100-0.000000001)+0.000000001" office:value-type="float" office:value="61.5234375003848">
            <text:p>61.523437500</text:p>
          </table:table-cell>
          <table:table-cell table:formula="of:=(([.F379]-0)/(1-0))*(100-0)+0" office:value-type="float" office:value="17.7734375">
            <text:p>17.773437500</text:p>
          </table:table-cell>
          <table:table-cell table:formula="of:=(([.G379]-0)/(1-0))*(3-0)+0" office:value-type="float" office:value="2.291015625">
            <text:p>2.291015625</text:p>
          </table:table-cell>
          <table:table-cell table:formula="of:=(([.H379]-0)/(1-0))*(3-0)+0" office:value-type="float" office:value="2.736328125">
            <text:p>2.736328125</text:p>
          </table:table-cell>
          <table:table-cell table:formula="of:=(([.I379]-0)/(1-0))*(100-0)+0" office:value-type="float" office:value="51.3671875">
            <text:p>51.367187500</text:p>
          </table:table-cell>
          <table:table-cell table:formula="of:=(([.J379]-0)/(1-0))*(3-0)+0" office:value-type="float" office:value="0.029296875">
            <text:p>0.029296875</text:p>
          </table:table-cell>
          <table:table-cell table:formula="of:=(([.K379]-0)/(1-0))*(3-0)+0" office:value-type="float" office:value="0.873046875">
            <text:p>0.873046875</text:p>
          </table:table-cell>
        </table:table-row>
        <table:table-row table:style-name="ro2">
          <table:table-cell office:value-type="float" office:value="0.638671875">
            <text:p>0.638671875</text:p>
          </table:table-cell>
          <table:table-cell office:value-type="float" office:value="0.958984375">
            <text:p>0.958984375</text:p>
          </table:table-cell>
          <table:table-cell office:value-type="float" office:value="0.763671875">
            <text:p>0.763671875</text:p>
          </table:table-cell>
          <table:table-cell office:value-type="float" office:value="0.287109375">
            <text:p>0.287109375</text:p>
          </table:table-cell>
          <table:table-cell office:value-type="float" office:value="0.115234375">
            <text:p>0.115234375</text:p>
          </table:table-cell>
          <table:table-cell office:value-type="float" office:value="0.677734375">
            <text:p>0.677734375</text:p>
          </table:table-cell>
          <table:table-cell office:value-type="float" office:value="0.263671875">
            <text:p>0.263671875</text:p>
          </table:table-cell>
          <table:table-cell office:value-type="float" office:value="0.412109375">
            <text:p>0.412109375</text:p>
          </table:table-cell>
          <table:table-cell office:value-type="float" office:value="0.013671875">
            <text:p>0.013671875</text:p>
          </table:table-cell>
          <table:table-cell office:value-type="float" office:value="0.509765625">
            <text:p>0.509765625</text:p>
          </table:table-cell>
          <table:table-cell office:value-type="float" office:value="0.791015625">
            <text:p>0.791015625</text:p>
          </table:table-cell>
          <table:table-cell/>
          <table:table-cell table:formula="of:=ROUND((([.A380]-0)/(1-0))*(27-2)+2)" office:value-type="float" office:value="18">
            <text:p>18</text:p>
          </table:table-cell>
          <table:table-cell table:formula="of:=(([.B380]-0)/(1-0))*(10-0)+0" office:value-type="float" office:value="9.58984375">
            <text:p>9.589843750</text:p>
          </table:table-cell>
          <table:table-cell table:formula="of:=(([.C380]-0)/(1-0))*(1500-0.000000001)+0.000000001" office:value-type="float" office:value="1145.50781250024">
            <text:p>1145.507812500</text:p>
          </table:table-cell>
          <table:table-cell table:formula="of:=(([.D380]-0)/(1-0))*(1-0.000000001)+0.000000001" office:value-type="float" office:value="0.287109375712891">
            <text:p>0.287109376</text:p>
          </table:table-cell>
          <table:table-cell table:formula="of:=[.M380]*[.P380]" office:value-type="float" office:value="5.16796876283203">
            <text:p>5.167968763</text:p>
          </table:table-cell>
          <table:table-cell table:formula="of:=(([.E380]-0)/(1-0))*(100-0.000000001)+0.000000001" office:value-type="float" office:value="11.5234375008848">
            <text:p>11.523437501</text:p>
          </table:table-cell>
          <table:table-cell table:formula="of:=(([.F380]-0)/(1-0))*(100-0)+0" office:value-type="float" office:value="67.7734375">
            <text:p>67.773437500</text:p>
          </table:table-cell>
          <table:table-cell table:formula="of:=(([.G380]-0)/(1-0))*(3-0)+0" office:value-type="float" office:value="0.791015625">
            <text:p>0.791015625</text:p>
          </table:table-cell>
          <table:table-cell table:formula="of:=(([.H380]-0)/(1-0))*(3-0)+0" office:value-type="float" office:value="1.236328125">
            <text:p>1.236328125</text:p>
          </table:table-cell>
          <table:table-cell table:formula="of:=(([.I380]-0)/(1-0))*(100-0)+0" office:value-type="float" office:value="1.3671875">
            <text:p>1.367187500</text:p>
          </table:table-cell>
          <table:table-cell table:formula="of:=(([.J380]-0)/(1-0))*(3-0)+0" office:value-type="float" office:value="1.529296875">
            <text:p>1.529296875</text:p>
          </table:table-cell>
          <table:table-cell table:formula="of:=(([.K380]-0)/(1-0))*(3-0)+0" office:value-type="float" office:value="2.373046875">
            <text:p>2.373046875</text:p>
          </table:table-cell>
        </table:table-row>
        <table:table-row table:style-name="ro2">
          <table:table-cell office:value-type="float" office:value="0.888671875">
            <text:p>0.888671875</text:p>
          </table:table-cell>
          <table:table-cell office:value-type="float" office:value="0.208984375">
            <text:p>0.208984375</text:p>
          </table:table-cell>
          <table:table-cell office:value-type="float" office:value="0.013671875">
            <text:p>0.013671875</text:p>
          </table:table-cell>
          <table:table-cell office:value-type="float" office:value="0.537109375">
            <text:p>0.537109375</text:p>
          </table:table-cell>
          <table:table-cell office:value-type="float" office:value="0.365234375">
            <text:p>0.365234375</text:p>
          </table:table-cell>
          <table:table-cell office:value-type="float" office:value="0.927734375">
            <text:p>0.927734375</text:p>
          </table:table-cell>
          <table:table-cell office:value-type="float" office:value="0.513671875">
            <text:p>0.513671875</text:p>
          </table:table-cell>
          <table:table-cell office:value-type="float" office:value="0.162109375">
            <text:p>0.162109375</text:p>
          </table:table-cell>
          <table:table-cell office:value-type="float" office:value="0.263671875">
            <text:p>0.263671875</text:p>
          </table:table-cell>
          <table:table-cell office:value-type="float" office:value="0.759765625">
            <text:p>0.759765625</text:p>
          </table:table-cell>
          <table:table-cell office:value-type="float" office:value="0.541015625">
            <text:p>0.541015625</text:p>
          </table:table-cell>
          <table:table-cell/>
          <table:table-cell table:formula="of:=ROUND((([.A381]-0)/(1-0))*(27-2)+2)" office:value-type="float" office:value="24">
            <text:p>24</text:p>
          </table:table-cell>
          <table:table-cell table:formula="of:=(([.B381]-0)/(1-0))*(10-0)+0" office:value-type="float" office:value="2.08984375">
            <text:p>2.089843750</text:p>
          </table:table-cell>
          <table:table-cell table:formula="of:=(([.C381]-0)/(1-0))*(1500-0.000000001)+0.000000001" office:value-type="float" office:value="20.5078125009863">
            <text:p>20.507812501</text:p>
          </table:table-cell>
          <table:table-cell table:formula="of:=(([.D381]-0)/(1-0))*(1-0.000000001)+0.000000001" office:value-type="float" office:value="0.537109375462891">
            <text:p>0.537109375</text:p>
          </table:table-cell>
          <table:table-cell table:formula="of:=[.M381]*[.P381]" office:value-type="float" office:value="12.8906250111094">
            <text:p>12.890625011</text:p>
          </table:table-cell>
          <table:table-cell table:formula="of:=(([.E381]-0)/(1-0))*(100-0.000000001)+0.000000001" office:value-type="float" office:value="36.5234375006348">
            <text:p>36.523437501</text:p>
          </table:table-cell>
          <table:table-cell table:formula="of:=(([.F381]-0)/(1-0))*(100-0)+0" office:value-type="float" office:value="92.7734375">
            <text:p>92.773437500</text:p>
          </table:table-cell>
          <table:table-cell table:formula="of:=(([.G381]-0)/(1-0))*(3-0)+0" office:value-type="float" office:value="1.541015625">
            <text:p>1.541015625</text:p>
          </table:table-cell>
          <table:table-cell table:formula="of:=(([.H381]-0)/(1-0))*(3-0)+0" office:value-type="float" office:value="0.486328125">
            <text:p>0.486328125</text:p>
          </table:table-cell>
          <table:table-cell table:formula="of:=(([.I381]-0)/(1-0))*(100-0)+0" office:value-type="float" office:value="26.3671875">
            <text:p>26.367187500</text:p>
          </table:table-cell>
          <table:table-cell table:formula="of:=(([.J381]-0)/(1-0))*(3-0)+0" office:value-type="float" office:value="2.279296875">
            <text:p>2.279296875</text:p>
          </table:table-cell>
          <table:table-cell table:formula="of:=(([.K381]-0)/(1-0))*(3-0)+0" office:value-type="float" office:value="1.623046875">
            <text:p>1.623046875</text:p>
          </table:table-cell>
        </table:table-row>
        <table:table-row table:style-name="ro2">
          <table:table-cell office:value-type="float" office:value="0.388671875">
            <text:p>0.388671875</text:p>
          </table:table-cell>
          <table:table-cell office:value-type="float" office:value="0.708984375">
            <text:p>0.708984375</text:p>
          </table:table-cell>
          <table:table-cell office:value-type="float" office:value="0.513671875">
            <text:p>0.513671875</text:p>
          </table:table-cell>
          <table:table-cell office:value-type="float" office:value="0.037109375">
            <text:p>0.037109375</text:p>
          </table:table-cell>
          <table:table-cell office:value-type="float" office:value="0.865234375">
            <text:p>0.865234375</text:p>
          </table:table-cell>
          <table:table-cell office:value-type="float" office:value="0.427734375">
            <text:p>0.427734375</text:p>
          </table:table-cell>
          <table:table-cell office:value-type="float" office:value="0.013671875">
            <text:p>0.013671875</text:p>
          </table:table-cell>
          <table:table-cell office:value-type="float" office:value="0.662109375">
            <text:p>0.662109375</text:p>
          </table:table-cell>
          <table:table-cell office:value-type="float" office:value="0.763671875">
            <text:p>0.763671875</text:p>
          </table:table-cell>
          <table:table-cell office:value-type="float" office:value="0.259765625">
            <text:p>0.259765625</text:p>
          </table:table-cell>
          <table:table-cell office:value-type="float" office:value="0.041015625">
            <text:p>0.041015625</text:p>
          </table:table-cell>
          <table:table-cell/>
          <table:table-cell table:formula="of:=ROUND((([.A382]-0)/(1-0))*(27-2)+2)" office:value-type="float" office:value="12">
            <text:p>12</text:p>
          </table:table-cell>
          <table:table-cell table:formula="of:=(([.B382]-0)/(1-0))*(10-0)+0" office:value-type="float" office:value="7.08984375">
            <text:p>7.089843750</text:p>
          </table:table-cell>
          <table:table-cell table:formula="of:=(([.C382]-0)/(1-0))*(1500-0.000000001)+0.000000001" office:value-type="float" office:value="770.507812500486">
            <text:p>770.507812500</text:p>
          </table:table-cell>
          <table:table-cell table:formula="of:=(([.D382]-0)/(1-0))*(1-0.000000001)+0.000000001" office:value-type="float" office:value="0.0371093759628906">
            <text:p>0.037109376</text:p>
          </table:table-cell>
          <table:table-cell table:formula="of:=[.M382]*[.P382]" office:value-type="float" office:value="0.445312511554688">
            <text:p>0.445312512</text:p>
          </table:table-cell>
          <table:table-cell table:formula="of:=(([.E382]-0)/(1-0))*(100-0.000000001)+0.000000001" office:value-type="float" office:value="86.5234375001348">
            <text:p>86.523437500</text:p>
          </table:table-cell>
          <table:table-cell table:formula="of:=(([.F382]-0)/(1-0))*(100-0)+0" office:value-type="float" office:value="42.7734375">
            <text:p>42.773437500</text:p>
          </table:table-cell>
          <table:table-cell table:formula="of:=(([.G382]-0)/(1-0))*(3-0)+0" office:value-type="float" office:value="0.041015625">
            <text:p>0.041015625</text:p>
          </table:table-cell>
          <table:table-cell table:formula="of:=(([.H382]-0)/(1-0))*(3-0)+0" office:value-type="float" office:value="1.986328125">
            <text:p>1.986328125</text:p>
          </table:table-cell>
          <table:table-cell table:formula="of:=(([.I382]-0)/(1-0))*(100-0)+0" office:value-type="float" office:value="76.3671875">
            <text:p>76.367187500</text:p>
          </table:table-cell>
          <table:table-cell table:formula="of:=(([.J382]-0)/(1-0))*(3-0)+0" office:value-type="float" office:value="0.779296875">
            <text:p>0.779296875</text:p>
          </table:table-cell>
          <table:table-cell table:formula="of:=(([.K382]-0)/(1-0))*(3-0)+0" office:value-type="float" office:value="0.123046875">
            <text:p>0.123046875</text:p>
          </table:table-cell>
        </table:table-row>
        <table:table-row table:style-name="ro2">
          <table:table-cell office:value-type="float" office:value="0.263671875">
            <text:p>0.263671875</text:p>
          </table:table-cell>
          <table:table-cell office:value-type="float" office:value="0.083984375">
            <text:p>0.083984375</text:p>
          </table:table-cell>
          <table:table-cell office:value-type="float" office:value="0.888671875">
            <text:p>0.888671875</text:p>
          </table:table-cell>
          <table:table-cell office:value-type="float" office:value="0.162109375">
            <text:p>0.162109375</text:p>
          </table:table-cell>
          <table:table-cell office:value-type="float" office:value="0.990234375">
            <text:p>0.990234375</text:p>
          </table:table-cell>
          <table:table-cell office:value-type="float" office:value="0.052734375">
            <text:p>0.052734375</text:p>
          </table:table-cell>
          <table:table-cell office:value-type="float" office:value="0.638671875">
            <text:p>0.638671875</text:p>
          </table:table-cell>
          <table:table-cell office:value-type="float" office:value="0.037109375">
            <text:p>0.037109375</text:p>
          </table:table-cell>
          <table:table-cell office:value-type="float" office:value="0.388671875">
            <text:p>0.388671875</text:p>
          </table:table-cell>
          <table:table-cell office:value-type="float" office:value="0.634765625">
            <text:p>0.634765625</text:p>
          </table:table-cell>
          <table:table-cell office:value-type="float" office:value="0.666015625">
            <text:p>0.666015625</text:p>
          </table:table-cell>
          <table:table-cell/>
          <table:table-cell table:formula="of:=ROUND((([.A383]-0)/(1-0))*(27-2)+2)" office:value-type="float" office:value="9">
            <text:p>9</text:p>
          </table:table-cell>
          <table:table-cell table:formula="of:=(([.B383]-0)/(1-0))*(10-0)+0" office:value-type="float" office:value="0.83984375">
            <text:p>0.839843750</text:p>
          </table:table-cell>
          <table:table-cell table:formula="of:=(([.C383]-0)/(1-0))*(1500-0.000000001)+0.000000001" office:value-type="float" office:value="1333.00781250011">
            <text:p>1333.007812500</text:p>
          </table:table-cell>
          <table:table-cell table:formula="of:=(([.D383]-0)/(1-0))*(1-0.000000001)+0.000000001" office:value-type="float" office:value="0.162109375837891">
            <text:p>0.162109376</text:p>
          </table:table-cell>
          <table:table-cell table:formula="of:=[.M383]*[.P383]" office:value-type="float" office:value="1.45898438254102">
            <text:p>1.458984383</text:p>
          </table:table-cell>
          <table:table-cell table:formula="of:=(([.E383]-0)/(1-0))*(100-0.000000001)+0.000000001" office:value-type="float" office:value="99.0234375000098">
            <text:p>99.023437500</text:p>
          </table:table-cell>
          <table:table-cell table:formula="of:=(([.F383]-0)/(1-0))*(100-0)+0" office:value-type="float" office:value="5.2734375">
            <text:p>5.273437500</text:p>
          </table:table-cell>
          <table:table-cell table:formula="of:=(([.G383]-0)/(1-0))*(3-0)+0" office:value-type="float" office:value="1.916015625">
            <text:p>1.916015625</text:p>
          </table:table-cell>
          <table:table-cell table:formula="of:=(([.H383]-0)/(1-0))*(3-0)+0" office:value-type="float" office:value="0.111328125">
            <text:p>0.111328125</text:p>
          </table:table-cell>
          <table:table-cell table:formula="of:=(([.I383]-0)/(1-0))*(100-0)+0" office:value-type="float" office:value="38.8671875">
            <text:p>38.867187500</text:p>
          </table:table-cell>
          <table:table-cell table:formula="of:=(([.J383]-0)/(1-0))*(3-0)+0" office:value-type="float" office:value="1.904296875">
            <text:p>1.904296875</text:p>
          </table:table-cell>
          <table:table-cell table:formula="of:=(([.K383]-0)/(1-0))*(3-0)+0" office:value-type="float" office:value="1.998046875">
            <text:p>1.998046875</text:p>
          </table:table-cell>
        </table:table-row>
        <table:table-row table:style-name="ro2">
          <table:table-cell office:value-type="float" office:value="0.763671875">
            <text:p>0.763671875</text:p>
          </table:table-cell>
          <table:table-cell office:value-type="float" office:value="0.583984375">
            <text:p>0.583984375</text:p>
          </table:table-cell>
          <table:table-cell office:value-type="float" office:value="0.388671875">
            <text:p>0.388671875</text:p>
          </table:table-cell>
          <table:table-cell office:value-type="float" office:value="0.662109375">
            <text:p>0.662109375</text:p>
          </table:table-cell>
          <table:table-cell office:value-type="float" office:value="0.490234375">
            <text:p>0.490234375</text:p>
          </table:table-cell>
          <table:table-cell office:value-type="float" office:value="0.552734375">
            <text:p>0.552734375</text:p>
          </table:table-cell>
          <table:table-cell office:value-type="float" office:value="0.138671875">
            <text:p>0.138671875</text:p>
          </table:table-cell>
          <table:table-cell office:value-type="float" office:value="0.537109375">
            <text:p>0.537109375</text:p>
          </table:table-cell>
          <table:table-cell office:value-type="float" office:value="0.888671875">
            <text:p>0.888671875</text:p>
          </table:table-cell>
          <table:table-cell office:value-type="float" office:value="0.134765625">
            <text:p>0.134765625</text:p>
          </table:table-cell>
          <table:table-cell office:value-type="float" office:value="0.166015625">
            <text:p>0.166015625</text:p>
          </table:table-cell>
          <table:table-cell/>
          <table:table-cell table:formula="of:=ROUND((([.A384]-0)/(1-0))*(27-2)+2)" office:value-type="float" office:value="21">
            <text:p>21</text:p>
          </table:table-cell>
          <table:table-cell table:formula="of:=(([.B384]-0)/(1-0))*(10-0)+0" office:value-type="float" office:value="5.83984375">
            <text:p>5.839843750</text:p>
          </table:table-cell>
          <table:table-cell table:formula="of:=(([.C384]-0)/(1-0))*(1500-0.000000001)+0.000000001" office:value-type="float" office:value="583.007812500611">
            <text:p>583.007812501</text:p>
          </table:table-cell>
          <table:table-cell table:formula="of:=(([.D384]-0)/(1-0))*(1-0.000000001)+0.000000001" office:value-type="float" office:value="0.662109375337891">
            <text:p>0.662109375</text:p>
          </table:table-cell>
          <table:table-cell table:formula="of:=[.M384]*[.P384]" office:value-type="float" office:value="13.9042968820957">
            <text:p>13.904296882</text:p>
          </table:table-cell>
          <table:table-cell table:formula="of:=(([.E384]-0)/(1-0))*(100-0.000000001)+0.000000001" office:value-type="float" office:value="49.0234375005098">
            <text:p>49.023437501</text:p>
          </table:table-cell>
          <table:table-cell table:formula="of:=(([.F384]-0)/(1-0))*(100-0)+0" office:value-type="float" office:value="55.2734375">
            <text:p>55.273437500</text:p>
          </table:table-cell>
          <table:table-cell table:formula="of:=(([.G384]-0)/(1-0))*(3-0)+0" office:value-type="float" office:value="0.416015625">
            <text:p>0.416015625</text:p>
          </table:table-cell>
          <table:table-cell table:formula="of:=(([.H384]-0)/(1-0))*(3-0)+0" office:value-type="float" office:value="1.611328125">
            <text:p>1.611328125</text:p>
          </table:table-cell>
          <table:table-cell table:formula="of:=(([.I384]-0)/(1-0))*(100-0)+0" office:value-type="float" office:value="88.8671875">
            <text:p>88.867187500</text:p>
          </table:table-cell>
          <table:table-cell table:formula="of:=(([.J384]-0)/(1-0))*(3-0)+0" office:value-type="float" office:value="0.404296875">
            <text:p>0.404296875</text:p>
          </table:table-cell>
          <table:table-cell table:formula="of:=(([.K384]-0)/(1-0))*(3-0)+0" office:value-type="float" office:value="0.498046875">
            <text:p>0.498046875</text:p>
          </table:table-cell>
        </table:table-row>
        <table:table-row table:style-name="ro2">
          <table:table-cell office:value-type="float" office:value="0.513671875">
            <text:p>0.513671875</text:p>
          </table:table-cell>
          <table:table-cell office:value-type="float" office:value="0.333984375">
            <text:p>0.333984375</text:p>
          </table:table-cell>
          <table:table-cell office:value-type="float" office:value="0.638671875">
            <text:p>0.638671875</text:p>
          </table:table-cell>
          <table:table-cell office:value-type="float" office:value="0.412109375">
            <text:p>0.412109375</text:p>
          </table:table-cell>
          <table:table-cell office:value-type="float" office:value="0.240234375">
            <text:p>0.240234375</text:p>
          </table:table-cell>
          <table:table-cell office:value-type="float" office:value="0.802734375">
            <text:p>0.802734375</text:p>
          </table:table-cell>
          <table:table-cell office:value-type="float" office:value="0.888671875">
            <text:p>0.888671875</text:p>
          </table:table-cell>
          <table:table-cell office:value-type="float" office:value="0.787109375">
            <text:p>0.787109375</text:p>
          </table:table-cell>
          <table:table-cell office:value-type="float" office:value="0.638671875">
            <text:p>0.638671875</text:p>
          </table:table-cell>
          <table:table-cell office:value-type="float" office:value="0.384765625">
            <text:p>0.384765625</text:p>
          </table:table-cell>
          <table:table-cell office:value-type="float" office:value="0.416015625">
            <text:p>0.416015625</text:p>
          </table:table-cell>
          <table:table-cell/>
          <table:table-cell table:formula="of:=ROUND((([.A385]-0)/(1-0))*(27-2)+2)" office:value-type="float" office:value="15">
            <text:p>15</text:p>
          </table:table-cell>
          <table:table-cell table:formula="of:=(([.B385]-0)/(1-0))*(10-0)+0" office:value-type="float" office:value="3.33984375">
            <text:p>3.339843750</text:p>
          </table:table-cell>
          <table:table-cell table:formula="of:=(([.C385]-0)/(1-0))*(1500-0.000000001)+0.000000001" office:value-type="float" office:value="958.007812500361">
            <text:p>958.007812500</text:p>
          </table:table-cell>
          <table:table-cell table:formula="of:=(([.D385]-0)/(1-0))*(1-0.000000001)+0.000000001" office:value-type="float" office:value="0.412109375587891">
            <text:p>0.412109376</text:p>
          </table:table-cell>
          <table:table-cell table:formula="of:=[.M385]*[.P385]" office:value-type="float" office:value="6.18164063381836">
            <text:p>6.181640634</text:p>
          </table:table-cell>
          <table:table-cell table:formula="of:=(([.E385]-0)/(1-0))*(100-0.000000001)+0.000000001" office:value-type="float" office:value="24.0234375007598">
            <text:p>24.023437501</text:p>
          </table:table-cell>
          <table:table-cell table:formula="of:=(([.F385]-0)/(1-0))*(100-0)+0" office:value-type="float" office:value="80.2734375">
            <text:p>80.273437500</text:p>
          </table:table-cell>
          <table:table-cell table:formula="of:=(([.G385]-0)/(1-0))*(3-0)+0" office:value-type="float" office:value="2.666015625">
            <text:p>2.666015625</text:p>
          </table:table-cell>
          <table:table-cell table:formula="of:=(([.H385]-0)/(1-0))*(3-0)+0" office:value-type="float" office:value="2.361328125">
            <text:p>2.361328125</text:p>
          </table:table-cell>
          <table:table-cell table:formula="of:=(([.I385]-0)/(1-0))*(100-0)+0" office:value-type="float" office:value="63.8671875">
            <text:p>63.867187500</text:p>
          </table:table-cell>
          <table:table-cell table:formula="of:=(([.J385]-0)/(1-0))*(3-0)+0" office:value-type="float" office:value="1.154296875">
            <text:p>1.154296875</text:p>
          </table:table-cell>
          <table:table-cell table:formula="of:=(([.K385]-0)/(1-0))*(3-0)+0" office:value-type="float" office:value="1.248046875">
            <text:p>1.248046875</text:p>
          </table:table-cell>
        </table:table-row>
        <table:table-row table:style-name="ro2">
          <table:table-cell office:value-type="float" office:value="0.013671875">
            <text:p>0.013671875</text:p>
          </table:table-cell>
          <table:table-cell office:value-type="float" office:value="0.833984375">
            <text:p>0.833984375</text:p>
          </table:table-cell>
          <table:table-cell office:value-type="float" office:value="0.138671875">
            <text:p>0.138671875</text:p>
          </table:table-cell>
          <table:table-cell office:value-type="float" office:value="0.912109375">
            <text:p>0.912109375</text:p>
          </table:table-cell>
          <table:table-cell office:value-type="float" office:value="0.740234375">
            <text:p>0.740234375</text:p>
          </table:table-cell>
          <table:table-cell office:value-type="float" office:value="0.302734375">
            <text:p>0.302734375</text:p>
          </table:table-cell>
          <table:table-cell office:value-type="float" office:value="0.388671875">
            <text:p>0.388671875</text:p>
          </table:table-cell>
          <table:table-cell office:value-type="float" office:value="0.287109375">
            <text:p>0.287109375</text:p>
          </table:table-cell>
          <table:table-cell office:value-type="float" office:value="0.138671875">
            <text:p>0.138671875</text:p>
          </table:table-cell>
          <table:table-cell office:value-type="float" office:value="0.884765625">
            <text:p>0.884765625</text:p>
          </table:table-cell>
          <table:table-cell office:value-type="float" office:value="0.916015625">
            <text:p>0.916015625</text:p>
          </table:table-cell>
          <table:table-cell/>
          <table:table-cell table:formula="of:=ROUND((([.A386]-0)/(1-0))*(27-2)+2)" office:value-type="float" office:value="2">
            <text:p>2</text:p>
          </table:table-cell>
          <table:table-cell table:formula="of:=(([.B386]-0)/(1-0))*(10-0)+0" office:value-type="float" office:value="8.33984375">
            <text:p>8.339843750</text:p>
          </table:table-cell>
          <table:table-cell table:formula="of:=(([.C386]-0)/(1-0))*(1500-0.000000001)+0.000000001" office:value-type="float" office:value="208.007812500861">
            <text:p>208.007812501</text:p>
          </table:table-cell>
          <table:table-cell table:formula="of:=(([.D386]-0)/(1-0))*(1-0.000000001)+0.000000001" office:value-type="float" office:value="0.912109375087891">
            <text:p>0.912109375</text:p>
          </table:table-cell>
          <table:table-cell table:formula="of:=[.M386]*[.P386]" office:value-type="float" office:value="1.82421875017578">
            <text:p>1.824218750</text:p>
          </table:table-cell>
          <table:table-cell table:formula="of:=(([.E386]-0)/(1-0))*(100-0.000000001)+0.000000001" office:value-type="float" office:value="74.0234375002598">
            <text:p>74.023437500</text:p>
          </table:table-cell>
          <table:table-cell table:formula="of:=(([.F386]-0)/(1-0))*(100-0)+0" office:value-type="float" office:value="30.2734375">
            <text:p>30.273437500</text:p>
          </table:table-cell>
          <table:table-cell table:formula="of:=(([.G386]-0)/(1-0))*(3-0)+0" office:value-type="float" office:value="1.166015625">
            <text:p>1.166015625</text:p>
          </table:table-cell>
          <table:table-cell table:formula="of:=(([.H386]-0)/(1-0))*(3-0)+0" office:value-type="float" office:value="0.861328125">
            <text:p>0.861328125</text:p>
          </table:table-cell>
          <table:table-cell table:formula="of:=(([.I386]-0)/(1-0))*(100-0)+0" office:value-type="float" office:value="13.8671875">
            <text:p>13.867187500</text:p>
          </table:table-cell>
          <table:table-cell table:formula="of:=(([.J386]-0)/(1-0))*(3-0)+0" office:value-type="float" office:value="2.654296875">
            <text:p>2.654296875</text:p>
          </table:table-cell>
          <table:table-cell table:formula="of:=(([.K386]-0)/(1-0))*(3-0)+0" office:value-type="float" office:value="2.748046875">
            <text:p>2.748046875</text:p>
          </table:table-cell>
        </table:table-row>
        <table:table-row table:style-name="ro2">
          <table:table-cell office:value-type="float" office:value="0.009765625">
            <text:p>0.009765625</text:p>
          </table:table-cell>
          <table:table-cell office:value-type="float" office:value="0.166015625">
            <text:p>0.166015625</text:p>
          </table:table-cell>
          <table:table-cell office:value-type="float" office:value="0.900390625">
            <text:p>0.900390625</text:p>
          </table:table-cell>
          <table:table-cell office:value-type="float" office:value="0.478515625">
            <text:p>0.478515625</text:p>
          </table:table-cell>
          <table:table-cell office:value-type="float" office:value="0.126953125">
            <text:p>0.126953125</text:p>
          </table:table-cell>
          <table:table-cell office:value-type="float" office:value="0.712890625">
            <text:p>0.712890625</text:p>
          </table:table-cell>
          <table:table-cell office:value-type="float" office:value="0.501953125">
            <text:p>0.501953125</text:p>
          </table:table-cell>
          <table:table-cell office:value-type="float" office:value="0.392578125">
            <text:p>0.392578125</text:p>
          </table:table-cell>
          <table:table-cell office:value-type="float" office:value="0.322265625">
            <text:p>0.322265625</text:p>
          </table:table-cell>
          <table:table-cell office:value-type="float" office:value="0.724609375">
            <text:p>0.724609375</text:p>
          </table:table-cell>
          <table:table-cell office:value-type="float" office:value="0.787109375">
            <text:p>0.787109375</text:p>
          </table:table-cell>
          <table:table-cell/>
          <table:table-cell table:formula="of:=ROUND((([.A387]-0)/(1-0))*(27-2)+2)" office:value-type="float" office:value="2">
            <text:p>2</text:p>
          </table:table-cell>
          <table:table-cell table:formula="of:=(([.B387]-0)/(1-0))*(10-0)+0" office:value-type="float" office:value="1.66015625">
            <text:p>1.660156250</text:p>
          </table:table-cell>
          <table:table-cell table:formula="of:=(([.C387]-0)/(1-0))*(1500-0.000000001)+0.000000001" office:value-type="float" office:value="1350.5859375001">
            <text:p>1350.585937500</text:p>
          </table:table-cell>
          <table:table-cell table:formula="of:=(([.D387]-0)/(1-0))*(1-0.000000001)+0.000000001" office:value-type="float" office:value="0.478515625521484">
            <text:p>0.478515626</text:p>
          </table:table-cell>
          <table:table-cell table:formula="of:=[.M387]*[.P387]" office:value-type="float" office:value="0.957031251042969">
            <text:p>0.957031251</text:p>
          </table:table-cell>
          <table:table-cell table:formula="of:=(([.E387]-0)/(1-0))*(100-0.000000001)+0.000000001" office:value-type="float" office:value="12.695312500873">
            <text:p>12.695312501</text:p>
          </table:table-cell>
          <table:table-cell table:formula="of:=(([.F387]-0)/(1-0))*(100-0)+0" office:value-type="float" office:value="71.2890625">
            <text:p>71.289062500</text:p>
          </table:table-cell>
          <table:table-cell table:formula="of:=(([.G387]-0)/(1-0))*(3-0)+0" office:value-type="float" office:value="1.505859375">
            <text:p>1.505859375</text:p>
          </table:table-cell>
          <table:table-cell table:formula="of:=(([.H387]-0)/(1-0))*(3-0)+0" office:value-type="float" office:value="1.177734375">
            <text:p>1.177734375</text:p>
          </table:table-cell>
          <table:table-cell table:formula="of:=(([.I387]-0)/(1-0))*(100-0)+0" office:value-type="float" office:value="32.2265625">
            <text:p>32.226562500</text:p>
          </table:table-cell>
          <table:table-cell table:formula="of:=(([.J387]-0)/(1-0))*(3-0)+0" office:value-type="float" office:value="2.173828125">
            <text:p>2.173828125</text:p>
          </table:table-cell>
          <table:table-cell table:formula="of:=(([.K387]-0)/(1-0))*(3-0)+0" office:value-type="float" office:value="2.361328125">
            <text:p>2.361328125</text:p>
          </table:table-cell>
        </table:table-row>
        <table:table-row table:style-name="ro2">
          <table:table-cell office:value-type="float" office:value="0.509765625">
            <text:p>0.509765625</text:p>
          </table:table-cell>
          <table:table-cell office:value-type="float" office:value="0.666015625">
            <text:p>0.666015625</text:p>
          </table:table-cell>
          <table:table-cell office:value-type="float" office:value="0.400390625">
            <text:p>0.400390625</text:p>
          </table:table-cell>
          <table:table-cell office:value-type="float" office:value="0.978515625">
            <text:p>0.978515625</text:p>
          </table:table-cell>
          <table:table-cell office:value-type="float" office:value="0.626953125">
            <text:p>0.626953125</text:p>
          </table:table-cell>
          <table:table-cell office:value-type="float" office:value="0.212890625">
            <text:p>0.212890625</text:p>
          </table:table-cell>
          <table:table-cell office:value-type="float" office:value="0.001953125">
            <text:p>0.001953125</text:p>
          </table:table-cell>
          <table:table-cell office:value-type="float" office:value="0.892578125">
            <text:p>0.892578125</text:p>
          </table:table-cell>
          <table:table-cell office:value-type="float" office:value="0.822265625">
            <text:p>0.822265625</text:p>
          </table:table-cell>
          <table:table-cell office:value-type="float" office:value="0.224609375">
            <text:p>0.224609375</text:p>
          </table:table-cell>
          <table:table-cell office:value-type="float" office:value="0.287109375">
            <text:p>0.287109375</text:p>
          </table:table-cell>
          <table:table-cell/>
          <table:table-cell table:formula="of:=ROUND((([.A388]-0)/(1-0))*(27-2)+2)" office:value-type="float" office:value="15">
            <text:p>15</text:p>
          </table:table-cell>
          <table:table-cell table:formula="of:=(([.B388]-0)/(1-0))*(10-0)+0" office:value-type="float" office:value="6.66015625">
            <text:p>6.660156250</text:p>
          </table:table-cell>
          <table:table-cell table:formula="of:=(([.C388]-0)/(1-0))*(1500-0.000000001)+0.000000001" office:value-type="float" office:value="600.5859375006">
            <text:p>600.585937501</text:p>
          </table:table-cell>
          <table:table-cell table:formula="of:=(([.D388]-0)/(1-0))*(1-0.000000001)+0.000000001" office:value-type="float" office:value="0.978515625021485">
            <text:p>0.978515625</text:p>
          </table:table-cell>
          <table:table-cell table:formula="of:=[.M388]*[.P388]" office:value-type="float" office:value="14.6777343753223">
            <text:p>14.677734375</text:p>
          </table:table-cell>
          <table:table-cell table:formula="of:=(([.E388]-0)/(1-0))*(100-0.000000001)+0.000000001" office:value-type="float" office:value="62.695312500373">
            <text:p>62.695312500</text:p>
          </table:table-cell>
          <table:table-cell table:formula="of:=(([.F388]-0)/(1-0))*(100-0)+0" office:value-type="float" office:value="21.2890625">
            <text:p>21.289062500</text:p>
          </table:table-cell>
          <table:table-cell table:formula="of:=(([.G388]-0)/(1-0))*(3-0)+0" office:value-type="float" office:value="0.005859375">
            <text:p>0.005859375</text:p>
          </table:table-cell>
          <table:table-cell table:formula="of:=(([.H388]-0)/(1-0))*(3-0)+0" office:value-type="float" office:value="2.677734375">
            <text:p>2.677734375</text:p>
          </table:table-cell>
          <table:table-cell table:formula="of:=(([.I388]-0)/(1-0))*(100-0)+0" office:value-type="float" office:value="82.2265625">
            <text:p>82.226562500</text:p>
          </table:table-cell>
          <table:table-cell table:formula="of:=(([.J388]-0)/(1-0))*(3-0)+0" office:value-type="float" office:value="0.673828125">
            <text:p>0.673828125</text:p>
          </table:table-cell>
          <table:table-cell table:formula="of:=(([.K388]-0)/(1-0))*(3-0)+0" office:value-type="float" office:value="0.861328125">
            <text:p>0.861328125</text:p>
          </table:table-cell>
        </table:table-row>
        <table:table-row table:style-name="ro2">
          <table:table-cell office:value-type="float" office:value="0.759765625">
            <text:p>0.759765625</text:p>
          </table:table-cell>
          <table:table-cell office:value-type="float" office:value="0.416015625">
            <text:p>0.416015625</text:p>
          </table:table-cell>
          <table:table-cell office:value-type="float" office:value="0.650390625">
            <text:p>0.650390625</text:p>
          </table:table-cell>
          <table:table-cell office:value-type="float" office:value="0.228515625">
            <text:p>0.228515625</text:p>
          </table:table-cell>
          <table:table-cell office:value-type="float" office:value="0.876953125">
            <text:p>0.876953125</text:p>
          </table:table-cell>
          <table:table-cell office:value-type="float" office:value="0.462890625">
            <text:p>0.462890625</text:p>
          </table:table-cell>
          <table:table-cell office:value-type="float" office:value="0.751953125">
            <text:p>0.751953125</text:p>
          </table:table-cell>
          <table:table-cell office:value-type="float" office:value="0.642578125">
            <text:p>0.642578125</text:p>
          </table:table-cell>
          <table:table-cell office:value-type="float" office:value="0.572265625">
            <text:p>0.572265625</text:p>
          </table:table-cell>
          <table:table-cell office:value-type="float" office:value="0.474609375">
            <text:p>0.474609375</text:p>
          </table:table-cell>
          <table:table-cell office:value-type="float" office:value="0.037109375">
            <text:p>0.037109375</text:p>
          </table:table-cell>
          <table:table-cell/>
          <table:table-cell table:formula="of:=ROUND((([.A389]-0)/(1-0))*(27-2)+2)" office:value-type="float" office:value="21">
            <text:p>21</text:p>
          </table:table-cell>
          <table:table-cell table:formula="of:=(([.B389]-0)/(1-0))*(10-0)+0" office:value-type="float" office:value="4.16015625">
            <text:p>4.160156250</text:p>
          </table:table-cell>
          <table:table-cell table:formula="of:=(([.C389]-0)/(1-0))*(1500-0.000000001)+0.000000001" office:value-type="float" office:value="975.58593750035">
            <text:p>975.585937500</text:p>
          </table:table-cell>
          <table:table-cell table:formula="of:=(([.D389]-0)/(1-0))*(1-0.000000001)+0.000000001" office:value-type="float" office:value="0.228515625771484">
            <text:p>0.228515626</text:p>
          </table:table-cell>
          <table:table-cell table:formula="of:=[.M389]*[.P389]" office:value-type="float" office:value="4.79882814120117">
            <text:p>4.798828141</text:p>
          </table:table-cell>
          <table:table-cell table:formula="of:=(([.E389]-0)/(1-0))*(100-0.000000001)+0.000000001" office:value-type="float" office:value="87.6953125001231">
            <text:p>87.695312500</text:p>
          </table:table-cell>
          <table:table-cell table:formula="of:=(([.F389]-0)/(1-0))*(100-0)+0" office:value-type="float" office:value="46.2890625">
            <text:p>46.289062500</text:p>
          </table:table-cell>
          <table:table-cell table:formula="of:=(([.G389]-0)/(1-0))*(3-0)+0" office:value-type="float" office:value="2.255859375">
            <text:p>2.255859375</text:p>
          </table:table-cell>
          <table:table-cell table:formula="of:=(([.H389]-0)/(1-0))*(3-0)+0" office:value-type="float" office:value="1.927734375">
            <text:p>1.927734375</text:p>
          </table:table-cell>
          <table:table-cell table:formula="of:=(([.I389]-0)/(1-0))*(100-0)+0" office:value-type="float" office:value="57.2265625">
            <text:p>57.226562500</text:p>
          </table:table-cell>
          <table:table-cell table:formula="of:=(([.J389]-0)/(1-0))*(3-0)+0" office:value-type="float" office:value="1.423828125">
            <text:p>1.423828125</text:p>
          </table:table-cell>
          <table:table-cell table:formula="of:=(([.K389]-0)/(1-0))*(3-0)+0" office:value-type="float" office:value="0.111328125">
            <text:p>0.111328125</text:p>
          </table:table-cell>
        </table:table-row>
        <table:table-row table:style-name="ro2">
          <table:table-cell office:value-type="float" office:value="0.259765625">
            <text:p>0.259765625</text:p>
          </table:table-cell>
          <table:table-cell office:value-type="float" office:value="0.916015625">
            <text:p>0.916015625</text:p>
          </table:table-cell>
          <table:table-cell office:value-type="float" office:value="0.150390625">
            <text:p>0.150390625</text:p>
          </table:table-cell>
          <table:table-cell office:value-type="float" office:value="0.728515625">
            <text:p>0.728515625</text:p>
          </table:table-cell>
          <table:table-cell office:value-type="float" office:value="0.376953125">
            <text:p>0.376953125</text:p>
          </table:table-cell>
          <table:table-cell office:value-type="float" office:value="0.962890625">
            <text:p>0.962890625</text:p>
          </table:table-cell>
          <table:table-cell office:value-type="float" office:value="0.251953125">
            <text:p>0.251953125</text:p>
          </table:table-cell>
          <table:table-cell office:value-type="float" office:value="0.142578125">
            <text:p>0.142578125</text:p>
          </table:table-cell>
          <table:table-cell office:value-type="float" office:value="0.072265625">
            <text:p>0.072265625</text:p>
          </table:table-cell>
          <table:table-cell office:value-type="float" office:value="0.974609375">
            <text:p>0.974609375</text:p>
          </table:table-cell>
          <table:table-cell office:value-type="float" office:value="0.537109375">
            <text:p>0.537109375</text:p>
          </table:table-cell>
          <table:table-cell/>
          <table:table-cell table:formula="of:=ROUND((([.A390]-0)/(1-0))*(27-2)+2)" office:value-type="float" office:value="8">
            <text:p>8</text:p>
          </table:table-cell>
          <table:table-cell table:formula="of:=(([.B390]-0)/(1-0))*(10-0)+0" office:value-type="float" office:value="9.16015625">
            <text:p>9.160156250</text:p>
          </table:table-cell>
          <table:table-cell table:formula="of:=(([.C390]-0)/(1-0))*(1500-0.000000001)+0.000000001" office:value-type="float" office:value="225.58593750085">
            <text:p>225.585937501</text:p>
          </table:table-cell>
          <table:table-cell table:formula="of:=(([.D390]-0)/(1-0))*(1-0.000000001)+0.000000001" office:value-type="float" office:value="0.728515625271484">
            <text:p>0.728515625</text:p>
          </table:table-cell>
          <table:table-cell table:formula="of:=[.M390]*[.P390]" office:value-type="float" office:value="5.82812500217188">
            <text:p>5.828125002</text:p>
          </table:table-cell>
          <table:table-cell table:formula="of:=(([.E390]-0)/(1-0))*(100-0.000000001)+0.000000001" office:value-type="float" office:value="37.695312500623">
            <text:p>37.695312501</text:p>
          </table:table-cell>
          <table:table-cell table:formula="of:=(([.F390]-0)/(1-0))*(100-0)+0" office:value-type="float" office:value="96.2890625">
            <text:p>96.289062500</text:p>
          </table:table-cell>
          <table:table-cell table:formula="of:=(([.G390]-0)/(1-0))*(3-0)+0" office:value-type="float" office:value="0.755859375">
            <text:p>0.755859375</text:p>
          </table:table-cell>
          <table:table-cell table:formula="of:=(([.H390]-0)/(1-0))*(3-0)+0" office:value-type="float" office:value="0.427734375">
            <text:p>0.427734375</text:p>
          </table:table-cell>
          <table:table-cell table:formula="of:=(([.I390]-0)/(1-0))*(100-0)+0" office:value-type="float" office:value="7.2265625">
            <text:p>7.226562500</text:p>
          </table:table-cell>
          <table:table-cell table:formula="of:=(([.J390]-0)/(1-0))*(3-0)+0" office:value-type="float" office:value="2.923828125">
            <text:p>2.923828125</text:p>
          </table:table-cell>
          <table:table-cell table:formula="of:=(([.K390]-0)/(1-0))*(3-0)+0" office:value-type="float" office:value="1.611328125">
            <text:p>1.611328125</text:p>
          </table:table-cell>
        </table:table-row>
        <table:table-row table:style-name="ro2">
          <table:table-cell office:value-type="float" office:value="0.384765625">
            <text:p>0.384765625</text:p>
          </table:table-cell>
          <table:table-cell office:value-type="float" office:value="0.291015625">
            <text:p>0.291015625</text:p>
          </table:table-cell>
          <table:table-cell office:value-type="float" office:value="0.275390625">
            <text:p>0.275390625</text:p>
          </table:table-cell>
          <table:table-cell office:value-type="float" office:value="0.603515625">
            <text:p>0.603515625</text:p>
          </table:table-cell>
          <table:table-cell office:value-type="float" office:value="0.251953125">
            <text:p>0.251953125</text:p>
          </table:table-cell>
          <table:table-cell office:value-type="float" office:value="0.587890625">
            <text:p>0.587890625</text:p>
          </table:table-cell>
          <table:table-cell office:value-type="float" office:value="0.876953125">
            <text:p>0.876953125</text:p>
          </table:table-cell>
          <table:table-cell office:value-type="float" office:value="0.517578125">
            <text:p>0.517578125</text:p>
          </table:table-cell>
          <table:table-cell office:value-type="float" office:value="0.697265625">
            <text:p>0.697265625</text:p>
          </table:table-cell>
          <table:table-cell office:value-type="float" office:value="0.099609375">
            <text:p>0.099609375</text:p>
          </table:table-cell>
          <table:table-cell office:value-type="float" office:value="0.162109375">
            <text:p>0.162109375</text:p>
          </table:table-cell>
          <table:table-cell/>
          <table:table-cell table:formula="of:=ROUND((([.A391]-0)/(1-0))*(27-2)+2)" office:value-type="float" office:value="12">
            <text:p>12</text:p>
          </table:table-cell>
          <table:table-cell table:formula="of:=(([.B391]-0)/(1-0))*(10-0)+0" office:value-type="float" office:value="2.91015625">
            <text:p>2.910156250</text:p>
          </table:table-cell>
          <table:table-cell table:formula="of:=(([.C391]-0)/(1-0))*(1500-0.000000001)+0.000000001" office:value-type="float" office:value="413.085937500725">
            <text:p>413.085937501</text:p>
          </table:table-cell>
          <table:table-cell table:formula="of:=(([.D391]-0)/(1-0))*(1-0.000000001)+0.000000001" office:value-type="float" office:value="0.603515625396484">
            <text:p>0.603515625</text:p>
          </table:table-cell>
          <table:table-cell table:formula="of:=[.M391]*[.P391]" office:value-type="float" office:value="7.24218750475781">
            <text:p>7.242187505</text:p>
          </table:table-cell>
          <table:table-cell table:formula="of:=(([.E391]-0)/(1-0))*(100-0.000000001)+0.000000001" office:value-type="float" office:value="25.195312500748">
            <text:p>25.195312501</text:p>
          </table:table-cell>
          <table:table-cell table:formula="of:=(([.F391]-0)/(1-0))*(100-0)+0" office:value-type="float" office:value="58.7890625">
            <text:p>58.789062500</text:p>
          </table:table-cell>
          <table:table-cell table:formula="of:=(([.G391]-0)/(1-0))*(3-0)+0" office:value-type="float" office:value="2.630859375">
            <text:p>2.630859375</text:p>
          </table:table-cell>
          <table:table-cell table:formula="of:=(([.H391]-0)/(1-0))*(3-0)+0" office:value-type="float" office:value="1.552734375">
            <text:p>1.552734375</text:p>
          </table:table-cell>
          <table:table-cell table:formula="of:=(([.I391]-0)/(1-0))*(100-0)+0" office:value-type="float" office:value="69.7265625">
            <text:p>69.726562500</text:p>
          </table:table-cell>
          <table:table-cell table:formula="of:=(([.J391]-0)/(1-0))*(3-0)+0" office:value-type="float" office:value="0.298828125">
            <text:p>0.298828125</text:p>
          </table:table-cell>
          <table:table-cell table:formula="of:=(([.K391]-0)/(1-0))*(3-0)+0" office:value-type="float" office:value="0.486328125">
            <text:p>0.486328125</text:p>
          </table:table-cell>
        </table:table-row>
        <table:table-row table:style-name="ro2">
          <table:table-cell office:value-type="float" office:value="0.884765625">
            <text:p>0.884765625</text:p>
          </table:table-cell>
          <table:table-cell office:value-type="float" office:value="0.791015625">
            <text:p>0.791015625</text:p>
          </table:table-cell>
          <table:table-cell office:value-type="float" office:value="0.775390625">
            <text:p>0.775390625</text:p>
          </table:table-cell>
          <table:table-cell office:value-type="float" office:value="0.103515625">
            <text:p>0.103515625</text:p>
          </table:table-cell>
          <table:table-cell office:value-type="float" office:value="0.751953125">
            <text:p>0.751953125</text:p>
          </table:table-cell>
          <table:table-cell office:value-type="float" office:value="0.087890625">
            <text:p>0.087890625</text:p>
          </table:table-cell>
          <table:table-cell office:value-type="float" office:value="0.376953125">
            <text:p>0.376953125</text:p>
          </table:table-cell>
          <table:table-cell office:value-type="float" office:value="0.017578125">
            <text:p>0.017578125</text:p>
          </table:table-cell>
          <table:table-cell office:value-type="float" office:value="0.197265625">
            <text:p>0.197265625</text:p>
          </table:table-cell>
          <table:table-cell office:value-type="float" office:value="0.599609375">
            <text:p>0.599609375</text:p>
          </table:table-cell>
          <table:table-cell office:value-type="float" office:value="0.662109375">
            <text:p>0.662109375</text:p>
          </table:table-cell>
          <table:table-cell/>
          <table:table-cell table:formula="of:=ROUND((([.A392]-0)/(1-0))*(27-2)+2)" office:value-type="float" office:value="24">
            <text:p>24</text:p>
          </table:table-cell>
          <table:table-cell table:formula="of:=(([.B392]-0)/(1-0))*(10-0)+0" office:value-type="float" office:value="7.91015625">
            <text:p>7.910156250</text:p>
          </table:table-cell>
          <table:table-cell table:formula="of:=(([.C392]-0)/(1-0))*(1500-0.000000001)+0.000000001" office:value-type="float" office:value="1163.08593750022">
            <text:p>1163.085937500</text:p>
          </table:table-cell>
          <table:table-cell table:formula="of:=(([.D392]-0)/(1-0))*(1-0.000000001)+0.000000001" office:value-type="float" office:value="0.103515625896484">
            <text:p>0.103515626</text:p>
          </table:table-cell>
          <table:table-cell table:formula="of:=[.M392]*[.P392]" office:value-type="float" office:value="2.48437502151562">
            <text:p>2.484375022</text:p>
          </table:table-cell>
          <table:table-cell table:formula="of:=(([.E392]-0)/(1-0))*(100-0.000000001)+0.000000001" office:value-type="float" office:value="75.1953125002481">
            <text:p>75.195312500</text:p>
          </table:table-cell>
          <table:table-cell table:formula="of:=(([.F392]-0)/(1-0))*(100-0)+0" office:value-type="float" office:value="8.7890625">
            <text:p>8.789062500</text:p>
          </table:table-cell>
          <table:table-cell table:formula="of:=(([.G392]-0)/(1-0))*(3-0)+0" office:value-type="float" office:value="1.130859375">
            <text:p>1.130859375</text:p>
          </table:table-cell>
          <table:table-cell table:formula="of:=(([.H392]-0)/(1-0))*(3-0)+0" office:value-type="float" office:value="0.052734375">
            <text:p>0.052734375</text:p>
          </table:table-cell>
          <table:table-cell table:formula="of:=(([.I392]-0)/(1-0))*(100-0)+0" office:value-type="float" office:value="19.7265625">
            <text:p>19.726562500</text:p>
          </table:table-cell>
          <table:table-cell table:formula="of:=(([.J392]-0)/(1-0))*(3-0)+0" office:value-type="float" office:value="1.798828125">
            <text:p>1.798828125</text:p>
          </table:table-cell>
          <table:table-cell table:formula="of:=(([.K392]-0)/(1-0))*(3-0)+0" office:value-type="float" office:value="1.986328125">
            <text:p>1.986328125</text:p>
          </table:table-cell>
        </table:table-row>
        <table:table-row table:style-name="ro2">
          <table:table-cell office:value-type="float" office:value="0.634765625">
            <text:p>0.634765625</text:p>
          </table:table-cell>
          <table:table-cell office:value-type="float" office:value="0.041015625">
            <text:p>0.041015625</text:p>
          </table:table-cell>
          <table:table-cell office:value-type="float" office:value="0.025390625">
            <text:p>0.025390625</text:p>
          </table:table-cell>
          <table:table-cell office:value-type="float" office:value="0.853515625">
            <text:p>0.853515625</text:p>
          </table:table-cell>
          <table:table-cell office:value-type="float" office:value="0.501953125">
            <text:p>0.501953125</text:p>
          </table:table-cell>
          <table:table-cell office:value-type="float" office:value="0.337890625">
            <text:p>0.337890625</text:p>
          </table:table-cell>
          <table:table-cell office:value-type="float" office:value="0.626953125">
            <text:p>0.626953125</text:p>
          </table:table-cell>
          <table:table-cell office:value-type="float" office:value="0.267578125">
            <text:p>0.267578125</text:p>
          </table:table-cell>
          <table:table-cell office:value-type="float" office:value="0.447265625">
            <text:p>0.447265625</text:p>
          </table:table-cell>
          <table:table-cell office:value-type="float" office:value="0.849609375">
            <text:p>0.849609375</text:p>
          </table:table-cell>
          <table:table-cell office:value-type="float" office:value="0.912109375">
            <text:p>0.912109375</text:p>
          </table:table-cell>
          <table:table-cell/>
          <table:table-cell table:formula="of:=ROUND((([.A393]-0)/(1-0))*(27-2)+2)" office:value-type="float" office:value="18">
            <text:p>18</text:p>
          </table:table-cell>
          <table:table-cell table:formula="of:=(([.B393]-0)/(1-0))*(10-0)+0" office:value-type="float" office:value="0.41015625">
            <text:p>0.410156250</text:p>
          </table:table-cell>
          <table:table-cell table:formula="of:=(([.C393]-0)/(1-0))*(1500-0.000000001)+0.000000001" office:value-type="float" office:value="38.0859375009746">
            <text:p>38.085937501</text:p>
          </table:table-cell>
          <table:table-cell table:formula="of:=(([.D393]-0)/(1-0))*(1-0.000000001)+0.000000001" office:value-type="float" office:value="0.853515625146484">
            <text:p>0.853515625</text:p>
          </table:table-cell>
          <table:table-cell table:formula="of:=[.M393]*[.P393]" office:value-type="float" office:value="15.3632812526367">
            <text:p>15.363281253</text:p>
          </table:table-cell>
          <table:table-cell table:formula="of:=(([.E393]-0)/(1-0))*(100-0.000000001)+0.000000001" office:value-type="float" office:value="50.195312500498">
            <text:p>50.195312500</text:p>
          </table:table-cell>
          <table:table-cell table:formula="of:=(([.F393]-0)/(1-0))*(100-0)+0" office:value-type="float" office:value="33.7890625">
            <text:p>33.789062500</text:p>
          </table:table-cell>
          <table:table-cell table:formula="of:=(([.G393]-0)/(1-0))*(3-0)+0" office:value-type="float" office:value="1.880859375">
            <text:p>1.880859375</text:p>
          </table:table-cell>
          <table:table-cell table:formula="of:=(([.H393]-0)/(1-0))*(3-0)+0" office:value-type="float" office:value="0.802734375">
            <text:p>0.802734375</text:p>
          </table:table-cell>
          <table:table-cell table:formula="of:=(([.I393]-0)/(1-0))*(100-0)+0" office:value-type="float" office:value="44.7265625">
            <text:p>44.726562500</text:p>
          </table:table-cell>
          <table:table-cell table:formula="of:=(([.J393]-0)/(1-0))*(3-0)+0" office:value-type="float" office:value="2.548828125">
            <text:p>2.548828125</text:p>
          </table:table-cell>
          <table:table-cell table:formula="of:=(([.K393]-0)/(1-0))*(3-0)+0" office:value-type="float" office:value="2.736328125">
            <text:p>2.736328125</text:p>
          </table:table-cell>
        </table:table-row>
        <table:table-row table:style-name="ro2">
          <table:table-cell office:value-type="float" office:value="0.134765625">
            <text:p>0.134765625</text:p>
          </table:table-cell>
          <table:table-cell office:value-type="float" office:value="0.541015625">
            <text:p>0.541015625</text:p>
          </table:table-cell>
          <table:table-cell office:value-type="float" office:value="0.525390625">
            <text:p>0.525390625</text:p>
          </table:table-cell>
          <table:table-cell office:value-type="float" office:value="0.353515625">
            <text:p>0.353515625</text:p>
          </table:table-cell>
          <table:table-cell office:value-type="float" office:value="0.001953125">
            <text:p>0.001953125</text:p>
          </table:table-cell>
          <table:table-cell office:value-type="float" office:value="0.837890625">
            <text:p>0.837890625</text:p>
          </table:table-cell>
          <table:table-cell office:value-type="float" office:value="0.126953125">
            <text:p>0.126953125</text:p>
          </table:table-cell>
          <table:table-cell office:value-type="float" office:value="0.767578125">
            <text:p>0.767578125</text:p>
          </table:table-cell>
          <table:table-cell office:value-type="float" office:value="0.947265625">
            <text:p>0.947265625</text:p>
          </table:table-cell>
          <table:table-cell office:value-type="float" office:value="0.349609375">
            <text:p>0.349609375</text:p>
          </table:table-cell>
          <table:table-cell office:value-type="float" office:value="0.412109375">
            <text:p>0.412109375</text:p>
          </table:table-cell>
          <table:table-cell/>
          <table:table-cell table:formula="of:=ROUND((([.A394]-0)/(1-0))*(27-2)+2)" office:value-type="float" office:value="5">
            <text:p>5</text:p>
          </table:table-cell>
          <table:table-cell table:formula="of:=(([.B394]-0)/(1-0))*(10-0)+0" office:value-type="float" office:value="5.41015625">
            <text:p>5.410156250</text:p>
          </table:table-cell>
          <table:table-cell table:formula="of:=(([.C394]-0)/(1-0))*(1500-0.000000001)+0.000000001" office:value-type="float" office:value="788.085937500475">
            <text:p>788.085937500</text:p>
          </table:table-cell>
          <table:table-cell table:formula="of:=(([.D394]-0)/(1-0))*(1-0.000000001)+0.000000001" office:value-type="float" office:value="0.353515625646484">
            <text:p>0.353515626</text:p>
          </table:table-cell>
          <table:table-cell table:formula="of:=[.M394]*[.P394]" office:value-type="float" office:value="1.76757812823242">
            <text:p>1.767578128</text:p>
          </table:table-cell>
          <table:table-cell table:formula="of:=(([.E394]-0)/(1-0))*(100-0.000000001)+0.000000001" office:value-type="float" office:value="0.195312500998047">
            <text:p>0.195312501</text:p>
          </table:table-cell>
          <table:table-cell table:formula="of:=(([.F394]-0)/(1-0))*(100-0)+0" office:value-type="float" office:value="83.7890625">
            <text:p>83.789062500</text:p>
          </table:table-cell>
          <table:table-cell table:formula="of:=(([.G394]-0)/(1-0))*(3-0)+0" office:value-type="float" office:value="0.380859375">
            <text:p>0.380859375</text:p>
          </table:table-cell>
          <table:table-cell table:formula="of:=(([.H394]-0)/(1-0))*(3-0)+0" office:value-type="float" office:value="2.302734375">
            <text:p>2.302734375</text:p>
          </table:table-cell>
          <table:table-cell table:formula="of:=(([.I394]-0)/(1-0))*(100-0)+0" office:value-type="float" office:value="94.7265625">
            <text:p>94.726562500</text:p>
          </table:table-cell>
          <table:table-cell table:formula="of:=(([.J394]-0)/(1-0))*(3-0)+0" office:value-type="float" office:value="1.048828125">
            <text:p>1.048828125</text:p>
          </table:table-cell>
          <table:table-cell table:formula="of:=(([.K394]-0)/(1-0))*(3-0)+0" office:value-type="float" office:value="1.236328125">
            <text:p>1.236328125</text:p>
          </table:table-cell>
        </table:table-row>
        <table:table-row table:style-name="ro2">
          <table:table-cell office:value-type="float" office:value="0.197265625">
            <text:p>0.197265625</text:p>
          </table:table-cell>
          <table:table-cell office:value-type="float" office:value="0.478515625">
            <text:p>0.478515625</text:p>
          </table:table-cell>
          <table:table-cell office:value-type="float" office:value="0.087890625">
            <text:p>0.087890625</text:p>
          </table:table-cell>
          <table:table-cell office:value-type="float" office:value="0.041015625">
            <text:p>0.041015625</text:p>
          </table:table-cell>
          <table:table-cell office:value-type="float" office:value="0.689453125">
            <text:p>0.689453125</text:p>
          </table:table-cell>
          <table:table-cell office:value-type="float" office:value="0.900390625">
            <text:p>0.900390625</text:p>
          </table:table-cell>
          <table:table-cell office:value-type="float" office:value="0.939453125">
            <text:p>0.939453125</text:p>
          </table:table-cell>
          <table:table-cell office:value-type="float" office:value="0.580078125">
            <text:p>0.580078125</text:p>
          </table:table-cell>
          <table:table-cell office:value-type="float" office:value="0.634765625">
            <text:p>0.634765625</text:p>
          </table:table-cell>
          <table:table-cell office:value-type="float" office:value="0.912109375">
            <text:p>0.912109375</text:p>
          </table:table-cell>
          <table:table-cell office:value-type="float" office:value="0.474609375">
            <text:p>0.474609375</text:p>
          </table:table-cell>
          <table:table-cell/>
          <table:table-cell table:formula="of:=ROUND((([.A395]-0)/(1-0))*(27-2)+2)" office:value-type="float" office:value="7">
            <text:p>7</text:p>
          </table:table-cell>
          <table:table-cell table:formula="of:=(([.B395]-0)/(1-0))*(10-0)+0" office:value-type="float" office:value="4.78515625">
            <text:p>4.785156250</text:p>
          </table:table-cell>
          <table:table-cell table:formula="of:=(([.C395]-0)/(1-0))*(1500-0.000000001)+0.000000001" office:value-type="float" office:value="131.835937500912">
            <text:p>131.835937501</text:p>
          </table:table-cell>
          <table:table-cell table:formula="of:=(([.D395]-0)/(1-0))*(1-0.000000001)+0.000000001" office:value-type="float" office:value="0.0410156259589844">
            <text:p>0.041015626</text:p>
          </table:table-cell>
          <table:table-cell table:formula="of:=[.M395]*[.P395]" office:value-type="float" office:value="0.287109381712891">
            <text:p>0.287109382</text:p>
          </table:table-cell>
          <table:table-cell table:formula="of:=(([.E395]-0)/(1-0))*(100-0.000000001)+0.000000001" office:value-type="float" office:value="68.9453125003106">
            <text:p>68.945312500</text:p>
          </table:table-cell>
          <table:table-cell table:formula="of:=(([.F395]-0)/(1-0))*(100-0)+0" office:value-type="float" office:value="90.0390625">
            <text:p>90.039062500</text:p>
          </table:table-cell>
          <table:table-cell table:formula="of:=(([.G395]-0)/(1-0))*(3-0)+0" office:value-type="float" office:value="2.818359375">
            <text:p>2.818359375</text:p>
          </table:table-cell>
          <table:table-cell table:formula="of:=(([.H395]-0)/(1-0))*(3-0)+0" office:value-type="float" office:value="1.740234375">
            <text:p>1.740234375</text:p>
          </table:table-cell>
          <table:table-cell table:formula="of:=(([.I395]-0)/(1-0))*(100-0)+0" office:value-type="float" office:value="63.4765625">
            <text:p>63.476562500</text:p>
          </table:table-cell>
          <table:table-cell table:formula="of:=(([.J395]-0)/(1-0))*(3-0)+0" office:value-type="float" office:value="2.736328125">
            <text:p>2.736328125</text:p>
          </table:table-cell>
          <table:table-cell table:formula="of:=(([.K395]-0)/(1-0))*(3-0)+0" office:value-type="float" office:value="1.423828125">
            <text:p>1.423828125</text:p>
          </table:table-cell>
        </table:table-row>
        <table:table-row table:style-name="ro2">
          <table:table-cell office:value-type="float" office:value="0.697265625">
            <text:p>0.697265625</text:p>
          </table:table-cell>
          <table:table-cell office:value-type="float" office:value="0.978515625">
            <text:p>0.978515625</text:p>
          </table:table-cell>
          <table:table-cell office:value-type="float" office:value="0.587890625">
            <text:p>0.587890625</text:p>
          </table:table-cell>
          <table:table-cell office:value-type="float" office:value="0.541015625">
            <text:p>0.541015625</text:p>
          </table:table-cell>
          <table:table-cell office:value-type="float" office:value="0.189453125">
            <text:p>0.189453125</text:p>
          </table:table-cell>
          <table:table-cell office:value-type="float" office:value="0.400390625">
            <text:p>0.400390625</text:p>
          </table:table-cell>
          <table:table-cell office:value-type="float" office:value="0.439453125">
            <text:p>0.439453125</text:p>
          </table:table-cell>
          <table:table-cell office:value-type="float" office:value="0.080078125">
            <text:p>0.080078125</text:p>
          </table:table-cell>
          <table:table-cell office:value-type="float" office:value="0.134765625">
            <text:p>0.134765625</text:p>
          </table:table-cell>
          <table:table-cell office:value-type="float" office:value="0.412109375">
            <text:p>0.412109375</text:p>
          </table:table-cell>
          <table:table-cell office:value-type="float" office:value="0.974609375">
            <text:p>0.974609375</text:p>
          </table:table-cell>
          <table:table-cell/>
          <table:table-cell table:formula="of:=ROUND((([.A396]-0)/(1-0))*(27-2)+2)" office:value-type="float" office:value="19">
            <text:p>19</text:p>
          </table:table-cell>
          <table:table-cell table:formula="of:=(([.B396]-0)/(1-0))*(10-0)+0" office:value-type="float" office:value="9.78515625">
            <text:p>9.785156250</text:p>
          </table:table-cell>
          <table:table-cell table:formula="of:=(([.C396]-0)/(1-0))*(1500-0.000000001)+0.000000001" office:value-type="float" office:value="881.835937500412">
            <text:p>881.835937500</text:p>
          </table:table-cell>
          <table:table-cell table:formula="of:=(([.D396]-0)/(1-0))*(1-0.000000001)+0.000000001" office:value-type="float" office:value="0.541015625458984">
            <text:p>0.541015625</text:p>
          </table:table-cell>
          <table:table-cell table:formula="of:=[.M396]*[.P396]" office:value-type="float" office:value="10.2792968837207">
            <text:p>10.279296884</text:p>
          </table:table-cell>
          <table:table-cell table:formula="of:=(([.E396]-0)/(1-0))*(100-0.000000001)+0.000000001" office:value-type="float" office:value="18.9453125008105">
            <text:p>18.945312501</text:p>
          </table:table-cell>
          <table:table-cell table:formula="of:=(([.F396]-0)/(1-0))*(100-0)+0" office:value-type="float" office:value="40.0390625">
            <text:p>40.039062500</text:p>
          </table:table-cell>
          <table:table-cell table:formula="of:=(([.G396]-0)/(1-0))*(3-0)+0" office:value-type="float" office:value="1.318359375">
            <text:p>1.318359375</text:p>
          </table:table-cell>
          <table:table-cell table:formula="of:=(([.H396]-0)/(1-0))*(3-0)+0" office:value-type="float" office:value="0.240234375">
            <text:p>0.240234375</text:p>
          </table:table-cell>
          <table:table-cell table:formula="of:=(([.I396]-0)/(1-0))*(100-0)+0" office:value-type="float" office:value="13.4765625">
            <text:p>13.476562500</text:p>
          </table:table-cell>
          <table:table-cell table:formula="of:=(([.J396]-0)/(1-0))*(3-0)+0" office:value-type="float" office:value="1.236328125">
            <text:p>1.236328125</text:p>
          </table:table-cell>
          <table:table-cell table:formula="of:=(([.K396]-0)/(1-0))*(3-0)+0" office:value-type="float" office:value="2.923828125">
            <text:p>2.923828125</text:p>
          </table:table-cell>
        </table:table-row>
        <table:table-row table:style-name="ro2">
          <table:table-cell office:value-type="float" office:value="0.947265625">
            <text:p>0.947265625</text:p>
          </table:table-cell>
          <table:table-cell office:value-type="float" office:value="0.228515625">
            <text:p>0.228515625</text:p>
          </table:table-cell>
          <table:table-cell office:value-type="float" office:value="0.337890625">
            <text:p>0.337890625</text:p>
          </table:table-cell>
          <table:table-cell office:value-type="float" office:value="0.291015625">
            <text:p>0.291015625</text:p>
          </table:table-cell>
          <table:table-cell office:value-type="float" office:value="0.439453125">
            <text:p>0.439453125</text:p>
          </table:table-cell>
          <table:table-cell office:value-type="float" office:value="0.150390625">
            <text:p>0.150390625</text:p>
          </table:table-cell>
          <table:table-cell office:value-type="float" office:value="0.689453125">
            <text:p>0.689453125</text:p>
          </table:table-cell>
          <table:table-cell office:value-type="float" office:value="0.330078125">
            <text:p>0.330078125</text:p>
          </table:table-cell>
          <table:table-cell office:value-type="float" office:value="0.384765625">
            <text:p>0.384765625</text:p>
          </table:table-cell>
          <table:table-cell office:value-type="float" office:value="0.162109375">
            <text:p>0.162109375</text:p>
          </table:table-cell>
          <table:table-cell office:value-type="float" office:value="0.724609375">
            <text:p>0.724609375</text:p>
          </table:table-cell>
          <table:table-cell/>
          <table:table-cell table:formula="of:=ROUND((([.A397]-0)/(1-0))*(27-2)+2)" office:value-type="float" office:value="26">
            <text:p>26</text:p>
          </table:table-cell>
          <table:table-cell table:formula="of:=(([.B397]-0)/(1-0))*(10-0)+0" office:value-type="float" office:value="2.28515625">
            <text:p>2.285156250</text:p>
          </table:table-cell>
          <table:table-cell table:formula="of:=(([.C397]-0)/(1-0))*(1500-0.000000001)+0.000000001" office:value-type="float" office:value="506.835937500662">
            <text:p>506.835937501</text:p>
          </table:table-cell>
          <table:table-cell table:formula="of:=(([.D397]-0)/(1-0))*(1-0.000000001)+0.000000001" office:value-type="float" office:value="0.291015625708984">
            <text:p>0.291015626</text:p>
          </table:table-cell>
          <table:table-cell table:formula="of:=[.M397]*[.P397]" office:value-type="float" office:value="7.5664062684336">
            <text:p>7.566406268</text:p>
          </table:table-cell>
          <table:table-cell table:formula="of:=(([.E397]-0)/(1-0))*(100-0.000000001)+0.000000001" office:value-type="float" office:value="43.9453125005605">
            <text:p>43.945312501</text:p>
          </table:table-cell>
          <table:table-cell table:formula="of:=(([.F397]-0)/(1-0))*(100-0)+0" office:value-type="float" office:value="15.0390625">
            <text:p>15.039062500</text:p>
          </table:table-cell>
          <table:table-cell table:formula="of:=(([.G397]-0)/(1-0))*(3-0)+0" office:value-type="float" office:value="2.068359375">
            <text:p>2.068359375</text:p>
          </table:table-cell>
          <table:table-cell table:formula="of:=(([.H397]-0)/(1-0))*(3-0)+0" office:value-type="float" office:value="0.990234375">
            <text:p>0.990234375</text:p>
          </table:table-cell>
          <table:table-cell table:formula="of:=(([.I397]-0)/(1-0))*(100-0)+0" office:value-type="float" office:value="38.4765625">
            <text:p>38.476562500</text:p>
          </table:table-cell>
          <table:table-cell table:formula="of:=(([.J397]-0)/(1-0))*(3-0)+0" office:value-type="float" office:value="0.486328125">
            <text:p>0.486328125</text:p>
          </table:table-cell>
          <table:table-cell table:formula="of:=(([.K397]-0)/(1-0))*(3-0)+0" office:value-type="float" office:value="2.173828125">
            <text:p>2.173828125</text:p>
          </table:table-cell>
        </table:table-row>
        <table:table-row table:style-name="ro2">
          <table:table-cell office:value-type="float" office:value="0.447265625">
            <text:p>0.447265625</text:p>
          </table:table-cell>
          <table:table-cell office:value-type="float" office:value="0.728515625">
            <text:p>0.728515625</text:p>
          </table:table-cell>
          <table:table-cell office:value-type="float" office:value="0.837890625">
            <text:p>0.837890625</text:p>
          </table:table-cell>
          <table:table-cell office:value-type="float" office:value="0.791015625">
            <text:p>0.791015625</text:p>
          </table:table-cell>
          <table:table-cell office:value-type="float" office:value="0.939453125">
            <text:p>0.939453125</text:p>
          </table:table-cell>
          <table:table-cell office:value-type="float" office:value="0.650390625">
            <text:p>0.650390625</text:p>
          </table:table-cell>
          <table:table-cell office:value-type="float" office:value="0.189453125">
            <text:p>0.189453125</text:p>
          </table:table-cell>
          <table:table-cell office:value-type="float" office:value="0.830078125">
            <text:p>0.830078125</text:p>
          </table:table-cell>
          <table:table-cell office:value-type="float" office:value="0.884765625">
            <text:p>0.884765625</text:p>
          </table:table-cell>
          <table:table-cell office:value-type="float" office:value="0.662109375">
            <text:p>0.662109375</text:p>
          </table:table-cell>
          <table:table-cell office:value-type="float" office:value="0.224609375">
            <text:p>0.224609375</text:p>
          </table:table-cell>
          <table:table-cell/>
          <table:table-cell table:formula="of:=ROUND((([.A398]-0)/(1-0))*(27-2)+2)" office:value-type="float" office:value="13">
            <text:p>13</text:p>
          </table:table-cell>
          <table:table-cell table:formula="of:=(([.B398]-0)/(1-0))*(10-0)+0" office:value-type="float" office:value="7.28515625">
            <text:p>7.285156250</text:p>
          </table:table-cell>
          <table:table-cell table:formula="of:=(([.C398]-0)/(1-0))*(1500-0.000000001)+0.000000001" office:value-type="float" office:value="1256.83593750016">
            <text:p>1256.835937500</text:p>
          </table:table-cell>
          <table:table-cell table:formula="of:=(([.D398]-0)/(1-0))*(1-0.000000001)+0.000000001" office:value-type="float" office:value="0.791015625208984">
            <text:p>0.791015625</text:p>
          </table:table-cell>
          <table:table-cell table:formula="of:=[.M398]*[.P398]" office:value-type="float" office:value="10.2832031277168">
            <text:p>10.283203128</text:p>
          </table:table-cell>
          <table:table-cell table:formula="of:=(([.E398]-0)/(1-0))*(100-0.000000001)+0.000000001" office:value-type="float" office:value="93.9453125000606">
            <text:p>93.945312500</text:p>
          </table:table-cell>
          <table:table-cell table:formula="of:=(([.F398]-0)/(1-0))*(100-0)+0" office:value-type="float" office:value="65.0390625">
            <text:p>65.039062500</text:p>
          </table:table-cell>
          <table:table-cell table:formula="of:=(([.G398]-0)/(1-0))*(3-0)+0" office:value-type="float" office:value="0.568359375">
            <text:p>0.568359375</text:p>
          </table:table-cell>
          <table:table-cell table:formula="of:=(([.H398]-0)/(1-0))*(3-0)+0" office:value-type="float" office:value="2.490234375">
            <text:p>2.490234375</text:p>
          </table:table-cell>
          <table:table-cell table:formula="of:=(([.I398]-0)/(1-0))*(100-0)+0" office:value-type="float" office:value="88.4765625">
            <text:p>88.476562500</text:p>
          </table:table-cell>
          <table:table-cell table:formula="of:=(([.J398]-0)/(1-0))*(3-0)+0" office:value-type="float" office:value="1.986328125">
            <text:p>1.986328125</text:p>
          </table:table-cell>
          <table:table-cell table:formula="of:=(([.K398]-0)/(1-0))*(3-0)+0" office:value-type="float" office:value="0.673828125">
            <text:p>0.673828125</text:p>
          </table:table-cell>
        </table:table-row>
        <table:table-row table:style-name="ro2">
          <table:table-cell office:value-type="float" office:value="0.322265625">
            <text:p>0.322265625</text:p>
          </table:table-cell>
          <table:table-cell office:value-type="float" office:value="0.103515625">
            <text:p>0.103515625</text:p>
          </table:table-cell>
          <table:table-cell office:value-type="float" office:value="0.712890625">
            <text:p>0.712890625</text:p>
          </table:table-cell>
          <table:table-cell office:value-type="float" office:value="0.916015625">
            <text:p>0.916015625</text:p>
          </table:table-cell>
          <table:table-cell office:value-type="float" office:value="0.814453125">
            <text:p>0.814453125</text:p>
          </table:table-cell>
          <table:table-cell office:value-type="float" office:value="0.775390625">
            <text:p>0.775390625</text:p>
          </table:table-cell>
          <table:table-cell office:value-type="float" office:value="0.564453125">
            <text:p>0.564453125</text:p>
          </table:table-cell>
          <table:table-cell office:value-type="float" office:value="0.455078125">
            <text:p>0.455078125</text:p>
          </table:table-cell>
          <table:table-cell office:value-type="float" office:value="0.259765625">
            <text:p>0.259765625</text:p>
          </table:table-cell>
          <table:table-cell office:value-type="float" office:value="0.287109375">
            <text:p>0.287109375</text:p>
          </table:table-cell>
          <table:table-cell office:value-type="float" office:value="0.599609375">
            <text:p>0.599609375</text:p>
          </table:table-cell>
          <table:table-cell/>
          <table:table-cell table:formula="of:=ROUND((([.A399]-0)/(1-0))*(27-2)+2)" office:value-type="float" office:value="10">
            <text:p>10</text:p>
          </table:table-cell>
          <table:table-cell table:formula="of:=(([.B399]-0)/(1-0))*(10-0)+0" office:value-type="float" office:value="1.03515625">
            <text:p>1.035156250</text:p>
          </table:table-cell>
          <table:table-cell table:formula="of:=(([.C399]-0)/(1-0))*(1500-0.000000001)+0.000000001" office:value-type="float" office:value="1069.33593750029">
            <text:p>1069.335937500</text:p>
          </table:table-cell>
          <table:table-cell table:formula="of:=(([.D399]-0)/(1-0))*(1-0.000000001)+0.000000001" office:value-type="float" office:value="0.916015625083984">
            <text:p>0.916015625</text:p>
          </table:table-cell>
          <table:table-cell table:formula="of:=[.M399]*[.P399]" office:value-type="float" office:value="9.16015625083985">
            <text:p>9.160156251</text:p>
          </table:table-cell>
          <table:table-cell table:formula="of:=(([.E399]-0)/(1-0))*(100-0.000000001)+0.000000001" office:value-type="float" office:value="81.4453125001856">
            <text:p>81.445312500</text:p>
          </table:table-cell>
          <table:table-cell table:formula="of:=(([.F399]-0)/(1-0))*(100-0)+0" office:value-type="float" office:value="77.5390625">
            <text:p>77.539062500</text:p>
          </table:table-cell>
          <table:table-cell table:formula="of:=(([.G399]-0)/(1-0))*(3-0)+0" office:value-type="float" office:value="1.693359375">
            <text:p>1.693359375</text:p>
          </table:table-cell>
          <table:table-cell table:formula="of:=(([.H399]-0)/(1-0))*(3-0)+0" office:value-type="float" office:value="1.365234375">
            <text:p>1.365234375</text:p>
          </table:table-cell>
          <table:table-cell table:formula="of:=(([.I399]-0)/(1-0))*(100-0)+0" office:value-type="float" office:value="25.9765625">
            <text:p>25.976562500</text:p>
          </table:table-cell>
          <table:table-cell table:formula="of:=(([.J399]-0)/(1-0))*(3-0)+0" office:value-type="float" office:value="0.861328125">
            <text:p>0.861328125</text:p>
          </table:table-cell>
          <table:table-cell table:formula="of:=(([.K399]-0)/(1-0))*(3-0)+0" office:value-type="float" office:value="1.798828125">
            <text:p>1.798828125</text:p>
          </table:table-cell>
        </table:table-row>
        <table:table-row table:style-name="ro2">
          <table:table-cell office:value-type="float" office:value="0.822265625">
            <text:p>0.822265625</text:p>
          </table:table-cell>
          <table:table-cell office:value-type="float" office:value="0.603515625">
            <text:p>0.603515625</text:p>
          </table:table-cell>
          <table:table-cell office:value-type="float" office:value="0.212890625">
            <text:p>0.212890625</text:p>
          </table:table-cell>
          <table:table-cell office:value-type="float" office:value="0.416015625">
            <text:p>0.416015625</text:p>
          </table:table-cell>
          <table:table-cell office:value-type="float" office:value="0.314453125">
            <text:p>0.314453125</text:p>
          </table:table-cell>
          <table:table-cell office:value-type="float" office:value="0.275390625">
            <text:p>0.275390625</text:p>
          </table:table-cell>
          <table:table-cell office:value-type="float" office:value="0.064453125">
            <text:p>0.064453125</text:p>
          </table:table-cell>
          <table:table-cell office:value-type="float" office:value="0.955078125">
            <text:p>0.955078125</text:p>
          </table:table-cell>
          <table:table-cell office:value-type="float" office:value="0.759765625">
            <text:p>0.759765625</text:p>
          </table:table-cell>
          <table:table-cell office:value-type="float" office:value="0.787109375">
            <text:p>0.787109375</text:p>
          </table:table-cell>
          <table:table-cell office:value-type="float" office:value="0.099609375">
            <text:p>0.099609375</text:p>
          </table:table-cell>
          <table:table-cell/>
          <table:table-cell table:formula="of:=ROUND((([.A400]-0)/(1-0))*(27-2)+2)" office:value-type="float" office:value="23">
            <text:p>23</text:p>
          </table:table-cell>
          <table:table-cell table:formula="of:=(([.B400]-0)/(1-0))*(10-0)+0" office:value-type="float" office:value="6.03515625">
            <text:p>6.035156250</text:p>
          </table:table-cell>
          <table:table-cell table:formula="of:=(([.C400]-0)/(1-0))*(1500-0.000000001)+0.000000001" office:value-type="float" office:value="319.335937500787">
            <text:p>319.335937501</text:p>
          </table:table-cell>
          <table:table-cell table:formula="of:=(([.D400]-0)/(1-0))*(1-0.000000001)+0.000000001" office:value-type="float" office:value="0.416015625583984">
            <text:p>0.416015626</text:p>
          </table:table-cell>
          <table:table-cell table:formula="of:=[.M400]*[.P400]" office:value-type="float" office:value="9.56835938843164">
            <text:p>9.568359388</text:p>
          </table:table-cell>
          <table:table-cell table:formula="of:=(([.E400]-0)/(1-0))*(100-0.000000001)+0.000000001" office:value-type="float" office:value="31.4453125006855">
            <text:p>31.445312501</text:p>
          </table:table-cell>
          <table:table-cell table:formula="of:=(([.F400]-0)/(1-0))*(100-0)+0" office:value-type="float" office:value="27.5390625">
            <text:p>27.539062500</text:p>
          </table:table-cell>
          <table:table-cell table:formula="of:=(([.G400]-0)/(1-0))*(3-0)+0" office:value-type="float" office:value="0.193359375">
            <text:p>0.193359375</text:p>
          </table:table-cell>
          <table:table-cell table:formula="of:=(([.H400]-0)/(1-0))*(3-0)+0" office:value-type="float" office:value="2.865234375">
            <text:p>2.865234375</text:p>
          </table:table-cell>
          <table:table-cell table:formula="of:=(([.I400]-0)/(1-0))*(100-0)+0" office:value-type="float" office:value="75.9765625">
            <text:p>75.976562500</text:p>
          </table:table-cell>
          <table:table-cell table:formula="of:=(([.J400]-0)/(1-0))*(3-0)+0" office:value-type="float" office:value="2.361328125">
            <text:p>2.361328125</text:p>
          </table:table-cell>
          <table:table-cell table:formula="of:=(([.K400]-0)/(1-0))*(3-0)+0" office:value-type="float" office:value="0.298828125">
            <text:p>0.298828125</text:p>
          </table:table-cell>
        </table:table-row>
        <table:table-row table:style-name="ro2">
          <table:table-cell office:value-type="float" office:value="0.572265625">
            <text:p>0.572265625</text:p>
          </table:table-cell>
          <table:table-cell office:value-type="float" office:value="0.353515625">
            <text:p>0.353515625</text:p>
          </table:table-cell>
          <table:table-cell office:value-type="float" office:value="0.962890625">
            <text:p>0.962890625</text:p>
          </table:table-cell>
          <table:table-cell office:value-type="float" office:value="0.666015625">
            <text:p>0.666015625</text:p>
          </table:table-cell>
          <table:table-cell office:value-type="float" office:value="0.064453125">
            <text:p>0.064453125</text:p>
          </table:table-cell>
          <table:table-cell office:value-type="float" office:value="0.025390625">
            <text:p>0.025390625</text:p>
          </table:table-cell>
          <table:table-cell office:value-type="float" office:value="0.814453125">
            <text:p>0.814453125</text:p>
          </table:table-cell>
          <table:table-cell office:value-type="float" office:value="0.705078125">
            <text:p>0.705078125</text:p>
          </table:table-cell>
          <table:table-cell office:value-type="float" office:value="0.509765625">
            <text:p>0.509765625</text:p>
          </table:table-cell>
          <table:table-cell office:value-type="float" office:value="0.537109375">
            <text:p>0.537109375</text:p>
          </table:table-cell>
          <table:table-cell office:value-type="float" office:value="0.349609375">
            <text:p>0.349609375</text:p>
          </table:table-cell>
          <table:table-cell/>
          <table:table-cell table:formula="of:=ROUND((([.A401]-0)/(1-0))*(27-2)+2)" office:value-type="float" office:value="16">
            <text:p>16</text:p>
          </table:table-cell>
          <table:table-cell table:formula="of:=(([.B401]-0)/(1-0))*(10-0)+0" office:value-type="float" office:value="3.53515625">
            <text:p>3.535156250</text:p>
          </table:table-cell>
          <table:table-cell table:formula="of:=(([.C401]-0)/(1-0))*(1500-0.000000001)+0.000000001" office:value-type="float" office:value="1444.33593750004">
            <text:p>1444.335937500</text:p>
          </table:table-cell>
          <table:table-cell table:formula="of:=(([.D401]-0)/(1-0))*(1-0.000000001)+0.000000001" office:value-type="float" office:value="0.666015625333984">
            <text:p>0.666015625</text:p>
          </table:table-cell>
          <table:table-cell table:formula="of:=[.M401]*[.P401]" office:value-type="float" office:value="10.6562500053438">
            <text:p>10.656250005</text:p>
          </table:table-cell>
          <table:table-cell table:formula="of:=(([.E401]-0)/(1-0))*(100-0.000000001)+0.000000001" office:value-type="float" office:value="6.44531250093555">
            <text:p>6.445312501</text:p>
          </table:table-cell>
          <table:table-cell table:formula="of:=(([.F401]-0)/(1-0))*(100-0)+0" office:value-type="float" office:value="2.5390625">
            <text:p>2.539062500</text:p>
          </table:table-cell>
          <table:table-cell table:formula="of:=(([.G401]-0)/(1-0))*(3-0)+0" office:value-type="float" office:value="2.443359375">
            <text:p>2.443359375</text:p>
          </table:table-cell>
          <table:table-cell table:formula="of:=(([.H401]-0)/(1-0))*(3-0)+0" office:value-type="float" office:value="2.115234375">
            <text:p>2.115234375</text:p>
          </table:table-cell>
          <table:table-cell table:formula="of:=(([.I401]-0)/(1-0))*(100-0)+0" office:value-type="float" office:value="50.9765625">
            <text:p>50.976562500</text:p>
          </table:table-cell>
          <table:table-cell table:formula="of:=(([.J401]-0)/(1-0))*(3-0)+0" office:value-type="float" office:value="1.611328125">
            <text:p>1.611328125</text:p>
          </table:table-cell>
          <table:table-cell table:formula="of:=(([.K401]-0)/(1-0))*(3-0)+0" office:value-type="float" office:value="1.048828125">
            <text:p>1.048828125</text:p>
          </table:table-cell>
        </table:table-row>
        <table:table-row table:style-name="ro2">
          <table:table-cell office:value-type="float" office:value="0.072265625">
            <text:p>0.072265625</text:p>
          </table:table-cell>
          <table:table-cell office:value-type="float" office:value="0.853515625">
            <text:p>0.853515625</text:p>
          </table:table-cell>
          <table:table-cell office:value-type="float" office:value="0.462890625">
            <text:p>0.462890625</text:p>
          </table:table-cell>
          <table:table-cell office:value-type="float" office:value="0.166015625">
            <text:p>0.166015625</text:p>
          </table:table-cell>
          <table:table-cell office:value-type="float" office:value="0.564453125">
            <text:p>0.564453125</text:p>
          </table:table-cell>
          <table:table-cell office:value-type="float" office:value="0.525390625">
            <text:p>0.525390625</text:p>
          </table:table-cell>
          <table:table-cell office:value-type="float" office:value="0.314453125">
            <text:p>0.314453125</text:p>
          </table:table-cell>
          <table:table-cell office:value-type="float" office:value="0.205078125">
            <text:p>0.205078125</text:p>
          </table:table-cell>
          <table:table-cell office:value-type="float" office:value="0.009765625">
            <text:p>0.009765625</text:p>
          </table:table-cell>
          <table:table-cell office:value-type="float" office:value="0.037109375">
            <text:p>0.037109375</text:p>
          </table:table-cell>
          <table:table-cell office:value-type="float" office:value="0.849609375">
            <text:p>0.849609375</text:p>
          </table:table-cell>
          <table:table-cell/>
          <table:table-cell table:formula="of:=ROUND((([.A402]-0)/(1-0))*(27-2)+2)" office:value-type="float" office:value="4">
            <text:p>4</text:p>
          </table:table-cell>
          <table:table-cell table:formula="of:=(([.B402]-0)/(1-0))*(10-0)+0" office:value-type="float" office:value="8.53515625">
            <text:p>8.535156250</text:p>
          </table:table-cell>
          <table:table-cell table:formula="of:=(([.C402]-0)/(1-0))*(1500-0.000000001)+0.000000001" office:value-type="float" office:value="694.335937500537">
            <text:p>694.335937501</text:p>
          </table:table-cell>
          <table:table-cell table:formula="of:=(([.D402]-0)/(1-0))*(1-0.000000001)+0.000000001" office:value-type="float" office:value="0.166015625833984">
            <text:p>0.166015626</text:p>
          </table:table-cell>
          <table:table-cell table:formula="of:=[.M402]*[.P402]" office:value-type="float" office:value="0.664062503335938">
            <text:p>0.664062503</text:p>
          </table:table-cell>
          <table:table-cell table:formula="of:=(([.E402]-0)/(1-0))*(100-0.000000001)+0.000000001" office:value-type="float" office:value="56.4453125004355">
            <text:p>56.445312500</text:p>
          </table:table-cell>
          <table:table-cell table:formula="of:=(([.F402]-0)/(1-0))*(100-0)+0" office:value-type="float" office:value="52.5390625">
            <text:p>52.539062500</text:p>
          </table:table-cell>
          <table:table-cell table:formula="of:=(([.G402]-0)/(1-0))*(3-0)+0" office:value-type="float" office:value="0.943359375">
            <text:p>0.943359375</text:p>
          </table:table-cell>
          <table:table-cell table:formula="of:=(([.H402]-0)/(1-0))*(3-0)+0" office:value-type="float" office:value="0.615234375">
            <text:p>0.615234375</text:p>
          </table:table-cell>
          <table:table-cell table:formula="of:=(([.I402]-0)/(1-0))*(100-0)+0" office:value-type="float" office:value="0.9765625">
            <text:p>0.976562500</text:p>
          </table:table-cell>
          <table:table-cell table:formula="of:=(([.J402]-0)/(1-0))*(3-0)+0" office:value-type="float" office:value="0.111328125">
            <text:p>0.111328125</text:p>
          </table:table-cell>
          <table:table-cell table:formula="of:=(([.K402]-0)/(1-0))*(3-0)+0" office:value-type="float" office:value="2.548828125">
            <text:p>2.548828125</text:p>
          </table:table-cell>
        </table:table-row>
        <table:table-row table:style-name="ro2">
          <table:table-cell office:value-type="float" office:value="0.103515625">
            <text:p>0.103515625</text:p>
          </table:table-cell>
          <table:table-cell office:value-type="float" office:value="0.322265625">
            <text:p>0.322265625</text:p>
          </table:table-cell>
          <table:table-cell office:value-type="float" office:value="0.619140625">
            <text:p>0.619140625</text:p>
          </table:table-cell>
          <table:table-cell office:value-type="float" office:value="0.822265625">
            <text:p>0.822265625</text:p>
          </table:table-cell>
          <table:table-cell office:value-type="float" office:value="0.408203125">
            <text:p>0.408203125</text:p>
          </table:table-cell>
          <table:table-cell office:value-type="float" office:value="0.306640625">
            <text:p>0.306640625</text:p>
          </table:table-cell>
          <table:table-cell office:value-type="float" office:value="0.033203125">
            <text:p>0.033203125</text:p>
          </table:table-cell>
          <table:table-cell office:value-type="float" office:value="0.736328125">
            <text:p>0.736328125</text:p>
          </table:table-cell>
          <table:table-cell office:value-type="float" office:value="0.166015625">
            <text:p>0.166015625</text:p>
          </table:table-cell>
          <table:table-cell office:value-type="float" office:value="0.568359375">
            <text:p>0.568359375</text:p>
          </table:table-cell>
          <table:table-cell office:value-type="float" office:value="0.818359375">
            <text:p>0.818359375</text:p>
          </table:table-cell>
          <table:table-cell/>
          <table:table-cell table:formula="of:=ROUND((([.A403]-0)/(1-0))*(27-2)+2)" office:value-type="float" office:value="5">
            <text:p>5</text:p>
          </table:table-cell>
          <table:table-cell table:formula="of:=(([.B403]-0)/(1-0))*(10-0)+0" office:value-type="float" office:value="3.22265625">
            <text:p>3.222656250</text:p>
          </table:table-cell>
          <table:table-cell table:formula="of:=(([.C403]-0)/(1-0))*(1500-0.000000001)+0.000000001" office:value-type="float" office:value="928.710937500381">
            <text:p>928.710937500</text:p>
          </table:table-cell>
          <table:table-cell table:formula="of:=(([.D403]-0)/(1-0))*(1-0.000000001)+0.000000001" office:value-type="float" office:value="0.822265625177734">
            <text:p>0.822265625</text:p>
          </table:table-cell>
          <table:table-cell table:formula="of:=[.M403]*[.P403]" office:value-type="float" office:value="4.11132812588867">
            <text:p>4.111328126</text:p>
          </table:table-cell>
          <table:table-cell table:formula="of:=(([.E403]-0)/(1-0))*(100-0.000000001)+0.000000001" office:value-type="float" office:value="40.8203125005918">
            <text:p>40.820312501</text:p>
          </table:table-cell>
          <table:table-cell table:formula="of:=(([.F403]-0)/(1-0))*(100-0)+0" office:value-type="float" office:value="30.6640625">
            <text:p>30.664062500</text:p>
          </table:table-cell>
          <table:table-cell table:formula="of:=(([.G403]-0)/(1-0))*(3-0)+0" office:value-type="float" office:value="0.099609375">
            <text:p>0.099609375</text:p>
          </table:table-cell>
          <table:table-cell table:formula="of:=(([.H403]-0)/(1-0))*(3-0)+0" office:value-type="float" office:value="2.208984375">
            <text:p>2.208984375</text:p>
          </table:table-cell>
          <table:table-cell table:formula="of:=(([.I403]-0)/(1-0))*(100-0)+0" office:value-type="float" office:value="16.6015625">
            <text:p>16.601562500</text:p>
          </table:table-cell>
          <table:table-cell table:formula="of:=(([.J403]-0)/(1-0))*(3-0)+0" office:value-type="float" office:value="1.705078125">
            <text:p>1.705078125</text:p>
          </table:table-cell>
          <table:table-cell table:formula="of:=(([.K403]-0)/(1-0))*(3-0)+0" office:value-type="float" office:value="2.455078125">
            <text:p>2.455078125</text:p>
          </table:table-cell>
        </table:table-row>
        <table:table-row table:style-name="ro2">
          <table:table-cell office:value-type="float" office:value="0.603515625">
            <text:p>0.603515625</text:p>
          </table:table-cell>
          <table:table-cell office:value-type="float" office:value="0.822265625">
            <text:p>0.822265625</text:p>
          </table:table-cell>
          <table:table-cell office:value-type="float" office:value="0.119140625">
            <text:p>0.119140625</text:p>
          </table:table-cell>
          <table:table-cell office:value-type="float" office:value="0.322265625">
            <text:p>0.322265625</text:p>
          </table:table-cell>
          <table:table-cell office:value-type="float" office:value="0.908203125">
            <text:p>0.908203125</text:p>
          </table:table-cell>
          <table:table-cell office:value-type="float" office:value="0.806640625">
            <text:p>0.806640625</text:p>
          </table:table-cell>
          <table:table-cell office:value-type="float" office:value="0.533203125">
            <text:p>0.533203125</text:p>
          </table:table-cell>
          <table:table-cell office:value-type="float" office:value="0.236328125">
            <text:p>0.236328125</text:p>
          </table:table-cell>
          <table:table-cell office:value-type="float" office:value="0.666015625">
            <text:p>0.666015625</text:p>
          </table:table-cell>
          <table:table-cell office:value-type="float" office:value="0.068359375">
            <text:p>0.068359375</text:p>
          </table:table-cell>
          <table:table-cell office:value-type="float" office:value="0.318359375">
            <text:p>0.318359375</text:p>
          </table:table-cell>
          <table:table-cell/>
          <table:table-cell table:formula="of:=ROUND((([.A404]-0)/(1-0))*(27-2)+2)" office:value-type="float" office:value="17">
            <text:p>17</text:p>
          </table:table-cell>
          <table:table-cell table:formula="of:=(([.B404]-0)/(1-0))*(10-0)+0" office:value-type="float" office:value="8.22265625">
            <text:p>8.222656250</text:p>
          </table:table-cell>
          <table:table-cell table:formula="of:=(([.C404]-0)/(1-0))*(1500-0.000000001)+0.000000001" office:value-type="float" office:value="178.710937500881">
            <text:p>178.710937501</text:p>
          </table:table-cell>
          <table:table-cell table:formula="of:=(([.D404]-0)/(1-0))*(1-0.000000001)+0.000000001" office:value-type="float" office:value="0.322265625677734">
            <text:p>0.322265626</text:p>
          </table:table-cell>
          <table:table-cell table:formula="of:=[.M404]*[.P404]" office:value-type="float" office:value="5.47851563652149">
            <text:p>5.478515637</text:p>
          </table:table-cell>
          <table:table-cell table:formula="of:=(([.E404]-0)/(1-0))*(100-0.000000001)+0.000000001" office:value-type="float" office:value="90.8203125000918">
            <text:p>90.820312500</text:p>
          </table:table-cell>
          <table:table-cell table:formula="of:=(([.F404]-0)/(1-0))*(100-0)+0" office:value-type="float" office:value="80.6640625">
            <text:p>80.664062500</text:p>
          </table:table-cell>
          <table:table-cell table:formula="of:=(([.G404]-0)/(1-0))*(3-0)+0" office:value-type="float" office:value="1.599609375">
            <text:p>1.599609375</text:p>
          </table:table-cell>
          <table:table-cell table:formula="of:=(([.H404]-0)/(1-0))*(3-0)+0" office:value-type="float" office:value="0.708984375">
            <text:p>0.708984375</text:p>
          </table:table-cell>
          <table:table-cell table:formula="of:=(([.I404]-0)/(1-0))*(100-0)+0" office:value-type="float" office:value="66.6015625">
            <text:p>66.601562500</text:p>
          </table:table-cell>
          <table:table-cell table:formula="of:=(([.J404]-0)/(1-0))*(3-0)+0" office:value-type="float" office:value="0.205078125">
            <text:p>0.205078125</text:p>
          </table:table-cell>
          <table:table-cell table:formula="of:=(([.K404]-0)/(1-0))*(3-0)+0" office:value-type="float" office:value="0.955078125">
            <text:p>0.955078125</text:p>
          </table:table-cell>
        </table:table-row>
        <table:table-row table:style-name="ro2">
          <table:table-cell office:value-type="float" office:value="0.853515625">
            <text:p>0.853515625</text:p>
          </table:table-cell>
          <table:table-cell office:value-type="float" office:value="0.072265625">
            <text:p>0.072265625</text:p>
          </table:table-cell>
          <table:table-cell office:value-type="float" office:value="0.869140625">
            <text:p>0.869140625</text:p>
          </table:table-cell>
          <table:table-cell office:value-type="float" office:value="0.572265625">
            <text:p>0.572265625</text:p>
          </table:table-cell>
          <table:table-cell office:value-type="float" office:value="0.658203125">
            <text:p>0.658203125</text:p>
          </table:table-cell>
          <table:table-cell office:value-type="float" office:value="0.556640625">
            <text:p>0.556640625</text:p>
          </table:table-cell>
          <table:table-cell office:value-type="float" office:value="0.283203125">
            <text:p>0.283203125</text:p>
          </table:table-cell>
          <table:table-cell office:value-type="float" office:value="0.486328125">
            <text:p>0.486328125</text:p>
          </table:table-cell>
          <table:table-cell office:value-type="float" office:value="0.916015625">
            <text:p>0.916015625</text:p>
          </table:table-cell>
          <table:table-cell office:value-type="float" office:value="0.318359375">
            <text:p>0.318359375</text:p>
          </table:table-cell>
          <table:table-cell office:value-type="float" office:value="0.068359375">
            <text:p>0.068359375</text:p>
          </table:table-cell>
          <table:table-cell/>
          <table:table-cell table:formula="of:=ROUND((([.A405]-0)/(1-0))*(27-2)+2)" office:value-type="float" office:value="23">
            <text:p>23</text:p>
          </table:table-cell>
          <table:table-cell table:formula="of:=(([.B405]-0)/(1-0))*(10-0)+0" office:value-type="float" office:value="0.72265625">
            <text:p>0.722656250</text:p>
          </table:table-cell>
          <table:table-cell table:formula="of:=(([.C405]-0)/(1-0))*(1500-0.000000001)+0.000000001" office:value-type="float" office:value="1303.71093750013">
            <text:p>1303.710937500</text:p>
          </table:table-cell>
          <table:table-cell table:formula="of:=(([.D405]-0)/(1-0))*(1-0.000000001)+0.000000001" office:value-type="float" office:value="0.572265625427734">
            <text:p>0.572265625</text:p>
          </table:table-cell>
          <table:table-cell table:formula="of:=[.M405]*[.P405]" office:value-type="float" office:value="13.1621093848379">
            <text:p>13.162109385</text:p>
          </table:table-cell>
          <table:table-cell table:formula="of:=(([.E405]-0)/(1-0))*(100-0.000000001)+0.000000001" office:value-type="float" office:value="65.8203125003418">
            <text:p>65.820312500</text:p>
          </table:table-cell>
          <table:table-cell table:formula="of:=(([.F405]-0)/(1-0))*(100-0)+0" office:value-type="float" office:value="55.6640625">
            <text:p>55.664062500</text:p>
          </table:table-cell>
          <table:table-cell table:formula="of:=(([.G405]-0)/(1-0))*(3-0)+0" office:value-type="float" office:value="0.849609375">
            <text:p>0.849609375</text:p>
          </table:table-cell>
          <table:table-cell table:formula="of:=(([.H405]-0)/(1-0))*(3-0)+0" office:value-type="float" office:value="1.458984375">
            <text:p>1.458984375</text:p>
          </table:table-cell>
          <table:table-cell table:formula="of:=(([.I405]-0)/(1-0))*(100-0)+0" office:value-type="float" office:value="91.6015625">
            <text:p>91.601562500</text:p>
          </table:table-cell>
          <table:table-cell table:formula="of:=(([.J405]-0)/(1-0))*(3-0)+0" office:value-type="float" office:value="0.955078125">
            <text:p>0.955078125</text:p>
          </table:table-cell>
          <table:table-cell table:formula="of:=(([.K405]-0)/(1-0))*(3-0)+0" office:value-type="float" office:value="0.205078125">
            <text:p>0.205078125</text:p>
          </table:table-cell>
        </table:table-row>
        <table:table-row table:style-name="ro2">
          <table:table-cell office:value-type="float" office:value="0.353515625">
            <text:p>0.353515625</text:p>
          </table:table-cell>
          <table:table-cell office:value-type="float" office:value="0.572265625">
            <text:p>0.572265625</text:p>
          </table:table-cell>
          <table:table-cell office:value-type="float" office:value="0.369140625">
            <text:p>0.369140625</text:p>
          </table:table-cell>
          <table:table-cell office:value-type="float" office:value="0.072265625">
            <text:p>0.072265625</text:p>
          </table:table-cell>
          <table:table-cell office:value-type="float" office:value="0.158203125">
            <text:p>0.158203125</text:p>
          </table:table-cell>
          <table:table-cell office:value-type="float" office:value="0.056640625">
            <text:p>0.056640625</text:p>
          </table:table-cell>
          <table:table-cell office:value-type="float" office:value="0.783203125">
            <text:p>0.783203125</text:p>
          </table:table-cell>
          <table:table-cell office:value-type="float" office:value="0.986328125">
            <text:p>0.986328125</text:p>
          </table:table-cell>
          <table:table-cell office:value-type="float" office:value="0.416015625">
            <text:p>0.416015625</text:p>
          </table:table-cell>
          <table:table-cell office:value-type="float" office:value="0.818359375">
            <text:p>0.818359375</text:p>
          </table:table-cell>
          <table:table-cell office:value-type="float" office:value="0.568359375">
            <text:p>0.568359375</text:p>
          </table:table-cell>
          <table:table-cell/>
          <table:table-cell table:formula="of:=ROUND((([.A406]-0)/(1-0))*(27-2)+2)" office:value-type="float" office:value="11">
            <text:p>11</text:p>
          </table:table-cell>
          <table:table-cell table:formula="of:=(([.B406]-0)/(1-0))*(10-0)+0" office:value-type="float" office:value="5.72265625">
            <text:p>5.722656250</text:p>
          </table:table-cell>
          <table:table-cell table:formula="of:=(([.C406]-0)/(1-0))*(1500-0.000000001)+0.000000001" office:value-type="float" office:value="553.710937500631">
            <text:p>553.710937501</text:p>
          </table:table-cell>
          <table:table-cell table:formula="of:=(([.D406]-0)/(1-0))*(1-0.000000001)+0.000000001" office:value-type="float" office:value="0.0722656259277344">
            <text:p>0.072265626</text:p>
          </table:table-cell>
          <table:table-cell table:formula="of:=[.M406]*[.P406]" office:value-type="float" office:value="0.794921885205078">
            <text:p>0.794921885</text:p>
          </table:table-cell>
          <table:table-cell table:formula="of:=(([.E406]-0)/(1-0))*(100-0.000000001)+0.000000001" office:value-type="float" office:value="15.8203125008418">
            <text:p>15.820312501</text:p>
          </table:table-cell>
          <table:table-cell table:formula="of:=(([.F406]-0)/(1-0))*(100-0)+0" office:value-type="float" office:value="5.6640625">
            <text:p>5.664062500</text:p>
          </table:table-cell>
          <table:table-cell table:formula="of:=(([.G406]-0)/(1-0))*(3-0)+0" office:value-type="float" office:value="2.349609375">
            <text:p>2.349609375</text:p>
          </table:table-cell>
          <table:table-cell table:formula="of:=(([.H406]-0)/(1-0))*(3-0)+0" office:value-type="float" office:value="2.958984375">
            <text:p>2.958984375</text:p>
          </table:table-cell>
          <table:table-cell table:formula="of:=(([.I406]-0)/(1-0))*(100-0)+0" office:value-type="float" office:value="41.6015625">
            <text:p>41.601562500</text:p>
          </table:table-cell>
          <table:table-cell table:formula="of:=(([.J406]-0)/(1-0))*(3-0)+0" office:value-type="float" office:value="2.455078125">
            <text:p>2.455078125</text:p>
          </table:table-cell>
          <table:table-cell table:formula="of:=(([.K406]-0)/(1-0))*(3-0)+0" office:value-type="float" office:value="1.705078125">
            <text:p>1.705078125</text:p>
          </table:table-cell>
        </table:table-row>
        <table:table-row table:style-name="ro2">
          <table:table-cell office:value-type="float" office:value="0.478515625">
            <text:p>0.478515625</text:p>
          </table:table-cell>
          <table:table-cell office:value-type="float" office:value="0.197265625">
            <text:p>0.197265625</text:p>
          </table:table-cell>
          <table:table-cell office:value-type="float" office:value="0.244140625">
            <text:p>0.244140625</text:p>
          </table:table-cell>
          <table:table-cell office:value-type="float" office:value="0.197265625">
            <text:p>0.197265625</text:p>
          </table:table-cell>
          <table:table-cell office:value-type="float" office:value="0.033203125">
            <text:p>0.033203125</text:p>
          </table:table-cell>
          <table:table-cell office:value-type="float" office:value="0.431640625">
            <text:p>0.431640625</text:p>
          </table:table-cell>
          <table:table-cell office:value-type="float" office:value="0.408203125">
            <text:p>0.408203125</text:p>
          </table:table-cell>
          <table:table-cell office:value-type="float" office:value="0.361328125">
            <text:p>0.361328125</text:p>
          </table:table-cell>
          <table:table-cell office:value-type="float" office:value="0.791015625">
            <text:p>0.791015625</text:p>
          </table:table-cell>
          <table:table-cell table:number-columns-repeated="2" office:value-type="float" office:value="0.193359375">
            <text:p>0.193359375</text:p>
          </table:table-cell>
          <table:table-cell/>
          <table:table-cell table:formula="of:=ROUND((([.A407]-0)/(1-0))*(27-2)+2)" office:value-type="float" office:value="14">
            <text:p>14</text:p>
          </table:table-cell>
          <table:table-cell table:formula="of:=(([.B407]-0)/(1-0))*(10-0)+0" office:value-type="float" office:value="1.97265625">
            <text:p>1.972656250</text:p>
          </table:table-cell>
          <table:table-cell table:formula="of:=(([.C407]-0)/(1-0))*(1500-0.000000001)+0.000000001" office:value-type="float" office:value="366.210937500756">
            <text:p>366.210937501</text:p>
          </table:table-cell>
          <table:table-cell table:formula="of:=(([.D407]-0)/(1-0))*(1-0.000000001)+0.000000001" office:value-type="float" office:value="0.197265625802734">
            <text:p>0.197265626</text:p>
          </table:table-cell>
          <table:table-cell table:formula="of:=[.M407]*[.P407]" office:value-type="float" office:value="2.76171876123828">
            <text:p>2.761718761</text:p>
          </table:table-cell>
          <table:table-cell table:formula="of:=(([.E407]-0)/(1-0))*(100-0.000000001)+0.000000001" office:value-type="float" office:value="3.3203125009668">
            <text:p>3.320312501</text:p>
          </table:table-cell>
          <table:table-cell table:formula="of:=(([.F407]-0)/(1-0))*(100-0)+0" office:value-type="float" office:value="43.1640625">
            <text:p>43.164062500</text:p>
          </table:table-cell>
          <table:table-cell table:formula="of:=(([.G407]-0)/(1-0))*(3-0)+0" office:value-type="float" office:value="1.224609375">
            <text:p>1.224609375</text:p>
          </table:table-cell>
          <table:table-cell table:formula="of:=(([.H407]-0)/(1-0))*(3-0)+0" office:value-type="float" office:value="1.083984375">
            <text:p>1.083984375</text:p>
          </table:table-cell>
          <table:table-cell table:formula="of:=(([.I407]-0)/(1-0))*(100-0)+0" office:value-type="float" office:value="79.1015625">
            <text:p>79.101562500</text:p>
          </table:table-cell>
          <table:table-cell table:formula="of:=(([.J407]-0)/(1-0))*(3-0)+0" office:value-type="float" office:value="0.580078125">
            <text:p>0.580078125</text:p>
          </table:table-cell>
          <table:table-cell table:formula="of:=(([.K407]-0)/(1-0))*(3-0)+0" office:value-type="float" office:value="0.580078125">
            <text:p>0.580078125</text:p>
          </table:table-cell>
        </table:table-row>
        <table:table-row table:style-name="ro2">
          <table:table-cell office:value-type="float" office:value="0.978515625">
            <text:p>0.978515625</text:p>
          </table:table-cell>
          <table:table-cell office:value-type="float" office:value="0.697265625">
            <text:p>0.697265625</text:p>
          </table:table-cell>
          <table:table-cell office:value-type="float" office:value="0.744140625">
            <text:p>0.744140625</text:p>
          </table:table-cell>
          <table:table-cell office:value-type="float" office:value="0.697265625">
            <text:p>0.697265625</text:p>
          </table:table-cell>
          <table:table-cell office:value-type="float" office:value="0.533203125">
            <text:p>0.533203125</text:p>
          </table:table-cell>
          <table:table-cell office:value-type="float" office:value="0.931640625">
            <text:p>0.931640625</text:p>
          </table:table-cell>
          <table:table-cell office:value-type="float" office:value="0.908203125">
            <text:p>0.908203125</text:p>
          </table:table-cell>
          <table:table-cell office:value-type="float" office:value="0.861328125">
            <text:p>0.861328125</text:p>
          </table:table-cell>
          <table:table-cell office:value-type="float" office:value="0.291015625">
            <text:p>0.291015625</text:p>
          </table:table-cell>
          <table:table-cell table:number-columns-repeated="2" office:value-type="float" office:value="0.693359375">
            <text:p>0.693359375</text:p>
          </table:table-cell>
          <table:table-cell/>
          <table:table-cell table:formula="of:=ROUND((([.A408]-0)/(1-0))*(27-2)+2)" office:value-type="float" office:value="26">
            <text:p>26</text:p>
          </table:table-cell>
          <table:table-cell table:formula="of:=(([.B408]-0)/(1-0))*(10-0)+0" office:value-type="float" office:value="6.97265625">
            <text:p>6.972656250</text:p>
          </table:table-cell>
          <table:table-cell table:formula="of:=(([.C408]-0)/(1-0))*(1500-0.000000001)+0.000000001" office:value-type="float" office:value="1116.21093750026">
            <text:p>1116.210937500</text:p>
          </table:table-cell>
          <table:table-cell table:formula="of:=(([.D408]-0)/(1-0))*(1-0.000000001)+0.000000001" office:value-type="float" office:value="0.697265625302734">
            <text:p>0.697265625</text:p>
          </table:table-cell>
          <table:table-cell table:formula="of:=[.M408]*[.P408]" office:value-type="float" office:value="18.1289062578711">
            <text:p>18.128906258</text:p>
          </table:table-cell>
          <table:table-cell table:formula="of:=(([.E408]-0)/(1-0))*(100-0.000000001)+0.000000001" office:value-type="float" office:value="53.3203125004668">
            <text:p>53.320312500</text:p>
          </table:table-cell>
          <table:table-cell table:formula="of:=(([.F408]-0)/(1-0))*(100-0)+0" office:value-type="float" office:value="93.1640625">
            <text:p>93.164062500</text:p>
          </table:table-cell>
          <table:table-cell table:formula="of:=(([.G408]-0)/(1-0))*(3-0)+0" office:value-type="float" office:value="2.724609375">
            <text:p>2.724609375</text:p>
          </table:table-cell>
          <table:table-cell table:formula="of:=(([.H408]-0)/(1-0))*(3-0)+0" office:value-type="float" office:value="2.583984375">
            <text:p>2.583984375</text:p>
          </table:table-cell>
          <table:table-cell table:formula="of:=(([.I408]-0)/(1-0))*(100-0)+0" office:value-type="float" office:value="29.1015625">
            <text:p>29.101562500</text:p>
          </table:table-cell>
          <table:table-cell table:formula="of:=(([.J408]-0)/(1-0))*(3-0)+0" office:value-type="float" office:value="2.080078125">
            <text:p>2.080078125</text:p>
          </table:table-cell>
          <table:table-cell table:formula="of:=(([.K408]-0)/(1-0))*(3-0)+0" office:value-type="float" office:value="2.080078125">
            <text:p>2.080078125</text:p>
          </table:table-cell>
        </table:table-row>
        <table:table-row table:style-name="ro2">
          <table:table-cell office:value-type="float" office:value="0.728515625">
            <text:p>0.728515625</text:p>
          </table:table-cell>
          <table:table-cell office:value-type="float" office:value="0.447265625">
            <text:p>0.447265625</text:p>
          </table:table-cell>
          <table:table-cell office:value-type="float" office:value="0.494140625">
            <text:p>0.494140625</text:p>
          </table:table-cell>
          <table:table-cell office:value-type="float" office:value="0.447265625">
            <text:p>0.447265625</text:p>
          </table:table-cell>
          <table:table-cell office:value-type="float" office:value="0.783203125">
            <text:p>0.783203125</text:p>
          </table:table-cell>
          <table:table-cell office:value-type="float" office:value="0.681640625">
            <text:p>0.681640625</text:p>
          </table:table-cell>
          <table:table-cell office:value-type="float" office:value="0.158203125">
            <text:p>0.158203125</text:p>
          </table:table-cell>
          <table:table-cell office:value-type="float" office:value="0.611328125">
            <text:p>0.611328125</text:p>
          </table:table-cell>
          <table:table-cell office:value-type="float" office:value="0.041015625">
            <text:p>0.041015625</text:p>
          </table:table-cell>
          <table:table-cell table:number-columns-repeated="2" office:value-type="float" office:value="0.943359375">
            <text:p>0.943359375</text:p>
          </table:table-cell>
          <table:table-cell/>
          <table:table-cell table:formula="of:=ROUND((([.A409]-0)/(1-0))*(27-2)+2)" office:value-type="float" office:value="20">
            <text:p>20</text:p>
          </table:table-cell>
          <table:table-cell table:formula="of:=(([.B409]-0)/(1-0))*(10-0)+0" office:value-type="float" office:value="4.47265625">
            <text:p>4.472656250</text:p>
          </table:table-cell>
          <table:table-cell table:formula="of:=(([.C409]-0)/(1-0))*(1500-0.000000001)+0.000000001" office:value-type="float" office:value="741.210937500506">
            <text:p>741.210937501</text:p>
          </table:table-cell>
          <table:table-cell table:formula="of:=(([.D409]-0)/(1-0))*(1-0.000000001)+0.000000001" office:value-type="float" office:value="0.447265625552735">
            <text:p>0.447265626</text:p>
          </table:table-cell>
          <table:table-cell table:formula="of:=[.M409]*[.P409]" office:value-type="float" office:value="8.94531251105469">
            <text:p>8.945312511</text:p>
          </table:table-cell>
          <table:table-cell table:formula="of:=(([.E409]-0)/(1-0))*(100-0.000000001)+0.000000001" office:value-type="float" office:value="78.3203125002168">
            <text:p>78.320312500</text:p>
          </table:table-cell>
          <table:table-cell table:formula="of:=(([.F409]-0)/(1-0))*(100-0)+0" office:value-type="float" office:value="68.1640625">
            <text:p>68.164062500</text:p>
          </table:table-cell>
          <table:table-cell table:formula="of:=(([.G409]-0)/(1-0))*(3-0)+0" office:value-type="float" office:value="0.474609375">
            <text:p>0.474609375</text:p>
          </table:table-cell>
          <table:table-cell table:formula="of:=(([.H409]-0)/(1-0))*(3-0)+0" office:value-type="float" office:value="1.833984375">
            <text:p>1.833984375</text:p>
          </table:table-cell>
          <table:table-cell table:formula="of:=(([.I409]-0)/(1-0))*(100-0)+0" office:value-type="float" office:value="4.1015625">
            <text:p>4.101562500</text:p>
          </table:table-cell>
          <table:table-cell table:formula="of:=(([.J409]-0)/(1-0))*(3-0)+0" office:value-type="float" office:value="2.830078125">
            <text:p>2.830078125</text:p>
          </table:table-cell>
          <table:table-cell table:formula="of:=(([.K409]-0)/(1-0))*(3-0)+0" office:value-type="float" office:value="2.830078125">
            <text:p>2.830078125</text:p>
          </table:table-cell>
        </table:table-row>
        <table:table-row table:style-name="ro2">
          <table:table-cell office:value-type="float" office:value="0.228515625">
            <text:p>0.228515625</text:p>
          </table:table-cell>
          <table:table-cell office:value-type="float" office:value="0.947265625">
            <text:p>0.947265625</text:p>
          </table:table-cell>
          <table:table-cell office:value-type="float" office:value="0.994140625">
            <text:p>0.994140625</text:p>
          </table:table-cell>
          <table:table-cell office:value-type="float" office:value="0.947265625">
            <text:p>0.947265625</text:p>
          </table:table-cell>
          <table:table-cell office:value-type="float" office:value="0.283203125">
            <text:p>0.283203125</text:p>
          </table:table-cell>
          <table:table-cell office:value-type="float" office:value="0.181640625">
            <text:p>0.181640625</text:p>
          </table:table-cell>
          <table:table-cell office:value-type="float" office:value="0.658203125">
            <text:p>0.658203125</text:p>
          </table:table-cell>
          <table:table-cell office:value-type="float" office:value="0.111328125">
            <text:p>0.111328125</text:p>
          </table:table-cell>
          <table:table-cell office:value-type="float" office:value="0.541015625">
            <text:p>0.541015625</text:p>
          </table:table-cell>
          <table:table-cell table:number-columns-repeated="2" office:value-type="float" office:value="0.443359375">
            <text:p>0.443359375</text:p>
          </table:table-cell>
          <table:table-cell/>
          <table:table-cell table:formula="of:=ROUND((([.A410]-0)/(1-0))*(27-2)+2)" office:value-type="float" office:value="8">
            <text:p>8</text:p>
          </table:table-cell>
          <table:table-cell table:formula="of:=(([.B410]-0)/(1-0))*(10-0)+0" office:value-type="float" office:value="9.47265625">
            <text:p>9.472656250</text:p>
          </table:table-cell>
          <table:table-cell table:formula="of:=(([.C410]-0)/(1-0))*(1500-0.000000001)+0.000000001" office:value-type="float" office:value="1491.21093750001">
            <text:p>1491.210937500</text:p>
          </table:table-cell>
          <table:table-cell table:formula="of:=(([.D410]-0)/(1-0))*(1-0.000000001)+0.000000001" office:value-type="float" office:value="0.947265625052734">
            <text:p>0.947265625</text:p>
          </table:table-cell>
          <table:table-cell table:formula="of:=[.M410]*[.P410]" office:value-type="float" office:value="7.57812500042188">
            <text:p>7.578125000</text:p>
          </table:table-cell>
          <table:table-cell table:formula="of:=(([.E410]-0)/(1-0))*(100-0.000000001)+0.000000001" office:value-type="float" office:value="28.3203125007168">
            <text:p>28.320312501</text:p>
          </table:table-cell>
          <table:table-cell table:formula="of:=(([.F410]-0)/(1-0))*(100-0)+0" office:value-type="float" office:value="18.1640625">
            <text:p>18.164062500</text:p>
          </table:table-cell>
          <table:table-cell table:formula="of:=(([.G410]-0)/(1-0))*(3-0)+0" office:value-type="float" office:value="1.974609375">
            <text:p>1.974609375</text:p>
          </table:table-cell>
          <table:table-cell table:formula="of:=(([.H410]-0)/(1-0))*(3-0)+0" office:value-type="float" office:value="0.333984375">
            <text:p>0.333984375</text:p>
          </table:table-cell>
          <table:table-cell table:formula="of:=(([.I410]-0)/(1-0))*(100-0)+0" office:value-type="float" office:value="54.1015625">
            <text:p>54.101562500</text:p>
          </table:table-cell>
          <table:table-cell table:formula="of:=(([.J410]-0)/(1-0))*(3-0)+0" office:value-type="float" office:value="1.330078125">
            <text:p>1.330078125</text:p>
          </table:table-cell>
          <table:table-cell table:formula="of:=(([.K410]-0)/(1-0))*(3-0)+0" office:value-type="float" office:value="1.330078125">
            <text:p>1.330078125</text:p>
          </table:table-cell>
        </table:table-row>
        <table:table-row table:style-name="ro2">
          <table:table-cell office:value-type="float" office:value="0.166015625">
            <text:p>0.166015625</text:p>
          </table:table-cell>
          <table:table-cell office:value-type="float" office:value="0.009765625">
            <text:p>0.009765625</text:p>
          </table:table-cell>
          <table:table-cell office:value-type="float" office:value="0.431640625">
            <text:p>0.431640625</text:p>
          </table:table-cell>
          <table:table-cell office:value-type="float" office:value="0.634765625">
            <text:p>0.634765625</text:p>
          </table:table-cell>
          <table:table-cell office:value-type="float" office:value="0.970703125">
            <text:p>0.970703125</text:p>
          </table:table-cell>
          <table:table-cell office:value-type="float" office:value="0.119140625">
            <text:p>0.119140625</text:p>
          </table:table-cell>
          <table:table-cell office:value-type="float" office:value="0.470703125">
            <text:p>0.470703125</text:p>
          </table:table-cell>
          <table:table-cell office:value-type="float" office:value="0.298828125">
            <text:p>0.298828125</text:p>
          </table:table-cell>
          <table:table-cell office:value-type="float" office:value="0.853515625">
            <text:p>0.853515625</text:p>
          </table:table-cell>
          <table:table-cell office:value-type="float" office:value="0.755859375">
            <text:p>0.755859375</text:p>
          </table:table-cell>
          <table:table-cell office:value-type="float" office:value="0.380859375">
            <text:p>0.380859375</text:p>
          </table:table-cell>
          <table:table-cell/>
          <table:table-cell table:formula="of:=ROUND((([.A411]-0)/(1-0))*(27-2)+2)" office:value-type="float" office:value="6">
            <text:p>6</text:p>
          </table:table-cell>
          <table:table-cell table:formula="of:=(([.B411]-0)/(1-0))*(10-0)+0" office:value-type="float" office:value="0.09765625">
            <text:p>0.097656250</text:p>
          </table:table-cell>
          <table:table-cell table:formula="of:=(([.C411]-0)/(1-0))*(1500-0.000000001)+0.000000001" office:value-type="float" office:value="647.460937500568">
            <text:p>647.460937501</text:p>
          </table:table-cell>
          <table:table-cell table:formula="of:=(([.D411]-0)/(1-0))*(1-0.000000001)+0.000000001" office:value-type="float" office:value="0.634765625365234">
            <text:p>0.634765625</text:p>
          </table:table-cell>
          <table:table-cell table:formula="of:=[.M411]*[.P411]" office:value-type="float" office:value="3.80859375219141">
            <text:p>3.808593752</text:p>
          </table:table-cell>
          <table:table-cell table:formula="of:=(([.E411]-0)/(1-0))*(100-0.000000001)+0.000000001" office:value-type="float" office:value="97.0703125000293">
            <text:p>97.070312500</text:p>
          </table:table-cell>
          <table:table-cell table:formula="of:=(([.F411]-0)/(1-0))*(100-0)+0" office:value-type="float" office:value="11.9140625">
            <text:p>11.914062500</text:p>
          </table:table-cell>
          <table:table-cell table:formula="of:=(([.G411]-0)/(1-0))*(3-0)+0" office:value-type="float" office:value="1.412109375">
            <text:p>1.412109375</text:p>
          </table:table-cell>
          <table:table-cell table:formula="of:=(([.H411]-0)/(1-0))*(3-0)+0" office:value-type="float" office:value="0.896484375">
            <text:p>0.896484375</text:p>
          </table:table-cell>
          <table:table-cell table:formula="of:=(([.I411]-0)/(1-0))*(100-0)+0" office:value-type="float" office:value="85.3515625">
            <text:p>85.351562500</text:p>
          </table:table-cell>
          <table:table-cell table:formula="of:=(([.J411]-0)/(1-0))*(3-0)+0" office:value-type="float" office:value="2.267578125">
            <text:p>2.267578125</text:p>
          </table:table-cell>
          <table:table-cell table:formula="of:=(([.K411]-0)/(1-0))*(3-0)+0" office:value-type="float" office:value="1.142578125">
            <text:p>1.142578125</text:p>
          </table:table-cell>
        </table:table-row>
        <table:table-row table:style-name="ro2">
          <table:table-cell office:value-type="float" office:value="0.666015625">
            <text:p>0.666015625</text:p>
          </table:table-cell>
          <table:table-cell office:value-type="float" office:value="0.509765625">
            <text:p>0.509765625</text:p>
          </table:table-cell>
          <table:table-cell office:value-type="float" office:value="0.931640625">
            <text:p>0.931640625</text:p>
          </table:table-cell>
          <table:table-cell office:value-type="float" office:value="0.134765625">
            <text:p>0.134765625</text:p>
          </table:table-cell>
          <table:table-cell office:value-type="float" office:value="0.470703125">
            <text:p>0.470703125</text:p>
          </table:table-cell>
          <table:table-cell office:value-type="float" office:value="0.619140625">
            <text:p>0.619140625</text:p>
          </table:table-cell>
          <table:table-cell office:value-type="float" office:value="0.970703125">
            <text:p>0.970703125</text:p>
          </table:table-cell>
          <table:table-cell office:value-type="float" office:value="0.798828125">
            <text:p>0.798828125</text:p>
          </table:table-cell>
          <table:table-cell office:value-type="float" office:value="0.353515625">
            <text:p>0.353515625</text:p>
          </table:table-cell>
          <table:table-cell office:value-type="float" office:value="0.255859375">
            <text:p>0.255859375</text:p>
          </table:table-cell>
          <table:table-cell office:value-type="float" office:value="0.880859375">
            <text:p>0.880859375</text:p>
          </table:table-cell>
          <table:table-cell/>
          <table:table-cell table:formula="of:=ROUND((([.A412]-0)/(1-0))*(27-2)+2)" office:value-type="float" office:value="19">
            <text:p>19</text:p>
          </table:table-cell>
          <table:table-cell table:formula="of:=(([.B412]-0)/(1-0))*(10-0)+0" office:value-type="float" office:value="5.09765625">
            <text:p>5.097656250</text:p>
          </table:table-cell>
          <table:table-cell table:formula="of:=(([.C412]-0)/(1-0))*(1500-0.000000001)+0.000000001" office:value-type="float" office:value="1397.46093750007">
            <text:p>1397.460937500</text:p>
          </table:table-cell>
          <table:table-cell table:formula="of:=(([.D412]-0)/(1-0))*(1-0.000000001)+0.000000001" office:value-type="float" office:value="0.134765625865234">
            <text:p>0.134765626</text:p>
          </table:table-cell>
          <table:table-cell table:formula="of:=[.M412]*[.P412]" office:value-type="float" office:value="2.56054689143945">
            <text:p>2.560546891</text:p>
          </table:table-cell>
          <table:table-cell table:formula="of:=(([.E412]-0)/(1-0))*(100-0.000000001)+0.000000001" office:value-type="float" office:value="47.0703125005293">
            <text:p>47.070312501</text:p>
          </table:table-cell>
          <table:table-cell table:formula="of:=(([.F412]-0)/(1-0))*(100-0)+0" office:value-type="float" office:value="61.9140625">
            <text:p>61.914062500</text:p>
          </table:table-cell>
          <table:table-cell table:formula="of:=(([.G412]-0)/(1-0))*(3-0)+0" office:value-type="float" office:value="2.912109375">
            <text:p>2.912109375</text:p>
          </table:table-cell>
          <table:table-cell table:formula="of:=(([.H412]-0)/(1-0))*(3-0)+0" office:value-type="float" office:value="2.396484375">
            <text:p>2.396484375</text:p>
          </table:table-cell>
          <table:table-cell table:formula="of:=(([.I412]-0)/(1-0))*(100-0)+0" office:value-type="float" office:value="35.3515625">
            <text:p>35.351562500</text:p>
          </table:table-cell>
          <table:table-cell table:formula="of:=(([.J412]-0)/(1-0))*(3-0)+0" office:value-type="float" office:value="0.767578125">
            <text:p>0.767578125</text:p>
          </table:table-cell>
          <table:table-cell table:formula="of:=(([.K412]-0)/(1-0))*(3-0)+0" office:value-type="float" office:value="2.642578125">
            <text:p>2.642578125</text:p>
          </table:table-cell>
        </table:table-row>
        <table:table-row table:style-name="ro2">
          <table:table-cell office:value-type="float" office:value="0.916015625">
            <text:p>0.916015625</text:p>
          </table:table-cell>
          <table:table-cell office:value-type="float" office:value="0.259765625">
            <text:p>0.259765625</text:p>
          </table:table-cell>
          <table:table-cell office:value-type="float" office:value="0.181640625">
            <text:p>0.181640625</text:p>
          </table:table-cell>
          <table:table-cell office:value-type="float" office:value="0.884765625">
            <text:p>0.884765625</text:p>
          </table:table-cell>
          <table:table-cell office:value-type="float" office:value="0.220703125">
            <text:p>0.220703125</text:p>
          </table:table-cell>
          <table:table-cell office:value-type="float" office:value="0.869140625">
            <text:p>0.869140625</text:p>
          </table:table-cell>
          <table:table-cell office:value-type="float" office:value="0.220703125">
            <text:p>0.220703125</text:p>
          </table:table-cell>
          <table:table-cell office:value-type="float" office:value="0.548828125">
            <text:p>0.548828125</text:p>
          </table:table-cell>
          <table:table-cell office:value-type="float" office:value="0.103515625">
            <text:p>0.103515625</text:p>
          </table:table-cell>
          <table:table-cell office:value-type="float" office:value="0.005859375">
            <text:p>0.005859375</text:p>
          </table:table-cell>
          <table:table-cell office:value-type="float" office:value="0.630859375">
            <text:p>0.630859375</text:p>
          </table:table-cell>
          <table:table-cell/>
          <table:table-cell table:formula="of:=ROUND((([.A413]-0)/(1-0))*(27-2)+2)" office:value-type="float" office:value="25">
            <text:p>25</text:p>
          </table:table-cell>
          <table:table-cell table:formula="of:=(([.B413]-0)/(1-0))*(10-0)+0" office:value-type="float" office:value="2.59765625">
            <text:p>2.597656250</text:p>
          </table:table-cell>
          <table:table-cell table:formula="of:=(([.C413]-0)/(1-0))*(1500-0.000000001)+0.000000001" office:value-type="float" office:value="272.460937500818">
            <text:p>272.460937501</text:p>
          </table:table-cell>
          <table:table-cell table:formula="of:=(([.D413]-0)/(1-0))*(1-0.000000001)+0.000000001" office:value-type="float" office:value="0.884765625115234">
            <text:p>0.884765625</text:p>
          </table:table-cell>
          <table:table-cell table:formula="of:=[.M413]*[.P413]" office:value-type="float" office:value="22.1191406278809">
            <text:p>22.119140628</text:p>
          </table:table-cell>
          <table:table-cell table:formula="of:=(([.E413]-0)/(1-0))*(100-0.000000001)+0.000000001" office:value-type="float" office:value="22.0703125007793">
            <text:p>22.070312501</text:p>
          </table:table-cell>
          <table:table-cell table:formula="of:=(([.F413]-0)/(1-0))*(100-0)+0" office:value-type="float" office:value="86.9140625">
            <text:p>86.914062500</text:p>
          </table:table-cell>
          <table:table-cell table:formula="of:=(([.G413]-0)/(1-0))*(3-0)+0" office:value-type="float" office:value="0.662109375">
            <text:p>0.662109375</text:p>
          </table:table-cell>
          <table:table-cell table:formula="of:=(([.H413]-0)/(1-0))*(3-0)+0" office:value-type="float" office:value="1.646484375">
            <text:p>1.646484375</text:p>
          </table:table-cell>
          <table:table-cell table:formula="of:=(([.I413]-0)/(1-0))*(100-0)+0" office:value-type="float" office:value="10.3515625">
            <text:p>10.351562500</text:p>
          </table:table-cell>
          <table:table-cell table:formula="of:=(([.J413]-0)/(1-0))*(3-0)+0" office:value-type="float" office:value="0.017578125">
            <text:p>0.017578125</text:p>
          </table:table-cell>
          <table:table-cell table:formula="of:=(([.K413]-0)/(1-0))*(3-0)+0" office:value-type="float" office:value="1.892578125">
            <text:p>1.892578125</text:p>
          </table:table-cell>
        </table:table-row>
        <table:table-row table:style-name="ro2">
          <table:table-cell office:value-type="float" office:value="0.416015625">
            <text:p>0.416015625</text:p>
          </table:table-cell>
          <table:table-cell office:value-type="float" office:value="0.759765625">
            <text:p>0.759765625</text:p>
          </table:table-cell>
          <table:table-cell office:value-type="float" office:value="0.681640625">
            <text:p>0.681640625</text:p>
          </table:table-cell>
          <table:table-cell office:value-type="float" office:value="0.384765625">
            <text:p>0.384765625</text:p>
          </table:table-cell>
          <table:table-cell office:value-type="float" office:value="0.720703125">
            <text:p>0.720703125</text:p>
          </table:table-cell>
          <table:table-cell office:value-type="float" office:value="0.369140625">
            <text:p>0.369140625</text:p>
          </table:table-cell>
          <table:table-cell office:value-type="float" office:value="0.720703125">
            <text:p>0.720703125</text:p>
          </table:table-cell>
          <table:table-cell office:value-type="float" office:value="0.048828125">
            <text:p>0.048828125</text:p>
          </table:table-cell>
          <table:table-cell office:value-type="float" office:value="0.603515625">
            <text:p>0.603515625</text:p>
          </table:table-cell>
          <table:table-cell office:value-type="float" office:value="0.505859375">
            <text:p>0.505859375</text:p>
          </table:table-cell>
          <table:table-cell office:value-type="float" office:value="0.130859375">
            <text:p>0.130859375</text:p>
          </table:table-cell>
          <table:table-cell/>
          <table:table-cell table:formula="of:=ROUND((([.A414]-0)/(1-0))*(27-2)+2)" office:value-type="float" office:value="12">
            <text:p>12</text:p>
          </table:table-cell>
          <table:table-cell table:formula="of:=(([.B414]-0)/(1-0))*(10-0)+0" office:value-type="float" office:value="7.59765625">
            <text:p>7.597656250</text:p>
          </table:table-cell>
          <table:table-cell table:formula="of:=(([.C414]-0)/(1-0))*(1500-0.000000001)+0.000000001" office:value-type="float" office:value="1022.46093750032">
            <text:p>1022.460937500</text:p>
          </table:table-cell>
          <table:table-cell table:formula="of:=(([.D414]-0)/(1-0))*(1-0.000000001)+0.000000001" office:value-type="float" office:value="0.384765625615234">
            <text:p>0.384765626</text:p>
          </table:table-cell>
          <table:table-cell table:formula="of:=[.M414]*[.P414]" office:value-type="float" office:value="4.61718750738281">
            <text:p>4.617187507</text:p>
          </table:table-cell>
          <table:table-cell table:formula="of:=(([.E414]-0)/(1-0))*(100-0.000000001)+0.000000001" office:value-type="float" office:value="72.0703125002793">
            <text:p>72.070312500</text:p>
          </table:table-cell>
          <table:table-cell table:formula="of:=(([.F414]-0)/(1-0))*(100-0)+0" office:value-type="float" office:value="36.9140625">
            <text:p>36.914062500</text:p>
          </table:table-cell>
          <table:table-cell table:formula="of:=(([.G414]-0)/(1-0))*(3-0)+0" office:value-type="float" office:value="2.162109375">
            <text:p>2.162109375</text:p>
          </table:table-cell>
          <table:table-cell table:formula="of:=(([.H414]-0)/(1-0))*(3-0)+0" office:value-type="float" office:value="0.146484375">
            <text:p>0.146484375</text:p>
          </table:table-cell>
          <table:table-cell table:formula="of:=(([.I414]-0)/(1-0))*(100-0)+0" office:value-type="float" office:value="60.3515625">
            <text:p>60.351562500</text:p>
          </table:table-cell>
          <table:table-cell table:formula="of:=(([.J414]-0)/(1-0))*(3-0)+0" office:value-type="float" office:value="1.517578125">
            <text:p>1.517578125</text:p>
          </table:table-cell>
          <table:table-cell table:formula="of:=(([.K414]-0)/(1-0))*(3-0)+0" office:value-type="float" office:value="0.392578125">
            <text:p>0.392578125</text:p>
          </table:table-cell>
        </table:table-row>
        <table:table-row table:style-name="ro2">
          <table:table-cell office:value-type="float" office:value="0.291015625">
            <text:p>0.291015625</text:p>
          </table:table-cell>
          <table:table-cell office:value-type="float" office:value="0.384765625">
            <text:p>0.384765625</text:p>
          </table:table-cell>
          <table:table-cell office:value-type="float" office:value="0.806640625">
            <text:p>0.806640625</text:p>
          </table:table-cell>
          <table:table-cell office:value-type="float" office:value="0.259765625">
            <text:p>0.259765625</text:p>
          </table:table-cell>
          <table:table-cell office:value-type="float" office:value="0.595703125">
            <text:p>0.595703125</text:p>
          </table:table-cell>
          <table:table-cell office:value-type="float" office:value="0.244140625">
            <text:p>0.244140625</text:p>
          </table:table-cell>
          <table:table-cell office:value-type="float" office:value="0.095703125">
            <text:p>0.095703125</text:p>
          </table:table-cell>
          <table:table-cell office:value-type="float" office:value="0.673828125">
            <text:p>0.673828125</text:p>
          </table:table-cell>
          <table:table-cell office:value-type="float" office:value="0.228515625">
            <text:p>0.228515625</text:p>
          </table:table-cell>
          <table:table-cell office:value-type="float" office:value="0.380859375">
            <text:p>0.380859375</text:p>
          </table:table-cell>
          <table:table-cell office:value-type="float" office:value="0.505859375">
            <text:p>0.505859375</text:p>
          </table:table-cell>
          <table:table-cell/>
          <table:table-cell table:formula="of:=ROUND((([.A415]-0)/(1-0))*(27-2)+2)" office:value-type="float" office:value="9">
            <text:p>9</text:p>
          </table:table-cell>
          <table:table-cell table:formula="of:=(([.B415]-0)/(1-0))*(10-0)+0" office:value-type="float" office:value="3.84765625">
            <text:p>3.847656250</text:p>
          </table:table-cell>
          <table:table-cell table:formula="of:=(([.C415]-0)/(1-0))*(1500-0.000000001)+0.000000001" office:value-type="float" office:value="1209.96093750019">
            <text:p>1209.960937500</text:p>
          </table:table-cell>
          <table:table-cell table:formula="of:=(([.D415]-0)/(1-0))*(1-0.000000001)+0.000000001" office:value-type="float" office:value="0.259765625740234">
            <text:p>0.259765626</text:p>
          </table:table-cell>
          <table:table-cell table:formula="of:=[.M415]*[.P415]" office:value-type="float" office:value="2.33789063166211">
            <text:p>2.337890632</text:p>
          </table:table-cell>
          <table:table-cell table:formula="of:=(([.E415]-0)/(1-0))*(100-0.000000001)+0.000000001" office:value-type="float" office:value="59.5703125004043">
            <text:p>59.570312500</text:p>
          </table:table-cell>
          <table:table-cell table:formula="of:=(([.F415]-0)/(1-0))*(100-0)+0" office:value-type="float" office:value="24.4140625">
            <text:p>24.414062500</text:p>
          </table:table-cell>
          <table:table-cell table:formula="of:=(([.G415]-0)/(1-0))*(3-0)+0" office:value-type="float" office:value="0.287109375">
            <text:p>0.287109375</text:p>
          </table:table-cell>
          <table:table-cell table:formula="of:=(([.H415]-0)/(1-0))*(3-0)+0" office:value-type="float" office:value="2.021484375">
            <text:p>2.021484375</text:p>
          </table:table-cell>
          <table:table-cell table:formula="of:=(([.I415]-0)/(1-0))*(100-0)+0" office:value-type="float" office:value="22.8515625">
            <text:p>22.851562500</text:p>
          </table:table-cell>
          <table:table-cell table:formula="of:=(([.J415]-0)/(1-0))*(3-0)+0" office:value-type="float" office:value="1.142578125">
            <text:p>1.142578125</text:p>
          </table:table-cell>
          <table:table-cell table:formula="of:=(([.K415]-0)/(1-0))*(3-0)+0" office:value-type="float" office:value="1.517578125">
            <text:p>1.517578125</text:p>
          </table:table-cell>
        </table:table-row>
        <table:table-row table:style-name="ro2">
          <table:table-cell office:value-type="float" office:value="0.791015625">
            <text:p>0.791015625</text:p>
          </table:table-cell>
          <table:table-cell office:value-type="float" office:value="0.884765625">
            <text:p>0.884765625</text:p>
          </table:table-cell>
          <table:table-cell office:value-type="float" office:value="0.306640625">
            <text:p>0.306640625</text:p>
          </table:table-cell>
          <table:table-cell office:value-type="float" office:value="0.759765625">
            <text:p>0.759765625</text:p>
          </table:table-cell>
          <table:table-cell office:value-type="float" office:value="0.095703125">
            <text:p>0.095703125</text:p>
          </table:table-cell>
          <table:table-cell office:value-type="float" office:value="0.744140625">
            <text:p>0.744140625</text:p>
          </table:table-cell>
          <table:table-cell office:value-type="float" office:value="0.595703125">
            <text:p>0.595703125</text:p>
          </table:table-cell>
          <table:table-cell office:value-type="float" office:value="0.173828125">
            <text:p>0.173828125</text:p>
          </table:table-cell>
          <table:table-cell office:value-type="float" office:value="0.728515625">
            <text:p>0.728515625</text:p>
          </table:table-cell>
          <table:table-cell office:value-type="float" office:value="0.880859375">
            <text:p>0.880859375</text:p>
          </table:table-cell>
          <table:table-cell office:value-type="float" office:value="0.005859375">
            <text:p>0.005859375</text:p>
          </table:table-cell>
          <table:table-cell/>
          <table:table-cell table:formula="of:=ROUND((([.A416]-0)/(1-0))*(27-2)+2)" office:value-type="float" office:value="22">
            <text:p>22</text:p>
          </table:table-cell>
          <table:table-cell table:formula="of:=(([.B416]-0)/(1-0))*(10-0)+0" office:value-type="float" office:value="8.84765625">
            <text:p>8.847656250</text:p>
          </table:table-cell>
          <table:table-cell table:formula="of:=(([.C416]-0)/(1-0))*(1500-0.000000001)+0.000000001" office:value-type="float" office:value="459.960937500693">
            <text:p>459.960937501</text:p>
          </table:table-cell>
          <table:table-cell table:formula="of:=(([.D416]-0)/(1-0))*(1-0.000000001)+0.000000001" office:value-type="float" office:value="0.759765625240234">
            <text:p>0.759765625</text:p>
          </table:table-cell>
          <table:table-cell table:formula="of:=[.M416]*[.P416]" office:value-type="float" office:value="16.7148437552852">
            <text:p>16.714843755</text:p>
          </table:table-cell>
          <table:table-cell table:formula="of:=(([.E416]-0)/(1-0))*(100-0.000000001)+0.000000001" office:value-type="float" office:value="9.5703125009043">
            <text:p>9.570312501</text:p>
          </table:table-cell>
          <table:table-cell table:formula="of:=(([.F416]-0)/(1-0))*(100-0)+0" office:value-type="float" office:value="74.4140625">
            <text:p>74.414062500</text:p>
          </table:table-cell>
          <table:table-cell table:formula="of:=(([.G416]-0)/(1-0))*(3-0)+0" office:value-type="float" office:value="1.787109375">
            <text:p>1.787109375</text:p>
          </table:table-cell>
          <table:table-cell table:formula="of:=(([.H416]-0)/(1-0))*(3-0)+0" office:value-type="float" office:value="0.521484375">
            <text:p>0.521484375</text:p>
          </table:table-cell>
          <table:table-cell table:formula="of:=(([.I416]-0)/(1-0))*(100-0)+0" office:value-type="float" office:value="72.8515625">
            <text:p>72.851562500</text:p>
          </table:table-cell>
          <table:table-cell table:formula="of:=(([.J416]-0)/(1-0))*(3-0)+0" office:value-type="float" office:value="2.642578125">
            <text:p>2.642578125</text:p>
          </table:table-cell>
          <table:table-cell table:formula="of:=(([.K416]-0)/(1-0))*(3-0)+0" office:value-type="float" office:value="0.017578125">
            <text:p>0.017578125</text:p>
          </table:table-cell>
        </table:table-row>
        <table:table-row table:style-name="ro2">
          <table:table-cell office:value-type="float" office:value="0.541015625">
            <text:p>0.541015625</text:p>
          </table:table-cell>
          <table:table-cell office:value-type="float" office:value="0.134765625">
            <text:p>0.134765625</text:p>
          </table:table-cell>
          <table:table-cell office:value-type="float" office:value="0.556640625">
            <text:p>0.556640625</text:p>
          </table:table-cell>
          <table:table-cell office:value-type="float" office:value="0.009765625">
            <text:p>0.009765625</text:p>
          </table:table-cell>
          <table:table-cell office:value-type="float" office:value="0.345703125">
            <text:p>0.345703125</text:p>
          </table:table-cell>
          <table:table-cell office:value-type="float" office:value="0.994140625">
            <text:p>0.994140625</text:p>
          </table:table-cell>
          <table:table-cell office:value-type="float" office:value="0.345703125">
            <text:p>0.345703125</text:p>
          </table:table-cell>
          <table:table-cell office:value-type="float" office:value="0.423828125">
            <text:p>0.423828125</text:p>
          </table:table-cell>
          <table:table-cell office:value-type="float" office:value="0.978515625">
            <text:p>0.978515625</text:p>
          </table:table-cell>
          <table:table-cell office:value-type="float" office:value="0.630859375">
            <text:p>0.630859375</text:p>
          </table:table-cell>
          <table:table-cell office:value-type="float" office:value="0.255859375">
            <text:p>0.255859375</text:p>
          </table:table-cell>
          <table:table-cell/>
          <table:table-cell table:formula="of:=ROUND((([.A417]-0)/(1-0))*(27-2)+2)" office:value-type="float" office:value="16">
            <text:p>16</text:p>
          </table:table-cell>
          <table:table-cell table:formula="of:=(([.B417]-0)/(1-0))*(10-0)+0" office:value-type="float" office:value="1.34765625">
            <text:p>1.347656250</text:p>
          </table:table-cell>
          <table:table-cell table:formula="of:=(([.C417]-0)/(1-0))*(1500-0.000000001)+0.000000001" office:value-type="float" office:value="834.960937500443">
            <text:p>834.960937500</text:p>
          </table:table-cell>
          <table:table-cell table:formula="of:=(([.D417]-0)/(1-0))*(1-0.000000001)+0.000000001" office:value-type="float" office:value="0.00976562599023437">
            <text:p>0.009765626</text:p>
          </table:table-cell>
          <table:table-cell table:formula="of:=[.M417]*[.P417]" office:value-type="float" office:value="0.15625001584375">
            <text:p>0.156250016</text:p>
          </table:table-cell>
          <table:table-cell table:formula="of:=(([.E417]-0)/(1-0))*(100-0.000000001)+0.000000001" office:value-type="float" office:value="34.5703125006543">
            <text:p>34.570312501</text:p>
          </table:table-cell>
          <table:table-cell table:formula="of:=(([.F417]-0)/(1-0))*(100-0)+0" office:value-type="float" office:value="99.4140625">
            <text:p>99.414062500</text:p>
          </table:table-cell>
          <table:table-cell table:formula="of:=(([.G417]-0)/(1-0))*(3-0)+0" office:value-type="float" office:value="1.037109375">
            <text:p>1.037109375</text:p>
          </table:table-cell>
          <table:table-cell table:formula="of:=(([.H417]-0)/(1-0))*(3-0)+0" office:value-type="float" office:value="1.271484375">
            <text:p>1.271484375</text:p>
          </table:table-cell>
          <table:table-cell table:formula="of:=(([.I417]-0)/(1-0))*(100-0)+0" office:value-type="float" office:value="97.8515625">
            <text:p>97.851562500</text:p>
          </table:table-cell>
          <table:table-cell table:formula="of:=(([.J417]-0)/(1-0))*(3-0)+0" office:value-type="float" office:value="1.892578125">
            <text:p>1.892578125</text:p>
          </table:table-cell>
          <table:table-cell table:formula="of:=(([.K417]-0)/(1-0))*(3-0)+0" office:value-type="float" office:value="0.767578125">
            <text:p>0.767578125</text:p>
          </table:table-cell>
        </table:table-row>
        <table:table-row table:style-name="ro2">
          <table:table-cell office:value-type="float" office:value="0.041015625">
            <text:p>0.041015625</text:p>
          </table:table-cell>
          <table:table-cell office:value-type="float" office:value="0.634765625">
            <text:p>0.634765625</text:p>
          </table:table-cell>
          <table:table-cell office:value-type="float" office:value="0.056640625">
            <text:p>0.056640625</text:p>
          </table:table-cell>
          <table:table-cell office:value-type="float" office:value="0.509765625">
            <text:p>0.509765625</text:p>
          </table:table-cell>
          <table:table-cell office:value-type="float" office:value="0.845703125">
            <text:p>0.845703125</text:p>
          </table:table-cell>
          <table:table-cell office:value-type="float" office:value="0.494140625">
            <text:p>0.494140625</text:p>
          </table:table-cell>
          <table:table-cell office:value-type="float" office:value="0.845703125">
            <text:p>0.845703125</text:p>
          </table:table-cell>
          <table:table-cell office:value-type="float" office:value="0.923828125">
            <text:p>0.923828125</text:p>
          </table:table-cell>
          <table:table-cell office:value-type="float" office:value="0.478515625">
            <text:p>0.478515625</text:p>
          </table:table-cell>
          <table:table-cell office:value-type="float" office:value="0.130859375">
            <text:p>0.130859375</text:p>
          </table:table-cell>
          <table:table-cell office:value-type="float" office:value="0.755859375">
            <text:p>0.755859375</text:p>
          </table:table-cell>
          <table:table-cell/>
          <table:table-cell table:formula="of:=ROUND((([.A418]-0)/(1-0))*(27-2)+2)" office:value-type="float" office:value="3">
            <text:p>3</text:p>
          </table:table-cell>
          <table:table-cell table:formula="of:=(([.B418]-0)/(1-0))*(10-0)+0" office:value-type="float" office:value="6.34765625">
            <text:p>6.347656250</text:p>
          </table:table-cell>
          <table:table-cell table:formula="of:=(([.C418]-0)/(1-0))*(1500-0.000000001)+0.000000001" office:value-type="float" office:value="84.9609375009434">
            <text:p>84.960937501</text:p>
          </table:table-cell>
          <table:table-cell table:formula="of:=(([.D418]-0)/(1-0))*(1-0.000000001)+0.000000001" office:value-type="float" office:value="0.509765625490234">
            <text:p>0.509765625</text:p>
          </table:table-cell>
          <table:table-cell table:formula="of:=[.M418]*[.P418]" office:value-type="float" office:value="1.5292968764707">
            <text:p>1.529296876</text:p>
          </table:table-cell>
          <table:table-cell table:formula="of:=(([.E418]-0)/(1-0))*(100-0.000000001)+0.000000001" office:value-type="float" office:value="84.5703125001543">
            <text:p>84.570312500</text:p>
          </table:table-cell>
          <table:table-cell table:formula="of:=(([.F418]-0)/(1-0))*(100-0)+0" office:value-type="float" office:value="49.4140625">
            <text:p>49.414062500</text:p>
          </table:table-cell>
          <table:table-cell table:formula="of:=(([.G418]-0)/(1-0))*(3-0)+0" office:value-type="float" office:value="2.537109375">
            <text:p>2.537109375</text:p>
          </table:table-cell>
          <table:table-cell table:formula="of:=(([.H418]-0)/(1-0))*(3-0)+0" office:value-type="float" office:value="2.771484375">
            <text:p>2.771484375</text:p>
          </table:table-cell>
          <table:table-cell table:formula="of:=(([.I418]-0)/(1-0))*(100-0)+0" office:value-type="float" office:value="47.8515625">
            <text:p>47.851562500</text:p>
          </table:table-cell>
          <table:table-cell table:formula="of:=(([.J418]-0)/(1-0))*(3-0)+0" office:value-type="float" office:value="0.392578125">
            <text:p>0.392578125</text:p>
          </table:table-cell>
          <table:table-cell table:formula="of:=(([.K418]-0)/(1-0))*(3-0)+0" office:value-type="float" office:value="2.267578125">
            <text:p>2.267578125</text:p>
          </table:table-cell>
        </table:table-row>
        <table:table-row table:style-name="ro2">
          <table:table-cell office:value-type="float" office:value="0.056640625">
            <text:p>0.056640625</text:p>
          </table:table-cell>
          <table:table-cell office:value-type="float" office:value="0.431640625">
            <text:p>0.431640625</text:p>
          </table:table-cell>
          <table:table-cell office:value-type="float" office:value="0.322265625">
            <text:p>0.322265625</text:p>
          </table:table-cell>
          <table:table-cell office:value-type="float" office:value="0.962890625">
            <text:p>0.962890625</text:p>
          </table:table-cell>
          <table:table-cell office:value-type="float" office:value="0.017578125">
            <text:p>0.017578125</text:p>
          </table:table-cell>
          <table:table-cell office:value-type="float" office:value="0.353515625">
            <text:p>0.353515625</text:p>
          </table:table-cell>
          <table:table-cell office:value-type="float" office:value="0.298828125">
            <text:p>0.298828125</text:p>
          </table:table-cell>
          <table:table-cell office:value-type="float" office:value="0.783203125">
            <text:p>0.783203125</text:p>
          </table:table-cell>
          <table:table-cell office:value-type="float" office:value="0.681640625">
            <text:p>0.681640625</text:p>
          </table:table-cell>
          <table:table-cell office:value-type="float" office:value="0.708984375">
            <text:p>0.708984375</text:p>
          </table:table-cell>
          <table:table-cell office:value-type="float" office:value="0.677734375">
            <text:p>0.677734375</text:p>
          </table:table-cell>
          <table:table-cell/>
          <table:table-cell table:formula="of:=ROUND((([.A419]-0)/(1-0))*(27-2)+2)" office:value-type="float" office:value="3">
            <text:p>3</text:p>
          </table:table-cell>
          <table:table-cell table:formula="of:=(([.B419]-0)/(1-0))*(10-0)+0" office:value-type="float" office:value="4.31640625">
            <text:p>4.316406250</text:p>
          </table:table-cell>
          <table:table-cell table:formula="of:=(([.C419]-0)/(1-0))*(1500-0.000000001)+0.000000001" office:value-type="float" office:value="483.398437500678">
            <text:p>483.398437501</text:p>
          </table:table-cell>
          <table:table-cell table:formula="of:=(([.D419]-0)/(1-0))*(1-0.000000001)+0.000000001" office:value-type="float" office:value="0.96289062503711">
            <text:p>0.962890625</text:p>
          </table:table-cell>
          <table:table-cell table:formula="of:=[.M419]*[.P419]" office:value-type="float" office:value="2.88867187511133">
            <text:p>2.888671875</text:p>
          </table:table-cell>
          <table:table-cell table:formula="of:=(([.E419]-0)/(1-0))*(100-0.000000001)+0.000000001" office:value-type="float" office:value="1.75781250098242">
            <text:p>1.757812501</text:p>
          </table:table-cell>
          <table:table-cell table:formula="of:=(([.F419]-0)/(1-0))*(100-0)+0" office:value-type="float" office:value="35.3515625">
            <text:p>35.351562500</text:p>
          </table:table-cell>
          <table:table-cell table:formula="of:=(([.G419]-0)/(1-0))*(3-0)+0" office:value-type="float" office:value="0.896484375">
            <text:p>0.896484375</text:p>
          </table:table-cell>
          <table:table-cell table:formula="of:=(([.H419]-0)/(1-0))*(3-0)+0" office:value-type="float" office:value="2.349609375">
            <text:p>2.349609375</text:p>
          </table:table-cell>
          <table:table-cell table:formula="of:=(([.I419]-0)/(1-0))*(100-0)+0" office:value-type="float" office:value="68.1640625">
            <text:p>68.164062500</text:p>
          </table:table-cell>
          <table:table-cell table:formula="of:=(([.J419]-0)/(1-0))*(3-0)+0" office:value-type="float" office:value="2.126953125">
            <text:p>2.126953125</text:p>
          </table:table-cell>
          <table:table-cell table:formula="of:=(([.K419]-0)/(1-0))*(3-0)+0" office:value-type="float" office:value="2.033203125">
            <text:p>2.033203125</text:p>
          </table:table-cell>
        </table:table-row>
        <table:table-row table:style-name="ro2">
          <table:table-cell office:value-type="float" office:value="0.556640625">
            <text:p>0.556640625</text:p>
          </table:table-cell>
          <table:table-cell office:value-type="float" office:value="0.931640625">
            <text:p>0.931640625</text:p>
          </table:table-cell>
          <table:table-cell office:value-type="float" office:value="0.822265625">
            <text:p>0.822265625</text:p>
          </table:table-cell>
          <table:table-cell office:value-type="float" office:value="0.462890625">
            <text:p>0.462890625</text:p>
          </table:table-cell>
          <table:table-cell office:value-type="float" office:value="0.517578125">
            <text:p>0.517578125</text:p>
          </table:table-cell>
          <table:table-cell office:value-type="float" office:value="0.853515625">
            <text:p>0.853515625</text:p>
          </table:table-cell>
          <table:table-cell office:value-type="float" office:value="0.798828125">
            <text:p>0.798828125</text:p>
          </table:table-cell>
          <table:table-cell office:value-type="float" office:value="0.283203125">
            <text:p>0.283203125</text:p>
          </table:table-cell>
          <table:table-cell office:value-type="float" office:value="0.181640625">
            <text:p>0.181640625</text:p>
          </table:table-cell>
          <table:table-cell office:value-type="float" office:value="0.208984375">
            <text:p>0.208984375</text:p>
          </table:table-cell>
          <table:table-cell office:value-type="float" office:value="0.177734375">
            <text:p>0.177734375</text:p>
          </table:table-cell>
          <table:table-cell/>
          <table:table-cell table:formula="of:=ROUND((([.A420]-0)/(1-0))*(27-2)+2)" office:value-type="float" office:value="16">
            <text:p>16</text:p>
          </table:table-cell>
          <table:table-cell table:formula="of:=(([.B420]-0)/(1-0))*(10-0)+0" office:value-type="float" office:value="9.31640625">
            <text:p>9.316406250</text:p>
          </table:table-cell>
          <table:table-cell table:formula="of:=(([.C420]-0)/(1-0))*(1500-0.000000001)+0.000000001" office:value-type="float" office:value="1233.39843750018">
            <text:p>1233.398437500</text:p>
          </table:table-cell>
          <table:table-cell table:formula="of:=(([.D420]-0)/(1-0))*(1-0.000000001)+0.000000001" office:value-type="float" office:value="0.46289062553711">
            <text:p>0.462890626</text:p>
          </table:table-cell>
          <table:table-cell table:formula="of:=[.M420]*[.P420]" office:value-type="float" office:value="7.40625000859375">
            <text:p>7.406250009</text:p>
          </table:table-cell>
          <table:table-cell table:formula="of:=(([.E420]-0)/(1-0))*(100-0.000000001)+0.000000001" office:value-type="float" office:value="51.7578125004824">
            <text:p>51.757812500</text:p>
          </table:table-cell>
          <table:table-cell table:formula="of:=(([.F420]-0)/(1-0))*(100-0)+0" office:value-type="float" office:value="85.3515625">
            <text:p>85.351562500</text:p>
          </table:table-cell>
          <table:table-cell table:formula="of:=(([.G420]-0)/(1-0))*(3-0)+0" office:value-type="float" office:value="2.396484375">
            <text:p>2.396484375</text:p>
          </table:table-cell>
          <table:table-cell table:formula="of:=(([.H420]-0)/(1-0))*(3-0)+0" office:value-type="float" office:value="0.849609375">
            <text:p>0.849609375</text:p>
          </table:table-cell>
          <table:table-cell table:formula="of:=(([.I420]-0)/(1-0))*(100-0)+0" office:value-type="float" office:value="18.1640625">
            <text:p>18.164062500</text:p>
          </table:table-cell>
          <table:table-cell table:formula="of:=(([.J420]-0)/(1-0))*(3-0)+0" office:value-type="float" office:value="0.626953125">
            <text:p>0.626953125</text:p>
          </table:table-cell>
          <table:table-cell table:formula="of:=(([.K420]-0)/(1-0))*(3-0)+0" office:value-type="float" office:value="0.533203125">
            <text:p>0.533203125</text:p>
          </table:table-cell>
        </table:table-row>
        <table:table-row table:style-name="ro2">
          <table:table-cell office:value-type="float" office:value="0.806640625">
            <text:p>0.806640625</text:p>
          </table:table-cell>
          <table:table-cell office:value-type="float" office:value="0.181640625">
            <text:p>0.181640625</text:p>
          </table:table-cell>
          <table:table-cell office:value-type="float" office:value="0.072265625">
            <text:p>0.072265625</text:p>
          </table:table-cell>
          <table:table-cell office:value-type="float" office:value="0.712890625">
            <text:p>0.712890625</text:p>
          </table:table-cell>
          <table:table-cell office:value-type="float" office:value="0.767578125">
            <text:p>0.767578125</text:p>
          </table:table-cell>
          <table:table-cell office:value-type="float" office:value="0.603515625">
            <text:p>0.603515625</text:p>
          </table:table-cell>
          <table:table-cell office:value-type="float" office:value="0.048828125">
            <text:p>0.048828125</text:p>
          </table:table-cell>
          <table:table-cell office:value-type="float" office:value="0.033203125">
            <text:p>0.033203125</text:p>
          </table:table-cell>
          <table:table-cell office:value-type="float" office:value="0.431640625">
            <text:p>0.431640625</text:p>
          </table:table-cell>
          <table:table-cell office:value-type="float" office:value="0.458984375">
            <text:p>0.458984375</text:p>
          </table:table-cell>
          <table:table-cell office:value-type="float" office:value="0.427734375">
            <text:p>0.427734375</text:p>
          </table:table-cell>
          <table:table-cell/>
          <table:table-cell table:formula="of:=ROUND((([.A421]-0)/(1-0))*(27-2)+2)" office:value-type="float" office:value="22">
            <text:p>22</text:p>
          </table:table-cell>
          <table:table-cell table:formula="of:=(([.B421]-0)/(1-0))*(10-0)+0" office:value-type="float" office:value="1.81640625">
            <text:p>1.816406250</text:p>
          </table:table-cell>
          <table:table-cell table:formula="of:=(([.C421]-0)/(1-0))*(1500-0.000000001)+0.000000001" office:value-type="float" office:value="108.398437500928">
            <text:p>108.398437501</text:p>
          </table:table-cell>
          <table:table-cell table:formula="of:=(([.D421]-0)/(1-0))*(1-0.000000001)+0.000000001" office:value-type="float" office:value="0.712890625287109">
            <text:p>0.712890625</text:p>
          </table:table-cell>
          <table:table-cell table:formula="of:=[.M421]*[.P421]" office:value-type="float" office:value="15.6835937563164">
            <text:p>15.683593756</text:p>
          </table:table-cell>
          <table:table-cell table:formula="of:=(([.E421]-0)/(1-0))*(100-0.000000001)+0.000000001" office:value-type="float" office:value="76.7578125002324">
            <text:p>76.757812500</text:p>
          </table:table-cell>
          <table:table-cell table:formula="of:=(([.F421]-0)/(1-0))*(100-0)+0" office:value-type="float" office:value="60.3515625">
            <text:p>60.351562500</text:p>
          </table:table-cell>
          <table:table-cell table:formula="of:=(([.G421]-0)/(1-0))*(3-0)+0" office:value-type="float" office:value="0.146484375">
            <text:p>0.146484375</text:p>
          </table:table-cell>
          <table:table-cell table:formula="of:=(([.H421]-0)/(1-0))*(3-0)+0" office:value-type="float" office:value="0.099609375">
            <text:p>0.099609375</text:p>
          </table:table-cell>
          <table:table-cell table:formula="of:=(([.I421]-0)/(1-0))*(100-0)+0" office:value-type="float" office:value="43.1640625">
            <text:p>43.164062500</text:p>
          </table:table-cell>
          <table:table-cell table:formula="of:=(([.J421]-0)/(1-0))*(3-0)+0" office:value-type="float" office:value="1.376953125">
            <text:p>1.376953125</text:p>
          </table:table-cell>
          <table:table-cell table:formula="of:=(([.K421]-0)/(1-0))*(3-0)+0" office:value-type="float" office:value="1.283203125">
            <text:p>1.283203125</text:p>
          </table:table-cell>
        </table:table-row>
        <table:table-row table:style-name="ro2">
          <table:table-cell office:value-type="float" office:value="0.306640625">
            <text:p>0.306640625</text:p>
          </table:table-cell>
          <table:table-cell office:value-type="float" office:value="0.681640625">
            <text:p>0.681640625</text:p>
          </table:table-cell>
          <table:table-cell office:value-type="float" office:value="0.572265625">
            <text:p>0.572265625</text:p>
          </table:table-cell>
          <table:table-cell office:value-type="float" office:value="0.212890625">
            <text:p>0.212890625</text:p>
          </table:table-cell>
          <table:table-cell office:value-type="float" office:value="0.267578125">
            <text:p>0.267578125</text:p>
          </table:table-cell>
          <table:table-cell office:value-type="float" office:value="0.103515625">
            <text:p>0.103515625</text:p>
          </table:table-cell>
          <table:table-cell office:value-type="float" office:value="0.548828125">
            <text:p>0.548828125</text:p>
          </table:table-cell>
          <table:table-cell office:value-type="float" office:value="0.533203125">
            <text:p>0.533203125</text:p>
          </table:table-cell>
          <table:table-cell office:value-type="float" office:value="0.931640625">
            <text:p>0.931640625</text:p>
          </table:table-cell>
          <table:table-cell office:value-type="float" office:value="0.958984375">
            <text:p>0.958984375</text:p>
          </table:table-cell>
          <table:table-cell office:value-type="float" office:value="0.927734375">
            <text:p>0.927734375</text:p>
          </table:table-cell>
          <table:table-cell/>
          <table:table-cell table:formula="of:=ROUND((([.A422]-0)/(1-0))*(27-2)+2)" office:value-type="float" office:value="10">
            <text:p>10</text:p>
          </table:table-cell>
          <table:table-cell table:formula="of:=(([.B422]-0)/(1-0))*(10-0)+0" office:value-type="float" office:value="6.81640625">
            <text:p>6.816406250</text:p>
          </table:table-cell>
          <table:table-cell table:formula="of:=(([.C422]-0)/(1-0))*(1500-0.000000001)+0.000000001" office:value-type="float" office:value="858.398437500428">
            <text:p>858.398437500</text:p>
          </table:table-cell>
          <table:table-cell table:formula="of:=(([.D422]-0)/(1-0))*(1-0.000000001)+0.000000001" office:value-type="float" office:value="0.212890625787109">
            <text:p>0.212890626</text:p>
          </table:table-cell>
          <table:table-cell table:formula="of:=[.M422]*[.P422]" office:value-type="float" office:value="2.12890625787109">
            <text:p>2.128906258</text:p>
          </table:table-cell>
          <table:table-cell table:formula="of:=(([.E422]-0)/(1-0))*(100-0.000000001)+0.000000001" office:value-type="float" office:value="26.7578125007324">
            <text:p>26.757812501</text:p>
          </table:table-cell>
          <table:table-cell table:formula="of:=(([.F422]-0)/(1-0))*(100-0)+0" office:value-type="float" office:value="10.3515625">
            <text:p>10.351562500</text:p>
          </table:table-cell>
          <table:table-cell table:formula="of:=(([.G422]-0)/(1-0))*(3-0)+0" office:value-type="float" office:value="1.646484375">
            <text:p>1.646484375</text:p>
          </table:table-cell>
          <table:table-cell table:formula="of:=(([.H422]-0)/(1-0))*(3-0)+0" office:value-type="float" office:value="1.599609375">
            <text:p>1.599609375</text:p>
          </table:table-cell>
          <table:table-cell table:formula="of:=(([.I422]-0)/(1-0))*(100-0)+0" office:value-type="float" office:value="93.1640625">
            <text:p>93.164062500</text:p>
          </table:table-cell>
          <table:table-cell table:formula="of:=(([.J422]-0)/(1-0))*(3-0)+0" office:value-type="float" office:value="2.876953125">
            <text:p>2.876953125</text:p>
          </table:table-cell>
          <table:table-cell table:formula="of:=(([.K422]-0)/(1-0))*(3-0)+0" office:value-type="float" office:value="2.783203125">
            <text:p>2.783203125</text:p>
          </table:table-cell>
        </table:table-row>
        <table:table-row table:style-name="ro2">
          <table:table-cell office:value-type="float" office:value="0.431640625">
            <text:p>0.431640625</text:p>
          </table:table-cell>
          <table:table-cell office:value-type="float" office:value="0.056640625">
            <text:p>0.056640625</text:p>
          </table:table-cell>
          <table:table-cell office:value-type="float" office:value="0.947265625">
            <text:p>0.947265625</text:p>
          </table:table-cell>
          <table:table-cell office:value-type="float" office:value="0.087890625">
            <text:p>0.087890625</text:p>
          </table:table-cell>
          <table:table-cell office:value-type="float" office:value="0.392578125">
            <text:p>0.392578125</text:p>
          </table:table-cell>
          <table:table-cell office:value-type="float" office:value="0.478515625">
            <text:p>0.478515625</text:p>
          </table:table-cell>
          <table:table-cell office:value-type="float" office:value="0.173828125">
            <text:p>0.173828125</text:p>
          </table:table-cell>
          <table:table-cell office:value-type="float" office:value="0.158203125">
            <text:p>0.158203125</text:p>
          </table:table-cell>
          <table:table-cell office:value-type="float" office:value="0.306640625">
            <text:p>0.306640625</text:p>
          </table:table-cell>
          <table:table-cell office:value-type="float" office:value="0.083984375">
            <text:p>0.083984375</text:p>
          </table:table-cell>
          <table:table-cell office:value-type="float" office:value="0.302734375">
            <text:p>0.302734375</text:p>
          </table:table-cell>
          <table:table-cell/>
          <table:table-cell table:formula="of:=ROUND((([.A423]-0)/(1-0))*(27-2)+2)" office:value-type="float" office:value="13">
            <text:p>13</text:p>
          </table:table-cell>
          <table:table-cell table:formula="of:=(([.B423]-0)/(1-0))*(10-0)+0" office:value-type="float" office:value="0.56640625">
            <text:p>0.566406250</text:p>
          </table:table-cell>
          <table:table-cell table:formula="of:=(([.C423]-0)/(1-0))*(1500-0.000000001)+0.000000001" office:value-type="float" office:value="1420.89843750005">
            <text:p>1420.898437500</text:p>
          </table:table-cell>
          <table:table-cell table:formula="of:=(([.D423]-0)/(1-0))*(1-0.000000001)+0.000000001" office:value-type="float" office:value="0.0878906259121094">
            <text:p>0.087890626</text:p>
          </table:table-cell>
          <table:table-cell table:formula="of:=[.M423]*[.P423]" office:value-type="float" office:value="1.14257813685742">
            <text:p>1.142578137</text:p>
          </table:table-cell>
          <table:table-cell table:formula="of:=(([.E423]-0)/(1-0))*(100-0.000000001)+0.000000001" office:value-type="float" office:value="39.2578125006074">
            <text:p>39.257812501</text:p>
          </table:table-cell>
          <table:table-cell table:formula="of:=(([.F423]-0)/(1-0))*(100-0)+0" office:value-type="float" office:value="47.8515625">
            <text:p>47.851562500</text:p>
          </table:table-cell>
          <table:table-cell table:formula="of:=(([.G423]-0)/(1-0))*(3-0)+0" office:value-type="float" office:value="0.521484375">
            <text:p>0.521484375</text:p>
          </table:table-cell>
          <table:table-cell table:formula="of:=(([.H423]-0)/(1-0))*(3-0)+0" office:value-type="float" office:value="0.474609375">
            <text:p>0.474609375</text:p>
          </table:table-cell>
          <table:table-cell table:formula="of:=(([.I423]-0)/(1-0))*(100-0)+0" office:value-type="float" office:value="30.6640625">
            <text:p>30.664062500</text:p>
          </table:table-cell>
          <table:table-cell table:formula="of:=(([.J423]-0)/(1-0))*(3-0)+0" office:value-type="float" office:value="0.251953125">
            <text:p>0.251953125</text:p>
          </table:table-cell>
          <table:table-cell table:formula="of:=(([.K423]-0)/(1-0))*(3-0)+0" office:value-type="float" office:value="0.908203125">
            <text:p>0.908203125</text:p>
          </table:table-cell>
        </table:table-row>
        <table:table-row table:style-name="ro2">
          <table:table-cell office:value-type="float" office:value="0.931640625">
            <text:p>0.931640625</text:p>
          </table:table-cell>
          <table:table-cell office:value-type="float" office:value="0.556640625">
            <text:p>0.556640625</text:p>
          </table:table-cell>
          <table:table-cell office:value-type="float" office:value="0.447265625">
            <text:p>0.447265625</text:p>
          </table:table-cell>
          <table:table-cell office:value-type="float" office:value="0.587890625">
            <text:p>0.587890625</text:p>
          </table:table-cell>
          <table:table-cell office:value-type="float" office:value="0.892578125">
            <text:p>0.892578125</text:p>
          </table:table-cell>
          <table:table-cell office:value-type="float" office:value="0.978515625">
            <text:p>0.978515625</text:p>
          </table:table-cell>
          <table:table-cell office:value-type="float" office:value="0.673828125">
            <text:p>0.673828125</text:p>
          </table:table-cell>
          <table:table-cell office:value-type="float" office:value="0.658203125">
            <text:p>0.658203125</text:p>
          </table:table-cell>
          <table:table-cell office:value-type="float" office:value="0.806640625">
            <text:p>0.806640625</text:p>
          </table:table-cell>
          <table:table-cell office:value-type="float" office:value="0.583984375">
            <text:p>0.583984375</text:p>
          </table:table-cell>
          <table:table-cell office:value-type="float" office:value="0.802734375">
            <text:p>0.802734375</text:p>
          </table:table-cell>
          <table:table-cell/>
          <table:table-cell table:formula="of:=ROUND((([.A424]-0)/(1-0))*(27-2)+2)" office:value-type="float" office:value="25">
            <text:p>25</text:p>
          </table:table-cell>
          <table:table-cell table:formula="of:=(([.B424]-0)/(1-0))*(10-0)+0" office:value-type="float" office:value="5.56640625">
            <text:p>5.566406250</text:p>
          </table:table-cell>
          <table:table-cell table:formula="of:=(([.C424]-0)/(1-0))*(1500-0.000000001)+0.000000001" office:value-type="float" office:value="670.898437500553">
            <text:p>670.898437501</text:p>
          </table:table-cell>
          <table:table-cell table:formula="of:=(([.D424]-0)/(1-0))*(1-0.000000001)+0.000000001" office:value-type="float" office:value="0.587890625412109">
            <text:p>0.587890625</text:p>
          </table:table-cell>
          <table:table-cell table:formula="of:=[.M424]*[.P424]" office:value-type="float" office:value="14.6972656353027">
            <text:p>14.697265635</text:p>
          </table:table-cell>
          <table:table-cell table:formula="of:=(([.E424]-0)/(1-0))*(100-0.000000001)+0.000000001" office:value-type="float" office:value="89.2578125001074">
            <text:p>89.257812500</text:p>
          </table:table-cell>
          <table:table-cell table:formula="of:=(([.F424]-0)/(1-0))*(100-0)+0" office:value-type="float" office:value="97.8515625">
            <text:p>97.851562500</text:p>
          </table:table-cell>
          <table:table-cell table:formula="of:=(([.G424]-0)/(1-0))*(3-0)+0" office:value-type="float" office:value="2.021484375">
            <text:p>2.021484375</text:p>
          </table:table-cell>
          <table:table-cell table:formula="of:=(([.H424]-0)/(1-0))*(3-0)+0" office:value-type="float" office:value="1.974609375">
            <text:p>1.974609375</text:p>
          </table:table-cell>
          <table:table-cell table:formula="of:=(([.I424]-0)/(1-0))*(100-0)+0" office:value-type="float" office:value="80.6640625">
            <text:p>80.664062500</text:p>
          </table:table-cell>
          <table:table-cell table:formula="of:=(([.J424]-0)/(1-0))*(3-0)+0" office:value-type="float" office:value="1.751953125">
            <text:p>1.751953125</text:p>
          </table:table-cell>
          <table:table-cell table:formula="of:=(([.K424]-0)/(1-0))*(3-0)+0" office:value-type="float" office:value="2.408203125">
            <text:p>2.408203125</text:p>
          </table:table-cell>
        </table:table-row>
        <table:table-row table:style-name="ro2">
          <table:table-cell office:value-type="float" office:value="0.681640625">
            <text:p>0.681640625</text:p>
          </table:table-cell>
          <table:table-cell office:value-type="float" office:value="0.306640625">
            <text:p>0.306640625</text:p>
          </table:table-cell>
          <table:table-cell office:value-type="float" office:value="0.697265625">
            <text:p>0.697265625</text:p>
          </table:table-cell>
          <table:table-cell office:value-type="float" office:value="0.337890625">
            <text:p>0.337890625</text:p>
          </table:table-cell>
          <table:table-cell office:value-type="float" office:value="0.642578125">
            <text:p>0.642578125</text:p>
          </table:table-cell>
          <table:table-cell office:value-type="float" office:value="0.728515625">
            <text:p>0.728515625</text:p>
          </table:table-cell>
          <table:table-cell office:value-type="float" office:value="0.423828125">
            <text:p>0.423828125</text:p>
          </table:table-cell>
          <table:table-cell office:value-type="float" office:value="0.908203125">
            <text:p>0.908203125</text:p>
          </table:table-cell>
          <table:table-cell office:value-type="float" office:value="0.556640625">
            <text:p>0.556640625</text:p>
          </table:table-cell>
          <table:table-cell office:value-type="float" office:value="0.833984375">
            <text:p>0.833984375</text:p>
          </table:table-cell>
          <table:table-cell office:value-type="float" office:value="0.552734375">
            <text:p>0.552734375</text:p>
          </table:table-cell>
          <table:table-cell/>
          <table:table-cell table:formula="of:=ROUND((([.A425]-0)/(1-0))*(27-2)+2)" office:value-type="float" office:value="19">
            <text:p>19</text:p>
          </table:table-cell>
          <table:table-cell table:formula="of:=(([.B425]-0)/(1-0))*(10-0)+0" office:value-type="float" office:value="3.06640625">
            <text:p>3.066406250</text:p>
          </table:table-cell>
          <table:table-cell table:formula="of:=(([.C425]-0)/(1-0))*(1500-0.000000001)+0.000000001" office:value-type="float" office:value="1045.8984375003">
            <text:p>1045.898437500</text:p>
          </table:table-cell>
          <table:table-cell table:formula="of:=(([.D425]-0)/(1-0))*(1-0.000000001)+0.000000001" office:value-type="float" office:value="0.337890625662109">
            <text:p>0.337890626</text:p>
          </table:table-cell>
          <table:table-cell table:formula="of:=[.M425]*[.P425]" office:value-type="float" office:value="6.41992188758008">
            <text:p>6.419921888</text:p>
          </table:table-cell>
          <table:table-cell table:formula="of:=(([.E425]-0)/(1-0))*(100-0.000000001)+0.000000001" office:value-type="float" office:value="64.2578125003574">
            <text:p>64.257812500</text:p>
          </table:table-cell>
          <table:table-cell table:formula="of:=(([.F425]-0)/(1-0))*(100-0)+0" office:value-type="float" office:value="72.8515625">
            <text:p>72.851562500</text:p>
          </table:table-cell>
          <table:table-cell table:formula="of:=(([.G425]-0)/(1-0))*(3-0)+0" office:value-type="float" office:value="1.271484375">
            <text:p>1.271484375</text:p>
          </table:table-cell>
          <table:table-cell table:formula="of:=(([.H425]-0)/(1-0))*(3-0)+0" office:value-type="float" office:value="2.724609375">
            <text:p>2.724609375</text:p>
          </table:table-cell>
          <table:table-cell table:formula="of:=(([.I425]-0)/(1-0))*(100-0)+0" office:value-type="float" office:value="55.6640625">
            <text:p>55.664062500</text:p>
          </table:table-cell>
          <table:table-cell table:formula="of:=(([.J425]-0)/(1-0))*(3-0)+0" office:value-type="float" office:value="2.501953125">
            <text:p>2.501953125</text:p>
          </table:table-cell>
          <table:table-cell table:formula="of:=(([.K425]-0)/(1-0))*(3-0)+0" office:value-type="float" office:value="1.658203125">
            <text:p>1.658203125</text:p>
          </table:table-cell>
        </table:table-row>
        <table:table-row table:style-name="ro2">
          <table:table-cell office:value-type="float" office:value="0.181640625">
            <text:p>0.181640625</text:p>
          </table:table-cell>
          <table:table-cell office:value-type="float" office:value="0.806640625">
            <text:p>0.806640625</text:p>
          </table:table-cell>
          <table:table-cell office:value-type="float" office:value="0.197265625">
            <text:p>0.197265625</text:p>
          </table:table-cell>
          <table:table-cell office:value-type="float" office:value="0.837890625">
            <text:p>0.837890625</text:p>
          </table:table-cell>
          <table:table-cell office:value-type="float" office:value="0.142578125">
            <text:p>0.142578125</text:p>
          </table:table-cell>
          <table:table-cell office:value-type="float" office:value="0.228515625">
            <text:p>0.228515625</text:p>
          </table:table-cell>
          <table:table-cell office:value-type="float" office:value="0.923828125">
            <text:p>0.923828125</text:p>
          </table:table-cell>
          <table:table-cell office:value-type="float" office:value="0.408203125">
            <text:p>0.408203125</text:p>
          </table:table-cell>
          <table:table-cell office:value-type="float" office:value="0.056640625">
            <text:p>0.056640625</text:p>
          </table:table-cell>
          <table:table-cell office:value-type="float" office:value="0.333984375">
            <text:p>0.333984375</text:p>
          </table:table-cell>
          <table:table-cell office:value-type="float" office:value="0.052734375">
            <text:p>0.052734375</text:p>
          </table:table-cell>
          <table:table-cell/>
          <table:table-cell table:formula="of:=ROUND((([.A426]-0)/(1-0))*(27-2)+2)" office:value-type="float" office:value="7">
            <text:p>7</text:p>
          </table:table-cell>
          <table:table-cell table:formula="of:=(([.B426]-0)/(1-0))*(10-0)+0" office:value-type="float" office:value="8.06640625">
            <text:p>8.066406250</text:p>
          </table:table-cell>
          <table:table-cell table:formula="of:=(([.C426]-0)/(1-0))*(1500-0.000000001)+0.000000001" office:value-type="float" office:value="295.898437500803">
            <text:p>295.898437501</text:p>
          </table:table-cell>
          <table:table-cell table:formula="of:=(([.D426]-0)/(1-0))*(1-0.000000001)+0.000000001" office:value-type="float" office:value="0.837890625162109">
            <text:p>0.837890625</text:p>
          </table:table-cell>
          <table:table-cell table:formula="of:=[.M426]*[.P426]" office:value-type="float" office:value="5.86523437613477">
            <text:p>5.865234376</text:p>
          </table:table-cell>
          <table:table-cell table:formula="of:=(([.E426]-0)/(1-0))*(100-0.000000001)+0.000000001" office:value-type="float" office:value="14.2578125008574">
            <text:p>14.257812501</text:p>
          </table:table-cell>
          <table:table-cell table:formula="of:=(([.F426]-0)/(1-0))*(100-0)+0" office:value-type="float" office:value="22.8515625">
            <text:p>22.851562500</text:p>
          </table:table-cell>
          <table:table-cell table:formula="of:=(([.G426]-0)/(1-0))*(3-0)+0" office:value-type="float" office:value="2.771484375">
            <text:p>2.771484375</text:p>
          </table:table-cell>
          <table:table-cell table:formula="of:=(([.H426]-0)/(1-0))*(3-0)+0" office:value-type="float" office:value="1.224609375">
            <text:p>1.224609375</text:p>
          </table:table-cell>
          <table:table-cell table:formula="of:=(([.I426]-0)/(1-0))*(100-0)+0" office:value-type="float" office:value="5.6640625">
            <text:p>5.664062500</text:p>
          </table:table-cell>
          <table:table-cell table:formula="of:=(([.J426]-0)/(1-0))*(3-0)+0" office:value-type="float" office:value="1.001953125">
            <text:p>1.001953125</text:p>
          </table:table-cell>
          <table:table-cell table:formula="of:=(([.K426]-0)/(1-0))*(3-0)+0" office:value-type="float" office:value="0.158203125">
            <text:p>0.158203125</text:p>
          </table:table-cell>
        </table:table-row>
        <table:table-row table:style-name="ro2">
          <table:table-cell table:number-columns-repeated="2" office:value-type="float" office:value="0.244140625">
            <text:p>0.244140625</text:p>
          </table:table-cell>
          <table:table-cell office:value-type="float" office:value="0.634765625">
            <text:p>0.634765625</text:p>
          </table:table-cell>
          <table:table-cell office:value-type="float" office:value="0.525390625">
            <text:p>0.525390625</text:p>
          </table:table-cell>
          <table:table-cell office:value-type="float" office:value="0.580078125">
            <text:p>0.580078125</text:p>
          </table:table-cell>
          <table:table-cell office:value-type="float" office:value="0.041015625">
            <text:p>0.041015625</text:p>
          </table:table-cell>
          <table:table-cell office:value-type="float" office:value="0.236328125">
            <text:p>0.236328125</text:p>
          </table:table-cell>
          <table:table-cell office:value-type="float" office:value="0.220703125">
            <text:p>0.220703125</text:p>
          </table:table-cell>
          <table:table-cell office:value-type="float" office:value="0.369140625">
            <text:p>0.369140625</text:p>
          </table:table-cell>
          <table:table-cell office:value-type="float" office:value="0.896484375">
            <text:p>0.896484375</text:p>
          </table:table-cell>
          <table:table-cell office:value-type="float" office:value="0.115234375">
            <text:p>0.115234375</text:p>
          </table:table-cell>
          <table:table-cell/>
          <table:table-cell table:formula="of:=ROUND((([.A427]-0)/(1-0))*(27-2)+2)" office:value-type="float" office:value="8">
            <text:p>8</text:p>
          </table:table-cell>
          <table:table-cell table:formula="of:=(([.B427]-0)/(1-0))*(10-0)+0" office:value-type="float" office:value="2.44140625">
            <text:p>2.441406250</text:p>
          </table:table-cell>
          <table:table-cell table:formula="of:=(([.C427]-0)/(1-0))*(1500-0.000000001)+0.000000001" office:value-type="float" office:value="952.148437500365">
            <text:p>952.148437500</text:p>
          </table:table-cell>
          <table:table-cell table:formula="of:=(([.D427]-0)/(1-0))*(1-0.000000001)+0.000000001" office:value-type="float" office:value="0.525390625474609">
            <text:p>0.525390625</text:p>
          </table:table-cell>
          <table:table-cell table:formula="of:=[.M427]*[.P427]" office:value-type="float" office:value="4.20312500379688">
            <text:p>4.203125004</text:p>
          </table:table-cell>
          <table:table-cell table:formula="of:=(([.E427]-0)/(1-0))*(100-0.000000001)+0.000000001" office:value-type="float" office:value="58.0078125004199">
            <text:p>58.007812500</text:p>
          </table:table-cell>
          <table:table-cell table:formula="of:=(([.F427]-0)/(1-0))*(100-0)+0" office:value-type="float" office:value="4.1015625">
            <text:p>4.101562500</text:p>
          </table:table-cell>
          <table:table-cell table:formula="of:=(([.G427]-0)/(1-0))*(3-0)+0" office:value-type="float" office:value="0.708984375">
            <text:p>0.708984375</text:p>
          </table:table-cell>
          <table:table-cell table:formula="of:=(([.H427]-0)/(1-0))*(3-0)+0" office:value-type="float" office:value="0.662109375">
            <text:p>0.662109375</text:p>
          </table:table-cell>
          <table:table-cell table:formula="of:=(([.I427]-0)/(1-0))*(100-0)+0" office:value-type="float" office:value="36.9140625">
            <text:p>36.914062500</text:p>
          </table:table-cell>
          <table:table-cell table:formula="of:=(([.J427]-0)/(1-0))*(3-0)+0" office:value-type="float" office:value="2.689453125">
            <text:p>2.689453125</text:p>
          </table:table-cell>
          <table:table-cell table:formula="of:=(([.K427]-0)/(1-0))*(3-0)+0" office:value-type="float" office:value="0.345703125">
            <text:p>0.345703125</text:p>
          </table:table-cell>
        </table:table-row>
        <table:table-row table:style-name="ro2">
          <table:table-cell table:number-columns-repeated="2" office:value-type="float" office:value="0.744140625">
            <text:p>0.744140625</text:p>
          </table:table-cell>
          <table:table-cell office:value-type="float" office:value="0.134765625">
            <text:p>0.134765625</text:p>
          </table:table-cell>
          <table:table-cell office:value-type="float" office:value="0.025390625">
            <text:p>0.025390625</text:p>
          </table:table-cell>
          <table:table-cell office:value-type="float" office:value="0.080078125">
            <text:p>0.080078125</text:p>
          </table:table-cell>
          <table:table-cell office:value-type="float" office:value="0.541015625">
            <text:p>0.541015625</text:p>
          </table:table-cell>
          <table:table-cell office:value-type="float" office:value="0.736328125">
            <text:p>0.736328125</text:p>
          </table:table-cell>
          <table:table-cell office:value-type="float" office:value="0.720703125">
            <text:p>0.720703125</text:p>
          </table:table-cell>
          <table:table-cell office:value-type="float" office:value="0.869140625">
            <text:p>0.869140625</text:p>
          </table:table-cell>
          <table:table-cell office:value-type="float" office:value="0.396484375">
            <text:p>0.396484375</text:p>
          </table:table-cell>
          <table:table-cell office:value-type="float" office:value="0.615234375">
            <text:p>0.615234375</text:p>
          </table:table-cell>
          <table:table-cell/>
          <table:table-cell table:formula="of:=ROUND((([.A428]-0)/(1-0))*(27-2)+2)" office:value-type="float" office:value="21">
            <text:p>21</text:p>
          </table:table-cell>
          <table:table-cell table:formula="of:=(([.B428]-0)/(1-0))*(10-0)+0" office:value-type="float" office:value="7.44140625">
            <text:p>7.441406250</text:p>
          </table:table-cell>
          <table:table-cell table:formula="of:=(([.C428]-0)/(1-0))*(1500-0.000000001)+0.000000001" office:value-type="float" office:value="202.148437500865">
            <text:p>202.148437501</text:p>
          </table:table-cell>
          <table:table-cell table:formula="of:=(([.D428]-0)/(1-0))*(1-0.000000001)+0.000000001" office:value-type="float" office:value="0.0253906259746094">
            <text:p>0.025390626</text:p>
          </table:table-cell>
          <table:table-cell table:formula="of:=[.M428]*[.P428]" office:value-type="float" office:value="0.533203145466797">
            <text:p>0.533203145</text:p>
          </table:table-cell>
          <table:table-cell table:formula="of:=(([.E428]-0)/(1-0))*(100-0.000000001)+0.000000001" office:value-type="float" office:value="8.00781250091992">
            <text:p>8.007812501</text:p>
          </table:table-cell>
          <table:table-cell table:formula="of:=(([.F428]-0)/(1-0))*(100-0)+0" office:value-type="float" office:value="54.1015625">
            <text:p>54.101562500</text:p>
          </table:table-cell>
          <table:table-cell table:formula="of:=(([.G428]-0)/(1-0))*(3-0)+0" office:value-type="float" office:value="2.208984375">
            <text:p>2.208984375</text:p>
          </table:table-cell>
          <table:table-cell table:formula="of:=(([.H428]-0)/(1-0))*(3-0)+0" office:value-type="float" office:value="2.162109375">
            <text:p>2.162109375</text:p>
          </table:table-cell>
          <table:table-cell table:formula="of:=(([.I428]-0)/(1-0))*(100-0)+0" office:value-type="float" office:value="86.9140625">
            <text:p>86.914062500</text:p>
          </table:table-cell>
          <table:table-cell table:formula="of:=(([.J428]-0)/(1-0))*(3-0)+0" office:value-type="float" office:value="1.189453125">
            <text:p>1.189453125</text:p>
          </table:table-cell>
          <table:table-cell table:formula="of:=(([.K428]-0)/(1-0))*(3-0)+0" office:value-type="float" office:value="1.845703125">
            <text:p>1.845703125</text:p>
          </table:table-cell>
        </table:table-row>
        <table:table-row table:style-name="ro2">
          <table:table-cell office:value-type="float" office:value="0.994140625">
            <text:p>0.994140625</text:p>
          </table:table-cell>
          <table:table-cell office:value-type="float" office:value="0.494140625">
            <text:p>0.494140625</text:p>
          </table:table-cell>
          <table:table-cell office:value-type="float" office:value="0.884765625">
            <text:p>0.884765625</text:p>
          </table:table-cell>
          <table:table-cell office:value-type="float" office:value="0.775390625">
            <text:p>0.775390625</text:p>
          </table:table-cell>
          <table:table-cell office:value-type="float" office:value="0.330078125">
            <text:p>0.330078125</text:p>
          </table:table-cell>
          <table:table-cell office:value-type="float" office:value="0.791015625">
            <text:p>0.791015625</text:p>
          </table:table-cell>
          <table:table-cell office:value-type="float" office:value="0.486328125">
            <text:p>0.486328125</text:p>
          </table:table-cell>
          <table:table-cell office:value-type="float" office:value="0.970703125">
            <text:p>0.970703125</text:p>
          </table:table-cell>
          <table:table-cell office:value-type="float" office:value="0.619140625">
            <text:p>0.619140625</text:p>
          </table:table-cell>
          <table:table-cell office:value-type="float" office:value="0.146484375">
            <text:p>0.146484375</text:p>
          </table:table-cell>
          <table:table-cell office:value-type="float" office:value="0.865234375">
            <text:p>0.865234375</text:p>
          </table:table-cell>
          <table:table-cell/>
          <table:table-cell table:formula="of:=ROUND((([.A429]-0)/(1-0))*(27-2)+2)" office:value-type="float" office:value="27">
            <text:p>27</text:p>
          </table:table-cell>
          <table:table-cell table:formula="of:=(([.B429]-0)/(1-0))*(10-0)+0" office:value-type="float" office:value="4.94140625">
            <text:p>4.941406250</text:p>
          </table:table-cell>
          <table:table-cell table:formula="of:=(([.C429]-0)/(1-0))*(1500-0.000000001)+0.000000001" office:value-type="float" office:value="1327.14843750012">
            <text:p>1327.148437500</text:p>
          </table:table-cell>
          <table:table-cell table:formula="of:=(([.D429]-0)/(1-0))*(1-0.000000001)+0.000000001" office:value-type="float" office:value="0.775390625224609">
            <text:p>0.775390625</text:p>
          </table:table-cell>
          <table:table-cell table:formula="of:=[.M429]*[.P429]" office:value-type="float" office:value="20.9355468810644">
            <text:p>20.935546881</text:p>
          </table:table-cell>
          <table:table-cell table:formula="of:=(([.E429]-0)/(1-0))*(100-0.000000001)+0.000000001" office:value-type="float" office:value="33.0078125006699">
            <text:p>33.007812501</text:p>
          </table:table-cell>
          <table:table-cell table:formula="of:=(([.F429]-0)/(1-0))*(100-0)+0" office:value-type="float" office:value="79.1015625">
            <text:p>79.101562500</text:p>
          </table:table-cell>
          <table:table-cell table:formula="of:=(([.G429]-0)/(1-0))*(3-0)+0" office:value-type="float" office:value="1.458984375">
            <text:p>1.458984375</text:p>
          </table:table-cell>
          <table:table-cell table:formula="of:=(([.H429]-0)/(1-0))*(3-0)+0" office:value-type="float" office:value="2.912109375">
            <text:p>2.912109375</text:p>
          </table:table-cell>
          <table:table-cell table:formula="of:=(([.I429]-0)/(1-0))*(100-0)+0" office:value-type="float" office:value="61.9140625">
            <text:p>61.914062500</text:p>
          </table:table-cell>
          <table:table-cell table:formula="of:=(([.J429]-0)/(1-0))*(3-0)+0" office:value-type="float" office:value="0.439453125">
            <text:p>0.439453125</text:p>
          </table:table-cell>
          <table:table-cell table:formula="of:=(([.K429]-0)/(1-0))*(3-0)+0" office:value-type="float" office:value="2.595703125">
            <text:p>2.595703125</text:p>
          </table:table-cell>
        </table:table-row>
        <table:table-row table:style-name="ro2">
          <table:table-cell office:value-type="float" office:value="0.494140625">
            <text:p>0.494140625</text:p>
          </table:table-cell>
          <table:table-cell office:value-type="float" office:value="0.994140625">
            <text:p>0.994140625</text:p>
          </table:table-cell>
          <table:table-cell office:value-type="float" office:value="0.384765625">
            <text:p>0.384765625</text:p>
          </table:table-cell>
          <table:table-cell office:value-type="float" office:value="0.275390625">
            <text:p>0.275390625</text:p>
          </table:table-cell>
          <table:table-cell office:value-type="float" office:value="0.830078125">
            <text:p>0.830078125</text:p>
          </table:table-cell>
          <table:table-cell office:value-type="float" office:value="0.291015625">
            <text:p>0.291015625</text:p>
          </table:table-cell>
          <table:table-cell office:value-type="float" office:value="0.986328125">
            <text:p>0.986328125</text:p>
          </table:table-cell>
          <table:table-cell office:value-type="float" office:value="0.470703125">
            <text:p>0.470703125</text:p>
          </table:table-cell>
          <table:table-cell office:value-type="float" office:value="0.119140625">
            <text:p>0.119140625</text:p>
          </table:table-cell>
          <table:table-cell office:value-type="float" office:value="0.646484375">
            <text:p>0.646484375</text:p>
          </table:table-cell>
          <table:table-cell office:value-type="float" office:value="0.365234375">
            <text:p>0.365234375</text:p>
          </table:table-cell>
          <table:table-cell/>
          <table:table-cell table:formula="of:=ROUND((([.A430]-0)/(1-0))*(27-2)+2)" office:value-type="float" office:value="14">
            <text:p>14</text:p>
          </table:table-cell>
          <table:table-cell table:formula="of:=(([.B430]-0)/(1-0))*(10-0)+0" office:value-type="float" office:value="9.94140625">
            <text:p>9.941406250</text:p>
          </table:table-cell>
          <table:table-cell table:formula="of:=(([.C430]-0)/(1-0))*(1500-0.000000001)+0.000000001" office:value-type="float" office:value="577.148437500615">
            <text:p>577.148437501</text:p>
          </table:table-cell>
          <table:table-cell table:formula="of:=(([.D430]-0)/(1-0))*(1-0.000000001)+0.000000001" office:value-type="float" office:value="0.275390625724609">
            <text:p>0.275390626</text:p>
          </table:table-cell>
          <table:table-cell table:formula="of:=[.M430]*[.P430]" office:value-type="float" office:value="3.85546876014453">
            <text:p>3.855468760</text:p>
          </table:table-cell>
          <table:table-cell table:formula="of:=(([.E430]-0)/(1-0))*(100-0.000000001)+0.000000001" office:value-type="float" office:value="83.0078125001699">
            <text:p>83.007812500</text:p>
          </table:table-cell>
          <table:table-cell table:formula="of:=(([.F430]-0)/(1-0))*(100-0)+0" office:value-type="float" office:value="29.1015625">
            <text:p>29.101562500</text:p>
          </table:table-cell>
          <table:table-cell table:formula="of:=(([.G430]-0)/(1-0))*(3-0)+0" office:value-type="float" office:value="2.958984375">
            <text:p>2.958984375</text:p>
          </table:table-cell>
          <table:table-cell table:formula="of:=(([.H430]-0)/(1-0))*(3-0)+0" office:value-type="float" office:value="1.412109375">
            <text:p>1.412109375</text:p>
          </table:table-cell>
          <table:table-cell table:formula="of:=(([.I430]-0)/(1-0))*(100-0)+0" office:value-type="float" office:value="11.9140625">
            <text:p>11.914062500</text:p>
          </table:table-cell>
          <table:table-cell table:formula="of:=(([.J430]-0)/(1-0))*(3-0)+0" office:value-type="float" office:value="1.939453125">
            <text:p>1.939453125</text:p>
          </table:table-cell>
          <table:table-cell table:formula="of:=(([.K430]-0)/(1-0))*(3-0)+0" office:value-type="float" office:value="1.095703125">
            <text:p>1.095703125</text:p>
          </table:table-cell>
        </table:table-row>
        <table:table-row table:style-name="ro2">
          <table:table-cell table:number-columns-repeated="2" office:value-type="float" office:value="0.369140625">
            <text:p>0.369140625</text:p>
          </table:table-cell>
          <table:table-cell office:value-type="float" office:value="0.009765625">
            <text:p>0.009765625</text:p>
          </table:table-cell>
          <table:table-cell office:value-type="float" office:value="0.400390625">
            <text:p>0.400390625</text:p>
          </table:table-cell>
          <table:table-cell office:value-type="float" office:value="0.955078125">
            <text:p>0.955078125</text:p>
          </table:table-cell>
          <table:table-cell office:value-type="float" office:value="0.166015625">
            <text:p>0.166015625</text:p>
          </table:table-cell>
          <table:table-cell office:value-type="float" office:value="0.361328125">
            <text:p>0.361328125</text:p>
          </table:table-cell>
          <table:table-cell office:value-type="float" office:value="0.845703125">
            <text:p>0.845703125</text:p>
          </table:table-cell>
          <table:table-cell office:value-type="float" office:value="0.744140625">
            <text:p>0.744140625</text:p>
          </table:table-cell>
          <table:table-cell office:value-type="float" office:value="0.271484375">
            <text:p>0.271484375</text:p>
          </table:table-cell>
          <table:table-cell office:value-type="float" office:value="0.990234375">
            <text:p>0.990234375</text:p>
          </table:table-cell>
          <table:table-cell/>
          <table:table-cell table:formula="of:=ROUND((([.A431]-0)/(1-0))*(27-2)+2)" office:value-type="float" office:value="11">
            <text:p>11</text:p>
          </table:table-cell>
          <table:table-cell table:formula="of:=(([.B431]-0)/(1-0))*(10-0)+0" office:value-type="float" office:value="3.69140625">
            <text:p>3.691406250</text:p>
          </table:table-cell>
          <table:table-cell table:formula="of:=(([.C431]-0)/(1-0))*(1500-0.000000001)+0.000000001" office:value-type="float" office:value="14.6484375009902">
            <text:p>14.648437501</text:p>
          </table:table-cell>
          <table:table-cell table:formula="of:=(([.D431]-0)/(1-0))*(1-0.000000001)+0.000000001" office:value-type="float" office:value="0.400390625599609">
            <text:p>0.400390626</text:p>
          </table:table-cell>
          <table:table-cell table:formula="of:=[.M431]*[.P431]" office:value-type="float" office:value="4.4042968815957">
            <text:p>4.404296882</text:p>
          </table:table-cell>
          <table:table-cell table:formula="of:=(([.E431]-0)/(1-0))*(100-0.000000001)+0.000000001" office:value-type="float" office:value="95.5078125000449">
            <text:p>95.507812500</text:p>
          </table:table-cell>
          <table:table-cell table:formula="of:=(([.F431]-0)/(1-0))*(100-0)+0" office:value-type="float" office:value="16.6015625">
            <text:p>16.601562500</text:p>
          </table:table-cell>
          <table:table-cell table:formula="of:=(([.G431]-0)/(1-0))*(3-0)+0" office:value-type="float" office:value="1.083984375">
            <text:p>1.083984375</text:p>
          </table:table-cell>
          <table:table-cell table:formula="of:=(([.H431]-0)/(1-0))*(3-0)+0" office:value-type="float" office:value="2.537109375">
            <text:p>2.537109375</text:p>
          </table:table-cell>
          <table:table-cell table:formula="of:=(([.I431]-0)/(1-0))*(100-0)+0" office:value-type="float" office:value="74.4140625">
            <text:p>74.414062500</text:p>
          </table:table-cell>
          <table:table-cell table:formula="of:=(([.J431]-0)/(1-0))*(3-0)+0" office:value-type="float" office:value="0.814453125">
            <text:p>0.814453125</text:p>
          </table:table-cell>
          <table:table-cell table:formula="of:=(([.K431]-0)/(1-0))*(3-0)+0" office:value-type="float" office:value="2.970703125">
            <text:p>2.970703125</text:p>
          </table:table-cell>
        </table:table-row>
        <table:table-row table:style-name="ro2">
          <table:table-cell table:number-columns-repeated="2" office:value-type="float" office:value="0.869140625">
            <text:p>0.869140625</text:p>
          </table:table-cell>
          <table:table-cell office:value-type="float" office:value="0.509765625">
            <text:p>0.509765625</text:p>
          </table:table-cell>
          <table:table-cell office:value-type="float" office:value="0.900390625">
            <text:p>0.900390625</text:p>
          </table:table-cell>
          <table:table-cell office:value-type="float" office:value="0.455078125">
            <text:p>0.455078125</text:p>
          </table:table-cell>
          <table:table-cell office:value-type="float" office:value="0.666015625">
            <text:p>0.666015625</text:p>
          </table:table-cell>
          <table:table-cell office:value-type="float" office:value="0.861328125">
            <text:p>0.861328125</text:p>
          </table:table-cell>
          <table:table-cell office:value-type="float" office:value="0.345703125">
            <text:p>0.345703125</text:p>
          </table:table-cell>
          <table:table-cell office:value-type="float" office:value="0.244140625">
            <text:p>0.244140625</text:p>
          </table:table-cell>
          <table:table-cell office:value-type="float" office:value="0.771484375">
            <text:p>0.771484375</text:p>
          </table:table-cell>
          <table:table-cell office:value-type="float" office:value="0.490234375">
            <text:p>0.490234375</text:p>
          </table:table-cell>
          <table:table-cell/>
          <table:table-cell table:formula="of:=ROUND((([.A432]-0)/(1-0))*(27-2)+2)" office:value-type="float" office:value="24">
            <text:p>24</text:p>
          </table:table-cell>
          <table:table-cell table:formula="of:=(([.B432]-0)/(1-0))*(10-0)+0" office:value-type="float" office:value="8.69140625">
            <text:p>8.691406250</text:p>
          </table:table-cell>
          <table:table-cell table:formula="of:=(([.C432]-0)/(1-0))*(1500-0.000000001)+0.000000001" office:value-type="float" office:value="764.64843750049">
            <text:p>764.648437500</text:p>
          </table:table-cell>
          <table:table-cell table:formula="of:=(([.D432]-0)/(1-0))*(1-0.000000001)+0.000000001" office:value-type="float" office:value="0.900390625099609">
            <text:p>0.900390625</text:p>
          </table:table-cell>
          <table:table-cell table:formula="of:=[.M432]*[.P432]" office:value-type="float" office:value="21.6093750023906">
            <text:p>21.609375002</text:p>
          </table:table-cell>
          <table:table-cell table:formula="of:=(([.E432]-0)/(1-0))*(100-0.000000001)+0.000000001" office:value-type="float" office:value="45.5078125005449">
            <text:p>45.507812501</text:p>
          </table:table-cell>
          <table:table-cell table:formula="of:=(([.F432]-0)/(1-0))*(100-0)+0" office:value-type="float" office:value="66.6015625">
            <text:p>66.601562500</text:p>
          </table:table-cell>
          <table:table-cell table:formula="of:=(([.G432]-0)/(1-0))*(3-0)+0" office:value-type="float" office:value="2.583984375">
            <text:p>2.583984375</text:p>
          </table:table-cell>
          <table:table-cell table:formula="of:=(([.H432]-0)/(1-0))*(3-0)+0" office:value-type="float" office:value="1.037109375">
            <text:p>1.037109375</text:p>
          </table:table-cell>
          <table:table-cell table:formula="of:=(([.I432]-0)/(1-0))*(100-0)+0" office:value-type="float" office:value="24.4140625">
            <text:p>24.414062500</text:p>
          </table:table-cell>
          <table:table-cell table:formula="of:=(([.J432]-0)/(1-0))*(3-0)+0" office:value-type="float" office:value="2.314453125">
            <text:p>2.314453125</text:p>
          </table:table-cell>
          <table:table-cell table:formula="of:=(([.K432]-0)/(1-0))*(3-0)+0" office:value-type="float" office:value="1.470703125">
            <text:p>1.470703125</text:p>
          </table:table-cell>
        </table:table-row>
        <table:table-row table:style-name="ro2">
          <table:table-cell office:value-type="float" office:value="0.619140625">
            <text:p>0.619140625</text:p>
          </table:table-cell>
          <table:table-cell office:value-type="float" office:value="0.119140625">
            <text:p>0.119140625</text:p>
          </table:table-cell>
          <table:table-cell office:value-type="float" office:value="0.259765625">
            <text:p>0.259765625</text:p>
          </table:table-cell>
          <table:table-cell office:value-type="float" office:value="0.150390625">
            <text:p>0.150390625</text:p>
          </table:table-cell>
          <table:table-cell office:value-type="float" office:value="0.205078125">
            <text:p>0.205078125</text:p>
          </table:table-cell>
          <table:table-cell office:value-type="float" office:value="0.916015625">
            <text:p>0.916015625</text:p>
          </table:table-cell>
          <table:table-cell office:value-type="float" office:value="0.111328125">
            <text:p>0.111328125</text:p>
          </table:table-cell>
          <table:table-cell office:value-type="float" office:value="0.095703125">
            <text:p>0.095703125</text:p>
          </table:table-cell>
          <table:table-cell office:value-type="float" office:value="0.494140625">
            <text:p>0.494140625</text:p>
          </table:table-cell>
          <table:table-cell office:value-type="float" office:value="0.521484375">
            <text:p>0.521484375</text:p>
          </table:table-cell>
          <table:table-cell office:value-type="float" office:value="0.240234375">
            <text:p>0.240234375</text:p>
          </table:table-cell>
          <table:table-cell/>
          <table:table-cell table:formula="of:=ROUND((([.A433]-0)/(1-0))*(27-2)+2)" office:value-type="float" office:value="17">
            <text:p>17</text:p>
          </table:table-cell>
          <table:table-cell table:formula="of:=(([.B433]-0)/(1-0))*(10-0)+0" office:value-type="float" office:value="1.19140625">
            <text:p>1.191406250</text:p>
          </table:table-cell>
          <table:table-cell table:formula="of:=(([.C433]-0)/(1-0))*(1500-0.000000001)+0.000000001" office:value-type="float" office:value="389.64843750074">
            <text:p>389.648437501</text:p>
          </table:table-cell>
          <table:table-cell table:formula="of:=(([.D433]-0)/(1-0))*(1-0.000000001)+0.000000001" office:value-type="float" office:value="0.150390625849609">
            <text:p>0.150390626</text:p>
          </table:table-cell>
          <table:table-cell table:formula="of:=[.M433]*[.P433]" office:value-type="float" office:value="2.55664063944336">
            <text:p>2.556640639</text:p>
          </table:table-cell>
          <table:table-cell table:formula="of:=(([.E433]-0)/(1-0))*(100-0.000000001)+0.000000001" office:value-type="float" office:value="20.5078125007949">
            <text:p>20.507812501</text:p>
          </table:table-cell>
          <table:table-cell table:formula="of:=(([.F433]-0)/(1-0))*(100-0)+0" office:value-type="float" office:value="91.6015625">
            <text:p>91.601562500</text:p>
          </table:table-cell>
          <table:table-cell table:formula="of:=(([.G433]-0)/(1-0))*(3-0)+0" office:value-type="float" office:value="0.333984375">
            <text:p>0.333984375</text:p>
          </table:table-cell>
          <table:table-cell table:formula="of:=(([.H433]-0)/(1-0))*(3-0)+0" office:value-type="float" office:value="0.287109375">
            <text:p>0.287109375</text:p>
          </table:table-cell>
          <table:table-cell table:formula="of:=(([.I433]-0)/(1-0))*(100-0)+0" office:value-type="float" office:value="49.4140625">
            <text:p>49.414062500</text:p>
          </table:table-cell>
          <table:table-cell table:formula="of:=(([.J433]-0)/(1-0))*(3-0)+0" office:value-type="float" office:value="1.564453125">
            <text:p>1.564453125</text:p>
          </table:table-cell>
          <table:table-cell table:formula="of:=(([.K433]-0)/(1-0))*(3-0)+0" office:value-type="float" office:value="0.720703125">
            <text:p>0.720703125</text:p>
          </table:table-cell>
        </table:table-row>
        <table:table-row table:style-name="ro2">
          <table:table-cell office:value-type="float" office:value="0.119140625">
            <text:p>0.119140625</text:p>
          </table:table-cell>
          <table:table-cell office:value-type="float" office:value="0.619140625">
            <text:p>0.619140625</text:p>
          </table:table-cell>
          <table:table-cell office:value-type="float" office:value="0.759765625">
            <text:p>0.759765625</text:p>
          </table:table-cell>
          <table:table-cell office:value-type="float" office:value="0.650390625">
            <text:p>0.650390625</text:p>
          </table:table-cell>
          <table:table-cell office:value-type="float" office:value="0.705078125">
            <text:p>0.705078125</text:p>
          </table:table-cell>
          <table:table-cell office:value-type="float" office:value="0.416015625">
            <text:p>0.416015625</text:p>
          </table:table-cell>
          <table:table-cell office:value-type="float" office:value="0.611328125">
            <text:p>0.611328125</text:p>
          </table:table-cell>
          <table:table-cell office:value-type="float" office:value="0.595703125">
            <text:p>0.595703125</text:p>
          </table:table-cell>
          <table:table-cell office:value-type="float" office:value="0.994140625">
            <text:p>0.994140625</text:p>
          </table:table-cell>
          <table:table-cell office:value-type="float" office:value="0.021484375">
            <text:p>0.021484375</text:p>
          </table:table-cell>
          <table:table-cell office:value-type="float" office:value="0.740234375">
            <text:p>0.740234375</text:p>
          </table:table-cell>
          <table:table-cell/>
          <table:table-cell table:formula="of:=ROUND((([.A434]-0)/(1-0))*(27-2)+2)" office:value-type="float" office:value="5">
            <text:p>5</text:p>
          </table:table-cell>
          <table:table-cell table:formula="of:=(([.B434]-0)/(1-0))*(10-0)+0" office:value-type="float" office:value="6.19140625">
            <text:p>6.191406250</text:p>
          </table:table-cell>
          <table:table-cell table:formula="of:=(([.C434]-0)/(1-0))*(1500-0.000000001)+0.000000001" office:value-type="float" office:value="1139.64843750024">
            <text:p>1139.648437500</text:p>
          </table:table-cell>
          <table:table-cell table:formula="of:=(([.D434]-0)/(1-0))*(1-0.000000001)+0.000000001" office:value-type="float" office:value="0.650390625349609">
            <text:p>0.650390625</text:p>
          </table:table-cell>
          <table:table-cell table:formula="of:=[.M434]*[.P434]" office:value-type="float" office:value="3.25195312674805">
            <text:p>3.251953127</text:p>
          </table:table-cell>
          <table:table-cell table:formula="of:=(([.E434]-0)/(1-0))*(100-0.000000001)+0.000000001" office:value-type="float" office:value="70.5078125002949">
            <text:p>70.507812500</text:p>
          </table:table-cell>
          <table:table-cell table:formula="of:=(([.F434]-0)/(1-0))*(100-0)+0" office:value-type="float" office:value="41.6015625">
            <text:p>41.601562500</text:p>
          </table:table-cell>
          <table:table-cell table:formula="of:=(([.G434]-0)/(1-0))*(3-0)+0" office:value-type="float" office:value="1.833984375">
            <text:p>1.833984375</text:p>
          </table:table-cell>
          <table:table-cell table:formula="of:=(([.H434]-0)/(1-0))*(3-0)+0" office:value-type="float" office:value="1.787109375">
            <text:p>1.787109375</text:p>
          </table:table-cell>
          <table:table-cell table:formula="of:=(([.I434]-0)/(1-0))*(100-0)+0" office:value-type="float" office:value="99.4140625">
            <text:p>99.414062500</text:p>
          </table:table-cell>
          <table:table-cell table:formula="of:=(([.J434]-0)/(1-0))*(3-0)+0" office:value-type="float" office:value="0.064453125">
            <text:p>0.064453125</text:p>
          </table:table-cell>
          <table:table-cell table:formula="of:=(([.K434]-0)/(1-0))*(3-0)+0" office:value-type="float" office:value="2.220703125">
            <text:p>2.220703125</text:p>
          </table:table-cell>
        </table:table-row>
        <table:table-row table:style-name="ro2">
          <table:table-cell table:number-columns-repeated="2" office:value-type="float" office:value="0.087890625">
            <text:p>0.087890625</text:p>
          </table:table-cell>
          <table:table-cell office:value-type="float" office:value="0.166015625">
            <text:p>0.166015625</text:p>
          </table:table-cell>
          <table:table-cell office:value-type="float" office:value="0.369140625">
            <text:p>0.369140625</text:p>
          </table:table-cell>
          <table:table-cell office:value-type="float" office:value="0.298828125">
            <text:p>0.298828125</text:p>
          </table:table-cell>
          <table:table-cell office:value-type="float" office:value="0.634765625">
            <text:p>0.634765625</text:p>
          </table:table-cell>
          <table:table-cell office:value-type="float" office:value="0.767578125">
            <text:p>0.767578125</text:p>
          </table:table-cell>
          <table:table-cell office:value-type="float" office:value="0.064453125">
            <text:p>0.064453125</text:p>
          </table:table-cell>
          <table:table-cell office:value-type="float" office:value="0.837890625">
            <text:p>0.837890625</text:p>
          </table:table-cell>
          <table:table-cell office:value-type="float" office:value="0.615234375">
            <text:p>0.615234375</text:p>
          </table:table-cell>
          <table:table-cell office:value-type="float" office:value="0.708984375">
            <text:p>0.708984375</text:p>
          </table:table-cell>
          <table:table-cell/>
          <table:table-cell table:formula="of:=ROUND((([.A435]-0)/(1-0))*(27-2)+2)" office:value-type="float" office:value="4">
            <text:p>4</text:p>
          </table:table-cell>
          <table:table-cell table:formula="of:=(([.B435]-0)/(1-0))*(10-0)+0" office:value-type="float" office:value="0.87890625">
            <text:p>0.878906250</text:p>
          </table:table-cell>
          <table:table-cell table:formula="of:=(([.C435]-0)/(1-0))*(1500-0.000000001)+0.000000001" office:value-type="float" office:value="249.023437500834">
            <text:p>249.023437501</text:p>
          </table:table-cell>
          <table:table-cell table:formula="of:=(([.D435]-0)/(1-0))*(1-0.000000001)+0.000000001" office:value-type="float" office:value="0.369140625630859">
            <text:p>0.369140626</text:p>
          </table:table-cell>
          <table:table-cell table:formula="of:=[.M435]*[.P435]" office:value-type="float" office:value="1.47656250252344">
            <text:p>1.476562503</text:p>
          </table:table-cell>
          <table:table-cell table:formula="of:=(([.E435]-0)/(1-0))*(100-0.000000001)+0.000000001" office:value-type="float" office:value="29.8828125007012">
            <text:p>29.882812501</text:p>
          </table:table-cell>
          <table:table-cell table:formula="of:=(([.F435]-0)/(1-0))*(100-0)+0" office:value-type="float" office:value="63.4765625">
            <text:p>63.476562500</text:p>
          </table:table-cell>
          <table:table-cell table:formula="of:=(([.G435]-0)/(1-0))*(3-0)+0" office:value-type="float" office:value="2.302734375">
            <text:p>2.302734375</text:p>
          </table:table-cell>
          <table:table-cell table:formula="of:=(([.H435]-0)/(1-0))*(3-0)+0" office:value-type="float" office:value="0.193359375">
            <text:p>0.193359375</text:p>
          </table:table-cell>
          <table:table-cell table:formula="of:=(([.I435]-0)/(1-0))*(100-0)+0" office:value-type="float" office:value="83.7890625">
            <text:p>83.789062500</text:p>
          </table:table-cell>
          <table:table-cell table:formula="of:=(([.J435]-0)/(1-0))*(3-0)+0" office:value-type="float" office:value="1.845703125">
            <text:p>1.845703125</text:p>
          </table:table-cell>
          <table:table-cell table:formula="of:=(([.K435]-0)/(1-0))*(3-0)+0" office:value-type="float" office:value="2.126953125">
            <text:p>2.126953125</text:p>
          </table:table-cell>
        </table:table-row>
        <table:table-row table:style-name="ro2">
          <table:table-cell table:number-columns-repeated="2" office:value-type="float" office:value="0.587890625">
            <text:p>0.587890625</text:p>
          </table:table-cell>
          <table:table-cell office:value-type="float" office:value="0.666015625">
            <text:p>0.666015625</text:p>
          </table:table-cell>
          <table:table-cell office:value-type="float" office:value="0.869140625">
            <text:p>0.869140625</text:p>
          </table:table-cell>
          <table:table-cell office:value-type="float" office:value="0.798828125">
            <text:p>0.798828125</text:p>
          </table:table-cell>
          <table:table-cell office:value-type="float" office:value="0.134765625">
            <text:p>0.134765625</text:p>
          </table:table-cell>
          <table:table-cell office:value-type="float" office:value="0.267578125">
            <text:p>0.267578125</text:p>
          </table:table-cell>
          <table:table-cell office:value-type="float" office:value="0.564453125">
            <text:p>0.564453125</text:p>
          </table:table-cell>
          <table:table-cell office:value-type="float" office:value="0.337890625">
            <text:p>0.337890625</text:p>
          </table:table-cell>
          <table:table-cell office:value-type="float" office:value="0.115234375">
            <text:p>0.115234375</text:p>
          </table:table-cell>
          <table:table-cell office:value-type="float" office:value="0.208984375">
            <text:p>0.208984375</text:p>
          </table:table-cell>
          <table:table-cell/>
          <table:table-cell table:formula="of:=ROUND((([.A436]-0)/(1-0))*(27-2)+2)" office:value-type="float" office:value="17">
            <text:p>17</text:p>
          </table:table-cell>
          <table:table-cell table:formula="of:=(([.B436]-0)/(1-0))*(10-0)+0" office:value-type="float" office:value="5.87890625">
            <text:p>5.878906250</text:p>
          </table:table-cell>
          <table:table-cell table:formula="of:=(([.C436]-0)/(1-0))*(1500-0.000000001)+0.000000001" office:value-type="float" office:value="999.023437500334">
            <text:p>999.023437500</text:p>
          </table:table-cell>
          <table:table-cell table:formula="of:=(([.D436]-0)/(1-0))*(1-0.000000001)+0.000000001" office:value-type="float" office:value="0.869140625130859">
            <text:p>0.869140625</text:p>
          </table:table-cell>
          <table:table-cell table:formula="of:=[.M436]*[.P436]" office:value-type="float" office:value="14.7753906272246">
            <text:p>14.775390627</text:p>
          </table:table-cell>
          <table:table-cell table:formula="of:=(([.E436]-0)/(1-0))*(100-0.000000001)+0.000000001" office:value-type="float" office:value="79.8828125002012">
            <text:p>79.882812500</text:p>
          </table:table-cell>
          <table:table-cell table:formula="of:=(([.F436]-0)/(1-0))*(100-0)+0" office:value-type="float" office:value="13.4765625">
            <text:p>13.476562500</text:p>
          </table:table-cell>
          <table:table-cell table:formula="of:=(([.G436]-0)/(1-0))*(3-0)+0" office:value-type="float" office:value="0.802734375">
            <text:p>0.802734375</text:p>
          </table:table-cell>
          <table:table-cell table:formula="of:=(([.H436]-0)/(1-0))*(3-0)+0" office:value-type="float" office:value="1.693359375">
            <text:p>1.693359375</text:p>
          </table:table-cell>
          <table:table-cell table:formula="of:=(([.I436]-0)/(1-0))*(100-0)+0" office:value-type="float" office:value="33.7890625">
            <text:p>33.789062500</text:p>
          </table:table-cell>
          <table:table-cell table:formula="of:=(([.J436]-0)/(1-0))*(3-0)+0" office:value-type="float" office:value="0.345703125">
            <text:p>0.345703125</text:p>
          </table:table-cell>
          <table:table-cell table:formula="of:=(([.K436]-0)/(1-0))*(3-0)+0" office:value-type="float" office:value="0.626953125">
            <text:p>0.626953125</text:p>
          </table:table-cell>
        </table:table-row>
        <table:table-row table:style-name="ro2">
          <table:table-cell office:value-type="float" office:value="0.837890625">
            <text:p>0.837890625</text:p>
          </table:table-cell>
          <table:table-cell office:value-type="float" office:value="0.337890625">
            <text:p>0.337890625</text:p>
          </table:table-cell>
          <table:table-cell office:value-type="float" office:value="0.416015625">
            <text:p>0.416015625</text:p>
          </table:table-cell>
          <table:table-cell office:value-type="float" office:value="0.119140625">
            <text:p>0.119140625</text:p>
          </table:table-cell>
          <table:table-cell office:value-type="float" office:value="0.548828125">
            <text:p>0.548828125</text:p>
          </table:table-cell>
          <table:table-cell office:value-type="float" office:value="0.384765625">
            <text:p>0.384765625</text:p>
          </table:table-cell>
          <table:table-cell office:value-type="float" office:value="0.517578125">
            <text:p>0.517578125</text:p>
          </table:table-cell>
          <table:table-cell office:value-type="float" office:value="0.814453125">
            <text:p>0.814453125</text:p>
          </table:table-cell>
          <table:table-cell office:value-type="float" office:value="0.087890625">
            <text:p>0.087890625</text:p>
          </table:table-cell>
          <table:table-cell office:value-type="float" office:value="0.365234375">
            <text:p>0.365234375</text:p>
          </table:table-cell>
          <table:table-cell office:value-type="float" office:value="0.458984375">
            <text:p>0.458984375</text:p>
          </table:table-cell>
          <table:table-cell/>
          <table:table-cell table:formula="of:=ROUND((([.A437]-0)/(1-0))*(27-2)+2)" office:value-type="float" office:value="23">
            <text:p>23</text:p>
          </table:table-cell>
          <table:table-cell table:formula="of:=(([.B437]-0)/(1-0))*(10-0)+0" office:value-type="float" office:value="3.37890625">
            <text:p>3.378906250</text:p>
          </table:table-cell>
          <table:table-cell table:formula="of:=(([.C437]-0)/(1-0))*(1500-0.000000001)+0.000000001" office:value-type="float" office:value="624.023437500584">
            <text:p>624.023437501</text:p>
          </table:table-cell>
          <table:table-cell table:formula="of:=(([.D437]-0)/(1-0))*(1-0.000000001)+0.000000001" office:value-type="float" office:value="0.119140625880859">
            <text:p>0.119140626</text:p>
          </table:table-cell>
          <table:table-cell table:formula="of:=[.M437]*[.P437]" office:value-type="float" office:value="2.74023439525977">
            <text:p>2.740234395</text:p>
          </table:table-cell>
          <table:table-cell table:formula="of:=(([.E437]-0)/(1-0))*(100-0.000000001)+0.000000001" office:value-type="float" office:value="54.8828125004512">
            <text:p>54.882812500</text:p>
          </table:table-cell>
          <table:table-cell table:formula="of:=(([.F437]-0)/(1-0))*(100-0)+0" office:value-type="float" office:value="38.4765625">
            <text:p>38.476562500</text:p>
          </table:table-cell>
          <table:table-cell table:formula="of:=(([.G437]-0)/(1-0))*(3-0)+0" office:value-type="float" office:value="1.552734375">
            <text:p>1.552734375</text:p>
          </table:table-cell>
          <table:table-cell table:formula="of:=(([.H437]-0)/(1-0))*(3-0)+0" office:value-type="float" office:value="2.443359375">
            <text:p>2.443359375</text:p>
          </table:table-cell>
          <table:table-cell table:formula="of:=(([.I437]-0)/(1-0))*(100-0)+0" office:value-type="float" office:value="8.7890625">
            <text:p>8.789062500</text:p>
          </table:table-cell>
          <table:table-cell table:formula="of:=(([.J437]-0)/(1-0))*(3-0)+0" office:value-type="float" office:value="1.095703125">
            <text:p>1.095703125</text:p>
          </table:table-cell>
          <table:table-cell table:formula="of:=(([.K437]-0)/(1-0))*(3-0)+0" office:value-type="float" office:value="1.376953125">
            <text:p>1.376953125</text:p>
          </table:table-cell>
        </table:table-row>
        <table:table-row table:style-name="ro2">
          <table:table-cell office:value-type="float" office:value="0.337890625">
            <text:p>0.337890625</text:p>
          </table:table-cell>
          <table:table-cell office:value-type="float" office:value="0.837890625">
            <text:p>0.837890625</text:p>
          </table:table-cell>
          <table:table-cell office:value-type="float" office:value="0.916015625">
            <text:p>0.916015625</text:p>
          </table:table-cell>
          <table:table-cell office:value-type="float" office:value="0.619140625">
            <text:p>0.619140625</text:p>
          </table:table-cell>
          <table:table-cell office:value-type="float" office:value="0.048828125">
            <text:p>0.048828125</text:p>
          </table:table-cell>
          <table:table-cell office:value-type="float" office:value="0.884765625">
            <text:p>0.884765625</text:p>
          </table:table-cell>
          <table:table-cell office:value-type="float" office:value="0.017578125">
            <text:p>0.017578125</text:p>
          </table:table-cell>
          <table:table-cell office:value-type="float" office:value="0.314453125">
            <text:p>0.314453125</text:p>
          </table:table-cell>
          <table:table-cell office:value-type="float" office:value="0.587890625">
            <text:p>0.587890625</text:p>
          </table:table-cell>
          <table:table-cell office:value-type="float" office:value="0.865234375">
            <text:p>0.865234375</text:p>
          </table:table-cell>
          <table:table-cell office:value-type="float" office:value="0.958984375">
            <text:p>0.958984375</text:p>
          </table:table-cell>
          <table:table-cell/>
          <table:table-cell table:formula="of:=ROUND((([.A438]-0)/(1-0))*(27-2)+2)" office:value-type="float" office:value="10">
            <text:p>10</text:p>
          </table:table-cell>
          <table:table-cell table:formula="of:=(([.B438]-0)/(1-0))*(10-0)+0" office:value-type="float" office:value="8.37890625">
            <text:p>8.378906250</text:p>
          </table:table-cell>
          <table:table-cell table:formula="of:=(([.C438]-0)/(1-0))*(1500-0.000000001)+0.000000001" office:value-type="float" office:value="1374.02343750008">
            <text:p>1374.023437500</text:p>
          </table:table-cell>
          <table:table-cell table:formula="of:=(([.D438]-0)/(1-0))*(1-0.000000001)+0.000000001" office:value-type="float" office:value="0.619140625380859">
            <text:p>0.619140625</text:p>
          </table:table-cell>
          <table:table-cell table:formula="of:=[.M438]*[.P438]" office:value-type="float" office:value="6.19140625380859">
            <text:p>6.191406254</text:p>
          </table:table-cell>
          <table:table-cell table:formula="of:=(([.E438]-0)/(1-0))*(100-0.000000001)+0.000000001" office:value-type="float" office:value="4.88281250095117">
            <text:p>4.882812501</text:p>
          </table:table-cell>
          <table:table-cell table:formula="of:=(([.F438]-0)/(1-0))*(100-0)+0" office:value-type="float" office:value="88.4765625">
            <text:p>88.476562500</text:p>
          </table:table-cell>
          <table:table-cell table:formula="of:=(([.G438]-0)/(1-0))*(3-0)+0" office:value-type="float" office:value="0.052734375">
            <text:p>0.052734375</text:p>
          </table:table-cell>
          <table:table-cell table:formula="of:=(([.H438]-0)/(1-0))*(3-0)+0" office:value-type="float" office:value="0.943359375">
            <text:p>0.943359375</text:p>
          </table:table-cell>
          <table:table-cell table:formula="of:=(([.I438]-0)/(1-0))*(100-0)+0" office:value-type="float" office:value="58.7890625">
            <text:p>58.789062500</text:p>
          </table:table-cell>
          <table:table-cell table:formula="of:=(([.J438]-0)/(1-0))*(3-0)+0" office:value-type="float" office:value="2.595703125">
            <text:p>2.595703125</text:p>
          </table:table-cell>
          <table:table-cell table:formula="of:=(([.K438]-0)/(1-0))*(3-0)+0" office:value-type="float" office:value="2.876953125">
            <text:p>2.876953125</text:p>
          </table:table-cell>
        </table:table-row>
        <table:table-row table:style-name="ro2">
          <table:table-cell table:number-columns-repeated="2" office:value-type="float" office:value="0.462890625">
            <text:p>0.462890625</text:p>
          </table:table-cell>
          <table:table-cell office:value-type="float" office:value="0.541015625">
            <text:p>0.541015625</text:p>
          </table:table-cell>
          <table:table-cell office:value-type="float" office:value="0.744140625">
            <text:p>0.744140625</text:p>
          </table:table-cell>
          <table:table-cell office:value-type="float" office:value="0.173828125">
            <text:p>0.173828125</text:p>
          </table:table-cell>
          <table:table-cell office:value-type="float" office:value="0.509765625">
            <text:p>0.509765625</text:p>
          </table:table-cell>
          <table:table-cell office:value-type="float" office:value="0.642578125">
            <text:p>0.642578125</text:p>
          </table:table-cell>
          <table:table-cell office:value-type="float" office:value="0.939453125">
            <text:p>0.939453125</text:p>
          </table:table-cell>
          <table:table-cell office:value-type="float" office:value="0.212890625">
            <text:p>0.212890625</text:p>
          </table:table-cell>
          <table:table-cell office:value-type="float" office:value="0.240234375">
            <text:p>0.240234375</text:p>
          </table:table-cell>
          <table:table-cell office:value-type="float" office:value="0.333984375">
            <text:p>0.333984375</text:p>
          </table:table-cell>
          <table:table-cell/>
          <table:table-cell table:formula="of:=ROUND((([.A439]-0)/(1-0))*(27-2)+2)" office:value-type="float" office:value="14">
            <text:p>14</text:p>
          </table:table-cell>
          <table:table-cell table:formula="of:=(([.B439]-0)/(1-0))*(10-0)+0" office:value-type="float" office:value="4.62890625">
            <text:p>4.628906250</text:p>
          </table:table-cell>
          <table:table-cell table:formula="of:=(([.C439]-0)/(1-0))*(1500-0.000000001)+0.000000001" office:value-type="float" office:value="811.523437500459">
            <text:p>811.523437500</text:p>
          </table:table-cell>
          <table:table-cell table:formula="of:=(([.D439]-0)/(1-0))*(1-0.000000001)+0.000000001" office:value-type="float" office:value="0.744140625255859">
            <text:p>0.744140625</text:p>
          </table:table-cell>
          <table:table-cell table:formula="of:=[.M439]*[.P439]" office:value-type="float" office:value="10.417968753582">
            <text:p>10.417968754</text:p>
          </table:table-cell>
          <table:table-cell table:formula="of:=(([.E439]-0)/(1-0))*(100-0.000000001)+0.000000001" office:value-type="float" office:value="17.3828125008262">
            <text:p>17.382812501</text:p>
          </table:table-cell>
          <table:table-cell table:formula="of:=(([.F439]-0)/(1-0))*(100-0)+0" office:value-type="float" office:value="50.9765625">
            <text:p>50.976562500</text:p>
          </table:table-cell>
          <table:table-cell table:formula="of:=(([.G439]-0)/(1-0))*(3-0)+0" office:value-type="float" office:value="1.927734375">
            <text:p>1.927734375</text:p>
          </table:table-cell>
          <table:table-cell table:formula="of:=(([.H439]-0)/(1-0))*(3-0)+0" office:value-type="float" office:value="2.818359375">
            <text:p>2.818359375</text:p>
          </table:table-cell>
          <table:table-cell table:formula="of:=(([.I439]-0)/(1-0))*(100-0)+0" office:value-type="float" office:value="21.2890625">
            <text:p>21.289062500</text:p>
          </table:table-cell>
          <table:table-cell table:formula="of:=(([.J439]-0)/(1-0))*(3-0)+0" office:value-type="float" office:value="0.720703125">
            <text:p>0.720703125</text:p>
          </table:table-cell>
          <table:table-cell table:formula="of:=(([.K439]-0)/(1-0))*(3-0)+0" office:value-type="float" office:value="1.001953125">
            <text:p>1.001953125</text:p>
          </table:table-cell>
        </table:table-row>
        <table:table-row table:style-name="ro2">
          <table:table-cell table:number-columns-repeated="2" office:value-type="float" office:value="0.962890625">
            <text:p>0.962890625</text:p>
          </table:table-cell>
          <table:table-cell office:value-type="float" office:value="0.041015625">
            <text:p>0.041015625</text:p>
          </table:table-cell>
          <table:table-cell office:value-type="float" office:value="0.244140625">
            <text:p>0.244140625</text:p>
          </table:table-cell>
          <table:table-cell office:value-type="float" office:value="0.673828125">
            <text:p>0.673828125</text:p>
          </table:table-cell>
          <table:table-cell office:value-type="float" office:value="0.009765625">
            <text:p>0.009765625</text:p>
          </table:table-cell>
          <table:table-cell office:value-type="float" office:value="0.142578125">
            <text:p>0.142578125</text:p>
          </table:table-cell>
          <table:table-cell office:value-type="float" office:value="0.439453125">
            <text:p>0.439453125</text:p>
          </table:table-cell>
          <table:table-cell office:value-type="float" office:value="0.712890625">
            <text:p>0.712890625</text:p>
          </table:table-cell>
          <table:table-cell office:value-type="float" office:value="0.740234375">
            <text:p>0.740234375</text:p>
          </table:table-cell>
          <table:table-cell office:value-type="float" office:value="0.833984375">
            <text:p>0.833984375</text:p>
          </table:table-cell>
          <table:table-cell/>
          <table:table-cell table:formula="of:=ROUND((([.A440]-0)/(1-0))*(27-2)+2)" office:value-type="float" office:value="26">
            <text:p>26</text:p>
          </table:table-cell>
          <table:table-cell table:formula="of:=(([.B440]-0)/(1-0))*(10-0)+0" office:value-type="float" office:value="9.62890625">
            <text:p>9.628906250</text:p>
          </table:table-cell>
          <table:table-cell table:formula="of:=(([.C440]-0)/(1-0))*(1500-0.000000001)+0.000000001" office:value-type="float" office:value="61.523437500959">
            <text:p>61.523437501</text:p>
          </table:table-cell>
          <table:table-cell table:formula="of:=(([.D440]-0)/(1-0))*(1-0.000000001)+0.000000001" office:value-type="float" office:value="0.244140625755859">
            <text:p>0.244140626</text:p>
          </table:table-cell>
          <table:table-cell table:formula="of:=[.M440]*[.P440]" office:value-type="float" office:value="6.34765626965234">
            <text:p>6.347656270</text:p>
          </table:table-cell>
          <table:table-cell table:formula="of:=(([.E440]-0)/(1-0))*(100-0.000000001)+0.000000001" office:value-type="float" office:value="67.3828125003262">
            <text:p>67.382812500</text:p>
          </table:table-cell>
          <table:table-cell table:formula="of:=(([.F440]-0)/(1-0))*(100-0)+0" office:value-type="float" office:value="0.9765625">
            <text:p>0.976562500</text:p>
          </table:table-cell>
          <table:table-cell table:formula="of:=(([.G440]-0)/(1-0))*(3-0)+0" office:value-type="float" office:value="0.427734375">
            <text:p>0.427734375</text:p>
          </table:table-cell>
          <table:table-cell table:formula="of:=(([.H440]-0)/(1-0))*(3-0)+0" office:value-type="float" office:value="1.318359375">
            <text:p>1.318359375</text:p>
          </table:table-cell>
          <table:table-cell table:formula="of:=(([.I440]-0)/(1-0))*(100-0)+0" office:value-type="float" office:value="71.2890625">
            <text:p>71.289062500</text:p>
          </table:table-cell>
          <table:table-cell table:formula="of:=(([.J440]-0)/(1-0))*(3-0)+0" office:value-type="float" office:value="2.220703125">
            <text:p>2.220703125</text:p>
          </table:table-cell>
          <table:table-cell table:formula="of:=(([.K440]-0)/(1-0))*(3-0)+0" office:value-type="float" office:value="2.501953125">
            <text:p>2.501953125</text:p>
          </table:table-cell>
        </table:table-row>
        <table:table-row table:style-name="ro2">
          <table:table-cell office:value-type="float" office:value="0.712890625">
            <text:p>0.712890625</text:p>
          </table:table-cell>
          <table:table-cell office:value-type="float" office:value="0.212890625">
            <text:p>0.212890625</text:p>
          </table:table-cell>
          <table:table-cell office:value-type="float" office:value="0.791015625">
            <text:p>0.791015625</text:p>
          </table:table-cell>
          <table:table-cell office:value-type="float" office:value="0.994140625">
            <text:p>0.994140625</text:p>
          </table:table-cell>
          <table:table-cell office:value-type="float" office:value="0.923828125">
            <text:p>0.923828125</text:p>
          </table:table-cell>
          <table:table-cell office:value-type="float" office:value="0.259765625">
            <text:p>0.259765625</text:p>
          </table:table-cell>
          <table:table-cell office:value-type="float" office:value="0.892578125">
            <text:p>0.892578125</text:p>
          </table:table-cell>
          <table:table-cell office:value-type="float" office:value="0.189453125">
            <text:p>0.189453125</text:p>
          </table:table-cell>
          <table:table-cell office:value-type="float" office:value="0.962890625">
            <text:p>0.962890625</text:p>
          </table:table-cell>
          <table:table-cell office:value-type="float" office:value="0.990234375">
            <text:p>0.990234375</text:p>
          </table:table-cell>
          <table:table-cell office:value-type="float" office:value="0.583984375">
            <text:p>0.583984375</text:p>
          </table:table-cell>
          <table:table-cell/>
          <table:table-cell table:formula="of:=ROUND((([.A441]-0)/(1-0))*(27-2)+2)" office:value-type="float" office:value="20">
            <text:p>20</text:p>
          </table:table-cell>
          <table:table-cell table:formula="of:=(([.B441]-0)/(1-0))*(10-0)+0" office:value-type="float" office:value="2.12890625">
            <text:p>2.128906250</text:p>
          </table:table-cell>
          <table:table-cell table:formula="of:=(([.C441]-0)/(1-0))*(1500-0.000000001)+0.000000001" office:value-type="float" office:value="1186.52343750021">
            <text:p>1186.523437500</text:p>
          </table:table-cell>
          <table:table-cell table:formula="of:=(([.D441]-0)/(1-0))*(1-0.000000001)+0.000000001" office:value-type="float" office:value="0.99414062500586">
            <text:p>0.994140625</text:p>
          </table:table-cell>
          <table:table-cell table:formula="of:=[.M441]*[.P441]" office:value-type="float" office:value="19.8828125001172">
            <text:p>19.882812500</text:p>
          </table:table-cell>
          <table:table-cell table:formula="of:=(([.E441]-0)/(1-0))*(100-0.000000001)+0.000000001" office:value-type="float" office:value="92.3828125000762">
            <text:p>92.382812500</text:p>
          </table:table-cell>
          <table:table-cell table:formula="of:=(([.F441]-0)/(1-0))*(100-0)+0" office:value-type="float" office:value="25.9765625">
            <text:p>25.976562500</text:p>
          </table:table-cell>
          <table:table-cell table:formula="of:=(([.G441]-0)/(1-0))*(3-0)+0" office:value-type="float" office:value="2.677734375">
            <text:p>2.677734375</text:p>
          </table:table-cell>
          <table:table-cell table:formula="of:=(([.H441]-0)/(1-0))*(3-0)+0" office:value-type="float" office:value="0.568359375">
            <text:p>0.568359375</text:p>
          </table:table-cell>
          <table:table-cell table:formula="of:=(([.I441]-0)/(1-0))*(100-0)+0" office:value-type="float" office:value="96.2890625">
            <text:p>96.289062500</text:p>
          </table:table-cell>
          <table:table-cell table:formula="of:=(([.J441]-0)/(1-0))*(3-0)+0" office:value-type="float" office:value="2.970703125">
            <text:p>2.970703125</text:p>
          </table:table-cell>
          <table:table-cell table:formula="of:=(([.K441]-0)/(1-0))*(3-0)+0" office:value-type="float" office:value="1.751953125">
            <text:p>1.751953125</text:p>
          </table:table-cell>
        </table:table-row>
        <table:table-row table:style-name="ro2">
          <table:table-cell office:value-type="float" office:value="0.212890625">
            <text:p>0.212890625</text:p>
          </table:table-cell>
          <table:table-cell office:value-type="float" office:value="0.712890625">
            <text:p>0.712890625</text:p>
          </table:table-cell>
          <table:table-cell office:value-type="float" office:value="0.291015625">
            <text:p>0.291015625</text:p>
          </table:table-cell>
          <table:table-cell office:value-type="float" office:value="0.494140625">
            <text:p>0.494140625</text:p>
          </table:table-cell>
          <table:table-cell office:value-type="float" office:value="0.423828125">
            <text:p>0.423828125</text:p>
          </table:table-cell>
          <table:table-cell office:value-type="float" office:value="0.759765625">
            <text:p>0.759765625</text:p>
          </table:table-cell>
          <table:table-cell office:value-type="float" office:value="0.392578125">
            <text:p>0.392578125</text:p>
          </table:table-cell>
          <table:table-cell office:value-type="float" office:value="0.689453125">
            <text:p>0.689453125</text:p>
          </table:table-cell>
          <table:table-cell office:value-type="float" office:value="0.462890625">
            <text:p>0.462890625</text:p>
          </table:table-cell>
          <table:table-cell office:value-type="float" office:value="0.490234375">
            <text:p>0.490234375</text:p>
          </table:table-cell>
          <table:table-cell office:value-type="float" office:value="0.083984375">
            <text:p>0.083984375</text:p>
          </table:table-cell>
          <table:table-cell/>
          <table:table-cell table:formula="of:=ROUND((([.A442]-0)/(1-0))*(27-2)+2)" office:value-type="float" office:value="7">
            <text:p>7</text:p>
          </table:table-cell>
          <table:table-cell table:formula="of:=(([.B442]-0)/(1-0))*(10-0)+0" office:value-type="float" office:value="7.12890625">
            <text:p>7.128906250</text:p>
          </table:table-cell>
          <table:table-cell table:formula="of:=(([.C442]-0)/(1-0))*(1500-0.000000001)+0.000000001" office:value-type="float" office:value="436.523437500709">
            <text:p>436.523437501</text:p>
          </table:table-cell>
          <table:table-cell table:formula="of:=(([.D442]-0)/(1-0))*(1-0.000000001)+0.000000001" office:value-type="float" office:value="0.494140625505859">
            <text:p>0.494140626</text:p>
          </table:table-cell>
          <table:table-cell table:formula="of:=[.M442]*[.P442]" office:value-type="float" office:value="3.45898437854102">
            <text:p>3.458984379</text:p>
          </table:table-cell>
          <table:table-cell table:formula="of:=(([.E442]-0)/(1-0))*(100-0.000000001)+0.000000001" office:value-type="float" office:value="42.3828125005762">
            <text:p>42.382812501</text:p>
          </table:table-cell>
          <table:table-cell table:formula="of:=(([.F442]-0)/(1-0))*(100-0)+0" office:value-type="float" office:value="75.9765625">
            <text:p>75.976562500</text:p>
          </table:table-cell>
          <table:table-cell table:formula="of:=(([.G442]-0)/(1-0))*(3-0)+0" office:value-type="float" office:value="1.177734375">
            <text:p>1.177734375</text:p>
          </table:table-cell>
          <table:table-cell table:formula="of:=(([.H442]-0)/(1-0))*(3-0)+0" office:value-type="float" office:value="2.068359375">
            <text:p>2.068359375</text:p>
          </table:table-cell>
          <table:table-cell table:formula="of:=(([.I442]-0)/(1-0))*(100-0)+0" office:value-type="float" office:value="46.2890625">
            <text:p>46.289062500</text:p>
          </table:table-cell>
          <table:table-cell table:formula="of:=(([.J442]-0)/(1-0))*(3-0)+0" office:value-type="float" office:value="1.470703125">
            <text:p>1.470703125</text:p>
          </table:table-cell>
          <table:table-cell table:formula="of:=(([.K442]-0)/(1-0))*(3-0)+0" office:value-type="float" office:value="0.251953125">
            <text:p>0.251953125</text:p>
          </table:table-cell>
        </table:table-row>
        <table:table-row table:style-name="ro2">
          <table:table-cell office:value-type="float" office:value="0.150390625">
            <text:p>0.150390625</text:p>
          </table:table-cell>
          <table:table-cell office:value-type="float" office:value="0.275390625">
            <text:p>0.275390625</text:p>
          </table:table-cell>
          <table:table-cell office:value-type="float" office:value="0.853515625">
            <text:p>0.853515625</text:p>
          </table:table-cell>
          <table:table-cell office:value-type="float" office:value="0.181640625">
            <text:p>0.181640625</text:p>
          </table:table-cell>
          <table:table-cell office:value-type="float" office:value="0.861328125">
            <text:p>0.861328125</text:p>
          </table:table-cell>
          <table:table-cell office:value-type="float" office:value="0.947265625">
            <text:p>0.947265625</text:p>
          </table:table-cell>
          <table:table-cell office:value-type="float" office:value="0.705078125">
            <text:p>0.705078125</text:p>
          </table:table-cell>
          <table:table-cell office:value-type="float" office:value="0.876953125">
            <text:p>0.876953125</text:p>
          </table:table-cell>
          <table:table-cell office:value-type="float" office:value="0.150390625">
            <text:p>0.150390625</text:p>
          </table:table-cell>
          <table:table-cell office:value-type="float" office:value="0.802734375">
            <text:p>0.802734375</text:p>
          </table:table-cell>
          <table:table-cell office:value-type="float" office:value="0.021484375">
            <text:p>0.021484375</text:p>
          </table:table-cell>
          <table:table-cell/>
          <table:table-cell table:formula="of:=ROUND((([.A443]-0)/(1-0))*(27-2)+2)" office:value-type="float" office:value="6">
            <text:p>6</text:p>
          </table:table-cell>
          <table:table-cell table:formula="of:=(([.B443]-0)/(1-0))*(10-0)+0" office:value-type="float" office:value="2.75390625">
            <text:p>2.753906250</text:p>
          </table:table-cell>
          <table:table-cell table:formula="of:=(([.C443]-0)/(1-0))*(1500-0.000000001)+0.000000001" office:value-type="float" office:value="1280.27343750015">
            <text:p>1280.273437500</text:p>
          </table:table-cell>
          <table:table-cell table:formula="of:=(([.D443]-0)/(1-0))*(1-0.000000001)+0.000000001" office:value-type="float" office:value="0.181640625818359">
            <text:p>0.181640626</text:p>
          </table:table-cell>
          <table:table-cell table:formula="of:=[.M443]*[.P443]" office:value-type="float" office:value="1.08984375491016">
            <text:p>1.089843755</text:p>
          </table:table-cell>
          <table:table-cell table:formula="of:=(([.E443]-0)/(1-0))*(100-0.000000001)+0.000000001" office:value-type="float" office:value="86.1328125001387">
            <text:p>86.132812500</text:p>
          </table:table-cell>
          <table:table-cell table:formula="of:=(([.F443]-0)/(1-0))*(100-0)+0" office:value-type="float" office:value="94.7265625">
            <text:p>94.726562500</text:p>
          </table:table-cell>
          <table:table-cell table:formula="of:=(([.G443]-0)/(1-0))*(3-0)+0" office:value-type="float" office:value="2.115234375">
            <text:p>2.115234375</text:p>
          </table:table-cell>
          <table:table-cell table:formula="of:=(([.H443]-0)/(1-0))*(3-0)+0" office:value-type="float" office:value="2.630859375">
            <text:p>2.630859375</text:p>
          </table:table-cell>
          <table:table-cell table:formula="of:=(([.I443]-0)/(1-0))*(100-0)+0" office:value-type="float" office:value="15.0390625">
            <text:p>15.039062500</text:p>
          </table:table-cell>
          <table:table-cell table:formula="of:=(([.J443]-0)/(1-0))*(3-0)+0" office:value-type="float" office:value="2.408203125">
            <text:p>2.408203125</text:p>
          </table:table-cell>
          <table:table-cell table:formula="of:=(([.K443]-0)/(1-0))*(3-0)+0" office:value-type="float" office:value="0.064453125">
            <text:p>0.064453125</text:p>
          </table:table-cell>
        </table:table-row>
        <table:table-row table:style-name="ro2">
          <table:table-cell office:value-type="float" office:value="0.650390625">
            <text:p>0.650390625</text:p>
          </table:table-cell>
          <table:table-cell office:value-type="float" office:value="0.775390625">
            <text:p>0.775390625</text:p>
          </table:table-cell>
          <table:table-cell office:value-type="float" office:value="0.353515625">
            <text:p>0.353515625</text:p>
          </table:table-cell>
          <table:table-cell office:value-type="float" office:value="0.681640625">
            <text:p>0.681640625</text:p>
          </table:table-cell>
          <table:table-cell office:value-type="float" office:value="0.361328125">
            <text:p>0.361328125</text:p>
          </table:table-cell>
          <table:table-cell office:value-type="float" office:value="0.447265625">
            <text:p>0.447265625</text:p>
          </table:table-cell>
          <table:table-cell office:value-type="float" office:value="0.205078125">
            <text:p>0.205078125</text:p>
          </table:table-cell>
          <table:table-cell office:value-type="float" office:value="0.376953125">
            <text:p>0.376953125</text:p>
          </table:table-cell>
          <table:table-cell office:value-type="float" office:value="0.650390625">
            <text:p>0.650390625</text:p>
          </table:table-cell>
          <table:table-cell office:value-type="float" office:value="0.302734375">
            <text:p>0.302734375</text:p>
          </table:table-cell>
          <table:table-cell office:value-type="float" office:value="0.521484375">
            <text:p>0.521484375</text:p>
          </table:table-cell>
          <table:table-cell/>
          <table:table-cell table:formula="of:=ROUND((([.A444]-0)/(1-0))*(27-2)+2)" office:value-type="float" office:value="18">
            <text:p>18</text:p>
          </table:table-cell>
          <table:table-cell table:formula="of:=(([.B444]-0)/(1-0))*(10-0)+0" office:value-type="float" office:value="7.75390625">
            <text:p>7.753906250</text:p>
          </table:table-cell>
          <table:table-cell table:formula="of:=(([.C444]-0)/(1-0))*(1500-0.000000001)+0.000000001" office:value-type="float" office:value="530.273437500646">
            <text:p>530.273437501</text:p>
          </table:table-cell>
          <table:table-cell table:formula="of:=(([.D444]-0)/(1-0))*(1-0.000000001)+0.000000001" office:value-type="float" office:value="0.681640625318359">
            <text:p>0.681640625</text:p>
          </table:table-cell>
          <table:table-cell table:formula="of:=[.M444]*[.P444]" office:value-type="float" office:value="12.2695312557305">
            <text:p>12.269531256</text:p>
          </table:table-cell>
          <table:table-cell table:formula="of:=(([.E444]-0)/(1-0))*(100-0.000000001)+0.000000001" office:value-type="float" office:value="36.1328125006387">
            <text:p>36.132812501</text:p>
          </table:table-cell>
          <table:table-cell table:formula="of:=(([.F444]-0)/(1-0))*(100-0)+0" office:value-type="float" office:value="44.7265625">
            <text:p>44.726562500</text:p>
          </table:table-cell>
          <table:table-cell table:formula="of:=(([.G444]-0)/(1-0))*(3-0)+0" office:value-type="float" office:value="0.615234375">
            <text:p>0.615234375</text:p>
          </table:table-cell>
          <table:table-cell table:formula="of:=(([.H444]-0)/(1-0))*(3-0)+0" office:value-type="float" office:value="1.130859375">
            <text:p>1.130859375</text:p>
          </table:table-cell>
          <table:table-cell table:formula="of:=(([.I444]-0)/(1-0))*(100-0)+0" office:value-type="float" office:value="65.0390625">
            <text:p>65.039062500</text:p>
          </table:table-cell>
          <table:table-cell table:formula="of:=(([.J444]-0)/(1-0))*(3-0)+0" office:value-type="float" office:value="0.908203125">
            <text:p>0.908203125</text:p>
          </table:table-cell>
          <table:table-cell table:formula="of:=(([.K444]-0)/(1-0))*(3-0)+0" office:value-type="float" office:value="1.564453125">
            <text:p>1.564453125</text:p>
          </table:table-cell>
        </table:table-row>
        <table:table-row table:style-name="ro2">
          <table:table-cell office:value-type="float" office:value="0.900390625">
            <text:p>0.900390625</text:p>
          </table:table-cell>
          <table:table-cell office:value-type="float" office:value="0.025390625">
            <text:p>0.025390625</text:p>
          </table:table-cell>
          <table:table-cell office:value-type="float" office:value="0.603515625">
            <text:p>0.603515625</text:p>
          </table:table-cell>
          <table:table-cell office:value-type="float" office:value="0.431640625">
            <text:p>0.431640625</text:p>
          </table:table-cell>
          <table:table-cell office:value-type="float" office:value="0.111328125">
            <text:p>0.111328125</text:p>
          </table:table-cell>
          <table:table-cell office:value-type="float" office:value="0.197265625">
            <text:p>0.197265625</text:p>
          </table:table-cell>
          <table:table-cell office:value-type="float" office:value="0.955078125">
            <text:p>0.955078125</text:p>
          </table:table-cell>
          <table:table-cell office:value-type="float" office:value="0.126953125">
            <text:p>0.126953125</text:p>
          </table:table-cell>
          <table:table-cell office:value-type="float" office:value="0.900390625">
            <text:p>0.900390625</text:p>
          </table:table-cell>
          <table:table-cell office:value-type="float" office:value="0.052734375">
            <text:p>0.052734375</text:p>
          </table:table-cell>
          <table:table-cell office:value-type="float" office:value="0.771484375">
            <text:p>0.771484375</text:p>
          </table:table-cell>
          <table:table-cell/>
          <table:table-cell table:formula="of:=ROUND((([.A445]-0)/(1-0))*(27-2)+2)" office:value-type="float" office:value="25">
            <text:p>25</text:p>
          </table:table-cell>
          <table:table-cell table:formula="of:=(([.B445]-0)/(1-0))*(10-0)+0" office:value-type="float" office:value="0.25390625">
            <text:p>0.253906250</text:p>
          </table:table-cell>
          <table:table-cell table:formula="of:=(([.C445]-0)/(1-0))*(1500-0.000000001)+0.000000001" office:value-type="float" office:value="905.273437500397">
            <text:p>905.273437500</text:p>
          </table:table-cell>
          <table:table-cell table:formula="of:=(([.D445]-0)/(1-0))*(1-0.000000001)+0.000000001" office:value-type="float" office:value="0.431640625568359">
            <text:p>0.431640626</text:p>
          </table:table-cell>
          <table:table-cell table:formula="of:=[.M445]*[.P445]" office:value-type="float" office:value="10.791015639209">
            <text:p>10.791015639</text:p>
          </table:table-cell>
          <table:table-cell table:formula="of:=(([.E445]-0)/(1-0))*(100-0.000000001)+0.000000001" office:value-type="float" office:value="11.1328125008887">
            <text:p>11.132812501</text:p>
          </table:table-cell>
          <table:table-cell table:formula="of:=(([.F445]-0)/(1-0))*(100-0)+0" office:value-type="float" office:value="19.7265625">
            <text:p>19.726562500</text:p>
          </table:table-cell>
          <table:table-cell table:formula="of:=(([.G445]-0)/(1-0))*(3-0)+0" office:value-type="float" office:value="2.865234375">
            <text:p>2.865234375</text:p>
          </table:table-cell>
          <table:table-cell table:formula="of:=(([.H445]-0)/(1-0))*(3-0)+0" office:value-type="float" office:value="0.380859375">
            <text:p>0.380859375</text:p>
          </table:table-cell>
          <table:table-cell table:formula="of:=(([.I445]-0)/(1-0))*(100-0)+0" office:value-type="float" office:value="90.0390625">
            <text:p>90.039062500</text:p>
          </table:table-cell>
          <table:table-cell table:formula="of:=(([.J445]-0)/(1-0))*(3-0)+0" office:value-type="float" office:value="0.158203125">
            <text:p>0.158203125</text:p>
          </table:table-cell>
          <table:table-cell table:formula="of:=(([.K445]-0)/(1-0))*(3-0)+0" office:value-type="float" office:value="2.314453125">
            <text:p>2.314453125</text:p>
          </table:table-cell>
        </table:table-row>
        <table:table-row table:style-name="ro2">
          <table:table-cell office:value-type="float" office:value="0.400390625">
            <text:p>0.400390625</text:p>
          </table:table-cell>
          <table:table-cell office:value-type="float" office:value="0.525390625">
            <text:p>0.525390625</text:p>
          </table:table-cell>
          <table:table-cell office:value-type="float" office:value="0.103515625">
            <text:p>0.103515625</text:p>
          </table:table-cell>
          <table:table-cell office:value-type="float" office:value="0.931640625">
            <text:p>0.931640625</text:p>
          </table:table-cell>
          <table:table-cell office:value-type="float" office:value="0.611328125">
            <text:p>0.611328125</text:p>
          </table:table-cell>
          <table:table-cell office:value-type="float" office:value="0.697265625">
            <text:p>0.697265625</text:p>
          </table:table-cell>
          <table:table-cell office:value-type="float" office:value="0.455078125">
            <text:p>0.455078125</text:p>
          </table:table-cell>
          <table:table-cell office:value-type="float" office:value="0.626953125">
            <text:p>0.626953125</text:p>
          </table:table-cell>
          <table:table-cell office:value-type="float" office:value="0.400390625">
            <text:p>0.400390625</text:p>
          </table:table-cell>
          <table:table-cell office:value-type="float" office:value="0.552734375">
            <text:p>0.552734375</text:p>
          </table:table-cell>
          <table:table-cell office:value-type="float" office:value="0.271484375">
            <text:p>0.271484375</text:p>
          </table:table-cell>
          <table:table-cell/>
          <table:table-cell table:formula="of:=ROUND((([.A446]-0)/(1-0))*(27-2)+2)" office:value-type="float" office:value="12">
            <text:p>12</text:p>
          </table:table-cell>
          <table:table-cell table:formula="of:=(([.B446]-0)/(1-0))*(10-0)+0" office:value-type="float" office:value="5.25390625">
            <text:p>5.253906250</text:p>
          </table:table-cell>
          <table:table-cell table:formula="of:=(([.C446]-0)/(1-0))*(1500-0.000000001)+0.000000001" office:value-type="float" office:value="155.273437500896">
            <text:p>155.273437501</text:p>
          </table:table-cell>
          <table:table-cell table:formula="of:=(([.D446]-0)/(1-0))*(1-0.000000001)+0.000000001" office:value-type="float" office:value="0.931640625068359">
            <text:p>0.931640625</text:p>
          </table:table-cell>
          <table:table-cell table:formula="of:=[.M446]*[.P446]" office:value-type="float" office:value="11.1796875008203">
            <text:p>11.179687501</text:p>
          </table:table-cell>
          <table:table-cell table:formula="of:=(([.E446]-0)/(1-0))*(100-0.000000001)+0.000000001" office:value-type="float" office:value="61.1328125003887">
            <text:p>61.132812500</text:p>
          </table:table-cell>
          <table:table-cell table:formula="of:=(([.F446]-0)/(1-0))*(100-0)+0" office:value-type="float" office:value="69.7265625">
            <text:p>69.726562500</text:p>
          </table:table-cell>
          <table:table-cell table:formula="of:=(([.G446]-0)/(1-0))*(3-0)+0" office:value-type="float" office:value="1.365234375">
            <text:p>1.365234375</text:p>
          </table:table-cell>
          <table:table-cell table:formula="of:=(([.H446]-0)/(1-0))*(3-0)+0" office:value-type="float" office:value="1.880859375">
            <text:p>1.880859375</text:p>
          </table:table-cell>
          <table:table-cell table:formula="of:=(([.I446]-0)/(1-0))*(100-0)+0" office:value-type="float" office:value="40.0390625">
            <text:p>40.039062500</text:p>
          </table:table-cell>
          <table:table-cell table:formula="of:=(([.J446]-0)/(1-0))*(3-0)+0" office:value-type="float" office:value="1.658203125">
            <text:p>1.658203125</text:p>
          </table:table-cell>
          <table:table-cell table:formula="of:=(([.K446]-0)/(1-0))*(3-0)+0" office:value-type="float" office:value="0.814453125">
            <text:p>0.814453125</text:p>
          </table:table-cell>
        </table:table-row>
        <table:table-row table:style-name="ro2">
          <table:table-cell office:value-type="float" office:value="0.275390625">
            <text:p>0.275390625</text:p>
          </table:table-cell>
          <table:table-cell office:value-type="float" office:value="0.150390625">
            <text:p>0.150390625</text:p>
          </table:table-cell>
          <table:table-cell office:value-type="float" office:value="0.478515625">
            <text:p>0.478515625</text:p>
          </table:table-cell>
          <table:table-cell office:value-type="float" office:value="0.806640625">
            <text:p>0.806640625</text:p>
          </table:table-cell>
          <table:table-cell office:value-type="float" office:value="0.736328125">
            <text:p>0.736328125</text:p>
          </table:table-cell>
          <table:table-cell office:value-type="float" office:value="0.822265625">
            <text:p>0.822265625</text:p>
          </table:table-cell>
          <table:table-cell office:value-type="float" office:value="0.830078125">
            <text:p>0.830078125</text:p>
          </table:table-cell>
          <table:table-cell office:value-type="float" office:value="0.001953125">
            <text:p>0.001953125</text:p>
          </table:table-cell>
          <table:table-cell office:value-type="float" office:value="0.775390625">
            <text:p>0.775390625</text:p>
          </table:table-cell>
          <table:table-cell office:value-type="float" office:value="0.427734375">
            <text:p>0.427734375</text:p>
          </table:table-cell>
          <table:table-cell office:value-type="float" office:value="0.896484375">
            <text:p>0.896484375</text:p>
          </table:table-cell>
          <table:table-cell/>
          <table:table-cell table:formula="of:=ROUND((([.A447]-0)/(1-0))*(27-2)+2)" office:value-type="float" office:value="9">
            <text:p>9</text:p>
          </table:table-cell>
          <table:table-cell table:formula="of:=(([.B447]-0)/(1-0))*(10-0)+0" office:value-type="float" office:value="1.50390625">
            <text:p>1.503906250</text:p>
          </table:table-cell>
          <table:table-cell table:formula="of:=(([.C447]-0)/(1-0))*(1500-0.000000001)+0.000000001" office:value-type="float" office:value="717.773437500522">
            <text:p>717.773437501</text:p>
          </table:table-cell>
          <table:table-cell table:formula="of:=(([.D447]-0)/(1-0))*(1-0.000000001)+0.000000001" office:value-type="float" office:value="0.806640625193359">
            <text:p>0.806640625</text:p>
          </table:table-cell>
          <table:table-cell table:formula="of:=[.M447]*[.P447]" office:value-type="float" office:value="7.25976562674023">
            <text:p>7.259765627</text:p>
          </table:table-cell>
          <table:table-cell table:formula="of:=(([.E447]-0)/(1-0))*(100-0.000000001)+0.000000001" office:value-type="float" office:value="73.6328125002637">
            <text:p>73.632812500</text:p>
          </table:table-cell>
          <table:table-cell table:formula="of:=(([.F447]-0)/(1-0))*(100-0)+0" office:value-type="float" office:value="82.2265625">
            <text:p>82.226562500</text:p>
          </table:table-cell>
          <table:table-cell table:formula="of:=(([.G447]-0)/(1-0))*(3-0)+0" office:value-type="float" office:value="2.490234375">
            <text:p>2.490234375</text:p>
          </table:table-cell>
          <table:table-cell table:formula="of:=(([.H447]-0)/(1-0))*(3-0)+0" office:value-type="float" office:value="0.005859375">
            <text:p>0.005859375</text:p>
          </table:table-cell>
          <table:table-cell table:formula="of:=(([.I447]-0)/(1-0))*(100-0)+0" office:value-type="float" office:value="77.5390625">
            <text:p>77.539062500</text:p>
          </table:table-cell>
          <table:table-cell table:formula="of:=(([.J447]-0)/(1-0))*(3-0)+0" office:value-type="float" office:value="1.283203125">
            <text:p>1.283203125</text:p>
          </table:table-cell>
          <table:table-cell table:formula="of:=(([.K447]-0)/(1-0))*(3-0)+0" office:value-type="float" office:value="2.689453125">
            <text:p>2.689453125</text:p>
          </table:table-cell>
        </table:table-row>
        <table:table-row table:style-name="ro2">
          <table:table-cell office:value-type="float" office:value="0.775390625">
            <text:p>0.775390625</text:p>
          </table:table-cell>
          <table:table-cell office:value-type="float" office:value="0.650390625">
            <text:p>0.650390625</text:p>
          </table:table-cell>
          <table:table-cell office:value-type="float" office:value="0.978515625">
            <text:p>0.978515625</text:p>
          </table:table-cell>
          <table:table-cell office:value-type="float" office:value="0.306640625">
            <text:p>0.306640625</text:p>
          </table:table-cell>
          <table:table-cell office:value-type="float" office:value="0.236328125">
            <text:p>0.236328125</text:p>
          </table:table-cell>
          <table:table-cell office:value-type="float" office:value="0.322265625">
            <text:p>0.322265625</text:p>
          </table:table-cell>
          <table:table-cell office:value-type="float" office:value="0.330078125">
            <text:p>0.330078125</text:p>
          </table:table-cell>
          <table:table-cell office:value-type="float" office:value="0.501953125">
            <text:p>0.501953125</text:p>
          </table:table-cell>
          <table:table-cell office:value-type="float" office:value="0.275390625">
            <text:p>0.275390625</text:p>
          </table:table-cell>
          <table:table-cell office:value-type="float" office:value="0.927734375">
            <text:p>0.927734375</text:p>
          </table:table-cell>
          <table:table-cell office:value-type="float" office:value="0.396484375">
            <text:p>0.396484375</text:p>
          </table:table-cell>
          <table:table-cell/>
          <table:table-cell table:formula="of:=ROUND((([.A448]-0)/(1-0))*(27-2)+2)" office:value-type="float" office:value="21">
            <text:p>21</text:p>
          </table:table-cell>
          <table:table-cell table:formula="of:=(([.B448]-0)/(1-0))*(10-0)+0" office:value-type="float" office:value="6.50390625">
            <text:p>6.503906250</text:p>
          </table:table-cell>
          <table:table-cell table:formula="of:=(([.C448]-0)/(1-0))*(1500-0.000000001)+0.000000001" office:value-type="float" office:value="1467.77343750002">
            <text:p>1467.773437500</text:p>
          </table:table-cell>
          <table:table-cell table:formula="of:=(([.D448]-0)/(1-0))*(1-0.000000001)+0.000000001" office:value-type="float" office:value="0.306640625693359">
            <text:p>0.306640626</text:p>
          </table:table-cell>
          <table:table-cell table:formula="of:=[.M448]*[.P448]" office:value-type="float" office:value="6.43945313956055">
            <text:p>6.439453140</text:p>
          </table:table-cell>
          <table:table-cell table:formula="of:=(([.E448]-0)/(1-0))*(100-0.000000001)+0.000000001" office:value-type="float" office:value="23.6328125007637">
            <text:p>23.632812501</text:p>
          </table:table-cell>
          <table:table-cell table:formula="of:=(([.F448]-0)/(1-0))*(100-0)+0" office:value-type="float" office:value="32.2265625">
            <text:p>32.226562500</text:p>
          </table:table-cell>
          <table:table-cell table:formula="of:=(([.G448]-0)/(1-0))*(3-0)+0" office:value-type="float" office:value="0.990234375">
            <text:p>0.990234375</text:p>
          </table:table-cell>
          <table:table-cell table:formula="of:=(([.H448]-0)/(1-0))*(3-0)+0" office:value-type="float" office:value="1.505859375">
            <text:p>1.505859375</text:p>
          </table:table-cell>
          <table:table-cell table:formula="of:=(([.I448]-0)/(1-0))*(100-0)+0" office:value-type="float" office:value="27.5390625">
            <text:p>27.539062500</text:p>
          </table:table-cell>
          <table:table-cell table:formula="of:=(([.J448]-0)/(1-0))*(3-0)+0" office:value-type="float" office:value="2.783203125">
            <text:p>2.783203125</text:p>
          </table:table-cell>
          <table:table-cell table:formula="of:=(([.K448]-0)/(1-0))*(3-0)+0" office:value-type="float" office:value="1.189453125">
            <text:p>1.189453125</text:p>
          </table:table-cell>
        </table:table-row>
        <table:table-row table:style-name="ro2">
          <table:table-cell office:value-type="float" office:value="0.525390625">
            <text:p>0.525390625</text:p>
          </table:table-cell>
          <table:table-cell office:value-type="float" office:value="0.400390625">
            <text:p>0.400390625</text:p>
          </table:table-cell>
          <table:table-cell office:value-type="float" office:value="0.228515625">
            <text:p>0.228515625</text:p>
          </table:table-cell>
          <table:table-cell office:value-type="float" office:value="0.556640625">
            <text:p>0.556640625</text:p>
          </table:table-cell>
          <table:table-cell office:value-type="float" office:value="0.486328125">
            <text:p>0.486328125</text:p>
          </table:table-cell>
          <table:table-cell office:value-type="float" office:value="0.072265625">
            <text:p>0.072265625</text:p>
          </table:table-cell>
          <table:table-cell office:value-type="float" office:value="0.580078125">
            <text:p>0.580078125</text:p>
          </table:table-cell>
          <table:table-cell office:value-type="float" office:value="0.751953125">
            <text:p>0.751953125</text:p>
          </table:table-cell>
          <table:table-cell office:value-type="float" office:value="0.025390625">
            <text:p>0.025390625</text:p>
          </table:table-cell>
          <table:table-cell office:value-type="float" office:value="0.677734375">
            <text:p>0.677734375</text:p>
          </table:table-cell>
          <table:table-cell office:value-type="float" office:value="0.146484375">
            <text:p>0.146484375</text:p>
          </table:table-cell>
          <table:table-cell/>
          <table:table-cell table:formula="of:=ROUND((([.A449]-0)/(1-0))*(27-2)+2)" office:value-type="float" office:value="15">
            <text:p>15</text:p>
          </table:table-cell>
          <table:table-cell table:formula="of:=(([.B449]-0)/(1-0))*(10-0)+0" office:value-type="float" office:value="4.00390625">
            <text:p>4.003906250</text:p>
          </table:table-cell>
          <table:table-cell table:formula="of:=(([.C449]-0)/(1-0))*(1500-0.000000001)+0.000000001" office:value-type="float" office:value="342.773437500772">
            <text:p>342.773437501</text:p>
          </table:table-cell>
          <table:table-cell table:formula="of:=(([.D449]-0)/(1-0))*(1-0.000000001)+0.000000001" office:value-type="float" office:value="0.556640625443359">
            <text:p>0.556640625</text:p>
          </table:table-cell>
          <table:table-cell table:formula="of:=[.M449]*[.P449]" office:value-type="float" office:value="8.34960938165039">
            <text:p>8.349609382</text:p>
          </table:table-cell>
          <table:table-cell table:formula="of:=(([.E449]-0)/(1-0))*(100-0.000000001)+0.000000001" office:value-type="float" office:value="48.6328125005137">
            <text:p>48.632812501</text:p>
          </table:table-cell>
          <table:table-cell table:formula="of:=(([.F449]-0)/(1-0))*(100-0)+0" office:value-type="float" office:value="7.2265625">
            <text:p>7.226562500</text:p>
          </table:table-cell>
          <table:table-cell table:formula="of:=(([.G449]-0)/(1-0))*(3-0)+0" office:value-type="float" office:value="1.740234375">
            <text:p>1.740234375</text:p>
          </table:table-cell>
          <table:table-cell table:formula="of:=(([.H449]-0)/(1-0))*(3-0)+0" office:value-type="float" office:value="2.255859375">
            <text:p>2.255859375</text:p>
          </table:table-cell>
          <table:table-cell table:formula="of:=(([.I449]-0)/(1-0))*(100-0)+0" office:value-type="float" office:value="2.5390625">
            <text:p>2.539062500</text:p>
          </table:table-cell>
          <table:table-cell table:formula="of:=(([.J449]-0)/(1-0))*(3-0)+0" office:value-type="float" office:value="2.033203125">
            <text:p>2.033203125</text:p>
          </table:table-cell>
          <table:table-cell table:formula="of:=(([.K449]-0)/(1-0))*(3-0)+0" office:value-type="float" office:value="0.439453125">
            <text:p>0.439453125</text:p>
          </table:table-cell>
        </table:table-row>
        <table:table-row table:style-name="ro2">
          <table:table-cell office:value-type="float" office:value="0.025390625">
            <text:p>0.025390625</text:p>
          </table:table-cell>
          <table:table-cell office:value-type="float" office:value="0.900390625">
            <text:p>0.900390625</text:p>
          </table:table-cell>
          <table:table-cell office:value-type="float" office:value="0.728515625">
            <text:p>0.728515625</text:p>
          </table:table-cell>
          <table:table-cell office:value-type="float" office:value="0.056640625">
            <text:p>0.056640625</text:p>
          </table:table-cell>
          <table:table-cell office:value-type="float" office:value="0.986328125">
            <text:p>0.986328125</text:p>
          </table:table-cell>
          <table:table-cell office:value-type="float" office:value="0.572265625">
            <text:p>0.572265625</text:p>
          </table:table-cell>
          <table:table-cell office:value-type="float" office:value="0.080078125">
            <text:p>0.080078125</text:p>
          </table:table-cell>
          <table:table-cell office:value-type="float" office:value="0.251953125">
            <text:p>0.251953125</text:p>
          </table:table-cell>
          <table:table-cell office:value-type="float" office:value="0.525390625">
            <text:p>0.525390625</text:p>
          </table:table-cell>
          <table:table-cell office:value-type="float" office:value="0.177734375">
            <text:p>0.177734375</text:p>
          </table:table-cell>
          <table:table-cell office:value-type="float" office:value="0.646484375">
            <text:p>0.646484375</text:p>
          </table:table-cell>
          <table:table-cell/>
          <table:table-cell table:formula="of:=ROUND((([.A450]-0)/(1-0))*(27-2)+2)" office:value-type="float" office:value="3">
            <text:p>3</text:p>
          </table:table-cell>
          <table:table-cell table:formula="of:=(([.B450]-0)/(1-0))*(10-0)+0" office:value-type="float" office:value="9.00390625">
            <text:p>9.003906250</text:p>
          </table:table-cell>
          <table:table-cell table:formula="of:=(([.C450]-0)/(1-0))*(1500-0.000000001)+0.000000001" office:value-type="float" office:value="1092.77343750027">
            <text:p>1092.773437500</text:p>
          </table:table-cell>
          <table:table-cell table:formula="of:=(([.D450]-0)/(1-0))*(1-0.000000001)+0.000000001" office:value-type="float" office:value="0.0566406259433594">
            <text:p>0.056640626</text:p>
          </table:table-cell>
          <table:table-cell table:formula="of:=[.M450]*[.P450]" office:value-type="float" office:value="0.169921877830078">
            <text:p>0.169921878</text:p>
          </table:table-cell>
          <table:table-cell table:formula="of:=(([.E450]-0)/(1-0))*(100-0.000000001)+0.000000001" office:value-type="float" office:value="98.6328125000137">
            <text:p>98.632812500</text:p>
          </table:table-cell>
          <table:table-cell table:formula="of:=(([.F450]-0)/(1-0))*(100-0)+0" office:value-type="float" office:value="57.2265625">
            <text:p>57.226562500</text:p>
          </table:table-cell>
          <table:table-cell table:formula="of:=(([.G450]-0)/(1-0))*(3-0)+0" office:value-type="float" office:value="0.240234375">
            <text:p>0.240234375</text:p>
          </table:table-cell>
          <table:table-cell table:formula="of:=(([.H450]-0)/(1-0))*(3-0)+0" office:value-type="float" office:value="0.755859375">
            <text:p>0.755859375</text:p>
          </table:table-cell>
          <table:table-cell table:formula="of:=(([.I450]-0)/(1-0))*(100-0)+0" office:value-type="float" office:value="52.5390625">
            <text:p>52.539062500</text:p>
          </table:table-cell>
          <table:table-cell table:formula="of:=(([.J450]-0)/(1-0))*(3-0)+0" office:value-type="float" office:value="0.533203125">
            <text:p>0.533203125</text:p>
          </table:table-cell>
          <table:table-cell table:formula="of:=(([.K450]-0)/(1-0))*(3-0)+0" office:value-type="float" office:value="1.939453125">
            <text:p>1.939453125</text:p>
          </table:table-cell>
        </table:table-row>
        <table:table-row table:style-name="ro2">
          <table:table-cell office:value-type="float" office:value="0.017578125">
            <text:p>0.017578125</text:p>
          </table:table-cell>
          <table:table-cell office:value-type="float" office:value="0.298828125">
            <text:p>0.298828125</text:p>
          </table:table-cell>
          <table:table-cell office:value-type="float" office:value="0.205078125">
            <text:p>0.205078125</text:p>
          </table:table-cell>
          <table:table-cell office:value-type="float" office:value="0.673828125">
            <text:p>0.673828125</text:p>
          </table:table-cell>
          <table:table-cell office:value-type="float" office:value="0.525390625">
            <text:p>0.525390625</text:p>
          </table:table-cell>
          <table:table-cell office:value-type="float" office:value="0.767578125">
            <text:p>0.767578125</text:p>
          </table:table-cell>
          <table:table-cell office:value-type="float" office:value="0.166015625">
            <text:p>0.166015625</text:p>
          </table:table-cell>
          <table:table-cell office:value-type="float" office:value="0.322265625">
            <text:p>0.322265625</text:p>
          </table:table-cell>
          <table:table-cell office:value-type="float" office:value="0.923828125">
            <text:p>0.923828125</text:p>
          </table:table-cell>
          <table:table-cell office:value-type="float" office:value="0.654296875">
            <text:p>0.654296875</text:p>
          </table:table-cell>
          <table:table-cell office:value-type="float" office:value="0.232421875">
            <text:p>0.232421875</text:p>
          </table:table-cell>
          <table:table-cell/>
          <table:table-cell table:formula="of:=ROUND((([.A451]-0)/(1-0))*(27-2)+2)" office:value-type="float" office:value="2">
            <text:p>2</text:p>
          </table:table-cell>
          <table:table-cell table:formula="of:=(([.B451]-0)/(1-0))*(10-0)+0" office:value-type="float" office:value="2.98828125">
            <text:p>2.988281250</text:p>
          </table:table-cell>
          <table:table-cell table:formula="of:=(([.C451]-0)/(1-0))*(1500-0.000000001)+0.000000001" office:value-type="float" office:value="307.617187500795">
            <text:p>307.617187501</text:p>
          </table:table-cell>
          <table:table-cell table:formula="of:=(([.D451]-0)/(1-0))*(1-0.000000001)+0.000000001" office:value-type="float" office:value="0.673828125326172">
            <text:p>0.673828125</text:p>
          </table:table-cell>
          <table:table-cell table:formula="of:=[.M451]*[.P451]" office:value-type="float" office:value="1.34765625065234">
            <text:p>1.347656251</text:p>
          </table:table-cell>
          <table:table-cell table:formula="of:=(([.E451]-0)/(1-0))*(100-0.000000001)+0.000000001" office:value-type="float" office:value="52.5390625004746">
            <text:p>52.539062500</text:p>
          </table:table-cell>
          <table:table-cell table:formula="of:=(([.F451]-0)/(1-0))*(100-0)+0" office:value-type="float" office:value="76.7578125">
            <text:p>76.757812500</text:p>
          </table:table-cell>
          <table:table-cell table:formula="of:=(([.G451]-0)/(1-0))*(3-0)+0" office:value-type="float" office:value="0.498046875">
            <text:p>0.498046875</text:p>
          </table:table-cell>
          <table:table-cell table:formula="of:=(([.H451]-0)/(1-0))*(3-0)+0" office:value-type="float" office:value="0.966796875">
            <text:p>0.966796875</text:p>
          </table:table-cell>
          <table:table-cell table:formula="of:=(([.I451]-0)/(1-0))*(100-0)+0" office:value-type="float" office:value="92.3828125">
            <text:p>92.382812500</text:p>
          </table:table-cell>
          <table:table-cell table:formula="of:=(([.J451]-0)/(1-0))*(3-0)+0" office:value-type="float" office:value="1.962890625">
            <text:p>1.962890625</text:p>
          </table:table-cell>
          <table:table-cell table:formula="of:=(([.K451]-0)/(1-0))*(3-0)+0" office:value-type="float" office:value="0.697265625">
            <text:p>0.697265625</text:p>
          </table:table-cell>
        </table:table-row>
        <table:table-row table:style-name="ro2">
          <table:table-cell office:value-type="float" office:value="0.517578125">
            <text:p>0.517578125</text:p>
          </table:table-cell>
          <table:table-cell office:value-type="float" office:value="0.798828125">
            <text:p>0.798828125</text:p>
          </table:table-cell>
          <table:table-cell office:value-type="float" office:value="0.705078125">
            <text:p>0.705078125</text:p>
          </table:table-cell>
          <table:table-cell office:value-type="float" office:value="0.173828125">
            <text:p>0.173828125</text:p>
          </table:table-cell>
          <table:table-cell office:value-type="float" office:value="0.025390625">
            <text:p>0.025390625</text:p>
          </table:table-cell>
          <table:table-cell office:value-type="float" office:value="0.267578125">
            <text:p>0.267578125</text:p>
          </table:table-cell>
          <table:table-cell office:value-type="float" office:value="0.666015625">
            <text:p>0.666015625</text:p>
          </table:table-cell>
          <table:table-cell office:value-type="float" office:value="0.822265625">
            <text:p>0.822265625</text:p>
          </table:table-cell>
          <table:table-cell office:value-type="float" office:value="0.423828125">
            <text:p>0.423828125</text:p>
          </table:table-cell>
          <table:table-cell office:value-type="float" office:value="0.154296875">
            <text:p>0.154296875</text:p>
          </table:table-cell>
          <table:table-cell office:value-type="float" office:value="0.732421875">
            <text:p>0.732421875</text:p>
          </table:table-cell>
          <table:table-cell/>
          <table:table-cell table:formula="of:=ROUND((([.A452]-0)/(1-0))*(27-2)+2)" office:value-type="float" office:value="15">
            <text:p>15</text:p>
          </table:table-cell>
          <table:table-cell table:formula="of:=(([.B452]-0)/(1-0))*(10-0)+0" office:value-type="float" office:value="7.98828125">
            <text:p>7.988281250</text:p>
          </table:table-cell>
          <table:table-cell table:formula="of:=(([.C452]-0)/(1-0))*(1500-0.000000001)+0.000000001" office:value-type="float" office:value="1057.61718750029">
            <text:p>1057.617187500</text:p>
          </table:table-cell>
          <table:table-cell table:formula="of:=(([.D452]-0)/(1-0))*(1-0.000000001)+0.000000001" office:value-type="float" office:value="0.173828125826172">
            <text:p>0.173828126</text:p>
          </table:table-cell>
          <table:table-cell table:formula="of:=[.M452]*[.P452]" office:value-type="float" office:value="2.60742188739258">
            <text:p>2.607421887</text:p>
          </table:table-cell>
          <table:table-cell table:formula="of:=(([.E452]-0)/(1-0))*(100-0.000000001)+0.000000001" office:value-type="float" office:value="2.53906250097461">
            <text:p>2.539062501</text:p>
          </table:table-cell>
          <table:table-cell table:formula="of:=(([.F452]-0)/(1-0))*(100-0)+0" office:value-type="float" office:value="26.7578125">
            <text:p>26.757812500</text:p>
          </table:table-cell>
          <table:table-cell table:formula="of:=(([.G452]-0)/(1-0))*(3-0)+0" office:value-type="float" office:value="1.998046875">
            <text:p>1.998046875</text:p>
          </table:table-cell>
          <table:table-cell table:formula="of:=(([.H452]-0)/(1-0))*(3-0)+0" office:value-type="float" office:value="2.466796875">
            <text:p>2.466796875</text:p>
          </table:table-cell>
          <table:table-cell table:formula="of:=(([.I452]-0)/(1-0))*(100-0)+0" office:value-type="float" office:value="42.3828125">
            <text:p>42.382812500</text:p>
          </table:table-cell>
          <table:table-cell table:formula="of:=(([.J452]-0)/(1-0))*(3-0)+0" office:value-type="float" office:value="0.462890625">
            <text:p>0.462890625</text:p>
          </table:table-cell>
          <table:table-cell table:formula="of:=(([.K452]-0)/(1-0))*(3-0)+0" office:value-type="float" office:value="2.197265625">
            <text:p>2.197265625</text:p>
          </table:table-cell>
        </table:table-row>
        <table:table-row table:style-name="ro2">
          <table:table-cell office:value-type="float" office:value="0.767578125">
            <text:p>0.767578125</text:p>
          </table:table-cell>
          <table:table-cell office:value-type="float" office:value="0.048828125">
            <text:p>0.048828125</text:p>
          </table:table-cell>
          <table:table-cell office:value-type="float" office:value="0.455078125">
            <text:p>0.455078125</text:p>
          </table:table-cell>
          <table:table-cell office:value-type="float" office:value="0.923828125">
            <text:p>0.923828125</text:p>
          </table:table-cell>
          <table:table-cell office:value-type="float" office:value="0.275390625">
            <text:p>0.275390625</text:p>
          </table:table-cell>
          <table:table-cell office:value-type="float" office:value="0.017578125">
            <text:p>0.017578125</text:p>
          </table:table-cell>
          <table:table-cell office:value-type="float" office:value="0.416015625">
            <text:p>0.416015625</text:p>
          </table:table-cell>
          <table:table-cell office:value-type="float" office:value="0.572265625">
            <text:p>0.572265625</text:p>
          </table:table-cell>
          <table:table-cell office:value-type="float" office:value="0.173828125">
            <text:p>0.173828125</text:p>
          </table:table-cell>
          <table:table-cell office:value-type="float" office:value="0.404296875">
            <text:p>0.404296875</text:p>
          </table:table-cell>
          <table:table-cell office:value-type="float" office:value="0.982421875">
            <text:p>0.982421875</text:p>
          </table:table-cell>
          <table:table-cell/>
          <table:table-cell table:formula="of:=ROUND((([.A453]-0)/(1-0))*(27-2)+2)" office:value-type="float" office:value="21">
            <text:p>21</text:p>
          </table:table-cell>
          <table:table-cell table:formula="of:=(([.B453]-0)/(1-0))*(10-0)+0" office:value-type="float" office:value="0.48828125">
            <text:p>0.488281250</text:p>
          </table:table-cell>
          <table:table-cell table:formula="of:=(([.C453]-0)/(1-0))*(1500-0.000000001)+0.000000001" office:value-type="float" office:value="682.617187500545">
            <text:p>682.617187501</text:p>
          </table:table-cell>
          <table:table-cell table:formula="of:=(([.D453]-0)/(1-0))*(1-0.000000001)+0.000000001" office:value-type="float" office:value="0.923828125076172">
            <text:p>0.923828125</text:p>
          </table:table-cell>
          <table:table-cell table:formula="of:=[.M453]*[.P453]" office:value-type="float" office:value="19.4003906265996">
            <text:p>19.400390627</text:p>
          </table:table-cell>
          <table:table-cell table:formula="of:=(([.E453]-0)/(1-0))*(100-0.000000001)+0.000000001" office:value-type="float" office:value="27.5390625007246">
            <text:p>27.539062501</text:p>
          </table:table-cell>
          <table:table-cell table:formula="of:=(([.F453]-0)/(1-0))*(100-0)+0" office:value-type="float" office:value="1.7578125">
            <text:p>1.757812500</text:p>
          </table:table-cell>
          <table:table-cell table:formula="of:=(([.G453]-0)/(1-0))*(3-0)+0" office:value-type="float" office:value="1.248046875">
            <text:p>1.248046875</text:p>
          </table:table-cell>
          <table:table-cell table:formula="of:=(([.H453]-0)/(1-0))*(3-0)+0" office:value-type="float" office:value="1.716796875">
            <text:p>1.716796875</text:p>
          </table:table-cell>
          <table:table-cell table:formula="of:=(([.I453]-0)/(1-0))*(100-0)+0" office:value-type="float" office:value="17.3828125">
            <text:p>17.382812500</text:p>
          </table:table-cell>
          <table:table-cell table:formula="of:=(([.J453]-0)/(1-0))*(3-0)+0" office:value-type="float" office:value="1.212890625">
            <text:p>1.212890625</text:p>
          </table:table-cell>
          <table:table-cell table:formula="of:=(([.K453]-0)/(1-0))*(3-0)+0" office:value-type="float" office:value="2.947265625">
            <text:p>2.947265625</text:p>
          </table:table-cell>
        </table:table-row>
        <table:table-row table:style-name="ro2">
          <table:table-cell office:value-type="float" office:value="0.267578125">
            <text:p>0.267578125</text:p>
          </table:table-cell>
          <table:table-cell office:value-type="float" office:value="0.548828125">
            <text:p>0.548828125</text:p>
          </table:table-cell>
          <table:table-cell office:value-type="float" office:value="0.955078125">
            <text:p>0.955078125</text:p>
          </table:table-cell>
          <table:table-cell office:value-type="float" office:value="0.423828125">
            <text:p>0.423828125</text:p>
          </table:table-cell>
          <table:table-cell office:value-type="float" office:value="0.775390625">
            <text:p>0.775390625</text:p>
          </table:table-cell>
          <table:table-cell office:value-type="float" office:value="0.517578125">
            <text:p>0.517578125</text:p>
          </table:table-cell>
          <table:table-cell office:value-type="float" office:value="0.916015625">
            <text:p>0.916015625</text:p>
          </table:table-cell>
          <table:table-cell office:value-type="float" office:value="0.072265625">
            <text:p>0.072265625</text:p>
          </table:table-cell>
          <table:table-cell office:value-type="float" office:value="0.673828125">
            <text:p>0.673828125</text:p>
          </table:table-cell>
          <table:table-cell office:value-type="float" office:value="0.904296875">
            <text:p>0.904296875</text:p>
          </table:table-cell>
          <table:table-cell office:value-type="float" office:value="0.482421875">
            <text:p>0.482421875</text:p>
          </table:table-cell>
          <table:table-cell/>
          <table:table-cell table:formula="of:=ROUND((([.A454]-0)/(1-0))*(27-2)+2)" office:value-type="float" office:value="9">
            <text:p>9</text:p>
          </table:table-cell>
          <table:table-cell table:formula="of:=(([.B454]-0)/(1-0))*(10-0)+0" office:value-type="float" office:value="5.48828125">
            <text:p>5.488281250</text:p>
          </table:table-cell>
          <table:table-cell table:formula="of:=(([.C454]-0)/(1-0))*(1500-0.000000001)+0.000000001" office:value-type="float" office:value="1432.61718750005">
            <text:p>1432.617187500</text:p>
          </table:table-cell>
          <table:table-cell table:formula="of:=(([.D454]-0)/(1-0))*(1-0.000000001)+0.000000001" office:value-type="float" office:value="0.423828125576172">
            <text:p>0.423828126</text:p>
          </table:table-cell>
          <table:table-cell table:formula="of:=[.M454]*[.P454]" office:value-type="float" office:value="3.81445313018555">
            <text:p>3.814453130</text:p>
          </table:table-cell>
          <table:table-cell table:formula="of:=(([.E454]-0)/(1-0))*(100-0.000000001)+0.000000001" office:value-type="float" office:value="77.5390625002246">
            <text:p>77.539062500</text:p>
          </table:table-cell>
          <table:table-cell table:formula="of:=(([.F454]-0)/(1-0))*(100-0)+0" office:value-type="float" office:value="51.7578125">
            <text:p>51.757812500</text:p>
          </table:table-cell>
          <table:table-cell table:formula="of:=(([.G454]-0)/(1-0))*(3-0)+0" office:value-type="float" office:value="2.748046875">
            <text:p>2.748046875</text:p>
          </table:table-cell>
          <table:table-cell table:formula="of:=(([.H454]-0)/(1-0))*(3-0)+0" office:value-type="float" office:value="0.216796875">
            <text:p>0.216796875</text:p>
          </table:table-cell>
          <table:table-cell table:formula="of:=(([.I454]-0)/(1-0))*(100-0)+0" office:value-type="float" office:value="67.3828125">
            <text:p>67.382812500</text:p>
          </table:table-cell>
          <table:table-cell table:formula="of:=(([.J454]-0)/(1-0))*(3-0)+0" office:value-type="float" office:value="2.712890625">
            <text:p>2.712890625</text:p>
          </table:table-cell>
          <table:table-cell table:formula="of:=(([.K454]-0)/(1-0))*(3-0)+0" office:value-type="float" office:value="1.447265625">
            <text:p>1.447265625</text:p>
          </table:table-cell>
        </table:table-row>
        <table:table-row table:style-name="ro2">
          <table:table-cell office:value-type="float" office:value="0.392578125">
            <text:p>0.392578125</text:p>
          </table:table-cell>
          <table:table-cell office:value-type="float" office:value="0.173828125">
            <text:p>0.173828125</text:p>
          </table:table-cell>
          <table:table-cell office:value-type="float" office:value="0.580078125">
            <text:p>0.580078125</text:p>
          </table:table-cell>
          <table:table-cell office:value-type="float" office:value="0.298828125">
            <text:p>0.298828125</text:p>
          </table:table-cell>
          <table:table-cell office:value-type="float" office:value="0.900390625">
            <text:p>0.900390625</text:p>
          </table:table-cell>
          <table:table-cell office:value-type="float" office:value="0.892578125">
            <text:p>0.892578125</text:p>
          </table:table-cell>
          <table:table-cell office:value-type="float" office:value="0.291015625">
            <text:p>0.291015625</text:p>
          </table:table-cell>
          <table:table-cell office:value-type="float" office:value="0.697265625">
            <text:p>0.697265625</text:p>
          </table:table-cell>
          <table:table-cell office:value-type="float" office:value="0.048828125">
            <text:p>0.048828125</text:p>
          </table:table-cell>
          <table:table-cell office:value-type="float" office:value="0.029296875">
            <text:p>0.029296875</text:p>
          </table:table-cell>
          <table:table-cell office:value-type="float" office:value="0.857421875">
            <text:p>0.857421875</text:p>
          </table:table-cell>
          <table:table-cell/>
          <table:table-cell table:formula="of:=ROUND((([.A455]-0)/(1-0))*(27-2)+2)" office:value-type="float" office:value="12">
            <text:p>12</text:p>
          </table:table-cell>
          <table:table-cell table:formula="of:=(([.B455]-0)/(1-0))*(10-0)+0" office:value-type="float" office:value="1.73828125">
            <text:p>1.738281250</text:p>
          </table:table-cell>
          <table:table-cell table:formula="of:=(([.C455]-0)/(1-0))*(1500-0.000000001)+0.000000001" office:value-type="float" office:value="870.11718750042">
            <text:p>870.117187500</text:p>
          </table:table-cell>
          <table:table-cell table:formula="of:=(([.D455]-0)/(1-0))*(1-0.000000001)+0.000000001" office:value-type="float" office:value="0.298828125701172">
            <text:p>0.298828126</text:p>
          </table:table-cell>
          <table:table-cell table:formula="of:=[.M455]*[.P455]" office:value-type="float" office:value="3.58593750841406">
            <text:p>3.585937508</text:p>
          </table:table-cell>
          <table:table-cell table:formula="of:=(([.E455]-0)/(1-0))*(100-0.000000001)+0.000000001" office:value-type="float" office:value="90.0390625000996">
            <text:p>90.039062500</text:p>
          </table:table-cell>
          <table:table-cell table:formula="of:=(([.F455]-0)/(1-0))*(100-0)+0" office:value-type="float" office:value="89.2578125">
            <text:p>89.257812500</text:p>
          </table:table-cell>
          <table:table-cell table:formula="of:=(([.G455]-0)/(1-0))*(3-0)+0" office:value-type="float" office:value="0.873046875">
            <text:p>0.873046875</text:p>
          </table:table-cell>
          <table:table-cell table:formula="of:=(([.H455]-0)/(1-0))*(3-0)+0" office:value-type="float" office:value="2.091796875">
            <text:p>2.091796875</text:p>
          </table:table-cell>
          <table:table-cell table:formula="of:=(([.I455]-0)/(1-0))*(100-0)+0" office:value-type="float" office:value="4.8828125">
            <text:p>4.882812500</text:p>
          </table:table-cell>
          <table:table-cell table:formula="of:=(([.J455]-0)/(1-0))*(3-0)+0" office:value-type="float" office:value="0.087890625">
            <text:p>0.087890625</text:p>
          </table:table-cell>
          <table:table-cell table:formula="of:=(([.K455]-0)/(1-0))*(3-0)+0" office:value-type="float" office:value="2.572265625">
            <text:p>2.572265625</text:p>
          </table:table-cell>
        </table:table-row>
        <table:table-row table:style-name="ro2">
          <table:table-cell office:value-type="float" office:value="0.892578125">
            <text:p>0.892578125</text:p>
          </table:table-cell>
          <table:table-cell office:value-type="float" office:value="0.673828125">
            <text:p>0.673828125</text:p>
          </table:table-cell>
          <table:table-cell office:value-type="float" office:value="0.080078125">
            <text:p>0.080078125</text:p>
          </table:table-cell>
          <table:table-cell office:value-type="float" office:value="0.798828125">
            <text:p>0.798828125</text:p>
          </table:table-cell>
          <table:table-cell office:value-type="float" office:value="0.400390625">
            <text:p>0.400390625</text:p>
          </table:table-cell>
          <table:table-cell office:value-type="float" office:value="0.392578125">
            <text:p>0.392578125</text:p>
          </table:table-cell>
          <table:table-cell office:value-type="float" office:value="0.791015625">
            <text:p>0.791015625</text:p>
          </table:table-cell>
          <table:table-cell office:value-type="float" office:value="0.197265625">
            <text:p>0.197265625</text:p>
          </table:table-cell>
          <table:table-cell office:value-type="float" office:value="0.548828125">
            <text:p>0.548828125</text:p>
          </table:table-cell>
          <table:table-cell office:value-type="float" office:value="0.529296875">
            <text:p>0.529296875</text:p>
          </table:table-cell>
          <table:table-cell office:value-type="float" office:value="0.357421875">
            <text:p>0.357421875</text:p>
          </table:table-cell>
          <table:table-cell/>
          <table:table-cell table:formula="of:=ROUND((([.A456]-0)/(1-0))*(27-2)+2)" office:value-type="float" office:value="24">
            <text:p>24</text:p>
          </table:table-cell>
          <table:table-cell table:formula="of:=(([.B456]-0)/(1-0))*(10-0)+0" office:value-type="float" office:value="6.73828125">
            <text:p>6.738281250</text:p>
          </table:table-cell>
          <table:table-cell table:formula="of:=(([.C456]-0)/(1-0))*(1500-0.000000001)+0.000000001" office:value-type="float" office:value="120.11718750092">
            <text:p>120.117187501</text:p>
          </table:table-cell>
          <table:table-cell table:formula="of:=(([.D456]-0)/(1-0))*(1-0.000000001)+0.000000001" office:value-type="float" office:value="0.798828125201172">
            <text:p>0.798828125</text:p>
          </table:table-cell>
          <table:table-cell table:formula="of:=[.M456]*[.P456]" office:value-type="float" office:value="19.1718750048281">
            <text:p>19.171875005</text:p>
          </table:table-cell>
          <table:table-cell table:formula="of:=(([.E456]-0)/(1-0))*(100-0.000000001)+0.000000001" office:value-type="float" office:value="40.0390625005996">
            <text:p>40.039062501</text:p>
          </table:table-cell>
          <table:table-cell table:formula="of:=(([.F456]-0)/(1-0))*(100-0)+0" office:value-type="float" office:value="39.2578125">
            <text:p>39.257812500</text:p>
          </table:table-cell>
          <table:table-cell table:formula="of:=(([.G456]-0)/(1-0))*(3-0)+0" office:value-type="float" office:value="2.373046875">
            <text:p>2.373046875</text:p>
          </table:table-cell>
          <table:table-cell table:formula="of:=(([.H456]-0)/(1-0))*(3-0)+0" office:value-type="float" office:value="0.591796875">
            <text:p>0.591796875</text:p>
          </table:table-cell>
          <table:table-cell table:formula="of:=(([.I456]-0)/(1-0))*(100-0)+0" office:value-type="float" office:value="54.8828125">
            <text:p>54.882812500</text:p>
          </table:table-cell>
          <table:table-cell table:formula="of:=(([.J456]-0)/(1-0))*(3-0)+0" office:value-type="float" office:value="1.587890625">
            <text:p>1.587890625</text:p>
          </table:table-cell>
          <table:table-cell table:formula="of:=(([.K456]-0)/(1-0))*(3-0)+0" office:value-type="float" office:value="1.072265625">
            <text:p>1.072265625</text:p>
          </table:table-cell>
        </table:table-row>
        <table:table-row table:style-name="ro2">
          <table:table-cell office:value-type="float" office:value="0.642578125">
            <text:p>0.642578125</text:p>
          </table:table-cell>
          <table:table-cell office:value-type="float" office:value="0.423828125">
            <text:p>0.423828125</text:p>
          </table:table-cell>
          <table:table-cell office:value-type="float" office:value="0.830078125">
            <text:p>0.830078125</text:p>
          </table:table-cell>
          <table:table-cell office:value-type="float" office:value="0.048828125">
            <text:p>0.048828125</text:p>
          </table:table-cell>
          <table:table-cell office:value-type="float" office:value="0.150390625">
            <text:p>0.150390625</text:p>
          </table:table-cell>
          <table:table-cell office:value-type="float" office:value="0.142578125">
            <text:p>0.142578125</text:p>
          </table:table-cell>
          <table:table-cell office:value-type="float" office:value="0.041015625">
            <text:p>0.041015625</text:p>
          </table:table-cell>
          <table:table-cell office:value-type="float" office:value="0.447265625">
            <text:p>0.447265625</text:p>
          </table:table-cell>
          <table:table-cell office:value-type="float" office:value="0.798828125">
            <text:p>0.798828125</text:p>
          </table:table-cell>
          <table:table-cell office:value-type="float" office:value="0.779296875">
            <text:p>0.779296875</text:p>
          </table:table-cell>
          <table:table-cell office:value-type="float" office:value="0.107421875">
            <text:p>0.107421875</text:p>
          </table:table-cell>
          <table:table-cell/>
          <table:table-cell table:formula="of:=ROUND((([.A457]-0)/(1-0))*(27-2)+2)" office:value-type="float" office:value="18">
            <text:p>18</text:p>
          </table:table-cell>
          <table:table-cell table:formula="of:=(([.B457]-0)/(1-0))*(10-0)+0" office:value-type="float" office:value="4.23828125">
            <text:p>4.238281250</text:p>
          </table:table-cell>
          <table:table-cell table:formula="of:=(([.C457]-0)/(1-0))*(1500-0.000000001)+0.000000001" office:value-type="float" office:value="1245.11718750017">
            <text:p>1245.117187500</text:p>
          </table:table-cell>
          <table:table-cell table:formula="of:=(([.D457]-0)/(1-0))*(1-0.000000001)+0.000000001" office:value-type="float" office:value="0.0488281259511719">
            <text:p>0.048828126</text:p>
          </table:table-cell>
          <table:table-cell table:formula="of:=[.M457]*[.P457]" office:value-type="float" office:value="0.878906267121094">
            <text:p>0.878906267</text:p>
          </table:table-cell>
          <table:table-cell table:formula="of:=(([.E457]-0)/(1-0))*(100-0.000000001)+0.000000001" office:value-type="float" office:value="15.0390625008496">
            <text:p>15.039062501</text:p>
          </table:table-cell>
          <table:table-cell table:formula="of:=(([.F457]-0)/(1-0))*(100-0)+0" office:value-type="float" office:value="14.2578125">
            <text:p>14.257812500</text:p>
          </table:table-cell>
          <table:table-cell table:formula="of:=(([.G457]-0)/(1-0))*(3-0)+0" office:value-type="float" office:value="0.123046875">
            <text:p>0.123046875</text:p>
          </table:table-cell>
          <table:table-cell table:formula="of:=(([.H457]-0)/(1-0))*(3-0)+0" office:value-type="float" office:value="1.341796875">
            <text:p>1.341796875</text:p>
          </table:table-cell>
          <table:table-cell table:formula="of:=(([.I457]-0)/(1-0))*(100-0)+0" office:value-type="float" office:value="79.8828125">
            <text:p>79.882812500</text:p>
          </table:table-cell>
          <table:table-cell table:formula="of:=(([.J457]-0)/(1-0))*(3-0)+0" office:value-type="float" office:value="2.337890625">
            <text:p>2.337890625</text:p>
          </table:table-cell>
          <table:table-cell table:formula="of:=(([.K457]-0)/(1-0))*(3-0)+0" office:value-type="float" office:value="0.322265625">
            <text:p>0.322265625</text:p>
          </table:table-cell>
        </table:table-row>
        <table:table-row table:style-name="ro2">
          <table:table-cell office:value-type="float" office:value="0.142578125">
            <text:p>0.142578125</text:p>
          </table:table-cell>
          <table:table-cell office:value-type="float" office:value="0.923828125">
            <text:p>0.923828125</text:p>
          </table:table-cell>
          <table:table-cell office:value-type="float" office:value="0.330078125">
            <text:p>0.330078125</text:p>
          </table:table-cell>
          <table:table-cell office:value-type="float" office:value="0.548828125">
            <text:p>0.548828125</text:p>
          </table:table-cell>
          <table:table-cell office:value-type="float" office:value="0.650390625">
            <text:p>0.650390625</text:p>
          </table:table-cell>
          <table:table-cell office:value-type="float" office:value="0.642578125">
            <text:p>0.642578125</text:p>
          </table:table-cell>
          <table:table-cell office:value-type="float" office:value="0.541015625">
            <text:p>0.541015625</text:p>
          </table:table-cell>
          <table:table-cell office:value-type="float" office:value="0.947265625">
            <text:p>0.947265625</text:p>
          </table:table-cell>
          <table:table-cell office:value-type="float" office:value="0.298828125">
            <text:p>0.298828125</text:p>
          </table:table-cell>
          <table:table-cell office:value-type="float" office:value="0.279296875">
            <text:p>0.279296875</text:p>
          </table:table-cell>
          <table:table-cell office:value-type="float" office:value="0.607421875">
            <text:p>0.607421875</text:p>
          </table:table-cell>
          <table:table-cell/>
          <table:table-cell table:formula="of:=ROUND((([.A458]-0)/(1-0))*(27-2)+2)" office:value-type="float" office:value="6">
            <text:p>6</text:p>
          </table:table-cell>
          <table:table-cell table:formula="of:=(([.B458]-0)/(1-0))*(10-0)+0" office:value-type="float" office:value="9.23828125">
            <text:p>9.238281250</text:p>
          </table:table-cell>
          <table:table-cell table:formula="of:=(([.C458]-0)/(1-0))*(1500-0.000000001)+0.000000001" office:value-type="float" office:value="495.11718750067">
            <text:p>495.117187501</text:p>
          </table:table-cell>
          <table:table-cell table:formula="of:=(([.D458]-0)/(1-0))*(1-0.000000001)+0.000000001" office:value-type="float" office:value="0.548828125451172">
            <text:p>0.548828125</text:p>
          </table:table-cell>
          <table:table-cell table:formula="of:=[.M458]*[.P458]" office:value-type="float" office:value="3.29296875270703">
            <text:p>3.292968753</text:p>
          </table:table-cell>
          <table:table-cell table:formula="of:=(([.E458]-0)/(1-0))*(100-0.000000001)+0.000000001" office:value-type="float" office:value="65.0390625003496">
            <text:p>65.039062500</text:p>
          </table:table-cell>
          <table:table-cell table:formula="of:=(([.F458]-0)/(1-0))*(100-0)+0" office:value-type="float" office:value="64.2578125">
            <text:p>64.257812500</text:p>
          </table:table-cell>
          <table:table-cell table:formula="of:=(([.G458]-0)/(1-0))*(3-0)+0" office:value-type="float" office:value="1.623046875">
            <text:p>1.623046875</text:p>
          </table:table-cell>
          <table:table-cell table:formula="of:=(([.H458]-0)/(1-0))*(3-0)+0" office:value-type="float" office:value="2.841796875">
            <text:p>2.841796875</text:p>
          </table:table-cell>
          <table:table-cell table:formula="of:=(([.I458]-0)/(1-0))*(100-0)+0" office:value-type="float" office:value="29.8828125">
            <text:p>29.882812500</text:p>
          </table:table-cell>
          <table:table-cell table:formula="of:=(([.J458]-0)/(1-0))*(3-0)+0" office:value-type="float" office:value="0.837890625">
            <text:p>0.837890625</text:p>
          </table:table-cell>
          <table:table-cell table:formula="of:=(([.K458]-0)/(1-0))*(3-0)+0" office:value-type="float" office:value="1.822265625">
            <text:p>1.822265625</text:p>
          </table:table-cell>
        </table:table-row>
        <table:table-row table:style-name="ro2">
          <table:table-cell office:value-type="float" office:value="0.205078125">
            <text:p>0.205078125</text:p>
          </table:table-cell>
          <table:table-cell office:value-type="float" office:value="0.111328125">
            <text:p>0.111328125</text:p>
          </table:table-cell>
          <table:table-cell office:value-type="float" office:value="0.767578125">
            <text:p>0.767578125</text:p>
          </table:table-cell>
          <table:table-cell office:value-type="float" office:value="0.861328125">
            <text:p>0.861328125</text:p>
          </table:table-cell>
          <table:table-cell office:value-type="float" office:value="0.087890625">
            <text:p>0.087890625</text:p>
          </table:table-cell>
          <table:table-cell office:value-type="float" office:value="0.580078125">
            <text:p>0.580078125</text:p>
          </table:table-cell>
          <table:table-cell office:value-type="float" office:value="0.353515625">
            <text:p>0.353515625</text:p>
          </table:table-cell>
          <table:table-cell office:value-type="float" office:value="0.634765625">
            <text:p>0.634765625</text:p>
          </table:table-cell>
          <table:table-cell office:value-type="float" office:value="0.111328125">
            <text:p>0.111328125</text:p>
          </table:table-cell>
          <table:table-cell office:value-type="float" office:value="0.966796875">
            <text:p>0.966796875</text:p>
          </table:table-cell>
          <table:table-cell office:value-type="float" office:value="0.544921875">
            <text:p>0.544921875</text:p>
          </table:table-cell>
          <table:table-cell/>
          <table:table-cell table:formula="of:=ROUND((([.A459]-0)/(1-0))*(27-2)+2)" office:value-type="float" office:value="7">
            <text:p>7</text:p>
          </table:table-cell>
          <table:table-cell table:formula="of:=(([.B459]-0)/(1-0))*(10-0)+0" office:value-type="float" office:value="1.11328125">
            <text:p>1.113281250</text:p>
          </table:table-cell>
          <table:table-cell table:formula="of:=(([.C459]-0)/(1-0))*(1500-0.000000001)+0.000000001" office:value-type="float" office:value="1151.36718750023">
            <text:p>1151.367187500</text:p>
          </table:table-cell>
          <table:table-cell table:formula="of:=(([.D459]-0)/(1-0))*(1-0.000000001)+0.000000001" office:value-type="float" office:value="0.861328125138672">
            <text:p>0.861328125</text:p>
          </table:table-cell>
          <table:table-cell table:formula="of:=[.M459]*[.P459]" office:value-type="float" office:value="6.0292968759707">
            <text:p>6.029296876</text:p>
          </table:table-cell>
          <table:table-cell table:formula="of:=(([.E459]-0)/(1-0))*(100-0.000000001)+0.000000001" office:value-type="float" office:value="8.78906250091211">
            <text:p>8.789062501</text:p>
          </table:table-cell>
          <table:table-cell table:formula="of:=(([.F459]-0)/(1-0))*(100-0)+0" office:value-type="float" office:value="58.0078125">
            <text:p>58.007812500</text:p>
          </table:table-cell>
          <table:table-cell table:formula="of:=(([.G459]-0)/(1-0))*(3-0)+0" office:value-type="float" office:value="1.060546875">
            <text:p>1.060546875</text:p>
          </table:table-cell>
          <table:table-cell table:formula="of:=(([.H459]-0)/(1-0))*(3-0)+0" office:value-type="float" office:value="1.904296875">
            <text:p>1.904296875</text:p>
          </table:table-cell>
          <table:table-cell table:formula="of:=(([.I459]-0)/(1-0))*(100-0)+0" office:value-type="float" office:value="11.1328125">
            <text:p>11.132812500</text:p>
          </table:table-cell>
          <table:table-cell table:formula="of:=(([.J459]-0)/(1-0))*(3-0)+0" office:value-type="float" office:value="2.900390625">
            <text:p>2.900390625</text:p>
          </table:table-cell>
          <table:table-cell table:formula="of:=(([.K459]-0)/(1-0))*(3-0)+0" office:value-type="float" office:value="1.634765625">
            <text:p>1.634765625</text:p>
          </table:table-cell>
        </table:table-row>
        <table:table-row table:style-name="ro2">
          <table:table-cell office:value-type="float" office:value="0.705078125">
            <text:p>0.705078125</text:p>
          </table:table-cell>
          <table:table-cell office:value-type="float" office:value="0.611328125">
            <text:p>0.611328125</text:p>
          </table:table-cell>
          <table:table-cell office:value-type="float" office:value="0.267578125">
            <text:p>0.267578125</text:p>
          </table:table-cell>
          <table:table-cell office:value-type="float" office:value="0.361328125">
            <text:p>0.361328125</text:p>
          </table:table-cell>
          <table:table-cell office:value-type="float" office:value="0.587890625">
            <text:p>0.587890625</text:p>
          </table:table-cell>
          <table:table-cell office:value-type="float" office:value="0.080078125">
            <text:p>0.080078125</text:p>
          </table:table-cell>
          <table:table-cell office:value-type="float" office:value="0.853515625">
            <text:p>0.853515625</text:p>
          </table:table-cell>
          <table:table-cell office:value-type="float" office:value="0.134765625">
            <text:p>0.134765625</text:p>
          </table:table-cell>
          <table:table-cell office:value-type="float" office:value="0.611328125">
            <text:p>0.611328125</text:p>
          </table:table-cell>
          <table:table-cell office:value-type="float" office:value="0.466796875">
            <text:p>0.466796875</text:p>
          </table:table-cell>
          <table:table-cell office:value-type="float" office:value="0.044921875">
            <text:p>0.044921875</text:p>
          </table:table-cell>
          <table:table-cell/>
          <table:table-cell table:formula="of:=ROUND((([.A460]-0)/(1-0))*(27-2)+2)" office:value-type="float" office:value="20">
            <text:p>20</text:p>
          </table:table-cell>
          <table:table-cell table:formula="of:=(([.B460]-0)/(1-0))*(10-0)+0" office:value-type="float" office:value="6.11328125">
            <text:p>6.113281250</text:p>
          </table:table-cell>
          <table:table-cell table:formula="of:=(([.C460]-0)/(1-0))*(1500-0.000000001)+0.000000001" office:value-type="float" office:value="401.367187500732">
            <text:p>401.367187501</text:p>
          </table:table-cell>
          <table:table-cell table:formula="of:=(([.D460]-0)/(1-0))*(1-0.000000001)+0.000000001" office:value-type="float" office:value="0.361328125638672">
            <text:p>0.361328126</text:p>
          </table:table-cell>
          <table:table-cell table:formula="of:=[.M460]*[.P460]" office:value-type="float" office:value="7.22656251277344">
            <text:p>7.226562513</text:p>
          </table:table-cell>
          <table:table-cell table:formula="of:=(([.E460]-0)/(1-0))*(100-0.000000001)+0.000000001" office:value-type="float" office:value="58.7890625004121">
            <text:p>58.789062500</text:p>
          </table:table-cell>
          <table:table-cell table:formula="of:=(([.F460]-0)/(1-0))*(100-0)+0" office:value-type="float" office:value="8.0078125">
            <text:p>8.007812500</text:p>
          </table:table-cell>
          <table:table-cell table:formula="of:=(([.G460]-0)/(1-0))*(3-0)+0" office:value-type="float" office:value="2.560546875">
            <text:p>2.560546875</text:p>
          </table:table-cell>
          <table:table-cell table:formula="of:=(([.H460]-0)/(1-0))*(3-0)+0" office:value-type="float" office:value="0.404296875">
            <text:p>0.404296875</text:p>
          </table:table-cell>
          <table:table-cell table:formula="of:=(([.I460]-0)/(1-0))*(100-0)+0" office:value-type="float" office:value="61.1328125">
            <text:p>61.132812500</text:p>
          </table:table-cell>
          <table:table-cell table:formula="of:=(([.J460]-0)/(1-0))*(3-0)+0" office:value-type="float" office:value="1.400390625">
            <text:p>1.400390625</text:p>
          </table:table-cell>
          <table:table-cell table:formula="of:=(([.K460]-0)/(1-0))*(3-0)+0" office:value-type="float" office:value="0.134765625">
            <text:p>0.134765625</text:p>
          </table:table-cell>
        </table:table-row>
        <table:table-row table:style-name="ro2">
          <table:table-cell office:value-type="float" office:value="0.955078125">
            <text:p>0.955078125</text:p>
          </table:table-cell>
          <table:table-cell office:value-type="float" office:value="0.361328125">
            <text:p>0.361328125</text:p>
          </table:table-cell>
          <table:table-cell office:value-type="float" office:value="0.517578125">
            <text:p>0.517578125</text:p>
          </table:table-cell>
          <table:table-cell office:value-type="float" office:value="0.611328125">
            <text:p>0.611328125</text:p>
          </table:table-cell>
          <table:table-cell office:value-type="float" office:value="0.837890625">
            <text:p>0.837890625</text:p>
          </table:table-cell>
          <table:table-cell office:value-type="float" office:value="0.330078125">
            <text:p>0.330078125</text:p>
          </table:table-cell>
          <table:table-cell office:value-type="float" office:value="0.103515625">
            <text:p>0.103515625</text:p>
          </table:table-cell>
          <table:table-cell office:value-type="float" office:value="0.384765625">
            <text:p>0.384765625</text:p>
          </table:table-cell>
          <table:table-cell office:value-type="float" office:value="0.861328125">
            <text:p>0.861328125</text:p>
          </table:table-cell>
          <table:table-cell office:value-type="float" office:value="0.216796875">
            <text:p>0.216796875</text:p>
          </table:table-cell>
          <table:table-cell office:value-type="float" office:value="0.294921875">
            <text:p>0.294921875</text:p>
          </table:table-cell>
          <table:table-cell/>
          <table:table-cell table:formula="of:=ROUND((([.A461]-0)/(1-0))*(27-2)+2)" office:value-type="float" office:value="26">
            <text:p>26</text:p>
          </table:table-cell>
          <table:table-cell table:formula="of:=(([.B461]-0)/(1-0))*(10-0)+0" office:value-type="float" office:value="3.61328125">
            <text:p>3.613281250</text:p>
          </table:table-cell>
          <table:table-cell table:formula="of:=(([.C461]-0)/(1-0))*(1500-0.000000001)+0.000000001" office:value-type="float" office:value="776.367187500482">
            <text:p>776.367187500</text:p>
          </table:table-cell>
          <table:table-cell table:formula="of:=(([.D461]-0)/(1-0))*(1-0.000000001)+0.000000001" office:value-type="float" office:value="0.611328125388672">
            <text:p>0.611328125</text:p>
          </table:table-cell>
          <table:table-cell table:formula="of:=[.M461]*[.P461]" office:value-type="float" office:value="15.8945312601055">
            <text:p>15.894531260</text:p>
          </table:table-cell>
          <table:table-cell table:formula="of:=(([.E461]-0)/(1-0))*(100-0.000000001)+0.000000001" office:value-type="float" office:value="83.7890625001621">
            <text:p>83.789062500</text:p>
          </table:table-cell>
          <table:table-cell table:formula="of:=(([.F461]-0)/(1-0))*(100-0)+0" office:value-type="float" office:value="33.0078125">
            <text:p>33.007812500</text:p>
          </table:table-cell>
          <table:table-cell table:formula="of:=(([.G461]-0)/(1-0))*(3-0)+0" office:value-type="float" office:value="0.310546875">
            <text:p>0.310546875</text:p>
          </table:table-cell>
          <table:table-cell table:formula="of:=(([.H461]-0)/(1-0))*(3-0)+0" office:value-type="float" office:value="1.154296875">
            <text:p>1.154296875</text:p>
          </table:table-cell>
          <table:table-cell table:formula="of:=(([.I461]-0)/(1-0))*(100-0)+0" office:value-type="float" office:value="86.1328125">
            <text:p>86.132812500</text:p>
          </table:table-cell>
          <table:table-cell table:formula="of:=(([.J461]-0)/(1-0))*(3-0)+0" office:value-type="float" office:value="0.650390625">
            <text:p>0.650390625</text:p>
          </table:table-cell>
          <table:table-cell table:formula="of:=(([.K461]-0)/(1-0))*(3-0)+0" office:value-type="float" office:value="0.884765625">
            <text:p>0.884765625</text:p>
          </table:table-cell>
        </table:table-row>
        <table:table-row table:style-name="ro2">
          <table:table-cell office:value-type="float" office:value="0.455078125">
            <text:p>0.455078125</text:p>
          </table:table-cell>
          <table:table-cell office:value-type="float" office:value="0.861328125">
            <text:p>0.861328125</text:p>
          </table:table-cell>
          <table:table-cell office:value-type="float" office:value="0.017578125">
            <text:p>0.017578125</text:p>
          </table:table-cell>
          <table:table-cell office:value-type="float" office:value="0.111328125">
            <text:p>0.111328125</text:p>
          </table:table-cell>
          <table:table-cell office:value-type="float" office:value="0.337890625">
            <text:p>0.337890625</text:p>
          </table:table-cell>
          <table:table-cell office:value-type="float" office:value="0.830078125">
            <text:p>0.830078125</text:p>
          </table:table-cell>
          <table:table-cell office:value-type="float" office:value="0.603515625">
            <text:p>0.603515625</text:p>
          </table:table-cell>
          <table:table-cell office:value-type="float" office:value="0.884765625">
            <text:p>0.884765625</text:p>
          </table:table-cell>
          <table:table-cell office:value-type="float" office:value="0.361328125">
            <text:p>0.361328125</text:p>
          </table:table-cell>
          <table:table-cell office:value-type="float" office:value="0.716796875">
            <text:p>0.716796875</text:p>
          </table:table-cell>
          <table:table-cell office:value-type="float" office:value="0.794921875">
            <text:p>0.794921875</text:p>
          </table:table-cell>
          <table:table-cell/>
          <table:table-cell table:formula="of:=ROUND((([.A462]-0)/(1-0))*(27-2)+2)" office:value-type="float" office:value="13">
            <text:p>13</text:p>
          </table:table-cell>
          <table:table-cell table:formula="of:=(([.B462]-0)/(1-0))*(10-0)+0" office:value-type="float" office:value="8.61328125">
            <text:p>8.613281250</text:p>
          </table:table-cell>
          <table:table-cell table:formula="of:=(([.C462]-0)/(1-0))*(1500-0.000000001)+0.000000001" office:value-type="float" office:value="26.3671875009824">
            <text:p>26.367187501</text:p>
          </table:table-cell>
          <table:table-cell table:formula="of:=(([.D462]-0)/(1-0))*(1-0.000000001)+0.000000001" office:value-type="float" office:value="0.111328125888672">
            <text:p>0.111328126</text:p>
          </table:table-cell>
          <table:table-cell table:formula="of:=[.M462]*[.P462]" office:value-type="float" office:value="1.44726563655273">
            <text:p>1.447265637</text:p>
          </table:table-cell>
          <table:table-cell table:formula="of:=(([.E462]-0)/(1-0))*(100-0.000000001)+0.000000001" office:value-type="float" office:value="33.7890625006621">
            <text:p>33.789062501</text:p>
          </table:table-cell>
          <table:table-cell table:formula="of:=(([.F462]-0)/(1-0))*(100-0)+0" office:value-type="float" office:value="83.0078125">
            <text:p>83.007812500</text:p>
          </table:table-cell>
          <table:table-cell table:formula="of:=(([.G462]-0)/(1-0))*(3-0)+0" office:value-type="float" office:value="1.810546875">
            <text:p>1.810546875</text:p>
          </table:table-cell>
          <table:table-cell table:formula="of:=(([.H462]-0)/(1-0))*(3-0)+0" office:value-type="float" office:value="2.654296875">
            <text:p>2.654296875</text:p>
          </table:table-cell>
          <table:table-cell table:formula="of:=(([.I462]-0)/(1-0))*(100-0)+0" office:value-type="float" office:value="36.1328125">
            <text:p>36.132812500</text:p>
          </table:table-cell>
          <table:table-cell table:formula="of:=(([.J462]-0)/(1-0))*(3-0)+0" office:value-type="float" office:value="2.150390625">
            <text:p>2.150390625</text:p>
          </table:table-cell>
          <table:table-cell table:formula="of:=(([.K462]-0)/(1-0))*(3-0)+0" office:value-type="float" office:value="2.384765625">
            <text:p>2.384765625</text:p>
          </table:table-cell>
        </table:table-row>
        <table:table-row table:style-name="ro2">
          <table:table-cell office:value-type="float" office:value="0.330078125">
            <text:p>0.330078125</text:p>
          </table:table-cell>
          <table:table-cell office:value-type="float" office:value="0.486328125">
            <text:p>0.486328125</text:p>
          </table:table-cell>
          <table:table-cell office:value-type="float" office:value="0.392578125">
            <text:p>0.392578125</text:p>
          </table:table-cell>
          <table:table-cell office:value-type="float" office:value="0.236328125">
            <text:p>0.236328125</text:p>
          </table:table-cell>
          <table:table-cell office:value-type="float" office:value="0.462890625">
            <text:p>0.462890625</text:p>
          </table:table-cell>
          <table:table-cell office:value-type="float" office:value="0.705078125">
            <text:p>0.705078125</text:p>
          </table:table-cell>
          <table:table-cell office:value-type="float" office:value="0.228515625">
            <text:p>0.228515625</text:p>
          </table:table-cell>
          <table:table-cell office:value-type="float" office:value="0.259765625">
            <text:p>0.259765625</text:p>
          </table:table-cell>
          <table:table-cell office:value-type="float" office:value="0.986328125">
            <text:p>0.986328125</text:p>
          </table:table-cell>
          <table:table-cell office:value-type="float" office:value="0.341796875">
            <text:p>0.341796875</text:p>
          </table:table-cell>
          <table:table-cell office:value-type="float" office:value="0.419921875">
            <text:p>0.419921875</text:p>
          </table:table-cell>
          <table:table-cell/>
          <table:table-cell table:formula="of:=ROUND((([.A463]-0)/(1-0))*(27-2)+2)" office:value-type="float" office:value="10">
            <text:p>10</text:p>
          </table:table-cell>
          <table:table-cell table:formula="of:=(([.B463]-0)/(1-0))*(10-0)+0" office:value-type="float" office:value="4.86328125">
            <text:p>4.863281250</text:p>
          </table:table-cell>
          <table:table-cell table:formula="of:=(([.C463]-0)/(1-0))*(1500-0.000000001)+0.000000001" office:value-type="float" office:value="588.867187500607">
            <text:p>588.867187501</text:p>
          </table:table-cell>
          <table:table-cell table:formula="of:=(([.D463]-0)/(1-0))*(1-0.000000001)+0.000000001" office:value-type="float" office:value="0.236328125763672">
            <text:p>0.236328126</text:p>
          </table:table-cell>
          <table:table-cell table:formula="of:=[.M463]*[.P463]" office:value-type="float" office:value="2.36328125763672">
            <text:p>2.363281258</text:p>
          </table:table-cell>
          <table:table-cell table:formula="of:=(([.E463]-0)/(1-0))*(100-0.000000001)+0.000000001" office:value-type="float" office:value="46.2890625005371">
            <text:p>46.289062501</text:p>
          </table:table-cell>
          <table:table-cell table:formula="of:=(([.F463]-0)/(1-0))*(100-0)+0" office:value-type="float" office:value="70.5078125">
            <text:p>70.507812500</text:p>
          </table:table-cell>
          <table:table-cell table:formula="of:=(([.G463]-0)/(1-0))*(3-0)+0" office:value-type="float" office:value="0.685546875">
            <text:p>0.685546875</text:p>
          </table:table-cell>
          <table:table-cell table:formula="of:=(([.H463]-0)/(1-0))*(3-0)+0" office:value-type="float" office:value="0.779296875">
            <text:p>0.779296875</text:p>
          </table:table-cell>
          <table:table-cell table:formula="of:=(([.I463]-0)/(1-0))*(100-0)+0" office:value-type="float" office:value="98.6328125">
            <text:p>98.632812500</text:p>
          </table:table-cell>
          <table:table-cell table:formula="of:=(([.J463]-0)/(1-0))*(3-0)+0" office:value-type="float" office:value="1.025390625">
            <text:p>1.025390625</text:p>
          </table:table-cell>
          <table:table-cell table:formula="of:=(([.K463]-0)/(1-0))*(3-0)+0" office:value-type="float" office:value="1.259765625">
            <text:p>1.259765625</text:p>
          </table:table-cell>
        </table:table-row>
        <table:table-row table:style-name="ro2">
          <table:table-cell office:value-type="float" office:value="0.830078125">
            <text:p>0.830078125</text:p>
          </table:table-cell>
          <table:table-cell office:value-type="float" office:value="0.986328125">
            <text:p>0.986328125</text:p>
          </table:table-cell>
          <table:table-cell office:value-type="float" office:value="0.892578125">
            <text:p>0.892578125</text:p>
          </table:table-cell>
          <table:table-cell office:value-type="float" office:value="0.736328125">
            <text:p>0.736328125</text:p>
          </table:table-cell>
          <table:table-cell office:value-type="float" office:value="0.962890625">
            <text:p>0.962890625</text:p>
          </table:table-cell>
          <table:table-cell office:value-type="float" office:value="0.205078125">
            <text:p>0.205078125</text:p>
          </table:table-cell>
          <table:table-cell office:value-type="float" office:value="0.728515625">
            <text:p>0.728515625</text:p>
          </table:table-cell>
          <table:table-cell office:value-type="float" office:value="0.759765625">
            <text:p>0.759765625</text:p>
          </table:table-cell>
          <table:table-cell office:value-type="float" office:value="0.486328125">
            <text:p>0.486328125</text:p>
          </table:table-cell>
          <table:table-cell office:value-type="float" office:value="0.841796875">
            <text:p>0.841796875</text:p>
          </table:table-cell>
          <table:table-cell office:value-type="float" office:value="0.919921875">
            <text:p>0.919921875</text:p>
          </table:table-cell>
          <table:table-cell/>
          <table:table-cell table:formula="of:=ROUND((([.A464]-0)/(1-0))*(27-2)+2)" office:value-type="float" office:value="23">
            <text:p>23</text:p>
          </table:table-cell>
          <table:table-cell table:formula="of:=(([.B464]-0)/(1-0))*(10-0)+0" office:value-type="float" office:value="9.86328125">
            <text:p>9.863281250</text:p>
          </table:table-cell>
          <table:table-cell table:formula="of:=(([.C464]-0)/(1-0))*(1500-0.000000001)+0.000000001" office:value-type="float" office:value="1338.86718750011">
            <text:p>1338.867187500</text:p>
          </table:table-cell>
          <table:table-cell table:formula="of:=(([.D464]-0)/(1-0))*(1-0.000000001)+0.000000001" office:value-type="float" office:value="0.736328125263672">
            <text:p>0.736328125</text:p>
          </table:table-cell>
          <table:table-cell table:formula="of:=[.M464]*[.P464]" office:value-type="float" office:value="16.9355468810645">
            <text:p>16.935546881</text:p>
          </table:table-cell>
          <table:table-cell table:formula="of:=(([.E464]-0)/(1-0))*(100-0.000000001)+0.000000001" office:value-type="float" office:value="96.2890625000371">
            <text:p>96.289062500</text:p>
          </table:table-cell>
          <table:table-cell table:formula="of:=(([.F464]-0)/(1-0))*(100-0)+0" office:value-type="float" office:value="20.5078125">
            <text:p>20.507812500</text:p>
          </table:table-cell>
          <table:table-cell table:formula="of:=(([.G464]-0)/(1-0))*(3-0)+0" office:value-type="float" office:value="2.185546875">
            <text:p>2.185546875</text:p>
          </table:table-cell>
          <table:table-cell table:formula="of:=(([.H464]-0)/(1-0))*(3-0)+0" office:value-type="float" office:value="2.279296875">
            <text:p>2.279296875</text:p>
          </table:table-cell>
          <table:table-cell table:formula="of:=(([.I464]-0)/(1-0))*(100-0)+0" office:value-type="float" office:value="48.6328125">
            <text:p>48.632812500</text:p>
          </table:table-cell>
          <table:table-cell table:formula="of:=(([.J464]-0)/(1-0))*(3-0)+0" office:value-type="float" office:value="2.525390625">
            <text:p>2.525390625</text:p>
          </table:table-cell>
          <table:table-cell table:formula="of:=(([.K464]-0)/(1-0))*(3-0)+0" office:value-type="float" office:value="2.759765625">
            <text:p>2.759765625</text:p>
          </table:table-cell>
        </table:table-row>
        <table:table-row table:style-name="ro2">
          <table:table-cell office:value-type="float" office:value="0.580078125">
            <text:p>0.580078125</text:p>
          </table:table-cell>
          <table:table-cell office:value-type="float" office:value="0.236328125">
            <text:p>0.236328125</text:p>
          </table:table-cell>
          <table:table-cell office:value-type="float" office:value="0.142578125">
            <text:p>0.142578125</text:p>
          </table:table-cell>
          <table:table-cell office:value-type="float" office:value="0.486328125">
            <text:p>0.486328125</text:p>
          </table:table-cell>
          <table:table-cell office:value-type="float" office:value="0.712890625">
            <text:p>0.712890625</text:p>
          </table:table-cell>
          <table:table-cell office:value-type="float" office:value="0.455078125">
            <text:p>0.455078125</text:p>
          </table:table-cell>
          <table:table-cell office:value-type="float" office:value="0.478515625">
            <text:p>0.478515625</text:p>
          </table:table-cell>
          <table:table-cell office:value-type="float" office:value="0.509765625">
            <text:p>0.509765625</text:p>
          </table:table-cell>
          <table:table-cell office:value-type="float" office:value="0.236328125">
            <text:p>0.236328125</text:p>
          </table:table-cell>
          <table:table-cell office:value-type="float" office:value="0.591796875">
            <text:p>0.591796875</text:p>
          </table:table-cell>
          <table:table-cell office:value-type="float" office:value="0.669921875">
            <text:p>0.669921875</text:p>
          </table:table-cell>
          <table:table-cell/>
          <table:table-cell table:formula="of:=ROUND((([.A465]-0)/(1-0))*(27-2)+2)" office:value-type="float" office:value="17">
            <text:p>17</text:p>
          </table:table-cell>
          <table:table-cell table:formula="of:=(([.B465]-0)/(1-0))*(10-0)+0" office:value-type="float" office:value="2.36328125">
            <text:p>2.363281250</text:p>
          </table:table-cell>
          <table:table-cell table:formula="of:=(([.C465]-0)/(1-0))*(1500-0.000000001)+0.000000001" office:value-type="float" office:value="213.867187500857">
            <text:p>213.867187501</text:p>
          </table:table-cell>
          <table:table-cell table:formula="of:=(([.D465]-0)/(1-0))*(1-0.000000001)+0.000000001" office:value-type="float" office:value="0.486328125513672">
            <text:p>0.486328126</text:p>
          </table:table-cell>
          <table:table-cell table:formula="of:=[.M465]*[.P465]" office:value-type="float" office:value="8.26757813373242">
            <text:p>8.267578134</text:p>
          </table:table-cell>
          <table:table-cell table:formula="of:=(([.E465]-0)/(1-0))*(100-0.000000001)+0.000000001" office:value-type="float" office:value="71.2890625002871">
            <text:p>71.289062500</text:p>
          </table:table-cell>
          <table:table-cell table:formula="of:=(([.F465]-0)/(1-0))*(100-0)+0" office:value-type="float" office:value="45.5078125">
            <text:p>45.507812500</text:p>
          </table:table-cell>
          <table:table-cell table:formula="of:=(([.G465]-0)/(1-0))*(3-0)+0" office:value-type="float" office:value="1.435546875">
            <text:p>1.435546875</text:p>
          </table:table-cell>
          <table:table-cell table:formula="of:=(([.H465]-0)/(1-0))*(3-0)+0" office:value-type="float" office:value="1.529296875">
            <text:p>1.529296875</text:p>
          </table:table-cell>
          <table:table-cell table:formula="of:=(([.I465]-0)/(1-0))*(100-0)+0" office:value-type="float" office:value="23.6328125">
            <text:p>23.632812500</text:p>
          </table:table-cell>
          <table:table-cell table:formula="of:=(([.J465]-0)/(1-0))*(3-0)+0" office:value-type="float" office:value="1.775390625">
            <text:p>1.775390625</text:p>
          </table:table-cell>
          <table:table-cell table:formula="of:=(([.K465]-0)/(1-0))*(3-0)+0" office:value-type="float" office:value="2.009765625">
            <text:p>2.009765625</text:p>
          </table:table-cell>
        </table:table-row>
        <table:table-row table:style-name="ro2">
          <table:table-cell office:value-type="float" office:value="0.080078125">
            <text:p>0.080078125</text:p>
          </table:table-cell>
          <table:table-cell office:value-type="float" office:value="0.736328125">
            <text:p>0.736328125</text:p>
          </table:table-cell>
          <table:table-cell office:value-type="float" office:value="0.642578125">
            <text:p>0.642578125</text:p>
          </table:table-cell>
          <table:table-cell office:value-type="float" office:value="0.986328125">
            <text:p>0.986328125</text:p>
          </table:table-cell>
          <table:table-cell office:value-type="float" office:value="0.212890625">
            <text:p>0.212890625</text:p>
          </table:table-cell>
          <table:table-cell office:value-type="float" office:value="0.955078125">
            <text:p>0.955078125</text:p>
          </table:table-cell>
          <table:table-cell office:value-type="float" office:value="0.978515625">
            <text:p>0.978515625</text:p>
          </table:table-cell>
          <table:table-cell office:value-type="float" office:value="0.009765625">
            <text:p>0.009765625</text:p>
          </table:table-cell>
          <table:table-cell office:value-type="float" office:value="0.736328125">
            <text:p>0.736328125</text:p>
          </table:table-cell>
          <table:table-cell office:value-type="float" office:value="0.091796875">
            <text:p>0.091796875</text:p>
          </table:table-cell>
          <table:table-cell office:value-type="float" office:value="0.169921875">
            <text:p>0.169921875</text:p>
          </table:table-cell>
          <table:table-cell/>
          <table:table-cell table:formula="of:=ROUND((([.A466]-0)/(1-0))*(27-2)+2)" office:value-type="float" office:value="4">
            <text:p>4</text:p>
          </table:table-cell>
          <table:table-cell table:formula="of:=(([.B466]-0)/(1-0))*(10-0)+0" office:value-type="float" office:value="7.36328125">
            <text:p>7.363281250</text:p>
          </table:table-cell>
          <table:table-cell table:formula="of:=(([.C466]-0)/(1-0))*(1500-0.000000001)+0.000000001" office:value-type="float" office:value="963.867187500357">
            <text:p>963.867187500</text:p>
          </table:table-cell>
          <table:table-cell table:formula="of:=(([.D466]-0)/(1-0))*(1-0.000000001)+0.000000001" office:value-type="float" office:value="0.986328125013672">
            <text:p>0.986328125</text:p>
          </table:table-cell>
          <table:table-cell table:formula="of:=[.M466]*[.P466]" office:value-type="float" office:value="3.94531250005469">
            <text:p>3.945312500</text:p>
          </table:table-cell>
          <table:table-cell table:formula="of:=(([.E466]-0)/(1-0))*(100-0.000000001)+0.000000001" office:value-type="float" office:value="21.2890625007871">
            <text:p>21.289062501</text:p>
          </table:table-cell>
          <table:table-cell table:formula="of:=(([.F466]-0)/(1-0))*(100-0)+0" office:value-type="float" office:value="95.5078125">
            <text:p>95.507812500</text:p>
          </table:table-cell>
          <table:table-cell table:formula="of:=(([.G466]-0)/(1-0))*(3-0)+0" office:value-type="float" office:value="2.935546875">
            <text:p>2.935546875</text:p>
          </table:table-cell>
          <table:table-cell table:formula="of:=(([.H466]-0)/(1-0))*(3-0)+0" office:value-type="float" office:value="0.029296875">
            <text:p>0.029296875</text:p>
          </table:table-cell>
          <table:table-cell table:formula="of:=(([.I466]-0)/(1-0))*(100-0)+0" office:value-type="float" office:value="73.6328125">
            <text:p>73.632812500</text:p>
          </table:table-cell>
          <table:table-cell table:formula="of:=(([.J466]-0)/(1-0))*(3-0)+0" office:value-type="float" office:value="0.275390625">
            <text:p>0.275390625</text:p>
          </table:table-cell>
          <table:table-cell table:formula="of:=(([.K466]-0)/(1-0))*(3-0)+0" office:value-type="float" office:value="0.509765625">
            <text:p>0.509765625</text:p>
          </table:table-cell>
        </table:table-row>
        <table:table-row table:style-name="ro2">
          <table:table-cell office:value-type="float" office:value="0.111328125">
            <text:p>0.111328125</text:p>
          </table:table-cell>
          <table:table-cell office:value-type="float" office:value="0.205078125">
            <text:p>0.205078125</text:p>
          </table:table-cell>
          <table:table-cell office:value-type="float" office:value="0.298828125">
            <text:p>0.298828125</text:p>
          </table:table-cell>
          <table:table-cell office:value-type="float" office:value="0.017578125">
            <text:p>0.017578125</text:p>
          </table:table-cell>
          <table:table-cell office:value-type="float" office:value="0.806640625">
            <text:p>0.806640625</text:p>
          </table:table-cell>
          <table:table-cell office:value-type="float" office:value="0.236328125">
            <text:p>0.236328125</text:p>
          </table:table-cell>
          <table:table-cell office:value-type="float" office:value="0.634765625">
            <text:p>0.634765625</text:p>
          </table:table-cell>
          <table:table-cell office:value-type="float" office:value="0.541015625">
            <text:p>0.541015625</text:p>
          </table:table-cell>
          <table:table-cell office:value-type="float" office:value="0.580078125">
            <text:p>0.580078125</text:p>
          </table:table-cell>
          <table:table-cell office:value-type="float" office:value="0.560546875">
            <text:p>0.560546875</text:p>
          </table:table-cell>
          <table:table-cell office:value-type="float" office:value="0.138671875">
            <text:p>0.138671875</text:p>
          </table:table-cell>
          <table:table-cell/>
          <table:table-cell table:formula="of:=ROUND((([.A467]-0)/(1-0))*(27-2)+2)" office:value-type="float" office:value="5">
            <text:p>5</text:p>
          </table:table-cell>
          <table:table-cell table:formula="of:=(([.B467]-0)/(1-0))*(10-0)+0" office:value-type="float" office:value="2.05078125">
            <text:p>2.050781250</text:p>
          </table:table-cell>
          <table:table-cell table:formula="of:=(([.C467]-0)/(1-0))*(1500-0.000000001)+0.000000001" office:value-type="float" office:value="448.242187500701">
            <text:p>448.242187501</text:p>
          </table:table-cell>
          <table:table-cell table:formula="of:=(([.D467]-0)/(1-0))*(1-0.000000001)+0.000000001" office:value-type="float" office:value="0.0175781259824219">
            <text:p>0.017578126</text:p>
          </table:table-cell>
          <table:table-cell table:formula="of:=[.M467]*[.P467]" office:value-type="float" office:value="0.0878906299121094">
            <text:p>0.087890630</text:p>
          </table:table-cell>
          <table:table-cell table:formula="of:=(([.E467]-0)/(1-0))*(100-0.000000001)+0.000000001" office:value-type="float" office:value="80.6640625001934">
            <text:p>80.664062500</text:p>
          </table:table-cell>
          <table:table-cell table:formula="of:=(([.F467]-0)/(1-0))*(100-0)+0" office:value-type="float" office:value="23.6328125">
            <text:p>23.632812500</text:p>
          </table:table-cell>
          <table:table-cell table:formula="of:=(([.G467]-0)/(1-0))*(3-0)+0" office:value-type="float" office:value="1.904296875">
            <text:p>1.904296875</text:p>
          </table:table-cell>
          <table:table-cell table:formula="of:=(([.H467]-0)/(1-0))*(3-0)+0" office:value-type="float" office:value="1.623046875">
            <text:p>1.623046875</text:p>
          </table:table-cell>
          <table:table-cell table:formula="of:=(([.I467]-0)/(1-0))*(100-0)+0" office:value-type="float" office:value="58.0078125">
            <text:p>58.007812500</text:p>
          </table:table-cell>
          <table:table-cell table:formula="of:=(([.J467]-0)/(1-0))*(3-0)+0" office:value-type="float" office:value="1.681640625">
            <text:p>1.681640625</text:p>
          </table:table-cell>
          <table:table-cell table:formula="of:=(([.K467]-0)/(1-0))*(3-0)+0" office:value-type="float" office:value="0.416015625">
            <text:p>0.416015625</text:p>
          </table:table-cell>
        </table:table-row>
        <table:table-row table:style-name="ro2">
          <table:table-cell office:value-type="float" office:value="0.611328125">
            <text:p>0.611328125</text:p>
          </table:table-cell>
          <table:table-cell office:value-type="float" office:value="0.705078125">
            <text:p>0.705078125</text:p>
          </table:table-cell>
          <table:table-cell office:value-type="float" office:value="0.798828125">
            <text:p>0.798828125</text:p>
          </table:table-cell>
          <table:table-cell office:value-type="float" office:value="0.517578125">
            <text:p>0.517578125</text:p>
          </table:table-cell>
          <table:table-cell office:value-type="float" office:value="0.306640625">
            <text:p>0.306640625</text:p>
          </table:table-cell>
          <table:table-cell office:value-type="float" office:value="0.736328125">
            <text:p>0.736328125</text:p>
          </table:table-cell>
          <table:table-cell office:value-type="float" office:value="0.134765625">
            <text:p>0.134765625</text:p>
          </table:table-cell>
          <table:table-cell office:value-type="float" office:value="0.041015625">
            <text:p>0.041015625</text:p>
          </table:table-cell>
          <table:table-cell office:value-type="float" office:value="0.080078125">
            <text:p>0.080078125</text:p>
          </table:table-cell>
          <table:table-cell office:value-type="float" office:value="0.060546875">
            <text:p>0.060546875</text:p>
          </table:table-cell>
          <table:table-cell office:value-type="float" office:value="0.638671875">
            <text:p>0.638671875</text:p>
          </table:table-cell>
          <table:table-cell/>
          <table:table-cell table:formula="of:=ROUND((([.A468]-0)/(1-0))*(27-2)+2)" office:value-type="float" office:value="17">
            <text:p>17</text:p>
          </table:table-cell>
          <table:table-cell table:formula="of:=(([.B468]-0)/(1-0))*(10-0)+0" office:value-type="float" office:value="7.05078125">
            <text:p>7.050781250</text:p>
          </table:table-cell>
          <table:table-cell table:formula="of:=(([.C468]-0)/(1-0))*(1500-0.000000001)+0.000000001" office:value-type="float" office:value="1198.2421875002">
            <text:p>1198.242187500</text:p>
          </table:table-cell>
          <table:table-cell table:formula="of:=(([.D468]-0)/(1-0))*(1-0.000000001)+0.000000001" office:value-type="float" office:value="0.517578125482422">
            <text:p>0.517578125</text:p>
          </table:table-cell>
          <table:table-cell table:formula="of:=[.M468]*[.P468]" office:value-type="float" office:value="8.79882813320117">
            <text:p>8.798828133</text:p>
          </table:table-cell>
          <table:table-cell table:formula="of:=(([.E468]-0)/(1-0))*(100-0.000000001)+0.000000001" office:value-type="float" office:value="30.6640625006934">
            <text:p>30.664062501</text:p>
          </table:table-cell>
          <table:table-cell table:formula="of:=(([.F468]-0)/(1-0))*(100-0)+0" office:value-type="float" office:value="73.6328125">
            <text:p>73.632812500</text:p>
          </table:table-cell>
          <table:table-cell table:formula="of:=(([.G468]-0)/(1-0))*(3-0)+0" office:value-type="float" office:value="0.404296875">
            <text:p>0.404296875</text:p>
          </table:table-cell>
          <table:table-cell table:formula="of:=(([.H468]-0)/(1-0))*(3-0)+0" office:value-type="float" office:value="0.123046875">
            <text:p>0.123046875</text:p>
          </table:table-cell>
          <table:table-cell table:formula="of:=(([.I468]-0)/(1-0))*(100-0)+0" office:value-type="float" office:value="8.0078125">
            <text:p>8.007812500</text:p>
          </table:table-cell>
          <table:table-cell table:formula="of:=(([.J468]-0)/(1-0))*(3-0)+0" office:value-type="float" office:value="0.181640625">
            <text:p>0.181640625</text:p>
          </table:table-cell>
          <table:table-cell table:formula="of:=(([.K468]-0)/(1-0))*(3-0)+0" office:value-type="float" office:value="1.916015625">
            <text:p>1.916015625</text:p>
          </table:table-cell>
        </table:table-row>
        <table:table-row table:style-name="ro2">
          <table:table-cell office:value-type="float" office:value="0.861328125">
            <text:p>0.861328125</text:p>
          </table:table-cell>
          <table:table-cell office:value-type="float" office:value="0.455078125">
            <text:p>0.455078125</text:p>
          </table:table-cell>
          <table:table-cell office:value-type="float" office:value="0.048828125">
            <text:p>0.048828125</text:p>
          </table:table-cell>
          <table:table-cell office:value-type="float" office:value="0.267578125">
            <text:p>0.267578125</text:p>
          </table:table-cell>
          <table:table-cell office:value-type="float" office:value="0.056640625">
            <text:p>0.056640625</text:p>
          </table:table-cell>
          <table:table-cell office:value-type="float" office:value="0.986328125">
            <text:p>0.986328125</text:p>
          </table:table-cell>
          <table:table-cell office:value-type="float" office:value="0.884765625">
            <text:p>0.884765625</text:p>
          </table:table-cell>
          <table:table-cell office:value-type="float" office:value="0.291015625">
            <text:p>0.291015625</text:p>
          </table:table-cell>
          <table:table-cell office:value-type="float" office:value="0.330078125">
            <text:p>0.330078125</text:p>
          </table:table-cell>
          <table:table-cell office:value-type="float" office:value="0.310546875">
            <text:p>0.310546875</text:p>
          </table:table-cell>
          <table:table-cell office:value-type="float" office:value="0.888671875">
            <text:p>0.888671875</text:p>
          </table:table-cell>
          <table:table-cell/>
          <table:table-cell table:formula="of:=ROUND((([.A469]-0)/(1-0))*(27-2)+2)" office:value-type="float" office:value="24">
            <text:p>24</text:p>
          </table:table-cell>
          <table:table-cell table:formula="of:=(([.B469]-0)/(1-0))*(10-0)+0" office:value-type="float" office:value="4.55078125">
            <text:p>4.550781250</text:p>
          </table:table-cell>
          <table:table-cell table:formula="of:=(([.C469]-0)/(1-0))*(1500-0.000000001)+0.000000001" office:value-type="float" office:value="73.2421875009512">
            <text:p>73.242187501</text:p>
          </table:table-cell>
          <table:table-cell table:formula="of:=(([.D469]-0)/(1-0))*(1-0.000000001)+0.000000001" office:value-type="float" office:value="0.267578125732422">
            <text:p>0.267578126</text:p>
          </table:table-cell>
          <table:table-cell table:formula="of:=[.M469]*[.P469]" office:value-type="float" office:value="6.42187501757813">
            <text:p>6.421875018</text:p>
          </table:table-cell>
          <table:table-cell table:formula="of:=(([.E469]-0)/(1-0))*(100-0.000000001)+0.000000001" office:value-type="float" office:value="5.66406250094336">
            <text:p>5.664062501</text:p>
          </table:table-cell>
          <table:table-cell table:formula="of:=(([.F469]-0)/(1-0))*(100-0)+0" office:value-type="float" office:value="98.6328125">
            <text:p>98.632812500</text:p>
          </table:table-cell>
          <table:table-cell table:formula="of:=(([.G469]-0)/(1-0))*(3-0)+0" office:value-type="float" office:value="2.654296875">
            <text:p>2.654296875</text:p>
          </table:table-cell>
          <table:table-cell table:formula="of:=(([.H469]-0)/(1-0))*(3-0)+0" office:value-type="float" office:value="0.873046875">
            <text:p>0.873046875</text:p>
          </table:table-cell>
          <table:table-cell table:formula="of:=(([.I469]-0)/(1-0))*(100-0)+0" office:value-type="float" office:value="33.0078125">
            <text:p>33.007812500</text:p>
          </table:table-cell>
          <table:table-cell table:formula="of:=(([.J469]-0)/(1-0))*(3-0)+0" office:value-type="float" office:value="0.931640625">
            <text:p>0.931640625</text:p>
          </table:table-cell>
          <table:table-cell table:formula="of:=(([.K469]-0)/(1-0))*(3-0)+0" office:value-type="float" office:value="2.666015625">
            <text:p>2.666015625</text:p>
          </table:table-cell>
        </table:table-row>
        <table:table-row table:style-name="ro2">
          <table:table-cell office:value-type="float" office:value="0.361328125">
            <text:p>0.361328125</text:p>
          </table:table-cell>
          <table:table-cell office:value-type="float" office:value="0.955078125">
            <text:p>0.955078125</text:p>
          </table:table-cell>
          <table:table-cell office:value-type="float" office:value="0.548828125">
            <text:p>0.548828125</text:p>
          </table:table-cell>
          <table:table-cell office:value-type="float" office:value="0.767578125">
            <text:p>0.767578125</text:p>
          </table:table-cell>
          <table:table-cell office:value-type="float" office:value="0.556640625">
            <text:p>0.556640625</text:p>
          </table:table-cell>
          <table:table-cell office:value-type="float" office:value="0.486328125">
            <text:p>0.486328125</text:p>
          </table:table-cell>
          <table:table-cell office:value-type="float" office:value="0.384765625">
            <text:p>0.384765625</text:p>
          </table:table-cell>
          <table:table-cell office:value-type="float" office:value="0.791015625">
            <text:p>0.791015625</text:p>
          </table:table-cell>
          <table:table-cell office:value-type="float" office:value="0.830078125">
            <text:p>0.830078125</text:p>
          </table:table-cell>
          <table:table-cell office:value-type="float" office:value="0.810546875">
            <text:p>0.810546875</text:p>
          </table:table-cell>
          <table:table-cell office:value-type="float" office:value="0.388671875">
            <text:p>0.388671875</text:p>
          </table:table-cell>
          <table:table-cell/>
          <table:table-cell table:formula="of:=ROUND((([.A470]-0)/(1-0))*(27-2)+2)" office:value-type="float" office:value="11">
            <text:p>11</text:p>
          </table:table-cell>
          <table:table-cell table:formula="of:=(([.B470]-0)/(1-0))*(10-0)+0" office:value-type="float" office:value="9.55078125">
            <text:p>9.550781250</text:p>
          </table:table-cell>
          <table:table-cell table:formula="of:=(([.C470]-0)/(1-0))*(1500-0.000000001)+0.000000001" office:value-type="float" office:value="823.242187500451">
            <text:p>823.242187500</text:p>
          </table:table-cell>
          <table:table-cell table:formula="of:=(([.D470]-0)/(1-0))*(1-0.000000001)+0.000000001" office:value-type="float" office:value="0.767578125232422">
            <text:p>0.767578125</text:p>
          </table:table-cell>
          <table:table-cell table:formula="of:=[.M470]*[.P470]" office:value-type="float" office:value="8.44335937755664">
            <text:p>8.443359378</text:p>
          </table:table-cell>
          <table:table-cell table:formula="of:=(([.E470]-0)/(1-0))*(100-0.000000001)+0.000000001" office:value-type="float" office:value="55.6640625004434">
            <text:p>55.664062500</text:p>
          </table:table-cell>
          <table:table-cell table:formula="of:=(([.F470]-0)/(1-0))*(100-0)+0" office:value-type="float" office:value="48.6328125">
            <text:p>48.632812500</text:p>
          </table:table-cell>
          <table:table-cell table:formula="of:=(([.G470]-0)/(1-0))*(3-0)+0" office:value-type="float" office:value="1.154296875">
            <text:p>1.154296875</text:p>
          </table:table-cell>
          <table:table-cell table:formula="of:=(([.H470]-0)/(1-0))*(3-0)+0" office:value-type="float" office:value="2.373046875">
            <text:p>2.373046875</text:p>
          </table:table-cell>
          <table:table-cell table:formula="of:=(([.I470]-0)/(1-0))*(100-0)+0" office:value-type="float" office:value="83.0078125">
            <text:p>83.007812500</text:p>
          </table:table-cell>
          <table:table-cell table:formula="of:=(([.J470]-0)/(1-0))*(3-0)+0" office:value-type="float" office:value="2.431640625">
            <text:p>2.431640625</text:p>
          </table:table-cell>
          <table:table-cell table:formula="of:=(([.K470]-0)/(1-0))*(3-0)+0" office:value-type="float" office:value="1.166015625">
            <text:p>1.166015625</text:p>
          </table:table-cell>
        </table:table-row>
        <table:table-row table:style-name="ro2">
          <table:table-cell office:value-type="float" office:value="0.486328125">
            <text:p>0.486328125</text:p>
          </table:table-cell>
          <table:table-cell office:value-type="float" office:value="0.330078125">
            <text:p>0.330078125</text:p>
          </table:table-cell>
          <table:table-cell office:value-type="float" office:value="0.923828125">
            <text:p>0.923828125</text:p>
          </table:table-cell>
          <table:table-cell office:value-type="float" office:value="0.892578125">
            <text:p>0.892578125</text:p>
          </table:table-cell>
          <table:table-cell office:value-type="float" office:value="0.681640625">
            <text:p>0.681640625</text:p>
          </table:table-cell>
          <table:table-cell office:value-type="float" office:value="0.111328125">
            <text:p>0.111328125</text:p>
          </table:table-cell>
          <table:table-cell office:value-type="float" office:value="0.759765625">
            <text:p>0.759765625</text:p>
          </table:table-cell>
          <table:table-cell office:value-type="float" office:value="0.416015625">
            <text:p>0.416015625</text:p>
          </table:table-cell>
          <table:table-cell office:value-type="float" office:value="0.455078125">
            <text:p>0.455078125</text:p>
          </table:table-cell>
          <table:table-cell office:value-type="float" office:value="0.185546875">
            <text:p>0.185546875</text:p>
          </table:table-cell>
          <table:table-cell office:value-type="float" office:value="0.763671875">
            <text:p>0.763671875</text:p>
          </table:table-cell>
          <table:table-cell/>
          <table:table-cell table:formula="of:=ROUND((([.A471]-0)/(1-0))*(27-2)+2)" office:value-type="float" office:value="14">
            <text:p>14</text:p>
          </table:table-cell>
          <table:table-cell table:formula="of:=(([.B471]-0)/(1-0))*(10-0)+0" office:value-type="float" office:value="3.30078125">
            <text:p>3.300781250</text:p>
          </table:table-cell>
          <table:table-cell table:formula="of:=(([.C471]-0)/(1-0))*(1500-0.000000001)+0.000000001" office:value-type="float" office:value="1385.74218750008">
            <text:p>1385.742187500</text:p>
          </table:table-cell>
          <table:table-cell table:formula="of:=(([.D471]-0)/(1-0))*(1-0.000000001)+0.000000001" office:value-type="float" office:value="0.892578125107422">
            <text:p>0.892578125</text:p>
          </table:table-cell>
          <table:table-cell table:formula="of:=[.M471]*[.P471]" office:value-type="float" office:value="12.4960937515039">
            <text:p>12.496093752</text:p>
          </table:table-cell>
          <table:table-cell table:formula="of:=(([.E471]-0)/(1-0))*(100-0.000000001)+0.000000001" office:value-type="float" office:value="68.1640625003184">
            <text:p>68.164062500</text:p>
          </table:table-cell>
          <table:table-cell table:formula="of:=(([.F471]-0)/(1-0))*(100-0)+0" office:value-type="float" office:value="11.1328125">
            <text:p>11.132812500</text:p>
          </table:table-cell>
          <table:table-cell table:formula="of:=(([.G471]-0)/(1-0))*(3-0)+0" office:value-type="float" office:value="2.279296875">
            <text:p>2.279296875</text:p>
          </table:table-cell>
          <table:table-cell table:formula="of:=(([.H471]-0)/(1-0))*(3-0)+0" office:value-type="float" office:value="1.248046875">
            <text:p>1.248046875</text:p>
          </table:table-cell>
          <table:table-cell table:formula="of:=(([.I471]-0)/(1-0))*(100-0)+0" office:value-type="float" office:value="45.5078125">
            <text:p>45.507812500</text:p>
          </table:table-cell>
          <table:table-cell table:formula="of:=(([.J471]-0)/(1-0))*(3-0)+0" office:value-type="float" office:value="0.556640625">
            <text:p>0.556640625</text:p>
          </table:table-cell>
          <table:table-cell table:formula="of:=(([.K471]-0)/(1-0))*(3-0)+0" office:value-type="float" office:value="2.291015625">
            <text:p>2.291015625</text:p>
          </table:table-cell>
        </table:table-row>
        <table:table-row table:style-name="ro2">
          <table:table-cell office:value-type="float" office:value="0.986328125">
            <text:p>0.986328125</text:p>
          </table:table-cell>
          <table:table-cell office:value-type="float" office:value="0.830078125">
            <text:p>0.830078125</text:p>
          </table:table-cell>
          <table:table-cell office:value-type="float" office:value="0.423828125">
            <text:p>0.423828125</text:p>
          </table:table-cell>
          <table:table-cell office:value-type="float" office:value="0.392578125">
            <text:p>0.392578125</text:p>
          </table:table-cell>
          <table:table-cell office:value-type="float" office:value="0.181640625">
            <text:p>0.181640625</text:p>
          </table:table-cell>
          <table:table-cell office:value-type="float" office:value="0.611328125">
            <text:p>0.611328125</text:p>
          </table:table-cell>
          <table:table-cell office:value-type="float" office:value="0.259765625">
            <text:p>0.259765625</text:p>
          </table:table-cell>
          <table:table-cell office:value-type="float" office:value="0.916015625">
            <text:p>0.916015625</text:p>
          </table:table-cell>
          <table:table-cell office:value-type="float" office:value="0.955078125">
            <text:p>0.955078125</text:p>
          </table:table-cell>
          <table:table-cell office:value-type="float" office:value="0.685546875">
            <text:p>0.685546875</text:p>
          </table:table-cell>
          <table:table-cell office:value-type="float" office:value="0.263671875">
            <text:p>0.263671875</text:p>
          </table:table-cell>
          <table:table-cell/>
          <table:table-cell table:formula="of:=ROUND((([.A472]-0)/(1-0))*(27-2)+2)" office:value-type="float" office:value="27">
            <text:p>27</text:p>
          </table:table-cell>
          <table:table-cell table:formula="of:=(([.B472]-0)/(1-0))*(10-0)+0" office:value-type="float" office:value="8.30078125">
            <text:p>8.300781250</text:p>
          </table:table-cell>
          <table:table-cell table:formula="of:=(([.C472]-0)/(1-0))*(1500-0.000000001)+0.000000001" office:value-type="float" office:value="635.742187500576">
            <text:p>635.742187501</text:p>
          </table:table-cell>
          <table:table-cell table:formula="of:=(([.D472]-0)/(1-0))*(1-0.000000001)+0.000000001" office:value-type="float" office:value="0.392578125607422">
            <text:p>0.392578126</text:p>
          </table:table-cell>
          <table:table-cell table:formula="of:=[.M472]*[.P472]" office:value-type="float" office:value="10.5996093914004">
            <text:p>10.599609391</text:p>
          </table:table-cell>
          <table:table-cell table:formula="of:=(([.E472]-0)/(1-0))*(100-0.000000001)+0.000000001" office:value-type="float" office:value="18.1640625008184">
            <text:p>18.164062501</text:p>
          </table:table-cell>
          <table:table-cell table:formula="of:=(([.F472]-0)/(1-0))*(100-0)+0" office:value-type="float" office:value="61.1328125">
            <text:p>61.132812500</text:p>
          </table:table-cell>
          <table:table-cell table:formula="of:=(([.G472]-0)/(1-0))*(3-0)+0" office:value-type="float" office:value="0.779296875">
            <text:p>0.779296875</text:p>
          </table:table-cell>
          <table:table-cell table:formula="of:=(([.H472]-0)/(1-0))*(3-0)+0" office:value-type="float" office:value="2.748046875">
            <text:p>2.748046875</text:p>
          </table:table-cell>
          <table:table-cell table:formula="of:=(([.I472]-0)/(1-0))*(100-0)+0" office:value-type="float" office:value="95.5078125">
            <text:p>95.507812500</text:p>
          </table:table-cell>
          <table:table-cell table:formula="of:=(([.J472]-0)/(1-0))*(3-0)+0" office:value-type="float" office:value="2.056640625">
            <text:p>2.056640625</text:p>
          </table:table-cell>
          <table:table-cell table:formula="of:=(([.K472]-0)/(1-0))*(3-0)+0" office:value-type="float" office:value="0.791015625">
            <text:p>0.791015625</text:p>
          </table:table-cell>
        </table:table-row>
        <table:table-row table:style-name="ro2">
          <table:table-cell office:value-type="float" office:value="0.736328125">
            <text:p>0.736328125</text:p>
          </table:table-cell>
          <table:table-cell office:value-type="float" office:value="0.080078125">
            <text:p>0.080078125</text:p>
          </table:table-cell>
          <table:table-cell office:value-type="float" office:value="0.673828125">
            <text:p>0.673828125</text:p>
          </table:table-cell>
          <table:table-cell office:value-type="float" office:value="0.642578125">
            <text:p>0.642578125</text:p>
          </table:table-cell>
          <table:table-cell office:value-type="float" office:value="0.431640625">
            <text:p>0.431640625</text:p>
          </table:table-cell>
          <table:table-cell office:value-type="float" office:value="0.861328125">
            <text:p>0.861328125</text:p>
          </table:table-cell>
          <table:table-cell office:value-type="float" office:value="0.509765625">
            <text:p>0.509765625</text:p>
          </table:table-cell>
          <table:table-cell office:value-type="float" office:value="0.666015625">
            <text:p>0.666015625</text:p>
          </table:table-cell>
          <table:table-cell office:value-type="float" office:value="0.705078125">
            <text:p>0.705078125</text:p>
          </table:table-cell>
          <table:table-cell office:value-type="float" office:value="0.935546875">
            <text:p>0.935546875</text:p>
          </table:table-cell>
          <table:table-cell office:value-type="float" office:value="0.013671875">
            <text:p>0.013671875</text:p>
          </table:table-cell>
          <table:table-cell/>
          <table:table-cell table:formula="of:=ROUND((([.A473]-0)/(1-0))*(27-2)+2)" office:value-type="float" office:value="20">
            <text:p>20</text:p>
          </table:table-cell>
          <table:table-cell table:formula="of:=(([.B473]-0)/(1-0))*(10-0)+0" office:value-type="float" office:value="0.80078125">
            <text:p>0.800781250</text:p>
          </table:table-cell>
          <table:table-cell table:formula="of:=(([.C473]-0)/(1-0))*(1500-0.000000001)+0.000000001" office:value-type="float" office:value="1010.74218750033">
            <text:p>1010.742187500</text:p>
          </table:table-cell>
          <table:table-cell table:formula="of:=(([.D473]-0)/(1-0))*(1-0.000000001)+0.000000001" office:value-type="float" office:value="0.642578125357422">
            <text:p>0.642578125</text:p>
          </table:table-cell>
          <table:table-cell table:formula="of:=[.M473]*[.P473]" office:value-type="float" office:value="12.8515625071484">
            <text:p>12.851562507</text:p>
          </table:table-cell>
          <table:table-cell table:formula="of:=(([.E473]-0)/(1-0))*(100-0.000000001)+0.000000001" office:value-type="float" office:value="43.1640625005684">
            <text:p>43.164062501</text:p>
          </table:table-cell>
          <table:table-cell table:formula="of:=(([.F473]-0)/(1-0))*(100-0)+0" office:value-type="float" office:value="86.1328125">
            <text:p>86.132812500</text:p>
          </table:table-cell>
          <table:table-cell table:formula="of:=(([.G473]-0)/(1-0))*(3-0)+0" office:value-type="float" office:value="1.529296875">
            <text:p>1.529296875</text:p>
          </table:table-cell>
          <table:table-cell table:formula="of:=(([.H473]-0)/(1-0))*(3-0)+0" office:value-type="float" office:value="1.998046875">
            <text:p>1.998046875</text:p>
          </table:table-cell>
          <table:table-cell table:formula="of:=(([.I473]-0)/(1-0))*(100-0)+0" office:value-type="float" office:value="70.5078125">
            <text:p>70.507812500</text:p>
          </table:table-cell>
          <table:table-cell table:formula="of:=(([.J473]-0)/(1-0))*(3-0)+0" office:value-type="float" office:value="2.806640625">
            <text:p>2.806640625</text:p>
          </table:table-cell>
          <table:table-cell table:formula="of:=(([.K473]-0)/(1-0))*(3-0)+0" office:value-type="float" office:value="0.041015625">
            <text:p>0.041015625</text:p>
          </table:table-cell>
        </table:table-row>
        <table:table-row table:style-name="ro2">
          <table:table-cell office:value-type="float" office:value="0.236328125">
            <text:p>0.236328125</text:p>
          </table:table-cell>
          <table:table-cell office:value-type="float" office:value="0.580078125">
            <text:p>0.580078125</text:p>
          </table:table-cell>
          <table:table-cell office:value-type="float" office:value="0.173828125">
            <text:p>0.173828125</text:p>
          </table:table-cell>
          <table:table-cell office:value-type="float" office:value="0.142578125">
            <text:p>0.142578125</text:p>
          </table:table-cell>
          <table:table-cell office:value-type="float" office:value="0.931640625">
            <text:p>0.931640625</text:p>
          </table:table-cell>
          <table:table-cell office:value-type="float" office:value="0.361328125">
            <text:p>0.361328125</text:p>
          </table:table-cell>
          <table:table-cell office:value-type="float" office:value="0.009765625">
            <text:p>0.009765625</text:p>
          </table:table-cell>
          <table:table-cell office:value-type="float" office:value="0.166015625">
            <text:p>0.166015625</text:p>
          </table:table-cell>
          <table:table-cell office:value-type="float" office:value="0.205078125">
            <text:p>0.205078125</text:p>
          </table:table-cell>
          <table:table-cell office:value-type="float" office:value="0.435546875">
            <text:p>0.435546875</text:p>
          </table:table-cell>
          <table:table-cell office:value-type="float" office:value="0.513671875">
            <text:p>0.513671875</text:p>
          </table:table-cell>
          <table:table-cell/>
          <table:table-cell table:formula="of:=ROUND((([.A474]-0)/(1-0))*(27-2)+2)" office:value-type="float" office:value="8">
            <text:p>8</text:p>
          </table:table-cell>
          <table:table-cell table:formula="of:=(([.B474]-0)/(1-0))*(10-0)+0" office:value-type="float" office:value="5.80078125">
            <text:p>5.800781250</text:p>
          </table:table-cell>
          <table:table-cell table:formula="of:=(([.C474]-0)/(1-0))*(1500-0.000000001)+0.000000001" office:value-type="float" office:value="260.742187500826">
            <text:p>260.742187501</text:p>
          </table:table-cell>
          <table:table-cell table:formula="of:=(([.D474]-0)/(1-0))*(1-0.000000001)+0.000000001" office:value-type="float" office:value="0.142578125857422">
            <text:p>0.142578126</text:p>
          </table:table-cell>
          <table:table-cell table:formula="of:=[.M474]*[.P474]" office:value-type="float" office:value="1.14062500685938">
            <text:p>1.140625007</text:p>
          </table:table-cell>
          <table:table-cell table:formula="of:=(([.E474]-0)/(1-0))*(100-0.000000001)+0.000000001" office:value-type="float" office:value="93.1640625000684">
            <text:p>93.164062500</text:p>
          </table:table-cell>
          <table:table-cell table:formula="of:=(([.F474]-0)/(1-0))*(100-0)+0" office:value-type="float" office:value="36.1328125">
            <text:p>36.132812500</text:p>
          </table:table-cell>
          <table:table-cell table:formula="of:=(([.G474]-0)/(1-0))*(3-0)+0" office:value-type="float" office:value="0.029296875">
            <text:p>0.029296875</text:p>
          </table:table-cell>
          <table:table-cell table:formula="of:=(([.H474]-0)/(1-0))*(3-0)+0" office:value-type="float" office:value="0.498046875">
            <text:p>0.498046875</text:p>
          </table:table-cell>
          <table:table-cell table:formula="of:=(([.I474]-0)/(1-0))*(100-0)+0" office:value-type="float" office:value="20.5078125">
            <text:p>20.507812500</text:p>
          </table:table-cell>
          <table:table-cell table:formula="of:=(([.J474]-0)/(1-0))*(3-0)+0" office:value-type="float" office:value="1.306640625">
            <text:p>1.306640625</text:p>
          </table:table-cell>
          <table:table-cell table:formula="of:=(([.K474]-0)/(1-0))*(3-0)+0" office:value-type="float" office:value="1.541015625">
            <text:p>1.541015625</text:p>
          </table:table-cell>
        </table:table-row>
        <table:table-row table:style-name="ro2">
          <table:table-cell office:value-type="float" office:value="0.173828125">
            <text:p>0.173828125</text:p>
          </table:table-cell>
          <table:table-cell office:value-type="float" office:value="0.392578125">
            <text:p>0.392578125</text:p>
          </table:table-cell>
          <table:table-cell office:value-type="float" office:value="0.736328125">
            <text:p>0.736328125</text:p>
          </table:table-cell>
          <table:table-cell office:value-type="float" office:value="0.455078125">
            <text:p>0.455078125</text:p>
          </table:table-cell>
          <table:table-cell office:value-type="float" office:value="0.369140625">
            <text:p>0.369140625</text:p>
          </table:table-cell>
          <table:table-cell office:value-type="float" office:value="0.423828125">
            <text:p>0.423828125</text:p>
          </table:table-cell>
          <table:table-cell office:value-type="float" office:value="0.822265625">
            <text:p>0.822265625</text:p>
          </table:table-cell>
          <table:table-cell office:value-type="float" office:value="0.478515625">
            <text:p>0.478515625</text:p>
          </table:table-cell>
          <table:table-cell office:value-type="float" office:value="0.392578125">
            <text:p>0.392578125</text:p>
          </table:table-cell>
          <table:table-cell office:value-type="float" office:value="0.873046875">
            <text:p>0.873046875</text:p>
          </table:table-cell>
          <table:table-cell office:value-type="float" office:value="0.576171875">
            <text:p>0.576171875</text:p>
          </table:table-cell>
          <table:table-cell/>
          <table:table-cell table:formula="of:=ROUND((([.A475]-0)/(1-0))*(27-2)+2)" office:value-type="float" office:value="6">
            <text:p>6</text:p>
          </table:table-cell>
          <table:table-cell table:formula="of:=(([.B475]-0)/(1-0))*(10-0)+0" office:value-type="float" office:value="3.92578125">
            <text:p>3.925781250</text:p>
          </table:table-cell>
          <table:table-cell table:formula="of:=(([.C475]-0)/(1-0))*(1500-0.000000001)+0.000000001" office:value-type="float" office:value="1104.49218750026">
            <text:p>1104.492187500</text:p>
          </table:table-cell>
          <table:table-cell table:formula="of:=(([.D475]-0)/(1-0))*(1-0.000000001)+0.000000001" office:value-type="float" office:value="0.455078125544922">
            <text:p>0.455078126</text:p>
          </table:table-cell>
          <table:table-cell table:formula="of:=[.M475]*[.P475]" office:value-type="float" office:value="2.73046875326953">
            <text:p>2.730468753</text:p>
          </table:table-cell>
          <table:table-cell table:formula="of:=(([.E475]-0)/(1-0))*(100-0.000000001)+0.000000001" office:value-type="float" office:value="36.9140625006309">
            <text:p>36.914062501</text:p>
          </table:table-cell>
          <table:table-cell table:formula="of:=(([.F475]-0)/(1-0))*(100-0)+0" office:value-type="float" office:value="42.3828125">
            <text:p>42.382812500</text:p>
          </table:table-cell>
          <table:table-cell table:formula="of:=(([.G475]-0)/(1-0))*(3-0)+0" office:value-type="float" office:value="2.466796875">
            <text:p>2.466796875</text:p>
          </table:table-cell>
          <table:table-cell table:formula="of:=(([.H475]-0)/(1-0))*(3-0)+0" office:value-type="float" office:value="1.435546875">
            <text:p>1.435546875</text:p>
          </table:table-cell>
          <table:table-cell table:formula="of:=(([.I475]-0)/(1-0))*(100-0)+0" office:value-type="float" office:value="39.2578125">
            <text:p>39.257812500</text:p>
          </table:table-cell>
          <table:table-cell table:formula="of:=(([.J475]-0)/(1-0))*(3-0)+0" office:value-type="float" office:value="2.619140625">
            <text:p>2.619140625</text:p>
          </table:table-cell>
          <table:table-cell table:formula="of:=(([.K475]-0)/(1-0))*(3-0)+0" office:value-type="float" office:value="1.728515625">
            <text:p>1.728515625</text:p>
          </table:table-cell>
        </table:table-row>
        <table:table-row table:style-name="ro2">
          <table:table-cell office:value-type="float" office:value="0.673828125">
            <text:p>0.673828125</text:p>
          </table:table-cell>
          <table:table-cell office:value-type="float" office:value="0.892578125">
            <text:p>0.892578125</text:p>
          </table:table-cell>
          <table:table-cell office:value-type="float" office:value="0.236328125">
            <text:p>0.236328125</text:p>
          </table:table-cell>
          <table:table-cell office:value-type="float" office:value="0.955078125">
            <text:p>0.955078125</text:p>
          </table:table-cell>
          <table:table-cell office:value-type="float" office:value="0.869140625">
            <text:p>0.869140625</text:p>
          </table:table-cell>
          <table:table-cell office:value-type="float" office:value="0.923828125">
            <text:p>0.923828125</text:p>
          </table:table-cell>
          <table:table-cell office:value-type="float" office:value="0.322265625">
            <text:p>0.322265625</text:p>
          </table:table-cell>
          <table:table-cell office:value-type="float" office:value="0.978515625">
            <text:p>0.978515625</text:p>
          </table:table-cell>
          <table:table-cell office:value-type="float" office:value="0.892578125">
            <text:p>0.892578125</text:p>
          </table:table-cell>
          <table:table-cell office:value-type="float" office:value="0.373046875">
            <text:p>0.373046875</text:p>
          </table:table-cell>
          <table:table-cell office:value-type="float" office:value="0.076171875">
            <text:p>0.076171875</text:p>
          </table:table-cell>
          <table:table-cell/>
          <table:table-cell table:formula="of:=ROUND((([.A476]-0)/(1-0))*(27-2)+2)" office:value-type="float" office:value="19">
            <text:p>19</text:p>
          </table:table-cell>
          <table:table-cell table:formula="of:=(([.B476]-0)/(1-0))*(10-0)+0" office:value-type="float" office:value="8.92578125">
            <text:p>8.925781250</text:p>
          </table:table-cell>
          <table:table-cell table:formula="of:=(([.C476]-0)/(1-0))*(1500-0.000000001)+0.000000001" office:value-type="float" office:value="354.492187500764">
            <text:p>354.492187501</text:p>
          </table:table-cell>
          <table:table-cell table:formula="of:=(([.D476]-0)/(1-0))*(1-0.000000001)+0.000000001" office:value-type="float" office:value="0.955078125044922">
            <text:p>0.955078125</text:p>
          </table:table-cell>
          <table:table-cell table:formula="of:=[.M476]*[.P476]" office:value-type="float" office:value="18.1464843758535">
            <text:p>18.146484376</text:p>
          </table:table-cell>
          <table:table-cell table:formula="of:=(([.E476]-0)/(1-0))*(100-0.000000001)+0.000000001" office:value-type="float" office:value="86.9140625001308">
            <text:p>86.914062500</text:p>
          </table:table-cell>
          <table:table-cell table:formula="of:=(([.F476]-0)/(1-0))*(100-0)+0" office:value-type="float" office:value="92.3828125">
            <text:p>92.382812500</text:p>
          </table:table-cell>
          <table:table-cell table:formula="of:=(([.G476]-0)/(1-0))*(3-0)+0" office:value-type="float" office:value="0.966796875">
            <text:p>0.966796875</text:p>
          </table:table-cell>
          <table:table-cell table:formula="of:=(([.H476]-0)/(1-0))*(3-0)+0" office:value-type="float" office:value="2.935546875">
            <text:p>2.935546875</text:p>
          </table:table-cell>
          <table:table-cell table:formula="of:=(([.I476]-0)/(1-0))*(100-0)+0" office:value-type="float" office:value="89.2578125">
            <text:p>89.257812500</text:p>
          </table:table-cell>
          <table:table-cell table:formula="of:=(([.J476]-0)/(1-0))*(3-0)+0" office:value-type="float" office:value="1.119140625">
            <text:p>1.119140625</text:p>
          </table:table-cell>
          <table:table-cell table:formula="of:=(([.K476]-0)/(1-0))*(3-0)+0" office:value-type="float" office:value="0.228515625">
            <text:p>0.228515625</text:p>
          </table:table-cell>
        </table:table-row>
        <table:table-row table:style-name="ro2">
          <table:table-cell office:value-type="float" office:value="0.923828125">
            <text:p>0.923828125</text:p>
          </table:table-cell>
          <table:table-cell office:value-type="float" office:value="0.142578125">
            <text:p>0.142578125</text:p>
          </table:table-cell>
          <table:table-cell office:value-type="float" office:value="0.986328125">
            <text:p>0.986328125</text:p>
          </table:table-cell>
          <table:table-cell office:value-type="float" office:value="0.205078125">
            <text:p>0.205078125</text:p>
          </table:table-cell>
          <table:table-cell office:value-type="float" office:value="0.619140625">
            <text:p>0.619140625</text:p>
          </table:table-cell>
          <table:table-cell office:value-type="float" office:value="0.673828125">
            <text:p>0.673828125</text:p>
          </table:table-cell>
          <table:table-cell office:value-type="float" office:value="0.572265625">
            <text:p>0.572265625</text:p>
          </table:table-cell>
          <table:table-cell office:value-type="float" office:value="0.728515625">
            <text:p>0.728515625</text:p>
          </table:table-cell>
          <table:table-cell office:value-type="float" office:value="0.642578125">
            <text:p>0.642578125</text:p>
          </table:table-cell>
          <table:table-cell office:value-type="float" office:value="0.123046875">
            <text:p>0.123046875</text:p>
          </table:table-cell>
          <table:table-cell office:value-type="float" office:value="0.326171875">
            <text:p>0.326171875</text:p>
          </table:table-cell>
          <table:table-cell/>
          <table:table-cell table:formula="of:=ROUND((([.A477]-0)/(1-0))*(27-2)+2)" office:value-type="float" office:value="25">
            <text:p>25</text:p>
          </table:table-cell>
          <table:table-cell table:formula="of:=(([.B477]-0)/(1-0))*(10-0)+0" office:value-type="float" office:value="1.42578125">
            <text:p>1.425781250</text:p>
          </table:table-cell>
          <table:table-cell table:formula="of:=(([.C477]-0)/(1-0))*(1500-0.000000001)+0.000000001" office:value-type="float" office:value="1479.49218750001">
            <text:p>1479.492187500</text:p>
          </table:table-cell>
          <table:table-cell table:formula="of:=(([.D477]-0)/(1-0))*(1-0.000000001)+0.000000001" office:value-type="float" office:value="0.205078125794922">
            <text:p>0.205078126</text:p>
          </table:table-cell>
          <table:table-cell table:formula="of:=[.M477]*[.P477]" office:value-type="float" office:value="5.12695314487305">
            <text:p>5.126953145</text:p>
          </table:table-cell>
          <table:table-cell table:formula="of:=(([.E477]-0)/(1-0))*(100-0.000000001)+0.000000001" office:value-type="float" office:value="61.9140625003809">
            <text:p>61.914062500</text:p>
          </table:table-cell>
          <table:table-cell table:formula="of:=(([.F477]-0)/(1-0))*(100-0)+0" office:value-type="float" office:value="67.3828125">
            <text:p>67.382812500</text:p>
          </table:table-cell>
          <table:table-cell table:formula="of:=(([.G477]-0)/(1-0))*(3-0)+0" office:value-type="float" office:value="1.716796875">
            <text:p>1.716796875</text:p>
          </table:table-cell>
          <table:table-cell table:formula="of:=(([.H477]-0)/(1-0))*(3-0)+0" office:value-type="float" office:value="2.185546875">
            <text:p>2.185546875</text:p>
          </table:table-cell>
          <table:table-cell table:formula="of:=(([.I477]-0)/(1-0))*(100-0)+0" office:value-type="float" office:value="64.2578125">
            <text:p>64.257812500</text:p>
          </table:table-cell>
          <table:table-cell table:formula="of:=(([.J477]-0)/(1-0))*(3-0)+0" office:value-type="float" office:value="0.369140625">
            <text:p>0.369140625</text:p>
          </table:table-cell>
          <table:table-cell table:formula="of:=(([.K477]-0)/(1-0))*(3-0)+0" office:value-type="float" office:value="0.978515625">
            <text:p>0.978515625</text:p>
          </table:table-cell>
        </table:table-row>
        <table:table-row table:style-name="ro2">
          <table:table-cell office:value-type="float" office:value="0.423828125">
            <text:p>0.423828125</text:p>
          </table:table-cell>
          <table:table-cell office:value-type="float" office:value="0.642578125">
            <text:p>0.642578125</text:p>
          </table:table-cell>
          <table:table-cell office:value-type="float" office:value="0.486328125">
            <text:p>0.486328125</text:p>
          </table:table-cell>
          <table:table-cell office:value-type="float" office:value="0.705078125">
            <text:p>0.705078125</text:p>
          </table:table-cell>
          <table:table-cell office:value-type="float" office:value="0.119140625">
            <text:p>0.119140625</text:p>
          </table:table-cell>
          <table:table-cell office:value-type="float" office:value="0.173828125">
            <text:p>0.173828125</text:p>
          </table:table-cell>
          <table:table-cell office:value-type="float" office:value="0.072265625">
            <text:p>0.072265625</text:p>
          </table:table-cell>
          <table:table-cell office:value-type="float" office:value="0.228515625">
            <text:p>0.228515625</text:p>
          </table:table-cell>
          <table:table-cell office:value-type="float" office:value="0.142578125">
            <text:p>0.142578125</text:p>
          </table:table-cell>
          <table:table-cell office:value-type="float" office:value="0.623046875">
            <text:p>0.623046875</text:p>
          </table:table-cell>
          <table:table-cell office:value-type="float" office:value="0.826171875">
            <text:p>0.826171875</text:p>
          </table:table-cell>
          <table:table-cell/>
          <table:table-cell table:formula="of:=ROUND((([.A478]-0)/(1-0))*(27-2)+2)" office:value-type="float" office:value="13">
            <text:p>13</text:p>
          </table:table-cell>
          <table:table-cell table:formula="of:=(([.B478]-0)/(1-0))*(10-0)+0" office:value-type="float" office:value="6.42578125">
            <text:p>6.425781250</text:p>
          </table:table-cell>
          <table:table-cell table:formula="of:=(([.C478]-0)/(1-0))*(1500-0.000000001)+0.000000001" office:value-type="float" office:value="729.492187500514">
            <text:p>729.492187501</text:p>
          </table:table-cell>
          <table:table-cell table:formula="of:=(([.D478]-0)/(1-0))*(1-0.000000001)+0.000000001" office:value-type="float" office:value="0.705078125294922">
            <text:p>0.705078125</text:p>
          </table:table-cell>
          <table:table-cell table:formula="of:=[.M478]*[.P478]" office:value-type="float" office:value="9.16601562883398">
            <text:p>9.166015629</text:p>
          </table:table-cell>
          <table:table-cell table:formula="of:=(([.E478]-0)/(1-0))*(100-0.000000001)+0.000000001" office:value-type="float" office:value="11.9140625008809">
            <text:p>11.914062501</text:p>
          </table:table-cell>
          <table:table-cell table:formula="of:=(([.F478]-0)/(1-0))*(100-0)+0" office:value-type="float" office:value="17.3828125">
            <text:p>17.382812500</text:p>
          </table:table-cell>
          <table:table-cell table:formula="of:=(([.G478]-0)/(1-0))*(3-0)+0" office:value-type="float" office:value="0.216796875">
            <text:p>0.216796875</text:p>
          </table:table-cell>
          <table:table-cell table:formula="of:=(([.H478]-0)/(1-0))*(3-0)+0" office:value-type="float" office:value="0.685546875">
            <text:p>0.685546875</text:p>
          </table:table-cell>
          <table:table-cell table:formula="of:=(([.I478]-0)/(1-0))*(100-0)+0" office:value-type="float" office:value="14.2578125">
            <text:p>14.257812500</text:p>
          </table:table-cell>
          <table:table-cell table:formula="of:=(([.J478]-0)/(1-0))*(3-0)+0" office:value-type="float" office:value="1.869140625">
            <text:p>1.869140625</text:p>
          </table:table-cell>
          <table:table-cell table:formula="of:=(([.K478]-0)/(1-0))*(3-0)+0" office:value-type="float" office:value="2.478515625">
            <text:p>2.478515625</text:p>
          </table:table-cell>
        </table:table-row>
        <table:table-row table:style-name="ro2">
          <table:table-cell office:value-type="float" office:value="0.298828125">
            <text:p>0.298828125</text:p>
          </table:table-cell>
          <table:table-cell office:value-type="float" office:value="0.017578125">
            <text:p>0.017578125</text:p>
          </table:table-cell>
          <table:table-cell office:value-type="float" office:value="0.111328125">
            <text:p>0.111328125</text:p>
          </table:table-cell>
          <table:table-cell office:value-type="float" office:value="0.580078125">
            <text:p>0.580078125</text:p>
          </table:table-cell>
          <table:table-cell office:value-type="float" office:value="0.244140625">
            <text:p>0.244140625</text:p>
          </table:table-cell>
          <table:table-cell office:value-type="float" office:value="0.298828125">
            <text:p>0.298828125</text:p>
          </table:table-cell>
          <table:table-cell office:value-type="float" office:value="0.697265625">
            <text:p>0.697265625</text:p>
          </table:table-cell>
          <table:table-cell office:value-type="float" office:value="0.603515625">
            <text:p>0.603515625</text:p>
          </table:table-cell>
          <table:table-cell office:value-type="float" office:value="0.517578125">
            <text:p>0.517578125</text:p>
          </table:table-cell>
          <table:table-cell office:value-type="float" office:value="0.498046875">
            <text:p>0.498046875</text:p>
          </table:table-cell>
          <table:table-cell office:value-type="float" office:value="0.451171875">
            <text:p>0.451171875</text:p>
          </table:table-cell>
          <table:table-cell/>
          <table:table-cell table:formula="of:=ROUND((([.A479]-0)/(1-0))*(27-2)+2)" office:value-type="float" office:value="9">
            <text:p>9</text:p>
          </table:table-cell>
          <table:table-cell table:formula="of:=(([.B479]-0)/(1-0))*(10-0)+0" office:value-type="float" office:value="0.17578125">
            <text:p>0.175781250</text:p>
          </table:table-cell>
          <table:table-cell table:formula="of:=(([.C479]-0)/(1-0))*(1500-0.000000001)+0.000000001" office:value-type="float" office:value="166.992187500889">
            <text:p>166.992187501</text:p>
          </table:table-cell>
          <table:table-cell table:formula="of:=(([.D479]-0)/(1-0))*(1-0.000000001)+0.000000001" office:value-type="float" office:value="0.580078125419922">
            <text:p>0.580078125</text:p>
          </table:table-cell>
          <table:table-cell table:formula="of:=[.M479]*[.P479]" office:value-type="float" office:value="5.2207031287793">
            <text:p>5.220703129</text:p>
          </table:table-cell>
          <table:table-cell table:formula="of:=(([.E479]-0)/(1-0))*(100-0.000000001)+0.000000001" office:value-type="float" office:value="24.4140625007559">
            <text:p>24.414062501</text:p>
          </table:table-cell>
          <table:table-cell table:formula="of:=(([.F479]-0)/(1-0))*(100-0)+0" office:value-type="float" office:value="29.8828125">
            <text:p>29.882812500</text:p>
          </table:table-cell>
          <table:table-cell table:formula="of:=(([.G479]-0)/(1-0))*(3-0)+0" office:value-type="float" office:value="2.091796875">
            <text:p>2.091796875</text:p>
          </table:table-cell>
          <table:table-cell table:formula="of:=(([.H479]-0)/(1-0))*(3-0)+0" office:value-type="float" office:value="1.810546875">
            <text:p>1.810546875</text:p>
          </table:table-cell>
          <table:table-cell table:formula="of:=(([.I479]-0)/(1-0))*(100-0)+0" office:value-type="float" office:value="51.7578125">
            <text:p>51.757812500</text:p>
          </table:table-cell>
          <table:table-cell table:formula="of:=(([.J479]-0)/(1-0))*(3-0)+0" office:value-type="float" office:value="1.494140625">
            <text:p>1.494140625</text:p>
          </table:table-cell>
          <table:table-cell table:formula="of:=(([.K479]-0)/(1-0))*(3-0)+0" office:value-type="float" office:value="1.353515625">
            <text:p>1.353515625</text:p>
          </table:table-cell>
        </table:table-row>
        <table:table-row table:style-name="ro2">
          <table:table-cell office:value-type="float" office:value="0.798828125">
            <text:p>0.798828125</text:p>
          </table:table-cell>
          <table:table-cell office:value-type="float" office:value="0.517578125">
            <text:p>0.517578125</text:p>
          </table:table-cell>
          <table:table-cell office:value-type="float" office:value="0.611328125">
            <text:p>0.611328125</text:p>
          </table:table-cell>
          <table:table-cell office:value-type="float" office:value="0.080078125">
            <text:p>0.080078125</text:p>
          </table:table-cell>
          <table:table-cell office:value-type="float" office:value="0.744140625">
            <text:p>0.744140625</text:p>
          </table:table-cell>
          <table:table-cell office:value-type="float" office:value="0.798828125">
            <text:p>0.798828125</text:p>
          </table:table-cell>
          <table:table-cell office:value-type="float" office:value="0.197265625">
            <text:p>0.197265625</text:p>
          </table:table-cell>
          <table:table-cell office:value-type="float" office:value="0.103515625">
            <text:p>0.103515625</text:p>
          </table:table-cell>
          <table:table-cell office:value-type="float" office:value="0.017578125">
            <text:p>0.017578125</text:p>
          </table:table-cell>
          <table:table-cell office:value-type="float" office:value="0.998046875">
            <text:p>0.998046875</text:p>
          </table:table-cell>
          <table:table-cell office:value-type="float" office:value="0.951171875">
            <text:p>0.951171875</text:p>
          </table:table-cell>
          <table:table-cell/>
          <table:table-cell table:formula="of:=ROUND((([.A480]-0)/(1-0))*(27-2)+2)" office:value-type="float" office:value="22">
            <text:p>22</text:p>
          </table:table-cell>
          <table:table-cell table:formula="of:=(([.B480]-0)/(1-0))*(10-0)+0" office:value-type="float" office:value="5.17578125">
            <text:p>5.175781250</text:p>
          </table:table-cell>
          <table:table-cell table:formula="of:=(([.C480]-0)/(1-0))*(1500-0.000000001)+0.000000001" office:value-type="float" office:value="916.992187500389">
            <text:p>916.992187500</text:p>
          </table:table-cell>
          <table:table-cell table:formula="of:=(([.D480]-0)/(1-0))*(1-0.000000001)+0.000000001" office:value-type="float" office:value="0.0800781259199219">
            <text:p>0.080078126</text:p>
          </table:table-cell>
          <table:table-cell table:formula="of:=[.M480]*[.P480]" office:value-type="float" office:value="1.76171877023828">
            <text:p>1.761718770</text:p>
          </table:table-cell>
          <table:table-cell table:formula="of:=(([.E480]-0)/(1-0))*(100-0.000000001)+0.000000001" office:value-type="float" office:value="74.4140625002559">
            <text:p>74.414062500</text:p>
          </table:table-cell>
          <table:table-cell table:formula="of:=(([.F480]-0)/(1-0))*(100-0)+0" office:value-type="float" office:value="79.8828125">
            <text:p>79.882812500</text:p>
          </table:table-cell>
          <table:table-cell table:formula="of:=(([.G480]-0)/(1-0))*(3-0)+0" office:value-type="float" office:value="0.591796875">
            <text:p>0.591796875</text:p>
          </table:table-cell>
          <table:table-cell table:formula="of:=(([.H480]-0)/(1-0))*(3-0)+0" office:value-type="float" office:value="0.310546875">
            <text:p>0.310546875</text:p>
          </table:table-cell>
          <table:table-cell table:formula="of:=(([.I480]-0)/(1-0))*(100-0)+0" office:value-type="float" office:value="1.7578125">
            <text:p>1.757812500</text:p>
          </table:table-cell>
          <table:table-cell table:formula="of:=(([.J480]-0)/(1-0))*(3-0)+0" office:value-type="float" office:value="2.994140625">
            <text:p>2.994140625</text:p>
          </table:table-cell>
          <table:table-cell table:formula="of:=(([.K480]-0)/(1-0))*(3-0)+0" office:value-type="float" office:value="2.853515625">
            <text:p>2.853515625</text:p>
          </table:table-cell>
        </table:table-row>
        <table:table-row table:style-name="ro2">
          <table:table-cell office:value-type="float" office:value="0.548828125">
            <text:p>0.548828125</text:p>
          </table:table-cell>
          <table:table-cell office:value-type="float" office:value="0.267578125">
            <text:p>0.267578125</text:p>
          </table:table-cell>
          <table:table-cell office:value-type="float" office:value="0.361328125">
            <text:p>0.361328125</text:p>
          </table:table-cell>
          <table:table-cell office:value-type="float" office:value="0.830078125">
            <text:p>0.830078125</text:p>
          </table:table-cell>
          <table:table-cell office:value-type="float" office:value="0.994140625">
            <text:p>0.994140625</text:p>
          </table:table-cell>
          <table:table-cell office:value-type="float" office:value="0.548828125">
            <text:p>0.548828125</text:p>
          </table:table-cell>
          <table:table-cell office:value-type="float" office:value="0.947265625">
            <text:p>0.947265625</text:p>
          </table:table-cell>
          <table:table-cell office:value-type="float" office:value="0.353515625">
            <text:p>0.353515625</text:p>
          </table:table-cell>
          <table:table-cell office:value-type="float" office:value="0.267578125">
            <text:p>0.267578125</text:p>
          </table:table-cell>
          <table:table-cell office:value-type="float" office:value="0.748046875">
            <text:p>0.748046875</text:p>
          </table:table-cell>
          <table:table-cell office:value-type="float" office:value="0.701171875">
            <text:p>0.701171875</text:p>
          </table:table-cell>
          <table:table-cell/>
          <table:table-cell table:formula="of:=ROUND((([.A481]-0)/(1-0))*(27-2)+2)" office:value-type="float" office:value="16">
            <text:p>16</text:p>
          </table:table-cell>
          <table:table-cell table:formula="of:=(([.B481]-0)/(1-0))*(10-0)+0" office:value-type="float" office:value="2.67578125">
            <text:p>2.675781250</text:p>
          </table:table-cell>
          <table:table-cell table:formula="of:=(([.C481]-0)/(1-0))*(1500-0.000000001)+0.000000001" office:value-type="float" office:value="541.992187500639">
            <text:p>541.992187501</text:p>
          </table:table-cell>
          <table:table-cell table:formula="of:=(([.D481]-0)/(1-0))*(1-0.000000001)+0.000000001" office:value-type="float" office:value="0.830078125169922">
            <text:p>0.830078125</text:p>
          </table:table-cell>
          <table:table-cell table:formula="of:=[.M481]*[.P481]" office:value-type="float" office:value="13.2812500027188">
            <text:p>13.281250003</text:p>
          </table:table-cell>
          <table:table-cell table:formula="of:=(([.E481]-0)/(1-0))*(100-0.000000001)+0.000000001" office:value-type="float" office:value="99.4140625000059">
            <text:p>99.414062500</text:p>
          </table:table-cell>
          <table:table-cell table:formula="of:=(([.F481]-0)/(1-0))*(100-0)+0" office:value-type="float" office:value="54.8828125">
            <text:p>54.882812500</text:p>
          </table:table-cell>
          <table:table-cell table:formula="of:=(([.G481]-0)/(1-0))*(3-0)+0" office:value-type="float" office:value="2.841796875">
            <text:p>2.841796875</text:p>
          </table:table-cell>
          <table:table-cell table:formula="of:=(([.H481]-0)/(1-0))*(3-0)+0" office:value-type="float" office:value="1.060546875">
            <text:p>1.060546875</text:p>
          </table:table-cell>
          <table:table-cell table:formula="of:=(([.I481]-0)/(1-0))*(100-0)+0" office:value-type="float" office:value="26.7578125">
            <text:p>26.757812500</text:p>
          </table:table-cell>
          <table:table-cell table:formula="of:=(([.J481]-0)/(1-0))*(3-0)+0" office:value-type="float" office:value="2.244140625">
            <text:p>2.244140625</text:p>
          </table:table-cell>
          <table:table-cell table:formula="of:=(([.K481]-0)/(1-0))*(3-0)+0" office:value-type="float" office:value="2.103515625">
            <text:p>2.103515625</text:p>
          </table:table-cell>
        </table:table-row>
        <table:table-row table:style-name="ro2">
          <table:table-cell office:value-type="float" office:value="0.048828125">
            <text:p>0.048828125</text:p>
          </table:table-cell>
          <table:table-cell office:value-type="float" office:value="0.767578125">
            <text:p>0.767578125</text:p>
          </table:table-cell>
          <table:table-cell office:value-type="float" office:value="0.861328125">
            <text:p>0.861328125</text:p>
          </table:table-cell>
          <table:table-cell office:value-type="float" office:value="0.330078125">
            <text:p>0.330078125</text:p>
          </table:table-cell>
          <table:table-cell office:value-type="float" office:value="0.494140625">
            <text:p>0.494140625</text:p>
          </table:table-cell>
          <table:table-cell office:value-type="float" office:value="0.048828125">
            <text:p>0.048828125</text:p>
          </table:table-cell>
          <table:table-cell office:value-type="float" office:value="0.447265625">
            <text:p>0.447265625</text:p>
          </table:table-cell>
          <table:table-cell office:value-type="float" office:value="0.853515625">
            <text:p>0.853515625</text:p>
          </table:table-cell>
          <table:table-cell office:value-type="float" office:value="0.767578125">
            <text:p>0.767578125</text:p>
          </table:table-cell>
          <table:table-cell office:value-type="float" office:value="0.248046875">
            <text:p>0.248046875</text:p>
          </table:table-cell>
          <table:table-cell office:value-type="float" office:value="0.201171875">
            <text:p>0.201171875</text:p>
          </table:table-cell>
          <table:table-cell/>
          <table:table-cell table:formula="of:=ROUND((([.A482]-0)/(1-0))*(27-2)+2)" office:value-type="float" office:value="3">
            <text:p>3</text:p>
          </table:table-cell>
          <table:table-cell table:formula="of:=(([.B482]-0)/(1-0))*(10-0)+0" office:value-type="float" office:value="7.67578125">
            <text:p>7.675781250</text:p>
          </table:table-cell>
          <table:table-cell table:formula="of:=(([.C482]-0)/(1-0))*(1500-0.000000001)+0.000000001" office:value-type="float" office:value="1291.99218750014">
            <text:p>1291.992187500</text:p>
          </table:table-cell>
          <table:table-cell table:formula="of:=(([.D482]-0)/(1-0))*(1-0.000000001)+0.000000001" office:value-type="float" office:value="0.330078125669922">
            <text:p>0.330078126</text:p>
          </table:table-cell>
          <table:table-cell table:formula="of:=[.M482]*[.P482]" office:value-type="float" office:value="0.990234377009766">
            <text:p>0.990234377</text:p>
          </table:table-cell>
          <table:table-cell table:formula="of:=(([.E482]-0)/(1-0))*(100-0.000000001)+0.000000001" office:value-type="float" office:value="49.4140625005059">
            <text:p>49.414062501</text:p>
          </table:table-cell>
          <table:table-cell table:formula="of:=(([.F482]-0)/(1-0))*(100-0)+0" office:value-type="float" office:value="4.8828125">
            <text:p>4.882812500</text:p>
          </table:table-cell>
          <table:table-cell table:formula="of:=(([.G482]-0)/(1-0))*(3-0)+0" office:value-type="float" office:value="1.341796875">
            <text:p>1.341796875</text:p>
          </table:table-cell>
          <table:table-cell table:formula="of:=(([.H482]-0)/(1-0))*(3-0)+0" office:value-type="float" office:value="2.560546875">
            <text:p>2.560546875</text:p>
          </table:table-cell>
          <table:table-cell table:formula="of:=(([.I482]-0)/(1-0))*(100-0)+0" office:value-type="float" office:value="76.7578125">
            <text:p>76.757812500</text:p>
          </table:table-cell>
          <table:table-cell table:formula="of:=(([.J482]-0)/(1-0))*(3-0)+0" office:value-type="float" office:value="0.744140625">
            <text:p>0.744140625</text:p>
          </table:table-cell>
          <table:table-cell table:formula="of:=(([.K482]-0)/(1-0))*(3-0)+0" office:value-type="float" office:value="0.603515625">
            <text:p>0.603515625</text:p>
          </table:table-cell>
        </table:table-row>
        <table:table-row table:style-name="ro2">
          <table:table-cell table:number-columns-repeated="2" office:value-type="float" office:value="0.033203125">
            <text:p>0.033203125</text:p>
          </table:table-cell>
          <table:table-cell office:value-type="float" office:value="0.501953125">
            <text:p>0.501953125</text:p>
          </table:table-cell>
          <table:table-cell office:value-type="float" office:value="0.126953125">
            <text:p>0.126953125</text:p>
          </table:table-cell>
          <table:table-cell office:value-type="float" office:value="0.634765625">
            <text:p>0.634765625</text:p>
          </table:table-cell>
          <table:table-cell office:value-type="float" office:value="0.158203125">
            <text:p>0.158203125</text:p>
          </table:table-cell>
          <table:table-cell office:value-type="float" office:value="0.900390625">
            <text:p>0.900390625</text:p>
          </table:table-cell>
          <table:table-cell office:value-type="float" office:value="0.994140625">
            <text:p>0.994140625</text:p>
          </table:table-cell>
          <table:table-cell office:value-type="float" office:value="0.064453125">
            <text:p>0.064453125</text:p>
          </table:table-cell>
          <table:table-cell office:value-type="float" office:value="0.669921875">
            <text:p>0.669921875</text:p>
          </table:table-cell>
          <table:table-cell office:value-type="float" office:value="0.373046875">
            <text:p>0.373046875</text:p>
          </table:table-cell>
          <table:table-cell/>
          <table:table-cell table:formula="of:=ROUND((([.A483]-0)/(1-0))*(27-2)+2)" office:value-type="float" office:value="3">
            <text:p>3</text:p>
          </table:table-cell>
          <table:table-cell table:formula="of:=(([.B483]-0)/(1-0))*(10-0)+0" office:value-type="float" office:value="0.33203125">
            <text:p>0.332031250</text:p>
          </table:table-cell>
          <table:table-cell table:formula="of:=(([.C483]-0)/(1-0))*(1500-0.000000001)+0.000000001" office:value-type="float" office:value="752.929687500498">
            <text:p>752.929687500</text:p>
          </table:table-cell>
          <table:table-cell table:formula="of:=(([.D483]-0)/(1-0))*(1-0.000000001)+0.000000001" office:value-type="float" office:value="0.126953125873047">
            <text:p>0.126953126</text:p>
          </table:table-cell>
          <table:table-cell table:formula="of:=[.M483]*[.P483]" office:value-type="float" office:value="0.380859377619141">
            <text:p>0.380859378</text:p>
          </table:table-cell>
          <table:table-cell table:formula="of:=(([.E483]-0)/(1-0))*(100-0.000000001)+0.000000001" office:value-type="float" office:value="63.4765625003652">
            <text:p>63.476562500</text:p>
          </table:table-cell>
          <table:table-cell table:formula="of:=(([.F483]-0)/(1-0))*(100-0)+0" office:value-type="float" office:value="15.8203125">
            <text:p>15.820312500</text:p>
          </table:table-cell>
          <table:table-cell table:formula="of:=(([.G483]-0)/(1-0))*(3-0)+0" office:value-type="float" office:value="2.701171875">
            <text:p>2.701171875</text:p>
          </table:table-cell>
          <table:table-cell table:formula="of:=(([.H483]-0)/(1-0))*(3-0)+0" office:value-type="float" office:value="2.982421875">
            <text:p>2.982421875</text:p>
          </table:table-cell>
          <table:table-cell table:formula="of:=(([.I483]-0)/(1-0))*(100-0)+0" office:value-type="float" office:value="6.4453125">
            <text:p>6.445312500</text:p>
          </table:table-cell>
          <table:table-cell table:formula="of:=(([.J483]-0)/(1-0))*(3-0)+0" office:value-type="float" office:value="2.009765625">
            <text:p>2.009765625</text:p>
          </table:table-cell>
          <table:table-cell table:formula="of:=(([.K483]-0)/(1-0))*(3-0)+0" office:value-type="float" office:value="1.119140625">
            <text:p>1.119140625</text:p>
          </table:table-cell>
        </table:table-row>
        <table:table-row table:style-name="ro2">
          <table:table-cell table:number-columns-repeated="2" office:value-type="float" office:value="0.533203125">
            <text:p>0.533203125</text:p>
          </table:table-cell>
          <table:table-cell office:value-type="float" office:value="0.001953125">
            <text:p>0.001953125</text:p>
          </table:table-cell>
          <table:table-cell office:value-type="float" office:value="0.626953125">
            <text:p>0.626953125</text:p>
          </table:table-cell>
          <table:table-cell office:value-type="float" office:value="0.134765625">
            <text:p>0.134765625</text:p>
          </table:table-cell>
          <table:table-cell office:value-type="float" office:value="0.658203125">
            <text:p>0.658203125</text:p>
          </table:table-cell>
          <table:table-cell office:value-type="float" office:value="0.400390625">
            <text:p>0.400390625</text:p>
          </table:table-cell>
          <table:table-cell office:value-type="float" office:value="0.494140625">
            <text:p>0.494140625</text:p>
          </table:table-cell>
          <table:table-cell office:value-type="float" office:value="0.564453125">
            <text:p>0.564453125</text:p>
          </table:table-cell>
          <table:table-cell office:value-type="float" office:value="0.169921875">
            <text:p>0.169921875</text:p>
          </table:table-cell>
          <table:table-cell office:value-type="float" office:value="0.873046875">
            <text:p>0.873046875</text:p>
          </table:table-cell>
          <table:table-cell/>
          <table:table-cell table:formula="of:=ROUND((([.A484]-0)/(1-0))*(27-2)+2)" office:value-type="float" office:value="15">
            <text:p>15</text:p>
          </table:table-cell>
          <table:table-cell table:formula="of:=(([.B484]-0)/(1-0))*(10-0)+0" office:value-type="float" office:value="5.33203125">
            <text:p>5.332031250</text:p>
          </table:table-cell>
          <table:table-cell table:formula="of:=(([.C484]-0)/(1-0))*(1500-0.000000001)+0.000000001" office:value-type="float" office:value="2.92968750099805">
            <text:p>2.929687501</text:p>
          </table:table-cell>
          <table:table-cell table:formula="of:=(([.D484]-0)/(1-0))*(1-0.000000001)+0.000000001" office:value-type="float" office:value="0.626953125373047">
            <text:p>0.626953125</text:p>
          </table:table-cell>
          <table:table-cell table:formula="of:=[.M484]*[.P484]" office:value-type="float" office:value="9.4042968805957">
            <text:p>9.404296881</text:p>
          </table:table-cell>
          <table:table-cell table:formula="of:=(([.E484]-0)/(1-0))*(100-0.000000001)+0.000000001" office:value-type="float" office:value="13.4765625008652">
            <text:p>13.476562501</text:p>
          </table:table-cell>
          <table:table-cell table:formula="of:=(([.F484]-0)/(1-0))*(100-0)+0" office:value-type="float" office:value="65.8203125">
            <text:p>65.820312500</text:p>
          </table:table-cell>
          <table:table-cell table:formula="of:=(([.G484]-0)/(1-0))*(3-0)+0" office:value-type="float" office:value="1.201171875">
            <text:p>1.201171875</text:p>
          </table:table-cell>
          <table:table-cell table:formula="of:=(([.H484]-0)/(1-0))*(3-0)+0" office:value-type="float" office:value="1.482421875">
            <text:p>1.482421875</text:p>
          </table:table-cell>
          <table:table-cell table:formula="of:=(([.I484]-0)/(1-0))*(100-0)+0" office:value-type="float" office:value="56.4453125">
            <text:p>56.445312500</text:p>
          </table:table-cell>
          <table:table-cell table:formula="of:=(([.J484]-0)/(1-0))*(3-0)+0" office:value-type="float" office:value="0.509765625">
            <text:p>0.509765625</text:p>
          </table:table-cell>
          <table:table-cell table:formula="of:=(([.K484]-0)/(1-0))*(3-0)+0" office:value-type="float" office:value="2.619140625">
            <text:p>2.619140625</text:p>
          </table:table-cell>
        </table:table-row>
        <table:table-row table:style-name="ro2">
          <table:table-cell office:value-type="float" office:value="0.783203125">
            <text:p>0.783203125</text:p>
          </table:table-cell>
          <table:table-cell office:value-type="float" office:value="0.283203125">
            <text:p>0.283203125</text:p>
          </table:table-cell>
          <table:table-cell office:value-type="float" office:value="0.751953125">
            <text:p>0.751953125</text:p>
          </table:table-cell>
          <table:table-cell office:value-type="float" office:value="0.376953125">
            <text:p>0.376953125</text:p>
          </table:table-cell>
          <table:table-cell office:value-type="float" office:value="0.384765625">
            <text:p>0.384765625</text:p>
          </table:table-cell>
          <table:table-cell office:value-type="float" office:value="0.908203125">
            <text:p>0.908203125</text:p>
          </table:table-cell>
          <table:table-cell office:value-type="float" office:value="0.650390625">
            <text:p>0.650390625</text:p>
          </table:table-cell>
          <table:table-cell office:value-type="float" office:value="0.244140625">
            <text:p>0.244140625</text:p>
          </table:table-cell>
          <table:table-cell office:value-type="float" office:value="0.814453125">
            <text:p>0.814453125</text:p>
          </table:table-cell>
          <table:table-cell office:value-type="float" office:value="0.419921875">
            <text:p>0.419921875</text:p>
          </table:table-cell>
          <table:table-cell office:value-type="float" office:value="0.623046875">
            <text:p>0.623046875</text:p>
          </table:table-cell>
          <table:table-cell/>
          <table:table-cell table:formula="of:=ROUND((([.A485]-0)/(1-0))*(27-2)+2)" office:value-type="float" office:value="22">
            <text:p>22</text:p>
          </table:table-cell>
          <table:table-cell table:formula="of:=(([.B485]-0)/(1-0))*(10-0)+0" office:value-type="float" office:value="2.83203125">
            <text:p>2.832031250</text:p>
          </table:table-cell>
          <table:table-cell table:formula="of:=(([.C485]-0)/(1-0))*(1500-0.000000001)+0.000000001" office:value-type="float" office:value="1127.92968750025">
            <text:p>1127.929687500</text:p>
          </table:table-cell>
          <table:table-cell table:formula="of:=(([.D485]-0)/(1-0))*(1-0.000000001)+0.000000001" office:value-type="float" office:value="0.376953125623047">
            <text:p>0.376953126</text:p>
          </table:table-cell>
          <table:table-cell table:formula="of:=[.M485]*[.P485]" office:value-type="float" office:value="8.29296876370703">
            <text:p>8.292968764</text:p>
          </table:table-cell>
          <table:table-cell table:formula="of:=(([.E485]-0)/(1-0))*(100-0.000000001)+0.000000001" office:value-type="float" office:value="38.4765625006152">
            <text:p>38.476562501</text:p>
          </table:table-cell>
          <table:table-cell table:formula="of:=(([.F485]-0)/(1-0))*(100-0)+0" office:value-type="float" office:value="90.8203125">
            <text:p>90.820312500</text:p>
          </table:table-cell>
          <table:table-cell table:formula="of:=(([.G485]-0)/(1-0))*(3-0)+0" office:value-type="float" office:value="1.951171875">
            <text:p>1.951171875</text:p>
          </table:table-cell>
          <table:table-cell table:formula="of:=(([.H485]-0)/(1-0))*(3-0)+0" office:value-type="float" office:value="0.732421875">
            <text:p>0.732421875</text:p>
          </table:table-cell>
          <table:table-cell table:formula="of:=(([.I485]-0)/(1-0))*(100-0)+0" office:value-type="float" office:value="81.4453125">
            <text:p>81.445312500</text:p>
          </table:table-cell>
          <table:table-cell table:formula="of:=(([.J485]-0)/(1-0))*(3-0)+0" office:value-type="float" office:value="1.259765625">
            <text:p>1.259765625</text:p>
          </table:table-cell>
          <table:table-cell table:formula="of:=(([.K485]-0)/(1-0))*(3-0)+0" office:value-type="float" office:value="1.869140625">
            <text:p>1.869140625</text:p>
          </table:table-cell>
        </table:table-row>
        <table:table-row table:style-name="ro2">
          <table:table-cell office:value-type="float" office:value="0.283203125">
            <text:p>0.283203125</text:p>
          </table:table-cell>
          <table:table-cell office:value-type="float" office:value="0.783203125">
            <text:p>0.783203125</text:p>
          </table:table-cell>
          <table:table-cell office:value-type="float" office:value="0.251953125">
            <text:p>0.251953125</text:p>
          </table:table-cell>
          <table:table-cell office:value-type="float" office:value="0.876953125">
            <text:p>0.876953125</text:p>
          </table:table-cell>
          <table:table-cell office:value-type="float" office:value="0.884765625">
            <text:p>0.884765625</text:p>
          </table:table-cell>
          <table:table-cell office:value-type="float" office:value="0.408203125">
            <text:p>0.408203125</text:p>
          </table:table-cell>
          <table:table-cell office:value-type="float" office:value="0.150390625">
            <text:p>0.150390625</text:p>
          </table:table-cell>
          <table:table-cell office:value-type="float" office:value="0.744140625">
            <text:p>0.744140625</text:p>
          </table:table-cell>
          <table:table-cell office:value-type="float" office:value="0.314453125">
            <text:p>0.314453125</text:p>
          </table:table-cell>
          <table:table-cell office:value-type="float" office:value="0.919921875">
            <text:p>0.919921875</text:p>
          </table:table-cell>
          <table:table-cell office:value-type="float" office:value="0.123046875">
            <text:p>0.123046875</text:p>
          </table:table-cell>
          <table:table-cell/>
          <table:table-cell table:formula="of:=ROUND((([.A486]-0)/(1-0))*(27-2)+2)" office:value-type="float" office:value="9">
            <text:p>9</text:p>
          </table:table-cell>
          <table:table-cell table:formula="of:=(([.B486]-0)/(1-0))*(10-0)+0" office:value-type="float" office:value="7.83203125">
            <text:p>7.832031250</text:p>
          </table:table-cell>
          <table:table-cell table:formula="of:=(([.C486]-0)/(1-0))*(1500-0.000000001)+0.000000001" office:value-type="float" office:value="377.929687500748">
            <text:p>377.929687501</text:p>
          </table:table-cell>
          <table:table-cell table:formula="of:=(([.D486]-0)/(1-0))*(1-0.000000001)+0.000000001" office:value-type="float" office:value="0.876953125123047">
            <text:p>0.876953125</text:p>
          </table:table-cell>
          <table:table-cell table:formula="of:=[.M486]*[.P486]" office:value-type="float" office:value="7.89257812610742">
            <text:p>7.892578126</text:p>
          </table:table-cell>
          <table:table-cell table:formula="of:=(([.E486]-0)/(1-0))*(100-0.000000001)+0.000000001" office:value-type="float" office:value="88.4765625001152">
            <text:p>88.476562500</text:p>
          </table:table-cell>
          <table:table-cell table:formula="of:=(([.F486]-0)/(1-0))*(100-0)+0" office:value-type="float" office:value="40.8203125">
            <text:p>40.820312500</text:p>
          </table:table-cell>
          <table:table-cell table:formula="of:=(([.G486]-0)/(1-0))*(3-0)+0" office:value-type="float" office:value="0.451171875">
            <text:p>0.451171875</text:p>
          </table:table-cell>
          <table:table-cell table:formula="of:=(([.H486]-0)/(1-0))*(3-0)+0" office:value-type="float" office:value="2.232421875">
            <text:p>2.232421875</text:p>
          </table:table-cell>
          <table:table-cell table:formula="of:=(([.I486]-0)/(1-0))*(100-0)+0" office:value-type="float" office:value="31.4453125">
            <text:p>31.445312500</text:p>
          </table:table-cell>
          <table:table-cell table:formula="of:=(([.J486]-0)/(1-0))*(3-0)+0" office:value-type="float" office:value="2.759765625">
            <text:p>2.759765625</text:p>
          </table:table-cell>
          <table:table-cell table:formula="of:=(([.K486]-0)/(1-0))*(3-0)+0" office:value-type="float" office:value="0.369140625">
            <text:p>0.369140625</text:p>
          </table:table-cell>
        </table:table-row>
        <table:table-row table:style-name="ro2">
          <table:table-cell table:number-columns-repeated="2" office:value-type="float" office:value="0.408203125">
            <text:p>0.408203125</text:p>
          </table:table-cell>
          <table:table-cell office:value-type="float" office:value="0.126953125">
            <text:p>0.126953125</text:p>
          </table:table-cell>
          <table:table-cell office:value-type="float" office:value="0.751953125">
            <text:p>0.751953125</text:p>
          </table:table-cell>
          <table:table-cell office:value-type="float" office:value="0.759765625">
            <text:p>0.759765625</text:p>
          </table:table-cell>
          <table:table-cell office:value-type="float" office:value="0.033203125">
            <text:p>0.033203125</text:p>
          </table:table-cell>
          <table:table-cell office:value-type="float" office:value="0.525390625">
            <text:p>0.525390625</text:p>
          </table:table-cell>
          <table:table-cell office:value-type="float" office:value="0.119140625">
            <text:p>0.119140625</text:p>
          </table:table-cell>
          <table:table-cell office:value-type="float" office:value="0.939453125">
            <text:p>0.939453125</text:p>
          </table:table-cell>
          <table:table-cell office:value-type="float" office:value="0.044921875">
            <text:p>0.044921875</text:p>
          </table:table-cell>
          <table:table-cell office:value-type="float" office:value="0.748046875">
            <text:p>0.748046875</text:p>
          </table:table-cell>
          <table:table-cell/>
          <table:table-cell table:formula="of:=ROUND((([.A487]-0)/(1-0))*(27-2)+2)" office:value-type="float" office:value="12">
            <text:p>12</text:p>
          </table:table-cell>
          <table:table-cell table:formula="of:=(([.B487]-0)/(1-0))*(10-0)+0" office:value-type="float" office:value="4.08203125">
            <text:p>4.082031250</text:p>
          </table:table-cell>
          <table:table-cell table:formula="of:=(([.C487]-0)/(1-0))*(1500-0.000000001)+0.000000001" office:value-type="float" office:value="190.429687500873">
            <text:p>190.429687501</text:p>
          </table:table-cell>
          <table:table-cell table:formula="of:=(([.D487]-0)/(1-0))*(1-0.000000001)+0.000000001" office:value-type="float" office:value="0.751953125248047">
            <text:p>0.751953125</text:p>
          </table:table-cell>
          <table:table-cell table:formula="of:=[.M487]*[.P487]" office:value-type="float" office:value="9.02343750297656">
            <text:p>9.023437503</text:p>
          </table:table-cell>
          <table:table-cell table:formula="of:=(([.E487]-0)/(1-0))*(100-0.000000001)+0.000000001" office:value-type="float" office:value="75.9765625002402">
            <text:p>75.976562500</text:p>
          </table:table-cell>
          <table:table-cell table:formula="of:=(([.F487]-0)/(1-0))*(100-0)+0" office:value-type="float" office:value="3.3203125">
            <text:p>3.320312500</text:p>
          </table:table-cell>
          <table:table-cell table:formula="of:=(([.G487]-0)/(1-0))*(3-0)+0" office:value-type="float" office:value="1.576171875">
            <text:p>1.576171875</text:p>
          </table:table-cell>
          <table:table-cell table:formula="of:=(([.H487]-0)/(1-0))*(3-0)+0" office:value-type="float" office:value="0.357421875">
            <text:p>0.357421875</text:p>
          </table:table-cell>
          <table:table-cell table:formula="of:=(([.I487]-0)/(1-0))*(100-0)+0" office:value-type="float" office:value="93.9453125">
            <text:p>93.945312500</text:p>
          </table:table-cell>
          <table:table-cell table:formula="of:=(([.J487]-0)/(1-0))*(3-0)+0" office:value-type="float" office:value="0.134765625">
            <text:p>0.134765625</text:p>
          </table:table-cell>
          <table:table-cell table:formula="of:=(([.K487]-0)/(1-0))*(3-0)+0" office:value-type="float" office:value="2.244140625">
            <text:p>2.244140625</text:p>
          </table:table-cell>
        </table:table-row>
        <table:table-row table:style-name="ro2">
          <table:table-cell table:number-columns-repeated="2" office:value-type="float" office:value="0.908203125">
            <text:p>0.908203125</text:p>
          </table:table-cell>
          <table:table-cell office:value-type="float" office:value="0.626953125">
            <text:p>0.626953125</text:p>
          </table:table-cell>
          <table:table-cell office:value-type="float" office:value="0.251953125">
            <text:p>0.251953125</text:p>
          </table:table-cell>
          <table:table-cell office:value-type="float" office:value="0.259765625">
            <text:p>0.259765625</text:p>
          </table:table-cell>
          <table:table-cell office:value-type="float" office:value="0.533203125">
            <text:p>0.533203125</text:p>
          </table:table-cell>
          <table:table-cell office:value-type="float" office:value="0.025390625">
            <text:p>0.025390625</text:p>
          </table:table-cell>
          <table:table-cell office:value-type="float" office:value="0.619140625">
            <text:p>0.619140625</text:p>
          </table:table-cell>
          <table:table-cell office:value-type="float" office:value="0.439453125">
            <text:p>0.439453125</text:p>
          </table:table-cell>
          <table:table-cell office:value-type="float" office:value="0.544921875">
            <text:p>0.544921875</text:p>
          </table:table-cell>
          <table:table-cell office:value-type="float" office:value="0.248046875">
            <text:p>0.248046875</text:p>
          </table:table-cell>
          <table:table-cell/>
          <table:table-cell table:formula="of:=ROUND((([.A488]-0)/(1-0))*(27-2)+2)" office:value-type="float" office:value="25">
            <text:p>25</text:p>
          </table:table-cell>
          <table:table-cell table:formula="of:=(([.B488]-0)/(1-0))*(10-0)+0" office:value-type="float" office:value="9.08203125">
            <text:p>9.082031250</text:p>
          </table:table-cell>
          <table:table-cell table:formula="of:=(([.C488]-0)/(1-0))*(1500-0.000000001)+0.000000001" office:value-type="float" office:value="940.429687500373">
            <text:p>940.429687500</text:p>
          </table:table-cell>
          <table:table-cell table:formula="of:=(([.D488]-0)/(1-0))*(1-0.000000001)+0.000000001" office:value-type="float" office:value="0.251953125748047">
            <text:p>0.251953126</text:p>
          </table:table-cell>
          <table:table-cell table:formula="of:=[.M488]*[.P488]" office:value-type="float" office:value="6.29882814370117">
            <text:p>6.298828144</text:p>
          </table:table-cell>
          <table:table-cell table:formula="of:=(([.E488]-0)/(1-0))*(100-0.000000001)+0.000000001" office:value-type="float" office:value="25.9765625007402">
            <text:p>25.976562501</text:p>
          </table:table-cell>
          <table:table-cell table:formula="of:=(([.F488]-0)/(1-0))*(100-0)+0" office:value-type="float" office:value="53.3203125">
            <text:p>53.320312500</text:p>
          </table:table-cell>
          <table:table-cell table:formula="of:=(([.G488]-0)/(1-0))*(3-0)+0" office:value-type="float" office:value="0.076171875">
            <text:p>0.076171875</text:p>
          </table:table-cell>
          <table:table-cell table:formula="of:=(([.H488]-0)/(1-0))*(3-0)+0" office:value-type="float" office:value="1.857421875">
            <text:p>1.857421875</text:p>
          </table:table-cell>
          <table:table-cell table:formula="of:=(([.I488]-0)/(1-0))*(100-0)+0" office:value-type="float" office:value="43.9453125">
            <text:p>43.945312500</text:p>
          </table:table-cell>
          <table:table-cell table:formula="of:=(([.J488]-0)/(1-0))*(3-0)+0" office:value-type="float" office:value="1.634765625">
            <text:p>1.634765625</text:p>
          </table:table-cell>
          <table:table-cell table:formula="of:=(([.K488]-0)/(1-0))*(3-0)+0" office:value-type="float" office:value="0.744140625">
            <text:p>0.744140625</text:p>
          </table:table-cell>
        </table:table-row>
        <table:table-row table:style-name="ro2">
          <table:table-cell office:value-type="float" office:value="0.658203125">
            <text:p>0.658203125</text:p>
          </table:table-cell>
          <table:table-cell office:value-type="float" office:value="0.158203125">
            <text:p>0.158203125</text:p>
          </table:table-cell>
          <table:table-cell office:value-type="float" office:value="0.376953125">
            <text:p>0.376953125</text:p>
          </table:table-cell>
          <table:table-cell office:value-type="float" office:value="0.501953125">
            <text:p>0.501953125</text:p>
          </table:table-cell>
          <table:table-cell office:value-type="float" office:value="0.009765625">
            <text:p>0.009765625</text:p>
          </table:table-cell>
          <table:table-cell office:value-type="float" office:value="0.783203125">
            <text:p>0.783203125</text:p>
          </table:table-cell>
          <table:table-cell office:value-type="float" office:value="0.775390625">
            <text:p>0.775390625</text:p>
          </table:table-cell>
          <table:table-cell office:value-type="float" office:value="0.869140625">
            <text:p>0.869140625</text:p>
          </table:table-cell>
          <table:table-cell office:value-type="float" office:value="0.189453125">
            <text:p>0.189453125</text:p>
          </table:table-cell>
          <table:table-cell office:value-type="float" office:value="0.794921875">
            <text:p>0.794921875</text:p>
          </table:table-cell>
          <table:table-cell office:value-type="float" office:value="0.498046875">
            <text:p>0.498046875</text:p>
          </table:table-cell>
          <table:table-cell/>
          <table:table-cell table:formula="of:=ROUND((([.A489]-0)/(1-0))*(27-2)+2)" office:value-type="float" office:value="18">
            <text:p>18</text:p>
          </table:table-cell>
          <table:table-cell table:formula="of:=(([.B489]-0)/(1-0))*(10-0)+0" office:value-type="float" office:value="1.58203125">
            <text:p>1.582031250</text:p>
          </table:table-cell>
          <table:table-cell table:formula="of:=(([.C489]-0)/(1-0))*(1500-0.000000001)+0.000000001" office:value-type="float" office:value="565.429687500623">
            <text:p>565.429687501</text:p>
          </table:table-cell>
          <table:table-cell table:formula="of:=(([.D489]-0)/(1-0))*(1-0.000000001)+0.000000001" office:value-type="float" office:value="0.501953125498047">
            <text:p>0.501953125</text:p>
          </table:table-cell>
          <table:table-cell table:formula="of:=[.M489]*[.P489]" office:value-type="float" office:value="9.03515625896484">
            <text:p>9.035156259</text:p>
          </table:table-cell>
          <table:table-cell table:formula="of:=(([.E489]-0)/(1-0))*(100-0.000000001)+0.000000001" office:value-type="float" office:value="0.976562500990234">
            <text:p>0.976562501</text:p>
          </table:table-cell>
          <table:table-cell table:formula="of:=(([.F489]-0)/(1-0))*(100-0)+0" office:value-type="float" office:value="78.3203125">
            <text:p>78.320312500</text:p>
          </table:table-cell>
          <table:table-cell table:formula="of:=(([.G489]-0)/(1-0))*(3-0)+0" office:value-type="float" office:value="2.326171875">
            <text:p>2.326171875</text:p>
          </table:table-cell>
          <table:table-cell table:formula="of:=(([.H489]-0)/(1-0))*(3-0)+0" office:value-type="float" office:value="2.607421875">
            <text:p>2.607421875</text:p>
          </table:table-cell>
          <table:table-cell table:formula="of:=(([.I489]-0)/(1-0))*(100-0)+0" office:value-type="float" office:value="18.9453125">
            <text:p>18.945312500</text:p>
          </table:table-cell>
          <table:table-cell table:formula="of:=(([.J489]-0)/(1-0))*(3-0)+0" office:value-type="float" office:value="2.384765625">
            <text:p>2.384765625</text:p>
          </table:table-cell>
          <table:table-cell table:formula="of:=(([.K489]-0)/(1-0))*(3-0)+0" office:value-type="float" office:value="1.494140625">
            <text:p>1.494140625</text:p>
          </table:table-cell>
        </table:table-row>
        <table:table-row table:style-name="ro2">
          <table:table-cell office:value-type="float" office:value="0.158203125">
            <text:p>0.158203125</text:p>
          </table:table-cell>
          <table:table-cell office:value-type="float" office:value="0.658203125">
            <text:p>0.658203125</text:p>
          </table:table-cell>
          <table:table-cell office:value-type="float" office:value="0.876953125">
            <text:p>0.876953125</text:p>
          </table:table-cell>
          <table:table-cell office:value-type="float" office:value="0.001953125">
            <text:p>0.001953125</text:p>
          </table:table-cell>
          <table:table-cell office:value-type="float" office:value="0.509765625">
            <text:p>0.509765625</text:p>
          </table:table-cell>
          <table:table-cell office:value-type="float" office:value="0.283203125">
            <text:p>0.283203125</text:p>
          </table:table-cell>
          <table:table-cell office:value-type="float" office:value="0.275390625">
            <text:p>0.275390625</text:p>
          </table:table-cell>
          <table:table-cell office:value-type="float" office:value="0.369140625">
            <text:p>0.369140625</text:p>
          </table:table-cell>
          <table:table-cell office:value-type="float" office:value="0.689453125">
            <text:p>0.689453125</text:p>
          </table:table-cell>
          <table:table-cell office:value-type="float" office:value="0.294921875">
            <text:p>0.294921875</text:p>
          </table:table-cell>
          <table:table-cell office:value-type="float" office:value="0.998046875">
            <text:p>0.998046875</text:p>
          </table:table-cell>
          <table:table-cell/>
          <table:table-cell table:formula="of:=ROUND((([.A490]-0)/(1-0))*(27-2)+2)" office:value-type="float" office:value="6">
            <text:p>6</text:p>
          </table:table-cell>
          <table:table-cell table:formula="of:=(([.B490]-0)/(1-0))*(10-0)+0" office:value-type="float" office:value="6.58203125">
            <text:p>6.582031250</text:p>
          </table:table-cell>
          <table:table-cell table:formula="of:=(([.C490]-0)/(1-0))*(1500-0.000000001)+0.000000001" office:value-type="float" office:value="1315.42968750012">
            <text:p>1315.429687500</text:p>
          </table:table-cell>
          <table:table-cell table:formula="of:=(([.D490]-0)/(1-0))*(1-0.000000001)+0.000000001" office:value-type="float" office:value="0.00195312599804688">
            <text:p>0.001953126</text:p>
          </table:table-cell>
          <table:table-cell table:formula="of:=[.M490]*[.P490]" office:value-type="float" office:value="0.0117187559882813">
            <text:p>0.011718756</text:p>
          </table:table-cell>
          <table:table-cell table:formula="of:=(([.E490]-0)/(1-0))*(100-0.000000001)+0.000000001" office:value-type="float" office:value="50.9765625004902">
            <text:p>50.976562500</text:p>
          </table:table-cell>
          <table:table-cell table:formula="of:=(([.F490]-0)/(1-0))*(100-0)+0" office:value-type="float" office:value="28.3203125">
            <text:p>28.320312500</text:p>
          </table:table-cell>
          <table:table-cell table:formula="of:=(([.G490]-0)/(1-0))*(3-0)+0" office:value-type="float" office:value="0.826171875">
            <text:p>0.826171875</text:p>
          </table:table-cell>
          <table:table-cell table:formula="of:=(([.H490]-0)/(1-0))*(3-0)+0" office:value-type="float" office:value="1.107421875">
            <text:p>1.107421875</text:p>
          </table:table-cell>
          <table:table-cell table:formula="of:=(([.I490]-0)/(1-0))*(100-0)+0" office:value-type="float" office:value="68.9453125">
            <text:p>68.945312500</text:p>
          </table:table-cell>
          <table:table-cell table:formula="of:=(([.J490]-0)/(1-0))*(3-0)+0" office:value-type="float" office:value="0.884765625">
            <text:p>0.884765625</text:p>
          </table:table-cell>
          <table:table-cell table:formula="of:=(([.K490]-0)/(1-0))*(3-0)+0" office:value-type="float" office:value="2.994140625">
            <text:p>2.994140625</text:p>
          </table:table-cell>
        </table:table-row>
        <table:table-row table:style-name="ro2">
          <table:table-cell office:value-type="float" office:value="0.220703125">
            <text:p>0.220703125</text:p>
          </table:table-cell>
          <table:table-cell office:value-type="float" office:value="0.345703125">
            <text:p>0.345703125</text:p>
          </table:table-cell>
          <table:table-cell office:value-type="float" office:value="0.439453125">
            <text:p>0.439453125</text:p>
          </table:table-cell>
          <table:table-cell office:value-type="float" office:value="0.314453125">
            <text:p>0.314453125</text:p>
          </table:table-cell>
          <table:table-cell office:value-type="float" office:value="0.197265625">
            <text:p>0.197265625</text:p>
          </table:table-cell>
          <table:table-cell office:value-type="float" office:value="0.470703125">
            <text:p>0.470703125</text:p>
          </table:table-cell>
          <table:table-cell office:value-type="float" office:value="0.587890625">
            <text:p>0.587890625</text:p>
          </table:table-cell>
          <table:table-cell office:value-type="float" office:value="0.056640625">
            <text:p>0.056640625</text:p>
          </table:table-cell>
          <table:table-cell office:value-type="float" office:value="0.876953125">
            <text:p>0.876953125</text:p>
          </table:table-cell>
          <table:table-cell office:value-type="float" office:value="0.982421875">
            <text:p>0.982421875</text:p>
          </table:table-cell>
          <table:table-cell office:value-type="float" office:value="0.935546875">
            <text:p>0.935546875</text:p>
          </table:table-cell>
          <table:table-cell/>
          <table:table-cell table:formula="of:=ROUND((([.A491]-0)/(1-0))*(27-2)+2)" office:value-type="float" office:value="8">
            <text:p>8</text:p>
          </table:table-cell>
          <table:table-cell table:formula="of:=(([.B491]-0)/(1-0))*(10-0)+0" office:value-type="float" office:value="3.45703125">
            <text:p>3.457031250</text:p>
          </table:table-cell>
          <table:table-cell table:formula="of:=(([.C491]-0)/(1-0))*(1500-0.000000001)+0.000000001" office:value-type="float" office:value="659.179687500561">
            <text:p>659.179687501</text:p>
          </table:table-cell>
          <table:table-cell table:formula="of:=(([.D491]-0)/(1-0))*(1-0.000000001)+0.000000001" office:value-type="float" office:value="0.314453125685547">
            <text:p>0.314453126</text:p>
          </table:table-cell>
          <table:table-cell table:formula="of:=[.M491]*[.P491]" office:value-type="float" office:value="2.51562500548438">
            <text:p>2.515625005</text:p>
          </table:table-cell>
          <table:table-cell table:formula="of:=(([.E491]-0)/(1-0))*(100-0.000000001)+0.000000001" office:value-type="float" office:value="19.7265625008027">
            <text:p>19.726562501</text:p>
          </table:table-cell>
          <table:table-cell table:formula="of:=(([.F491]-0)/(1-0))*(100-0)+0" office:value-type="float" office:value="47.0703125">
            <text:p>47.070312500</text:p>
          </table:table-cell>
          <table:table-cell table:formula="of:=(([.G491]-0)/(1-0))*(3-0)+0" office:value-type="float" office:value="1.763671875">
            <text:p>1.763671875</text:p>
          </table:table-cell>
          <table:table-cell table:formula="of:=(([.H491]-0)/(1-0))*(3-0)+0" office:value-type="float" office:value="0.169921875">
            <text:p>0.169921875</text:p>
          </table:table-cell>
          <table:table-cell table:formula="of:=(([.I491]-0)/(1-0))*(100-0)+0" office:value-type="float" office:value="87.6953125">
            <text:p>87.695312500</text:p>
          </table:table-cell>
          <table:table-cell table:formula="of:=(([.J491]-0)/(1-0))*(3-0)+0" office:value-type="float" office:value="2.947265625">
            <text:p>2.947265625</text:p>
          </table:table-cell>
          <table:table-cell table:formula="of:=(([.K491]-0)/(1-0))*(3-0)+0" office:value-type="float" office:value="2.806640625">
            <text:p>2.806640625</text:p>
          </table:table-cell>
        </table:table-row>
        <table:table-row table:style-name="ro2">
          <table:table-cell office:value-type="float" office:value="0.720703125">
            <text:p>0.720703125</text:p>
          </table:table-cell>
          <table:table-cell office:value-type="float" office:value="0.845703125">
            <text:p>0.845703125</text:p>
          </table:table-cell>
          <table:table-cell office:value-type="float" office:value="0.939453125">
            <text:p>0.939453125</text:p>
          </table:table-cell>
          <table:table-cell office:value-type="float" office:value="0.814453125">
            <text:p>0.814453125</text:p>
          </table:table-cell>
          <table:table-cell office:value-type="float" office:value="0.697265625">
            <text:p>0.697265625</text:p>
          </table:table-cell>
          <table:table-cell office:value-type="float" office:value="0.970703125">
            <text:p>0.970703125</text:p>
          </table:table-cell>
          <table:table-cell office:value-type="float" office:value="0.087890625">
            <text:p>0.087890625</text:p>
          </table:table-cell>
          <table:table-cell office:value-type="float" office:value="0.556640625">
            <text:p>0.556640625</text:p>
          </table:table-cell>
          <table:table-cell office:value-type="float" office:value="0.376953125">
            <text:p>0.376953125</text:p>
          </table:table-cell>
          <table:table-cell office:value-type="float" office:value="0.482421875">
            <text:p>0.482421875</text:p>
          </table:table-cell>
          <table:table-cell office:value-type="float" office:value="0.435546875">
            <text:p>0.435546875</text:p>
          </table:table-cell>
          <table:table-cell/>
          <table:table-cell table:formula="of:=ROUND((([.A492]-0)/(1-0))*(27-2)+2)" office:value-type="float" office:value="20">
            <text:p>20</text:p>
          </table:table-cell>
          <table:table-cell table:formula="of:=(([.B492]-0)/(1-0))*(10-0)+0" office:value-type="float" office:value="8.45703125">
            <text:p>8.457031250</text:p>
          </table:table-cell>
          <table:table-cell table:formula="of:=(([.C492]-0)/(1-0))*(1500-0.000000001)+0.000000001" office:value-type="float" office:value="1409.17968750006">
            <text:p>1409.179687500</text:p>
          </table:table-cell>
          <table:table-cell table:formula="of:=(([.D492]-0)/(1-0))*(1-0.000000001)+0.000000001" office:value-type="float" office:value="0.814453125185547">
            <text:p>0.814453125</text:p>
          </table:table-cell>
          <table:table-cell table:formula="of:=[.M492]*[.P492]" office:value-type="float" office:value="16.2890625037109">
            <text:p>16.289062504</text:p>
          </table:table-cell>
          <table:table-cell table:formula="of:=(([.E492]-0)/(1-0))*(100-0.000000001)+0.000000001" office:value-type="float" office:value="69.7265625003027">
            <text:p>69.726562500</text:p>
          </table:table-cell>
          <table:table-cell table:formula="of:=(([.F492]-0)/(1-0))*(100-0)+0" office:value-type="float" office:value="97.0703125">
            <text:p>97.070312500</text:p>
          </table:table-cell>
          <table:table-cell table:formula="of:=(([.G492]-0)/(1-0))*(3-0)+0" office:value-type="float" office:value="0.263671875">
            <text:p>0.263671875</text:p>
          </table:table-cell>
          <table:table-cell table:formula="of:=(([.H492]-0)/(1-0))*(3-0)+0" office:value-type="float" office:value="1.669921875">
            <text:p>1.669921875</text:p>
          </table:table-cell>
          <table:table-cell table:formula="of:=(([.I492]-0)/(1-0))*(100-0)+0" office:value-type="float" office:value="37.6953125">
            <text:p>37.695312500</text:p>
          </table:table-cell>
          <table:table-cell table:formula="of:=(([.J492]-0)/(1-0))*(3-0)+0" office:value-type="float" office:value="1.447265625">
            <text:p>1.447265625</text:p>
          </table:table-cell>
          <table:table-cell table:formula="of:=(([.K492]-0)/(1-0))*(3-0)+0" office:value-type="float" office:value="1.306640625">
            <text:p>1.306640625</text:p>
          </table:table-cell>
        </table:table-row>
        <table:table-row table:style-name="ro2">
          <table:table-cell office:value-type="float" office:value="0.970703125">
            <text:p>0.970703125</text:p>
          </table:table-cell>
          <table:table-cell office:value-type="float" office:value="0.095703125">
            <text:p>0.095703125</text:p>
          </table:table-cell>
          <table:table-cell office:value-type="float" office:value="0.189453125">
            <text:p>0.189453125</text:p>
          </table:table-cell>
          <table:table-cell office:value-type="float" office:value="0.064453125">
            <text:p>0.064453125</text:p>
          </table:table-cell>
          <table:table-cell office:value-type="float" office:value="0.947265625">
            <text:p>0.947265625</text:p>
          </table:table-cell>
          <table:table-cell office:value-type="float" office:value="0.720703125">
            <text:p>0.720703125</text:p>
          </table:table-cell>
          <table:table-cell office:value-type="float" office:value="0.837890625">
            <text:p>0.837890625</text:p>
          </table:table-cell>
          <table:table-cell office:value-type="float" office:value="0.806640625">
            <text:p>0.806640625</text:p>
          </table:table-cell>
          <table:table-cell office:value-type="float" office:value="0.126953125">
            <text:p>0.126953125</text:p>
          </table:table-cell>
          <table:table-cell office:value-type="float" office:value="0.232421875">
            <text:p>0.232421875</text:p>
          </table:table-cell>
          <table:table-cell office:value-type="float" office:value="0.185546875">
            <text:p>0.185546875</text:p>
          </table:table-cell>
          <table:table-cell/>
          <table:table-cell table:formula="of:=ROUND((([.A493]-0)/(1-0))*(27-2)+2)" office:value-type="float" office:value="26">
            <text:p>26</text:p>
          </table:table-cell>
          <table:table-cell table:formula="of:=(([.B493]-0)/(1-0))*(10-0)+0" office:value-type="float" office:value="0.95703125">
            <text:p>0.957031250</text:p>
          </table:table-cell>
          <table:table-cell table:formula="of:=(([.C493]-0)/(1-0))*(1500-0.000000001)+0.000000001" office:value-type="float" office:value="284.179687500811">
            <text:p>284.179687501</text:p>
          </table:table-cell>
          <table:table-cell table:formula="of:=(([.D493]-0)/(1-0))*(1-0.000000001)+0.000000001" office:value-type="float" office:value="0.0644531259355469">
            <text:p>0.064453126</text:p>
          </table:table-cell>
          <table:table-cell table:formula="of:=[.M493]*[.P493]" office:value-type="float" office:value="1.67578127432422">
            <text:p>1.675781274</text:p>
          </table:table-cell>
          <table:table-cell table:formula="of:=(([.E493]-0)/(1-0))*(100-0.000000001)+0.000000001" office:value-type="float" office:value="94.7265625000528">
            <text:p>94.726562500</text:p>
          </table:table-cell>
          <table:table-cell table:formula="of:=(([.F493]-0)/(1-0))*(100-0)+0" office:value-type="float" office:value="72.0703125">
            <text:p>72.070312500</text:p>
          </table:table-cell>
          <table:table-cell table:formula="of:=(([.G493]-0)/(1-0))*(3-0)+0" office:value-type="float" office:value="2.513671875">
            <text:p>2.513671875</text:p>
          </table:table-cell>
          <table:table-cell table:formula="of:=(([.H493]-0)/(1-0))*(3-0)+0" office:value-type="float" office:value="2.419921875">
            <text:p>2.419921875</text:p>
          </table:table-cell>
          <table:table-cell table:formula="of:=(([.I493]-0)/(1-0))*(100-0)+0" office:value-type="float" office:value="12.6953125">
            <text:p>12.695312500</text:p>
          </table:table-cell>
          <table:table-cell table:formula="of:=(([.J493]-0)/(1-0))*(3-0)+0" office:value-type="float" office:value="0.697265625">
            <text:p>0.697265625</text:p>
          </table:table-cell>
          <table:table-cell table:formula="of:=(([.K493]-0)/(1-0))*(3-0)+0" office:value-type="float" office:value="0.556640625">
            <text:p>0.556640625</text:p>
          </table:table-cell>
        </table:table-row>
        <table:table-row table:style-name="ro2">
          <table:table-cell office:value-type="float" office:value="0.470703125">
            <text:p>0.470703125</text:p>
          </table:table-cell>
          <table:table-cell office:value-type="float" office:value="0.595703125">
            <text:p>0.595703125</text:p>
          </table:table-cell>
          <table:table-cell office:value-type="float" office:value="0.689453125">
            <text:p>0.689453125</text:p>
          </table:table-cell>
          <table:table-cell office:value-type="float" office:value="0.564453125">
            <text:p>0.564453125</text:p>
          </table:table-cell>
          <table:table-cell office:value-type="float" office:value="0.447265625">
            <text:p>0.447265625</text:p>
          </table:table-cell>
          <table:table-cell office:value-type="float" office:value="0.220703125">
            <text:p>0.220703125</text:p>
          </table:table-cell>
          <table:table-cell office:value-type="float" office:value="0.337890625">
            <text:p>0.337890625</text:p>
          </table:table-cell>
          <table:table-cell office:value-type="float" office:value="0.306640625">
            <text:p>0.306640625</text:p>
          </table:table-cell>
          <table:table-cell office:value-type="float" office:value="0.626953125">
            <text:p>0.626953125</text:p>
          </table:table-cell>
          <table:table-cell office:value-type="float" office:value="0.732421875">
            <text:p>0.732421875</text:p>
          </table:table-cell>
          <table:table-cell office:value-type="float" office:value="0.685546875">
            <text:p>0.685546875</text:p>
          </table:table-cell>
          <table:table-cell/>
          <table:table-cell table:formula="of:=ROUND((([.A494]-0)/(1-0))*(27-2)+2)" office:value-type="float" office:value="14">
            <text:p>14</text:p>
          </table:table-cell>
          <table:table-cell table:formula="of:=(([.B494]-0)/(1-0))*(10-0)+0" office:value-type="float" office:value="5.95703125">
            <text:p>5.957031250</text:p>
          </table:table-cell>
          <table:table-cell table:formula="of:=(([.C494]-0)/(1-0))*(1500-0.000000001)+0.000000001" office:value-type="float" office:value="1034.17968750031">
            <text:p>1034.179687500</text:p>
          </table:table-cell>
          <table:table-cell table:formula="of:=(([.D494]-0)/(1-0))*(1-0.000000001)+0.000000001" office:value-type="float" office:value="0.564453125435547">
            <text:p>0.564453125</text:p>
          </table:table-cell>
          <table:table-cell table:formula="of:=[.M494]*[.P494]" office:value-type="float" office:value="7.90234375609766">
            <text:p>7.902343756</text:p>
          </table:table-cell>
          <table:table-cell table:formula="of:=(([.E494]-0)/(1-0))*(100-0.000000001)+0.000000001" office:value-type="float" office:value="44.7265625005527">
            <text:p>44.726562501</text:p>
          </table:table-cell>
          <table:table-cell table:formula="of:=(([.F494]-0)/(1-0))*(100-0)+0" office:value-type="float" office:value="22.0703125">
            <text:p>22.070312500</text:p>
          </table:table-cell>
          <table:table-cell table:formula="of:=(([.G494]-0)/(1-0))*(3-0)+0" office:value-type="float" office:value="1.013671875">
            <text:p>1.013671875</text:p>
          </table:table-cell>
          <table:table-cell table:formula="of:=(([.H494]-0)/(1-0))*(3-0)+0" office:value-type="float" office:value="0.919921875">
            <text:p>0.919921875</text:p>
          </table:table-cell>
          <table:table-cell table:formula="of:=(([.I494]-0)/(1-0))*(100-0)+0" office:value-type="float" office:value="62.6953125">
            <text:p>62.695312500</text:p>
          </table:table-cell>
          <table:table-cell table:formula="of:=(([.J494]-0)/(1-0))*(3-0)+0" office:value-type="float" office:value="2.197265625">
            <text:p>2.197265625</text:p>
          </table:table-cell>
          <table:table-cell table:formula="of:=(([.K494]-0)/(1-0))*(3-0)+0" office:value-type="float" office:value="2.056640625">
            <text:p>2.056640625</text:p>
          </table:table-cell>
        </table:table-row>
        <table:table-row table:style-name="ro2">
          <table:table-cell office:value-type="float" office:value="0.345703125">
            <text:p>0.345703125</text:p>
          </table:table-cell>
          <table:table-cell office:value-type="float" office:value="0.220703125">
            <text:p>0.220703125</text:p>
          </table:table-cell>
          <table:table-cell office:value-type="float" office:value="0.814453125">
            <text:p>0.814453125</text:p>
          </table:table-cell>
          <table:table-cell office:value-type="float" office:value="0.689453125">
            <text:p>0.689453125</text:p>
          </table:table-cell>
          <table:table-cell office:value-type="float" office:value="0.322265625">
            <text:p>0.322265625</text:p>
          </table:table-cell>
          <table:table-cell office:value-type="float" office:value="0.345703125">
            <text:p>0.345703125</text:p>
          </table:table-cell>
          <table:table-cell office:value-type="float" office:value="0.962890625">
            <text:p>0.962890625</text:p>
          </table:table-cell>
          <table:table-cell office:value-type="float" office:value="0.931640625">
            <text:p>0.931640625</text:p>
          </table:table-cell>
          <table:table-cell office:value-type="float" office:value="0.001953125">
            <text:p>0.001953125</text:p>
          </table:table-cell>
          <table:table-cell office:value-type="float" office:value="0.357421875">
            <text:p>0.357421875</text:p>
          </table:table-cell>
          <table:table-cell office:value-type="float" office:value="0.060546875">
            <text:p>0.060546875</text:p>
          </table:table-cell>
          <table:table-cell/>
          <table:table-cell table:formula="of:=ROUND((([.A495]-0)/(1-0))*(27-2)+2)" office:value-type="float" office:value="11">
            <text:p>11</text:p>
          </table:table-cell>
          <table:table-cell table:formula="of:=(([.B495]-0)/(1-0))*(10-0)+0" office:value-type="float" office:value="2.20703125">
            <text:p>2.207031250</text:p>
          </table:table-cell>
          <table:table-cell table:formula="of:=(([.C495]-0)/(1-0))*(1500-0.000000001)+0.000000001" office:value-type="float" office:value="1221.67968750019">
            <text:p>1221.679687500</text:p>
          </table:table-cell>
          <table:table-cell table:formula="of:=(([.D495]-0)/(1-0))*(1-0.000000001)+0.000000001" office:value-type="float" office:value="0.689453125310547">
            <text:p>0.689453125</text:p>
          </table:table-cell>
          <table:table-cell table:formula="of:=[.M495]*[.P495]" office:value-type="float" office:value="7.58398437841602">
            <text:p>7.583984378</text:p>
          </table:table-cell>
          <table:table-cell table:formula="of:=(([.E495]-0)/(1-0))*(100-0.000000001)+0.000000001" office:value-type="float" office:value="32.2265625006777">
            <text:p>32.226562501</text:p>
          </table:table-cell>
          <table:table-cell table:formula="of:=(([.F495]-0)/(1-0))*(100-0)+0" office:value-type="float" office:value="34.5703125">
            <text:p>34.570312500</text:p>
          </table:table-cell>
          <table:table-cell table:formula="of:=(([.G495]-0)/(1-0))*(3-0)+0" office:value-type="float" office:value="2.888671875">
            <text:p>2.888671875</text:p>
          </table:table-cell>
          <table:table-cell table:formula="of:=(([.H495]-0)/(1-0))*(3-0)+0" office:value-type="float" office:value="2.794921875">
            <text:p>2.794921875</text:p>
          </table:table-cell>
          <table:table-cell table:formula="of:=(([.I495]-0)/(1-0))*(100-0)+0" office:value-type="float" office:value="0.1953125">
            <text:p>0.195312500</text:p>
          </table:table-cell>
          <table:table-cell table:formula="of:=(([.J495]-0)/(1-0))*(3-0)+0" office:value-type="float" office:value="1.072265625">
            <text:p>1.072265625</text:p>
          </table:table-cell>
          <table:table-cell table:formula="of:=(([.K495]-0)/(1-0))*(3-0)+0" office:value-type="float" office:value="0.181640625">
            <text:p>0.181640625</text:p>
          </table:table-cell>
        </table:table-row>
        <table:table-row table:style-name="ro2">
          <table:table-cell office:value-type="float" office:value="0.845703125">
            <text:p>0.845703125</text:p>
          </table:table-cell>
          <table:table-cell office:value-type="float" office:value="0.720703125">
            <text:p>0.720703125</text:p>
          </table:table-cell>
          <table:table-cell office:value-type="float" office:value="0.314453125">
            <text:p>0.314453125</text:p>
          </table:table-cell>
          <table:table-cell office:value-type="float" office:value="0.189453125">
            <text:p>0.189453125</text:p>
          </table:table-cell>
          <table:table-cell office:value-type="float" office:value="0.822265625">
            <text:p>0.822265625</text:p>
          </table:table-cell>
          <table:table-cell office:value-type="float" office:value="0.845703125">
            <text:p>0.845703125</text:p>
          </table:table-cell>
          <table:table-cell office:value-type="float" office:value="0.462890625">
            <text:p>0.462890625</text:p>
          </table:table-cell>
          <table:table-cell office:value-type="float" office:value="0.431640625">
            <text:p>0.431640625</text:p>
          </table:table-cell>
          <table:table-cell office:value-type="float" office:value="0.501953125">
            <text:p>0.501953125</text:p>
          </table:table-cell>
          <table:table-cell office:value-type="float" office:value="0.857421875">
            <text:p>0.857421875</text:p>
          </table:table-cell>
          <table:table-cell office:value-type="float" office:value="0.560546875">
            <text:p>0.560546875</text:p>
          </table:table-cell>
          <table:table-cell/>
          <table:table-cell table:formula="of:=ROUND((([.A496]-0)/(1-0))*(27-2)+2)" office:value-type="float" office:value="23">
            <text:p>23</text:p>
          </table:table-cell>
          <table:table-cell table:formula="of:=(([.B496]-0)/(1-0))*(10-0)+0" office:value-type="float" office:value="7.20703125">
            <text:p>7.207031250</text:p>
          </table:table-cell>
          <table:table-cell table:formula="of:=(([.C496]-0)/(1-0))*(1500-0.000000001)+0.000000001" office:value-type="float" office:value="471.679687500686">
            <text:p>471.679687501</text:p>
          </table:table-cell>
          <table:table-cell table:formula="of:=(([.D496]-0)/(1-0))*(1-0.000000001)+0.000000001" office:value-type="float" office:value="0.189453125810547">
            <text:p>0.189453126</text:p>
          </table:table-cell>
          <table:table-cell table:formula="of:=[.M496]*[.P496]" office:value-type="float" office:value="4.35742189364258">
            <text:p>4.357421894</text:p>
          </table:table-cell>
          <table:table-cell table:formula="of:=(([.E496]-0)/(1-0))*(100-0.000000001)+0.000000001" office:value-type="float" office:value="82.2265625001777">
            <text:p>82.226562500</text:p>
          </table:table-cell>
          <table:table-cell table:formula="of:=(([.F496]-0)/(1-0))*(100-0)+0" office:value-type="float" office:value="84.5703125">
            <text:p>84.570312500</text:p>
          </table:table-cell>
          <table:table-cell table:formula="of:=(([.G496]-0)/(1-0))*(3-0)+0" office:value-type="float" office:value="1.388671875">
            <text:p>1.388671875</text:p>
          </table:table-cell>
          <table:table-cell table:formula="of:=(([.H496]-0)/(1-0))*(3-0)+0" office:value-type="float" office:value="1.294921875">
            <text:p>1.294921875</text:p>
          </table:table-cell>
          <table:table-cell table:formula="of:=(([.I496]-0)/(1-0))*(100-0)+0" office:value-type="float" office:value="50.1953125">
            <text:p>50.195312500</text:p>
          </table:table-cell>
          <table:table-cell table:formula="of:=(([.J496]-0)/(1-0))*(3-0)+0" office:value-type="float" office:value="2.572265625">
            <text:p>2.572265625</text:p>
          </table:table-cell>
          <table:table-cell table:formula="of:=(([.K496]-0)/(1-0))*(3-0)+0" office:value-type="float" office:value="1.681640625">
            <text:p>1.681640625</text:p>
          </table:table-cell>
        </table:table-row>
        <table:table-row table:style-name="ro2">
          <table:table-cell office:value-type="float" office:value="0.595703125">
            <text:p>0.595703125</text:p>
          </table:table-cell>
          <table:table-cell office:value-type="float" office:value="0.470703125">
            <text:p>0.470703125</text:p>
          </table:table-cell>
          <table:table-cell office:value-type="float" office:value="0.564453125">
            <text:p>0.564453125</text:p>
          </table:table-cell>
          <table:table-cell office:value-type="float" office:value="0.939453125">
            <text:p>0.939453125</text:p>
          </table:table-cell>
          <table:table-cell office:value-type="float" office:value="0.572265625">
            <text:p>0.572265625</text:p>
          </table:table-cell>
          <table:table-cell office:value-type="float" office:value="0.595703125">
            <text:p>0.595703125</text:p>
          </table:table-cell>
          <table:table-cell office:value-type="float" office:value="0.712890625">
            <text:p>0.712890625</text:p>
          </table:table-cell>
          <table:table-cell office:value-type="float" office:value="0.181640625">
            <text:p>0.181640625</text:p>
          </table:table-cell>
          <table:table-cell office:value-type="float" office:value="0.751953125">
            <text:p>0.751953125</text:p>
          </table:table-cell>
          <table:table-cell office:value-type="float" office:value="0.607421875">
            <text:p>0.607421875</text:p>
          </table:table-cell>
          <table:table-cell office:value-type="float" office:value="0.810546875">
            <text:p>0.810546875</text:p>
          </table:table-cell>
          <table:table-cell/>
          <table:table-cell table:formula="of:=ROUND((([.A497]-0)/(1-0))*(27-2)+2)" office:value-type="float" office:value="17">
            <text:p>17</text:p>
          </table:table-cell>
          <table:table-cell table:formula="of:=(([.B497]-0)/(1-0))*(10-0)+0" office:value-type="float" office:value="4.70703125">
            <text:p>4.707031250</text:p>
          </table:table-cell>
          <table:table-cell table:formula="of:=(([.C497]-0)/(1-0))*(1500-0.000000001)+0.000000001" office:value-type="float" office:value="846.679687500436">
            <text:p>846.679687500</text:p>
          </table:table-cell>
          <table:table-cell table:formula="of:=(([.D497]-0)/(1-0))*(1-0.000000001)+0.000000001" office:value-type="float" office:value="0.939453125060547">
            <text:p>0.939453125</text:p>
          </table:table-cell>
          <table:table-cell table:formula="of:=[.M497]*[.P497]" office:value-type="float" office:value="15.9707031260293">
            <text:p>15.970703126</text:p>
          </table:table-cell>
          <table:table-cell table:formula="of:=(([.E497]-0)/(1-0))*(100-0.000000001)+0.000000001" office:value-type="float" office:value="57.2265625004277">
            <text:p>57.226562500</text:p>
          </table:table-cell>
          <table:table-cell table:formula="of:=(([.F497]-0)/(1-0))*(100-0)+0" office:value-type="float" office:value="59.5703125">
            <text:p>59.570312500</text:p>
          </table:table-cell>
          <table:table-cell table:formula="of:=(([.G497]-0)/(1-0))*(3-0)+0" office:value-type="float" office:value="2.138671875">
            <text:p>2.138671875</text:p>
          </table:table-cell>
          <table:table-cell table:formula="of:=(([.H497]-0)/(1-0))*(3-0)+0" office:value-type="float" office:value="0.544921875">
            <text:p>0.544921875</text:p>
          </table:table-cell>
          <table:table-cell table:formula="of:=(([.I497]-0)/(1-0))*(100-0)+0" office:value-type="float" office:value="75.1953125">
            <text:p>75.195312500</text:p>
          </table:table-cell>
          <table:table-cell table:formula="of:=(([.J497]-0)/(1-0))*(3-0)+0" office:value-type="float" office:value="1.822265625">
            <text:p>1.822265625</text:p>
          </table:table-cell>
          <table:table-cell table:formula="of:=(([.K497]-0)/(1-0))*(3-0)+0" office:value-type="float" office:value="2.431640625">
            <text:p>2.431640625</text:p>
          </table:table-cell>
        </table:table-row>
        <table:table-row table:style-name="ro2">
          <table:table-cell office:value-type="float" office:value="0.095703125">
            <text:p>0.095703125</text:p>
          </table:table-cell>
          <table:table-cell office:value-type="float" office:value="0.970703125">
            <text:p>0.970703125</text:p>
          </table:table-cell>
          <table:table-cell office:value-type="float" office:value="0.064453125">
            <text:p>0.064453125</text:p>
          </table:table-cell>
          <table:table-cell office:value-type="float" office:value="0.439453125">
            <text:p>0.439453125</text:p>
          </table:table-cell>
          <table:table-cell office:value-type="float" office:value="0.072265625">
            <text:p>0.072265625</text:p>
          </table:table-cell>
          <table:table-cell office:value-type="float" office:value="0.095703125">
            <text:p>0.095703125</text:p>
          </table:table-cell>
          <table:table-cell office:value-type="float" office:value="0.212890625">
            <text:p>0.212890625</text:p>
          </table:table-cell>
          <table:table-cell office:value-type="float" office:value="0.681640625">
            <text:p>0.681640625</text:p>
          </table:table-cell>
          <table:table-cell office:value-type="float" office:value="0.251953125">
            <text:p>0.251953125</text:p>
          </table:table-cell>
          <table:table-cell office:value-type="float" office:value="0.107421875">
            <text:p>0.107421875</text:p>
          </table:table-cell>
          <table:table-cell office:value-type="float" office:value="0.310546875">
            <text:p>0.310546875</text:p>
          </table:table-cell>
          <table:table-cell/>
          <table:table-cell table:formula="of:=ROUND((([.A498]-0)/(1-0))*(27-2)+2)" office:value-type="float" office:value="4">
            <text:p>4</text:p>
          </table:table-cell>
          <table:table-cell table:formula="of:=(([.B498]-0)/(1-0))*(10-0)+0" office:value-type="float" office:value="9.70703125">
            <text:p>9.707031250</text:p>
          </table:table-cell>
          <table:table-cell table:formula="of:=(([.C498]-0)/(1-0))*(1500-0.000000001)+0.000000001" office:value-type="float" office:value="96.6796875009356">
            <text:p>96.679687501</text:p>
          </table:table-cell>
          <table:table-cell table:formula="of:=(([.D498]-0)/(1-0))*(1-0.000000001)+0.000000001" office:value-type="float" office:value="0.439453125560547">
            <text:p>0.439453126</text:p>
          </table:table-cell>
          <table:table-cell table:formula="of:=[.M498]*[.P498]" office:value-type="float" office:value="1.75781250224219">
            <text:p>1.757812502</text:p>
          </table:table-cell>
          <table:table-cell table:formula="of:=(([.E498]-0)/(1-0))*(100-0.000000001)+0.000000001" office:value-type="float" office:value="7.22656250092773">
            <text:p>7.226562501</text:p>
          </table:table-cell>
          <table:table-cell table:formula="of:=(([.F498]-0)/(1-0))*(100-0)+0" office:value-type="float" office:value="9.5703125">
            <text:p>9.570312500</text:p>
          </table:table-cell>
          <table:table-cell table:formula="of:=(([.G498]-0)/(1-0))*(3-0)+0" office:value-type="float" office:value="0.638671875">
            <text:p>0.638671875</text:p>
          </table:table-cell>
          <table:table-cell table:formula="of:=(([.H498]-0)/(1-0))*(3-0)+0" office:value-type="float" office:value="2.044921875">
            <text:p>2.044921875</text:p>
          </table:table-cell>
          <table:table-cell table:formula="of:=(([.I498]-0)/(1-0))*(100-0)+0" office:value-type="float" office:value="25.1953125">
            <text:p>25.195312500</text:p>
          </table:table-cell>
          <table:table-cell table:formula="of:=(([.J498]-0)/(1-0))*(3-0)+0" office:value-type="float" office:value="0.322265625">
            <text:p>0.322265625</text:p>
          </table:table-cell>
          <table:table-cell table:formula="of:=(([.K498]-0)/(1-0))*(3-0)+0" office:value-type="float" office:value="0.931640625">
            <text:p>0.931640625</text:p>
          </table:table-cell>
        </table:table-row>
        <table:table-row table:style-name="ro2">
          <table:table-cell office:value-type="float" office:value="0.064453125">
            <text:p>0.064453125</text:p>
          </table:table-cell>
          <table:table-cell office:value-type="float" office:value="0.439453125">
            <text:p>0.439453125</text:p>
          </table:table-cell>
          <table:table-cell office:value-type="float" office:value="0.970703125">
            <text:p>0.970703125</text:p>
          </table:table-cell>
          <table:table-cell office:value-type="float" office:value="0.533203125">
            <text:p>0.533203125</text:p>
          </table:table-cell>
          <table:table-cell office:value-type="float" office:value="0.916015625">
            <text:p>0.916015625</text:p>
          </table:table-cell>
          <table:table-cell office:value-type="float" office:value="0.814453125">
            <text:p>0.814453125</text:p>
          </table:table-cell>
          <table:table-cell office:value-type="float" office:value="0.431640625">
            <text:p>0.431640625</text:p>
          </table:table-cell>
          <table:table-cell office:value-type="float" office:value="0.150390625">
            <text:p>0.150390625</text:p>
          </table:table-cell>
          <table:table-cell office:value-type="float" office:value="0.408203125">
            <text:p>0.408203125</text:p>
          </table:table-cell>
          <table:table-cell office:value-type="float" office:value="0.513671875">
            <text:p>0.513671875</text:p>
          </table:table-cell>
          <table:table-cell office:value-type="float" office:value="0.279296875">
            <text:p>0.279296875</text:p>
          </table:table-cell>
          <table:table-cell/>
          <table:table-cell table:formula="of:=ROUND((([.A499]-0)/(1-0))*(27-2)+2)" office:value-type="float" office:value="4">
            <text:p>4</text:p>
          </table:table-cell>
          <table:table-cell table:formula="of:=(([.B499]-0)/(1-0))*(10-0)+0" office:value-type="float" office:value="4.39453125">
            <text:p>4.394531250</text:p>
          </table:table-cell>
          <table:table-cell table:formula="of:=(([.C499]-0)/(1-0))*(1500-0.000000001)+0.000000001" office:value-type="float" office:value="1456.05468750003">
            <text:p>1456.054687500</text:p>
          </table:table-cell>
          <table:table-cell table:formula="of:=(([.D499]-0)/(1-0))*(1-0.000000001)+0.000000001" office:value-type="float" office:value="0.533203125466797">
            <text:p>0.533203125</text:p>
          </table:table-cell>
          <table:table-cell table:formula="of:=[.M499]*[.P499]" office:value-type="float" office:value="2.13281250186719">
            <text:p>2.132812502</text:p>
          </table:table-cell>
          <table:table-cell table:formula="of:=(([.E499]-0)/(1-0))*(100-0.000000001)+0.000000001" office:value-type="float" office:value="91.601562500084">
            <text:p>91.601562500</text:p>
          </table:table-cell>
          <table:table-cell table:formula="of:=(([.F499]-0)/(1-0))*(100-0)+0" office:value-type="float" office:value="81.4453125">
            <text:p>81.445312500</text:p>
          </table:table-cell>
          <table:table-cell table:formula="of:=(([.G499]-0)/(1-0))*(3-0)+0" office:value-type="float" office:value="1.294921875">
            <text:p>1.294921875</text:p>
          </table:table-cell>
          <table:table-cell table:formula="of:=(([.H499]-0)/(1-0))*(3-0)+0" office:value-type="float" office:value="0.451171875">
            <text:p>0.451171875</text:p>
          </table:table-cell>
          <table:table-cell table:formula="of:=(([.I499]-0)/(1-0))*(100-0)+0" office:value-type="float" office:value="40.8203125">
            <text:p>40.820312500</text:p>
          </table:table-cell>
          <table:table-cell table:formula="of:=(([.J499]-0)/(1-0))*(3-0)+0" office:value-type="float" office:value="1.541015625">
            <text:p>1.541015625</text:p>
          </table:table-cell>
          <table:table-cell table:formula="of:=(([.K499]-0)/(1-0))*(3-0)+0" office:value-type="float" office:value="0.837890625">
            <text:p>0.837890625</text:p>
          </table:table-cell>
        </table:table-row>
        <table:table-row table:style-name="ro2">
          <table:table-cell office:value-type="float" office:value="0.564453125">
            <text:p>0.564453125</text:p>
          </table:table-cell>
          <table:table-cell office:value-type="float" office:value="0.939453125">
            <text:p>0.939453125</text:p>
          </table:table-cell>
          <table:table-cell office:value-type="float" office:value="0.470703125">
            <text:p>0.470703125</text:p>
          </table:table-cell>
          <table:table-cell office:value-type="float" office:value="0.033203125">
            <text:p>0.033203125</text:p>
          </table:table-cell>
          <table:table-cell office:value-type="float" office:value="0.416015625">
            <text:p>0.416015625</text:p>
          </table:table-cell>
          <table:table-cell office:value-type="float" office:value="0.314453125">
            <text:p>0.314453125</text:p>
          </table:table-cell>
          <table:table-cell office:value-type="float" office:value="0.931640625">
            <text:p>0.931640625</text:p>
          </table:table-cell>
          <table:table-cell office:value-type="float" office:value="0.650390625">
            <text:p>0.650390625</text:p>
          </table:table-cell>
          <table:table-cell office:value-type="float" office:value="0.908203125">
            <text:p>0.908203125</text:p>
          </table:table-cell>
          <table:table-cell office:value-type="float" office:value="0.013671875">
            <text:p>0.013671875</text:p>
          </table:table-cell>
          <table:table-cell office:value-type="float" office:value="0.779296875">
            <text:p>0.779296875</text:p>
          </table:table-cell>
          <table:table-cell/>
          <table:table-cell table:formula="of:=ROUND((([.A500]-0)/(1-0))*(27-2)+2)" office:value-type="float" office:value="16">
            <text:p>16</text:p>
          </table:table-cell>
          <table:table-cell table:formula="of:=(([.B500]-0)/(1-0))*(10-0)+0" office:value-type="float" office:value="9.39453125">
            <text:p>9.394531250</text:p>
          </table:table-cell>
          <table:table-cell table:formula="of:=(([.C500]-0)/(1-0))*(1500-0.000000001)+0.000000001" office:value-type="float" office:value="706.054687500529">
            <text:p>706.054687501</text:p>
          </table:table-cell>
          <table:table-cell table:formula="of:=(([.D500]-0)/(1-0))*(1-0.000000001)+0.000000001" office:value-type="float" office:value="0.0332031259667969">
            <text:p>0.033203126</text:p>
          </table:table-cell>
          <table:table-cell table:formula="of:=[.M500]*[.P500]" office:value-type="float" office:value="0.53125001546875">
            <text:p>0.531250015</text:p>
          </table:table-cell>
          <table:table-cell table:formula="of:=(([.E500]-0)/(1-0))*(100-0.000000001)+0.000000001" office:value-type="float" office:value="41.601562500584">
            <text:p>41.601562501</text:p>
          </table:table-cell>
          <table:table-cell table:formula="of:=(([.F500]-0)/(1-0))*(100-0)+0" office:value-type="float" office:value="31.4453125">
            <text:p>31.445312500</text:p>
          </table:table-cell>
          <table:table-cell table:formula="of:=(([.G500]-0)/(1-0))*(3-0)+0" office:value-type="float" office:value="2.794921875">
            <text:p>2.794921875</text:p>
          </table:table-cell>
          <table:table-cell table:formula="of:=(([.H500]-0)/(1-0))*(3-0)+0" office:value-type="float" office:value="1.951171875">
            <text:p>1.951171875</text:p>
          </table:table-cell>
          <table:table-cell table:formula="of:=(([.I500]-0)/(1-0))*(100-0)+0" office:value-type="float" office:value="90.8203125">
            <text:p>90.820312500</text:p>
          </table:table-cell>
          <table:table-cell table:formula="of:=(([.J500]-0)/(1-0))*(3-0)+0" office:value-type="float" office:value="0.041015625">
            <text:p>0.041015625</text:p>
          </table:table-cell>
          <table:table-cell table:formula="of:=(([.K500]-0)/(1-0))*(3-0)+0" office:value-type="float" office:value="2.337890625">
            <text:p>2.337890625</text:p>
          </table:table-cell>
        </table:table-row>
        <table:table-row table:style-name="ro2">
          <table:table-cell office:value-type="float" office:value="0.814453125">
            <text:p>0.814453125</text:p>
          </table:table-cell>
          <table:table-cell office:value-type="float" office:value="0.189453125">
            <text:p>0.189453125</text:p>
          </table:table-cell>
          <table:table-cell office:value-type="float" office:value="0.720703125">
            <text:p>0.720703125</text:p>
          </table:table-cell>
          <table:table-cell office:value-type="float" office:value="0.783203125">
            <text:p>0.783203125</text:p>
          </table:table-cell>
          <table:table-cell office:value-type="float" office:value="0.166015625">
            <text:p>0.166015625</text:p>
          </table:table-cell>
          <table:table-cell office:value-type="float" office:value="0.064453125">
            <text:p>0.064453125</text:p>
          </table:table-cell>
          <table:table-cell office:value-type="float" office:value="0.181640625">
            <text:p>0.181640625</text:p>
          </table:table-cell>
          <table:table-cell office:value-type="float" office:value="0.900390625">
            <text:p>0.900390625</text:p>
          </table:table-cell>
          <table:table-cell office:value-type="float" office:value="0.658203125">
            <text:p>0.658203125</text:p>
          </table:table-cell>
          <table:table-cell office:value-type="float" office:value="0.263671875">
            <text:p>0.263671875</text:p>
          </table:table-cell>
          <table:table-cell office:value-type="float" office:value="0.529296875">
            <text:p>0.529296875</text:p>
          </table:table-cell>
          <table:table-cell/>
          <table:table-cell table:formula="of:=ROUND((([.A501]-0)/(1-0))*(27-2)+2)" office:value-type="float" office:value="22">
            <text:p>22</text:p>
          </table:table-cell>
          <table:table-cell table:formula="of:=(([.B501]-0)/(1-0))*(10-0)+0" office:value-type="float" office:value="1.89453125">
            <text:p>1.894531250</text:p>
          </table:table-cell>
          <table:table-cell table:formula="of:=(([.C501]-0)/(1-0))*(1500-0.000000001)+0.000000001" office:value-type="float" office:value="1081.05468750028">
            <text:p>1081.054687500</text:p>
          </table:table-cell>
          <table:table-cell table:formula="of:=(([.D501]-0)/(1-0))*(1-0.000000001)+0.000000001" office:value-type="float" office:value="0.783203125216797">
            <text:p>0.783203125</text:p>
          </table:table-cell>
          <table:table-cell table:formula="of:=[.M501]*[.P501]" office:value-type="float" office:value="17.2304687547695">
            <text:p>17.230468755</text:p>
          </table:table-cell>
          <table:table-cell table:formula="of:=(([.E501]-0)/(1-0))*(100-0.000000001)+0.000000001" office:value-type="float" office:value="16.601562500834">
            <text:p>16.601562501</text:p>
          </table:table-cell>
          <table:table-cell table:formula="of:=(([.F501]-0)/(1-0))*(100-0)+0" office:value-type="float" office:value="6.4453125">
            <text:p>6.445312500</text:p>
          </table:table-cell>
          <table:table-cell table:formula="of:=(([.G501]-0)/(1-0))*(3-0)+0" office:value-type="float" office:value="0.544921875">
            <text:p>0.544921875</text:p>
          </table:table-cell>
          <table:table-cell table:formula="of:=(([.H501]-0)/(1-0))*(3-0)+0" office:value-type="float" office:value="2.701171875">
            <text:p>2.701171875</text:p>
          </table:table-cell>
          <table:table-cell table:formula="of:=(([.I501]-0)/(1-0))*(100-0)+0" office:value-type="float" office:value="65.8203125">
            <text:p>65.820312500</text:p>
          </table:table-cell>
          <table:table-cell table:formula="of:=(([.J501]-0)/(1-0))*(3-0)+0" office:value-type="float" office:value="0.791015625">
            <text:p>0.791015625</text:p>
          </table:table-cell>
          <table:table-cell table:formula="of:=(([.K501]-0)/(1-0))*(3-0)+0" office:value-type="float" office:value="1.587890625">
            <text:p>1.587890625</text:p>
          </table:table-cell>
        </table:table-row>
        <table:table-row table:style-name="ro2">
          <table:table-cell office:value-type="float" office:value="0.314453125">
            <text:p>0.314453125</text:p>
          </table:table-cell>
          <table:table-cell office:value-type="float" office:value="0.689453125">
            <text:p>0.689453125</text:p>
          </table:table-cell>
          <table:table-cell office:value-type="float" office:value="0.220703125">
            <text:p>0.220703125</text:p>
          </table:table-cell>
          <table:table-cell office:value-type="float" office:value="0.283203125">
            <text:p>0.283203125</text:p>
          </table:table-cell>
          <table:table-cell office:value-type="float" office:value="0.666015625">
            <text:p>0.666015625</text:p>
          </table:table-cell>
          <table:table-cell office:value-type="float" office:value="0.564453125">
            <text:p>0.564453125</text:p>
          </table:table-cell>
          <table:table-cell office:value-type="float" office:value="0.681640625">
            <text:p>0.681640625</text:p>
          </table:table-cell>
          <table:table-cell office:value-type="float" office:value="0.400390625">
            <text:p>0.400390625</text:p>
          </table:table-cell>
          <table:table-cell office:value-type="float" office:value="0.158203125">
            <text:p>0.158203125</text:p>
          </table:table-cell>
          <table:table-cell office:value-type="float" office:value="0.763671875">
            <text:p>0.763671875</text:p>
          </table:table-cell>
          <table:table-cell office:value-type="float" office:value="0.029296875">
            <text:p>0.029296875</text:p>
          </table:table-cell>
          <table:table-cell/>
          <table:table-cell table:formula="of:=ROUND((([.A502]-0)/(1-0))*(27-2)+2)" office:value-type="float" office:value="10">
            <text:p>10</text:p>
          </table:table-cell>
          <table:table-cell table:formula="of:=(([.B502]-0)/(1-0))*(10-0)+0" office:value-type="float" office:value="6.89453125">
            <text:p>6.894531250</text:p>
          </table:table-cell>
          <table:table-cell table:formula="of:=(([.C502]-0)/(1-0))*(1500-0.000000001)+0.000000001" office:value-type="float" office:value="331.054687500779">
            <text:p>331.054687501</text:p>
          </table:table-cell>
          <table:table-cell table:formula="of:=(([.D502]-0)/(1-0))*(1-0.000000001)+0.000000001" office:value-type="float" office:value="0.283203125716797">
            <text:p>0.283203126</text:p>
          </table:table-cell>
          <table:table-cell table:formula="of:=[.M502]*[.P502]" office:value-type="float" office:value="2.83203125716797">
            <text:p>2.832031257</text:p>
          </table:table-cell>
          <table:table-cell table:formula="of:=(([.E502]-0)/(1-0))*(100-0.000000001)+0.000000001" office:value-type="float" office:value="66.601562500334">
            <text:p>66.601562500</text:p>
          </table:table-cell>
          <table:table-cell table:formula="of:=(([.F502]-0)/(1-0))*(100-0)+0" office:value-type="float" office:value="56.4453125">
            <text:p>56.445312500</text:p>
          </table:table-cell>
          <table:table-cell table:formula="of:=(([.G502]-0)/(1-0))*(3-0)+0" office:value-type="float" office:value="2.044921875">
            <text:p>2.044921875</text:p>
          </table:table-cell>
          <table:table-cell table:formula="of:=(([.H502]-0)/(1-0))*(3-0)+0" office:value-type="float" office:value="1.201171875">
            <text:p>1.201171875</text:p>
          </table:table-cell>
          <table:table-cell table:formula="of:=(([.I502]-0)/(1-0))*(100-0)+0" office:value-type="float" office:value="15.8203125">
            <text:p>15.820312500</text:p>
          </table:table-cell>
          <table:table-cell table:formula="of:=(([.J502]-0)/(1-0))*(3-0)+0" office:value-type="float" office:value="2.291015625">
            <text:p>2.291015625</text:p>
          </table:table-cell>
          <table:table-cell table:formula="of:=(([.K502]-0)/(1-0))*(3-0)+0" office:value-type="float" office:value="0.087890625">
            <text:p>0.087890625</text:p>
          </table:table-cell>
        </table:table-row>
        <table:table-row table:style-name="ro2">
          <table:table-cell office:value-type="float" office:value="0.439453125">
            <text:p>0.439453125</text:p>
          </table:table-cell>
          <table:table-cell office:value-type="float" office:value="0.064453125">
            <text:p>0.064453125</text:p>
          </table:table-cell>
          <table:table-cell office:value-type="float" office:value="0.345703125">
            <text:p>0.345703125</text:p>
          </table:table-cell>
          <table:table-cell office:value-type="float" office:value="0.408203125">
            <text:p>0.408203125</text:p>
          </table:table-cell>
          <table:table-cell office:value-type="float" office:value="0.541015625">
            <text:p>0.541015625</text:p>
          </table:table-cell>
          <table:table-cell office:value-type="float" office:value="0.939453125">
            <text:p>0.939453125</text:p>
          </table:table-cell>
          <table:table-cell office:value-type="float" office:value="0.056640625">
            <text:p>0.056640625</text:p>
          </table:table-cell>
          <table:table-cell office:value-type="float" office:value="0.775390625">
            <text:p>0.775390625</text:p>
          </table:table-cell>
          <table:table-cell office:value-type="float" office:value="0.533203125">
            <text:p>0.533203125</text:p>
          </table:table-cell>
          <table:table-cell office:value-type="float" office:value="0.138671875">
            <text:p>0.138671875</text:p>
          </table:table-cell>
          <table:table-cell office:value-type="float" office:value="0.654296875">
            <text:p>0.654296875</text:p>
          </table:table-cell>
          <table:table-cell/>
          <table:table-cell table:formula="of:=ROUND((([.A503]-0)/(1-0))*(27-2)+2)" office:value-type="float" office:value="13">
            <text:p>13</text:p>
          </table:table-cell>
          <table:table-cell table:formula="of:=(([.B503]-0)/(1-0))*(10-0)+0" office:value-type="float" office:value="0.64453125">
            <text:p>0.644531250</text:p>
          </table:table-cell>
          <table:table-cell table:formula="of:=(([.C503]-0)/(1-0))*(1500-0.000000001)+0.000000001" office:value-type="float" office:value="518.554687500654">
            <text:p>518.554687501</text:p>
          </table:table-cell>
          <table:table-cell table:formula="of:=(([.D503]-0)/(1-0))*(1-0.000000001)+0.000000001" office:value-type="float" office:value="0.408203125591797">
            <text:p>0.408203126</text:p>
          </table:table-cell>
          <table:table-cell table:formula="of:=[.M503]*[.P503]" office:value-type="float" office:value="5.30664063269336">
            <text:p>5.306640633</text:p>
          </table:table-cell>
          <table:table-cell table:formula="of:=(([.E503]-0)/(1-0))*(100-0.000000001)+0.000000001" office:value-type="float" office:value="54.101562500459">
            <text:p>54.101562500</text:p>
          </table:table-cell>
          <table:table-cell table:formula="of:=(([.F503]-0)/(1-0))*(100-0)+0" office:value-type="float" office:value="93.9453125">
            <text:p>93.945312500</text:p>
          </table:table-cell>
          <table:table-cell table:formula="of:=(([.G503]-0)/(1-0))*(3-0)+0" office:value-type="float" office:value="0.169921875">
            <text:p>0.169921875</text:p>
          </table:table-cell>
          <table:table-cell table:formula="of:=(([.H503]-0)/(1-0))*(3-0)+0" office:value-type="float" office:value="2.326171875">
            <text:p>2.326171875</text:p>
          </table:table-cell>
          <table:table-cell table:formula="of:=(([.I503]-0)/(1-0))*(100-0)+0" office:value-type="float" office:value="53.3203125">
            <text:p>53.320312500</text:p>
          </table:table-cell>
          <table:table-cell table:formula="of:=(([.J503]-0)/(1-0))*(3-0)+0" office:value-type="float" office:value="0.416015625">
            <text:p>0.416015625</text:p>
          </table:table-cell>
          <table:table-cell table:formula="of:=(([.K503]-0)/(1-0))*(3-0)+0" office:value-type="float" office:value="1.962890625">
            <text:p>1.962890625</text:p>
          </table:table-cell>
        </table:table-row>
        <table:table-row table:style-name="ro2">
          <table:table-cell office:value-type="float" office:value="0.939453125">
            <text:p>0.939453125</text:p>
          </table:table-cell>
          <table:table-cell office:value-type="float" office:value="0.564453125">
            <text:p>0.564453125</text:p>
          </table:table-cell>
          <table:table-cell office:value-type="float" office:value="0.845703125">
            <text:p>0.845703125</text:p>
          </table:table-cell>
          <table:table-cell office:value-type="float" office:value="0.908203125">
            <text:p>0.908203125</text:p>
          </table:table-cell>
          <table:table-cell office:value-type="float" office:value="0.041015625">
            <text:p>0.041015625</text:p>
          </table:table-cell>
          <table:table-cell office:value-type="float" office:value="0.439453125">
            <text:p>0.439453125</text:p>
          </table:table-cell>
          <table:table-cell office:value-type="float" office:value="0.556640625">
            <text:p>0.556640625</text:p>
          </table:table-cell>
          <table:table-cell office:value-type="float" office:value="0.275390625">
            <text:p>0.275390625</text:p>
          </table:table-cell>
          <table:table-cell office:value-type="float" office:value="0.033203125">
            <text:p>0.033203125</text:p>
          </table:table-cell>
          <table:table-cell office:value-type="float" office:value="0.638671875">
            <text:p>0.638671875</text:p>
          </table:table-cell>
          <table:table-cell office:value-type="float" office:value="0.154296875">
            <text:p>0.154296875</text:p>
          </table:table-cell>
          <table:table-cell/>
          <table:table-cell table:formula="of:=ROUND((([.A504]-0)/(1-0))*(27-2)+2)" office:value-type="float" office:value="25">
            <text:p>25</text:p>
          </table:table-cell>
          <table:table-cell table:formula="of:=(([.B504]-0)/(1-0))*(10-0)+0" office:value-type="float" office:value="5.64453125">
            <text:p>5.644531250</text:p>
          </table:table-cell>
          <table:table-cell table:formula="of:=(([.C504]-0)/(1-0))*(1500-0.000000001)+0.000000001" office:value-type="float" office:value="1268.55468750015">
            <text:p>1268.554687500</text:p>
          </table:table-cell>
          <table:table-cell table:formula="of:=(([.D504]-0)/(1-0))*(1-0.000000001)+0.000000001" office:value-type="float" office:value="0.908203125091797">
            <text:p>0.908203125</text:p>
          </table:table-cell>
          <table:table-cell table:formula="of:=[.M504]*[.P504]" office:value-type="float" office:value="22.7050781272949">
            <text:p>22.705078127</text:p>
          </table:table-cell>
          <table:table-cell table:formula="of:=(([.E504]-0)/(1-0))*(100-0.000000001)+0.000000001" office:value-type="float" office:value="4.10156250095898">
            <text:p>4.101562501</text:p>
          </table:table-cell>
          <table:table-cell table:formula="of:=(([.F504]-0)/(1-0))*(100-0)+0" office:value-type="float" office:value="43.9453125">
            <text:p>43.945312500</text:p>
          </table:table-cell>
          <table:table-cell table:formula="of:=(([.G504]-0)/(1-0))*(3-0)+0" office:value-type="float" office:value="1.669921875">
            <text:p>1.669921875</text:p>
          </table:table-cell>
          <table:table-cell table:formula="of:=(([.H504]-0)/(1-0))*(3-0)+0" office:value-type="float" office:value="0.826171875">
            <text:p>0.826171875</text:p>
          </table:table-cell>
          <table:table-cell table:formula="of:=(([.I504]-0)/(1-0))*(100-0)+0" office:value-type="float" office:value="3.3203125">
            <text:p>3.320312500</text:p>
          </table:table-cell>
          <table:table-cell table:formula="of:=(([.J504]-0)/(1-0))*(3-0)+0" office:value-type="float" office:value="1.916015625">
            <text:p>1.916015625</text:p>
          </table:table-cell>
          <table:table-cell table:formula="of:=(([.K504]-0)/(1-0))*(3-0)+0" office:value-type="float" office:value="0.462890625">
            <text:p>0.462890625</text:p>
          </table:table-cell>
        </table:table-row>
        <table:table-row table:style-name="ro2">
          <table:table-cell office:value-type="float" office:value="0.689453125">
            <text:p>0.689453125</text:p>
          </table:table-cell>
          <table:table-cell office:value-type="float" office:value="0.314453125">
            <text:p>0.314453125</text:p>
          </table:table-cell>
          <table:table-cell office:value-type="float" office:value="0.095703125">
            <text:p>0.095703125</text:p>
          </table:table-cell>
          <table:table-cell office:value-type="float" office:value="0.158203125">
            <text:p>0.158203125</text:p>
          </table:table-cell>
          <table:table-cell office:value-type="float" office:value="0.291015625">
            <text:p>0.291015625</text:p>
          </table:table-cell>
          <table:table-cell office:value-type="float" office:value="0.189453125">
            <text:p>0.189453125</text:p>
          </table:table-cell>
          <table:table-cell office:value-type="float" office:value="0.306640625">
            <text:p>0.306640625</text:p>
          </table:table-cell>
          <table:table-cell office:value-type="float" office:value="0.025390625">
            <text:p>0.025390625</text:p>
          </table:table-cell>
          <table:table-cell office:value-type="float" office:value="0.283203125">
            <text:p>0.283203125</text:p>
          </table:table-cell>
          <table:table-cell office:value-type="float" office:value="0.888671875">
            <text:p>0.888671875</text:p>
          </table:table-cell>
          <table:table-cell office:value-type="float" office:value="0.404296875">
            <text:p>0.404296875</text:p>
          </table:table-cell>
          <table:table-cell/>
          <table:table-cell table:formula="of:=ROUND((([.A505]-0)/(1-0))*(27-2)+2)" office:value-type="float" office:value="19">
            <text:p>19</text:p>
          </table:table-cell>
          <table:table-cell table:formula="of:=(([.B505]-0)/(1-0))*(10-0)+0" office:value-type="float" office:value="3.14453125">
            <text:p>3.144531250</text:p>
          </table:table-cell>
          <table:table-cell table:formula="of:=(([.C505]-0)/(1-0))*(1500-0.000000001)+0.000000001" office:value-type="float" office:value="143.554687500904">
            <text:p>143.554687501</text:p>
          </table:table-cell>
          <table:table-cell table:formula="of:=(([.D505]-0)/(1-0))*(1-0.000000001)+0.000000001" office:value-type="float" office:value="0.158203125841797">
            <text:p>0.158203126</text:p>
          </table:table-cell>
          <table:table-cell table:formula="of:=[.M505]*[.P505]" office:value-type="float" office:value="3.00585939099414">
            <text:p>3.005859391</text:p>
          </table:table-cell>
          <table:table-cell table:formula="of:=(([.E505]-0)/(1-0))*(100-0.000000001)+0.000000001" office:value-type="float" office:value="29.101562500709">
            <text:p>29.101562501</text:p>
          </table:table-cell>
          <table:table-cell table:formula="of:=(([.F505]-0)/(1-0))*(100-0)+0" office:value-type="float" office:value="18.9453125">
            <text:p>18.945312500</text:p>
          </table:table-cell>
          <table:table-cell table:formula="of:=(([.G505]-0)/(1-0))*(3-0)+0" office:value-type="float" office:value="0.919921875">
            <text:p>0.919921875</text:p>
          </table:table-cell>
          <table:table-cell table:formula="of:=(([.H505]-0)/(1-0))*(3-0)+0" office:value-type="float" office:value="0.076171875">
            <text:p>0.076171875</text:p>
          </table:table-cell>
          <table:table-cell table:formula="of:=(([.I505]-0)/(1-0))*(100-0)+0" office:value-type="float" office:value="28.3203125">
            <text:p>28.320312500</text:p>
          </table:table-cell>
          <table:table-cell table:formula="of:=(([.J505]-0)/(1-0))*(3-0)+0" office:value-type="float" office:value="2.666015625">
            <text:p>2.666015625</text:p>
          </table:table-cell>
          <table:table-cell table:formula="of:=(([.K505]-0)/(1-0))*(3-0)+0" office:value-type="float" office:value="1.212890625">
            <text:p>1.212890625</text:p>
          </table:table-cell>
        </table:table-row>
        <table:table-row table:style-name="ro2">
          <table:table-cell office:value-type="float" office:value="0.189453125">
            <text:p>0.189453125</text:p>
          </table:table-cell>
          <table:table-cell office:value-type="float" office:value="0.814453125">
            <text:p>0.814453125</text:p>
          </table:table-cell>
          <table:table-cell office:value-type="float" office:value="0.595703125">
            <text:p>0.595703125</text:p>
          </table:table-cell>
          <table:table-cell office:value-type="float" office:value="0.658203125">
            <text:p>0.658203125</text:p>
          </table:table-cell>
          <table:table-cell office:value-type="float" office:value="0.791015625">
            <text:p>0.791015625</text:p>
          </table:table-cell>
          <table:table-cell office:value-type="float" office:value="0.689453125">
            <text:p>0.689453125</text:p>
          </table:table-cell>
          <table:table-cell office:value-type="float" office:value="0.806640625">
            <text:p>0.806640625</text:p>
          </table:table-cell>
          <table:table-cell office:value-type="float" office:value="0.525390625">
            <text:p>0.525390625</text:p>
          </table:table-cell>
          <table:table-cell office:value-type="float" office:value="0.783203125">
            <text:p>0.783203125</text:p>
          </table:table-cell>
          <table:table-cell office:value-type="float" office:value="0.388671875">
            <text:p>0.388671875</text:p>
          </table:table-cell>
          <table:table-cell office:value-type="float" office:value="0.904296875">
            <text:p>0.904296875</text:p>
          </table:table-cell>
          <table:table-cell/>
          <table:table-cell table:formula="of:=ROUND((([.A506]-0)/(1-0))*(27-2)+2)" office:value-type="float" office:value="7">
            <text:p>7</text:p>
          </table:table-cell>
          <table:table-cell table:formula="of:=(([.B506]-0)/(1-0))*(10-0)+0" office:value-type="float" office:value="8.14453125">
            <text:p>8.144531250</text:p>
          </table:table-cell>
          <table:table-cell table:formula="of:=(([.C506]-0)/(1-0))*(1500-0.000000001)+0.000000001" office:value-type="float" office:value="893.554687500404">
            <text:p>893.554687500</text:p>
          </table:table-cell>
          <table:table-cell table:formula="of:=(([.D506]-0)/(1-0))*(1-0.000000001)+0.000000001" office:value-type="float" office:value="0.658203125341797">
            <text:p>0.658203125</text:p>
          </table:table-cell>
          <table:table-cell table:formula="of:=[.M506]*[.P506]" office:value-type="float" office:value="4.60742187739258">
            <text:p>4.607421877</text:p>
          </table:table-cell>
          <table:table-cell table:formula="of:=(([.E506]-0)/(1-0))*(100-0.000000001)+0.000000001" office:value-type="float" office:value="79.101562500209">
            <text:p>79.101562500</text:p>
          </table:table-cell>
          <table:table-cell table:formula="of:=(([.F506]-0)/(1-0))*(100-0)+0" office:value-type="float" office:value="68.9453125">
            <text:p>68.945312500</text:p>
          </table:table-cell>
          <table:table-cell table:formula="of:=(([.G506]-0)/(1-0))*(3-0)+0" office:value-type="float" office:value="2.419921875">
            <text:p>2.419921875</text:p>
          </table:table-cell>
          <table:table-cell table:formula="of:=(([.H506]-0)/(1-0))*(3-0)+0" office:value-type="float" office:value="1.576171875">
            <text:p>1.576171875</text:p>
          </table:table-cell>
          <table:table-cell table:formula="of:=(([.I506]-0)/(1-0))*(100-0)+0" office:value-type="float" office:value="78.3203125">
            <text:p>78.320312500</text:p>
          </table:table-cell>
          <table:table-cell table:formula="of:=(([.J506]-0)/(1-0))*(3-0)+0" office:value-type="float" office:value="1.166015625">
            <text:p>1.166015625</text:p>
          </table:table-cell>
          <table:table-cell table:formula="of:=(([.K506]-0)/(1-0))*(3-0)+0" office:value-type="float" office:value="2.712890625">
            <text:p>2.712890625</text:p>
          </table:table-cell>
        </table:table-row>
        <table:table-row table:style-name="ro2">
          <table:table-cell table:number-columns-repeated="2" office:value-type="float" office:value="0.126953125">
            <text:p>0.126953125</text:p>
          </table:table-cell>
          <table:table-cell office:value-type="float" office:value="0.033203125">
            <text:p>0.033203125</text:p>
          </table:table-cell>
          <table:table-cell office:value-type="float" office:value="0.970703125">
            <text:p>0.970703125</text:p>
          </table:table-cell>
          <table:table-cell office:value-type="float" office:value="0.478515625">
            <text:p>0.478515625</text:p>
          </table:table-cell>
          <table:table-cell office:value-type="float" office:value="0.501953125">
            <text:p>0.501953125</text:p>
          </table:table-cell>
          <table:table-cell office:value-type="float" office:value="0.119140625">
            <text:p>0.119140625</text:p>
          </table:table-cell>
          <table:table-cell office:value-type="float" office:value="0.837890625">
            <text:p>0.837890625</text:p>
          </table:table-cell>
          <table:table-cell office:value-type="float" office:value="0.595703125">
            <text:p>0.595703125</text:p>
          </table:table-cell>
          <table:table-cell office:value-type="float" office:value="0.826171875">
            <text:p>0.826171875</text:p>
          </table:table-cell>
          <table:table-cell office:value-type="float" office:value="0.966796875">
            <text:p>0.966796875</text:p>
          </table:table-cell>
          <table:table-cell/>
          <table:table-cell table:formula="of:=ROUND((([.A507]-0)/(1-0))*(27-2)+2)" office:value-type="float" office:value="5">
            <text:p>5</text:p>
          </table:table-cell>
          <table:table-cell table:formula="of:=(([.B507]-0)/(1-0))*(10-0)+0" office:value-type="float" office:value="1.26953125">
            <text:p>1.269531250</text:p>
          </table:table-cell>
          <table:table-cell table:formula="of:=(([.C507]-0)/(1-0))*(1500-0.000000001)+0.000000001" office:value-type="float" office:value="49.8046875009668">
            <text:p>49.804687501</text:p>
          </table:table-cell>
          <table:table-cell table:formula="of:=(([.D507]-0)/(1-0))*(1-0.000000001)+0.000000001" office:value-type="float" office:value="0.970703125029297">
            <text:p>0.970703125</text:p>
          </table:table-cell>
          <table:table-cell table:formula="of:=[.M507]*[.P507]" office:value-type="float" office:value="4.85351562514649">
            <text:p>4.853515625</text:p>
          </table:table-cell>
          <table:table-cell table:formula="of:=(([.E507]-0)/(1-0))*(100-0.000000001)+0.000000001" office:value-type="float" office:value="47.8515625005215">
            <text:p>47.851562501</text:p>
          </table:table-cell>
          <table:table-cell table:formula="of:=(([.F507]-0)/(1-0))*(100-0)+0" office:value-type="float" office:value="50.1953125">
            <text:p>50.195312500</text:p>
          </table:table-cell>
          <table:table-cell table:formula="of:=(([.G507]-0)/(1-0))*(3-0)+0" office:value-type="float" office:value="0.357421875">
            <text:p>0.357421875</text:p>
          </table:table-cell>
          <table:table-cell table:formula="of:=(([.H507]-0)/(1-0))*(3-0)+0" office:value-type="float" office:value="2.513671875">
            <text:p>2.513671875</text:p>
          </table:table-cell>
          <table:table-cell table:formula="of:=(([.I507]-0)/(1-0))*(100-0)+0" office:value-type="float" office:value="59.5703125">
            <text:p>59.570312500</text:p>
          </table:table-cell>
          <table:table-cell table:formula="of:=(([.J507]-0)/(1-0))*(3-0)+0" office:value-type="float" office:value="2.478515625">
            <text:p>2.478515625</text:p>
          </table:table-cell>
          <table:table-cell table:formula="of:=(([.K507]-0)/(1-0))*(3-0)+0" office:value-type="float" office:value="2.900390625">
            <text:p>2.900390625</text:p>
          </table:table-cell>
        </table:table-row>
        <table:table-row table:style-name="ro2">
          <table:table-cell table:number-columns-repeated="2" office:value-type="float" office:value="0.626953125">
            <text:p>0.626953125</text:p>
          </table:table-cell>
          <table:table-cell office:value-type="float" office:value="0.533203125">
            <text:p>0.533203125</text:p>
          </table:table-cell>
          <table:table-cell office:value-type="float" office:value="0.470703125">
            <text:p>0.470703125</text:p>
          </table:table-cell>
          <table:table-cell office:value-type="float" office:value="0.978515625">
            <text:p>0.978515625</text:p>
          </table:table-cell>
          <table:table-cell office:value-type="float" office:value="0.001953125">
            <text:p>0.001953125</text:p>
          </table:table-cell>
          <table:table-cell office:value-type="float" office:value="0.619140625">
            <text:p>0.619140625</text:p>
          </table:table-cell>
          <table:table-cell office:value-type="float" office:value="0.337890625">
            <text:p>0.337890625</text:p>
          </table:table-cell>
          <table:table-cell office:value-type="float" office:value="0.095703125">
            <text:p>0.095703125</text:p>
          </table:table-cell>
          <table:table-cell office:value-type="float" office:value="0.326171875">
            <text:p>0.326171875</text:p>
          </table:table-cell>
          <table:table-cell office:value-type="float" office:value="0.466796875">
            <text:p>0.466796875</text:p>
          </table:table-cell>
          <table:table-cell/>
          <table:table-cell table:formula="of:=ROUND((([.A508]-0)/(1-0))*(27-2)+2)" office:value-type="float" office:value="18">
            <text:p>18</text:p>
          </table:table-cell>
          <table:table-cell table:formula="of:=(([.B508]-0)/(1-0))*(10-0)+0" office:value-type="float" office:value="6.26953125">
            <text:p>6.269531250</text:p>
          </table:table-cell>
          <table:table-cell table:formula="of:=(([.C508]-0)/(1-0))*(1500-0.000000001)+0.000000001" office:value-type="float" office:value="799.804687500467">
            <text:p>799.804687500</text:p>
          </table:table-cell>
          <table:table-cell table:formula="of:=(([.D508]-0)/(1-0))*(1-0.000000001)+0.000000001" office:value-type="float" office:value="0.470703125529297">
            <text:p>0.470703126</text:p>
          </table:table-cell>
          <table:table-cell table:formula="of:=[.M508]*[.P508]" office:value-type="float" office:value="8.47265625952735">
            <text:p>8.472656260</text:p>
          </table:table-cell>
          <table:table-cell table:formula="of:=(([.E508]-0)/(1-0))*(100-0.000000001)+0.000000001" office:value-type="float" office:value="97.8515625000215">
            <text:p>97.851562500</text:p>
          </table:table-cell>
          <table:table-cell table:formula="of:=(([.F508]-0)/(1-0))*(100-0)+0" office:value-type="float" office:value="0.1953125">
            <text:p>0.195312500</text:p>
          </table:table-cell>
          <table:table-cell table:formula="of:=(([.G508]-0)/(1-0))*(3-0)+0" office:value-type="float" office:value="1.857421875">
            <text:p>1.857421875</text:p>
          </table:table-cell>
          <table:table-cell table:formula="of:=(([.H508]-0)/(1-0))*(3-0)+0" office:value-type="float" office:value="1.013671875">
            <text:p>1.013671875</text:p>
          </table:table-cell>
          <table:table-cell table:formula="of:=(([.I508]-0)/(1-0))*(100-0)+0" office:value-type="float" office:value="9.5703125">
            <text:p>9.570312500</text:p>
          </table:table-cell>
          <table:table-cell table:formula="of:=(([.J508]-0)/(1-0))*(3-0)+0" office:value-type="float" office:value="0.978515625">
            <text:p>0.978515625</text:p>
          </table:table-cell>
          <table:table-cell table:formula="of:=(([.K508]-0)/(1-0))*(3-0)+0" office:value-type="float" office:value="1.400390625">
            <text:p>1.400390625</text:p>
          </table:table-cell>
        </table:table-row>
        <table:table-row table:style-name="ro2">
          <table:table-cell office:value-type="float" office:value="0.876953125">
            <text:p>0.876953125</text:p>
          </table:table-cell>
          <table:table-cell office:value-type="float" office:value="0.376953125">
            <text:p>0.376953125</text:p>
          </table:table-cell>
          <table:table-cell office:value-type="float" office:value="0.283203125">
            <text:p>0.283203125</text:p>
          </table:table-cell>
          <table:table-cell office:value-type="float" office:value="0.720703125">
            <text:p>0.720703125</text:p>
          </table:table-cell>
          <table:table-cell office:value-type="float" office:value="0.728515625">
            <text:p>0.728515625</text:p>
          </table:table-cell>
          <table:table-cell office:value-type="float" office:value="0.251953125">
            <text:p>0.251953125</text:p>
          </table:table-cell>
          <table:table-cell office:value-type="float" office:value="0.369140625">
            <text:p>0.369140625</text:p>
          </table:table-cell>
          <table:table-cell office:value-type="float" office:value="0.087890625">
            <text:p>0.087890625</text:p>
          </table:table-cell>
          <table:table-cell office:value-type="float" office:value="0.345703125">
            <text:p>0.345703125</text:p>
          </table:table-cell>
          <table:table-cell office:value-type="float" office:value="0.076171875">
            <text:p>0.076171875</text:p>
          </table:table-cell>
          <table:table-cell office:value-type="float" office:value="0.216796875">
            <text:p>0.216796875</text:p>
          </table:table-cell>
          <table:table-cell/>
          <table:table-cell table:formula="of:=ROUND((([.A509]-0)/(1-0))*(27-2)+2)" office:value-type="float" office:value="24">
            <text:p>24</text:p>
          </table:table-cell>
          <table:table-cell table:formula="of:=(([.B509]-0)/(1-0))*(10-0)+0" office:value-type="float" office:value="3.76953125">
            <text:p>3.769531250</text:p>
          </table:table-cell>
          <table:table-cell table:formula="of:=(([.C509]-0)/(1-0))*(1500-0.000000001)+0.000000001" office:value-type="float" office:value="424.804687500717">
            <text:p>424.804687501</text:p>
          </table:table-cell>
          <table:table-cell table:formula="of:=(([.D509]-0)/(1-0))*(1-0.000000001)+0.000000001" office:value-type="float" office:value="0.720703125279297">
            <text:p>0.720703125</text:p>
          </table:table-cell>
          <table:table-cell table:formula="of:=[.M509]*[.P509]" office:value-type="float" office:value="17.2968750067031">
            <text:p>17.296875007</text:p>
          </table:table-cell>
          <table:table-cell table:formula="of:=(([.E509]-0)/(1-0))*(100-0.000000001)+0.000000001" office:value-type="float" office:value="72.8515625002715">
            <text:p>72.851562500</text:p>
          </table:table-cell>
          <table:table-cell table:formula="of:=(([.F509]-0)/(1-0))*(100-0)+0" office:value-type="float" office:value="25.1953125">
            <text:p>25.195312500</text:p>
          </table:table-cell>
          <table:table-cell table:formula="of:=(([.G509]-0)/(1-0))*(3-0)+0" office:value-type="float" office:value="1.107421875">
            <text:p>1.107421875</text:p>
          </table:table-cell>
          <table:table-cell table:formula="of:=(([.H509]-0)/(1-0))*(3-0)+0" office:value-type="float" office:value="0.263671875">
            <text:p>0.263671875</text:p>
          </table:table-cell>
          <table:table-cell table:formula="of:=(([.I509]-0)/(1-0))*(100-0)+0" office:value-type="float" office:value="34.5703125">
            <text:p>34.570312500</text:p>
          </table:table-cell>
          <table:table-cell table:formula="of:=(([.J509]-0)/(1-0))*(3-0)+0" office:value-type="float" office:value="0.228515625">
            <text:p>0.228515625</text:p>
          </table:table-cell>
          <table:table-cell table:formula="of:=(([.K509]-0)/(1-0))*(3-0)+0" office:value-type="float" office:value="0.650390625">
            <text:p>0.650390625</text:p>
          </table:table-cell>
        </table:table-row>
        <table:table-row table:style-name="ro2">
          <table:table-cell office:value-type="float" office:value="0.376953125">
            <text:p>0.376953125</text:p>
          </table:table-cell>
          <table:table-cell office:value-type="float" office:value="0.876953125">
            <text:p>0.876953125</text:p>
          </table:table-cell>
          <table:table-cell office:value-type="float" office:value="0.783203125">
            <text:p>0.783203125</text:p>
          </table:table-cell>
          <table:table-cell office:value-type="float" office:value="0.220703125">
            <text:p>0.220703125</text:p>
          </table:table-cell>
          <table:table-cell office:value-type="float" office:value="0.228515625">
            <text:p>0.228515625</text:p>
          </table:table-cell>
          <table:table-cell office:value-type="float" office:value="0.751953125">
            <text:p>0.751953125</text:p>
          </table:table-cell>
          <table:table-cell office:value-type="float" office:value="0.869140625">
            <text:p>0.869140625</text:p>
          </table:table-cell>
          <table:table-cell office:value-type="float" office:value="0.587890625">
            <text:p>0.587890625</text:p>
          </table:table-cell>
          <table:table-cell office:value-type="float" office:value="0.845703125">
            <text:p>0.845703125</text:p>
          </table:table-cell>
          <table:table-cell office:value-type="float" office:value="0.576171875">
            <text:p>0.576171875</text:p>
          </table:table-cell>
          <table:table-cell office:value-type="float" office:value="0.716796875">
            <text:p>0.716796875</text:p>
          </table:table-cell>
          <table:table-cell/>
          <table:table-cell table:formula="of:=ROUND((([.A510]-0)/(1-0))*(27-2)+2)" office:value-type="float" office:value="11">
            <text:p>11</text:p>
          </table:table-cell>
          <table:table-cell table:formula="of:=(([.B510]-0)/(1-0))*(10-0)+0" office:value-type="float" office:value="8.76953125">
            <text:p>8.769531250</text:p>
          </table:table-cell>
          <table:table-cell table:formula="of:=(([.C510]-0)/(1-0))*(1500-0.000000001)+0.000000001" office:value-type="float" office:value="1174.80468750022">
            <text:p>1174.804687500</text:p>
          </table:table-cell>
          <table:table-cell table:formula="of:=(([.D510]-0)/(1-0))*(1-0.000000001)+0.000000001" office:value-type="float" office:value="0.220703125779297">
            <text:p>0.220703126</text:p>
          </table:table-cell>
          <table:table-cell table:formula="of:=[.M510]*[.P510]" office:value-type="float" office:value="2.42773438357227">
            <text:p>2.427734384</text:p>
          </table:table-cell>
          <table:table-cell table:formula="of:=(([.E510]-0)/(1-0))*(100-0.000000001)+0.000000001" office:value-type="float" office:value="22.8515625007715">
            <text:p>22.851562501</text:p>
          </table:table-cell>
          <table:table-cell table:formula="of:=(([.F510]-0)/(1-0))*(100-0)+0" office:value-type="float" office:value="75.1953125">
            <text:p>75.195312500</text:p>
          </table:table-cell>
          <table:table-cell table:formula="of:=(([.G510]-0)/(1-0))*(3-0)+0" office:value-type="float" office:value="2.607421875">
            <text:p>2.607421875</text:p>
          </table:table-cell>
          <table:table-cell table:formula="of:=(([.H510]-0)/(1-0))*(3-0)+0" office:value-type="float" office:value="1.763671875">
            <text:p>1.763671875</text:p>
          </table:table-cell>
          <table:table-cell table:formula="of:=(([.I510]-0)/(1-0))*(100-0)+0" office:value-type="float" office:value="84.5703125">
            <text:p>84.570312500</text:p>
          </table:table-cell>
          <table:table-cell table:formula="of:=(([.J510]-0)/(1-0))*(3-0)+0" office:value-type="float" office:value="1.728515625">
            <text:p>1.728515625</text:p>
          </table:table-cell>
          <table:table-cell table:formula="of:=(([.K510]-0)/(1-0))*(3-0)+0" office:value-type="float" office:value="2.150390625">
            <text:p>2.150390625</text:p>
          </table:table-cell>
        </table:table-row>
        <table:table-row table:style-name="ro2">
          <table:table-cell table:number-columns-repeated="2" office:value-type="float" office:value="0.251953125">
            <text:p>0.251953125</text:p>
          </table:table-cell>
          <table:table-cell office:value-type="float" office:value="0.658203125">
            <text:p>0.658203125</text:p>
          </table:table-cell>
          <table:table-cell office:value-type="float" office:value="0.095703125">
            <text:p>0.095703125</text:p>
          </table:table-cell>
          <table:table-cell office:value-type="float" office:value="0.103515625">
            <text:p>0.103515625</text:p>
          </table:table-cell>
          <table:table-cell office:value-type="float" office:value="0.626953125">
            <text:p>0.626953125</text:p>
          </table:table-cell>
          <table:table-cell office:value-type="float" office:value="0.494140625">
            <text:p>0.494140625</text:p>
          </table:table-cell>
          <table:table-cell office:value-type="float" office:value="0.212890625">
            <text:p>0.212890625</text:p>
          </table:table-cell>
          <table:table-cell office:value-type="float" office:value="0.470703125">
            <text:p>0.470703125</text:p>
          </table:table-cell>
          <table:table-cell office:value-type="float" office:value="0.451171875">
            <text:p>0.451171875</text:p>
          </table:table-cell>
          <table:table-cell office:value-type="float" office:value="0.091796875">
            <text:p>0.091796875</text:p>
          </table:table-cell>
          <table:table-cell/>
          <table:table-cell table:formula="of:=ROUND((([.A511]-0)/(1-0))*(27-2)+2)" office:value-type="float" office:value="8">
            <text:p>8</text:p>
          </table:table-cell>
          <table:table-cell table:formula="of:=(([.B511]-0)/(1-0))*(10-0)+0" office:value-type="float" office:value="2.51953125">
            <text:p>2.519531250</text:p>
          </table:table-cell>
          <table:table-cell table:formula="of:=(([.C511]-0)/(1-0))*(1500-0.000000001)+0.000000001" office:value-type="float" office:value="987.304687500342">
            <text:p>987.304687500</text:p>
          </table:table-cell>
          <table:table-cell table:formula="of:=(([.D511]-0)/(1-0))*(1-0.000000001)+0.000000001" office:value-type="float" office:value="0.0957031259042969">
            <text:p>0.095703126</text:p>
          </table:table-cell>
          <table:table-cell table:formula="of:=[.M511]*[.P511]" office:value-type="float" office:value="0.765625007234375">
            <text:p>0.765625007</text:p>
          </table:table-cell>
          <table:table-cell table:formula="of:=(([.E511]-0)/(1-0))*(100-0.000000001)+0.000000001" office:value-type="float" office:value="10.3515625008965">
            <text:p>10.351562501</text:p>
          </table:table-cell>
          <table:table-cell table:formula="of:=(([.F511]-0)/(1-0))*(100-0)+0" office:value-type="float" office:value="62.6953125">
            <text:p>62.695312500</text:p>
          </table:table-cell>
          <table:table-cell table:formula="of:=(([.G511]-0)/(1-0))*(3-0)+0" office:value-type="float" office:value="1.482421875">
            <text:p>1.482421875</text:p>
          </table:table-cell>
          <table:table-cell table:formula="of:=(([.H511]-0)/(1-0))*(3-0)+0" office:value-type="float" office:value="0.638671875">
            <text:p>0.638671875</text:p>
          </table:table-cell>
          <table:table-cell table:formula="of:=(([.I511]-0)/(1-0))*(100-0)+0" office:value-type="float" office:value="47.0703125">
            <text:p>47.070312500</text:p>
          </table:table-cell>
          <table:table-cell table:formula="of:=(([.J511]-0)/(1-0))*(3-0)+0" office:value-type="float" office:value="1.353515625">
            <text:p>1.353515625</text:p>
          </table:table-cell>
          <table:table-cell table:formula="of:=(([.K511]-0)/(1-0))*(3-0)+0" office:value-type="float" office:value="0.275390625">
            <text:p>0.275390625</text:p>
          </table:table-cell>
        </table:table-row>
        <table:table-row table:style-name="ro2">
          <table:table-cell table:number-columns-repeated="2" office:value-type="float" office:value="0.751953125">
            <text:p>0.751953125</text:p>
          </table:table-cell>
          <table:table-cell office:value-type="float" office:value="0.158203125">
            <text:p>0.158203125</text:p>
          </table:table-cell>
          <table:table-cell office:value-type="float" office:value="0.595703125">
            <text:p>0.595703125</text:p>
          </table:table-cell>
          <table:table-cell office:value-type="float" office:value="0.603515625">
            <text:p>0.603515625</text:p>
          </table:table-cell>
          <table:table-cell office:value-type="float" office:value="0.126953125">
            <text:p>0.126953125</text:p>
          </table:table-cell>
          <table:table-cell office:value-type="float" office:value="0.994140625">
            <text:p>0.994140625</text:p>
          </table:table-cell>
          <table:table-cell office:value-type="float" office:value="0.712890625">
            <text:p>0.712890625</text:p>
          </table:table-cell>
          <table:table-cell office:value-type="float" office:value="0.970703125">
            <text:p>0.970703125</text:p>
          </table:table-cell>
          <table:table-cell office:value-type="float" office:value="0.951171875">
            <text:p>0.951171875</text:p>
          </table:table-cell>
          <table:table-cell office:value-type="float" office:value="0.591796875">
            <text:p>0.591796875</text:p>
          </table:table-cell>
          <table:table-cell/>
          <table:table-cell table:formula="of:=ROUND((([.A512]-0)/(1-0))*(27-2)+2)" office:value-type="float" office:value="21">
            <text:p>21</text:p>
          </table:table-cell>
          <table:table-cell table:formula="of:=(([.B512]-0)/(1-0))*(10-0)+0" office:value-type="float" office:value="7.51953125">
            <text:p>7.519531250</text:p>
          </table:table-cell>
          <table:table-cell table:formula="of:=(([.C512]-0)/(1-0))*(1500-0.000000001)+0.000000001" office:value-type="float" office:value="237.304687500842">
            <text:p>237.304687501</text:p>
          </table:table-cell>
          <table:table-cell table:formula="of:=(([.D512]-0)/(1-0))*(1-0.000000001)+0.000000001" office:value-type="float" office:value="0.595703125404297">
            <text:p>0.595703125</text:p>
          </table:table-cell>
          <table:table-cell table:formula="of:=[.M512]*[.P512]" office:value-type="float" office:value="12.5097656334902">
            <text:p>12.509765633</text:p>
          </table:table-cell>
          <table:table-cell table:formula="of:=(([.E512]-0)/(1-0))*(100-0.000000001)+0.000000001" office:value-type="float" office:value="60.3515625003965">
            <text:p>60.351562500</text:p>
          </table:table-cell>
          <table:table-cell table:formula="of:=(([.F512]-0)/(1-0))*(100-0)+0" office:value-type="float" office:value="12.6953125">
            <text:p>12.695312500</text:p>
          </table:table-cell>
          <table:table-cell table:formula="of:=(([.G512]-0)/(1-0))*(3-0)+0" office:value-type="float" office:value="2.982421875">
            <text:p>2.982421875</text:p>
          </table:table-cell>
          <table:table-cell table:formula="of:=(([.H512]-0)/(1-0))*(3-0)+0" office:value-type="float" office:value="2.138671875">
            <text:p>2.138671875</text:p>
          </table:table-cell>
          <table:table-cell table:formula="of:=(([.I512]-0)/(1-0))*(100-0)+0" office:value-type="float" office:value="97.0703125">
            <text:p>97.070312500</text:p>
          </table:table-cell>
          <table:table-cell table:formula="of:=(([.J512]-0)/(1-0))*(3-0)+0" office:value-type="float" office:value="2.853515625">
            <text:p>2.853515625</text:p>
          </table:table-cell>
          <table:table-cell table:formula="of:=(([.K512]-0)/(1-0))*(3-0)+0" office:value-type="float" office:value="1.775390625">
            <text:p>1.775390625</text:p>
          </table:table-cell>
        </table:table-row>
        <table:table-row table:style-name="ro2">
          <table:table-cell office:value-type="float" office:value="0.501953125">
            <text:p>0.501953125</text:p>
          </table:table-cell>
          <table:table-cell office:value-type="float" office:value="0.001953125">
            <text:p>0.001953125</text:p>
          </table:table-cell>
          <table:table-cell office:value-type="float" office:value="0.908203125">
            <text:p>0.908203125</text:p>
          </table:table-cell>
          <table:table-cell office:value-type="float" office:value="0.345703125">
            <text:p>0.345703125</text:p>
          </table:table-cell>
          <table:table-cell office:value-type="float" office:value="0.853515625">
            <text:p>0.853515625</text:p>
          </table:table-cell>
          <table:table-cell office:value-type="float" office:value="0.376953125">
            <text:p>0.376953125</text:p>
          </table:table-cell>
          <table:table-cell office:value-type="float" office:value="0.244140625">
            <text:p>0.244140625</text:p>
          </table:table-cell>
          <table:table-cell office:value-type="float" office:value="0.962890625">
            <text:p>0.962890625</text:p>
          </table:table-cell>
          <table:table-cell office:value-type="float" office:value="0.720703125">
            <text:p>0.720703125</text:p>
          </table:table-cell>
          <table:table-cell office:value-type="float" office:value="0.701171875">
            <text:p>0.701171875</text:p>
          </table:table-cell>
          <table:table-cell office:value-type="float" office:value="0.841796875">
            <text:p>0.841796875</text:p>
          </table:table-cell>
          <table:table-cell/>
          <table:table-cell table:formula="of:=ROUND((([.A513]-0)/(1-0))*(27-2)+2)" office:value-type="float" office:value="15">
            <text:p>15</text:p>
          </table:table-cell>
          <table:table-cell table:formula="of:=(([.B513]-0)/(1-0))*(10-0)+0" office:value-type="float" office:value="0.01953125">
            <text:p>0.019531250</text:p>
          </table:table-cell>
          <table:table-cell table:formula="of:=(([.C513]-0)/(1-0))*(1500-0.000000001)+0.000000001" office:value-type="float" office:value="1362.30468750009">
            <text:p>1362.304687500</text:p>
          </table:table-cell>
          <table:table-cell table:formula="of:=(([.D513]-0)/(1-0))*(1-0.000000001)+0.000000001" office:value-type="float" office:value="0.345703125654297">
            <text:p>0.345703126</text:p>
          </table:table-cell>
          <table:table-cell table:formula="of:=[.M513]*[.P513]" office:value-type="float" office:value="5.18554688481445">
            <text:p>5.185546885</text:p>
          </table:table-cell>
          <table:table-cell table:formula="of:=(([.E513]-0)/(1-0))*(100-0.000000001)+0.000000001" office:value-type="float" office:value="85.3515625001465">
            <text:p>85.351562500</text:p>
          </table:table-cell>
          <table:table-cell table:formula="of:=(([.F513]-0)/(1-0))*(100-0)+0" office:value-type="float" office:value="37.6953125">
            <text:p>37.695312500</text:p>
          </table:table-cell>
          <table:table-cell table:formula="of:=(([.G513]-0)/(1-0))*(3-0)+0" office:value-type="float" office:value="0.732421875">
            <text:p>0.732421875</text:p>
          </table:table-cell>
          <table:table-cell table:formula="of:=(([.H513]-0)/(1-0))*(3-0)+0" office:value-type="float" office:value="2.888671875">
            <text:p>2.888671875</text:p>
          </table:table-cell>
          <table:table-cell table:formula="of:=(([.I513]-0)/(1-0))*(100-0)+0" office:value-type="float" office:value="72.0703125">
            <text:p>72.070312500</text:p>
          </table:table-cell>
          <table:table-cell table:formula="of:=(([.J513]-0)/(1-0))*(3-0)+0" office:value-type="float" office:value="2.103515625">
            <text:p>2.103515625</text:p>
          </table:table-cell>
          <table:table-cell table:formula="of:=(([.K513]-0)/(1-0))*(3-0)+0" office:value-type="float" office:value="2.525390625">
            <text:p>2.525390625</text:p>
          </table:table-cell>
        </table:table-row>
        <table:table-row table:style-name="ro2">
          <table:table-cell office:value-type="float" office:value="0.001953125">
            <text:p>0.001953125</text:p>
          </table:table-cell>
          <table:table-cell office:value-type="float" office:value="0.501953125">
            <text:p>0.501953125</text:p>
          </table:table-cell>
          <table:table-cell office:value-type="float" office:value="0.408203125">
            <text:p>0.408203125</text:p>
          </table:table-cell>
          <table:table-cell office:value-type="float" office:value="0.845703125">
            <text:p>0.845703125</text:p>
          </table:table-cell>
          <table:table-cell office:value-type="float" office:value="0.353515625">
            <text:p>0.353515625</text:p>
          </table:table-cell>
          <table:table-cell office:value-type="float" office:value="0.876953125">
            <text:p>0.876953125</text:p>
          </table:table-cell>
          <table:table-cell office:value-type="float" office:value="0.744140625">
            <text:p>0.744140625</text:p>
          </table:table-cell>
          <table:table-cell office:value-type="float" office:value="0.462890625">
            <text:p>0.462890625</text:p>
          </table:table-cell>
          <table:table-cell office:value-type="float" office:value="0.220703125">
            <text:p>0.220703125</text:p>
          </table:table-cell>
          <table:table-cell office:value-type="float" office:value="0.201171875">
            <text:p>0.201171875</text:p>
          </table:table-cell>
          <table:table-cell office:value-type="float" office:value="0.341796875">
            <text:p>0.341796875</text:p>
          </table:table-cell>
          <table:table-cell/>
          <table:table-cell table:formula="of:=ROUND((([.A514]-0)/(1-0))*(27-2)+2)" office:value-type="float" office:value="2">
            <text:p>2</text:p>
          </table:table-cell>
          <table:table-cell table:formula="of:=(([.B514]-0)/(1-0))*(10-0)+0" office:value-type="float" office:value="5.01953125">
            <text:p>5.019531250</text:p>
          </table:table-cell>
          <table:table-cell table:formula="of:=(([.C514]-0)/(1-0))*(1500-0.000000001)+0.000000001" office:value-type="float" office:value="612.304687500592">
            <text:p>612.304687501</text:p>
          </table:table-cell>
          <table:table-cell table:formula="of:=(([.D514]-0)/(1-0))*(1-0.000000001)+0.000000001" office:value-type="float" office:value="0.845703125154297">
            <text:p>0.845703125</text:p>
          </table:table-cell>
          <table:table-cell table:formula="of:=[.M514]*[.P514]" office:value-type="float" office:value="1.69140625030859">
            <text:p>1.691406250</text:p>
          </table:table-cell>
          <table:table-cell table:formula="of:=(([.E514]-0)/(1-0))*(100-0.000000001)+0.000000001" office:value-type="float" office:value="35.3515625006465">
            <text:p>35.351562501</text:p>
          </table:table-cell>
          <table:table-cell table:formula="of:=(([.F514]-0)/(1-0))*(100-0)+0" office:value-type="float" office:value="87.6953125">
            <text:p>87.695312500</text:p>
          </table:table-cell>
          <table:table-cell table:formula="of:=(([.G514]-0)/(1-0))*(3-0)+0" office:value-type="float" office:value="2.232421875">
            <text:p>2.232421875</text:p>
          </table:table-cell>
          <table:table-cell table:formula="of:=(([.H514]-0)/(1-0))*(3-0)+0" office:value-type="float" office:value="1.388671875">
            <text:p>1.388671875</text:p>
          </table:table-cell>
          <table:table-cell table:formula="of:=(([.I514]-0)/(1-0))*(100-0)+0" office:value-type="float" office:value="22.0703125">
            <text:p>22.070312500</text:p>
          </table:table-cell>
          <table:table-cell table:formula="of:=(([.J514]-0)/(1-0))*(3-0)+0" office:value-type="float" office:value="0.603515625">
            <text:p>0.603515625</text:p>
          </table:table-cell>
          <table:table-cell table:formula="of:=(([.K514]-0)/(1-0))*(3-0)+0" office:value-type="float" office:value="1.025390625">
            <text:p>1.025390625</text:p>
          </table:table-cell>
        </table:table-row>
        <table:table-row table:style-name="ro2">
          <table:table-cell table:number-columns-repeated="24"/>
        </table:table-row>
        <table:table-row table:style-name="ro2">
          <table:table-cell table:number-columns-repeated="11" office:value-type="float" office:value="0">
            <text:p>0</text:p>
          </table:table-cell>
          <table:table-cell/>
          <table:table-cell table:formula="of:=ROUND((([.A516]-0)/(1-0))*(27-2)+2)" office:value-type="float" office:value="2">
            <text:p>2</text:p>
          </table:table-cell>
          <table:table-cell table:formula="of:=(([.B516]-0)/(1-0))*(10-0)+0" office:value-type="float" office:value="0">
            <text:p>0.000000000</text:p>
          </table:table-cell>
          <table:table-cell table:formula="of:=(([.C516]-0)/(1-0))*(1500-0.000000001)+0.000000001" office:value-type="float" office:value="0.000000001">
            <text:p>0.000000001</text:p>
          </table:table-cell>
          <table:table-cell table:formula="of:=(([.D516]-0)/(1-0))*(1-0.000000001)+0.000000001" office:value-type="float" office:value="0.000000001">
            <text:p>0.000000001</text:p>
          </table:table-cell>
          <table:table-cell table:formula="of:=[.M516]*[.P516]" office:value-type="float" office:value="0.000000002">
            <text:p>0.000000002</text:p>
          </table:table-cell>
          <table:table-cell table:formula="of:=(([.E516]-0)/(1-0))*(100-0.000000001)+0.000000001" office:value-type="float" office:value="0.000000001">
            <text:p>0.000000001</text:p>
          </table:table-cell>
          <table:table-cell table:formula="of:=(([.F516]-0)/(1-0))*(100-0)+0" office:value-type="float" office:value="0">
            <text:p>0.000000000</text:p>
          </table:table-cell>
          <table:table-cell table:formula="of:=(([.G516]-0)/(1-0))*(3-0)+0" office:value-type="float" office:value="0">
            <text:p>0.000000000</text:p>
          </table:table-cell>
          <table:table-cell table:formula="of:=(([.H516]-0)/(1-0))*(3-0)+0" office:value-type="float" office:value="0">
            <text:p>0.000000000</text:p>
          </table:table-cell>
          <table:table-cell table:formula="of:=(([.I516]-0)/(1-0))*(100-0)+0" office:value-type="float" office:value="0">
            <text:p>0.000000000</text:p>
          </table:table-cell>
          <table:table-cell table:formula="of:=(([.J516]-0)/(1-0))*(3-0)+0" office:value-type="float" office:value="0">
            <text:p>0.000000000</text:p>
          </table:table-cell>
          <table:table-cell table:formula="of:=(([.K516]-0)/(1-0))*(3-0)+0" office:value-type="float" office:value="0">
            <text:p>0.000000000</text:p>
          </table:table-cell>
        </table:table-row>
        <table:table-row table:style-name="ro2">
          <table:table-cell table:number-columns-repeated="11" office:value-type="float" office:value="0.5">
            <text:p>0.5</text:p>
          </table:table-cell>
          <table:table-cell/>
          <table:table-cell table:formula="of:=ROUND((([.A517]-0)/(1-0))*(27-2)+2)" office:value-type="float" office:value="15">
            <text:p>15</text:p>
          </table:table-cell>
          <table:table-cell table:formula="of:=(([.B517]-0)/(1-0))*(10-0)+0" office:value-type="float" office:value="5">
            <text:p>5.000000000</text:p>
          </table:table-cell>
          <table:table-cell table:formula="of:=(([.C517]-0)/(1-0))*(1500-0.000000001)+0.000000001" office:value-type="float" office:value="750.0000000005">
            <text:p>750.000000001</text:p>
          </table:table-cell>
          <table:table-cell table:formula="of:=(([.D517]-0)/(1-0))*(1-0.000000001)+0.000000001" office:value-type="float" office:value="0.5000000005">
            <text:p>0.500000001</text:p>
          </table:table-cell>
          <table:table-cell table:formula="of:=[.M517]*[.P517]" office:value-type="float" office:value="7.5000000075">
            <text:p>7.500000008</text:p>
          </table:table-cell>
          <table:table-cell table:formula="of:=(([.E517]-0)/(1-0))*(100-0.000000001)+0.000000001" office:value-type="float" office:value="50.0000000005">
            <text:p>50.000000001</text:p>
          </table:table-cell>
          <table:table-cell table:formula="of:=(([.F517]-0)/(1-0))*(100-0)+0" office:value-type="float" office:value="50">
            <text:p>50.000000000</text:p>
          </table:table-cell>
          <table:table-cell table:formula="of:=(([.G517]-0)/(1-0))*(3-0)+0" office:value-type="float" office:value="1.5">
            <text:p>1.500000000</text:p>
          </table:table-cell>
          <table:table-cell table:formula="of:=(([.H517]-0)/(1-0))*(3-0)+0" office:value-type="float" office:value="1.5">
            <text:p>1.500000000</text:p>
          </table:table-cell>
          <table:table-cell table:formula="of:=(([.I517]-0)/(1-0))*(100-0)+0" office:value-type="float" office:value="50">
            <text:p>50.000000000</text:p>
          </table:table-cell>
          <table:table-cell table:formula="of:=(([.J517]-0)/(1-0))*(3-0)+0" office:value-type="float" office:value="1.5">
            <text:p>1.500000000</text:p>
          </table:table-cell>
          <table:table-cell table:formula="of:=(([.K517]-0)/(1-0))*(3-0)+0" office:value-type="float" office:value="1.5">
            <text:p>1.500000000</text:p>
          </table:table-cell>
        </table:table-row>
        <table:table-row table:style-name="ro2">
          <table:table-cell table:number-columns-repeated="11" office:value-type="float" office:value="1">
            <text:p>1</text:p>
          </table:table-cell>
          <table:table-cell/>
          <table:table-cell table:formula="of:=ROUND((([.A518]-0)/(1-0))*(27-2)+2)" office:value-type="float" office:value="27">
            <text:p>27</text:p>
          </table:table-cell>
          <table:table-cell table:formula="of:=(([.B518]-0)/(1-0))*(10-0)+0" office:value-type="float" office:value="10">
            <text:p>10.000000000</text:p>
          </table:table-cell>
          <table:table-cell table:formula="of:=(([.C518]-0)/(1-0))*(1500-0.000000001)+0.000000001" office:value-type="float" office:value="1500">
            <text:p>1500.000000000</text:p>
          </table:table-cell>
          <table:table-cell table:formula="of:=(([.D518]-0)/(1-0))*(1-0.000000001)+0.000000001" office:value-type="float" office:value="1">
            <text:p>1.000000000</text:p>
          </table:table-cell>
          <table:table-cell table:formula="of:=[.M518]*[.P518]" office:value-type="float" office:value="27">
            <text:p>27.000000000</text:p>
          </table:table-cell>
          <table:table-cell table:formula="of:=(([.E518]-0)/(1-0))*(100-0.000000001)+0.000000001" office:value-type="float" office:value="100">
            <text:p>100.000000000</text:p>
          </table:table-cell>
          <table:table-cell table:formula="of:=(([.F518]-0)/(1-0))*(100-0)+0" office:value-type="float" office:value="100">
            <text:p>100.000000000</text:p>
          </table:table-cell>
          <table:table-cell table:formula="of:=(([.G518]-0)/(1-0))*(3-0)+0" office:value-type="float" office:value="3">
            <text:p>3.000000000</text:p>
          </table:table-cell>
          <table:table-cell table:formula="of:=(([.H518]-0)/(1-0))*(3-0)+0" office:value-type="float" office:value="3">
            <text:p>3.000000000</text:p>
          </table:table-cell>
          <table:table-cell table:formula="of:=(([.I518]-0)/(1-0))*(100-0)+0" office:value-type="float" office:value="100">
            <text:p>100.000000000</text:p>
          </table:table-cell>
          <table:table-cell table:formula="of:=(([.J518]-0)/(1-0))*(3-0)+0" office:value-type="float" office:value="3">
            <text:p>3.000000000</text:p>
          </table:table-cell>
          <table:table-cell table:formula="of:=(([.K518]-0)/(1-0))*(3-0)+0" office:value-type="float" office:value="3">
            <text:p>3.0000000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 Heerden</meta:initial-creator>
    <meta:creation-date>2012-01-29T15:25:20</meta:creation-date>
    <dc:date>2013-01-10T17:05:53</dc:date>
    <dc:creator>Will Heerden</dc:creator>
    <meta:editing-duration>P1DT6H43M49S</meta:editing-duration>
    <meta:editing-cycles>16</meta:editing-cycles>
    <meta:generator>LibreOffice/3.5$Linux_X86_64 LibreOffice_project/350m1$Build-2</meta:generator>
    <meta:document-statistic meta:table-count="3" meta:cell-count="11868" meta:object-count="0"/>
  </office:meta>
</office:document-meta>
</file>